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{ id: </text:p>
          </table:table-cell>
          <table:table-cell office:value-type="float" office:value="1">
            <text:p>1</text:p>
          </table:table-cell>
          <table:table-cell office:value-type="string">
            <text:p>, name: '</text:p>
          </table:table-cell>
          <table:table-cell office:value-type="string">
            <text:p>Royston Mains Gardens</text:p>
          </table:table-cell>
          <table:table-cell office:value-type="string">
            <text:p>', postcode: '</text:p>
          </table:table-cell>
          <table:table-cell office:value-type="string">
            <text:p>EH5 1NL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64452">
            <text:p>55.9764452</text:p>
          </table:table-cell>
          <table:table-cell office:value-type="string">
            <text:p>, longitude: </text:p>
          </table:table-cell>
          <table:table-cell office:value-type="float" office:value="-3.2321792">
            <text:p>-3.2321792</text:p>
          </table:table-cell>
          <table:table-cell office:value-type="string">
            <text:p><text:s/>},</text:p>
          </table:table-cell>
          <table:table-cell table:formula="of:=CONCATENATE([.A1];[.B1];[.C1];[.D1];[.E1];[.F1];[.G1];[.H1];[.I1];[.J1];[.K1];[.L1];[.M1])" office:value-type="string" office:string-value="{ id: 1, name: 'Royston Mains Gardens', postcode: 'EH5 1NL', ward_id: 7, lattitude: 55.9764452, longitude: -3.2321792 },">
            <text:p>{ id: 1, name: 'Royston Mains Gardens', postcode: 'EH5 1NL', ward_id: 7, lattitude: 55.9764452, longitude: -3.232179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">
            <text:p>2</text:p>
          </table:table-cell>
          <table:table-cell office:value-type="string">
            <text:p>, name: '</text:p>
          </table:table-cell>
          <table:table-cell office:value-type="string">
            <text:p>Albion Place</text:p>
          </table:table-cell>
          <table:table-cell office:value-type="string">
            <text:p>', postcode: '</text:p>
          </table:table-cell>
          <table:table-cell office:value-type="string">
            <text:p>EH7 5QS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22466">
            <text:p>55.9622466</text:p>
          </table:table-cell>
          <table:table-cell office:value-type="string">
            <text:p>, longitude: </text:p>
          </table:table-cell>
          <table:table-cell office:value-type="float" office:value="-3.1664719">
            <text:p>-3.1664719</text:p>
          </table:table-cell>
          <table:table-cell office:value-type="string">
            <text:p><text:s/>},</text:p>
          </table:table-cell>
          <table:table-cell table:formula="of:=CONCATENATE([.A2];[.B2];[.C2];[.D2];[.E2];[.F2];[.G2];[.H2];[.I2];[.J2];[.K2];[.L2];[.M2])" office:value-type="string" office:string-value="{ id: 2, name: 'Albion Place', postcode: 'EH7 5QS', ward_id: 12, lattitude: 55.9622466, longitude: -3.1664719 },">
            <text:p>{ id: 2, name: 'Albion Place', postcode: 'EH7 5QS', ward_id: 12, lattitude: 55.9622466, longitude: -3.16647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">
            <text:p>3</text:p>
          </table:table-cell>
          <table:table-cell office:value-type="string">
            <text:p>, name: '</text:p>
          </table:table-cell>
          <table:table-cell office:value-type="string">
            <text:p>Comely Green Cres</text:p>
          </table:table-cell>
          <table:table-cell office:value-type="string">
            <text:p>', postcode: '</text:p>
          </table:table-cell>
          <table:table-cell office:value-type="string">
            <text:p>EH7 5TB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60426">
            <text:p>55.9560426</text:p>
          </table:table-cell>
          <table:table-cell office:value-type="string">
            <text:p>, longitude: </text:p>
          </table:table-cell>
          <table:table-cell office:value-type="float" office:value="-3.1653133">
            <text:p>-3.1653133</text:p>
          </table:table-cell>
          <table:table-cell office:value-type="string">
            <text:p><text:s/>},</text:p>
          </table:table-cell>
          <table:table-cell table:formula="of:=CONCATENATE([.A3];[.B3];[.C3];[.D3];[.E3];[.F3];[.G3];[.H3];[.I3];[.J3];[.K3];[.L3];[.M3])" office:value-type="string" office:string-value="{ id: 3, name: 'Comely Green Cres', postcode: 'EH7 5TB', ward_id: 1, lattitude: 55.9560426, longitude: -3.1653133 },">
            <text:p>{ id: 3, name: 'Comely Green Cres', postcode: 'EH7 5TB', ward_id: 1, lattitude: 55.9560426, longitude: -3.16531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">
            <text:p>4</text:p>
          </table:table-cell>
          <table:table-cell office:value-type="string">
            <text:p>, name: '</text:p>
          </table:table-cell>
          <table:table-cell office:value-type="string">
            <text:p>Ravelston Dykes</text:p>
          </table:table-cell>
          <table:table-cell office:value-type="string">
            <text:p>', postcode: '</text:p>
          </table:table-cell>
          <table:table-cell office:value-type="string">
            <text:p>EH12 6HF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513036">
            <text:p>55.9513036</text:p>
          </table:table-cell>
          <table:table-cell office:value-type="string">
            <text:p>, longitude: </text:p>
          </table:table-cell>
          <table:table-cell office:value-type="float" office:value="-3.239206">
            <text:p>-3.239206</text:p>
          </table:table-cell>
          <table:table-cell office:value-type="string">
            <text:p><text:s/>},</text:p>
          </table:table-cell>
          <table:table-cell table:formula="of:=CONCATENATE([.A4];[.B4];[.C4];[.D4];[.E4];[.F4];[.G4];[.H4];[.I4];[.J4];[.K4];[.L4];[.M4])" office:value-type="string" office:string-value="{ id: 4, name: 'Ravelston Dykes', postcode: 'EH12 6HF', ward_id: 15, lattitude: 55.9513036, longitude: -3.239206 },">
            <text:p>{ id: 4, name: 'Ravelston Dykes', postcode: 'EH12 6HF', ward_id: 15, lattitude: 55.9513036, longitude: -3.2392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">
            <text:p>5</text:p>
          </table:table-cell>
          <table:table-cell office:value-type="string">
            <text:p>, name: '</text:p>
          </table:table-cell>
          <table:table-cell office:value-type="string">
            <text:p>Glasgow Road</text:p>
          </table:table-cell>
          <table:table-cell office:value-type="string">
            <text:p>', postcode: '</text:p>
          </table:table-cell>
          <table:table-cell office:value-type="string">
            <text:p>EH12 8LH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10967">
            <text:p>55.9410967</text:p>
          </table:table-cell>
          <table:table-cell office:value-type="string">
            <text:p>, longitude: </text:p>
          </table:table-cell>
          <table:table-cell office:value-type="float" office:value="-3.3066194">
            <text:p>-3.3066194</text:p>
          </table:table-cell>
          <table:table-cell office:value-type="string">
            <text:p><text:s/>},</text:p>
          </table:table-cell>
          <table:table-cell table:formula="of:=CONCATENATE([.A5];[.B5];[.C5];[.D5];[.E5];[.F5];[.G5];[.H5];[.I5];[.J5];[.K5];[.L5];[.M5])" office:value-type="string" office:string-value="{ id: 5, name: 'Glasgow Road', postcode: 'EH12 8LH', ward_id: 9, lattitude: 55.9410967, longitude: -3.3066194 },">
            <text:p>{ id: 5, name: 'Glasgow Road', postcode: 'EH12 8LH', ward_id: 9, lattitude: 55.9410967, longitude: -3.30661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">
            <text:p>6</text:p>
          </table:table-cell>
          <table:table-cell office:value-type="string">
            <text:p>, name: '</text:p>
          </table:table-cell>
          <table:table-cell office:value-type="string">
            <text:p>Candlemaker Crescent </text:p>
          </table:table-cell>
          <table:table-cell office:value-type="string">
            <text:p>', postcode: '</text:p>
          </table:table-cell>
          <table:table-cell office:value-type="string">
            <text:p>EH17 8TX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83639">
            <text:p>55.9083639</text:p>
          </table:table-cell>
          <table:table-cell office:value-type="string">
            <text:p>, longitude: </text:p>
          </table:table-cell>
          <table:table-cell office:value-type="float" office:value="-3.1264931">
            <text:p>-3.1264931</text:p>
          </table:table-cell>
          <table:table-cell office:value-type="string">
            <text:p><text:s/>},</text:p>
          </table:table-cell>
          <table:table-cell table:formula="of:=CONCATENATE([.A6];[.B6];[.C6];[.D6];[.E6];[.F6];[.G6];[.H6];[.I6];[.J6];[.K6];[.L6];[.M6])" office:value-type="string" office:string-value="{ id: 6, name: 'Candlemaker Crescent ', postcode: 'EH17 8TX', ward_id: 16, lattitude: 55.9083639, longitude: -3.1264931 },">
            <text:p>{ id: 6, name: 'Candlemaker Crescent ', postcode: 'EH17 8TX', ward_id: 16, lattitude: 55.9083639, longitude: -3.12649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">
            <text:p>7</text:p>
          </table:table-cell>
          <table:table-cell office:value-type="string">
            <text:p>, name: '</text:p>
          </table:table-cell>
          <table:table-cell office:value-type="string">
            <text:p>Elliot Park </text:p>
          </table:table-cell>
          <table:table-cell office:value-type="string">
            <text:p>', postcode: '</text:p>
          </table:table-cell>
          <table:table-cell office:value-type="string">
            <text:p>EH14 1DY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15434">
            <text:p>55.915434</text:p>
          </table:table-cell>
          <table:table-cell office:value-type="string">
            <text:p>, longitude: </text:p>
          </table:table-cell>
          <table:table-cell office:value-type="float" office:value="-3.2450112">
            <text:p>-3.2450112</text:p>
          </table:table-cell>
          <table:table-cell office:value-type="string">
            <text:p><text:s/>},</text:p>
          </table:table-cell>
          <table:table-cell table:formula="of:=CONCATENATE([.A7];[.B7];[.C7];[.D7];[.E7];[.F7];[.G7];[.H7];[.I7];[.J7];[.K7];[.L7];[.M7])" office:value-type="string" office:string-value="{ id: 7, name: 'Elliot Park ', postcode: 'EH14 1DY', ward_id: 2, lattitude: 55.915434, longitude: -3.2450112 },">
            <text:p>{ id: 7, name: 'Elliot Park ', postcode: 'EH14 1DY', ward_id: 2, lattitude: 55.915434, longitude: -3.24501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">
            <text:p>8</text:p>
          </table:table-cell>
          <table:table-cell office:value-type="string">
            <text:p>, name: '</text:p>
          </table:table-cell>
          <table:table-cell office:value-type="string">
            <text:p>Standingstane Road</text:p>
          </table:table-cell>
          <table:table-cell office:value-type="string">
            <text:p>', postcode: '</text:p>
          </table:table-cell>
          <table:table-cell office:value-type="string">
            <text:p>EH30 9UB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43505">
            <text:p>55.9743505</text:p>
          </table:table-cell>
          <table:table-cell office:value-type="string">
            <text:p>, longitude: </text:p>
          </table:table-cell>
          <table:table-cell office:value-type="float" office:value="-3.3740628">
            <text:p>-3.3740628</text:p>
          </table:table-cell>
          <table:table-cell office:value-type="string">
            <text:p><text:s/>},</text:p>
          </table:table-cell>
          <table:table-cell table:formula="of:=CONCATENATE([.A8];[.B8];[.C8];[.D8];[.E8];[.F8];[.G8];[.H8];[.I8];[.J8];[.K8];[.L8];[.M8])" office:value-type="string" office:string-value="{ id: 8, name: 'Standingstane Road', postcode: 'EH30 9UB', ward_id: 14, lattitude: 55.9743505, longitude: -3.3740628 },">
            <text:p>{ id: 8, name: 'Standingstane Road', postcode: 'EH30 9UB', ward_id: 14, lattitude: 55.9743505, longitude: -3.37406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">
            <text:p>9</text:p>
          </table:table-cell>
          <table:table-cell office:value-type="string">
            <text:p>, name: '</text:p>
          </table:table-cell>
          <table:table-cell office:value-type="string">
            <text:p>Scotstoun Park</text:p>
          </table:table-cell>
          <table:table-cell office:value-type="string">
            <text:p>', postcode: '</text:p>
          </table:table-cell>
          <table:table-cell office:value-type="string">
            <text:p>EH30 9PQ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17551">
            <text:p>55.9817551</text:p>
          </table:table-cell>
          <table:table-cell office:value-type="string">
            <text:p>, longitude: </text:p>
          </table:table-cell>
          <table:table-cell office:value-type="float" office:value="-3.3938545">
            <text:p>-3.3938545</text:p>
          </table:table-cell>
          <table:table-cell office:value-type="string">
            <text:p><text:s/>},</text:p>
          </table:table-cell>
          <table:table-cell table:formula="of:=CONCATENATE([.A9];[.B9];[.C9];[.D9];[.E9];[.F9];[.G9];[.H9];[.I9];[.J9];[.K9];[.L9];[.M9])" office:value-type="string" office:string-value="{ id: 9, name: 'Scotstoun Park', postcode: 'EH30 9PQ', ward_id: 14, lattitude: 55.9817551, longitude: -3.3938545 },">
            <text:p>{ id: 9, name: 'Scotstoun Park', postcode: 'EH30 9PQ', ward_id: 14, lattitude: 55.9817551, longitude: -3.39385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">
            <text:p>10</text:p>
          </table:table-cell>
          <table:table-cell office:value-type="string">
            <text:p>, name: '</text:p>
          </table:table-cell>
          <table:table-cell office:value-type="string">
            <text:p>Cesser Crescent</text:p>
          </table:table-cell>
          <table:table-cell office:value-type="string">
            <text:p>', postcode: '</text:p>
          </table:table-cell>
          <table:table-cell office:value-type="string">
            <text:p>EH14 1SP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10472">
            <text:p>55.9310472</text:p>
          </table:table-cell>
          <table:table-cell office:value-type="string">
            <text:p>, longitude: </text:p>
          </table:table-cell>
          <table:table-cell office:value-type="float" office:value="-3.2486591">
            <text:p>-3.2486591</text:p>
          </table:table-cell>
          <table:table-cell office:value-type="string">
            <text:p><text:s/>},</text:p>
          </table:table-cell>
          <table:table-cell table:formula="of:=CONCATENATE([.A10];[.B10];[.C10];[.D10];[.E10];[.F10];[.G10];[.H10];[.I10];[.J10];[.K10];[.L10];[.M10])" office:value-type="string" office:string-value="{ id: 10, name: 'Cesser Crescent', postcode: 'EH14 1SP', ward_id: 2, lattitude: 55.9310472, longitude: -3.2486591 },">
            <text:p>{ id: 10, name: 'Cesser Crescent', postcode: 'EH14 1SP', ward_id: 2, lattitude: 55.9310472, longitude: -3.24865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">
            <text:p>11</text:p>
          </table:table-cell>
          <table:table-cell office:value-type="string">
            <text:p>, name: '</text:p>
          </table:table-cell>
          <table:table-cell office:value-type="string">
            <text:p>Frazer Avenue </text:p>
          </table:table-cell>
          <table:table-cell office:value-type="string">
            <text:p>', postcode: '</text:p>
          </table:table-cell>
          <table:table-cell office:value-type="string">
            <text:p>EH5 2AG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26376">
            <text:p>55.9726376</text:p>
          </table:table-cell>
          <table:table-cell office:value-type="string">
            <text:p>, longitude: </text:p>
          </table:table-cell>
          <table:table-cell office:value-type="float" office:value="-3.2168065">
            <text:p>-3.2168065</text:p>
          </table:table-cell>
          <table:table-cell office:value-type="string">
            <text:p><text:s/>},</text:p>
          </table:table-cell>
          <table:table-cell table:formula="of:=CONCATENATE([.A11];[.B11];[.C11];[.D11];[.E11];[.F11];[.G11];[.H11];[.I11];[.J11];[.K11];[.L11];[.M11])" office:value-type="string" office:string-value="{ id: 11, name: 'Frazer Avenue ', postcode: 'EH5 2AG', ward_id: 7, lattitude: 55.9726376, longitude: -3.2168065 },">
            <text:p>{ id: 11, name: 'Frazer Avenue ', postcode: 'EH5 2AG', ward_id: 7, lattitude: 55.9726376, longitude: -3.216806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">
            <text:p>12</text:p>
          </table:table-cell>
          <table:table-cell office:value-type="string">
            <text:p>, name: '</text:p>
          </table:table-cell>
          <table:table-cell office:value-type="string">
            <text:p>Wester Broom Gardens</text:p>
          </table:table-cell>
          <table:table-cell office:value-type="string">
            <text:p>', postcode: '</text:p>
          </table:table-cell>
          <table:table-cell office:value-type="string">
            <text:p>EH12 7RA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369608">
            <text:p>55.9369608</text:p>
          </table:table-cell>
          <table:table-cell office:value-type="string">
            <text:p>, longitude: </text:p>
          </table:table-cell>
          <table:table-cell office:value-type="float" office:value="-3.2939246">
            <text:p>-3.2939246</text:p>
          </table:table-cell>
          <table:table-cell office:value-type="string">
            <text:p><text:s/>},</text:p>
          </table:table-cell>
          <table:table-cell table:formula="of:=CONCATENATE([.A12];[.B12];[.C12];[.D12];[.E12];[.F12];[.G12];[.H12];[.I12];[.J12];[.K12];[.L12];[.M12])" office:value-type="string" office:string-value="{ id: 12, name: 'Wester Broom Gardens', postcode: 'EH12 7RA', ward_id: 9, lattitude: 55.9369608, longitude: -3.2939246 },">
            <text:p>{ id: 12, name: 'Wester Broom Gardens', postcode: 'EH12 7RA', ward_id: 9, lattitude: 55.9369608, longitude: -3.293924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">
            <text:p>13</text:p>
          </table:table-cell>
          <table:table-cell office:value-type="string">
            <text:p>, name: '</text:p>
          </table:table-cell>
          <table:table-cell office:value-type="string">
            <text:p>Turnhouse Road</text:p>
          </table:table-cell>
          <table:table-cell office:value-type="string">
            <text:p>', postcode: '</text:p>
          </table:table-cell>
          <table:table-cell office:value-type="string">
            <text:p>EH12 0AU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44972">
            <text:p>55.944972</text:p>
          </table:table-cell>
          <table:table-cell office:value-type="string">
            <text:p>, longitude: </text:p>
          </table:table-cell>
          <table:table-cell office:value-type="float" office:value="-3.3237601">
            <text:p>-3.3237601</text:p>
          </table:table-cell>
          <table:table-cell office:value-type="string">
            <text:p><text:s/>},</text:p>
          </table:table-cell>
          <table:table-cell table:formula="of:=CONCATENATE([.A13];[.B13];[.C13];[.D13];[.E13];[.F13];[.G13];[.H13];[.I13];[.J13];[.K13];[.L13];[.M13])" office:value-type="string" office:string-value="{ id: 13, name: 'Turnhouse Road', postcode: 'EH12 0AU', ward_id: 14, lattitude: 55.944972, longitude: -3.3237601 },">
            <text:p>{ id: 13, name: 'Turnhouse Road', postcode: 'EH12 0AU', ward_id: 14, lattitude: 55.944972, longitude: -3.323760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4">
            <text:p>14</text:p>
          </table:table-cell>
          <table:table-cell office:value-type="string">
            <text:p>, name: '</text:p>
          </table:table-cell>
          <table:table-cell office:value-type="string">
            <text:p>Craigleith Rise</text:p>
          </table:table-cell>
          <table:table-cell office:value-type="string">
            <text:p>', postcode: '</text:p>
          </table:table-cell>
          <table:table-cell office:value-type="string">
            <text:p>EH4 3TR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514301">
            <text:p>55.9514301</text:p>
          </table:table-cell>
          <table:table-cell office:value-type="string">
            <text:p>, longitude: </text:p>
          </table:table-cell>
          <table:table-cell office:value-type="float" office:value="-3.2477734">
            <text:p>-3.2477734</text:p>
          </table:table-cell>
          <table:table-cell office:value-type="string">
            <text:p><text:s/>},</text:p>
          </table:table-cell>
          <table:table-cell table:formula="of:=CONCATENATE([.A14];[.B14];[.C14];[.D14];[.E14];[.F14];[.G14];[.H14];[.I14];[.J14];[.K14];[.L14];[.M14])" office:value-type="string" office:string-value="{ id: 14, name: 'Craigleith Rise', postcode: 'EH4 3TR', ward_id: 15, lattitude: 55.9514301, longitude: -3.2477734 },">
            <text:p>{ id: 14, name: 'Craigleith Rise', postcode: 'EH4 3TR', ward_id: 15, lattitude: 55.9514301, longitude: -3.24777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5">
            <text:p>15</text:p>
          </table:table-cell>
          <table:table-cell office:value-type="string">
            <text:p>, name: '</text:p>
          </table:table-cell>
          <table:table-cell office:value-type="string">
            <text:p>Braehead Drive</text:p>
          </table:table-cell>
          <table:table-cell office:value-type="string">
            <text:p>', postcode: '</text:p>
          </table:table-cell>
          <table:table-cell office:value-type="string">
            <text:p>EH4 6BR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4383">
            <text:p>55.964383</text:p>
          </table:table-cell>
          <table:table-cell office:value-type="string">
            <text:p>, longitude: </text:p>
          </table:table-cell>
          <table:table-cell office:value-type="float" office:value="-3.3116283">
            <text:p>-3.3116283</text:p>
          </table:table-cell>
          <table:table-cell office:value-type="string">
            <text:p><text:s/>},</text:p>
          </table:table-cell>
          <table:table-cell table:formula="of:=CONCATENATE([.A15];[.B15];[.C15];[.D15];[.E15];[.F15];[.G15];[.H15];[.I15];[.J15];[.K15];[.L15];[.M15])" office:value-type="string" office:string-value="{ id: 15, name: 'Braehead Drive', postcode: 'EH4 6BR', ward_id: 14, lattitude: 55.964383, longitude: -3.3116283 },">
            <text:p>{ id: 15, name: 'Braehead Drive', postcode: 'EH4 6BR', ward_id: 14, lattitude: 55.964383, longitude: -3.31162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6">
            <text:p>16</text:p>
          </table:table-cell>
          <table:table-cell office:value-type="string">
            <text:p>, name: '</text:p>
          </table:table-cell>
          <table:table-cell office:value-type="string">
            <text:p>Shandon Road</text:p>
          </table:table-cell>
          <table:table-cell office:value-type="string">
            <text:p>', postcode: '</text:p>
          </table:table-cell>
          <table:table-cell office:value-type="string">
            <text:p>EH11 1QG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32883">
            <text:p>55.9332883</text:p>
          </table:table-cell>
          <table:table-cell office:value-type="string">
            <text:p>, longitude: </text:p>
          </table:table-cell>
          <table:table-cell office:value-type="float" office:value="-3.2323595">
            <text:p>-3.2323595</text:p>
          </table:table-cell>
          <table:table-cell office:value-type="string">
            <text:p><text:s/>},</text:p>
          </table:table-cell>
          <table:table-cell table:formula="of:=CONCATENATE([.A16];[.B16];[.C16];[.D16];[.E16];[.F16];[.G16];[.H16];[.I16];[.J16];[.K16];[.L16];[.M16])" office:value-type="string" office:string-value="{ id: 16, name: 'Shandon Road', postcode: 'EH11 1QG', ward_id: 2, lattitude: 55.9332883, longitude: -3.2323595 },">
            <text:p>{ id: 16, name: 'Shandon Road', postcode: 'EH11 1QG', ward_id: 2, lattitude: 55.9332883, longitude: -3.23235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7">
            <text:p>17</text:p>
          </table:table-cell>
          <table:table-cell office:value-type="string">
            <text:p>, name: '</text:p>
          </table:table-cell>
          <table:table-cell office:value-type="string">
            <text:p>Pilton Avenue</text:p>
          </table:table-cell>
          <table:table-cell office:value-type="string">
            <text:p>', postcode: '</text:p>
          </table:table-cell>
          <table:table-cell office:value-type="string">
            <text:p>EH5 2HD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28284">
            <text:p>55.9728284</text:p>
          </table:table-cell>
          <table:table-cell office:value-type="string">
            <text:p>, longitude: </text:p>
          </table:table-cell>
          <table:table-cell office:value-type="float" office:value="-3.2303895">
            <text:p>-3.2303895</text:p>
          </table:table-cell>
          <table:table-cell office:value-type="string">
            <text:p><text:s/>},</text:p>
          </table:table-cell>
          <table:table-cell table:formula="of:=CONCATENATE([.A17];[.B17];[.C17];[.D17];[.E17];[.F17];[.G17];[.H17];[.I17];[.J17];[.K17];[.L17];[.M17])" office:value-type="string" office:string-value="{ id: 17, name: 'Pilton Avenue', postcode: 'EH5 2HD', ward_id: 7, lattitude: 55.9728284, longitude: -3.2303895 },">
            <text:p>{ id: 17, name: 'Pilton Avenue', postcode: 'EH5 2HD', ward_id: 7, lattitude: 55.9728284, longitude: -3.23038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8">
            <text:p>18</text:p>
          </table:table-cell>
          <table:table-cell office:value-type="string">
            <text:p>, name: '</text:p>
          </table:table-cell>
          <table:table-cell office:value-type="string">
            <text:p>Wester Coates Place</text:p>
          </table:table-cell>
          <table:table-cell office:value-type="string">
            <text:p>', postcode: '</text:p>
          </table:table-cell>
          <table:table-cell office:value-type="string">
            <text:p>EH12 5YG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84473">
            <text:p>55.9484473</text:p>
          </table:table-cell>
          <table:table-cell office:value-type="string">
            <text:p>, longitude: </text:p>
          </table:table-cell>
          <table:table-cell office:value-type="float" office:value="-3.22926">
            <text:p>-3.22926</text:p>
          </table:table-cell>
          <table:table-cell office:value-type="string">
            <text:p><text:s/>},</text:p>
          </table:table-cell>
          <table:table-cell table:formula="of:=CONCATENATE([.A18];[.B18];[.C18];[.D18];[.E18];[.F18];[.G18];[.H18];[.I18];[.J18];[.K18];[.L18];[.M18])" office:value-type="string" office:string-value="{ id: 18, name: 'Wester Coates Place', postcode: 'EH12 5YG', ward_id: 15, lattitude: 55.9484473, longitude: -3.22926 },">
            <text:p>{ id: 18, name: 'Wester Coates Place', postcode: 'EH12 5YG', ward_id: 15, lattitude: 55.9484473, longitude: -3.2292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9">
            <text:p>19</text:p>
          </table:table-cell>
          <table:table-cell office:value-type="string">
            <text:p>, name: '</text:p>
          </table:table-cell>
          <table:table-cell office:value-type="string">
            <text:p>Barnton Park Wood</text:p>
          </table:table-cell>
          <table:table-cell office:value-type="string">
            <text:p>', postcode: '</text:p>
          </table:table-cell>
          <table:table-cell office:value-type="string">
            <text:p>EH4 6EW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12485">
            <text:p>55.9612485</text:p>
          </table:table-cell>
          <table:table-cell office:value-type="string">
            <text:p>, longitude: </text:p>
          </table:table-cell>
          <table:table-cell office:value-type="float" office:value="-3.2989812">
            <text:p>-3.2989812</text:p>
          </table:table-cell>
          <table:table-cell office:value-type="string">
            <text:p><text:s/>},</text:p>
          </table:table-cell>
          <table:table-cell table:formula="of:=CONCATENATE([.A19];[.B19];[.C19];[.D19];[.E19];[.F19];[.G19];[.H19];[.I19];[.J19];[.K19];[.L19];[.M19])" office:value-type="string" office:string-value="{ id: 19, name: 'Barnton Park Wood', postcode: 'EH4 6EW', ward_id: 14, lattitude: 55.9612485, longitude: -3.2989812 },">
            <text:p>{ id: 19, name: 'Barnton Park Wood', postcode: 'EH4 6EW', ward_id: 14, lattitude: 55.9612485, longitude: -3.29898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0">
            <text:p>20</text:p>
          </table:table-cell>
          <table:table-cell office:value-type="string">
            <text:p>, name: '</text:p>
          </table:table-cell>
          <table:table-cell office:value-type="string">
            <text:p>Kirkgate Currie</text:p>
          </table:table-cell>
          <table:table-cell office:value-type="string">
            <text:p>', postcode: '</text:p>
          </table:table-cell>
          <table:table-cell office:value-type="string">
            <text:p>EH14 6AR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15547">
            <text:p>55.8915547</text:p>
          </table:table-cell>
          <table:table-cell office:value-type="string">
            <text:p>, longitude: </text:p>
          </table:table-cell>
          <table:table-cell office:value-type="float" office:value="-3.3051067">
            <text:p>-3.3051067</text:p>
          </table:table-cell>
          <table:table-cell office:value-type="string">
            <text:p><text:s/>},</text:p>
          </table:table-cell>
          <table:table-cell table:formula="of:=CONCATENATE([.A20];[.B20];[.C20];[.D20];[.E20];[.F20];[.G20];[.H20];[.I20];[.J20];[.K20];[.L20];[.M20])" office:value-type="string" office:string-value="{ id: 20, name: 'Kirkgate Currie', postcode: 'EH14 6AR', ward_id: 10, lattitude: 55.8915547, longitude: -3.3051067 },">
            <text:p>{ id: 20, name: 'Kirkgate Currie', postcode: 'EH14 6AR', ward_id: 10, lattitude: 55.8915547, longitude: -3.30510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1">
            <text:p>21</text:p>
          </table:table-cell>
          <table:table-cell office:value-type="string">
            <text:p>, name: '</text:p>
          </table:table-cell>
          <table:table-cell office:value-type="string">
            <text:p>Hillwood Avenue</text:p>
          </table:table-cell>
          <table:table-cell office:value-type="string">
            <text:p>', postcode: '</text:p>
          </table:table-cell>
          <table:table-cell office:value-type="string">
            <text:p>EH28 8QB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357903">
            <text:p>55.9357903</text:p>
          </table:table-cell>
          <table:table-cell office:value-type="string">
            <text:p>, longitude: </text:p>
          </table:table-cell>
          <table:table-cell office:value-type="float" office:value="-3.3866745">
            <text:p>-3.3866745</text:p>
          </table:table-cell>
          <table:table-cell office:value-type="string">
            <text:p><text:s/>},</text:p>
          </table:table-cell>
          <table:table-cell table:formula="of:=CONCATENATE([.A21];[.B21];[.C21];[.D21];[.E21];[.F21];[.G21];[.H21];[.I21];[.J21];[.K21];[.L21];[.M21])" office:value-type="string" office:string-value="{ id: 21, name: 'Hillwood Avenue', postcode: 'EH28 8QB', ward_id: 14, lattitude: 55.9357903, longitude: -3.3866745 },">
            <text:p>{ id: 21, name: 'Hillwood Avenue', postcode: 'EH28 8QB', ward_id: 14, lattitude: 55.9357903, longitude: -3.38667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2">
            <text:p>22</text:p>
          </table:table-cell>
          <table:table-cell office:value-type="string">
            <text:p>, name: '</text:p>
          </table:table-cell>
          <table:table-cell office:value-type="string">
            <text:p>Malleny Avenue</text:p>
          </table:table-cell>
          <table:table-cell office:value-type="string">
            <text:p>', postcode: '</text:p>
          </table:table-cell>
          <table:table-cell office:value-type="string">
            <text:p>EH14 7EJ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798196">
            <text:p>55.8798196</text:p>
          </table:table-cell>
          <table:table-cell office:value-type="string">
            <text:p>, longitude: </text:p>
          </table:table-cell>
          <table:table-cell office:value-type="float" office:value="-3.3378596">
            <text:p>-3.3378596</text:p>
          </table:table-cell>
          <table:table-cell office:value-type="string">
            <text:p><text:s/>},</text:p>
          </table:table-cell>
          <table:table-cell table:formula="of:=CONCATENATE([.A22];[.B22];[.C22];[.D22];[.E22];[.F22];[.G22];[.H22];[.I22];[.J22];[.K22];[.L22];[.M22])" office:value-type="string" office:string-value="{ id: 22, name: 'Malleny Avenue', postcode: 'EH14 7EJ', ward_id: 10, lattitude: 55.8798196, longitude: -3.3378596 },">
            <text:p>{ id: 22, name: 'Malleny Avenue', postcode: 'EH14 7EJ', ward_id: 10, lattitude: 55.8798196, longitude: -3.33785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3">
            <text:p>23</text:p>
          </table:table-cell>
          <table:table-cell office:value-type="string">
            <text:p>, name: '</text:p>
          </table:table-cell>
          <table:table-cell office:value-type="string">
            <text:p>East Silvermills Lane</text:p>
          </table:table-cell>
          <table:table-cell office:value-type="string">
            <text:p>', postcode: '</text:p>
          </table:table-cell>
          <table:table-cell office:value-type="string">
            <text:p>EH3 5BD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91812">
            <text:p>55.9591812</text:p>
          </table:table-cell>
          <table:table-cell office:value-type="string">
            <text:p>, longitude: </text:p>
          </table:table-cell>
          <table:table-cell office:value-type="float" office:value="-3.204813">
            <text:p>-3.204813</text:p>
          </table:table-cell>
          <table:table-cell office:value-type="string">
            <text:p><text:s/>},</text:p>
          </table:table-cell>
          <table:table-cell table:formula="of:=CONCATENATE([.A23];[.B23];[.C23];[.D23];[.E23];[.F23];[.G23];[.H23];[.I23];[.J23];[.K23];[.L23];[.M23])" office:value-type="string" office:string-value="{ id: 23, name: 'East Silvermills Lane', postcode: 'EH3 5BD', ward_id: 4, lattitude: 55.9591812, longitude: -3.204813 },">
            <text:p>{ id: 23, name: 'East Silvermills Lane', postcode: 'EH3 5BD', ward_id: 4, lattitude: 55.9591812, longitude: -3.20481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4">
            <text:p>24</text:p>
          </table:table-cell>
          <table:table-cell office:value-type="string">
            <text:p>, name: '</text:p>
          </table:table-cell>
          <table:table-cell office:value-type="string">
            <text:p>Alemoor Park</text:p>
          </table:table-cell>
          <table:table-cell office:value-type="string">
            <text:p>', postcode: '</text:p>
          </table:table-cell>
          <table:table-cell office:value-type="string">
            <text:p>EH7 6US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52671">
            <text:p>55.9652671</text:p>
          </table:table-cell>
          <table:table-cell office:value-type="string">
            <text:p>, longitude: </text:p>
          </table:table-cell>
          <table:table-cell office:value-type="float" office:value="-3.1575863">
            <text:p>-3.1575863</text:p>
          </table:table-cell>
          <table:table-cell office:value-type="string">
            <text:p><text:s/>},</text:p>
          </table:table-cell>
          <table:table-cell table:formula="of:=CONCATENATE([.A24];[.B24];[.C24];[.D24];[.E24];[.F24];[.G24];[.H24];[.I24];[.J24];[.K24];[.L24];[.M24])" office:value-type="string" office:string-value="{ id: 24, name: 'Alemoor Park', postcode: 'EH7 6US', ward_id: 8, lattitude: 55.9652671, longitude: -3.1575863 },">
            <text:p>{ id: 24, name: 'Alemoor Park', postcode: 'EH7 6US', ward_id: 8, lattitude: 55.9652671, longitude: -3.15758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5">
            <text:p>25</text:p>
          </table:table-cell>
          <table:table-cell office:value-type="string">
            <text:p>, name: '</text:p>
          </table:table-cell>
          <table:table-cell office:value-type="string">
            <text:p>Fishwiwes Causeway</text:p>
          </table:table-cell>
          <table:table-cell office:value-type="string">
            <text:p>', postcode: '</text:p>
          </table:table-cell>
          <table:table-cell office:value-type="string">
            <text:p>EH7 6GH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46161">
            <text:p>55.9546161</text:p>
          </table:table-cell>
          <table:table-cell office:value-type="string">
            <text:p>, longitude: </text:p>
          </table:table-cell>
          <table:table-cell office:value-type="float" office:value="-3.1269441">
            <text:p>-3.1269441</text:p>
          </table:table-cell>
          <table:table-cell office:value-type="string">
            <text:p><text:s/>},</text:p>
          </table:table-cell>
          <table:table-cell table:formula="of:=CONCATENATE([.A25];[.B25];[.C25];[.D25];[.E25];[.F25];[.G25];[.H25];[.I25];[.J25];[.K25];[.L25];[.M25])" office:value-type="string" office:string-value="{ id: 25, name: 'Fishwiwes Causeway', postcode: 'EH7 6GH', ward_id: 11, lattitude: 55.9546161, longitude: -3.1269441 },">
            <text:p>{ id: 25, name: 'Fishwiwes Causeway', postcode: 'EH7 6GH', ward_id: 11, lattitude: 55.9546161, longitude: -3.12694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6">
            <text:p>26</text:p>
          </table:table-cell>
          <table:table-cell office:value-type="string">
            <text:p>, name: '</text:p>
          </table:table-cell>
          <table:table-cell office:value-type="string">
            <text:p>Cluny Place</text:p>
          </table:table-cell>
          <table:table-cell office:value-type="string">
            <text:p>', postcode: '</text:p>
          </table:table-cell>
          <table:table-cell office:value-type="string">
            <text:p>EH10 4RH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64456">
            <text:p>55.9264456</text:p>
          </table:table-cell>
          <table:table-cell office:value-type="string">
            <text:p>, longitude: </text:p>
          </table:table-cell>
          <table:table-cell office:value-type="float" office:value="-3.2011055">
            <text:p>-3.2011055</text:p>
          </table:table-cell>
          <table:table-cell office:value-type="string">
            <text:p><text:s/>},</text:p>
          </table:table-cell>
          <table:table-cell table:formula="of:=CONCATENATE([.A26];[.B26];[.C26];[.D26];[.E26];[.F26];[.G26];[.H26];[.I26];[.J26];[.K26];[.L26];[.M26])" office:value-type="string" office:string-value="{ id: 26, name: 'Cluny Place', postcode: 'EH10 4RH', ward_id: 3, lattitude: 55.9264456, longitude: -3.2011055 },">
            <text:p>{ id: 26, name: 'Cluny Place', postcode: 'EH10 4RH', ward_id: 3, lattitude: 55.9264456, longitude: -3.20110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7">
            <text:p>27</text:p>
          </table:table-cell>
          <table:table-cell office:value-type="string">
            <text:p>, name: '</text:p>
          </table:table-cell>
          <table:table-cell office:value-type="string">
            <text:p>Newton Street</text:p>
          </table:table-cell>
          <table:table-cell office:value-type="string">
            <text:p>', postcode: '</text:p>
          </table:table-cell>
          <table:table-cell office:value-type="string">
            <text:p>EH11 1TQ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78762">
            <text:p>55.9378762</text:p>
          </table:table-cell>
          <table:table-cell office:value-type="string">
            <text:p>, longitude: </text:p>
          </table:table-cell>
          <table:table-cell office:value-type="float" office:value="-3.2307985">
            <text:p>-3.2307985</text:p>
          </table:table-cell>
          <table:table-cell office:value-type="string">
            <text:p><text:s/>},</text:p>
          </table:table-cell>
          <table:table-cell table:formula="of:=CONCATENATE([.A27];[.B27];[.C27];[.D27];[.E27];[.F27];[.G27];[.H27];[.I27];[.J27];[.K27];[.L27];[.M27])" office:value-type="string" office:string-value="{ id: 27, name: 'Newton Street', postcode: 'EH11 1TQ', ward_id: 13, lattitude: 55.9378762, longitude: -3.2307985 },">
            <text:p>{ id: 27, name: 'Newton Street', postcode: 'EH11 1TQ', ward_id: 13, lattitude: 55.9378762, longitude: -3.23079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8">
            <text:p>28</text:p>
          </table:table-cell>
          <table:table-cell office:value-type="string">
            <text:p>, name: '</text:p>
          </table:table-cell>
          <table:table-cell office:value-type="string">
            <text:p>East Market Street</text:p>
          </table:table-cell>
          <table:table-cell office:value-type="string">
            <text:p>', postcode: '</text:p>
          </table:table-cell>
          <table:table-cell office:value-type="string">
            <text:p>EH1 1DH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14953">
            <text:p>55.9514953</text:p>
          </table:table-cell>
          <table:table-cell office:value-type="string">
            <text:p>, longitude: </text:p>
          </table:table-cell>
          <table:table-cell office:value-type="float" office:value="-3.1851808">
            <text:p>-3.1851808</text:p>
          </table:table-cell>
          <table:table-cell office:value-type="string">
            <text:p><text:s/>},</text:p>
          </table:table-cell>
          <table:table-cell table:formula="of:=CONCATENATE([.A28];[.B28];[.C28];[.D28];[.E28];[.F28];[.G28];[.H28];[.I28];[.J28];[.K28];[.L28];[.M28])" office:value-type="string" office:string-value="{ id: 28, name: 'East Market Street', postcode: 'EH1 1DH', ward_id: 6, lattitude: 55.9514953, longitude: -3.1851808 },">
            <text:p>{ id: 28, name: 'East Market Street', postcode: 'EH1 1DH', ward_id: 6, lattitude: 55.9514953, longitude: -3.18518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9">
            <text:p>29</text:p>
          </table:table-cell>
          <table:table-cell office:value-type="string">
            <text:p>, name: '</text:p>
          </table:table-cell>
          <table:table-cell office:value-type="string">
            <text:p>Barn Park</text:p>
          </table:table-cell>
          <table:table-cell office:value-type="string">
            <text:p>', postcode: '</text:p>
          </table:table-cell>
          <table:table-cell office:value-type="string">
            <text:p>EH14 3HX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113741">
            <text:p>55.9113741</text:p>
          </table:table-cell>
          <table:table-cell office:value-type="string">
            <text:p>, longitude: </text:p>
          </table:table-cell>
          <table:table-cell office:value-type="float" office:value="-3.2789957">
            <text:p>-3.2789957</text:p>
          </table:table-cell>
          <table:table-cell office:value-type="string">
            <text:p><text:s/>},</text:p>
          </table:table-cell>
          <table:table-cell table:formula="of:=CONCATENATE([.A29];[.B29];[.C29];[.D29];[.E29];[.F29];[.G29];[.H29];[.I29];[.J29];[.K29];[.L29];[.M29])" office:value-type="string" office:string-value="{ id: 29, name: 'Barn Park', postcode: 'EH14 3HX', ward_id: 10, lattitude: 55.9113741, longitude: -3.2789957 },">
            <text:p>{ id: 29, name: 'Barn Park', postcode: 'EH14 3HX', ward_id: 10, lattitude: 55.9113741, longitude: -3.278995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0">
            <text:p>30</text:p>
          </table:table-cell>
          <table:table-cell office:value-type="string">
            <text:p>, name: '</text:p>
          </table:table-cell>
          <table:table-cell office:value-type="string">
            <text:p>Teviot Dale Place</text:p>
          </table:table-cell>
          <table:table-cell office:value-type="string">
            <text:p>', postcode: '</text:p>
          </table:table-cell>
          <table:table-cell office:value-type="string">
            <text:p>EH3 5HY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16298">
            <text:p>55.9616298</text:p>
          </table:table-cell>
          <table:table-cell office:value-type="string">
            <text:p>, longitude: </text:p>
          </table:table-cell>
          <table:table-cell office:value-type="float" office:value="-3.2082103">
            <text:p>-3.2082103</text:p>
          </table:table-cell>
          <table:table-cell office:value-type="string">
            <text:p><text:s/>},</text:p>
          </table:table-cell>
          <table:table-cell table:formula="of:=CONCATENATE([.A30];[.B30];[.C30];[.D30];[.E30];[.F30];[.G30];[.H30];[.I30];[.J30];[.K30];[.L30];[.M30])" office:value-type="string" office:string-value="{ id: 30, name: 'Teviot Dale Place', postcode: 'EH3 5HY', ward_id: 4, lattitude: 55.9616298, longitude: -3.2082103 },">
            <text:p>{ id: 30, name: 'Teviot Dale Place', postcode: 'EH3 5HY', ward_id: 4, lattitude: 55.9616298, longitude: -3.208210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1">
            <text:p>31</text:p>
          </table:table-cell>
          <table:table-cell office:value-type="string">
            <text:p>, name: '</text:p>
          </table:table-cell>
          <table:table-cell office:value-type="string">
            <text:p>Cheyne Street</text:p>
          </table:table-cell>
          <table:table-cell office:value-type="string">
            <text:p>', postcode: '</text:p>
          </table:table-cell>
          <table:table-cell office:value-type="string">
            <text:p>EH4 1JA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85955">
            <text:p>55.9585955</text:p>
          </table:table-cell>
          <table:table-cell office:value-type="string">
            <text:p>, longitude: </text:p>
          </table:table-cell>
          <table:table-cell office:value-type="float" office:value="-3.2128399">
            <text:p>-3.2128399</text:p>
          </table:table-cell>
          <table:table-cell office:value-type="string">
            <text:p><text:s/>},</text:p>
          </table:table-cell>
          <table:table-cell table:formula="of:=CONCATENATE([.A31];[.B31];[.C31];[.D31];[.E31];[.F31];[.G31];[.H31];[.I31];[.J31];[.K31];[.L31];[.M31])" office:value-type="string" office:string-value="{ id: 31, name: 'Cheyne Street', postcode: 'EH4 1JA', ward_id: 4, lattitude: 55.9585955, longitude: -3.2128399 },">
            <text:p>{ id: 31, name: 'Cheyne Street', postcode: 'EH4 1JA', ward_id: 4, lattitude: 55.9585955, longitude: -3.21283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2">
            <text:p>32</text:p>
          </table:table-cell>
          <table:table-cell office:value-type="string">
            <text:p>, name: '</text:p>
          </table:table-cell>
          <table:table-cell office:value-type="string">
            <text:p>Etterick Road</text:p>
          </table:table-cell>
          <table:table-cell office:value-type="string">
            <text:p>', postcode: '</text:p>
          </table:table-cell>
          <table:table-cell office:value-type="string">
            <text:p>EH10 5EP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37172">
            <text:p>55.9337172</text:p>
          </table:table-cell>
          <table:table-cell office:value-type="string">
            <text:p>, longitude: </text:p>
          </table:table-cell>
          <table:table-cell office:value-type="float" office:value="-3.2204404">
            <text:p>-3.2204404</text:p>
          </table:table-cell>
          <table:table-cell office:value-type="string">
            <text:p><text:s/>},</text:p>
          </table:table-cell>
          <table:table-cell table:formula="of:=CONCATENATE([.A32];[.B32];[.C32];[.D32];[.E32];[.F32];[.G32];[.H32];[.I32];[.J32];[.K32];[.L32];[.M32])" office:value-type="string" office:string-value="{ id: 32, name: 'Etterick Road', postcode: 'EH10 5EP', ward_id: 3, lattitude: 55.9337172, longitude: -3.2204404 },">
            <text:p>{ id: 32, name: 'Etterick Road', postcode: 'EH10 5EP', ward_id: 3, lattitude: 55.9337172, longitude: -3.22044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3">
            <text:p>33</text:p>
          </table:table-cell>
          <table:table-cell office:value-type="string">
            <text:p>, name: '</text:p>
          </table:table-cell>
          <table:table-cell office:value-type="string">
            <text:p>Roseneath Place</text:p>
          </table:table-cell>
          <table:table-cell office:value-type="string">
            <text:p>', postcode: '</text:p>
          </table:table-cell>
          <table:table-cell office:value-type="string">
            <text:p>EH9 1JP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89509">
            <text:p>55.9389509</text:p>
          </table:table-cell>
          <table:table-cell office:value-type="string">
            <text:p>, longitude: </text:p>
          </table:table-cell>
          <table:table-cell office:value-type="float" office:value="-3.1933534">
            <text:p>-3.1933534</text:p>
          </table:table-cell>
          <table:table-cell office:value-type="string">
            <text:p><text:s/>},</text:p>
          </table:table-cell>
          <table:table-cell table:formula="of:=CONCATENATE([.A33];[.B33];[.C33];[.D33];[.E33];[.F33];[.G33];[.H33];[.I33];[.J33];[.K33];[.L33];[.M33])" office:value-type="string" office:string-value="{ id: 33, name: 'Roseneath Place', postcode: 'EH9 1JP', ward_id: 3, lattitude: 55.9389509, longitude: -3.1933534 },">
            <text:p>{ id: 33, name: 'Roseneath Place', postcode: 'EH9 1JP', ward_id: 3, lattitude: 55.9389509, longitude: -3.19335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4">
            <text:p>34</text:p>
          </table:table-cell>
          <table:table-cell office:value-type="string">
            <text:p>, name: '</text:p>
          </table:table-cell>
          <table:table-cell office:value-type="string">
            <text:p>Murrayburn Gate</text:p>
          </table:table-cell>
          <table:table-cell office:value-type="string">
            <text:p>', postcode: '</text:p>
          </table:table-cell>
          <table:table-cell office:value-type="string">
            <text:p>EH14 2RW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61152">
            <text:p>55.9161152</text:p>
          </table:table-cell>
          <table:table-cell office:value-type="string">
            <text:p>, longitude: </text:p>
          </table:table-cell>
          <table:table-cell office:value-type="float" office:value="-3.2836435">
            <text:p>-3.2836435</text:p>
          </table:table-cell>
          <table:table-cell office:value-type="string">
            <text:p><text:s/>},</text:p>
          </table:table-cell>
          <table:table-cell table:formula="of:=CONCATENATE([.A34];[.B34];[.C34];[.D34];[.E34];[.F34];[.G34];[.H34];[.I34];[.J34];[.K34];[.L34];[.M34])" office:value-type="string" office:string-value="{ id: 34, name: 'Murrayburn Gate', postcode: 'EH14 2RW', ward_id: 13, lattitude: 55.9161152, longitude: -3.2836435 },">
            <text:p>{ id: 34, name: 'Murrayburn Gate', postcode: 'EH14 2RW', ward_id: 13, lattitude: 55.9161152, longitude: -3.28364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5">
            <text:p>35</text:p>
          </table:table-cell>
          <table:table-cell office:value-type="string">
            <text:p>, name: '</text:p>
          </table:table-cell>
          <table:table-cell office:value-type="string">
            <text:p>Arnott Gardens</text:p>
          </table:table-cell>
          <table:table-cell office:value-type="string">
            <text:p>', postcode: '</text:p>
          </table:table-cell>
          <table:table-cell office:value-type="string">
            <text:p>EH14 2LB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191083">
            <text:p>55.9191083</text:p>
          </table:table-cell>
          <table:table-cell office:value-type="string">
            <text:p>, longitude: </text:p>
          </table:table-cell>
          <table:table-cell office:value-type="float" office:value="-3.2592647">
            <text:p>-3.2592647</text:p>
          </table:table-cell>
          <table:table-cell office:value-type="string">
            <text:p><text:s/>},</text:p>
          </table:table-cell>
          <table:table-cell table:formula="of:=CONCATENATE([.A35];[.B35];[.C35];[.D35];[.E35];[.F35];[.G35];[.H35];[.I35];[.J35];[.K35];[.L35];[.M35])" office:value-type="string" office:string-value="{ id: 35, name: 'Arnott Gardens', postcode: 'EH14 2LB', ward_id: 10, lattitude: 55.9191083, longitude: -3.2592647 },">
            <text:p>{ id: 35, name: 'Arnott Gardens', postcode: 'EH14 2LB', ward_id: 10, lattitude: 55.9191083, longitude: -3.25926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6">
            <text:p>36</text:p>
          </table:table-cell>
          <table:table-cell office:value-type="string">
            <text:p>, name: '</text:p>
          </table:table-cell>
          <table:table-cell office:value-type="string">
            <text:p>Kaimes Road</text:p>
          </table:table-cell>
          <table:table-cell office:value-type="string">
            <text:p>', postcode: '</text:p>
          </table:table-cell>
          <table:table-cell office:value-type="string">
            <text:p>EH12 6JT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9509">
            <text:p>55.9449509</text:p>
          </table:table-cell>
          <table:table-cell office:value-type="string">
            <text:p>, longitude: </text:p>
          </table:table-cell>
          <table:table-cell office:value-type="float" office:value="-3.2738058">
            <text:p>-3.2738058</text:p>
          </table:table-cell>
          <table:table-cell office:value-type="string">
            <text:p><text:s/>},</text:p>
          </table:table-cell>
          <table:table-cell table:formula="of:=CONCATENATE([.A36];[.B36];[.C36];[.D36];[.E36];[.F36];[.G36];[.H36];[.I36];[.J36];[.K36];[.L36];[.M36])" office:value-type="string" office:string-value="{ id: 36, name: 'Kaimes Road', postcode: 'EH12 6JT', ward_id: 15, lattitude: 55.9449509, longitude: -3.2738058 },">
            <text:p>{ id: 36, name: 'Kaimes Road', postcode: 'EH12 6JT', ward_id: 15, lattitude: 55.9449509, longitude: -3.27380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7">
            <text:p>37</text:p>
          </table:table-cell>
          <table:table-cell office:value-type="string">
            <text:p>, name: '</text:p>
          </table:table-cell>
          <table:table-cell office:value-type="string">
            <text:p>Ardshiel Avenue</text:p>
          </table:table-cell>
          <table:table-cell office:value-type="string">
            <text:p>', postcode: '</text:p>
          </table:table-cell>
          <table:table-cell office:value-type="string">
            <text:p>EH4 7LH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29428">
            <text:p>55.9529428</text:p>
          </table:table-cell>
          <table:table-cell office:value-type="string">
            <text:p>, longitude: </text:p>
          </table:table-cell>
          <table:table-cell office:value-type="float" office:value="-3.2906099">
            <text:p>-3.2906099</text:p>
          </table:table-cell>
          <table:table-cell office:value-type="string">
            <text:p><text:s/>},</text:p>
          </table:table-cell>
          <table:table-cell table:formula="of:=CONCATENATE([.A37];[.B37];[.C37];[.D37];[.E37];[.F37];[.G37];[.H37];[.I37];[.J37];[.K37];[.L37];[.M37])" office:value-type="string" office:string-value="{ id: 37, name: 'Ardshiel Avenue', postcode: 'EH4 7LH', ward_id: 9, lattitude: 55.9529428, longitude: -3.2906099 },">
            <text:p>{ id: 37, name: 'Ardshiel Avenue', postcode: 'EH4 7LH', ward_id: 9, lattitude: 55.9529428, longitude: -3.29060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8">
            <text:p>38</text:p>
          </table:table-cell>
          <table:table-cell office:value-type="string">
            <text:p>, name: '</text:p>
          </table:table-cell>
          <table:table-cell office:value-type="string">
            <text:p>Gogar Station</text:p>
          </table:table-cell>
          <table:table-cell office:value-type="string">
            <text:p>', postcode: '</text:p>
          </table:table-cell>
          <table:table-cell office:value-type="string">
            <text:p>EH12 9BS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291069">
            <text:p>55.9291069</text:p>
          </table:table-cell>
          <table:table-cell office:value-type="string">
            <text:p>, longitude: </text:p>
          </table:table-cell>
          <table:table-cell office:value-type="float" office:value="-3.325867">
            <text:p>-3.325867</text:p>
          </table:table-cell>
          <table:table-cell office:value-type="string">
            <text:p><text:s/>},</text:p>
          </table:table-cell>
          <table:table-cell table:formula="of:=CONCATENATE([.A38];[.B38];[.C38];[.D38];[.E38];[.F38];[.G38];[.H38];[.I38];[.J38];[.K38];[.L38];[.M38])" office:value-type="string" office:string-value="{ id: 38, name: 'Gogar Station', postcode: 'EH12 9BS', ward_id: 14, lattitude: 55.9291069, longitude: -3.325867 },">
            <text:p>{ id: 38, name: 'Gogar Station', postcode: 'EH12 9BS', ward_id: 14, lattitude: 55.9291069, longitude: -3.3258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9">
            <text:p>39</text:p>
          </table:table-cell>
          <table:table-cell office:value-type="string">
            <text:p>, name: '</text:p>
          </table:table-cell>
          <table:table-cell office:value-type="string">
            <text:p>Robertson Close</text:p>
          </table:table-cell>
          <table:table-cell office:value-type="string">
            <text:p>', postcode: '</text:p>
          </table:table-cell>
          <table:table-cell office:value-type="string">
            <text:p>EH1 1LU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84987">
            <text:p>55.9484987</text:p>
          </table:table-cell>
          <table:table-cell office:value-type="string">
            <text:p>, longitude: </text:p>
          </table:table-cell>
          <table:table-cell office:value-type="float" office:value="-3.1859952">
            <text:p>-3.1859952</text:p>
          </table:table-cell>
          <table:table-cell office:value-type="string">
            <text:p><text:s/>},</text:p>
          </table:table-cell>
          <table:table-cell table:formula="of:=CONCATENATE([.A39];[.B39];[.C39];[.D39];[.E39];[.F39];[.G39];[.H39];[.I39];[.J39];[.K39];[.L39];[.M39])" office:value-type="string" office:string-value="{ id: 39, name: 'Robertson Close', postcode: 'EH1 1LU', ward_id: 6, lattitude: 55.9484987, longitude: -3.1859952 },">
            <text:p>{ id: 39, name: 'Robertson Close', postcode: 'EH1 1LU', ward_id: 6, lattitude: 55.9484987, longitude: -3.18599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0">
            <text:p>40</text:p>
          </table:table-cell>
          <table:table-cell office:value-type="string">
            <text:p>, name: '</text:p>
          </table:table-cell>
          <table:table-cell office:value-type="string">
            <text:p>Durham Avenue</text:p>
          </table:table-cell>
          <table:table-cell office:value-type="string">
            <text:p>', postcode: '</text:p>
          </table:table-cell>
          <table:table-cell office:value-type="string">
            <text:p>EH15 1RY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62011">
            <text:p>55.9462011</text:p>
          </table:table-cell>
          <table:table-cell office:value-type="string">
            <text:p>, longitude: </text:p>
          </table:table-cell>
          <table:table-cell office:value-type="float" office:value="-3.1256204">
            <text:p>-3.1256204</text:p>
          </table:table-cell>
          <table:table-cell office:value-type="string">
            <text:p><text:s/>},</text:p>
          </table:table-cell>
          <table:table-cell table:formula="of:=CONCATENATE([.A40];[.B40];[.C40];[.D40];[.E40];[.F40];[.G40];[.H40];[.I40];[.J40];[.K40];[.L40];[.M40])" office:value-type="string" office:string-value="{ id: 40, name: 'Durham Avenue', postcode: 'EH15 1RY', ward_id: 1, lattitude: 55.9462011, longitude: -3.1256204 },">
            <text:p>{ id: 40, name: 'Durham Avenue', postcode: 'EH15 1RY', ward_id: 1, lattitude: 55.9462011, longitude: -3.12562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1">
            <text:p>41</text:p>
          </table:table-cell>
          <table:table-cell office:value-type="string">
            <text:p>, name: '</text:p>
          </table:table-cell>
          <table:table-cell office:value-type="string">
            <text:p>Priory Grove</text:p>
          </table:table-cell>
          <table:table-cell office:value-type="string">
            <text:p>', postcode: '</text:p>
          </table:table-cell>
          <table:table-cell office:value-type="string">
            <text:p>EH30 9LZ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52464">
            <text:p>55.9852464</text:p>
          </table:table-cell>
          <table:table-cell office:value-type="string">
            <text:p>, longitude: </text:p>
          </table:table-cell>
          <table:table-cell office:value-type="float" office:value="-3.3994795">
            <text:p>-3.3994795</text:p>
          </table:table-cell>
          <table:table-cell office:value-type="string">
            <text:p><text:s/>},</text:p>
          </table:table-cell>
          <table:table-cell table:formula="of:=CONCATENATE([.A41];[.B41];[.C41];[.D41];[.E41];[.F41];[.G41];[.H41];[.I41];[.J41];[.K41];[.L41];[.M41])" office:value-type="string" office:string-value="{ id: 41, name: 'Priory Grove', postcode: 'EH30 9LZ', ward_id: 14, lattitude: 55.9852464, longitude: -3.3994795 },">
            <text:p>{ id: 41, name: 'Priory Grove', postcode: 'EH30 9LZ', ward_id: 14, lattitude: 55.9852464, longitude: -3.39947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2">
            <text:p>42</text:p>
          </table:table-cell>
          <table:table-cell office:value-type="string">
            <text:p>, name: '</text:p>
          </table:table-cell>
          <table:table-cell office:value-type="string">
            <text:p>Parliament Square</text:p>
          </table:table-cell>
          <table:table-cell office:value-type="string">
            <text:p>', postcode: '</text:p>
          </table:table-cell>
          <table:table-cell office:value-type="string">
            <text:p>EH1 1RF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92163">
            <text:p>55.9492163</text:p>
          </table:table-cell>
          <table:table-cell office:value-type="string">
            <text:p>, longitude: </text:p>
          </table:table-cell>
          <table:table-cell office:value-type="float" office:value="-3.1902983">
            <text:p>-3.1902983</text:p>
          </table:table-cell>
          <table:table-cell office:value-type="string">
            <text:p><text:s/>},</text:p>
          </table:table-cell>
          <table:table-cell table:formula="of:=CONCATENATE([.A42];[.B42];[.C42];[.D42];[.E42];[.F42];[.G42];[.H42];[.I42];[.J42];[.K42];[.L42];[.M42])" office:value-type="string" office:string-value="{ id: 42, name: 'Parliament Square', postcode: 'EH1 1RF', ward_id: 6, lattitude: 55.9492163, longitude: -3.1902983 },">
            <text:p>{ id: 42, name: 'Parliament Square', postcode: 'EH1 1RF', ward_id: 6, lattitude: 55.9492163, longitude: -3.19029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3">
            <text:p>43</text:p>
          </table:table-cell>
          <table:table-cell office:value-type="string">
            <text:p>, name: '</text:p>
          </table:table-cell>
          <table:table-cell office:value-type="string">
            <text:p>Echline Drive</text:p>
          </table:table-cell>
          <table:table-cell office:value-type="string">
            <text:p>', postcode: '</text:p>
          </table:table-cell>
          <table:table-cell office:value-type="string">
            <text:p>EH30 9UX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65049">
            <text:p>55.9865049</text:p>
          </table:table-cell>
          <table:table-cell office:value-type="string">
            <text:p>, longitude: </text:p>
          </table:table-cell>
          <table:table-cell office:value-type="float" office:value="-3.4155481">
            <text:p>-3.4155481</text:p>
          </table:table-cell>
          <table:table-cell office:value-type="string">
            <text:p><text:s/>},</text:p>
          </table:table-cell>
          <table:table-cell table:formula="of:=CONCATENATE([.A43];[.B43];[.C43];[.D43];[.E43];[.F43];[.G43];[.H43];[.I43];[.J43];[.K43];[.L43];[.M43])" office:value-type="string" office:string-value="{ id: 43, name: 'Echline Drive', postcode: 'EH30 9UX', ward_id: 14, lattitude: 55.9865049, longitude: -3.4155481 },">
            <text:p>{ id: 43, name: 'Echline Drive', postcode: 'EH30 9UX', ward_id: 14, lattitude: 55.9865049, longitude: -3.41554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4">
            <text:p>44</text:p>
          </table:table-cell>
          <table:table-cell office:value-type="string">
            <text:p>, name: '</text:p>
          </table:table-cell>
          <table:table-cell office:value-type="string">
            <text:p>Gillsland Road</text:p>
          </table:table-cell>
          <table:table-cell office:value-type="string">
            <text:p>', postcode: '</text:p>
          </table:table-cell>
          <table:table-cell office:value-type="string">
            <text:p>EH10 5BL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20996">
            <text:p>55.9320996</text:p>
          </table:table-cell>
          <table:table-cell office:value-type="string">
            <text:p>, longitude: </text:p>
          </table:table-cell>
          <table:table-cell office:value-type="float" office:value="-3.2216976">
            <text:p>-3.2216976</text:p>
          </table:table-cell>
          <table:table-cell office:value-type="string">
            <text:p><text:s/>},</text:p>
          </table:table-cell>
          <table:table-cell table:formula="of:=CONCATENATE([.A44];[.B44];[.C44];[.D44];[.E44];[.F44];[.G44];[.H44];[.I44];[.J44];[.K44];[.L44];[.M44])" office:value-type="string" office:string-value="{ id: 44, name: 'Gillsland Road', postcode: 'EH10 5BL', ward_id: 3, lattitude: 55.9320996, longitude: -3.2216976 },">
            <text:p>{ id: 44, name: 'Gillsland Road', postcode: 'EH10 5BL', ward_id: 3, lattitude: 55.9320996, longitude: -3.22169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5">
            <text:p>45</text:p>
          </table:table-cell>
          <table:table-cell office:value-type="string">
            <text:p>, name: '</text:p>
          </table:table-cell>
          <table:table-cell office:value-type="string">
            <text:p>Roull Road</text:p>
          </table:table-cell>
          <table:table-cell office:value-type="string">
            <text:p>', postcode: '</text:p>
          </table:table-cell>
          <table:table-cell office:value-type="string">
            <text:p>EH12 7JW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59031">
            <text:p>55.9359031</text:p>
          </table:table-cell>
          <table:table-cell office:value-type="string">
            <text:p>, longitude: </text:p>
          </table:table-cell>
          <table:table-cell office:value-type="float" office:value="-3.2808765">
            <text:p>-3.2808765</text:p>
          </table:table-cell>
          <table:table-cell office:value-type="string">
            <text:p><text:s/>},</text:p>
          </table:table-cell>
          <table:table-cell table:formula="of:=CONCATENATE([.A45];[.B45];[.C45];[.D45];[.E45];[.F45];[.G45];[.H45];[.I45];[.J45];[.K45];[.L45];[.M45])" office:value-type="string" office:string-value="{ id: 45, name: 'Roull Road', postcode: 'EH12 7JW', ward_id: 15, lattitude: 55.9359031, longitude: -3.2808765 },">
            <text:p>{ id: 45, name: 'Roull Road', postcode: 'EH12 7JW', ward_id: 15, lattitude: 55.9359031, longitude: -3.280876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6">
            <text:p>46</text:p>
          </table:table-cell>
          <table:table-cell office:value-type="string">
            <text:p>, name: '</text:p>
          </table:table-cell>
          <table:table-cell office:value-type="string">
            <text:p>Torduff Road</text:p>
          </table:table-cell>
          <table:table-cell office:value-type="string">
            <text:p>', postcode: '</text:p>
          </table:table-cell>
          <table:table-cell office:value-type="string">
            <text:p>EH13 0PA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8959358">
            <text:p>55.8959358</text:p>
          </table:table-cell>
          <table:table-cell office:value-type="string">
            <text:p>, longitude: </text:p>
          </table:table-cell>
          <table:table-cell office:value-type="float" office:value="-3.270954">
            <text:p>-3.270954</text:p>
          </table:table-cell>
          <table:table-cell office:value-type="string">
            <text:p><text:s/>},</text:p>
          </table:table-cell>
          <table:table-cell table:formula="of:=CONCATENATE([.A46];[.B46];[.C46];[.D46];[.E46];[.F46];[.G46];[.H46];[.I46];[.J46];[.K46];[.L46];[.M46])" office:value-type="string" office:string-value="{ id: 46, name: 'Torduff Road', postcode: 'EH13 0PA', ward_id: 5, lattitude: 55.8959358, longitude: -3.270954 },">
            <text:p>{ id: 46, name: 'Torduff Road', postcode: 'EH13 0PA', ward_id: 5, lattitude: 55.8959358, longitude: -3.2709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7">
            <text:p>47</text:p>
          </table:table-cell>
          <table:table-cell office:value-type="string">
            <text:p>, name: '</text:p>
          </table:table-cell>
          <table:table-cell office:value-type="string">
            <text:p>Sighthill Drive</text:p>
          </table:table-cell>
          <table:table-cell office:value-type="string">
            <text:p>', postcode: '</text:p>
          </table:table-cell>
          <table:table-cell office:value-type="string">
            <text:p>EH11 4QJ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97606">
            <text:p>55.9197606</text:p>
          </table:table-cell>
          <table:table-cell office:value-type="string">
            <text:p>, longitude: </text:p>
          </table:table-cell>
          <table:table-cell office:value-type="float" office:value="-3.2831379">
            <text:p>-3.2831379</text:p>
          </table:table-cell>
          <table:table-cell office:value-type="string">
            <text:p><text:s/>},</text:p>
          </table:table-cell>
          <table:table-cell table:formula="of:=CONCATENATE([.A47];[.B47];[.C47];[.D47];[.E47];[.F47];[.G47];[.H47];[.I47];[.J47];[.K47];[.L47];[.M47])" office:value-type="string" office:string-value="{ id: 47, name: 'Sighthill Drive', postcode: 'EH11 4QJ', ward_id: 13, lattitude: 55.9197606, longitude: -3.2831379 },">
            <text:p>{ id: 47, name: 'Sighthill Drive', postcode: 'EH11 4QJ', ward_id: 13, lattitude: 55.9197606, longitude: -3.283137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8">
            <text:p>48</text:p>
          </table:table-cell>
          <table:table-cell office:value-type="string">
            <text:p>, name: '</text:p>
          </table:table-cell>
          <table:table-cell office:value-type="string">
            <text:p>Dalmahoy Crescent</text:p>
          </table:table-cell>
          <table:table-cell office:value-type="string">
            <text:p>', postcode: '</text:p>
          </table:table-cell>
          <table:table-cell office:value-type="string">
            <text:p>EH14 7BX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03051">
            <text:p>55.8903051</text:p>
          </table:table-cell>
          <table:table-cell office:value-type="string">
            <text:p>, longitude: </text:p>
          </table:table-cell>
          <table:table-cell office:value-type="float" office:value="-3.3413003">
            <text:p>-3.3413003</text:p>
          </table:table-cell>
          <table:table-cell office:value-type="string">
            <text:p><text:s/>},</text:p>
          </table:table-cell>
          <table:table-cell table:formula="of:=CONCATENATE([.A48];[.B48];[.C48];[.D48];[.E48];[.F48];[.G48];[.H48];[.I48];[.J48];[.K48];[.L48];[.M48])" office:value-type="string" office:string-value="{ id: 48, name: 'Dalmahoy Crescent', postcode: 'EH14 7BX', ward_id: 10, lattitude: 55.8903051, longitude: -3.3413003 },">
            <text:p>{ id: 48, name: 'Dalmahoy Crescent', postcode: 'EH14 7BX', ward_id: 10, lattitude: 55.8903051, longitude: -3.341300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9">
            <text:p>49</text:p>
          </table:table-cell>
          <table:table-cell office:value-type="string">
            <text:p>, name: '</text:p>
          </table:table-cell>
          <table:table-cell office:value-type="string">
            <text:p>Broughton Road</text:p>
          </table:table-cell>
          <table:table-cell office:value-type="string">
            <text:p>', postcode: '</text:p>
          </table:table-cell>
          <table:table-cell office:value-type="string">
            <text:p>EH7 4QH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53655">
            <text:p>55.9653655</text:p>
          </table:table-cell>
          <table:table-cell office:value-type="string">
            <text:p>, longitude: </text:p>
          </table:table-cell>
          <table:table-cell office:value-type="float" office:value="-3.1899846">
            <text:p>-3.1899846</text:p>
          </table:table-cell>
          <table:table-cell office:value-type="string">
            <text:p><text:s/>},</text:p>
          </table:table-cell>
          <table:table-cell table:formula="of:=CONCATENATE([.A49];[.B49];[.C49];[.D49];[.E49];[.F49];[.G49];[.H49];[.I49];[.J49];[.K49];[.L49];[.M49])" office:value-type="string" office:string-value="{ id: 49, name: 'Broughton Road', postcode: 'EH7 4QH', ward_id: 12, lattitude: 55.9653655, longitude: -3.1899846 },">
            <text:p>{ id: 49, name: 'Broughton Road', postcode: 'EH7 4QH', ward_id: 12, lattitude: 55.9653655, longitude: -3.189984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0">
            <text:p>50</text:p>
          </table:table-cell>
          <table:table-cell office:value-type="string">
            <text:p>, name: '</text:p>
          </table:table-cell>
          <table:table-cell office:value-type="string">
            <text:p>Walkers Wynd</text:p>
          </table:table-cell>
          <table:table-cell office:value-type="string">
            <text:p>', postcode: '</text:p>
          </table:table-cell>
          <table:table-cell office:value-type="string">
            <text:p>EH14 2TD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6778">
            <text:p>55.916778</text:p>
          </table:table-cell>
          <table:table-cell office:value-type="string">
            <text:p>, longitude: </text:p>
          </table:table-cell>
          <table:table-cell office:value-type="float" office:value="-3.2764967">
            <text:p>-3.2764967</text:p>
          </table:table-cell>
          <table:table-cell office:value-type="string">
            <text:p><text:s/>},</text:p>
          </table:table-cell>
          <table:table-cell table:formula="of:=CONCATENATE([.A50];[.B50];[.C50];[.D50];[.E50];[.F50];[.G50];[.H50];[.I50];[.J50];[.K50];[.L50];[.M50])" office:value-type="string" office:string-value="{ id: 50, name: 'Walkers Wynd', postcode: 'EH14 2TD', ward_id: 13, lattitude: 55.916778, longitude: -3.2764967 },">
            <text:p>{ id: 50, name: 'Walkers Wynd', postcode: 'EH14 2TD', ward_id: 13, lattitude: 55.916778, longitude: -3.27649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1">
            <text:p>51</text:p>
          </table:table-cell>
          <table:table-cell office:value-type="string">
            <text:p>, name: '</text:p>
          </table:table-cell>
          <table:table-cell office:value-type="string">
            <text:p>Admiral Terrace</text:p>
          </table:table-cell>
          <table:table-cell office:value-type="string">
            <text:p>', postcode: '</text:p>
          </table:table-cell>
          <table:table-cell office:value-type="string">
            <text:p>EH10 4JH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82206">
            <text:p>55.9382206</text:p>
          </table:table-cell>
          <table:table-cell office:value-type="string">
            <text:p>, longitude: </text:p>
          </table:table-cell>
          <table:table-cell office:value-type="float" office:value="-3.2083627">
            <text:p>-3.2083627</text:p>
          </table:table-cell>
          <table:table-cell office:value-type="string">
            <text:p><text:s/>},</text:p>
          </table:table-cell>
          <table:table-cell table:formula="of:=CONCATENATE([.A51];[.B51];[.C51];[.D51];[.E51];[.F51];[.G51];[.H51];[.I51];[.J51];[.K51];[.L51];[.M51])" office:value-type="string" office:string-value="{ id: 51, name: 'Admiral Terrace', postcode: 'EH10 4JH', ward_id: 3, lattitude: 55.9382206, longitude: -3.2083627 },">
            <text:p>{ id: 51, name: 'Admiral Terrace', postcode: 'EH10 4JH', ward_id: 3, lattitude: 55.9382206, longitude: -3.20836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2">
            <text:p>52</text:p>
          </table:table-cell>
          <table:table-cell office:value-type="string">
            <text:p>, name: '</text:p>
          </table:table-cell>
          <table:table-cell office:value-type="string">
            <text:p>Braid Hills Cres</text:p>
          </table:table-cell>
          <table:table-cell office:value-type="string">
            <text:p>', postcode: '</text:p>
          </table:table-cell>
          <table:table-cell office:value-type="string">
            <text:p>EH10 6LJ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168728">
            <text:p>55.9168728</text:p>
          </table:table-cell>
          <table:table-cell office:value-type="string">
            <text:p>, longitude: </text:p>
          </table:table-cell>
          <table:table-cell office:value-type="float" office:value="-3.2097538">
            <text:p>-3.2097538</text:p>
          </table:table-cell>
          <table:table-cell office:value-type="string">
            <text:p><text:s/>},</text:p>
          </table:table-cell>
          <table:table-cell table:formula="of:=CONCATENATE([.A52];[.B52];[.C52];[.D52];[.E52];[.F52];[.G52];[.H52];[.I52];[.J52];[.K52];[.L52];[.M52])" office:value-type="string" office:string-value="{ id: 52, name: 'Braid Hills Cres', postcode: 'EH10 6LJ', ward_id: 3, lattitude: 55.9168728, longitude: -3.2097538 },">
            <text:p>{ id: 52, name: 'Braid Hills Cres', postcode: 'EH10 6LJ', ward_id: 3, lattitude: 55.9168728, longitude: -3.209753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3">
            <text:p>53</text:p>
          </table:table-cell>
          <table:table-cell office:value-type="string">
            <text:p>, name: '</text:p>
          </table:table-cell>
          <table:table-cell office:value-type="string">
            <text:p>Bramble Drive</text:p>
          </table:table-cell>
          <table:table-cell office:value-type="string">
            <text:p>', postcode: '</text:p>
          </table:table-cell>
          <table:table-cell office:value-type="string">
            <text:p>EH4 8BW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79551">
            <text:p>55.9579551</text:p>
          </table:table-cell>
          <table:table-cell office:value-type="string">
            <text:p>, longitude: </text:p>
          </table:table-cell>
          <table:table-cell office:value-type="float" office:value="-3.3048606">
            <text:p>-3.3048606</text:p>
          </table:table-cell>
          <table:table-cell office:value-type="string">
            <text:p><text:s/>},</text:p>
          </table:table-cell>
          <table:table-cell table:formula="of:=CONCATENATE([.A53];[.B53];[.C53];[.D53];[.E53];[.F53];[.G53];[.H53];[.I53];[.J53];[.K53];[.L53];[.M53])" office:value-type="string" office:string-value="{ id: 53, name: 'Bramble Drive', postcode: 'EH4 8BW', ward_id: 9, lattitude: 55.9579551, longitude: -3.3048606 },">
            <text:p>{ id: 53, name: 'Bramble Drive', postcode: 'EH4 8BW', ward_id: 9, lattitude: 55.9579551, longitude: -3.30486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4">
            <text:p>54</text:p>
          </table:table-cell>
          <table:table-cell office:value-type="string">
            <text:p>, name: '</text:p>
          </table:table-cell>
          <table:table-cell office:value-type="string">
            <text:p>Hyvot Mill Drive</text:p>
          </table:table-cell>
          <table:table-cell office:value-type="string">
            <text:p>', postcode: '</text:p>
          </table:table-cell>
          <table:table-cell office:value-type="string">
            <text:p>EH17 8NE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53804">
            <text:p>55.9053804</text:p>
          </table:table-cell>
          <table:table-cell office:value-type="string">
            <text:p>, longitude: </text:p>
          </table:table-cell>
          <table:table-cell office:value-type="float" office:value="-3.1416107">
            <text:p>-3.1416107</text:p>
          </table:table-cell>
          <table:table-cell office:value-type="string">
            <text:p><text:s/>},</text:p>
          </table:table-cell>
          <table:table-cell table:formula="of:=CONCATENATE([.A54];[.B54];[.C54];[.D54];[.E54];[.F54];[.G54];[.H54];[.I54];[.J54];[.K54];[.L54];[.M54])" office:value-type="string" office:string-value="{ id: 54, name: 'Hyvot Mill Drive', postcode: 'EH17 8NE', ward_id: 16, lattitude: 55.9053804, longitude: -3.1416107 },">
            <text:p>{ id: 54, name: 'Hyvot Mill Drive', postcode: 'EH17 8NE', ward_id: 16, lattitude: 55.9053804, longitude: -3.14161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5">
            <text:p>55</text:p>
          </table:table-cell>
          <table:table-cell office:value-type="string">
            <text:p>, name: '</text:p>
          </table:table-cell>
          <table:table-cell office:value-type="string">
            <text:p>Jane Terrace</text:p>
          </table:table-cell>
          <table:table-cell office:value-type="string">
            <text:p>', postcode: '</text:p>
          </table:table-cell>
          <table:table-cell office:value-type="string">
            <text:p>EH6 5NA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00627">
            <text:p>55.9700627</text:p>
          </table:table-cell>
          <table:table-cell office:value-type="string">
            <text:p>, longitude: </text:p>
          </table:table-cell>
          <table:table-cell office:value-type="float" office:value="-3.1752044">
            <text:p>-3.1752044</text:p>
          </table:table-cell>
          <table:table-cell office:value-type="string">
            <text:p><text:s/>},</text:p>
          </table:table-cell>
          <table:table-cell table:formula="of:=CONCATENATE([.A55];[.B55];[.C55];[.D55];[.E55];[.F55];[.G55];[.H55];[.I55];[.J55];[.K55];[.L55];[.M55])" office:value-type="string" office:string-value="{ id: 55, name: 'Jane Terrace', postcode: 'EH6 5NA', ward_id: 8, lattitude: 55.9700627, longitude: -3.1752044 },">
            <text:p>{ id: 55, name: 'Jane Terrace', postcode: 'EH6 5NA', ward_id: 8, lattitude: 55.9700627, longitude: -3.17520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6">
            <text:p>56</text:p>
          </table:table-cell>
          <table:table-cell office:value-type="string">
            <text:p>, name: '</text:p>
          </table:table-cell>
          <table:table-cell office:value-type="string">
            <text:p>Marchbank Way</text:p>
          </table:table-cell>
          <table:table-cell office:value-type="string">
            <text:p>', postcode: '</text:p>
          </table:table-cell>
          <table:table-cell office:value-type="string">
            <text:p>EH14 7LW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804316">
            <text:p>55.8804316</text:p>
          </table:table-cell>
          <table:table-cell office:value-type="string">
            <text:p>, longitude: </text:p>
          </table:table-cell>
          <table:table-cell office:value-type="float" office:value="-3.3408033">
            <text:p>-3.3408033</text:p>
          </table:table-cell>
          <table:table-cell office:value-type="string">
            <text:p><text:s/>},</text:p>
          </table:table-cell>
          <table:table-cell table:formula="of:=CONCATENATE([.A56];[.B56];[.C56];[.D56];[.E56];[.F56];[.G56];[.H56];[.I56];[.J56];[.K56];[.L56];[.M56])" office:value-type="string" office:string-value="{ id: 56, name: 'Marchbank Way', postcode: 'EH14 7LW', ward_id: 10, lattitude: 55.8804316, longitude: -3.3408033 },">
            <text:p>{ id: 56, name: 'Marchbank Way', postcode: 'EH14 7LW', ward_id: 10, lattitude: 55.8804316, longitude: -3.34080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7">
            <text:p>57</text:p>
          </table:table-cell>
          <table:table-cell office:value-type="string">
            <text:p>, name: '</text:p>
          </table:table-cell>
          <table:table-cell office:value-type="string">
            <text:p>The Crescent (Morningside Rd)</text:p>
          </table:table-cell>
          <table:table-cell office:value-type="string">
            <text:p>', postcode: '</text:p>
          </table:table-cell>
          <table:table-cell office:value-type="string">
            <text:p>EH10 5NX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41702">
            <text:p>55.9241702</text:p>
          </table:table-cell>
          <table:table-cell office:value-type="string">
            <text:p>, longitude: </text:p>
          </table:table-cell>
          <table:table-cell office:value-type="float" office:value="-3.211977">
            <text:p>-3.211977</text:p>
          </table:table-cell>
          <table:table-cell office:value-type="string">
            <text:p><text:s/>},</text:p>
          </table:table-cell>
          <table:table-cell table:formula="of:=CONCATENATE([.A57];[.B57];[.C57];[.D57];[.E57];[.F57];[.G57];[.H57];[.I57];[.J57];[.K57];[.L57];[.M57])" office:value-type="string" office:string-value="{ id: 57, name: 'The Crescent (Morningside Rd)', postcode: 'EH10 5NX', ward_id: 3, lattitude: 55.9241702, longitude: -3.211977 },">
            <text:p>{ id: 57, name: 'The Crescent (Morningside Rd)', postcode: 'EH10 5NX', ward_id: 3, lattitude: 55.9241702, longitude: -3.2119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8">
            <text:p>58</text:p>
          </table:table-cell>
          <table:table-cell office:value-type="string">
            <text:p>, name: '</text:p>
          </table:table-cell>
          <table:table-cell office:value-type="string">
            <text:p>Meggetland View</text:p>
          </table:table-cell>
          <table:table-cell office:value-type="string">
            <text:p>', postcode: '</text:p>
          </table:table-cell>
          <table:table-cell office:value-type="string">
            <text:p>EH14 1XT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263463">
            <text:p>55.9263463</text:p>
          </table:table-cell>
          <table:table-cell office:value-type="string">
            <text:p>, longitude: </text:p>
          </table:table-cell>
          <table:table-cell office:value-type="float" office:value="-3.2370096">
            <text:p>-3.2370096</text:p>
          </table:table-cell>
          <table:table-cell office:value-type="string">
            <text:p><text:s/>},</text:p>
          </table:table-cell>
          <table:table-cell table:formula="of:=CONCATENATE([.A58];[.B58];[.C58];[.D58];[.E58];[.F58];[.G58];[.H58];[.I58];[.J58];[.K58];[.L58];[.M58])" office:value-type="string" office:string-value="{ id: 58, name: 'Meggetland View', postcode: 'EH14 1XT', ward_id: 2, lattitude: 55.9263463, longitude: -3.2370096 },">
            <text:p>{ id: 58, name: 'Meggetland View', postcode: 'EH14 1XT', ward_id: 2, lattitude: 55.9263463, longitude: -3.23700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9">
            <text:p>59</text:p>
          </table:table-cell>
          <table:table-cell office:value-type="string">
            <text:p>, name: '</text:p>
          </table:table-cell>
          <table:table-cell office:value-type="string">
            <text:p>Barnton Park Crescent </text:p>
          </table:table-cell>
          <table:table-cell office:value-type="string">
            <text:p>', postcode: '</text:p>
          </table:table-cell>
          <table:table-cell office:value-type="string">
            <text:p>EH4 6EP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12781">
            <text:p>55.9612781</text:p>
          </table:table-cell>
          <table:table-cell office:value-type="string">
            <text:p>, longitude: </text:p>
          </table:table-cell>
          <table:table-cell office:value-type="float" office:value="-3.2967243">
            <text:p>-3.2967243</text:p>
          </table:table-cell>
          <table:table-cell office:value-type="string">
            <text:p><text:s/>},</text:p>
          </table:table-cell>
          <table:table-cell table:formula="of:=CONCATENATE([.A59];[.B59];[.C59];[.D59];[.E59];[.F59];[.G59];[.H59];[.I59];[.J59];[.K59];[.L59];[.M59])" office:value-type="string" office:string-value="{ id: 59, name: 'Barnton Park Crescent ', postcode: 'EH4 6EP', ward_id: 14, lattitude: 55.9612781, longitude: -3.2967243 },">
            <text:p>{ id: 59, name: 'Barnton Park Crescent ', postcode: 'EH4 6EP', ward_id: 14, lattitude: 55.9612781, longitude: -3.29672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0">
            <text:p>60</text:p>
          </table:table-cell>
          <table:table-cell office:value-type="string">
            <text:p>, name: '</text:p>
          </table:table-cell>
          <table:table-cell office:value-type="string">
            <text:p>Cadiz Street</text:p>
          </table:table-cell>
          <table:table-cell office:value-type="string">
            <text:p>', postcode: '</text:p>
          </table:table-cell>
          <table:table-cell office:value-type="string">
            <text:p>EH6 7BJ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49128">
            <text:p>55.9749128</text:p>
          </table:table-cell>
          <table:table-cell office:value-type="string">
            <text:p>, longitude: </text:p>
          </table:table-cell>
          <table:table-cell office:value-type="float" office:value="-3.1642983">
            <text:p>-3.1642983</text:p>
          </table:table-cell>
          <table:table-cell office:value-type="string">
            <text:p><text:s/>},</text:p>
          </table:table-cell>
          <table:table-cell table:formula="of:=CONCATENATE([.A60];[.B60];[.C60];[.D60];[.E60];[.F60];[.G60];[.H60];[.I60];[.J60];[.K60];[.L60];[.M60])" office:value-type="string" office:string-value="{ id: 60, name: 'Cadiz Street', postcode: 'EH6 7BJ', ward_id: 8, lattitude: 55.9749128, longitude: -3.1642983 },">
            <text:p>{ id: 60, name: 'Cadiz Street', postcode: 'EH6 7BJ', ward_id: 8, lattitude: 55.9749128, longitude: -3.16429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1">
            <text:p>61</text:p>
          </table:table-cell>
          <table:table-cell office:value-type="string">
            <text:p>, name: '</text:p>
          </table:table-cell>
          <table:table-cell office:value-type="string">
            <text:p>Greendykes Loan</text:p>
          </table:table-cell>
          <table:table-cell office:value-type="string">
            <text:p>', postcode: '</text:p>
          </table:table-cell>
          <table:table-cell office:value-type="string">
            <text:p>EH16 4HG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28411">
            <text:p>55.928411</text:p>
          </table:table-cell>
          <table:table-cell office:value-type="string">
            <text:p>, longitude: </text:p>
          </table:table-cell>
          <table:table-cell office:value-type="float" office:value="-3.1285687">
            <text:p>-3.1285687</text:p>
          </table:table-cell>
          <table:table-cell office:value-type="string">
            <text:p><text:s/>},</text:p>
          </table:table-cell>
          <table:table-cell table:formula="of:=CONCATENATE([.A61];[.B61];[.C61];[.D61];[.E61];[.F61];[.G61];[.H61];[.I61];[.J61];[.K61];[.L61];[.M61])" office:value-type="string" office:string-value="{ id: 61, name: 'Greendykes Loan', postcode: 'EH16 4HG', ward_id: 11, lattitude: 55.928411, longitude: -3.1285687 },">
            <text:p>{ id: 61, name: 'Greendykes Loan', postcode: 'EH16 4HG', ward_id: 11, lattitude: 55.928411, longitude: -3.12856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2">
            <text:p>62</text:p>
          </table:table-cell>
          <table:table-cell office:value-type="string">
            <text:p>, name: '</text:p>
          </table:table-cell>
          <table:table-cell office:value-type="string">
            <text:p>Newmains Farm La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62];[.B62];[.C62];[.D62];[.E62];[.F62];[.G62];[.H62];[.I62];[.J62];[.K62];[.L62];[.M62])" office:value-type="string" office:string-value="{ id: 62, name: 'Newmains Farm La', postcode: 'EH1 3EG', ward_id: 6, lattitude: 55.953252, longitude: -3.188267 },">
            <text:p>{ id: 62, name: 'Newmains Farm La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3">
            <text:p>63</text:p>
          </table:table-cell>
          <table:table-cell office:value-type="string">
            <text:p>, name: '</text:p>
          </table:table-cell>
          <table:table-cell office:value-type="string">
            <text:p>Upper Damside</text:p>
          </table:table-cell>
          <table:table-cell office:value-type="string">
            <text:p>', postcode: '</text:p>
          </table:table-cell>
          <table:table-cell office:value-type="string">
            <text:p>EH4 3AY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24482">
            <text:p>55.9524482</text:p>
          </table:table-cell>
          <table:table-cell office:value-type="string">
            <text:p>, longitude: </text:p>
          </table:table-cell>
          <table:table-cell office:value-type="float" office:value="-3.2187621">
            <text:p>-3.2187621</text:p>
          </table:table-cell>
          <table:table-cell office:value-type="string">
            <text:p><text:s/>},</text:p>
          </table:table-cell>
          <table:table-cell table:formula="of:=CONCATENATE([.A63];[.B63];[.C63];[.D63];[.E63];[.F63];[.G63];[.H63];[.I63];[.J63];[.K63];[.L63];[.M63])" office:value-type="string" office:string-value="{ id: 63, name: 'Upper Damside', postcode: 'EH4 3AY', ward_id: 4, lattitude: 55.9524482, longitude: -3.2187621 },">
            <text:p>{ id: 63, name: 'Upper Damside', postcode: 'EH4 3AY', ward_id: 4, lattitude: 55.9524482, longitude: -3.21876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4">
            <text:p>64</text:p>
          </table:table-cell>
          <table:table-cell office:value-type="string">
            <text:p>, name: '</text:p>
          </table:table-cell>
          <table:table-cell office:value-type="string">
            <text:p>Hillwood Road</text:p>
          </table:table-cell>
          <table:table-cell office:value-type="string">
            <text:p>', postcode: '</text:p>
          </table:table-cell>
          <table:table-cell office:value-type="string">
            <text:p>EH28 8PU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376249">
            <text:p>55.9376249</text:p>
          </table:table-cell>
          <table:table-cell office:value-type="string">
            <text:p>, longitude: </text:p>
          </table:table-cell>
          <table:table-cell office:value-type="float" office:value="-3.3902866">
            <text:p>-3.3902866</text:p>
          </table:table-cell>
          <table:table-cell office:value-type="string">
            <text:p><text:s/>},</text:p>
          </table:table-cell>
          <table:table-cell table:formula="of:=CONCATENATE([.A64];[.B64];[.C64];[.D64];[.E64];[.F64];[.G64];[.H64];[.I64];[.J64];[.K64];[.L64];[.M64])" office:value-type="string" office:string-value="{ id: 64, name: 'Hillwood Road', postcode: 'EH28 8PU', ward_id: 14, lattitude: 55.9376249, longitude: -3.3902866 },">
            <text:p>{ id: 64, name: 'Hillwood Road', postcode: 'EH28 8PU', ward_id: 14, lattitude: 55.9376249, longitude: -3.39028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5">
            <text:p>65</text:p>
          </table:table-cell>
          <table:table-cell office:value-type="string">
            <text:p>, name: '</text:p>
          </table:table-cell>
          <table:table-cell office:value-type="string">
            <text:p>Cba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65];[.B65];[.C65];[.D65];[.E65];[.F65];[.G65];[.H65];[.I65];[.J65];[.K65];[.L65];[.M65])" office:value-type="string" office:string-value="{ id: 65, name: 'Cba', postcode: 'EH1 3EG', ward_id: 6, lattitude: 55.953252, longitude: -3.188267 },">
            <text:p>{ id: 65, name: 'Cba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6">
            <text:p>66</text:p>
          </table:table-cell>
          <table:table-cell office:value-type="string">
            <text:p>, name: '</text:p>
          </table:table-cell>
          <table:table-cell office:value-type="string">
            <text:p>Glenogle Road</text:p>
          </table:table-cell>
          <table:table-cell office:value-type="string">
            <text:p>', postcode: '</text:p>
          </table:table-cell>
          <table:table-cell office:value-type="string">
            <text:p>EH3 5HT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14081">
            <text:p>55.9614081</text:p>
          </table:table-cell>
          <table:table-cell office:value-type="string">
            <text:p>, longitude: </text:p>
          </table:table-cell>
          <table:table-cell office:value-type="float" office:value="-3.2062933">
            <text:p>-3.2062933</text:p>
          </table:table-cell>
          <table:table-cell office:value-type="string">
            <text:p><text:s/>},</text:p>
          </table:table-cell>
          <table:table-cell table:formula="of:=CONCATENATE([.A66];[.B66];[.C66];[.D66];[.E66];[.F66];[.G66];[.H66];[.I66];[.J66];[.K66];[.L66];[.M66])" office:value-type="string" office:string-value="{ id: 66, name: 'Glenogle Road', postcode: 'EH3 5HT', ward_id: 4, lattitude: 55.9614081, longitude: -3.2062933 },">
            <text:p>{ id: 66, name: 'Glenogle Road', postcode: 'EH3 5HT', ward_id: 4, lattitude: 55.9614081, longitude: -3.20629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7">
            <text:p>67</text:p>
          </table:table-cell>
          <table:table-cell office:value-type="string">
            <text:p>, name: '</text:p>
          </table:table-cell>
          <table:table-cell office:value-type="string">
            <text:p>Thornville Terrace</text:p>
          </table:table-cell>
          <table:table-cell office:value-type="string">
            <text:p>', postcode: '</text:p>
          </table:table-cell>
          <table:table-cell office:value-type="string">
            <text:p>EH6 8DB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63811">
            <text:p>55.9663811</text:p>
          </table:table-cell>
          <table:table-cell office:value-type="string">
            <text:p>, longitude: </text:p>
          </table:table-cell>
          <table:table-cell office:value-type="float" office:value="-3.162518">
            <text:p>-3.162518</text:p>
          </table:table-cell>
          <table:table-cell office:value-type="string">
            <text:p><text:s/>},</text:p>
          </table:table-cell>
          <table:table-cell table:formula="of:=CONCATENATE([.A67];[.B67];[.C67];[.D67];[.E67];[.F67];[.G67];[.H67];[.I67];[.J67];[.K67];[.L67];[.M67])" office:value-type="string" office:string-value="{ id: 67, name: 'Thornville Terrace', postcode: 'EH6 8DB', ward_id: 8, lattitude: 55.9663811, longitude: -3.162518 },">
            <text:p>{ id: 67, name: 'Thornville Terrace', postcode: 'EH6 8DB', ward_id: 8, lattitude: 55.9663811, longitude: -3.1625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8">
            <text:p>68</text:p>
          </table:table-cell>
          <table:table-cell office:value-type="string">
            <text:p>, name: '</text:p>
          </table:table-cell>
          <table:table-cell office:value-type="string">
            <text:p>Succoth Gardens</text:p>
          </table:table-cell>
          <table:table-cell office:value-type="string">
            <text:p>', postcode: '</text:p>
          </table:table-cell>
          <table:table-cell office:value-type="string">
            <text:p>EH12 6BS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99809">
            <text:p>55.9499809</text:p>
          </table:table-cell>
          <table:table-cell office:value-type="string">
            <text:p>, longitude: </text:p>
          </table:table-cell>
          <table:table-cell office:value-type="float" office:value="-3.2379987">
            <text:p>-3.2379987</text:p>
          </table:table-cell>
          <table:table-cell office:value-type="string">
            <text:p><text:s/>},</text:p>
          </table:table-cell>
          <table:table-cell table:formula="of:=CONCATENATE([.A68];[.B68];[.C68];[.D68];[.E68];[.F68];[.G68];[.H68];[.I68];[.J68];[.K68];[.L68];[.M68])" office:value-type="string" office:string-value="{ id: 68, name: 'Succoth Gardens', postcode: 'EH12 6BS', ward_id: 15, lattitude: 55.9499809, longitude: -3.2379987 },">
            <text:p>{ id: 68, name: 'Succoth Gardens', postcode: 'EH12 6BS', ward_id: 15, lattitude: 55.9499809, longitude: -3.23799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9">
            <text:p>69</text:p>
          </table:table-cell>
          <table:table-cell office:value-type="string">
            <text:p>, name: '</text:p>
          </table:table-cell>
          <table:table-cell office:value-type="string">
            <text:p>Kingsknowe Park</text:p>
          </table:table-cell>
          <table:table-cell office:value-type="string">
            <text:p>', postcode: '</text:p>
          </table:table-cell>
          <table:table-cell office:value-type="string">
            <text:p>EH14 2JQ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164015">
            <text:p>55.9164015</text:p>
          </table:table-cell>
          <table:table-cell office:value-type="string">
            <text:p>, longitude: </text:p>
          </table:table-cell>
          <table:table-cell office:value-type="float" office:value="-3.2608986">
            <text:p>-3.2608986</text:p>
          </table:table-cell>
          <table:table-cell office:value-type="string">
            <text:p><text:s/>},</text:p>
          </table:table-cell>
          <table:table-cell table:formula="of:=CONCATENATE([.A69];[.B69];[.C69];[.D69];[.E69];[.F69];[.G69];[.H69];[.I69];[.J69];[.K69];[.L69];[.M69])" office:value-type="string" office:string-value="{ id: 69, name: 'Kingsknowe Park', postcode: 'EH14 2JQ', ward_id: 10, lattitude: 55.9164015, longitude: -3.2608986 },">
            <text:p>{ id: 69, name: 'Kingsknowe Park', postcode: 'EH14 2JQ', ward_id: 10, lattitude: 55.9164015, longitude: -3.260898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0">
            <text:p>70</text:p>
          </table:table-cell>
          <table:table-cell office:value-type="string">
            <text:p>, name: '</text:p>
          </table:table-cell>
          <table:table-cell office:value-type="string">
            <text:p>Telford Gardens </text:p>
          </table:table-cell>
          <table:table-cell office:value-type="string">
            <text:p>', postcode: '</text:p>
          </table:table-cell>
          <table:table-cell office:value-type="string">
            <text:p>EH4 2PU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41121">
            <text:p>55.9641121</text:p>
          </table:table-cell>
          <table:table-cell office:value-type="string">
            <text:p>, longitude: </text:p>
          </table:table-cell>
          <table:table-cell office:value-type="float" office:value="-3.2393939">
            <text:p>-3.2393939</text:p>
          </table:table-cell>
          <table:table-cell office:value-type="string">
            <text:p><text:s/>},</text:p>
          </table:table-cell>
          <table:table-cell table:formula="of:=CONCATENATE([.A70];[.B70];[.C70];[.D70];[.E70];[.F70];[.G70];[.H70];[.I70];[.J70];[.K70];[.L70];[.M70])" office:value-type="string" office:string-value="{ id: 70, name: 'Telford Gardens ', postcode: 'EH4 2PU', ward_id: 4, lattitude: 55.9641121, longitude: -3.2393939 },">
            <text:p>{ id: 70, name: 'Telford Gardens ', postcode: 'EH4 2PU', ward_id: 4, lattitude: 55.9641121, longitude: -3.23939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1">
            <text:p>71</text:p>
          </table:table-cell>
          <table:table-cell office:value-type="string">
            <text:p>, name: '</text:p>
          </table:table-cell>
          <table:table-cell office:value-type="string">
            <text:p>Beach Lane</text:p>
          </table:table-cell>
          <table:table-cell office:value-type="string">
            <text:p>', postcode: '</text:p>
          </table:table-cell>
          <table:table-cell office:value-type="string">
            <text:p>EH15 1HU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47073">
            <text:p>55.9547073</text:p>
          </table:table-cell>
          <table:table-cell office:value-type="string">
            <text:p>, longitude: </text:p>
          </table:table-cell>
          <table:table-cell office:value-type="float" office:value="-3.1139908">
            <text:p>-3.1139908</text:p>
          </table:table-cell>
          <table:table-cell office:value-type="string">
            <text:p><text:s/>},</text:p>
          </table:table-cell>
          <table:table-cell table:formula="of:=CONCATENATE([.A71];[.B71];[.C71];[.D71];[.E71];[.F71];[.G71];[.H71];[.I71];[.J71];[.K71];[.L71];[.M71])" office:value-type="string" office:string-value="{ id: 71, name: 'Beach Lane', postcode: 'EH15 1HU', ward_id: 11, lattitude: 55.9547073, longitude: -3.1139908 },">
            <text:p>{ id: 71, name: 'Beach Lane', postcode: 'EH15 1HU', ward_id: 11, lattitude: 55.9547073, longitude: -3.11399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2">
            <text:p>72</text:p>
          </table:table-cell>
          <table:table-cell office:value-type="string">
            <text:p>, name: '</text:p>
          </table:table-cell>
          <table:table-cell office:value-type="string">
            <text:p>Royal Park Terrace</text:p>
          </table:table-cell>
          <table:table-cell office:value-type="string">
            <text:p>', postcode: '</text:p>
          </table:table-cell>
          <table:table-cell office:value-type="string">
            <text:p>EH8 8JB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47061">
            <text:p>55.9547061</text:p>
          </table:table-cell>
          <table:table-cell office:value-type="string">
            <text:p>, longitude: </text:p>
          </table:table-cell>
          <table:table-cell office:value-type="float" office:value="-3.1602776">
            <text:p>-3.1602776</text:p>
          </table:table-cell>
          <table:table-cell office:value-type="string">
            <text:p><text:s/>},</text:p>
          </table:table-cell>
          <table:table-cell table:formula="of:=CONCATENATE([.A72];[.B72];[.C72];[.D72];[.E72];[.F72];[.G72];[.H72];[.I72];[.J72];[.K72];[.L72];[.M72])" office:value-type="string" office:string-value="{ id: 72, name: 'Royal Park Terrace', postcode: 'EH8 8JB', ward_id: 1, lattitude: 55.9547061, longitude: -3.1602776 },">
            <text:p>{ id: 72, name: 'Royal Park Terrace', postcode: 'EH8 8JB', ward_id: 1, lattitude: 55.9547061, longitude: -3.16027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3">
            <text:p>73</text:p>
          </table:table-cell>
          <table:table-cell office:value-type="string">
            <text:p>, name: '</text:p>
          </table:table-cell>
          <table:table-cell office:value-type="string">
            <text:p>Brighouse Park Cross</text:p>
          </table:table-cell>
          <table:table-cell office:value-type="string">
            <text:p>', postcode: '</text:p>
          </table:table-cell>
          <table:table-cell office:value-type="string">
            <text:p>EH4 6GZ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58138">
            <text:p>55.9758138</text:p>
          </table:table-cell>
          <table:table-cell office:value-type="string">
            <text:p>, longitude: </text:p>
          </table:table-cell>
          <table:table-cell office:value-type="float" office:value="-3.2952909">
            <text:p>-3.2952909</text:p>
          </table:table-cell>
          <table:table-cell office:value-type="string">
            <text:p><text:s/>},</text:p>
          </table:table-cell>
          <table:table-cell table:formula="of:=CONCATENATE([.A73];[.B73];[.C73];[.D73];[.E73];[.F73];[.G73];[.H73];[.I73];[.J73];[.K73];[.L73];[.M73])" office:value-type="string" office:string-value="{ id: 73, name: 'Brighouse Park Cross', postcode: 'EH4 6GZ', ward_id: 14, lattitude: 55.9758138, longitude: -3.2952909 },">
            <text:p>{ id: 73, name: 'Brighouse Park Cross', postcode: 'EH4 6GZ', ward_id: 14, lattitude: 55.9758138, longitude: -3.29529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4">
            <text:p>74</text:p>
          </table:table-cell>
          <table:table-cell office:value-type="string">
            <text:p>, name: '</text:p>
          </table:table-cell>
          <table:table-cell office:value-type="string">
            <text:p>West Mains Road</text:p>
          </table:table-cell>
          <table:table-cell office:value-type="string">
            <text:p>', postcode: '</text:p>
          </table:table-cell>
          <table:table-cell office:value-type="string">
            <text:p>EH9 3JE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45732">
            <text:p>55.9245732</text:p>
          </table:table-cell>
          <table:table-cell office:value-type="string">
            <text:p>, longitude: </text:p>
          </table:table-cell>
          <table:table-cell office:value-type="float" office:value="-3.1772136">
            <text:p>-3.1772136</text:p>
          </table:table-cell>
          <table:table-cell office:value-type="string">
            <text:p><text:s/>},</text:p>
          </table:table-cell>
          <table:table-cell table:formula="of:=CONCATENATE([.A74];[.B74];[.C74];[.D74];[.E74];[.F74];[.G74];[.H74];[.I74];[.J74];[.K74];[.L74];[.M74])" office:value-type="string" office:string-value="{ id: 74, name: 'West Mains Road', postcode: 'EH9 3JE', ward_id: 17, lattitude: 55.9245732, longitude: -3.1772136 },">
            <text:p>{ id: 74, name: 'West Mains Road', postcode: 'EH9 3JE', ward_id: 17, lattitude: 55.9245732, longitude: -3.177213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5">
            <text:p>75</text:p>
          </table:table-cell>
          <table:table-cell office:value-type="string">
            <text:p>, name: '</text:p>
          </table:table-cell>
          <table:table-cell office:value-type="string">
            <text:p>Muirhouse Parkway</text:p>
          </table:table-cell>
          <table:table-cell office:value-type="string">
            <text:p>', postcode: '</text:p>
          </table:table-cell>
          <table:table-cell office:value-type="string">
            <text:p>EH4 5JJ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9092">
            <text:p>55.9739092</text:p>
          </table:table-cell>
          <table:table-cell office:value-type="string">
            <text:p>, longitude: </text:p>
          </table:table-cell>
          <table:table-cell office:value-type="float" office:value="-3.259968">
            <text:p>-3.259968</text:p>
          </table:table-cell>
          <table:table-cell office:value-type="string">
            <text:p><text:s/>},</text:p>
          </table:table-cell>
          <table:table-cell table:formula="of:=CONCATENATE([.A75];[.B75];[.C75];[.D75];[.E75];[.F75];[.G75];[.H75];[.I75];[.J75];[.K75];[.L75];[.M75])" office:value-type="string" office:string-value="{ id: 75, name: 'Muirhouse Parkway', postcode: 'EH4 5JJ', ward_id: 7, lattitude: 55.9739092, longitude: -3.259968 },">
            <text:p>{ id: 75, name: 'Muirhouse Parkway', postcode: 'EH4 5JJ', ward_id: 7, lattitude: 55.9739092, longitude: -3.2599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6">
            <text:p>76</text:p>
          </table:table-cell>
          <table:table-cell office:value-type="string">
            <text:p>, name: '</text:p>
          </table:table-cell>
          <table:table-cell office:value-type="string">
            <text:p>Monkbarns Gardens</text:p>
          </table:table-cell>
          <table:table-cell office:value-type="string">
            <text:p>', postcode: '</text:p>
          </table:table-cell>
          <table:table-cell office:value-type="string">
            <text:p>EH16 6DG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62086">
            <text:p>55.9162086</text:p>
          </table:table-cell>
          <table:table-cell office:value-type="string">
            <text:p>, longitude: </text:p>
          </table:table-cell>
          <table:table-cell office:value-type="float" office:value="-3.1584711">
            <text:p>-3.1584711</text:p>
          </table:table-cell>
          <table:table-cell office:value-type="string">
            <text:p><text:s/>},</text:p>
          </table:table-cell>
          <table:table-cell table:formula="of:=CONCATENATE([.A76];[.B76];[.C76];[.D76];[.E76];[.F76];[.G76];[.H76];[.I76];[.J76];[.K76];[.L76];[.M76])" office:value-type="string" office:string-value="{ id: 76, name: 'Monkbarns Gardens', postcode: 'EH16 6DG', ward_id: 16, lattitude: 55.9162086, longitude: -3.1584711 },">
            <text:p>{ id: 76, name: 'Monkbarns Gardens', postcode: 'EH16 6DG', ward_id: 16, lattitude: 55.9162086, longitude: -3.158471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7">
            <text:p>77</text:p>
          </table:table-cell>
          <table:table-cell office:value-type="string">
            <text:p>, name: '</text:p>
          </table:table-cell>
          <table:table-cell office:value-type="string">
            <text:p>Bell Place</text:p>
          </table:table-cell>
          <table:table-cell office:value-type="string">
            <text:p>', postcode: '</text:p>
          </table:table-cell>
          <table:table-cell office:value-type="string">
            <text:p>EH3 5HU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17814">
            <text:p>55.9617814</text:p>
          </table:table-cell>
          <table:table-cell office:value-type="string">
            <text:p>, longitude: </text:p>
          </table:table-cell>
          <table:table-cell office:value-type="float" office:value="-3.2068537">
            <text:p>-3.2068537</text:p>
          </table:table-cell>
          <table:table-cell office:value-type="string">
            <text:p><text:s/>},</text:p>
          </table:table-cell>
          <table:table-cell table:formula="of:=CONCATENATE([.A77];[.B77];[.C77];[.D77];[.E77];[.F77];[.G77];[.H77];[.I77];[.J77];[.K77];[.L77];[.M77])" office:value-type="string" office:string-value="{ id: 77, name: 'Bell Place', postcode: 'EH3 5HU', ward_id: 4, lattitude: 55.9617814, longitude: -3.2068537 },">
            <text:p>{ id: 77, name: 'Bell Place', postcode: 'EH3 5HU', ward_id: 4, lattitude: 55.9617814, longitude: -3.20685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8">
            <text:p>78</text:p>
          </table:table-cell>
          <table:table-cell office:value-type="string">
            <text:p>, name: '</text:p>
          </table:table-cell>
          <table:table-cell office:value-type="string">
            <text:p>Chesser Crescent</text:p>
          </table:table-cell>
          <table:table-cell office:value-type="string">
            <text:p>', postcode: '</text:p>
          </table:table-cell>
          <table:table-cell office:value-type="string">
            <text:p>EH14 1SP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10472">
            <text:p>55.9310472</text:p>
          </table:table-cell>
          <table:table-cell office:value-type="string">
            <text:p>, longitude: </text:p>
          </table:table-cell>
          <table:table-cell office:value-type="float" office:value="-3.2486591">
            <text:p>-3.2486591</text:p>
          </table:table-cell>
          <table:table-cell office:value-type="string">
            <text:p><text:s/>},</text:p>
          </table:table-cell>
          <table:table-cell table:formula="of:=CONCATENATE([.A78];[.B78];[.C78];[.D78];[.E78];[.F78];[.G78];[.H78];[.I78];[.J78];[.K78];[.L78];[.M78])" office:value-type="string" office:string-value="{ id: 78, name: 'Chesser Crescent', postcode: 'EH14 1SP', ward_id: 2, lattitude: 55.9310472, longitude: -3.2486591 },">
            <text:p>{ id: 78, name: 'Chesser Crescent', postcode: 'EH14 1SP', ward_id: 2, lattitude: 55.9310472, longitude: -3.24865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9">
            <text:p>79</text:p>
          </table:table-cell>
          <table:table-cell office:value-type="string">
            <text:p>, name: '</text:p>
          </table:table-cell>
          <table:table-cell office:value-type="string">
            <text:p>Glenallan Drive</text:p>
          </table:table-cell>
          <table:table-cell office:value-type="string">
            <text:p>', postcode: '</text:p>
          </table:table-cell>
          <table:table-cell office:value-type="string">
            <text:p>EH16 5RA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235111">
            <text:p>55.9235111</text:p>
          </table:table-cell>
          <table:table-cell office:value-type="string">
            <text:p>, longitude: </text:p>
          </table:table-cell>
          <table:table-cell office:value-type="float" office:value="-3.1571756">
            <text:p>-3.1571756</text:p>
          </table:table-cell>
          <table:table-cell office:value-type="string">
            <text:p><text:s/>},</text:p>
          </table:table-cell>
          <table:table-cell table:formula="of:=CONCATENATE([.A79];[.B79];[.C79];[.D79];[.E79];[.F79];[.G79];[.H79];[.I79];[.J79];[.K79];[.L79];[.M79])" office:value-type="string" office:string-value="{ id: 79, name: 'Glenallan Drive', postcode: 'EH16 5RA', ward_id: 16, lattitude: 55.9235111, longitude: -3.1571756 },">
            <text:p>{ id: 79, name: 'Glenallan Drive', postcode: 'EH16 5RA', ward_id: 16, lattitude: 55.9235111, longitude: -3.15717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0">
            <text:p>80</text:p>
          </table:table-cell>
          <table:table-cell office:value-type="string">
            <text:p>, name: '</text:p>
          </table:table-cell>
          <table:table-cell office:value-type="string">
            <text:p>Brae Park</text:p>
          </table:table-cell>
          <table:table-cell office:value-type="string">
            <text:p>', postcode: '</text:p>
          </table:table-cell>
          <table:table-cell office:value-type="string">
            <text:p>EH4 6DJ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58973">
            <text:p>55.9658973</text:p>
          </table:table-cell>
          <table:table-cell office:value-type="string">
            <text:p>, longitude: </text:p>
          </table:table-cell>
          <table:table-cell office:value-type="float" office:value="-3.3112088">
            <text:p>-3.3112088</text:p>
          </table:table-cell>
          <table:table-cell office:value-type="string">
            <text:p><text:s/>},</text:p>
          </table:table-cell>
          <table:table-cell table:formula="of:=CONCATENATE([.A80];[.B80];[.C80];[.D80];[.E80];[.F80];[.G80];[.H80];[.I80];[.J80];[.K80];[.L80];[.M80])" office:value-type="string" office:string-value="{ id: 80, name: 'Brae Park', postcode: 'EH4 6DJ', ward_id: 14, lattitude: 55.9658973, longitude: -3.3112088 },">
            <text:p>{ id: 80, name: 'Brae Park', postcode: 'EH4 6DJ', ward_id: 14, lattitude: 55.9658973, longitude: -3.31120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1">
            <text:p>81</text:p>
          </table:table-cell>
          <table:table-cell office:value-type="string">
            <text:p>, name: '</text:p>
          </table:table-cell>
          <table:table-cell office:value-type="string">
            <text:p>Park Terrace</text:p>
          </table:table-cell>
          <table:table-cell office:value-type="string">
            <text:p>', postcode: '</text:p>
          </table:table-cell>
          <table:table-cell office:value-type="string">
            <text:p>EH4 1DP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03104">
            <text:p>55.9603104</text:p>
          </table:table-cell>
          <table:table-cell office:value-type="string">
            <text:p>, longitude: </text:p>
          </table:table-cell>
          <table:table-cell office:value-type="float" office:value="-3.2175518">
            <text:p>-3.2175518</text:p>
          </table:table-cell>
          <table:table-cell office:value-type="string">
            <text:p><text:s/>},</text:p>
          </table:table-cell>
          <table:table-cell table:formula="of:=CONCATENATE([.A81];[.B81];[.C81];[.D81];[.E81];[.F81];[.G81];[.H81];[.I81];[.J81];[.K81];[.L81];[.M81])" office:value-type="string" office:string-value="{ id: 81, name: 'Park Terrace', postcode: 'EH4 1DP', ward_id: 4, lattitude: 55.9603104, longitude: -3.2175518 },">
            <text:p>{ id: 81, name: 'Park Terrace', postcode: 'EH4 1DP', ward_id: 4, lattitude: 55.9603104, longitude: -3.21755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2">
            <text:p>82</text:p>
          </table:table-cell>
          <table:table-cell office:value-type="string">
            <text:p>, name: '</text:p>
          </table:table-cell>
          <table:table-cell office:value-type="string">
            <text:p>Parkhead View</text:p>
          </table:table-cell>
          <table:table-cell office:value-type="string">
            <text:p>', postcode: '</text:p>
          </table:table-cell>
          <table:table-cell office:value-type="string">
            <text:p>EH11 4RU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26301">
            <text:p>55.9226301</text:p>
          </table:table-cell>
          <table:table-cell office:value-type="string">
            <text:p>, longitude: </text:p>
          </table:table-cell>
          <table:table-cell office:value-type="float" office:value="-3.2781033">
            <text:p>-3.2781033</text:p>
          </table:table-cell>
          <table:table-cell office:value-type="string">
            <text:p><text:s/>},</text:p>
          </table:table-cell>
          <table:table-cell table:formula="of:=CONCATENATE([.A82];[.B82];[.C82];[.D82];[.E82];[.F82];[.G82];[.H82];[.I82];[.J82];[.K82];[.L82];[.M82])" office:value-type="string" office:string-value="{ id: 82, name: 'Parkhead View', postcode: 'EH11 4RU', ward_id: 13, lattitude: 55.9226301, longitude: -3.2781033 },">
            <text:p>{ id: 82, name: 'Parkhead View', postcode: 'EH11 4RU', ward_id: 13, lattitude: 55.9226301, longitude: -3.27810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3">
            <text:p>83</text:p>
          </table:table-cell>
          <table:table-cell office:value-type="string">
            <text:p>, name: '</text:p>
          </table:table-cell>
          <table:table-cell office:value-type="string">
            <text:p>Craiglockhart Crescent</text:p>
          </table:table-cell>
          <table:table-cell office:value-type="string">
            <text:p>', postcode: '</text:p>
          </table:table-cell>
          <table:table-cell office:value-type="string">
            <text:p>EH14 1EZ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189932">
            <text:p>55.9189932</text:p>
          </table:table-cell>
          <table:table-cell office:value-type="string">
            <text:p>, longitude: </text:p>
          </table:table-cell>
          <table:table-cell office:value-type="float" office:value="-3.2450619">
            <text:p>-3.2450619</text:p>
          </table:table-cell>
          <table:table-cell office:value-type="string">
            <text:p><text:s/>},</text:p>
          </table:table-cell>
          <table:table-cell table:formula="of:=CONCATENATE([.A83];[.B83];[.C83];[.D83];[.E83];[.F83];[.G83];[.H83];[.I83];[.J83];[.K83];[.L83];[.M83])" office:value-type="string" office:string-value="{ id: 83, name: 'Craiglockhart Crescent', postcode: 'EH14 1EZ', ward_id: 2, lattitude: 55.9189932, longitude: -3.2450619 },">
            <text:p>{ id: 83, name: 'Craiglockhart Crescent', postcode: 'EH14 1EZ', ward_id: 2, lattitude: 55.9189932, longitude: -3.24506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4">
            <text:p>84</text:p>
          </table:table-cell>
          <table:table-cell office:value-type="string">
            <text:p>, name: '</text:p>
          </table:table-cell>
          <table:table-cell office:value-type="string">
            <text:p>Cameron Park</text:p>
          </table:table-cell>
          <table:table-cell office:value-type="string">
            <text:p>', postcode: '</text:p>
          </table:table-cell>
          <table:table-cell office:value-type="string">
            <text:p>EH16 5LA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0226">
            <text:p>55.930226</text:p>
          </table:table-cell>
          <table:table-cell office:value-type="string">
            <text:p>, longitude: </text:p>
          </table:table-cell>
          <table:table-cell office:value-type="float" office:value="-3.1614447">
            <text:p>-3.1614447</text:p>
          </table:table-cell>
          <table:table-cell office:value-type="string">
            <text:p><text:s/>},</text:p>
          </table:table-cell>
          <table:table-cell table:formula="of:=CONCATENATE([.A84];[.B84];[.C84];[.D84];[.E84];[.F84];[.G84];[.H84];[.I84];[.J84];[.K84];[.L84];[.M84])" office:value-type="string" office:string-value="{ id: 84, name: 'Cameron Park', postcode: 'EH16 5LA', ward_id: 17, lattitude: 55.930226, longitude: -3.1614447 },">
            <text:p>{ id: 84, name: 'Cameron Park', postcode: 'EH16 5LA', ward_id: 17, lattitude: 55.930226, longitude: -3.16144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5">
            <text:p>85</text:p>
          </table:table-cell>
          <table:table-cell office:value-type="string">
            <text:p>, name: '</text:p>
          </table:table-cell>
          <table:table-cell office:value-type="string">
            <text:p>Murrayfield Road</text:p>
          </table:table-cell>
          <table:table-cell office:value-type="string">
            <text:p>', postcode: '</text:p>
          </table:table-cell>
          <table:table-cell office:value-type="string">
            <text:p>EH12 6ER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80684">
            <text:p>55.9480684</text:p>
          </table:table-cell>
          <table:table-cell office:value-type="string">
            <text:p>, longitude: </text:p>
          </table:table-cell>
          <table:table-cell office:value-type="float" office:value="-3.247708">
            <text:p>-3.247708</text:p>
          </table:table-cell>
          <table:table-cell office:value-type="string">
            <text:p><text:s/>},</text:p>
          </table:table-cell>
          <table:table-cell table:formula="of:=CONCATENATE([.A85];[.B85];[.C85];[.D85];[.E85];[.F85];[.G85];[.H85];[.I85];[.J85];[.K85];[.L85];[.M85])" office:value-type="string" office:string-value="{ id: 85, name: 'Murrayfield Road', postcode: 'EH12 6ER', ward_id: 15, lattitude: 55.9480684, longitude: -3.247708 },">
            <text:p>{ id: 85, name: 'Murrayfield Road', postcode: 'EH12 6ER', ward_id: 15, lattitude: 55.9480684, longitude: -3.2477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6">
            <text:p>86</text:p>
          </table:table-cell>
          <table:table-cell office:value-type="string">
            <text:p>, name: '</text:p>
          </table:table-cell>
          <table:table-cell office:value-type="string">
            <text:p>Bread Street Lane</text:p>
          </table:table-cell>
          <table:table-cell office:value-type="string">
            <text:p>', postcode: '</text:p>
          </table:table-cell>
          <table:table-cell office:value-type="string">
            <text:p>EH3 9AF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55499">
            <text:p>55.9455499</text:p>
          </table:table-cell>
          <table:table-cell office:value-type="string">
            <text:p>, longitude: </text:p>
          </table:table-cell>
          <table:table-cell office:value-type="float" office:value="-3.20454">
            <text:p>-3.20454</text:p>
          </table:table-cell>
          <table:table-cell office:value-type="string">
            <text:p><text:s/>},</text:p>
          </table:table-cell>
          <table:table-cell table:formula="of:=CONCATENATE([.A86];[.B86];[.C86];[.D86];[.E86];[.F86];[.G86];[.H86];[.I86];[.J86];[.K86];[.L86];[.M86])" office:value-type="string" office:string-value="{ id: 86, name: 'Bread Street Lane', postcode: 'EH3 9AF', ward_id: 6, lattitude: 55.9455499, longitude: -3.20454 },">
            <text:p>{ id: 86, name: 'Bread Street Lane', postcode: 'EH3 9AF', ward_id: 6, lattitude: 55.9455499, longitude: -3.204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7">
            <text:p>87</text:p>
          </table:table-cell>
          <table:table-cell office:value-type="string">
            <text:p>, name: '</text:p>
          </table:table-cell>
          <table:table-cell office:value-type="string">
            <text:p>Rillbank Crescent</text:p>
          </table:table-cell>
          <table:table-cell office:value-type="string">
            <text:p>', postcode: '</text:p>
          </table:table-cell>
          <table:table-cell office:value-type="string">
            <text:p>EH9 1LJ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93939">
            <text:p>55.9393939</text:p>
          </table:table-cell>
          <table:table-cell office:value-type="string">
            <text:p>, longitude: </text:p>
          </table:table-cell>
          <table:table-cell office:value-type="float" office:value="-3.1896887">
            <text:p>-3.1896887</text:p>
          </table:table-cell>
          <table:table-cell office:value-type="string">
            <text:p><text:s/>},</text:p>
          </table:table-cell>
          <table:table-cell table:formula="of:=CONCATENATE([.A87];[.B87];[.C87];[.D87];[.E87];[.F87];[.G87];[.H87];[.I87];[.J87];[.K87];[.L87];[.M87])" office:value-type="string" office:string-value="{ id: 87, name: 'Rillbank Crescent', postcode: 'EH9 1LJ', ward_id: 17, lattitude: 55.9393939, longitude: -3.1896887 },">
            <text:p>{ id: 87, name: 'Rillbank Crescent', postcode: 'EH9 1LJ', ward_id: 17, lattitude: 55.9393939, longitude: -3.18968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8">
            <text:p>88</text:p>
          </table:table-cell>
          <table:table-cell office:value-type="string">
            <text:p>, name: '</text:p>
          </table:table-cell>
          <table:table-cell office:value-type="string">
            <text:p>Spittal Street</text:p>
          </table:table-cell>
          <table:table-cell office:value-type="string">
            <text:p>', postcode: '</text:p>
          </table:table-cell>
          <table:table-cell office:value-type="string">
            <text:p>EH3 9AR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62207">
            <text:p>55.9462207</text:p>
          </table:table-cell>
          <table:table-cell office:value-type="string">
            <text:p>, longitude: </text:p>
          </table:table-cell>
          <table:table-cell office:value-type="float" office:value="-3.2031494">
            <text:p>-3.2031494</text:p>
          </table:table-cell>
          <table:table-cell office:value-type="string">
            <text:p><text:s/>},</text:p>
          </table:table-cell>
          <table:table-cell table:formula="of:=CONCATENATE([.A88];[.B88];[.C88];[.D88];[.E88];[.F88];[.G88];[.H88];[.I88];[.J88];[.K88];[.L88];[.M88])" office:value-type="string" office:string-value="{ id: 88, name: 'Spittal Street', postcode: 'EH3 9AR', ward_id: 6, lattitude: 55.9462207, longitude: -3.2031494 },">
            <text:p>{ id: 88, name: 'Spittal Street', postcode: 'EH3 9AR', ward_id: 6, lattitude: 55.9462207, longitude: -3.20314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9">
            <text:p>89</text:p>
          </table:table-cell>
          <table:table-cell office:value-type="string">
            <text:p>, name: '</text:p>
          </table:table-cell>
          <table:table-cell office:value-type="string">
            <text:p>Dalkeith Road</text:p>
          </table:table-cell>
          <table:table-cell office:value-type="string">
            <text:p>', postcode: '</text:p>
          </table:table-cell>
          <table:table-cell office:value-type="string">
            <text:p>EH16 5AH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52504">
            <text:p>55.9352504</text:p>
          </table:table-cell>
          <table:table-cell office:value-type="string">
            <text:p>, longitude: </text:p>
          </table:table-cell>
          <table:table-cell office:value-type="float" office:value="-3.1689161">
            <text:p>-3.1689161</text:p>
          </table:table-cell>
          <table:table-cell office:value-type="string">
            <text:p><text:s/>},</text:p>
          </table:table-cell>
          <table:table-cell table:formula="of:=CONCATENATE([.A89];[.B89];[.C89];[.D89];[.E89];[.F89];[.G89];[.H89];[.I89];[.J89];[.K89];[.L89];[.M89])" office:value-type="string" office:string-value="{ id: 89, name: 'Dalkeith Road', postcode: 'EH16 5AH', ward_id: 17, lattitude: 55.9352504, longitude: -3.1689161 },">
            <text:p>{ id: 89, name: 'Dalkeith Road', postcode: 'EH16 5AH', ward_id: 17, lattitude: 55.9352504, longitude: -3.16891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0">
            <text:p>90</text:p>
          </table:table-cell>
          <table:table-cell office:value-type="string">
            <text:p>, name: '</text:p>
          </table:table-cell>
          <table:table-cell office:value-type="string">
            <text:p>Drum Brae Gardens</text:p>
          </table:table-cell>
          <table:table-cell office:value-type="string">
            <text:p>', postcode: '</text:p>
          </table:table-cell>
          <table:table-cell office:value-type="string">
            <text:p>EH12 8SY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86438">
            <text:p>55.9486438</text:p>
          </table:table-cell>
          <table:table-cell office:value-type="string">
            <text:p>, longitude: </text:p>
          </table:table-cell>
          <table:table-cell office:value-type="float" office:value="-3.2936983">
            <text:p>-3.2936983</text:p>
          </table:table-cell>
          <table:table-cell office:value-type="string">
            <text:p><text:s/>},</text:p>
          </table:table-cell>
          <table:table-cell table:formula="of:=CONCATENATE([.A90];[.B90];[.C90];[.D90];[.E90];[.F90];[.G90];[.H90];[.I90];[.J90];[.K90];[.L90];[.M90])" office:value-type="string" office:string-value="{ id: 90, name: 'Drum Brae Gardens', postcode: 'EH12 8SY', ward_id: 9, lattitude: 55.9486438, longitude: -3.2936983 },">
            <text:p>{ id: 90, name: 'Drum Brae Gardens', postcode: 'EH12 8SY', ward_id: 9, lattitude: 55.9486438, longitude: -3.29369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1">
            <text:p>91</text:p>
          </table:table-cell>
          <table:table-cell office:value-type="string">
            <text:p>, name: '</text:p>
          </table:table-cell>
          <table:table-cell office:value-type="string">
            <text:p>Gladstone Place</text:p>
          </table:table-cell>
          <table:table-cell office:value-type="string">
            <text:p>', postcode: '</text:p>
          </table:table-cell>
          <table:table-cell office:value-type="string">
            <text:p>EH6 7LX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99043">
            <text:p>55.9699043</text:p>
          </table:table-cell>
          <table:table-cell office:value-type="string">
            <text:p>, longitude: </text:p>
          </table:table-cell>
          <table:table-cell office:value-type="float" office:value="-3.1591206">
            <text:p>-3.1591206</text:p>
          </table:table-cell>
          <table:table-cell office:value-type="string">
            <text:p><text:s/>},</text:p>
          </table:table-cell>
          <table:table-cell table:formula="of:=CONCATENATE([.A91];[.B91];[.C91];[.D91];[.E91];[.F91];[.G91];[.H91];[.I91];[.J91];[.K91];[.L91];[.M91])" office:value-type="string" office:string-value="{ id: 91, name: 'Gladstone Place', postcode: 'EH6 7LX', ward_id: 8, lattitude: 55.9699043, longitude: -3.1591206 },">
            <text:p>{ id: 91, name: 'Gladstone Place', postcode: 'EH6 7LX', ward_id: 8, lattitude: 55.9699043, longitude: -3.15912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2">
            <text:p>92</text:p>
          </table:table-cell>
          <table:table-cell office:value-type="string">
            <text:p>, name: '</text:p>
          </table:table-cell>
          <table:table-cell office:value-type="string">
            <text:p>Forkenford</text:p>
          </table:table-cell>
          <table:table-cell office:value-type="string">
            <text:p>', postcode: '</text:p>
          </table:table-cell>
          <table:table-cell office:value-type="string">
            <text:p>EH16 4EZ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6412">
            <text:p>55.936412</text:p>
          </table:table-cell>
          <table:table-cell office:value-type="string">
            <text:p>, longitude: </text:p>
          </table:table-cell>
          <table:table-cell office:value-type="float" office:value="-3.1442467">
            <text:p>-3.1442467</text:p>
          </table:table-cell>
          <table:table-cell office:value-type="string">
            <text:p><text:s/>},</text:p>
          </table:table-cell>
          <table:table-cell table:formula="of:=CONCATENATE([.A92];[.B92];[.C92];[.D92];[.E92];[.F92];[.G92];[.H92];[.I92];[.J92];[.K92];[.L92];[.M92])" office:value-type="string" office:string-value="{ id: 92, name: 'Forkenford', postcode: 'EH16 4EZ', ward_id: 17, lattitude: 55.936412, longitude: -3.1442467 },">
            <text:p>{ id: 92, name: 'Forkenford', postcode: 'EH16 4EZ', ward_id: 17, lattitude: 55.936412, longitude: -3.14424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3">
            <text:p>93</text:p>
          </table:table-cell>
          <table:table-cell office:value-type="string">
            <text:p>, name: '</text:p>
          </table:table-cell>
          <table:table-cell office:value-type="string">
            <text:p>Bonnington Avenue</text:p>
          </table:table-cell>
          <table:table-cell office:value-type="string">
            <text:p>', postcode: '</text:p>
          </table:table-cell>
          <table:table-cell office:value-type="string">
            <text:p>EH6 5QH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2138">
            <text:p>55.972138</text:p>
          </table:table-cell>
          <table:table-cell office:value-type="string">
            <text:p>, longitude: </text:p>
          </table:table-cell>
          <table:table-cell office:value-type="float" office:value="-3.1880854">
            <text:p>-3.1880854</text:p>
          </table:table-cell>
          <table:table-cell office:value-type="string">
            <text:p><text:s/>},</text:p>
          </table:table-cell>
          <table:table-cell table:formula="of:=CONCATENATE([.A93];[.B93];[.C93];[.D93];[.E93];[.F93];[.G93];[.H93];[.I93];[.J93];[.K93];[.L93];[.M93])" office:value-type="string" office:string-value="{ id: 93, name: 'Bonnington Avenue', postcode: 'EH6 5QH', ward_id: 12, lattitude: 55.972138, longitude: -3.1880854 },">
            <text:p>{ id: 93, name: 'Bonnington Avenue', postcode: 'EH6 5QH', ward_id: 12, lattitude: 55.972138, longitude: -3.18808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4">
            <text:p>94</text:p>
          </table:table-cell>
          <table:table-cell office:value-type="string">
            <text:p>, name: '</text:p>
          </table:table-cell>
          <table:table-cell office:value-type="string">
            <text:p>Mcleod Street</text:p>
          </table:table-cell>
          <table:table-cell office:value-type="string">
            <text:p>', postcode: '</text:p>
          </table:table-cell>
          <table:table-cell office:value-type="string">
            <text:p>EH11 2ND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95389">
            <text:p>55.9395389</text:p>
          </table:table-cell>
          <table:table-cell office:value-type="string">
            <text:p>, longitude: </text:p>
          </table:table-cell>
          <table:table-cell office:value-type="float" office:value="-3.2308777">
            <text:p>-3.2308777</text:p>
          </table:table-cell>
          <table:table-cell office:value-type="string">
            <text:p><text:s/>},</text:p>
          </table:table-cell>
          <table:table-cell table:formula="of:=CONCATENATE([.A94];[.B94];[.C94];[.D94];[.E94];[.F94];[.G94];[.H94];[.I94];[.J94];[.K94];[.L94];[.M94])" office:value-type="string" office:string-value="{ id: 94, name: 'Mcleod Street', postcode: 'EH11 2ND', ward_id: 13, lattitude: 55.9395389, longitude: -3.2308777 },">
            <text:p>{ id: 94, name: 'Mcleod Street', postcode: 'EH11 2ND', ward_id: 13, lattitude: 55.9395389, longitude: -3.23087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5">
            <text:p>95</text:p>
          </table:table-cell>
          <table:table-cell office:value-type="string">
            <text:p>, name: '</text:p>
          </table:table-cell>
          <table:table-cell office:value-type="string">
            <text:p>Durar Drive</text:p>
          </table:table-cell>
          <table:table-cell office:value-type="string">
            <text:p>', postcode: '</text:p>
          </table:table-cell>
          <table:table-cell office:value-type="string">
            <text:p>EH4 7HW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2542">
            <text:p>55.952542</text:p>
          </table:table-cell>
          <table:table-cell office:value-type="string">
            <text:p>, longitude: </text:p>
          </table:table-cell>
          <table:table-cell office:value-type="float" office:value="-3.2913325">
            <text:p>-3.2913325</text:p>
          </table:table-cell>
          <table:table-cell office:value-type="string">
            <text:p><text:s/>},</text:p>
          </table:table-cell>
          <table:table-cell table:formula="of:=CONCATENATE([.A95];[.B95];[.C95];[.D95];[.E95];[.F95];[.G95];[.H95];[.I95];[.J95];[.K95];[.L95];[.M95])" office:value-type="string" office:string-value="{ id: 95, name: 'Durar Drive', postcode: 'EH4 7HW', ward_id: 9, lattitude: 55.952542, longitude: -3.2913325 },">
            <text:p>{ id: 95, name: 'Durar Drive', postcode: 'EH4 7HW', ward_id: 9, lattitude: 55.952542, longitude: -3.29133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6">
            <text:p>96</text:p>
          </table:table-cell>
          <table:table-cell office:value-type="string">
            <text:p>, name: '</text:p>
          </table:table-cell>
          <table:table-cell office:value-type="string">
            <text:p>Kyle Place</text:p>
          </table:table-cell>
          <table:table-cell office:value-type="string">
            <text:p>', postcode: '</text:p>
          </table:table-cell>
          <table:table-cell office:value-type="string">
            <text:p>EH7 5XH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6651">
            <text:p>55.956651</text:p>
          </table:table-cell>
          <table:table-cell office:value-type="string">
            <text:p>, longitude: </text:p>
          </table:table-cell>
          <table:table-cell office:value-type="float" office:value="-3.1715014">
            <text:p>-3.1715014</text:p>
          </table:table-cell>
          <table:table-cell office:value-type="string">
            <text:p><text:s/>},</text:p>
          </table:table-cell>
          <table:table-cell table:formula="of:=CONCATENATE([.A96];[.B96];[.C96];[.D96];[.E96];[.F96];[.G96];[.H96];[.I96];[.J96];[.K96];[.L96];[.M96])" office:value-type="string" office:string-value="{ id: 96, name: 'Kyle Place', postcode: 'EH7 5XH', ward_id: 6, lattitude: 55.956651, longitude: -3.1715014 },">
            <text:p>{ id: 96, name: 'Kyle Place', postcode: 'EH7 5XH', ward_id: 6, lattitude: 55.956651, longitude: -3.17150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7">
            <text:p>97</text:p>
          </table:table-cell>
          <table:table-cell office:value-type="string">
            <text:p>, name: '</text:p>
          </table:table-cell>
          <table:table-cell office:value-type="string">
            <text:p>Fairbrae</text:p>
          </table:table-cell>
          <table:table-cell office:value-type="string">
            <text:p>', postcode: '</text:p>
          </table:table-cell>
          <table:table-cell office:value-type="string">
            <text:p>EH11 3GZ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70074">
            <text:p>55.9270074</text:p>
          </table:table-cell>
          <table:table-cell office:value-type="string">
            <text:p>, longitude: </text:p>
          </table:table-cell>
          <table:table-cell office:value-type="float" office:value="-3.27284">
            <text:p>-3.27284</text:p>
          </table:table-cell>
          <table:table-cell office:value-type="string">
            <text:p><text:s/>},</text:p>
          </table:table-cell>
          <table:table-cell table:formula="of:=CONCATENATE([.A97];[.B97];[.C97];[.D97];[.E97];[.F97];[.G97];[.H97];[.I97];[.J97];[.K97];[.L97];[.M97])" office:value-type="string" office:string-value="{ id: 97, name: 'Fairbrae', postcode: 'EH11 3GZ', ward_id: 13, lattitude: 55.9270074, longitude: -3.27284 },">
            <text:p>{ id: 97, name: 'Fairbrae', postcode: 'EH11 3GZ', ward_id: 13, lattitude: 55.9270074, longitude: -3.272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8">
            <text:p>98</text:p>
          </table:table-cell>
          <table:table-cell office:value-type="string">
            <text:p>, name: '</text:p>
          </table:table-cell>
          <table:table-cell office:value-type="string">
            <text:p>Westfield Court</text:p>
          </table:table-cell>
          <table:table-cell office:value-type="string">
            <text:p>', postcode: '</text:p>
          </table:table-cell>
          <table:table-cell office:value-type="string">
            <text:p>EH11 2RH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69865">
            <text:p>55.9369865</text:p>
          </table:table-cell>
          <table:table-cell office:value-type="string">
            <text:p>, longitude: </text:p>
          </table:table-cell>
          <table:table-cell office:value-type="float" office:value="-3.2425772">
            <text:p>-3.2425772</text:p>
          </table:table-cell>
          <table:table-cell office:value-type="string">
            <text:p><text:s/>},</text:p>
          </table:table-cell>
          <table:table-cell table:formula="of:=CONCATENATE([.A98];[.B98];[.C98];[.D98];[.E98];[.F98];[.G98];[.H98];[.I98];[.J98];[.K98];[.L98];[.M98])" office:value-type="string" office:string-value="{ id: 98, name: 'Westfield Court', postcode: 'EH11 2RH', ward_id: 13, lattitude: 55.9369865, longitude: -3.2425772 },">
            <text:p>{ id: 98, name: 'Westfield Court', postcode: 'EH11 2RH', ward_id: 13, lattitude: 55.9369865, longitude: -3.242577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9">
            <text:p>99</text:p>
          </table:table-cell>
          <table:table-cell office:value-type="string">
            <text:p>, name: '</text:p>
          </table:table-cell>
          <table:table-cell office:value-type="string">
            <text:p>Meadowbank Terrace</text:p>
          </table:table-cell>
          <table:table-cell office:value-type="string">
            <text:p>', postcode: '</text:p>
          </table:table-cell>
          <table:table-cell office:value-type="string">
            <text:p>EH8 7AJ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47911">
            <text:p>55.9547911</text:p>
          </table:table-cell>
          <table:table-cell office:value-type="string">
            <text:p>, longitude: </text:p>
          </table:table-cell>
          <table:table-cell office:value-type="float" office:value="-3.1562781">
            <text:p>-3.1562781</text:p>
          </table:table-cell>
          <table:table-cell office:value-type="string">
            <text:p><text:s/>},</text:p>
          </table:table-cell>
          <table:table-cell table:formula="of:=CONCATENATE([.A99];[.B99];[.C99];[.D99];[.E99];[.F99];[.G99];[.H99];[.I99];[.J99];[.K99];[.L99];[.M99])" office:value-type="string" office:string-value="{ id: 99, name: 'Meadowbank Terrace', postcode: 'EH8 7AJ', ward_id: 1, lattitude: 55.9547911, longitude: -3.1562781 },">
            <text:p>{ id: 99, name: 'Meadowbank Terrace', postcode: 'EH8 7AJ', ward_id: 1, lattitude: 55.9547911, longitude: -3.15627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0">
            <text:p>100</text:p>
          </table:table-cell>
          <table:table-cell office:value-type="string">
            <text:p>, name: '</text:p>
          </table:table-cell>
          <table:table-cell office:value-type="string">
            <text:p>Albany Lane</text:p>
          </table:table-cell>
          <table:table-cell office:value-type="string">
            <text:p>', postcode: '</text:p>
          </table:table-cell>
          <table:table-cell office:value-type="string">
            <text:p>EH1 3QP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76799">
            <text:p>55.9576799</text:p>
          </table:table-cell>
          <table:table-cell office:value-type="string">
            <text:p>, longitude: </text:p>
          </table:table-cell>
          <table:table-cell office:value-type="float" office:value="-3.1911016">
            <text:p>-3.1911016</text:p>
          </table:table-cell>
          <table:table-cell office:value-type="string">
            <text:p><text:s/>},</text:p>
          </table:table-cell>
          <table:table-cell table:formula="of:=CONCATENATE([.A100];[.B100];[.C100];[.D100];[.E100];[.F100];[.G100];[.H100];[.I100];[.J100];[.K100];[.L100];[.M100])" office:value-type="string" office:string-value="{ id: 100, name: 'Albany Lane', postcode: 'EH1 3QP', ward_id: 6, lattitude: 55.9576799, longitude: -3.1911016 },">
            <text:p>{ id: 100, name: 'Albany Lane', postcode: 'EH1 3QP', ward_id: 6, lattitude: 55.9576799, longitude: -3.191101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1">
            <text:p>101</text:p>
          </table:table-cell>
          <table:table-cell office:value-type="string">
            <text:p>, name: '</text:p>
          </table:table-cell>
          <table:table-cell office:value-type="string">
            <text:p>Cammo Brae</text:p>
          </table:table-cell>
          <table:table-cell office:value-type="string">
            <text:p>', postcode: '</text:p>
          </table:table-cell>
          <table:table-cell office:value-type="string">
            <text:p>EH4 8ET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594634">
            <text:p>55.9594634</text:p>
          </table:table-cell>
          <table:table-cell office:value-type="string">
            <text:p>, longitude: </text:p>
          </table:table-cell>
          <table:table-cell office:value-type="float" office:value="-3.3142107">
            <text:p>-3.3142107</text:p>
          </table:table-cell>
          <table:table-cell office:value-type="string">
            <text:p><text:s/>},</text:p>
          </table:table-cell>
          <table:table-cell table:formula="of:=CONCATENATE([.A101];[.B101];[.C101];[.D101];[.E101];[.F101];[.G101];[.H101];[.I101];[.J101];[.K101];[.L101];[.M101])" office:value-type="string" office:string-value="{ id: 101, name: 'Cammo Brae', postcode: 'EH4 8ET', ward_id: 14, lattitude: 55.9594634, longitude: -3.3142107 },">
            <text:p>{ id: 101, name: 'Cammo Brae', postcode: 'EH4 8ET', ward_id: 14, lattitude: 55.9594634, longitude: -3.31421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2">
            <text:p>102</text:p>
          </table:table-cell>
          <table:table-cell office:value-type="string">
            <text:p>, name: '</text:p>
          </table:table-cell>
          <table:table-cell office:value-type="string">
            <text:p>South Mellis Park</text:p>
          </table:table-cell>
          <table:table-cell office:value-type="string">
            <text:p>', postcode: '</text:p>
          </table:table-cell>
          <table:table-cell office:value-type="string">
            <text:p>EH8 7TP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36473">
            <text:p>55.9536473</text:p>
          </table:table-cell>
          <table:table-cell office:value-type="string">
            <text:p>, longitude: </text:p>
          </table:table-cell>
          <table:table-cell office:value-type="float" office:value="-3.1381538">
            <text:p>-3.1381538</text:p>
          </table:table-cell>
          <table:table-cell office:value-type="string">
            <text:p><text:s/>},</text:p>
          </table:table-cell>
          <table:table-cell table:formula="of:=CONCATENATE([.A102];[.B102];[.C102];[.D102];[.E102];[.F102];[.G102];[.H102];[.I102];[.J102];[.K102];[.L102];[.M102])" office:value-type="string" office:string-value="{ id: 102, name: 'South Mellis Park', postcode: 'EH8 7TP', ward_id: 1, lattitude: 55.9536473, longitude: -3.1381538 },">
            <text:p>{ id: 102, name: 'South Mellis Park', postcode: 'EH8 7TP', ward_id: 1, lattitude: 55.9536473, longitude: -3.138153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3">
            <text:p>103</text:p>
          </table:table-cell>
          <table:table-cell office:value-type="string">
            <text:p>, name: '</text:p>
          </table:table-cell>
          <table:table-cell office:value-type="string">
            <text:p>Lasswade Road</text:p>
          </table:table-cell>
          <table:table-cell office:value-type="string">
            <text:p>', postcode: '</text:p>
          </table:table-cell>
          <table:table-cell office:value-type="string">
            <text:p>EH17 8JA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36484">
            <text:p>55.9036484</text:p>
          </table:table-cell>
          <table:table-cell office:value-type="string">
            <text:p>, longitude: </text:p>
          </table:table-cell>
          <table:table-cell office:value-type="float" office:value="-3.1480282">
            <text:p>-3.1480282</text:p>
          </table:table-cell>
          <table:table-cell office:value-type="string">
            <text:p><text:s/>},</text:p>
          </table:table-cell>
          <table:table-cell table:formula="of:=CONCATENATE([.A103];[.B103];[.C103];[.D103];[.E103];[.F103];[.G103];[.H103];[.I103];[.J103];[.K103];[.L103];[.M103])" office:value-type="string" office:string-value="{ id: 103, name: 'Lasswade Road', postcode: 'EH17 8JA', ward_id: 16, lattitude: 55.9036484, longitude: -3.1480282 },">
            <text:p>{ id: 103, name: 'Lasswade Road', postcode: 'EH17 8JA', ward_id: 16, lattitude: 55.9036484, longitude: -3.14802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4">
            <text:p>104</text:p>
          </table:table-cell>
          <table:table-cell office:value-type="string">
            <text:p>, name: '</text:p>
          </table:table-cell>
          <table:table-cell office:value-type="string">
            <text:p>Silverknowes Court</text:p>
          </table:table-cell>
          <table:table-cell office:value-type="string">
            <text:p>', postcode: '</text:p>
          </table:table-cell>
          <table:table-cell office:value-type="string">
            <text:p>EH4 5NP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97765">
            <text:p>55.9697765</text:p>
          </table:table-cell>
          <table:table-cell office:value-type="string">
            <text:p>, longitude: </text:p>
          </table:table-cell>
          <table:table-cell office:value-type="float" office:value="-3.2694854">
            <text:p>-3.2694854</text:p>
          </table:table-cell>
          <table:table-cell office:value-type="string">
            <text:p><text:s/>},</text:p>
          </table:table-cell>
          <table:table-cell table:formula="of:=CONCATENATE([.A104];[.B104];[.C104];[.D104];[.E104];[.F104];[.G104];[.H104];[.I104];[.J104];[.K104];[.L104];[.M104])" office:value-type="string" office:string-value="{ id: 104, name: 'Silverknowes Court', postcode: 'EH4 5NP', ward_id: 14, lattitude: 55.9697765, longitude: -3.2694854 },">
            <text:p>{ id: 104, name: 'Silverknowes Court', postcode: 'EH4 5NP', ward_id: 14, lattitude: 55.9697765, longitude: -3.26948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5">
            <text:p>105</text:p>
          </table:table-cell>
          <table:table-cell office:value-type="string">
            <text:p>, name: '</text:p>
          </table:table-cell>
          <table:table-cell office:value-type="string">
            <text:p>Parkhead Loan</text:p>
          </table:table-cell>
          <table:table-cell office:value-type="string">
            <text:p>', postcode: '</text:p>
          </table:table-cell>
          <table:table-cell office:value-type="string">
            <text:p>EH11 4RE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46062">
            <text:p>55.9246062</text:p>
          </table:table-cell>
          <table:table-cell office:value-type="string">
            <text:p>, longitude: </text:p>
          </table:table-cell>
          <table:table-cell office:value-type="float" office:value="-3.2701037">
            <text:p>-3.2701037</text:p>
          </table:table-cell>
          <table:table-cell office:value-type="string">
            <text:p><text:s/>},</text:p>
          </table:table-cell>
          <table:table-cell table:formula="of:=CONCATENATE([.A105];[.B105];[.C105];[.D105];[.E105];[.F105];[.G105];[.H105];[.I105];[.J105];[.K105];[.L105];[.M105])" office:value-type="string" office:string-value="{ id: 105, name: 'Parkhead Loan', postcode: 'EH11 4RE', ward_id: 13, lattitude: 55.9246062, longitude: -3.2701037 },">
            <text:p>{ id: 105, name: 'Parkhead Loan', postcode: 'EH11 4RE', ward_id: 13, lattitude: 55.9246062, longitude: -3.27010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6">
            <text:p>106</text:p>
          </table:table-cell>
          <table:table-cell office:value-type="string">
            <text:p>, name: '</text:p>
          </table:table-cell>
          <table:table-cell office:value-type="string">
            <text:p>Riddles Close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106];[.B106];[.C106];[.D106];[.E106];[.F106];[.G106];[.H106];[.I106];[.J106];[.K106];[.L106];[.M106])" office:value-type="string" office:string-value="{ id: 106, name: 'Riddles Close', postcode: 'EH1 3EG', ward_id: 6, lattitude: 55.953252, longitude: -3.188267 },">
            <text:p>{ id: 106, name: 'Riddles Close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7">
            <text:p>107</text:p>
          </table:table-cell>
          <table:table-cell office:value-type="string">
            <text:p>, name: '</text:p>
          </table:table-cell>
          <table:table-cell office:value-type="string">
            <text:p>Rannoch Place</text:p>
          </table:table-cell>
          <table:table-cell office:value-type="string">
            <text:p>', postcode: '</text:p>
          </table:table-cell>
          <table:table-cell office:value-type="string">
            <text:p>EH4 7HH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50245">
            <text:p>55.9550245</text:p>
          </table:table-cell>
          <table:table-cell office:value-type="string">
            <text:p>, longitude: </text:p>
          </table:table-cell>
          <table:table-cell office:value-type="float" office:value="-3.2845449">
            <text:p>-3.2845449</text:p>
          </table:table-cell>
          <table:table-cell office:value-type="string">
            <text:p><text:s/>},</text:p>
          </table:table-cell>
          <table:table-cell table:formula="of:=CONCATENATE([.A107];[.B107];[.C107];[.D107];[.E107];[.F107];[.G107];[.H107];[.I107];[.J107];[.K107];[.L107];[.M107])" office:value-type="string" office:string-value="{ id: 107, name: 'Rannoch Place', postcode: 'EH4 7HH', ward_id: 9, lattitude: 55.9550245, longitude: -3.2845449 },">
            <text:p>{ id: 107, name: 'Rannoch Place', postcode: 'EH4 7HH', ward_id: 9, lattitude: 55.9550245, longitude: -3.28454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8">
            <text:p>108</text:p>
          </table:table-cell>
          <table:table-cell office:value-type="string">
            <text:p>, name: '</text:p>
          </table:table-cell>
          <table:table-cell office:value-type="string">
            <text:p>Thomson Grove</text:p>
          </table:table-cell>
          <table:table-cell office:value-type="string">
            <text:p>', postcode: '</text:p>
          </table:table-cell>
          <table:table-cell office:value-type="string">
            <text:p>EH14 5HZ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06913">
            <text:p>55.9006913</text:p>
          </table:table-cell>
          <table:table-cell office:value-type="string">
            <text:p>, longitude: </text:p>
          </table:table-cell>
          <table:table-cell office:value-type="float" office:value="-3.301459">
            <text:p>-3.301459</text:p>
          </table:table-cell>
          <table:table-cell office:value-type="string">
            <text:p><text:s/>},</text:p>
          </table:table-cell>
          <table:table-cell table:formula="of:=CONCATENATE([.A108];[.B108];[.C108];[.D108];[.E108];[.F108];[.G108];[.H108];[.I108];[.J108];[.K108];[.L108];[.M108])" office:value-type="string" office:string-value="{ id: 108, name: 'Thomson Grove', postcode: 'EH14 5HZ', ward_id: 10, lattitude: 55.9006913, longitude: -3.301459 },">
            <text:p>{ id: 108, name: 'Thomson Grove', postcode: 'EH14 5HZ', ward_id: 10, lattitude: 55.9006913, longitude: -3.30145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9">
            <text:p>109</text:p>
          </table:table-cell>
          <table:table-cell office:value-type="string">
            <text:p>, name: '</text:p>
          </table:table-cell>
          <table:table-cell office:value-type="string">
            <text:p>Newington Road</text:p>
          </table:table-cell>
          <table:table-cell office:value-type="string">
            <text:p>', postcode: '</text:p>
          </table:table-cell>
          <table:table-cell office:value-type="string">
            <text:p>EH9 1QU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82354">
            <text:p>55.9382354</text:p>
          </table:table-cell>
          <table:table-cell office:value-type="string">
            <text:p>, longitude: </text:p>
          </table:table-cell>
          <table:table-cell office:value-type="float" office:value="-3.1787945">
            <text:p>-3.1787945</text:p>
          </table:table-cell>
          <table:table-cell office:value-type="string">
            <text:p><text:s/>},</text:p>
          </table:table-cell>
          <table:table-cell table:formula="of:=CONCATENATE([.A109];[.B109];[.C109];[.D109];[.E109];[.F109];[.G109];[.H109];[.I109];[.J109];[.K109];[.L109];[.M109])" office:value-type="string" office:string-value="{ id: 109, name: 'Newington Road', postcode: 'EH9 1QU', ward_id: 17, lattitude: 55.9382354, longitude: -3.1787945 },">
            <text:p>{ id: 109, name: 'Newington Road', postcode: 'EH9 1QU', ward_id: 17, lattitude: 55.9382354, longitude: -3.17879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0">
            <text:p>110</text:p>
          </table:table-cell>
          <table:table-cell office:value-type="string">
            <text:p>, name: '</text:p>
          </table:table-cell>
          <table:table-cell office:value-type="string">
            <text:p>Liberton Road</text:p>
          </table:table-cell>
          <table:table-cell office:value-type="string">
            <text:p>', postcode: '</text:p>
          </table:table-cell>
          <table:table-cell office:value-type="string">
            <text:p>EH16 5QT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230812">
            <text:p>55.9230812</text:p>
          </table:table-cell>
          <table:table-cell office:value-type="string">
            <text:p>, longitude: </text:p>
          </table:table-cell>
          <table:table-cell office:value-type="float" office:value="-3.1671113">
            <text:p>-3.1671113</text:p>
          </table:table-cell>
          <table:table-cell office:value-type="string">
            <text:p><text:s/>},</text:p>
          </table:table-cell>
          <table:table-cell table:formula="of:=CONCATENATE([.A110];[.B110];[.C110];[.D110];[.E110];[.F110];[.G110];[.H110];[.I110];[.J110];[.K110];[.L110];[.M110])" office:value-type="string" office:string-value="{ id: 110, name: 'Liberton Road', postcode: 'EH16 5QT', ward_id: 16, lattitude: 55.9230812, longitude: -3.1671113 },">
            <text:p>{ id: 110, name: 'Liberton Road', postcode: 'EH16 5QT', ward_id: 16, lattitude: 55.9230812, longitude: -3.167111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1">
            <text:p>111</text:p>
          </table:table-cell>
          <table:table-cell office:value-type="string">
            <text:p>, name: '</text:p>
          </table:table-cell>
          <table:table-cell office:value-type="string">
            <text:p>House O'Hill Row</text:p>
          </table:table-cell>
          <table:table-cell office:value-type="string">
            <text:p>', postcode: '</text:p>
          </table:table-cell>
          <table:table-cell office:value-type="string">
            <text:p>EH4 2AW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28068">
            <text:p>55.9628068</text:p>
          </table:table-cell>
          <table:table-cell office:value-type="string">
            <text:p>, longitude: </text:p>
          </table:table-cell>
          <table:table-cell office:value-type="float" office:value="-3.2575141">
            <text:p>-3.2575141</text:p>
          </table:table-cell>
          <table:table-cell office:value-type="string">
            <text:p><text:s/>},</text:p>
          </table:table-cell>
          <table:table-cell table:formula="of:=CONCATENATE([.A111];[.B111];[.C111];[.D111];[.E111];[.F111];[.G111];[.H111];[.I111];[.J111];[.K111];[.L111];[.M111])" office:value-type="string" office:string-value="{ id: 111, name: 'House O'Hill Row', postcode: 'EH4 2AW', ward_id: 4, lattitude: 55.9628068, longitude: -3.2575141 },">
            <text:p>{ id: 111, name: 'House O'Hill Row', postcode: 'EH4 2AW', ward_id: 4, lattitude: 55.9628068, longitude: -3.25751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2">
            <text:p>112</text:p>
          </table:table-cell>
          <table:table-cell office:value-type="string">
            <text:p>, name: '</text:p>
          </table:table-cell>
          <table:table-cell office:value-type="string">
            <text:p>Barnton Loan</text:p>
          </table:table-cell>
          <table:table-cell office:value-type="string">
            <text:p>', postcode: '</text:p>
          </table:table-cell>
          <table:table-cell office:value-type="string">
            <text:p>EH4 6JQ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63258">
            <text:p>55.9663258</text:p>
          </table:table-cell>
          <table:table-cell office:value-type="string">
            <text:p>, longitude: </text:p>
          </table:table-cell>
          <table:table-cell office:value-type="float" office:value="-3.2825997">
            <text:p>-3.2825997</text:p>
          </table:table-cell>
          <table:table-cell office:value-type="string">
            <text:p><text:s/>},</text:p>
          </table:table-cell>
          <table:table-cell table:formula="of:=CONCATENATE([.A112];[.B112];[.C112];[.D112];[.E112];[.F112];[.G112];[.H112];[.I112];[.J112];[.K112];[.L112];[.M112])" office:value-type="string" office:string-value="{ id: 112, name: 'Barnton Loan', postcode: 'EH4 6JQ', ward_id: 14, lattitude: 55.9663258, longitude: -3.2825997 },">
            <text:p>{ id: 112, name: 'Barnton Loan', postcode: 'EH4 6JQ', ward_id: 14, lattitude: 55.9663258, longitude: -3.28259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3">
            <text:p>113</text:p>
          </table:table-cell>
          <table:table-cell office:value-type="string">
            <text:p>, name: '</text:p>
          </table:table-cell>
          <table:table-cell office:value-type="string">
            <text:p>Corslet Crescent</text:p>
          </table:table-cell>
          <table:table-cell office:value-type="string">
            <text:p>', postcode: '</text:p>
          </table:table-cell>
          <table:table-cell office:value-type="string">
            <text:p>EH14 5HR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94997">
            <text:p>55.8994997</text:p>
          </table:table-cell>
          <table:table-cell office:value-type="string">
            <text:p>, longitude: </text:p>
          </table:table-cell>
          <table:table-cell office:value-type="float" office:value="-3.304657">
            <text:p>-3.304657</text:p>
          </table:table-cell>
          <table:table-cell office:value-type="string">
            <text:p><text:s/>},</text:p>
          </table:table-cell>
          <table:table-cell table:formula="of:=CONCATENATE([.A113];[.B113];[.C113];[.D113];[.E113];[.F113];[.G113];[.H113];[.I113];[.J113];[.K113];[.L113];[.M113])" office:value-type="string" office:string-value="{ id: 113, name: 'Corslet Crescent', postcode: 'EH14 5HR', ward_id: 10, lattitude: 55.8994997, longitude: -3.304657 },">
            <text:p>{ id: 113, name: 'Corslet Crescent', postcode: 'EH14 5HR', ward_id: 10, lattitude: 55.8994997, longitude: -3.30465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4">
            <text:p>114</text:p>
          </table:table-cell>
          <table:table-cell office:value-type="string">
            <text:p>, name: '</text:p>
          </table:table-cell>
          <table:table-cell office:value-type="string">
            <text:p>Oxgangs Broadway</text:p>
          </table:table-cell>
          <table:table-cell office:value-type="string">
            <text:p>', postcode: '</text:p>
          </table:table-cell>
          <table:table-cell office:value-type="string">
            <text:p>EH13 9LQ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56481">
            <text:p>55.9056481</text:p>
          </table:table-cell>
          <table:table-cell office:value-type="string">
            <text:p>, longitude: </text:p>
          </table:table-cell>
          <table:table-cell office:value-type="float" office:value="-3.2227626">
            <text:p>-3.2227626</text:p>
          </table:table-cell>
          <table:table-cell office:value-type="string">
            <text:p><text:s/>},</text:p>
          </table:table-cell>
          <table:table-cell table:formula="of:=CONCATENATE([.A114];[.B114];[.C114];[.D114];[.E114];[.F114];[.G114];[.H114];[.I114];[.J114];[.K114];[.L114];[.M114])" office:value-type="string" office:string-value="{ id: 114, name: 'Oxgangs Broadway', postcode: 'EH13 9LQ', ward_id: 5, lattitude: 55.9056481, longitude: -3.2227626 },">
            <text:p>{ id: 114, name: 'Oxgangs Broadway', postcode: 'EH13 9LQ', ward_id: 5, lattitude: 55.9056481, longitude: -3.222762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5">
            <text:p>115</text:p>
          </table:table-cell>
          <table:table-cell office:value-type="string">
            <text:p>, name: '</text:p>
          </table:table-cell>
          <table:table-cell office:value-type="string">
            <text:p>Wardieburn Place South</text:p>
          </table:table-cell>
          <table:table-cell office:value-type="string">
            <text:p>', postcode: '</text:p>
          </table:table-cell>
          <table:table-cell office:value-type="string">
            <text:p>EH5 1DX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7295">
            <text:p>55.977295</text:p>
          </table:table-cell>
          <table:table-cell office:value-type="string">
            <text:p>, longitude: </text:p>
          </table:table-cell>
          <table:table-cell office:value-type="float" office:value="-3.2266429">
            <text:p>-3.2266429</text:p>
          </table:table-cell>
          <table:table-cell office:value-type="string">
            <text:p><text:s/>},</text:p>
          </table:table-cell>
          <table:table-cell table:formula="of:=CONCATENATE([.A115];[.B115];[.C115];[.D115];[.E115];[.F115];[.G115];[.H115];[.I115];[.J115];[.K115];[.L115];[.M115])" office:value-type="string" office:string-value="{ id: 115, name: 'Wardieburn Place South', postcode: 'EH5 1DX', ward_id: 7, lattitude: 55.977295, longitude: -3.2266429 },">
            <text:p>{ id: 115, name: 'Wardieburn Place South', postcode: 'EH5 1DX', ward_id: 7, lattitude: 55.977295, longitude: -3.226642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6">
            <text:p>116</text:p>
          </table:table-cell>
          <table:table-cell office:value-type="string">
            <text:p>, name: '</text:p>
          </table:table-cell>
          <table:table-cell office:value-type="string">
            <text:p>Hallcroft Rise</text:p>
          </table:table-cell>
          <table:table-cell office:value-type="string">
            <text:p>', postcode: '</text:p>
          </table:table-cell>
          <table:table-cell office:value-type="string">
            <text:p>EH28 8RX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212899">
            <text:p>55.9212899</text:p>
          </table:table-cell>
          <table:table-cell office:value-type="string">
            <text:p>, longitude: </text:p>
          </table:table-cell>
          <table:table-cell office:value-type="float" office:value="-3.3901983">
            <text:p>-3.3901983</text:p>
          </table:table-cell>
          <table:table-cell office:value-type="string">
            <text:p><text:s/>},</text:p>
          </table:table-cell>
          <table:table-cell table:formula="of:=CONCATENATE([.A116];[.B116];[.C116];[.D116];[.E116];[.F116];[.G116];[.H116];[.I116];[.J116];[.K116];[.L116];[.M116])" office:value-type="string" office:string-value="{ id: 116, name: 'Hallcroft Rise', postcode: 'EH28 8RX', ward_id: 10, lattitude: 55.9212899, longitude: -3.3901983 },">
            <text:p>{ id: 116, name: 'Hallcroft Rise', postcode: 'EH28 8RX', ward_id: 10, lattitude: 55.9212899, longitude: -3.39019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7">
            <text:p>117</text:p>
          </table:table-cell>
          <table:table-cell office:value-type="string">
            <text:p>, name: '</text:p>
          </table:table-cell>
          <table:table-cell office:value-type="string">
            <text:p>Broad Wynd</text:p>
          </table:table-cell>
          <table:table-cell office:value-type="string">
            <text:p>', postcode: '</text:p>
          </table:table-cell>
          <table:table-cell office:value-type="string">
            <text:p>EH6 6QZ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56477">
            <text:p>55.9756477</text:p>
          </table:table-cell>
          <table:table-cell office:value-type="string">
            <text:p>, longitude: </text:p>
          </table:table-cell>
          <table:table-cell office:value-type="float" office:value="-3.1696753">
            <text:p>-3.1696753</text:p>
          </table:table-cell>
          <table:table-cell office:value-type="string">
            <text:p><text:s/>},</text:p>
          </table:table-cell>
          <table:table-cell table:formula="of:=CONCATENATE([.A117];[.B117];[.C117];[.D117];[.E117];[.F117];[.G117];[.H117];[.I117];[.J117];[.K117];[.L117];[.M117])" office:value-type="string" office:string-value="{ id: 117, name: 'Broad Wynd', postcode: 'EH6 6QZ', ward_id: 8, lattitude: 55.9756477, longitude: -3.1696753 },">
            <text:p>{ id: 117, name: 'Broad Wynd', postcode: 'EH6 6QZ', ward_id: 8, lattitude: 55.9756477, longitude: -3.16967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8">
            <text:p>118</text:p>
          </table:table-cell>
          <table:table-cell office:value-type="string">
            <text:p>, name: '</text:p>
          </table:table-cell>
          <table:table-cell office:value-type="string">
            <text:p>Buckstone Green</text:p>
          </table:table-cell>
          <table:table-cell office:value-type="string">
            <text:p>', postcode: '</text:p>
          </table:table-cell>
          <table:table-cell office:value-type="string">
            <text:p>EH10 6UF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62104">
            <text:p>55.9062104</text:p>
          </table:table-cell>
          <table:table-cell office:value-type="string">
            <text:p>, longitude: </text:p>
          </table:table-cell>
          <table:table-cell office:value-type="float" office:value="-3.2006348">
            <text:p>-3.2006348</text:p>
          </table:table-cell>
          <table:table-cell office:value-type="string">
            <text:p><text:s/>},</text:p>
          </table:table-cell>
          <table:table-cell table:formula="of:=CONCATENATE([.A118];[.B118];[.C118];[.D118];[.E118];[.F118];[.G118];[.H118];[.I118];[.J118];[.K118];[.L118];[.M118])" office:value-type="string" office:string-value="{ id: 118, name: 'Buckstone Green', postcode: 'EH10 6UF', ward_id: 5, lattitude: 55.9062104, longitude: -3.2006348 },">
            <text:p>{ id: 118, name: 'Buckstone Green', postcode: 'EH10 6UF', ward_id: 5, lattitude: 55.9062104, longitude: -3.20063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9">
            <text:p>119</text:p>
          </table:table-cell>
          <table:table-cell office:value-type="string">
            <text:p>, name: '</text:p>
          </table:table-cell>
          <table:table-cell office:value-type="string">
            <text:p>Salvesen Street</text:p>
          </table:table-cell>
          <table:table-cell office:value-type="string">
            <text:p>', postcode: '</text:p>
          </table:table-cell>
          <table:table-cell office:value-type="string">
            <text:p>EH4 5JX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54122">
            <text:p>55.9754122</text:p>
          </table:table-cell>
          <table:table-cell office:value-type="string">
            <text:p>, longitude: </text:p>
          </table:table-cell>
          <table:table-cell office:value-type="float" office:value="-3.2554493">
            <text:p>-3.2554493</text:p>
          </table:table-cell>
          <table:table-cell office:value-type="string">
            <text:p><text:s/>},</text:p>
          </table:table-cell>
          <table:table-cell table:formula="of:=CONCATENATE([.A119];[.B119];[.C119];[.D119];[.E119];[.F119];[.G119];[.H119];[.I119];[.J119];[.K119];[.L119];[.M119])" office:value-type="string" office:string-value="{ id: 119, name: 'Salvesen Street', postcode: 'EH4 5JX', ward_id: 7, lattitude: 55.9754122, longitude: -3.2554493 },">
            <text:p>{ id: 119, name: 'Salvesen Street', postcode: 'EH4 5JX', ward_id: 7, lattitude: 55.9754122, longitude: -3.25544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0">
            <text:p>120</text:p>
          </table:table-cell>
          <table:table-cell office:value-type="string">
            <text:p>, name: '</text:p>
          </table:table-cell>
          <table:table-cell office:value-type="string">
            <text:p>Craighouse Avenue</text:p>
          </table:table-cell>
          <table:table-cell office:value-type="string">
            <text:p>', postcode: '</text:p>
          </table:table-cell>
          <table:table-cell office:value-type="string">
            <text:p>EH10 5LN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40201">
            <text:p>55.9240201</text:p>
          </table:table-cell>
          <table:table-cell office:value-type="string">
            <text:p>, longitude: </text:p>
          </table:table-cell>
          <table:table-cell office:value-type="float" office:value="-3.2228475">
            <text:p>-3.2228475</text:p>
          </table:table-cell>
          <table:table-cell office:value-type="string">
            <text:p><text:s/>},</text:p>
          </table:table-cell>
          <table:table-cell table:formula="of:=CONCATENATE([.A120];[.B120];[.C120];[.D120];[.E120];[.F120];[.G120];[.H120];[.I120];[.J120];[.K120];[.L120];[.M120])" office:value-type="string" office:string-value="{ id: 120, name: 'Craighouse Avenue', postcode: 'EH10 5LN', ward_id: 3, lattitude: 55.9240201, longitude: -3.2228475 },">
            <text:p>{ id: 120, name: 'Craighouse Avenue', postcode: 'EH10 5LN', ward_id: 3, lattitude: 55.9240201, longitude: -3.22284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1">
            <text:p>121</text:p>
          </table:table-cell>
          <table:table-cell office:value-type="string">
            <text:p>, name: '</text:p>
          </table:table-cell>
          <table:table-cell office:value-type="string">
            <text:p>Strachan Gardens</text:p>
          </table:table-cell>
          <table:table-cell office:value-type="string">
            <text:p>', postcode: '</text:p>
          </table:table-cell>
          <table:table-cell office:value-type="string">
            <text:p>EH4 3RY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944">
            <text:p>55.957944</text:p>
          </table:table-cell>
          <table:table-cell office:value-type="string">
            <text:p>, longitude: </text:p>
          </table:table-cell>
          <table:table-cell office:value-type="float" office:value="-3.2611173">
            <text:p>-3.2611173</text:p>
          </table:table-cell>
          <table:table-cell office:value-type="string">
            <text:p><text:s/>},</text:p>
          </table:table-cell>
          <table:table-cell table:formula="of:=CONCATENATE([.A121];[.B121];[.C121];[.D121];[.E121];[.F121];[.G121];[.H121];[.I121];[.J121];[.K121];[.L121];[.M121])" office:value-type="string" office:string-value="{ id: 121, name: 'Strachan Gardens', postcode: 'EH4 3RY', ward_id: 4, lattitude: 55.957944, longitude: -3.2611173 },">
            <text:p>{ id: 121, name: 'Strachan Gardens', postcode: 'EH4 3RY', ward_id: 4, lattitude: 55.957944, longitude: -3.26111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2">
            <text:p>122</text:p>
          </table:table-cell>
          <table:table-cell office:value-type="string">
            <text:p>, name: '</text:p>
          </table:table-cell>
          <table:table-cell office:value-type="string">
            <text:p>Burnets Close</text:p>
          </table:table-cell>
          <table:table-cell office:value-type="string">
            <text:p>', postcode: '</text:p>
          </table:table-cell>
          <table:table-cell office:value-type="string">
            <text:p>EH1 1QU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97514">
            <text:p>55.9497514</text:p>
          </table:table-cell>
          <table:table-cell office:value-type="string">
            <text:p>, longitude: </text:p>
          </table:table-cell>
          <table:table-cell office:value-type="float" office:value="-3.1889794">
            <text:p>-3.1889794</text:p>
          </table:table-cell>
          <table:table-cell office:value-type="string">
            <text:p><text:s/>},</text:p>
          </table:table-cell>
          <table:table-cell table:formula="of:=CONCATENATE([.A122];[.B122];[.C122];[.D122];[.E122];[.F122];[.G122];[.H122];[.I122];[.J122];[.K122];[.L122];[.M122])" office:value-type="string" office:string-value="{ id: 122, name: 'Burnets Close', postcode: 'EH1 1QU', ward_id: 6, lattitude: 55.9497514, longitude: -3.1889794 },">
            <text:p>{ id: 122, name: 'Burnets Close', postcode: 'EH1 1QU', ward_id: 6, lattitude: 55.9497514, longitude: -3.18897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3">
            <text:p>123</text:p>
          </table:table-cell>
          <table:table-cell office:value-type="string">
            <text:p>, name: '</text:p>
          </table:table-cell>
          <table:table-cell office:value-type="string">
            <text:p>West Werberside</text:p>
          </table:table-cell>
          <table:table-cell office:value-type="string">
            <text:p>', postcode: '</text:p>
          </table:table-cell>
          <table:table-cell office:value-type="string">
            <text:p>EH4 1SX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71532">
            <text:p>55.9671532</text:p>
          </table:table-cell>
          <table:table-cell office:value-type="string">
            <text:p>, longitude: </text:p>
          </table:table-cell>
          <table:table-cell office:value-type="float" office:value="-3.2301019">
            <text:p>-3.2301019</text:p>
          </table:table-cell>
          <table:table-cell office:value-type="string">
            <text:p><text:s/>},</text:p>
          </table:table-cell>
          <table:table-cell table:formula="of:=CONCATENATE([.A123];[.B123];[.C123];[.D123];[.E123];[.F123];[.G123];[.H123];[.I123];[.J123];[.K123];[.L123];[.M123])" office:value-type="string" office:string-value="{ id: 123, name: 'West Werberside', postcode: 'EH4 1SX', ward_id: 4, lattitude: 55.9671532, longitude: -3.2301019 },">
            <text:p>{ id: 123, name: 'West Werberside', postcode: 'EH4 1SX', ward_id: 4, lattitude: 55.9671532, longitude: -3.23010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4">
            <text:p>124</text:p>
          </table:table-cell>
          <table:table-cell office:value-type="string">
            <text:p>, name: '</text:p>
          </table:table-cell>
          <table:table-cell office:value-type="string">
            <text:p>Kerr Street</text:p>
          </table:table-cell>
          <table:table-cell office:value-type="string">
            <text:p>', postcode: '</text:p>
          </table:table-cell>
          <table:table-cell office:value-type="string">
            <text:p>EH3 6EG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626">
            <text:p>55.957626</text:p>
          </table:table-cell>
          <table:table-cell office:value-type="string">
            <text:p>, longitude: </text:p>
          </table:table-cell>
          <table:table-cell office:value-type="float" office:value="-3.2080435">
            <text:p>-3.2080435</text:p>
          </table:table-cell>
          <table:table-cell office:value-type="string">
            <text:p><text:s/>},</text:p>
          </table:table-cell>
          <table:table-cell table:formula="of:=CONCATENATE([.A124];[.B124];[.C124];[.D124];[.E124];[.F124];[.G124];[.H124];[.I124];[.J124];[.K124];[.L124];[.M124])" office:value-type="string" office:string-value="{ id: 124, name: 'Kerr Street', postcode: 'EH3 6EG', ward_id: 4, lattitude: 55.957626, longitude: -3.2080435 },">
            <text:p>{ id: 124, name: 'Kerr Street', postcode: 'EH3 6EG', ward_id: 4, lattitude: 55.957626, longitude: -3.20804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5">
            <text:p>125</text:p>
          </table:table-cell>
          <table:table-cell office:value-type="string">
            <text:p>, name: '</text:p>
          </table:table-cell>
          <table:table-cell office:value-type="string">
            <text:p>Academy Street</text:p>
          </table:table-cell>
          <table:table-cell office:value-type="string">
            <text:p>', postcode: '</text:p>
          </table:table-cell>
          <table:table-cell office:value-type="string">
            <text:p>EH6 7EF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05437">
            <text:p>55.9705437</text:p>
          </table:table-cell>
          <table:table-cell office:value-type="string">
            <text:p>, longitude: </text:p>
          </table:table-cell>
          <table:table-cell office:value-type="float" office:value="-3.1700379">
            <text:p>-3.1700379</text:p>
          </table:table-cell>
          <table:table-cell office:value-type="string">
            <text:p><text:s/>},</text:p>
          </table:table-cell>
          <table:table-cell table:formula="of:=CONCATENATE([.A125];[.B125];[.C125];[.D125];[.E125];[.F125];[.G125];[.H125];[.I125];[.J125];[.K125];[.L125];[.M125])" office:value-type="string" office:string-value="{ id: 125, name: 'Academy Street', postcode: 'EH6 7EF', ward_id: 8, lattitude: 55.9705437, longitude: -3.1700379 },">
            <text:p>{ id: 125, name: 'Academy Street', postcode: 'EH6 7EF', ward_id: 8, lattitude: 55.9705437, longitude: -3.170037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6">
            <text:p>126</text:p>
          </table:table-cell>
          <table:table-cell office:value-type="string">
            <text:p>, name: '</text:p>
          </table:table-cell>
          <table:table-cell office:value-type="string">
            <text:p>Meadowfield Gardens</text:p>
          </table:table-cell>
          <table:table-cell office:value-type="string">
            <text:p>', postcode: '</text:p>
          </table:table-cell>
          <table:table-cell office:value-type="string">
            <text:p>EH8 7NT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41421">
            <text:p>55.9441421</text:p>
          </table:table-cell>
          <table:table-cell office:value-type="string">
            <text:p>, longitude: </text:p>
          </table:table-cell>
          <table:table-cell office:value-type="float" office:value="-3.1425291">
            <text:p>-3.1425291</text:p>
          </table:table-cell>
          <table:table-cell office:value-type="string">
            <text:p><text:s/>},</text:p>
          </table:table-cell>
          <table:table-cell table:formula="of:=CONCATENATE([.A126];[.B126];[.C126];[.D126];[.E126];[.F126];[.G126];[.H126];[.I126];[.J126];[.K126];[.L126];[.M126])" office:value-type="string" office:string-value="{ id: 126, name: 'Meadowfield Gardens', postcode: 'EH8 7NT', ward_id: 1, lattitude: 55.9441421, longitude: -3.1425291 },">
            <text:p>{ id: 126, name: 'Meadowfield Gardens', postcode: 'EH8 7NT', ward_id: 1, lattitude: 55.9441421, longitude: -3.14252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7">
            <text:p>127</text:p>
          </table:table-cell>
          <table:table-cell office:value-type="string">
            <text:p>, name: '</text:p>
          </table:table-cell>
          <table:table-cell office:value-type="string">
            <text:p>Stuart Wynd</text:p>
          </table:table-cell>
          <table:table-cell office:value-type="string">
            <text:p>', postcode: '</text:p>
          </table:table-cell>
          <table:table-cell office:value-type="string">
            <text:p>EH12 8XU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88362">
            <text:p>55.9488362</text:p>
          </table:table-cell>
          <table:table-cell office:value-type="string">
            <text:p>, longitude: </text:p>
          </table:table-cell>
          <table:table-cell office:value-type="float" office:value="-3.3035919">
            <text:p>-3.3035919</text:p>
          </table:table-cell>
          <table:table-cell office:value-type="string">
            <text:p><text:s/>},</text:p>
          </table:table-cell>
          <table:table-cell table:formula="of:=CONCATENATE([.A127];[.B127];[.C127];[.D127];[.E127];[.F127];[.G127];[.H127];[.I127];[.J127];[.K127];[.L127];[.M127])" office:value-type="string" office:string-value="{ id: 127, name: 'Stuart Wynd', postcode: 'EH12 8XU', ward_id: 9, lattitude: 55.9488362, longitude: -3.3035919 },">
            <text:p>{ id: 127, name: 'Stuart Wynd', postcode: 'EH12 8XU', ward_id: 9, lattitude: 55.9488362, longitude: -3.30359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8">
            <text:p>128</text:p>
          </table:table-cell>
          <table:table-cell office:value-type="string">
            <text:p>, name: '</text:p>
          </table:table-cell>
          <table:table-cell office:value-type="string">
            <text:p>St Leonards Bank</text:p>
          </table:table-cell>
          <table:table-cell office:value-type="string">
            <text:p>', postcode: '</text:p>
          </table:table-cell>
          <table:table-cell office:value-type="string">
            <text:p>EH8 9SQ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29464">
            <text:p>55.9429464</text:p>
          </table:table-cell>
          <table:table-cell office:value-type="string">
            <text:p>, longitude: </text:p>
          </table:table-cell>
          <table:table-cell office:value-type="float" office:value="-3.1763184">
            <text:p>-3.1763184</text:p>
          </table:table-cell>
          <table:table-cell office:value-type="string">
            <text:p><text:s/>},</text:p>
          </table:table-cell>
          <table:table-cell table:formula="of:=CONCATENATE([.A128];[.B128];[.C128];[.D128];[.E128];[.F128];[.G128];[.H128];[.I128];[.J128];[.K128];[.L128];[.M128])" office:value-type="string" office:string-value="{ id: 128, name: 'St Leonards Bank', postcode: 'EH8 9SQ', ward_id: 17, lattitude: 55.9429464, longitude: -3.1763184 },">
            <text:p>{ id: 128, name: 'St Leonards Bank', postcode: 'EH8 9SQ', ward_id: 17, lattitude: 55.9429464, longitude: -3.17631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9">
            <text:p>129</text:p>
          </table:table-cell>
          <table:table-cell office:value-type="string">
            <text:p>, name: '</text:p>
          </table:table-cell>
          <table:table-cell office:value-type="string">
            <text:p>Carmel Road</text:p>
          </table:table-cell>
          <table:table-cell office:value-type="string">
            <text:p>', postcode: '</text:p>
          </table:table-cell>
          <table:table-cell office:value-type="string">
            <text:p>EH29 9DD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552028">
            <text:p>55.9552028</text:p>
          </table:table-cell>
          <table:table-cell office:value-type="string">
            <text:p>, longitude: </text:p>
          </table:table-cell>
          <table:table-cell office:value-type="float" office:value="-3.4087083">
            <text:p>-3.4087083</text:p>
          </table:table-cell>
          <table:table-cell office:value-type="string">
            <text:p><text:s/>},</text:p>
          </table:table-cell>
          <table:table-cell table:formula="of:=CONCATENATE([.A129];[.B129];[.C129];[.D129];[.E129];[.F129];[.G129];[.H129];[.I129];[.J129];[.K129];[.L129];[.M129])" office:value-type="string" office:string-value="{ id: 129, name: 'Carmel Road', postcode: 'EH29 9DD', ward_id: 14, lattitude: 55.9552028, longitude: -3.4087083 },">
            <text:p>{ id: 129, name: 'Carmel Road', postcode: 'EH29 9DD', ward_id: 14, lattitude: 55.9552028, longitude: -3.40870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0">
            <text:p>130</text:p>
          </table:table-cell>
          <table:table-cell office:value-type="string">
            <text:p>, name: '</text:p>
          </table:table-cell>
          <table:table-cell office:value-type="string">
            <text:p>Rowantree Grove</text:p>
          </table:table-cell>
          <table:table-cell office:value-type="string">
            <text:p>', postcode: '</text:p>
          </table:table-cell>
          <table:table-cell office:value-type="string">
            <text:p>EH14 5AT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36329">
            <text:p>55.8936329</text:p>
          </table:table-cell>
          <table:table-cell office:value-type="string">
            <text:p>, longitude: </text:p>
          </table:table-cell>
          <table:table-cell office:value-type="float" office:value="-3.3246973">
            <text:p>-3.3246973</text:p>
          </table:table-cell>
          <table:table-cell office:value-type="string">
            <text:p><text:s/>},</text:p>
          </table:table-cell>
          <table:table-cell table:formula="of:=CONCATENATE([.A130];[.B130];[.C130];[.D130];[.E130];[.F130];[.G130];[.H130];[.I130];[.J130];[.K130];[.L130];[.M130])" office:value-type="string" office:string-value="{ id: 130, name: 'Rowantree Grove', postcode: 'EH14 5AT', ward_id: 10, lattitude: 55.8936329, longitude: -3.3246973 },">
            <text:p>{ id: 130, name: 'Rowantree Grove', postcode: 'EH14 5AT', ward_id: 10, lattitude: 55.8936329, longitude: -3.32469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1">
            <text:p>131</text:p>
          </table:table-cell>
          <table:table-cell office:value-type="string">
            <text:p>, name: '</text:p>
          </table:table-cell>
          <table:table-cell office:value-type="string">
            <text:p>Seacot</text:p>
          </table:table-cell>
          <table:table-cell office:value-type="string">
            <text:p>', postcode: '</text:p>
          </table:table-cell>
          <table:table-cell office:value-type="string">
            <text:p>EH6 7QG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82664">
            <text:p>55.9682664</text:p>
          </table:table-cell>
          <table:table-cell office:value-type="string">
            <text:p>, longitude: </text:p>
          </table:table-cell>
          <table:table-cell office:value-type="float" office:value="-3.1501905">
            <text:p>-3.1501905</text:p>
          </table:table-cell>
          <table:table-cell office:value-type="string">
            <text:p><text:s/>},</text:p>
          </table:table-cell>
          <table:table-cell table:formula="of:=CONCATENATE([.A131];[.B131];[.C131];[.D131];[.E131];[.F131];[.G131];[.H131];[.I131];[.J131];[.K131];[.L131];[.M131])" office:value-type="string" office:string-value="{ id: 131, name: 'Seacot', postcode: 'EH6 7QG', ward_id: 8, lattitude: 55.9682664, longitude: -3.1501905 },">
            <text:p>{ id: 131, name: 'Seacot', postcode: 'EH6 7QG', ward_id: 8, lattitude: 55.9682664, longitude: -3.15019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2">
            <text:p>132</text:p>
          </table:table-cell>
          <table:table-cell office:value-type="string">
            <text:p>, name: '</text:p>
          </table:table-cell>
          <table:table-cell office:value-type="string">
            <text:p>Redford Walk</text:p>
          </table:table-cell>
          <table:table-cell office:value-type="string">
            <text:p>', postcode: '</text:p>
          </table:table-cell>
          <table:table-cell office:value-type="string">
            <text:p>EH13 0AG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64085">
            <text:p>55.9064085</text:p>
          </table:table-cell>
          <table:table-cell office:value-type="string">
            <text:p>, longitude: </text:p>
          </table:table-cell>
          <table:table-cell office:value-type="float" office:value="-3.2430596">
            <text:p>-3.2430596</text:p>
          </table:table-cell>
          <table:table-cell office:value-type="string">
            <text:p><text:s/>},</text:p>
          </table:table-cell>
          <table:table-cell table:formula="of:=CONCATENATE([.A132];[.B132];[.C132];[.D132];[.E132];[.F132];[.G132];[.H132];[.I132];[.J132];[.K132];[.L132];[.M132])" office:value-type="string" office:string-value="{ id: 132, name: 'Redford Walk', postcode: 'EH13 0AG', ward_id: 5, lattitude: 55.9064085, longitude: -3.2430596 },">
            <text:p>{ id: 132, name: 'Redford Walk', postcode: 'EH13 0AG', ward_id: 5, lattitude: 55.9064085, longitude: -3.24305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3">
            <text:p>133</text:p>
          </table:table-cell>
          <table:table-cell office:value-type="string">
            <text:p>, name: '</text:p>
          </table:table-cell>
          <table:table-cell office:value-type="string">
            <text:p>Currievale Drive</text:p>
          </table:table-cell>
          <table:table-cell office:value-type="string">
            <text:p>', postcode: '</text:p>
          </table:table-cell>
          <table:table-cell office:value-type="string">
            <text:p>EH14 5RP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691">
            <text:p>55.89691</text:p>
          </table:table-cell>
          <table:table-cell office:value-type="string">
            <text:p>, longitude: </text:p>
          </table:table-cell>
          <table:table-cell office:value-type="float" office:value="-3.3240963">
            <text:p>-3.3240963</text:p>
          </table:table-cell>
          <table:table-cell office:value-type="string">
            <text:p><text:s/>},</text:p>
          </table:table-cell>
          <table:table-cell table:formula="of:=CONCATENATE([.A133];[.B133];[.C133];[.D133];[.E133];[.F133];[.G133];[.H133];[.I133];[.J133];[.K133];[.L133];[.M133])" office:value-type="string" office:string-value="{ id: 133, name: 'Currievale Drive', postcode: 'EH14 5RP', ward_id: 10, lattitude: 55.89691, longitude: -3.3240963 },">
            <text:p>{ id: 133, name: 'Currievale Drive', postcode: 'EH14 5RP', ward_id: 10, lattitude: 55.89691, longitude: -3.32409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4">
            <text:p>134</text:p>
          </table:table-cell>
          <table:table-cell office:value-type="string">
            <text:p>, name: '</text:p>
          </table:table-cell>
          <table:table-cell office:value-type="string">
            <text:p>Alnwickhill Grove</text:p>
          </table:table-cell>
          <table:table-cell office:value-type="string">
            <text:p>', postcode: '</text:p>
          </table:table-cell>
          <table:table-cell office:value-type="string">
            <text:p>EH16 6YA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52456">
            <text:p>55.9052456</text:p>
          </table:table-cell>
          <table:table-cell office:value-type="string">
            <text:p>, longitude: </text:p>
          </table:table-cell>
          <table:table-cell office:value-type="float" office:value="-3.1712442">
            <text:p>-3.1712442</text:p>
          </table:table-cell>
          <table:table-cell office:value-type="string">
            <text:p><text:s/>},</text:p>
          </table:table-cell>
          <table:table-cell table:formula="of:=CONCATENATE([.A134];[.B134];[.C134];[.D134];[.E134];[.F134];[.G134];[.H134];[.I134];[.J134];[.K134];[.L134];[.M134])" office:value-type="string" office:string-value="{ id: 134, name: 'Alnwickhill Grove', postcode: 'EH16 6YA', ward_id: 16, lattitude: 55.9052456, longitude: -3.1712442 },">
            <text:p>{ id: 134, name: 'Alnwickhill Grove', postcode: 'EH16 6YA', ward_id: 16, lattitude: 55.9052456, longitude: -3.17124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5">
            <text:p>135</text:p>
          </table:table-cell>
          <table:table-cell office:value-type="string">
            <text:p>, name: '</text:p>
          </table:table-cell>
          <table:table-cell office:value-type="string">
            <text:p>Deanpark Court</text:p>
          </table:table-cell>
          <table:table-cell office:value-type="string">
            <text:p>', postcode: '</text:p>
          </table:table-cell>
          <table:table-cell office:value-type="string">
            <text:p>EH14 7EG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79687">
            <text:p>55.879687</text:p>
          </table:table-cell>
          <table:table-cell office:value-type="string">
            <text:p>, longitude: </text:p>
          </table:table-cell>
          <table:table-cell office:value-type="float" office:value="-3.3453398">
            <text:p>-3.3453398</text:p>
          </table:table-cell>
          <table:table-cell office:value-type="string">
            <text:p><text:s/>},</text:p>
          </table:table-cell>
          <table:table-cell table:formula="of:=CONCATENATE([.A135];[.B135];[.C135];[.D135];[.E135];[.F135];[.G135];[.H135];[.I135];[.J135];[.K135];[.L135];[.M135])" office:value-type="string" office:string-value="{ id: 135, name: 'Deanpark Court', postcode: 'EH14 7EG', ward_id: 10, lattitude: 55.879687, longitude: -3.3453398 },">
            <text:p>{ id: 135, name: 'Deanpark Court', postcode: 'EH14 7EG', ward_id: 10, lattitude: 55.879687, longitude: -3.345339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6">
            <text:p>136</text:p>
          </table:table-cell>
          <table:table-cell office:value-type="string">
            <text:p>, name: '</text:p>
          </table:table-cell>
          <table:table-cell office:value-type="string">
            <text:p>Corstorphine House Terrace</text:p>
          </table:table-cell>
          <table:table-cell office:value-type="string">
            <text:p>', postcode: '</text:p>
          </table:table-cell>
          <table:table-cell office:value-type="string">
            <text:p>EH12 7AD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15224">
            <text:p>55.9415224</text:p>
          </table:table-cell>
          <table:table-cell office:value-type="string">
            <text:p>, longitude: </text:p>
          </table:table-cell>
          <table:table-cell office:value-type="float" office:value="-3.2799596">
            <text:p>-3.2799596</text:p>
          </table:table-cell>
          <table:table-cell office:value-type="string">
            <text:p><text:s/>},</text:p>
          </table:table-cell>
          <table:table-cell table:formula="of:=CONCATENATE([.A136];[.B136];[.C136];[.D136];[.E136];[.F136];[.G136];[.H136];[.I136];[.J136];[.K136];[.L136];[.M136])" office:value-type="string" office:string-value="{ id: 136, name: 'Corstorphine House Terrace', postcode: 'EH12 7AD', ward_id: 15, lattitude: 55.9415224, longitude: -3.2799596 },">
            <text:p>{ id: 136, name: 'Corstorphine House Terrace', postcode: 'EH12 7AD', ward_id: 15, lattitude: 55.9415224, longitude: -3.27995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7">
            <text:p>137</text:p>
          </table:table-cell>
          <table:table-cell office:value-type="string">
            <text:p>, name: '</text:p>
          </table:table-cell>
          <table:table-cell office:value-type="string">
            <text:p>Browns Place</text:p>
          </table:table-cell>
          <table:table-cell office:value-type="string">
            <text:p>', postcode: '</text:p>
          </table:table-cell>
          <table:table-cell office:value-type="string">
            <text:p>EH1 2HX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65744">
            <text:p>55.9465744</text:p>
          </table:table-cell>
          <table:table-cell office:value-type="string">
            <text:p>, longitude: </text:p>
          </table:table-cell>
          <table:table-cell office:value-type="float" office:value="-3.1969364">
            <text:p>-3.1969364</text:p>
          </table:table-cell>
          <table:table-cell office:value-type="string">
            <text:p><text:s/>},</text:p>
          </table:table-cell>
          <table:table-cell table:formula="of:=CONCATENATE([.A137];[.B137];[.C137];[.D137];[.E137];[.F137];[.G137];[.H137];[.I137];[.J137];[.K137];[.L137];[.M137])" office:value-type="string" office:string-value="{ id: 137, name: 'Browns Place', postcode: 'EH1 2HX', ward_id: 6, lattitude: 55.9465744, longitude: -3.1969364 },">
            <text:p>{ id: 137, name: 'Browns Place', postcode: 'EH1 2HX', ward_id: 6, lattitude: 55.9465744, longitude: -3.196936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8">
            <text:p>138</text:p>
          </table:table-cell>
          <table:table-cell office:value-type="string">
            <text:p>, name: '</text:p>
          </table:table-cell>
          <table:table-cell office:value-type="string">
            <text:p>Brandon Street</text:p>
          </table:table-cell>
          <table:table-cell office:value-type="string">
            <text:p>', postcode: '</text:p>
          </table:table-cell>
          <table:table-cell office:value-type="string">
            <text:p>EH3 5DX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13423">
            <text:p>55.9613423</text:p>
          </table:table-cell>
          <table:table-cell office:value-type="string">
            <text:p>, longitude: </text:p>
          </table:table-cell>
          <table:table-cell office:value-type="float" office:value="-3.2014541">
            <text:p>-3.2014541</text:p>
          </table:table-cell>
          <table:table-cell office:value-type="string">
            <text:p><text:s/>},</text:p>
          </table:table-cell>
          <table:table-cell table:formula="of:=CONCATENATE([.A138];[.B138];[.C138];[.D138];[.E138];[.F138];[.G138];[.H138];[.I138];[.J138];[.K138];[.L138];[.M138])" office:value-type="string" office:string-value="{ id: 138, name: 'Brandon Street', postcode: 'EH3 5DX', ward_id: 4, lattitude: 55.9613423, longitude: -3.2014541 },">
            <text:p>{ id: 138, name: 'Brandon Street', postcode: 'EH3 5DX', ward_id: 4, lattitude: 55.9613423, longitude: -3.20145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9">
            <text:p>139</text:p>
          </table:table-cell>
          <table:table-cell office:value-type="string">
            <text:p>, name: '</text:p>
          </table:table-cell>
          <table:table-cell office:value-type="string">
            <text:p>Carricknowe Loan</text:p>
          </table:table-cell>
          <table:table-cell office:value-type="string">
            <text:p>', postcode: '</text:p>
          </table:table-cell>
          <table:table-cell office:value-type="string">
            <text:p>EH12 7DZ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45272">
            <text:p>55.9345272</text:p>
          </table:table-cell>
          <table:table-cell office:value-type="string">
            <text:p>, longitude: </text:p>
          </table:table-cell>
          <table:table-cell office:value-type="float" office:value="-3.2747056">
            <text:p>-3.2747056</text:p>
          </table:table-cell>
          <table:table-cell office:value-type="string">
            <text:p><text:s/>},</text:p>
          </table:table-cell>
          <table:table-cell table:formula="of:=CONCATENATE([.A139];[.B139];[.C139];[.D139];[.E139];[.F139];[.G139];[.H139];[.I139];[.J139];[.K139];[.L139];[.M139])" office:value-type="string" office:string-value="{ id: 139, name: 'Carricknowe Loan', postcode: 'EH12 7DZ', ward_id: 15, lattitude: 55.9345272, longitude: -3.2747056 },">
            <text:p>{ id: 139, name: 'Carricknowe Loan', postcode: 'EH12 7DZ', ward_id: 15, lattitude: 55.9345272, longitude: -3.27470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40">
            <text:p>140</text:p>
          </table:table-cell>
          <table:table-cell office:value-type="string">
            <text:p>, name: '</text:p>
          </table:table-cell>
          <table:table-cell office:value-type="string">
            <text:p>Woodhall Avenue0</text:p>
          </table:table-cell>
          <table:table-cell office:value-type="string">
            <text:p>', postcode: '</text:p>
          </table:table-cell>
          <table:table-cell office:value-type="string">
            <text:p>EH14 5BU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57712">
            <text:p>55.9057712</text:p>
          </table:table-cell>
          <table:table-cell office:value-type="string">
            <text:p>, longitude: </text:p>
          </table:table-cell>
          <table:table-cell office:value-type="float" office:value="-3.2819139">
            <text:p>-3.2819139</text:p>
          </table:table-cell>
          <table:table-cell office:value-type="string">
            <text:p><text:s/>},</text:p>
          </table:table-cell>
          <table:table-cell table:formula="of:=CONCATENATE([.A140];[.B140];[.C140];[.D140];[.E140];[.F140];[.G140];[.H140];[.I140];[.J140];[.K140];[.L140];[.M140])" office:value-type="string" office:string-value="{ id: 140, name: 'Woodhall Avenue0', postcode: 'EH14 5BU', ward_id: 10, lattitude: 55.9057712, longitude: -3.2819139 },">
            <text:p>{ id: 140, name: 'Woodhall Avenue0', postcode: 'EH14 5BU', ward_id: 10, lattitude: 55.9057712, longitude: -3.28191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41">
            <text:p>141</text:p>
          </table:table-cell>
          <table:table-cell office:value-type="string">
            <text:p>, name: '</text:p>
          </table:table-cell>
          <table:table-cell office:value-type="string">
            <text:p>Figgate Street</text:p>
          </table:table-cell>
          <table:table-cell office:value-type="string">
            <text:p>', postcode: '</text:p>
          </table:table-cell>
          <table:table-cell office:value-type="string">
            <text:p>EH15 1JQ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45187">
            <text:p>55.9545187</text:p>
          </table:table-cell>
          <table:table-cell office:value-type="string">
            <text:p>, longitude: </text:p>
          </table:table-cell>
          <table:table-cell office:value-type="float" office:value="-3.1152819">
            <text:p>-3.1152819</text:p>
          </table:table-cell>
          <table:table-cell office:value-type="string">
            <text:p><text:s/>},</text:p>
          </table:table-cell>
          <table:table-cell table:formula="of:=CONCATENATE([.A141];[.B141];[.C141];[.D141];[.E141];[.F141];[.G141];[.H141];[.I141];[.J141];[.K141];[.L141];[.M141])" office:value-type="string" office:string-value="{ id: 141, name: 'Figgate Street', postcode: 'EH15 1JQ', ward_id: 11, lattitude: 55.9545187, longitude: -3.1152819 },">
            <text:p>{ id: 141, name: 'Figgate Street', postcode: 'EH15 1JQ', ward_id: 11, lattitude: 55.9545187, longitude: -3.11528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42">
            <text:p>142</text:p>
          </table:table-cell>
          <table:table-cell office:value-type="string">
            <text:p>, name: '</text:p>
          </table:table-cell>
          <table:table-cell office:value-type="string">
            <text:p>Grove Street</text:p>
          </table:table-cell>
          <table:table-cell office:value-type="string">
            <text:p>', postcode: '</text:p>
          </table:table-cell>
          <table:table-cell office:value-type="string">
            <text:p>EH3 8FF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445293">
            <text:p>55.9445293</text:p>
          </table:table-cell>
          <table:table-cell office:value-type="string">
            <text:p>, longitude: </text:p>
          </table:table-cell>
          <table:table-cell office:value-type="float" office:value="-3.2120024">
            <text:p>-3.2120024</text:p>
          </table:table-cell>
          <table:table-cell office:value-type="string">
            <text:p><text:s/>},</text:p>
          </table:table-cell>
          <table:table-cell table:formula="of:=CONCATENATE([.A142];[.B142];[.C142];[.D142];[.E142];[.F142];[.G142];[.H142];[.I142];[.J142];[.K142];[.L142];[.M142])" office:value-type="string" office:string-value="{ id: 142, name: 'Grove Street', postcode: 'EH3 8FF', ward_id: 2, lattitude: 55.9445293, longitude: -3.2120024 },">
            <text:p>{ id: 142, name: 'Grove Street', postcode: 'EH3 8FF', ward_id: 2, lattitude: 55.9445293, longitude: -3.21200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43">
            <text:p>143</text:p>
          </table:table-cell>
          <table:table-cell office:value-type="string">
            <text:p>, name: '</text:p>
          </table:table-cell>
          <table:table-cell office:value-type="string">
            <text:p>Annandale Street Lane</text:p>
          </table:table-cell>
          <table:table-cell office:value-type="string">
            <text:p>', postcode: '</text:p>
          </table:table-cell>
          <table:table-cell office:value-type="string">
            <text:p>EH7 4LS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098">
            <text:p>55.96098</text:p>
          </table:table-cell>
          <table:table-cell office:value-type="string">
            <text:p>, longitude: </text:p>
          </table:table-cell>
          <table:table-cell office:value-type="float" office:value="-3.1824581">
            <text:p>-3.1824581</text:p>
          </table:table-cell>
          <table:table-cell office:value-type="string">
            <text:p><text:s/>},</text:p>
          </table:table-cell>
          <table:table-cell table:formula="of:=CONCATENATE([.A143];[.B143];[.C143];[.D143];[.E143];[.F143];[.G143];[.H143];[.I143];[.J143];[.K143];[.L143];[.M143])" office:value-type="string" office:string-value="{ id: 143, name: 'Annandale Street Lane', postcode: 'EH7 4LS', ward_id: 12, lattitude: 55.96098, longitude: -3.1824581 },">
            <text:p>{ id: 143, name: 'Annandale Street Lane', postcode: 'EH7 4LS', ward_id: 12, lattitude: 55.96098, longitude: -3.18245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44">
            <text:p>144</text:p>
          </table:table-cell>
          <table:table-cell office:value-type="string">
            <text:p>, name: '</text:p>
          </table:table-cell>
          <table:table-cell office:value-type="string">
            <text:p>Corstorphine Hill Avenue</text:p>
          </table:table-cell>
          <table:table-cell office:value-type="string">
            <text:p>', postcode: '</text:p>
          </table:table-cell>
          <table:table-cell office:value-type="string">
            <text:p>EH12 6LF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63785">
            <text:p>55.9463785</text:p>
          </table:table-cell>
          <table:table-cell office:value-type="string">
            <text:p>, longitude: </text:p>
          </table:table-cell>
          <table:table-cell office:value-type="float" office:value="-3.2767827">
            <text:p>-3.2767827</text:p>
          </table:table-cell>
          <table:table-cell office:value-type="string">
            <text:p><text:s/>},</text:p>
          </table:table-cell>
          <table:table-cell table:formula="of:=CONCATENATE([.A144];[.B144];[.C144];[.D144];[.E144];[.F144];[.G144];[.H144];[.I144];[.J144];[.K144];[.L144];[.M144])" office:value-type="string" office:string-value="{ id: 144, name: 'Corstorphine Hill Avenue', postcode: 'EH12 6LF', ward_id: 15, lattitude: 55.9463785, longitude: -3.2767827 },">
            <text:p>{ id: 144, name: 'Corstorphine Hill Avenue', postcode: 'EH12 6LF', ward_id: 15, lattitude: 55.9463785, longitude: -3.27678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45">
            <text:p>145</text:p>
          </table:table-cell>
          <table:table-cell office:value-type="string">
            <text:p>, name: '</text:p>
          </table:table-cell>
          <table:table-cell office:value-type="string">
            <text:p>Coben Road</text:p>
          </table:table-cell>
          <table:table-cell office:value-type="string">
            <text:p>', postcode: '</text:p>
          </table:table-cell>
          <table:table-cell office:value-type="string">
            <text:p>EH9 2BJ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24681">
            <text:p>55.9324681</text:p>
          </table:table-cell>
          <table:table-cell office:value-type="string">
            <text:p>, longitude: </text:p>
          </table:table-cell>
          <table:table-cell office:value-type="float" office:value="-3.1709715">
            <text:p>-3.1709715</text:p>
          </table:table-cell>
          <table:table-cell office:value-type="string">
            <text:p><text:s/>},</text:p>
          </table:table-cell>
          <table:table-cell table:formula="of:=CONCATENATE([.A145];[.B145];[.C145];[.D145];[.E145];[.F145];[.G145];[.H145];[.I145];[.J145];[.K145];[.L145];[.M145])" office:value-type="string" office:string-value="{ id: 145, name: 'Coben Road', postcode: 'EH9 2BJ', ward_id: 17, lattitude: 55.9324681, longitude: -3.1709715 },">
            <text:p>{ id: 145, name: 'Coben Road', postcode: 'EH9 2BJ', ward_id: 17, lattitude: 55.9324681, longitude: -3.17097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46">
            <text:p>146</text:p>
          </table:table-cell>
          <table:table-cell office:value-type="string">
            <text:p>, name: '</text:p>
          </table:table-cell>
          <table:table-cell office:value-type="string">
            <text:p>Bruntsfield Place</text:p>
          </table:table-cell>
          <table:table-cell office:value-type="string">
            <text:p>', postcode: '</text:p>
          </table:table-cell>
          <table:table-cell office:value-type="string">
            <text:p>EH10 4HG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76375">
            <text:p>55.9376375</text:p>
          </table:table-cell>
          <table:table-cell office:value-type="string">
            <text:p>, longitude: </text:p>
          </table:table-cell>
          <table:table-cell office:value-type="float" office:value="-3.2061149">
            <text:p>-3.2061149</text:p>
          </table:table-cell>
          <table:table-cell office:value-type="string">
            <text:p><text:s/>},</text:p>
          </table:table-cell>
          <table:table-cell table:formula="of:=CONCATENATE([.A146];[.B146];[.C146];[.D146];[.E146];[.F146];[.G146];[.H146];[.I146];[.J146];[.K146];[.L146];[.M146])" office:value-type="string" office:string-value="{ id: 146, name: 'Bruntsfield Place', postcode: 'EH10 4HG', ward_id: 3, lattitude: 55.9376375, longitude: -3.2061149 },">
            <text:p>{ id: 146, name: 'Bruntsfield Place', postcode: 'EH10 4HG', ward_id: 3, lattitude: 55.9376375, longitude: -3.20611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47">
            <text:p>147</text:p>
          </table:table-cell>
          <table:table-cell office:value-type="string">
            <text:p>, name: '</text:p>
          </table:table-cell>
          <table:table-cell office:value-type="string">
            <text:p>Brunstane Crescent</text:p>
          </table:table-cell>
          <table:table-cell office:value-type="string">
            <text:p>', postcode: '</text:p>
          </table:table-cell>
          <table:table-cell office:value-type="string">
            <text:p>EH15 2NX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40469">
            <text:p>55.9440469</text:p>
          </table:table-cell>
          <table:table-cell office:value-type="string">
            <text:p>, longitude: </text:p>
          </table:table-cell>
          <table:table-cell office:value-type="float" office:value="-3.0921491">
            <text:p>-3.0921491</text:p>
          </table:table-cell>
          <table:table-cell office:value-type="string">
            <text:p><text:s/>},</text:p>
          </table:table-cell>
          <table:table-cell table:formula="of:=CONCATENATE([.A147];[.B147];[.C147];[.D147];[.E147];[.F147];[.G147];[.H147];[.I147];[.J147];[.K147];[.L147];[.M147])" office:value-type="string" office:string-value="{ id: 147, name: 'Brunstane Crescent', postcode: 'EH15 2NX', ward_id: 11, lattitude: 55.9440469, longitude: -3.0921491 },">
            <text:p>{ id: 147, name: 'Brunstane Crescent', postcode: 'EH15 2NX', ward_id: 11, lattitude: 55.9440469, longitude: -3.09214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48">
            <text:p>148</text:p>
          </table:table-cell>
          <table:table-cell office:value-type="string">
            <text:p>, name: '</text:p>
          </table:table-cell>
          <table:table-cell office:value-type="string">
            <text:p>Richmond Place</text:p>
          </table:table-cell>
          <table:table-cell office:value-type="string">
            <text:p>', postcode: '</text:p>
          </table:table-cell>
          <table:table-cell office:value-type="string">
            <text:p>EH8 9ST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64663">
            <text:p>55.9464663</text:p>
          </table:table-cell>
          <table:table-cell office:value-type="string">
            <text:p>, longitude: </text:p>
          </table:table-cell>
          <table:table-cell office:value-type="float" office:value="-3.1833126">
            <text:p>-3.1833126</text:p>
          </table:table-cell>
          <table:table-cell office:value-type="string">
            <text:p><text:s/>},</text:p>
          </table:table-cell>
          <table:table-cell table:formula="of:=CONCATENATE([.A148];[.B148];[.C148];[.D148];[.E148];[.F148];[.G148];[.H148];[.I148];[.J148];[.K148];[.L148];[.M148])" office:value-type="string" office:string-value="{ id: 148, name: 'Richmond Place', postcode: 'EH8 9ST', ward_id: 17, lattitude: 55.9464663, longitude: -3.1833126 },">
            <text:p>{ id: 148, name: 'Richmond Place', postcode: 'EH8 9ST', ward_id: 17, lattitude: 55.9464663, longitude: -3.183312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49">
            <text:p>149</text:p>
          </table:table-cell>
          <table:table-cell office:value-type="string">
            <text:p>, name: '</text:p>
          </table:table-cell>
          <table:table-cell office:value-type="string">
            <text:p>Moredun Park Court</text:p>
          </table:table-cell>
          <table:table-cell office:value-type="string">
            <text:p>', postcode: '</text:p>
          </table:table-cell>
          <table:table-cell office:value-type="string">
            <text:p>EH17 7EY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29876">
            <text:p>55.9129876</text:p>
          </table:table-cell>
          <table:table-cell office:value-type="string">
            <text:p>, longitude: </text:p>
          </table:table-cell>
          <table:table-cell office:value-type="float" office:value="-3.1396709">
            <text:p>-3.1396709</text:p>
          </table:table-cell>
          <table:table-cell office:value-type="string">
            <text:p><text:s/>},</text:p>
          </table:table-cell>
          <table:table-cell table:formula="of:=CONCATENATE([.A149];[.B149];[.C149];[.D149];[.E149];[.F149];[.G149];[.H149];[.I149];[.J149];[.K149];[.L149];[.M149])" office:value-type="string" office:string-value="{ id: 149, name: 'Moredun Park Court', postcode: 'EH17 7EY', ward_id: 16, lattitude: 55.9129876, longitude: -3.1396709 },">
            <text:p>{ id: 149, name: 'Moredun Park Court', postcode: 'EH17 7EY', ward_id: 16, lattitude: 55.9129876, longitude: -3.13967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50">
            <text:p>150</text:p>
          </table:table-cell>
          <table:table-cell office:value-type="string">
            <text:p>, name: '</text:p>
          </table:table-cell>
          <table:table-cell office:value-type="string">
            <text:p>Foulis Crescent </text:p>
          </table:table-cell>
          <table:table-cell office:value-type="string">
            <text:p>', postcode: '</text:p>
          </table:table-cell>
          <table:table-cell office:value-type="string">
            <text:p>EH14 5BN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63908">
            <text:p>55.9063908</text:p>
          </table:table-cell>
          <table:table-cell office:value-type="string">
            <text:p>, longitude: </text:p>
          </table:table-cell>
          <table:table-cell office:value-type="float" office:value="-3.2802562">
            <text:p>-3.2802562</text:p>
          </table:table-cell>
          <table:table-cell office:value-type="string">
            <text:p><text:s/>},</text:p>
          </table:table-cell>
          <table:table-cell table:formula="of:=CONCATENATE([.A150];[.B150];[.C150];[.D150];[.E150];[.F150];[.G150];[.H150];[.I150];[.J150];[.K150];[.L150];[.M150])" office:value-type="string" office:string-value="{ id: 150, name: 'Foulis Crescent ', postcode: 'EH14 5BN', ward_id: 10, lattitude: 55.9063908, longitude: -3.2802562 },">
            <text:p>{ id: 150, name: 'Foulis Crescent ', postcode: 'EH14 5BN', ward_id: 10, lattitude: 55.9063908, longitude: -3.280256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51">
            <text:p>151</text:p>
          </table:table-cell>
          <table:table-cell office:value-type="string">
            <text:p>, name: '</text:p>
          </table:table-cell>
          <table:table-cell office:value-type="string">
            <text:p>Woodhall Drive</text:p>
          </table:table-cell>
          <table:table-cell office:value-type="string">
            <text:p>', postcode: '</text:p>
          </table:table-cell>
          <table:table-cell office:value-type="string">
            <text:p>EH14 5BT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45517">
            <text:p>55.9045517</text:p>
          </table:table-cell>
          <table:table-cell office:value-type="string">
            <text:p>, longitude: </text:p>
          </table:table-cell>
          <table:table-cell office:value-type="float" office:value="-3.2846968">
            <text:p>-3.2846968</text:p>
          </table:table-cell>
          <table:table-cell office:value-type="string">
            <text:p><text:s/>},</text:p>
          </table:table-cell>
          <table:table-cell table:formula="of:=CONCATENATE([.A151];[.B151];[.C151];[.D151];[.E151];[.F151];[.G151];[.H151];[.I151];[.J151];[.K151];[.L151];[.M151])" office:value-type="string" office:string-value="{ id: 151, name: 'Woodhall Drive', postcode: 'EH14 5BT', ward_id: 10, lattitude: 55.9045517, longitude: -3.2846968 },">
            <text:p>{ id: 151, name: 'Woodhall Drive', postcode: 'EH14 5BT', ward_id: 10, lattitude: 55.9045517, longitude: -3.28469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52">
            <text:p>152</text:p>
          </table:table-cell>
          <table:table-cell office:value-type="string">
            <text:p>, name: '</text:p>
          </table:table-cell>
          <table:table-cell office:value-type="string">
            <text:p>Clarebank Crescent</text:p>
          </table:table-cell>
          <table:table-cell office:value-type="string">
            <text:p>', postcode: '</text:p>
          </table:table-cell>
          <table:table-cell office:value-type="string">
            <text:p>EH6 7NJ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8258">
            <text:p>55.968258</text:p>
          </table:table-cell>
          <table:table-cell office:value-type="string">
            <text:p>, longitude: </text:p>
          </table:table-cell>
          <table:table-cell office:value-type="float" office:value="-3.1567154">
            <text:p>-3.1567154</text:p>
          </table:table-cell>
          <table:table-cell office:value-type="string">
            <text:p><text:s/>},</text:p>
          </table:table-cell>
          <table:table-cell table:formula="of:=CONCATENATE([.A152];[.B152];[.C152];[.D152];[.E152];[.F152];[.G152];[.H152];[.I152];[.J152];[.K152];[.L152];[.M152])" office:value-type="string" office:string-value="{ id: 152, name: 'Clarebank Crescent', postcode: 'EH6 7NJ', ward_id: 8, lattitude: 55.968258, longitude: -3.1567154 },">
            <text:p>{ id: 152, name: 'Clarebank Crescent', postcode: 'EH6 7NJ', ward_id: 8, lattitude: 55.968258, longitude: -3.15671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53">
            <text:p>153</text:p>
          </table:table-cell>
          <table:table-cell office:value-type="string">
            <text:p>, name: '</text:p>
          </table:table-cell>
          <table:table-cell office:value-type="string">
            <text:p>Haughhead Farm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153];[.B153];[.C153];[.D153];[.E153];[.F153];[.G153];[.H153];[.I153];[.J153];[.K153];[.L153];[.M153])" office:value-type="string" office:string-value="{ id: 153, name: 'Haughhead Farm', postcode: 'EH1 3EG', ward_id: 6, lattitude: 55.953252, longitude: -3.188267 },">
            <text:p>{ id: 153, name: 'Haughhead Farm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54">
            <text:p>154</text:p>
          </table:table-cell>
          <table:table-cell office:value-type="string">
            <text:p>, name: '</text:p>
          </table:table-cell>
          <table:table-cell office:value-type="string">
            <text:p>Echline Gardens</text:p>
          </table:table-cell>
          <table:table-cell office:value-type="string">
            <text:p>', postcode: '</text:p>
          </table:table-cell>
          <table:table-cell office:value-type="string">
            <text:p>EH30 9UT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74239">
            <text:p>55.9874239</text:p>
          </table:table-cell>
          <table:table-cell office:value-type="string">
            <text:p>, longitude: </text:p>
          </table:table-cell>
          <table:table-cell office:value-type="float" office:value="-3.4145654">
            <text:p>-3.4145654</text:p>
          </table:table-cell>
          <table:table-cell office:value-type="string">
            <text:p><text:s/>},</text:p>
          </table:table-cell>
          <table:table-cell table:formula="of:=CONCATENATE([.A154];[.B154];[.C154];[.D154];[.E154];[.F154];[.G154];[.H154];[.I154];[.J154];[.K154];[.L154];[.M154])" office:value-type="string" office:string-value="{ id: 154, name: 'Echline Gardens', postcode: 'EH30 9UT', ward_id: 14, lattitude: 55.9874239, longitude: -3.4145654 },">
            <text:p>{ id: 154, name: 'Echline Gardens', postcode: 'EH30 9UT', ward_id: 14, lattitude: 55.9874239, longitude: -3.41456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55">
            <text:p>155</text:p>
          </table:table-cell>
          <table:table-cell office:value-type="string">
            <text:p>, name: '</text:p>
          </table:table-cell>
          <table:table-cell office:value-type="string">
            <text:p>North Street Ratho</text:p>
          </table:table-cell>
          <table:table-cell office:value-type="string">
            <text:p>', postcode: '</text:p>
          </table:table-cell>
          <table:table-cell office:value-type="string">
            <text:p>EH28 8RR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215719">
            <text:p>55.9215719</text:p>
          </table:table-cell>
          <table:table-cell office:value-type="string">
            <text:p>, longitude: </text:p>
          </table:table-cell>
          <table:table-cell office:value-type="float" office:value="-3.3842281">
            <text:p>-3.3842281</text:p>
          </table:table-cell>
          <table:table-cell office:value-type="string">
            <text:p><text:s/>},</text:p>
          </table:table-cell>
          <table:table-cell table:formula="of:=CONCATENATE([.A155];[.B155];[.C155];[.D155];[.E155];[.F155];[.G155];[.H155];[.I155];[.J155];[.K155];[.L155];[.M155])" office:value-type="string" office:string-value="{ id: 155, name: 'North Street Ratho', postcode: 'EH28 8RR', ward_id: 10, lattitude: 55.9215719, longitude: -3.3842281 },">
            <text:p>{ id: 155, name: 'North Street Ratho', postcode: 'EH28 8RR', ward_id: 10, lattitude: 55.9215719, longitude: -3.38422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56">
            <text:p>156</text:p>
          </table:table-cell>
          <table:table-cell office:value-type="string">
            <text:p>, name: '</text:p>
          </table:table-cell>
          <table:table-cell office:value-type="string">
            <text:p>Maxwell Street</text:p>
          </table:table-cell>
          <table:table-cell office:value-type="string">
            <text:p>', postcode: '</text:p>
          </table:table-cell>
          <table:table-cell office:value-type="string">
            <text:p>EH10 5HU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61476">
            <text:p>55.9261476</text:p>
          </table:table-cell>
          <table:table-cell office:value-type="string">
            <text:p>, longitude: </text:p>
          </table:table-cell>
          <table:table-cell office:value-type="float" office:value="-3.2119207">
            <text:p>-3.2119207</text:p>
          </table:table-cell>
          <table:table-cell office:value-type="string">
            <text:p><text:s/>},</text:p>
          </table:table-cell>
          <table:table-cell table:formula="of:=CONCATENATE([.A156];[.B156];[.C156];[.D156];[.E156];[.F156];[.G156];[.H156];[.I156];[.J156];[.K156];[.L156];[.M156])" office:value-type="string" office:string-value="{ id: 156, name: 'Maxwell Street', postcode: 'EH10 5HU', ward_id: 3, lattitude: 55.9261476, longitude: -3.2119207 },">
            <text:p>{ id: 156, name: 'Maxwell Street', postcode: 'EH10 5HU', ward_id: 3, lattitude: 55.9261476, longitude: -3.21192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57">
            <text:p>157</text:p>
          </table:table-cell>
          <table:table-cell office:value-type="string">
            <text:p>, name: '</text:p>
          </table:table-cell>
          <table:table-cell office:value-type="string">
            <text:p>Campbell Park Drive</text:p>
          </table:table-cell>
          <table:table-cell office:value-type="string">
            <text:p>', postcode: '</text:p>
          </table:table-cell>
          <table:table-cell office:value-type="string">
            <text:p>EH13 0HS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31289">
            <text:p>55.9031289</text:p>
          </table:table-cell>
          <table:table-cell office:value-type="string">
            <text:p>, longitude: </text:p>
          </table:table-cell>
          <table:table-cell office:value-type="float" office:value="-3.2711748">
            <text:p>-3.2711748</text:p>
          </table:table-cell>
          <table:table-cell office:value-type="string">
            <text:p><text:s/>},</text:p>
          </table:table-cell>
          <table:table-cell table:formula="of:=CONCATENATE([.A157];[.B157];[.C157];[.D157];[.E157];[.F157];[.G157];[.H157];[.I157];[.J157];[.K157];[.L157];[.M157])" office:value-type="string" office:string-value="{ id: 157, name: 'Campbell Park Drive', postcode: 'EH13 0HS', ward_id: 5, lattitude: 55.9031289, longitude: -3.2711748 },">
            <text:p>{ id: 157, name: 'Campbell Park Drive', postcode: 'EH13 0HS', ward_id: 5, lattitude: 55.9031289, longitude: -3.27117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58">
            <text:p>158</text:p>
          </table:table-cell>
          <table:table-cell office:value-type="string">
            <text:p>, name: '</text:p>
          </table:table-cell>
          <table:table-cell office:value-type="string">
            <text:p>Cleikiminrig</text:p>
          </table:table-cell>
          <table:table-cell office:value-type="string">
            <text:p>', postcode: '</text:p>
          </table:table-cell>
          <table:table-cell office:value-type="string">
            <text:p>EH15 3QZ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27371">
            <text:p>55.9327371</text:p>
          </table:table-cell>
          <table:table-cell office:value-type="string">
            <text:p>, longitude: </text:p>
          </table:table-cell>
          <table:table-cell office:value-type="float" office:value="-3.1099153">
            <text:p>-3.1099153</text:p>
          </table:table-cell>
          <table:table-cell office:value-type="string">
            <text:p><text:s/>},</text:p>
          </table:table-cell>
          <table:table-cell table:formula="of:=CONCATENATE([.A158];[.B158];[.C158];[.D158];[.E158];[.F158];[.G158];[.H158];[.I158];[.J158];[.K158];[.L158];[.M158])" office:value-type="string" office:string-value="{ id: 158, name: 'Cleikiminrig', postcode: 'EH15 3QZ', ward_id: 11, lattitude: 55.9327371, longitude: -3.1099153 },">
            <text:p>{ id: 158, name: 'Cleikiminrig', postcode: 'EH15 3QZ', ward_id: 11, lattitude: 55.9327371, longitude: -3.10991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59">
            <text:p>159</text:p>
          </table:table-cell>
          <table:table-cell office:value-type="string">
            <text:p>, name: '</text:p>
          </table:table-cell>
          <table:table-cell office:value-type="string">
            <text:p>Spa Place</text:p>
          </table:table-cell>
          <table:table-cell office:value-type="string">
            <text:p>', postcode: '</text:p>
          </table:table-cell>
          <table:table-cell office:value-type="string">
            <text:p>EH15 1TR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53703">
            <text:p>55.9553703</text:p>
          </table:table-cell>
          <table:table-cell office:value-type="string">
            <text:p>, longitude: </text:p>
          </table:table-cell>
          <table:table-cell office:value-type="float" office:value="-3.114449">
            <text:p>-3.114449</text:p>
          </table:table-cell>
          <table:table-cell office:value-type="string">
            <text:p><text:s/>},</text:p>
          </table:table-cell>
          <table:table-cell table:formula="of:=CONCATENATE([.A159];[.B159];[.C159];[.D159];[.E159];[.F159];[.G159];[.H159];[.I159];[.J159];[.K159];[.L159];[.M159])" office:value-type="string" office:string-value="{ id: 159, name: 'Spa Place', postcode: 'EH15 1TR', ward_id: 11, lattitude: 55.9553703, longitude: -3.114449 },">
            <text:p>{ id: 159, name: 'Spa Place', postcode: 'EH15 1TR', ward_id: 11, lattitude: 55.9553703, longitude: -3.1144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60">
            <text:p>160</text:p>
          </table:table-cell>
          <table:table-cell office:value-type="string">
            <text:p>, name: '</text:p>
          </table:table-cell>
          <table:table-cell office:value-type="string">
            <text:p>Bingham Avenue</text:p>
          </table:table-cell>
          <table:table-cell office:value-type="string">
            <text:p>', postcode: '</text:p>
          </table:table-cell>
          <table:table-cell office:value-type="string">
            <text:p>EH15 3JB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98464">
            <text:p>55.9398464</text:p>
          </table:table-cell>
          <table:table-cell office:value-type="string">
            <text:p>, longitude: </text:p>
          </table:table-cell>
          <table:table-cell office:value-type="float" office:value="-3.1223339">
            <text:p>-3.1223339</text:p>
          </table:table-cell>
          <table:table-cell office:value-type="string">
            <text:p><text:s/>},</text:p>
          </table:table-cell>
          <table:table-cell table:formula="of:=CONCATENATE([.A160];[.B160];[.C160];[.D160];[.E160];[.F160];[.G160];[.H160];[.I160];[.J160];[.K160];[.L160];[.M160])" office:value-type="string" office:string-value="{ id: 160, name: 'Bingham Avenue', postcode: 'EH15 3JB', ward_id: 11, lattitude: 55.9398464, longitude: -3.1223339 },">
            <text:p>{ id: 160, name: 'Bingham Avenue', postcode: 'EH15 3JB', ward_id: 11, lattitude: 55.9398464, longitude: -3.12233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61">
            <text:p>161</text:p>
          </table:table-cell>
          <table:table-cell office:value-type="string">
            <text:p>, name: '</text:p>
          </table:table-cell>
          <table:table-cell office:value-type="string">
            <text:p>Hillview Road</text:p>
          </table:table-cell>
          <table:table-cell office:value-type="string">
            <text:p>', postcode: '</text:p>
          </table:table-cell>
          <table:table-cell office:value-type="string">
            <text:p>EH12 8QF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75673">
            <text:p>55.9475673</text:p>
          </table:table-cell>
          <table:table-cell office:value-type="string">
            <text:p>, longitude: </text:p>
          </table:table-cell>
          <table:table-cell office:value-type="float" office:value="-3.2879445">
            <text:p>-3.2879445</text:p>
          </table:table-cell>
          <table:table-cell office:value-type="string">
            <text:p><text:s/>},</text:p>
          </table:table-cell>
          <table:table-cell table:formula="of:=CONCATENATE([.A161];[.B161];[.C161];[.D161];[.E161];[.F161];[.G161];[.H161];[.I161];[.J161];[.K161];[.L161];[.M161])" office:value-type="string" office:string-value="{ id: 161, name: 'Hillview Road', postcode: 'EH12 8QF', ward_id: 15, lattitude: 55.9475673, longitude: -3.2879445 },">
            <text:p>{ id: 161, name: 'Hillview Road', postcode: 'EH12 8QF', ward_id: 15, lattitude: 55.9475673, longitude: -3.28794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62">
            <text:p>162</text:p>
          </table:table-cell>
          <table:table-cell office:value-type="string">
            <text:p>, name: '</text:p>
          </table:table-cell>
          <table:table-cell office:value-type="string">
            <text:p>Beresford Place</text:p>
          </table:table-cell>
          <table:table-cell office:value-type="string">
            <text:p>', postcode: '</text:p>
          </table:table-cell>
          <table:table-cell office:value-type="string">
            <text:p>EH5 3SL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5353">
            <text:p>55.975353</text:p>
          </table:table-cell>
          <table:table-cell office:value-type="string">
            <text:p>, longitude: </text:p>
          </table:table-cell>
          <table:table-cell office:value-type="float" office:value="-3.2037314">
            <text:p>-3.2037314</text:p>
          </table:table-cell>
          <table:table-cell office:value-type="string">
            <text:p><text:s/>},</text:p>
          </table:table-cell>
          <table:table-cell table:formula="of:=CONCATENATE([.A162];[.B162];[.C162];[.D162];[.E162];[.F162];[.G162];[.H162];[.I162];[.J162];[.K162];[.L162];[.M162])" office:value-type="string" office:string-value="{ id: 162, name: 'Beresford Place', postcode: 'EH5 3SL', ward_id: 7, lattitude: 55.975353, longitude: -3.2037314 },">
            <text:p>{ id: 162, name: 'Beresford Place', postcode: 'EH5 3SL', ward_id: 7, lattitude: 55.975353, longitude: -3.20373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63">
            <text:p>163</text:p>
          </table:table-cell>
          <table:table-cell office:value-type="string">
            <text:p>, name: '</text:p>
          </table:table-cell>
          <table:table-cell office:value-type="string">
            <text:p>Kirk Cramond</text:p>
          </table:table-cell>
          <table:table-cell office:value-type="string">
            <text:p>', postcode: '</text:p>
          </table:table-cell>
          <table:table-cell office:value-type="string">
            <text:p>EH4 6NS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81653">
            <text:p>55.9781653</text:p>
          </table:table-cell>
          <table:table-cell office:value-type="string">
            <text:p>, longitude: </text:p>
          </table:table-cell>
          <table:table-cell office:value-type="float" office:value="-3.2995667">
            <text:p>-3.2995667</text:p>
          </table:table-cell>
          <table:table-cell office:value-type="string">
            <text:p><text:s/>},</text:p>
          </table:table-cell>
          <table:table-cell table:formula="of:=CONCATENATE([.A163];[.B163];[.C163];[.D163];[.E163];[.F163];[.G163];[.H163];[.I163];[.J163];[.K163];[.L163];[.M163])" office:value-type="string" office:string-value="{ id: 163, name: 'Kirk Cramond', postcode: 'EH4 6NS', ward_id: 14, lattitude: 55.9781653, longitude: -3.2995667 },">
            <text:p>{ id: 163, name: 'Kirk Cramond', postcode: 'EH4 6NS', ward_id: 14, lattitude: 55.9781653, longitude: -3.29956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64">
            <text:p>164</text:p>
          </table:table-cell>
          <table:table-cell office:value-type="string">
            <text:p>, name: '</text:p>
          </table:table-cell>
          <table:table-cell office:value-type="string">
            <text:p>Craigleith Hill</text:p>
          </table:table-cell>
          <table:table-cell office:value-type="string">
            <text:p>', postcode: '</text:p>
          </table:table-cell>
          <table:table-cell office:value-type="string">
            <text:p>EH4 2EG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68962">
            <text:p>55.9568962</text:p>
          </table:table-cell>
          <table:table-cell office:value-type="string">
            <text:p>, longitude: </text:p>
          </table:table-cell>
          <table:table-cell office:value-type="float" office:value="-3.2384128">
            <text:p>-3.2384128</text:p>
          </table:table-cell>
          <table:table-cell office:value-type="string">
            <text:p><text:s/>},</text:p>
          </table:table-cell>
          <table:table-cell table:formula="of:=CONCATENATE([.A164];[.B164];[.C164];[.D164];[.E164];[.F164];[.G164];[.H164];[.I164];[.J164];[.K164];[.L164];[.M164])" office:value-type="string" office:string-value="{ id: 164, name: 'Craigleith Hill', postcode: 'EH4 2EG', ward_id: 4, lattitude: 55.9568962, longitude: -3.2384128 },">
            <text:p>{ id: 164, name: 'Craigleith Hill', postcode: 'EH4 2EG', ward_id: 4, lattitude: 55.9568962, longitude: -3.23841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65">
            <text:p>165</text:p>
          </table:table-cell>
          <table:table-cell office:value-type="string">
            <text:p>, name: '</text:p>
          </table:table-cell>
          <table:table-cell office:value-type="string">
            <text:p>Western Terrace</text:p>
          </table:table-cell>
          <table:table-cell office:value-type="string">
            <text:p>', postcode: '</text:p>
          </table:table-cell>
          <table:table-cell office:value-type="string">
            <text:p>EH12 5QD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7673">
            <text:p>55.9447673</text:p>
          </table:table-cell>
          <table:table-cell office:value-type="string">
            <text:p>, longitude: </text:p>
          </table:table-cell>
          <table:table-cell office:value-type="float" office:value="-3.2482319">
            <text:p>-3.2482319</text:p>
          </table:table-cell>
          <table:table-cell office:value-type="string">
            <text:p><text:s/>},</text:p>
          </table:table-cell>
          <table:table-cell table:formula="of:=CONCATENATE([.A165];[.B165];[.C165];[.D165];[.E165];[.F165];[.G165];[.H165];[.I165];[.J165];[.K165];[.L165];[.M165])" office:value-type="string" office:string-value="{ id: 165, name: 'Western Terrace', postcode: 'EH12 5QD', ward_id: 15, lattitude: 55.9447673, longitude: -3.2482319 },">
            <text:p>{ id: 165, name: 'Western Terrace', postcode: 'EH12 5QD', ward_id: 15, lattitude: 55.9447673, longitude: -3.24823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66">
            <text:p>166</text:p>
          </table:table-cell>
          <table:table-cell office:value-type="string">
            <text:p>, name: '</text:p>
          </table:table-cell>
          <table:table-cell office:value-type="string">
            <text:p>Scotstoun Green Sq Ferry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166];[.B166];[.C166];[.D166];[.E166];[.F166];[.G166];[.H166];[.I166];[.J166];[.K166];[.L166];[.M166])" office:value-type="string" office:string-value="{ id: 166, name: 'Scotstoun Green Sq Ferry', postcode: 'EH1 3EG', ward_id: 6, lattitude: 55.953252, longitude: -3.188267 },">
            <text:p>{ id: 166, name: 'Scotstoun Green Sq Ferry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67">
            <text:p>167</text:p>
          </table:table-cell>
          <table:table-cell office:value-type="string">
            <text:p>, name: '</text:p>
          </table:table-cell>
          <table:table-cell office:value-type="string">
            <text:p>Moredun Dykes Road</text:p>
          </table:table-cell>
          <table:table-cell office:value-type="string">
            <text:p>', postcode: '</text:p>
          </table:table-cell>
          <table:table-cell office:value-type="string">
            <text:p>EH17 8PT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59501">
            <text:p>55.9059501</text:p>
          </table:table-cell>
          <table:table-cell office:value-type="string">
            <text:p>, longitude: </text:p>
          </table:table-cell>
          <table:table-cell office:value-type="float" office:value="-3.1380525">
            <text:p>-3.1380525</text:p>
          </table:table-cell>
          <table:table-cell office:value-type="string">
            <text:p><text:s/>},</text:p>
          </table:table-cell>
          <table:table-cell table:formula="of:=CONCATENATE([.A167];[.B167];[.C167];[.D167];[.E167];[.F167];[.G167];[.H167];[.I167];[.J167];[.K167];[.L167];[.M167])" office:value-type="string" office:string-value="{ id: 167, name: 'Moredun Dykes Road', postcode: 'EH17 8PT', ward_id: 16, lattitude: 55.9059501, longitude: -3.1380525 },">
            <text:p>{ id: 167, name: 'Moredun Dykes Road', postcode: 'EH17 8PT', ward_id: 16, lattitude: 55.9059501, longitude: -3.13805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68">
            <text:p>168</text:p>
          </table:table-cell>
          <table:table-cell office:value-type="string">
            <text:p>, name: '</text:p>
          </table:table-cell>
          <table:table-cell office:value-type="string">
            <text:p>Wardie House Lane</text:p>
          </table:table-cell>
          <table:table-cell office:value-type="string">
            <text:p>', postcode: '</text:p>
          </table:table-cell>
          <table:table-cell office:value-type="string">
            <text:p>EH5 3RL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95937">
            <text:p>55.9795937</text:p>
          </table:table-cell>
          <table:table-cell office:value-type="string">
            <text:p>, longitude: </text:p>
          </table:table-cell>
          <table:table-cell office:value-type="float" office:value="-3.213892">
            <text:p>-3.213892</text:p>
          </table:table-cell>
          <table:table-cell office:value-type="string">
            <text:p><text:s/>},</text:p>
          </table:table-cell>
          <table:table-cell table:formula="of:=CONCATENATE([.A168];[.B168];[.C168];[.D168];[.E168];[.F168];[.G168];[.H168];[.I168];[.J168];[.K168];[.L168];[.M168])" office:value-type="string" office:string-value="{ id: 168, name: 'Wardie House Lane', postcode: 'EH5 3RL', ward_id: 7, lattitude: 55.9795937, longitude: -3.213892 },">
            <text:p>{ id: 168, name: 'Wardie House Lane', postcode: 'EH5 3RL', ward_id: 7, lattitude: 55.9795937, longitude: -3.21389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69">
            <text:p>169</text:p>
          </table:table-cell>
          <table:table-cell office:value-type="string">
            <text:p>, name: '</text:p>
          </table:table-cell>
          <table:table-cell office:value-type="string">
            <text:p>Westerhailes Park</text:p>
          </table:table-cell>
          <table:table-cell office:value-type="string">
            <text:p>', postcode: '</text:p>
          </table:table-cell>
          <table:table-cell office:value-type="string">
            <text:p>EH14 3AG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137886">
            <text:p>55.9137886</text:p>
          </table:table-cell>
          <table:table-cell office:value-type="string">
            <text:p>, longitude: </text:p>
          </table:table-cell>
          <table:table-cell office:value-type="float" office:value="-3.2783014">
            <text:p>-3.2783014</text:p>
          </table:table-cell>
          <table:table-cell office:value-type="string">
            <text:p><text:s/>},</text:p>
          </table:table-cell>
          <table:table-cell table:formula="of:=CONCATENATE([.A169];[.B169];[.C169];[.D169];[.E169];[.F169];[.G169];[.H169];[.I169];[.J169];[.K169];[.L169];[.M169])" office:value-type="string" office:string-value="{ id: 169, name: 'Westerhailes Park', postcode: 'EH14 3AG', ward_id: 10, lattitude: 55.9137886, longitude: -3.2783014 },">
            <text:p>{ id: 169, name: 'Westerhailes Park', postcode: 'EH14 3AG', ward_id: 10, lattitude: 55.9137886, longitude: -3.27830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70">
            <text:p>170</text:p>
          </table:table-cell>
          <table:table-cell office:value-type="string">
            <text:p>, name: '</text:p>
          </table:table-cell>
          <table:table-cell office:value-type="string">
            <text:p>Marchall Place</text:p>
          </table:table-cell>
          <table:table-cell office:value-type="string">
            <text:p>', postcode: '</text:p>
          </table:table-cell>
          <table:table-cell office:value-type="string">
            <text:p>EH8 9BJ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57401">
            <text:p>55.9457401</text:p>
          </table:table-cell>
          <table:table-cell office:value-type="string">
            <text:p>, longitude: </text:p>
          </table:table-cell>
          <table:table-cell office:value-type="float" office:value="-3.1866497">
            <text:p>-3.1866497</text:p>
          </table:table-cell>
          <table:table-cell office:value-type="string">
            <text:p><text:s/>},</text:p>
          </table:table-cell>
          <table:table-cell table:formula="of:=CONCATENATE([.A170];[.B170];[.C170];[.D170];[.E170];[.F170];[.G170];[.H170];[.I170];[.J170];[.K170];[.L170];[.M170])" office:value-type="string" office:string-value="{ id: 170, name: 'Marchall Place', postcode: 'EH8 9BJ', ward_id: 17, lattitude: 55.9457401, longitude: -3.1866497 },">
            <text:p>{ id: 170, name: 'Marchall Place', postcode: 'EH8 9BJ', ward_id: 17, lattitude: 55.9457401, longitude: -3.18664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71">
            <text:p>171</text:p>
          </table:table-cell>
          <table:table-cell office:value-type="string">
            <text:p>, name: '</text:p>
          </table:table-cell>
          <table:table-cell office:value-type="string">
            <text:p>Church Hill Place</text:p>
          </table:table-cell>
          <table:table-cell office:value-type="string">
            <text:p>', postcode: '</text:p>
          </table:table-cell>
          <table:table-cell office:value-type="string">
            <text:p>EH10 4BD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21571">
            <text:p>55.9321571</text:p>
          </table:table-cell>
          <table:table-cell office:value-type="string">
            <text:p>, longitude: </text:p>
          </table:table-cell>
          <table:table-cell office:value-type="float" office:value="-3.2094347">
            <text:p>-3.2094347</text:p>
          </table:table-cell>
          <table:table-cell office:value-type="string">
            <text:p><text:s/>},</text:p>
          </table:table-cell>
          <table:table-cell table:formula="of:=CONCATENATE([.A171];[.B171];[.C171];[.D171];[.E171];[.F171];[.G171];[.H171];[.I171];[.J171];[.K171];[.L171];[.M171])" office:value-type="string" office:string-value="{ id: 171, name: 'Church Hill Place', postcode: 'EH10 4BD', ward_id: 3, lattitude: 55.9321571, longitude: -3.2094347 },">
            <text:p>{ id: 171, name: 'Church Hill Place', postcode: 'EH10 4BD', ward_id: 3, lattitude: 55.9321571, longitude: -3.20943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72">
            <text:p>172</text:p>
          </table:table-cell>
          <table:table-cell office:value-type="string">
            <text:p>, name: '</text:p>
          </table:table-cell>
          <table:table-cell office:value-type="string">
            <text:p>Craigmount Loan</text:p>
          </table:table-cell>
          <table:table-cell office:value-type="string">
            <text:p>', postcode: '</text:p>
          </table:table-cell>
          <table:table-cell office:value-type="string">
            <text:p>EH12 8DJ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06819">
            <text:p>55.9506819</text:p>
          </table:table-cell>
          <table:table-cell office:value-type="string">
            <text:p>, longitude: </text:p>
          </table:table-cell>
          <table:table-cell office:value-type="float" office:value="-3.2991709">
            <text:p>-3.2991709</text:p>
          </table:table-cell>
          <table:table-cell office:value-type="string">
            <text:p><text:s/>},</text:p>
          </table:table-cell>
          <table:table-cell table:formula="of:=CONCATENATE([.A172];[.B172];[.C172];[.D172];[.E172];[.F172];[.G172];[.H172];[.I172];[.J172];[.K172];[.L172];[.M172])" office:value-type="string" office:string-value="{ id: 172, name: 'Craigmount Loan', postcode: 'EH12 8DJ', ward_id: 9, lattitude: 55.9506819, longitude: -3.2991709 },">
            <text:p>{ id: 172, name: 'Craigmount Loan', postcode: 'EH12 8DJ', ward_id: 9, lattitude: 55.9506819, longitude: -3.29917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73">
            <text:p>173</text:p>
          </table:table-cell>
          <table:table-cell office:value-type="string">
            <text:p>, name: '</text:p>
          </table:table-cell>
          <table:table-cell office:value-type="string">
            <text:p>Wolrige Road</text:p>
          </table:table-cell>
          <table:table-cell office:value-type="string">
            <text:p>', postcode: '</text:p>
          </table:table-cell>
          <table:table-cell office:value-type="string">
            <text:p>EH16 6HX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48725">
            <text:p>55.9148725</text:p>
          </table:table-cell>
          <table:table-cell office:value-type="string">
            <text:p>, longitude: </text:p>
          </table:table-cell>
          <table:table-cell office:value-type="float" office:value="-3.1637904">
            <text:p>-3.1637904</text:p>
          </table:table-cell>
          <table:table-cell office:value-type="string">
            <text:p><text:s/>},</text:p>
          </table:table-cell>
          <table:table-cell table:formula="of:=CONCATENATE([.A173];[.B173];[.C173];[.D173];[.E173];[.F173];[.G173];[.H173];[.I173];[.J173];[.K173];[.L173];[.M173])" office:value-type="string" office:string-value="{ id: 173, name: 'Wolrige Road', postcode: 'EH16 6HX', ward_id: 16, lattitude: 55.9148725, longitude: -3.1637904 },">
            <text:p>{ id: 173, name: 'Wolrige Road', postcode: 'EH16 6HX', ward_id: 16, lattitude: 55.9148725, longitude: -3.16379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74">
            <text:p>174</text:p>
          </table:table-cell>
          <table:table-cell office:value-type="string">
            <text:p>, name: '</text:p>
          </table:table-cell>
          <table:table-cell office:value-type="string">
            <text:p>Riselaw Crescent</text:p>
          </table:table-cell>
          <table:table-cell office:value-type="string">
            <text:p>', postcode: '</text:p>
          </table:table-cell>
          <table:table-cell office:value-type="string">
            <text:p>EH10 6HN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127749">
            <text:p>55.9127749</text:p>
          </table:table-cell>
          <table:table-cell office:value-type="string">
            <text:p>, longitude: </text:p>
          </table:table-cell>
          <table:table-cell office:value-type="float" office:value="-3.2112559">
            <text:p>-3.2112559</text:p>
          </table:table-cell>
          <table:table-cell office:value-type="string">
            <text:p><text:s/>},</text:p>
          </table:table-cell>
          <table:table-cell table:formula="of:=CONCATENATE([.A174];[.B174];[.C174];[.D174];[.E174];[.F174];[.G174];[.H174];[.I174];[.J174];[.K174];[.L174];[.M174])" office:value-type="string" office:string-value="{ id: 174, name: 'Riselaw Crescent', postcode: 'EH10 6HN', ward_id: 3, lattitude: 55.9127749, longitude: -3.2112559 },">
            <text:p>{ id: 174, name: 'Riselaw Crescent', postcode: 'EH10 6HN', ward_id: 3, lattitude: 55.9127749, longitude: -3.211255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75">
            <text:p>175</text:p>
          </table:table-cell>
          <table:table-cell office:value-type="string">
            <text:p>, name: '</text:p>
          </table:table-cell>
          <table:table-cell office:value-type="string">
            <text:p>Ferry Road Place</text:p>
          </table:table-cell>
          <table:table-cell office:value-type="string">
            <text:p>', postcode: '</text:p>
          </table:table-cell>
          <table:table-cell office:value-type="string">
            <text:p>EH4 4AX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683032">
            <text:p>55.9683032</text:p>
          </table:table-cell>
          <table:table-cell office:value-type="string">
            <text:p>, longitude: </text:p>
          </table:table-cell>
          <table:table-cell office:value-type="float" office:value="-3.2460188">
            <text:p>-3.2460188</text:p>
          </table:table-cell>
          <table:table-cell office:value-type="string">
            <text:p><text:s/>},</text:p>
          </table:table-cell>
          <table:table-cell table:formula="of:=CONCATENATE([.A175];[.B175];[.C175];[.D175];[.E175];[.F175];[.G175];[.H175];[.I175];[.J175];[.K175];[.L175];[.M175])" office:value-type="string" office:string-value="{ id: 175, name: 'Ferry Road Place', postcode: 'EH4 4AX', ward_id: 7, lattitude: 55.9683032, longitude: -3.2460188 },">
            <text:p>{ id: 175, name: 'Ferry Road Place', postcode: 'EH4 4AX', ward_id: 7, lattitude: 55.9683032, longitude: -3.24601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76">
            <text:p>176</text:p>
          </table:table-cell>
          <table:table-cell office:value-type="string">
            <text:p>, name: '</text:p>
          </table:table-cell>
          <table:table-cell office:value-type="string">
            <text:p>Comiston Drive</text:p>
          </table:table-cell>
          <table:table-cell office:value-type="string">
            <text:p>', postcode: '</text:p>
          </table:table-cell>
          <table:table-cell office:value-type="string">
            <text:p>EH10 5QS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02418">
            <text:p>55.9202418</text:p>
          </table:table-cell>
          <table:table-cell office:value-type="string">
            <text:p>, longitude: </text:p>
          </table:table-cell>
          <table:table-cell office:value-type="float" office:value="-3.2169675">
            <text:p>-3.2169675</text:p>
          </table:table-cell>
          <table:table-cell office:value-type="string">
            <text:p><text:s/>},</text:p>
          </table:table-cell>
          <table:table-cell table:formula="of:=CONCATENATE([.A176];[.B176];[.C176];[.D176];[.E176];[.F176];[.G176];[.H176];[.I176];[.J176];[.K176];[.L176];[.M176])" office:value-type="string" office:string-value="{ id: 176, name: 'Comiston Drive', postcode: 'EH10 5QS', ward_id: 3, lattitude: 55.9202418, longitude: -3.2169675 },">
            <text:p>{ id: 176, name: 'Comiston Drive', postcode: 'EH10 5QS', ward_id: 3, lattitude: 55.9202418, longitude: -3.21696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77">
            <text:p>177</text:p>
          </table:table-cell>
          <table:table-cell office:value-type="string">
            <text:p>, name: '</text:p>
          </table:table-cell>
          <table:table-cell office:value-type="string">
            <text:p>Alderbank Terrace</text:p>
          </table:table-cell>
          <table:table-cell office:value-type="string">
            <text:p>', postcode: '</text:p>
          </table:table-cell>
          <table:table-cell office:value-type="string">
            <text:p>EH11 1SZ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12623">
            <text:p>55.9312623</text:p>
          </table:table-cell>
          <table:table-cell office:value-type="string">
            <text:p>, longitude: </text:p>
          </table:table-cell>
          <table:table-cell office:value-type="float" office:value="-3.2323928">
            <text:p>-3.2323928</text:p>
          </table:table-cell>
          <table:table-cell office:value-type="string">
            <text:p><text:s/>},</text:p>
          </table:table-cell>
          <table:table-cell table:formula="of:=CONCATENATE([.A177];[.B177];[.C177];[.D177];[.E177];[.F177];[.G177];[.H177];[.I177];[.J177];[.K177];[.L177];[.M177])" office:value-type="string" office:string-value="{ id: 177, name: 'Alderbank Terrace', postcode: 'EH11 1SZ', ward_id: 2, lattitude: 55.9312623, longitude: -3.2323928 },">
            <text:p>{ id: 177, name: 'Alderbank Terrace', postcode: 'EH11 1SZ', ward_id: 2, lattitude: 55.9312623, longitude: -3.23239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78">
            <text:p>178</text:p>
          </table:table-cell>
          <table:table-cell office:value-type="string">
            <text:p>, name: '</text:p>
          </table:table-cell>
          <table:table-cell office:value-type="string">
            <text:p>Hillend Place</text:p>
          </table:table-cell>
          <table:table-cell office:value-type="string">
            <text:p>', postcode: '</text:p>
          </table:table-cell>
          <table:table-cell office:value-type="string">
            <text:p>EH8 7AE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48893">
            <text:p>55.9548893</text:p>
          </table:table-cell>
          <table:table-cell office:value-type="string">
            <text:p>, longitude: </text:p>
          </table:table-cell>
          <table:table-cell office:value-type="float" office:value="-3.1513231">
            <text:p>-3.1513231</text:p>
          </table:table-cell>
          <table:table-cell office:value-type="string">
            <text:p><text:s/>},</text:p>
          </table:table-cell>
          <table:table-cell table:formula="of:=CONCATENATE([.A178];[.B178];[.C178];[.D178];[.E178];[.F178];[.G178];[.H178];[.I178];[.J178];[.K178];[.L178];[.M178])" office:value-type="string" office:string-value="{ id: 178, name: 'Hillend Place', postcode: 'EH8 7AE', ward_id: 1, lattitude: 55.9548893, longitude: -3.1513231 },">
            <text:p>{ id: 178, name: 'Hillend Place', postcode: 'EH8 7AE', ward_id: 1, lattitude: 55.9548893, longitude: -3.15132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79">
            <text:p>179</text:p>
          </table:table-cell>
          <table:table-cell office:value-type="string">
            <text:p>, name: '</text:p>
          </table:table-cell>
          <table:table-cell office:value-type="string">
            <text:p>Swanston Village</text:p>
          </table:table-cell>
          <table:table-cell office:value-type="string">
            <text:p>', postcode: '</text:p>
          </table:table-cell>
          <table:table-cell office:value-type="string">
            <text:p>EH10 7DT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887753">
            <text:p>55.887753</text:p>
          </table:table-cell>
          <table:table-cell office:value-type="string">
            <text:p>, longitude: </text:p>
          </table:table-cell>
          <table:table-cell office:value-type="float" office:value="-3.217244">
            <text:p>-3.217244</text:p>
          </table:table-cell>
          <table:table-cell office:value-type="string">
            <text:p><text:s/>},</text:p>
          </table:table-cell>
          <table:table-cell table:formula="of:=CONCATENATE([.A179];[.B179];[.C179];[.D179];[.E179];[.F179];[.G179];[.H179];[.I179];[.J179];[.K179];[.L179];[.M179])" office:value-type="string" office:string-value="{ id: 179, name: 'Swanston Village', postcode: 'EH10 7DT', ward_id: 5, lattitude: 55.887753, longitude: -3.217244 },">
            <text:p>{ id: 179, name: 'Swanston Village', postcode: 'EH10 7DT', ward_id: 5, lattitude: 55.887753, longitude: -3.2172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80">
            <text:p>180</text:p>
          </table:table-cell>
          <table:table-cell office:value-type="string">
            <text:p>, name: '</text:p>
          </table:table-cell>
          <table:table-cell office:value-type="string">
            <text:p>Upper Dean Place</text:p>
          </table:table-cell>
          <table:table-cell office:value-type="string">
            <text:p>', postcode: '</text:p>
          </table:table-cell>
          <table:table-cell office:value-type="string">
            <text:p>EH4 1NU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59696">
            <text:p>55.9559696</text:p>
          </table:table-cell>
          <table:table-cell office:value-type="string">
            <text:p>, longitude: </text:p>
          </table:table-cell>
          <table:table-cell office:value-type="float" office:value="-3.211505">
            <text:p>-3.211505</text:p>
          </table:table-cell>
          <table:table-cell office:value-type="string">
            <text:p><text:s/>},</text:p>
          </table:table-cell>
          <table:table-cell table:formula="of:=CONCATENATE([.A180];[.B180];[.C180];[.D180];[.E180];[.F180];[.G180];[.H180];[.I180];[.J180];[.K180];[.L180];[.M180])" office:value-type="string" office:string-value="{ id: 180, name: 'Upper Dean Place', postcode: 'EH4 1NU', ward_id: 4, lattitude: 55.9559696, longitude: -3.211505 },">
            <text:p>{ id: 180, name: 'Upper Dean Place', postcode: 'EH4 1NU', ward_id: 4, lattitude: 55.9559696, longitude: -3.2115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81">
            <text:p>181</text:p>
          </table:table-cell>
          <table:table-cell office:value-type="string">
            <text:p>, name: '</text:p>
          </table:table-cell>
          <table:table-cell office:value-type="string">
            <text:p>Southfield Terrace</text:p>
          </table:table-cell>
          <table:table-cell office:value-type="string">
            <text:p>', postcode: '</text:p>
          </table:table-cell>
          <table:table-cell office:value-type="string">
            <text:p>EH15 1RE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3412">
            <text:p>55.943412</text:p>
          </table:table-cell>
          <table:table-cell office:value-type="string">
            <text:p>, longitude: </text:p>
          </table:table-cell>
          <table:table-cell office:value-type="float" office:value="-3.1290636">
            <text:p>-3.1290636</text:p>
          </table:table-cell>
          <table:table-cell office:value-type="string">
            <text:p><text:s/>},</text:p>
          </table:table-cell>
          <table:table-cell table:formula="of:=CONCATENATE([.A181];[.B181];[.C181];[.D181];[.E181];[.F181];[.G181];[.H181];[.I181];[.J181];[.K181];[.L181];[.M181])" office:value-type="string" office:string-value="{ id: 181, name: 'Southfield Terrace', postcode: 'EH15 1RE', ward_id: 1, lattitude: 55.943412, longitude: -3.1290636 },">
            <text:p>{ id: 181, name: 'Southfield Terrace', postcode: 'EH15 1RE', ward_id: 1, lattitude: 55.943412, longitude: -3.129063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82">
            <text:p>182</text:p>
          </table:table-cell>
          <table:table-cell office:value-type="string">
            <text:p>, name: '</text:p>
          </table:table-cell>
          <table:table-cell office:value-type="string">
            <text:p>Cavalry Park Drive</text:p>
          </table:table-cell>
          <table:table-cell office:value-type="string">
            <text:p>', postcode: '</text:p>
          </table:table-cell>
          <table:table-cell office:value-type="string">
            <text:p>EH15 3QG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11921">
            <text:p>55.9411921</text:p>
          </table:table-cell>
          <table:table-cell office:value-type="string">
            <text:p>, longitude: </text:p>
          </table:table-cell>
          <table:table-cell office:value-type="float" office:value="-3.1403515">
            <text:p>-3.1403515</text:p>
          </table:table-cell>
          <table:table-cell office:value-type="string">
            <text:p><text:s/>},</text:p>
          </table:table-cell>
          <table:table-cell table:formula="of:=CONCATENATE([.A182];[.B182];[.C182];[.D182];[.E182];[.F182];[.G182];[.H182];[.I182];[.J182];[.K182];[.L182];[.M182])" office:value-type="string" office:string-value="{ id: 182, name: 'Cavalry Park Drive', postcode: 'EH15 3QG', ward_id: 1, lattitude: 55.9411921, longitude: -3.1403515 },">
            <text:p>{ id: 182, name: 'Cavalry Park Drive', postcode: 'EH15 3QG', ward_id: 1, lattitude: 55.9411921, longitude: -3.14035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83">
            <text:p>183</text:p>
          </table:table-cell>
          <table:table-cell office:value-type="string">
            <text:p>, name: '</text:p>
          </table:table-cell>
          <table:table-cell office:value-type="string">
            <text:p>Echline Place</text:p>
          </table:table-cell>
          <table:table-cell office:value-type="string">
            <text:p>', postcode: '</text:p>
          </table:table-cell>
          <table:table-cell office:value-type="string">
            <text:p>EH30 9XB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6966">
            <text:p>55.986966</text:p>
          </table:table-cell>
          <table:table-cell office:value-type="string">
            <text:p>, longitude: </text:p>
          </table:table-cell>
          <table:table-cell office:value-type="float" office:value="-3.4127196">
            <text:p>-3.4127196</text:p>
          </table:table-cell>
          <table:table-cell office:value-type="string">
            <text:p><text:s/>},</text:p>
          </table:table-cell>
          <table:table-cell table:formula="of:=CONCATENATE([.A183];[.B183];[.C183];[.D183];[.E183];[.F183];[.G183];[.H183];[.I183];[.J183];[.K183];[.L183];[.M183])" office:value-type="string" office:string-value="{ id: 183, name: 'Echline Place', postcode: 'EH30 9XB', ward_id: 14, lattitude: 55.986966, longitude: -3.4127196 },">
            <text:p>{ id: 183, name: 'Echline Place', postcode: 'EH30 9XB', ward_id: 14, lattitude: 55.986966, longitude: -3.41271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84">
            <text:p>184</text:p>
          </table:table-cell>
          <table:table-cell office:value-type="string">
            <text:p>, name: '</text:p>
          </table:table-cell>
          <table:table-cell office:value-type="string">
            <text:p>West Bow</text:p>
          </table:table-cell>
          <table:table-cell office:value-type="string">
            <text:p>', postcode: '</text:p>
          </table:table-cell>
          <table:table-cell office:value-type="string">
            <text:p>EH1 2LJ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75383">
            <text:p>55.9475383</text:p>
          </table:table-cell>
          <table:table-cell office:value-type="string">
            <text:p>, longitude: </text:p>
          </table:table-cell>
          <table:table-cell office:value-type="float" office:value="-3.1962969">
            <text:p>-3.1962969</text:p>
          </table:table-cell>
          <table:table-cell office:value-type="string">
            <text:p><text:s/>},</text:p>
          </table:table-cell>
          <table:table-cell table:formula="of:=CONCATENATE([.A184];[.B184];[.C184];[.D184];[.E184];[.F184];[.G184];[.H184];[.I184];[.J184];[.K184];[.L184];[.M184])" office:value-type="string" office:string-value="{ id: 184, name: 'West Bow', postcode: 'EH1 2LJ', ward_id: 6, lattitude: 55.9475383, longitude: -3.1962969 },">
            <text:p>{ id: 184, name: 'West Bow', postcode: 'EH1 2LJ', ward_id: 6, lattitude: 55.9475383, longitude: -3.19629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85">
            <text:p>185</text:p>
          </table:table-cell>
          <table:table-cell office:value-type="string">
            <text:p>, name: '</text:p>
          </table:table-cell>
          <table:table-cell office:value-type="string">
            <text:p>Baird Avenue</text:p>
          </table:table-cell>
          <table:table-cell office:value-type="string">
            <text:p>', postcode: '</text:p>
          </table:table-cell>
          <table:table-cell office:value-type="string">
            <text:p>EH12 5RU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03003">
            <text:p>55.9403003</text:p>
          </table:table-cell>
          <table:table-cell office:value-type="string">
            <text:p>, longitude: </text:p>
          </table:table-cell>
          <table:table-cell office:value-type="float" office:value="-3.249547">
            <text:p>-3.249547</text:p>
          </table:table-cell>
          <table:table-cell office:value-type="string">
            <text:p><text:s/>},</text:p>
          </table:table-cell>
          <table:table-cell table:formula="of:=CONCATENATE([.A185];[.B185];[.C185];[.D185];[.E185];[.F185];[.G185];[.H185];[.I185];[.J185];[.K185];[.L185];[.M185])" office:value-type="string" office:string-value="{ id: 185, name: 'Baird Avenue', postcode: 'EH12 5RU', ward_id: 15, lattitude: 55.9403003, longitude: -3.249547 },">
            <text:p>{ id: 185, name: 'Baird Avenue', postcode: 'EH12 5RU', ward_id: 15, lattitude: 55.9403003, longitude: -3.2495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86">
            <text:p>186</text:p>
          </table:table-cell>
          <table:table-cell office:value-type="string">
            <text:p>, name: '</text:p>
          </table:table-cell>
          <table:table-cell office:value-type="string">
            <text:p>Balgreen Gardens </text:p>
          </table:table-cell>
          <table:table-cell office:value-type="string">
            <text:p>', postcode: '</text:p>
          </table:table-cell>
          <table:table-cell office:value-type="string">
            <text:p>EH12 5UG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14003">
            <text:p>55.9414003</text:p>
          </table:table-cell>
          <table:table-cell office:value-type="string">
            <text:p>, longitude: </text:p>
          </table:table-cell>
          <table:table-cell office:value-type="float" office:value="-3.2583477">
            <text:p>-3.2583477</text:p>
          </table:table-cell>
          <table:table-cell office:value-type="string">
            <text:p><text:s/>},</text:p>
          </table:table-cell>
          <table:table-cell table:formula="of:=CONCATENATE([.A186];[.B186];[.C186];[.D186];[.E186];[.F186];[.G186];[.H186];[.I186];[.J186];[.K186];[.L186];[.M186])" office:value-type="string" office:string-value="{ id: 186, name: 'Balgreen Gardens ', postcode: 'EH12 5UG', ward_id: 15, lattitude: 55.9414003, longitude: -3.2583477 },">
            <text:p>{ id: 186, name: 'Balgreen Gardens ', postcode: 'EH12 5UG', ward_id: 15, lattitude: 55.9414003, longitude: -3.25834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87">
            <text:p>187</text:p>
          </table:table-cell>
          <table:table-cell office:value-type="string">
            <text:p>, name: '</text:p>
          </table:table-cell>
          <table:table-cell office:value-type="string">
            <text:p>South Steil</text:p>
          </table:table-cell>
          <table:table-cell office:value-type="string">
            <text:p>', postcode: '</text:p>
          </table:table-cell>
          <table:table-cell office:value-type="string">
            <text:p>EH10 5XF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169792">
            <text:p>55.9169792</text:p>
          </table:table-cell>
          <table:table-cell office:value-type="string">
            <text:p>, longitude: </text:p>
          </table:table-cell>
          <table:table-cell office:value-type="float" office:value="-3.2272856">
            <text:p>-3.2272856</text:p>
          </table:table-cell>
          <table:table-cell office:value-type="string">
            <text:p><text:s/>},</text:p>
          </table:table-cell>
          <table:table-cell table:formula="of:=CONCATENATE([.A187];[.B187];[.C187];[.D187];[.E187];[.F187];[.G187];[.H187];[.I187];[.J187];[.K187];[.L187];[.M187])" office:value-type="string" office:string-value="{ id: 187, name: 'South Steil', postcode: 'EH10 5XF', ward_id: 2, lattitude: 55.9169792, longitude: -3.2272856 },">
            <text:p>{ id: 187, name: 'South Steil', postcode: 'EH10 5XF', ward_id: 2, lattitude: 55.9169792, longitude: -3.22728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88">
            <text:p>188</text:p>
          </table:table-cell>
          <table:table-cell office:value-type="string">
            <text:p>, name: '</text:p>
          </table:table-cell>
          <table:table-cell office:value-type="string">
            <text:p>St Andrews Square</text:p>
          </table:table-cell>
          <table:table-cell office:value-type="string">
            <text:p>', postcode: '</text:p>
          </table:table-cell>
          <table:table-cell office:value-type="string">
            <text:p>EH2 2LL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42321">
            <text:p>55.9542321</text:p>
          </table:table-cell>
          <table:table-cell office:value-type="string">
            <text:p>, longitude: </text:p>
          </table:table-cell>
          <table:table-cell office:value-type="float" office:value="-3.1936847">
            <text:p>-3.1936847</text:p>
          </table:table-cell>
          <table:table-cell office:value-type="string">
            <text:p><text:s/>},</text:p>
          </table:table-cell>
          <table:table-cell table:formula="of:=CONCATENATE([.A188];[.B188];[.C188];[.D188];[.E188];[.F188];[.G188];[.H188];[.I188];[.J188];[.K188];[.L188];[.M188])" office:value-type="string" office:string-value="{ id: 188, name: 'St Andrews Square', postcode: 'EH2 2LL', ward_id: 6, lattitude: 55.9542321, longitude: -3.1936847 },">
            <text:p>{ id: 188, name: 'St Andrews Square', postcode: 'EH2 2LL', ward_id: 6, lattitude: 55.9542321, longitude: -3.19368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89">
            <text:p>189</text:p>
          </table:table-cell>
          <table:table-cell office:value-type="string">
            <text:p>, name: '</text:p>
          </table:table-cell>
          <table:table-cell office:value-type="string">
            <text:p>Boswell Place</text:p>
          </table:table-cell>
          <table:table-cell office:value-type="string">
            <text:p>', postcode: '</text:p>
          </table:table-cell>
          <table:table-cell office:value-type="string">
            <text:p>EH5 3RE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467">
            <text:p>55.97467</text:p>
          </table:table-cell>
          <table:table-cell office:value-type="string">
            <text:p>, longitude: </text:p>
          </table:table-cell>
          <table:table-cell office:value-type="float" office:value="-3.21512">
            <text:p>-3.21512</text:p>
          </table:table-cell>
          <table:table-cell office:value-type="string">
            <text:p><text:s/>},</text:p>
          </table:table-cell>
          <table:table-cell table:formula="of:=CONCATENATE([.A189];[.B189];[.C189];[.D189];[.E189];[.F189];[.G189];[.H189];[.I189];[.J189];[.K189];[.L189];[.M189])" office:value-type="string" office:string-value="{ id: 189, name: 'Boswell Place', postcode: 'EH5 3RE', ward_id: 7, lattitude: 55.97467, longitude: -3.21512 },">
            <text:p>{ id: 189, name: 'Boswell Place', postcode: 'EH5 3RE', ward_id: 7, lattitude: 55.97467, longitude: -3.215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90">
            <text:p>190</text:p>
          </table:table-cell>
          <table:table-cell office:value-type="string">
            <text:p>, name: '</text:p>
          </table:table-cell>
          <table:table-cell office:value-type="string">
            <text:p>Inglis Green Road</text:p>
          </table:table-cell>
          <table:table-cell office:value-type="string">
            <text:p>', postcode: '</text:p>
          </table:table-cell>
          <table:table-cell office:value-type="string">
            <text:p>EH14 2EP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3988">
            <text:p>55.923988</text:p>
          </table:table-cell>
          <table:table-cell office:value-type="string">
            <text:p>, longitude: </text:p>
          </table:table-cell>
          <table:table-cell office:value-type="float" office:value="-3.2525478">
            <text:p>-3.2525478</text:p>
          </table:table-cell>
          <table:table-cell office:value-type="string">
            <text:p><text:s/>},</text:p>
          </table:table-cell>
          <table:table-cell table:formula="of:=CONCATENATE([.A190];[.B190];[.C190];[.D190];[.E190];[.F190];[.G190];[.H190];[.I190];[.J190];[.K190];[.L190];[.M190])" office:value-type="string" office:string-value="{ id: 190, name: 'Inglis Green Road', postcode: 'EH14 2EP', ward_id: 13, lattitude: 55.923988, longitude: -3.2525478 },">
            <text:p>{ id: 190, name: 'Inglis Green Road', postcode: 'EH14 2EP', ward_id: 13, lattitude: 55.923988, longitude: -3.25254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91">
            <text:p>191</text:p>
          </table:table-cell>
          <table:table-cell office:value-type="string">
            <text:p>, name: '</text:p>
          </table:table-cell>
          <table:table-cell office:value-type="string">
            <text:p>Whins Place</text:p>
          </table:table-cell>
          <table:table-cell office:value-type="string">
            <text:p>', postcode: '</text:p>
          </table:table-cell>
          <table:table-cell office:value-type="string">
            <text:p>EH15 1JQ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43708">
            <text:p>55.9543708</text:p>
          </table:table-cell>
          <table:table-cell office:value-type="string">
            <text:p>, longitude: </text:p>
          </table:table-cell>
          <table:table-cell office:value-type="float" office:value="-3.1150314">
            <text:p>-3.1150314</text:p>
          </table:table-cell>
          <table:table-cell office:value-type="string">
            <text:p><text:s/>},</text:p>
          </table:table-cell>
          <table:table-cell table:formula="of:=CONCATENATE([.A191];[.B191];[.C191];[.D191];[.E191];[.F191];[.G191];[.H191];[.I191];[.J191];[.K191];[.L191];[.M191])" office:value-type="string" office:string-value="{ id: 191, name: 'Whins Place', postcode: 'EH15 1JQ', ward_id: 11, lattitude: 55.9543708, longitude: -3.1150314 },">
            <text:p>{ id: 191, name: 'Whins Place', postcode: 'EH15 1JQ', ward_id: 11, lattitude: 55.9543708, longitude: -3.11503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92">
            <text:p>192</text:p>
          </table:table-cell>
          <table:table-cell office:value-type="string">
            <text:p>, name: '</text:p>
          </table:table-cell>
          <table:table-cell office:value-type="string">
            <text:p>Dumbryden Drive</text:p>
          </table:table-cell>
          <table:table-cell office:value-type="string">
            <text:p>', postcode: '</text:p>
          </table:table-cell>
          <table:table-cell office:value-type="string">
            <text:p>EH14 2AA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9876">
            <text:p>55.919876</text:p>
          </table:table-cell>
          <table:table-cell office:value-type="string">
            <text:p>, longitude: </text:p>
          </table:table-cell>
          <table:table-cell office:value-type="float" office:value="-3.2726683">
            <text:p>-3.2726683</text:p>
          </table:table-cell>
          <table:table-cell office:value-type="string">
            <text:p><text:s/>},</text:p>
          </table:table-cell>
          <table:table-cell table:formula="of:=CONCATENATE([.A192];[.B192];[.C192];[.D192];[.E192];[.F192];[.G192];[.H192];[.I192];[.J192];[.K192];[.L192];[.M192])" office:value-type="string" office:string-value="{ id: 192, name: 'Dumbryden Drive', postcode: 'EH14 2AA', ward_id: 13, lattitude: 55.919876, longitude: -3.2726683 },">
            <text:p>{ id: 192, name: 'Dumbryden Drive', postcode: 'EH14 2AA', ward_id: 13, lattitude: 55.919876, longitude: -3.27266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93">
            <text:p>193</text:p>
          </table:table-cell>
          <table:table-cell office:value-type="string">
            <text:p>, name: '</text:p>
          </table:table-cell>
          <table:table-cell office:value-type="string">
            <text:p>Baberton Mains Wynd</text:p>
          </table:table-cell>
          <table:table-cell office:value-type="string">
            <text:p>', postcode: '</text:p>
          </table:table-cell>
          <table:table-cell office:value-type="string">
            <text:p>EH14 5DU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72958">
            <text:p>55.9072958</text:p>
          </table:table-cell>
          <table:table-cell office:value-type="string">
            <text:p>, longitude: </text:p>
          </table:table-cell>
          <table:table-cell office:value-type="float" office:value="-3.2859089">
            <text:p>-3.2859089</text:p>
          </table:table-cell>
          <table:table-cell office:value-type="string">
            <text:p><text:s/>},</text:p>
          </table:table-cell>
          <table:table-cell table:formula="of:=CONCATENATE([.A193];[.B193];[.C193];[.D193];[.E193];[.F193];[.G193];[.H193];[.I193];[.J193];[.K193];[.L193];[.M193])" office:value-type="string" office:string-value="{ id: 193, name: 'Baberton Mains Wynd', postcode: 'EH14 5DU', ward_id: 10, lattitude: 55.9072958, longitude: -3.2859089 },">
            <text:p>{ id: 193, name: 'Baberton Mains Wynd', postcode: 'EH14 5DU', ward_id: 10, lattitude: 55.9072958, longitude: -3.285908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94">
            <text:p>194</text:p>
          </table:table-cell>
          <table:table-cell office:value-type="string">
            <text:p>, name: '</text:p>
          </table:table-cell>
          <table:table-cell office:value-type="string">
            <text:p>Grays Court</text:p>
          </table:table-cell>
          <table:table-cell office:value-type="string">
            <text:p>', postcode: '</text:p>
          </table:table-cell>
          <table:table-cell office:value-type="string">
            <text:p>EH1 1NL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95048">
            <text:p>55.9495048</text:p>
          </table:table-cell>
          <table:table-cell office:value-type="string">
            <text:p>, longitude: </text:p>
          </table:table-cell>
          <table:table-cell office:value-type="float" office:value="-3.1849083">
            <text:p>-3.1849083</text:p>
          </table:table-cell>
          <table:table-cell office:value-type="string">
            <text:p><text:s/>},</text:p>
          </table:table-cell>
          <table:table-cell table:formula="of:=CONCATENATE([.A194];[.B194];[.C194];[.D194];[.E194];[.F194];[.G194];[.H194];[.I194];[.J194];[.K194];[.L194];[.M194])" office:value-type="string" office:string-value="{ id: 194, name: 'Grays Court', postcode: 'EH1 1NL', ward_id: 6, lattitude: 55.9495048, longitude: -3.1849083 },">
            <text:p>{ id: 194, name: 'Grays Court', postcode: 'EH1 1NL', ward_id: 6, lattitude: 55.9495048, longitude: -3.18490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95">
            <text:p>195</text:p>
          </table:table-cell>
          <table:table-cell office:value-type="string">
            <text:p>, name: '</text:p>
          </table:table-cell>
          <table:table-cell office:value-type="string">
            <text:p>Pilrig Gardens</text:p>
          </table:table-cell>
          <table:table-cell office:value-type="string">
            <text:p>', postcode: '</text:p>
          </table:table-cell>
          <table:table-cell office:value-type="string">
            <text:p>EH6 5AZ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69121">
            <text:p>55.9669121</text:p>
          </table:table-cell>
          <table:table-cell office:value-type="string">
            <text:p>, longitude: </text:p>
          </table:table-cell>
          <table:table-cell office:value-type="float" office:value="-3.1834533">
            <text:p>-3.1834533</text:p>
          </table:table-cell>
          <table:table-cell office:value-type="string">
            <text:p><text:s/>},</text:p>
          </table:table-cell>
          <table:table-cell table:formula="of:=CONCATENATE([.A195];[.B195];[.C195];[.D195];[.E195];[.F195];[.G195];[.H195];[.I195];[.J195];[.K195];[.L195];[.M195])" office:value-type="string" office:string-value="{ id: 195, name: 'Pilrig Gardens', postcode: 'EH6 5AZ', ward_id: 12, lattitude: 55.9669121, longitude: -3.1834533 },">
            <text:p>{ id: 195, name: 'Pilrig Gardens', postcode: 'EH6 5AZ', ward_id: 12, lattitude: 55.9669121, longitude: -3.18345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96">
            <text:p>196</text:p>
          </table:table-cell>
          <table:table-cell office:value-type="string">
            <text:p>, name: '</text:p>
          </table:table-cell>
          <table:table-cell office:value-type="string">
            <text:p>North Gyle Road</text:p>
          </table:table-cell>
          <table:table-cell office:value-type="string">
            <text:p>', postcode: '</text:p>
          </table:table-cell>
          <table:table-cell office:value-type="string">
            <text:p>EH12 8ER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35308">
            <text:p>55.9435308</text:p>
          </table:table-cell>
          <table:table-cell office:value-type="string">
            <text:p>, longitude: </text:p>
          </table:table-cell>
          <table:table-cell office:value-type="float" office:value="-3.3014894">
            <text:p>-3.3014894</text:p>
          </table:table-cell>
          <table:table-cell office:value-type="string">
            <text:p><text:s/>},</text:p>
          </table:table-cell>
          <table:table-cell table:formula="of:=CONCATENATE([.A196];[.B196];[.C196];[.D196];[.E196];[.F196];[.G196];[.H196];[.I196];[.J196];[.K196];[.L196];[.M196])" office:value-type="string" office:string-value="{ id: 196, name: 'North Gyle Road', postcode: 'EH12 8ER', ward_id: 9, lattitude: 55.9435308, longitude: -3.3014894 },">
            <text:p>{ id: 196, name: 'North Gyle Road', postcode: 'EH12 8ER', ward_id: 9, lattitude: 55.9435308, longitude: -3.30148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97">
            <text:p>197</text:p>
          </table:table-cell>
          <table:table-cell office:value-type="string">
            <text:p>, name: '</text:p>
          </table:table-cell>
          <table:table-cell office:value-type="string">
            <text:p>Peffer Place Industrial Estate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197];[.B197];[.C197];[.D197];[.E197];[.F197];[.G197];[.H197];[.I197];[.J197];[.K197];[.L197];[.M197])" office:value-type="string" office:string-value="{ id: 197, name: 'Peffer Place Industrial Estate', postcode: 'EH1 3EG', ward_id: 6, lattitude: 55.953252, longitude: -3.188267 },">
            <text:p>{ id: 197, name: 'Peffer Place Industrial Estate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98">
            <text:p>198</text:p>
          </table:table-cell>
          <table:table-cell office:value-type="string">
            <text:p>, name: '</text:p>
          </table:table-cell>
          <table:table-cell office:value-type="string">
            <text:p>Vivian Terrace</text:p>
          </table:table-cell>
          <table:table-cell office:value-type="string">
            <text:p>', postcode: '</text:p>
          </table:table-cell>
          <table:table-cell office:value-type="string">
            <text:p>EH4 5DZ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49404">
            <text:p>55.9649404</text:p>
          </table:table-cell>
          <table:table-cell office:value-type="string">
            <text:p>, longitude: </text:p>
          </table:table-cell>
          <table:table-cell office:value-type="float" office:value="-3.2672782">
            <text:p>-3.2672782</text:p>
          </table:table-cell>
          <table:table-cell office:value-type="string">
            <text:p><text:s/>},</text:p>
          </table:table-cell>
          <table:table-cell table:formula="of:=CONCATENATE([.A198];[.B198];[.C198];[.D198];[.E198];[.F198];[.G198];[.H198];[.I198];[.J198];[.K198];[.L198];[.M198])" office:value-type="string" office:string-value="{ id: 198, name: 'Vivian Terrace', postcode: 'EH4 5DZ', ward_id: 14, lattitude: 55.9649404, longitude: -3.2672782 },">
            <text:p>{ id: 198, name: 'Vivian Terrace', postcode: 'EH4 5DZ', ward_id: 14, lattitude: 55.9649404, longitude: -3.26727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99">
            <text:p>199</text:p>
          </table:table-cell>
          <table:table-cell office:value-type="string">
            <text:p>, name: '</text:p>
          </table:table-cell>
          <table:table-cell office:value-type="string">
            <text:p>Forrester Road</text:p>
          </table:table-cell>
          <table:table-cell office:value-type="string">
            <text:p>', postcode: '</text:p>
          </table:table-cell>
          <table:table-cell office:value-type="string">
            <text:p>EH12 8AE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4782">
            <text:p>55.9444782</text:p>
          </table:table-cell>
          <table:table-cell office:value-type="string">
            <text:p>, longitude: </text:p>
          </table:table-cell>
          <table:table-cell office:value-type="float" office:value="-3.2847275">
            <text:p>-3.2847275</text:p>
          </table:table-cell>
          <table:table-cell office:value-type="string">
            <text:p><text:s/>},</text:p>
          </table:table-cell>
          <table:table-cell table:formula="of:=CONCATENATE([.A199];[.B199];[.C199];[.D199];[.E199];[.F199];[.G199];[.H199];[.I199];[.J199];[.K199];[.L199];[.M199])" office:value-type="string" office:string-value="{ id: 199, name: 'Forrester Road', postcode: 'EH12 8AE', ward_id: 15, lattitude: 55.9444782, longitude: -3.2847275 },">
            <text:p>{ id: 199, name: 'Forrester Road', postcode: 'EH12 8AE', ward_id: 15, lattitude: 55.9444782, longitude: -3.28472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00">
            <text:p>200</text:p>
          </table:table-cell>
          <table:table-cell office:value-type="string">
            <text:p>, name: '</text:p>
          </table:table-cell>
          <table:table-cell office:value-type="string">
            <text:p>Burdiehouse Street</text:p>
          </table:table-cell>
          <table:table-cell office:value-type="string">
            <text:p>', postcode: '</text:p>
          </table:table-cell>
          <table:table-cell office:value-type="string">
            <text:p>EH17 8HA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8968439">
            <text:p>55.8968439</text:p>
          </table:table-cell>
          <table:table-cell office:value-type="string">
            <text:p>, longitude: </text:p>
          </table:table-cell>
          <table:table-cell office:value-type="float" office:value="-3.1562928">
            <text:p>-3.1562928</text:p>
          </table:table-cell>
          <table:table-cell office:value-type="string">
            <text:p><text:s/>},</text:p>
          </table:table-cell>
          <table:table-cell table:formula="of:=CONCATENATE([.A200];[.B200];[.C200];[.D200];[.E200];[.F200];[.G200];[.H200];[.I200];[.J200];[.K200];[.L200];[.M200])" office:value-type="string" office:string-value="{ id: 200, name: 'Burdiehouse Street', postcode: 'EH17 8HA', ward_id: 16, lattitude: 55.8968439, longitude: -3.1562928 },">
            <text:p>{ id: 200, name: 'Burdiehouse Street', postcode: 'EH17 8HA', ward_id: 16, lattitude: 55.8968439, longitude: -3.15629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01">
            <text:p>201</text:p>
          </table:table-cell>
          <table:table-cell office:value-type="string">
            <text:p>, name: '</text:p>
          </table:table-cell>
          <table:table-cell office:value-type="string">
            <text:p>Blinkbonny Grove West</text:p>
          </table:table-cell>
          <table:table-cell office:value-type="string">
            <text:p>', postcode: '</text:p>
          </table:table-cell>
          <table:table-cell office:value-type="string">
            <text:p>EH4 3HJ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51788">
            <text:p>55.9551788</text:p>
          </table:table-cell>
          <table:table-cell office:value-type="string">
            <text:p>, longitude: </text:p>
          </table:table-cell>
          <table:table-cell office:value-type="float" office:value="-3.2420393">
            <text:p>-3.2420393</text:p>
          </table:table-cell>
          <table:table-cell office:value-type="string">
            <text:p><text:s/>},</text:p>
          </table:table-cell>
          <table:table-cell table:formula="of:=CONCATENATE([.A201];[.B201];[.C201];[.D201];[.E201];[.F201];[.G201];[.H201];[.I201];[.J201];[.K201];[.L201];[.M201])" office:value-type="string" office:string-value="{ id: 201, name: 'Blinkbonny Grove West', postcode: 'EH4 3HJ', ward_id: 4, lattitude: 55.9551788, longitude: -3.2420393 },">
            <text:p>{ id: 201, name: 'Blinkbonny Grove West', postcode: 'EH4 3HJ', ward_id: 4, lattitude: 55.9551788, longitude: -3.24203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02">
            <text:p>202</text:p>
          </table:table-cell>
          <table:table-cell office:value-type="string">
            <text:p>, name: '</text:p>
          </table:table-cell>
          <table:table-cell office:value-type="string">
            <text:p>Kingsknowe Terrace</text:p>
          </table:table-cell>
          <table:table-cell office:value-type="string">
            <text:p>', postcode: '</text:p>
          </table:table-cell>
          <table:table-cell office:value-type="string">
            <text:p>EH14 2JJ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174013">
            <text:p>55.9174013</text:p>
          </table:table-cell>
          <table:table-cell office:value-type="string">
            <text:p>, longitude: </text:p>
          </table:table-cell>
          <table:table-cell office:value-type="float" office:value="-3.2621945">
            <text:p>-3.2621945</text:p>
          </table:table-cell>
          <table:table-cell office:value-type="string">
            <text:p><text:s/>},</text:p>
          </table:table-cell>
          <table:table-cell table:formula="of:=CONCATENATE([.A202];[.B202];[.C202];[.D202];[.E202];[.F202];[.G202];[.H202];[.I202];[.J202];[.K202];[.L202];[.M202])" office:value-type="string" office:string-value="{ id: 202, name: 'Kingsknowe Terrace', postcode: 'EH14 2JJ', ward_id: 10, lattitude: 55.9174013, longitude: -3.2621945 },">
            <text:p>{ id: 202, name: 'Kingsknowe Terrace', postcode: 'EH14 2JJ', ward_id: 10, lattitude: 55.9174013, longitude: -3.26219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03">
            <text:p>203</text:p>
          </table:table-cell>
          <table:table-cell office:value-type="string">
            <text:p>, name: '</text:p>
          </table:table-cell>
          <table:table-cell office:value-type="string">
            <text:p>Nicolson Street</text:p>
          </table:table-cell>
          <table:table-cell office:value-type="string">
            <text:p>', postcode: '</text:p>
          </table:table-cell>
          <table:table-cell office:value-type="string">
            <text:p>EH8 9DE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55566">
            <text:p>55.9455566</text:p>
          </table:table-cell>
          <table:table-cell office:value-type="string">
            <text:p>, longitude: </text:p>
          </table:table-cell>
          <table:table-cell office:value-type="float" office:value="-3.1846324">
            <text:p>-3.1846324</text:p>
          </table:table-cell>
          <table:table-cell office:value-type="string">
            <text:p><text:s/>},</text:p>
          </table:table-cell>
          <table:table-cell table:formula="of:=CONCATENATE([.A203];[.B203];[.C203];[.D203];[.E203];[.F203];[.G203];[.H203];[.I203];[.J203];[.K203];[.L203];[.M203])" office:value-type="string" office:string-value="{ id: 203, name: 'Nicolson Street', postcode: 'EH8 9DE', ward_id: 17, lattitude: 55.9455566, longitude: -3.1846324 },">
            <text:p>{ id: 203, name: 'Nicolson Street', postcode: 'EH8 9DE', ward_id: 17, lattitude: 55.9455566, longitude: -3.18463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04">
            <text:p>204</text:p>
          </table:table-cell>
          <table:table-cell office:value-type="string">
            <text:p>, name: '</text:p>
          </table:table-cell>
          <table:table-cell office:value-type="string">
            <text:p>South Lauder Road</text:p>
          </table:table-cell>
          <table:table-cell office:value-type="string">
            <text:p>', postcode: '</text:p>
          </table:table-cell>
          <table:table-cell office:value-type="string">
            <text:p>EH9 2LJ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07846">
            <text:p>55.9307846</text:p>
          </table:table-cell>
          <table:table-cell office:value-type="string">
            <text:p>, longitude: </text:p>
          </table:table-cell>
          <table:table-cell office:value-type="float" office:value="-3.1820111">
            <text:p>-3.1820111</text:p>
          </table:table-cell>
          <table:table-cell office:value-type="string">
            <text:p><text:s/>},</text:p>
          </table:table-cell>
          <table:table-cell table:formula="of:=CONCATENATE([.A204];[.B204];[.C204];[.D204];[.E204];[.F204];[.G204];[.H204];[.I204];[.J204];[.K204];[.L204];[.M204])" office:value-type="string" office:string-value="{ id: 204, name: 'South Lauder Road', postcode: 'EH9 2LJ', ward_id: 17, lattitude: 55.9307846, longitude: -3.1820111 },">
            <text:p>{ id: 204, name: 'South Lauder Road', postcode: 'EH9 2LJ', ward_id: 17, lattitude: 55.9307846, longitude: -3.182011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05">
            <text:p>205</text:p>
          </table:table-cell>
          <table:table-cell office:value-type="string">
            <text:p>, name: '</text:p>
          </table:table-cell>
          <table:table-cell office:value-type="string">
            <text:p>Durham Drive</text:p>
          </table:table-cell>
          <table:table-cell office:value-type="string">
            <text:p>', postcode: '</text:p>
          </table:table-cell>
          <table:table-cell office:value-type="string">
            <text:p>EH15 1PQ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3939">
            <text:p>55.943939</text:p>
          </table:table-cell>
          <table:table-cell office:value-type="string">
            <text:p>, longitude: </text:p>
          </table:table-cell>
          <table:table-cell office:value-type="float" office:value="-3.1207926">
            <text:p>-3.1207926</text:p>
          </table:table-cell>
          <table:table-cell office:value-type="string">
            <text:p><text:s/>},</text:p>
          </table:table-cell>
          <table:table-cell table:formula="of:=CONCATENATE([.A205];[.B205];[.C205];[.D205];[.E205];[.F205];[.G205];[.H205];[.I205];[.J205];[.K205];[.L205];[.M205])" office:value-type="string" office:string-value="{ id: 205, name: 'Durham Drive', postcode: 'EH15 1PQ', ward_id: 11, lattitude: 55.943939, longitude: -3.1207926 },">
            <text:p>{ id: 205, name: 'Durham Drive', postcode: 'EH15 1PQ', ward_id: 11, lattitude: 55.943939, longitude: -3.120792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06">
            <text:p>206</text:p>
          </table:table-cell>
          <table:table-cell office:value-type="string">
            <text:p>, name: '</text:p>
          </table:table-cell>
          <table:table-cell office:value-type="string">
            <text:p>Pentland View</text:p>
          </table:table-cell>
          <table:table-cell office:value-type="string">
            <text:p>', postcode: '</text:p>
          </table:table-cell>
          <table:table-cell office:value-type="string">
            <text:p>EH10 6PS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80028">
            <text:p>55.9080028</text:p>
          </table:table-cell>
          <table:table-cell office:value-type="string">
            <text:p>, longitude: </text:p>
          </table:table-cell>
          <table:table-cell office:value-type="float" office:value="-3.212966">
            <text:p>-3.212966</text:p>
          </table:table-cell>
          <table:table-cell office:value-type="string">
            <text:p><text:s/>},</text:p>
          </table:table-cell>
          <table:table-cell table:formula="of:=CONCATENATE([.A206];[.B206];[.C206];[.D206];[.E206];[.F206];[.G206];[.H206];[.I206];[.J206];[.K206];[.L206];[.M206])" office:value-type="string" office:string-value="{ id: 206, name: 'Pentland View', postcode: 'EH10 6PS', ward_id: 5, lattitude: 55.9080028, longitude: -3.212966 },">
            <text:p>{ id: 206, name: 'Pentland View', postcode: 'EH10 6PS', ward_id: 5, lattitude: 55.9080028, longitude: -3.2129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07">
            <text:p>207</text:p>
          </table:table-cell>
          <table:table-cell office:value-type="string">
            <text:p>, name: '</text:p>
          </table:table-cell>
          <table:table-cell office:value-type="string">
            <text:p>Wester Drylaw Avenue</text:p>
          </table:table-cell>
          <table:table-cell office:value-type="string">
            <text:p>', postcode: '</text:p>
          </table:table-cell>
          <table:table-cell office:value-type="string">
            <text:p>EH4 2UE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36336">
            <text:p>55.9636336</text:p>
          </table:table-cell>
          <table:table-cell office:value-type="string">
            <text:p>, longitude: </text:p>
          </table:table-cell>
          <table:table-cell office:value-type="float" office:value="-3.2516393">
            <text:p>-3.2516393</text:p>
          </table:table-cell>
          <table:table-cell office:value-type="string">
            <text:p><text:s/>},</text:p>
          </table:table-cell>
          <table:table-cell table:formula="of:=CONCATENATE([.A207];[.B207];[.C207];[.D207];[.E207];[.F207];[.G207];[.H207];[.I207];[.J207];[.K207];[.L207];[.M207])" office:value-type="string" office:string-value="{ id: 207, name: 'Wester Drylaw Avenue', postcode: 'EH4 2UE', ward_id: 4, lattitude: 55.9636336, longitude: -3.2516393 },">
            <text:p>{ id: 207, name: 'Wester Drylaw Avenue', postcode: 'EH4 2UE', ward_id: 4, lattitude: 55.9636336, longitude: -3.25163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08">
            <text:p>208</text:p>
          </table:table-cell>
          <table:table-cell office:value-type="string">
            <text:p>, name: '</text:p>
          </table:table-cell>
          <table:table-cell office:value-type="string">
            <text:p>Main Street Ratho</text:p>
          </table:table-cell>
          <table:table-cell office:value-type="string">
            <text:p>', postcode: '</text:p>
          </table:table-cell>
          <table:table-cell office:value-type="string">
            <text:p>EH28 8RB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220141">
            <text:p>55.9220141</text:p>
          </table:table-cell>
          <table:table-cell office:value-type="string">
            <text:p>, longitude: </text:p>
          </table:table-cell>
          <table:table-cell office:value-type="float" office:value="-3.3791269">
            <text:p>-3.3791269</text:p>
          </table:table-cell>
          <table:table-cell office:value-type="string">
            <text:p><text:s/>},</text:p>
          </table:table-cell>
          <table:table-cell table:formula="of:=CONCATENATE([.A208];[.B208];[.C208];[.D208];[.E208];[.F208];[.G208];[.H208];[.I208];[.J208];[.K208];[.L208];[.M208])" office:value-type="string" office:string-value="{ id: 208, name: 'Main Street Ratho', postcode: 'EH28 8RB', ward_id: 10, lattitude: 55.9220141, longitude: -3.3791269 },">
            <text:p>{ id: 208, name: 'Main Street Ratho', postcode: 'EH28 8RB', ward_id: 10, lattitude: 55.9220141, longitude: -3.37912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09">
            <text:p>209</text:p>
          </table:table-cell>
          <table:table-cell office:value-type="string">
            <text:p>, name: '</text:p>
          </table:table-cell>
          <table:table-cell office:value-type="string">
            <text:p>Saughton Park</text:p>
          </table:table-cell>
          <table:table-cell office:value-type="string">
            <text:p>', postcode: '</text:p>
          </table:table-cell>
          <table:table-cell office:value-type="string">
            <text:p>EH12 5TQ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12729">
            <text:p>55.9412729</text:p>
          </table:table-cell>
          <table:table-cell office:value-type="string">
            <text:p>, longitude: </text:p>
          </table:table-cell>
          <table:table-cell office:value-type="float" office:value="-3.2533495">
            <text:p>-3.2533495</text:p>
          </table:table-cell>
          <table:table-cell office:value-type="string">
            <text:p><text:s/>},</text:p>
          </table:table-cell>
          <table:table-cell table:formula="of:=CONCATENATE([.A209];[.B209];[.C209];[.D209];[.E209];[.F209];[.G209];[.H209];[.I209];[.J209];[.K209];[.L209];[.M209])" office:value-type="string" office:string-value="{ id: 209, name: 'Saughton Park', postcode: 'EH12 5TQ', ward_id: 15, lattitude: 55.9412729, longitude: -3.2533495 },">
            <text:p>{ id: 209, name: 'Saughton Park', postcode: 'EH12 5TQ', ward_id: 15, lattitude: 55.9412729, longitude: -3.25334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10">
            <text:p>210</text:p>
          </table:table-cell>
          <table:table-cell office:value-type="string">
            <text:p>, name: '</text:p>
          </table:table-cell>
          <table:table-cell office:value-type="string">
            <text:p>Leamingston Terrace</text:p>
          </table:table-cell>
          <table:table-cell office:value-type="string">
            <text:p>', postcode: '</text:p>
          </table:table-cell>
          <table:table-cell office:value-type="string">
            <text:p>EH10 4JL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90276">
            <text:p>55.9390276</text:p>
          </table:table-cell>
          <table:table-cell office:value-type="string">
            <text:p>, longitude: </text:p>
          </table:table-cell>
          <table:table-cell office:value-type="float" office:value="-3.2078757">
            <text:p>-3.2078757</text:p>
          </table:table-cell>
          <table:table-cell office:value-type="string">
            <text:p><text:s/>},</text:p>
          </table:table-cell>
          <table:table-cell table:formula="of:=CONCATENATE([.A210];[.B210];[.C210];[.D210];[.E210];[.F210];[.G210];[.H210];[.I210];[.J210];[.K210];[.L210];[.M210])" office:value-type="string" office:string-value="{ id: 210, name: 'Leamingston Terrace', postcode: 'EH10 4JL', ward_id: 3, lattitude: 55.9390276, longitude: -3.2078757 },">
            <text:p>{ id: 210, name: 'Leamingston Terrace', postcode: 'EH10 4JL', ward_id: 3, lattitude: 55.9390276, longitude: -3.207875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11">
            <text:p>211</text:p>
          </table:table-cell>
          <table:table-cell office:value-type="string">
            <text:p>, name: '</text:p>
          </table:table-cell>
          <table:table-cell office:value-type="string">
            <text:p>Boswall Terrace</text:p>
          </table:table-cell>
          <table:table-cell office:value-type="string">
            <text:p>', postcode: '</text:p>
          </table:table-cell>
          <table:table-cell office:value-type="string">
            <text:p>EH5 2EL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41513">
            <text:p>55.9741513</text:p>
          </table:table-cell>
          <table:table-cell office:value-type="string">
            <text:p>, longitude: </text:p>
          </table:table-cell>
          <table:table-cell office:value-type="float" office:value="-3.2221914">
            <text:p>-3.2221914</text:p>
          </table:table-cell>
          <table:table-cell office:value-type="string">
            <text:p><text:s/>},</text:p>
          </table:table-cell>
          <table:table-cell table:formula="of:=CONCATENATE([.A211];[.B211];[.C211];[.D211];[.E211];[.F211];[.G211];[.H211];[.I211];[.J211];[.K211];[.L211];[.M211])" office:value-type="string" office:string-value="{ id: 211, name: 'Boswall Terrace', postcode: 'EH5 2EL', ward_id: 7, lattitude: 55.9741513, longitude: -3.2221914 },">
            <text:p>{ id: 211, name: 'Boswall Terrace', postcode: 'EH5 2EL', ward_id: 7, lattitude: 55.9741513, longitude: -3.22219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12">
            <text:p>212</text:p>
          </table:table-cell>
          <table:table-cell office:value-type="string">
            <text:p>, name: '</text:p>
          </table:table-cell>
          <table:table-cell office:value-type="string">
            <text:p>Carrick Knowe Road</text:p>
          </table:table-cell>
          <table:table-cell office:value-type="string">
            <text:p>', postcode: '</text:p>
          </table:table-cell>
          <table:table-cell office:value-type="string">
            <text:p>EH12 7BL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42475">
            <text:p>55.9342475</text:p>
          </table:table-cell>
          <table:table-cell office:value-type="string">
            <text:p>, longitude: </text:p>
          </table:table-cell>
          <table:table-cell office:value-type="float" office:value="-3.2720595">
            <text:p>-3.2720595</text:p>
          </table:table-cell>
          <table:table-cell office:value-type="string">
            <text:p><text:s/>},</text:p>
          </table:table-cell>
          <table:table-cell table:formula="of:=CONCATENATE([.A212];[.B212];[.C212];[.D212];[.E212];[.F212];[.G212];[.H212];[.I212];[.J212];[.K212];[.L212];[.M212])" office:value-type="string" office:string-value="{ id: 212, name: 'Carrick Knowe Road', postcode: 'EH12 7BL', ward_id: 15, lattitude: 55.9342475, longitude: -3.2720595 },">
            <text:p>{ id: 212, name: 'Carrick Knowe Road', postcode: 'EH12 7BL', ward_id: 15, lattitude: 55.9342475, longitude: -3.27205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13">
            <text:p>213</text:p>
          </table:table-cell>
          <table:table-cell office:value-type="string">
            <text:p>, name: '</text:p>
          </table:table-cell>
          <table:table-cell office:value-type="string">
            <text:p>Elliot Place</text:p>
          </table:table-cell>
          <table:table-cell office:value-type="string">
            <text:p>', postcode: '</text:p>
          </table:table-cell>
          <table:table-cell office:value-type="string">
            <text:p>EH13 0PN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152287">
            <text:p>55.9152287</text:p>
          </table:table-cell>
          <table:table-cell office:value-type="string">
            <text:p>, longitude: </text:p>
          </table:table-cell>
          <table:table-cell office:value-type="float" office:value="-3.2420967">
            <text:p>-3.2420967</text:p>
          </table:table-cell>
          <table:table-cell office:value-type="string">
            <text:p><text:s/>},</text:p>
          </table:table-cell>
          <table:table-cell table:formula="of:=CONCATENATE([.A213];[.B213];[.C213];[.D213];[.E213];[.F213];[.G213];[.H213];[.I213];[.J213];[.K213];[.L213];[.M213])" office:value-type="string" office:string-value="{ id: 213, name: 'Elliot Place', postcode: 'EH13 0PN', ward_id: 5, lattitude: 55.9152287, longitude: -3.2420967 },">
            <text:p>{ id: 213, name: 'Elliot Place', postcode: 'EH13 0PN', ward_id: 5, lattitude: 55.9152287, longitude: -3.24209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14">
            <text:p>214</text:p>
          </table:table-cell>
          <table:table-cell office:value-type="string">
            <text:p>, name: '</text:p>
          </table:table-cell>
          <table:table-cell office:value-type="string">
            <text:p>Craigcrook Terrace </text:p>
          </table:table-cell>
          <table:table-cell office:value-type="string">
            <text:p>', postcode: '</text:p>
          </table:table-cell>
          <table:table-cell office:value-type="string">
            <text:p>EH4 3PJ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58668">
            <text:p>55.9558668</text:p>
          </table:table-cell>
          <table:table-cell office:value-type="string">
            <text:p>, longitude: </text:p>
          </table:table-cell>
          <table:table-cell office:value-type="float" office:value="-3.2602162">
            <text:p>-3.2602162</text:p>
          </table:table-cell>
          <table:table-cell office:value-type="string">
            <text:p><text:s/>},</text:p>
          </table:table-cell>
          <table:table-cell table:formula="of:=CONCATENATE([.A214];[.B214];[.C214];[.D214];[.E214];[.F214];[.G214];[.H214];[.I214];[.J214];[.K214];[.L214];[.M214])" office:value-type="string" office:string-value="{ id: 214, name: 'Craigcrook Terrace ', postcode: 'EH4 3PJ', ward_id: 4, lattitude: 55.9558668, longitude: -3.2602162 },">
            <text:p>{ id: 214, name: 'Craigcrook Terrace ', postcode: 'EH4 3PJ', ward_id: 4, lattitude: 55.9558668, longitude: -3.260216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15">
            <text:p>215</text:p>
          </table:table-cell>
          <table:table-cell office:value-type="string">
            <text:p>, name: '</text:p>
          </table:table-cell>
          <table:table-cell office:value-type="string">
            <text:p>Granton Crescent</text:p>
          </table:table-cell>
          <table:table-cell office:value-type="string">
            <text:p>', postcode: '</text:p>
          </table:table-cell>
          <table:table-cell office:value-type="string">
            <text:p>EH5 1BL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96738">
            <text:p>55.9796738</text:p>
          </table:table-cell>
          <table:table-cell office:value-type="string">
            <text:p>, longitude: </text:p>
          </table:table-cell>
          <table:table-cell office:value-type="float" office:value="-3.2260536">
            <text:p>-3.2260536</text:p>
          </table:table-cell>
          <table:table-cell office:value-type="string">
            <text:p><text:s/>},</text:p>
          </table:table-cell>
          <table:table-cell table:formula="of:=CONCATENATE([.A215];[.B215];[.C215];[.D215];[.E215];[.F215];[.G215];[.H215];[.I215];[.J215];[.K215];[.L215];[.M215])" office:value-type="string" office:string-value="{ id: 215, name: 'Granton Crescent', postcode: 'EH5 1BL', ward_id: 7, lattitude: 55.9796738, longitude: -3.2260536 },">
            <text:p>{ id: 215, name: 'Granton Crescent', postcode: 'EH5 1BL', ward_id: 7, lattitude: 55.9796738, longitude: -3.226053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16">
            <text:p>216</text:p>
          </table:table-cell>
          <table:table-cell office:value-type="string">
            <text:p>, name: '</text:p>
          </table:table-cell>
          <table:table-cell office:value-type="string">
            <text:p>Duddingston Rd West</text:p>
          </table:table-cell>
          <table:table-cell office:value-type="string">
            <text:p>', postcode: '</text:p>
          </table:table-cell>
          <table:table-cell office:value-type="string">
            <text:p>EH15 3QE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398973">
            <text:p>55.9398973</text:p>
          </table:table-cell>
          <table:table-cell office:value-type="string">
            <text:p>, longitude: </text:p>
          </table:table-cell>
          <table:table-cell office:value-type="float" office:value="-3.1448679">
            <text:p>-3.1448679</text:p>
          </table:table-cell>
          <table:table-cell office:value-type="string">
            <text:p><text:s/>},</text:p>
          </table:table-cell>
          <table:table-cell table:formula="of:=CONCATENATE([.A216];[.B216];[.C216];[.D216];[.E216];[.F216];[.G216];[.H216];[.I216];[.J216];[.K216];[.L216];[.M216])" office:value-type="string" office:string-value="{ id: 216, name: 'Duddingston Rd West', postcode: 'EH15 3QE', ward_id: 1, lattitude: 55.9398973, longitude: -3.1448679 },">
            <text:p>{ id: 216, name: 'Duddingston Rd West', postcode: 'EH15 3QE', ward_id: 1, lattitude: 55.9398973, longitude: -3.144867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17">
            <text:p>217</text:p>
          </table:table-cell>
          <table:table-cell office:value-type="string">
            <text:p>, name: '</text:p>
          </table:table-cell>
          <table:table-cell office:value-type="string">
            <text:p>Gullans Close</text:p>
          </table:table-cell>
          <table:table-cell office:value-type="string">
            <text:p>', postcode: '</text:p>
          </table:table-cell>
          <table:table-cell office:value-type="string">
            <text:p>EH8 8JW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99368">
            <text:p>55.9499368</text:p>
          </table:table-cell>
          <table:table-cell office:value-type="string">
            <text:p>, longitude: </text:p>
          </table:table-cell>
          <table:table-cell office:value-type="float" office:value="-3.1829239">
            <text:p>-3.1829239</text:p>
          </table:table-cell>
          <table:table-cell office:value-type="string">
            <text:p><text:s/>},</text:p>
          </table:table-cell>
          <table:table-cell table:formula="of:=CONCATENATE([.A217];[.B217];[.C217];[.D217];[.E217];[.F217];[.G217];[.H217];[.I217];[.J217];[.K217];[.L217];[.M217])" office:value-type="string" office:string-value="{ id: 217, name: 'Gullans Close', postcode: 'EH8 8JW', ward_id: 6, lattitude: 55.9499368, longitude: -3.1829239 },">
            <text:p>{ id: 217, name: 'Gullans Close', postcode: 'EH8 8JW', ward_id: 6, lattitude: 55.9499368, longitude: -3.18292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18">
            <text:p>218</text:p>
          </table:table-cell>
          <table:table-cell office:value-type="string">
            <text:p>, name: '</text:p>
          </table:table-cell>
          <table:table-cell office:value-type="string">
            <text:p>Roull Place</text:p>
          </table:table-cell>
          <table:table-cell office:value-type="string">
            <text:p>', postcode: '</text:p>
          </table:table-cell>
          <table:table-cell office:value-type="string">
            <text:p>EH12 7JS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59155">
            <text:p>55.9359155</text:p>
          </table:table-cell>
          <table:table-cell office:value-type="string">
            <text:p>, longitude: </text:p>
          </table:table-cell>
          <table:table-cell office:value-type="float" office:value="-3.2813623">
            <text:p>-3.2813623</text:p>
          </table:table-cell>
          <table:table-cell office:value-type="string">
            <text:p><text:s/>},</text:p>
          </table:table-cell>
          <table:table-cell table:formula="of:=CONCATENATE([.A218];[.B218];[.C218];[.D218];[.E218];[.F218];[.G218];[.H218];[.I218];[.J218];[.K218];[.L218];[.M218])" office:value-type="string" office:string-value="{ id: 218, name: 'Roull Place', postcode: 'EH12 7JS', ward_id: 15, lattitude: 55.9359155, longitude: -3.2813623 },">
            <text:p>{ id: 218, name: 'Roull Place', postcode: 'EH12 7JS', ward_id: 15, lattitude: 55.9359155, longitude: -3.28136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19">
            <text:p>219</text:p>
          </table:table-cell>
          <table:table-cell office:value-type="string">
            <text:p>, name: '</text:p>
          </table:table-cell>
          <table:table-cell office:value-type="string">
            <text:p>East Farm Of Gilmerton</text:p>
          </table:table-cell>
          <table:table-cell office:value-type="string">
            <text:p>', postcode: '</text:p>
          </table:table-cell>
          <table:table-cell office:value-type="string">
            <text:p>EH17 8TG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58624">
            <text:p>55.9058624</text:p>
          </table:table-cell>
          <table:table-cell office:value-type="string">
            <text:p>, longitude: </text:p>
          </table:table-cell>
          <table:table-cell office:value-type="float" office:value="-3.1297181">
            <text:p>-3.1297181</text:p>
          </table:table-cell>
          <table:table-cell office:value-type="string">
            <text:p><text:s/>},</text:p>
          </table:table-cell>
          <table:table-cell table:formula="of:=CONCATENATE([.A219];[.B219];[.C219];[.D219];[.E219];[.F219];[.G219];[.H219];[.I219];[.J219];[.K219];[.L219];[.M219])" office:value-type="string" office:string-value="{ id: 219, name: 'East Farm Of Gilmerton', postcode: 'EH17 8TG', ward_id: 16, lattitude: 55.9058624, longitude: -3.1297181 },">
            <text:p>{ id: 219, name: 'East Farm Of Gilmerton', postcode: 'EH17 8TG', ward_id: 16, lattitude: 55.9058624, longitude: -3.12971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20">
            <text:p>220</text:p>
          </table:table-cell>
          <table:table-cell office:value-type="string">
            <text:p>, name: '</text:p>
          </table:table-cell>
          <table:table-cell office:value-type="string">
            <text:p>Mearenside</text:p>
          </table:table-cell>
          <table:table-cell office:value-type="string">
            <text:p>', postcode: '</text:p>
          </table:table-cell>
          <table:table-cell office:value-type="string">
            <text:p>EH12 8UQ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08057">
            <text:p>55.9508057</text:p>
          </table:table-cell>
          <table:table-cell office:value-type="string">
            <text:p>, longitude: </text:p>
          </table:table-cell>
          <table:table-cell office:value-type="float" office:value="-3.3066978">
            <text:p>-3.3066978</text:p>
          </table:table-cell>
          <table:table-cell office:value-type="string">
            <text:p><text:s/>},</text:p>
          </table:table-cell>
          <table:table-cell table:formula="of:=CONCATENATE([.A220];[.B220];[.C220];[.D220];[.E220];[.F220];[.G220];[.H220];[.I220];[.J220];[.K220];[.L220];[.M220])" office:value-type="string" office:string-value="{ id: 220, name: 'Mearenside', postcode: 'EH12 8UQ', ward_id: 9, lattitude: 55.9508057, longitude: -3.3066978 },">
            <text:p>{ id: 220, name: 'Mearenside', postcode: 'EH12 8UQ', ward_id: 9, lattitude: 55.9508057, longitude: -3.30669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21">
            <text:p>221</text:p>
          </table:table-cell>
          <table:table-cell office:value-type="string">
            <text:p>, name: '</text:p>
          </table:table-cell>
          <table:table-cell office:value-type="string">
            <text:p>Gogarloch Bank</text:p>
          </table:table-cell>
          <table:table-cell office:value-type="string">
            <text:p>', postcode: '</text:p>
          </table:table-cell>
          <table:table-cell office:value-type="string">
            <text:p>EH12 9LA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359962">
            <text:p>55.9359962</text:p>
          </table:table-cell>
          <table:table-cell office:value-type="string">
            <text:p>, longitude: </text:p>
          </table:table-cell>
          <table:table-cell office:value-type="float" office:value="-3.3015766">
            <text:p>-3.3015766</text:p>
          </table:table-cell>
          <table:table-cell office:value-type="string">
            <text:p><text:s/>},</text:p>
          </table:table-cell>
          <table:table-cell table:formula="of:=CONCATENATE([.A221];[.B221];[.C221];[.D221];[.E221];[.F221];[.G221];[.H221];[.I221];[.J221];[.K221];[.L221];[.M221])" office:value-type="string" office:string-value="{ id: 221, name: 'Gogarloch Bank', postcode: 'EH12 9LA', ward_id: 9, lattitude: 55.9359962, longitude: -3.3015766 },">
            <text:p>{ id: 221, name: 'Gogarloch Bank', postcode: 'EH12 9LA', ward_id: 9, lattitude: 55.9359962, longitude: -3.30157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22">
            <text:p>222</text:p>
          </table:table-cell>
          <table:table-cell office:value-type="string">
            <text:p>, name: '</text:p>
          </table:table-cell>
          <table:table-cell office:value-type="string">
            <text:p>Salamander Yards </text:p>
          </table:table-cell>
          <table:table-cell office:value-type="string">
            <text:p>', postcode: '</text:p>
          </table:table-cell>
          <table:table-cell office:value-type="string">
            <text:p>EH6 7HB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19654">
            <text:p>55.9719654</text:p>
          </table:table-cell>
          <table:table-cell office:value-type="string">
            <text:p>, longitude: </text:p>
          </table:table-cell>
          <table:table-cell office:value-type="float" office:value="-3.154419">
            <text:p>-3.154419</text:p>
          </table:table-cell>
          <table:table-cell office:value-type="string">
            <text:p><text:s/>},</text:p>
          </table:table-cell>
          <table:table-cell table:formula="of:=CONCATENATE([.A222];[.B222];[.C222];[.D222];[.E222];[.F222];[.G222];[.H222];[.I222];[.J222];[.K222];[.L222];[.M222])" office:value-type="string" office:string-value="{ id: 222, name: 'Salamander Yards ', postcode: 'EH6 7HB', ward_id: 8, lattitude: 55.9719654, longitude: -3.154419 },">
            <text:p>{ id: 222, name: 'Salamander Yards ', postcode: 'EH6 7HB', ward_id: 8, lattitude: 55.9719654, longitude: -3.1544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23">
            <text:p>223</text:p>
          </table:table-cell>
          <table:table-cell office:value-type="string">
            <text:p>, name: '</text:p>
          </table:table-cell>
          <table:table-cell office:value-type="string">
            <text:p>Pennywell Gardens</text:p>
          </table:table-cell>
          <table:table-cell office:value-type="string">
            <text:p>', postcode: '</text:p>
          </table:table-cell>
          <table:table-cell office:value-type="string">
            <text:p>EH4 4NX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22232">
            <text:p>55.9722232</text:p>
          </table:table-cell>
          <table:table-cell office:value-type="string">
            <text:p>, longitude: </text:p>
          </table:table-cell>
          <table:table-cell office:value-type="float" office:value="-3.256968">
            <text:p>-3.256968</text:p>
          </table:table-cell>
          <table:table-cell office:value-type="string">
            <text:p><text:s/>},</text:p>
          </table:table-cell>
          <table:table-cell table:formula="of:=CONCATENATE([.A223];[.B223];[.C223];[.D223];[.E223];[.F223];[.G223];[.H223];[.I223];[.J223];[.K223];[.L223];[.M223])" office:value-type="string" office:string-value="{ id: 223, name: 'Pennywell Gardens', postcode: 'EH4 4NX', ward_id: 7, lattitude: 55.9722232, longitude: -3.256968 },">
            <text:p>{ id: 223, name: 'Pennywell Gardens', postcode: 'EH4 4NX', ward_id: 7, lattitude: 55.9722232, longitude: -3.2569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24">
            <text:p>224</text:p>
          </table:table-cell>
          <table:table-cell office:value-type="string">
            <text:p>, name: '</text:p>
          </table:table-cell>
          <table:table-cell office:value-type="string">
            <text:p>Promenade Portobello</text:p>
          </table:table-cell>
          <table:table-cell office:value-type="string">
            <text:p>', postcode: '</text:p>
          </table:table-cell>
          <table:table-cell office:value-type="string">
            <text:p>EH15 2EE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22643">
            <text:p>55.9522643</text:p>
          </table:table-cell>
          <table:table-cell office:value-type="string">
            <text:p>, longitude: </text:p>
          </table:table-cell>
          <table:table-cell office:value-type="float" office:value="-3.1042156">
            <text:p>-3.1042156</text:p>
          </table:table-cell>
          <table:table-cell office:value-type="string">
            <text:p><text:s/>},</text:p>
          </table:table-cell>
          <table:table-cell table:formula="of:=CONCATENATE([.A224];[.B224];[.C224];[.D224];[.E224];[.F224];[.G224];[.H224];[.I224];[.J224];[.K224];[.L224];[.M224])" office:value-type="string" office:string-value="{ id: 224, name: 'Promenade Portobello', postcode: 'EH15 2EE', ward_id: 11, lattitude: 55.9522643, longitude: -3.1042156 },">
            <text:p>{ id: 224, name: 'Promenade Portobello', postcode: 'EH15 2EE', ward_id: 11, lattitude: 55.9522643, longitude: -3.10421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25">
            <text:p>225</text:p>
          </table:table-cell>
          <table:table-cell office:value-type="string">
            <text:p>, name: '</text:p>
          </table:table-cell>
          <table:table-cell office:value-type="string">
            <text:p>Greenend Drive</text:p>
          </table:table-cell>
          <table:table-cell office:value-type="string">
            <text:p>', postcode: '</text:p>
          </table:table-cell>
          <table:table-cell office:value-type="string">
            <text:p>EH17 7QG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34873">
            <text:p>55.9134873</text:p>
          </table:table-cell>
          <table:table-cell office:value-type="string">
            <text:p>, longitude: </text:p>
          </table:table-cell>
          <table:table-cell office:value-type="float" office:value="-3.1504382">
            <text:p>-3.1504382</text:p>
          </table:table-cell>
          <table:table-cell office:value-type="string">
            <text:p><text:s/>},</text:p>
          </table:table-cell>
          <table:table-cell table:formula="of:=CONCATENATE([.A225];[.B225];[.C225];[.D225];[.E225];[.F225];[.G225];[.H225];[.I225];[.J225];[.K225];[.L225];[.M225])" office:value-type="string" office:string-value="{ id: 225, name: 'Greenend Drive', postcode: 'EH17 7QG', ward_id: 16, lattitude: 55.9134873, longitude: -3.1504382 },">
            <text:p>{ id: 225, name: 'Greenend Drive', postcode: 'EH17 7QG', ward_id: 16, lattitude: 55.9134873, longitude: -3.15043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26">
            <text:p>226</text:p>
          </table:table-cell>
          <table:table-cell office:value-type="string">
            <text:p>, name: '</text:p>
          </table:table-cell>
          <table:table-cell office:value-type="string">
            <text:p>Redbraes Place</text:p>
          </table:table-cell>
          <table:table-cell office:value-type="string">
            <text:p>', postcode: '</text:p>
          </table:table-cell>
          <table:table-cell office:value-type="string">
            <text:p>EH7 4LL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87281">
            <text:p>55.9687281</text:p>
          </table:table-cell>
          <table:table-cell office:value-type="string">
            <text:p>, longitude: </text:p>
          </table:table-cell>
          <table:table-cell office:value-type="float" office:value="-3.1877647">
            <text:p>-3.1877647</text:p>
          </table:table-cell>
          <table:table-cell office:value-type="string">
            <text:p><text:s/>},</text:p>
          </table:table-cell>
          <table:table-cell table:formula="of:=CONCATENATE([.A226];[.B226];[.C226];[.D226];[.E226];[.F226];[.G226];[.H226];[.I226];[.J226];[.K226];[.L226];[.M226])" office:value-type="string" office:string-value="{ id: 226, name: 'Redbraes Place', postcode: 'EH7 4LL', ward_id: 12, lattitude: 55.9687281, longitude: -3.1877647 },">
            <text:p>{ id: 226, name: 'Redbraes Place', postcode: 'EH7 4LL', ward_id: 12, lattitude: 55.9687281, longitude: -3.18776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27">
            <text:p>227</text:p>
          </table:table-cell>
          <table:table-cell office:value-type="string">
            <text:p>, name: '</text:p>
          </table:table-cell>
          <table:table-cell office:value-type="string">
            <text:p>Granton Gardens</text:p>
          </table:table-cell>
          <table:table-cell office:value-type="string">
            <text:p>', postcode: '</text:p>
          </table:table-cell>
          <table:table-cell office:value-type="string">
            <text:p>EH5 1AX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68903">
            <text:p>55.9768903</text:p>
          </table:table-cell>
          <table:table-cell office:value-type="string">
            <text:p>, longitude: </text:p>
          </table:table-cell>
          <table:table-cell office:value-type="float" office:value="-3.2226865">
            <text:p>-3.2226865</text:p>
          </table:table-cell>
          <table:table-cell office:value-type="string">
            <text:p><text:s/>},</text:p>
          </table:table-cell>
          <table:table-cell table:formula="of:=CONCATENATE([.A227];[.B227];[.C227];[.D227];[.E227];[.F227];[.G227];[.H227];[.I227];[.J227];[.K227];[.L227];[.M227])" office:value-type="string" office:string-value="{ id: 227, name: 'Granton Gardens', postcode: 'EH5 1AX', ward_id: 7, lattitude: 55.9768903, longitude: -3.2226865 },">
            <text:p>{ id: 227, name: 'Granton Gardens', postcode: 'EH5 1AX', ward_id: 7, lattitude: 55.9768903, longitude: -3.222686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28">
            <text:p>228</text:p>
          </table:table-cell>
          <table:table-cell office:value-type="string">
            <text:p>, name: '</text:p>
          </table:table-cell>
          <table:table-cell office:value-type="string">
            <text:p>Silverknowes Avenue</text:p>
          </table:table-cell>
          <table:table-cell office:value-type="string">
            <text:p>', postcode: '</text:p>
          </table:table-cell>
          <table:table-cell office:value-type="string">
            <text:p>EH4 5HU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81971">
            <text:p>55.9681971</text:p>
          </table:table-cell>
          <table:table-cell office:value-type="string">
            <text:p>, longitude: </text:p>
          </table:table-cell>
          <table:table-cell office:value-type="float" office:value="-3.2744179">
            <text:p>-3.2744179</text:p>
          </table:table-cell>
          <table:table-cell office:value-type="string">
            <text:p><text:s/>},</text:p>
          </table:table-cell>
          <table:table-cell table:formula="of:=CONCATENATE([.A228];[.B228];[.C228];[.D228];[.E228];[.F228];[.G228];[.H228];[.I228];[.J228];[.K228];[.L228];[.M228])" office:value-type="string" office:string-value="{ id: 228, name: 'Silverknowes Avenue', postcode: 'EH4 5HU', ward_id: 14, lattitude: 55.9681971, longitude: -3.2744179 },">
            <text:p>{ id: 228, name: 'Silverknowes Avenue', postcode: 'EH4 5HU', ward_id: 14, lattitude: 55.9681971, longitude: -3.274417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29">
            <text:p>229</text:p>
          </table:table-cell>
          <table:table-cell office:value-type="string">
            <text:p>, name: '</text:p>
          </table:table-cell>
          <table:table-cell office:value-type="string">
            <text:p>Parkside</text:p>
          </table:table-cell>
          <table:table-cell office:value-type="string">
            <text:p>', postcode: '</text:p>
          </table:table-cell>
          <table:table-cell office:value-type="string">
            <text:p>EH16 5XJ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16094">
            <text:p>55.9416094</text:p>
          </table:table-cell>
          <table:table-cell office:value-type="string">
            <text:p>, longitude: </text:p>
          </table:table-cell>
          <table:table-cell office:value-type="float" office:value="-3.1733662">
            <text:p>-3.1733662</text:p>
          </table:table-cell>
          <table:table-cell office:value-type="string">
            <text:p><text:s/>},</text:p>
          </table:table-cell>
          <table:table-cell table:formula="of:=CONCATENATE([.A229];[.B229];[.C229];[.D229];[.E229];[.F229];[.G229];[.H229];[.I229];[.J229];[.K229];[.L229];[.M229])" office:value-type="string" office:string-value="{ id: 229, name: 'Parkside', postcode: 'EH16 5XJ', ward_id: 17, lattitude: 55.9416094, longitude: -3.1733662 },">
            <text:p>{ id: 229, name: 'Parkside', postcode: 'EH16 5XJ', ward_id: 17, lattitude: 55.9416094, longitude: -3.173366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30">
            <text:p>230</text:p>
          </table:table-cell>
          <table:table-cell office:value-type="string">
            <text:p>, name: '</text:p>
          </table:table-cell>
          <table:table-cell office:value-type="string">
            <text:p>Inverleith Terrace Grove</text:p>
          </table:table-cell>
          <table:table-cell office:value-type="string">
            <text:p>', postcode: '</text:p>
          </table:table-cell>
          <table:table-cell office:value-type="string">
            <text:p>EH3 5NP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32978">
            <text:p>55.9632978</text:p>
          </table:table-cell>
          <table:table-cell office:value-type="string">
            <text:p>, longitude: </text:p>
          </table:table-cell>
          <table:table-cell office:value-type="float" office:value="-3.2030013">
            <text:p>-3.2030013</text:p>
          </table:table-cell>
          <table:table-cell office:value-type="string">
            <text:p><text:s/>},</text:p>
          </table:table-cell>
          <table:table-cell table:formula="of:=CONCATENATE([.A230];[.B230];[.C230];[.D230];[.E230];[.F230];[.G230];[.H230];[.I230];[.J230];[.K230];[.L230];[.M230])" office:value-type="string" office:string-value="{ id: 230, name: 'Inverleith Terrace Grove', postcode: 'EH3 5NP', ward_id: 4, lattitude: 55.9632978, longitude: -3.2030013 },">
            <text:p>{ id: 230, name: 'Inverleith Terrace Grove', postcode: 'EH3 5NP', ward_id: 4, lattitude: 55.9632978, longitude: -3.203001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31">
            <text:p>231</text:p>
          </table:table-cell>
          <table:table-cell office:value-type="string">
            <text:p>, name: '</text:p>
          </table:table-cell>
          <table:table-cell office:value-type="string">
            <text:p>Campbell Road</text:p>
          </table:table-cell>
          <table:table-cell office:value-type="string">
            <text:p>', postcode: '</text:p>
          </table:table-cell>
          <table:table-cell office:value-type="string">
            <text:p>EH12 6DT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91625">
            <text:p>55.9491625</text:p>
          </table:table-cell>
          <table:table-cell office:value-type="string">
            <text:p>, longitude: </text:p>
          </table:table-cell>
          <table:table-cell office:value-type="float" office:value="-3.2471523">
            <text:p>-3.2471523</text:p>
          </table:table-cell>
          <table:table-cell office:value-type="string">
            <text:p><text:s/>},</text:p>
          </table:table-cell>
          <table:table-cell table:formula="of:=CONCATENATE([.A231];[.B231];[.C231];[.D231];[.E231];[.F231];[.G231];[.H231];[.I231];[.J231];[.K231];[.L231];[.M231])" office:value-type="string" office:string-value="{ id: 231, name: 'Campbell Road', postcode: 'EH12 6DT', ward_id: 15, lattitude: 55.9491625, longitude: -3.2471523 },">
            <text:p>{ id: 231, name: 'Campbell Road', postcode: 'EH12 6DT', ward_id: 15, lattitude: 55.9491625, longitude: -3.24715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32">
            <text:p>232</text:p>
          </table:table-cell>
          <table:table-cell office:value-type="string">
            <text:p>, name: '</text:p>
          </table:table-cell>
          <table:table-cell office:value-type="string">
            <text:p>Park Crescent</text:p>
          </table:table-cell>
          <table:table-cell office:value-type="string">
            <text:p>', postcode: '</text:p>
          </table:table-cell>
          <table:table-cell office:value-type="string">
            <text:p>EH16 6JD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33386">
            <text:p>55.9133386</text:p>
          </table:table-cell>
          <table:table-cell office:value-type="string">
            <text:p>, longitude: </text:p>
          </table:table-cell>
          <table:table-cell office:value-type="float" office:value="-3.1578508">
            <text:p>-3.1578508</text:p>
          </table:table-cell>
          <table:table-cell office:value-type="string">
            <text:p><text:s/>},</text:p>
          </table:table-cell>
          <table:table-cell table:formula="of:=CONCATENATE([.A232];[.B232];[.C232];[.D232];[.E232];[.F232];[.G232];[.H232];[.I232];[.J232];[.K232];[.L232];[.M232])" office:value-type="string" office:string-value="{ id: 232, name: 'Park Crescent', postcode: 'EH16 6JD', ward_id: 16, lattitude: 55.9133386, longitude: -3.1578508 },">
            <text:p>{ id: 232, name: 'Park Crescent', postcode: 'EH16 6JD', ward_id: 16, lattitude: 55.9133386, longitude: -3.15785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33">
            <text:p>233</text:p>
          </table:table-cell>
          <table:table-cell office:value-type="string">
            <text:p>, name: '</text:p>
          </table:table-cell>
          <table:table-cell office:value-type="string">
            <text:p>Arthur Street Lane</text:p>
          </table:table-cell>
          <table:table-cell office:value-type="string">
            <text:p>', postcode: '</text:p>
          </table:table-cell>
          <table:table-cell office:value-type="string">
            <text:p>EH6 5DR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48357">
            <text:p>55.9648357</text:p>
          </table:table-cell>
          <table:table-cell office:value-type="string">
            <text:p>, longitude: </text:p>
          </table:table-cell>
          <table:table-cell office:value-type="float" office:value="-3.1784584">
            <text:p>-3.1784584</text:p>
          </table:table-cell>
          <table:table-cell office:value-type="string">
            <text:p><text:s/>},</text:p>
          </table:table-cell>
          <table:table-cell table:formula="of:=CONCATENATE([.A233];[.B233];[.C233];[.D233];[.E233];[.F233];[.G233];[.H233];[.I233];[.J233];[.K233];[.L233];[.M233])" office:value-type="string" office:string-value="{ id: 233, name: 'Arthur Street Lane', postcode: 'EH6 5DR', ward_id: 12, lattitude: 55.9648357, longitude: -3.1784584 },">
            <text:p>{ id: 233, name: 'Arthur Street Lane', postcode: 'EH6 5DR', ward_id: 12, lattitude: 55.9648357, longitude: -3.17845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34">
            <text:p>234</text:p>
          </table:table-cell>
          <table:table-cell office:value-type="string">
            <text:p>, name: '</text:p>
          </table:table-cell>
          <table:table-cell office:value-type="string">
            <text:p>Longcrook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234];[.B234];[.C234];[.D234];[.E234];[.F234];[.G234];[.H234];[.I234];[.J234];[.K234];[.L234];[.M234])" office:value-type="string" office:string-value="{ id: 234, name: 'Longcrook', postcode: 'EH1 3EG', ward_id: 6, lattitude: 55.953252, longitude: -3.188267 },">
            <text:p>{ id: 234, name: 'Longcrook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35">
            <text:p>235</text:p>
          </table:table-cell>
          <table:table-cell office:value-type="string">
            <text:p>, name: '</text:p>
          </table:table-cell>
          <table:table-cell office:value-type="string">
            <text:p>New Mart Place</text:p>
          </table:table-cell>
          <table:table-cell office:value-type="string">
            <text:p>', postcode: '</text:p>
          </table:table-cell>
          <table:table-cell office:value-type="string">
            <text:p>EH14 1TX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281552">
            <text:p>55.9281552</text:p>
          </table:table-cell>
          <table:table-cell office:value-type="string">
            <text:p>, longitude: </text:p>
          </table:table-cell>
          <table:table-cell office:value-type="float" office:value="-3.2492688">
            <text:p>-3.2492688</text:p>
          </table:table-cell>
          <table:table-cell office:value-type="string">
            <text:p><text:s/>},</text:p>
          </table:table-cell>
          <table:table-cell table:formula="of:=CONCATENATE([.A235];[.B235];[.C235];[.D235];[.E235];[.F235];[.G235];[.H235];[.I235];[.J235];[.K235];[.L235];[.M235])" office:value-type="string" office:string-value="{ id: 235, name: 'New Mart Place', postcode: 'EH14 1TX', ward_id: 2, lattitude: 55.9281552, longitude: -3.2492688 },">
            <text:p>{ id: 235, name: 'New Mart Place', postcode: 'EH14 1TX', ward_id: 2, lattitude: 55.9281552, longitude: -3.24926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36">
            <text:p>236</text:p>
          </table:table-cell>
          <table:table-cell office:value-type="string">
            <text:p>, name: '</text:p>
          </table:table-cell>
          <table:table-cell office:value-type="string">
            <text:p>Findhorn Place</text:p>
          </table:table-cell>
          <table:table-cell office:value-type="string">
            <text:p>', postcode: '</text:p>
          </table:table-cell>
          <table:table-cell office:value-type="string">
            <text:p>EH9 2NS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3789">
            <text:p>55.933789</text:p>
          </table:table-cell>
          <table:table-cell office:value-type="string">
            <text:p>, longitude: </text:p>
          </table:table-cell>
          <table:table-cell office:value-type="float" office:value="-3.1801299">
            <text:p>-3.1801299</text:p>
          </table:table-cell>
          <table:table-cell office:value-type="string">
            <text:p><text:s/>},</text:p>
          </table:table-cell>
          <table:table-cell table:formula="of:=CONCATENATE([.A236];[.B236];[.C236];[.D236];[.E236];[.F236];[.G236];[.H236];[.I236];[.J236];[.K236];[.L236];[.M236])" office:value-type="string" office:string-value="{ id: 236, name: 'Findhorn Place', postcode: 'EH9 2NS', ward_id: 17, lattitude: 55.933789, longitude: -3.1801299 },">
            <text:p>{ id: 236, name: 'Findhorn Place', postcode: 'EH9 2NS', ward_id: 17, lattitude: 55.933789, longitude: -3.18012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37">
            <text:p>237</text:p>
          </table:table-cell>
          <table:table-cell office:value-type="string">
            <text:p>, name: '</text:p>
          </table:table-cell>
          <table:table-cell office:value-type="string">
            <text:p>Dalgety Avenue</text:p>
          </table:table-cell>
          <table:table-cell office:value-type="string">
            <text:p>', postcode: '</text:p>
          </table:table-cell>
          <table:table-cell office:value-type="string">
            <text:p>EH7 5UE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79208">
            <text:p>55.9579208</text:p>
          </table:table-cell>
          <table:table-cell office:value-type="string">
            <text:p>, longitude: </text:p>
          </table:table-cell>
          <table:table-cell office:value-type="float" office:value="-3.1621618">
            <text:p>-3.1621618</text:p>
          </table:table-cell>
          <table:table-cell office:value-type="string">
            <text:p><text:s/>},</text:p>
          </table:table-cell>
          <table:table-cell table:formula="of:=CONCATENATE([.A237];[.B237];[.C237];[.D237];[.E237];[.F237];[.G237];[.H237];[.I237];[.J237];[.K237];[.L237];[.M237])" office:value-type="string" office:string-value="{ id: 237, name: 'Dalgety Avenue', postcode: 'EH7 5UE', ward_id: 1, lattitude: 55.9579208, longitude: -3.1621618 },">
            <text:p>{ id: 237, name: 'Dalgety Avenue', postcode: 'EH7 5UE', ward_id: 1, lattitude: 55.9579208, longitude: -3.16216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38">
            <text:p>238</text:p>
          </table:table-cell>
          <table:table-cell office:value-type="string">
            <text:p>, name: '</text:p>
          </table:table-cell>
          <table:table-cell office:value-type="string">
            <text:p>Buckstone Hill</text:p>
          </table:table-cell>
          <table:table-cell office:value-type="string">
            <text:p>', postcode: '</text:p>
          </table:table-cell>
          <table:table-cell office:value-type="string">
            <text:p>EH10 6TH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86686">
            <text:p>55.9086686</text:p>
          </table:table-cell>
          <table:table-cell office:value-type="string">
            <text:p>, longitude: </text:p>
          </table:table-cell>
          <table:table-cell office:value-type="float" office:value="-3.2015727">
            <text:p>-3.2015727</text:p>
          </table:table-cell>
          <table:table-cell office:value-type="string">
            <text:p><text:s/>},</text:p>
          </table:table-cell>
          <table:table-cell table:formula="of:=CONCATENATE([.A238];[.B238];[.C238];[.D238];[.E238];[.F238];[.G238];[.H238];[.I238];[.J238];[.K238];[.L238];[.M238])" office:value-type="string" office:string-value="{ id: 238, name: 'Buckstone Hill', postcode: 'EH10 6TH', ward_id: 5, lattitude: 55.9086686, longitude: -3.2015727 },">
            <text:p>{ id: 238, name: 'Buckstone Hill', postcode: 'EH10 6TH', ward_id: 5, lattitude: 55.9086686, longitude: -3.20157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39">
            <text:p>239</text:p>
          </table:table-cell>
          <table:table-cell office:value-type="string">
            <text:p>, name: '</text:p>
          </table:table-cell>
          <table:table-cell office:value-type="string">
            <text:p>Belvedere Park</text:p>
          </table:table-cell>
          <table:table-cell office:value-type="string">
            <text:p>', postcode: '</text:p>
          </table:table-cell>
          <table:table-cell office:value-type="string">
            <text:p>EH6 4LR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81189">
            <text:p>55.9781189</text:p>
          </table:table-cell>
          <table:table-cell office:value-type="string">
            <text:p>, longitude: </text:p>
          </table:table-cell>
          <table:table-cell office:value-type="float" office:value="-3.1964541">
            <text:p>-3.1964541</text:p>
          </table:table-cell>
          <table:table-cell office:value-type="string">
            <text:p><text:s/>},</text:p>
          </table:table-cell>
          <table:table-cell table:formula="of:=CONCATENATE([.A239];[.B239];[.C239];[.D239];[.E239];[.F239];[.G239];[.H239];[.I239];[.J239];[.K239];[.L239];[.M239])" office:value-type="string" office:string-value="{ id: 239, name: 'Belvedere Park', postcode: 'EH6 4LR', ward_id: 7, lattitude: 55.9781189, longitude: -3.1964541 },">
            <text:p>{ id: 239, name: 'Belvedere Park', postcode: 'EH6 4LR', ward_id: 7, lattitude: 55.9781189, longitude: -3.19645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40">
            <text:p>240</text:p>
          </table:table-cell>
          <table:table-cell office:value-type="string">
            <text:p>, name: '</text:p>
          </table:table-cell>
          <table:table-cell office:value-type="string">
            <text:p>Willowbrae Road</text:p>
          </table:table-cell>
          <table:table-cell office:value-type="string">
            <text:p>', postcode: '</text:p>
          </table:table-cell>
          <table:table-cell office:value-type="string">
            <text:p>EH8 7JD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07115">
            <text:p>55.9507115</text:p>
          </table:table-cell>
          <table:table-cell office:value-type="string">
            <text:p>, longitude: </text:p>
          </table:table-cell>
          <table:table-cell office:value-type="float" office:value="-3.1409042">
            <text:p>-3.1409042</text:p>
          </table:table-cell>
          <table:table-cell office:value-type="string">
            <text:p><text:s/>},</text:p>
          </table:table-cell>
          <table:table-cell table:formula="of:=CONCATENATE([.A240];[.B240];[.C240];[.D240];[.E240];[.F240];[.G240];[.H240];[.I240];[.J240];[.K240];[.L240];[.M240])" office:value-type="string" office:string-value="{ id: 240, name: 'Willowbrae Road', postcode: 'EH8 7JD', ward_id: 1, lattitude: 55.9507115, longitude: -3.1409042 },">
            <text:p>{ id: 240, name: 'Willowbrae Road', postcode: 'EH8 7JD', ward_id: 1, lattitude: 55.9507115, longitude: -3.14090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41">
            <text:p>241</text:p>
          </table:table-cell>
          <table:table-cell office:value-type="string">
            <text:p>, name: '</text:p>
          </table:table-cell>
          <table:table-cell office:value-type="string">
            <text:p>Parkhead Gardens</text:p>
          </table:table-cell>
          <table:table-cell office:value-type="string">
            <text:p>', postcode: '</text:p>
          </table:table-cell>
          <table:table-cell office:value-type="string">
            <text:p>EH11 4SQ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39762">
            <text:p>55.9239762</text:p>
          </table:table-cell>
          <table:table-cell office:value-type="string">
            <text:p>, longitude: </text:p>
          </table:table-cell>
          <table:table-cell office:value-type="float" office:value="-3.2763822">
            <text:p>-3.2763822</text:p>
          </table:table-cell>
          <table:table-cell office:value-type="string">
            <text:p><text:s/>},</text:p>
          </table:table-cell>
          <table:table-cell table:formula="of:=CONCATENATE([.A241];[.B241];[.C241];[.D241];[.E241];[.F241];[.G241];[.H241];[.I241];[.J241];[.K241];[.L241];[.M241])" office:value-type="string" office:string-value="{ id: 241, name: 'Parkhead Gardens', postcode: 'EH11 4SQ', ward_id: 13, lattitude: 55.9239762, longitude: -3.2763822 },">
            <text:p>{ id: 241, name: 'Parkhead Gardens', postcode: 'EH11 4SQ', ward_id: 13, lattitude: 55.9239762, longitude: -3.276382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42">
            <text:p>242</text:p>
          </table:table-cell>
          <table:table-cell office:value-type="string">
            <text:p>, name: '</text:p>
          </table:table-cell>
          <table:table-cell office:value-type="string">
            <text:p>West Craigs Crescent</text:p>
          </table:table-cell>
          <table:table-cell office:value-type="string">
            <text:p>', postcode: '</text:p>
          </table:table-cell>
          <table:table-cell office:value-type="string">
            <text:p>EH12 8LY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1637">
            <text:p>55.941637</text:p>
          </table:table-cell>
          <table:table-cell office:value-type="string">
            <text:p>, longitude: </text:p>
          </table:table-cell>
          <table:table-cell office:value-type="float" office:value="-3.3145425">
            <text:p>-3.3145425</text:p>
          </table:table-cell>
          <table:table-cell office:value-type="string">
            <text:p><text:s/>},</text:p>
          </table:table-cell>
          <table:table-cell table:formula="of:=CONCATENATE([.A242];[.B242];[.C242];[.D242];[.E242];[.F242];[.G242];[.H242];[.I242];[.J242];[.K242];[.L242];[.M242])" office:value-type="string" office:string-value="{ id: 242, name: 'West Craigs Crescent', postcode: 'EH12 8LY', ward_id: 9, lattitude: 55.941637, longitude: -3.3145425 },">
            <text:p>{ id: 242, name: 'West Craigs Crescent', postcode: 'EH12 8LY', ward_id: 9, lattitude: 55.941637, longitude: -3.31454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43">
            <text:p>243</text:p>
          </table:table-cell>
          <table:table-cell office:value-type="string">
            <text:p>, name: '</text:p>
          </table:table-cell>
          <table:table-cell office:value-type="string">
            <text:p>Whitehorse Close</text:p>
          </table:table-cell>
          <table:table-cell office:value-type="string">
            <text:p>', postcode: '</text:p>
          </table:table-cell>
          <table:table-cell office:value-type="string">
            <text:p>EH99 1SP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27542">
            <text:p>55.9527542</text:p>
          </table:table-cell>
          <table:table-cell office:value-type="string">
            <text:p>, longitude: </text:p>
          </table:table-cell>
          <table:table-cell office:value-type="float" office:value="-3.1756988">
            <text:p>-3.1756988</text:p>
          </table:table-cell>
          <table:table-cell office:value-type="string">
            <text:p><text:s/>},</text:p>
          </table:table-cell>
          <table:table-cell table:formula="of:=CONCATENATE([.A243];[.B243];[.C243];[.D243];[.E243];[.F243];[.G243];[.H243];[.I243];[.J243];[.K243];[.L243];[.M243])" office:value-type="string" office:string-value="{ id: 243, name: 'Whitehorse Close', postcode: 'EH99 1SP', ward_id: 6, lattitude: 55.9527542, longitude: -3.1756988 },">
            <text:p>{ id: 243, name: 'Whitehorse Close', postcode: 'EH99 1SP', ward_id: 6, lattitude: 55.9527542, longitude: -3.17569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44">
            <text:p>244</text:p>
          </table:table-cell>
          <table:table-cell office:value-type="string">
            <text:p>, name: '</text:p>
          </table:table-cell>
          <table:table-cell office:value-type="string">
            <text:p>Niddrie Farm Grove</text:p>
          </table:table-cell>
          <table:table-cell office:value-type="string">
            <text:p>', postcode: '</text:p>
          </table:table-cell>
          <table:table-cell office:value-type="string">
            <text:p>EH16 4DX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16356">
            <text:p>55.9316356</text:p>
          </table:table-cell>
          <table:table-cell office:value-type="string">
            <text:p>, longitude: </text:p>
          </table:table-cell>
          <table:table-cell office:value-type="float" office:value="-3.1338883">
            <text:p>-3.1338883</text:p>
          </table:table-cell>
          <table:table-cell office:value-type="string">
            <text:p><text:s/>},</text:p>
          </table:table-cell>
          <table:table-cell table:formula="of:=CONCATENATE([.A244];[.B244];[.C244];[.D244];[.E244];[.F244];[.G244];[.H244];[.I244];[.J244];[.K244];[.L244];[.M244])" office:value-type="string" office:string-value="{ id: 244, name: 'Niddrie Farm Grove', postcode: 'EH16 4DX', ward_id: 11, lattitude: 55.9316356, longitude: -3.1338883 },">
            <text:p>{ id: 244, name: 'Niddrie Farm Grove', postcode: 'EH16 4DX', ward_id: 11, lattitude: 55.9316356, longitude: -3.13388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45">
            <text:p>245</text:p>
          </table:table-cell>
          <table:table-cell office:value-type="string">
            <text:p>, name: '</text:p>
          </table:table-cell>
          <table:table-cell office:value-type="string">
            <text:p>Marchhall Crescent</text:p>
          </table:table-cell>
          <table:table-cell office:value-type="string">
            <text:p>', postcode: '</text:p>
          </table:table-cell>
          <table:table-cell office:value-type="string">
            <text:p>EH16 5HL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63533">
            <text:p>55.9363533</text:p>
          </table:table-cell>
          <table:table-cell office:value-type="string">
            <text:p>, longitude: </text:p>
          </table:table-cell>
          <table:table-cell office:value-type="float" office:value="-3.168549">
            <text:p>-3.168549</text:p>
          </table:table-cell>
          <table:table-cell office:value-type="string">
            <text:p><text:s/>},</text:p>
          </table:table-cell>
          <table:table-cell table:formula="of:=CONCATENATE([.A245];[.B245];[.C245];[.D245];[.E245];[.F245];[.G245];[.H245];[.I245];[.J245];[.K245];[.L245];[.M245])" office:value-type="string" office:string-value="{ id: 245, name: 'Marchhall Crescent', postcode: 'EH16 5HL', ward_id: 17, lattitude: 55.9363533, longitude: -3.168549 },">
            <text:p>{ id: 245, name: 'Marchhall Crescent', postcode: 'EH16 5HL', ward_id: 17, lattitude: 55.9363533, longitude: -3.1685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46">
            <text:p>246</text:p>
          </table:table-cell>
          <table:table-cell office:value-type="string">
            <text:p>, name: '</text:p>
          </table:table-cell>
          <table:table-cell office:value-type="string">
            <text:p>Pentland Avenue</text:p>
          </table:table-cell>
          <table:table-cell office:value-type="string">
            <text:p>', postcode: '</text:p>
          </table:table-cell>
          <table:table-cell office:value-type="string">
            <text:p>EH13 0HY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78668">
            <text:p>55.9078668</text:p>
          </table:table-cell>
          <table:table-cell office:value-type="string">
            <text:p>, longitude: </text:p>
          </table:table-cell>
          <table:table-cell office:value-type="float" office:value="-3.2633371">
            <text:p>-3.2633371</text:p>
          </table:table-cell>
          <table:table-cell office:value-type="string">
            <text:p><text:s/>},</text:p>
          </table:table-cell>
          <table:table-cell table:formula="of:=CONCATENATE([.A246];[.B246];[.C246];[.D246];[.E246];[.F246];[.G246];[.H246];[.I246];[.J246];[.K246];[.L246];[.M246])" office:value-type="string" office:string-value="{ id: 246, name: 'Pentland Avenue', postcode: 'EH13 0HY', ward_id: 5, lattitude: 55.9078668, longitude: -3.2633371 },">
            <text:p>{ id: 246, name: 'Pentland Avenue', postcode: 'EH13 0HY', ward_id: 5, lattitude: 55.9078668, longitude: -3.263337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47">
            <text:p>247</text:p>
          </table:table-cell>
          <table:table-cell office:value-type="string">
            <text:p>, name: '</text:p>
          </table:table-cell>
          <table:table-cell office:value-type="string">
            <text:p>Glenlee Gardens</text:p>
          </table:table-cell>
          <table:table-cell office:value-type="string">
            <text:p>', postcode: '</text:p>
          </table:table-cell>
          <table:table-cell office:value-type="string">
            <text:p>EH8 7HG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27885">
            <text:p>55.9527885</text:p>
          </table:table-cell>
          <table:table-cell office:value-type="string">
            <text:p>, longitude: </text:p>
          </table:table-cell>
          <table:table-cell office:value-type="float" office:value="-3.14976">
            <text:p>-3.14976</text:p>
          </table:table-cell>
          <table:table-cell office:value-type="string">
            <text:p><text:s/>},</text:p>
          </table:table-cell>
          <table:table-cell table:formula="of:=CONCATENATE([.A247];[.B247];[.C247];[.D247];[.E247];[.F247];[.G247];[.H247];[.I247];[.J247];[.K247];[.L247];[.M247])" office:value-type="string" office:string-value="{ id: 247, name: 'Glenlee Gardens', postcode: 'EH8 7HG', ward_id: 1, lattitude: 55.9527885, longitude: -3.14976 },">
            <text:p>{ id: 247, name: 'Glenlee Gardens', postcode: 'EH8 7HG', ward_id: 1, lattitude: 55.9527885, longitude: -3.149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48">
            <text:p>248</text:p>
          </table:table-cell>
          <table:table-cell office:value-type="string">
            <text:p>, name: '</text:p>
          </table:table-cell>
          <table:table-cell office:value-type="string">
            <text:p>Rodney Street</text:p>
          </table:table-cell>
          <table:table-cell office:value-type="string">
            <text:p>', postcode: '</text:p>
          </table:table-cell>
          <table:table-cell office:value-type="string">
            <text:p>EH7 4EL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19217">
            <text:p>55.9619217</text:p>
          </table:table-cell>
          <table:table-cell office:value-type="string">
            <text:p>, longitude: </text:p>
          </table:table-cell>
          <table:table-cell office:value-type="float" office:value="-3.1956448">
            <text:p>-3.1956448</text:p>
          </table:table-cell>
          <table:table-cell office:value-type="string">
            <text:p><text:s/>},</text:p>
          </table:table-cell>
          <table:table-cell table:formula="of:=CONCATENATE([.A248];[.B248];[.C248];[.D248];[.E248];[.F248];[.G248];[.H248];[.I248];[.J248];[.K248];[.L248];[.M248])" office:value-type="string" office:string-value="{ id: 248, name: 'Rodney Street', postcode: 'EH7 4EL', ward_id: 4, lattitude: 55.9619217, longitude: -3.1956448 },">
            <text:p>{ id: 248, name: 'Rodney Street', postcode: 'EH7 4EL', ward_id: 4, lattitude: 55.9619217, longitude: -3.19564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49">
            <text:p>249</text:p>
          </table:table-cell>
          <table:table-cell office:value-type="string">
            <text:p>, name: '</text:p>
          </table:table-cell>
          <table:table-cell office:value-type="string">
            <text:p>Corstorphine Bank Drive</text:p>
          </table:table-cell>
          <table:table-cell office:value-type="string">
            <text:p>', postcode: '</text:p>
          </table:table-cell>
          <table:table-cell office:value-type="string">
            <text:p>EH12 8RN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5607">
            <text:p>55.945607</text:p>
          </table:table-cell>
          <table:table-cell office:value-type="string">
            <text:p>, longitude: </text:p>
          </table:table-cell>
          <table:table-cell office:value-type="float" office:value="-3.2899499">
            <text:p>-3.2899499</text:p>
          </table:table-cell>
          <table:table-cell office:value-type="string">
            <text:p><text:s/>},</text:p>
          </table:table-cell>
          <table:table-cell table:formula="of:=CONCATENATE([.A249];[.B249];[.C249];[.D249];[.E249];[.F249];[.G249];[.H249];[.I249];[.J249];[.K249];[.L249];[.M249])" office:value-type="string" office:string-value="{ id: 249, name: 'Corstorphine Bank Drive', postcode: 'EH12 8RN', ward_id: 15, lattitude: 55.945607, longitude: -3.2899499 },">
            <text:p>{ id: 249, name: 'Corstorphine Bank Drive', postcode: 'EH12 8RN', ward_id: 15, lattitude: 55.945607, longitude: -3.28994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50">
            <text:p>250</text:p>
          </table:table-cell>
          <table:table-cell office:value-type="string">
            <text:p>, name: '</text:p>
          </table:table-cell>
          <table:table-cell office:value-type="string">
            <text:p>Stirling Road</text:p>
          </table:table-cell>
          <table:table-cell office:value-type="string">
            <text:p>', postcode: '</text:p>
          </table:table-cell>
          <table:table-cell office:value-type="string">
            <text:p>EH5 3JA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68031">
            <text:p>55.9768031</text:p>
          </table:table-cell>
          <table:table-cell office:value-type="string">
            <text:p>, longitude: </text:p>
          </table:table-cell>
          <table:table-cell office:value-type="float" office:value="-3.2099361">
            <text:p>-3.2099361</text:p>
          </table:table-cell>
          <table:table-cell office:value-type="string">
            <text:p><text:s/>},</text:p>
          </table:table-cell>
          <table:table-cell table:formula="of:=CONCATENATE([.A250];[.B250];[.C250];[.D250];[.E250];[.F250];[.G250];[.H250];[.I250];[.J250];[.K250];[.L250];[.M250])" office:value-type="string" office:string-value="{ id: 250, name: 'Stirling Road', postcode: 'EH5 3JA', ward_id: 7, lattitude: 55.9768031, longitude: -3.2099361 },">
            <text:p>{ id: 250, name: 'Stirling Road', postcode: 'EH5 3JA', ward_id: 7, lattitude: 55.9768031, longitude: -3.20993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51">
            <text:p>251</text:p>
          </table:table-cell>
          <table:table-cell office:value-type="string">
            <text:p>, name: '</text:p>
          </table:table-cell>
          <table:table-cell office:value-type="string">
            <text:p>New Craighall Drive</text:p>
          </table:table-cell>
          <table:table-cell office:value-type="string">
            <text:p>', postcode: '</text:p>
          </table:table-cell>
          <table:table-cell office:value-type="string">
            <text:p>EH21 8SG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40909">
            <text:p>55.9340909</text:p>
          </table:table-cell>
          <table:table-cell office:value-type="string">
            <text:p>, longitude: </text:p>
          </table:table-cell>
          <table:table-cell office:value-type="float" office:value="-3.0900318">
            <text:p>-3.0900318</text:p>
          </table:table-cell>
          <table:table-cell office:value-type="string">
            <text:p><text:s/>},</text:p>
          </table:table-cell>
          <table:table-cell table:formula="of:=CONCATENATE([.A251];[.B251];[.C251];[.D251];[.E251];[.F251];[.G251];[.H251];[.I251];[.J251];[.K251];[.L251];[.M251])" office:value-type="string" office:string-value="{ id: 251, name: 'New Craighall Drive', postcode: 'EH21 8SG', ward_id: 11, lattitude: 55.9340909, longitude: -3.0900318 },">
            <text:p>{ id: 251, name: 'New Craighall Drive', postcode: 'EH21 8SG', ward_id: 11, lattitude: 55.9340909, longitude: -3.09003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52">
            <text:p>252</text:p>
          </table:table-cell>
          <table:table-cell office:value-type="string">
            <text:p>, name: '</text:p>
          </table:table-cell>
          <table:table-cell office:value-type="string">
            <text:p>South Gyle Mains</text:p>
          </table:table-cell>
          <table:table-cell office:value-type="string">
            <text:p>', postcode: '</text:p>
          </table:table-cell>
          <table:table-cell office:value-type="string">
            <text:p>EH12 9ER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347994">
            <text:p>55.9347994</text:p>
          </table:table-cell>
          <table:table-cell office:value-type="string">
            <text:p>, longitude: </text:p>
          </table:table-cell>
          <table:table-cell office:value-type="float" office:value="-3.298578">
            <text:p>-3.298578</text:p>
          </table:table-cell>
          <table:table-cell office:value-type="string">
            <text:p><text:s/>},</text:p>
          </table:table-cell>
          <table:table-cell table:formula="of:=CONCATENATE([.A252];[.B252];[.C252];[.D252];[.E252];[.F252];[.G252];[.H252];[.I252];[.J252];[.K252];[.L252];[.M252])" office:value-type="string" office:string-value="{ id: 252, name: 'South Gyle Mains', postcode: 'EH12 9ER', ward_id: 9, lattitude: 55.9347994, longitude: -3.298578 },">
            <text:p>{ id: 252, name: 'South Gyle Mains', postcode: 'EH12 9ER', ward_id: 9, lattitude: 55.9347994, longitude: -3.2985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53">
            <text:p>253</text:p>
          </table:table-cell>
          <table:table-cell office:value-type="string">
            <text:p>, name: '</text:p>
          </table:table-cell>
          <table:table-cell office:value-type="string">
            <text:p>Mentone Gardens</text:p>
          </table:table-cell>
          <table:table-cell office:value-type="string">
            <text:p>', postcode: '</text:p>
          </table:table-cell>
          <table:table-cell office:value-type="string">
            <text:p>EH9 2DJ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12525">
            <text:p>55.9312525</text:p>
          </table:table-cell>
          <table:table-cell office:value-type="string">
            <text:p>, longitude: </text:p>
          </table:table-cell>
          <table:table-cell office:value-type="float" office:value="-3.1726009">
            <text:p>-3.1726009</text:p>
          </table:table-cell>
          <table:table-cell office:value-type="string">
            <text:p><text:s/>},</text:p>
          </table:table-cell>
          <table:table-cell table:formula="of:=CONCATENATE([.A253];[.B253];[.C253];[.D253];[.E253];[.F253];[.G253];[.H253];[.I253];[.J253];[.K253];[.L253];[.M253])" office:value-type="string" office:string-value="{ id: 253, name: 'Mentone Gardens', postcode: 'EH9 2DJ', ward_id: 17, lattitude: 55.9312525, longitude: -3.1726009 },">
            <text:p>{ id: 253, name: 'Mentone Gardens', postcode: 'EH9 2DJ', ward_id: 17, lattitude: 55.9312525, longitude: -3.17260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54">
            <text:p>254</text:p>
          </table:table-cell>
          <table:table-cell office:value-type="string">
            <text:p>, name: '</text:p>
          </table:table-cell>
          <table:table-cell office:value-type="string">
            <text:p>Primrose Bank Road</text:p>
          </table:table-cell>
          <table:table-cell office:value-type="string">
            <text:p>', postcode: '</text:p>
          </table:table-cell>
          <table:table-cell office:value-type="string">
            <text:p>EH5 3JQ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89363">
            <text:p>55.9789363</text:p>
          </table:table-cell>
          <table:table-cell office:value-type="string">
            <text:p>, longitude: </text:p>
          </table:table-cell>
          <table:table-cell office:value-type="float" office:value="-3.2088198">
            <text:p>-3.2088198</text:p>
          </table:table-cell>
          <table:table-cell office:value-type="string">
            <text:p><text:s/>},</text:p>
          </table:table-cell>
          <table:table-cell table:formula="of:=CONCATENATE([.A254];[.B254];[.C254];[.D254];[.E254];[.F254];[.G254];[.H254];[.I254];[.J254];[.K254];[.L254];[.M254])" office:value-type="string" office:string-value="{ id: 254, name: 'Primrose Bank Road', postcode: 'EH5 3JQ', ward_id: 7, lattitude: 55.9789363, longitude: -3.2088198 },">
            <text:p>{ id: 254, name: 'Primrose Bank Road', postcode: 'EH5 3JQ', ward_id: 7, lattitude: 55.9789363, longitude: -3.208819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55">
            <text:p>255</text:p>
          </table:table-cell>
          <table:table-cell office:value-type="string">
            <text:p>, name: '</text:p>
          </table:table-cell>
          <table:table-cell office:value-type="string">
            <text:p>Featherhall Crescent South</text:p>
          </table:table-cell>
          <table:table-cell office:value-type="string">
            <text:p>', postcode: '</text:p>
          </table:table-cell>
          <table:table-cell office:value-type="string">
            <text:p>EH12 7UL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11418">
            <text:p>55.9411418</text:p>
          </table:table-cell>
          <table:table-cell office:value-type="string">
            <text:p>, longitude: </text:p>
          </table:table-cell>
          <table:table-cell office:value-type="float" office:value="-3.2900068">
            <text:p>-3.2900068</text:p>
          </table:table-cell>
          <table:table-cell office:value-type="string">
            <text:p><text:s/>},</text:p>
          </table:table-cell>
          <table:table-cell table:formula="of:=CONCATENATE([.A255];[.B255];[.C255];[.D255];[.E255];[.F255];[.G255];[.H255];[.I255];[.J255];[.K255];[.L255];[.M255])" office:value-type="string" office:string-value="{ id: 255, name: 'Featherhall Crescent South', postcode: 'EH12 7UL', ward_id: 15, lattitude: 55.9411418, longitude: -3.2900068 },">
            <text:p>{ id: 255, name: 'Featherhall Crescent South', postcode: 'EH12 7UL', ward_id: 15, lattitude: 55.9411418, longitude: -3.29000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56">
            <text:p>256</text:p>
          </table:table-cell>
          <table:table-cell office:value-type="string">
            <text:p>, name: '</text:p>
          </table:table-cell>
          <table:table-cell office:value-type="string">
            <text:p>Thorntree Side</text:p>
          </table:table-cell>
          <table:table-cell office:value-type="string">
            <text:p>', postcode: '</text:p>
          </table:table-cell>
          <table:table-cell office:value-type="string">
            <text:p>EH6 8FB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65134">
            <text:p>55.9665134</text:p>
          </table:table-cell>
          <table:table-cell office:value-type="string">
            <text:p>, longitude: </text:p>
          </table:table-cell>
          <table:table-cell office:value-type="float" office:value="-3.1686508">
            <text:p>-3.1686508</text:p>
          </table:table-cell>
          <table:table-cell office:value-type="string">
            <text:p><text:s/>},</text:p>
          </table:table-cell>
          <table:table-cell table:formula="of:=CONCATENATE([.A256];[.B256];[.C256];[.D256];[.E256];[.F256];[.G256];[.H256];[.I256];[.J256];[.K256];[.L256];[.M256])" office:value-type="string" office:string-value="{ id: 256, name: 'Thorntree Side', postcode: 'EH6 8FB', ward_id: 12, lattitude: 55.9665134, longitude: -3.1686508 },">
            <text:p>{ id: 256, name: 'Thorntree Side', postcode: 'EH6 8FB', ward_id: 12, lattitude: 55.9665134, longitude: -3.16865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57">
            <text:p>257</text:p>
          </table:table-cell>
          <table:table-cell office:value-type="string">
            <text:p>, name: '</text:p>
          </table:table-cell>
          <table:table-cell office:value-type="string">
            <text:p>Hutchison Grove</text:p>
          </table:table-cell>
          <table:table-cell office:value-type="string">
            <text:p>', postcode: '</text:p>
          </table:table-cell>
          <table:table-cell office:value-type="string">
            <text:p>EH14 1QR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293437">
            <text:p>55.9293437</text:p>
          </table:table-cell>
          <table:table-cell office:value-type="string">
            <text:p>, longitude: </text:p>
          </table:table-cell>
          <table:table-cell office:value-type="float" office:value="-3.2431835">
            <text:p>-3.2431835</text:p>
          </table:table-cell>
          <table:table-cell office:value-type="string">
            <text:p><text:s/>},</text:p>
          </table:table-cell>
          <table:table-cell table:formula="of:=CONCATENATE([.A257];[.B257];[.C257];[.D257];[.E257];[.F257];[.G257];[.H257];[.I257];[.J257];[.K257];[.L257];[.M257])" office:value-type="string" office:string-value="{ id: 257, name: 'Hutchison Grove', postcode: 'EH14 1QR', ward_id: 2, lattitude: 55.9293437, longitude: -3.2431835 },">
            <text:p>{ id: 257, name: 'Hutchison Grove', postcode: 'EH14 1QR', ward_id: 2, lattitude: 55.9293437, longitude: -3.24318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58">
            <text:p>258</text:p>
          </table:table-cell>
          <table:table-cell office:value-type="string">
            <text:p>, name: '</text:p>
          </table:table-cell>
          <table:table-cell office:value-type="string">
            <text:p>Glenlee Avenue</text:p>
          </table:table-cell>
          <table:table-cell office:value-type="string">
            <text:p>', postcode: '</text:p>
          </table:table-cell>
          <table:table-cell office:value-type="string">
            <text:p>EH8 7HQ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30635">
            <text:p>55.9530635</text:p>
          </table:table-cell>
          <table:table-cell office:value-type="string">
            <text:p>, longitude: </text:p>
          </table:table-cell>
          <table:table-cell office:value-type="float" office:value="-3.1490592">
            <text:p>-3.1490592</text:p>
          </table:table-cell>
          <table:table-cell office:value-type="string">
            <text:p><text:s/>},</text:p>
          </table:table-cell>
          <table:table-cell table:formula="of:=CONCATENATE([.A258];[.B258];[.C258];[.D258];[.E258];[.F258];[.G258];[.H258];[.I258];[.J258];[.K258];[.L258];[.M258])" office:value-type="string" office:string-value="{ id: 258, name: 'Glenlee Avenue', postcode: 'EH8 7HQ', ward_id: 1, lattitude: 55.9530635, longitude: -3.1490592 },">
            <text:p>{ id: 258, name: 'Glenlee Avenue', postcode: 'EH8 7HQ', ward_id: 1, lattitude: 55.9530635, longitude: -3.149059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59">
            <text:p>259</text:p>
          </table:table-cell>
          <table:table-cell office:value-type="string">
            <text:p>, name: '</text:p>
          </table:table-cell>
          <table:table-cell office:value-type="string">
            <text:p>Iona Street</text:p>
          </table:table-cell>
          <table:table-cell office:value-type="string">
            <text:p>', postcode: '</text:p>
          </table:table-cell>
          <table:table-cell office:value-type="string">
            <text:p>EH6 8SR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36247">
            <text:p>55.9636247</text:p>
          </table:table-cell>
          <table:table-cell office:value-type="string">
            <text:p>, longitude: </text:p>
          </table:table-cell>
          <table:table-cell office:value-type="float" office:value="-3.17442">
            <text:p>-3.17442</text:p>
          </table:table-cell>
          <table:table-cell office:value-type="string">
            <text:p><text:s/>},</text:p>
          </table:table-cell>
          <table:table-cell table:formula="of:=CONCATENATE([.A259];[.B259];[.C259];[.D259];[.E259];[.F259];[.G259];[.H259];[.I259];[.J259];[.K259];[.L259];[.M259])" office:value-type="string" office:string-value="{ id: 259, name: 'Iona Street', postcode: 'EH6 8SR', ward_id: 12, lattitude: 55.9636247, longitude: -3.17442 },">
            <text:p>{ id: 259, name: 'Iona Street', postcode: 'EH6 8SR', ward_id: 12, lattitude: 55.9636247, longitude: -3.174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60">
            <text:p>260</text:p>
          </table:table-cell>
          <table:table-cell office:value-type="string">
            <text:p>, name: '</text:p>
          </table:table-cell>
          <table:table-cell office:value-type="string">
            <text:p>Dovecot Road</text:p>
          </table:table-cell>
          <table:table-cell office:value-type="string">
            <text:p>', postcode: '</text:p>
          </table:table-cell>
          <table:table-cell office:value-type="string">
            <text:p>EH12 7LE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84992">
            <text:p>55.9384992</text:p>
          </table:table-cell>
          <table:table-cell office:value-type="string">
            <text:p>, longitude: </text:p>
          </table:table-cell>
          <table:table-cell office:value-type="float" office:value="-3.2829813">
            <text:p>-3.2829813</text:p>
          </table:table-cell>
          <table:table-cell office:value-type="string">
            <text:p><text:s/>},</text:p>
          </table:table-cell>
          <table:table-cell table:formula="of:=CONCATENATE([.A260];[.B260];[.C260];[.D260];[.E260];[.F260];[.G260];[.H260];[.I260];[.J260];[.K260];[.L260];[.M260])" office:value-type="string" office:string-value="{ id: 260, name: 'Dovecot Road', postcode: 'EH12 7LE', ward_id: 15, lattitude: 55.9384992, longitude: -3.2829813 },">
            <text:p>{ id: 260, name: 'Dovecot Road', postcode: 'EH12 7LE', ward_id: 15, lattitude: 55.9384992, longitude: -3.282981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61">
            <text:p>261</text:p>
          </table:table-cell>
          <table:table-cell office:value-type="string">
            <text:p>, name: '</text:p>
          </table:table-cell>
          <table:table-cell office:value-type="string">
            <text:p>Findlay Medway</text:p>
          </table:table-cell>
          <table:table-cell office:value-type="string">
            <text:p>', postcode: '</text:p>
          </table:table-cell>
          <table:table-cell office:value-type="string">
            <text:p>EH7 6HE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643271">
            <text:p>55.9643271</text:p>
          </table:table-cell>
          <table:table-cell office:value-type="string">
            <text:p>, longitude: </text:p>
          </table:table-cell>
          <table:table-cell office:value-type="float" office:value="-3.1489908">
            <text:p>-3.1489908</text:p>
          </table:table-cell>
          <table:table-cell office:value-type="string">
            <text:p><text:s/>},</text:p>
          </table:table-cell>
          <table:table-cell table:formula="of:=CONCATENATE([.A261];[.B261];[.C261];[.D261];[.E261];[.F261];[.G261];[.H261];[.I261];[.J261];[.K261];[.L261];[.M261])" office:value-type="string" office:string-value="{ id: 261, name: 'Findlay Medway', postcode: 'EH7 6HE', ward_id: 1, lattitude: 55.9643271, longitude: -3.1489908 },">
            <text:p>{ id: 261, name: 'Findlay Medway', postcode: 'EH7 6HE', ward_id: 1, lattitude: 55.9643271, longitude: -3.14899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62">
            <text:p>262</text:p>
          </table:table-cell>
          <table:table-cell office:value-type="string">
            <text:p>, name: '</text:p>
          </table:table-cell>
          <table:table-cell office:value-type="string">
            <text:p>Figgate Bank</text:p>
          </table:table-cell>
          <table:table-cell office:value-type="string">
            <text:p>', postcode: '</text:p>
          </table:table-cell>
          <table:table-cell office:value-type="string">
            <text:p>EH15 1HX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51416">
            <text:p>55.9551416</text:p>
          </table:table-cell>
          <table:table-cell office:value-type="string">
            <text:p>, longitude: </text:p>
          </table:table-cell>
          <table:table-cell office:value-type="float" office:value="-3.1122573">
            <text:p>-3.1122573</text:p>
          </table:table-cell>
          <table:table-cell office:value-type="string">
            <text:p><text:s/>},</text:p>
          </table:table-cell>
          <table:table-cell table:formula="of:=CONCATENATE([.A262];[.B262];[.C262];[.D262];[.E262];[.F262];[.G262];[.H262];[.I262];[.J262];[.K262];[.L262];[.M262])" office:value-type="string" office:string-value="{ id: 262, name: 'Figgate Bank', postcode: 'EH15 1HX', ward_id: 11, lattitude: 55.9551416, longitude: -3.1122573 },">
            <text:p>{ id: 262, name: 'Figgate Bank', postcode: 'EH15 1HX', ward_id: 11, lattitude: 55.9551416, longitude: -3.11225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63">
            <text:p>263</text:p>
          </table:table-cell>
          <table:table-cell office:value-type="string">
            <text:p>, name: '</text:p>
          </table:table-cell>
          <table:table-cell office:value-type="string">
            <text:p>Parkhead Place</text:p>
          </table:table-cell>
          <table:table-cell office:value-type="string">
            <text:p>', postcode: '</text:p>
          </table:table-cell>
          <table:table-cell office:value-type="string">
            <text:p>EH11 4RQ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4771">
            <text:p>55.924771</text:p>
          </table:table-cell>
          <table:table-cell office:value-type="string">
            <text:p>, longitude: </text:p>
          </table:table-cell>
          <table:table-cell office:value-type="float" office:value="-3.274556">
            <text:p>-3.274556</text:p>
          </table:table-cell>
          <table:table-cell office:value-type="string">
            <text:p><text:s/>},</text:p>
          </table:table-cell>
          <table:table-cell table:formula="of:=CONCATENATE([.A263];[.B263];[.C263];[.D263];[.E263];[.F263];[.G263];[.H263];[.I263];[.J263];[.K263];[.L263];[.M263])" office:value-type="string" office:string-value="{ id: 263, name: 'Parkhead Place', postcode: 'EH11 4RQ', ward_id: 13, lattitude: 55.924771, longitude: -3.274556 },">
            <text:p>{ id: 263, name: 'Parkhead Place', postcode: 'EH11 4RQ', ward_id: 13, lattitude: 55.924771, longitude: -3.2745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64">
            <text:p>264</text:p>
          </table:table-cell>
          <table:table-cell office:value-type="string">
            <text:p>, name: '</text:p>
          </table:table-cell>
          <table:table-cell office:value-type="string">
            <text:p>Craigleith Hill Gardens</text:p>
          </table:table-cell>
          <table:table-cell office:value-type="string">
            <text:p>', postcode: '</text:p>
          </table:table-cell>
          <table:table-cell office:value-type="string">
            <text:p>EH4 2JJ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94886">
            <text:p>55.9594886</text:p>
          </table:table-cell>
          <table:table-cell office:value-type="string">
            <text:p>, longitude: </text:p>
          </table:table-cell>
          <table:table-cell office:value-type="float" office:value="-3.2343384">
            <text:p>-3.2343384</text:p>
          </table:table-cell>
          <table:table-cell office:value-type="string">
            <text:p><text:s/>},</text:p>
          </table:table-cell>
          <table:table-cell table:formula="of:=CONCATENATE([.A264];[.B264];[.C264];[.D264];[.E264];[.F264];[.G264];[.H264];[.I264];[.J264];[.K264];[.L264];[.M264])" office:value-type="string" office:string-value="{ id: 264, name: 'Craigleith Hill Gardens', postcode: 'EH4 2JJ', ward_id: 4, lattitude: 55.9594886, longitude: -3.2343384 },">
            <text:p>{ id: 264, name: 'Craigleith Hill Gardens', postcode: 'EH4 2JJ', ward_id: 4, lattitude: 55.9594886, longitude: -3.23433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65">
            <text:p>265</text:p>
          </table:table-cell>
          <table:table-cell office:value-type="string">
            <text:p>, name: '</text:p>
          </table:table-cell>
          <table:table-cell office:value-type="string">
            <text:p>Meadow Place Rd</text:p>
          </table:table-cell>
          <table:table-cell office:value-type="string">
            <text:p>', postcode: '</text:p>
          </table:table-cell>
          <table:table-cell office:value-type="string">
            <text:p>EH12 7QP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374037">
            <text:p>55.9374037</text:p>
          </table:table-cell>
          <table:table-cell office:value-type="string">
            <text:p>, longitude: </text:p>
          </table:table-cell>
          <table:table-cell office:value-type="float" office:value="-3.2916098">
            <text:p>-3.2916098</text:p>
          </table:table-cell>
          <table:table-cell office:value-type="string">
            <text:p><text:s/>},</text:p>
          </table:table-cell>
          <table:table-cell table:formula="of:=CONCATENATE([.A265];[.B265];[.C265];[.D265];[.E265];[.F265];[.G265];[.H265];[.I265];[.J265];[.K265];[.L265];[.M265])" office:value-type="string" office:string-value="{ id: 265, name: 'Meadow Place Rd', postcode: 'EH12 7QP', ward_id: 9, lattitude: 55.9374037, longitude: -3.2916098 },">
            <text:p>{ id: 265, name: 'Meadow Place Rd', postcode: 'EH12 7QP', ward_id: 9, lattitude: 55.9374037, longitude: -3.291609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66">
            <text:p>266</text:p>
          </table:table-cell>
          <table:table-cell office:value-type="string">
            <text:p>, name: '</text:p>
          </table:table-cell>
          <table:table-cell office:value-type="string">
            <text:p>North Bughtlin Brae</text:p>
          </table:table-cell>
          <table:table-cell office:value-type="string">
            <text:p>', postcode: '</text:p>
          </table:table-cell>
          <table:table-cell office:value-type="string">
            <text:p>EH12 8XH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4573">
            <text:p>55.954573</text:p>
          </table:table-cell>
          <table:table-cell office:value-type="string">
            <text:p>, longitude: </text:p>
          </table:table-cell>
          <table:table-cell office:value-type="float" office:value="-3.3039958">
            <text:p>-3.3039958</text:p>
          </table:table-cell>
          <table:table-cell office:value-type="string">
            <text:p><text:s/>},</text:p>
          </table:table-cell>
          <table:table-cell table:formula="of:=CONCATENATE([.A266];[.B266];[.C266];[.D266];[.E266];[.F266];[.G266];[.H266];[.I266];[.J266];[.K266];[.L266];[.M266])" office:value-type="string" office:string-value="{ id: 266, name: 'North Bughtlin Brae', postcode: 'EH12 8XH', ward_id: 9, lattitude: 55.954573, longitude: -3.3039958 },">
            <text:p>{ id: 266, name: 'North Bughtlin Brae', postcode: 'EH12 8XH', ward_id: 9, lattitude: 55.954573, longitude: -3.30399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67">
            <text:p>267</text:p>
          </table:table-cell>
          <table:table-cell office:value-type="string">
            <text:p>, name: '</text:p>
          </table:table-cell>
          <table:table-cell office:value-type="string">
            <text:p>Madeira Place</text:p>
          </table:table-cell>
          <table:table-cell office:value-type="string">
            <text:p>', postcode: '</text:p>
          </table:table-cell>
          <table:table-cell office:value-type="string">
            <text:p>EH6 4AN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56224">
            <text:p>55.9756224</text:p>
          </table:table-cell>
          <table:table-cell office:value-type="string">
            <text:p>, longitude: </text:p>
          </table:table-cell>
          <table:table-cell office:value-type="float" office:value="-3.1832822">
            <text:p>-3.1832822</text:p>
          </table:table-cell>
          <table:table-cell office:value-type="string">
            <text:p><text:s/>},</text:p>
          </table:table-cell>
          <table:table-cell table:formula="of:=CONCATENATE([.A267];[.B267];[.C267];[.D267];[.E267];[.F267];[.G267];[.H267];[.I267];[.J267];[.K267];[.L267];[.M267])" office:value-type="string" office:string-value="{ id: 267, name: 'Madeira Place', postcode: 'EH6 4AN', ward_id: 8, lattitude: 55.9756224, longitude: -3.1832822 },">
            <text:p>{ id: 267, name: 'Madeira Place', postcode: 'EH6 4AN', ward_id: 8, lattitude: 55.9756224, longitude: -3.183282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68">
            <text:p>268</text:p>
          </table:table-cell>
          <table:table-cell office:value-type="string">
            <text:p>, name: '</text:p>
          </table:table-cell>
          <table:table-cell office:value-type="string">
            <text:p>Lanark Road West</text:p>
          </table:table-cell>
          <table:table-cell office:value-type="string">
            <text:p>', postcode: '</text:p>
          </table:table-cell>
          <table:table-cell office:value-type="string">
            <text:p>EH14 5EN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20103">
            <text:p>55.9020103</text:p>
          </table:table-cell>
          <table:table-cell office:value-type="string">
            <text:p>, longitude: </text:p>
          </table:table-cell>
          <table:table-cell office:value-type="float" office:value="-3.2888302">
            <text:p>-3.2888302</text:p>
          </table:table-cell>
          <table:table-cell office:value-type="string">
            <text:p><text:s/>},</text:p>
          </table:table-cell>
          <table:table-cell table:formula="of:=CONCATENATE([.A268];[.B268];[.C268];[.D268];[.E268];[.F268];[.G268];[.H268];[.I268];[.J268];[.K268];[.L268];[.M268])" office:value-type="string" office:string-value="{ id: 268, name: 'Lanark Road West', postcode: 'EH14 5EN', ward_id: 10, lattitude: 55.9020103, longitude: -3.2888302 },">
            <text:p>{ id: 268, name: 'Lanark Road West', postcode: 'EH14 5EN', ward_id: 10, lattitude: 55.9020103, longitude: -3.288830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69">
            <text:p>269</text:p>
          </table:table-cell>
          <table:table-cell office:value-type="string">
            <text:p>, name: '</text:p>
          </table:table-cell>
          <table:table-cell office:value-type="string">
            <text:p>Ferry Gair Drive</text:p>
          </table:table-cell>
          <table:table-cell office:value-type="string">
            <text:p>', postcode: '</text:p>
          </table:table-cell>
          <table:table-cell office:value-type="string">
            <text:p>EH4 4GJ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66821">
            <text:p>55.966821</text:p>
          </table:table-cell>
          <table:table-cell office:value-type="string">
            <text:p>, longitude: </text:p>
          </table:table-cell>
          <table:table-cell office:value-type="float" office:value="-3.2605078">
            <text:p>-3.2605078</text:p>
          </table:table-cell>
          <table:table-cell office:value-type="string">
            <text:p><text:s/>},</text:p>
          </table:table-cell>
          <table:table-cell table:formula="of:=CONCATENATE([.A269];[.B269];[.C269];[.D269];[.E269];[.F269];[.G269];[.H269];[.I269];[.J269];[.K269];[.L269];[.M269])" office:value-type="string" office:string-value="{ id: 269, name: 'Ferry Gair Drive', postcode: 'EH4 4GJ', ward_id: 7, lattitude: 55.966821, longitude: -3.2605078 },">
            <text:p>{ id: 269, name: 'Ferry Gair Drive', postcode: 'EH4 4GJ', ward_id: 7, lattitude: 55.966821, longitude: -3.26050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70">
            <text:p>270</text:p>
          </table:table-cell>
          <table:table-cell office:value-type="string">
            <text:p>, name: '</text:p>
          </table:table-cell>
          <table:table-cell office:value-type="string">
            <text:p>Wardieburn Place West</text:p>
          </table:table-cell>
          <table:table-cell office:value-type="string">
            <text:p>', postcode: '</text:p>
          </table:table-cell>
          <table:table-cell office:value-type="string">
            <text:p>EH5 1EE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76417">
            <text:p>55.9776417</text:p>
          </table:table-cell>
          <table:table-cell office:value-type="string">
            <text:p>, longitude: </text:p>
          </table:table-cell>
          <table:table-cell office:value-type="float" office:value="-3.2289001">
            <text:p>-3.2289001</text:p>
          </table:table-cell>
          <table:table-cell office:value-type="string">
            <text:p><text:s/>},</text:p>
          </table:table-cell>
          <table:table-cell table:formula="of:=CONCATENATE([.A270];[.B270];[.C270];[.D270];[.E270];[.F270];[.G270];[.H270];[.I270];[.J270];[.K270];[.L270];[.M270])" office:value-type="string" office:string-value="{ id: 270, name: 'Wardieburn Place West', postcode: 'EH5 1EE', ward_id: 7, lattitude: 55.9776417, longitude: -3.2289001 },">
            <text:p>{ id: 270, name: 'Wardieburn Place West', postcode: 'EH5 1EE', ward_id: 7, lattitude: 55.9776417, longitude: -3.228900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71">
            <text:p>271</text:p>
          </table:table-cell>
          <table:table-cell office:value-type="string">
            <text:p>, name: '</text:p>
          </table:table-cell>
          <table:table-cell office:value-type="string">
            <text:p>St Leonard'S Hill</text:p>
          </table:table-cell>
          <table:table-cell office:value-type="string">
            <text:p>', postcode: '</text:p>
          </table:table-cell>
          <table:table-cell office:value-type="string">
            <text:p>EH8 9RZ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38716">
            <text:p>55.9438716</text:p>
          </table:table-cell>
          <table:table-cell office:value-type="string">
            <text:p>, longitude: </text:p>
          </table:table-cell>
          <table:table-cell office:value-type="float" office:value="-3.1787452">
            <text:p>-3.1787452</text:p>
          </table:table-cell>
          <table:table-cell office:value-type="string">
            <text:p><text:s/>},</text:p>
          </table:table-cell>
          <table:table-cell table:formula="of:=CONCATENATE([.A271];[.B271];[.C271];[.D271];[.E271];[.F271];[.G271];[.H271];[.I271];[.J271];[.K271];[.L271];[.M271])" office:value-type="string" office:string-value="{ id: 271, name: 'St Leonard'S Hill', postcode: 'EH8 9RZ', ward_id: 17, lattitude: 55.9438716, longitude: -3.1787452 },">
            <text:p>{ id: 271, name: 'St Leonard'S Hill', postcode: 'EH8 9RZ', ward_id: 17, lattitude: 55.9438716, longitude: -3.17874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72">
            <text:p>272</text:p>
          </table:table-cell>
          <table:table-cell office:value-type="string">
            <text:p>, name: '</text:p>
          </table:table-cell>
          <table:table-cell office:value-type="string">
            <text:p>Craighall Avenue</text:p>
          </table:table-cell>
          <table:table-cell office:value-type="string">
            <text:p>', postcode: '</text:p>
          </table:table-cell>
          <table:table-cell office:value-type="string">
            <text:p>EH6 4RP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60288">
            <text:p>55.9760288</text:p>
          </table:table-cell>
          <table:table-cell office:value-type="string">
            <text:p>, longitude: </text:p>
          </table:table-cell>
          <table:table-cell office:value-type="float" office:value="-3.1958736">
            <text:p>-3.1958736</text:p>
          </table:table-cell>
          <table:table-cell office:value-type="string">
            <text:p><text:s/>},</text:p>
          </table:table-cell>
          <table:table-cell table:formula="of:=CONCATENATE([.A272];[.B272];[.C272];[.D272];[.E272];[.F272];[.G272];[.H272];[.I272];[.J272];[.K272];[.L272];[.M272])" office:value-type="string" office:string-value="{ id: 272, name: 'Craighall Avenue', postcode: 'EH6 4RP', ward_id: 7, lattitude: 55.9760288, longitude: -3.1958736 },">
            <text:p>{ id: 272, name: 'Craighall Avenue', postcode: 'EH6 4RP', ward_id: 7, lattitude: 55.9760288, longitude: -3.195873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73">
            <text:p>273</text:p>
          </table:table-cell>
          <table:table-cell office:value-type="string">
            <text:p>, name: '</text:p>
          </table:table-cell>
          <table:table-cell office:value-type="string">
            <text:p>Murieston Terrace</text:p>
          </table:table-cell>
          <table:table-cell office:value-type="string">
            <text:p>', postcode: '</text:p>
          </table:table-cell>
          <table:table-cell office:value-type="string">
            <text:p>EH11 2LH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401264">
            <text:p>55.9401264</text:p>
          </table:table-cell>
          <table:table-cell office:value-type="string">
            <text:p>, longitude: </text:p>
          </table:table-cell>
          <table:table-cell office:value-type="float" office:value="-3.2263845">
            <text:p>-3.2263845</text:p>
          </table:table-cell>
          <table:table-cell office:value-type="string">
            <text:p><text:s/>},</text:p>
          </table:table-cell>
          <table:table-cell table:formula="of:=CONCATENATE([.A273];[.B273];[.C273];[.D273];[.E273];[.F273];[.G273];[.H273];[.I273];[.J273];[.K273];[.L273];[.M273])" office:value-type="string" office:string-value="{ id: 273, name: 'Murieston Terrace', postcode: 'EH11 2LH', ward_id: 13, lattitude: 55.9401264, longitude: -3.2263845 },">
            <text:p>{ id: 273, name: 'Murieston Terrace', postcode: 'EH11 2LH', ward_id: 13, lattitude: 55.9401264, longitude: -3.22638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74">
            <text:p>274</text:p>
          </table:table-cell>
          <table:table-cell office:value-type="string">
            <text:p>, name: '</text:p>
          </table:table-cell>
          <table:table-cell office:value-type="string">
            <text:p>Relugas Gardens</text:p>
          </table:table-cell>
          <table:table-cell office:value-type="string">
            <text:p>', postcode: '</text:p>
          </table:table-cell>
          <table:table-cell office:value-type="string">
            <text:p>EH9 2PU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02618">
            <text:p>55.9302618</text:p>
          </table:table-cell>
          <table:table-cell office:value-type="string">
            <text:p>, longitude: </text:p>
          </table:table-cell>
          <table:table-cell office:value-type="float" office:value="-3.1789397">
            <text:p>-3.1789397</text:p>
          </table:table-cell>
          <table:table-cell office:value-type="string">
            <text:p><text:s/>},</text:p>
          </table:table-cell>
          <table:table-cell table:formula="of:=CONCATENATE([.A274];[.B274];[.C274];[.D274];[.E274];[.F274];[.G274];[.H274];[.I274];[.J274];[.K274];[.L274];[.M274])" office:value-type="string" office:string-value="{ id: 274, name: 'Relugas Gardens', postcode: 'EH9 2PU', ward_id: 17, lattitude: 55.9302618, longitude: -3.1789397 },">
            <text:p>{ id: 274, name: 'Relugas Gardens', postcode: 'EH9 2PU', ward_id: 17, lattitude: 55.9302618, longitude: -3.17893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75">
            <text:p>275</text:p>
          </table:table-cell>
          <table:table-cell office:value-type="string">
            <text:p>, name: '</text:p>
          </table:table-cell>
          <table:table-cell office:value-type="string">
            <text:p>Chancelot Terrace</text:p>
          </table:table-cell>
          <table:table-cell office:value-type="string">
            <text:p>', postcode: '</text:p>
          </table:table-cell>
          <table:table-cell office:value-type="string">
            <text:p>EH5 3AA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721422">
            <text:p>55.9721422</text:p>
          </table:table-cell>
          <table:table-cell office:value-type="string">
            <text:p>, longitude: </text:p>
          </table:table-cell>
          <table:table-cell office:value-type="float" office:value="-3.1975593">
            <text:p>-3.1975593</text:p>
          </table:table-cell>
          <table:table-cell office:value-type="string">
            <text:p><text:s/>},</text:p>
          </table:table-cell>
          <table:table-cell table:formula="of:=CONCATENATE([.A275];[.B275];[.C275];[.D275];[.E275];[.F275];[.G275];[.H275];[.I275];[.J275];[.K275];[.L275];[.M275])" office:value-type="string" office:string-value="{ id: 275, name: 'Chancelot Terrace', postcode: 'EH5 3AA', ward_id: 4, lattitude: 55.9721422, longitude: -3.1975593 },">
            <text:p>{ id: 275, name: 'Chancelot Terrace', postcode: 'EH5 3AA', ward_id: 4, lattitude: 55.9721422, longitude: -3.19755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76">
            <text:p>276</text:p>
          </table:table-cell>
          <table:table-cell office:value-type="string">
            <text:p>, name: '</text:p>
          </table:table-cell>
          <table:table-cell office:value-type="string">
            <text:p>Broombank Terrace</text:p>
          </table:table-cell>
          <table:table-cell office:value-type="string">
            <text:p>', postcode: '</text:p>
          </table:table-cell>
          <table:table-cell office:value-type="string">
            <text:p>EH12 7NY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36196">
            <text:p>55.9336196</text:p>
          </table:table-cell>
          <table:table-cell office:value-type="string">
            <text:p>, longitude: </text:p>
          </table:table-cell>
          <table:table-cell office:value-type="float" office:value="-3.28327">
            <text:p>-3.28327</text:p>
          </table:table-cell>
          <table:table-cell office:value-type="string">
            <text:p><text:s/>},</text:p>
          </table:table-cell>
          <table:table-cell table:formula="of:=CONCATENATE([.A276];[.B276];[.C276];[.D276];[.E276];[.F276];[.G276];[.H276];[.I276];[.J276];[.K276];[.L276];[.M276])" office:value-type="string" office:string-value="{ id: 276, name: 'Broombank Terrace', postcode: 'EH12 7NY', ward_id: 15, lattitude: 55.9336196, longitude: -3.28327 },">
            <text:p>{ id: 276, name: 'Broombank Terrace', postcode: 'EH12 7NY', ward_id: 15, lattitude: 55.9336196, longitude: -3.283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77">
            <text:p>277</text:p>
          </table:table-cell>
          <table:table-cell office:value-type="string">
            <text:p>, name: '</text:p>
          </table:table-cell>
          <table:table-cell office:value-type="string">
            <text:p>Crarae Avenue </text:p>
          </table:table-cell>
          <table:table-cell office:value-type="string">
            <text:p>', postcode: '</text:p>
          </table:table-cell>
          <table:table-cell office:value-type="string">
            <text:p>EH4 3JD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12925">
            <text:p>55.9512925</text:p>
          </table:table-cell>
          <table:table-cell office:value-type="string">
            <text:p>, longitude: </text:p>
          </table:table-cell>
          <table:table-cell office:value-type="float" office:value="-3.234979">
            <text:p>-3.234979</text:p>
          </table:table-cell>
          <table:table-cell office:value-type="string">
            <text:p><text:s/>},</text:p>
          </table:table-cell>
          <table:table-cell table:formula="of:=CONCATENATE([.A277];[.B277];[.C277];[.D277];[.E277];[.F277];[.G277];[.H277];[.I277];[.J277];[.K277];[.L277];[.M277])" office:value-type="string" office:string-value="{ id: 277, name: 'Crarae Avenue ', postcode: 'EH4 3JD', ward_id: 4, lattitude: 55.9512925, longitude: -3.234979 },">
            <text:p>{ id: 277, name: 'Crarae Avenue ', postcode: 'EH4 3JD', ward_id: 4, lattitude: 55.9512925, longitude: -3.23497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78">
            <text:p>278</text:p>
          </table:table-cell>
          <table:table-cell office:value-type="string">
            <text:p>, name: '</text:p>
          </table:table-cell>
          <table:table-cell office:value-type="string">
            <text:p>Old Liston Road</text:p>
          </table:table-cell>
          <table:table-cell office:value-type="string">
            <text:p>', postcode: '</text:p>
          </table:table-cell>
          <table:table-cell office:value-type="string">
            <text:p>EH28 8SJ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39492">
            <text:p>55.939492</text:p>
          </table:table-cell>
          <table:table-cell office:value-type="string">
            <text:p>, longitude: </text:p>
          </table:table-cell>
          <table:table-cell office:value-type="float" office:value="-3.4079927">
            <text:p>-3.4079927</text:p>
          </table:table-cell>
          <table:table-cell office:value-type="string">
            <text:p><text:s/>},</text:p>
          </table:table-cell>
          <table:table-cell table:formula="of:=CONCATENATE([.A278];[.B278];[.C278];[.D278];[.E278];[.F278];[.G278];[.H278];[.I278];[.J278];[.K278];[.L278];[.M278])" office:value-type="string" office:string-value="{ id: 278, name: 'Old Liston Road', postcode: 'EH28 8SJ', ward_id: 14, lattitude: 55.939492, longitude: -3.4079927 },">
            <text:p>{ id: 278, name: 'Old Liston Road', postcode: 'EH28 8SJ', ward_id: 14, lattitude: 55.939492, longitude: -3.40799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79">
            <text:p>279</text:p>
          </table:table-cell>
          <table:table-cell office:value-type="string">
            <text:p>, name: '</text:p>
          </table:table-cell>
          <table:table-cell office:value-type="string">
            <text:p>Cramond Green</text:p>
          </table:table-cell>
          <table:table-cell office:value-type="string">
            <text:p>', postcode: '</text:p>
          </table:table-cell>
          <table:table-cell office:value-type="string">
            <text:p>EH4 6NJ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48295">
            <text:p>55.9748295</text:p>
          </table:table-cell>
          <table:table-cell office:value-type="string">
            <text:p>, longitude: </text:p>
          </table:table-cell>
          <table:table-cell office:value-type="float" office:value="-3.3000075">
            <text:p>-3.3000075</text:p>
          </table:table-cell>
          <table:table-cell office:value-type="string">
            <text:p><text:s/>},</text:p>
          </table:table-cell>
          <table:table-cell table:formula="of:=CONCATENATE([.A279];[.B279];[.C279];[.D279];[.E279];[.F279];[.G279];[.H279];[.I279];[.J279];[.K279];[.L279];[.M279])" office:value-type="string" office:string-value="{ id: 279, name: 'Cramond Green', postcode: 'EH4 6NJ', ward_id: 14, lattitude: 55.9748295, longitude: -3.3000075 },">
            <text:p>{ id: 279, name: 'Cramond Green', postcode: 'EH4 6NJ', ward_id: 14, lattitude: 55.9748295, longitude: -3.30000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80">
            <text:p>280</text:p>
          </table:table-cell>
          <table:table-cell office:value-type="string">
            <text:p>, name: '</text:p>
          </table:table-cell>
          <table:table-cell office:value-type="string">
            <text:p>Gilmore Place Lane</text:p>
          </table:table-cell>
          <table:table-cell office:value-type="string">
            <text:p>', postcode: '</text:p>
          </table:table-cell>
          <table:table-cell office:value-type="string">
            <text:p>EH3 9RQ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417123">
            <text:p>55.9417123</text:p>
          </table:table-cell>
          <table:table-cell office:value-type="string">
            <text:p>, longitude: </text:p>
          </table:table-cell>
          <table:table-cell office:value-type="float" office:value="-3.2078193">
            <text:p>-3.2078193</text:p>
          </table:table-cell>
          <table:table-cell office:value-type="string">
            <text:p><text:s/>},</text:p>
          </table:table-cell>
          <table:table-cell table:formula="of:=CONCATENATE([.A280];[.B280];[.C280];[.D280];[.E280];[.F280];[.G280];[.H280];[.I280];[.J280];[.K280];[.L280];[.M280])" office:value-type="string" office:string-value="{ id: 280, name: 'Gilmore Place Lane', postcode: 'EH3 9RQ', ward_id: 2, lattitude: 55.9417123, longitude: -3.2078193 },">
            <text:p>{ id: 280, name: 'Gilmore Place Lane', postcode: 'EH3 9RQ', ward_id: 2, lattitude: 55.9417123, longitude: -3.20781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81">
            <text:p>281</text:p>
          </table:table-cell>
          <table:table-cell office:value-type="string">
            <text:p>, name: '</text:p>
          </table:table-cell>
          <table:table-cell office:value-type="string">
            <text:p>Meadowfield Terrace</text:p>
          </table:table-cell>
          <table:table-cell office:value-type="string">
            <text:p>', postcode: '</text:p>
          </table:table-cell>
          <table:table-cell office:value-type="string">
            <text:p>EH8 7PD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44756">
            <text:p>55.9444756</text:p>
          </table:table-cell>
          <table:table-cell office:value-type="string">
            <text:p>, longitude: </text:p>
          </table:table-cell>
          <table:table-cell office:value-type="float" office:value="-3.1411191">
            <text:p>-3.1411191</text:p>
          </table:table-cell>
          <table:table-cell office:value-type="string">
            <text:p><text:s/>},</text:p>
          </table:table-cell>
          <table:table-cell table:formula="of:=CONCATENATE([.A281];[.B281];[.C281];[.D281];[.E281];[.F281];[.G281];[.H281];[.I281];[.J281];[.K281];[.L281];[.M281])" office:value-type="string" office:string-value="{ id: 281, name: 'Meadowfield Terrace', postcode: 'EH8 7PD', ward_id: 1, lattitude: 55.9444756, longitude: -3.1411191 },">
            <text:p>{ id: 281, name: 'Meadowfield Terrace', postcode: 'EH8 7PD', ward_id: 1, lattitude: 55.9444756, longitude: -3.14111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82">
            <text:p>282</text:p>
          </table:table-cell>
          <table:table-cell office:value-type="string">
            <text:p>, name: '</text:p>
          </table:table-cell>
          <table:table-cell office:value-type="string">
            <text:p>North Bank Street</text:p>
          </table:table-cell>
          <table:table-cell office:value-type="string">
            <text:p>', postcode: '</text:p>
          </table:table-cell>
          <table:table-cell office:value-type="string">
            <text:p>EH1 2NE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99731">
            <text:p>55.9499731</text:p>
          </table:table-cell>
          <table:table-cell office:value-type="string">
            <text:p>, longitude: </text:p>
          </table:table-cell>
          <table:table-cell office:value-type="float" office:value="-3.1940404">
            <text:p>-3.1940404</text:p>
          </table:table-cell>
          <table:table-cell office:value-type="string">
            <text:p><text:s/>},</text:p>
          </table:table-cell>
          <table:table-cell table:formula="of:=CONCATENATE([.A282];[.B282];[.C282];[.D282];[.E282];[.F282];[.G282];[.H282];[.I282];[.J282];[.K282];[.L282];[.M282])" office:value-type="string" office:string-value="{ id: 282, name: 'North Bank Street', postcode: 'EH1 2NE', ward_id: 6, lattitude: 55.9499731, longitude: -3.1940404 },">
            <text:p>{ id: 282, name: 'North Bank Street', postcode: 'EH1 2NE', ward_id: 6, lattitude: 55.9499731, longitude: -3.19404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83">
            <text:p>283</text:p>
          </table:table-cell>
          <table:table-cell office:value-type="string">
            <text:p>, name: '</text:p>
          </table:table-cell>
          <table:table-cell office:value-type="string">
            <text:p>Greenend Gardens</text:p>
          </table:table-cell>
          <table:table-cell office:value-type="string">
            <text:p>', postcode: '</text:p>
          </table:table-cell>
          <table:table-cell office:value-type="string">
            <text:p>EH17 7QH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32509">
            <text:p>55.9132509</text:p>
          </table:table-cell>
          <table:table-cell office:value-type="string">
            <text:p>, longitude: </text:p>
          </table:table-cell>
          <table:table-cell office:value-type="float" office:value="-3.1497282">
            <text:p>-3.1497282</text:p>
          </table:table-cell>
          <table:table-cell office:value-type="string">
            <text:p><text:s/>},</text:p>
          </table:table-cell>
          <table:table-cell table:formula="of:=CONCATENATE([.A283];[.B283];[.C283];[.D283];[.E283];[.F283];[.G283];[.H283];[.I283];[.J283];[.K283];[.L283];[.M283])" office:value-type="string" office:string-value="{ id: 283, name: 'Greenend Gardens', postcode: 'EH17 7QH', ward_id: 16, lattitude: 55.9132509, longitude: -3.1497282 },">
            <text:p>{ id: 283, name: 'Greenend Gardens', postcode: 'EH17 7QH', ward_id: 16, lattitude: 55.9132509, longitude: -3.14972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84">
            <text:p>284</text:p>
          </table:table-cell>
          <table:table-cell office:value-type="string">
            <text:p>, name: '</text:p>
          </table:table-cell>
          <table:table-cell office:value-type="string">
            <text:p>Pinkhill</text:p>
          </table:table-cell>
          <table:table-cell office:value-type="string">
            <text:p>', postcode: '</text:p>
          </table:table-cell>
          <table:table-cell office:value-type="string">
            <text:p>EH12 7FA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12308">
            <text:p>55.9412308</text:p>
          </table:table-cell>
          <table:table-cell office:value-type="string">
            <text:p>, longitude: </text:p>
          </table:table-cell>
          <table:table-cell office:value-type="float" office:value="-3.2667091">
            <text:p>-3.2667091</text:p>
          </table:table-cell>
          <table:table-cell office:value-type="string">
            <text:p><text:s/>},</text:p>
          </table:table-cell>
          <table:table-cell table:formula="of:=CONCATENATE([.A284];[.B284];[.C284];[.D284];[.E284];[.F284];[.G284];[.H284];[.I284];[.J284];[.K284];[.L284];[.M284])" office:value-type="string" office:string-value="{ id: 284, name: 'Pinkhill', postcode: 'EH12 7FA', ward_id: 15, lattitude: 55.9412308, longitude: -3.2667091 },">
            <text:p>{ id: 284, name: 'Pinkhill', postcode: 'EH12 7FA', ward_id: 15, lattitude: 55.9412308, longitude: -3.26670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85">
            <text:p>285</text:p>
          </table:table-cell>
          <table:table-cell office:value-type="string">
            <text:p>, name: '</text:p>
          </table:table-cell>
          <table:table-cell office:value-type="string">
            <text:p>Cockburn Street</text:p>
          </table:table-cell>
          <table:table-cell office:value-type="string">
            <text:p>', postcode: '</text:p>
          </table:table-cell>
          <table:table-cell office:value-type="string">
            <text:p>EH1 1NY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06139">
            <text:p>55.9506139</text:p>
          </table:table-cell>
          <table:table-cell office:value-type="string">
            <text:p>, longitude: </text:p>
          </table:table-cell>
          <table:table-cell office:value-type="float" office:value="-3.1900501">
            <text:p>-3.1900501</text:p>
          </table:table-cell>
          <table:table-cell office:value-type="string">
            <text:p><text:s/>},</text:p>
          </table:table-cell>
          <table:table-cell table:formula="of:=CONCATENATE([.A285];[.B285];[.C285];[.D285];[.E285];[.F285];[.G285];[.H285];[.I285];[.J285];[.K285];[.L285];[.M285])" office:value-type="string" office:string-value="{ id: 285, name: 'Cockburn Street', postcode: 'EH1 1NY', ward_id: 6, lattitude: 55.9506139, longitude: -3.1900501 },">
            <text:p>{ id: 285, name: 'Cockburn Street', postcode: 'EH1 1NY', ward_id: 6, lattitude: 55.9506139, longitude: -3.190050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86">
            <text:p>286</text:p>
          </table:table-cell>
          <table:table-cell office:value-type="string">
            <text:p>, name: '</text:p>
          </table:table-cell>
          <table:table-cell office:value-type="string">
            <text:p>Kilchurn Court</text:p>
          </table:table-cell>
          <table:table-cell office:value-type="string">
            <text:p>', postcode: '</text:p>
          </table:table-cell>
          <table:table-cell office:value-type="string">
            <text:p>EH12 8GH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73415">
            <text:p>55.9473415</text:p>
          </table:table-cell>
          <table:table-cell office:value-type="string">
            <text:p>, longitude: </text:p>
          </table:table-cell>
          <table:table-cell office:value-type="float" office:value="-3.3079629">
            <text:p>-3.3079629</text:p>
          </table:table-cell>
          <table:table-cell office:value-type="string">
            <text:p><text:s/>},</text:p>
          </table:table-cell>
          <table:table-cell table:formula="of:=CONCATENATE([.A286];[.B286];[.C286];[.D286];[.E286];[.F286];[.G286];[.H286];[.I286];[.J286];[.K286];[.L286];[.M286])" office:value-type="string" office:string-value="{ id: 286, name: 'Kilchurn Court', postcode: 'EH12 8GH', ward_id: 9, lattitude: 55.9473415, longitude: -3.3079629 },">
            <text:p>{ id: 286, name: 'Kilchurn Court', postcode: 'EH12 8GH', ward_id: 9, lattitude: 55.9473415, longitude: -3.307962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87">
            <text:p>287</text:p>
          </table:table-cell>
          <table:table-cell office:value-type="string">
            <text:p>, name: '</text:p>
          </table:table-cell>
          <table:table-cell office:value-type="string">
            <text:p>Balgreen Road</text:p>
          </table:table-cell>
          <table:table-cell office:value-type="string">
            <text:p>', postcode: '</text:p>
          </table:table-cell>
          <table:table-cell office:value-type="string">
            <text:p>EH12 5XE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89459">
            <text:p>55.9389459</text:p>
          </table:table-cell>
          <table:table-cell office:value-type="string">
            <text:p>, longitude: </text:p>
          </table:table-cell>
          <table:table-cell office:value-type="float" office:value="-3.2513847">
            <text:p>-3.2513847</text:p>
          </table:table-cell>
          <table:table-cell office:value-type="string">
            <text:p><text:s/>},</text:p>
          </table:table-cell>
          <table:table-cell table:formula="of:=CONCATENATE([.A287];[.B287];[.C287];[.D287];[.E287];[.F287];[.G287];[.H287];[.I287];[.J287];[.K287];[.L287];[.M287])" office:value-type="string" office:string-value="{ id: 287, name: 'Balgreen Road', postcode: 'EH12 5XE', ward_id: 15, lattitude: 55.9389459, longitude: -3.2513847 },">
            <text:p>{ id: 287, name: 'Balgreen Road', postcode: 'EH12 5XE', ward_id: 15, lattitude: 55.9389459, longitude: -3.25138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88">
            <text:p>288</text:p>
          </table:table-cell>
          <table:table-cell office:value-type="string">
            <text:p>, name: '</text:p>
          </table:table-cell>
          <table:table-cell office:value-type="string">
            <text:p>Walker Drive</text:p>
          </table:table-cell>
          <table:table-cell office:value-type="string">
            <text:p>', postcode: '</text:p>
          </table:table-cell>
          <table:table-cell office:value-type="string">
            <text:p>EH30 9RS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903197">
            <text:p>55.9903197</text:p>
          </table:table-cell>
          <table:table-cell office:value-type="string">
            <text:p>, longitude: </text:p>
          </table:table-cell>
          <table:table-cell office:value-type="float" office:value="-3.4087762">
            <text:p>-3.4087762</text:p>
          </table:table-cell>
          <table:table-cell office:value-type="string">
            <text:p><text:s/>},</text:p>
          </table:table-cell>
          <table:table-cell table:formula="of:=CONCATENATE([.A288];[.B288];[.C288];[.D288];[.E288];[.F288];[.G288];[.H288];[.I288];[.J288];[.K288];[.L288];[.M288])" office:value-type="string" office:string-value="{ id: 288, name: 'Walker Drive', postcode: 'EH30 9RS', ward_id: 14, lattitude: 55.9903197, longitude: -3.4087762 },">
            <text:p>{ id: 288, name: 'Walker Drive', postcode: 'EH30 9RS', ward_id: 14, lattitude: 55.9903197, longitude: -3.408776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89">
            <text:p>289</text:p>
          </table:table-cell>
          <table:table-cell office:value-type="string">
            <text:p>, name: '</text:p>
          </table:table-cell>
          <table:table-cell office:value-type="string">
            <text:p>Dinnies Close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289];[.B289];[.C289];[.D289];[.E289];[.F289];[.G289];[.H289];[.I289];[.J289];[.K289];[.L289];[.M289])" office:value-type="string" office:string-value="{ id: 289, name: 'Dinnies Close', postcode: 'EH1 3EG', ward_id: 6, lattitude: 55.953252, longitude: -3.188267 },">
            <text:p>{ id: 289, name: 'Dinnies Close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90">
            <text:p>290</text:p>
          </table:table-cell>
          <table:table-cell office:value-type="string">
            <text:p>, name: '</text:p>
          </table:table-cell>
          <table:table-cell office:value-type="string">
            <text:p>Buckstone Wynd</text:p>
          </table:table-cell>
          <table:table-cell office:value-type="string">
            <text:p>', postcode: '</text:p>
          </table:table-cell>
          <table:table-cell office:value-type="string">
            <text:p>EH10 6UQ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56714">
            <text:p>55.9056714</text:p>
          </table:table-cell>
          <table:table-cell office:value-type="string">
            <text:p>, longitude: </text:p>
          </table:table-cell>
          <table:table-cell office:value-type="float" office:value="-3.1996815">
            <text:p>-3.1996815</text:p>
          </table:table-cell>
          <table:table-cell office:value-type="string">
            <text:p><text:s/>},</text:p>
          </table:table-cell>
          <table:table-cell table:formula="of:=CONCATENATE([.A290];[.B290];[.C290];[.D290];[.E290];[.F290];[.G290];[.H290];[.I290];[.J290];[.K290];[.L290];[.M290])" office:value-type="string" office:string-value="{ id: 290, name: 'Buckstone Wynd', postcode: 'EH10 6UQ', ward_id: 5, lattitude: 55.9056714, longitude: -3.1996815 },">
            <text:p>{ id: 290, name: 'Buckstone Wynd', postcode: 'EH10 6UQ', ward_id: 5, lattitude: 55.9056714, longitude: -3.19968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91">
            <text:p>291</text:p>
          </table:table-cell>
          <table:table-cell office:value-type="string">
            <text:p>, name: '</text:p>
          </table:table-cell>
          <table:table-cell office:value-type="string">
            <text:p>Haddon'S Court</text:p>
          </table:table-cell>
          <table:table-cell office:value-type="string">
            <text:p>', postcode: '</text:p>
          </table:table-cell>
          <table:table-cell office:value-type="string">
            <text:p>EH8 9EL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4245">
            <text:p>55.944245</text:p>
          </table:table-cell>
          <table:table-cell office:value-type="string">
            <text:p>, longitude: </text:p>
          </table:table-cell>
          <table:table-cell office:value-type="float" office:value="-3.1826762">
            <text:p>-3.1826762</text:p>
          </table:table-cell>
          <table:table-cell office:value-type="string">
            <text:p><text:s/>},</text:p>
          </table:table-cell>
          <table:table-cell table:formula="of:=CONCATENATE([.A291];[.B291];[.C291];[.D291];[.E291];[.F291];[.G291];[.H291];[.I291];[.J291];[.K291];[.L291];[.M291])" office:value-type="string" office:string-value="{ id: 291, name: 'Haddon'S Court', postcode: 'EH8 9EL', ward_id: 17, lattitude: 55.944245, longitude: -3.1826762 },">
            <text:p>{ id: 291, name: 'Haddon'S Court', postcode: 'EH8 9EL', ward_id: 17, lattitude: 55.944245, longitude: -3.182676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92">
            <text:p>292</text:p>
          </table:table-cell>
          <table:table-cell office:value-type="string">
            <text:p>, name: '</text:p>
          </table:table-cell>
          <table:table-cell office:value-type="string">
            <text:p>Baberton Mains Row</text:p>
          </table:table-cell>
          <table:table-cell office:value-type="string">
            <text:p>', postcode: '</text:p>
          </table:table-cell>
          <table:table-cell office:value-type="string">
            <text:p>EH14 3EH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91092">
            <text:p>55.9091092</text:p>
          </table:table-cell>
          <table:table-cell office:value-type="string">
            <text:p>, longitude: </text:p>
          </table:table-cell>
          <table:table-cell office:value-type="float" office:value="-3.2840503">
            <text:p>-3.2840503</text:p>
          </table:table-cell>
          <table:table-cell office:value-type="string">
            <text:p><text:s/>},</text:p>
          </table:table-cell>
          <table:table-cell table:formula="of:=CONCATENATE([.A292];[.B292];[.C292];[.D292];[.E292];[.F292];[.G292];[.H292];[.I292];[.J292];[.K292];[.L292];[.M292])" office:value-type="string" office:string-value="{ id: 292, name: 'Baberton Mains Row', postcode: 'EH14 3EH', ward_id: 10, lattitude: 55.9091092, longitude: -3.2840503 },">
            <text:p>{ id: 292, name: 'Baberton Mains Row', postcode: 'EH14 3EH', ward_id: 10, lattitude: 55.9091092, longitude: -3.284050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93">
            <text:p>293</text:p>
          </table:table-cell>
          <table:table-cell office:value-type="string">
            <text:p>, name: '</text:p>
          </table:table-cell>
          <table:table-cell office:value-type="string">
            <text:p>Rankin Avenue</text:p>
          </table:table-cell>
          <table:table-cell office:value-type="string">
            <text:p>', postcode: '</text:p>
          </table:table-cell>
          <table:table-cell office:value-type="string">
            <text:p>EH9 3DB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59422">
            <text:p>55.9259422</text:p>
          </table:table-cell>
          <table:table-cell office:value-type="string">
            <text:p>, longitude: </text:p>
          </table:table-cell>
          <table:table-cell office:value-type="float" office:value="-3.1756218">
            <text:p>-3.1756218</text:p>
          </table:table-cell>
          <table:table-cell office:value-type="string">
            <text:p><text:s/>},</text:p>
          </table:table-cell>
          <table:table-cell table:formula="of:=CONCATENATE([.A293];[.B293];[.C293];[.D293];[.E293];[.F293];[.G293];[.H293];[.I293];[.J293];[.K293];[.L293];[.M293])" office:value-type="string" office:string-value="{ id: 293, name: 'Rankin Avenue', postcode: 'EH9 3DB', ward_id: 17, lattitude: 55.9259422, longitude: -3.1756218 },">
            <text:p>{ id: 293, name: 'Rankin Avenue', postcode: 'EH9 3DB', ward_id: 17, lattitude: 55.9259422, longitude: -3.17562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94">
            <text:p>294</text:p>
          </table:table-cell>
          <table:table-cell office:value-type="string">
            <text:p>, name: '</text:p>
          </table:table-cell>
          <table:table-cell office:value-type="string">
            <text:p>Carrubbers Close</text:p>
          </table:table-cell>
          <table:table-cell office:value-type="string">
            <text:p>', postcode: '</text:p>
          </table:table-cell>
          <table:table-cell office:value-type="string">
            <text:p>EH1 1SF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0678">
            <text:p>55.950678</text:p>
          </table:table-cell>
          <table:table-cell office:value-type="string">
            <text:p>, longitude: </text:p>
          </table:table-cell>
          <table:table-cell office:value-type="float" office:value="-3.1870061">
            <text:p>-3.1870061</text:p>
          </table:table-cell>
          <table:table-cell office:value-type="string">
            <text:p><text:s/>},</text:p>
          </table:table-cell>
          <table:table-cell table:formula="of:=CONCATENATE([.A294];[.B294];[.C294];[.D294];[.E294];[.F294];[.G294];[.H294];[.I294];[.J294];[.K294];[.L294];[.M294])" office:value-type="string" office:string-value="{ id: 294, name: 'Carrubbers Close', postcode: 'EH1 1SF', ward_id: 6, lattitude: 55.950678, longitude: -3.1870061 },">
            <text:p>{ id: 294, name: 'Carrubbers Close', postcode: 'EH1 1SF', ward_id: 6, lattitude: 55.950678, longitude: -3.18700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95">
            <text:p>295</text:p>
          </table:table-cell>
          <table:table-cell office:value-type="string">
            <text:p>, name: '</text:p>
          </table:table-cell>
          <table:table-cell office:value-type="string">
            <text:p>Fountainhall Road</text:p>
          </table:table-cell>
          <table:table-cell office:value-type="string">
            <text:p>', postcode: '</text:p>
          </table:table-cell>
          <table:table-cell office:value-type="string">
            <text:p>EH9 2LN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1619">
            <text:p>55.931619</text:p>
          </table:table-cell>
          <table:table-cell office:value-type="string">
            <text:p>, longitude: </text:p>
          </table:table-cell>
          <table:table-cell office:value-type="float" office:value="-3.1819378">
            <text:p>-3.1819378</text:p>
          </table:table-cell>
          <table:table-cell office:value-type="string">
            <text:p><text:s/>},</text:p>
          </table:table-cell>
          <table:table-cell table:formula="of:=CONCATENATE([.A295];[.B295];[.C295];[.D295];[.E295];[.F295];[.G295];[.H295];[.I295];[.J295];[.K295];[.L295];[.M295])" office:value-type="string" office:string-value="{ id: 295, name: 'Fountainhall Road', postcode: 'EH9 2LN', ward_id: 17, lattitude: 55.931619, longitude: -3.1819378 },">
            <text:p>{ id: 295, name: 'Fountainhall Road', postcode: 'EH9 2LN', ward_id: 17, lattitude: 55.931619, longitude: -3.18193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96">
            <text:p>296</text:p>
          </table:table-cell>
          <table:table-cell office:value-type="string">
            <text:p>, name: '</text:p>
          </table:table-cell>
          <table:table-cell office:value-type="string">
            <text:p>Turner Avenue</text:p>
          </table:table-cell>
          <table:table-cell office:value-type="string">
            <text:p>', postcode: '</text:p>
          </table:table-cell>
          <table:table-cell office:value-type="string">
            <text:p>EH14 7BS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89578">
            <text:p>55.889578</text:p>
          </table:table-cell>
          <table:table-cell office:value-type="string">
            <text:p>, longitude: </text:p>
          </table:table-cell>
          <table:table-cell office:value-type="float" office:value="-3.3438398">
            <text:p>-3.3438398</text:p>
          </table:table-cell>
          <table:table-cell office:value-type="string">
            <text:p><text:s/>},</text:p>
          </table:table-cell>
          <table:table-cell table:formula="of:=CONCATENATE([.A296];[.B296];[.C296];[.D296];[.E296];[.F296];[.G296];[.H296];[.I296];[.J296];[.K296];[.L296];[.M296])" office:value-type="string" office:string-value="{ id: 296, name: 'Turner Avenue', postcode: 'EH14 7BS', ward_id: 10, lattitude: 55.889578, longitude: -3.3438398 },">
            <text:p>{ id: 296, name: 'Turner Avenue', postcode: 'EH14 7BS', ward_id: 10, lattitude: 55.889578, longitude: -3.343839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97">
            <text:p>297</text:p>
          </table:table-cell>
          <table:table-cell office:value-type="string">
            <text:p>, name: '</text:p>
          </table:table-cell>
          <table:table-cell office:value-type="string">
            <text:p>Scotland Street Lane</text:p>
          </table:table-cell>
          <table:table-cell office:value-type="string">
            <text:p>', postcode: '</text:p>
          </table:table-cell>
          <table:table-cell office:value-type="string">
            <text:p>EH3 6RU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85484">
            <text:p>55.9585484</text:p>
          </table:table-cell>
          <table:table-cell office:value-type="string">
            <text:p>, longitude: </text:p>
          </table:table-cell>
          <table:table-cell office:value-type="float" office:value="-3.198235">
            <text:p>-3.198235</text:p>
          </table:table-cell>
          <table:table-cell office:value-type="string">
            <text:p><text:s/>},</text:p>
          </table:table-cell>
          <table:table-cell table:formula="of:=CONCATENATE([.A297];[.B297];[.C297];[.D297];[.E297];[.F297];[.G297];[.H297];[.I297];[.J297];[.K297];[.L297];[.M297])" office:value-type="string" office:string-value="{ id: 297, name: 'Scotland Street Lane', postcode: 'EH3 6RU', ward_id: 6, lattitude: 55.9585484, longitude: -3.198235 },">
            <text:p>{ id: 297, name: 'Scotland Street Lane', postcode: 'EH3 6RU', ward_id: 6, lattitude: 55.9585484, longitude: -3.1982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98">
            <text:p>298</text:p>
          </table:table-cell>
          <table:table-cell office:value-type="string">
            <text:p>, name: '</text:p>
          </table:table-cell>
          <table:table-cell office:value-type="string">
            <text:p>Farrer Terrace</text:p>
          </table:table-cell>
          <table:table-cell office:value-type="string">
            <text:p>', postcode: '</text:p>
          </table:table-cell>
          <table:table-cell office:value-type="string">
            <text:p>EH7 6SE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52951">
            <text:p>55.9552951</text:p>
          </table:table-cell>
          <table:table-cell office:value-type="string">
            <text:p>, longitude: </text:p>
          </table:table-cell>
          <table:table-cell office:value-type="float" office:value="-3.1308727">
            <text:p>-3.1308727</text:p>
          </table:table-cell>
          <table:table-cell office:value-type="string">
            <text:p><text:s/>},</text:p>
          </table:table-cell>
          <table:table-cell table:formula="of:=CONCATENATE([.A298];[.B298];[.C298];[.D298];[.E298];[.F298];[.G298];[.H298];[.I298];[.J298];[.K298];[.L298];[.M298])" office:value-type="string" office:string-value="{ id: 298, name: 'Farrer Terrace', postcode: 'EH7 6SE', ward_id: 1, lattitude: 55.9552951, longitude: -3.1308727 },">
            <text:p>{ id: 298, name: 'Farrer Terrace', postcode: 'EH7 6SE', ward_id: 1, lattitude: 55.9552951, longitude: -3.13087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299">
            <text:p>299</text:p>
          </table:table-cell>
          <table:table-cell office:value-type="string">
            <text:p>, name: '</text:p>
          </table:table-cell>
          <table:table-cell office:value-type="string">
            <text:p>Darly Gait</text:p>
          </table:table-cell>
          <table:table-cell office:value-type="string">
            <text:p>', postcode: '</text:p>
          </table:table-cell>
          <table:table-cell office:value-type="string">
            <text:p>EH11 2AU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443768">
            <text:p>55.9443768</text:p>
          </table:table-cell>
          <table:table-cell office:value-type="string">
            <text:p>, longitude: </text:p>
          </table:table-cell>
          <table:table-cell office:value-type="float" office:value="-3.2190251">
            <text:p>-3.2190251</text:p>
          </table:table-cell>
          <table:table-cell office:value-type="string">
            <text:p><text:s/>},</text:p>
          </table:table-cell>
          <table:table-cell table:formula="of:=CONCATENATE([.A299];[.B299];[.C299];[.D299];[.E299];[.F299];[.G299];[.H299];[.I299];[.J299];[.K299];[.L299];[.M299])" office:value-type="string" office:string-value="{ id: 299, name: 'Darly Gait', postcode: 'EH11 2AU', ward_id: 13, lattitude: 55.9443768, longitude: -3.2190251 },">
            <text:p>{ id: 299, name: 'Darly Gait', postcode: 'EH11 2AU', ward_id: 13, lattitude: 55.9443768, longitude: -3.219025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00">
            <text:p>300</text:p>
          </table:table-cell>
          <table:table-cell office:value-type="string">
            <text:p>, name: '</text:p>
          </table:table-cell>
          <table:table-cell office:value-type="string">
            <text:p>Queens Road</text:p>
          </table:table-cell>
          <table:table-cell office:value-type="string">
            <text:p>', postcode: '</text:p>
          </table:table-cell>
          <table:table-cell office:value-type="string">
            <text:p>EH4 2DA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89268">
            <text:p>55.9589268</text:p>
          </table:table-cell>
          <table:table-cell office:value-type="string">
            <text:p>, longitude: </text:p>
          </table:table-cell>
          <table:table-cell office:value-type="float" office:value="-3.2479397">
            <text:p>-3.2479397</text:p>
          </table:table-cell>
          <table:table-cell office:value-type="string">
            <text:p><text:s/>},</text:p>
          </table:table-cell>
          <table:table-cell table:formula="of:=CONCATENATE([.A300];[.B300];[.C300];[.D300];[.E300];[.F300];[.G300];[.H300];[.I300];[.J300];[.K300];[.L300];[.M300])" office:value-type="string" office:string-value="{ id: 300, name: 'Queens Road', postcode: 'EH4 2DA', ward_id: 4, lattitude: 55.9589268, longitude: -3.2479397 },">
            <text:p>{ id: 300, name: 'Queens Road', postcode: 'EH4 2DA', ward_id: 4, lattitude: 55.9589268, longitude: -3.24793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01">
            <text:p>301</text:p>
          </table:table-cell>
          <table:table-cell office:value-type="string">
            <text:p>, name: '</text:p>
          </table:table-cell>
          <table:table-cell office:value-type="string">
            <text:p>Murdoch Terrace</text:p>
          </table:table-cell>
          <table:table-cell office:value-type="string">
            <text:p>', postcode: '</text:p>
          </table:table-cell>
          <table:table-cell office:value-type="string">
            <text:p>EH11 1BE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98138">
            <text:p>55.9398138</text:p>
          </table:table-cell>
          <table:table-cell office:value-type="string">
            <text:p>, longitude: </text:p>
          </table:table-cell>
          <table:table-cell office:value-type="float" office:value="-3.2178129">
            <text:p>-3.2178129</text:p>
          </table:table-cell>
          <table:table-cell office:value-type="string">
            <text:p><text:s/>},</text:p>
          </table:table-cell>
          <table:table-cell table:formula="of:=CONCATENATE([.A301];[.B301];[.C301];[.D301];[.E301];[.F301];[.G301];[.H301];[.I301];[.J301];[.K301];[.L301];[.M301])" office:value-type="string" office:string-value="{ id: 301, name: 'Murdoch Terrace', postcode: 'EH11 1BE', ward_id: 2, lattitude: 55.9398138, longitude: -3.2178129 },">
            <text:p>{ id: 301, name: 'Murdoch Terrace', postcode: 'EH11 1BE', ward_id: 2, lattitude: 55.9398138, longitude: -3.217812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02">
            <text:p>302</text:p>
          </table:table-cell>
          <table:table-cell office:value-type="string">
            <text:p>, name: '</text:p>
          </table:table-cell>
          <table:table-cell office:value-type="string">
            <text:p>Hampton Place</text:p>
          </table:table-cell>
          <table:table-cell office:value-type="string">
            <text:p>', postcode: '</text:p>
          </table:table-cell>
          <table:table-cell office:value-type="string">
            <text:p>EH12 5JA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50456">
            <text:p>55.9450456</text:p>
          </table:table-cell>
          <table:table-cell office:value-type="string">
            <text:p>, longitude: </text:p>
          </table:table-cell>
          <table:table-cell office:value-type="float" office:value="-3.2280968">
            <text:p>-3.2280968</text:p>
          </table:table-cell>
          <table:table-cell office:value-type="string">
            <text:p><text:s/>},</text:p>
          </table:table-cell>
          <table:table-cell table:formula="of:=CONCATENATE([.A302];[.B302];[.C302];[.D302];[.E302];[.F302];[.G302];[.H302];[.I302];[.J302];[.K302];[.L302];[.M302])" office:value-type="string" office:string-value="{ id: 302, name: 'Hampton Place', postcode: 'EH12 5JA', ward_id: 15, lattitude: 55.9450456, longitude: -3.2280968 },">
            <text:p>{ id: 302, name: 'Hampton Place', postcode: 'EH12 5JA', ward_id: 15, lattitude: 55.9450456, longitude: -3.22809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03">
            <text:p>303</text:p>
          </table:table-cell>
          <table:table-cell office:value-type="string">
            <text:p>, name: '</text:p>
          </table:table-cell>
          <table:table-cell office:value-type="string">
            <text:p>Brunstane Road</text:p>
          </table:table-cell>
          <table:table-cell office:value-type="string">
            <text:p>', postcode: '</text:p>
          </table:table-cell>
          <table:table-cell office:value-type="string">
            <text:p>EH15 2QX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70225">
            <text:p>55.9470225</text:p>
          </table:table-cell>
          <table:table-cell office:value-type="string">
            <text:p>, longitude: </text:p>
          </table:table-cell>
          <table:table-cell office:value-type="float" office:value="-3.1020485">
            <text:p>-3.1020485</text:p>
          </table:table-cell>
          <table:table-cell office:value-type="string">
            <text:p><text:s/>},</text:p>
          </table:table-cell>
          <table:table-cell table:formula="of:=CONCATENATE([.A303];[.B303];[.C303];[.D303];[.E303];[.F303];[.G303];[.H303];[.I303];[.J303];[.K303];[.L303];[.M303])" office:value-type="string" office:string-value="{ id: 303, name: 'Brunstane Road', postcode: 'EH15 2QX', ward_id: 11, lattitude: 55.9470225, longitude: -3.1020485 },">
            <text:p>{ id: 303, name: 'Brunstane Road', postcode: 'EH15 2QX', ward_id: 11, lattitude: 55.9470225, longitude: -3.10204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04">
            <text:p>304</text:p>
          </table:table-cell>
          <table:table-cell office:value-type="string">
            <text:p>, name: '</text:p>
          </table:table-cell>
          <table:table-cell office:value-type="string">
            <text:p>Allan Park</text:p>
          </table:table-cell>
          <table:table-cell office:value-type="string">
            <text:p>', postcode: '</text:p>
          </table:table-cell>
          <table:table-cell office:value-type="string">
            <text:p>EH29 9HA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57608">
            <text:p>55.957608</text:p>
          </table:table-cell>
          <table:table-cell office:value-type="string">
            <text:p>, longitude: </text:p>
          </table:table-cell>
          <table:table-cell office:value-type="float" office:value="-3.4090137">
            <text:p>-3.4090137</text:p>
          </table:table-cell>
          <table:table-cell office:value-type="string">
            <text:p><text:s/>},</text:p>
          </table:table-cell>
          <table:table-cell table:formula="of:=CONCATENATE([.A304];[.B304];[.C304];[.D304];[.E304];[.F304];[.G304];[.H304];[.I304];[.J304];[.K304];[.L304];[.M304])" office:value-type="string" office:string-value="{ id: 304, name: 'Allan Park', postcode: 'EH29 9HA', ward_id: 14, lattitude: 55.957608, longitude: -3.4090137 },">
            <text:p>{ id: 304, name: 'Allan Park', postcode: 'EH29 9HA', ward_id: 14, lattitude: 55.957608, longitude: -3.40901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05">
            <text:p>305</text:p>
          </table:table-cell>
          <table:table-cell office:value-type="string">
            <text:p>, name: '</text:p>
          </table:table-cell>
          <table:table-cell office:value-type="string">
            <text:p>Queens Park Avenue</text:p>
          </table:table-cell>
          <table:table-cell office:value-type="string">
            <text:p>', postcode: '</text:p>
          </table:table-cell>
          <table:table-cell office:value-type="string">
            <text:p>EH8 7ED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40377">
            <text:p>55.9540377</text:p>
          </table:table-cell>
          <table:table-cell office:value-type="string">
            <text:p>, longitude: </text:p>
          </table:table-cell>
          <table:table-cell office:value-type="float" office:value="-3.1550027">
            <text:p>-3.1550027</text:p>
          </table:table-cell>
          <table:table-cell office:value-type="string">
            <text:p><text:s/>},</text:p>
          </table:table-cell>
          <table:table-cell table:formula="of:=CONCATENATE([.A305];[.B305];[.C305];[.D305];[.E305];[.F305];[.G305];[.H305];[.I305];[.J305];[.K305];[.L305];[.M305])" office:value-type="string" office:string-value="{ id: 305, name: 'Queens Park Avenue', postcode: 'EH8 7ED', ward_id: 1, lattitude: 55.9540377, longitude: -3.1550027 },">
            <text:p>{ id: 305, name: 'Queens Park Avenue', postcode: 'EH8 7ED', ward_id: 1, lattitude: 55.9540377, longitude: -3.15500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06">
            <text:p>306</text:p>
          </table:table-cell>
          <table:table-cell office:value-type="string">
            <text:p>, name: '</text:p>
          </table:table-cell>
          <table:table-cell office:value-type="string">
            <text:p>Carlton Street</text:p>
          </table:table-cell>
          <table:table-cell office:value-type="string">
            <text:p>', postcode: '</text:p>
          </table:table-cell>
          <table:table-cell office:value-type="string">
            <text:p>EH4 1NE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217">
            <text:p>55.957217</text:p>
          </table:table-cell>
          <table:table-cell office:value-type="string">
            <text:p>, longitude: </text:p>
          </table:table-cell>
          <table:table-cell office:value-type="float" office:value="-3.2109277">
            <text:p>-3.2109277</text:p>
          </table:table-cell>
          <table:table-cell office:value-type="string">
            <text:p><text:s/>},</text:p>
          </table:table-cell>
          <table:table-cell table:formula="of:=CONCATENATE([.A306];[.B306];[.C306];[.D306];[.E306];[.F306];[.G306];[.H306];[.I306];[.J306];[.K306];[.L306];[.M306])" office:value-type="string" office:string-value="{ id: 306, name: 'Carlton Street', postcode: 'EH4 1NE', ward_id: 4, lattitude: 55.957217, longitude: -3.2109277 },">
            <text:p>{ id: 306, name: 'Carlton Street', postcode: 'EH4 1NE', ward_id: 4, lattitude: 55.957217, longitude: -3.21092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07">
            <text:p>307</text:p>
          </table:table-cell>
          <table:table-cell office:value-type="string">
            <text:p>, name: '</text:p>
          </table:table-cell>
          <table:table-cell office:value-type="string">
            <text:p>Morningside Road</text:p>
          </table:table-cell>
          <table:table-cell office:value-type="string">
            <text:p>', postcode: '</text:p>
          </table:table-cell>
          <table:table-cell office:value-type="string">
            <text:p>EH10 4AX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96324">
            <text:p>55.9296324</text:p>
          </table:table-cell>
          <table:table-cell office:value-type="string">
            <text:p>, longitude: </text:p>
          </table:table-cell>
          <table:table-cell office:value-type="float" office:value="-3.2096585">
            <text:p>-3.2096585</text:p>
          </table:table-cell>
          <table:table-cell office:value-type="string">
            <text:p><text:s/>},</text:p>
          </table:table-cell>
          <table:table-cell table:formula="of:=CONCATENATE([.A307];[.B307];[.C307];[.D307];[.E307];[.F307];[.G307];[.H307];[.I307];[.J307];[.K307];[.L307];[.M307])" office:value-type="string" office:string-value="{ id: 307, name: 'Morningside Road', postcode: 'EH10 4AX', ward_id: 3, lattitude: 55.9296324, longitude: -3.2096585 },">
            <text:p>{ id: 307, name: 'Morningside Road', postcode: 'EH10 4AX', ward_id: 3, lattitude: 55.9296324, longitude: -3.20965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08">
            <text:p>308</text:p>
          </table:table-cell>
          <table:table-cell office:value-type="string">
            <text:p>, name: '</text:p>
          </table:table-cell>
          <table:table-cell office:value-type="string">
            <text:p>Calton Hill Footpath 22-26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308];[.B308];[.C308];[.D308];[.E308];[.F308];[.G308];[.H308];[.I308];[.J308];[.K308];[.L308];[.M308])" office:value-type="string" office:string-value="{ id: 308, name: 'Calton Hill Footpath 22-26', postcode: 'EH1 3EG', ward_id: 6, lattitude: 55.953252, longitude: -3.188267 },">
            <text:p>{ id: 308, name: 'Calton Hill Footpath 22-26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09">
            <text:p>309</text:p>
          </table:table-cell>
          <table:table-cell office:value-type="string">
            <text:p>, name: '</text:p>
          </table:table-cell>
          <table:table-cell office:value-type="string">
            <text:p>Mount Grange</text:p>
          </table:table-cell>
          <table:table-cell office:value-type="string">
            <text:p>', postcode: '</text:p>
          </table:table-cell>
          <table:table-cell office:value-type="string">
            <text:p>EH9 2QX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41468">
            <text:p>55.9341468</text:p>
          </table:table-cell>
          <table:table-cell office:value-type="string">
            <text:p>, longitude: </text:p>
          </table:table-cell>
          <table:table-cell office:value-type="float" office:value="-3.1955015">
            <text:p>-3.1955015</text:p>
          </table:table-cell>
          <table:table-cell office:value-type="string">
            <text:p><text:s/>},</text:p>
          </table:table-cell>
          <table:table-cell table:formula="of:=CONCATENATE([.A309];[.B309];[.C309];[.D309];[.E309];[.F309];[.G309];[.H309];[.I309];[.J309];[.K309];[.L309];[.M309])" office:value-type="string" office:string-value="{ id: 309, name: 'Mount Grange', postcode: 'EH9 2QX', ward_id: 17, lattitude: 55.9341468, longitude: -3.1955015 },">
            <text:p>{ id: 309, name: 'Mount Grange', postcode: 'EH9 2QX', ward_id: 17, lattitude: 55.9341468, longitude: -3.19550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10">
            <text:p>310</text:p>
          </table:table-cell>
          <table:table-cell office:value-type="string">
            <text:p>, name: '</text:p>
          </table:table-cell>
          <table:table-cell office:value-type="string">
            <text:p>Woodhall Bank</text:p>
          </table:table-cell>
          <table:table-cell office:value-type="string">
            <text:p>', postcode: '</text:p>
          </table:table-cell>
          <table:table-cell office:value-type="string">
            <text:p>EH13 0HJ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16086">
            <text:p>55.9016086</text:p>
          </table:table-cell>
          <table:table-cell office:value-type="string">
            <text:p>, longitude: </text:p>
          </table:table-cell>
          <table:table-cell office:value-type="float" office:value="-3.266984">
            <text:p>-3.266984</text:p>
          </table:table-cell>
          <table:table-cell office:value-type="string">
            <text:p><text:s/>},</text:p>
          </table:table-cell>
          <table:table-cell table:formula="of:=CONCATENATE([.A310];[.B310];[.C310];[.D310];[.E310];[.F310];[.G310];[.H310];[.I310];[.J310];[.K310];[.L310];[.M310])" office:value-type="string" office:string-value="{ id: 310, name: 'Woodhall Bank', postcode: 'EH13 0HJ', ward_id: 5, lattitude: 55.9016086, longitude: -3.266984 },">
            <text:p>{ id: 310, name: 'Woodhall Bank', postcode: 'EH13 0HJ', ward_id: 5, lattitude: 55.9016086, longitude: -3.2669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11">
            <text:p>311</text:p>
          </table:table-cell>
          <table:table-cell office:value-type="string">
            <text:p>, name: '</text:p>
          </table:table-cell>
          <table:table-cell office:value-type="string">
            <text:p>East Preston Street Lane</text:p>
          </table:table-cell>
          <table:table-cell office:value-type="string">
            <text:p>', postcode: '</text:p>
          </table:table-cell>
          <table:table-cell office:value-type="string">
            <text:p>EH8 9QH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9023">
            <text:p>55.939023</text:p>
          </table:table-cell>
          <table:table-cell office:value-type="string">
            <text:p>, longitude: </text:p>
          </table:table-cell>
          <table:table-cell office:value-type="float" office:value="-3.1782457">
            <text:p>-3.1782457</text:p>
          </table:table-cell>
          <table:table-cell office:value-type="string">
            <text:p><text:s/>},</text:p>
          </table:table-cell>
          <table:table-cell table:formula="of:=CONCATENATE([.A311];[.B311];[.C311];[.D311];[.E311];[.F311];[.G311];[.H311];[.I311];[.J311];[.K311];[.L311];[.M311])" office:value-type="string" office:string-value="{ id: 311, name: 'East Preston Street Lane', postcode: 'EH8 9QH', ward_id: 17, lattitude: 55.939023, longitude: -3.1782457 },">
            <text:p>{ id: 311, name: 'East Preston Street Lane', postcode: 'EH8 9QH', ward_id: 17, lattitude: 55.939023, longitude: -3.178245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12">
            <text:p>312</text:p>
          </table:table-cell>
          <table:table-cell office:value-type="string">
            <text:p>, name: '</text:p>
          </table:table-cell>
          <table:table-cell office:value-type="string">
            <text:p>Corbiehill Road</text:p>
          </table:table-cell>
          <table:table-cell office:value-type="string">
            <text:p>', postcode: '</text:p>
          </table:table-cell>
          <table:table-cell office:value-type="string">
            <text:p>EH4 5EB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39816">
            <text:p>55.9639816</text:p>
          </table:table-cell>
          <table:table-cell office:value-type="string">
            <text:p>, longitude: </text:p>
          </table:table-cell>
          <table:table-cell office:value-type="float" office:value="-3.2665821">
            <text:p>-3.2665821</text:p>
          </table:table-cell>
          <table:table-cell office:value-type="string">
            <text:p><text:s/>},</text:p>
          </table:table-cell>
          <table:table-cell table:formula="of:=CONCATENATE([.A312];[.B312];[.C312];[.D312];[.E312];[.F312];[.G312];[.H312];[.I312];[.J312];[.K312];[.L312];[.M312])" office:value-type="string" office:string-value="{ id: 312, name: 'Corbiehill Road', postcode: 'EH4 5EB', ward_id: 14, lattitude: 55.9639816, longitude: -3.2665821 },">
            <text:p>{ id: 312, name: 'Corbiehill Road', postcode: 'EH4 5EB', ward_id: 14, lattitude: 55.9639816, longitude: -3.26658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13">
            <text:p>313</text:p>
          </table:table-cell>
          <table:table-cell office:value-type="string">
            <text:p>, name: '</text:p>
          </table:table-cell>
          <table:table-cell office:value-type="string">
            <text:p>Queen'S Road</text:p>
          </table:table-cell>
          <table:table-cell office:value-type="string">
            <text:p>', postcode: '</text:p>
          </table:table-cell>
          <table:table-cell office:value-type="string">
            <text:p>EH4 2DA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89268">
            <text:p>55.9589268</text:p>
          </table:table-cell>
          <table:table-cell office:value-type="string">
            <text:p>, longitude: </text:p>
          </table:table-cell>
          <table:table-cell office:value-type="float" office:value="-3.2479397">
            <text:p>-3.2479397</text:p>
          </table:table-cell>
          <table:table-cell office:value-type="string">
            <text:p><text:s/>},</text:p>
          </table:table-cell>
          <table:table-cell table:formula="of:=CONCATENATE([.A313];[.B313];[.C313];[.D313];[.E313];[.F313];[.G313];[.H313];[.I313];[.J313];[.K313];[.L313];[.M313])" office:value-type="string" office:string-value="{ id: 313, name: 'Queen'S Road', postcode: 'EH4 2DA', ward_id: 4, lattitude: 55.9589268, longitude: -3.2479397 },">
            <text:p>{ id: 313, name: 'Queen'S Road', postcode: 'EH4 2DA', ward_id: 4, lattitude: 55.9589268, longitude: -3.24793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14">
            <text:p>314</text:p>
          </table:table-cell>
          <table:table-cell office:value-type="string">
            <text:p>, name: '</text:p>
          </table:table-cell>
          <table:table-cell office:value-type="string">
            <text:p>Trinity Grove</text:p>
          </table:table-cell>
          <table:table-cell office:value-type="string">
            <text:p>', postcode: '</text:p>
          </table:table-cell>
          <table:table-cell office:value-type="string">
            <text:p>EH5 3HB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61063">
            <text:p>55.9761063</text:p>
          </table:table-cell>
          <table:table-cell office:value-type="string">
            <text:p>, longitude: </text:p>
          </table:table-cell>
          <table:table-cell office:value-type="float" office:value="-3.2056247">
            <text:p>-3.2056247</text:p>
          </table:table-cell>
          <table:table-cell office:value-type="string">
            <text:p><text:s/>},</text:p>
          </table:table-cell>
          <table:table-cell table:formula="of:=CONCATENATE([.A314];[.B314];[.C314];[.D314];[.E314];[.F314];[.G314];[.H314];[.I314];[.J314];[.K314];[.L314];[.M314])" office:value-type="string" office:string-value="{ id: 314, name: 'Trinity Grove', postcode: 'EH5 3HB', ward_id: 7, lattitude: 55.9761063, longitude: -3.2056247 },">
            <text:p>{ id: 314, name: 'Trinity Grove', postcode: 'EH5 3HB', ward_id: 7, lattitude: 55.9761063, longitude: -3.20562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15">
            <text:p>315</text:p>
          </table:table-cell>
          <table:table-cell office:value-type="string">
            <text:p>, name: '</text:p>
          </table:table-cell>
          <table:table-cell office:value-type="string">
            <text:p>Murieston Crescent</text:p>
          </table:table-cell>
          <table:table-cell office:value-type="string">
            <text:p>', postcode: '</text:p>
          </table:table-cell>
          <table:table-cell office:value-type="string">
            <text:p>EH11 2LL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406639">
            <text:p>55.9406639</text:p>
          </table:table-cell>
          <table:table-cell office:value-type="string">
            <text:p>, longitude: </text:p>
          </table:table-cell>
          <table:table-cell office:value-type="float" office:value="-3.2265837">
            <text:p>-3.2265837</text:p>
          </table:table-cell>
          <table:table-cell office:value-type="string">
            <text:p><text:s/>},</text:p>
          </table:table-cell>
          <table:table-cell table:formula="of:=CONCATENATE([.A315];[.B315];[.C315];[.D315];[.E315];[.F315];[.G315];[.H315];[.I315];[.J315];[.K315];[.L315];[.M315])" office:value-type="string" office:string-value="{ id: 315, name: 'Murieston Crescent', postcode: 'EH11 2LL', ward_id: 13, lattitude: 55.9406639, longitude: -3.2265837 },">
            <text:p>{ id: 315, name: 'Murieston Crescent', postcode: 'EH11 2LL', ward_id: 13, lattitude: 55.9406639, longitude: -3.22658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16">
            <text:p>316</text:p>
          </table:table-cell>
          <table:table-cell office:value-type="string">
            <text:p>, name: '</text:p>
          </table:table-cell>
          <table:table-cell office:value-type="string">
            <text:p>East Pilton Farm Wynd</text:p>
          </table:table-cell>
          <table:table-cell office:value-type="string">
            <text:p>', postcode: '</text:p>
          </table:table-cell>
          <table:table-cell office:value-type="string">
            <text:p>EH5 2GL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1805">
            <text:p>55.9731805</text:p>
          </table:table-cell>
          <table:table-cell office:value-type="string">
            <text:p>, longitude: </text:p>
          </table:table-cell>
          <table:table-cell office:value-type="float" office:value="-3.2246374">
            <text:p>-3.2246374</text:p>
          </table:table-cell>
          <table:table-cell office:value-type="string">
            <text:p><text:s/>},</text:p>
          </table:table-cell>
          <table:table-cell table:formula="of:=CONCATENATE([.A316];[.B316];[.C316];[.D316];[.E316];[.F316];[.G316];[.H316];[.I316];[.J316];[.K316];[.L316];[.M316])" office:value-type="string" office:string-value="{ id: 316, name: 'East Pilton Farm Wynd', postcode: 'EH5 2GL', ward_id: 7, lattitude: 55.9731805, longitude: -3.2246374 },">
            <text:p>{ id: 316, name: 'East Pilton Farm Wynd', postcode: 'EH5 2GL', ward_id: 7, lattitude: 55.9731805, longitude: -3.224637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17">
            <text:p>317</text:p>
          </table:table-cell>
          <table:table-cell office:value-type="string">
            <text:p>, name: '</text:p>
          </table:table-cell>
          <table:table-cell office:value-type="string">
            <text:p>Horse Wynd</text:p>
          </table:table-cell>
          <table:table-cell office:value-type="string">
            <text:p>', postcode: '</text:p>
          </table:table-cell>
          <table:table-cell office:value-type="string">
            <text:p>EH8 8AZ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19602">
            <text:p>55.9519602</text:p>
          </table:table-cell>
          <table:table-cell office:value-type="string">
            <text:p>, longitude: </text:p>
          </table:table-cell>
          <table:table-cell office:value-type="float" office:value="-3.1737179">
            <text:p>-3.1737179</text:p>
          </table:table-cell>
          <table:table-cell office:value-type="string">
            <text:p><text:s/>},</text:p>
          </table:table-cell>
          <table:table-cell table:formula="of:=CONCATENATE([.A317];[.B317];[.C317];[.D317];[.E317];[.F317];[.G317];[.H317];[.I317];[.J317];[.K317];[.L317];[.M317])" office:value-type="string" office:string-value="{ id: 317, name: 'Horse Wynd', postcode: 'EH8 8AZ', ward_id: 6, lattitude: 55.9519602, longitude: -3.1737179 },">
            <text:p>{ id: 317, name: 'Horse Wynd', postcode: 'EH8 8AZ', ward_id: 6, lattitude: 55.9519602, longitude: -3.173717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18">
            <text:p>318</text:p>
          </table:table-cell>
          <table:table-cell office:value-type="string">
            <text:p>, name: '</text:p>
          </table:table-cell>
          <table:table-cell office:value-type="string">
            <text:p>Villa Road</text:p>
          </table:table-cell>
          <table:table-cell office:value-type="string">
            <text:p>', postcode: '</text:p>
          </table:table-cell>
          <table:table-cell office:value-type="string">
            <text:p>EH30 9RF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905563">
            <text:p>55.9905563</text:p>
          </table:table-cell>
          <table:table-cell office:value-type="string">
            <text:p>, longitude: </text:p>
          </table:table-cell>
          <table:table-cell office:value-type="float" office:value="-3.4000348">
            <text:p>-3.4000348</text:p>
          </table:table-cell>
          <table:table-cell office:value-type="string">
            <text:p><text:s/>},</text:p>
          </table:table-cell>
          <table:table-cell table:formula="of:=CONCATENATE([.A318];[.B318];[.C318];[.D318];[.E318];[.F318];[.G318];[.H318];[.I318];[.J318];[.K318];[.L318];[.M318])" office:value-type="string" office:string-value="{ id: 318, name: 'Villa Road', postcode: 'EH30 9RF', ward_id: 14, lattitude: 55.9905563, longitude: -3.4000348 },">
            <text:p>{ id: 318, name: 'Villa Road', postcode: 'EH30 9RF', ward_id: 14, lattitude: 55.9905563, longitude: -3.40003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19">
            <text:p>319</text:p>
          </table:table-cell>
          <table:table-cell office:value-type="string">
            <text:p>, name: '</text:p>
          </table:table-cell>
          <table:table-cell office:value-type="string">
            <text:p>Henderson Gardens</text:p>
          </table:table-cell>
          <table:table-cell office:value-type="string">
            <text:p>', postcode: '</text:p>
          </table:table-cell>
          <table:table-cell office:value-type="string">
            <text:p>EH3 5DN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02448">
            <text:p>55.9602448</text:p>
          </table:table-cell>
          <table:table-cell office:value-type="string">
            <text:p>, longitude: </text:p>
          </table:table-cell>
          <table:table-cell office:value-type="float" office:value="-3.2034947">
            <text:p>-3.2034947</text:p>
          </table:table-cell>
          <table:table-cell office:value-type="string">
            <text:p><text:s/>},</text:p>
          </table:table-cell>
          <table:table-cell table:formula="of:=CONCATENATE([.A319];[.B319];[.C319];[.D319];[.E319];[.F319];[.G319];[.H319];[.I319];[.J319];[.K319];[.L319];[.M319])" office:value-type="string" office:string-value="{ id: 319, name: 'Henderson Gardens', postcode: 'EH3 5DN', ward_id: 4, lattitude: 55.9602448, longitude: -3.2034947 },">
            <text:p>{ id: 319, name: 'Henderson Gardens', postcode: 'EH3 5DN', ward_id: 4, lattitude: 55.9602448, longitude: -3.20349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20">
            <text:p>320</text:p>
          </table:table-cell>
          <table:table-cell office:value-type="string">
            <text:p>, name: '</text:p>
          </table:table-cell>
          <table:table-cell office:value-type="string">
            <text:p>Albert Street</text:p>
          </table:table-cell>
          <table:table-cell office:value-type="string">
            <text:p>', postcode: '</text:p>
          </table:table-cell>
          <table:table-cell office:value-type="string">
            <text:p>EH7 5LL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25217">
            <text:p>55.9625217</text:p>
          </table:table-cell>
          <table:table-cell office:value-type="string">
            <text:p>, longitude: </text:p>
          </table:table-cell>
          <table:table-cell office:value-type="float" office:value="-3.1753456">
            <text:p>-3.1753456</text:p>
          </table:table-cell>
          <table:table-cell office:value-type="string">
            <text:p><text:s/>},</text:p>
          </table:table-cell>
          <table:table-cell table:formula="of:=CONCATENATE([.A320];[.B320];[.C320];[.D320];[.E320];[.F320];[.G320];[.H320];[.I320];[.J320];[.K320];[.L320];[.M320])" office:value-type="string" office:string-value="{ id: 320, name: 'Albert Street', postcode: 'EH7 5LL', ward_id: 12, lattitude: 55.9625217, longitude: -3.1753456 },">
            <text:p>{ id: 320, name: 'Albert Street', postcode: 'EH7 5LL', ward_id: 12, lattitude: 55.9625217, longitude: -3.17534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21">
            <text:p>321</text:p>
          </table:table-cell>
          <table:table-cell office:value-type="string">
            <text:p>, name: '</text:p>
          </table:table-cell>
          <table:table-cell office:value-type="string">
            <text:p>Ramsay Gardens</text:p>
          </table:table-cell>
          <table:table-cell office:value-type="string">
            <text:p>', postcode: '</text:p>
          </table:table-cell>
          <table:table-cell office:value-type="string">
            <text:p>EH1 2NA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93235">
            <text:p>55.9493235</text:p>
          </table:table-cell>
          <table:table-cell office:value-type="string">
            <text:p>, longitude: </text:p>
          </table:table-cell>
          <table:table-cell office:value-type="float" office:value="-3.1963552">
            <text:p>-3.1963552</text:p>
          </table:table-cell>
          <table:table-cell office:value-type="string">
            <text:p><text:s/>},</text:p>
          </table:table-cell>
          <table:table-cell table:formula="of:=CONCATENATE([.A321];[.B321];[.C321];[.D321];[.E321];[.F321];[.G321];[.H321];[.I321];[.J321];[.K321];[.L321];[.M321])" office:value-type="string" office:string-value="{ id: 321, name: 'Ramsay Gardens', postcode: 'EH1 2NA', ward_id: 6, lattitude: 55.9493235, longitude: -3.1963552 },">
            <text:p>{ id: 321, name: 'Ramsay Gardens', postcode: 'EH1 2NA', ward_id: 6, lattitude: 55.9493235, longitude: -3.19635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22">
            <text:p>322</text:p>
          </table:table-cell>
          <table:table-cell office:value-type="string">
            <text:p>, name: '</text:p>
          </table:table-cell>
          <table:table-cell office:value-type="string">
            <text:p>Torrance Park</text:p>
          </table:table-cell>
          <table:table-cell office:value-type="string">
            <text:p>', postcode: '</text:p>
          </table:table-cell>
          <table:table-cell office:value-type="string">
            <text:p>EH4 7LF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3444">
            <text:p>55.953444</text:p>
          </table:table-cell>
          <table:table-cell office:value-type="string">
            <text:p>, longitude: </text:p>
          </table:table-cell>
          <table:table-cell office:value-type="float" office:value="-3.2925536">
            <text:p>-3.2925536</text:p>
          </table:table-cell>
          <table:table-cell office:value-type="string">
            <text:p><text:s/>},</text:p>
          </table:table-cell>
          <table:table-cell table:formula="of:=CONCATENATE([.A322];[.B322];[.C322];[.D322];[.E322];[.F322];[.G322];[.H322];[.I322];[.J322];[.K322];[.L322];[.M322])" office:value-type="string" office:string-value="{ id: 322, name: 'Torrance Park', postcode: 'EH4 7LF', ward_id: 9, lattitude: 55.953444, longitude: -3.2925536 },">
            <text:p>{ id: 322, name: 'Torrance Park', postcode: 'EH4 7LF', ward_id: 9, lattitude: 55.953444, longitude: -3.292553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23">
            <text:p>323</text:p>
          </table:table-cell>
          <table:table-cell office:value-type="string">
            <text:p>, name: '</text:p>
          </table:table-cell>
          <table:table-cell office:value-type="string">
            <text:p>Hillwood Crescent Ratho</text:p>
          </table:table-cell>
          <table:table-cell office:value-type="string">
            <text:p>', postcode: '</text:p>
          </table:table-cell>
          <table:table-cell office:value-type="string">
            <text:p>EH28 8QF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370826">
            <text:p>55.9370826</text:p>
          </table:table-cell>
          <table:table-cell office:value-type="string">
            <text:p>, longitude: </text:p>
          </table:table-cell>
          <table:table-cell office:value-type="float" office:value="-3.3899789">
            <text:p>-3.3899789</text:p>
          </table:table-cell>
          <table:table-cell office:value-type="string">
            <text:p><text:s/>},</text:p>
          </table:table-cell>
          <table:table-cell table:formula="of:=CONCATENATE([.A323];[.B323];[.C323];[.D323];[.E323];[.F323];[.G323];[.H323];[.I323];[.J323];[.K323];[.L323];[.M323])" office:value-type="string" office:string-value="{ id: 323, name: 'Hillwood Crescent Ratho', postcode: 'EH28 8QF', ward_id: 14, lattitude: 55.9370826, longitude: -3.3899789 },">
            <text:p>{ id: 323, name: 'Hillwood Crescent Ratho', postcode: 'EH28 8QF', ward_id: 14, lattitude: 55.9370826, longitude: -3.389978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24">
            <text:p>324</text:p>
          </table:table-cell>
          <table:table-cell office:value-type="string">
            <text:p>, name: '</text:p>
          </table:table-cell>
          <table:table-cell office:value-type="string">
            <text:p>Bridge Road</text:p>
          </table:table-cell>
          <table:table-cell office:value-type="string">
            <text:p>', postcode: '</text:p>
          </table:table-cell>
          <table:table-cell office:value-type="string">
            <text:p>EH13 0LG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72498">
            <text:p>55.9072498</text:p>
          </table:table-cell>
          <table:table-cell office:value-type="string">
            <text:p>, longitude: </text:p>
          </table:table-cell>
          <table:table-cell office:value-type="float" office:value="-3.25745">
            <text:p>-3.25745</text:p>
          </table:table-cell>
          <table:table-cell office:value-type="string">
            <text:p><text:s/>},</text:p>
          </table:table-cell>
          <table:table-cell table:formula="of:=CONCATENATE([.A324];[.B324];[.C324];[.D324];[.E324];[.F324];[.G324];[.H324];[.I324];[.J324];[.K324];[.L324];[.M324])" office:value-type="string" office:string-value="{ id: 324, name: 'Bridge Road', postcode: 'EH13 0LG', ward_id: 5, lattitude: 55.9072498, longitude: -3.25745 },">
            <text:p>{ id: 324, name: 'Bridge Road', postcode: 'EH13 0LG', ward_id: 5, lattitude: 55.9072498, longitude: -3.257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25">
            <text:p>325</text:p>
          </table:table-cell>
          <table:table-cell office:value-type="string">
            <text:p>, name: '</text:p>
          </table:table-cell>
          <table:table-cell office:value-type="string">
            <text:p>Pilton Drive</text:p>
          </table:table-cell>
          <table:table-cell office:value-type="string">
            <text:p>', postcode: '</text:p>
          </table:table-cell>
          <table:table-cell office:value-type="string">
            <text:p>EH5 2HF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24484">
            <text:p>55.9724484</text:p>
          </table:table-cell>
          <table:table-cell office:value-type="string">
            <text:p>, longitude: </text:p>
          </table:table-cell>
          <table:table-cell office:value-type="float" office:value="-3.2295863">
            <text:p>-3.2295863</text:p>
          </table:table-cell>
          <table:table-cell office:value-type="string">
            <text:p><text:s/>},</text:p>
          </table:table-cell>
          <table:table-cell table:formula="of:=CONCATENATE([.A325];[.B325];[.C325];[.D325];[.E325];[.F325];[.G325];[.H325];[.I325];[.J325];[.K325];[.L325];[.M325])" office:value-type="string" office:string-value="{ id: 325, name: 'Pilton Drive', postcode: 'EH5 2HF', ward_id: 7, lattitude: 55.9724484, longitude: -3.2295863 },">
            <text:p>{ id: 325, name: 'Pilton Drive', postcode: 'EH5 2HF', ward_id: 7, lattitude: 55.9724484, longitude: -3.22958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26">
            <text:p>326</text:p>
          </table:table-cell>
          <table:table-cell office:value-type="string">
            <text:p>, name: '</text:p>
          </table:table-cell>
          <table:table-cell office:value-type="string">
            <text:p>Hillsland Gardens</text:p>
          </table:table-cell>
          <table:table-cell office:value-type="string">
            <text:p>', postcode: '</text:p>
          </table:table-cell>
          <table:table-cell office:value-type="string">
            <text:p>EH14 2QE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75735">
            <text:p>55.9175735</text:p>
          </table:table-cell>
          <table:table-cell office:value-type="string">
            <text:p>, longitude: </text:p>
          </table:table-cell>
          <table:table-cell office:value-type="float" office:value="-3.2777203">
            <text:p>-3.2777203</text:p>
          </table:table-cell>
          <table:table-cell office:value-type="string">
            <text:p><text:s/>},</text:p>
          </table:table-cell>
          <table:table-cell table:formula="of:=CONCATENATE([.A326];[.B326];[.C326];[.D326];[.E326];[.F326];[.G326];[.H326];[.I326];[.J326];[.K326];[.L326];[.M326])" office:value-type="string" office:string-value="{ id: 326, name: 'Hillsland Gardens', postcode: 'EH14 2QE', ward_id: 13, lattitude: 55.9175735, longitude: -3.2777203 },">
            <text:p>{ id: 326, name: 'Hillsland Gardens', postcode: 'EH14 2QE', ward_id: 13, lattitude: 55.9175735, longitude: -3.277720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27">
            <text:p>327</text:p>
          </table:table-cell>
          <table:table-cell office:value-type="string">
            <text:p>, name: '</text:p>
          </table:table-cell>
          <table:table-cell office:value-type="string">
            <text:p>Bryce Crescent</text:p>
          </table:table-cell>
          <table:table-cell office:value-type="string">
            <text:p>', postcode: '</text:p>
          </table:table-cell>
          <table:table-cell office:value-type="string">
            <text:p>EH14 5LL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87641">
            <text:p>55.8987641</text:p>
          </table:table-cell>
          <table:table-cell office:value-type="string">
            <text:p>, longitude: </text:p>
          </table:table-cell>
          <table:table-cell office:value-type="float" office:value="-3.3067747">
            <text:p>-3.3067747</text:p>
          </table:table-cell>
          <table:table-cell office:value-type="string">
            <text:p><text:s/>},</text:p>
          </table:table-cell>
          <table:table-cell table:formula="of:=CONCATENATE([.A327];[.B327];[.C327];[.D327];[.E327];[.F327];[.G327];[.H327];[.I327];[.J327];[.K327];[.L327];[.M327])" office:value-type="string" office:string-value="{ id: 327, name: 'Bryce Crescent', postcode: 'EH14 5LL', ward_id: 10, lattitude: 55.8987641, longitude: -3.3067747 },">
            <text:p>{ id: 327, name: 'Bryce Crescent', postcode: 'EH14 5LL', ward_id: 10, lattitude: 55.8987641, longitude: -3.30677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28">
            <text:p>328</text:p>
          </table:table-cell>
          <table:table-cell office:value-type="string">
            <text:p>, name: '</text:p>
          </table:table-cell>
          <table:table-cell office:value-type="string">
            <text:p>Lochend Road</text:p>
          </table:table-cell>
          <table:table-cell office:value-type="string">
            <text:p>', postcode: '</text:p>
          </table:table-cell>
          <table:table-cell office:value-type="string">
            <text:p>EH6 8BY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5876">
            <text:p>55.965876</text:p>
          </table:table-cell>
          <table:table-cell office:value-type="string">
            <text:p>, longitude: </text:p>
          </table:table-cell>
          <table:table-cell office:value-type="float" office:value="-3.1637559">
            <text:p>-3.1637559</text:p>
          </table:table-cell>
          <table:table-cell office:value-type="string">
            <text:p><text:s/>},</text:p>
          </table:table-cell>
          <table:table-cell table:formula="of:=CONCATENATE([.A328];[.B328];[.C328];[.D328];[.E328];[.F328];[.G328];[.H328];[.I328];[.J328];[.K328];[.L328];[.M328])" office:value-type="string" office:string-value="{ id: 328, name: 'Lochend Road', postcode: 'EH6 8BY', ward_id: 8, lattitude: 55.965876, longitude: -3.1637559 },">
            <text:p>{ id: 328, name: 'Lochend Road', postcode: 'EH6 8BY', ward_id: 8, lattitude: 55.965876, longitude: -3.163755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29">
            <text:p>329</text:p>
          </table:table-cell>
          <table:table-cell office:value-type="string">
            <text:p>, name: '</text:p>
          </table:table-cell>
          <table:table-cell office:value-type="string">
            <text:p>Montpelier Park</text:p>
          </table:table-cell>
          <table:table-cell office:value-type="string">
            <text:p>', postcode: '</text:p>
          </table:table-cell>
          <table:table-cell office:value-type="string">
            <text:p>EH10 4NH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69558">
            <text:p>55.9369558</text:p>
          </table:table-cell>
          <table:table-cell office:value-type="string">
            <text:p>, longitude: </text:p>
          </table:table-cell>
          <table:table-cell office:value-type="float" office:value="-3.2114876">
            <text:p>-3.2114876</text:p>
          </table:table-cell>
          <table:table-cell office:value-type="string">
            <text:p><text:s/>},</text:p>
          </table:table-cell>
          <table:table-cell table:formula="of:=CONCATENATE([.A329];[.B329];[.C329];[.D329];[.E329];[.F329];[.G329];[.H329];[.I329];[.J329];[.K329];[.L329];[.M329])" office:value-type="string" office:string-value="{ id: 329, name: 'Montpelier Park', postcode: 'EH10 4NH', ward_id: 3, lattitude: 55.9369558, longitude: -3.2114876 },">
            <text:p>{ id: 329, name: 'Montpelier Park', postcode: 'EH10 4NH', ward_id: 3, lattitude: 55.9369558, longitude: -3.21148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30">
            <text:p>330</text:p>
          </table:table-cell>
          <table:table-cell office:value-type="string">
            <text:p>, name: '</text:p>
          </table:table-cell>
          <table:table-cell office:value-type="string">
            <text:p>Coillesdene Drive</text:p>
          </table:table-cell>
          <table:table-cell office:value-type="string">
            <text:p>', postcode: '</text:p>
          </table:table-cell>
          <table:table-cell office:value-type="string">
            <text:p>EH15 2JD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76647">
            <text:p>55.9476647</text:p>
          </table:table-cell>
          <table:table-cell office:value-type="string">
            <text:p>, longitude: </text:p>
          </table:table-cell>
          <table:table-cell office:value-type="float" office:value="-3.0952013">
            <text:p>-3.0952013</text:p>
          </table:table-cell>
          <table:table-cell office:value-type="string">
            <text:p><text:s/>},</text:p>
          </table:table-cell>
          <table:table-cell table:formula="of:=CONCATENATE([.A330];[.B330];[.C330];[.D330];[.E330];[.F330];[.G330];[.H330];[.I330];[.J330];[.K330];[.L330];[.M330])" office:value-type="string" office:string-value="{ id: 330, name: 'Coillesdene Drive', postcode: 'EH15 2JD', ward_id: 11, lattitude: 55.9476647, longitude: -3.0952013 },">
            <text:p>{ id: 330, name: 'Coillesdene Drive', postcode: 'EH15 2JD', ward_id: 11, lattitude: 55.9476647, longitude: -3.095201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31">
            <text:p>331</text:p>
          </table:table-cell>
          <table:table-cell office:value-type="string">
            <text:p>, name: '</text:p>
          </table:table-cell>
          <table:table-cell office:value-type="string">
            <text:p>Rosebank Gardens</text:p>
          </table:table-cell>
          <table:table-cell office:value-type="string">
            <text:p>', postcode: '</text:p>
          </table:table-cell>
          <table:table-cell office:value-type="string">
            <text:p>EH5 3QR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29738">
            <text:p>55.9729738</text:p>
          </table:table-cell>
          <table:table-cell office:value-type="string">
            <text:p>, longitude: </text:p>
          </table:table-cell>
          <table:table-cell office:value-type="float" office:value="-3.2137098">
            <text:p>-3.2137098</text:p>
          </table:table-cell>
          <table:table-cell office:value-type="string">
            <text:p><text:s/>},</text:p>
          </table:table-cell>
          <table:table-cell table:formula="of:=CONCATENATE([.A331];[.B331];[.C331];[.D331];[.E331];[.F331];[.G331];[.H331];[.I331];[.J331];[.K331];[.L331];[.M331])" office:value-type="string" office:string-value="{ id: 331, name: 'Rosebank Gardens', postcode: 'EH5 3QR', ward_id: 7, lattitude: 55.9729738, longitude: -3.2137098 },">
            <text:p>{ id: 331, name: 'Rosebank Gardens', postcode: 'EH5 3QR', ward_id: 7, lattitude: 55.9729738, longitude: -3.213709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32">
            <text:p>332</text:p>
          </table:table-cell>
          <table:table-cell office:value-type="string">
            <text:p>, name: '</text:p>
          </table:table-cell>
          <table:table-cell office:value-type="string">
            <text:p>Spybank Law Road</text:p>
          </table:table-cell>
          <table:table-cell office:value-type="string">
            <text:p>', postcode: '</text:p>
          </table:table-cell>
          <table:table-cell office:value-type="string">
            <text:p>EH15 1TJ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51794">
            <text:p>55.9551794</text:p>
          </table:table-cell>
          <table:table-cell office:value-type="string">
            <text:p>, longitude: </text:p>
          </table:table-cell>
          <table:table-cell office:value-type="float" office:value="-3.115977">
            <text:p>-3.115977</text:p>
          </table:table-cell>
          <table:table-cell office:value-type="string">
            <text:p><text:s/>},</text:p>
          </table:table-cell>
          <table:table-cell table:formula="of:=CONCATENATE([.A332];[.B332];[.C332];[.D332];[.E332];[.F332];[.G332];[.H332];[.I332];[.J332];[.K332];[.L332];[.M332])" office:value-type="string" office:string-value="{ id: 332, name: 'Spybank Law Road', postcode: 'EH15 1TJ', ward_id: 11, lattitude: 55.9551794, longitude: -3.115977 },">
            <text:p>{ id: 332, name: 'Spybank Law Road', postcode: 'EH15 1TJ', ward_id: 11, lattitude: 55.9551794, longitude: -3.1159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33">
            <text:p>333</text:p>
          </table:table-cell>
          <table:table-cell office:value-type="string">
            <text:p>, name: '</text:p>
          </table:table-cell>
          <table:table-cell office:value-type="string">
            <text:p>Mid Gillsland Road</text:p>
          </table:table-cell>
          <table:table-cell office:value-type="string">
            <text:p>', postcode: '</text:p>
          </table:table-cell>
          <table:table-cell office:value-type="string">
            <text:p>EH10 5BW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26318">
            <text:p>55.9326318</text:p>
          </table:table-cell>
          <table:table-cell office:value-type="string">
            <text:p>, longitude: </text:p>
          </table:table-cell>
          <table:table-cell office:value-type="float" office:value="-3.2219027">
            <text:p>-3.2219027</text:p>
          </table:table-cell>
          <table:table-cell office:value-type="string">
            <text:p><text:s/>},</text:p>
          </table:table-cell>
          <table:table-cell table:formula="of:=CONCATENATE([.A333];[.B333];[.C333];[.D333];[.E333];[.F333];[.G333];[.H333];[.I333];[.J333];[.K333];[.L333];[.M333])" office:value-type="string" office:string-value="{ id: 333, name: 'Mid Gillsland Road', postcode: 'EH10 5BW', ward_id: 3, lattitude: 55.9326318, longitude: -3.2219027 },">
            <text:p>{ id: 333, name: 'Mid Gillsland Road', postcode: 'EH10 5BW', ward_id: 3, lattitude: 55.9326318, longitude: -3.22190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34">
            <text:p>334</text:p>
          </table:table-cell>
          <table:table-cell office:value-type="string">
            <text:p>, name: '</text:p>
          </table:table-cell>
          <table:table-cell office:value-type="string">
            <text:p>Granville Terrace</text:p>
          </table:table-cell>
          <table:table-cell office:value-type="string">
            <text:p>', postcode: '</text:p>
          </table:table-cell>
          <table:table-cell office:value-type="string">
            <text:p>EH10 4PG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84153">
            <text:p>55.9384153</text:p>
          </table:table-cell>
          <table:table-cell office:value-type="string">
            <text:p>, longitude: </text:p>
          </table:table-cell>
          <table:table-cell office:value-type="float" office:value="-3.2149061">
            <text:p>-3.2149061</text:p>
          </table:table-cell>
          <table:table-cell office:value-type="string">
            <text:p><text:s/>},</text:p>
          </table:table-cell>
          <table:table-cell table:formula="of:=CONCATENATE([.A334];[.B334];[.C334];[.D334];[.E334];[.F334];[.G334];[.H334];[.I334];[.J334];[.K334];[.L334];[.M334])" office:value-type="string" office:string-value="{ id: 334, name: 'Granville Terrace', postcode: 'EH10 4PG', ward_id: 3, lattitude: 55.9384153, longitude: -3.2149061 },">
            <text:p>{ id: 334, name: 'Granville Terrace', postcode: 'EH10 4PG', ward_id: 3, lattitude: 55.9384153, longitude: -3.21490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35">
            <text:p>335</text:p>
          </table:table-cell>
          <table:table-cell office:value-type="string">
            <text:p>, name: '</text:p>
          </table:table-cell>
          <table:table-cell office:value-type="string">
            <text:p>Boswall Loan</text:p>
          </table:table-cell>
          <table:table-cell office:value-type="string">
            <text:p>', postcode: '</text:p>
          </table:table-cell>
          <table:table-cell office:value-type="string">
            <text:p>EH5 1AR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78254">
            <text:p>55.9778254</text:p>
          </table:table-cell>
          <table:table-cell office:value-type="string">
            <text:p>, longitude: </text:p>
          </table:table-cell>
          <table:table-cell office:value-type="float" office:value="-3.2224523">
            <text:p>-3.2224523</text:p>
          </table:table-cell>
          <table:table-cell office:value-type="string">
            <text:p><text:s/>},</text:p>
          </table:table-cell>
          <table:table-cell table:formula="of:=CONCATENATE([.A335];[.B335];[.C335];[.D335];[.E335];[.F335];[.G335];[.H335];[.I335];[.J335];[.K335];[.L335];[.M335])" office:value-type="string" office:string-value="{ id: 335, name: 'Boswall Loan', postcode: 'EH5 1AR', ward_id: 7, lattitude: 55.9778254, longitude: -3.2224523 },">
            <text:p>{ id: 335, name: 'Boswall Loan', postcode: 'EH5 1AR', ward_id: 7, lattitude: 55.9778254, longitude: -3.22245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36">
            <text:p>336</text:p>
          </table:table-cell>
          <table:table-cell office:value-type="string">
            <text:p>, name: '</text:p>
          </table:table-cell>
          <table:table-cell office:value-type="string">
            <text:p>Muirhouse Avenue</text:p>
          </table:table-cell>
          <table:table-cell office:value-type="string">
            <text:p>', postcode: '</text:p>
          </table:table-cell>
          <table:table-cell office:value-type="string">
            <text:p>EH4 4PP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00845">
            <text:p>55.9700845</text:p>
          </table:table-cell>
          <table:table-cell office:value-type="string">
            <text:p>, longitude: </text:p>
          </table:table-cell>
          <table:table-cell office:value-type="float" office:value="-3.2536885">
            <text:p>-3.2536885</text:p>
          </table:table-cell>
          <table:table-cell office:value-type="string">
            <text:p><text:s/>},</text:p>
          </table:table-cell>
          <table:table-cell table:formula="of:=CONCATENATE([.A336];[.B336];[.C336];[.D336];[.E336];[.F336];[.G336];[.H336];[.I336];[.J336];[.K336];[.L336];[.M336])" office:value-type="string" office:string-value="{ id: 336, name: 'Muirhouse Avenue', postcode: 'EH4 4PP', ward_id: 7, lattitude: 55.9700845, longitude: -3.2536885 },">
            <text:p>{ id: 336, name: 'Muirhouse Avenue', postcode: 'EH4 4PP', ward_id: 7, lattitude: 55.9700845, longitude: -3.25368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37">
            <text:p>337</text:p>
          </table:table-cell>
          <table:table-cell office:value-type="string">
            <text:p>, name: '</text:p>
          </table:table-cell>
          <table:table-cell office:value-type="string">
            <text:p>Niddrie House Park</text:p>
          </table:table-cell>
          <table:table-cell office:value-type="string">
            <text:p>', postcode: '</text:p>
          </table:table-cell>
          <table:table-cell office:value-type="string">
            <text:p>EH16 4UL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06402">
            <text:p>55.9306402</text:p>
          </table:table-cell>
          <table:table-cell office:value-type="string">
            <text:p>, longitude: </text:p>
          </table:table-cell>
          <table:table-cell office:value-type="float" office:value="-3.1225037">
            <text:p>-3.1225037</text:p>
          </table:table-cell>
          <table:table-cell office:value-type="string">
            <text:p><text:s/>},</text:p>
          </table:table-cell>
          <table:table-cell table:formula="of:=CONCATENATE([.A337];[.B337];[.C337];[.D337];[.E337];[.F337];[.G337];[.H337];[.I337];[.J337];[.K337];[.L337];[.M337])" office:value-type="string" office:string-value="{ id: 337, name: 'Niddrie House Park', postcode: 'EH16 4UL', ward_id: 11, lattitude: 55.9306402, longitude: -3.1225037 },">
            <text:p>{ id: 337, name: 'Niddrie House Park', postcode: 'EH16 4UL', ward_id: 11, lattitude: 55.9306402, longitude: -3.12250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38">
            <text:p>338</text:p>
          </table:table-cell>
          <table:table-cell office:value-type="string">
            <text:p>, name: '</text:p>
          </table:table-cell>
          <table:table-cell office:value-type="string">
            <text:p>Buckstone Neuk</text:p>
          </table:table-cell>
          <table:table-cell office:value-type="string">
            <text:p>', postcode: '</text:p>
          </table:table-cell>
          <table:table-cell office:value-type="string">
            <text:p>EH10 6TU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82943">
            <text:p>55.9082943</text:p>
          </table:table-cell>
          <table:table-cell office:value-type="string">
            <text:p>, longitude: </text:p>
          </table:table-cell>
          <table:table-cell office:value-type="float" office:value="-3.1980443">
            <text:p>-3.1980443</text:p>
          </table:table-cell>
          <table:table-cell office:value-type="string">
            <text:p><text:s/>},</text:p>
          </table:table-cell>
          <table:table-cell table:formula="of:=CONCATENATE([.A338];[.B338];[.C338];[.D338];[.E338];[.F338];[.G338];[.H338];[.I338];[.J338];[.K338];[.L338];[.M338])" office:value-type="string" office:string-value="{ id: 338, name: 'Buckstone Neuk', postcode: 'EH10 6TU', ward_id: 5, lattitude: 55.9082943, longitude: -3.1980443 },">
            <text:p>{ id: 338, name: 'Buckstone Neuk', postcode: 'EH10 6TU', ward_id: 5, lattitude: 55.9082943, longitude: -3.19804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39">
            <text:p>339</text:p>
          </table:table-cell>
          <table:table-cell office:value-type="string">
            <text:p>, name: '</text:p>
          </table:table-cell>
          <table:table-cell office:value-type="string">
            <text:p>Orwell Place</text:p>
          </table:table-cell>
          <table:table-cell office:value-type="string">
            <text:p>', postcode: '</text:p>
          </table:table-cell>
          <table:table-cell office:value-type="string">
            <text:p>EH11 2AF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429656">
            <text:p>55.9429656</text:p>
          </table:table-cell>
          <table:table-cell office:value-type="string">
            <text:p>, longitude: </text:p>
          </table:table-cell>
          <table:table-cell office:value-type="float" office:value="-3.2192017">
            <text:p>-3.2192017</text:p>
          </table:table-cell>
          <table:table-cell office:value-type="string">
            <text:p><text:s/>},</text:p>
          </table:table-cell>
          <table:table-cell table:formula="of:=CONCATENATE([.A339];[.B339];[.C339];[.D339];[.E339];[.F339];[.G339];[.H339];[.I339];[.J339];[.K339];[.L339];[.M339])" office:value-type="string" office:string-value="{ id: 339, name: 'Orwell Place', postcode: 'EH11 2AF', ward_id: 13, lattitude: 55.9429656, longitude: -3.2192017 },">
            <text:p>{ id: 339, name: 'Orwell Place', postcode: 'EH11 2AF', ward_id: 13, lattitude: 55.9429656, longitude: -3.21920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40">
            <text:p>340</text:p>
          </table:table-cell>
          <table:table-cell office:value-type="string">
            <text:p>, name: '</text:p>
          </table:table-cell>
          <table:table-cell office:value-type="string">
            <text:p>Clerwood Bank</text:p>
          </table:table-cell>
          <table:table-cell office:value-type="string">
            <text:p>', postcode: '</text:p>
          </table:table-cell>
          <table:table-cell office:value-type="string">
            <text:p>EH12 8PZ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05989">
            <text:p>55.9505989</text:p>
          </table:table-cell>
          <table:table-cell office:value-type="string">
            <text:p>, longitude: </text:p>
          </table:table-cell>
          <table:table-cell office:value-type="float" office:value="-3.2881487">
            <text:p>-3.2881487</text:p>
          </table:table-cell>
          <table:table-cell office:value-type="string">
            <text:p><text:s/>},</text:p>
          </table:table-cell>
          <table:table-cell table:formula="of:=CONCATENATE([.A340];[.B340];[.C340];[.D340];[.E340];[.F340];[.G340];[.H340];[.I340];[.J340];[.K340];[.L340];[.M340])" office:value-type="string" office:string-value="{ id: 340, name: 'Clerwood Bank', postcode: 'EH12 8PZ', ward_id: 9, lattitude: 55.9505989, longitude: -3.2881487 },">
            <text:p>{ id: 340, name: 'Clerwood Bank', postcode: 'EH12 8PZ', ward_id: 9, lattitude: 55.9505989, longitude: -3.28814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41">
            <text:p>341</text:p>
          </table:table-cell>
          <table:table-cell office:value-type="string">
            <text:p>, name: '</text:p>
          </table:table-cell>
          <table:table-cell office:value-type="string">
            <text:p>Loaning Road</text:p>
          </table:table-cell>
          <table:table-cell office:value-type="string">
            <text:p>', postcode: '</text:p>
          </table:table-cell>
          <table:table-cell office:value-type="string">
            <text:p>EH7 6JU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600385">
            <text:p>55.9600385</text:p>
          </table:table-cell>
          <table:table-cell office:value-type="string">
            <text:p>, longitude: </text:p>
          </table:table-cell>
          <table:table-cell office:value-type="float" office:value="-3.1456581">
            <text:p>-3.1456581</text:p>
          </table:table-cell>
          <table:table-cell office:value-type="string">
            <text:p><text:s/>},</text:p>
          </table:table-cell>
          <table:table-cell table:formula="of:=CONCATENATE([.A341];[.B341];[.C341];[.D341];[.E341];[.F341];[.G341];[.H341];[.I341];[.J341];[.K341];[.L341];[.M341])" office:value-type="string" office:string-value="{ id: 341, name: 'Loaning Road', postcode: 'EH7 6JU', ward_id: 1, lattitude: 55.9600385, longitude: -3.1456581 },">
            <text:p>{ id: 341, name: 'Loaning Road', postcode: 'EH7 6JU', ward_id: 1, lattitude: 55.9600385, longitude: -3.14565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42">
            <text:p>342</text:p>
          </table:table-cell>
          <table:table-cell office:value-type="string">
            <text:p>, name: '</text:p>
          </table:table-cell>
          <table:table-cell office:value-type="string">
            <text:p>Seafield Way</text:p>
          </table:table-cell>
          <table:table-cell office:value-type="string">
            <text:p>', postcode: '</text:p>
          </table:table-cell>
          <table:table-cell office:value-type="string">
            <text:p>EH15 1EH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642395">
            <text:p>55.9642395</text:p>
          </table:table-cell>
          <table:table-cell office:value-type="string">
            <text:p>, longitude: </text:p>
          </table:table-cell>
          <table:table-cell office:value-type="float" office:value="-3.1313167">
            <text:p>-3.1313167</text:p>
          </table:table-cell>
          <table:table-cell office:value-type="string">
            <text:p><text:s/>},</text:p>
          </table:table-cell>
          <table:table-cell table:formula="of:=CONCATENATE([.A342];[.B342];[.C342];[.D342];[.E342];[.F342];[.G342];[.H342];[.I342];[.J342];[.K342];[.L342];[.M342])" office:value-type="string" office:string-value="{ id: 342, name: 'Seafield Way', postcode: 'EH15 1EH', ward_id: 1, lattitude: 55.9642395, longitude: -3.1313167 },">
            <text:p>{ id: 342, name: 'Seafield Way', postcode: 'EH15 1EH', ward_id: 1, lattitude: 55.9642395, longitude: -3.13131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43">
            <text:p>343</text:p>
          </table:table-cell>
          <table:table-cell office:value-type="string">
            <text:p>, name: '</text:p>
          </table:table-cell>
          <table:table-cell office:value-type="string">
            <text:p>Cadogan Road</text:p>
          </table:table-cell>
          <table:table-cell office:value-type="string">
            <text:p>', postcode: '</text:p>
          </table:table-cell>
          <table:table-cell office:value-type="string">
            <text:p>EH16 6LY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25783">
            <text:p>55.9125783</text:p>
          </table:table-cell>
          <table:table-cell office:value-type="string">
            <text:p>, longitude: </text:p>
          </table:table-cell>
          <table:table-cell office:value-type="float" office:value="-3.1659127">
            <text:p>-3.1659127</text:p>
          </table:table-cell>
          <table:table-cell office:value-type="string">
            <text:p><text:s/>},</text:p>
          </table:table-cell>
          <table:table-cell table:formula="of:=CONCATENATE([.A343];[.B343];[.C343];[.D343];[.E343];[.F343];[.G343];[.H343];[.I343];[.J343];[.K343];[.L343];[.M343])" office:value-type="string" office:string-value="{ id: 343, name: 'Cadogan Road', postcode: 'EH16 6LY', ward_id: 16, lattitude: 55.9125783, longitude: -3.1659127 },">
            <text:p>{ id: 343, name: 'Cadogan Road', postcode: 'EH16 6LY', ward_id: 16, lattitude: 55.9125783, longitude: -3.16591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44">
            <text:p>344</text:p>
          </table:table-cell>
          <table:table-cell office:value-type="string">
            <text:p>, name: '</text:p>
          </table:table-cell>
          <table:table-cell office:value-type="string">
            <text:p>Gordon Road</text:p>
          </table:table-cell>
          <table:table-cell office:value-type="string">
            <text:p>', postcode: '</text:p>
          </table:table-cell>
          <table:table-cell office:value-type="string">
            <text:p>EH12 6NE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073">
            <text:p>55.944073</text:p>
          </table:table-cell>
          <table:table-cell office:value-type="string">
            <text:p>, longitude: </text:p>
          </table:table-cell>
          <table:table-cell office:value-type="float" office:value="-3.2766119">
            <text:p>-3.2766119</text:p>
          </table:table-cell>
          <table:table-cell office:value-type="string">
            <text:p><text:s/>},</text:p>
          </table:table-cell>
          <table:table-cell table:formula="of:=CONCATENATE([.A344];[.B344];[.C344];[.D344];[.E344];[.F344];[.G344];[.H344];[.I344];[.J344];[.K344];[.L344];[.M344])" office:value-type="string" office:string-value="{ id: 344, name: 'Gordon Road', postcode: 'EH12 6NE', ward_id: 15, lattitude: 55.944073, longitude: -3.2766119 },">
            <text:p>{ id: 344, name: 'Gordon Road', postcode: 'EH12 6NE', ward_id: 15, lattitude: 55.944073, longitude: -3.27661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45">
            <text:p>345</text:p>
          </table:table-cell>
          <table:table-cell office:value-type="string">
            <text:p>, name: '</text:p>
          </table:table-cell>
          <table:table-cell office:value-type="string">
            <text:p>Harrison Place</text:p>
          </table:table-cell>
          <table:table-cell office:value-type="string">
            <text:p>', postcode: '</text:p>
          </table:table-cell>
          <table:table-cell office:value-type="string">
            <text:p>EH11 1SF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44744">
            <text:p>55.9344744</text:p>
          </table:table-cell>
          <table:table-cell office:value-type="string">
            <text:p>, longitude: </text:p>
          </table:table-cell>
          <table:table-cell office:value-type="float" office:value="-3.2282505">
            <text:p>-3.2282505</text:p>
          </table:table-cell>
          <table:table-cell office:value-type="string">
            <text:p><text:s/>},</text:p>
          </table:table-cell>
          <table:table-cell table:formula="of:=CONCATENATE([.A345];[.B345];[.C345];[.D345];[.E345];[.F345];[.G345];[.H345];[.I345];[.J345];[.K345];[.L345];[.M345])" office:value-type="string" office:string-value="{ id: 345, name: 'Harrison Place', postcode: 'EH11 1SF', ward_id: 2, lattitude: 55.9344744, longitude: -3.2282505 },">
            <text:p>{ id: 345, name: 'Harrison Place', postcode: 'EH11 1SF', ward_id: 2, lattitude: 55.9344744, longitude: -3.22825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46">
            <text:p>346</text:p>
          </table:table-cell>
          <table:table-cell office:value-type="string">
            <text:p>, name: '</text:p>
          </table:table-cell>
          <table:table-cell office:value-type="string">
            <text:p>Oxgangs Terrace</text:p>
          </table:table-cell>
          <table:table-cell office:value-type="string">
            <text:p>', postcode: '</text:p>
          </table:table-cell>
          <table:table-cell office:value-type="string">
            <text:p>EH13 9BZ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74625">
            <text:p>55.9074625</text:p>
          </table:table-cell>
          <table:table-cell office:value-type="string">
            <text:p>, longitude: </text:p>
          </table:table-cell>
          <table:table-cell office:value-type="float" office:value="-3.2308324">
            <text:p>-3.2308324</text:p>
          </table:table-cell>
          <table:table-cell office:value-type="string">
            <text:p><text:s/>},</text:p>
          </table:table-cell>
          <table:table-cell table:formula="of:=CONCATENATE([.A346];[.B346];[.C346];[.D346];[.E346];[.F346];[.G346];[.H346];[.I346];[.J346];[.K346];[.L346];[.M346])" office:value-type="string" office:string-value="{ id: 346, name: 'Oxgangs Terrace', postcode: 'EH13 9BZ', ward_id: 5, lattitude: 55.9074625, longitude: -3.2308324 },">
            <text:p>{ id: 346, name: 'Oxgangs Terrace', postcode: 'EH13 9BZ', ward_id: 5, lattitude: 55.9074625, longitude: -3.23083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47">
            <text:p>347</text:p>
          </table:table-cell>
          <table:table-cell office:value-type="string">
            <text:p>, name: '</text:p>
          </table:table-cell>
          <table:table-cell office:value-type="string">
            <text:p>Abercorn Crescent</text:p>
          </table:table-cell>
          <table:table-cell office:value-type="string">
            <text:p>', postcode: '</text:p>
          </table:table-cell>
          <table:table-cell office:value-type="string">
            <text:p>EH8 7HP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15257">
            <text:p>55.9515257</text:p>
          </table:table-cell>
          <table:table-cell office:value-type="string">
            <text:p>, longitude: </text:p>
          </table:table-cell>
          <table:table-cell office:value-type="float" office:value="-3.1461725">
            <text:p>-3.1461725</text:p>
          </table:table-cell>
          <table:table-cell office:value-type="string">
            <text:p><text:s/>},</text:p>
          </table:table-cell>
          <table:table-cell table:formula="of:=CONCATENATE([.A347];[.B347];[.C347];[.D347];[.E347];[.F347];[.G347];[.H347];[.I347];[.J347];[.K347];[.L347];[.M347])" office:value-type="string" office:string-value="{ id: 347, name: 'Abercorn Crescent', postcode: 'EH8 7HP', ward_id: 1, lattitude: 55.9515257, longitude: -3.1461725 },">
            <text:p>{ id: 347, name: 'Abercorn Crescent', postcode: 'EH8 7HP', ward_id: 1, lattitude: 55.9515257, longitude: -3.14617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48">
            <text:p>348</text:p>
          </table:table-cell>
          <table:table-cell office:value-type="string">
            <text:p>, name: '</text:p>
          </table:table-cell>
          <table:table-cell office:value-type="string">
            <text:p>Keith Row</text:p>
          </table:table-cell>
          <table:table-cell office:value-type="string">
            <text:p>', postcode: '</text:p>
          </table:table-cell>
          <table:table-cell office:value-type="string">
            <text:p>EH4 3NJ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62441">
            <text:p>55.9562441</text:p>
          </table:table-cell>
          <table:table-cell office:value-type="string">
            <text:p>, longitude: </text:p>
          </table:table-cell>
          <table:table-cell office:value-type="float" office:value="-3.2509076">
            <text:p>-3.2509076</text:p>
          </table:table-cell>
          <table:table-cell office:value-type="string">
            <text:p><text:s/>},</text:p>
          </table:table-cell>
          <table:table-cell table:formula="of:=CONCATENATE([.A348];[.B348];[.C348];[.D348];[.E348];[.F348];[.G348];[.H348];[.I348];[.J348];[.K348];[.L348];[.M348])" office:value-type="string" office:string-value="{ id: 348, name: 'Keith Row', postcode: 'EH4 3NJ', ward_id: 4, lattitude: 55.9562441, longitude: -3.2509076 },">
            <text:p>{ id: 348, name: 'Keith Row', postcode: 'EH4 3NJ', ward_id: 4, lattitude: 55.9562441, longitude: -3.25090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49">
            <text:p>349</text:p>
          </table:table-cell>
          <table:table-cell office:value-type="string">
            <text:p>, name: '</text:p>
          </table:table-cell>
          <table:table-cell office:value-type="string">
            <text:p>Murrayburn Road</text:p>
          </table:table-cell>
          <table:table-cell office:value-type="string">
            <text:p>', postcode: '</text:p>
          </table:table-cell>
          <table:table-cell office:value-type="string">
            <text:p>EH11 4RX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12982">
            <text:p>55.9212982</text:p>
          </table:table-cell>
          <table:table-cell office:value-type="string">
            <text:p>, longitude: </text:p>
          </table:table-cell>
          <table:table-cell office:value-type="float" office:value="-3.2772781">
            <text:p>-3.2772781</text:p>
          </table:table-cell>
          <table:table-cell office:value-type="string">
            <text:p><text:s/>},</text:p>
          </table:table-cell>
          <table:table-cell table:formula="of:=CONCATENATE([.A349];[.B349];[.C349];[.D349];[.E349];[.F349];[.G349];[.H349];[.I349];[.J349];[.K349];[.L349];[.M349])" office:value-type="string" office:string-value="{ id: 349, name: 'Murrayburn Road', postcode: 'EH11 4RX', ward_id: 13, lattitude: 55.9212982, longitude: -3.2772781 },">
            <text:p>{ id: 349, name: 'Murrayburn Road', postcode: 'EH11 4RX', ward_id: 13, lattitude: 55.9212982, longitude: -3.27727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50">
            <text:p>350</text:p>
          </table:table-cell>
          <table:table-cell office:value-type="string">
            <text:p>, name: '</text:p>
          </table:table-cell>
          <table:table-cell office:value-type="string">
            <text:p>Southhouse Loan</text:p>
          </table:table-cell>
          <table:table-cell office:value-type="string">
            <text:p>', postcode: '</text:p>
          </table:table-cell>
          <table:table-cell office:value-type="string">
            <text:p>EH17 8HH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05476">
            <text:p>55.9005476</text:p>
          </table:table-cell>
          <table:table-cell office:value-type="string">
            <text:p>, longitude: </text:p>
          </table:table-cell>
          <table:table-cell office:value-type="float" office:value="-3.1588252">
            <text:p>-3.1588252</text:p>
          </table:table-cell>
          <table:table-cell office:value-type="string">
            <text:p><text:s/>},</text:p>
          </table:table-cell>
          <table:table-cell table:formula="of:=CONCATENATE([.A350];[.B350];[.C350];[.D350];[.E350];[.F350];[.G350];[.H350];[.I350];[.J350];[.K350];[.L350];[.M350])" office:value-type="string" office:string-value="{ id: 350, name: 'Southhouse Loan', postcode: 'EH17 8HH', ward_id: 16, lattitude: 55.9005476, longitude: -3.1588252 },">
            <text:p>{ id: 350, name: 'Southhouse Loan', postcode: 'EH17 8HH', ward_id: 16, lattitude: 55.9005476, longitude: -3.15882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51">
            <text:p>351</text:p>
          </table:table-cell>
          <table:table-cell office:value-type="string">
            <text:p>, name: '</text:p>
          </table:table-cell>
          <table:table-cell office:value-type="string">
            <text:p>Fernieside Gardens</text:p>
          </table:table-cell>
          <table:table-cell office:value-type="string">
            <text:p>', postcode: '</text:p>
          </table:table-cell>
          <table:table-cell office:value-type="string">
            <text:p>EH17 7HN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17223">
            <text:p>55.9117223</text:p>
          </table:table-cell>
          <table:table-cell office:value-type="string">
            <text:p>, longitude: </text:p>
          </table:table-cell>
          <table:table-cell office:value-type="float" office:value="-3.1327874">
            <text:p>-3.1327874</text:p>
          </table:table-cell>
          <table:table-cell office:value-type="string">
            <text:p><text:s/>},</text:p>
          </table:table-cell>
          <table:table-cell table:formula="of:=CONCATENATE([.A351];[.B351];[.C351];[.D351];[.E351];[.F351];[.G351];[.H351];[.I351];[.J351];[.K351];[.L351];[.M351])" office:value-type="string" office:string-value="{ id: 351, name: 'Fernieside Gardens', postcode: 'EH17 7HN', ward_id: 16, lattitude: 55.9117223, longitude: -3.1327874 },">
            <text:p>{ id: 351, name: 'Fernieside Gardens', postcode: 'EH17 7HN', ward_id: 16, lattitude: 55.9117223, longitude: -3.132787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52">
            <text:p>352</text:p>
          </table:table-cell>
          <table:table-cell office:value-type="string">
            <text:p>, name: '</text:p>
          </table:table-cell>
          <table:table-cell office:value-type="string">
            <text:p>Silverknowes Grove</text:p>
          </table:table-cell>
          <table:table-cell office:value-type="string">
            <text:p>', postcode: '</text:p>
          </table:table-cell>
          <table:table-cell office:value-type="string">
            <text:p>EH4 5NH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00233">
            <text:p>55.9700233</text:p>
          </table:table-cell>
          <table:table-cell office:value-type="string">
            <text:p>, longitude: </text:p>
          </table:table-cell>
          <table:table-cell office:value-type="float" office:value="-3.2677321">
            <text:p>-3.2677321</text:p>
          </table:table-cell>
          <table:table-cell office:value-type="string">
            <text:p><text:s/>},</text:p>
          </table:table-cell>
          <table:table-cell table:formula="of:=CONCATENATE([.A352];[.B352];[.C352];[.D352];[.E352];[.F352];[.G352];[.H352];[.I352];[.J352];[.K352];[.L352];[.M352])" office:value-type="string" office:string-value="{ id: 352, name: 'Silverknowes Grove', postcode: 'EH4 5NH', ward_id: 14, lattitude: 55.9700233, longitude: -3.2677321 },">
            <text:p>{ id: 352, name: 'Silverknowes Grove', postcode: 'EH4 5NH', ward_id: 14, lattitude: 55.9700233, longitude: -3.26773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53">
            <text:p>353</text:p>
          </table:table-cell>
          <table:table-cell office:value-type="string">
            <text:p>, name: '</text:p>
          </table:table-cell>
          <table:table-cell office:value-type="string">
            <text:p>Shandon Place</text:p>
          </table:table-cell>
          <table:table-cell office:value-type="string">
            <text:p>', postcode: '</text:p>
          </table:table-cell>
          <table:table-cell office:value-type="string">
            <text:p>EH11 1PN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39631">
            <text:p>55.9339631</text:p>
          </table:table-cell>
          <table:table-cell office:value-type="string">
            <text:p>, longitude: </text:p>
          </table:table-cell>
          <table:table-cell office:value-type="float" office:value="-3.2307208">
            <text:p>-3.2307208</text:p>
          </table:table-cell>
          <table:table-cell office:value-type="string">
            <text:p><text:s/>},</text:p>
          </table:table-cell>
          <table:table-cell table:formula="of:=CONCATENATE([.A353];[.B353];[.C353];[.D353];[.E353];[.F353];[.G353];[.H353];[.I353];[.J353];[.K353];[.L353];[.M353])" office:value-type="string" office:string-value="{ id: 353, name: 'Shandon Place', postcode: 'EH11 1PN', ward_id: 2, lattitude: 55.9339631, longitude: -3.2307208 },">
            <text:p>{ id: 353, name: 'Shandon Place', postcode: 'EH11 1PN', ward_id: 2, lattitude: 55.9339631, longitude: -3.23072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54">
            <text:p>354</text:p>
          </table:table-cell>
          <table:table-cell office:value-type="string">
            <text:p>, name: '</text:p>
          </table:table-cell>
          <table:table-cell office:value-type="string">
            <text:p>Liberton Drive</text:p>
          </table:table-cell>
          <table:table-cell office:value-type="string">
            <text:p>', postcode: '</text:p>
          </table:table-cell>
          <table:table-cell office:value-type="string">
            <text:p>EH16 6NW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24358">
            <text:p>55.9124358</text:p>
          </table:table-cell>
          <table:table-cell office:value-type="string">
            <text:p>, longitude: </text:p>
          </table:table-cell>
          <table:table-cell office:value-type="float" office:value="-3.1709437">
            <text:p>-3.1709437</text:p>
          </table:table-cell>
          <table:table-cell office:value-type="string">
            <text:p><text:s/>},</text:p>
          </table:table-cell>
          <table:table-cell table:formula="of:=CONCATENATE([.A354];[.B354];[.C354];[.D354];[.E354];[.F354];[.G354];[.H354];[.I354];[.J354];[.K354];[.L354];[.M354])" office:value-type="string" office:string-value="{ id: 354, name: 'Liberton Drive', postcode: 'EH16 6NW', ward_id: 16, lattitude: 55.9124358, longitude: -3.1709437 },">
            <text:p>{ id: 354, name: 'Liberton Drive', postcode: 'EH16 6NW', ward_id: 16, lattitude: 55.9124358, longitude: -3.17094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55">
            <text:p>355</text:p>
          </table:table-cell>
          <table:table-cell office:value-type="string">
            <text:p>, name: '</text:p>
          </table:table-cell>
          <table:table-cell office:value-type="string">
            <text:p>Easter Drylaw Drive</text:p>
          </table:table-cell>
          <table:table-cell office:value-type="string">
            <text:p>', postcode: '</text:p>
          </table:table-cell>
          <table:table-cell office:value-type="string">
            <text:p>EH4 2QX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52753">
            <text:p>55.9652753</text:p>
          </table:table-cell>
          <table:table-cell office:value-type="string">
            <text:p>, longitude: </text:p>
          </table:table-cell>
          <table:table-cell office:value-type="float" office:value="-3.2427968">
            <text:p>-3.2427968</text:p>
          </table:table-cell>
          <table:table-cell office:value-type="string">
            <text:p><text:s/>},</text:p>
          </table:table-cell>
          <table:table-cell table:formula="of:=CONCATENATE([.A355];[.B355];[.C355];[.D355];[.E355];[.F355];[.G355];[.H355];[.I355];[.J355];[.K355];[.L355];[.M355])" office:value-type="string" office:string-value="{ id: 355, name: 'Easter Drylaw Drive', postcode: 'EH4 2QX', ward_id: 4, lattitude: 55.9652753, longitude: -3.2427968 },">
            <text:p>{ id: 355, name: 'Easter Drylaw Drive', postcode: 'EH4 2QX', ward_id: 4, lattitude: 55.9652753, longitude: -3.24279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56">
            <text:p>356</text:p>
          </table:table-cell>
          <table:table-cell office:value-type="string">
            <text:p>, name: '</text:p>
          </table:table-cell>
          <table:table-cell office:value-type="string">
            <text:p>East Barnton Avenue</text:p>
          </table:table-cell>
          <table:table-cell office:value-type="string">
            <text:p>', postcode: '</text:p>
          </table:table-cell>
          <table:table-cell office:value-type="string">
            <text:p>EH4 6AH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51236">
            <text:p>55.9651236</text:p>
          </table:table-cell>
          <table:table-cell office:value-type="string">
            <text:p>, longitude: </text:p>
          </table:table-cell>
          <table:table-cell office:value-type="float" office:value="-3.2801643">
            <text:p>-3.2801643</text:p>
          </table:table-cell>
          <table:table-cell office:value-type="string">
            <text:p><text:s/>},</text:p>
          </table:table-cell>
          <table:table-cell table:formula="of:=CONCATENATE([.A356];[.B356];[.C356];[.D356];[.E356];[.F356];[.G356];[.H356];[.I356];[.J356];[.K356];[.L356];[.M356])" office:value-type="string" office:string-value="{ id: 356, name: 'East Barnton Avenue', postcode: 'EH4 6AH', ward_id: 14, lattitude: 55.9651236, longitude: -3.2801643 },">
            <text:p>{ id: 356, name: 'East Barnton Avenue', postcode: 'EH4 6AH', ward_id: 14, lattitude: 55.9651236, longitude: -3.28016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57">
            <text:p>357</text:p>
          </table:table-cell>
          <table:table-cell office:value-type="string">
            <text:p>, name: '</text:p>
          </table:table-cell>
          <table:table-cell office:value-type="string">
            <text:p>South Maybury St</text:p>
          </table:table-cell>
          <table:table-cell office:value-type="string">
            <text:p>', postcode: '</text:p>
          </table:table-cell>
          <table:table-cell office:value-type="string">
            <text:p>EH12 8NX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22095">
            <text:p>55.9422095</text:p>
          </table:table-cell>
          <table:table-cell office:value-type="string">
            <text:p>, longitude: </text:p>
          </table:table-cell>
          <table:table-cell office:value-type="float" office:value="-3.3130137">
            <text:p>-3.3130137</text:p>
          </table:table-cell>
          <table:table-cell office:value-type="string">
            <text:p><text:s/>},</text:p>
          </table:table-cell>
          <table:table-cell table:formula="of:=CONCATENATE([.A357];[.B357];[.C357];[.D357];[.E357];[.F357];[.G357];[.H357];[.I357];[.J357];[.K357];[.L357];[.M357])" office:value-type="string" office:string-value="{ id: 357, name: 'South Maybury St', postcode: 'EH12 8NX', ward_id: 9, lattitude: 55.9422095, longitude: -3.3130137 },">
            <text:p>{ id: 357, name: 'South Maybury St', postcode: 'EH12 8NX', ward_id: 9, lattitude: 55.9422095, longitude: -3.31301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58">
            <text:p>358</text:p>
          </table:table-cell>
          <table:table-cell office:value-type="string">
            <text:p>, name: '</text:p>
          </table:table-cell>
          <table:table-cell office:value-type="string">
            <text:p>Parkgrove View</text:p>
          </table:table-cell>
          <table:table-cell office:value-type="string">
            <text:p>', postcode: '</text:p>
          </table:table-cell>
          <table:table-cell office:value-type="string">
            <text:p>EH4 7QW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86492">
            <text:p>55.9586492</text:p>
          </table:table-cell>
          <table:table-cell office:value-type="string">
            <text:p>, longitude: </text:p>
          </table:table-cell>
          <table:table-cell office:value-type="float" office:value="-3.2939892">
            <text:p>-3.2939892</text:p>
          </table:table-cell>
          <table:table-cell office:value-type="string">
            <text:p><text:s/>},</text:p>
          </table:table-cell>
          <table:table-cell table:formula="of:=CONCATENATE([.A358];[.B358];[.C358];[.D358];[.E358];[.F358];[.G358];[.H358];[.I358];[.J358];[.K358];[.L358];[.M358])" office:value-type="string" office:string-value="{ id: 358, name: 'Parkgrove View', postcode: 'EH4 7QW', ward_id: 9, lattitude: 55.9586492, longitude: -3.2939892 },">
            <text:p>{ id: 358, name: 'Parkgrove View', postcode: 'EH4 7QW', ward_id: 9, lattitude: 55.9586492, longitude: -3.293989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59">
            <text:p>359</text:p>
          </table:table-cell>
          <table:table-cell office:value-type="string">
            <text:p>, name: '</text:p>
          </table:table-cell>
          <table:table-cell office:value-type="string">
            <text:p>Rannoch Grove</text:p>
          </table:table-cell>
          <table:table-cell office:value-type="string">
            <text:p>', postcode: '</text:p>
          </table:table-cell>
          <table:table-cell office:value-type="string">
            <text:p>EH4 7EH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42291">
            <text:p>55.9542291</text:p>
          </table:table-cell>
          <table:table-cell office:value-type="string">
            <text:p>, longitude: </text:p>
          </table:table-cell>
          <table:table-cell office:value-type="float" office:value="-3.2835154">
            <text:p>-3.2835154</text:p>
          </table:table-cell>
          <table:table-cell office:value-type="string">
            <text:p><text:s/>},</text:p>
          </table:table-cell>
          <table:table-cell table:formula="of:=CONCATENATE([.A359];[.B359];[.C359];[.D359];[.E359];[.F359];[.G359];[.H359];[.I359];[.J359];[.K359];[.L359];[.M359])" office:value-type="string" office:string-value="{ id: 359, name: 'Rannoch Grove', postcode: 'EH4 7EH', ward_id: 9, lattitude: 55.9542291, longitude: -3.2835154 },">
            <text:p>{ id: 359, name: 'Rannoch Grove', postcode: 'EH4 7EH', ward_id: 9, lattitude: 55.9542291, longitude: -3.28351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60">
            <text:p>360</text:p>
          </table:table-cell>
          <table:table-cell office:value-type="string">
            <text:p>, name: '</text:p>
          </table:table-cell>
          <table:table-cell office:value-type="string">
            <text:p>St. Clair Road</text:p>
          </table:table-cell>
          <table:table-cell office:value-type="string">
            <text:p>', postcode: '</text:p>
          </table:table-cell>
          <table:table-cell office:value-type="string">
            <text:p>EH6 8JJ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51684">
            <text:p>55.9651684</text:p>
          </table:table-cell>
          <table:table-cell office:value-type="string">
            <text:p>, longitude: </text:p>
          </table:table-cell>
          <table:table-cell office:value-type="float" office:value="-3.168336">
            <text:p>-3.168336</text:p>
          </table:table-cell>
          <table:table-cell office:value-type="string">
            <text:p><text:s/>},</text:p>
          </table:table-cell>
          <table:table-cell table:formula="of:=CONCATENATE([.A360];[.B360];[.C360];[.D360];[.E360];[.F360];[.G360];[.H360];[.I360];[.J360];[.K360];[.L360];[.M360])" office:value-type="string" office:string-value="{ id: 360, name: 'St. Clair Road', postcode: 'EH6 8JJ', ward_id: 12, lattitude: 55.9651684, longitude: -3.168336 },">
            <text:p>{ id: 360, name: 'St. Clair Road', postcode: 'EH6 8JJ', ward_id: 12, lattitude: 55.9651684, longitude: -3.16833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61">
            <text:p>361</text:p>
          </table:table-cell>
          <table:table-cell office:value-type="string">
            <text:p>, name: '</text:p>
          </table:table-cell>
          <table:table-cell office:value-type="string">
            <text:p>East Hermitage</text:p>
          </table:table-cell>
          <table:table-cell office:value-type="string">
            <text:p>', postcode: '</text:p>
          </table:table-cell>
          <table:table-cell office:value-type="string">
            <text:p>EH6 8AB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96242">
            <text:p>55.9696242</text:p>
          </table:table-cell>
          <table:table-cell office:value-type="string">
            <text:p>, longitude: </text:p>
          </table:table-cell>
          <table:table-cell office:value-type="float" office:value="-3.161931">
            <text:p>-3.161931</text:p>
          </table:table-cell>
          <table:table-cell office:value-type="string">
            <text:p><text:s/>},</text:p>
          </table:table-cell>
          <table:table-cell table:formula="of:=CONCATENATE([.A361];[.B361];[.C361];[.D361];[.E361];[.F361];[.G361];[.H361];[.I361];[.J361];[.K361];[.L361];[.M361])" office:value-type="string" office:string-value="{ id: 361, name: 'East Hermitage', postcode: 'EH6 8AB', ward_id: 8, lattitude: 55.9696242, longitude: -3.161931 },">
            <text:p>{ id: 361, name: 'East Hermitage', postcode: 'EH6 8AB', ward_id: 8, lattitude: 55.9696242, longitude: -3.1619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62">
            <text:p>362</text:p>
          </table:table-cell>
          <table:table-cell office:value-type="string">
            <text:p>, name: '</text:p>
          </table:table-cell>
          <table:table-cell office:value-type="string">
            <text:p>Oxgangs Brae</text:p>
          </table:table-cell>
          <table:table-cell office:value-type="string">
            <text:p>', postcode: '</text:p>
          </table:table-cell>
          <table:table-cell office:value-type="string">
            <text:p>EH13 9LT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45246">
            <text:p>55.9045246</text:p>
          </table:table-cell>
          <table:table-cell office:value-type="string">
            <text:p>, longitude: </text:p>
          </table:table-cell>
          <table:table-cell office:value-type="float" office:value="-3.2214235">
            <text:p>-3.2214235</text:p>
          </table:table-cell>
          <table:table-cell office:value-type="string">
            <text:p><text:s/>},</text:p>
          </table:table-cell>
          <table:table-cell table:formula="of:=CONCATENATE([.A362];[.B362];[.C362];[.D362];[.E362];[.F362];[.G362];[.H362];[.I362];[.J362];[.K362];[.L362];[.M362])" office:value-type="string" office:string-value="{ id: 362, name: 'Oxgangs Brae', postcode: 'EH13 9LT', ward_id: 5, lattitude: 55.9045246, longitude: -3.2214235 },">
            <text:p>{ id: 362, name: 'Oxgangs Brae', postcode: 'EH13 9LT', ward_id: 5, lattitude: 55.9045246, longitude: -3.22142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63">
            <text:p>363</text:p>
          </table:table-cell>
          <table:table-cell office:value-type="string">
            <text:p>, name: '</text:p>
          </table:table-cell>
          <table:table-cell office:value-type="string">
            <text:p>Craigs Drive</text:p>
          </table:table-cell>
          <table:table-cell office:value-type="string">
            <text:p>', postcode: '</text:p>
          </table:table-cell>
          <table:table-cell office:value-type="string">
            <text:p>EH12 8UW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68858">
            <text:p>55.9468858</text:p>
          </table:table-cell>
          <table:table-cell office:value-type="string">
            <text:p>, longitude: </text:p>
          </table:table-cell>
          <table:table-cell office:value-type="float" office:value="-3.3017349">
            <text:p>-3.3017349</text:p>
          </table:table-cell>
          <table:table-cell office:value-type="string">
            <text:p><text:s/>},</text:p>
          </table:table-cell>
          <table:table-cell table:formula="of:=CONCATENATE([.A363];[.B363];[.C363];[.D363];[.E363];[.F363];[.G363];[.H363];[.I363];[.J363];[.K363];[.L363];[.M363])" office:value-type="string" office:string-value="{ id: 363, name: 'Craigs Drive', postcode: 'EH12 8UW', ward_id: 9, lattitude: 55.9468858, longitude: -3.3017349 },">
            <text:p>{ id: 363, name: 'Craigs Drive', postcode: 'EH12 8UW', ward_id: 9, lattitude: 55.9468858, longitude: -3.30173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64">
            <text:p>364</text:p>
          </table:table-cell>
          <table:table-cell office:value-type="string">
            <text:p>, name: '</text:p>
          </table:table-cell>
          <table:table-cell office:value-type="string">
            <text:p>North Fort Street</text:p>
          </table:table-cell>
          <table:table-cell office:value-type="string">
            <text:p>', postcode: '</text:p>
          </table:table-cell>
          <table:table-cell office:value-type="string">
            <text:p>EH6 4HW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71722">
            <text:p>55.9771722</text:p>
          </table:table-cell>
          <table:table-cell office:value-type="string">
            <text:p>, longitude: </text:p>
          </table:table-cell>
          <table:table-cell office:value-type="float" office:value="-3.1861777">
            <text:p>-3.1861777</text:p>
          </table:table-cell>
          <table:table-cell office:value-type="string">
            <text:p><text:s/>},</text:p>
          </table:table-cell>
          <table:table-cell table:formula="of:=CONCATENATE([.A364];[.B364];[.C364];[.D364];[.E364];[.F364];[.G364];[.H364];[.I364];[.J364];[.K364];[.L364];[.M364])" office:value-type="string" office:string-value="{ id: 364, name: 'North Fort Street', postcode: 'EH6 4HW', ward_id: 8, lattitude: 55.9771722, longitude: -3.1861777 },">
            <text:p>{ id: 364, name: 'North Fort Street', postcode: 'EH6 4HW', ward_id: 8, lattitude: 55.9771722, longitude: -3.18617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65">
            <text:p>365</text:p>
          </table:table-cell>
          <table:table-cell office:value-type="string">
            <text:p>, name: '</text:p>
          </table:table-cell>
          <table:table-cell office:value-type="string">
            <text:p>Cathcart Place</text:p>
          </table:table-cell>
          <table:table-cell office:value-type="string">
            <text:p>', postcode: '</text:p>
          </table:table-cell>
          <table:table-cell office:value-type="string">
            <text:p>EH11 2HD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426528">
            <text:p>55.9426528</text:p>
          </table:table-cell>
          <table:table-cell office:value-type="string">
            <text:p>, longitude: </text:p>
          </table:table-cell>
          <table:table-cell office:value-type="float" office:value="-3.223249">
            <text:p>-3.223249</text:p>
          </table:table-cell>
          <table:table-cell office:value-type="string">
            <text:p><text:s/>},</text:p>
          </table:table-cell>
          <table:table-cell table:formula="of:=CONCATENATE([.A365];[.B365];[.C365];[.D365];[.E365];[.F365];[.G365];[.H365];[.I365];[.J365];[.K365];[.L365];[.M365])" office:value-type="string" office:string-value="{ id: 365, name: 'Cathcart Place', postcode: 'EH11 2HD', ward_id: 13, lattitude: 55.9426528, longitude: -3.223249 },">
            <text:p>{ id: 365, name: 'Cathcart Place', postcode: 'EH11 2HD', ward_id: 13, lattitude: 55.9426528, longitude: -3.2232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66">
            <text:p>366</text:p>
          </table:table-cell>
          <table:table-cell office:value-type="string">
            <text:p>, name: '</text:p>
          </table:table-cell>
          <table:table-cell office:value-type="string">
            <text:p>Wheatfield Road</text:p>
          </table:table-cell>
          <table:table-cell office:value-type="string">
            <text:p>', postcode: '</text:p>
          </table:table-cell>
          <table:table-cell office:value-type="string">
            <text:p>EH11 2PS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76078">
            <text:p>55.9376078</text:p>
          </table:table-cell>
          <table:table-cell office:value-type="string">
            <text:p>, longitude: </text:p>
          </table:table-cell>
          <table:table-cell office:value-type="float" office:value="-3.2368443">
            <text:p>-3.2368443</text:p>
          </table:table-cell>
          <table:table-cell office:value-type="string">
            <text:p><text:s/>},</text:p>
          </table:table-cell>
          <table:table-cell table:formula="of:=CONCATENATE([.A366];[.B366];[.C366];[.D366];[.E366];[.F366];[.G366];[.H366];[.I366];[.J366];[.K366];[.L366];[.M366])" office:value-type="string" office:string-value="{ id: 366, name: 'Wheatfield Road', postcode: 'EH11 2PS', ward_id: 13, lattitude: 55.9376078, longitude: -3.2368443 },">
            <text:p>{ id: 366, name: 'Wheatfield Road', postcode: 'EH11 2PS', ward_id: 13, lattitude: 55.9376078, longitude: -3.23684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67">
            <text:p>367</text:p>
          </table:table-cell>
          <table:table-cell office:value-type="string">
            <text:p>, name: '</text:p>
          </table:table-cell>
          <table:table-cell office:value-type="string">
            <text:p>Broomhouse Medway</text:p>
          </table:table-cell>
          <table:table-cell office:value-type="string">
            <text:p>', postcode: '</text:p>
          </table:table-cell>
          <table:table-cell office:value-type="string">
            <text:p>EH11 3SR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99835">
            <text:p>55.9299835</text:p>
          </table:table-cell>
          <table:table-cell office:value-type="string">
            <text:p>, longitude: </text:p>
          </table:table-cell>
          <table:table-cell office:value-type="float" office:value="-3.2794488">
            <text:p>-3.2794488</text:p>
          </table:table-cell>
          <table:table-cell office:value-type="string">
            <text:p><text:s/>},</text:p>
          </table:table-cell>
          <table:table-cell table:formula="of:=CONCATENATE([.A367];[.B367];[.C367];[.D367];[.E367];[.F367];[.G367];[.H367];[.I367];[.J367];[.K367];[.L367];[.M367])" office:value-type="string" office:string-value="{ id: 367, name: 'Broomhouse Medway', postcode: 'EH11 3SR', ward_id: 13, lattitude: 55.9299835, longitude: -3.2794488 },">
            <text:p>{ id: 367, name: 'Broomhouse Medway', postcode: 'EH11 3SR', ward_id: 13, lattitude: 55.9299835, longitude: -3.27944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68">
            <text:p>368</text:p>
          </table:table-cell>
          <table:table-cell office:value-type="string">
            <text:p>, name: '</text:p>
          </table:table-cell>
          <table:table-cell office:value-type="string">
            <text:p>West Montgomery Place</text:p>
          </table:table-cell>
          <table:table-cell office:value-type="string">
            <text:p>', postcode: '</text:p>
          </table:table-cell>
          <table:table-cell office:value-type="string">
            <text:p>EH7 5EZ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598465">
            <text:p>55.9598465</text:p>
          </table:table-cell>
          <table:table-cell office:value-type="string">
            <text:p>, longitude: </text:p>
          </table:table-cell>
          <table:table-cell office:value-type="float" office:value="-3.1785899">
            <text:p>-3.1785899</text:p>
          </table:table-cell>
          <table:table-cell office:value-type="string">
            <text:p><text:s/>},</text:p>
          </table:table-cell>
          <table:table-cell table:formula="of:=CONCATENATE([.A368];[.B368];[.C368];[.D368];[.E368];[.F368];[.G368];[.H368];[.I368];[.J368];[.K368];[.L368];[.M368])" office:value-type="string" office:string-value="{ id: 368, name: 'West Montgomery Place', postcode: 'EH7 5EZ', ward_id: 12, lattitude: 55.9598465, longitude: -3.1785899 },">
            <text:p>{ id: 368, name: 'West Montgomery Place', postcode: 'EH7 5EZ', ward_id: 12, lattitude: 55.9598465, longitude: -3.17858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69">
            <text:p>369</text:p>
          </table:table-cell>
          <table:table-cell office:value-type="string">
            <text:p>, name: '</text:p>
          </table:table-cell>
          <table:table-cell office:value-type="string">
            <text:p>Stewart Terrace</text:p>
          </table:table-cell>
          <table:table-cell office:value-type="string">
            <text:p>', postcode: '</text:p>
          </table:table-cell>
          <table:table-cell office:value-type="string">
            <text:p>EH11 1UP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583">
            <text:p>55.93583</text:p>
          </table:table-cell>
          <table:table-cell office:value-type="string">
            <text:p>, longitude: </text:p>
          </table:table-cell>
          <table:table-cell office:value-type="float" office:value="-3.2334858">
            <text:p>-3.2334858</text:p>
          </table:table-cell>
          <table:table-cell office:value-type="string">
            <text:p><text:s/>},</text:p>
          </table:table-cell>
          <table:table-cell table:formula="of:=CONCATENATE([.A369];[.B369];[.C369];[.D369];[.E369];[.F369];[.G369];[.H369];[.I369];[.J369];[.K369];[.L369];[.M369])" office:value-type="string" office:string-value="{ id: 369, name: 'Stewart Terrace', postcode: 'EH11 1UP', ward_id: 13, lattitude: 55.93583, longitude: -3.2334858 },">
            <text:p>{ id: 369, name: 'Stewart Terrace', postcode: 'EH11 1UP', ward_id: 13, lattitude: 55.93583, longitude: -3.23348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70">
            <text:p>370</text:p>
          </table:table-cell>
          <table:table-cell office:value-type="string">
            <text:p>, name: '</text:p>
          </table:table-cell>
          <table:table-cell office:value-type="string">
            <text:p>Newbattle Terrace</text:p>
          </table:table-cell>
          <table:table-cell office:value-type="string">
            <text:p>', postcode: '</text:p>
          </table:table-cell>
          <table:table-cell office:value-type="string">
            <text:p>EH10 4SA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09299">
            <text:p>55.9309299</text:p>
          </table:table-cell>
          <table:table-cell office:value-type="string">
            <text:p>, longitude: </text:p>
          </table:table-cell>
          <table:table-cell office:value-type="float" office:value="-3.2049804">
            <text:p>-3.2049804</text:p>
          </table:table-cell>
          <table:table-cell office:value-type="string">
            <text:p><text:s/>},</text:p>
          </table:table-cell>
          <table:table-cell table:formula="of:=CONCATENATE([.A370];[.B370];[.C370];[.D370];[.E370];[.F370];[.G370];[.H370];[.I370];[.J370];[.K370];[.L370];[.M370])" office:value-type="string" office:string-value="{ id: 370, name: 'Newbattle Terrace', postcode: 'EH10 4SA', ward_id: 3, lattitude: 55.9309299, longitude: -3.2049804 },">
            <text:p>{ id: 370, name: 'Newbattle Terrace', postcode: 'EH10 4SA', ward_id: 3, lattitude: 55.9309299, longitude: -3.20498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71">
            <text:p>371</text:p>
          </table:table-cell>
          <table:table-cell office:value-type="string">
            <text:p>, name: '</text:p>
          </table:table-cell>
          <table:table-cell office:value-type="string">
            <text:p>Cammo Gardens</text:p>
          </table:table-cell>
          <table:table-cell office:value-type="string">
            <text:p>', postcode: '</text:p>
          </table:table-cell>
          <table:table-cell office:value-type="string">
            <text:p>EH4 8EL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598768">
            <text:p>55.9598768</text:p>
          </table:table-cell>
          <table:table-cell office:value-type="string">
            <text:p>, longitude: </text:p>
          </table:table-cell>
          <table:table-cell office:value-type="float" office:value="-3.3106423">
            <text:p>-3.3106423</text:p>
          </table:table-cell>
          <table:table-cell office:value-type="string">
            <text:p><text:s/>},</text:p>
          </table:table-cell>
          <table:table-cell table:formula="of:=CONCATENATE([.A371];[.B371];[.C371];[.D371];[.E371];[.F371];[.G371];[.H371];[.I371];[.J371];[.K371];[.L371];[.M371])" office:value-type="string" office:string-value="{ id: 371, name: 'Cammo Gardens', postcode: 'EH4 8EL', ward_id: 14, lattitude: 55.9598768, longitude: -3.3106423 },">
            <text:p>{ id: 371, name: 'Cammo Gardens', postcode: 'EH4 8EL', ward_id: 14, lattitude: 55.9598768, longitude: -3.31064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72">
            <text:p>372</text:p>
          </table:table-cell>
          <table:table-cell office:value-type="string">
            <text:p>, name: '</text:p>
          </table:table-cell>
          <table:table-cell office:value-type="string">
            <text:p>Moredun Park Loan</text:p>
          </table:table-cell>
          <table:table-cell office:value-type="string">
            <text:p>', postcode: '</text:p>
          </table:table-cell>
          <table:table-cell office:value-type="string">
            <text:p>EH17 7HB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27727">
            <text:p>55.9127727</text:p>
          </table:table-cell>
          <table:table-cell office:value-type="string">
            <text:p>, longitude: </text:p>
          </table:table-cell>
          <table:table-cell office:value-type="float" office:value="-3.1374815">
            <text:p>-3.1374815</text:p>
          </table:table-cell>
          <table:table-cell office:value-type="string">
            <text:p><text:s/>},</text:p>
          </table:table-cell>
          <table:table-cell table:formula="of:=CONCATENATE([.A372];[.B372];[.C372];[.D372];[.E372];[.F372];[.G372];[.H372];[.I372];[.J372];[.K372];[.L372];[.M372])" office:value-type="string" office:string-value="{ id: 372, name: 'Moredun Park Loan', postcode: 'EH17 7HB', ward_id: 16, lattitude: 55.9127727, longitude: -3.1374815 },">
            <text:p>{ id: 372, name: 'Moredun Park Loan', postcode: 'EH17 7HB', ward_id: 16, lattitude: 55.9127727, longitude: -3.13748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73">
            <text:p>373</text:p>
          </table:table-cell>
          <table:table-cell office:value-type="string">
            <text:p>, name: '</text:p>
          </table:table-cell>
          <table:table-cell office:value-type="string">
            <text:p>Easter Drylaw Avenue </text:p>
          </table:table-cell>
          <table:table-cell office:value-type="string">
            <text:p>', postcode: '</text:p>
          </table:table-cell>
          <table:table-cell office:value-type="string">
            <text:p>EH4 2QZ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44328">
            <text:p>55.9644328</text:p>
          </table:table-cell>
          <table:table-cell office:value-type="string">
            <text:p>, longitude: </text:p>
          </table:table-cell>
          <table:table-cell office:value-type="float" office:value="-3.2454028">
            <text:p>-3.2454028</text:p>
          </table:table-cell>
          <table:table-cell office:value-type="string">
            <text:p><text:s/>},</text:p>
          </table:table-cell>
          <table:table-cell table:formula="of:=CONCATENATE([.A373];[.B373];[.C373];[.D373];[.E373];[.F373];[.G373];[.H373];[.I373];[.J373];[.K373];[.L373];[.M373])" office:value-type="string" office:string-value="{ id: 373, name: 'Easter Drylaw Avenue ', postcode: 'EH4 2QZ', ward_id: 4, lattitude: 55.9644328, longitude: -3.2454028 },">
            <text:p>{ id: 373, name: 'Easter Drylaw Avenue ', postcode: 'EH4 2QZ', ward_id: 4, lattitude: 55.9644328, longitude: -3.24540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74">
            <text:p>374</text:p>
          </table:table-cell>
          <table:table-cell office:value-type="string">
            <text:p>, name: '</text:p>
          </table:table-cell>
          <table:table-cell office:value-type="string">
            <text:p>Pilrig Heights</text:p>
          </table:table-cell>
          <table:table-cell office:value-type="string">
            <text:p>', postcode: '</text:p>
          </table:table-cell>
          <table:table-cell office:value-type="string">
            <text:p>EH6 5AB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63001">
            <text:p>55.9663001</text:p>
          </table:table-cell>
          <table:table-cell office:value-type="string">
            <text:p>, longitude: </text:p>
          </table:table-cell>
          <table:table-cell office:value-type="float" office:value="-3.1850705">
            <text:p>-3.1850705</text:p>
          </table:table-cell>
          <table:table-cell office:value-type="string">
            <text:p><text:s/>},</text:p>
          </table:table-cell>
          <table:table-cell table:formula="of:=CONCATENATE([.A374];[.B374];[.C374];[.D374];[.E374];[.F374];[.G374];[.H374];[.I374];[.J374];[.K374];[.L374];[.M374])" office:value-type="string" office:string-value="{ id: 374, name: 'Pilrig Heights', postcode: 'EH6 5AB', ward_id: 12, lattitude: 55.9663001, longitude: -3.1850705 },">
            <text:p>{ id: 374, name: 'Pilrig Heights', postcode: 'EH6 5AB', ward_id: 12, lattitude: 55.9663001, longitude: -3.18507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75">
            <text:p>375</text:p>
          </table:table-cell>
          <table:table-cell office:value-type="string">
            <text:p>, name: '</text:p>
          </table:table-cell>
          <table:table-cell office:value-type="string">
            <text:p>Logie Green Gardens</text:p>
          </table:table-cell>
          <table:table-cell office:value-type="string">
            <text:p>', postcode: '</text:p>
          </table:table-cell>
          <table:table-cell office:value-type="string">
            <text:p>EH7 4HD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46851">
            <text:p>55.9646851</text:p>
          </table:table-cell>
          <table:table-cell office:value-type="string">
            <text:p>, longitude: </text:p>
          </table:table-cell>
          <table:table-cell office:value-type="float" office:value="-3.1969066">
            <text:p>-3.1969066</text:p>
          </table:table-cell>
          <table:table-cell office:value-type="string">
            <text:p><text:s/>},</text:p>
          </table:table-cell>
          <table:table-cell table:formula="of:=CONCATENATE([.A375];[.B375];[.C375];[.D375];[.E375];[.F375];[.G375];[.H375];[.I375];[.J375];[.K375];[.L375];[.M375])" office:value-type="string" office:string-value="{ id: 375, name: 'Logie Green Gardens', postcode: 'EH7 4HD', ward_id: 12, lattitude: 55.9646851, longitude: -3.1969066 },">
            <text:p>{ id: 375, name: 'Logie Green Gardens', postcode: 'EH7 4HD', ward_id: 12, lattitude: 55.9646851, longitude: -3.19690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76">
            <text:p>376</text:p>
          </table:table-cell>
          <table:table-cell office:value-type="string">
            <text:p>, name: '</text:p>
          </table:table-cell>
          <table:table-cell office:value-type="string">
            <text:p>East Castle Road</text:p>
          </table:table-cell>
          <table:table-cell office:value-type="string">
            <text:p>', postcode: '</text:p>
          </table:table-cell>
          <table:table-cell office:value-type="string">
            <text:p>EH10 5AR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56533">
            <text:p>55.9356533</text:p>
          </table:table-cell>
          <table:table-cell office:value-type="string">
            <text:p>, longitude: </text:p>
          </table:table-cell>
          <table:table-cell office:value-type="float" office:value="-3.2157611">
            <text:p>-3.2157611</text:p>
          </table:table-cell>
          <table:table-cell office:value-type="string">
            <text:p><text:s/>},</text:p>
          </table:table-cell>
          <table:table-cell table:formula="of:=CONCATENATE([.A376];[.B376];[.C376];[.D376];[.E376];[.F376];[.G376];[.H376];[.I376];[.J376];[.K376];[.L376];[.M376])" office:value-type="string" office:string-value="{ id: 376, name: 'East Castle Road', postcode: 'EH10 5AR', ward_id: 3, lattitude: 55.9356533, longitude: -3.2157611 },">
            <text:p>{ id: 376, name: 'East Castle Road', postcode: 'EH10 5AR', ward_id: 3, lattitude: 55.9356533, longitude: -3.215761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77">
            <text:p>377</text:p>
          </table:table-cell>
          <table:table-cell office:value-type="string">
            <text:p>, name: '</text:p>
          </table:table-cell>
          <table:table-cell office:value-type="string">
            <text:p>Claverhouse Drive</text:p>
          </table:table-cell>
          <table:table-cell office:value-type="string">
            <text:p>', postcode: '</text:p>
          </table:table-cell>
          <table:table-cell office:value-type="string">
            <text:p>EH16 6BX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65183">
            <text:p>55.9165183</text:p>
          </table:table-cell>
          <table:table-cell office:value-type="string">
            <text:p>, longitude: </text:p>
          </table:table-cell>
          <table:table-cell office:value-type="float" office:value="-3.1583453">
            <text:p>-3.1583453</text:p>
          </table:table-cell>
          <table:table-cell office:value-type="string">
            <text:p><text:s/>},</text:p>
          </table:table-cell>
          <table:table-cell table:formula="of:=CONCATENATE([.A377];[.B377];[.C377];[.D377];[.E377];[.F377];[.G377];[.H377];[.I377];[.J377];[.K377];[.L377];[.M377])" office:value-type="string" office:string-value="{ id: 377, name: 'Claverhouse Drive', postcode: 'EH16 6BX', ward_id: 16, lattitude: 55.9165183, longitude: -3.1583453 },">
            <text:p>{ id: 377, name: 'Claverhouse Drive', postcode: 'EH16 6BX', ward_id: 16, lattitude: 55.9165183, longitude: -3.15834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78">
            <text:p>378</text:p>
          </table:table-cell>
          <table:table-cell office:value-type="string">
            <text:p>, name: '</text:p>
          </table:table-cell>
          <table:table-cell office:value-type="string">
            <text:p>Comiston Place</text:p>
          </table:table-cell>
          <table:table-cell office:value-type="string">
            <text:p>', postcode: '</text:p>
          </table:table-cell>
          <table:table-cell office:value-type="string">
            <text:p>EH10 6DN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33582">
            <text:p>55.9233582</text:p>
          </table:table-cell>
          <table:table-cell office:value-type="string">
            <text:p>, longitude: </text:p>
          </table:table-cell>
          <table:table-cell office:value-type="float" office:value="-3.2090547">
            <text:p>-3.2090547</text:p>
          </table:table-cell>
          <table:table-cell office:value-type="string">
            <text:p><text:s/>},</text:p>
          </table:table-cell>
          <table:table-cell table:formula="of:=CONCATENATE([.A378];[.B378];[.C378];[.D378];[.E378];[.F378];[.G378];[.H378];[.I378];[.J378];[.K378];[.L378];[.M378])" office:value-type="string" office:string-value="{ id: 378, name: 'Comiston Place', postcode: 'EH10 6DN', ward_id: 3, lattitude: 55.9233582, longitude: -3.2090547 },">
            <text:p>{ id: 378, name: 'Comiston Place', postcode: 'EH10 6DN', ward_id: 3, lattitude: 55.9233582, longitude: -3.20905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79">
            <text:p>379</text:p>
          </table:table-cell>
          <table:table-cell office:value-type="string">
            <text:p>, name: '</text:p>
          </table:table-cell>
          <table:table-cell office:value-type="string">
            <text:p>Durham Place East</text:p>
          </table:table-cell>
          <table:table-cell office:value-type="string">
            <text:p>', postcode: '</text:p>
          </table:table-cell>
          <table:table-cell office:value-type="string">
            <text:p>EH15 1PT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61612">
            <text:p>55.9461612</text:p>
          </table:table-cell>
          <table:table-cell office:value-type="string">
            <text:p>, longitude: </text:p>
          </table:table-cell>
          <table:table-cell office:value-type="float" office:value="-3.1203284">
            <text:p>-3.1203284</text:p>
          </table:table-cell>
          <table:table-cell office:value-type="string">
            <text:p><text:s/>},</text:p>
          </table:table-cell>
          <table:table-cell table:formula="of:=CONCATENATE([.A379];[.B379];[.C379];[.D379];[.E379];[.F379];[.G379];[.H379];[.I379];[.J379];[.K379];[.L379];[.M379])" office:value-type="string" office:string-value="{ id: 379, name: 'Durham Place East', postcode: 'EH15 1PT', ward_id: 11, lattitude: 55.9461612, longitude: -3.1203284 },">
            <text:p>{ id: 379, name: 'Durham Place East', postcode: 'EH15 1PT', ward_id: 11, lattitude: 55.9461612, longitude: -3.12032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80">
            <text:p>380</text:p>
          </table:table-cell>
          <table:table-cell office:value-type="string">
            <text:p>, name: '</text:p>
          </table:table-cell>
          <table:table-cell office:value-type="string">
            <text:p>Regent Place</text:p>
          </table:table-cell>
          <table:table-cell office:value-type="string">
            <text:p>', postcode: '</text:p>
          </table:table-cell>
          <table:table-cell office:value-type="string">
            <text:p>EH7 5RZ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580955">
            <text:p>55.9580955</text:p>
          </table:table-cell>
          <table:table-cell office:value-type="string">
            <text:p>, longitude: </text:p>
          </table:table-cell>
          <table:table-cell office:value-type="float" office:value="-3.1687172">
            <text:p>-3.1687172</text:p>
          </table:table-cell>
          <table:table-cell office:value-type="string">
            <text:p><text:s/>},</text:p>
          </table:table-cell>
          <table:table-cell table:formula="of:=CONCATENATE([.A380];[.B380];[.C380];[.D380];[.E380];[.F380];[.G380];[.H380];[.I380];[.J380];[.K380];[.L380];[.M380])" office:value-type="string" office:string-value="{ id: 380, name: 'Regent Place', postcode: 'EH7 5RZ', ward_id: 12, lattitude: 55.9580955, longitude: -3.1687172 },">
            <text:p>{ id: 380, name: 'Regent Place', postcode: 'EH7 5RZ', ward_id: 12, lattitude: 55.9580955, longitude: -3.168717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81">
            <text:p>381</text:p>
          </table:table-cell>
          <table:table-cell office:value-type="string">
            <text:p>, name: '</text:p>
          </table:table-cell>
          <table:table-cell office:value-type="string">
            <text:p>Temple Park Crescent</text:p>
          </table:table-cell>
          <table:table-cell office:value-type="string">
            <text:p>', postcode: '</text:p>
          </table:table-cell>
          <table:table-cell office:value-type="string">
            <text:p>EH11 1HX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7621">
            <text:p>55.937621</text:p>
          </table:table-cell>
          <table:table-cell office:value-type="string">
            <text:p>, longitude: </text:p>
          </table:table-cell>
          <table:table-cell office:value-type="float" office:value="-3.2200566">
            <text:p>-3.2200566</text:p>
          </table:table-cell>
          <table:table-cell office:value-type="string">
            <text:p><text:s/>},</text:p>
          </table:table-cell>
          <table:table-cell table:formula="of:=CONCATENATE([.A381];[.B381];[.C381];[.D381];[.E381];[.F381];[.G381];[.H381];[.I381];[.J381];[.K381];[.L381];[.M381])" office:value-type="string" office:string-value="{ id: 381, name: 'Temple Park Crescent', postcode: 'EH11 1HX', ward_id: 2, lattitude: 55.937621, longitude: -3.2200566 },">
            <text:p>{ id: 381, name: 'Temple Park Crescent', postcode: 'EH11 1HX', ward_id: 2, lattitude: 55.937621, longitude: -3.22005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82">
            <text:p>382</text:p>
          </table:table-cell>
          <table:table-cell office:value-type="string">
            <text:p>, name: '</text:p>
          </table:table-cell>
          <table:table-cell office:value-type="string">
            <text:p>Cowgatehead</text:p>
          </table:table-cell>
          <table:table-cell office:value-type="string">
            <text:p>', postcode: '</text:p>
          </table:table-cell>
          <table:table-cell office:value-type="string">
            <text:p>EH1 1JU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78331">
            <text:p>55.9478331</text:p>
          </table:table-cell>
          <table:table-cell office:value-type="string">
            <text:p>, longitude: </text:p>
          </table:table-cell>
          <table:table-cell office:value-type="float" office:value="-3.1938502">
            <text:p>-3.1938502</text:p>
          </table:table-cell>
          <table:table-cell office:value-type="string">
            <text:p><text:s/>},</text:p>
          </table:table-cell>
          <table:table-cell table:formula="of:=CONCATENATE([.A382];[.B382];[.C382];[.D382];[.E382];[.F382];[.G382];[.H382];[.I382];[.J382];[.K382];[.L382];[.M382])" office:value-type="string" office:string-value="{ id: 382, name: 'Cowgatehead', postcode: 'EH1 1JU', ward_id: 6, lattitude: 55.9478331, longitude: -3.1938502 },">
            <text:p>{ id: 382, name: 'Cowgatehead', postcode: 'EH1 1JU', ward_id: 6, lattitude: 55.9478331, longitude: -3.193850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83">
            <text:p>383</text:p>
          </table:table-cell>
          <table:table-cell office:value-type="string">
            <text:p>, name: '</text:p>
          </table:table-cell>
          <table:table-cell office:value-type="string">
            <text:p>Bughtlin Park</text:p>
          </table:table-cell>
          <table:table-cell office:value-type="string">
            <text:p>', postcode: '</text:p>
          </table:table-cell>
          <table:table-cell office:value-type="string">
            <text:p>EH12 8UR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16042">
            <text:p>55.9516042</text:p>
          </table:table-cell>
          <table:table-cell office:value-type="string">
            <text:p>, longitude: </text:p>
          </table:table-cell>
          <table:table-cell office:value-type="float" office:value="-3.3053512">
            <text:p>-3.3053512</text:p>
          </table:table-cell>
          <table:table-cell office:value-type="string">
            <text:p><text:s/>},</text:p>
          </table:table-cell>
          <table:table-cell table:formula="of:=CONCATENATE([.A383];[.B383];[.C383];[.D383];[.E383];[.F383];[.G383];[.H383];[.I383];[.J383];[.K383];[.L383];[.M383])" office:value-type="string" office:string-value="{ id: 383, name: 'Bughtlin Park', postcode: 'EH12 8UR', ward_id: 9, lattitude: 55.9516042, longitude: -3.3053512 },">
            <text:p>{ id: 383, name: 'Bughtlin Park', postcode: 'EH12 8UR', ward_id: 9, lattitude: 55.9516042, longitude: -3.30535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84">
            <text:p>384</text:p>
          </table:table-cell>
          <table:table-cell office:value-type="string">
            <text:p>, name: '</text:p>
          </table:table-cell>
          <table:table-cell office:value-type="string">
            <text:p>Forteviot House</text:p>
          </table:table-cell>
          <table:table-cell office:value-type="string">
            <text:p>', postcode: '</text:p>
          </table:table-cell>
          <table:table-cell office:value-type="string">
            <text:p>EH17 7JY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41555">
            <text:p>55.9141555</text:p>
          </table:table-cell>
          <table:table-cell office:value-type="string">
            <text:p>, longitude: </text:p>
          </table:table-cell>
          <table:table-cell office:value-type="float" office:value="-3.1400359">
            <text:p>-3.1400359</text:p>
          </table:table-cell>
          <table:table-cell office:value-type="string">
            <text:p><text:s/>},</text:p>
          </table:table-cell>
          <table:table-cell table:formula="of:=CONCATENATE([.A384];[.B384];[.C384];[.D384];[.E384];[.F384];[.G384];[.H384];[.I384];[.J384];[.K384];[.L384];[.M384])" office:value-type="string" office:string-value="{ id: 384, name: 'Forteviot House', postcode: 'EH17 7JY', ward_id: 16, lattitude: 55.9141555, longitude: -3.1400359 },">
            <text:p>{ id: 384, name: 'Forteviot House', postcode: 'EH17 7JY', ward_id: 16, lattitude: 55.9141555, longitude: -3.140035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85">
            <text:p>385</text:p>
          </table:table-cell>
          <table:table-cell office:value-type="string">
            <text:p>, name: '</text:p>
          </table:table-cell>
          <table:table-cell office:value-type="string">
            <text:p>Cleekim Drive</text:p>
          </table:table-cell>
          <table:table-cell office:value-type="string">
            <text:p>', postcode: '</text:p>
          </table:table-cell>
          <table:table-cell office:value-type="string">
            <text:p>EH15 3QP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52256">
            <text:p>55.9352256</text:p>
          </table:table-cell>
          <table:table-cell office:value-type="string">
            <text:p>, longitude: </text:p>
          </table:table-cell>
          <table:table-cell office:value-type="float" office:value="-3.1130738">
            <text:p>-3.1130738</text:p>
          </table:table-cell>
          <table:table-cell office:value-type="string">
            <text:p><text:s/>},</text:p>
          </table:table-cell>
          <table:table-cell table:formula="of:=CONCATENATE([.A385];[.B385];[.C385];[.D385];[.E385];[.F385];[.G385];[.H385];[.I385];[.J385];[.K385];[.L385];[.M385])" office:value-type="string" office:string-value="{ id: 385, name: 'Cleekim Drive', postcode: 'EH15 3QP', ward_id: 11, lattitude: 55.9352256, longitude: -3.1130738 },">
            <text:p>{ id: 385, name: 'Cleekim Drive', postcode: 'EH15 3QP', ward_id: 11, lattitude: 55.9352256, longitude: -3.113073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86">
            <text:p>386</text:p>
          </table:table-cell>
          <table:table-cell office:value-type="string">
            <text:p>, name: '</text:p>
          </table:table-cell>
          <table:table-cell office:value-type="string">
            <text:p>East Parkside</text:p>
          </table:table-cell>
          <table:table-cell office:value-type="string">
            <text:p>', postcode: '</text:p>
          </table:table-cell>
          <table:table-cell office:value-type="string">
            <text:p>EH16 5XJ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16094">
            <text:p>55.9416094</text:p>
          </table:table-cell>
          <table:table-cell office:value-type="string">
            <text:p>, longitude: </text:p>
          </table:table-cell>
          <table:table-cell office:value-type="float" office:value="-3.1733662">
            <text:p>-3.1733662</text:p>
          </table:table-cell>
          <table:table-cell office:value-type="string">
            <text:p><text:s/>},</text:p>
          </table:table-cell>
          <table:table-cell table:formula="of:=CONCATENATE([.A386];[.B386];[.C386];[.D386];[.E386];[.F386];[.G386];[.H386];[.I386];[.J386];[.K386];[.L386];[.M386])" office:value-type="string" office:string-value="{ id: 386, name: 'East Parkside', postcode: 'EH16 5XJ', ward_id: 17, lattitude: 55.9416094, longitude: -3.1733662 },">
            <text:p>{ id: 386, name: 'East Parkside', postcode: 'EH16 5XJ', ward_id: 17, lattitude: 55.9416094, longitude: -3.173366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87">
            <text:p>387</text:p>
          </table:table-cell>
          <table:table-cell office:value-type="string">
            <text:p>, name: '</text:p>
          </table:table-cell>
          <table:table-cell office:value-type="string">
            <text:p>Corstophine Bank Avenue </text:p>
          </table:table-cell>
          <table:table-cell office:value-type="string">
            <text:p>', postcode: '</text:p>
          </table:table-cell>
          <table:table-cell office:value-type="string">
            <text:p>EH12 8SB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3686">
            <text:p>55.9443686</text:p>
          </table:table-cell>
          <table:table-cell office:value-type="string">
            <text:p>, longitude: </text:p>
          </table:table-cell>
          <table:table-cell office:value-type="float" office:value="-3.292399">
            <text:p>-3.292399</text:p>
          </table:table-cell>
          <table:table-cell office:value-type="string">
            <text:p><text:s/>},</text:p>
          </table:table-cell>
          <table:table-cell table:formula="of:=CONCATENATE([.A387];[.B387];[.C387];[.D387];[.E387];[.F387];[.G387];[.H387];[.I387];[.J387];[.K387];[.L387];[.M387])" office:value-type="string" office:string-value="{ id: 387, name: 'Corstophine Bank Avenue ', postcode: 'EH12 8SB', ward_id: 15, lattitude: 55.9443686, longitude: -3.292399 },">
            <text:p>{ id: 387, name: 'Corstophine Bank Avenue ', postcode: 'EH12 8SB', ward_id: 15, lattitude: 55.9443686, longitude: -3.2923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88">
            <text:p>388</text:p>
          </table:table-cell>
          <table:table-cell office:value-type="string">
            <text:p>, name: '</text:p>
          </table:table-cell>
          <table:table-cell office:value-type="string">
            <text:p>Craigleith Road</text:p>
          </table:table-cell>
          <table:table-cell office:value-type="string">
            <text:p>', postcode: '</text:p>
          </table:table-cell>
          <table:table-cell office:value-type="string">
            <text:p>EH4 2EH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1255">
            <text:p>55.9571255</text:p>
          </table:table-cell>
          <table:table-cell office:value-type="string">
            <text:p>, longitude: </text:p>
          </table:table-cell>
          <table:table-cell office:value-type="float" office:value="-3.2341582">
            <text:p>-3.2341582</text:p>
          </table:table-cell>
          <table:table-cell office:value-type="string">
            <text:p><text:s/>},</text:p>
          </table:table-cell>
          <table:table-cell table:formula="of:=CONCATENATE([.A388];[.B388];[.C388];[.D388];[.E388];[.F388];[.G388];[.H388];[.I388];[.J388];[.K388];[.L388];[.M388])" office:value-type="string" office:string-value="{ id: 388, name: 'Craigleith Road', postcode: 'EH4 2EH', ward_id: 4, lattitude: 55.9571255, longitude: -3.2341582 },">
            <text:p>{ id: 388, name: 'Craigleith Road', postcode: 'EH4 2EH', ward_id: 4, lattitude: 55.9571255, longitude: -3.23415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89">
            <text:p>389</text:p>
          </table:table-cell>
          <table:table-cell office:value-type="string">
            <text:p>, name: '</text:p>
          </table:table-cell>
          <table:table-cell office:value-type="string">
            <text:p>Silverknowes Place</text:p>
          </table:table-cell>
          <table:table-cell office:value-type="string">
            <text:p>', postcode: '</text:p>
          </table:table-cell>
          <table:table-cell office:value-type="string">
            <text:p>EH4 5LT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11858">
            <text:p>55.9711858</text:p>
          </table:table-cell>
          <table:table-cell office:value-type="string">
            <text:p>, longitude: </text:p>
          </table:table-cell>
          <table:table-cell office:value-type="float" office:value="-3.2705657">
            <text:p>-3.2705657</text:p>
          </table:table-cell>
          <table:table-cell office:value-type="string">
            <text:p><text:s/>},</text:p>
          </table:table-cell>
          <table:table-cell table:formula="of:=CONCATENATE([.A389];[.B389];[.C389];[.D389];[.E389];[.F389];[.G389];[.H389];[.I389];[.J389];[.K389];[.L389];[.M389])" office:value-type="string" office:string-value="{ id: 389, name: 'Silverknowes Place', postcode: 'EH4 5LT', ward_id: 14, lattitude: 55.9711858, longitude: -3.2705657 },">
            <text:p>{ id: 389, name: 'Silverknowes Place', postcode: 'EH4 5LT', ward_id: 14, lattitude: 55.9711858, longitude: -3.270565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90">
            <text:p>390</text:p>
          </table:table-cell>
          <table:table-cell office:value-type="string">
            <text:p>, name: '</text:p>
          </table:table-cell>
          <table:table-cell office:value-type="string">
            <text:p>Annadale Street Lane</text:p>
          </table:table-cell>
          <table:table-cell office:value-type="string">
            <text:p>', postcode: '</text:p>
          </table:table-cell>
          <table:table-cell office:value-type="string">
            <text:p>EH7 4LS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098">
            <text:p>55.96098</text:p>
          </table:table-cell>
          <table:table-cell office:value-type="string">
            <text:p>, longitude: </text:p>
          </table:table-cell>
          <table:table-cell office:value-type="float" office:value="-3.1824581">
            <text:p>-3.1824581</text:p>
          </table:table-cell>
          <table:table-cell office:value-type="string">
            <text:p><text:s/>},</text:p>
          </table:table-cell>
          <table:table-cell table:formula="of:=CONCATENATE([.A390];[.B390];[.C390];[.D390];[.E390];[.F390];[.G390];[.H390];[.I390];[.J390];[.K390];[.L390];[.M390])" office:value-type="string" office:string-value="{ id: 390, name: 'Annadale Street Lane', postcode: 'EH7 4LS', ward_id: 12, lattitude: 55.96098, longitude: -3.1824581 },">
            <text:p>{ id: 390, name: 'Annadale Street Lane', postcode: 'EH7 4LS', ward_id: 12, lattitude: 55.96098, longitude: -3.18245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91">
            <text:p>391</text:p>
          </table:table-cell>
          <table:table-cell office:value-type="string">
            <text:p>, name: '</text:p>
          </table:table-cell>
          <table:table-cell office:value-type="string">
            <text:p>Barnton Park Drive</text:p>
          </table:table-cell>
          <table:table-cell office:value-type="string">
            <text:p>', postcode: '</text:p>
          </table:table-cell>
          <table:table-cell office:value-type="string">
            <text:p>EH4 6HP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20176">
            <text:p>55.9620176</text:p>
          </table:table-cell>
          <table:table-cell office:value-type="string">
            <text:p>, longitude: </text:p>
          </table:table-cell>
          <table:table-cell office:value-type="float" office:value="-3.2926297">
            <text:p>-3.2926297</text:p>
          </table:table-cell>
          <table:table-cell office:value-type="string">
            <text:p><text:s/>},</text:p>
          </table:table-cell>
          <table:table-cell table:formula="of:=CONCATENATE([.A391];[.B391];[.C391];[.D391];[.E391];[.F391];[.G391];[.H391];[.I391];[.J391];[.K391];[.L391];[.M391])" office:value-type="string" office:string-value="{ id: 391, name: 'Barnton Park Drive', postcode: 'EH4 6HP', ward_id: 14, lattitude: 55.9620176, longitude: -3.2926297 },">
            <text:p>{ id: 391, name: 'Barnton Park Drive', postcode: 'EH4 6HP', ward_id: 14, lattitude: 55.9620176, longitude: -3.29262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92">
            <text:p>392</text:p>
          </table:table-cell>
          <table:table-cell office:value-type="string">
            <text:p>, name: '</text:p>
          </table:table-cell>
          <table:table-cell office:value-type="string">
            <text:p>Fillyside Avenue</text:p>
          </table:table-cell>
          <table:table-cell office:value-type="string">
            <text:p>', postcode: '</text:p>
          </table:table-cell>
          <table:table-cell office:value-type="string">
            <text:p>EH7 6QU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621657">
            <text:p>55.9621657</text:p>
          </table:table-cell>
          <table:table-cell office:value-type="string">
            <text:p>, longitude: </text:p>
          </table:table-cell>
          <table:table-cell office:value-type="float" office:value="-3.1337483">
            <text:p>-3.1337483</text:p>
          </table:table-cell>
          <table:table-cell office:value-type="string">
            <text:p><text:s/>},</text:p>
          </table:table-cell>
          <table:table-cell table:formula="of:=CONCATENATE([.A392];[.B392];[.C392];[.D392];[.E392];[.F392];[.G392];[.H392];[.I392];[.J392];[.K392];[.L392];[.M392])" office:value-type="string" office:string-value="{ id: 392, name: 'Fillyside Avenue', postcode: 'EH7 6QU', ward_id: 1, lattitude: 55.9621657, longitude: -3.1337483 },">
            <text:p>{ id: 392, name: 'Fillyside Avenue', postcode: 'EH7 6QU', ward_id: 1, lattitude: 55.9621657, longitude: -3.13374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93">
            <text:p>393</text:p>
          </table:table-cell>
          <table:table-cell office:value-type="string">
            <text:p>, name: '</text:p>
          </table:table-cell>
          <table:table-cell office:value-type="string">
            <text:p>Seafield Street</text:p>
          </table:table-cell>
          <table:table-cell office:value-type="string">
            <text:p>', postcode: '</text:p>
          </table:table-cell>
          <table:table-cell office:value-type="string">
            <text:p>EH6 7LG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691902">
            <text:p>55.9691902</text:p>
          </table:table-cell>
          <table:table-cell office:value-type="string">
            <text:p>, longitude: </text:p>
          </table:table-cell>
          <table:table-cell office:value-type="float" office:value="-3.1451653">
            <text:p>-3.1451653</text:p>
          </table:table-cell>
          <table:table-cell office:value-type="string">
            <text:p><text:s/>},</text:p>
          </table:table-cell>
          <table:table-cell table:formula="of:=CONCATENATE([.A393];[.B393];[.C393];[.D393];[.E393];[.F393];[.G393];[.H393];[.I393];[.J393];[.K393];[.L393];[.M393])" office:value-type="string" office:string-value="{ id: 393, name: 'Seafield Street', postcode: 'EH6 7LG', ward_id: 1, lattitude: 55.9691902, longitude: -3.1451653 },">
            <text:p>{ id: 393, name: 'Seafield Street', postcode: 'EH6 7LG', ward_id: 1, lattitude: 55.9691902, longitude: -3.14516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94">
            <text:p>394</text:p>
          </table:table-cell>
          <table:table-cell office:value-type="string">
            <text:p>, name: '</text:p>
          </table:table-cell>
          <table:table-cell office:value-type="string">
            <text:p>Bingham Way</text:p>
          </table:table-cell>
          <table:table-cell office:value-type="string">
            <text:p>', postcode: '</text:p>
          </table:table-cell>
          <table:table-cell office:value-type="string">
            <text:p>EH15 3NN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82003">
            <text:p>55.9382003</text:p>
          </table:table-cell>
          <table:table-cell office:value-type="string">
            <text:p>, longitude: </text:p>
          </table:table-cell>
          <table:table-cell office:value-type="float" office:value="-3.1258379">
            <text:p>-3.1258379</text:p>
          </table:table-cell>
          <table:table-cell office:value-type="string">
            <text:p><text:s/>},</text:p>
          </table:table-cell>
          <table:table-cell table:formula="of:=CONCATENATE([.A394];[.B394];[.C394];[.D394];[.E394];[.F394];[.G394];[.H394];[.I394];[.J394];[.K394];[.L394];[.M394])" office:value-type="string" office:string-value="{ id: 394, name: 'Bingham Way', postcode: 'EH15 3NN', ward_id: 11, lattitude: 55.9382003, longitude: -3.1258379 },">
            <text:p>{ id: 394, name: 'Bingham Way', postcode: 'EH15 3NN', ward_id: 11, lattitude: 55.9382003, longitude: -3.125837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95">
            <text:p>395</text:p>
          </table:table-cell>
          <table:table-cell office:value-type="string">
            <text:p>, name: '</text:p>
          </table:table-cell>
          <table:table-cell office:value-type="string">
            <text:p>Wellington Place</text:p>
          </table:table-cell>
          <table:table-cell office:value-type="string">
            <text:p>', postcode: '</text:p>
          </table:table-cell>
          <table:table-cell office:value-type="string">
            <text:p>EH6 7EQ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14129">
            <text:p>55.9714129</text:p>
          </table:table-cell>
          <table:table-cell office:value-type="string">
            <text:p>, longitude: </text:p>
          </table:table-cell>
          <table:table-cell office:value-type="float" office:value="-3.1688453">
            <text:p>-3.1688453</text:p>
          </table:table-cell>
          <table:table-cell office:value-type="string">
            <text:p><text:s/>},</text:p>
          </table:table-cell>
          <table:table-cell table:formula="of:=CONCATENATE([.A395];[.B395];[.C395];[.D395];[.E395];[.F395];[.G395];[.H395];[.I395];[.J395];[.K395];[.L395];[.M395])" office:value-type="string" office:string-value="{ id: 395, name: 'Wellington Place', postcode: 'EH6 7EQ', ward_id: 8, lattitude: 55.9714129, longitude: -3.1688453 },">
            <text:p>{ id: 395, name: 'Wellington Place', postcode: 'EH6 7EQ', ward_id: 8, lattitude: 55.9714129, longitude: -3.16884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96">
            <text:p>396</text:p>
          </table:table-cell>
          <table:table-cell office:value-type="string">
            <text:p>, name: '</text:p>
          </table:table-cell>
          <table:table-cell office:value-type="string">
            <text:p>Fountain Close</text:p>
          </table:table-cell>
          <table:table-cell office:value-type="string">
            <text:p>', postcode: '</text:p>
          </table:table-cell>
          <table:table-cell office:value-type="string">
            <text:p>EH1 1TF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03586">
            <text:p>55.9503586</text:p>
          </table:table-cell>
          <table:table-cell office:value-type="string">
            <text:p>, longitude: </text:p>
          </table:table-cell>
          <table:table-cell office:value-type="float" office:value="-3.1847063">
            <text:p>-3.1847063</text:p>
          </table:table-cell>
          <table:table-cell office:value-type="string">
            <text:p><text:s/>},</text:p>
          </table:table-cell>
          <table:table-cell table:formula="of:=CONCATENATE([.A396];[.B396];[.C396];[.D396];[.E396];[.F396];[.G396];[.H396];[.I396];[.J396];[.K396];[.L396];[.M396])" office:value-type="string" office:string-value="{ id: 396, name: 'Fountain Close', postcode: 'EH1 1TF', ward_id: 6, lattitude: 55.9503586, longitude: -3.1847063 },">
            <text:p>{ id: 396, name: 'Fountain Close', postcode: 'EH1 1TF', ward_id: 6, lattitude: 55.9503586, longitude: -3.18470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97">
            <text:p>397</text:p>
          </table:table-cell>
          <table:table-cell office:value-type="string">
            <text:p>, name: '</text:p>
          </table:table-cell>
          <table:table-cell office:value-type="string">
            <text:p>Quarrybank End</text:p>
          </table:table-cell>
          <table:table-cell office:value-type="string">
            <text:p>', postcode: '</text:p>
          </table:table-cell>
          <table:table-cell office:value-type="string">
            <text:p>EH14 2TU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59781">
            <text:p>55.9159781</text:p>
          </table:table-cell>
          <table:table-cell office:value-type="string">
            <text:p>, longitude: </text:p>
          </table:table-cell>
          <table:table-cell office:value-type="float" office:value="-3.2936705">
            <text:p>-3.2936705</text:p>
          </table:table-cell>
          <table:table-cell office:value-type="string">
            <text:p><text:s/>},</text:p>
          </table:table-cell>
          <table:table-cell table:formula="of:=CONCATENATE([.A397];[.B397];[.C397];[.D397];[.E397];[.F397];[.G397];[.H397];[.I397];[.J397];[.K397];[.L397];[.M397])" office:value-type="string" office:string-value="{ id: 397, name: 'Quarrybank End', postcode: 'EH14 2TU', ward_id: 13, lattitude: 55.9159781, longitude: -3.2936705 },">
            <text:p>{ id: 397, name: 'Quarrybank End', postcode: 'EH14 2TU', ward_id: 13, lattitude: 55.9159781, longitude: -3.29367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98">
            <text:p>398</text:p>
          </table:table-cell>
          <table:table-cell office:value-type="string">
            <text:p>, name: '</text:p>
          </table:table-cell>
          <table:table-cell office:value-type="string">
            <text:p>South Oswald Road</text:p>
          </table:table-cell>
          <table:table-cell office:value-type="string">
            <text:p>', postcode: '</text:p>
          </table:table-cell>
          <table:table-cell office:value-type="string">
            <text:p>EH9 2HJ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86649">
            <text:p>55.9286649</text:p>
          </table:table-cell>
          <table:table-cell office:value-type="string">
            <text:p>, longitude: </text:p>
          </table:table-cell>
          <table:table-cell office:value-type="float" office:value="-3.1930642">
            <text:p>-3.1930642</text:p>
          </table:table-cell>
          <table:table-cell office:value-type="string">
            <text:p><text:s/>},</text:p>
          </table:table-cell>
          <table:table-cell table:formula="of:=CONCATENATE([.A398];[.B398];[.C398];[.D398];[.E398];[.F398];[.G398];[.H398];[.I398];[.J398];[.K398];[.L398];[.M398])" office:value-type="string" office:string-value="{ id: 398, name: 'South Oswald Road', postcode: 'EH9 2HJ', ward_id: 17, lattitude: 55.9286649, longitude: -3.1930642 },">
            <text:p>{ id: 398, name: 'South Oswald Road', postcode: 'EH9 2HJ', ward_id: 17, lattitude: 55.9286649, longitude: -3.19306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399">
            <text:p>399</text:p>
          </table:table-cell>
          <table:table-cell office:value-type="string">
            <text:p>, name: '</text:p>
          </table:table-cell>
          <table:table-cell office:value-type="string">
            <text:p>Miller Row</text:p>
          </table:table-cell>
          <table:table-cell office:value-type="string">
            <text:p>', postcode: '</text:p>
          </table:table-cell>
          <table:table-cell office:value-type="string">
            <text:p>EH4 3BQ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26411">
            <text:p>55.9526411</text:p>
          </table:table-cell>
          <table:table-cell office:value-type="string">
            <text:p>, longitude: </text:p>
          </table:table-cell>
          <table:table-cell office:value-type="float" office:value="-3.2160587">
            <text:p>-3.2160587</text:p>
          </table:table-cell>
          <table:table-cell office:value-type="string">
            <text:p><text:s/>},</text:p>
          </table:table-cell>
          <table:table-cell table:formula="of:=CONCATENATE([.A399];[.B399];[.C399];[.D399];[.E399];[.F399];[.G399];[.H399];[.I399];[.J399];[.K399];[.L399];[.M399])" office:value-type="string" office:string-value="{ id: 399, name: 'Miller Row', postcode: 'EH4 3BQ', ward_id: 4, lattitude: 55.9526411, longitude: -3.2160587 },">
            <text:p>{ id: 399, name: 'Miller Row', postcode: 'EH4 3BQ', ward_id: 4, lattitude: 55.9526411, longitude: -3.21605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00">
            <text:p>400</text:p>
          </table:table-cell>
          <table:table-cell office:value-type="string">
            <text:p>, name: '</text:p>
          </table:table-cell>
          <table:table-cell office:value-type="string">
            <text:p>Keith Crescent</text:p>
          </table:table-cell>
          <table:table-cell office:value-type="string">
            <text:p>', postcode: '</text:p>
          </table:table-cell>
          <table:table-cell office:value-type="string">
            <text:p>EH4 3NJ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62441">
            <text:p>55.9562441</text:p>
          </table:table-cell>
          <table:table-cell office:value-type="string">
            <text:p>, longitude: </text:p>
          </table:table-cell>
          <table:table-cell office:value-type="float" office:value="-3.2509076">
            <text:p>-3.2509076</text:p>
          </table:table-cell>
          <table:table-cell office:value-type="string">
            <text:p><text:s/>},</text:p>
          </table:table-cell>
          <table:table-cell table:formula="of:=CONCATENATE([.A400];[.B400];[.C400];[.D400];[.E400];[.F400];[.G400];[.H400];[.I400];[.J400];[.K400];[.L400];[.M400])" office:value-type="string" office:string-value="{ id: 400, name: 'Keith Crescent', postcode: 'EH4 3NJ', ward_id: 4, lattitude: 55.9562441, longitude: -3.2509076 },">
            <text:p>{ id: 400, name: 'Keith Crescent', postcode: 'EH4 3NJ', ward_id: 4, lattitude: 55.9562441, longitude: -3.25090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01">
            <text:p>401</text:p>
          </table:table-cell>
          <table:table-cell office:value-type="string">
            <text:p>, name: '</text:p>
          </table:table-cell>
          <table:table-cell office:value-type="string">
            <text:p>Redhall Drive </text:p>
          </table:table-cell>
          <table:table-cell office:value-type="string">
            <text:p>', postcode: '</text:p>
          </table:table-cell>
          <table:table-cell office:value-type="string">
            <text:p>EH14 2HG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27007">
            <text:p>55.9227007</text:p>
          </table:table-cell>
          <table:table-cell office:value-type="string">
            <text:p>, longitude: </text:p>
          </table:table-cell>
          <table:table-cell office:value-type="float" office:value="-3.2566487">
            <text:p>-3.2566487</text:p>
          </table:table-cell>
          <table:table-cell office:value-type="string">
            <text:p><text:s/>},</text:p>
          </table:table-cell>
          <table:table-cell table:formula="of:=CONCATENATE([.A401];[.B401];[.C401];[.D401];[.E401];[.F401];[.G401];[.H401];[.I401];[.J401];[.K401];[.L401];[.M401])" office:value-type="string" office:string-value="{ id: 401, name: 'Redhall Drive ', postcode: 'EH14 2HG', ward_id: 13, lattitude: 55.9227007, longitude: -3.2566487 },">
            <text:p>{ id: 401, name: 'Redhall Drive ', postcode: 'EH14 2HG', ward_id: 13, lattitude: 55.9227007, longitude: -3.25664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02">
            <text:p>402</text:p>
          </table:table-cell>
          <table:table-cell office:value-type="string">
            <text:p>, name: '</text:p>
          </table:table-cell>
          <table:table-cell office:value-type="string">
            <text:p>West Maitland St</text:p>
          </table:table-cell>
          <table:table-cell office:value-type="string">
            <text:p>', postcode: '</text:p>
          </table:table-cell>
          <table:table-cell office:value-type="string">
            <text:p>EH3 8JQ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70762">
            <text:p>55.9470762</text:p>
          </table:table-cell>
          <table:table-cell office:value-type="string">
            <text:p>, longitude: </text:p>
          </table:table-cell>
          <table:table-cell office:value-type="float" office:value="-3.2151424">
            <text:p>-3.2151424</text:p>
          </table:table-cell>
          <table:table-cell office:value-type="string">
            <text:p><text:s/>},</text:p>
          </table:table-cell>
          <table:table-cell table:formula="of:=CONCATENATE([.A402];[.B402];[.C402];[.D402];[.E402];[.F402];[.G402];[.H402];[.I402];[.J402];[.K402];[.L402];[.M402])" office:value-type="string" office:string-value="{ id: 402, name: 'West Maitland St', postcode: 'EH3 8JQ', ward_id: 6, lattitude: 55.9470762, longitude: -3.2151424 },">
            <text:p>{ id: 402, name: 'West Maitland St', postcode: 'EH3 8JQ', ward_id: 6, lattitude: 55.9470762, longitude: -3.21514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03">
            <text:p>403</text:p>
          </table:table-cell>
          <table:table-cell office:value-type="string">
            <text:p>, name: '</text:p>
          </table:table-cell>
          <table:table-cell office:value-type="string">
            <text:p>Coltbridge Avenue</text:p>
          </table:table-cell>
          <table:table-cell office:value-type="string">
            <text:p>', postcode: '</text:p>
          </table:table-cell>
          <table:table-cell office:value-type="string">
            <text:p>EH12 6AH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698">
            <text:p>55.94698</text:p>
          </table:table-cell>
          <table:table-cell office:value-type="string">
            <text:p>, longitude: </text:p>
          </table:table-cell>
          <table:table-cell office:value-type="float" office:value="-3.234828">
            <text:p>-3.234828</text:p>
          </table:table-cell>
          <table:table-cell office:value-type="string">
            <text:p><text:s/>},</text:p>
          </table:table-cell>
          <table:table-cell table:formula="of:=CONCATENATE([.A403];[.B403];[.C403];[.D403];[.E403];[.F403];[.G403];[.H403];[.I403];[.J403];[.K403];[.L403];[.M403])" office:value-type="string" office:string-value="{ id: 403, name: 'Coltbridge Avenue', postcode: 'EH12 6AH', ward_id: 15, lattitude: 55.94698, longitude: -3.234828 },">
            <text:p>{ id: 403, name: 'Coltbridge Avenue', postcode: 'EH12 6AH', ward_id: 15, lattitude: 55.94698, longitude: -3.2348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04">
            <text:p>404</text:p>
          </table:table-cell>
          <table:table-cell office:value-type="string">
            <text:p>, name: '</text:p>
          </table:table-cell>
          <table:table-cell office:value-type="string">
            <text:p>Linksview House</text:p>
          </table:table-cell>
          <table:table-cell office:value-type="string">
            <text:p>', postcode: '</text:p>
          </table:table-cell>
          <table:table-cell office:value-type="string">
            <text:p>EH6 6DP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39116">
            <text:p>55.9739116</text:p>
          </table:table-cell>
          <table:table-cell office:value-type="string">
            <text:p>, longitude: </text:p>
          </table:table-cell>
          <table:table-cell office:value-type="float" office:value="-3.1703798">
            <text:p>-3.1703798</text:p>
          </table:table-cell>
          <table:table-cell office:value-type="string">
            <text:p><text:s/>},</text:p>
          </table:table-cell>
          <table:table-cell table:formula="of:=CONCATENATE([.A404];[.B404];[.C404];[.D404];[.E404];[.F404];[.G404];[.H404];[.I404];[.J404];[.K404];[.L404];[.M404])" office:value-type="string" office:string-value="{ id: 404, name: 'Linksview House', postcode: 'EH6 6DP', ward_id: 8, lattitude: 55.9739116, longitude: -3.1703798 },">
            <text:p>{ id: 404, name: 'Linksview House', postcode: 'EH6 6DP', ward_id: 8, lattitude: 55.9739116, longitude: -3.170379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05">
            <text:p>405</text:p>
          </table:table-cell>
          <table:table-cell office:value-type="string">
            <text:p>, name: '</text:p>
          </table:table-cell>
          <table:table-cell office:value-type="string">
            <text:p>New Tower Place</text:p>
          </table:table-cell>
          <table:table-cell office:value-type="string">
            <text:p>', postcode: '</text:p>
          </table:table-cell>
          <table:table-cell office:value-type="string">
            <text:p>EH15 1TS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53619">
            <text:p>55.9553619</text:p>
          </table:table-cell>
          <table:table-cell office:value-type="string">
            <text:p>, longitude: </text:p>
          </table:table-cell>
          <table:table-cell office:value-type="float" office:value="-3.1136601">
            <text:p>-3.1136601</text:p>
          </table:table-cell>
          <table:table-cell office:value-type="string">
            <text:p><text:s/>},</text:p>
          </table:table-cell>
          <table:table-cell table:formula="of:=CONCATENATE([.A405];[.B405];[.C405];[.D405];[.E405];[.F405];[.G405];[.H405];[.I405];[.J405];[.K405];[.L405];[.M405])" office:value-type="string" office:string-value="{ id: 405, name: 'New Tower Place', postcode: 'EH15 1TS', ward_id: 11, lattitude: 55.9553619, longitude: -3.1136601 },">
            <text:p>{ id: 405, name: 'New Tower Place', postcode: 'EH15 1TS', ward_id: 11, lattitude: 55.9553619, longitude: -3.113660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06">
            <text:p>406</text:p>
          </table:table-cell>
          <table:table-cell office:value-type="string">
            <text:p>, name: '</text:p>
          </table:table-cell>
          <table:table-cell office:value-type="string">
            <text:p>Laichpark Place</text:p>
          </table:table-cell>
          <table:table-cell office:value-type="string">
            <text:p>', postcode: '</text:p>
          </table:table-cell>
          <table:table-cell office:value-type="string">
            <text:p>EH14 1UN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287006">
            <text:p>55.9287006</text:p>
          </table:table-cell>
          <table:table-cell office:value-type="string">
            <text:p>, longitude: </text:p>
          </table:table-cell>
          <table:table-cell office:value-type="float" office:value="-3.250263">
            <text:p>-3.250263</text:p>
          </table:table-cell>
          <table:table-cell office:value-type="string">
            <text:p><text:s/>},</text:p>
          </table:table-cell>
          <table:table-cell table:formula="of:=CONCATENATE([.A406];[.B406];[.C406];[.D406];[.E406];[.F406];[.G406];[.H406];[.I406];[.J406];[.K406];[.L406];[.M406])" office:value-type="string" office:string-value="{ id: 406, name: 'Laichpark Place', postcode: 'EH14 1UN', ward_id: 2, lattitude: 55.9287006, longitude: -3.250263 },">
            <text:p>{ id: 406, name: 'Laichpark Place', postcode: 'EH14 1UN', ward_id: 2, lattitude: 55.9287006, longitude: -3.2502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07">
            <text:p>407</text:p>
          </table:table-cell>
          <table:table-cell office:value-type="string">
            <text:p>, name: '</text:p>
          </table:table-cell>
          <table:table-cell office:value-type="string">
            <text:p>Viewcraig Gardens</text:p>
          </table:table-cell>
          <table:table-cell office:value-type="string">
            <text:p>', postcode: '</text:p>
          </table:table-cell>
          <table:table-cell office:value-type="string">
            <text:p>EH8 9UN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7504">
            <text:p>55.947504</text:p>
          </table:table-cell>
          <table:table-cell office:value-type="string">
            <text:p>, longitude: </text:p>
          </table:table-cell>
          <table:table-cell office:value-type="float" office:value="-3.1800344">
            <text:p>-3.1800344</text:p>
          </table:table-cell>
          <table:table-cell office:value-type="string">
            <text:p><text:s/>},</text:p>
          </table:table-cell>
          <table:table-cell table:formula="of:=CONCATENATE([.A407];[.B407];[.C407];[.D407];[.E407];[.F407];[.G407];[.H407];[.I407];[.J407];[.K407];[.L407];[.M407])" office:value-type="string" office:string-value="{ id: 407, name: 'Viewcraig Gardens', postcode: 'EH8 9UN', ward_id: 17, lattitude: 55.947504, longitude: -3.1800344 },">
            <text:p>{ id: 407, name: 'Viewcraig Gardens', postcode: 'EH8 9UN', ward_id: 17, lattitude: 55.947504, longitude: -3.18003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08">
            <text:p>408</text:p>
          </table:table-cell>
          <table:table-cell office:value-type="string">
            <text:p>, name: '</text:p>
          </table:table-cell>
          <table:table-cell office:value-type="string">
            <text:p>Craigour Loan</text:p>
          </table:table-cell>
          <table:table-cell office:value-type="string">
            <text:p>', postcode: '</text:p>
          </table:table-cell>
          <table:table-cell office:value-type="string">
            <text:p>EH17 7PJ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48683">
            <text:p>55.9148683</text:p>
          </table:table-cell>
          <table:table-cell office:value-type="string">
            <text:p>, longitude: </text:p>
          </table:table-cell>
          <table:table-cell office:value-type="float" office:value="-3.1346755">
            <text:p>-3.1346755</text:p>
          </table:table-cell>
          <table:table-cell office:value-type="string">
            <text:p><text:s/>},</text:p>
          </table:table-cell>
          <table:table-cell table:formula="of:=CONCATENATE([.A408];[.B408];[.C408];[.D408];[.E408];[.F408];[.G408];[.H408];[.I408];[.J408];[.K408];[.L408];[.M408])" office:value-type="string" office:string-value="{ id: 408, name: 'Craigour Loan', postcode: 'EH17 7PJ', ward_id: 16, lattitude: 55.9148683, longitude: -3.1346755 },">
            <text:p>{ id: 408, name: 'Craigour Loan', postcode: 'EH17 7PJ', ward_id: 16, lattitude: 55.9148683, longitude: -3.13467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09">
            <text:p>409</text:p>
          </table:table-cell>
          <table:table-cell office:value-type="string">
            <text:p>, name: '</text:p>
          </table:table-cell>
          <table:table-cell office:value-type="string">
            <text:p>Hillpark Court</text:p>
          </table:table-cell>
          <table:table-cell office:value-type="string">
            <text:p>', postcode: '</text:p>
          </table:table-cell>
          <table:table-cell office:value-type="string">
            <text:p>EH4 7BE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15939">
            <text:p>55.9615939</text:p>
          </table:table-cell>
          <table:table-cell office:value-type="string">
            <text:p>, longitude: </text:p>
          </table:table-cell>
          <table:table-cell office:value-type="float" office:value="-3.270216">
            <text:p>-3.270216</text:p>
          </table:table-cell>
          <table:table-cell office:value-type="string">
            <text:p><text:s/>},</text:p>
          </table:table-cell>
          <table:table-cell table:formula="of:=CONCATENATE([.A409];[.B409];[.C409];[.D409];[.E409];[.F409];[.G409];[.H409];[.I409];[.J409];[.K409];[.L409];[.M409])" office:value-type="string" office:string-value="{ id: 409, name: 'Hillpark Court', postcode: 'EH4 7BE', ward_id: 4, lattitude: 55.9615939, longitude: -3.270216 },">
            <text:p>{ id: 409, name: 'Hillpark Court', postcode: 'EH4 7BE', ward_id: 4, lattitude: 55.9615939, longitude: -3.27021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10">
            <text:p>410</text:p>
          </table:table-cell>
          <table:table-cell office:value-type="string">
            <text:p>, name: '</text:p>
          </table:table-cell>
          <table:table-cell office:value-type="string">
            <text:p>Lochend Road South</text:p>
          </table:table-cell>
          <table:table-cell office:value-type="string">
            <text:p>', postcode: '</text:p>
          </table:table-cell>
          <table:table-cell office:value-type="string">
            <text:p>EH7 6BR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609774">
            <text:p>55.9609774</text:p>
          </table:table-cell>
          <table:table-cell office:value-type="string">
            <text:p>, longitude: </text:p>
          </table:table-cell>
          <table:table-cell office:value-type="float" office:value="-3.1582556">
            <text:p>-3.1582556</text:p>
          </table:table-cell>
          <table:table-cell office:value-type="string">
            <text:p><text:s/>},</text:p>
          </table:table-cell>
          <table:table-cell table:formula="of:=CONCATENATE([.A410];[.B410];[.C410];[.D410];[.E410];[.F410];[.G410];[.H410];[.I410];[.J410];[.K410];[.L410];[.M410])" office:value-type="string" office:string-value="{ id: 410, name: 'Lochend Road South', postcode: 'EH7 6BR', ward_id: 1, lattitude: 55.9609774, longitude: -3.1582556 },">
            <text:p>{ id: 410, name: 'Lochend Road South', postcode: 'EH7 6BR', ward_id: 1, lattitude: 55.9609774, longitude: -3.15825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11">
            <text:p>411</text:p>
          </table:table-cell>
          <table:table-cell office:value-type="string">
            <text:p>, name: '</text:p>
          </table:table-cell>
          <table:table-cell office:value-type="string">
            <text:p>Oxgangs Farm Drive</text:p>
          </table:table-cell>
          <table:table-cell office:value-type="string">
            <text:p>', postcode: '</text:p>
          </table:table-cell>
          <table:table-cell office:value-type="string">
            <text:p>EH13 9QG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57696">
            <text:p>55.9057696</text:p>
          </table:table-cell>
          <table:table-cell office:value-type="string">
            <text:p>, longitude: </text:p>
          </table:table-cell>
          <table:table-cell office:value-type="float" office:value="-3.2291281">
            <text:p>-3.2291281</text:p>
          </table:table-cell>
          <table:table-cell office:value-type="string">
            <text:p><text:s/>},</text:p>
          </table:table-cell>
          <table:table-cell table:formula="of:=CONCATENATE([.A411];[.B411];[.C411];[.D411];[.E411];[.F411];[.G411];[.H411];[.I411];[.J411];[.K411];[.L411];[.M411])" office:value-type="string" office:string-value="{ id: 411, name: 'Oxgangs Farm Drive', postcode: 'EH13 9QG', ward_id: 5, lattitude: 55.9057696, longitude: -3.2291281 },">
            <text:p>{ id: 411, name: 'Oxgangs Farm Drive', postcode: 'EH13 9QG', ward_id: 5, lattitude: 55.9057696, longitude: -3.22912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12">
            <text:p>412</text:p>
          </table:table-cell>
          <table:table-cell office:value-type="string">
            <text:p>, name: '</text:p>
          </table:table-cell>
          <table:table-cell office:value-type="string">
            <text:p>Shnadon Street</text:p>
          </table:table-cell>
          <table:table-cell office:value-type="string">
            <text:p>', postcode: '</text:p>
          </table:table-cell>
          <table:table-cell office:value-type="string">
            <text:p>EH11 1QH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35656">
            <text:p>55.9335656</text:p>
          </table:table-cell>
          <table:table-cell office:value-type="string">
            <text:p>, longitude: </text:p>
          </table:table-cell>
          <table:table-cell office:value-type="float" office:value="-3.231419">
            <text:p>-3.231419</text:p>
          </table:table-cell>
          <table:table-cell office:value-type="string">
            <text:p><text:s/>},</text:p>
          </table:table-cell>
          <table:table-cell table:formula="of:=CONCATENATE([.A412];[.B412];[.C412];[.D412];[.E412];[.F412];[.G412];[.H412];[.I412];[.J412];[.K412];[.L412];[.M412])" office:value-type="string" office:string-value="{ id: 412, name: 'Shnadon Street', postcode: 'EH11 1QH', ward_id: 2, lattitude: 55.9335656, longitude: -3.231419 },">
            <text:p>{ id: 412, name: 'Shnadon Street', postcode: 'EH11 1QH', ward_id: 2, lattitude: 55.9335656, longitude: -3.2314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13">
            <text:p>413</text:p>
          </table:table-cell>
          <table:table-cell office:value-type="string">
            <text:p>, name: '</text:p>
          </table:table-cell>
          <table:table-cell office:value-type="string">
            <text:p>Muirhouse View</text:p>
          </table:table-cell>
          <table:table-cell office:value-type="string">
            <text:p>', postcode: '</text:p>
          </table:table-cell>
          <table:table-cell office:value-type="string">
            <text:p>EH4 4SQ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29939">
            <text:p>55.9729939</text:p>
          </table:table-cell>
          <table:table-cell office:value-type="string">
            <text:p>, longitude: </text:p>
          </table:table-cell>
          <table:table-cell office:value-type="float" office:value="-3.2625132">
            <text:p>-3.2625132</text:p>
          </table:table-cell>
          <table:table-cell office:value-type="string">
            <text:p><text:s/>},</text:p>
          </table:table-cell>
          <table:table-cell table:formula="of:=CONCATENATE([.A413];[.B413];[.C413];[.D413];[.E413];[.F413];[.G413];[.H413];[.I413];[.J413];[.K413];[.L413];[.M413])" office:value-type="string" office:string-value="{ id: 413, name: 'Muirhouse View', postcode: 'EH4 4SQ', ward_id: 7, lattitude: 55.9729939, longitude: -3.2625132 },">
            <text:p>{ id: 413, name: 'Muirhouse View', postcode: 'EH4 4SQ', ward_id: 7, lattitude: 55.9729939, longitude: -3.262513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14">
            <text:p>414</text:p>
          </table:table-cell>
          <table:table-cell office:value-type="string">
            <text:p>, name: '</text:p>
          </table:table-cell>
          <table:table-cell office:value-type="string">
            <text:p>Ryehill Grove</text:p>
          </table:table-cell>
          <table:table-cell office:value-type="string">
            <text:p>', postcode: '</text:p>
          </table:table-cell>
          <table:table-cell office:value-type="string">
            <text:p>EH6 8ET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64685">
            <text:p>55.9664685</text:p>
          </table:table-cell>
          <table:table-cell office:value-type="string">
            <text:p>, longitude: </text:p>
          </table:table-cell>
          <table:table-cell office:value-type="float" office:value="-3.1593337">
            <text:p>-3.1593337</text:p>
          </table:table-cell>
          <table:table-cell office:value-type="string">
            <text:p><text:s/>},</text:p>
          </table:table-cell>
          <table:table-cell table:formula="of:=CONCATENATE([.A414];[.B414];[.C414];[.D414];[.E414];[.F414];[.G414];[.H414];[.I414];[.J414];[.K414];[.L414];[.M414])" office:value-type="string" office:string-value="{ id: 414, name: 'Ryehill Grove', postcode: 'EH6 8ET', ward_id: 8, lattitude: 55.9664685, longitude: -3.1593337 },">
            <text:p>{ id: 414, name: 'Ryehill Grove', postcode: 'EH6 8ET', ward_id: 8, lattitude: 55.9664685, longitude: -3.15933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15">
            <text:p>415</text:p>
          </table:table-cell>
          <table:table-cell office:value-type="string">
            <text:p>, name: '</text:p>
          </table:table-cell>
          <table:table-cell office:value-type="string">
            <text:p>Duddingston Row</text:p>
          </table:table-cell>
          <table:table-cell office:value-type="string">
            <text:p>', postcode: '</text:p>
          </table:table-cell>
          <table:table-cell office:value-type="string">
            <text:p>EH15 3ND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02831">
            <text:p>55.9402831</text:p>
          </table:table-cell>
          <table:table-cell office:value-type="string">
            <text:p>, longitude: </text:p>
          </table:table-cell>
          <table:table-cell office:value-type="float" office:value="-3.1267048">
            <text:p>-3.1267048</text:p>
          </table:table-cell>
          <table:table-cell office:value-type="string">
            <text:p><text:s/>},</text:p>
          </table:table-cell>
          <table:table-cell table:formula="of:=CONCATENATE([.A415];[.B415];[.C415];[.D415];[.E415];[.F415];[.G415];[.H415];[.I415];[.J415];[.K415];[.L415];[.M415])" office:value-type="string" office:string-value="{ id: 415, name: 'Duddingston Row', postcode: 'EH15 3ND', ward_id: 11, lattitude: 55.9402831, longitude: -3.1267048 },">
            <text:p>{ id: 415, name: 'Duddingston Row', postcode: 'EH15 3ND', ward_id: 11, lattitude: 55.9402831, longitude: -3.12670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16">
            <text:p>416</text:p>
          </table:table-cell>
          <table:table-cell office:value-type="string">
            <text:p>, name: '</text:p>
          </table:table-cell>
          <table:table-cell office:value-type="string">
            <text:p>Smiths Place</text:p>
          </table:table-cell>
          <table:table-cell office:value-type="string">
            <text:p>', postcode: '</text:p>
          </table:table-cell>
          <table:table-cell office:value-type="string">
            <text:p>EH6 8NR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73093">
            <text:p>55.9673093</text:p>
          </table:table-cell>
          <table:table-cell office:value-type="string">
            <text:p>, longitude: </text:p>
          </table:table-cell>
          <table:table-cell office:value-type="float" office:value="-3.1739355">
            <text:p>-3.1739355</text:p>
          </table:table-cell>
          <table:table-cell office:value-type="string">
            <text:p><text:s/>},</text:p>
          </table:table-cell>
          <table:table-cell table:formula="of:=CONCATENATE([.A416];[.B416];[.C416];[.D416];[.E416];[.F416];[.G416];[.H416];[.I416];[.J416];[.K416];[.L416];[.M416])" office:value-type="string" office:string-value="{ id: 416, name: 'Smiths Place', postcode: 'EH6 8NR', ward_id: 12, lattitude: 55.9673093, longitude: -3.1739355 },">
            <text:p>{ id: 416, name: 'Smiths Place', postcode: 'EH6 8NR', ward_id: 12, lattitude: 55.9673093, longitude: -3.17393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17">
            <text:p>417</text:p>
          </table:table-cell>
          <table:table-cell office:value-type="string">
            <text:p>, name: '</text:p>
          </table:table-cell>
          <table:table-cell office:value-type="string">
            <text:p>Langton Road</text:p>
          </table:table-cell>
          <table:table-cell office:value-type="string">
            <text:p>', postcode: '</text:p>
          </table:table-cell>
          <table:table-cell office:value-type="string">
            <text:p>EH9 3BW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64053">
            <text:p>55.9264053</text:p>
          </table:table-cell>
          <table:table-cell office:value-type="string">
            <text:p>, longitude: </text:p>
          </table:table-cell>
          <table:table-cell office:value-type="float" office:value="-3.1786731">
            <text:p>-3.1786731</text:p>
          </table:table-cell>
          <table:table-cell office:value-type="string">
            <text:p><text:s/>},</text:p>
          </table:table-cell>
          <table:table-cell table:formula="of:=CONCATENATE([.A417];[.B417];[.C417];[.D417];[.E417];[.F417];[.G417];[.H417];[.I417];[.J417];[.K417];[.L417];[.M417])" office:value-type="string" office:string-value="{ id: 417, name: 'Langton Road', postcode: 'EH9 3BW', ward_id: 17, lattitude: 55.9264053, longitude: -3.1786731 },">
            <text:p>{ id: 417, name: 'Langton Road', postcode: 'EH9 3BW', ward_id: 17, lattitude: 55.9264053, longitude: -3.17867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18">
            <text:p>418</text:p>
          </table:table-cell>
          <table:table-cell office:value-type="string">
            <text:p>, name: '</text:p>
          </table:table-cell>
          <table:table-cell office:value-type="string">
            <text:p>Graham Street</text:p>
          </table:table-cell>
          <table:table-cell office:value-type="string">
            <text:p>', postcode: '</text:p>
          </table:table-cell>
          <table:table-cell office:value-type="string">
            <text:p>EH6 5QS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25506">
            <text:p>55.9725506</text:p>
          </table:table-cell>
          <table:table-cell office:value-type="string">
            <text:p>, longitude: </text:p>
          </table:table-cell>
          <table:table-cell office:value-type="float" office:value="-3.1861498">
            <text:p>-3.1861498</text:p>
          </table:table-cell>
          <table:table-cell office:value-type="string">
            <text:p><text:s/>},</text:p>
          </table:table-cell>
          <table:table-cell table:formula="of:=CONCATENATE([.A418];[.B418];[.C418];[.D418];[.E418];[.F418];[.G418];[.H418];[.I418];[.J418];[.K418];[.L418];[.M418])" office:value-type="string" office:string-value="{ id: 418, name: 'Graham Street', postcode: 'EH6 5QS', ward_id: 12, lattitude: 55.9725506, longitude: -3.1861498 },">
            <text:p>{ id: 418, name: 'Graham Street', postcode: 'EH6 5QS', ward_id: 12, lattitude: 55.9725506, longitude: -3.186149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19">
            <text:p>419</text:p>
          </table:table-cell>
          <table:table-cell office:value-type="string">
            <text:p>, name: '</text:p>
          </table:table-cell>
          <table:table-cell office:value-type="string">
            <text:p>Warrender Park Crescent</text:p>
          </table:table-cell>
          <table:table-cell office:value-type="string">
            <text:p>', postcode: '</text:p>
          </table:table-cell>
          <table:table-cell office:value-type="string">
            <text:p>EH9 1EA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82284">
            <text:p>55.9382284</text:p>
          </table:table-cell>
          <table:table-cell office:value-type="string">
            <text:p>, longitude: </text:p>
          </table:table-cell>
          <table:table-cell office:value-type="float" office:value="-3.2019714">
            <text:p>-3.2019714</text:p>
          </table:table-cell>
          <table:table-cell office:value-type="string">
            <text:p><text:s/>},</text:p>
          </table:table-cell>
          <table:table-cell table:formula="of:=CONCATENATE([.A419];[.B419];[.C419];[.D419];[.E419];[.F419];[.G419];[.H419];[.I419];[.J419];[.K419];[.L419];[.M419])" office:value-type="string" office:string-value="{ id: 419, name: 'Warrender Park Crescent', postcode: 'EH9 1EA', ward_id: 3, lattitude: 55.9382284, longitude: -3.2019714 },">
            <text:p>{ id: 419, name: 'Warrender Park Crescent', postcode: 'EH9 1EA', ward_id: 3, lattitude: 55.9382284, longitude: -3.20197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20">
            <text:p>420</text:p>
          </table:table-cell>
          <table:table-cell office:value-type="string">
            <text:p>, name: '</text:p>
          </table:table-cell>
          <table:table-cell office:value-type="string">
            <text:p>Hailes Park</text:p>
          </table:table-cell>
          <table:table-cell office:value-type="string">
            <text:p>', postcode: '</text:p>
          </table:table-cell>
          <table:table-cell office:value-type="string">
            <text:p>EH13 0NG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111444">
            <text:p>55.9111444</text:p>
          </table:table-cell>
          <table:table-cell office:value-type="string">
            <text:p>, longitude: </text:p>
          </table:table-cell>
          <table:table-cell office:value-type="float" office:value="-3.2655877">
            <text:p>-3.2655877</text:p>
          </table:table-cell>
          <table:table-cell office:value-type="string">
            <text:p><text:s/>},</text:p>
          </table:table-cell>
          <table:table-cell table:formula="of:=CONCATENATE([.A420];[.B420];[.C420];[.D420];[.E420];[.F420];[.G420];[.H420];[.I420];[.J420];[.K420];[.L420];[.M420])" office:value-type="string" office:string-value="{ id: 420, name: 'Hailes Park', postcode: 'EH13 0NG', ward_id: 5, lattitude: 55.9111444, longitude: -3.2655877 },">
            <text:p>{ id: 420, name: 'Hailes Park', postcode: 'EH13 0NG', ward_id: 5, lattitude: 55.9111444, longitude: -3.26558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21">
            <text:p>421</text:p>
          </table:table-cell>
          <table:table-cell office:value-type="string">
            <text:p>, name: '</text:p>
          </table:table-cell>
          <table:table-cell office:value-type="string">
            <text:p>Scotstoun Green</text:p>
          </table:table-cell>
          <table:table-cell office:value-type="string">
            <text:p>', postcode: '</text:p>
          </table:table-cell>
          <table:table-cell office:value-type="string">
            <text:p>EH30 9YA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26457">
            <text:p>55.9826457</text:p>
          </table:table-cell>
          <table:table-cell office:value-type="string">
            <text:p>, longitude: </text:p>
          </table:table-cell>
          <table:table-cell office:value-type="float" office:value="-3.3954214">
            <text:p>-3.3954214</text:p>
          </table:table-cell>
          <table:table-cell office:value-type="string">
            <text:p><text:s/>},</text:p>
          </table:table-cell>
          <table:table-cell table:formula="of:=CONCATENATE([.A421];[.B421];[.C421];[.D421];[.E421];[.F421];[.G421];[.H421];[.I421];[.J421];[.K421];[.L421];[.M421])" office:value-type="string" office:string-value="{ id: 421, name: 'Scotstoun Green', postcode: 'EH30 9YA', ward_id: 14, lattitude: 55.9826457, longitude: -3.3954214 },">
            <text:p>{ id: 421, name: 'Scotstoun Green', postcode: 'EH30 9YA', ward_id: 14, lattitude: 55.9826457, longitude: -3.39542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22">
            <text:p>422</text:p>
          </table:table-cell>
          <table:table-cell office:value-type="string">
            <text:p>, name: '</text:p>
          </table:table-cell>
          <table:table-cell office:value-type="string">
            <text:p>Brighton Place</text:p>
          </table:table-cell>
          <table:table-cell office:value-type="string">
            <text:p>', postcode: '</text:p>
          </table:table-cell>
          <table:table-cell office:value-type="string">
            <text:p>EH15 1LT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15531">
            <text:p>55.9515531</text:p>
          </table:table-cell>
          <table:table-cell office:value-type="string">
            <text:p>, longitude: </text:p>
          </table:table-cell>
          <table:table-cell office:value-type="float" office:value="-3.1164117">
            <text:p>-3.1164117</text:p>
          </table:table-cell>
          <table:table-cell office:value-type="string">
            <text:p><text:s/>},</text:p>
          </table:table-cell>
          <table:table-cell table:formula="of:=CONCATENATE([.A422];[.B422];[.C422];[.D422];[.E422];[.F422];[.G422];[.H422];[.I422];[.J422];[.K422];[.L422];[.M422])" office:value-type="string" office:string-value="{ id: 422, name: 'Brighton Place', postcode: 'EH15 1LT', ward_id: 11, lattitude: 55.9515531, longitude: -3.1164117 },">
            <text:p>{ id: 422, name: 'Brighton Place', postcode: 'EH15 1LT', ward_id: 11, lattitude: 55.9515531, longitude: -3.11641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23">
            <text:p>423</text:p>
          </table:table-cell>
          <table:table-cell office:value-type="string">
            <text:p>, name: '</text:p>
          </table:table-cell>
          <table:table-cell office:value-type="string">
            <text:p>Mortonhall Park Way</text:p>
          </table:table-cell>
          <table:table-cell office:value-type="string">
            <text:p>', postcode: '</text:p>
          </table:table-cell>
          <table:table-cell office:value-type="string">
            <text:p>EH17 8BW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02858">
            <text:p>55.9002858</text:p>
          </table:table-cell>
          <table:table-cell office:value-type="string">
            <text:p>, longitude: </text:p>
          </table:table-cell>
          <table:table-cell office:value-type="float" office:value="-3.1730777">
            <text:p>-3.1730777</text:p>
          </table:table-cell>
          <table:table-cell office:value-type="string">
            <text:p><text:s/>},</text:p>
          </table:table-cell>
          <table:table-cell table:formula="of:=CONCATENATE([.A423];[.B423];[.C423];[.D423];[.E423];[.F423];[.G423];[.H423];[.I423];[.J423];[.K423];[.L423];[.M423])" office:value-type="string" office:string-value="{ id: 423, name: 'Mortonhall Park Way', postcode: 'EH17 8BW', ward_id: 16, lattitude: 55.9002858, longitude: -3.1730777 },">
            <text:p>{ id: 423, name: 'Mortonhall Park Way', postcode: 'EH17 8BW', ward_id: 16, lattitude: 55.9002858, longitude: -3.17307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24">
            <text:p>424</text:p>
          </table:table-cell>
          <table:table-cell office:value-type="string">
            <text:p>, name: '</text:p>
          </table:table-cell>
          <table:table-cell office:value-type="string">
            <text:p>Silverknowes View</text:p>
          </table:table-cell>
          <table:table-cell office:value-type="string">
            <text:p>', postcode: '</text:p>
          </table:table-cell>
          <table:table-cell office:value-type="string">
            <text:p>EH4 5PT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72785">
            <text:p>55.9672785</text:p>
          </table:table-cell>
          <table:table-cell office:value-type="string">
            <text:p>, longitude: </text:p>
          </table:table-cell>
          <table:table-cell office:value-type="float" office:value="-3.2642499">
            <text:p>-3.2642499</text:p>
          </table:table-cell>
          <table:table-cell office:value-type="string">
            <text:p><text:s/>},</text:p>
          </table:table-cell>
          <table:table-cell table:formula="of:=CONCATENATE([.A424];[.B424];[.C424];[.D424];[.E424];[.F424];[.G424];[.H424];[.I424];[.J424];[.K424];[.L424];[.M424])" office:value-type="string" office:string-value="{ id: 424, name: 'Silverknowes View', postcode: 'EH4 5PT', ward_id: 14, lattitude: 55.9672785, longitude: -3.2642499 },">
            <text:p>{ id: 424, name: 'Silverknowes View', postcode: 'EH4 5PT', ward_id: 14, lattitude: 55.9672785, longitude: -3.26424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25">
            <text:p>425</text:p>
          </table:table-cell>
          <table:table-cell office:value-type="string">
            <text:p>, name: '</text:p>
          </table:table-cell>
          <table:table-cell office:value-type="string">
            <text:p>Canon Lane</text:p>
          </table:table-cell>
          <table:table-cell office:value-type="string">
            <text:p>', postcode: '</text:p>
          </table:table-cell>
          <table:table-cell office:value-type="string">
            <text:p>EH3 5EA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19678">
            <text:p>55.9619678</text:p>
          </table:table-cell>
          <table:table-cell office:value-type="string">
            <text:p>, longitude: </text:p>
          </table:table-cell>
          <table:table-cell office:value-type="float" office:value="-3.1999138">
            <text:p>-3.1999138</text:p>
          </table:table-cell>
          <table:table-cell office:value-type="string">
            <text:p><text:s/>},</text:p>
          </table:table-cell>
          <table:table-cell table:formula="of:=CONCATENATE([.A425];[.B425];[.C425];[.D425];[.E425];[.F425];[.G425];[.H425];[.I425];[.J425];[.K425];[.L425];[.M425])" office:value-type="string" office:string-value="{ id: 425, name: 'Canon Lane', postcode: 'EH3 5EA', ward_id: 4, lattitude: 55.9619678, longitude: -3.1999138 },">
            <text:p>{ id: 425, name: 'Canon Lane', postcode: 'EH3 5EA', ward_id: 4, lattitude: 55.9619678, longitude: -3.199913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26">
            <text:p>426</text:p>
          </table:table-cell>
          <table:table-cell office:value-type="string">
            <text:p>, name: '</text:p>
          </table:table-cell>
          <table:table-cell office:value-type="string">
            <text:p>Sydney Terrace</text:p>
          </table:table-cell>
          <table:table-cell office:value-type="string">
            <text:p>', postcode: '</text:p>
          </table:table-cell>
          <table:table-cell office:value-type="string">
            <text:p>EH7 6SX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87388">
            <text:p>55.9587388</text:p>
          </table:table-cell>
          <table:table-cell office:value-type="string">
            <text:p>, longitude: </text:p>
          </table:table-cell>
          <table:table-cell office:value-type="float" office:value="-3.1329227">
            <text:p>-3.1329227</text:p>
          </table:table-cell>
          <table:table-cell office:value-type="string">
            <text:p><text:s/>},</text:p>
          </table:table-cell>
          <table:table-cell table:formula="of:=CONCATENATE([.A426];[.B426];[.C426];[.D426];[.E426];[.F426];[.G426];[.H426];[.I426];[.J426];[.K426];[.L426];[.M426])" office:value-type="string" office:string-value="{ id: 426, name: 'Sydney Terrace', postcode: 'EH7 6SX', ward_id: 1, lattitude: 55.9587388, longitude: -3.1329227 },">
            <text:p>{ id: 426, name: 'Sydney Terrace', postcode: 'EH7 6SX', ward_id: 1, lattitude: 55.9587388, longitude: -3.13292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27">
            <text:p>427</text:p>
          </table:table-cell>
          <table:table-cell office:value-type="string">
            <text:p>, name: '</text:p>
          </table:table-cell>
          <table:table-cell office:value-type="string">
            <text:p>Lower London Road</text:p>
          </table:table-cell>
          <table:table-cell office:value-type="string">
            <text:p>', postcode: '</text:p>
          </table:table-cell>
          <table:table-cell office:value-type="string">
            <text:p>EH7 5TG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65748">
            <text:p>55.9565748</text:p>
          </table:table-cell>
          <table:table-cell office:value-type="string">
            <text:p>, longitude: </text:p>
          </table:table-cell>
          <table:table-cell office:value-type="float" office:value="-3.1637663">
            <text:p>-3.1637663</text:p>
          </table:table-cell>
          <table:table-cell office:value-type="string">
            <text:p><text:s/>},</text:p>
          </table:table-cell>
          <table:table-cell table:formula="of:=CONCATENATE([.A427];[.B427];[.C427];[.D427];[.E427];[.F427];[.G427];[.H427];[.I427];[.J427];[.K427];[.L427];[.M427])" office:value-type="string" office:string-value="{ id: 427, name: 'Lower London Road', postcode: 'EH7 5TG', ward_id: 1, lattitude: 55.9565748, longitude: -3.1637663 },">
            <text:p>{ id: 427, name: 'Lower London Road', postcode: 'EH7 5TG', ward_id: 1, lattitude: 55.9565748, longitude: -3.16376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28">
            <text:p>428</text:p>
          </table:table-cell>
          <table:table-cell office:value-type="string">
            <text:p>, name: '</text:p>
          </table:table-cell>
          <table:table-cell office:value-type="string">
            <text:p>Boroughloch</text:p>
          </table:table-cell>
          <table:table-cell office:value-type="string">
            <text:p>', postcode: '</text:p>
          </table:table-cell>
          <table:table-cell office:value-type="string">
            <text:p>EH8 9LR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20404">
            <text:p>55.9420404</text:p>
          </table:table-cell>
          <table:table-cell office:value-type="string">
            <text:p>, longitude: </text:p>
          </table:table-cell>
          <table:table-cell office:value-type="float" office:value="-3.1841942">
            <text:p>-3.1841942</text:p>
          </table:table-cell>
          <table:table-cell office:value-type="string">
            <text:p><text:s/>},</text:p>
          </table:table-cell>
          <table:table-cell table:formula="of:=CONCATENATE([.A428];[.B428];[.C428];[.D428];[.E428];[.F428];[.G428];[.H428];[.I428];[.J428];[.K428];[.L428];[.M428])" office:value-type="string" office:string-value="{ id: 428, name: 'Boroughloch', postcode: 'EH8 9LR', ward_id: 17, lattitude: 55.9420404, longitude: -3.1841942 },">
            <text:p>{ id: 428, name: 'Boroughloch', postcode: 'EH8 9LR', ward_id: 17, lattitude: 55.9420404, longitude: -3.18419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29">
            <text:p>429</text:p>
          </table:table-cell>
          <table:table-cell office:value-type="string">
            <text:p>, name: '</text:p>
          </table:table-cell>
          <table:table-cell office:value-type="string">
            <text:p>Clermiston Green</text:p>
          </table:table-cell>
          <table:table-cell office:value-type="string">
            <text:p>', postcode: '</text:p>
          </table:table-cell>
          <table:table-cell office:value-type="string">
            <text:p>EH4 7PD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99675">
            <text:p>55.9599675</text:p>
          </table:table-cell>
          <table:table-cell office:value-type="string">
            <text:p>, longitude: </text:p>
          </table:table-cell>
          <table:table-cell office:value-type="float" office:value="-3.2865611">
            <text:p>-3.2865611</text:p>
          </table:table-cell>
          <table:table-cell office:value-type="string">
            <text:p><text:s/>},</text:p>
          </table:table-cell>
          <table:table-cell table:formula="of:=CONCATENATE([.A429];[.B429];[.C429];[.D429];[.E429];[.F429];[.G429];[.H429];[.I429];[.J429];[.K429];[.L429];[.M429])" office:value-type="string" office:string-value="{ id: 429, name: 'Clermiston Green', postcode: 'EH4 7PD', ward_id: 9, lattitude: 55.9599675, longitude: -3.2865611 },">
            <text:p>{ id: 429, name: 'Clermiston Green', postcode: 'EH4 7PD', ward_id: 9, lattitude: 55.9599675, longitude: -3.286561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30">
            <text:p>430</text:p>
          </table:table-cell>
          <table:table-cell office:value-type="string">
            <text:p>, name: '</text:p>
          </table:table-cell>
          <table:table-cell office:value-type="string">
            <text:p>Braehead Road</text:p>
          </table:table-cell>
          <table:table-cell office:value-type="string">
            <text:p>', postcode: '</text:p>
          </table:table-cell>
          <table:table-cell office:value-type="string">
            <text:p>EH4 6BN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20901">
            <text:p>55.9620901</text:p>
          </table:table-cell>
          <table:table-cell office:value-type="string">
            <text:p>, longitude: </text:p>
          </table:table-cell>
          <table:table-cell office:value-type="float" office:value="-3.3094844">
            <text:p>-3.3094844</text:p>
          </table:table-cell>
          <table:table-cell office:value-type="string">
            <text:p><text:s/>},</text:p>
          </table:table-cell>
          <table:table-cell table:formula="of:=CONCATENATE([.A430];[.B430];[.C430];[.D430];[.E430];[.F430];[.G430];[.H430];[.I430];[.J430];[.K430];[.L430];[.M430])" office:value-type="string" office:string-value="{ id: 430, name: 'Braehead Road', postcode: 'EH4 6BN', ward_id: 14, lattitude: 55.9620901, longitude: -3.3094844 },">
            <text:p>{ id: 430, name: 'Braehead Road', postcode: 'EH4 6BN', ward_id: 14, lattitude: 55.9620901, longitude: -3.30948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31">
            <text:p>431</text:p>
          </table:table-cell>
          <table:table-cell office:value-type="string">
            <text:p>, name: '</text:p>
          </table:table-cell>
          <table:table-cell office:value-type="string">
            <text:p>Southhouse Broadway</text:p>
          </table:table-cell>
          <table:table-cell office:value-type="string">
            <text:p>', postcode: '</text:p>
          </table:table-cell>
          <table:table-cell office:value-type="string">
            <text:p>EH17 8EQ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898459">
            <text:p>55.898459</text:p>
          </table:table-cell>
          <table:table-cell office:value-type="string">
            <text:p>, longitude: </text:p>
          </table:table-cell>
          <table:table-cell office:value-type="float" office:value="-3.1581344">
            <text:p>-3.1581344</text:p>
          </table:table-cell>
          <table:table-cell office:value-type="string">
            <text:p><text:s/>},</text:p>
          </table:table-cell>
          <table:table-cell table:formula="of:=CONCATENATE([.A431];[.B431];[.C431];[.D431];[.E431];[.F431];[.G431];[.H431];[.I431];[.J431];[.K431];[.L431];[.M431])" office:value-type="string" office:string-value="{ id: 431, name: 'Southhouse Broadway', postcode: 'EH17 8EQ', ward_id: 16, lattitude: 55.898459, longitude: -3.1581344 },">
            <text:p>{ id: 431, name: 'Southhouse Broadway', postcode: 'EH17 8EQ', ward_id: 16, lattitude: 55.898459, longitude: -3.15813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32">
            <text:p>432</text:p>
          </table:table-cell>
          <table:table-cell office:value-type="string">
            <text:p>, name: '</text:p>
          </table:table-cell>
          <table:table-cell office:value-type="string">
            <text:p>Dreghorn Park</text:p>
          </table:table-cell>
          <table:table-cell office:value-type="string">
            <text:p>', postcode: '</text:p>
          </table:table-cell>
          <table:table-cell office:value-type="string">
            <text:p>EH13 9PH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50717">
            <text:p>55.9050717</text:p>
          </table:table-cell>
          <table:table-cell office:value-type="string">
            <text:p>, longitude: </text:p>
          </table:table-cell>
          <table:table-cell office:value-type="float" office:value="-3.2363605">
            <text:p>-3.2363605</text:p>
          </table:table-cell>
          <table:table-cell office:value-type="string">
            <text:p><text:s/>},</text:p>
          </table:table-cell>
          <table:table-cell table:formula="of:=CONCATENATE([.A432];[.B432];[.C432];[.D432];[.E432];[.F432];[.G432];[.H432];[.I432];[.J432];[.K432];[.L432];[.M432])" office:value-type="string" office:string-value="{ id: 432, name: 'Dreghorn Park', postcode: 'EH13 9PH', ward_id: 5, lattitude: 55.9050717, longitude: -3.2363605 },">
            <text:p>{ id: 432, name: 'Dreghorn Park', postcode: 'EH13 9PH', ward_id: 5, lattitude: 55.9050717, longitude: -3.23636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33">
            <text:p>433</text:p>
          </table:table-cell>
          <table:table-cell office:value-type="string">
            <text:p>, name: '</text:p>
          </table:table-cell>
          <table:table-cell office:value-type="string">
            <text:p>Craigcrook Square</text:p>
          </table:table-cell>
          <table:table-cell office:value-type="string">
            <text:p>', postcode: '</text:p>
          </table:table-cell>
          <table:table-cell office:value-type="string">
            <text:p>EH4 3SW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5026">
            <text:p>55.9575026</text:p>
          </table:table-cell>
          <table:table-cell office:value-type="string">
            <text:p>, longitude: </text:p>
          </table:table-cell>
          <table:table-cell office:value-type="float" office:value="-3.263491">
            <text:p>-3.263491</text:p>
          </table:table-cell>
          <table:table-cell office:value-type="string">
            <text:p><text:s/>},</text:p>
          </table:table-cell>
          <table:table-cell table:formula="of:=CONCATENATE([.A433];[.B433];[.C433];[.D433];[.E433];[.F433];[.G433];[.H433];[.I433];[.J433];[.K433];[.L433];[.M433])" office:value-type="string" office:string-value="{ id: 433, name: 'Craigcrook Square', postcode: 'EH4 3SW', ward_id: 4, lattitude: 55.9575026, longitude: -3.263491 },">
            <text:p>{ id: 433, name: 'Craigcrook Square', postcode: 'EH4 3SW', ward_id: 4, lattitude: 55.9575026, longitude: -3.2634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34">
            <text:p>434</text:p>
          </table:table-cell>
          <table:table-cell office:value-type="string">
            <text:p>, name: '</text:p>
          </table:table-cell>
          <table:table-cell office:value-type="string">
            <text:p>Broomhouse Gardens East</text:p>
          </table:table-cell>
          <table:table-cell office:value-type="string">
            <text:p>', postcode: '</text:p>
          </table:table-cell>
          <table:table-cell office:value-type="string">
            <text:p>EH11 3SW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0561">
            <text:p>55.930561</text:p>
          </table:table-cell>
          <table:table-cell office:value-type="string">
            <text:p>, longitude: </text:p>
          </table:table-cell>
          <table:table-cell office:value-type="float" office:value="-3.2809175">
            <text:p>-3.2809175</text:p>
          </table:table-cell>
          <table:table-cell office:value-type="string">
            <text:p><text:s/>},</text:p>
          </table:table-cell>
          <table:table-cell table:formula="of:=CONCATENATE([.A434];[.B434];[.C434];[.D434];[.E434];[.F434];[.G434];[.H434];[.I434];[.J434];[.K434];[.L434];[.M434])" office:value-type="string" office:string-value="{ id: 434, name: 'Broomhouse Gardens East', postcode: 'EH11 3SW', ward_id: 13, lattitude: 55.930561, longitude: -3.2809175 },">
            <text:p>{ id: 434, name: 'Broomhouse Gardens East', postcode: 'EH11 3SW', ward_id: 13, lattitude: 55.930561, longitude: -3.28091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35">
            <text:p>435</text:p>
          </table:table-cell>
          <table:table-cell office:value-type="string">
            <text:p>, name: '</text:p>
          </table:table-cell>
          <table:table-cell office:value-type="string">
            <text:p>Belmont Road</text:p>
          </table:table-cell>
          <table:table-cell office:value-type="string">
            <text:p>', postcode: '</text:p>
          </table:table-cell>
          <table:table-cell office:value-type="string">
            <text:p>EH14 5EH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38591">
            <text:p>55.9038591</text:p>
          </table:table-cell>
          <table:table-cell office:value-type="string">
            <text:p>, longitude: </text:p>
          </table:table-cell>
          <table:table-cell office:value-type="float" office:value="-3.2888781">
            <text:p>-3.2888781</text:p>
          </table:table-cell>
          <table:table-cell office:value-type="string">
            <text:p><text:s/>},</text:p>
          </table:table-cell>
          <table:table-cell table:formula="of:=CONCATENATE([.A435];[.B435];[.C435];[.D435];[.E435];[.F435];[.G435];[.H435];[.I435];[.J435];[.K435];[.L435];[.M435])" office:value-type="string" office:string-value="{ id: 435, name: 'Belmont Road', postcode: 'EH14 5EH', ward_id: 10, lattitude: 55.9038591, longitude: -3.2888781 },">
            <text:p>{ id: 435, name: 'Belmont Road', postcode: 'EH14 5EH', ward_id: 10, lattitude: 55.9038591, longitude: -3.28887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36">
            <text:p>436</text:p>
          </table:table-cell>
          <table:table-cell office:value-type="string">
            <text:p>, name: '</text:p>
          </table:table-cell>
          <table:table-cell office:value-type="string">
            <text:p>Comely Green Place</text:p>
          </table:table-cell>
          <table:table-cell office:value-type="string">
            <text:p>', postcode: '</text:p>
          </table:table-cell>
          <table:table-cell office:value-type="string">
            <text:p>EH7 5SY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65917">
            <text:p>55.9565917</text:p>
          </table:table-cell>
          <table:table-cell office:value-type="string">
            <text:p>, longitude: </text:p>
          </table:table-cell>
          <table:table-cell office:value-type="float" office:value="-3.165621">
            <text:p>-3.165621</text:p>
          </table:table-cell>
          <table:table-cell office:value-type="string">
            <text:p><text:s/>},</text:p>
          </table:table-cell>
          <table:table-cell table:formula="of:=CONCATENATE([.A436];[.B436];[.C436];[.D436];[.E436];[.F436];[.G436];[.H436];[.I436];[.J436];[.K436];[.L436];[.M436])" office:value-type="string" office:string-value="{ id: 436, name: 'Comely Green Place', postcode: 'EH7 5SY', ward_id: 1, lattitude: 55.9565917, longitude: -3.165621 },">
            <text:p>{ id: 436, name: 'Comely Green Place', postcode: 'EH7 5SY', ward_id: 1, lattitude: 55.9565917, longitude: -3.1656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37">
            <text:p>437</text:p>
          </table:table-cell>
          <table:table-cell office:value-type="string">
            <text:p>, name: '</text:p>
          </table:table-cell>
          <table:table-cell office:value-type="string">
            <text:p>Riccarton Crescent</text:p>
          </table:table-cell>
          <table:table-cell office:value-type="string">
            <text:p>', postcode: '</text:p>
          </table:table-cell>
          <table:table-cell office:value-type="string">
            <text:p>EH14 5PX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7283">
            <text:p>55.897283</text:p>
          </table:table-cell>
          <table:table-cell office:value-type="string">
            <text:p>, longitude: </text:p>
          </table:table-cell>
          <table:table-cell office:value-type="float" office:value="-3.3096747">
            <text:p>-3.3096747</text:p>
          </table:table-cell>
          <table:table-cell office:value-type="string">
            <text:p><text:s/>},</text:p>
          </table:table-cell>
          <table:table-cell table:formula="of:=CONCATENATE([.A437];[.B437];[.C437];[.D437];[.E437];[.F437];[.G437];[.H437];[.I437];[.J437];[.K437];[.L437];[.M437])" office:value-type="string" office:string-value="{ id: 437, name: 'Riccarton Crescent', postcode: 'EH14 5PX', ward_id: 10, lattitude: 55.897283, longitude: -3.3096747 },">
            <text:p>{ id: 437, name: 'Riccarton Crescent', postcode: 'EH14 5PX', ward_id: 10, lattitude: 55.897283, longitude: -3.30967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38">
            <text:p>438</text:p>
          </table:table-cell>
          <table:table-cell office:value-type="string">
            <text:p>, name: '</text:p>
          </table:table-cell>
          <table:table-cell office:value-type="string">
            <text:p>Kinellan Road</text:p>
          </table:table-cell>
          <table:table-cell office:value-type="string">
            <text:p>', postcode: '</text:p>
          </table:table-cell>
          <table:table-cell office:value-type="string">
            <text:p>EH12 6ES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75458">
            <text:p>55.9475458</text:p>
          </table:table-cell>
          <table:table-cell office:value-type="string">
            <text:p>, longitude: </text:p>
          </table:table-cell>
          <table:table-cell office:value-type="float" office:value="-3.2495883">
            <text:p>-3.2495883</text:p>
          </table:table-cell>
          <table:table-cell office:value-type="string">
            <text:p><text:s/>},</text:p>
          </table:table-cell>
          <table:table-cell table:formula="of:=CONCATENATE([.A438];[.B438];[.C438];[.D438];[.E438];[.F438];[.G438];[.H438];[.I438];[.J438];[.K438];[.L438];[.M438])" office:value-type="string" office:string-value="{ id: 438, name: 'Kinellan Road', postcode: 'EH12 6ES', ward_id: 15, lattitude: 55.9475458, longitude: -3.2495883 },">
            <text:p>{ id: 438, name: 'Kinellan Road', postcode: 'EH12 6ES', ward_id: 15, lattitude: 55.9475458, longitude: -3.24958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39">
            <text:p>439</text:p>
          </table:table-cell>
          <table:table-cell office:value-type="string">
            <text:p>, name: '</text:p>
          </table:table-cell>
          <table:table-cell office:value-type="string">
            <text:p>White Dales</text:p>
          </table:table-cell>
          <table:table-cell office:value-type="string">
            <text:p>', postcode: '</text:p>
          </table:table-cell>
          <table:table-cell office:value-type="string">
            <text:p>EH10 7JQ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32555">
            <text:p>55.9032555</text:p>
          </table:table-cell>
          <table:table-cell office:value-type="string">
            <text:p>, longitude: </text:p>
          </table:table-cell>
          <table:table-cell office:value-type="float" office:value="-3.1947476">
            <text:p>-3.1947476</text:p>
          </table:table-cell>
          <table:table-cell office:value-type="string">
            <text:p><text:s/>},</text:p>
          </table:table-cell>
          <table:table-cell table:formula="of:=CONCATENATE([.A439];[.B439];[.C439];[.D439];[.E439];[.F439];[.G439];[.H439];[.I439];[.J439];[.K439];[.L439];[.M439])" office:value-type="string" office:string-value="{ id: 439, name: 'White Dales', postcode: 'EH10 7JQ', ward_id: 5, lattitude: 55.9032555, longitude: -3.1947476 },">
            <text:p>{ id: 439, name: 'White Dales', postcode: 'EH10 7JQ', ward_id: 5, lattitude: 55.9032555, longitude: -3.19474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40">
            <text:p>440</text:p>
          </table:table-cell>
          <table:table-cell office:value-type="string">
            <text:p>, name: '</text:p>
          </table:table-cell>
          <table:table-cell office:value-type="string">
            <text:p>Morham Park</text:p>
          </table:table-cell>
          <table:table-cell office:value-type="string">
            <text:p>', postcode: '</text:p>
          </table:table-cell>
          <table:table-cell office:value-type="string">
            <text:p>EH10 5GF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150484">
            <text:p>55.9150484</text:p>
          </table:table-cell>
          <table:table-cell office:value-type="string">
            <text:p>, longitude: </text:p>
          </table:table-cell>
          <table:table-cell office:value-type="float" office:value="-3.2299686">
            <text:p>-3.2299686</text:p>
          </table:table-cell>
          <table:table-cell office:value-type="string">
            <text:p><text:s/>},</text:p>
          </table:table-cell>
          <table:table-cell table:formula="of:=CONCATENATE([.A440];[.B440];[.C440];[.D440];[.E440];[.F440];[.G440];[.H440];[.I440];[.J440];[.K440];[.L440];[.M440])" office:value-type="string" office:string-value="{ id: 440, name: 'Morham Park', postcode: 'EH10 5GF', ward_id: 2, lattitude: 55.9150484, longitude: -3.2299686 },">
            <text:p>{ id: 440, name: 'Morham Park', postcode: 'EH10 5GF', ward_id: 2, lattitude: 55.9150484, longitude: -3.229968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41">
            <text:p>441</text:p>
          </table:table-cell>
          <table:table-cell office:value-type="string">
            <text:p>, name: '</text:p>
          </table:table-cell>
          <table:table-cell office:value-type="string">
            <text:p>Hallcroft Gardens</text:p>
          </table:table-cell>
          <table:table-cell office:value-type="string">
            <text:p>', postcode: '</text:p>
          </table:table-cell>
          <table:table-cell office:value-type="string">
            <text:p>EH28 8SG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227166">
            <text:p>55.9227166</text:p>
          </table:table-cell>
          <table:table-cell office:value-type="string">
            <text:p>, longitude: </text:p>
          </table:table-cell>
          <table:table-cell office:value-type="float" office:value="-3.3864777">
            <text:p>-3.3864777</text:p>
          </table:table-cell>
          <table:table-cell office:value-type="string">
            <text:p><text:s/>},</text:p>
          </table:table-cell>
          <table:table-cell table:formula="of:=CONCATENATE([.A441];[.B441];[.C441];[.D441];[.E441];[.F441];[.G441];[.H441];[.I441];[.J441];[.K441];[.L441];[.M441])" office:value-type="string" office:string-value="{ id: 441, name: 'Hallcroft Gardens', postcode: 'EH28 8SG', ward_id: 10, lattitude: 55.9227166, longitude: -3.3864777 },">
            <text:p>{ id: 441, name: 'Hallcroft Gardens', postcode: 'EH28 8SG', ward_id: 10, lattitude: 55.9227166, longitude: -3.38647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42">
            <text:p>442</text:p>
          </table:table-cell>
          <table:table-cell office:value-type="string">
            <text:p>, name: '</text:p>
          </table:table-cell>
          <table:table-cell office:value-type="string">
            <text:p>Bailie Place</text:p>
          </table:table-cell>
          <table:table-cell office:value-type="string">
            <text:p>', postcode: '</text:p>
          </table:table-cell>
          <table:table-cell office:value-type="string">
            <text:p>EH15 3BR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35611">
            <text:p>55.9435611</text:p>
          </table:table-cell>
          <table:table-cell office:value-type="string">
            <text:p>, longitude: </text:p>
          </table:table-cell>
          <table:table-cell office:value-type="float" office:value="-3.112318">
            <text:p>-3.112318</text:p>
          </table:table-cell>
          <table:table-cell office:value-type="string">
            <text:p><text:s/>},</text:p>
          </table:table-cell>
          <table:table-cell table:formula="of:=CONCATENATE([.A442];[.B442];[.C442];[.D442];[.E442];[.F442];[.G442];[.H442];[.I442];[.J442];[.K442];[.L442];[.M442])" office:value-type="string" office:string-value="{ id: 442, name: 'Bailie Place', postcode: 'EH15 3BR', ward_id: 11, lattitude: 55.9435611, longitude: -3.112318 },">
            <text:p>{ id: 442, name: 'Bailie Place', postcode: 'EH15 3BR', ward_id: 11, lattitude: 55.9435611, longitude: -3.1123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43">
            <text:p>443</text:p>
          </table:table-cell>
          <table:table-cell office:value-type="string">
            <text:p>, name: '</text:p>
          </table:table-cell>
          <table:table-cell office:value-type="string">
            <text:p>Capelaw Road</text:p>
          </table:table-cell>
          <table:table-cell office:value-type="string">
            <text:p>', postcode: '</text:p>
          </table:table-cell>
          <table:table-cell office:value-type="string">
            <text:p>EH13 0HG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29683">
            <text:p>55.9029683</text:p>
          </table:table-cell>
          <table:table-cell office:value-type="string">
            <text:p>, longitude: </text:p>
          </table:table-cell>
          <table:table-cell office:value-type="float" office:value="-3.2635122">
            <text:p>-3.2635122</text:p>
          </table:table-cell>
          <table:table-cell office:value-type="string">
            <text:p><text:s/>},</text:p>
          </table:table-cell>
          <table:table-cell table:formula="of:=CONCATENATE([.A443];[.B443];[.C443];[.D443];[.E443];[.F443];[.G443];[.H443];[.I443];[.J443];[.K443];[.L443];[.M443])" office:value-type="string" office:string-value="{ id: 443, name: 'Capelaw Road', postcode: 'EH13 0HG', ward_id: 5, lattitude: 55.9029683, longitude: -3.2635122 },">
            <text:p>{ id: 443, name: 'Capelaw Road', postcode: 'EH13 0HG', ward_id: 5, lattitude: 55.9029683, longitude: -3.263512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44">
            <text:p>444</text:p>
          </table:table-cell>
          <table:table-cell office:value-type="string">
            <text:p>, name: '</text:p>
          </table:table-cell>
          <table:table-cell office:value-type="string">
            <text:p>Orchard Drive </text:p>
          </table:table-cell>
          <table:table-cell office:value-type="string">
            <text:p>', postcode: '</text:p>
          </table:table-cell>
          <table:table-cell office:value-type="string">
            <text:p>EH4 2DZ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57459">
            <text:p>55.9557459</text:p>
          </table:table-cell>
          <table:table-cell office:value-type="string">
            <text:p>, longitude: </text:p>
          </table:table-cell>
          <table:table-cell office:value-type="float" office:value="-3.2363699">
            <text:p>-3.2363699</text:p>
          </table:table-cell>
          <table:table-cell office:value-type="string">
            <text:p><text:s/>},</text:p>
          </table:table-cell>
          <table:table-cell table:formula="of:=CONCATENATE([.A444];[.B444];[.C444];[.D444];[.E444];[.F444];[.G444];[.H444];[.I444];[.J444];[.K444];[.L444];[.M444])" office:value-type="string" office:string-value="{ id: 444, name: 'Orchard Drive ', postcode: 'EH4 2DZ', ward_id: 4, lattitude: 55.9557459, longitude: -3.2363699 },">
            <text:p>{ id: 444, name: 'Orchard Drive ', postcode: 'EH4 2DZ', ward_id: 4, lattitude: 55.9557459, longitude: -3.23636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45">
            <text:p>445</text:p>
          </table:table-cell>
          <table:table-cell office:value-type="string">
            <text:p>, name: '</text:p>
          </table:table-cell>
          <table:table-cell office:value-type="string">
            <text:p>Hillpark Way</text:p>
          </table:table-cell>
          <table:table-cell office:value-type="string">
            <text:p>', postcode: '</text:p>
          </table:table-cell>
          <table:table-cell office:value-type="string">
            <text:p>EH4 7ST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08259">
            <text:p>55.9608259</text:p>
          </table:table-cell>
          <table:table-cell office:value-type="string">
            <text:p>, longitude: </text:p>
          </table:table-cell>
          <table:table-cell office:value-type="float" office:value="-3.2634759">
            <text:p>-3.2634759</text:p>
          </table:table-cell>
          <table:table-cell office:value-type="string">
            <text:p><text:s/>},</text:p>
          </table:table-cell>
          <table:table-cell table:formula="of:=CONCATENATE([.A445];[.B445];[.C445];[.D445];[.E445];[.F445];[.G445];[.H445];[.I445];[.J445];[.K445];[.L445];[.M445])" office:value-type="string" office:string-value="{ id: 445, name: 'Hillpark Way', postcode: 'EH4 7ST', ward_id: 4, lattitude: 55.9608259, longitude: -3.2634759 },">
            <text:p>{ id: 445, name: 'Hillpark Way', postcode: 'EH4 7ST', ward_id: 4, lattitude: 55.9608259, longitude: -3.263475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46">
            <text:p>446</text:p>
          </table:table-cell>
          <table:table-cell office:value-type="string">
            <text:p>, name: '</text:p>
          </table:table-cell>
          <table:table-cell office:value-type="string">
            <text:p>High Buckstone</text:p>
          </table:table-cell>
          <table:table-cell office:value-type="string">
            <text:p>', postcode: '</text:p>
          </table:table-cell>
          <table:table-cell office:value-type="string">
            <text:p>EH10 6XS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4962">
            <text:p>55.904962</text:p>
          </table:table-cell>
          <table:table-cell office:value-type="string">
            <text:p>, longitude: </text:p>
          </table:table-cell>
          <table:table-cell office:value-type="float" office:value="-3.196356">
            <text:p>-3.196356</text:p>
          </table:table-cell>
          <table:table-cell office:value-type="string">
            <text:p><text:s/>},</text:p>
          </table:table-cell>
          <table:table-cell table:formula="of:=CONCATENATE([.A446];[.B446];[.C446];[.D446];[.E446];[.F446];[.G446];[.H446];[.I446];[.J446];[.K446];[.L446];[.M446])" office:value-type="string" office:string-value="{ id: 446, name: 'High Buckstone', postcode: 'EH10 6XS', ward_id: 5, lattitude: 55.904962, longitude: -3.196356 },">
            <text:p>{ id: 446, name: 'High Buckstone', postcode: 'EH10 6XS', ward_id: 5, lattitude: 55.904962, longitude: -3.1963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47">
            <text:p>447</text:p>
          </table:table-cell>
          <table:table-cell office:value-type="string">
            <text:p>, name: '</text:p>
          </table:table-cell>
          <table:table-cell office:value-type="string">
            <text:p>Buckstone Gate</text:p>
          </table:table-cell>
          <table:table-cell office:value-type="string">
            <text:p>', postcode: '</text:p>
          </table:table-cell>
          <table:table-cell office:value-type="string">
            <text:p>EH10 6UH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59573">
            <text:p>55.9059573</text:p>
          </table:table-cell>
          <table:table-cell office:value-type="string">
            <text:p>, longitude: </text:p>
          </table:table-cell>
          <table:table-cell office:value-type="float" office:value="-3.1998348">
            <text:p>-3.1998348</text:p>
          </table:table-cell>
          <table:table-cell office:value-type="string">
            <text:p><text:s/>},</text:p>
          </table:table-cell>
          <table:table-cell table:formula="of:=CONCATENATE([.A447];[.B447];[.C447];[.D447];[.E447];[.F447];[.G447];[.H447];[.I447];[.J447];[.K447];[.L447];[.M447])" office:value-type="string" office:string-value="{ id: 447, name: 'Buckstone Gate', postcode: 'EH10 6UH', ward_id: 5, lattitude: 55.9059573, longitude: -3.1998348 },">
            <text:p>{ id: 447, name: 'Buckstone Gate', postcode: 'EH10 6UH', ward_id: 5, lattitude: 55.9059573, longitude: -3.19983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48">
            <text:p>448</text:p>
          </table:table-cell>
          <table:table-cell office:value-type="string">
            <text:p>, name: '</text:p>
          </table:table-cell>
          <table:table-cell office:value-type="string">
            <text:p>Caiystane Drive</text:p>
          </table:table-cell>
          <table:table-cell office:value-type="string">
            <text:p>', postcode: '</text:p>
          </table:table-cell>
          <table:table-cell office:value-type="string">
            <text:p>EH10 6SP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30081">
            <text:p>55.9030081</text:p>
          </table:table-cell>
          <table:table-cell office:value-type="string">
            <text:p>, longitude: </text:p>
          </table:table-cell>
          <table:table-cell office:value-type="float" office:value="-3.2174539">
            <text:p>-3.2174539</text:p>
          </table:table-cell>
          <table:table-cell office:value-type="string">
            <text:p><text:s/>},</text:p>
          </table:table-cell>
          <table:table-cell table:formula="of:=CONCATENATE([.A448];[.B448];[.C448];[.D448];[.E448];[.F448];[.G448];[.H448];[.I448];[.J448];[.K448];[.L448];[.M448])" office:value-type="string" office:string-value="{ id: 448, name: 'Caiystane Drive', postcode: 'EH10 6SP', ward_id: 5, lattitude: 55.9030081, longitude: -3.2174539 },">
            <text:p>{ id: 448, name: 'Caiystane Drive', postcode: 'EH10 6SP', ward_id: 5, lattitude: 55.9030081, longitude: -3.21745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49">
            <text:p>449</text:p>
          </table:table-cell>
          <table:table-cell office:value-type="string">
            <text:p>, name: '</text:p>
          </table:table-cell>
          <table:table-cell office:value-type="string">
            <text:p>Craigentinny Avenue</text:p>
          </table:table-cell>
          <table:table-cell office:value-type="string">
            <text:p>', postcode: '</text:p>
          </table:table-cell>
          <table:table-cell office:value-type="string">
            <text:p>EH7 6RJ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602655">
            <text:p>55.9602655</text:p>
          </table:table-cell>
          <table:table-cell office:value-type="string">
            <text:p>, longitude: </text:p>
          </table:table-cell>
          <table:table-cell office:value-type="float" office:value="-3.136477">
            <text:p>-3.136477</text:p>
          </table:table-cell>
          <table:table-cell office:value-type="string">
            <text:p><text:s/>},</text:p>
          </table:table-cell>
          <table:table-cell table:formula="of:=CONCATENATE([.A449];[.B449];[.C449];[.D449];[.E449];[.F449];[.G449];[.H449];[.I449];[.J449];[.K449];[.L449];[.M449])" office:value-type="string" office:string-value="{ id: 449, name: 'Craigentinny Avenue', postcode: 'EH7 6RJ', ward_id: 1, lattitude: 55.9602655, longitude: -3.136477 },">
            <text:p>{ id: 449, name: 'Craigentinny Avenue', postcode: 'EH7 6RJ', ward_id: 1, lattitude: 55.9602655, longitude: -3.1364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50">
            <text:p>450</text:p>
          </table:table-cell>
          <table:table-cell office:value-type="string">
            <text:p>, name: '</text:p>
          </table:table-cell>
          <table:table-cell office:value-type="string">
            <text:p>Wilkieston Road Ratho</text:p>
          </table:table-cell>
          <table:table-cell office:value-type="string">
            <text:p>', postcode: '</text:p>
          </table:table-cell>
          <table:table-cell office:value-type="string">
            <text:p>EH28 8RH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204284">
            <text:p>55.9204284</text:p>
          </table:table-cell>
          <table:table-cell office:value-type="string">
            <text:p>, longitude: </text:p>
          </table:table-cell>
          <table:table-cell office:value-type="float" office:value="-3.3877655">
            <text:p>-3.3877655</text:p>
          </table:table-cell>
          <table:table-cell office:value-type="string">
            <text:p><text:s/>},</text:p>
          </table:table-cell>
          <table:table-cell table:formula="of:=CONCATENATE([.A450];[.B450];[.C450];[.D450];[.E450];[.F450];[.G450];[.H450];[.I450];[.J450];[.K450];[.L450];[.M450])" office:value-type="string" office:string-value="{ id: 450, name: 'Wilkieston Road Ratho', postcode: 'EH28 8RH', ward_id: 10, lattitude: 55.9204284, longitude: -3.3877655 },">
            <text:p>{ id: 450, name: 'Wilkieston Road Ratho', postcode: 'EH28 8RH', ward_id: 10, lattitude: 55.9204284, longitude: -3.38776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51">
            <text:p>451</text:p>
          </table:table-cell>
          <table:table-cell office:value-type="string">
            <text:p>, name: '</text:p>
          </table:table-cell>
          <table:table-cell office:value-type="string">
            <text:p>Warden'S Close</text:p>
          </table:table-cell>
          <table:table-cell office:value-type="string">
            <text:p>', postcode: '</text:p>
          </table:table-cell>
          <table:table-cell office:value-type="string">
            <text:p>EH1 2AW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76605">
            <text:p>55.9476605</text:p>
          </table:table-cell>
          <table:table-cell office:value-type="string">
            <text:p>, longitude: </text:p>
          </table:table-cell>
          <table:table-cell office:value-type="float" office:value="-3.1940984">
            <text:p>-3.1940984</text:p>
          </table:table-cell>
          <table:table-cell office:value-type="string">
            <text:p><text:s/>},</text:p>
          </table:table-cell>
          <table:table-cell table:formula="of:=CONCATENATE([.A451];[.B451];[.C451];[.D451];[.E451];[.F451];[.G451];[.H451];[.I451];[.J451];[.K451];[.L451];[.M451])" office:value-type="string" office:string-value="{ id: 451, name: 'Warden'S Close', postcode: 'EH1 2AW', ward_id: 6, lattitude: 55.9476605, longitude: -3.1940984 },">
            <text:p>{ id: 451, name: 'Warden'S Close', postcode: 'EH1 2AW', ward_id: 6, lattitude: 55.9476605, longitude: -3.19409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52">
            <text:p>452</text:p>
          </table:table-cell>
          <table:table-cell office:value-type="string">
            <text:p>, name: '</text:p>
          </table:table-cell>
          <table:table-cell office:value-type="string">
            <text:p>Tweeddale Court</text:p>
          </table:table-cell>
          <table:table-cell office:value-type="string">
            <text:p>', postcode: '</text:p>
          </table:table-cell>
          <table:table-cell office:value-type="string">
            <text:p>EH1 1TE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00572">
            <text:p>55.9500572</text:p>
          </table:table-cell>
          <table:table-cell office:value-type="string">
            <text:p>, longitude: </text:p>
          </table:table-cell>
          <table:table-cell office:value-type="float" office:value="-3.1842807">
            <text:p>-3.1842807</text:p>
          </table:table-cell>
          <table:table-cell office:value-type="string">
            <text:p><text:s/>},</text:p>
          </table:table-cell>
          <table:table-cell table:formula="of:=CONCATENATE([.A452];[.B452];[.C452];[.D452];[.E452];[.F452];[.G452];[.H452];[.I452];[.J452];[.K452];[.L452];[.M452])" office:value-type="string" office:string-value="{ id: 452, name: 'Tweeddale Court', postcode: 'EH1 1TE', ward_id: 6, lattitude: 55.9500572, longitude: -3.1842807 },">
            <text:p>{ id: 452, name: 'Tweeddale Court', postcode: 'EH1 1TE', ward_id: 6, lattitude: 55.9500572, longitude: -3.18428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53">
            <text:p>453</text:p>
          </table:table-cell>
          <table:table-cell office:value-type="string">
            <text:p>, name: '</text:p>
          </table:table-cell>
          <table:table-cell office:value-type="string">
            <text:p>Hope Park Crescent</text:p>
          </table:table-cell>
          <table:table-cell office:value-type="string">
            <text:p>', postcode: '</text:p>
          </table:table-cell>
          <table:table-cell office:value-type="string">
            <text:p>EH8 9NA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1003">
            <text:p>55.941003</text:p>
          </table:table-cell>
          <table:table-cell office:value-type="string">
            <text:p>, longitude: </text:p>
          </table:table-cell>
          <table:table-cell office:value-type="float" office:value="-3.1828887">
            <text:p>-3.1828887</text:p>
          </table:table-cell>
          <table:table-cell office:value-type="string">
            <text:p><text:s/>},</text:p>
          </table:table-cell>
          <table:table-cell table:formula="of:=CONCATENATE([.A453];[.B453];[.C453];[.D453];[.E453];[.F453];[.G453];[.H453];[.I453];[.J453];[.K453];[.L453];[.M453])" office:value-type="string" office:string-value="{ id: 453, name: 'Hope Park Crescent', postcode: 'EH8 9NA', ward_id: 17, lattitude: 55.941003, longitude: -3.1828887 },">
            <text:p>{ id: 453, name: 'Hope Park Crescent', postcode: 'EH8 9NA', ward_id: 17, lattitude: 55.941003, longitude: -3.18288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54">
            <text:p>454</text:p>
          </table:table-cell>
          <table:table-cell office:value-type="string">
            <text:p>, name: '</text:p>
          </table:table-cell>
          <table:table-cell office:value-type="string">
            <text:p>Stennis Gardens</text:p>
          </table:table-cell>
          <table:table-cell office:value-type="string">
            <text:p>', postcode: '</text:p>
          </table:table-cell>
          <table:table-cell office:value-type="string">
            <text:p>EH17 7QW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07316">
            <text:p>55.9107316</text:p>
          </table:table-cell>
          <table:table-cell office:value-type="string">
            <text:p>, longitude: </text:p>
          </table:table-cell>
          <table:table-cell office:value-type="float" office:value="-3.1509542">
            <text:p>-3.1509542</text:p>
          </table:table-cell>
          <table:table-cell office:value-type="string">
            <text:p><text:s/>},</text:p>
          </table:table-cell>
          <table:table-cell table:formula="of:=CONCATENATE([.A454];[.B454];[.C454];[.D454];[.E454];[.F454];[.G454];[.H454];[.I454];[.J454];[.K454];[.L454];[.M454])" office:value-type="string" office:string-value="{ id: 454, name: 'Stennis Gardens', postcode: 'EH17 7QW', ward_id: 16, lattitude: 55.9107316, longitude: -3.1509542 },">
            <text:p>{ id: 454, name: 'Stennis Gardens', postcode: 'EH17 7QW', ward_id: 16, lattitude: 55.9107316, longitude: -3.15095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55">
            <text:p>455</text:p>
          </table:table-cell>
          <table:table-cell office:value-type="string">
            <text:p>, name: '</text:p>
          </table:table-cell>
          <table:table-cell office:value-type="string">
            <text:p>North Gyle Avenue</text:p>
          </table:table-cell>
          <table:table-cell office:value-type="string">
            <text:p>', postcode: '</text:p>
          </table:table-cell>
          <table:table-cell office:value-type="string">
            <text:p>EH12 8JR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27261">
            <text:p>55.9427261</text:p>
          </table:table-cell>
          <table:table-cell office:value-type="string">
            <text:p>, longitude: </text:p>
          </table:table-cell>
          <table:table-cell office:value-type="float" office:value="-3.3040525">
            <text:p>-3.3040525</text:p>
          </table:table-cell>
          <table:table-cell office:value-type="string">
            <text:p><text:s/>},</text:p>
          </table:table-cell>
          <table:table-cell table:formula="of:=CONCATENATE([.A455];[.B455];[.C455];[.D455];[.E455];[.F455];[.G455];[.H455];[.I455];[.J455];[.K455];[.L455];[.M455])" office:value-type="string" office:string-value="{ id: 455, name: 'North Gyle Avenue', postcode: 'EH12 8JR', ward_id: 9, lattitude: 55.9427261, longitude: -3.3040525 },">
            <text:p>{ id: 455, name: 'North Gyle Avenue', postcode: 'EH12 8JR', ward_id: 9, lattitude: 55.9427261, longitude: -3.30405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56">
            <text:p>456</text:p>
          </table:table-cell>
          <table:table-cell office:value-type="string">
            <text:p>, name: '</text:p>
          </table:table-cell>
          <table:table-cell office:value-type="string">
            <text:p>Alnwickhill Loan</text:p>
          </table:table-cell>
          <table:table-cell office:value-type="string">
            <text:p>', postcode: '</text:p>
          </table:table-cell>
          <table:table-cell office:value-type="string">
            <text:p>EH16 6YB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51849">
            <text:p>55.9051849</text:p>
          </table:table-cell>
          <table:table-cell office:value-type="string">
            <text:p>, longitude: </text:p>
          </table:table-cell>
          <table:table-cell office:value-type="float" office:value="-3.1726358">
            <text:p>-3.1726358</text:p>
          </table:table-cell>
          <table:table-cell office:value-type="string">
            <text:p><text:s/>},</text:p>
          </table:table-cell>
          <table:table-cell table:formula="of:=CONCATENATE([.A456];[.B456];[.C456];[.D456];[.E456];[.F456];[.G456];[.H456];[.I456];[.J456];[.K456];[.L456];[.M456])" office:value-type="string" office:string-value="{ id: 456, name: 'Alnwickhill Loan', postcode: 'EH16 6YB', ward_id: 16, lattitude: 55.9051849, longitude: -3.1726358 },">
            <text:p>{ id: 456, name: 'Alnwickhill Loan', postcode: 'EH16 6YB', ward_id: 16, lattitude: 55.9051849, longitude: -3.17263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57">
            <text:p>457</text:p>
          </table:table-cell>
          <table:table-cell office:value-type="string">
            <text:p>, name: '</text:p>
          </table:table-cell>
          <table:table-cell office:value-type="string">
            <text:p>Frogston Grove</text:p>
          </table:table-cell>
          <table:table-cell office:value-type="string">
            <text:p>', postcode: '</text:p>
          </table:table-cell>
          <table:table-cell office:value-type="string">
            <text:p>EH10 7AF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14049">
            <text:p>55.9014049</text:p>
          </table:table-cell>
          <table:table-cell office:value-type="string">
            <text:p>, longitude: </text:p>
          </table:table-cell>
          <table:table-cell office:value-type="float" office:value="-3.2007118">
            <text:p>-3.2007118</text:p>
          </table:table-cell>
          <table:table-cell office:value-type="string">
            <text:p><text:s/>},</text:p>
          </table:table-cell>
          <table:table-cell table:formula="of:=CONCATENATE([.A457];[.B457];[.C457];[.D457];[.E457];[.F457];[.G457];[.H457];[.I457];[.J457];[.K457];[.L457];[.M457])" office:value-type="string" office:string-value="{ id: 457, name: 'Frogston Grove', postcode: 'EH10 7AF', ward_id: 5, lattitude: 55.9014049, longitude: -3.2007118 },">
            <text:p>{ id: 457, name: 'Frogston Grove', postcode: 'EH10 7AF', ward_id: 5, lattitude: 55.9014049, longitude: -3.20071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58">
            <text:p>458</text:p>
          </table:table-cell>
          <table:table-cell office:value-type="string">
            <text:p>, name: '</text:p>
          </table:table-cell>
          <table:table-cell office:value-type="string">
            <text:p>Buckstone Shaw</text:p>
          </table:table-cell>
          <table:table-cell office:value-type="string">
            <text:p>', postcode: '</text:p>
          </table:table-cell>
          <table:table-cell office:value-type="string">
            <text:p>EH10 6XP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34838">
            <text:p>55.9034838</text:p>
          </table:table-cell>
          <table:table-cell office:value-type="string">
            <text:p>, longitude: </text:p>
          </table:table-cell>
          <table:table-cell office:value-type="float" office:value="-3.1982914">
            <text:p>-3.1982914</text:p>
          </table:table-cell>
          <table:table-cell office:value-type="string">
            <text:p><text:s/>},</text:p>
          </table:table-cell>
          <table:table-cell table:formula="of:=CONCATENATE([.A458];[.B458];[.C458];[.D458];[.E458];[.F458];[.G458];[.H458];[.I458];[.J458];[.K458];[.L458];[.M458])" office:value-type="string" office:string-value="{ id: 458, name: 'Buckstone Shaw', postcode: 'EH10 6XP', ward_id: 5, lattitude: 55.9034838, longitude: -3.1982914 },">
            <text:p>{ id: 458, name: 'Buckstone Shaw', postcode: 'EH10 6XP', ward_id: 5, lattitude: 55.9034838, longitude: -3.19829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59">
            <text:p>459</text:p>
          </table:table-cell>
          <table:table-cell office:value-type="string">
            <text:p>, name: '</text:p>
          </table:table-cell>
          <table:table-cell office:value-type="string">
            <text:p>Ann Street</text:p>
          </table:table-cell>
          <table:table-cell office:value-type="string">
            <text:p>', postcode: '</text:p>
          </table:table-cell>
          <table:table-cell office:value-type="string">
            <text:p>EH4 1PJ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64608">
            <text:p>55.9564608</text:p>
          </table:table-cell>
          <table:table-cell office:value-type="string">
            <text:p>, longitude: </text:p>
          </table:table-cell>
          <table:table-cell office:value-type="float" office:value="-3.2131444">
            <text:p>-3.2131444</text:p>
          </table:table-cell>
          <table:table-cell office:value-type="string">
            <text:p><text:s/>},</text:p>
          </table:table-cell>
          <table:table-cell table:formula="of:=CONCATENATE([.A459];[.B459];[.C459];[.D459];[.E459];[.F459];[.G459];[.H459];[.I459];[.J459];[.K459];[.L459];[.M459])" office:value-type="string" office:string-value="{ id: 459, name: 'Ann Street', postcode: 'EH4 1PJ', ward_id: 4, lattitude: 55.9564608, longitude: -3.2131444 },">
            <text:p>{ id: 459, name: 'Ann Street', postcode: 'EH4 1PJ', ward_id: 4, lattitude: 55.9564608, longitude: -3.21314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60">
            <text:p>460</text:p>
          </table:table-cell>
          <table:table-cell office:value-type="string">
            <text:p>, name: '</text:p>
          </table:table-cell>
          <table:table-cell office:value-type="string">
            <text:p>Buckstone Terrace</text:p>
          </table:table-cell>
          <table:table-cell office:value-type="string">
            <text:p>', postcode: '</text:p>
          </table:table-cell>
          <table:table-cell office:value-type="string">
            <text:p>EH10 6PZ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85322">
            <text:p>55.9085322</text:p>
          </table:table-cell>
          <table:table-cell office:value-type="string">
            <text:p>, longitude: </text:p>
          </table:table-cell>
          <table:table-cell office:value-type="float" office:value="-3.2095534">
            <text:p>-3.2095534</text:p>
          </table:table-cell>
          <table:table-cell office:value-type="string">
            <text:p><text:s/>},</text:p>
          </table:table-cell>
          <table:table-cell table:formula="of:=CONCATENATE([.A460];[.B460];[.C460];[.D460];[.E460];[.F460];[.G460];[.H460];[.I460];[.J460];[.K460];[.L460];[.M460])" office:value-type="string" office:string-value="{ id: 460, name: 'Buckstone Terrace', postcode: 'EH10 6PZ', ward_id: 5, lattitude: 55.9085322, longitude: -3.2095534 },">
            <text:p>{ id: 460, name: 'Buckstone Terrace', postcode: 'EH10 6PZ', ward_id: 5, lattitude: 55.9085322, longitude: -3.20955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61">
            <text:p>461</text:p>
          </table:table-cell>
          <table:table-cell office:value-type="string">
            <text:p>, name: '</text:p>
          </table:table-cell>
          <table:table-cell office:value-type="string">
            <text:p>Russell Road</text:p>
          </table:table-cell>
          <table:table-cell office:value-type="string">
            <text:p>', postcode: '</text:p>
          </table:table-cell>
          <table:table-cell office:value-type="string">
            <text:p>EH12 5NE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33679">
            <text:p>55.9433679</text:p>
          </table:table-cell>
          <table:table-cell office:value-type="string">
            <text:p>, longitude: </text:p>
          </table:table-cell>
          <table:table-cell office:value-type="float" office:value="-3.2313294">
            <text:p>-3.2313294</text:p>
          </table:table-cell>
          <table:table-cell office:value-type="string">
            <text:p><text:s/>},</text:p>
          </table:table-cell>
          <table:table-cell table:formula="of:=CONCATENATE([.A461];[.B461];[.C461];[.D461];[.E461];[.F461];[.G461];[.H461];[.I461];[.J461];[.K461];[.L461];[.M461])" office:value-type="string" office:string-value="{ id: 461, name: 'Russell Road', postcode: 'EH12 5NE', ward_id: 15, lattitude: 55.9433679, longitude: -3.2313294 },">
            <text:p>{ id: 461, name: 'Russell Road', postcode: 'EH12 5NE', ward_id: 15, lattitude: 55.9433679, longitude: -3.23132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62">
            <text:p>462</text:p>
          </table:table-cell>
          <table:table-cell office:value-type="string">
            <text:p>, name: '</text:p>
          </table:table-cell>
          <table:table-cell office:value-type="string">
            <text:p>Redford Place</text:p>
          </table:table-cell>
          <table:table-cell office:value-type="string">
            <text:p>', postcode: '</text:p>
          </table:table-cell>
          <table:table-cell office:value-type="string">
            <text:p>EH13 0AN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76448">
            <text:p>55.9076448</text:p>
          </table:table-cell>
          <table:table-cell office:value-type="string">
            <text:p>, longitude: </text:p>
          </table:table-cell>
          <table:table-cell office:value-type="float" office:value="-3.2373326">
            <text:p>-3.2373326</text:p>
          </table:table-cell>
          <table:table-cell office:value-type="string">
            <text:p><text:s/>},</text:p>
          </table:table-cell>
          <table:table-cell table:formula="of:=CONCATENATE([.A462];[.B462];[.C462];[.D462];[.E462];[.F462];[.G462];[.H462];[.I462];[.J462];[.K462];[.L462];[.M462])" office:value-type="string" office:string-value="{ id: 462, name: 'Redford Place', postcode: 'EH13 0AN', ward_id: 5, lattitude: 55.9076448, longitude: -3.2373326 },">
            <text:p>{ id: 462, name: 'Redford Place', postcode: 'EH13 0AN', ward_id: 5, lattitude: 55.9076448, longitude: -3.237332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63">
            <text:p>463</text:p>
          </table:table-cell>
          <table:table-cell office:value-type="string">
            <text:p>, name: '</text:p>
          </table:table-cell>
          <table:table-cell office:value-type="string">
            <text:p>Templeand Grove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463];[.B463];[.C463];[.D463];[.E463];[.F463];[.G463];[.H463];[.I463];[.J463];[.K463];[.L463];[.M463])" office:value-type="string" office:string-value="{ id: 463, name: 'Templeand Grove', postcode: 'EH1 3EG', ward_id: 6, lattitude: 55.953252, longitude: -3.188267 },">
            <text:p>{ id: 463, name: 'Templeand Grove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64">
            <text:p>464</text:p>
          </table:table-cell>
          <table:table-cell office:value-type="string">
            <text:p>, name: '</text:p>
          </table:table-cell>
          <table:table-cell office:value-type="string">
            <text:p>Ferniehill Path</text:p>
          </table:table-cell>
          <table:table-cell office:value-type="string">
            <text:p>', postcode: '</text:p>
          </table:table-cell>
          <table:table-cell office:value-type="string">
            <text:p>EH17 7BD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07461">
            <text:p>55.9107461</text:p>
          </table:table-cell>
          <table:table-cell office:value-type="string">
            <text:p>, longitude: </text:p>
          </table:table-cell>
          <table:table-cell office:value-type="float" office:value="-3.1300604">
            <text:p>-3.1300604</text:p>
          </table:table-cell>
          <table:table-cell office:value-type="string">
            <text:p><text:s/>},</text:p>
          </table:table-cell>
          <table:table-cell table:formula="of:=CONCATENATE([.A464];[.B464];[.C464];[.D464];[.E464];[.F464];[.G464];[.H464];[.I464];[.J464];[.K464];[.L464];[.M464])" office:value-type="string" office:string-value="{ id: 464, name: 'Ferniehill Path', postcode: 'EH17 7BD', ward_id: 16, lattitude: 55.9107461, longitude: -3.1300604 },">
            <text:p>{ id: 464, name: 'Ferniehill Path', postcode: 'EH17 7BD', ward_id: 16, lattitude: 55.9107461, longitude: -3.13006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65">
            <text:p>465</text:p>
          </table:table-cell>
          <table:table-cell office:value-type="string">
            <text:p>, name: '</text:p>
          </table:table-cell>
          <table:table-cell office:value-type="string">
            <text:p>Craigleithhill Green</text:p>
          </table:table-cell>
          <table:table-cell office:value-type="string">
            <text:p>', postcode: '</text:p>
          </table:table-cell>
          <table:table-cell office:value-type="string">
            <text:p>EH4 2ND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13434">
            <text:p>55.9613434</text:p>
          </table:table-cell>
          <table:table-cell office:value-type="string">
            <text:p>, longitude: </text:p>
          </table:table-cell>
          <table:table-cell office:value-type="float" office:value="-3.2404391">
            <text:p>-3.2404391</text:p>
          </table:table-cell>
          <table:table-cell office:value-type="string">
            <text:p><text:s/>},</text:p>
          </table:table-cell>
          <table:table-cell table:formula="of:=CONCATENATE([.A465];[.B465];[.C465];[.D465];[.E465];[.F465];[.G465];[.H465];[.I465];[.J465];[.K465];[.L465];[.M465])" office:value-type="string" office:string-value="{ id: 465, name: 'Craigleithhill Green', postcode: 'EH4 2ND', ward_id: 4, lattitude: 55.9613434, longitude: -3.2404391 },">
            <text:p>{ id: 465, name: 'Craigleithhill Green', postcode: 'EH4 2ND', ward_id: 4, lattitude: 55.9613434, longitude: -3.24043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66">
            <text:p>466</text:p>
          </table:table-cell>
          <table:table-cell office:value-type="string">
            <text:p>, name: '</text:p>
          </table:table-cell>
          <table:table-cell office:value-type="string">
            <text:p>Dunollie Court</text:p>
          </table:table-cell>
          <table:table-cell office:value-type="string">
            <text:p>', postcode: '</text:p>
          </table:table-cell>
          <table:table-cell office:value-type="string">
            <text:p>EH12 8GP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6872">
            <text:p>55.946872</text:p>
          </table:table-cell>
          <table:table-cell office:value-type="string">
            <text:p>, longitude: </text:p>
          </table:table-cell>
          <table:table-cell office:value-type="float" office:value="-3.3056412">
            <text:p>-3.3056412</text:p>
          </table:table-cell>
          <table:table-cell office:value-type="string">
            <text:p><text:s/>},</text:p>
          </table:table-cell>
          <table:table-cell table:formula="of:=CONCATENATE([.A466];[.B466];[.C466];[.D466];[.E466];[.F466];[.G466];[.H466];[.I466];[.J466];[.K466];[.L466];[.M466])" office:value-type="string" office:string-value="{ id: 466, name: 'Dunollie Court', postcode: 'EH12 8GP', ward_id: 9, lattitude: 55.946872, longitude: -3.3056412 },">
            <text:p>{ id: 466, name: 'Dunollie Court', postcode: 'EH12 8GP', ward_id: 9, lattitude: 55.946872, longitude: -3.30564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67">
            <text:p>467</text:p>
          </table:table-cell>
          <table:table-cell office:value-type="string">
            <text:p>, name: '</text:p>
          </table:table-cell>
          <table:table-cell office:value-type="string">
            <text:p>Old Dalkeith Road</text:p>
          </table:table-cell>
          <table:table-cell office:value-type="string">
            <text:p>', postcode: '</text:p>
          </table:table-cell>
          <table:table-cell office:value-type="string">
            <text:p>EH16 4SX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93987">
            <text:p>55.9193987</text:p>
          </table:table-cell>
          <table:table-cell office:value-type="string">
            <text:p>, longitude: </text:p>
          </table:table-cell>
          <table:table-cell office:value-type="float" office:value="-3.137297">
            <text:p>-3.137297</text:p>
          </table:table-cell>
          <table:table-cell office:value-type="string">
            <text:p><text:s/>},</text:p>
          </table:table-cell>
          <table:table-cell table:formula="of:=CONCATENATE([.A467];[.B467];[.C467];[.D467];[.E467];[.F467];[.G467];[.H467];[.I467];[.J467];[.K467];[.L467];[.M467])" office:value-type="string" office:string-value="{ id: 467, name: 'Old Dalkeith Road', postcode: 'EH16 4SX', ward_id: 16, lattitude: 55.9193987, longitude: -3.137297 },">
            <text:p>{ id: 467, name: 'Old Dalkeith Road', postcode: 'EH16 4SX', ward_id: 16, lattitude: 55.9193987, longitude: -3.1372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68">
            <text:p>468</text:p>
          </table:table-cell>
          <table:table-cell office:value-type="string">
            <text:p>, name: '</text:p>
          </table:table-cell>
          <table:table-cell office:value-type="string">
            <text:p>Upper Grove Place</text:p>
          </table:table-cell>
          <table:table-cell office:value-type="string">
            <text:p>', postcode: '</text:p>
          </table:table-cell>
          <table:table-cell office:value-type="string">
            <text:p>EH3 8AY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439507">
            <text:p>55.9439507</text:p>
          </table:table-cell>
          <table:table-cell office:value-type="string">
            <text:p>, longitude: </text:p>
          </table:table-cell>
          <table:table-cell office:value-type="float" office:value="-3.2128328">
            <text:p>-3.2128328</text:p>
          </table:table-cell>
          <table:table-cell office:value-type="string">
            <text:p><text:s/>},</text:p>
          </table:table-cell>
          <table:table-cell table:formula="of:=CONCATENATE([.A468];[.B468];[.C468];[.D468];[.E468];[.F468];[.G468];[.H468];[.I468];[.J468];[.K468];[.L468];[.M468])" office:value-type="string" office:string-value="{ id: 468, name: 'Upper Grove Place', postcode: 'EH3 8AY', ward_id: 2, lattitude: 55.9439507, longitude: -3.2128328 },">
            <text:p>{ id: 468, name: 'Upper Grove Place', postcode: 'EH3 8AY', ward_id: 2, lattitude: 55.9439507, longitude: -3.21283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69">
            <text:p>469</text:p>
          </table:table-cell>
          <table:table-cell office:value-type="string">
            <text:p>, name: '</text:p>
          </table:table-cell>
          <table:table-cell office:value-type="string">
            <text:p>Bath Road</text:p>
          </table:table-cell>
          <table:table-cell office:value-type="string">
            <text:p>', postcode: '</text:p>
          </table:table-cell>
          <table:table-cell office:value-type="string">
            <text:p>EH6 7JT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52789">
            <text:p>55.9752789</text:p>
          </table:table-cell>
          <table:table-cell office:value-type="string">
            <text:p>, longitude: </text:p>
          </table:table-cell>
          <table:table-cell office:value-type="float" office:value="-3.1605142">
            <text:p>-3.1605142</text:p>
          </table:table-cell>
          <table:table-cell office:value-type="string">
            <text:p><text:s/>},</text:p>
          </table:table-cell>
          <table:table-cell table:formula="of:=CONCATENATE([.A469];[.B469];[.C469];[.D469];[.E469];[.F469];[.G469];[.H469];[.I469];[.J469];[.K469];[.L469];[.M469])" office:value-type="string" office:string-value="{ id: 469, name: 'Bath Road', postcode: 'EH6 7JT', ward_id: 8, lattitude: 55.9752789, longitude: -3.1605142 },">
            <text:p>{ id: 469, name: 'Bath Road', postcode: 'EH6 7JT', ward_id: 8, lattitude: 55.9752789, longitude: -3.16051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70">
            <text:p>470</text:p>
          </table:table-cell>
          <table:table-cell office:value-type="string">
            <text:p>, name: '</text:p>
          </table:table-cell>
          <table:table-cell office:value-type="string">
            <text:p>Stenhouse Crescent</text:p>
          </table:table-cell>
          <table:table-cell office:value-type="string">
            <text:p>', postcode: '</text:p>
          </table:table-cell>
          <table:table-cell office:value-type="string">
            <text:p>EH11 3JF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07045">
            <text:p>55.9307045</text:p>
          </table:table-cell>
          <table:table-cell office:value-type="string">
            <text:p>, longitude: </text:p>
          </table:table-cell>
          <table:table-cell office:value-type="float" office:value="-3.2580993">
            <text:p>-3.2580993</text:p>
          </table:table-cell>
          <table:table-cell office:value-type="string">
            <text:p><text:s/>},</text:p>
          </table:table-cell>
          <table:table-cell table:formula="of:=CONCATENATE([.A470];[.B470];[.C470];[.D470];[.E470];[.F470];[.G470];[.H470];[.I470];[.J470];[.K470];[.L470];[.M470])" office:value-type="string" office:string-value="{ id: 470, name: 'Stenhouse Crescent', postcode: 'EH11 3JF', ward_id: 13, lattitude: 55.9307045, longitude: -3.2580993 },">
            <text:p>{ id: 470, name: 'Stenhouse Crescent', postcode: 'EH11 3JF', ward_id: 13, lattitude: 55.9307045, longitude: -3.25809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71">
            <text:p>471</text:p>
          </table:table-cell>
          <table:table-cell office:value-type="string">
            <text:p>, name: '</text:p>
          </table:table-cell>
          <table:table-cell office:value-type="string">
            <text:p>Builyeon Road</text:p>
          </table:table-cell>
          <table:table-cell office:value-type="string">
            <text:p>', postcode: '</text:p>
          </table:table-cell>
          <table:table-cell office:value-type="string">
            <text:p>EH30 9XL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41996">
            <text:p>55.9841996</text:p>
          </table:table-cell>
          <table:table-cell office:value-type="string">
            <text:p>, longitude: </text:p>
          </table:table-cell>
          <table:table-cell office:value-type="float" office:value="-3.4102128">
            <text:p>-3.4102128</text:p>
          </table:table-cell>
          <table:table-cell office:value-type="string">
            <text:p><text:s/>},</text:p>
          </table:table-cell>
          <table:table-cell table:formula="of:=CONCATENATE([.A471];[.B471];[.C471];[.D471];[.E471];[.F471];[.G471];[.H471];[.I471];[.J471];[.K471];[.L471];[.M471])" office:value-type="string" office:string-value="{ id: 471, name: 'Builyeon Road', postcode: 'EH30 9XL', ward_id: 14, lattitude: 55.9841996, longitude: -3.4102128 },">
            <text:p>{ id: 471, name: 'Builyeon Road', postcode: 'EH30 9XL', ward_id: 14, lattitude: 55.9841996, longitude: -3.41021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72">
            <text:p>472</text:p>
          </table:table-cell>
          <table:table-cell office:value-type="string">
            <text:p>, name: '</text:p>
          </table:table-cell>
          <table:table-cell office:value-type="string">
            <text:p>Juniper Grove</text:p>
          </table:table-cell>
          <table:table-cell office:value-type="string">
            <text:p>', postcode: '</text:p>
          </table:table-cell>
          <table:table-cell office:value-type="string">
            <text:p>EH14 5EA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41842">
            <text:p>55.9041842</text:p>
          </table:table-cell>
          <table:table-cell office:value-type="string">
            <text:p>, longitude: </text:p>
          </table:table-cell>
          <table:table-cell office:value-type="float" office:value="-3.2897151">
            <text:p>-3.2897151</text:p>
          </table:table-cell>
          <table:table-cell office:value-type="string">
            <text:p><text:s/>},</text:p>
          </table:table-cell>
          <table:table-cell table:formula="of:=CONCATENATE([.A472];[.B472];[.C472];[.D472];[.E472];[.F472];[.G472];[.H472];[.I472];[.J472];[.K472];[.L472];[.M472])" office:value-type="string" office:string-value="{ id: 472, name: 'Juniper Grove', postcode: 'EH14 5EA', ward_id: 10, lattitude: 55.9041842, longitude: -3.2897151 },">
            <text:p>{ id: 472, name: 'Juniper Grove', postcode: 'EH14 5EA', ward_id: 10, lattitude: 55.9041842, longitude: -3.289715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73">
            <text:p>473</text:p>
          </table:table-cell>
          <table:table-cell office:value-type="string">
            <text:p>, name: '</text:p>
          </table:table-cell>
          <table:table-cell office:value-type="string">
            <text:p>North Bughtlin Place</text:p>
          </table:table-cell>
          <table:table-cell office:value-type="string">
            <text:p>', postcode: '</text:p>
          </table:table-cell>
          <table:table-cell office:value-type="string">
            <text:p>EH12 8UP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24832">
            <text:p>55.9524832</text:p>
          </table:table-cell>
          <table:table-cell office:value-type="string">
            <text:p>, longitude: </text:p>
          </table:table-cell>
          <table:table-cell office:value-type="float" office:value="-3.304152">
            <text:p>-3.304152</text:p>
          </table:table-cell>
          <table:table-cell office:value-type="string">
            <text:p><text:s/>},</text:p>
          </table:table-cell>
          <table:table-cell table:formula="of:=CONCATENATE([.A473];[.B473];[.C473];[.D473];[.E473];[.F473];[.G473];[.H473];[.I473];[.J473];[.K473];[.L473];[.M473])" office:value-type="string" office:string-value="{ id: 473, name: 'North Bughtlin Place', postcode: 'EH12 8UP', ward_id: 9, lattitude: 55.9524832, longitude: -3.304152 },">
            <text:p>{ id: 473, name: 'North Bughtlin Place', postcode: 'EH12 8UP', ward_id: 9, lattitude: 55.9524832, longitude: -3.3041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74">
            <text:p>474</text:p>
          </table:table-cell>
          <table:table-cell office:value-type="string">
            <text:p>, name: '</text:p>
          </table:table-cell>
          <table:table-cell office:value-type="string">
            <text:p>North Bughtlinfield</text:p>
          </table:table-cell>
          <table:table-cell office:value-type="string">
            <text:p>', postcode: '</text:p>
          </table:table-cell>
          <table:table-cell office:value-type="string">
            <text:p>EH12 8XZ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51409">
            <text:p>55.9551409</text:p>
          </table:table-cell>
          <table:table-cell office:value-type="string">
            <text:p>, longitude: </text:p>
          </table:table-cell>
          <table:table-cell office:value-type="float" office:value="-3.3072878">
            <text:p>-3.3072878</text:p>
          </table:table-cell>
          <table:table-cell office:value-type="string">
            <text:p><text:s/>},</text:p>
          </table:table-cell>
          <table:table-cell table:formula="of:=CONCATENATE([.A474];[.B474];[.C474];[.D474];[.E474];[.F474];[.G474];[.H474];[.I474];[.J474];[.K474];[.L474];[.M474])" office:value-type="string" office:string-value="{ id: 474, name: 'North Bughtlinfield', postcode: 'EH12 8XZ', ward_id: 9, lattitude: 55.9551409, longitude: -3.3072878 },">
            <text:p>{ id: 474, name: 'North Bughtlinfield', postcode: 'EH12 8XZ', ward_id: 9, lattitude: 55.9551409, longitude: -3.30728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75">
            <text:p>475</text:p>
          </table:table-cell>
          <table:table-cell office:value-type="string">
            <text:p>, name: '</text:p>
          </table:table-cell>
          <table:table-cell office:value-type="string">
            <text:p>Bramdean Grove</text:p>
          </table:table-cell>
          <table:table-cell office:value-type="string">
            <text:p>', postcode: '</text:p>
          </table:table-cell>
          <table:table-cell office:value-type="string">
            <text:p>EH10 6JR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150096">
            <text:p>55.9150096</text:p>
          </table:table-cell>
          <table:table-cell office:value-type="string">
            <text:p>, longitude: </text:p>
          </table:table-cell>
          <table:table-cell office:value-type="float" office:value="-3.2067827">
            <text:p>-3.2067827</text:p>
          </table:table-cell>
          <table:table-cell office:value-type="string">
            <text:p><text:s/>},</text:p>
          </table:table-cell>
          <table:table-cell table:formula="of:=CONCATENATE([.A475];[.B475];[.C475];[.D475];[.E475];[.F475];[.G475];[.H475];[.I475];[.J475];[.K475];[.L475];[.M475])" office:value-type="string" office:string-value="{ id: 475, name: 'Bramdean Grove', postcode: 'EH10 6JR', ward_id: 3, lattitude: 55.9150096, longitude: -3.2067827 },">
            <text:p>{ id: 475, name: 'Bramdean Grove', postcode: 'EH10 6JR', ward_id: 3, lattitude: 55.9150096, longitude: -3.20678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76">
            <text:p>476</text:p>
          </table:table-cell>
          <table:table-cell office:value-type="string">
            <text:p>, name: '</text:p>
          </table:table-cell>
          <table:table-cell office:value-type="string">
            <text:p>Cathedral Lane</text:p>
          </table:table-cell>
          <table:table-cell office:value-type="string">
            <text:p>', postcode: '</text:p>
          </table:table-cell>
          <table:table-cell office:value-type="string">
            <text:p>EH1 3JR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63188">
            <text:p>55.9563188</text:p>
          </table:table-cell>
          <table:table-cell office:value-type="string">
            <text:p>, longitude: </text:p>
          </table:table-cell>
          <table:table-cell office:value-type="float" office:value="-3.18753">
            <text:p>-3.18753</text:p>
          </table:table-cell>
          <table:table-cell office:value-type="string">
            <text:p><text:s/>},</text:p>
          </table:table-cell>
          <table:table-cell table:formula="of:=CONCATENATE([.A476];[.B476];[.C476];[.D476];[.E476];[.F476];[.G476];[.H476];[.I476];[.J476];[.K476];[.L476];[.M476])" office:value-type="string" office:string-value="{ id: 476, name: 'Cathedral Lane', postcode: 'EH1 3JR', ward_id: 6, lattitude: 55.9563188, longitude: -3.18753 },">
            <text:p>{ id: 476, name: 'Cathedral Lane', postcode: 'EH1 3JR', ward_id: 6, lattitude: 55.9563188, longitude: -3.187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77">
            <text:p>477</text:p>
          </table:table-cell>
          <table:table-cell office:value-type="string">
            <text:p>, name: '</text:p>
          </table:table-cell>
          <table:table-cell office:value-type="string">
            <text:p>Bellfield Street</text:p>
          </table:table-cell>
          <table:table-cell office:value-type="string">
            <text:p>', postcode: '</text:p>
          </table:table-cell>
          <table:table-cell office:value-type="string">
            <text:p>EH15 2BR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20674">
            <text:p>55.9520674</text:p>
          </table:table-cell>
          <table:table-cell office:value-type="string">
            <text:p>, longitude: </text:p>
          </table:table-cell>
          <table:table-cell office:value-type="float" office:value="-3.1081576">
            <text:p>-3.1081576</text:p>
          </table:table-cell>
          <table:table-cell office:value-type="string">
            <text:p><text:s/>},</text:p>
          </table:table-cell>
          <table:table-cell table:formula="of:=CONCATENATE([.A477];[.B477];[.C477];[.D477];[.E477];[.F477];[.G477];[.H477];[.I477];[.J477];[.K477];[.L477];[.M477])" office:value-type="string" office:string-value="{ id: 477, name: 'Bellfield Street', postcode: 'EH15 2BR', ward_id: 11, lattitude: 55.9520674, longitude: -3.1081576 },">
            <text:p>{ id: 477, name: 'Bellfield Street', postcode: 'EH15 2BR', ward_id: 11, lattitude: 55.9520674, longitude: -3.10815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78">
            <text:p>478</text:p>
          </table:table-cell>
          <table:table-cell office:value-type="string">
            <text:p>, name: '</text:p>
          </table:table-cell>
          <table:table-cell office:value-type="string">
            <text:p>Hope Lane</text:p>
          </table:table-cell>
          <table:table-cell office:value-type="string">
            <text:p>', postcode: '</text:p>
          </table:table-cell>
          <table:table-cell office:value-type="string">
            <text:p>EH15 3AW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55327">
            <text:p>55.9455327</text:p>
          </table:table-cell>
          <table:table-cell office:value-type="string">
            <text:p>, longitude: </text:p>
          </table:table-cell>
          <table:table-cell office:value-type="float" office:value="-3.108667">
            <text:p>-3.108667</text:p>
          </table:table-cell>
          <table:table-cell office:value-type="string">
            <text:p><text:s/>},</text:p>
          </table:table-cell>
          <table:table-cell table:formula="of:=CONCATENATE([.A478];[.B478];[.C478];[.D478];[.E478];[.F478];[.G478];[.H478];[.I478];[.J478];[.K478];[.L478];[.M478])" office:value-type="string" office:string-value="{ id: 478, name: 'Hope Lane', postcode: 'EH15 3AW', ward_id: 11, lattitude: 55.9455327, longitude: -3.108667 },">
            <text:p>{ id: 478, name: 'Hope Lane', postcode: 'EH15 3AW', ward_id: 11, lattitude: 55.9455327, longitude: -3.1086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79">
            <text:p>479</text:p>
          </table:table-cell>
          <table:table-cell office:value-type="string">
            <text:p>, name: '</text:p>
          </table:table-cell>
          <table:table-cell office:value-type="string">
            <text:p>Clarinda Terrace</text:p>
          </table:table-cell>
          <table:table-cell office:value-type="string">
            <text:p>', postcode: '</text:p>
          </table:table-cell>
          <table:table-cell office:value-type="string">
            <text:p>EH16 6XN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75878">
            <text:p>55.9175878</text:p>
          </table:table-cell>
          <table:table-cell office:value-type="string">
            <text:p>, longitude: </text:p>
          </table:table-cell>
          <table:table-cell office:value-type="float" office:value="-3.1633233">
            <text:p>-3.1633233</text:p>
          </table:table-cell>
          <table:table-cell office:value-type="string">
            <text:p><text:s/>},</text:p>
          </table:table-cell>
          <table:table-cell table:formula="of:=CONCATENATE([.A479];[.B479];[.C479];[.D479];[.E479];[.F479];[.G479];[.H479];[.I479];[.J479];[.K479];[.L479];[.M479])" office:value-type="string" office:string-value="{ id: 479, name: 'Clarinda Terrace', postcode: 'EH16 6XN', ward_id: 16, lattitude: 55.9175878, longitude: -3.1633233 },">
            <text:p>{ id: 479, name: 'Clarinda Terrace', postcode: 'EH16 6XN', ward_id: 16, lattitude: 55.9175878, longitude: -3.16332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80">
            <text:p>480</text:p>
          </table:table-cell>
          <table:table-cell office:value-type="string">
            <text:p>, name: '</text:p>
          </table:table-cell>
          <table:table-cell office:value-type="string">
            <text:p>Violet Terrace</text:p>
          </table:table-cell>
          <table:table-cell office:value-type="string">
            <text:p>', postcode: '</text:p>
          </table:table-cell>
          <table:table-cell office:value-type="string">
            <text:p>EH11 1NZ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61425">
            <text:p>55.9361425</text:p>
          </table:table-cell>
          <table:table-cell office:value-type="string">
            <text:p>, longitude: </text:p>
          </table:table-cell>
          <table:table-cell office:value-type="float" office:value="-3.2279431">
            <text:p>-3.2279431</text:p>
          </table:table-cell>
          <table:table-cell office:value-type="string">
            <text:p><text:s/>},</text:p>
          </table:table-cell>
          <table:table-cell table:formula="of:=CONCATENATE([.A480];[.B480];[.C480];[.D480];[.E480];[.F480];[.G480];[.H480];[.I480];[.J480];[.K480];[.L480];[.M480])" office:value-type="string" office:string-value="{ id: 480, name: 'Violet Terrace', postcode: 'EH11 1NZ', ward_id: 2, lattitude: 55.9361425, longitude: -3.2279431 },">
            <text:p>{ id: 480, name: 'Violet Terrace', postcode: 'EH11 1NZ', ward_id: 2, lattitude: 55.9361425, longitude: -3.22794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81">
            <text:p>481</text:p>
          </table:table-cell>
          <table:table-cell office:value-type="string">
            <text:p>, name: '</text:p>
          </table:table-cell>
          <table:table-cell office:value-type="string">
            <text:p>Industry Lane</text:p>
          </table:table-cell>
          <table:table-cell office:value-type="string">
            <text:p>', postcode: '</text:p>
          </table:table-cell>
          <table:table-cell office:value-type="string">
            <text:p>EH6 4EZ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50213">
            <text:p>55.9750213</text:p>
          </table:table-cell>
          <table:table-cell office:value-type="string">
            <text:p>, longitude: </text:p>
          </table:table-cell>
          <table:table-cell office:value-type="float" office:value="-3.1852734">
            <text:p>-3.1852734</text:p>
          </table:table-cell>
          <table:table-cell office:value-type="string">
            <text:p><text:s/>},</text:p>
          </table:table-cell>
          <table:table-cell table:formula="of:=CONCATENATE([.A481];[.B481];[.C481];[.D481];[.E481];[.F481];[.G481];[.H481];[.I481];[.J481];[.K481];[.L481];[.M481])" office:value-type="string" office:string-value="{ id: 481, name: 'Industry Lane', postcode: 'EH6 4EZ', ward_id: 8, lattitude: 55.9750213, longitude: -3.1852734 },">
            <text:p>{ id: 481, name: 'Industry Lane', postcode: 'EH6 4EZ', ward_id: 8, lattitude: 55.9750213, longitude: -3.18527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82">
            <text:p>482</text:p>
          </table:table-cell>
          <table:table-cell office:value-type="string">
            <text:p>, name: '</text:p>
          </table:table-cell>
          <table:table-cell office:value-type="string">
            <text:p>Westland Cottages</text:p>
          </table:table-cell>
          <table:table-cell office:value-type="string">
            <text:p>', postcode: '</text:p>
          </table:table-cell>
          <table:table-cell office:value-type="string">
            <text:p>EH17 8QT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25463">
            <text:p>55.9025463</text:p>
          </table:table-cell>
          <table:table-cell office:value-type="string">
            <text:p>, longitude: </text:p>
          </table:table-cell>
          <table:table-cell office:value-type="float" office:value="-3.1361445">
            <text:p>-3.1361445</text:p>
          </table:table-cell>
          <table:table-cell office:value-type="string">
            <text:p><text:s/>},</text:p>
          </table:table-cell>
          <table:table-cell table:formula="of:=CONCATENATE([.A482];[.B482];[.C482];[.D482];[.E482];[.F482];[.G482];[.H482];[.I482];[.J482];[.K482];[.L482];[.M482])" office:value-type="string" office:string-value="{ id: 482, name: 'Westland Cottages', postcode: 'EH17 8QT', ward_id: 16, lattitude: 55.9025463, longitude: -3.1361445 },">
            <text:p>{ id: 482, name: 'Westland Cottages', postcode: 'EH17 8QT', ward_id: 16, lattitude: 55.9025463, longitude: -3.13614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83">
            <text:p>483</text:p>
          </table:table-cell>
          <table:table-cell office:value-type="string">
            <text:p>, name: '</text:p>
          </table:table-cell>
          <table:table-cell office:value-type="string">
            <text:p>Hamilton Drive</text:p>
          </table:table-cell>
          <table:table-cell office:value-type="string">
            <text:p>', postcode: '</text:p>
          </table:table-cell>
          <table:table-cell office:value-type="string">
            <text:p>EH15 1NP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94657">
            <text:p>55.9494657</text:p>
          </table:table-cell>
          <table:table-cell office:value-type="string">
            <text:p>, longitude: </text:p>
          </table:table-cell>
          <table:table-cell office:value-type="float" office:value="-3.1248282">
            <text:p>-3.1248282</text:p>
          </table:table-cell>
          <table:table-cell office:value-type="string">
            <text:p><text:s/>},</text:p>
          </table:table-cell>
          <table:table-cell table:formula="of:=CONCATENATE([.A483];[.B483];[.C483];[.D483];[.E483];[.F483];[.G483];[.H483];[.I483];[.J483];[.K483];[.L483];[.M483])" office:value-type="string" office:string-value="{ id: 483, name: 'Hamilton Drive', postcode: 'EH15 1NP', ward_id: 1, lattitude: 55.9494657, longitude: -3.1248282 },">
            <text:p>{ id: 483, name: 'Hamilton Drive', postcode: 'EH15 1NP', ward_id: 1, lattitude: 55.9494657, longitude: -3.12482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84">
            <text:p>484</text:p>
          </table:table-cell>
          <table:table-cell office:value-type="string">
            <text:p>, name: '</text:p>
          </table:table-cell>
          <table:table-cell office:value-type="string">
            <text:p>Woodhall Avenue</text:p>
          </table:table-cell>
          <table:table-cell office:value-type="string">
            <text:p>', postcode: '</text:p>
          </table:table-cell>
          <table:table-cell office:value-type="string">
            <text:p>EH14 5BU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57712">
            <text:p>55.9057712</text:p>
          </table:table-cell>
          <table:table-cell office:value-type="string">
            <text:p>, longitude: </text:p>
          </table:table-cell>
          <table:table-cell office:value-type="float" office:value="-3.2819139">
            <text:p>-3.2819139</text:p>
          </table:table-cell>
          <table:table-cell office:value-type="string">
            <text:p><text:s/>},</text:p>
          </table:table-cell>
          <table:table-cell table:formula="of:=CONCATENATE([.A484];[.B484];[.C484];[.D484];[.E484];[.F484];[.G484];[.H484];[.I484];[.J484];[.K484];[.L484];[.M484])" office:value-type="string" office:string-value="{ id: 484, name: 'Woodhall Avenue', postcode: 'EH14 5BU', ward_id: 10, lattitude: 55.9057712, longitude: -3.2819139 },">
            <text:p>{ id: 484, name: 'Woodhall Avenue', postcode: 'EH14 5BU', ward_id: 10, lattitude: 55.9057712, longitude: -3.28191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85">
            <text:p>485</text:p>
          </table:table-cell>
          <table:table-cell office:value-type="string">
            <text:p>, name: '</text:p>
          </table:table-cell>
          <table:table-cell office:value-type="string">
            <text:p>Allanpark Drive </text:p>
          </table:table-cell>
          <table:table-cell office:value-type="string">
            <text:p>', postcode: '</text:p>
          </table:table-cell>
          <table:table-cell office:value-type="string">
            <text:p>EH14 1LW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244032">
            <text:p>55.9244032</text:p>
          </table:table-cell>
          <table:table-cell office:value-type="string">
            <text:p>, longitude: </text:p>
          </table:table-cell>
          <table:table-cell office:value-type="float" office:value="-3.2428853">
            <text:p>-3.2428853</text:p>
          </table:table-cell>
          <table:table-cell office:value-type="string">
            <text:p><text:s/>},</text:p>
          </table:table-cell>
          <table:table-cell table:formula="of:=CONCATENATE([.A485];[.B485];[.C485];[.D485];[.E485];[.F485];[.G485];[.H485];[.I485];[.J485];[.K485];[.L485];[.M485])" office:value-type="string" office:string-value="{ id: 485, name: 'Allanpark Drive ', postcode: 'EH14 1LW', ward_id: 2, lattitude: 55.9244032, longitude: -3.2428853 },">
            <text:p>{ id: 485, name: 'Allanpark Drive ', postcode: 'EH14 1LW', ward_id: 2, lattitude: 55.9244032, longitude: -3.24288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86">
            <text:p>486</text:p>
          </table:table-cell>
          <table:table-cell office:value-type="string">
            <text:p>, name: '</text:p>
          </table:table-cell>
          <table:table-cell office:value-type="string">
            <text:p>Ravenswood Avenue </text:p>
          </table:table-cell>
          <table:table-cell office:value-type="string">
            <text:p>', postcode: '</text:p>
          </table:table-cell>
          <table:table-cell office:value-type="string">
            <text:p>EH16 5SH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205933">
            <text:p>55.9205933</text:p>
          </table:table-cell>
          <table:table-cell office:value-type="string">
            <text:p>, longitude: </text:p>
          </table:table-cell>
          <table:table-cell office:value-type="float" office:value="-3.1519088">
            <text:p>-3.1519088</text:p>
          </table:table-cell>
          <table:table-cell office:value-type="string">
            <text:p><text:s/>},</text:p>
          </table:table-cell>
          <table:table-cell table:formula="of:=CONCATENATE([.A486];[.B486];[.C486];[.D486];[.E486];[.F486];[.G486];[.H486];[.I486];[.J486];[.K486];[.L486];[.M486])" office:value-type="string" office:string-value="{ id: 486, name: 'Ravenswood Avenue ', postcode: 'EH16 5SH', ward_id: 16, lattitude: 55.9205933, longitude: -3.1519088 },">
            <text:p>{ id: 486, name: 'Ravenswood Avenue ', postcode: 'EH16 5SH', ward_id: 16, lattitude: 55.9205933, longitude: -3.15190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87">
            <text:p>487</text:p>
          </table:table-cell>
          <table:table-cell office:value-type="string">
            <text:p>, name: '</text:p>
          </table:table-cell>
          <table:table-cell office:value-type="string">
            <text:p>Grierson Crescent</text:p>
          </table:table-cell>
          <table:table-cell office:value-type="string">
            <text:p>', postcode: '</text:p>
          </table:table-cell>
          <table:table-cell office:value-type="string">
            <text:p>EH5 2AX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58838">
            <text:p>55.9758838</text:p>
          </table:table-cell>
          <table:table-cell office:value-type="string">
            <text:p>, longitude: </text:p>
          </table:table-cell>
          <table:table-cell office:value-type="float" office:value="-3.2180334">
            <text:p>-3.2180334</text:p>
          </table:table-cell>
          <table:table-cell office:value-type="string">
            <text:p><text:s/>},</text:p>
          </table:table-cell>
          <table:table-cell table:formula="of:=CONCATENATE([.A487];[.B487];[.C487];[.D487];[.E487];[.F487];[.G487];[.H487];[.I487];[.J487];[.K487];[.L487];[.M487])" office:value-type="string" office:string-value="{ id: 487, name: 'Grierson Crescent', postcode: 'EH5 2AX', ward_id: 7, lattitude: 55.9758838, longitude: -3.2180334 },">
            <text:p>{ id: 487, name: 'Grierson Crescent', postcode: 'EH5 2AX', ward_id: 7, lattitude: 55.9758838, longitude: -3.21803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88">
            <text:p>488</text:p>
          </table:table-cell>
          <table:table-cell office:value-type="string">
            <text:p>, name: '</text:p>
          </table:table-cell>
          <table:table-cell office:value-type="string">
            <text:p>Mortonhall Park Bank</text:p>
          </table:table-cell>
          <table:table-cell office:value-type="string">
            <text:p>', postcode: '</text:p>
          </table:table-cell>
          <table:table-cell office:value-type="string">
            <text:p>EH17 8ST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05603">
            <text:p>55.9005603</text:p>
          </table:table-cell>
          <table:table-cell office:value-type="string">
            <text:p>, longitude: </text:p>
          </table:table-cell>
          <table:table-cell office:value-type="float" office:value="-3.1670488">
            <text:p>-3.1670488</text:p>
          </table:table-cell>
          <table:table-cell office:value-type="string">
            <text:p><text:s/>},</text:p>
          </table:table-cell>
          <table:table-cell table:formula="of:=CONCATENATE([.A488];[.B488];[.C488];[.D488];[.E488];[.F488];[.G488];[.H488];[.I488];[.J488];[.K488];[.L488];[.M488])" office:value-type="string" office:string-value="{ id: 488, name: 'Mortonhall Park Bank', postcode: 'EH17 8ST', ward_id: 16, lattitude: 55.9005603, longitude: -3.1670488 },">
            <text:p>{ id: 488, name: 'Mortonhall Park Bank', postcode: 'EH17 8ST', ward_id: 16, lattitude: 55.9005603, longitude: -3.16704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89">
            <text:p>489</text:p>
          </table:table-cell>
          <table:table-cell office:value-type="string">
            <text:p>, name: '</text:p>
          </table:table-cell>
          <table:table-cell office:value-type="string">
            <text:p>Saughton Mains Drive</text:p>
          </table:table-cell>
          <table:table-cell office:value-type="string">
            <text:p>', postcode: '</text:p>
          </table:table-cell>
          <table:table-cell office:value-type="string">
            <text:p>EH11 3PN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91282">
            <text:p>55.9291282</text:p>
          </table:table-cell>
          <table:table-cell office:value-type="string">
            <text:p>, longitude: </text:p>
          </table:table-cell>
          <table:table-cell office:value-type="float" office:value="-3.2673574">
            <text:p>-3.2673574</text:p>
          </table:table-cell>
          <table:table-cell office:value-type="string">
            <text:p><text:s/>},</text:p>
          </table:table-cell>
          <table:table-cell table:formula="of:=CONCATENATE([.A489];[.B489];[.C489];[.D489];[.E489];[.F489];[.G489];[.H489];[.I489];[.J489];[.K489];[.L489];[.M489])" office:value-type="string" office:string-value="{ id: 489, name: 'Saughton Mains Drive', postcode: 'EH11 3PN', ward_id: 13, lattitude: 55.9291282, longitude: -3.2673574 },">
            <text:p>{ id: 489, name: 'Saughton Mains Drive', postcode: 'EH11 3PN', ward_id: 13, lattitude: 55.9291282, longitude: -3.267357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90">
            <text:p>490</text:p>
          </table:table-cell>
          <table:table-cell office:value-type="string">
            <text:p>, name: '</text:p>
          </table:table-cell>
          <table:table-cell office:value-type="string">
            <text:p>Spiers Place</text:p>
          </table:table-cell>
          <table:table-cell office:value-type="string">
            <text:p>', postcode: '</text:p>
          </table:table-cell>
          <table:table-cell office:value-type="string">
            <text:p>EH6 6DB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29">
            <text:p>55.9729</text:p>
          </table:table-cell>
          <table:table-cell office:value-type="string">
            <text:p>, longitude: </text:p>
          </table:table-cell>
          <table:table-cell office:value-type="float" office:value="-3.1726929">
            <text:p>-3.1726929</text:p>
          </table:table-cell>
          <table:table-cell office:value-type="string">
            <text:p><text:s/>},</text:p>
          </table:table-cell>
          <table:table-cell table:formula="of:=CONCATENATE([.A490];[.B490];[.C490];[.D490];[.E490];[.F490];[.G490];[.H490];[.I490];[.J490];[.K490];[.L490];[.M490])" office:value-type="string" office:string-value="{ id: 490, name: 'Spiers Place', postcode: 'EH6 6DB', ward_id: 8, lattitude: 55.9729, longitude: -3.1726929 },">
            <text:p>{ id: 490, name: 'Spiers Place', postcode: 'EH6 6DB', ward_id: 8, lattitude: 55.9729, longitude: -3.172692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91">
            <text:p>491</text:p>
          </table:table-cell>
          <table:table-cell office:value-type="string">
            <text:p>, name: '</text:p>
          </table:table-cell>
          <table:table-cell office:value-type="string">
            <text:p>Pattison Street</text:p>
          </table:table-cell>
          <table:table-cell office:value-type="string">
            <text:p>', postcode: '</text:p>
          </table:table-cell>
          <table:table-cell office:value-type="string">
            <text:p>EH6 7HH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37308">
            <text:p>55.9737308</text:p>
          </table:table-cell>
          <table:table-cell office:value-type="string">
            <text:p>, longitude: </text:p>
          </table:table-cell>
          <table:table-cell office:value-type="float" office:value="-3.1636718">
            <text:p>-3.1636718</text:p>
          </table:table-cell>
          <table:table-cell office:value-type="string">
            <text:p><text:s/>},</text:p>
          </table:table-cell>
          <table:table-cell table:formula="of:=CONCATENATE([.A491];[.B491];[.C491];[.D491];[.E491];[.F491];[.G491];[.H491];[.I491];[.J491];[.K491];[.L491];[.M491])" office:value-type="string" office:string-value="{ id: 491, name: 'Pattison Street', postcode: 'EH6 7HH', ward_id: 8, lattitude: 55.9737308, longitude: -3.1636718 },">
            <text:p>{ id: 491, name: 'Pattison Street', postcode: 'EH6 7HH', ward_id: 8, lattitude: 55.9737308, longitude: -3.16367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92">
            <text:p>492</text:p>
          </table:table-cell>
          <table:table-cell office:value-type="string">
            <text:p>, name: '</text:p>
          </table:table-cell>
          <table:table-cell office:value-type="string">
            <text:p>Easter Drylaw</text:p>
          </table:table-cell>
          <table:table-cell office:value-type="string">
            <text:p>', postcode: '</text:p>
          </table:table-cell>
          <table:table-cell office:value-type="string">
            <text:p>EH4 2QX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52753">
            <text:p>55.9652753</text:p>
          </table:table-cell>
          <table:table-cell office:value-type="string">
            <text:p>, longitude: </text:p>
          </table:table-cell>
          <table:table-cell office:value-type="float" office:value="-3.2427968">
            <text:p>-3.2427968</text:p>
          </table:table-cell>
          <table:table-cell office:value-type="string">
            <text:p><text:s/>},</text:p>
          </table:table-cell>
          <table:table-cell table:formula="of:=CONCATENATE([.A492];[.B492];[.C492];[.D492];[.E492];[.F492];[.G492];[.H492];[.I492];[.J492];[.K492];[.L492];[.M492])" office:value-type="string" office:string-value="{ id: 492, name: 'Easter Drylaw', postcode: 'EH4 2QX', ward_id: 4, lattitude: 55.9652753, longitude: -3.2427968 },">
            <text:p>{ id: 492, name: 'Easter Drylaw', postcode: 'EH4 2QX', ward_id: 4, lattitude: 55.9652753, longitude: -3.24279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93">
            <text:p>493</text:p>
          </table:table-cell>
          <table:table-cell office:value-type="string">
            <text:p>, name: '</text:p>
          </table:table-cell>
          <table:table-cell office:value-type="string">
            <text:p>Queen Anne Drive</text:p>
          </table:table-cell>
          <table:table-cell office:value-type="string">
            <text:p>', postcode: '</text:p>
          </table:table-cell>
          <table:table-cell office:value-type="string">
            <text:p>EH28 8PL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376266">
            <text:p>55.9376266</text:p>
          </table:table-cell>
          <table:table-cell office:value-type="string">
            <text:p>, longitude: </text:p>
          </table:table-cell>
          <table:table-cell office:value-type="float" office:value="-3.3959816">
            <text:p>-3.3959816</text:p>
          </table:table-cell>
          <table:table-cell office:value-type="string">
            <text:p><text:s/>},</text:p>
          </table:table-cell>
          <table:table-cell table:formula="of:=CONCATENATE([.A493];[.B493];[.C493];[.D493];[.E493];[.F493];[.G493];[.H493];[.I493];[.J493];[.K493];[.L493];[.M493])" office:value-type="string" office:string-value="{ id: 493, name: 'Queen Anne Drive', postcode: 'EH28 8PL', ward_id: 14, lattitude: 55.9376266, longitude: -3.3959816 },">
            <text:p>{ id: 493, name: 'Queen Anne Drive', postcode: 'EH28 8PL', ward_id: 14, lattitude: 55.9376266, longitude: -3.395981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94">
            <text:p>494</text:p>
          </table:table-cell>
          <table:table-cell office:value-type="string">
            <text:p>, name: '</text:p>
          </table:table-cell>
          <table:table-cell office:value-type="string">
            <text:p>Stanhope Place</text:p>
          </table:table-cell>
          <table:table-cell office:value-type="string">
            <text:p>', postcode: '</text:p>
          </table:table-cell>
          <table:table-cell office:value-type="string">
            <text:p>EH12 5HH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9972">
            <text:p>55.9449972</text:p>
          </table:table-cell>
          <table:table-cell office:value-type="string">
            <text:p>, longitude: </text:p>
          </table:table-cell>
          <table:table-cell office:value-type="float" office:value="-3.2266865">
            <text:p>-3.2266865</text:p>
          </table:table-cell>
          <table:table-cell office:value-type="string">
            <text:p><text:s/>},</text:p>
          </table:table-cell>
          <table:table-cell table:formula="of:=CONCATENATE([.A494];[.B494];[.C494];[.D494];[.E494];[.F494];[.G494];[.H494];[.I494];[.J494];[.K494];[.L494];[.M494])" office:value-type="string" office:string-value="{ id: 494, name: 'Stanhope Place', postcode: 'EH12 5HH', ward_id: 15, lattitude: 55.9449972, longitude: -3.2266865 },">
            <text:p>{ id: 494, name: 'Stanhope Place', postcode: 'EH12 5HH', ward_id: 15, lattitude: 55.9449972, longitude: -3.226686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95">
            <text:p>495</text:p>
          </table:table-cell>
          <table:table-cell office:value-type="string">
            <text:p>, name: '</text:p>
          </table:table-cell>
          <table:table-cell office:value-type="string">
            <text:p>Milnacre</text:p>
          </table:table-cell>
          <table:table-cell office:value-type="string">
            <text:p>', postcode: '</text:p>
          </table:table-cell>
          <table:table-cell office:value-type="string">
            <text:p>EH6 5TD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11933">
            <text:p>55.9711933</text:p>
          </table:table-cell>
          <table:table-cell office:value-type="string">
            <text:p>, longitude: </text:p>
          </table:table-cell>
          <table:table-cell office:value-type="float" office:value="-3.1896372">
            <text:p>-3.1896372</text:p>
          </table:table-cell>
          <table:table-cell office:value-type="string">
            <text:p><text:s/>},</text:p>
          </table:table-cell>
          <table:table-cell table:formula="of:=CONCATENATE([.A495];[.B495];[.C495];[.D495];[.E495];[.F495];[.G495];[.H495];[.I495];[.J495];[.K495];[.L495];[.M495])" office:value-type="string" office:string-value="{ id: 495, name: 'Milnacre', postcode: 'EH6 5TD', ward_id: 12, lattitude: 55.9711933, longitude: -3.1896372 },">
            <text:p>{ id: 495, name: 'Milnacre', postcode: 'EH6 5TD', ward_id: 12, lattitude: 55.9711933, longitude: -3.189637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96">
            <text:p>496</text:p>
          </table:table-cell>
          <table:table-cell office:value-type="string">
            <text:p>, name: '</text:p>
          </table:table-cell>
          <table:table-cell office:value-type="string">
            <text:p>Gayfield Square</text:p>
          </table:table-cell>
          <table:table-cell office:value-type="string">
            <text:p>', postcode: '</text:p>
          </table:table-cell>
          <table:table-cell office:value-type="string">
            <text:p>EH1 3NW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89964">
            <text:p>55.9589964</text:p>
          </table:table-cell>
          <table:table-cell office:value-type="string">
            <text:p>, longitude: </text:p>
          </table:table-cell>
          <table:table-cell office:value-type="float" office:value="-3.1857708">
            <text:p>-3.1857708</text:p>
          </table:table-cell>
          <table:table-cell office:value-type="string">
            <text:p><text:s/>},</text:p>
          </table:table-cell>
          <table:table-cell table:formula="of:=CONCATENATE([.A496];[.B496];[.C496];[.D496];[.E496];[.F496];[.G496];[.H496];[.I496];[.J496];[.K496];[.L496];[.M496])" office:value-type="string" office:string-value="{ id: 496, name: 'Gayfield Square', postcode: 'EH1 3NW', ward_id: 6, lattitude: 55.9589964, longitude: -3.1857708 },">
            <text:p>{ id: 496, name: 'Gayfield Square', postcode: 'EH1 3NW', ward_id: 6, lattitude: 55.9589964, longitude: -3.18577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97">
            <text:p>497</text:p>
          </table:table-cell>
          <table:table-cell office:value-type="string">
            <text:p>, name: '</text:p>
          </table:table-cell>
          <table:table-cell office:value-type="string">
            <text:p>Groathill Avenue </text:p>
          </table:table-cell>
          <table:table-cell office:value-type="string">
            <text:p>', postcode: '</text:p>
          </table:table-cell>
          <table:table-cell office:value-type="string">
            <text:p>EH4 2LP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01373">
            <text:p>55.9601373</text:p>
          </table:table-cell>
          <table:table-cell office:value-type="string">
            <text:p>, longitude: </text:p>
          </table:table-cell>
          <table:table-cell office:value-type="float" office:value="-3.2438621">
            <text:p>-3.2438621</text:p>
          </table:table-cell>
          <table:table-cell office:value-type="string">
            <text:p><text:s/>},</text:p>
          </table:table-cell>
          <table:table-cell table:formula="of:=CONCATENATE([.A497];[.B497];[.C497];[.D497];[.E497];[.F497];[.G497];[.H497];[.I497];[.J497];[.K497];[.L497];[.M497])" office:value-type="string" office:string-value="{ id: 497, name: 'Groathill Avenue ', postcode: 'EH4 2LP', ward_id: 4, lattitude: 55.9601373, longitude: -3.2438621 },">
            <text:p>{ id: 497, name: 'Groathill Avenue ', postcode: 'EH4 2LP', ward_id: 4, lattitude: 55.9601373, longitude: -3.24386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98">
            <text:p>498</text:p>
          </table:table-cell>
          <table:table-cell office:value-type="string">
            <text:p>, name: '</text:p>
          </table:table-cell>
          <table:table-cell office:value-type="string">
            <text:p>Bellevue Street</text:p>
          </table:table-cell>
          <table:table-cell office:value-type="string">
            <text:p>', postcode: '</text:p>
          </table:table-cell>
          <table:table-cell office:value-type="string">
            <text:p>EH7 4BY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21039">
            <text:p>55.9621039</text:p>
          </table:table-cell>
          <table:table-cell office:value-type="string">
            <text:p>, longitude: </text:p>
          </table:table-cell>
          <table:table-cell office:value-type="float" office:value="-3.190661">
            <text:p>-3.190661</text:p>
          </table:table-cell>
          <table:table-cell office:value-type="string">
            <text:p><text:s/>},</text:p>
          </table:table-cell>
          <table:table-cell table:formula="of:=CONCATENATE([.A498];[.B498];[.C498];[.D498];[.E498];[.F498];[.G498];[.H498];[.I498];[.J498];[.K498];[.L498];[.M498])" office:value-type="string" office:string-value="{ id: 498, name: 'Bellevue Street', postcode: 'EH7 4BY', ward_id: 12, lattitude: 55.9621039, longitude: -3.190661 },">
            <text:p>{ id: 498, name: 'Bellevue Street', postcode: 'EH7 4BY', ward_id: 12, lattitude: 55.9621039, longitude: -3.1906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499">
            <text:p>499</text:p>
          </table:table-cell>
          <table:table-cell office:value-type="string">
            <text:p>, name: '</text:p>
          </table:table-cell>
          <table:table-cell office:value-type="string">
            <text:p>Abercorn Road</text:p>
          </table:table-cell>
          <table:table-cell office:value-type="string">
            <text:p>', postcode: '</text:p>
          </table:table-cell>
          <table:table-cell office:value-type="string">
            <text:p>EH8 7DJ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34951">
            <text:p>55.9534951</text:p>
          </table:table-cell>
          <table:table-cell office:value-type="string">
            <text:p>, longitude: </text:p>
          </table:table-cell>
          <table:table-cell office:value-type="float" office:value="-3.1498645">
            <text:p>-3.1498645</text:p>
          </table:table-cell>
          <table:table-cell office:value-type="string">
            <text:p><text:s/>},</text:p>
          </table:table-cell>
          <table:table-cell table:formula="of:=CONCATENATE([.A499];[.B499];[.C499];[.D499];[.E499];[.F499];[.G499];[.H499];[.I499];[.J499];[.K499];[.L499];[.M499])" office:value-type="string" office:string-value="{ id: 499, name: 'Abercorn Road', postcode: 'EH8 7DJ', ward_id: 1, lattitude: 55.9534951, longitude: -3.1498645 },">
            <text:p>{ id: 499, name: 'Abercorn Road', postcode: 'EH8 7DJ', ward_id: 1, lattitude: 55.9534951, longitude: -3.14986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00">
            <text:p>500</text:p>
          </table:table-cell>
          <table:table-cell office:value-type="string">
            <text:p>, name: '</text:p>
          </table:table-cell>
          <table:table-cell office:value-type="string">
            <text:p>Elmwood Terrace</text:p>
          </table:table-cell>
          <table:table-cell office:value-type="string">
            <text:p>', postcode: '</text:p>
          </table:table-cell>
          <table:table-cell office:value-type="string">
            <text:p>EH6 8DF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6769">
            <text:p>55.966769</text:p>
          </table:table-cell>
          <table:table-cell office:value-type="string">
            <text:p>, longitude: </text:p>
          </table:table-cell>
          <table:table-cell office:value-type="float" office:value="-3.1617451">
            <text:p>-3.1617451</text:p>
          </table:table-cell>
          <table:table-cell office:value-type="string">
            <text:p><text:s/>},</text:p>
          </table:table-cell>
          <table:table-cell table:formula="of:=CONCATENATE([.A500];[.B500];[.C500];[.D500];[.E500];[.F500];[.G500];[.H500];[.I500];[.J500];[.K500];[.L500];[.M500])" office:value-type="string" office:string-value="{ id: 500, name: 'Elmwood Terrace', postcode: 'EH6 8DF', ward_id: 8, lattitude: 55.966769, longitude: -3.1617451 },">
            <text:p>{ id: 500, name: 'Elmwood Terrace', postcode: 'EH6 8DF', ward_id: 8, lattitude: 55.966769, longitude: -3.161745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01">
            <text:p>501</text:p>
          </table:table-cell>
          <table:table-cell office:value-type="string">
            <text:p>, name: '</text:p>
          </table:table-cell>
          <table:table-cell office:value-type="string">
            <text:p>St Catherines Pl</text:p>
          </table:table-cell>
          <table:table-cell office:value-type="string">
            <text:p>', postcode: '</text:p>
          </table:table-cell>
          <table:table-cell office:value-type="string">
            <text:p>EH9 1NU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70867">
            <text:p>55.9370867</text:p>
          </table:table-cell>
          <table:table-cell office:value-type="string">
            <text:p>, longitude: </text:p>
          </table:table-cell>
          <table:table-cell office:value-type="float" office:value="-3.1848369">
            <text:p>-3.1848369</text:p>
          </table:table-cell>
          <table:table-cell office:value-type="string">
            <text:p><text:s/>},</text:p>
          </table:table-cell>
          <table:table-cell table:formula="of:=CONCATENATE([.A501];[.B501];[.C501];[.D501];[.E501];[.F501];[.G501];[.H501];[.I501];[.J501];[.K501];[.L501];[.M501])" office:value-type="string" office:string-value="{ id: 501, name: 'St Catherines Pl', postcode: 'EH9 1NU', ward_id: 17, lattitude: 55.9370867, longitude: -3.1848369 },">
            <text:p>{ id: 501, name: 'St Catherines Pl', postcode: 'EH9 1NU', ward_id: 17, lattitude: 55.9370867, longitude: -3.18483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02">
            <text:p>502</text:p>
          </table:table-cell>
          <table:table-cell office:value-type="string">
            <text:p>, name: '</text:p>
          </table:table-cell>
          <table:table-cell office:value-type="string">
            <text:p>Oxgangs Medway</text:p>
          </table:table-cell>
          <table:table-cell office:value-type="string">
            <text:p>', postcode: '</text:p>
          </table:table-cell>
          <table:table-cell office:value-type="string">
            <text:p>EH13 9LP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44652">
            <text:p>55.9044652</text:p>
          </table:table-cell>
          <table:table-cell office:value-type="string">
            <text:p>, longitude: </text:p>
          </table:table-cell>
          <table:table-cell office:value-type="float" office:value="-3.2203308">
            <text:p>-3.2203308</text:p>
          </table:table-cell>
          <table:table-cell office:value-type="string">
            <text:p><text:s/>},</text:p>
          </table:table-cell>
          <table:table-cell table:formula="of:=CONCATENATE([.A502];[.B502];[.C502];[.D502];[.E502];[.F502];[.G502];[.H502];[.I502];[.J502];[.K502];[.L502];[.M502])" office:value-type="string" office:string-value="{ id: 502, name: 'Oxgangs Medway', postcode: 'EH13 9LP', ward_id: 5, lattitude: 55.9044652, longitude: -3.2203308 },">
            <text:p>{ id: 502, name: 'Oxgangs Medway', postcode: 'EH13 9LP', ward_id: 5, lattitude: 55.9044652, longitude: -3.22033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03">
            <text:p>503</text:p>
          </table:table-cell>
          <table:table-cell office:value-type="string">
            <text:p>, name: '</text:p>
          </table:table-cell>
          <table:table-cell office:value-type="string">
            <text:p>Belgrave Crescent </text:p>
          </table:table-cell>
          <table:table-cell office:value-type="string">
            <text:p>', postcode: '</text:p>
          </table:table-cell>
          <table:table-cell office:value-type="string">
            <text:p>EH4 3AH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38877">
            <text:p>55.9538877</text:p>
          </table:table-cell>
          <table:table-cell office:value-type="string">
            <text:p>, longitude: </text:p>
          </table:table-cell>
          <table:table-cell office:value-type="float" office:value="-3.2175041">
            <text:p>-3.2175041</text:p>
          </table:table-cell>
          <table:table-cell office:value-type="string">
            <text:p><text:s/>},</text:p>
          </table:table-cell>
          <table:table-cell table:formula="of:=CONCATENATE([.A503];[.B503];[.C503];[.D503];[.E503];[.F503];[.G503];[.H503];[.I503];[.J503];[.K503];[.L503];[.M503])" office:value-type="string" office:string-value="{ id: 503, name: 'Belgrave Crescent ', postcode: 'EH4 3AH', ward_id: 4, lattitude: 55.9538877, longitude: -3.2175041 },">
            <text:p>{ id: 503, name: 'Belgrave Crescent ', postcode: 'EH4 3AH', ward_id: 4, lattitude: 55.9538877, longitude: -3.21750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04">
            <text:p>504</text:p>
          </table:table-cell>
          <table:table-cell office:value-type="string">
            <text:p>, name: '</text:p>
          </table:table-cell>
          <table:table-cell office:value-type="string">
            <text:p>Almondhill Road</text:p>
          </table:table-cell>
          <table:table-cell office:value-type="string">
            <text:p>', postcode: '</text:p>
          </table:table-cell>
          <table:table-cell office:value-type="string">
            <text:p>EH29 9BW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580881">
            <text:p>55.9580881</text:p>
          </table:table-cell>
          <table:table-cell office:value-type="string">
            <text:p>, longitude: </text:p>
          </table:table-cell>
          <table:table-cell office:value-type="float" office:value="-3.3989406">
            <text:p>-3.3989406</text:p>
          </table:table-cell>
          <table:table-cell office:value-type="string">
            <text:p><text:s/>},</text:p>
          </table:table-cell>
          <table:table-cell table:formula="of:=CONCATENATE([.A504];[.B504];[.C504];[.D504];[.E504];[.F504];[.G504];[.H504];[.I504];[.J504];[.K504];[.L504];[.M504])" office:value-type="string" office:string-value="{ id: 504, name: 'Almondhill Road', postcode: 'EH29 9BW', ward_id: 14, lattitude: 55.9580881, longitude: -3.3989406 },">
            <text:p>{ id: 504, name: 'Almondhill Road', postcode: 'EH29 9BW', ward_id: 14, lattitude: 55.9580881, longitude: -3.39894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05">
            <text:p>505</text:p>
          </table:table-cell>
          <table:table-cell office:value-type="string">
            <text:p>, name: '</text:p>
          </table:table-cell>
          <table:table-cell office:value-type="string">
            <text:p>Baxters Place</text:p>
          </table:table-cell>
          <table:table-cell office:value-type="string">
            <text:p>', postcode: '</text:p>
          </table:table-cell>
          <table:table-cell office:value-type="string">
            <text:p>EH1 3AF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74685">
            <text:p>55.9574685</text:p>
          </table:table-cell>
          <table:table-cell office:value-type="string">
            <text:p>, longitude: </text:p>
          </table:table-cell>
          <table:table-cell office:value-type="float" office:value="-3.184459">
            <text:p>-3.184459</text:p>
          </table:table-cell>
          <table:table-cell office:value-type="string">
            <text:p><text:s/>},</text:p>
          </table:table-cell>
          <table:table-cell table:formula="of:=CONCATENATE([.A505];[.B505];[.C505];[.D505];[.E505];[.F505];[.G505];[.H505];[.I505];[.J505];[.K505];[.L505];[.M505])" office:value-type="string" office:string-value="{ id: 505, name: 'Baxters Place', postcode: 'EH1 3AF', ward_id: 6, lattitude: 55.9574685, longitude: -3.184459 },">
            <text:p>{ id: 505, name: 'Baxters Place', postcode: 'EH1 3AF', ward_id: 6, lattitude: 55.9574685, longitude: -3.18445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06">
            <text:p>506</text:p>
          </table:table-cell>
          <table:table-cell office:value-type="string">
            <text:p>, name: '</text:p>
          </table:table-cell>
          <table:table-cell office:value-type="string">
            <text:p>Brighouse Park Drive</text:p>
          </table:table-cell>
          <table:table-cell office:value-type="string">
            <text:p>', postcode: '</text:p>
          </table:table-cell>
          <table:table-cell office:value-type="string">
            <text:p>EH4 6QG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53688">
            <text:p>55.9753688</text:p>
          </table:table-cell>
          <table:table-cell office:value-type="string">
            <text:p>, longitude: </text:p>
          </table:table-cell>
          <table:table-cell office:value-type="float" office:value="-3.2956704">
            <text:p>-3.2956704</text:p>
          </table:table-cell>
          <table:table-cell office:value-type="string">
            <text:p><text:s/>},</text:p>
          </table:table-cell>
          <table:table-cell table:formula="of:=CONCATENATE([.A506];[.B506];[.C506];[.D506];[.E506];[.F506];[.G506];[.H506];[.I506];[.J506];[.K506];[.L506];[.M506])" office:value-type="string" office:string-value="{ id: 506, name: 'Brighouse Park Drive', postcode: 'EH4 6QG', ward_id: 14, lattitude: 55.9753688, longitude: -3.2956704 },">
            <text:p>{ id: 506, name: 'Brighouse Park Drive', postcode: 'EH4 6QG', ward_id: 14, lattitude: 55.9753688, longitude: -3.29567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07">
            <text:p>507</text:p>
          </table:table-cell>
          <table:table-cell office:value-type="string">
            <text:p>, name: '</text:p>
          </table:table-cell>
          <table:table-cell office:value-type="string">
            <text:p>Bonaly Avenue</text:p>
          </table:table-cell>
          <table:table-cell office:value-type="string">
            <text:p>', postcode: '</text:p>
          </table:table-cell>
          <table:table-cell office:value-type="string">
            <text:p>EH13 0ET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14371">
            <text:p>55.9014371</text:p>
          </table:table-cell>
          <table:table-cell office:value-type="string">
            <text:p>, longitude: </text:p>
          </table:table-cell>
          <table:table-cell office:value-type="float" office:value="-3.2561542">
            <text:p>-3.2561542</text:p>
          </table:table-cell>
          <table:table-cell office:value-type="string">
            <text:p><text:s/>},</text:p>
          </table:table-cell>
          <table:table-cell table:formula="of:=CONCATENATE([.A507];[.B507];[.C507];[.D507];[.E507];[.F507];[.G507];[.H507];[.I507];[.J507];[.K507];[.L507];[.M507])" office:value-type="string" office:string-value="{ id: 507, name: 'Bonaly Avenue', postcode: 'EH13 0ET', ward_id: 5, lattitude: 55.9014371, longitude: -3.2561542 },">
            <text:p>{ id: 507, name: 'Bonaly Avenue', postcode: 'EH13 0ET', ward_id: 5, lattitude: 55.9014371, longitude: -3.25615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08">
            <text:p>508</text:p>
          </table:table-cell>
          <table:table-cell office:value-type="string">
            <text:p>, name: '</text:p>
          </table:table-cell>
          <table:table-cell office:value-type="string">
            <text:p>The Glebe</text:p>
          </table:table-cell>
          <table:table-cell office:value-type="string">
            <text:p>', postcode: '</text:p>
          </table:table-cell>
          <table:table-cell office:value-type="string">
            <text:p>EH4 6NW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55038">
            <text:p>55.9755038</text:p>
          </table:table-cell>
          <table:table-cell office:value-type="string">
            <text:p>, longitude: </text:p>
          </table:table-cell>
          <table:table-cell office:value-type="float" office:value="-3.3001958">
            <text:p>-3.3001958</text:p>
          </table:table-cell>
          <table:table-cell office:value-type="string">
            <text:p><text:s/>},</text:p>
          </table:table-cell>
          <table:table-cell table:formula="of:=CONCATENATE([.A508];[.B508];[.C508];[.D508];[.E508];[.F508];[.G508];[.H508];[.I508];[.J508];[.K508];[.L508];[.M508])" office:value-type="string" office:string-value="{ id: 508, name: 'The Glebe', postcode: 'EH4 6NW', ward_id: 14, lattitude: 55.9755038, longitude: -3.3001958 },">
            <text:p>{ id: 508, name: 'The Glebe', postcode: 'EH4 6NW', ward_id: 14, lattitude: 55.9755038, longitude: -3.30019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09">
            <text:p>509</text:p>
          </table:table-cell>
          <table:table-cell office:value-type="string">
            <text:p>, name: '</text:p>
          </table:table-cell>
          <table:table-cell office:value-type="string">
            <text:p>North West Circus Place</text:p>
          </table:table-cell>
          <table:table-cell office:value-type="string">
            <text:p>', postcode: '</text:p>
          </table:table-cell>
          <table:table-cell office:value-type="string">
            <text:p>EH3 6SX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2131">
            <text:p>55.9572131</text:p>
          </table:table-cell>
          <table:table-cell office:value-type="string">
            <text:p>, longitude: </text:p>
          </table:table-cell>
          <table:table-cell office:value-type="float" office:value="-3.2065205">
            <text:p>-3.2065205</text:p>
          </table:table-cell>
          <table:table-cell office:value-type="string">
            <text:p><text:s/>},</text:p>
          </table:table-cell>
          <table:table-cell table:formula="of:=CONCATENATE([.A509];[.B509];[.C509];[.D509];[.E509];[.F509];[.G509];[.H509];[.I509];[.J509];[.K509];[.L509];[.M509])" office:value-type="string" office:string-value="{ id: 509, name: 'North West Circus Place', postcode: 'EH3 6SX', ward_id: 4, lattitude: 55.9572131, longitude: -3.2065205 },">
            <text:p>{ id: 509, name: 'North West Circus Place', postcode: 'EH3 6SX', ward_id: 4, lattitude: 55.9572131, longitude: -3.20652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10">
            <text:p>510</text:p>
          </table:table-cell>
          <table:table-cell office:value-type="string">
            <text:p>, name: '</text:p>
          </table:table-cell>
          <table:table-cell office:value-type="string">
            <text:p>Sciennes House Place</text:p>
          </table:table-cell>
          <table:table-cell office:value-type="string">
            <text:p>', postcode: '</text:p>
          </table:table-cell>
          <table:table-cell office:value-type="string">
            <text:p>EH9 1NW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77431">
            <text:p>55.9377431</text:p>
          </table:table-cell>
          <table:table-cell office:value-type="string">
            <text:p>, longitude: </text:p>
          </table:table-cell>
          <table:table-cell office:value-type="float" office:value="-3.1817275">
            <text:p>-3.1817275</text:p>
          </table:table-cell>
          <table:table-cell office:value-type="string">
            <text:p><text:s/>},</text:p>
          </table:table-cell>
          <table:table-cell table:formula="of:=CONCATENATE([.A510];[.B510];[.C510];[.D510];[.E510];[.F510];[.G510];[.H510];[.I510];[.J510];[.K510];[.L510];[.M510])" office:value-type="string" office:string-value="{ id: 510, name: 'Sciennes House Place', postcode: 'EH9 1NW', ward_id: 17, lattitude: 55.9377431, longitude: -3.1817275 },">
            <text:p>{ id: 510, name: 'Sciennes House Place', postcode: 'EH9 1NW', ward_id: 17, lattitude: 55.9377431, longitude: -3.18172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11">
            <text:p>511</text:p>
          </table:table-cell>
          <table:table-cell office:value-type="string">
            <text:p>, name: '</text:p>
          </table:table-cell>
          <table:table-cell office:value-type="string">
            <text:p>Carnbee Park</text:p>
          </table:table-cell>
          <table:table-cell office:value-type="string">
            <text:p>', postcode: '</text:p>
          </table:table-cell>
          <table:table-cell office:value-type="string">
            <text:p>EH16 6GE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78714">
            <text:p>55.9078714</text:p>
          </table:table-cell>
          <table:table-cell office:value-type="string">
            <text:p>, longitude: </text:p>
          </table:table-cell>
          <table:table-cell office:value-type="float" office:value="-3.1493973">
            <text:p>-3.1493973</text:p>
          </table:table-cell>
          <table:table-cell office:value-type="string">
            <text:p><text:s/>},</text:p>
          </table:table-cell>
          <table:table-cell table:formula="of:=CONCATENATE([.A511];[.B511];[.C511];[.D511];[.E511];[.F511];[.G511];[.H511];[.I511];[.J511];[.K511];[.L511];[.M511])" office:value-type="string" office:string-value="{ id: 511, name: 'Carnbee Park', postcode: 'EH16 6GE', ward_id: 16, lattitude: 55.9078714, longitude: -3.1493973 },">
            <text:p>{ id: 511, name: 'Carnbee Park', postcode: 'EH16 6GE', ward_id: 16, lattitude: 55.9078714, longitude: -3.14939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12">
            <text:p>512</text:p>
          </table:table-cell>
          <table:table-cell office:value-type="string">
            <text:p>, name: '</text:p>
          </table:table-cell>
          <table:table-cell office:value-type="string">
            <text:p>Pembroke Place</text:p>
          </table:table-cell>
          <table:table-cell office:value-type="string">
            <text:p>', postcode: '</text:p>
          </table:table-cell>
          <table:table-cell office:value-type="string">
            <text:p>EH12 5HX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6545">
            <text:p>55.9446545</text:p>
          </table:table-cell>
          <table:table-cell office:value-type="string">
            <text:p>, longitude: </text:p>
          </table:table-cell>
          <table:table-cell office:value-type="float" office:value="-3.2287324">
            <text:p>-3.2287324</text:p>
          </table:table-cell>
          <table:table-cell office:value-type="string">
            <text:p><text:s/>},</text:p>
          </table:table-cell>
          <table:table-cell table:formula="of:=CONCATENATE([.A512];[.B512];[.C512];[.D512];[.E512];[.F512];[.G512];[.H512];[.I512];[.J512];[.K512];[.L512];[.M512])" office:value-type="string" office:string-value="{ id: 512, name: 'Pembroke Place', postcode: 'EH12 5HX', ward_id: 15, lattitude: 55.9446545, longitude: -3.2287324 },">
            <text:p>{ id: 512, name: 'Pembroke Place', postcode: 'EH12 5HX', ward_id: 15, lattitude: 55.9446545, longitude: -3.22873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13">
            <text:p>513</text:p>
          </table:table-cell>
          <table:table-cell office:value-type="string">
            <text:p>, name: '</text:p>
          </table:table-cell>
          <table:table-cell office:value-type="string">
            <text:p>Kirkgate</text:p>
          </table:table-cell>
          <table:table-cell office:value-type="string">
            <text:p>', postcode: '</text:p>
          </table:table-cell>
          <table:table-cell office:value-type="string">
            <text:p>EH16 6RX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28711">
            <text:p>55.9128711</text:p>
          </table:table-cell>
          <table:table-cell office:value-type="string">
            <text:p>, longitude: </text:p>
          </table:table-cell>
          <table:table-cell office:value-type="float" office:value="-3.1615105">
            <text:p>-3.1615105</text:p>
          </table:table-cell>
          <table:table-cell office:value-type="string">
            <text:p><text:s/>},</text:p>
          </table:table-cell>
          <table:table-cell table:formula="of:=CONCATENATE([.A513];[.B513];[.C513];[.D513];[.E513];[.F513];[.G513];[.H513];[.I513];[.J513];[.K513];[.L513];[.M513])" office:value-type="string" office:string-value="{ id: 513, name: 'Kirkgate', postcode: 'EH16 6RX', ward_id: 16, lattitude: 55.9128711, longitude: -3.1615105 },">
            <text:p>{ id: 513, name: 'Kirkgate', postcode: 'EH16 6RX', ward_id: 16, lattitude: 55.9128711, longitude: -3.16151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14">
            <text:p>514</text:p>
          </table:table-cell>
          <table:table-cell office:value-type="string">
            <text:p>, name: '</text:p>
          </table:table-cell>
          <table:table-cell office:value-type="string">
            <text:p>John Street Lane East</text:p>
          </table:table-cell>
          <table:table-cell office:value-type="string">
            <text:p>', postcode: '</text:p>
          </table:table-cell>
          <table:table-cell office:value-type="string">
            <text:p>EH15 2DZ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09233">
            <text:p>55.9509233</text:p>
          </table:table-cell>
          <table:table-cell office:value-type="string">
            <text:p>, longitude: </text:p>
          </table:table-cell>
          <table:table-cell office:value-type="float" office:value="-3.1043159">
            <text:p>-3.1043159</text:p>
          </table:table-cell>
          <table:table-cell office:value-type="string">
            <text:p><text:s/>},</text:p>
          </table:table-cell>
          <table:table-cell table:formula="of:=CONCATENATE([.A514];[.B514];[.C514];[.D514];[.E514];[.F514];[.G514];[.H514];[.I514];[.J514];[.K514];[.L514];[.M514])" office:value-type="string" office:string-value="{ id: 514, name: 'John Street Lane East', postcode: 'EH15 2DZ', ward_id: 11, lattitude: 55.9509233, longitude: -3.1043159 },">
            <text:p>{ id: 514, name: 'John Street Lane East', postcode: 'EH15 2DZ', ward_id: 11, lattitude: 55.9509233, longitude: -3.104315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15">
            <text:p>515</text:p>
          </table:table-cell>
          <table:table-cell office:value-type="string">
            <text:p>, name: '</text:p>
          </table:table-cell>
          <table:table-cell office:value-type="string">
            <text:p>Douglas Terrace</text:p>
          </table:table-cell>
          <table:table-cell office:value-type="string">
            <text:p>', postcode: '</text:p>
          </table:table-cell>
          <table:table-cell office:value-type="string">
            <text:p>EH11 2BS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446246">
            <text:p>55.9446246</text:p>
          </table:table-cell>
          <table:table-cell office:value-type="string">
            <text:p>, longitude: </text:p>
          </table:table-cell>
          <table:table-cell office:value-type="float" office:value="-3.2170993">
            <text:p>-3.2170993</text:p>
          </table:table-cell>
          <table:table-cell office:value-type="string">
            <text:p><text:s/>},</text:p>
          </table:table-cell>
          <table:table-cell table:formula="of:=CONCATENATE([.A515];[.B515];[.C515];[.D515];[.E515];[.F515];[.G515];[.H515];[.I515];[.J515];[.K515];[.L515];[.M515])" office:value-type="string" office:string-value="{ id: 515, name: 'Douglas Terrace', postcode: 'EH11 2BS', ward_id: 13, lattitude: 55.9446246, longitude: -3.2170993 },">
            <text:p>{ id: 515, name: 'Douglas Terrace', postcode: 'EH11 2BS', ward_id: 13, lattitude: 55.9446246, longitude: -3.21709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16">
            <text:p>516</text:p>
          </table:table-cell>
          <table:table-cell office:value-type="string">
            <text:p>, name: '</text:p>
          </table:table-cell>
          <table:table-cell office:value-type="string">
            <text:p>Easter Drylaw Grove</text:p>
          </table:table-cell>
          <table:table-cell office:value-type="string">
            <text:p>', postcode: '</text:p>
          </table:table-cell>
          <table:table-cell office:value-type="string">
            <text:p>EH4 2RN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43305">
            <text:p>55.9643305</text:p>
          </table:table-cell>
          <table:table-cell office:value-type="string">
            <text:p>, longitude: </text:p>
          </table:table-cell>
          <table:table-cell office:value-type="float" office:value="-3.2461678">
            <text:p>-3.2461678</text:p>
          </table:table-cell>
          <table:table-cell office:value-type="string">
            <text:p><text:s/>},</text:p>
          </table:table-cell>
          <table:table-cell table:formula="of:=CONCATENATE([.A516];[.B516];[.C516];[.D516];[.E516];[.F516];[.G516];[.H516];[.I516];[.J516];[.K516];[.L516];[.M516])" office:value-type="string" office:string-value="{ id: 516, name: 'Easter Drylaw Grove', postcode: 'EH4 2RN', ward_id: 4, lattitude: 55.9643305, longitude: -3.2461678 },">
            <text:p>{ id: 516, name: 'Easter Drylaw Grove', postcode: 'EH4 2RN', ward_id: 4, lattitude: 55.9643305, longitude: -3.24616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17">
            <text:p>517</text:p>
          </table:table-cell>
          <table:table-cell office:value-type="string">
            <text:p>, name: '</text:p>
          </table:table-cell>
          <table:table-cell office:value-type="string">
            <text:p>Harvest Road</text:p>
          </table:table-cell>
          <table:table-cell office:value-type="string">
            <text:p>', postcode: '</text:p>
          </table:table-cell>
          <table:table-cell office:value-type="string">
            <text:p>EH28 8AN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347585">
            <text:p>55.9347585</text:p>
          </table:table-cell>
          <table:table-cell office:value-type="string">
            <text:p>, longitude: </text:p>
          </table:table-cell>
          <table:table-cell office:value-type="float" office:value="-3.3999787">
            <text:p>-3.3999787</text:p>
          </table:table-cell>
          <table:table-cell office:value-type="string">
            <text:p><text:s/>},</text:p>
          </table:table-cell>
          <table:table-cell table:formula="of:=CONCATENATE([.A517];[.B517];[.C517];[.D517];[.E517];[.F517];[.G517];[.H517];[.I517];[.J517];[.K517];[.L517];[.M517])" office:value-type="string" office:string-value="{ id: 517, name: 'Harvest Road', postcode: 'EH28 8AN', ward_id: 14, lattitude: 55.9347585, longitude: -3.3999787 },">
            <text:p>{ id: 517, name: 'Harvest Road', postcode: 'EH28 8AN', ward_id: 14, lattitude: 55.9347585, longitude: -3.39997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18">
            <text:p>518</text:p>
          </table:table-cell>
          <table:table-cell office:value-type="string">
            <text:p>, name: '</text:p>
          </table:table-cell>
          <table:table-cell office:value-type="string">
            <text:p>Carnegie Court</text:p>
          </table:table-cell>
          <table:table-cell office:value-type="string">
            <text:p>', postcode: '</text:p>
          </table:table-cell>
          <table:table-cell office:value-type="string">
            <text:p>EH8 9RS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49792">
            <text:p>55.9449792</text:p>
          </table:table-cell>
          <table:table-cell office:value-type="string">
            <text:p>, longitude: </text:p>
          </table:table-cell>
          <table:table-cell office:value-type="float" office:value="-3.1809801">
            <text:p>-3.1809801</text:p>
          </table:table-cell>
          <table:table-cell office:value-type="string">
            <text:p><text:s/>},</text:p>
          </table:table-cell>
          <table:table-cell table:formula="of:=CONCATENATE([.A518];[.B518];[.C518];[.D518];[.E518];[.F518];[.G518];[.H518];[.I518];[.J518];[.K518];[.L518];[.M518])" office:value-type="string" office:string-value="{ id: 518, name: 'Carnegie Court', postcode: 'EH8 9RS', ward_id: 17, lattitude: 55.9449792, longitude: -3.1809801 },">
            <text:p>{ id: 518, name: 'Carnegie Court', postcode: 'EH8 9RS', ward_id: 17, lattitude: 55.9449792, longitude: -3.180980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19">
            <text:p>519</text:p>
          </table:table-cell>
          <table:table-cell office:value-type="string">
            <text:p>, name: '</text:p>
          </table:table-cell>
          <table:table-cell office:value-type="string">
            <text:p>Avon Grove</text:p>
          </table:table-cell>
          <table:table-cell office:value-type="string">
            <text:p>', postcode: '</text:p>
          </table:table-cell>
          <table:table-cell office:value-type="string">
            <text:p>EH4 6RF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90473">
            <text:p>55.9690473</text:p>
          </table:table-cell>
          <table:table-cell office:value-type="string">
            <text:p>, longitude: </text:p>
          </table:table-cell>
          <table:table-cell office:value-type="float" office:value="-3.3103622">
            <text:p>-3.3103622</text:p>
          </table:table-cell>
          <table:table-cell office:value-type="string">
            <text:p><text:s/>},</text:p>
          </table:table-cell>
          <table:table-cell table:formula="of:=CONCATENATE([.A519];[.B519];[.C519];[.D519];[.E519];[.F519];[.G519];[.H519];[.I519];[.J519];[.K519];[.L519];[.M519])" office:value-type="string" office:string-value="{ id: 519, name: 'Avon Grove', postcode: 'EH4 6RF', ward_id: 14, lattitude: 55.9690473, longitude: -3.3103622 },">
            <text:p>{ id: 519, name: 'Avon Grove', postcode: 'EH4 6RF', ward_id: 14, lattitude: 55.9690473, longitude: -3.310362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20">
            <text:p>520</text:p>
          </table:table-cell>
          <table:table-cell office:value-type="string">
            <text:p>, name: '</text:p>
          </table:table-cell>
          <table:table-cell office:value-type="string">
            <text:p>Stanhope Street</text:p>
          </table:table-cell>
          <table:table-cell office:value-type="string">
            <text:p>', postcode: '</text:p>
          </table:table-cell>
          <table:table-cell office:value-type="string">
            <text:p>EH12 5JB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5392">
            <text:p>55.945392</text:p>
          </table:table-cell>
          <table:table-cell office:value-type="string">
            <text:p>, longitude: </text:p>
          </table:table-cell>
          <table:table-cell office:value-type="float" office:value="-3.2274612">
            <text:p>-3.2274612</text:p>
          </table:table-cell>
          <table:table-cell office:value-type="string">
            <text:p><text:s/>},</text:p>
          </table:table-cell>
          <table:table-cell table:formula="of:=CONCATENATE([.A520];[.B520];[.C520];[.D520];[.E520];[.F520];[.G520];[.H520];[.I520];[.J520];[.K520];[.L520];[.M520])" office:value-type="string" office:string-value="{ id: 520, name: 'Stanhope Street', postcode: 'EH12 5JB', ward_id: 15, lattitude: 55.945392, longitude: -3.2274612 },">
            <text:p>{ id: 520, name: 'Stanhope Street', postcode: 'EH12 5JB', ward_id: 15, lattitude: 55.945392, longitude: -3.22746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21">
            <text:p>521</text:p>
          </table:table-cell>
          <table:table-cell office:value-type="string">
            <text:p>, name: '</text:p>
          </table:table-cell>
          <table:table-cell office:value-type="string">
            <text:p>Sunbury Street</text:p>
          </table:table-cell>
          <table:table-cell office:value-type="string">
            <text:p>', postcode: '</text:p>
          </table:table-cell>
          <table:table-cell office:value-type="string">
            <text:p>EH4 3BU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17763">
            <text:p>55.9517763</text:p>
          </table:table-cell>
          <table:table-cell office:value-type="string">
            <text:p>, longitude: </text:p>
          </table:table-cell>
          <table:table-cell office:value-type="float" office:value="-3.2202478">
            <text:p>-3.2202478</text:p>
          </table:table-cell>
          <table:table-cell office:value-type="string">
            <text:p><text:s/>},</text:p>
          </table:table-cell>
          <table:table-cell table:formula="of:=CONCATENATE([.A521];[.B521];[.C521];[.D521];[.E521];[.F521];[.G521];[.H521];[.I521];[.J521];[.K521];[.L521];[.M521])" office:value-type="string" office:string-value="{ id: 521, name: 'Sunbury Street', postcode: 'EH4 3BU', ward_id: 4, lattitude: 55.9517763, longitude: -3.2202478 },">
            <text:p>{ id: 521, name: 'Sunbury Street', postcode: 'EH4 3BU', ward_id: 4, lattitude: 55.9517763, longitude: -3.22024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22">
            <text:p>522</text:p>
          </table:table-cell>
          <table:table-cell office:value-type="string">
            <text:p>, name: '</text:p>
          </table:table-cell>
          <table:table-cell office:value-type="string">
            <text:p>Mayfield Road</text:p>
          </table:table-cell>
          <table:table-cell office:value-type="string">
            <text:p>', postcode: '</text:p>
          </table:table-cell>
          <table:table-cell office:value-type="string">
            <text:p>EH9 3AP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63259">
            <text:p>55.9263259</text:p>
          </table:table-cell>
          <table:table-cell office:value-type="string">
            <text:p>, longitude: </text:p>
          </table:table-cell>
          <table:table-cell office:value-type="float" office:value="-3.1737163">
            <text:p>-3.1737163</text:p>
          </table:table-cell>
          <table:table-cell office:value-type="string">
            <text:p><text:s/>},</text:p>
          </table:table-cell>
          <table:table-cell table:formula="of:=CONCATENATE([.A522];[.B522];[.C522];[.D522];[.E522];[.F522];[.G522];[.H522];[.I522];[.J522];[.K522];[.L522];[.M522])" office:value-type="string" office:string-value="{ id: 522, name: 'Mayfield Road', postcode: 'EH9 3AP', ward_id: 17, lattitude: 55.9263259, longitude: -3.1737163 },">
            <text:p>{ id: 522, name: 'Mayfield Road', postcode: 'EH9 3AP', ward_id: 17, lattitude: 55.9263259, longitude: -3.17371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23">
            <text:p>523</text:p>
          </table:table-cell>
          <table:table-cell office:value-type="string">
            <text:p>, name: '</text:p>
          </table:table-cell>
          <table:table-cell office:value-type="string">
            <text:p>Claremont Crescent</text:p>
          </table:table-cell>
          <table:table-cell office:value-type="string">
            <text:p>', postcode: '</text:p>
          </table:table-cell>
          <table:table-cell office:value-type="string">
            <text:p>EH7 4HX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36715">
            <text:p>55.9636715</text:p>
          </table:table-cell>
          <table:table-cell office:value-type="string">
            <text:p>, longitude: </text:p>
          </table:table-cell>
          <table:table-cell office:value-type="float" office:value="-3.1918087">
            <text:p>-3.1918087</text:p>
          </table:table-cell>
          <table:table-cell office:value-type="string">
            <text:p><text:s/>},</text:p>
          </table:table-cell>
          <table:table-cell table:formula="of:=CONCATENATE([.A523];[.B523];[.C523];[.D523];[.E523];[.F523];[.G523];[.H523];[.I523];[.J523];[.K523];[.L523];[.M523])" office:value-type="string" office:string-value="{ id: 523, name: 'Claremont Crescent', postcode: 'EH7 4HX', ward_id: 12, lattitude: 55.9636715, longitude: -3.1918087 },">
            <text:p>{ id: 523, name: 'Claremont Crescent', postcode: 'EH7 4HX', ward_id: 12, lattitude: 55.9636715, longitude: -3.19180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24">
            <text:p>524</text:p>
          </table:table-cell>
          <table:table-cell office:value-type="string">
            <text:p>, name: '</text:p>
          </table:table-cell>
          <table:table-cell office:value-type="string">
            <text:p>Peffermill Road</text:p>
          </table:table-cell>
          <table:table-cell office:value-type="string">
            <text:p>', postcode: '</text:p>
          </table:table-cell>
          <table:table-cell office:value-type="string">
            <text:p>EH16 5LR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20996">
            <text:p>55.9320996</text:p>
          </table:table-cell>
          <table:table-cell office:value-type="string">
            <text:p>, longitude: </text:p>
          </table:table-cell>
          <table:table-cell office:value-type="float" office:value="-3.1498076">
            <text:p>-3.1498076</text:p>
          </table:table-cell>
          <table:table-cell office:value-type="string">
            <text:p><text:s/>},</text:p>
          </table:table-cell>
          <table:table-cell table:formula="of:=CONCATENATE([.A524];[.B524];[.C524];[.D524];[.E524];[.F524];[.G524];[.H524];[.I524];[.J524];[.K524];[.L524];[.M524])" office:value-type="string" office:string-value="{ id: 524, name: 'Peffermill Road', postcode: 'EH16 5LR', ward_id: 17, lattitude: 55.9320996, longitude: -3.1498076 },">
            <text:p>{ id: 524, name: 'Peffermill Road', postcode: 'EH16 5LR', ward_id: 17, lattitude: 55.9320996, longitude: -3.14980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25">
            <text:p>525</text:p>
          </table:table-cell>
          <table:table-cell office:value-type="string">
            <text:p>, name: '</text:p>
          </table:table-cell>
          <table:table-cell office:value-type="string">
            <text:p>Whitehouse Close</text:p>
          </table:table-cell>
          <table:table-cell office:value-type="string">
            <text:p>', postcode: '</text:p>
          </table:table-cell>
          <table:table-cell office:value-type="string">
            <text:p>EH4 6RG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81385">
            <text:p>55.9681385</text:p>
          </table:table-cell>
          <table:table-cell office:value-type="string">
            <text:p>, longitude: </text:p>
          </table:table-cell>
          <table:table-cell office:value-type="float" office:value="-3.3074384">
            <text:p>-3.3074384</text:p>
          </table:table-cell>
          <table:table-cell office:value-type="string">
            <text:p><text:s/>},</text:p>
          </table:table-cell>
          <table:table-cell table:formula="of:=CONCATENATE([.A525];[.B525];[.C525];[.D525];[.E525];[.F525];[.G525];[.H525];[.I525];[.J525];[.K525];[.L525];[.M525])" office:value-type="string" office:string-value="{ id: 525, name: 'Whitehouse Close', postcode: 'EH4 6RG', ward_id: 14, lattitude: 55.9681385, longitude: -3.3074384 },">
            <text:p>{ id: 525, name: 'Whitehouse Close', postcode: 'EH4 6RG', ward_id: 14, lattitude: 55.9681385, longitude: -3.30743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26">
            <text:p>526</text:p>
          </table:table-cell>
          <table:table-cell office:value-type="string">
            <text:p>, name: '</text:p>
          </table:table-cell>
          <table:table-cell office:value-type="string">
            <text:p>Blacket Place</text:p>
          </table:table-cell>
          <table:table-cell office:value-type="string">
            <text:p>', postcode: '</text:p>
          </table:table-cell>
          <table:table-cell office:value-type="string">
            <text:p>EH9 1RT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6152">
            <text:p>55.936152</text:p>
          </table:table-cell>
          <table:table-cell office:value-type="string">
            <text:p>, longitude: </text:p>
          </table:table-cell>
          <table:table-cell office:value-type="float" office:value="-3.1744107">
            <text:p>-3.1744107</text:p>
          </table:table-cell>
          <table:table-cell office:value-type="string">
            <text:p><text:s/>},</text:p>
          </table:table-cell>
          <table:table-cell table:formula="of:=CONCATENATE([.A526];[.B526];[.C526];[.D526];[.E526];[.F526];[.G526];[.H526];[.I526];[.J526];[.K526];[.L526];[.M526])" office:value-type="string" office:string-value="{ id: 526, name: 'Blacket Place', postcode: 'EH9 1RT', ward_id: 17, lattitude: 55.936152, longitude: -3.1744107 },">
            <text:p>{ id: 526, name: 'Blacket Place', postcode: 'EH9 1RT', ward_id: 17, lattitude: 55.936152, longitude: -3.17441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27">
            <text:p>527</text:p>
          </table:table-cell>
          <table:table-cell office:value-type="string">
            <text:p>, name: '</text:p>
          </table:table-cell>
          <table:table-cell office:value-type="string">
            <text:p>Mortonhall Park Gardens</text:p>
          </table:table-cell>
          <table:table-cell office:value-type="string">
            <text:p>', postcode: '</text:p>
          </table:table-cell>
          <table:table-cell office:value-type="string">
            <text:p>EH17 8SN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8998652">
            <text:p>55.8998652</text:p>
          </table:table-cell>
          <table:table-cell office:value-type="string">
            <text:p>, longitude: </text:p>
          </table:table-cell>
          <table:table-cell office:value-type="float" office:value="-3.1697487">
            <text:p>-3.1697487</text:p>
          </table:table-cell>
          <table:table-cell office:value-type="string">
            <text:p><text:s/>},</text:p>
          </table:table-cell>
          <table:table-cell table:formula="of:=CONCATENATE([.A527];[.B527];[.C527];[.D527];[.E527];[.F527];[.G527];[.H527];[.I527];[.J527];[.K527];[.L527];[.M527])" office:value-type="string" office:string-value="{ id: 527, name: 'Mortonhall Park Gardens', postcode: 'EH17 8SN', ward_id: 16, lattitude: 55.8998652, longitude: -3.1697487 },">
            <text:p>{ id: 527, name: 'Mortonhall Park Gardens', postcode: 'EH17 8SN', ward_id: 16, lattitude: 55.8998652, longitude: -3.16974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28">
            <text:p>528</text:p>
          </table:table-cell>
          <table:table-cell office:value-type="string">
            <text:p>, name: '</text:p>
          </table:table-cell>
          <table:table-cell office:value-type="string">
            <text:p>Saughton Mains G</text:p>
          </table:table-cell>
          <table:table-cell office:value-type="string">
            <text:p>', postcode: '</text:p>
          </table:table-cell>
          <table:table-cell office:value-type="string">
            <text:p>EH12 5SA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847">
            <text:p>55.93847</text:p>
          </table:table-cell>
          <table:table-cell office:value-type="string">
            <text:p>, longitude: </text:p>
          </table:table-cell>
          <table:table-cell office:value-type="float" office:value="-3.248894">
            <text:p>-3.248894</text:p>
          </table:table-cell>
          <table:table-cell office:value-type="string">
            <text:p><text:s/>},</text:p>
          </table:table-cell>
          <table:table-cell table:formula="of:=CONCATENATE([.A528];[.B528];[.C528];[.D528];[.E528];[.F528];[.G528];[.H528];[.I528];[.J528];[.K528];[.L528];[.M528])" office:value-type="string" office:string-value="{ id: 528, name: 'Saughton Mains G', postcode: 'EH12 5SA', ward_id: 15, lattitude: 55.93847, longitude: -3.248894 },">
            <text:p>{ id: 528, name: 'Saughton Mains G', postcode: 'EH12 5SA', ward_id: 15, lattitude: 55.93847, longitude: -3.2488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29">
            <text:p>529</text:p>
          </table:table-cell>
          <table:table-cell office:value-type="string">
            <text:p>, name: '</text:p>
          </table:table-cell>
          <table:table-cell office:value-type="string">
            <text:p>Gibson Terrace</text:p>
          </table:table-cell>
          <table:table-cell office:value-type="string">
            <text:p>', postcode: '</text:p>
          </table:table-cell>
          <table:table-cell office:value-type="string">
            <text:p>EH11 1AT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400778">
            <text:p>55.9400778</text:p>
          </table:table-cell>
          <table:table-cell office:value-type="string">
            <text:p>, longitude: </text:p>
          </table:table-cell>
          <table:table-cell office:value-type="float" office:value="-3.2169099">
            <text:p>-3.2169099</text:p>
          </table:table-cell>
          <table:table-cell office:value-type="string">
            <text:p><text:s/>},</text:p>
          </table:table-cell>
          <table:table-cell table:formula="of:=CONCATENATE([.A529];[.B529];[.C529];[.D529];[.E529];[.F529];[.G529];[.H529];[.I529];[.J529];[.K529];[.L529];[.M529])" office:value-type="string" office:string-value="{ id: 529, name: 'Gibson Terrace', postcode: 'EH11 1AT', ward_id: 2, lattitude: 55.9400778, longitude: -3.2169099 },">
            <text:p>{ id: 529, name: 'Gibson Terrace', postcode: 'EH11 1AT', ward_id: 2, lattitude: 55.9400778, longitude: -3.21690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30">
            <text:p>530</text:p>
          </table:table-cell>
          <table:table-cell office:value-type="string">
            <text:p>, name: '</text:p>
          </table:table-cell>
          <table:table-cell office:value-type="string">
            <text:p>Fairview Road</text:p>
          </table:table-cell>
          <table:table-cell office:value-type="string">
            <text:p>', postcode: '</text:p>
          </table:table-cell>
          <table:table-cell office:value-type="string">
            <text:p>EH28 8TR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438505">
            <text:p>55.9438505</text:p>
          </table:table-cell>
          <table:table-cell office:value-type="string">
            <text:p>, longitude: </text:p>
          </table:table-cell>
          <table:table-cell office:value-type="float" office:value="-3.3655357">
            <text:p>-3.3655357</text:p>
          </table:table-cell>
          <table:table-cell office:value-type="string">
            <text:p><text:s/>},</text:p>
          </table:table-cell>
          <table:table-cell table:formula="of:=CONCATENATE([.A530];[.B530];[.C530];[.D530];[.E530];[.F530];[.G530];[.H530];[.I530];[.J530];[.K530];[.L530];[.M530])" office:value-type="string" office:string-value="{ id: 530, name: 'Fairview Road', postcode: 'EH28 8TR', ward_id: 14, lattitude: 55.9438505, longitude: -3.3655357 },">
            <text:p>{ id: 530, name: 'Fairview Road', postcode: 'EH28 8TR', ward_id: 14, lattitude: 55.9438505, longitude: -3.365535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31">
            <text:p>531</text:p>
          </table:table-cell>
          <table:table-cell office:value-type="string">
            <text:p>, name: '</text:p>
          </table:table-cell>
          <table:table-cell office:value-type="string">
            <text:p>Corbiehill Terrace</text:p>
          </table:table-cell>
          <table:table-cell office:value-type="string">
            <text:p>', postcode: '</text:p>
          </table:table-cell>
          <table:table-cell office:value-type="string">
            <text:p>EH4 5BA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40076">
            <text:p>55.9640076</text:p>
          </table:table-cell>
          <table:table-cell office:value-type="string">
            <text:p>, longitude: </text:p>
          </table:table-cell>
          <table:table-cell office:value-type="float" office:value="-3.2720956">
            <text:p>-3.2720956</text:p>
          </table:table-cell>
          <table:table-cell office:value-type="string">
            <text:p><text:s/>},</text:p>
          </table:table-cell>
          <table:table-cell table:formula="of:=CONCATENATE([.A531];[.B531];[.C531];[.D531];[.E531];[.F531];[.G531];[.H531];[.I531];[.J531];[.K531];[.L531];[.M531])" office:value-type="string" office:string-value="{ id: 531, name: 'Corbiehill Terrace', postcode: 'EH4 5BA', ward_id: 14, lattitude: 55.9640076, longitude: -3.2720956 },">
            <text:p>{ id: 531, name: 'Corbiehill Terrace', postcode: 'EH4 5BA', ward_id: 14, lattitude: 55.9640076, longitude: -3.27209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32">
            <text:p>532</text:p>
          </table:table-cell>
          <table:table-cell office:value-type="string">
            <text:p>, name: '</text:p>
          </table:table-cell>
          <table:table-cell office:value-type="string">
            <text:p>Oakville Terrace</text:p>
          </table:table-cell>
          <table:table-cell office:value-type="string">
            <text:p>', postcode: '</text:p>
          </table:table-cell>
          <table:table-cell office:value-type="string">
            <text:p>EH6 8DG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70414">
            <text:p>55.9670414</text:p>
          </table:table-cell>
          <table:table-cell office:value-type="string">
            <text:p>, longitude: </text:p>
          </table:table-cell>
          <table:table-cell office:value-type="float" office:value="-3.1614281">
            <text:p>-3.1614281</text:p>
          </table:table-cell>
          <table:table-cell office:value-type="string">
            <text:p><text:s/>},</text:p>
          </table:table-cell>
          <table:table-cell table:formula="of:=CONCATENATE([.A532];[.B532];[.C532];[.D532];[.E532];[.F532];[.G532];[.H532];[.I532];[.J532];[.K532];[.L532];[.M532])" office:value-type="string" office:string-value="{ id: 532, name: 'Oakville Terrace', postcode: 'EH6 8DG', ward_id: 8, lattitude: 55.9670414, longitude: -3.1614281 },">
            <text:p>{ id: 532, name: 'Oakville Terrace', postcode: 'EH6 8DG', ward_id: 8, lattitude: 55.9670414, longitude: -3.16142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33">
            <text:p>533</text:p>
          </table:table-cell>
          <table:table-cell office:value-type="string">
            <text:p>, name: '</text:p>
          </table:table-cell>
          <table:table-cell office:value-type="string">
            <text:p>Craigmount Way</text:p>
          </table:table-cell>
          <table:table-cell office:value-type="string">
            <text:p>', postcode: '</text:p>
          </table:table-cell>
          <table:table-cell office:value-type="string">
            <text:p>EH12 8DW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25836">
            <text:p>55.9525836</text:p>
          </table:table-cell>
          <table:table-cell office:value-type="string">
            <text:p>, longitude: </text:p>
          </table:table-cell>
          <table:table-cell office:value-type="float" office:value="-3.2976365">
            <text:p>-3.2976365</text:p>
          </table:table-cell>
          <table:table-cell office:value-type="string">
            <text:p><text:s/>},</text:p>
          </table:table-cell>
          <table:table-cell table:formula="of:=CONCATENATE([.A533];[.B533];[.C533];[.D533];[.E533];[.F533];[.G533];[.H533];[.I533];[.J533];[.K533];[.L533];[.M533])" office:value-type="string" office:string-value="{ id: 533, name: 'Craigmount Way', postcode: 'EH12 8DW', ward_id: 9, lattitude: 55.9525836, longitude: -3.2976365 },">
            <text:p>{ id: 533, name: 'Craigmount Way', postcode: 'EH12 8DW', ward_id: 9, lattitude: 55.9525836, longitude: -3.297636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34">
            <text:p>534</text:p>
          </table:table-cell>
          <table:table-cell office:value-type="string">
            <text:p>, name: '</text:p>
          </table:table-cell>
          <table:table-cell office:value-type="string">
            <text:p>Upper Gilmore Place</text:p>
          </table:table-cell>
          <table:table-cell office:value-type="string">
            <text:p>', postcode: '</text:p>
          </table:table-cell>
          <table:table-cell office:value-type="string">
            <text:p>EH3 9NL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405428">
            <text:p>55.9405428</text:p>
          </table:table-cell>
          <table:table-cell office:value-type="string">
            <text:p>, longitude: </text:p>
          </table:table-cell>
          <table:table-cell office:value-type="float" office:value="-3.2085295">
            <text:p>-3.2085295</text:p>
          </table:table-cell>
          <table:table-cell office:value-type="string">
            <text:p><text:s/>},</text:p>
          </table:table-cell>
          <table:table-cell table:formula="of:=CONCATENATE([.A534];[.B534];[.C534];[.D534];[.E534];[.F534];[.G534];[.H534];[.I534];[.J534];[.K534];[.L534];[.M534])" office:value-type="string" office:string-value="{ id: 534, name: 'Upper Gilmore Place', postcode: 'EH3 9NL', ward_id: 3, lattitude: 55.9405428, longitude: -3.2085295 },">
            <text:p>{ id: 534, name: 'Upper Gilmore Place', postcode: 'EH3 9NL', ward_id: 3, lattitude: 55.9405428, longitude: -3.20852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35">
            <text:p>535</text:p>
          </table:table-cell>
          <table:table-cell office:value-type="string">
            <text:p>, name: '</text:p>
          </table:table-cell>
          <table:table-cell office:value-type="string">
            <text:p>Broomlea Crescent</text:p>
          </table:table-cell>
          <table:table-cell office:value-type="string">
            <text:p>', postcode: '</text:p>
          </table:table-cell>
          <table:table-cell office:value-type="string">
            <text:p>EH12 7NR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49005">
            <text:p>55.9349005</text:p>
          </table:table-cell>
          <table:table-cell office:value-type="string">
            <text:p>, longitude: </text:p>
          </table:table-cell>
          <table:table-cell office:value-type="float" office:value="-3.2831512">
            <text:p>-3.2831512</text:p>
          </table:table-cell>
          <table:table-cell office:value-type="string">
            <text:p><text:s/>},</text:p>
          </table:table-cell>
          <table:table-cell table:formula="of:=CONCATENATE([.A535];[.B535];[.C535];[.D535];[.E535];[.F535];[.G535];[.H535];[.I535];[.J535];[.K535];[.L535];[.M535])" office:value-type="string" office:string-value="{ id: 535, name: 'Broomlea Crescent', postcode: 'EH12 7NR', ward_id: 15, lattitude: 55.9349005, longitude: -3.2831512 },">
            <text:p>{ id: 535, name: 'Broomlea Crescent', postcode: 'EH12 7NR', ward_id: 15, lattitude: 55.9349005, longitude: -3.28315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36">
            <text:p>536</text:p>
          </table:table-cell>
          <table:table-cell office:value-type="string">
            <text:p>, name: '</text:p>
          </table:table-cell>
          <table:table-cell office:value-type="string">
            <text:p>Clayhills Grove</text:p>
          </table:table-cell>
          <table:table-cell office:value-type="string">
            <text:p>', postcode: '</text:p>
          </table:table-cell>
          <table:table-cell office:value-type="string">
            <text:p>EH14 7NE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805998">
            <text:p>55.8805998</text:p>
          </table:table-cell>
          <table:table-cell office:value-type="string">
            <text:p>, longitude: </text:p>
          </table:table-cell>
          <table:table-cell office:value-type="float" office:value="-3.3474835">
            <text:p>-3.3474835</text:p>
          </table:table-cell>
          <table:table-cell office:value-type="string">
            <text:p><text:s/>},</text:p>
          </table:table-cell>
          <table:table-cell table:formula="of:=CONCATENATE([.A536];[.B536];[.C536];[.D536];[.E536];[.F536];[.G536];[.H536];[.I536];[.J536];[.K536];[.L536];[.M536])" office:value-type="string" office:string-value="{ id: 536, name: 'Clayhills Grove', postcode: 'EH14 7NE', ward_id: 10, lattitude: 55.8805998, longitude: -3.3474835 },">
            <text:p>{ id: 536, name: 'Clayhills Grove', postcode: 'EH14 7NE', ward_id: 10, lattitude: 55.8805998, longitude: -3.34748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37">
            <text:p>537</text:p>
          </table:table-cell>
          <table:table-cell office:value-type="string">
            <text:p>, name: '</text:p>
          </table:table-cell>
          <table:table-cell office:value-type="string">
            <text:p>Villa Road Sq Ferry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537];[.B537];[.C537];[.D537];[.E537];[.F537];[.G537];[.H537];[.I537];[.J537];[.K537];[.L537];[.M537])" office:value-type="string" office:string-value="{ id: 537, name: 'Villa Road Sq Ferry', postcode: 'EH1 3EG', ward_id: 6, lattitude: 55.953252, longitude: -3.188267 },">
            <text:p>{ id: 537, name: 'Villa Road Sq Ferry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38">
            <text:p>538</text:p>
          </table:table-cell>
          <table:table-cell office:value-type="string">
            <text:p>, name: '</text:p>
          </table:table-cell>
          <table:table-cell office:value-type="string">
            <text:p>Inchkeith Avenue</text:p>
          </table:table-cell>
          <table:table-cell office:value-type="string">
            <text:p>', postcode: '</text:p>
          </table:table-cell>
          <table:table-cell office:value-type="string">
            <text:p>EH30 9QP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43133">
            <text:p>55.9843133</text:p>
          </table:table-cell>
          <table:table-cell office:value-type="string">
            <text:p>, longitude: </text:p>
          </table:table-cell>
          <table:table-cell office:value-type="float" office:value="-3.3923268">
            <text:p>-3.3923268</text:p>
          </table:table-cell>
          <table:table-cell office:value-type="string">
            <text:p><text:s/>},</text:p>
          </table:table-cell>
          <table:table-cell table:formula="of:=CONCATENATE([.A538];[.B538];[.C538];[.D538];[.E538];[.F538];[.G538];[.H538];[.I538];[.J538];[.K538];[.L538];[.M538])" office:value-type="string" office:string-value="{ id: 538, name: 'Inchkeith Avenue', postcode: 'EH30 9QP', ward_id: 14, lattitude: 55.9843133, longitude: -3.3923268 },">
            <text:p>{ id: 538, name: 'Inchkeith Avenue', postcode: 'EH30 9QP', ward_id: 14, lattitude: 55.9843133, longitude: -3.39232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39">
            <text:p>539</text:p>
          </table:table-cell>
          <table:table-cell office:value-type="string">
            <text:p>, name: '</text:p>
          </table:table-cell>
          <table:table-cell office:value-type="string">
            <text:p>Bughtlin Gardens</text:p>
          </table:table-cell>
          <table:table-cell office:value-type="string">
            <text:p>', postcode: '</text:p>
          </table:table-cell>
          <table:table-cell office:value-type="string">
            <text:p>EH12 8XB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19972">
            <text:p>55.9519972</text:p>
          </table:table-cell>
          <table:table-cell office:value-type="string">
            <text:p>, longitude: </text:p>
          </table:table-cell>
          <table:table-cell office:value-type="float" office:value="-3.3093966">
            <text:p>-3.3093966</text:p>
          </table:table-cell>
          <table:table-cell office:value-type="string">
            <text:p><text:s/>},</text:p>
          </table:table-cell>
          <table:table-cell table:formula="of:=CONCATENATE([.A539];[.B539];[.C539];[.D539];[.E539];[.F539];[.G539];[.H539];[.I539];[.J539];[.K539];[.L539];[.M539])" office:value-type="string" office:string-value="{ id: 539, name: 'Bughtlin Gardens', postcode: 'EH12 8XB', ward_id: 9, lattitude: 55.9519972, longitude: -3.3093966 },">
            <text:p>{ id: 539, name: 'Bughtlin Gardens', postcode: 'EH12 8XB', ward_id: 9, lattitude: 55.9519972, longitude: -3.30939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40">
            <text:p>540</text:p>
          </table:table-cell>
          <table:table-cell office:value-type="string">
            <text:p>, name: '</text:p>
          </table:table-cell>
          <table:table-cell office:value-type="string">
            <text:p>Elliot Park</text:p>
          </table:table-cell>
          <table:table-cell office:value-type="string">
            <text:p>', postcode: '</text:p>
          </table:table-cell>
          <table:table-cell office:value-type="string">
            <text:p>EH14 1DY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15434">
            <text:p>55.915434</text:p>
          </table:table-cell>
          <table:table-cell office:value-type="string">
            <text:p>, longitude: </text:p>
          </table:table-cell>
          <table:table-cell office:value-type="float" office:value="-3.2450112">
            <text:p>-3.2450112</text:p>
          </table:table-cell>
          <table:table-cell office:value-type="string">
            <text:p><text:s/>},</text:p>
          </table:table-cell>
          <table:table-cell table:formula="of:=CONCATENATE([.A540];[.B540];[.C540];[.D540];[.E540];[.F540];[.G540];[.H540];[.I540];[.J540];[.K540];[.L540];[.M540])" office:value-type="string" office:string-value="{ id: 540, name: 'Elliot Park', postcode: 'EH14 1DY', ward_id: 2, lattitude: 55.915434, longitude: -3.2450112 },">
            <text:p>{ id: 540, name: 'Elliot Park', postcode: 'EH14 1DY', ward_id: 2, lattitude: 55.915434, longitude: -3.24501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41">
            <text:p>541</text:p>
          </table:table-cell>
          <table:table-cell office:value-type="string">
            <text:p>, name: '</text:p>
          </table:table-cell>
          <table:table-cell office:value-type="string">
            <text:p>Grassmarket</text:p>
          </table:table-cell>
          <table:table-cell office:value-type="string">
            <text:p>', postcode: '</text:p>
          </table:table-cell>
          <table:table-cell office:value-type="string">
            <text:p>EH1 2LJ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75383">
            <text:p>55.9475383</text:p>
          </table:table-cell>
          <table:table-cell office:value-type="string">
            <text:p>, longitude: </text:p>
          </table:table-cell>
          <table:table-cell office:value-type="float" office:value="-3.1962969">
            <text:p>-3.1962969</text:p>
          </table:table-cell>
          <table:table-cell office:value-type="string">
            <text:p><text:s/>},</text:p>
          </table:table-cell>
          <table:table-cell table:formula="of:=CONCATENATE([.A541];[.B541];[.C541];[.D541];[.E541];[.F541];[.G541];[.H541];[.I541];[.J541];[.K541];[.L541];[.M541])" office:value-type="string" office:string-value="{ id: 541, name: 'Grassmarket', postcode: 'EH1 2LJ', ward_id: 6, lattitude: 55.9475383, longitude: -3.1962969 },">
            <text:p>{ id: 541, name: 'Grassmarket', postcode: 'EH1 2LJ', ward_id: 6, lattitude: 55.9475383, longitude: -3.19629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42">
            <text:p>542</text:p>
          </table:table-cell>
          <table:table-cell office:value-type="string">
            <text:p>, name: '</text:p>
          </table:table-cell>
          <table:table-cell office:value-type="string">
            <text:p>Park Gardens</text:p>
          </table:table-cell>
          <table:table-cell office:value-type="string">
            <text:p>', postcode: '</text:p>
          </table:table-cell>
          <table:table-cell office:value-type="string">
            <text:p>EH16 6JF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38369">
            <text:p>55.9138369</text:p>
          </table:table-cell>
          <table:table-cell office:value-type="string">
            <text:p>, longitude: </text:p>
          </table:table-cell>
          <table:table-cell office:value-type="float" office:value="-3.1576977">
            <text:p>-3.1576977</text:p>
          </table:table-cell>
          <table:table-cell office:value-type="string">
            <text:p><text:s/>},</text:p>
          </table:table-cell>
          <table:table-cell table:formula="of:=CONCATENATE([.A542];[.B542];[.C542];[.D542];[.E542];[.F542];[.G542];[.H542];[.I542];[.J542];[.K542];[.L542];[.M542])" office:value-type="string" office:string-value="{ id: 542, name: 'Park Gardens', postcode: 'EH16 6JF', ward_id: 16, lattitude: 55.9138369, longitude: -3.1576977 },">
            <text:p>{ id: 542, name: 'Park Gardens', postcode: 'EH16 6JF', ward_id: 16, lattitude: 55.9138369, longitude: -3.15769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43">
            <text:p>543</text:p>
          </table:table-cell>
          <table:table-cell office:value-type="string">
            <text:p>, name: '</text:p>
          </table:table-cell>
          <table:table-cell office:value-type="string">
            <text:p>Bleachfield </text:p>
          </table:table-cell>
          <table:table-cell office:value-type="string">
            <text:p>', postcode: '</text:p>
          </table:table-cell>
          <table:table-cell office:value-type="string">
            <text:p>EH6 5TE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05961">
            <text:p>55.9705961</text:p>
          </table:table-cell>
          <table:table-cell office:value-type="string">
            <text:p>, longitude: </text:p>
          </table:table-cell>
          <table:table-cell office:value-type="float" office:value="-3.1900675">
            <text:p>-3.1900675</text:p>
          </table:table-cell>
          <table:table-cell office:value-type="string">
            <text:p><text:s/>},</text:p>
          </table:table-cell>
          <table:table-cell table:formula="of:=CONCATENATE([.A543];[.B543];[.C543];[.D543];[.E543];[.F543];[.G543];[.H543];[.I543];[.J543];[.K543];[.L543];[.M543])" office:value-type="string" office:string-value="{ id: 543, name: 'Bleachfield ', postcode: 'EH6 5TE', ward_id: 12, lattitude: 55.9705961, longitude: -3.1900675 },">
            <text:p>{ id: 543, name: 'Bleachfield ', postcode: 'EH6 5TE', ward_id: 12, lattitude: 55.9705961, longitude: -3.19006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44">
            <text:p>544</text:p>
          </table:table-cell>
          <table:table-cell office:value-type="string">
            <text:p>, name: '</text:p>
          </table:table-cell>
          <table:table-cell office:value-type="string">
            <text:p>Inchgarvie Park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544];[.B544];[.C544];[.D544];[.E544];[.F544];[.G544];[.H544];[.I544];[.J544];[.K544];[.L544];[.M544])" office:value-type="string" office:string-value="{ id: 544, name: 'Inchgarvie Park', postcode: 'EH1 3EG', ward_id: 6, lattitude: 55.953252, longitude: -3.188267 },">
            <text:p>{ id: 544, name: 'Inchgarvie Park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45">
            <text:p>545</text:p>
          </table:table-cell>
          <table:table-cell office:value-type="string">
            <text:p>, name: '</text:p>
          </table:table-cell>
          <table:table-cell office:value-type="string">
            <text:p>Boswall Crescent</text:p>
          </table:table-cell>
          <table:table-cell office:value-type="string">
            <text:p>', postcode: '</text:p>
          </table:table-cell>
          <table:table-cell office:value-type="string">
            <text:p>EH5 2ER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48328">
            <text:p>55.9748328</text:p>
          </table:table-cell>
          <table:table-cell office:value-type="string">
            <text:p>, longitude: </text:p>
          </table:table-cell>
          <table:table-cell office:value-type="float" office:value="-3.2205181">
            <text:p>-3.2205181</text:p>
          </table:table-cell>
          <table:table-cell office:value-type="string">
            <text:p><text:s/>},</text:p>
          </table:table-cell>
          <table:table-cell table:formula="of:=CONCATENATE([.A545];[.B545];[.C545];[.D545];[.E545];[.F545];[.G545];[.H545];[.I545];[.J545];[.K545];[.L545];[.M545])" office:value-type="string" office:string-value="{ id: 545, name: 'Boswall Crescent', postcode: 'EH5 2ER', ward_id: 7, lattitude: 55.9748328, longitude: -3.2205181 },">
            <text:p>{ id: 545, name: 'Boswall Crescent', postcode: 'EH5 2ER', ward_id: 7, lattitude: 55.9748328, longitude: -3.22051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46">
            <text:p>546</text:p>
          </table:table-cell>
          <table:table-cell office:value-type="string">
            <text:p>, name: '</text:p>
          </table:table-cell>
          <table:table-cell office:value-type="string">
            <text:p>Toddshill Road</text:p>
          </table:table-cell>
          <table:table-cell office:value-type="string">
            <text:p>', postcode: '</text:p>
          </table:table-cell>
          <table:table-cell office:value-type="string">
            <text:p>EH29 9DF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539018">
            <text:p>55.9539018</text:p>
          </table:table-cell>
          <table:table-cell office:value-type="string">
            <text:p>, longitude: </text:p>
          </table:table-cell>
          <table:table-cell office:value-type="float" office:value="-3.407985">
            <text:p>-3.407985</text:p>
          </table:table-cell>
          <table:table-cell office:value-type="string">
            <text:p><text:s/>},</text:p>
          </table:table-cell>
          <table:table-cell table:formula="of:=CONCATENATE([.A546];[.B546];[.C546];[.D546];[.E546];[.F546];[.G546];[.H546];[.I546];[.J546];[.K546];[.L546];[.M546])" office:value-type="string" office:string-value="{ id: 546, name: 'Toddshill Road', postcode: 'EH29 9DF', ward_id: 14, lattitude: 55.9539018, longitude: -3.407985 },">
            <text:p>{ id: 546, name: 'Toddshill Road', postcode: 'EH29 9DF', ward_id: 14, lattitude: 55.9539018, longitude: -3.4079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47">
            <text:p>547</text:p>
          </table:table-cell>
          <table:table-cell office:value-type="string">
            <text:p>, name: '</text:p>
          </table:table-cell>
          <table:table-cell office:value-type="string">
            <text:p>Marionville Avenue</text:p>
          </table:table-cell>
          <table:table-cell office:value-type="string">
            <text:p>', postcode: '</text:p>
          </table:table-cell>
          <table:table-cell office:value-type="string">
            <text:p>EH7 6AY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76908">
            <text:p>55.9576908</text:p>
          </table:table-cell>
          <table:table-cell office:value-type="string">
            <text:p>, longitude: </text:p>
          </table:table-cell>
          <table:table-cell office:value-type="float" office:value="-3.1537178">
            <text:p>-3.1537178</text:p>
          </table:table-cell>
          <table:table-cell office:value-type="string">
            <text:p><text:s/>},</text:p>
          </table:table-cell>
          <table:table-cell table:formula="of:=CONCATENATE([.A547];[.B547];[.C547];[.D547];[.E547];[.F547];[.G547];[.H547];[.I547];[.J547];[.K547];[.L547];[.M547])" office:value-type="string" office:string-value="{ id: 547, name: 'Marionville Avenue', postcode: 'EH7 6AY', ward_id: 1, lattitude: 55.9576908, longitude: -3.1537178 },">
            <text:p>{ id: 547, name: 'Marionville Avenue', postcode: 'EH7 6AY', ward_id: 1, lattitude: 55.9576908, longitude: -3.15371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48">
            <text:p>548</text:p>
          </table:table-cell>
          <table:table-cell office:value-type="string">
            <text:p>, name: '</text:p>
          </table:table-cell>
          <table:table-cell office:value-type="string">
            <text:p>Bellevue Crescent</text:p>
          </table:table-cell>
          <table:table-cell office:value-type="string">
            <text:p>', postcode: '</text:p>
          </table:table-cell>
          <table:table-cell office:value-type="string">
            <text:p>EH3 6ND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605547">
            <text:p>55.9605547</text:p>
          </table:table-cell>
          <table:table-cell office:value-type="string">
            <text:p>, longitude: </text:p>
          </table:table-cell>
          <table:table-cell office:value-type="float" office:value="-3.1932895">
            <text:p>-3.1932895</text:p>
          </table:table-cell>
          <table:table-cell office:value-type="string">
            <text:p><text:s/>},</text:p>
          </table:table-cell>
          <table:table-cell table:formula="of:=CONCATENATE([.A548];[.B548];[.C548];[.D548];[.E548];[.F548];[.G548];[.H548];[.I548];[.J548];[.K548];[.L548];[.M548])" office:value-type="string" office:string-value="{ id: 548, name: 'Bellevue Crescent', postcode: 'EH3 6ND', ward_id: 6, lattitude: 55.9605547, longitude: -3.1932895 },">
            <text:p>{ id: 548, name: 'Bellevue Crescent', postcode: 'EH3 6ND', ward_id: 6, lattitude: 55.9605547, longitude: -3.19328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49">
            <text:p>549</text:p>
          </table:table-cell>
          <table:table-cell office:value-type="string">
            <text:p>, name: '</text:p>
          </table:table-cell>
          <table:table-cell office:value-type="string">
            <text:p>Broomhouse Terrace</text:p>
          </table:table-cell>
          <table:table-cell office:value-type="string">
            <text:p>', postcode: '</text:p>
          </table:table-cell>
          <table:table-cell office:value-type="string">
            <text:p>EH11 3SU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01473">
            <text:p>55.9301473</text:p>
          </table:table-cell>
          <table:table-cell office:value-type="string">
            <text:p>, longitude: </text:p>
          </table:table-cell>
          <table:table-cell office:value-type="float" office:value="-3.2764681">
            <text:p>-3.2764681</text:p>
          </table:table-cell>
          <table:table-cell office:value-type="string">
            <text:p><text:s/>},</text:p>
          </table:table-cell>
          <table:table-cell table:formula="of:=CONCATENATE([.A549];[.B549];[.C549];[.D549];[.E549];[.F549];[.G549];[.H549];[.I549];[.J549];[.K549];[.L549];[.M549])" office:value-type="string" office:string-value="{ id: 549, name: 'Broomhouse Terrace', postcode: 'EH11 3SU', ward_id: 13, lattitude: 55.9301473, longitude: -3.2764681 },">
            <text:p>{ id: 549, name: 'Broomhouse Terrace', postcode: 'EH11 3SU', ward_id: 13, lattitude: 55.9301473, longitude: -3.27646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50">
            <text:p>550</text:p>
          </table:table-cell>
          <table:table-cell office:value-type="string">
            <text:p>, name: '</text:p>
          </table:table-cell>
          <table:table-cell office:value-type="string">
            <text:p>Dean Path Buildings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550];[.B550];[.C550];[.D550];[.E550];[.F550];[.G550];[.H550];[.I550];[.J550];[.K550];[.L550];[.M550])" office:value-type="string" office:string-value="{ id: 550, name: 'Dean Path Buildings', postcode: 'EH1 3EG', ward_id: 6, lattitude: 55.953252, longitude: -3.188267 },">
            <text:p>{ id: 550, name: 'Dean Path Buildings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51">
            <text:p>551</text:p>
          </table:table-cell>
          <table:table-cell office:value-type="string">
            <text:p>, name: '</text:p>
          </table:table-cell>
          <table:table-cell office:value-type="string">
            <text:p>Leith Links</text:p>
          </table:table-cell>
          <table:table-cell office:value-type="string">
            <text:p>', postcode: '</text:p>
          </table:table-cell>
          <table:table-cell office:value-type="string">
            <text:p>EH6 8AA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10389">
            <text:p>55.9710389</text:p>
          </table:table-cell>
          <table:table-cell office:value-type="string">
            <text:p>, longitude: </text:p>
          </table:table-cell>
          <table:table-cell office:value-type="float" office:value="-3.1639694">
            <text:p>-3.1639694</text:p>
          </table:table-cell>
          <table:table-cell office:value-type="string">
            <text:p><text:s/>},</text:p>
          </table:table-cell>
          <table:table-cell table:formula="of:=CONCATENATE([.A551];[.B551];[.C551];[.D551];[.E551];[.F551];[.G551];[.H551];[.I551];[.J551];[.K551];[.L551];[.M551])" office:value-type="string" office:string-value="{ id: 551, name: 'Leith Links', postcode: 'EH6 8AA', ward_id: 8, lattitude: 55.9710389, longitude: -3.1639694 },">
            <text:p>{ id: 551, name: 'Leith Links', postcode: 'EH6 8AA', ward_id: 8, lattitude: 55.9710389, longitude: -3.16396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52">
            <text:p>552</text:p>
          </table:table-cell>
          <table:table-cell office:value-type="string">
            <text:p>, name: '</text:p>
          </table:table-cell>
          <table:table-cell office:value-type="string">
            <text:p>Fox Covert Grove</text:p>
          </table:table-cell>
          <table:table-cell office:value-type="string">
            <text:p>', postcode: '</text:p>
          </table:table-cell>
          <table:table-cell office:value-type="string">
            <text:p>EH12 6UJ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47217">
            <text:p>55.9547217</text:p>
          </table:table-cell>
          <table:table-cell office:value-type="string">
            <text:p>, longitude: </text:p>
          </table:table-cell>
          <table:table-cell office:value-type="float" office:value="-3.2801966">
            <text:p>-3.2801966</text:p>
          </table:table-cell>
          <table:table-cell office:value-type="string">
            <text:p><text:s/>},</text:p>
          </table:table-cell>
          <table:table-cell table:formula="of:=CONCATENATE([.A552];[.B552];[.C552];[.D552];[.E552];[.F552];[.G552];[.H552];[.I552];[.J552];[.K552];[.L552];[.M552])" office:value-type="string" office:string-value="{ id: 552, name: 'Fox Covert Grove', postcode: 'EH12 6UJ', ward_id: 9, lattitude: 55.9547217, longitude: -3.2801966 },">
            <text:p>{ id: 552, name: 'Fox Covert Grove', postcode: 'EH12 6UJ', ward_id: 9, lattitude: 55.9547217, longitude: -3.28019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53">
            <text:p>553</text:p>
          </table:table-cell>
          <table:table-cell office:value-type="string">
            <text:p>, name: '</text:p>
          </table:table-cell>
          <table:table-cell office:value-type="string">
            <text:p>Colinton Mains Gardens</text:p>
          </table:table-cell>
          <table:table-cell office:value-type="string">
            <text:p>', postcode: '</text:p>
          </table:table-cell>
          <table:table-cell office:value-type="string">
            <text:p>EH13 9AD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128076">
            <text:p>55.9128076</text:p>
          </table:table-cell>
          <table:table-cell office:value-type="string">
            <text:p>, longitude: </text:p>
          </table:table-cell>
          <table:table-cell office:value-type="float" office:value="-3.2372228">
            <text:p>-3.2372228</text:p>
          </table:table-cell>
          <table:table-cell office:value-type="string">
            <text:p><text:s/>},</text:p>
          </table:table-cell>
          <table:table-cell table:formula="of:=CONCATENATE([.A553];[.B553];[.C553];[.D553];[.E553];[.F553];[.G553];[.H553];[.I553];[.J553];[.K553];[.L553];[.M553])" office:value-type="string" office:string-value="{ id: 553, name: 'Colinton Mains Gardens', postcode: 'EH13 9AD', ward_id: 5, lattitude: 55.9128076, longitude: -3.2372228 },">
            <text:p>{ id: 553, name: 'Colinton Mains Gardens', postcode: 'EH13 9AD', ward_id: 5, lattitude: 55.9128076, longitude: -3.23722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54">
            <text:p>554</text:p>
          </table:table-cell>
          <table:table-cell office:value-type="string">
            <text:p>, name: '</text:p>
          </table:table-cell>
          <table:table-cell office:value-type="string">
            <text:p>West Pilton Crescent</text:p>
          </table:table-cell>
          <table:table-cell office:value-type="string">
            <text:p>', postcode: '</text:p>
          </table:table-cell>
          <table:table-cell office:value-type="string">
            <text:p>EH4 4HP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3632">
            <text:p>55.9733632</text:p>
          </table:table-cell>
          <table:table-cell office:value-type="string">
            <text:p>, longitude: </text:p>
          </table:table-cell>
          <table:table-cell office:value-type="float" office:value="-3.252263">
            <text:p>-3.252263</text:p>
          </table:table-cell>
          <table:table-cell office:value-type="string">
            <text:p><text:s/>},</text:p>
          </table:table-cell>
          <table:table-cell table:formula="of:=CONCATENATE([.A554];[.B554];[.C554];[.D554];[.E554];[.F554];[.G554];[.H554];[.I554];[.J554];[.K554];[.L554];[.M554])" office:value-type="string" office:string-value="{ id: 554, name: 'West Pilton Crescent', postcode: 'EH4 4HP', ward_id: 7, lattitude: 55.9733632, longitude: -3.252263 },">
            <text:p>{ id: 554, name: 'West Pilton Crescent', postcode: 'EH4 4HP', ward_id: 7, lattitude: 55.9733632, longitude: -3.2522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55">
            <text:p>555</text:p>
          </table:table-cell>
          <table:table-cell office:value-type="string">
            <text:p>, name: '</text:p>
          </table:table-cell>
          <table:table-cell office:value-type="string">
            <text:p>Cramond Park</text:p>
          </table:table-cell>
          <table:table-cell office:value-type="string">
            <text:p>', postcode: '</text:p>
          </table:table-cell>
          <table:table-cell office:value-type="string">
            <text:p>EH4 6PX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30727">
            <text:p>55.9730727</text:p>
          </table:table-cell>
          <table:table-cell office:value-type="string">
            <text:p>, longitude: </text:p>
          </table:table-cell>
          <table:table-cell office:value-type="float" office:value="-3.3012406">
            <text:p>-3.3012406</text:p>
          </table:table-cell>
          <table:table-cell office:value-type="string">
            <text:p><text:s/>},</text:p>
          </table:table-cell>
          <table:table-cell table:formula="of:=CONCATENATE([.A555];[.B555];[.C555];[.D555];[.E555];[.F555];[.G555];[.H555];[.I555];[.J555];[.K555];[.L555];[.M555])" office:value-type="string" office:string-value="{ id: 555, name: 'Cramond Park', postcode: 'EH4 6PX', ward_id: 14, lattitude: 55.9730727, longitude: -3.3012406 },">
            <text:p>{ id: 555, name: 'Cramond Park', postcode: 'EH4 6PX', ward_id: 14, lattitude: 55.9730727, longitude: -3.30124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56">
            <text:p>556</text:p>
          </table:table-cell>
          <table:table-cell office:value-type="string">
            <text:p>, name: '</text:p>
          </table:table-cell>
          <table:table-cell office:value-type="string">
            <text:p>Broompark Road</text:p>
          </table:table-cell>
          <table:table-cell office:value-type="string">
            <text:p>', postcode: '</text:p>
          </table:table-cell>
          <table:table-cell office:value-type="string">
            <text:p>EH12 7JZ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69499">
            <text:p>55.9369499</text:p>
          </table:table-cell>
          <table:table-cell office:value-type="string">
            <text:p>, longitude: </text:p>
          </table:table-cell>
          <table:table-cell office:value-type="float" office:value="-3.2820685">
            <text:p>-3.2820685</text:p>
          </table:table-cell>
          <table:table-cell office:value-type="string">
            <text:p><text:s/>},</text:p>
          </table:table-cell>
          <table:table-cell table:formula="of:=CONCATENATE([.A556];[.B556];[.C556];[.D556];[.E556];[.F556];[.G556];[.H556];[.I556];[.J556];[.K556];[.L556];[.M556])" office:value-type="string" office:string-value="{ id: 556, name: 'Broompark Road', postcode: 'EH12 7JZ', ward_id: 15, lattitude: 55.9369499, longitude: -3.2820685 },">
            <text:p>{ id: 556, name: 'Broompark Road', postcode: 'EH12 7JZ', ward_id: 15, lattitude: 55.9369499, longitude: -3.28206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57">
            <text:p>557</text:p>
          </table:table-cell>
          <table:table-cell office:value-type="string">
            <text:p>, name: '</text:p>
          </table:table-cell>
          <table:table-cell office:value-type="string">
            <text:p>Sighthill Rise</text:p>
          </table:table-cell>
          <table:table-cell office:value-type="string">
            <text:p>', postcode: '</text:p>
          </table:table-cell>
          <table:table-cell office:value-type="string">
            <text:p>EH11 4PZ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89246">
            <text:p>55.9189246</text:p>
          </table:table-cell>
          <table:table-cell office:value-type="string">
            <text:p>, longitude: </text:p>
          </table:table-cell>
          <table:table-cell office:value-type="float" office:value="-3.2872596">
            <text:p>-3.2872596</text:p>
          </table:table-cell>
          <table:table-cell office:value-type="string">
            <text:p><text:s/>},</text:p>
          </table:table-cell>
          <table:table-cell table:formula="of:=CONCATENATE([.A557];[.B557];[.C557];[.D557];[.E557];[.F557];[.G557];[.H557];[.I557];[.J557];[.K557];[.L557];[.M557])" office:value-type="string" office:string-value="{ id: 557, name: 'Sighthill Rise', postcode: 'EH11 4PZ', ward_id: 13, lattitude: 55.9189246, longitude: -3.2872596 },">
            <text:p>{ id: 557, name: 'Sighthill Rise', postcode: 'EH11 4PZ', ward_id: 13, lattitude: 55.9189246, longitude: -3.28725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58">
            <text:p>558</text:p>
          </table:table-cell>
          <table:table-cell office:value-type="string">
            <text:p>, name: '</text:p>
          </table:table-cell>
          <table:table-cell office:value-type="string">
            <text:p>Alnwickhill Court</text:p>
          </table:table-cell>
          <table:table-cell office:value-type="string">
            <text:p>', postcode: '</text:p>
          </table:table-cell>
          <table:table-cell office:value-type="string">
            <text:p>EH16 6YG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50802">
            <text:p>55.9050802</text:p>
          </table:table-cell>
          <table:table-cell office:value-type="string">
            <text:p>, longitude: </text:p>
          </table:table-cell>
          <table:table-cell office:value-type="float" office:value="-3.1754233">
            <text:p>-3.1754233</text:p>
          </table:table-cell>
          <table:table-cell office:value-type="string">
            <text:p><text:s/>},</text:p>
          </table:table-cell>
          <table:table-cell table:formula="of:=CONCATENATE([.A558];[.B558];[.C558];[.D558];[.E558];[.F558];[.G558];[.H558];[.I558];[.J558];[.K558];[.L558];[.M558])" office:value-type="string" office:string-value="{ id: 558, name: 'Alnwickhill Court', postcode: 'EH16 6YG', ward_id: 16, lattitude: 55.9050802, longitude: -3.1754233 },">
            <text:p>{ id: 558, name: 'Alnwickhill Court', postcode: 'EH16 6YG', ward_id: 16, lattitude: 55.9050802, longitude: -3.17542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59">
            <text:p>559</text:p>
          </table:table-cell>
          <table:table-cell office:value-type="string">
            <text:p>, name: '</text:p>
          </table:table-cell>
          <table:table-cell office:value-type="string">
            <text:p>Salveson Grove</text:p>
          </table:table-cell>
          <table:table-cell office:value-type="string">
            <text:p>', postcode: '</text:p>
          </table:table-cell>
          <table:table-cell office:value-type="string">
            <text:p>EH4 5JP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52716">
            <text:p>55.9752716</text:p>
          </table:table-cell>
          <table:table-cell office:value-type="string">
            <text:p>, longitude: </text:p>
          </table:table-cell>
          <table:table-cell office:value-type="float" office:value="-3.2573958">
            <text:p>-3.2573958</text:p>
          </table:table-cell>
          <table:table-cell office:value-type="string">
            <text:p><text:s/>},</text:p>
          </table:table-cell>
          <table:table-cell table:formula="of:=CONCATENATE([.A559];[.B559];[.C559];[.D559];[.E559];[.F559];[.G559];[.H559];[.I559];[.J559];[.K559];[.L559];[.M559])" office:value-type="string" office:string-value="{ id: 559, name: 'Salveson Grove', postcode: 'EH4 5JP', ward_id: 7, lattitude: 55.9752716, longitude: -3.2573958 },">
            <text:p>{ id: 559, name: 'Salveson Grove', postcode: 'EH4 5JP', ward_id: 7, lattitude: 55.9752716, longitude: -3.25739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60">
            <text:p>560</text:p>
          </table:table-cell>
          <table:table-cell office:value-type="string">
            <text:p>, name: '</text:p>
          </table:table-cell>
          <table:table-cell office:value-type="string">
            <text:p>Westbank Street</text:p>
          </table:table-cell>
          <table:table-cell office:value-type="string">
            <text:p>', postcode: '</text:p>
          </table:table-cell>
          <table:table-cell office:value-type="string">
            <text:p>EH15 1DR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66388">
            <text:p>55.9566388</text:p>
          </table:table-cell>
          <table:table-cell office:value-type="string">
            <text:p>, longitude: </text:p>
          </table:table-cell>
          <table:table-cell office:value-type="float" office:value="-3.1186625">
            <text:p>-3.1186625</text:p>
          </table:table-cell>
          <table:table-cell office:value-type="string">
            <text:p><text:s/>},</text:p>
          </table:table-cell>
          <table:table-cell table:formula="of:=CONCATENATE([.A560];[.B560];[.C560];[.D560];[.E560];[.F560];[.G560];[.H560];[.I560];[.J560];[.K560];[.L560];[.M560])" office:value-type="string" office:string-value="{ id: 560, name: 'Westbank Street', postcode: 'EH15 1DR', ward_id: 11, lattitude: 55.9566388, longitude: -3.1186625 },">
            <text:p>{ id: 560, name: 'Westbank Street', postcode: 'EH15 1DR', ward_id: 11, lattitude: 55.9566388, longitude: -3.11866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61">
            <text:p>561</text:p>
          </table:table-cell>
          <table:table-cell office:value-type="string">
            <text:p>, name: '</text:p>
          </table:table-cell>
          <table:table-cell office:value-type="string">
            <text:p>Forrester Park Drive</text:p>
          </table:table-cell>
          <table:table-cell office:value-type="string">
            <text:p>', postcode: '</text:p>
          </table:table-cell>
          <table:table-cell office:value-type="string">
            <text:p>EH11 3SN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12238">
            <text:p>55.9312238</text:p>
          </table:table-cell>
          <table:table-cell office:value-type="string">
            <text:p>, longitude: </text:p>
          </table:table-cell>
          <table:table-cell office:value-type="float" office:value="-3.2827736">
            <text:p>-3.2827736</text:p>
          </table:table-cell>
          <table:table-cell office:value-type="string">
            <text:p><text:s/>},</text:p>
          </table:table-cell>
          <table:table-cell table:formula="of:=CONCATENATE([.A561];[.B561];[.C561];[.D561];[.E561];[.F561];[.G561];[.H561];[.I561];[.J561];[.K561];[.L561];[.M561])" office:value-type="string" office:string-value="{ id: 561, name: 'Forrester Park Drive', postcode: 'EH11 3SN', ward_id: 13, lattitude: 55.9312238, longitude: -3.2827736 },">
            <text:p>{ id: 561, name: 'Forrester Park Drive', postcode: 'EH11 3SN', ward_id: 13, lattitude: 55.9312238, longitude: -3.282773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62">
            <text:p>562</text:p>
          </table:table-cell>
          <table:table-cell office:value-type="string">
            <text:p>, name: '</text:p>
          </table:table-cell>
          <table:table-cell office:value-type="string">
            <text:p>Barnton Park Place</text:p>
          </table:table-cell>
          <table:table-cell office:value-type="string">
            <text:p>', postcode: '</text:p>
          </table:table-cell>
          <table:table-cell office:value-type="string">
            <text:p>EH4 6ET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28267">
            <text:p>55.9628267</text:p>
          </table:table-cell>
          <table:table-cell office:value-type="string">
            <text:p>, longitude: </text:p>
          </table:table-cell>
          <table:table-cell office:value-type="float" office:value="-3.2887445">
            <text:p>-3.2887445</text:p>
          </table:table-cell>
          <table:table-cell office:value-type="string">
            <text:p><text:s/>},</text:p>
          </table:table-cell>
          <table:table-cell table:formula="of:=CONCATENATE([.A562];[.B562];[.C562];[.D562];[.E562];[.F562];[.G562];[.H562];[.I562];[.J562];[.K562];[.L562];[.M562])" office:value-type="string" office:string-value="{ id: 562, name: 'Barnton Park Place', postcode: 'EH4 6ET', ward_id: 14, lattitude: 55.9628267, longitude: -3.2887445 },">
            <text:p>{ id: 562, name: 'Barnton Park Place', postcode: 'EH4 6ET', ward_id: 14, lattitude: 55.9628267, longitude: -3.28874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63">
            <text:p>563</text:p>
          </table:table-cell>
          <table:table-cell office:value-type="string">
            <text:p>, name: '</text:p>
          </table:table-cell>
          <table:table-cell office:value-type="string">
            <text:p>Stevenson Street</text:p>
          </table:table-cell>
          <table:table-cell office:value-type="string">
            <text:p>', postcode: '</text:p>
          </table:table-cell>
          <table:table-cell office:value-type="string">
            <text:p>EH11 3DP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41202">
            <text:p>55.9341202</text:p>
          </table:table-cell>
          <table:table-cell office:value-type="string">
            <text:p>, longitude: </text:p>
          </table:table-cell>
          <table:table-cell office:value-type="float" office:value="-3.2568139">
            <text:p>-3.2568139</text:p>
          </table:table-cell>
          <table:table-cell office:value-type="string">
            <text:p><text:s/>},</text:p>
          </table:table-cell>
          <table:table-cell table:formula="of:=CONCATENATE([.A563];[.B563];[.C563];[.D563];[.E563];[.F563];[.G563];[.H563];[.I563];[.J563];[.K563];[.L563];[.M563])" office:value-type="string" office:string-value="{ id: 563, name: 'Stevenson Street', postcode: 'EH11 3DP', ward_id: 13, lattitude: 55.9341202, longitude: -3.2568139 },">
            <text:p>{ id: 563, name: 'Stevenson Street', postcode: 'EH11 3DP', ward_id: 13, lattitude: 55.9341202, longitude: -3.25681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64">
            <text:p>564</text:p>
          </table:table-cell>
          <table:table-cell office:value-type="string">
            <text:p>, name: '</text:p>
          </table:table-cell>
          <table:table-cell office:value-type="string">
            <text:p>Glen Street</text:p>
          </table:table-cell>
          <table:table-cell office:value-type="string">
            <text:p>', postcode: '</text:p>
          </table:table-cell>
          <table:table-cell office:value-type="string">
            <text:p>EH3 9JF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438935">
            <text:p>55.9438935</text:p>
          </table:table-cell>
          <table:table-cell office:value-type="string">
            <text:p>, longitude: </text:p>
          </table:table-cell>
          <table:table-cell office:value-type="float" office:value="-3.2016527">
            <text:p>-3.2016527</text:p>
          </table:table-cell>
          <table:table-cell office:value-type="string">
            <text:p><text:s/>},</text:p>
          </table:table-cell>
          <table:table-cell table:formula="of:=CONCATENATE([.A564];[.B564];[.C564];[.D564];[.E564];[.F564];[.G564];[.H564];[.I564];[.J564];[.K564];[.L564];[.M564])" office:value-type="string" office:string-value="{ id: 564, name: 'Glen Street', postcode: 'EH3 9JF', ward_id: 3, lattitude: 55.9438935, longitude: -3.2016527 },">
            <text:p>{ id: 564, name: 'Glen Street', postcode: 'EH3 9JF', ward_id: 3, lattitude: 55.9438935, longitude: -3.20165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65">
            <text:p>565</text:p>
          </table:table-cell>
          <table:table-cell office:value-type="string">
            <text:p>, name: '</text:p>
          </table:table-cell>
          <table:table-cell office:value-type="string">
            <text:p>Coalhill</text:p>
          </table:table-cell>
          <table:table-cell office:value-type="string">
            <text:p>', postcode: '</text:p>
          </table:table-cell>
          <table:table-cell office:value-type="string">
            <text:p>EH6 6RH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49758">
            <text:p>55.9749758</text:p>
          </table:table-cell>
          <table:table-cell office:value-type="string">
            <text:p>, longitude: </text:p>
          </table:table-cell>
          <table:table-cell office:value-type="float" office:value="-3.1725278">
            <text:p>-3.1725278</text:p>
          </table:table-cell>
          <table:table-cell office:value-type="string">
            <text:p><text:s/>},</text:p>
          </table:table-cell>
          <table:table-cell table:formula="of:=CONCATENATE([.A565];[.B565];[.C565];[.D565];[.E565];[.F565];[.G565];[.H565];[.I565];[.J565];[.K565];[.L565];[.M565])" office:value-type="string" office:string-value="{ id: 565, name: 'Coalhill', postcode: 'EH6 6RH', ward_id: 8, lattitude: 55.9749758, longitude: -3.1725278 },">
            <text:p>{ id: 565, name: 'Coalhill', postcode: 'EH6 6RH', ward_id: 8, lattitude: 55.9749758, longitude: -3.17252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66">
            <text:p>566</text:p>
          </table:table-cell>
          <table:table-cell office:value-type="string">
            <text:p>, name: '</text:p>
          </table:table-cell>
          <table:table-cell office:value-type="string">
            <text:p>Rosebery Crescent Lane</text:p>
          </table:table-cell>
          <table:table-cell office:value-type="string">
            <text:p>', postcode: '</text:p>
          </table:table-cell>
          <table:table-cell office:value-type="string">
            <text:p>EH12 5JP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65454">
            <text:p>55.9465454</text:p>
          </table:table-cell>
          <table:table-cell office:value-type="string">
            <text:p>, longitude: </text:p>
          </table:table-cell>
          <table:table-cell office:value-type="float" office:value="-3.218656">
            <text:p>-3.218656</text:p>
          </table:table-cell>
          <table:table-cell office:value-type="string">
            <text:p><text:s/>},</text:p>
          </table:table-cell>
          <table:table-cell table:formula="of:=CONCATENATE([.A566];[.B566];[.C566];[.D566];[.E566];[.F566];[.G566];[.H566];[.I566];[.J566];[.K566];[.L566];[.M566])" office:value-type="string" office:string-value="{ id: 566, name: 'Rosebery Crescent Lane', postcode: 'EH12 5JP', ward_id: 6, lattitude: 55.9465454, longitude: -3.218656 },">
            <text:p>{ id: 566, name: 'Rosebery Crescent Lane', postcode: 'EH12 5JP', ward_id: 6, lattitude: 55.9465454, longitude: -3.2186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67">
            <text:p>567</text:p>
          </table:table-cell>
          <table:table-cell office:value-type="string">
            <text:p>, name: '</text:p>
          </table:table-cell>
          <table:table-cell office:value-type="string">
            <text:p>Blackbarony Road</text:p>
          </table:table-cell>
          <table:table-cell office:value-type="string">
            <text:p>', postcode: '</text:p>
          </table:table-cell>
          <table:table-cell office:value-type="string">
            <text:p>EH9 3JD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25635">
            <text:p>55.9225635</text:p>
          </table:table-cell>
          <table:table-cell office:value-type="string">
            <text:p>, longitude: </text:p>
          </table:table-cell>
          <table:table-cell office:value-type="float" office:value="-3.1686678">
            <text:p>-3.1686678</text:p>
          </table:table-cell>
          <table:table-cell office:value-type="string">
            <text:p><text:s/>},</text:p>
          </table:table-cell>
          <table:table-cell table:formula="of:=CONCATENATE([.A567];[.B567];[.C567];[.D567];[.E567];[.F567];[.G567];[.H567];[.I567];[.J567];[.K567];[.L567];[.M567])" office:value-type="string" office:string-value="{ id: 567, name: 'Blackbarony Road', postcode: 'EH9 3JD', ward_id: 17, lattitude: 55.9225635, longitude: -3.1686678 },">
            <text:p>{ id: 567, name: 'Blackbarony Road', postcode: 'EH9 3JD', ward_id: 17, lattitude: 55.9225635, longitude: -3.16866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68">
            <text:p>568</text:p>
          </table:table-cell>
          <table:table-cell office:value-type="string">
            <text:p>, name: '</text:p>
          </table:table-cell>
          <table:table-cell office:value-type="string">
            <text:p>Moredunvale Way</text:p>
          </table:table-cell>
          <table:table-cell office:value-type="string">
            <text:p>', postcode: '</text:p>
          </table:table-cell>
          <table:table-cell office:value-type="string">
            <text:p>EH17 7RE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57043">
            <text:p>55.9157043</text:p>
          </table:table-cell>
          <table:table-cell office:value-type="string">
            <text:p>, longitude: </text:p>
          </table:table-cell>
          <table:table-cell office:value-type="float" office:value="-3.1431753">
            <text:p>-3.1431753</text:p>
          </table:table-cell>
          <table:table-cell office:value-type="string">
            <text:p><text:s/>},</text:p>
          </table:table-cell>
          <table:table-cell table:formula="of:=CONCATENATE([.A568];[.B568];[.C568];[.D568];[.E568];[.F568];[.G568];[.H568];[.I568];[.J568];[.K568];[.L568];[.M568])" office:value-type="string" office:string-value="{ id: 568, name: 'Moredunvale Way', postcode: 'EH17 7RE', ward_id: 16, lattitude: 55.9157043, longitude: -3.1431753 },">
            <text:p>{ id: 568, name: 'Moredunvale Way', postcode: 'EH17 7RE', ward_id: 16, lattitude: 55.9157043, longitude: -3.14317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69">
            <text:p>569</text:p>
          </table:table-cell>
          <table:table-cell office:value-type="string">
            <text:p>, name: '</text:p>
          </table:table-cell>
          <table:table-cell office:value-type="string">
            <text:p>Duddingston Grove East</text:p>
          </table:table-cell>
          <table:table-cell office:value-type="string">
            <text:p>', postcode: '</text:p>
          </table:table-cell>
          <table:table-cell office:value-type="string">
            <text:p>EH15 1RX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52602">
            <text:p>55.9452602</text:p>
          </table:table-cell>
          <table:table-cell office:value-type="string">
            <text:p>, longitude: </text:p>
          </table:table-cell>
          <table:table-cell office:value-type="float" office:value="-3.1273948">
            <text:p>-3.1273948</text:p>
          </table:table-cell>
          <table:table-cell office:value-type="string">
            <text:p><text:s/>},</text:p>
          </table:table-cell>
          <table:table-cell table:formula="of:=CONCATENATE([.A569];[.B569];[.C569];[.D569];[.E569];[.F569];[.G569];[.H569];[.I569];[.J569];[.K569];[.L569];[.M569])" office:value-type="string" office:string-value="{ id: 569, name: 'Duddingston Grove East', postcode: 'EH15 1RX', ward_id: 1, lattitude: 55.9452602, longitude: -3.1273948 },">
            <text:p>{ id: 569, name: 'Duddingston Grove East', postcode: 'EH15 1RX', ward_id: 1, lattitude: 55.9452602, longitude: -3.12739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70">
            <text:p>570</text:p>
          </table:table-cell>
          <table:table-cell office:value-type="string">
            <text:p>, name: '</text:p>
          </table:table-cell>
          <table:table-cell office:value-type="string">
            <text:p>Paisley Crescent</text:p>
          </table:table-cell>
          <table:table-cell office:value-type="string">
            <text:p>', postcode: '</text:p>
          </table:table-cell>
          <table:table-cell office:value-type="string">
            <text:p>EH8 7JN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07448">
            <text:p>55.9507448</text:p>
          </table:table-cell>
          <table:table-cell office:value-type="string">
            <text:p>, longitude: </text:p>
          </table:table-cell>
          <table:table-cell office:value-type="float" office:value="-3.1480549">
            <text:p>-3.1480549</text:p>
          </table:table-cell>
          <table:table-cell office:value-type="string">
            <text:p><text:s/>},</text:p>
          </table:table-cell>
          <table:table-cell table:formula="of:=CONCATENATE([.A570];[.B570];[.C570];[.D570];[.E570];[.F570];[.G570];[.H570];[.I570];[.J570];[.K570];[.L570];[.M570])" office:value-type="string" office:string-value="{ id: 570, name: 'Paisley Crescent', postcode: 'EH8 7JN', ward_id: 1, lattitude: 55.9507448, longitude: -3.1480549 },">
            <text:p>{ id: 570, name: 'Paisley Crescent', postcode: 'EH8 7JN', ward_id: 1, lattitude: 55.9507448, longitude: -3.14805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71">
            <text:p>571</text:p>
          </table:table-cell>
          <table:table-cell office:value-type="string">
            <text:p>, name: '</text:p>
          </table:table-cell>
          <table:table-cell office:value-type="string">
            <text:p>Morningside Place</text:p>
          </table:table-cell>
          <table:table-cell office:value-type="string">
            <text:p>', postcode: '</text:p>
          </table:table-cell>
          <table:table-cell office:value-type="string">
            <text:p>EH10 5ES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01999">
            <text:p>55.9301999</text:p>
          </table:table-cell>
          <table:table-cell office:value-type="string">
            <text:p>, longitude: </text:p>
          </table:table-cell>
          <table:table-cell office:value-type="float" office:value="-3.2129171">
            <text:p>-3.2129171</text:p>
          </table:table-cell>
          <table:table-cell office:value-type="string">
            <text:p><text:s/>},</text:p>
          </table:table-cell>
          <table:table-cell table:formula="of:=CONCATENATE([.A571];[.B571];[.C571];[.D571];[.E571];[.F571];[.G571];[.H571];[.I571];[.J571];[.K571];[.L571];[.M571])" office:value-type="string" office:string-value="{ id: 571, name: 'Morningside Place', postcode: 'EH10 5ES', ward_id: 3, lattitude: 55.9301999, longitude: -3.2129171 },">
            <text:p>{ id: 571, name: 'Morningside Place', postcode: 'EH10 5ES', ward_id: 3, lattitude: 55.9301999, longitude: -3.212917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72">
            <text:p>572</text:p>
          </table:table-cell>
          <table:table-cell office:value-type="string">
            <text:p>, name: '</text:p>
          </table:table-cell>
          <table:table-cell office:value-type="string">
            <text:p>Ashburnham Gardens</text:p>
          </table:table-cell>
          <table:table-cell office:value-type="string">
            <text:p>', postcode: '</text:p>
          </table:table-cell>
          <table:table-cell office:value-type="string">
            <text:p>EH30 9LB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76639">
            <text:p>55.9876639</text:p>
          </table:table-cell>
          <table:table-cell office:value-type="string">
            <text:p>, longitude: </text:p>
          </table:table-cell>
          <table:table-cell office:value-type="float" office:value="-3.3860052">
            <text:p>-3.3860052</text:p>
          </table:table-cell>
          <table:table-cell office:value-type="string">
            <text:p><text:s/>},</text:p>
          </table:table-cell>
          <table:table-cell table:formula="of:=CONCATENATE([.A572];[.B572];[.C572];[.D572];[.E572];[.F572];[.G572];[.H572];[.I572];[.J572];[.K572];[.L572];[.M572])" office:value-type="string" office:string-value="{ id: 572, name: 'Ashburnham Gardens', postcode: 'EH30 9LB', ward_id: 14, lattitude: 55.9876639, longitude: -3.3860052 },">
            <text:p>{ id: 572, name: 'Ashburnham Gardens', postcode: 'EH30 9LB', ward_id: 14, lattitude: 55.9876639, longitude: -3.38600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73">
            <text:p>573</text:p>
          </table:table-cell>
          <table:table-cell office:value-type="string">
            <text:p>, name: '</text:p>
          </table:table-cell>
          <table:table-cell office:value-type="string">
            <text:p>Elizafield</text:p>
          </table:table-cell>
          <table:table-cell office:value-type="string">
            <text:p>', postcode: '</text:p>
          </table:table-cell>
          <table:table-cell office:value-type="string">
            <text:p>EH6 5PY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00459">
            <text:p>55.9700459</text:p>
          </table:table-cell>
          <table:table-cell office:value-type="string">
            <text:p>, longitude: </text:p>
          </table:table-cell>
          <table:table-cell office:value-type="float" office:value="-3.1859684">
            <text:p>-3.1859684</text:p>
          </table:table-cell>
          <table:table-cell office:value-type="string">
            <text:p><text:s/>},</text:p>
          </table:table-cell>
          <table:table-cell table:formula="of:=CONCATENATE([.A573];[.B573];[.C573];[.D573];[.E573];[.F573];[.G573];[.H573];[.I573];[.J573];[.K573];[.L573];[.M573])" office:value-type="string" office:string-value="{ id: 573, name: 'Elizafield', postcode: 'EH6 5PY', ward_id: 12, lattitude: 55.9700459, longitude: -3.1859684 },">
            <text:p>{ id: 573, name: 'Elizafield', postcode: 'EH6 5PY', ward_id: 12, lattitude: 55.9700459, longitude: -3.18596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74">
            <text:p>574</text:p>
          </table:table-cell>
          <table:table-cell office:value-type="string">
            <text:p>, name: '</text:p>
          </table:table-cell>
          <table:table-cell office:value-type="string">
            <text:p>Fettes Rise</text:p>
          </table:table-cell>
          <table:table-cell office:value-type="string">
            <text:p>', postcode: '</text:p>
          </table:table-cell>
          <table:table-cell office:value-type="string">
            <text:p>EH4 1QH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75362">
            <text:p>55.9675362</text:p>
          </table:table-cell>
          <table:table-cell office:value-type="string">
            <text:p>, longitude: </text:p>
          </table:table-cell>
          <table:table-cell office:value-type="float" office:value="-3.2229433">
            <text:p>-3.2229433</text:p>
          </table:table-cell>
          <table:table-cell office:value-type="string">
            <text:p><text:s/>},</text:p>
          </table:table-cell>
          <table:table-cell table:formula="of:=CONCATENATE([.A574];[.B574];[.C574];[.D574];[.E574];[.F574];[.G574];[.H574];[.I574];[.J574];[.K574];[.L574];[.M574])" office:value-type="string" office:string-value="{ id: 574, name: 'Fettes Rise', postcode: 'EH4 1QH', ward_id: 4, lattitude: 55.9675362, longitude: -3.2229433 },">
            <text:p>{ id: 574, name: 'Fettes Rise', postcode: 'EH4 1QH', ward_id: 4, lattitude: 55.9675362, longitude: -3.22294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75">
            <text:p>575</text:p>
          </table:table-cell>
          <table:table-cell office:value-type="string">
            <text:p>, name: '</text:p>
          </table:table-cell>
          <table:table-cell office:value-type="string">
            <text:p>Burdiehouse Square</text:p>
          </table:table-cell>
          <table:table-cell office:value-type="string">
            <text:p>', postcode: '</text:p>
          </table:table-cell>
          <table:table-cell office:value-type="string">
            <text:p>EH17 8BN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8930299">
            <text:p>55.8930299</text:p>
          </table:table-cell>
          <table:table-cell office:value-type="string">
            <text:p>, longitude: </text:p>
          </table:table-cell>
          <table:table-cell office:value-type="float" office:value="-3.1626014">
            <text:p>-3.1626014</text:p>
          </table:table-cell>
          <table:table-cell office:value-type="string">
            <text:p><text:s/>},</text:p>
          </table:table-cell>
          <table:table-cell table:formula="of:=CONCATENATE([.A575];[.B575];[.C575];[.D575];[.E575];[.F575];[.G575];[.H575];[.I575];[.J575];[.K575];[.L575];[.M575])" office:value-type="string" office:string-value="{ id: 575, name: 'Burdiehouse Square', postcode: 'EH17 8BN', ward_id: 16, lattitude: 55.8930299, longitude: -3.1626014 },">
            <text:p>{ id: 575, name: 'Burdiehouse Square', postcode: 'EH17 8BN', ward_id: 16, lattitude: 55.8930299, longitude: -3.16260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76">
            <text:p>576</text:p>
          </table:table-cell>
          <table:table-cell office:value-type="string">
            <text:p>, name: '</text:p>
          </table:table-cell>
          <table:table-cell office:value-type="string">
            <text:p>Sighthill Park</text:p>
          </table:table-cell>
          <table:table-cell office:value-type="string">
            <text:p>', postcode: '</text:p>
          </table:table-cell>
          <table:table-cell office:value-type="string">
            <text:p>EH11 4PN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1837">
            <text:p>55.921837</text:p>
          </table:table-cell>
          <table:table-cell office:value-type="string">
            <text:p>, longitude: </text:p>
          </table:table-cell>
          <table:table-cell office:value-type="float" office:value="-3.281209">
            <text:p>-3.281209</text:p>
          </table:table-cell>
          <table:table-cell office:value-type="string">
            <text:p><text:s/>},</text:p>
          </table:table-cell>
          <table:table-cell table:formula="of:=CONCATENATE([.A576];[.B576];[.C576];[.D576];[.E576];[.F576];[.G576];[.H576];[.I576];[.J576];[.K576];[.L576];[.M576])" office:value-type="string" office:string-value="{ id: 576, name: 'Sighthill Park', postcode: 'EH11 4PN', ward_id: 13, lattitude: 55.921837, longitude: -3.281209 },">
            <text:p>{ id: 576, name: 'Sighthill Park', postcode: 'EH11 4PN', ward_id: 13, lattitude: 55.921837, longitude: -3.2812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77">
            <text:p>577</text:p>
          </table:table-cell>
          <table:table-cell office:value-type="string">
            <text:p>, name: '</text:p>
          </table:table-cell>
          <table:table-cell office:value-type="string">
            <text:p>Gosford Place</text:p>
          </table:table-cell>
          <table:table-cell office:value-type="string">
            <text:p>', postcode: '</text:p>
          </table:table-cell>
          <table:table-cell office:value-type="string">
            <text:p>EH6 4BH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26579">
            <text:p>55.9726579</text:p>
          </table:table-cell>
          <table:table-cell office:value-type="string">
            <text:p>, longitude: </text:p>
          </table:table-cell>
          <table:table-cell office:value-type="float" office:value="-3.1912663">
            <text:p>-3.1912663</text:p>
          </table:table-cell>
          <table:table-cell office:value-type="string">
            <text:p><text:s/>},</text:p>
          </table:table-cell>
          <table:table-cell table:formula="of:=CONCATENATE([.A577];[.B577];[.C577];[.D577];[.E577];[.F577];[.G577];[.H577];[.I577];[.J577];[.K577];[.L577];[.M577])" office:value-type="string" office:string-value="{ id: 577, name: 'Gosford Place', postcode: 'EH6 4BH', ward_id: 12, lattitude: 55.9726579, longitude: -3.1912663 },">
            <text:p>{ id: 577, name: 'Gosford Place', postcode: 'EH6 4BH', ward_id: 12, lattitude: 55.9726579, longitude: -3.19126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78">
            <text:p>578</text:p>
          </table:table-cell>
          <table:table-cell office:value-type="string">
            <text:p>, name: '</text:p>
          </table:table-cell>
          <table:table-cell office:value-type="string">
            <text:p>Grierson Avenue</text:p>
          </table:table-cell>
          <table:table-cell office:value-type="string">
            <text:p>', postcode: '</text:p>
          </table:table-cell>
          <table:table-cell office:value-type="string">
            <text:p>EH5 2AP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71309">
            <text:p>55.9771309</text:p>
          </table:table-cell>
          <table:table-cell office:value-type="string">
            <text:p>, longitude: </text:p>
          </table:table-cell>
          <table:table-cell office:value-type="float" office:value="-3.2169833">
            <text:p>-3.2169833</text:p>
          </table:table-cell>
          <table:table-cell office:value-type="string">
            <text:p><text:s/>},</text:p>
          </table:table-cell>
          <table:table-cell table:formula="of:=CONCATENATE([.A578];[.B578];[.C578];[.D578];[.E578];[.F578];[.G578];[.H578];[.I578];[.J578];[.K578];[.L578];[.M578])" office:value-type="string" office:string-value="{ id: 578, name: 'Grierson Avenue', postcode: 'EH5 2AP', ward_id: 7, lattitude: 55.9771309, longitude: -3.2169833 },">
            <text:p>{ id: 578, name: 'Grierson Avenue', postcode: 'EH5 2AP', ward_id: 7, lattitude: 55.9771309, longitude: -3.21698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79">
            <text:p>579</text:p>
          </table:table-cell>
          <table:table-cell office:value-type="string">
            <text:p>, name: '</text:p>
          </table:table-cell>
          <table:table-cell office:value-type="string">
            <text:p>Morven Street</text:p>
          </table:table-cell>
          <table:table-cell office:value-type="string">
            <text:p>', postcode: '</text:p>
          </table:table-cell>
          <table:table-cell office:value-type="string">
            <text:p>EH4 7LQ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30302">
            <text:p>55.9530302</text:p>
          </table:table-cell>
          <table:table-cell office:value-type="string">
            <text:p>, longitude: </text:p>
          </table:table-cell>
          <table:table-cell office:value-type="float" office:value="-3.2920696">
            <text:p>-3.2920696</text:p>
          </table:table-cell>
          <table:table-cell office:value-type="string">
            <text:p><text:s/>},</text:p>
          </table:table-cell>
          <table:table-cell table:formula="of:=CONCATENATE([.A579];[.B579];[.C579];[.D579];[.E579];[.F579];[.G579];[.H579];[.I579];[.J579];[.K579];[.L579];[.M579])" office:value-type="string" office:string-value="{ id: 579, name: 'Morven Street', postcode: 'EH4 7LQ', ward_id: 9, lattitude: 55.9530302, longitude: -3.2920696 },">
            <text:p>{ id: 579, name: 'Morven Street', postcode: 'EH4 7LQ', ward_id: 9, lattitude: 55.9530302, longitude: -3.29206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80">
            <text:p>580</text:p>
          </table:table-cell>
          <table:table-cell office:value-type="string">
            <text:p>, name: '</text:p>
          </table:table-cell>
          <table:table-cell office:value-type="string">
            <text:p>Dryden Gardens</text:p>
          </table:table-cell>
          <table:table-cell office:value-type="string">
            <text:p>', postcode: '</text:p>
          </table:table-cell>
          <table:table-cell office:value-type="string">
            <text:p>EH7 4PR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48094">
            <text:p>55.9648094</text:p>
          </table:table-cell>
          <table:table-cell office:value-type="string">
            <text:p>, longitude: </text:p>
          </table:table-cell>
          <table:table-cell office:value-type="float" office:value="-3.1826193">
            <text:p>-3.1826193</text:p>
          </table:table-cell>
          <table:table-cell office:value-type="string">
            <text:p><text:s/>},</text:p>
          </table:table-cell>
          <table:table-cell table:formula="of:=CONCATENATE([.A580];[.B580];[.C580];[.D580];[.E580];[.F580];[.G580];[.H580];[.I580];[.J580];[.K580];[.L580];[.M580])" office:value-type="string" office:string-value="{ id: 580, name: 'Dryden Gardens', postcode: 'EH7 4PR', ward_id: 12, lattitude: 55.9648094, longitude: -3.1826193 },">
            <text:p>{ id: 580, name: 'Dryden Gardens', postcode: 'EH7 4PR', ward_id: 12, lattitude: 55.9648094, longitude: -3.18261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81">
            <text:p>581</text:p>
          </table:table-cell>
          <table:table-cell office:value-type="string">
            <text:p>, name: '</text:p>
          </table:table-cell>
          <table:table-cell office:value-type="string">
            <text:p>East Fettes Avenue</text:p>
          </table:table-cell>
          <table:table-cell office:value-type="string">
            <text:p>', postcode: '</text:p>
          </table:table-cell>
          <table:table-cell office:value-type="string">
            <text:p>EH4 1DN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45874">
            <text:p>55.9645874</text:p>
          </table:table-cell>
          <table:table-cell office:value-type="string">
            <text:p>, longitude: </text:p>
          </table:table-cell>
          <table:table-cell office:value-type="float" office:value="-3.2222654">
            <text:p>-3.2222654</text:p>
          </table:table-cell>
          <table:table-cell office:value-type="string">
            <text:p><text:s/>},</text:p>
          </table:table-cell>
          <table:table-cell table:formula="of:=CONCATENATE([.A581];[.B581];[.C581];[.D581];[.E581];[.F581];[.G581];[.H581];[.I581];[.J581];[.K581];[.L581];[.M581])" office:value-type="string" office:string-value="{ id: 581, name: 'East Fettes Avenue', postcode: 'EH4 1DN', ward_id: 4, lattitude: 55.9645874, longitude: -3.2222654 },">
            <text:p>{ id: 581, name: 'East Fettes Avenue', postcode: 'EH4 1DN', ward_id: 4, lattitude: 55.9645874, longitude: -3.22226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82">
            <text:p>582</text:p>
          </table:table-cell>
          <table:table-cell office:value-type="string">
            <text:p>, name: '</text:p>
          </table:table-cell>
          <table:table-cell office:value-type="string">
            <text:p>Carfae Park</text:p>
          </table:table-cell>
          <table:table-cell office:value-type="string">
            <text:p>', postcode: '</text:p>
          </table:table-cell>
          <table:table-cell office:value-type="string">
            <text:p>EH4 3SH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81894">
            <text:p>55.9581894</text:p>
          </table:table-cell>
          <table:table-cell office:value-type="string">
            <text:p>, longitude: </text:p>
          </table:table-cell>
          <table:table-cell office:value-type="float" office:value="-3.2642942">
            <text:p>-3.2642942</text:p>
          </table:table-cell>
          <table:table-cell office:value-type="string">
            <text:p><text:s/>},</text:p>
          </table:table-cell>
          <table:table-cell table:formula="of:=CONCATENATE([.A582];[.B582];[.C582];[.D582];[.E582];[.F582];[.G582];[.H582];[.I582];[.J582];[.K582];[.L582];[.M582])" office:value-type="string" office:string-value="{ id: 582, name: 'Carfae Park', postcode: 'EH4 3SH', ward_id: 4, lattitude: 55.9581894, longitude: -3.2642942 },">
            <text:p>{ id: 582, name: 'Carfae Park', postcode: 'EH4 3SH', ward_id: 4, lattitude: 55.9581894, longitude: -3.26429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83">
            <text:p>583</text:p>
          </table:table-cell>
          <table:table-cell office:value-type="string">
            <text:p>, name: '</text:p>
          </table:table-cell>
          <table:table-cell office:value-type="string">
            <text:p>Niddriemill Avenue</text:p>
          </table:table-cell>
          <table:table-cell office:value-type="string">
            <text:p>', postcode: '</text:p>
          </table:table-cell>
          <table:table-cell office:value-type="string">
            <text:p>EH15 3EN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49155">
            <text:p>55.9349155</text:p>
          </table:table-cell>
          <table:table-cell office:value-type="string">
            <text:p>, longitude: </text:p>
          </table:table-cell>
          <table:table-cell office:value-type="float" office:value="-3.1157321">
            <text:p>-3.1157321</text:p>
          </table:table-cell>
          <table:table-cell office:value-type="string">
            <text:p><text:s/>},</text:p>
          </table:table-cell>
          <table:table-cell table:formula="of:=CONCATENATE([.A583];[.B583];[.C583];[.D583];[.E583];[.F583];[.G583];[.H583];[.I583];[.J583];[.K583];[.L583];[.M583])" office:value-type="string" office:string-value="{ id: 583, name: 'Niddriemill Avenue', postcode: 'EH15 3EN', ward_id: 11, lattitude: 55.9349155, longitude: -3.1157321 },">
            <text:p>{ id: 583, name: 'Niddriemill Avenue', postcode: 'EH15 3EN', ward_id: 11, lattitude: 55.9349155, longitude: -3.11573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84">
            <text:p>584</text:p>
          </table:table-cell>
          <table:table-cell office:value-type="string">
            <text:p>, name: '</text:p>
          </table:table-cell>
          <table:table-cell office:value-type="string">
            <text:p>Drumbrae Crescent</text:p>
          </table:table-cell>
          <table:table-cell office:value-type="string">
            <text:p>', postcode: '</text:p>
          </table:table-cell>
          <table:table-cell office:value-type="string">
            <text:p>EH12 8SH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25973">
            <text:p>55.9425973</text:p>
          </table:table-cell>
          <table:table-cell office:value-type="string">
            <text:p>, longitude: </text:p>
          </table:table-cell>
          <table:table-cell office:value-type="float" office:value="-3.2931142">
            <text:p>-3.2931142</text:p>
          </table:table-cell>
          <table:table-cell office:value-type="string">
            <text:p><text:s/>},</text:p>
          </table:table-cell>
          <table:table-cell table:formula="of:=CONCATENATE([.A584];[.B584];[.C584];[.D584];[.E584];[.F584];[.G584];[.H584];[.I584];[.J584];[.K584];[.L584];[.M584])" office:value-type="string" office:string-value="{ id: 584, name: 'Drumbrae Crescent', postcode: 'EH12 8SH', ward_id: 15, lattitude: 55.9425973, longitude: -3.2931142 },">
            <text:p>{ id: 584, name: 'Drumbrae Crescent', postcode: 'EH12 8SH', ward_id: 15, lattitude: 55.9425973, longitude: -3.29311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85">
            <text:p>585</text:p>
          </table:table-cell>
          <table:table-cell office:value-type="string">
            <text:p>, name: '</text:p>
          </table:table-cell>
          <table:table-cell office:value-type="string">
            <text:p>Redheughs Avenue</text:p>
          </table:table-cell>
          <table:table-cell office:value-type="string">
            <text:p>', postcode: '</text:p>
          </table:table-cell>
          <table:table-cell office:value-type="string">
            <text:p>EH12 9RH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331113">
            <text:p>55.9331113</text:p>
          </table:table-cell>
          <table:table-cell office:value-type="string">
            <text:p>, longitude: </text:p>
          </table:table-cell>
          <table:table-cell office:value-type="float" office:value="-3.3095238">
            <text:p>-3.3095238</text:p>
          </table:table-cell>
          <table:table-cell office:value-type="string">
            <text:p><text:s/>},</text:p>
          </table:table-cell>
          <table:table-cell table:formula="of:=CONCATENATE([.A585];[.B585];[.C585];[.D585];[.E585];[.F585];[.G585];[.H585];[.I585];[.J585];[.K585];[.L585];[.M585])" office:value-type="string" office:string-value="{ id: 585, name: 'Redheughs Avenue', postcode: 'EH12 9RH', ward_id: 9, lattitude: 55.9331113, longitude: -3.3095238 },">
            <text:p>{ id: 585, name: 'Redheughs Avenue', postcode: 'EH12 9RH', ward_id: 9, lattitude: 55.9331113, longitude: -3.309523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86">
            <text:p>586</text:p>
          </table:table-cell>
          <table:table-cell office:value-type="string">
            <text:p>, name: '</text:p>
          </table:table-cell>
          <table:table-cell office:value-type="string">
            <text:p>Lewis Terrace</text:p>
          </table:table-cell>
          <table:table-cell office:value-type="string">
            <text:p>', postcode: '</text:p>
          </table:table-cell>
          <table:table-cell office:value-type="string">
            <text:p>EH11 2BT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448103">
            <text:p>55.9448103</text:p>
          </table:table-cell>
          <table:table-cell office:value-type="string">
            <text:p>, longitude: </text:p>
          </table:table-cell>
          <table:table-cell office:value-type="float" office:value="-3.2174093">
            <text:p>-3.2174093</text:p>
          </table:table-cell>
          <table:table-cell office:value-type="string">
            <text:p><text:s/>},</text:p>
          </table:table-cell>
          <table:table-cell table:formula="of:=CONCATENATE([.A586];[.B586];[.C586];[.D586];[.E586];[.F586];[.G586];[.H586];[.I586];[.J586];[.K586];[.L586];[.M586])" office:value-type="string" office:string-value="{ id: 586, name: 'Lewis Terrace', postcode: 'EH11 2BT', ward_id: 13, lattitude: 55.9448103, longitude: -3.2174093 },">
            <text:p>{ id: 586, name: 'Lewis Terrace', postcode: 'EH11 2BT', ward_id: 13, lattitude: 55.9448103, longitude: -3.21740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87">
            <text:p>587</text:p>
          </table:table-cell>
          <table:table-cell office:value-type="string">
            <text:p>, name: '</text:p>
          </table:table-cell>
          <table:table-cell office:value-type="string">
            <text:p>Crewe Terrace</text:p>
          </table:table-cell>
          <table:table-cell office:value-type="string">
            <text:p>', postcode: '</text:p>
          </table:table-cell>
          <table:table-cell office:value-type="string">
            <text:p>EH5 2LQ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2207">
            <text:p>55.9732207</text:p>
          </table:table-cell>
          <table:table-cell office:value-type="string">
            <text:p>, longitude: </text:p>
          </table:table-cell>
          <table:table-cell office:value-type="float" office:value="-3.2340084">
            <text:p>-3.2340084</text:p>
          </table:table-cell>
          <table:table-cell office:value-type="string">
            <text:p><text:s/>},</text:p>
          </table:table-cell>
          <table:table-cell table:formula="of:=CONCATENATE([.A587];[.B587];[.C587];[.D587];[.E587];[.F587];[.G587];[.H587];[.I587];[.J587];[.K587];[.L587];[.M587])" office:value-type="string" office:string-value="{ id: 587, name: 'Crewe Terrace', postcode: 'EH5 2LQ', ward_id: 7, lattitude: 55.9732207, longitude: -3.2340084 },">
            <text:p>{ id: 587, name: 'Crewe Terrace', postcode: 'EH5 2LQ', ward_id: 7, lattitude: 55.9732207, longitude: -3.23400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88">
            <text:p>588</text:p>
          </table:table-cell>
          <table:table-cell office:value-type="string">
            <text:p>, name: '</text:p>
          </table:table-cell>
          <table:table-cell office:value-type="string">
            <text:p>Spylaw Bank Road</text:p>
          </table:table-cell>
          <table:table-cell office:value-type="string">
            <text:p>', postcode: '</text:p>
          </table:table-cell>
          <table:table-cell office:value-type="string">
            <text:p>EH13 0JG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90683">
            <text:p>55.9090683</text:p>
          </table:table-cell>
          <table:table-cell office:value-type="string">
            <text:p>, longitude: </text:p>
          </table:table-cell>
          <table:table-cell office:value-type="float" office:value="-3.2619123">
            <text:p>-3.2619123</text:p>
          </table:table-cell>
          <table:table-cell office:value-type="string">
            <text:p><text:s/>},</text:p>
          </table:table-cell>
          <table:table-cell table:formula="of:=CONCATENATE([.A588];[.B588];[.C588];[.D588];[.E588];[.F588];[.G588];[.H588];[.I588];[.J588];[.K588];[.L588];[.M588])" office:value-type="string" office:string-value="{ id: 588, name: 'Spylaw Bank Road', postcode: 'EH13 0JG', ward_id: 5, lattitude: 55.9090683, longitude: -3.2619123 },">
            <text:p>{ id: 588, name: 'Spylaw Bank Road', postcode: 'EH13 0JG', ward_id: 5, lattitude: 55.9090683, longitude: -3.26191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89">
            <text:p>589</text:p>
          </table:table-cell>
          <table:table-cell office:value-type="string">
            <text:p>, name: '</text:p>
          </table:table-cell>
          <table:table-cell office:value-type="string">
            <text:p>Grant Avenue</text:p>
          </table:table-cell>
          <table:table-cell office:value-type="string">
            <text:p>', postcode: '</text:p>
          </table:table-cell>
          <table:table-cell office:value-type="string">
            <text:p>EH13 0DP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47851">
            <text:p>55.9047851</text:p>
          </table:table-cell>
          <table:table-cell office:value-type="string">
            <text:p>, longitude: </text:p>
          </table:table-cell>
          <table:table-cell office:value-type="float" office:value="-3.258614">
            <text:p>-3.258614</text:p>
          </table:table-cell>
          <table:table-cell office:value-type="string">
            <text:p><text:s/>},</text:p>
          </table:table-cell>
          <table:table-cell table:formula="of:=CONCATENATE([.A589];[.B589];[.C589];[.D589];[.E589];[.F589];[.G589];[.H589];[.I589];[.J589];[.K589];[.L589];[.M589])" office:value-type="string" office:string-value="{ id: 589, name: 'Grant Avenue', postcode: 'EH13 0DP', ward_id: 5, lattitude: 55.9047851, longitude: -3.258614 },">
            <text:p>{ id: 589, name: 'Grant Avenue', postcode: 'EH13 0DP', ward_id: 5, lattitude: 55.9047851, longitude: -3.2586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90">
            <text:p>590</text:p>
          </table:table-cell>
          <table:table-cell office:value-type="string">
            <text:p>, name: '</text:p>
          </table:table-cell>
          <table:table-cell office:value-type="string">
            <text:p>Viewfield Road</text:p>
          </table:table-cell>
          <table:table-cell office:value-type="string">
            <text:p>', postcode: '</text:p>
          </table:table-cell>
          <table:table-cell office:value-type="string">
            <text:p>EH14 5BE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80231">
            <text:p>55.9080231</text:p>
          </table:table-cell>
          <table:table-cell office:value-type="string">
            <text:p>, longitude: </text:p>
          </table:table-cell>
          <table:table-cell office:value-type="float" office:value="-3.2750584">
            <text:p>-3.2750584</text:p>
          </table:table-cell>
          <table:table-cell office:value-type="string">
            <text:p><text:s/>},</text:p>
          </table:table-cell>
          <table:table-cell table:formula="of:=CONCATENATE([.A590];[.B590];[.C590];[.D590];[.E590];[.F590];[.G590];[.H590];[.I590];[.J590];[.K590];[.L590];[.M590])" office:value-type="string" office:string-value="{ id: 590, name: 'Viewfield Road', postcode: 'EH14 5BE', ward_id: 10, lattitude: 55.9080231, longitude: -3.2750584 },">
            <text:p>{ id: 590, name: 'Viewfield Road', postcode: 'EH14 5BE', ward_id: 10, lattitude: 55.9080231, longitude: -3.27505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91">
            <text:p>591</text:p>
          </table:table-cell>
          <table:table-cell office:value-type="string">
            <text:p>, name: '</text:p>
          </table:table-cell>
          <table:table-cell office:value-type="string">
            <text:p>Carrubers Close</text:p>
          </table:table-cell>
          <table:table-cell office:value-type="string">
            <text:p>', postcode: '</text:p>
          </table:table-cell>
          <table:table-cell office:value-type="string">
            <text:p>EH1 1SF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0678">
            <text:p>55.950678</text:p>
          </table:table-cell>
          <table:table-cell office:value-type="string">
            <text:p>, longitude: </text:p>
          </table:table-cell>
          <table:table-cell office:value-type="float" office:value="-3.1870061">
            <text:p>-3.1870061</text:p>
          </table:table-cell>
          <table:table-cell office:value-type="string">
            <text:p><text:s/>},</text:p>
          </table:table-cell>
          <table:table-cell table:formula="of:=CONCATENATE([.A591];[.B591];[.C591];[.D591];[.E591];[.F591];[.G591];[.H591];[.I591];[.J591];[.K591];[.L591];[.M591])" office:value-type="string" office:string-value="{ id: 591, name: 'Carrubers Close', postcode: 'EH1 1SF', ward_id: 6, lattitude: 55.950678, longitude: -3.1870061 },">
            <text:p>{ id: 591, name: 'Carrubers Close', postcode: 'EH1 1SF', ward_id: 6, lattitude: 55.950678, longitude: -3.18700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92">
            <text:p>592</text:p>
          </table:table-cell>
          <table:table-cell office:value-type="string">
            <text:p>, name: '</text:p>
          </table:table-cell>
          <table:table-cell office:value-type="string">
            <text:p>Cockburnhill Road</text:p>
          </table:table-cell>
          <table:table-cell office:value-type="string">
            <text:p>', postcode: '</text:p>
          </table:table-cell>
          <table:table-cell office:value-type="string">
            <text:p>EH14 7HY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759769">
            <text:p>55.8759769</text:p>
          </table:table-cell>
          <table:table-cell office:value-type="string">
            <text:p>, longitude: </text:p>
          </table:table-cell>
          <table:table-cell office:value-type="float" office:value="-3.3553547">
            <text:p>-3.3553547</text:p>
          </table:table-cell>
          <table:table-cell office:value-type="string">
            <text:p><text:s/>},</text:p>
          </table:table-cell>
          <table:table-cell table:formula="of:=CONCATENATE([.A592];[.B592];[.C592];[.D592];[.E592];[.F592];[.G592];[.H592];[.I592];[.J592];[.K592];[.L592];[.M592])" office:value-type="string" office:string-value="{ id: 592, name: 'Cockburnhill Road', postcode: 'EH14 7HY', ward_id: 10, lattitude: 55.8759769, longitude: -3.3553547 },">
            <text:p>{ id: 592, name: 'Cockburnhill Road', postcode: 'EH14 7HY', ward_id: 10, lattitude: 55.8759769, longitude: -3.35535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93">
            <text:p>593</text:p>
          </table:table-cell>
          <table:table-cell office:value-type="string">
            <text:p>, name: '</text:p>
          </table:table-cell>
          <table:table-cell office:value-type="string">
            <text:p>Ardmillan Terrace Lane</text:p>
          </table:table-cell>
          <table:table-cell office:value-type="string">
            <text:p>', postcode: '</text:p>
          </table:table-cell>
          <table:table-cell office:value-type="string">
            <text:p>EH11 2JZ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91454">
            <text:p>55.9391454</text:p>
          </table:table-cell>
          <table:table-cell office:value-type="string">
            <text:p>, longitude: </text:p>
          </table:table-cell>
          <table:table-cell office:value-type="float" office:value="-3.2250604">
            <text:p>-3.2250604</text:p>
          </table:table-cell>
          <table:table-cell office:value-type="string">
            <text:p><text:s/>},</text:p>
          </table:table-cell>
          <table:table-cell table:formula="of:=CONCATENATE([.A593];[.B593];[.C593];[.D593];[.E593];[.F593];[.G593];[.H593];[.I593];[.J593];[.K593];[.L593];[.M593])" office:value-type="string" office:string-value="{ id: 593, name: 'Ardmillan Terrace Lane', postcode: 'EH11 2JZ', ward_id: 13, lattitude: 55.9391454, longitude: -3.2250604 },">
            <text:p>{ id: 593, name: 'Ardmillan Terrace Lane', postcode: 'EH11 2JZ', ward_id: 13, lattitude: 55.9391454, longitude: -3.22506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94">
            <text:p>594</text:p>
          </table:table-cell>
          <table:table-cell office:value-type="string">
            <text:p>, name: '</text:p>
          </table:table-cell>
          <table:table-cell office:value-type="string">
            <text:p>Gamekeepers Road</text:p>
          </table:table-cell>
          <table:table-cell office:value-type="string">
            <text:p>', postcode: '</text:p>
          </table:table-cell>
          <table:table-cell office:value-type="string">
            <text:p>EH4 6LT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10961">
            <text:p>55.9710961</text:p>
          </table:table-cell>
          <table:table-cell office:value-type="string">
            <text:p>, longitude: </text:p>
          </table:table-cell>
          <table:table-cell office:value-type="float" office:value="-3.3011016">
            <text:p>-3.3011016</text:p>
          </table:table-cell>
          <table:table-cell office:value-type="string">
            <text:p><text:s/>},</text:p>
          </table:table-cell>
          <table:table-cell table:formula="of:=CONCATENATE([.A594];[.B594];[.C594];[.D594];[.E594];[.F594];[.G594];[.H594];[.I594];[.J594];[.K594];[.L594];[.M594])" office:value-type="string" office:string-value="{ id: 594, name: 'Gamekeepers Road', postcode: 'EH4 6LT', ward_id: 14, lattitude: 55.9710961, longitude: -3.3011016 },">
            <text:p>{ id: 594, name: 'Gamekeepers Road', postcode: 'EH4 6LT', ward_id: 14, lattitude: 55.9710961, longitude: -3.301101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95">
            <text:p>595</text:p>
          </table:table-cell>
          <table:table-cell office:value-type="string">
            <text:p>, name: '</text:p>
          </table:table-cell>
          <table:table-cell office:value-type="string">
            <text:p>Bughtlin Green</text:p>
          </table:table-cell>
          <table:table-cell office:value-type="string">
            <text:p>', postcode: '</text:p>
          </table:table-cell>
          <table:table-cell office:value-type="string">
            <text:p>EH12 8XA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25846">
            <text:p>55.9525846</text:p>
          </table:table-cell>
          <table:table-cell office:value-type="string">
            <text:p>, longitude: </text:p>
          </table:table-cell>
          <table:table-cell office:value-type="float" office:value="-3.3085799">
            <text:p>-3.3085799</text:p>
          </table:table-cell>
          <table:table-cell office:value-type="string">
            <text:p><text:s/>},</text:p>
          </table:table-cell>
          <table:table-cell table:formula="of:=CONCATENATE([.A595];[.B595];[.C595];[.D595];[.E595];[.F595];[.G595];[.H595];[.I595];[.J595];[.K595];[.L595];[.M595])" office:value-type="string" office:string-value="{ id: 595, name: 'Bughtlin Green', postcode: 'EH12 8XA', ward_id: 9, lattitude: 55.9525846, longitude: -3.3085799 },">
            <text:p>{ id: 595, name: 'Bughtlin Green', postcode: 'EH12 8XA', ward_id: 9, lattitude: 55.9525846, longitude: -3.30857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96">
            <text:p>596</text:p>
          </table:table-cell>
          <table:table-cell office:value-type="string">
            <text:p>, name: '</text:p>
          </table:table-cell>
          <table:table-cell office:value-type="string">
            <text:p>Finlaggan Court</text:p>
          </table:table-cell>
          <table:table-cell office:value-type="string">
            <text:p>', postcode: '</text:p>
          </table:table-cell>
          <table:table-cell office:value-type="string">
            <text:p>EH12 8GL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76327">
            <text:p>55.9476327</text:p>
          </table:table-cell>
          <table:table-cell office:value-type="string">
            <text:p>, longitude: </text:p>
          </table:table-cell>
          <table:table-cell office:value-type="float" office:value="-3.3071364">
            <text:p>-3.3071364</text:p>
          </table:table-cell>
          <table:table-cell office:value-type="string">
            <text:p><text:s/>},</text:p>
          </table:table-cell>
          <table:table-cell table:formula="of:=CONCATENATE([.A596];[.B596];[.C596];[.D596];[.E596];[.F596];[.G596];[.H596];[.I596];[.J596];[.K596];[.L596];[.M596])" office:value-type="string" office:string-value="{ id: 596, name: 'Finlaggan Court', postcode: 'EH12 8GL', ward_id: 9, lattitude: 55.9476327, longitude: -3.3071364 },">
            <text:p>{ id: 596, name: 'Finlaggan Court', postcode: 'EH12 8GL', ward_id: 9, lattitude: 55.9476327, longitude: -3.307136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97">
            <text:p>597</text:p>
          </table:table-cell>
          <table:table-cell office:value-type="string">
            <text:p>, name: '</text:p>
          </table:table-cell>
          <table:table-cell office:value-type="string">
            <text:p>Bonnington Grove</text:p>
          </table:table-cell>
          <table:table-cell office:value-type="string">
            <text:p>', postcode: '</text:p>
          </table:table-cell>
          <table:table-cell office:value-type="string">
            <text:p>EH6 4BN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26216">
            <text:p>55.9726216</text:p>
          </table:table-cell>
          <table:table-cell office:value-type="string">
            <text:p>, longitude: </text:p>
          </table:table-cell>
          <table:table-cell office:value-type="float" office:value="-3.1898161">
            <text:p>-3.1898161</text:p>
          </table:table-cell>
          <table:table-cell office:value-type="string">
            <text:p><text:s/>},</text:p>
          </table:table-cell>
          <table:table-cell table:formula="of:=CONCATENATE([.A597];[.B597];[.C597];[.D597];[.E597];[.F597];[.G597];[.H597];[.I597];[.J597];[.K597];[.L597];[.M597])" office:value-type="string" office:string-value="{ id: 597, name: 'Bonnington Grove', postcode: 'EH6 4BN', ward_id: 12, lattitude: 55.9726216, longitude: -3.1898161 },">
            <text:p>{ id: 597, name: 'Bonnington Grove', postcode: 'EH6 4BN', ward_id: 12, lattitude: 55.9726216, longitude: -3.18981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98">
            <text:p>598</text:p>
          </table:table-cell>
          <table:table-cell office:value-type="string">
            <text:p>, name: '</text:p>
          </table:table-cell>
          <table:table-cell office:value-type="string">
            <text:p>Strathern Road</text:p>
          </table:table-cell>
          <table:table-cell office:value-type="string">
            <text:p>', postcode: '</text:p>
          </table:table-cell>
          <table:table-cell office:value-type="string">
            <text:p>EH9 2AF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41845">
            <text:p>55.9341845</text:p>
          </table:table-cell>
          <table:table-cell office:value-type="string">
            <text:p>, longitude: </text:p>
          </table:table-cell>
          <table:table-cell office:value-type="float" office:value="-3.1974351">
            <text:p>-3.1974351</text:p>
          </table:table-cell>
          <table:table-cell office:value-type="string">
            <text:p><text:s/>},</text:p>
          </table:table-cell>
          <table:table-cell table:formula="of:=CONCATENATE([.A598];[.B598];[.C598];[.D598];[.E598];[.F598];[.G598];[.H598];[.I598];[.J598];[.K598];[.L598];[.M598])" office:value-type="string" office:string-value="{ id: 598, name: 'Strathern Road', postcode: 'EH9 2AF', ward_id: 3, lattitude: 55.9341845, longitude: -3.1974351 },">
            <text:p>{ id: 598, name: 'Strathern Road', postcode: 'EH9 2AF', ward_id: 3, lattitude: 55.9341845, longitude: -3.197435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599">
            <text:p>599</text:p>
          </table:table-cell>
          <table:table-cell office:value-type="string">
            <text:p>, name: '</text:p>
          </table:table-cell>
          <table:table-cell office:value-type="string">
            <text:p>Rose Park</text:p>
          </table:table-cell>
          <table:table-cell office:value-type="string">
            <text:p>', postcode: '</text:p>
          </table:table-cell>
          <table:table-cell office:value-type="string">
            <text:p>EH5 3ST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0595">
            <text:p>55.9730595</text:p>
          </table:table-cell>
          <table:table-cell office:value-type="string">
            <text:p>, longitude: </text:p>
          </table:table-cell>
          <table:table-cell office:value-type="float" office:value="-3.2091656">
            <text:p>-3.2091656</text:p>
          </table:table-cell>
          <table:table-cell office:value-type="string">
            <text:p><text:s/>},</text:p>
          </table:table-cell>
          <table:table-cell table:formula="of:=CONCATENATE([.A599];[.B599];[.C599];[.D599];[.E599];[.F599];[.G599];[.H599];[.I599];[.J599];[.K599];[.L599];[.M599])" office:value-type="string" office:string-value="{ id: 599, name: 'Rose Park', postcode: 'EH5 3ST', ward_id: 7, lattitude: 55.9730595, longitude: -3.2091656 },">
            <text:p>{ id: 599, name: 'Rose Park', postcode: 'EH5 3ST', ward_id: 7, lattitude: 55.9730595, longitude: -3.20916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00">
            <text:p>600</text:p>
          </table:table-cell>
          <table:table-cell office:value-type="string">
            <text:p>, name: '</text:p>
          </table:table-cell>
          <table:table-cell office:value-type="string">
            <text:p>Hillpark Gardens </text:p>
          </table:table-cell>
          <table:table-cell office:value-type="string">
            <text:p>', postcode: '</text:p>
          </table:table-cell>
          <table:table-cell office:value-type="string">
            <text:p>EH4 7AJ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11791">
            <text:p>55.9611791</text:p>
          </table:table-cell>
          <table:table-cell office:value-type="string">
            <text:p>, longitude: </text:p>
          </table:table-cell>
          <table:table-cell office:value-type="float" office:value="-3.2741963">
            <text:p>-3.2741963</text:p>
          </table:table-cell>
          <table:table-cell office:value-type="string">
            <text:p><text:s/>},</text:p>
          </table:table-cell>
          <table:table-cell table:formula="of:=CONCATENATE([.A600];[.B600];[.C600];[.D600];[.E600];[.F600];[.G600];[.H600];[.I600];[.J600];[.K600];[.L600];[.M600])" office:value-type="string" office:string-value="{ id: 600, name: 'Hillpark Gardens ', postcode: 'EH4 7AJ', ward_id: 4, lattitude: 55.9611791, longitude: -3.2741963 },">
            <text:p>{ id: 600, name: 'Hillpark Gardens ', postcode: 'EH4 7AJ', ward_id: 4, lattitude: 55.9611791, longitude: -3.27419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01">
            <text:p>601</text:p>
          </table:table-cell>
          <table:table-cell office:value-type="string">
            <text:p>, name: '</text:p>
          </table:table-cell>
          <table:table-cell office:value-type="string">
            <text:p>Afton Place</text:p>
          </table:table-cell>
          <table:table-cell office:value-type="string">
            <text:p>', postcode: '</text:p>
          </table:table-cell>
          <table:table-cell office:value-type="string">
            <text:p>EH5 3RB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5754">
            <text:p>55.9735754</text:p>
          </table:table-cell>
          <table:table-cell office:value-type="string">
            <text:p>, longitude: </text:p>
          </table:table-cell>
          <table:table-cell office:value-type="float" office:value="-3.214452">
            <text:p>-3.214452</text:p>
          </table:table-cell>
          <table:table-cell office:value-type="string">
            <text:p><text:s/>},</text:p>
          </table:table-cell>
          <table:table-cell table:formula="of:=CONCATENATE([.A601];[.B601];[.C601];[.D601];[.E601];[.F601];[.G601];[.H601];[.I601];[.J601];[.K601];[.L601];[.M601])" office:value-type="string" office:string-value="{ id: 601, name: 'Afton Place', postcode: 'EH5 3RB', ward_id: 7, lattitude: 55.9735754, longitude: -3.214452 },">
            <text:p>{ id: 601, name: 'Afton Place', postcode: 'EH5 3RB', ward_id: 7, lattitude: 55.9735754, longitude: -3.2144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02">
            <text:p>602</text:p>
          </table:table-cell>
          <table:table-cell office:value-type="string">
            <text:p>, name: '</text:p>
          </table:table-cell>
          <table:table-cell office:value-type="string">
            <text:p>Holyrood Park Road</text:p>
          </table:table-cell>
          <table:table-cell office:value-type="string">
            <text:p>', postcode: '</text:p>
          </table:table-cell>
          <table:table-cell office:value-type="string">
            <text:p>EH16 5BG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05083">
            <text:p>55.9405083</text:p>
          </table:table-cell>
          <table:table-cell office:value-type="string">
            <text:p>, longitude: </text:p>
          </table:table-cell>
          <table:table-cell office:value-type="float" office:value="-3.1728035">
            <text:p>-3.1728035</text:p>
          </table:table-cell>
          <table:table-cell office:value-type="string">
            <text:p><text:s/>},</text:p>
          </table:table-cell>
          <table:table-cell table:formula="of:=CONCATENATE([.A602];[.B602];[.C602];[.D602];[.E602];[.F602];[.G602];[.H602];[.I602];[.J602];[.K602];[.L602];[.M602])" office:value-type="string" office:string-value="{ id: 602, name: 'Holyrood Park Road', postcode: 'EH16 5BG', ward_id: 17, lattitude: 55.9405083, longitude: -3.1728035 },">
            <text:p>{ id: 602, name: 'Holyrood Park Road', postcode: 'EH16 5BG', ward_id: 17, lattitude: 55.9405083, longitude: -3.17280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03">
            <text:p>603</text:p>
          </table:table-cell>
          <table:table-cell office:value-type="string">
            <text:p>, name: '</text:p>
          </table:table-cell>
          <table:table-cell office:value-type="string">
            <text:p>Double Hedges Road</text:p>
          </table:table-cell>
          <table:table-cell office:value-type="string">
            <text:p>', postcode: '</text:p>
          </table:table-cell>
          <table:table-cell office:value-type="string">
            <text:p>EH16 6TS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204692">
            <text:p>55.9204692</text:p>
          </table:table-cell>
          <table:table-cell office:value-type="string">
            <text:p>, longitude: </text:p>
          </table:table-cell>
          <table:table-cell office:value-type="float" office:value="-3.1637156">
            <text:p>-3.1637156</text:p>
          </table:table-cell>
          <table:table-cell office:value-type="string">
            <text:p><text:s/>},</text:p>
          </table:table-cell>
          <table:table-cell table:formula="of:=CONCATENATE([.A603];[.B603];[.C603];[.D603];[.E603];[.F603];[.G603];[.H603];[.I603];[.J603];[.K603];[.L603];[.M603])" office:value-type="string" office:string-value="{ id: 603, name: 'Double Hedges Road', postcode: 'EH16 6TS', ward_id: 16, lattitude: 55.9204692, longitude: -3.1637156 },">
            <text:p>{ id: 603, name: 'Double Hedges Road', postcode: 'EH16 6TS', ward_id: 16, lattitude: 55.9204692, longitude: -3.16371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04">
            <text:p>604</text:p>
          </table:table-cell>
          <table:table-cell office:value-type="string">
            <text:p>, name: '</text:p>
          </table:table-cell>
          <table:table-cell office:value-type="string">
            <text:p>Sauchiebank</text:p>
          </table:table-cell>
          <table:table-cell office:value-type="string">
            <text:p>', postcode: '</text:p>
          </table:table-cell>
          <table:table-cell office:value-type="string">
            <text:p>EH11 2NN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430473">
            <text:p>55.9430473</text:p>
          </table:table-cell>
          <table:table-cell office:value-type="string">
            <text:p>, longitude: </text:p>
          </table:table-cell>
          <table:table-cell office:value-type="float" office:value="-3.2275415">
            <text:p>-3.2275415</text:p>
          </table:table-cell>
          <table:table-cell office:value-type="string">
            <text:p><text:s/>},</text:p>
          </table:table-cell>
          <table:table-cell table:formula="of:=CONCATENATE([.A604];[.B604];[.C604];[.D604];[.E604];[.F604];[.G604];[.H604];[.I604];[.J604];[.K604];[.L604];[.M604])" office:value-type="string" office:string-value="{ id: 604, name: 'Sauchiebank', postcode: 'EH11 2NN', ward_id: 13, lattitude: 55.9430473, longitude: -3.2275415 },">
            <text:p>{ id: 604, name: 'Sauchiebank', postcode: 'EH11 2NN', ward_id: 13, lattitude: 55.9430473, longitude: -3.22754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05">
            <text:p>605</text:p>
          </table:table-cell>
          <table:table-cell office:value-type="string">
            <text:p>, name: '</text:p>
          </table:table-cell>
          <table:table-cell office:value-type="string">
            <text:p>Shandon Terrace</text:p>
          </table:table-cell>
          <table:table-cell office:value-type="string">
            <text:p>', postcode: '</text:p>
          </table:table-cell>
          <table:table-cell office:value-type="string">
            <text:p>EH11 1QQ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2796">
            <text:p>55.932796</text:p>
          </table:table-cell>
          <table:table-cell office:value-type="string">
            <text:p>, longitude: </text:p>
          </table:table-cell>
          <table:table-cell office:value-type="float" office:value="-3.2318315">
            <text:p>-3.2318315</text:p>
          </table:table-cell>
          <table:table-cell office:value-type="string">
            <text:p><text:s/>},</text:p>
          </table:table-cell>
          <table:table-cell table:formula="of:=CONCATENATE([.A605];[.B605];[.C605];[.D605];[.E605];[.F605];[.G605];[.H605];[.I605];[.J605];[.K605];[.L605];[.M605])" office:value-type="string" office:string-value="{ id: 605, name: 'Shandon Terrace', postcode: 'EH11 1QQ', ward_id: 2, lattitude: 55.932796, longitude: -3.2318315 },">
            <text:p>{ id: 605, name: 'Shandon Terrace', postcode: 'EH11 1QQ', ward_id: 2, lattitude: 55.932796, longitude: -3.23183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06">
            <text:p>606</text:p>
          </table:table-cell>
          <table:table-cell office:value-type="string">
            <text:p>, name: '</text:p>
          </table:table-cell>
          <table:table-cell office:value-type="string">
            <text:p>Southfield Place</text:p>
          </table:table-cell>
          <table:table-cell office:value-type="string">
            <text:p>', postcode: '</text:p>
          </table:table-cell>
          <table:table-cell office:value-type="string">
            <text:p>EH15 1LZ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98425">
            <text:p>55.9498425</text:p>
          </table:table-cell>
          <table:table-cell office:value-type="string">
            <text:p>, longitude: </text:p>
          </table:table-cell>
          <table:table-cell office:value-type="float" office:value="-3.1192031">
            <text:p>-3.1192031</text:p>
          </table:table-cell>
          <table:table-cell office:value-type="string">
            <text:p><text:s/>},</text:p>
          </table:table-cell>
          <table:table-cell table:formula="of:=CONCATENATE([.A606];[.B606];[.C606];[.D606];[.E606];[.F606];[.G606];[.H606];[.I606];[.J606];[.K606];[.L606];[.M606])" office:value-type="string" office:string-value="{ id: 606, name: 'Southfield Place', postcode: 'EH15 1LZ', ward_id: 1, lattitude: 55.9498425, longitude: -3.1192031 },">
            <text:p>{ id: 606, name: 'Southfield Place', postcode: 'EH15 1LZ', ward_id: 1, lattitude: 55.9498425, longitude: -3.11920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07">
            <text:p>607</text:p>
          </table:table-cell>
          <table:table-cell office:value-type="string">
            <text:p>, name: '</text:p>
          </table:table-cell>
          <table:table-cell office:value-type="string">
            <text:p>Kings Haugh</text:p>
          </table:table-cell>
          <table:table-cell office:value-type="string">
            <text:p>', postcode: '</text:p>
          </table:table-cell>
          <table:table-cell office:value-type="string">
            <text:p>EH16 5UX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34939">
            <text:p>55.9334939</text:p>
          </table:table-cell>
          <table:table-cell office:value-type="string">
            <text:p>, longitude: </text:p>
          </table:table-cell>
          <table:table-cell office:value-type="float" office:value="-3.1473677">
            <text:p>-3.1473677</text:p>
          </table:table-cell>
          <table:table-cell office:value-type="string">
            <text:p><text:s/>},</text:p>
          </table:table-cell>
          <table:table-cell table:formula="of:=CONCATENATE([.A607];[.B607];[.C607];[.D607];[.E607];[.F607];[.G607];[.H607];[.I607];[.J607];[.K607];[.L607];[.M607])" office:value-type="string" office:string-value="{ id: 607, name: 'Kings Haugh', postcode: 'EH16 5UX', ward_id: 11, lattitude: 55.9334939, longitude: -3.1473677 },">
            <text:p>{ id: 607, name: 'Kings Haugh', postcode: 'EH16 5UX', ward_id: 11, lattitude: 55.9334939, longitude: -3.14736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08">
            <text:p>608</text:p>
          </table:table-cell>
          <table:table-cell office:value-type="string">
            <text:p>, name: '</text:p>
          </table:table-cell>
          <table:table-cell office:value-type="string">
            <text:p>Lussielaw Road</text:p>
          </table:table-cell>
          <table:table-cell office:value-type="string">
            <text:p>', postcode: '</text:p>
          </table:table-cell>
          <table:table-cell office:value-type="string">
            <text:p>EH9 3BU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70924">
            <text:p>55.9270924</text:p>
          </table:table-cell>
          <table:table-cell office:value-type="string">
            <text:p>, longitude: </text:p>
          </table:table-cell>
          <table:table-cell office:value-type="float" office:value="-3.1767343">
            <text:p>-3.1767343</text:p>
          </table:table-cell>
          <table:table-cell office:value-type="string">
            <text:p><text:s/>},</text:p>
          </table:table-cell>
          <table:table-cell table:formula="of:=CONCATENATE([.A608];[.B608];[.C608];[.D608];[.E608];[.F608];[.G608];[.H608];[.I608];[.J608];[.K608];[.L608];[.M608])" office:value-type="string" office:string-value="{ id: 608, name: 'Lussielaw Road', postcode: 'EH9 3BU', ward_id: 17, lattitude: 55.9270924, longitude: -3.1767343 },">
            <text:p>{ id: 608, name: 'Lussielaw Road', postcode: 'EH9 3BU', ward_id: 17, lattitude: 55.9270924, longitude: -3.17673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09">
            <text:p>609</text:p>
          </table:table-cell>
          <table:table-cell office:value-type="string">
            <text:p>, name: '</text:p>
          </table:table-cell>
          <table:table-cell office:value-type="string">
            <text:p>Carnbee Crecent</text:p>
          </table:table-cell>
          <table:table-cell office:value-type="string">
            <text:p>', postcode: '</text:p>
          </table:table-cell>
          <table:table-cell office:value-type="string">
            <text:p>EH16 6GF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66922">
            <text:p>55.9066922</text:p>
          </table:table-cell>
          <table:table-cell office:value-type="string">
            <text:p>, longitude: </text:p>
          </table:table-cell>
          <table:table-cell office:value-type="float" office:value="-3.1498504">
            <text:p>-3.1498504</text:p>
          </table:table-cell>
          <table:table-cell office:value-type="string">
            <text:p><text:s/>},</text:p>
          </table:table-cell>
          <table:table-cell table:formula="of:=CONCATENATE([.A609];[.B609];[.C609];[.D609];[.E609];[.F609];[.G609];[.H609];[.I609];[.J609];[.K609];[.L609];[.M609])" office:value-type="string" office:string-value="{ id: 609, name: 'Carnbee Crecent', postcode: 'EH16 6GF', ward_id: 16, lattitude: 55.9066922, longitude: -3.1498504 },">
            <text:p>{ id: 609, name: 'Carnbee Crecent', postcode: 'EH16 6GF', ward_id: 16, lattitude: 55.9066922, longitude: -3.14985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10">
            <text:p>610</text:p>
          </table:table-cell>
          <table:table-cell office:value-type="string">
            <text:p>, name: '</text:p>
          </table:table-cell>
          <table:table-cell office:value-type="string">
            <text:p>East Kilngate Rigg</text:p>
          </table:table-cell>
          <table:table-cell office:value-type="string">
            <text:p>', postcode: '</text:p>
          </table:table-cell>
          <table:table-cell office:value-type="string">
            <text:p>EH17 8UA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1359">
            <text:p>55.901359</text:p>
          </table:table-cell>
          <table:table-cell office:value-type="string">
            <text:p>, longitude: </text:p>
          </table:table-cell>
          <table:table-cell office:value-type="float" office:value="-3.1405788">
            <text:p>-3.1405788</text:p>
          </table:table-cell>
          <table:table-cell office:value-type="string">
            <text:p><text:s/>},</text:p>
          </table:table-cell>
          <table:table-cell table:formula="of:=CONCATENATE([.A610];[.B610];[.C610];[.D610];[.E610];[.F610];[.G610];[.H610];[.I610];[.J610];[.K610];[.L610];[.M610])" office:value-type="string" office:string-value="{ id: 610, name: 'East Kilngate Rigg', postcode: 'EH17 8UA', ward_id: 16, lattitude: 55.901359, longitude: -3.1405788 },">
            <text:p>{ id: 610, name: 'East Kilngate Rigg', postcode: 'EH17 8UA', ward_id: 16, lattitude: 55.901359, longitude: -3.14057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11">
            <text:p>611</text:p>
          </table:table-cell>
          <table:table-cell office:value-type="string">
            <text:p>, name: '</text:p>
          </table:table-cell>
          <table:table-cell office:value-type="string">
            <text:p>New Cut Rigg</text:p>
          </table:table-cell>
          <table:table-cell office:value-type="string">
            <text:p>', postcode: '</text:p>
          </table:table-cell>
          <table:table-cell office:value-type="string">
            <text:p>EH6 4QR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8659">
            <text:p>55.9738659</text:p>
          </table:table-cell>
          <table:table-cell office:value-type="string">
            <text:p>, longitude: </text:p>
          </table:table-cell>
          <table:table-cell office:value-type="float" office:value="-3.1943721">
            <text:p>-3.1943721</text:p>
          </table:table-cell>
          <table:table-cell office:value-type="string">
            <text:p><text:s/>},</text:p>
          </table:table-cell>
          <table:table-cell table:formula="of:=CONCATENATE([.A611];[.B611];[.C611];[.D611];[.E611];[.F611];[.G611];[.H611];[.I611];[.J611];[.K611];[.L611];[.M611])" office:value-type="string" office:string-value="{ id: 611, name: 'New Cut Rigg', postcode: 'EH6 4QR', ward_id: 7, lattitude: 55.9738659, longitude: -3.1943721 },">
            <text:p>{ id: 611, name: 'New Cut Rigg', postcode: 'EH6 4QR', ward_id: 7, lattitude: 55.9738659, longitude: -3.19437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12">
            <text:p>612</text:p>
          </table:table-cell>
          <table:table-cell office:value-type="string">
            <text:p>, name: '</text:p>
          </table:table-cell>
          <table:table-cell office:value-type="string">
            <text:p>Pirniefield Bank</text:p>
          </table:table-cell>
          <table:table-cell office:value-type="string">
            <text:p>', postcode: '</text:p>
          </table:table-cell>
          <table:table-cell office:value-type="string">
            <text:p>EH6 7QQ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85152">
            <text:p>55.9685152</text:p>
          </table:table-cell>
          <table:table-cell office:value-type="string">
            <text:p>, longitude: </text:p>
          </table:table-cell>
          <table:table-cell office:value-type="float" office:value="-3.1495712">
            <text:p>-3.1495712</text:p>
          </table:table-cell>
          <table:table-cell office:value-type="string">
            <text:p><text:s/>},</text:p>
          </table:table-cell>
          <table:table-cell table:formula="of:=CONCATENATE([.A612];[.B612];[.C612];[.D612];[.E612];[.F612];[.G612];[.H612];[.I612];[.J612];[.K612];[.L612];[.M612])" office:value-type="string" office:string-value="{ id: 612, name: 'Pirniefield Bank', postcode: 'EH6 7QQ', ward_id: 8, lattitude: 55.9685152, longitude: -3.1495712 },">
            <text:p>{ id: 612, name: 'Pirniefield Bank', postcode: 'EH6 7QQ', ward_id: 8, lattitude: 55.9685152, longitude: -3.14957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13">
            <text:p>613</text:p>
          </table:table-cell>
          <table:table-cell office:value-type="string">
            <text:p>, name: '</text:p>
          </table:table-cell>
          <table:table-cell office:value-type="string">
            <text:p>Craigour Drive</text:p>
          </table:table-cell>
          <table:table-cell office:value-type="string">
            <text:p>', postcode: '</text:p>
          </table:table-cell>
          <table:table-cell office:value-type="string">
            <text:p>EH17 7NU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63877">
            <text:p>55.9163877</text:p>
          </table:table-cell>
          <table:table-cell office:value-type="string">
            <text:p>, longitude: </text:p>
          </table:table-cell>
          <table:table-cell office:value-type="float" office:value="-3.1344788">
            <text:p>-3.1344788</text:p>
          </table:table-cell>
          <table:table-cell office:value-type="string">
            <text:p><text:s/>},</text:p>
          </table:table-cell>
          <table:table-cell table:formula="of:=CONCATENATE([.A613];[.B613];[.C613];[.D613];[.E613];[.F613];[.G613];[.H613];[.I613];[.J613];[.K613];[.L613];[.M613])" office:value-type="string" office:string-value="{ id: 613, name: 'Craigour Drive', postcode: 'EH17 7NU', ward_id: 16, lattitude: 55.9163877, longitude: -3.1344788 },">
            <text:p>{ id: 613, name: 'Craigour Drive', postcode: 'EH17 7NU', ward_id: 16, lattitude: 55.9163877, longitude: -3.13447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14">
            <text:p>614</text:p>
          </table:table-cell>
          <table:table-cell office:value-type="string">
            <text:p>, name: '</text:p>
          </table:table-cell>
          <table:table-cell office:value-type="string">
            <text:p>Baberton Mains Avenue</text:p>
          </table:table-cell>
          <table:table-cell office:value-type="string">
            <text:p>', postcode: '</text:p>
          </table:table-cell>
          <table:table-cell office:value-type="string">
            <text:p>EH14 3EQ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89573">
            <text:p>55.9089573</text:p>
          </table:table-cell>
          <table:table-cell office:value-type="string">
            <text:p>, longitude: </text:p>
          </table:table-cell>
          <table:table-cell office:value-type="float" office:value="-3.2850674">
            <text:p>-3.2850674</text:p>
          </table:table-cell>
          <table:table-cell office:value-type="string">
            <text:p><text:s/>},</text:p>
          </table:table-cell>
          <table:table-cell table:formula="of:=CONCATENATE([.A614];[.B614];[.C614];[.D614];[.E614];[.F614];[.G614];[.H614];[.I614];[.J614];[.K614];[.L614];[.M614])" office:value-type="string" office:string-value="{ id: 614, name: 'Baberton Mains Avenue', postcode: 'EH14 3EQ', ward_id: 10, lattitude: 55.9089573, longitude: -3.2850674 },">
            <text:p>{ id: 614, name: 'Baberton Mains Avenue', postcode: 'EH14 3EQ', ward_id: 10, lattitude: 55.9089573, longitude: -3.285067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15">
            <text:p>615</text:p>
          </table:table-cell>
          <table:table-cell office:value-type="string">
            <text:p>, name: '</text:p>
          </table:table-cell>
          <table:table-cell office:value-type="string">
            <text:p>Balmwell Terrace</text:p>
          </table:table-cell>
          <table:table-cell office:value-type="string">
            <text:p>', postcode: '</text:p>
          </table:table-cell>
          <table:table-cell office:value-type="string">
            <text:p>EH16 6PR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17939">
            <text:p>55.9017939</text:p>
          </table:table-cell>
          <table:table-cell office:value-type="string">
            <text:p>, longitude: </text:p>
          </table:table-cell>
          <table:table-cell office:value-type="float" office:value="-3.1622671">
            <text:p>-3.1622671</text:p>
          </table:table-cell>
          <table:table-cell office:value-type="string">
            <text:p><text:s/>},</text:p>
          </table:table-cell>
          <table:table-cell table:formula="of:=CONCATENATE([.A615];[.B615];[.C615];[.D615];[.E615];[.F615];[.G615];[.H615];[.I615];[.J615];[.K615];[.L615];[.M615])" office:value-type="string" office:string-value="{ id: 615, name: 'Balmwell Terrace', postcode: 'EH16 6PR', ward_id: 16, lattitude: 55.9017939, longitude: -3.1622671 },">
            <text:p>{ id: 615, name: 'Balmwell Terrace', postcode: 'EH16 6PR', ward_id: 16, lattitude: 55.9017939, longitude: -3.162267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16">
            <text:p>616</text:p>
          </table:table-cell>
          <table:table-cell office:value-type="string">
            <text:p>, name: '</text:p>
          </table:table-cell>
          <table:table-cell office:value-type="string">
            <text:p>Marshall Street</text:p>
          </table:table-cell>
          <table:table-cell office:value-type="string">
            <text:p>', postcode: '</text:p>
          </table:table-cell>
          <table:table-cell office:value-type="string">
            <text:p>EH8 9BJ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57401">
            <text:p>55.9457401</text:p>
          </table:table-cell>
          <table:table-cell office:value-type="string">
            <text:p>, longitude: </text:p>
          </table:table-cell>
          <table:table-cell office:value-type="float" office:value="-3.1866497">
            <text:p>-3.1866497</text:p>
          </table:table-cell>
          <table:table-cell office:value-type="string">
            <text:p><text:s/>},</text:p>
          </table:table-cell>
          <table:table-cell table:formula="of:=CONCATENATE([.A616];[.B616];[.C616];[.D616];[.E616];[.F616];[.G616];[.H616];[.I616];[.J616];[.K616];[.L616];[.M616])" office:value-type="string" office:string-value="{ id: 616, name: 'Marshall Street', postcode: 'EH8 9BJ', ward_id: 17, lattitude: 55.9457401, longitude: -3.1866497 },">
            <text:p>{ id: 616, name: 'Marshall Street', postcode: 'EH8 9BJ', ward_id: 17, lattitude: 55.9457401, longitude: -3.18664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17">
            <text:p>617</text:p>
          </table:table-cell>
          <table:table-cell office:value-type="string">
            <text:p>, name: '</text:p>
          </table:table-cell>
          <table:table-cell office:value-type="string">
            <text:p>Bangholm Avenue</text:p>
          </table:table-cell>
          <table:table-cell office:value-type="string">
            <text:p>', postcode: '</text:p>
          </table:table-cell>
          <table:table-cell office:value-type="string">
            <text:p>EH5 3AS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23853">
            <text:p>55.9723853</text:p>
          </table:table-cell>
          <table:table-cell office:value-type="string">
            <text:p>, longitude: </text:p>
          </table:table-cell>
          <table:table-cell office:value-type="float" office:value="-3.2040686">
            <text:p>-3.2040686</text:p>
          </table:table-cell>
          <table:table-cell office:value-type="string">
            <text:p><text:s/>},</text:p>
          </table:table-cell>
          <table:table-cell table:formula="of:=CONCATENATE([.A617];[.B617];[.C617];[.D617];[.E617];[.F617];[.G617];[.H617];[.I617];[.J617];[.K617];[.L617];[.M617])" office:value-type="string" office:string-value="{ id: 617, name: 'Bangholm Avenue', postcode: 'EH5 3AS', ward_id: 7, lattitude: 55.9723853, longitude: -3.2040686 },">
            <text:p>{ id: 617, name: 'Bangholm Avenue', postcode: 'EH5 3AS', ward_id: 7, lattitude: 55.9723853, longitude: -3.204068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18">
            <text:p>618</text:p>
          </table:table-cell>
          <table:table-cell office:value-type="string">
            <text:p>, name: '</text:p>
          </table:table-cell>
          <table:table-cell office:value-type="string">
            <text:p>Rosefield Place</text:p>
          </table:table-cell>
          <table:table-cell office:value-type="string">
            <text:p>', postcode: '</text:p>
          </table:table-cell>
          <table:table-cell office:value-type="string">
            <text:p>EH15 1AZ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225">
            <text:p>55.95225</text:p>
          </table:table-cell>
          <table:table-cell office:value-type="string">
            <text:p>, longitude: </text:p>
          </table:table-cell>
          <table:table-cell office:value-type="float" office:value="-3.1178267">
            <text:p>-3.1178267</text:p>
          </table:table-cell>
          <table:table-cell office:value-type="string">
            <text:p><text:s/>},</text:p>
          </table:table-cell>
          <table:table-cell table:formula="of:=CONCATENATE([.A618];[.B618];[.C618];[.D618];[.E618];[.F618];[.G618];[.H618];[.I618];[.J618];[.K618];[.L618];[.M618])" office:value-type="string" office:string-value="{ id: 618, name: 'Rosefield Place', postcode: 'EH15 1AZ', ward_id: 11, lattitude: 55.95225, longitude: -3.1178267 },">
            <text:p>{ id: 618, name: 'Rosefield Place', postcode: 'EH15 1AZ', ward_id: 11, lattitude: 55.95225, longitude: -3.117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19">
            <text:p>619</text:p>
          </table:table-cell>
          <table:table-cell office:value-type="string">
            <text:p>, name: '</text:p>
          </table:table-cell>
          <table:table-cell office:value-type="string">
            <text:p>Glebe Terrace</text:p>
          </table:table-cell>
          <table:table-cell office:value-type="string">
            <text:p>', postcode: '</text:p>
          </table:table-cell>
          <table:table-cell office:value-type="string">
            <text:p>EH12 7SQ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15219">
            <text:p>55.9415219</text:p>
          </table:table-cell>
          <table:table-cell office:value-type="string">
            <text:p>, longitude: </text:p>
          </table:table-cell>
          <table:table-cell office:value-type="float" office:value="-3.2826877">
            <text:p>-3.2826877</text:p>
          </table:table-cell>
          <table:table-cell office:value-type="string">
            <text:p><text:s/>},</text:p>
          </table:table-cell>
          <table:table-cell table:formula="of:=CONCATENATE([.A619];[.B619];[.C619];[.D619];[.E619];[.F619];[.G619];[.H619];[.I619];[.J619];[.K619];[.L619];[.M619])" office:value-type="string" office:string-value="{ id: 619, name: 'Glebe Terrace', postcode: 'EH12 7SQ', ward_id: 15, lattitude: 55.9415219, longitude: -3.2826877 },">
            <text:p>{ id: 619, name: 'Glebe Terrace', postcode: 'EH12 7SQ', ward_id: 15, lattitude: 55.9415219, longitude: -3.28268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20">
            <text:p>620</text:p>
          </table:table-cell>
          <table:table-cell office:value-type="string">
            <text:p>, name: '</text:p>
          </table:table-cell>
          <table:table-cell office:value-type="string">
            <text:p>Wester Coates Terrace</text:p>
          </table:table-cell>
          <table:table-cell office:value-type="string">
            <text:p>', postcode: '</text:p>
          </table:table-cell>
          <table:table-cell office:value-type="string">
            <text:p>EH12 5LR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64698">
            <text:p>55.9464698</text:p>
          </table:table-cell>
          <table:table-cell office:value-type="string">
            <text:p>, longitude: </text:p>
          </table:table-cell>
          <table:table-cell office:value-type="float" office:value="-3.231858">
            <text:p>-3.231858</text:p>
          </table:table-cell>
          <table:table-cell office:value-type="string">
            <text:p><text:s/>},</text:p>
          </table:table-cell>
          <table:table-cell table:formula="of:=CONCATENATE([.A620];[.B620];[.C620];[.D620];[.E620];[.F620];[.G620];[.H620];[.I620];[.J620];[.K620];[.L620];[.M620])" office:value-type="string" office:string-value="{ id: 620, name: 'Wester Coates Terrace', postcode: 'EH12 5LR', ward_id: 15, lattitude: 55.9464698, longitude: -3.231858 },">
            <text:p>{ id: 620, name: 'Wester Coates Terrace', postcode: 'EH12 5LR', ward_id: 15, lattitude: 55.9464698, longitude: -3.2318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21">
            <text:p>621</text:p>
          </table:table-cell>
          <table:table-cell office:value-type="string">
            <text:p>, name: '</text:p>
          </table:table-cell>
          <table:table-cell office:value-type="string">
            <text:p>Dolphin Avenue</text:p>
          </table:table-cell>
          <table:table-cell office:value-type="string">
            <text:p>', postcode: '</text:p>
          </table:table-cell>
          <table:table-cell office:value-type="string">
            <text:p>EH14 5RL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46974">
            <text:p>55.8946974</text:p>
          </table:table-cell>
          <table:table-cell office:value-type="string">
            <text:p>, longitude: </text:p>
          </table:table-cell>
          <table:table-cell office:value-type="float" office:value="-3.3183886">
            <text:p>-3.3183886</text:p>
          </table:table-cell>
          <table:table-cell office:value-type="string">
            <text:p><text:s/>},</text:p>
          </table:table-cell>
          <table:table-cell table:formula="of:=CONCATENATE([.A621];[.B621];[.C621];[.D621];[.E621];[.F621];[.G621];[.H621];[.I621];[.J621];[.K621];[.L621];[.M621])" office:value-type="string" office:string-value="{ id: 621, name: 'Dolphin Avenue', postcode: 'EH14 5RL', ward_id: 10, lattitude: 55.8946974, longitude: -3.3183886 },">
            <text:p>{ id: 621, name: 'Dolphin Avenue', postcode: 'EH14 5RL', ward_id: 10, lattitude: 55.8946974, longitude: -3.318388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22">
            <text:p>622</text:p>
          </table:table-cell>
          <table:table-cell office:value-type="string">
            <text:p>, name: '</text:p>
          </table:table-cell>
          <table:table-cell office:value-type="string">
            <text:p>Hutchison Crossway</text:p>
          </table:table-cell>
          <table:table-cell office:value-type="string">
            <text:p>', postcode: '</text:p>
          </table:table-cell>
          <table:table-cell office:value-type="string">
            <text:p>EH14 1RQ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17432">
            <text:p>55.9317432</text:p>
          </table:table-cell>
          <table:table-cell office:value-type="string">
            <text:p>, longitude: </text:p>
          </table:table-cell>
          <table:table-cell office:value-type="float" office:value="-3.2428234">
            <text:p>-3.2428234</text:p>
          </table:table-cell>
          <table:table-cell office:value-type="string">
            <text:p><text:s/>},</text:p>
          </table:table-cell>
          <table:table-cell table:formula="of:=CONCATENATE([.A622];[.B622];[.C622];[.D622];[.E622];[.F622];[.G622];[.H622];[.I622];[.J622];[.K622];[.L622];[.M622])" office:value-type="string" office:string-value="{ id: 622, name: 'Hutchison Crossway', postcode: 'EH14 1RQ', ward_id: 2, lattitude: 55.9317432, longitude: -3.2428234 },">
            <text:p>{ id: 622, name: 'Hutchison Crossway', postcode: 'EH14 1RQ', ward_id: 2, lattitude: 55.9317432, longitude: -3.24282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23">
            <text:p>623</text:p>
          </table:table-cell>
          <table:table-cell office:value-type="string">
            <text:p>, name: '</text:p>
          </table:table-cell>
          <table:table-cell office:value-type="string">
            <text:p>Milton Street</text:p>
          </table:table-cell>
          <table:table-cell office:value-type="string">
            <text:p>', postcode: '</text:p>
          </table:table-cell>
          <table:table-cell office:value-type="string">
            <text:p>EH8 8HA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46777">
            <text:p>55.9546777</text:p>
          </table:table-cell>
          <table:table-cell office:value-type="string">
            <text:p>, longitude: </text:p>
          </table:table-cell>
          <table:table-cell office:value-type="float" office:value="-3.1682192">
            <text:p>-3.1682192</text:p>
          </table:table-cell>
          <table:table-cell office:value-type="string">
            <text:p><text:s/>},</text:p>
          </table:table-cell>
          <table:table-cell table:formula="of:=CONCATENATE([.A623];[.B623];[.C623];[.D623];[.E623];[.F623];[.G623];[.H623];[.I623];[.J623];[.K623];[.L623];[.M623])" office:value-type="string" office:string-value="{ id: 623, name: 'Milton Street', postcode: 'EH8 8HA', ward_id: 6, lattitude: 55.9546777, longitude: -3.1682192 },">
            <text:p>{ id: 623, name: 'Milton Street', postcode: 'EH8 8HA', ward_id: 6, lattitude: 55.9546777, longitude: -3.168219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24">
            <text:p>624</text:p>
          </table:table-cell>
          <table:table-cell office:value-type="string">
            <text:p>, name: '</text:p>
          </table:table-cell>
          <table:table-cell office:value-type="string">
            <text:p>Merchiston Place</text:p>
          </table:table-cell>
          <table:table-cell office:value-type="string">
            <text:p>', postcode: '</text:p>
          </table:table-cell>
          <table:table-cell office:value-type="string">
            <text:p>EH10 4NR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54321">
            <text:p>55.9354321</text:p>
          </table:table-cell>
          <table:table-cell office:value-type="string">
            <text:p>, longitude: </text:p>
          </table:table-cell>
          <table:table-cell office:value-type="float" office:value="-3.211245">
            <text:p>-3.211245</text:p>
          </table:table-cell>
          <table:table-cell office:value-type="string">
            <text:p><text:s/>},</text:p>
          </table:table-cell>
          <table:table-cell table:formula="of:=CONCATENATE([.A624];[.B624];[.C624];[.D624];[.E624];[.F624];[.G624];[.H624];[.I624];[.J624];[.K624];[.L624];[.M624])" office:value-type="string" office:string-value="{ id: 624, name: 'Merchiston Place', postcode: 'EH10 4NR', ward_id: 3, lattitude: 55.9354321, longitude: -3.211245 },">
            <text:p>{ id: 624, name: 'Merchiston Place', postcode: 'EH10 4NR', ward_id: 3, lattitude: 55.9354321, longitude: -3.2112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25">
            <text:p>625</text:p>
          </table:table-cell>
          <table:table-cell office:value-type="string">
            <text:p>, name: '</text:p>
          </table:table-cell>
          <table:table-cell office:value-type="string">
            <text:p>Arrol Place</text:p>
          </table:table-cell>
          <table:table-cell office:value-type="string">
            <text:p>', postcode: '</text:p>
          </table:table-cell>
          <table:table-cell office:value-type="string">
            <text:p>EH30 9QB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57679">
            <text:p>55.9857679</text:p>
          </table:table-cell>
          <table:table-cell office:value-type="string">
            <text:p>, longitude: </text:p>
          </table:table-cell>
          <table:table-cell office:value-type="float" office:value="-3.3897962">
            <text:p>-3.3897962</text:p>
          </table:table-cell>
          <table:table-cell office:value-type="string">
            <text:p><text:s/>},</text:p>
          </table:table-cell>
          <table:table-cell table:formula="of:=CONCATENATE([.A625];[.B625];[.C625];[.D625];[.E625];[.F625];[.G625];[.H625];[.I625];[.J625];[.K625];[.L625];[.M625])" office:value-type="string" office:string-value="{ id: 625, name: 'Arrol Place', postcode: 'EH30 9QB', ward_id: 14, lattitude: 55.9857679, longitude: -3.3897962 },">
            <text:p>{ id: 625, name: 'Arrol Place', postcode: 'EH30 9QB', ward_id: 14, lattitude: 55.9857679, longitude: -3.389796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26">
            <text:p>626</text:p>
          </table:table-cell>
          <table:table-cell office:value-type="string">
            <text:p>, name: '</text:p>
          </table:table-cell>
          <table:table-cell office:value-type="string">
            <text:p>Hawkhead Grove</text:p>
          </table:table-cell>
          <table:table-cell office:value-type="string">
            <text:p>', postcode: '</text:p>
          </table:table-cell>
          <table:table-cell office:value-type="string">
            <text:p>EH16 6LS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32421">
            <text:p>55.9132421</text:p>
          </table:table-cell>
          <table:table-cell office:value-type="string">
            <text:p>, longitude: </text:p>
          </table:table-cell>
          <table:table-cell office:value-type="float" office:value="-3.1670251">
            <text:p>-3.1670251</text:p>
          </table:table-cell>
          <table:table-cell office:value-type="string">
            <text:p><text:s/>},</text:p>
          </table:table-cell>
          <table:table-cell table:formula="of:=CONCATENATE([.A626];[.B626];[.C626];[.D626];[.E626];[.F626];[.G626];[.H626];[.I626];[.J626];[.K626];[.L626];[.M626])" office:value-type="string" office:string-value="{ id: 626, name: 'Hawkhead Grove', postcode: 'EH16 6LS', ward_id: 16, lattitude: 55.9132421, longitude: -3.1670251 },">
            <text:p>{ id: 626, name: 'Hawkhead Grove', postcode: 'EH16 6LS', ward_id: 16, lattitude: 55.9132421, longitude: -3.167025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27">
            <text:p>627</text:p>
          </table:table-cell>
          <table:table-cell office:value-type="string">
            <text:p>, name: '</text:p>
          </table:table-cell>
          <table:table-cell office:value-type="string">
            <text:p>Paisley Grove</text:p>
          </table:table-cell>
          <table:table-cell office:value-type="string">
            <text:p>', postcode: '</text:p>
          </table:table-cell>
          <table:table-cell office:value-type="string">
            <text:p>EH8 7LF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89958">
            <text:p>55.9489958</text:p>
          </table:table-cell>
          <table:table-cell office:value-type="string">
            <text:p>, longitude: </text:p>
          </table:table-cell>
          <table:table-cell office:value-type="float" office:value="-3.1428368">
            <text:p>-3.1428368</text:p>
          </table:table-cell>
          <table:table-cell office:value-type="string">
            <text:p><text:s/>},</text:p>
          </table:table-cell>
          <table:table-cell table:formula="of:=CONCATENATE([.A627];[.B627];[.C627];[.D627];[.E627];[.F627];[.G627];[.H627];[.I627];[.J627];[.K627];[.L627];[.M627])" office:value-type="string" office:string-value="{ id: 627, name: 'Paisley Grove', postcode: 'EH8 7LF', ward_id: 1, lattitude: 55.9489958, longitude: -3.1428368 },">
            <text:p>{ id: 627, name: 'Paisley Grove', postcode: 'EH8 7LF', ward_id: 1, lattitude: 55.9489958, longitude: -3.14283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28">
            <text:p>628</text:p>
          </table:table-cell>
          <table:table-cell office:value-type="string">
            <text:p>, name: '</text:p>
          </table:table-cell>
          <table:table-cell office:value-type="string">
            <text:p>Granton Terrace</text:p>
          </table:table-cell>
          <table:table-cell office:value-type="string">
            <text:p>', postcode: '</text:p>
          </table:table-cell>
          <table:table-cell office:value-type="string">
            <text:p>EH5 1BG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88293">
            <text:p>55.9788293</text:p>
          </table:table-cell>
          <table:table-cell office:value-type="string">
            <text:p>, longitude: </text:p>
          </table:table-cell>
          <table:table-cell office:value-type="float" office:value="-3.2219815">
            <text:p>-3.2219815</text:p>
          </table:table-cell>
          <table:table-cell office:value-type="string">
            <text:p><text:s/>},</text:p>
          </table:table-cell>
          <table:table-cell table:formula="of:=CONCATENATE([.A628];[.B628];[.C628];[.D628];[.E628];[.F628];[.G628];[.H628];[.I628];[.J628];[.K628];[.L628];[.M628])" office:value-type="string" office:string-value="{ id: 628, name: 'Granton Terrace', postcode: 'EH5 1BG', ward_id: 7, lattitude: 55.9788293, longitude: -3.2219815 },">
            <text:p>{ id: 628, name: 'Granton Terrace', postcode: 'EH5 1BG', ward_id: 7, lattitude: 55.9788293, longitude: -3.22198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29">
            <text:p>629</text:p>
          </table:table-cell>
          <table:table-cell office:value-type="string">
            <text:p>, name: '</text:p>
          </table:table-cell>
          <table:table-cell office:value-type="string">
            <text:p>Trotters Haugh</text:p>
          </table:table-cell>
          <table:table-cell office:value-type="string">
            <text:p>', postcode: '</text:p>
          </table:table-cell>
          <table:table-cell office:value-type="string">
            <text:p>EH9 2GZ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73916">
            <text:p>55.9273916</text:p>
          </table:table-cell>
          <table:table-cell office:value-type="string">
            <text:p>, longitude: </text:p>
          </table:table-cell>
          <table:table-cell office:value-type="float" office:value="-3.1908405">
            <text:p>-3.1908405</text:p>
          </table:table-cell>
          <table:table-cell office:value-type="string">
            <text:p><text:s/>},</text:p>
          </table:table-cell>
          <table:table-cell table:formula="of:=CONCATENATE([.A629];[.B629];[.C629];[.D629];[.E629];[.F629];[.G629];[.H629];[.I629];[.J629];[.K629];[.L629];[.M629])" office:value-type="string" office:string-value="{ id: 629, name: 'Trotters Haugh', postcode: 'EH9 2GZ', ward_id: 17, lattitude: 55.9273916, longitude: -3.1908405 },">
            <text:p>{ id: 629, name: 'Trotters Haugh', postcode: 'EH9 2GZ', ward_id: 17, lattitude: 55.9273916, longitude: -3.19084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30">
            <text:p>630</text:p>
          </table:table-cell>
          <table:table-cell office:value-type="string">
            <text:p>, name: '</text:p>
          </table:table-cell>
          <table:table-cell office:value-type="string">
            <text:p>Torphichen Place</text:p>
          </table:table-cell>
          <table:table-cell office:value-type="string">
            <text:p>', postcode: '</text:p>
          </table:table-cell>
          <table:table-cell office:value-type="string">
            <text:p>EH3 8DU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65555">
            <text:p>55.9465555</text:p>
          </table:table-cell>
          <table:table-cell office:value-type="string">
            <text:p>, longitude: </text:p>
          </table:table-cell>
          <table:table-cell office:value-type="float" office:value="-3.2142727">
            <text:p>-3.2142727</text:p>
          </table:table-cell>
          <table:table-cell office:value-type="string">
            <text:p><text:s/>},</text:p>
          </table:table-cell>
          <table:table-cell table:formula="of:=CONCATENATE([.A630];[.B630];[.C630];[.D630];[.E630];[.F630];[.G630];[.H630];[.I630];[.J630];[.K630];[.L630];[.M630])" office:value-type="string" office:string-value="{ id: 630, name: 'Torphichen Place', postcode: 'EH3 8DU', ward_id: 6, lattitude: 55.9465555, longitude: -3.2142727 },">
            <text:p>{ id: 630, name: 'Torphichen Place', postcode: 'EH3 8DU', ward_id: 6, lattitude: 55.9465555, longitude: -3.21427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31">
            <text:p>631</text:p>
          </table:table-cell>
          <table:table-cell office:value-type="string">
            <text:p>, name: '</text:p>
          </table:table-cell>
          <table:table-cell office:value-type="string">
            <text:p>Moredunvale Loan</text:p>
          </table:table-cell>
          <table:table-cell office:value-type="string">
            <text:p>', postcode: '</text:p>
          </table:table-cell>
          <table:table-cell office:value-type="string">
            <text:p>EH17 7RJ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61762">
            <text:p>55.9161762</text:p>
          </table:table-cell>
          <table:table-cell office:value-type="string">
            <text:p>, longitude: </text:p>
          </table:table-cell>
          <table:table-cell office:value-type="float" office:value="-3.1422304">
            <text:p>-3.1422304</text:p>
          </table:table-cell>
          <table:table-cell office:value-type="string">
            <text:p><text:s/>},</text:p>
          </table:table-cell>
          <table:table-cell table:formula="of:=CONCATENATE([.A631];[.B631];[.C631];[.D631];[.E631];[.F631];[.G631];[.H631];[.I631];[.J631];[.K631];[.L631];[.M631])" office:value-type="string" office:string-value="{ id: 631, name: 'Moredunvale Loan', postcode: 'EH17 7RJ', ward_id: 16, lattitude: 55.9161762, longitude: -3.1422304 },">
            <text:p>{ id: 631, name: 'Moredunvale Loan', postcode: 'EH17 7RJ', ward_id: 16, lattitude: 55.9161762, longitude: -3.14223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32">
            <text:p>632</text:p>
          </table:table-cell>
          <table:table-cell office:value-type="string">
            <text:p>, name: '</text:p>
          </table:table-cell>
          <table:table-cell office:value-type="string">
            <text:p>Annandale Street</text:p>
          </table:table-cell>
          <table:table-cell office:value-type="string">
            <text:p>', postcode: '</text:p>
          </table:table-cell>
          <table:table-cell office:value-type="string">
            <text:p>EH7 4AZ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10211">
            <text:p>55.9610211</text:p>
          </table:table-cell>
          <table:table-cell office:value-type="string">
            <text:p>, longitude: </text:p>
          </table:table-cell>
          <table:table-cell office:value-type="float" office:value="-3.1856883">
            <text:p>-3.1856883</text:p>
          </table:table-cell>
          <table:table-cell office:value-type="string">
            <text:p><text:s/>},</text:p>
          </table:table-cell>
          <table:table-cell table:formula="of:=CONCATENATE([.A632];[.B632];[.C632];[.D632];[.E632];[.F632];[.G632];[.H632];[.I632];[.J632];[.K632];[.L632];[.M632])" office:value-type="string" office:string-value="{ id: 632, name: 'Annandale Street', postcode: 'EH7 4AZ', ward_id: 12, lattitude: 55.9610211, longitude: -3.1856883 },">
            <text:p>{ id: 632, name: 'Annandale Street', postcode: 'EH7 4AZ', ward_id: 12, lattitude: 55.9610211, longitude: -3.18568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33">
            <text:p>633</text:p>
          </table:table-cell>
          <table:table-cell office:value-type="string">
            <text:p>, name: '</text:p>
          </table:table-cell>
          <table:table-cell office:value-type="string">
            <text:p>Silverknowes Green</text:p>
          </table:table-cell>
          <table:table-cell office:value-type="string">
            <text:p>', postcode: '</text:p>
          </table:table-cell>
          <table:table-cell office:value-type="string">
            <text:p>EH4 5PL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78442">
            <text:p>55.9678442</text:p>
          </table:table-cell>
          <table:table-cell office:value-type="string">
            <text:p>, longitude: </text:p>
          </table:table-cell>
          <table:table-cell office:value-type="float" office:value="-3.2649652">
            <text:p>-3.2649652</text:p>
          </table:table-cell>
          <table:table-cell office:value-type="string">
            <text:p><text:s/>},</text:p>
          </table:table-cell>
          <table:table-cell table:formula="of:=CONCATENATE([.A633];[.B633];[.C633];[.D633];[.E633];[.F633];[.G633];[.H633];[.I633];[.J633];[.K633];[.L633];[.M633])" office:value-type="string" office:string-value="{ id: 633, name: 'Silverknowes Green', postcode: 'EH4 5PL', ward_id: 14, lattitude: 55.9678442, longitude: -3.2649652 },">
            <text:p>{ id: 633, name: 'Silverknowes Green', postcode: 'EH4 5PL', ward_id: 14, lattitude: 55.9678442, longitude: -3.26496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34">
            <text:p>634</text:p>
          </table:table-cell>
          <table:table-cell office:value-type="string">
            <text:p>, name: '</text:p>
          </table:table-cell>
          <table:table-cell office:value-type="string">
            <text:p>Harlaw Road</text:p>
          </table:table-cell>
          <table:table-cell office:value-type="string">
            <text:p>', postcode: '</text:p>
          </table:table-cell>
          <table:table-cell office:value-type="string">
            <text:p>EH14 7AS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803668">
            <text:p>55.8803668</text:p>
          </table:table-cell>
          <table:table-cell office:value-type="string">
            <text:p>, longitude: </text:p>
          </table:table-cell>
          <table:table-cell office:value-type="float" office:value="-3.3099485">
            <text:p>-3.3099485</text:p>
          </table:table-cell>
          <table:table-cell office:value-type="string">
            <text:p><text:s/>},</text:p>
          </table:table-cell>
          <table:table-cell table:formula="of:=CONCATENATE([.A634];[.B634];[.C634];[.D634];[.E634];[.F634];[.G634];[.H634];[.I634];[.J634];[.K634];[.L634];[.M634])" office:value-type="string" office:string-value="{ id: 634, name: 'Harlaw Road', postcode: 'EH14 7AS', ward_id: 10, lattitude: 55.8803668, longitude: -3.3099485 },">
            <text:p>{ id: 634, name: 'Harlaw Road', postcode: 'EH14 7AS', ward_id: 10, lattitude: 55.8803668, longitude: -3.30994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35">
            <text:p>635</text:p>
          </table:table-cell>
          <table:table-cell office:value-type="string">
            <text:p>, name: '</text:p>
          </table:table-cell>
          <table:table-cell office:value-type="string">
            <text:p>West Silvermills Lane</text:p>
          </table:table-cell>
          <table:table-cell office:value-type="string">
            <text:p>', postcode: '</text:p>
          </table:table-cell>
          <table:table-cell office:value-type="string">
            <text:p>EH3 5BD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91812">
            <text:p>55.9591812</text:p>
          </table:table-cell>
          <table:table-cell office:value-type="string">
            <text:p>, longitude: </text:p>
          </table:table-cell>
          <table:table-cell office:value-type="float" office:value="-3.204813">
            <text:p>-3.204813</text:p>
          </table:table-cell>
          <table:table-cell office:value-type="string">
            <text:p><text:s/>},</text:p>
          </table:table-cell>
          <table:table-cell table:formula="of:=CONCATENATE([.A635];[.B635];[.C635];[.D635];[.E635];[.F635];[.G635];[.H635];[.I635];[.J635];[.K635];[.L635];[.M635])" office:value-type="string" office:string-value="{ id: 635, name: 'West Silvermills Lane', postcode: 'EH3 5BD', ward_id: 4, lattitude: 55.9591812, longitude: -3.204813 },">
            <text:p>{ id: 635, name: 'West Silvermills Lane', postcode: 'EH3 5BD', ward_id: 4, lattitude: 55.9591812, longitude: -3.20481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36">
            <text:p>636</text:p>
          </table:table-cell>
          <table:table-cell office:value-type="string">
            <text:p>, name: '</text:p>
          </table:table-cell>
          <table:table-cell office:value-type="string">
            <text:p>Magdalene Drive</text:p>
          </table:table-cell>
          <table:table-cell office:value-type="string">
            <text:p>', postcode: '</text:p>
          </table:table-cell>
          <table:table-cell office:value-type="string">
            <text:p>EH15 3DL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21699">
            <text:p>55.9421699</text:p>
          </table:table-cell>
          <table:table-cell office:value-type="string">
            <text:p>, longitude: </text:p>
          </table:table-cell>
          <table:table-cell office:value-type="float" office:value="-3.1099032">
            <text:p>-3.1099032</text:p>
          </table:table-cell>
          <table:table-cell office:value-type="string">
            <text:p><text:s/>},</text:p>
          </table:table-cell>
          <table:table-cell table:formula="of:=CONCATENATE([.A636];[.B636];[.C636];[.D636];[.E636];[.F636];[.G636];[.H636];[.I636];[.J636];[.K636];[.L636];[.M636])" office:value-type="string" office:string-value="{ id: 636, name: 'Magdalene Drive', postcode: 'EH15 3DL', ward_id: 11, lattitude: 55.9421699, longitude: -3.1099032 },">
            <text:p>{ id: 636, name: 'Magdalene Drive', postcode: 'EH15 3DL', ward_id: 11, lattitude: 55.9421699, longitude: -3.109903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37">
            <text:p>637</text:p>
          </table:table-cell>
          <table:table-cell office:value-type="string">
            <text:p>, name: '</text:p>
          </table:table-cell>
          <table:table-cell office:value-type="string">
            <text:p>Colinton Mains Grove</text:p>
          </table:table-cell>
          <table:table-cell office:value-type="string">
            <text:p>', postcode: '</text:p>
          </table:table-cell>
          <table:table-cell office:value-type="string">
            <text:p>EH13 9DF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83782">
            <text:p>55.9083782</text:p>
          </table:table-cell>
          <table:table-cell office:value-type="string">
            <text:p>, longitude: </text:p>
          </table:table-cell>
          <table:table-cell office:value-type="float" office:value="-3.2312222">
            <text:p>-3.2312222</text:p>
          </table:table-cell>
          <table:table-cell office:value-type="string">
            <text:p><text:s/>},</text:p>
          </table:table-cell>
          <table:table-cell table:formula="of:=CONCATENATE([.A637];[.B637];[.C637];[.D637];[.E637];[.F637];[.G637];[.H637];[.I637];[.J637];[.K637];[.L637];[.M637])" office:value-type="string" office:string-value="{ id: 637, name: 'Colinton Mains Grove', postcode: 'EH13 9DF', ward_id: 5, lattitude: 55.9083782, longitude: -3.2312222 },">
            <text:p>{ id: 637, name: 'Colinton Mains Grove', postcode: 'EH13 9DF', ward_id: 5, lattitude: 55.9083782, longitude: -3.231222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38">
            <text:p>638</text:p>
          </table:table-cell>
          <table:table-cell office:value-type="string">
            <text:p>, name: '</text:p>
          </table:table-cell>
          <table:table-cell office:value-type="string">
            <text:p>Piershill Square East</text:p>
          </table:table-cell>
          <table:table-cell office:value-type="string">
            <text:p>', postcode: '</text:p>
          </table:table-cell>
          <table:table-cell office:value-type="string">
            <text:p>EH8 7BG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55795">
            <text:p>55.9555795</text:p>
          </table:table-cell>
          <table:table-cell office:value-type="string">
            <text:p>, longitude: </text:p>
          </table:table-cell>
          <table:table-cell office:value-type="float" office:value="-3.1453272">
            <text:p>-3.1453272</text:p>
          </table:table-cell>
          <table:table-cell office:value-type="string">
            <text:p><text:s/>},</text:p>
          </table:table-cell>
          <table:table-cell table:formula="of:=CONCATENATE([.A638];[.B638];[.C638];[.D638];[.E638];[.F638];[.G638];[.H638];[.I638];[.J638];[.K638];[.L638];[.M638])" office:value-type="string" office:string-value="{ id: 638, name: 'Piershill Square East', postcode: 'EH8 7BG', ward_id: 1, lattitude: 55.9555795, longitude: -3.1453272 },">
            <text:p>{ id: 638, name: 'Piershill Square East', postcode: 'EH8 7BG', ward_id: 1, lattitude: 55.9555795, longitude: -3.145327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39">
            <text:p>639</text:p>
          </table:table-cell>
          <table:table-cell office:value-type="string">
            <text:p>, name: '</text:p>
          </table:table-cell>
          <table:table-cell office:value-type="string">
            <text:p>Bedford Court</text:p>
          </table:table-cell>
          <table:table-cell office:value-type="string">
            <text:p>', postcode: '</text:p>
          </table:table-cell>
          <table:table-cell office:value-type="string">
            <text:p>EH4 1JX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827">
            <text:p>55.957827</text:p>
          </table:table-cell>
          <table:table-cell office:value-type="string">
            <text:p>, longitude: </text:p>
          </table:table-cell>
          <table:table-cell office:value-type="float" office:value="-3.2136141">
            <text:p>-3.2136141</text:p>
          </table:table-cell>
          <table:table-cell office:value-type="string">
            <text:p><text:s/>},</text:p>
          </table:table-cell>
          <table:table-cell table:formula="of:=CONCATENATE([.A639];[.B639];[.C639];[.D639];[.E639];[.F639];[.G639];[.H639];[.I639];[.J639];[.K639];[.L639];[.M639])" office:value-type="string" office:string-value="{ id: 639, name: 'Bedford Court', postcode: 'EH4 1JX', ward_id: 4, lattitude: 55.957827, longitude: -3.2136141 },">
            <text:p>{ id: 639, name: 'Bedford Court', postcode: 'EH4 1JX', ward_id: 4, lattitude: 55.957827, longitude: -3.21361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40">
            <text:p>640</text:p>
          </table:table-cell>
          <table:table-cell office:value-type="string">
            <text:p>, name: '</text:p>
          </table:table-cell>
          <table:table-cell office:value-type="string">
            <text:p>Stair Park</text:p>
          </table:table-cell>
          <table:table-cell office:value-type="string">
            <text:p>', postcode: '</text:p>
          </table:table-cell>
          <table:table-cell office:value-type="string">
            <text:p>EH12 6HL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60146">
            <text:p>55.9460146</text:p>
          </table:table-cell>
          <table:table-cell office:value-type="string">
            <text:p>, longitude: </text:p>
          </table:table-cell>
          <table:table-cell office:value-type="float" office:value="-3.2432452">
            <text:p>-3.2432452</text:p>
          </table:table-cell>
          <table:table-cell office:value-type="string">
            <text:p><text:s/>},</text:p>
          </table:table-cell>
          <table:table-cell table:formula="of:=CONCATENATE([.A640];[.B640];[.C640];[.D640];[.E640];[.F640];[.G640];[.H640];[.I640];[.J640];[.K640];[.L640];[.M640])" office:value-type="string" office:string-value="{ id: 640, name: 'Stair Park', postcode: 'EH12 6HL', ward_id: 15, lattitude: 55.9460146, longitude: -3.2432452 },">
            <text:p>{ id: 640, name: 'Stair Park', postcode: 'EH12 6HL', ward_id: 15, lattitude: 55.9460146, longitude: -3.24324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41">
            <text:p>641</text:p>
          </table:table-cell>
          <table:table-cell office:value-type="string">
            <text:p>, name: '</text:p>
          </table:table-cell>
          <table:table-cell office:value-type="string">
            <text:p>Tytler Court</text:p>
          </table:table-cell>
          <table:table-cell office:value-type="string">
            <text:p>', postcode: '</text:p>
          </table:table-cell>
          <table:table-cell office:value-type="string">
            <text:p>EH8 8HJ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52821">
            <text:p>55.9552821</text:p>
          </table:table-cell>
          <table:table-cell office:value-type="string">
            <text:p>, longitude: </text:p>
          </table:table-cell>
          <table:table-cell office:value-type="float" office:value="-3.1682214">
            <text:p>-3.1682214</text:p>
          </table:table-cell>
          <table:table-cell office:value-type="string">
            <text:p><text:s/>},</text:p>
          </table:table-cell>
          <table:table-cell table:formula="of:=CONCATENATE([.A641];[.B641];[.C641];[.D641];[.E641];[.F641];[.G641];[.H641];[.I641];[.J641];[.K641];[.L641];[.M641])" office:value-type="string" office:string-value="{ id: 641, name: 'Tytler Court', postcode: 'EH8 8HJ', ward_id: 6, lattitude: 55.9552821, longitude: -3.1682214 },">
            <text:p>{ id: 641, name: 'Tytler Court', postcode: 'EH8 8HJ', ward_id: 6, lattitude: 55.9552821, longitude: -3.16822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42">
            <text:p>642</text:p>
          </table:table-cell>
          <table:table-cell office:value-type="string">
            <text:p>, name: '</text:p>
          </table:table-cell>
          <table:table-cell office:value-type="string">
            <text:p>Livingstone Place</text:p>
          </table:table-cell>
          <table:table-cell office:value-type="string">
            <text:p>', postcode: '</text:p>
          </table:table-cell>
          <table:table-cell office:value-type="string">
            <text:p>EH9 1PD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87142">
            <text:p>55.9387142</text:p>
          </table:table-cell>
          <table:table-cell office:value-type="string">
            <text:p>, longitude: </text:p>
          </table:table-cell>
          <table:table-cell office:value-type="float" office:value="-3.1867524">
            <text:p>-3.1867524</text:p>
          </table:table-cell>
          <table:table-cell office:value-type="string">
            <text:p><text:s/>},</text:p>
          </table:table-cell>
          <table:table-cell table:formula="of:=CONCATENATE([.A642];[.B642];[.C642];[.D642];[.E642];[.F642];[.G642];[.H642];[.I642];[.J642];[.K642];[.L642];[.M642])" office:value-type="string" office:string-value="{ id: 642, name: 'Livingstone Place', postcode: 'EH9 1PD', ward_id: 17, lattitude: 55.9387142, longitude: -3.1867524 },">
            <text:p>{ id: 642, name: 'Livingstone Place', postcode: 'EH9 1PD', ward_id: 17, lattitude: 55.9387142, longitude: -3.18675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43">
            <text:p>643</text:p>
          </table:table-cell>
          <table:table-cell office:value-type="string">
            <text:p>, name: '</text:p>
          </table:table-cell>
          <table:table-cell office:value-type="string">
            <text:p>Baberton Mains Lea</text:p>
          </table:table-cell>
          <table:table-cell office:value-type="string">
            <text:p>', postcode: '</text:p>
          </table:table-cell>
          <table:table-cell office:value-type="string">
            <text:p>EH14 3HB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116579">
            <text:p>55.9116579</text:p>
          </table:table-cell>
          <table:table-cell office:value-type="string">
            <text:p>, longitude: </text:p>
          </table:table-cell>
          <table:table-cell office:value-type="float" office:value="-3.292155">
            <text:p>-3.292155</text:p>
          </table:table-cell>
          <table:table-cell office:value-type="string">
            <text:p><text:s/>},</text:p>
          </table:table-cell>
          <table:table-cell table:formula="of:=CONCATENATE([.A643];[.B643];[.C643];[.D643];[.E643];[.F643];[.G643];[.H643];[.I643];[.J643];[.K643];[.L643];[.M643])" office:value-type="string" office:string-value="{ id: 643, name: 'Baberton Mains Lea', postcode: 'EH14 3HB', ward_id: 10, lattitude: 55.9116579, longitude: -3.292155 },">
            <text:p>{ id: 643, name: 'Baberton Mains Lea', postcode: 'EH14 3HB', ward_id: 10, lattitude: 55.9116579, longitude: -3.2921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44">
            <text:p>644</text:p>
          </table:table-cell>
          <table:table-cell office:value-type="string">
            <text:p>, name: '</text:p>
          </table:table-cell>
          <table:table-cell office:value-type="string">
            <text:p>Ravelrig Road</text:p>
          </table:table-cell>
          <table:table-cell office:value-type="string">
            <text:p>', postcode: '</text:p>
          </table:table-cell>
          <table:table-cell office:value-type="string">
            <text:p>EH14 7DG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4145">
            <text:p>55.894145</text:p>
          </table:table-cell>
          <table:table-cell office:value-type="string">
            <text:p>, longitude: </text:p>
          </table:table-cell>
          <table:table-cell office:value-type="float" office:value="-3.3482603">
            <text:p>-3.3482603</text:p>
          </table:table-cell>
          <table:table-cell office:value-type="string">
            <text:p><text:s/>},</text:p>
          </table:table-cell>
          <table:table-cell table:formula="of:=CONCATENATE([.A644];[.B644];[.C644];[.D644];[.E644];[.F644];[.G644];[.H644];[.I644];[.J644];[.K644];[.L644];[.M644])" office:value-type="string" office:string-value="{ id: 644, name: 'Ravelrig Road', postcode: 'EH14 7DG', ward_id: 10, lattitude: 55.894145, longitude: -3.3482603 },">
            <text:p>{ id: 644, name: 'Ravelrig Road', postcode: 'EH14 7DG', ward_id: 10, lattitude: 55.894145, longitude: -3.348260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45">
            <text:p>645</text:p>
          </table:table-cell>
          <table:table-cell office:value-type="string">
            <text:p>, name: '</text:p>
          </table:table-cell>
          <table:table-cell office:value-type="string">
            <text:p>Calderview</text:p>
          </table:table-cell>
          <table:table-cell office:value-type="string">
            <text:p>', postcode: '</text:p>
          </table:table-cell>
          <table:table-cell office:value-type="string">
            <text:p>EH11 4HX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07402">
            <text:p>55.9207402</text:p>
          </table:table-cell>
          <table:table-cell office:value-type="string">
            <text:p>, longitude: </text:p>
          </table:table-cell>
          <table:table-cell office:value-type="float" office:value="-3.2985187">
            <text:p>-3.2985187</text:p>
          </table:table-cell>
          <table:table-cell office:value-type="string">
            <text:p><text:s/>},</text:p>
          </table:table-cell>
          <table:table-cell table:formula="of:=CONCATENATE([.A645];[.B645];[.C645];[.D645];[.E645];[.F645];[.G645];[.H645];[.I645];[.J645];[.K645];[.L645];[.M645])" office:value-type="string" office:string-value="{ id: 645, name: 'Calderview', postcode: 'EH11 4HX', ward_id: 13, lattitude: 55.9207402, longitude: -3.2985187 },">
            <text:p>{ id: 645, name: 'Calderview', postcode: 'EH11 4HX', ward_id: 13, lattitude: 55.9207402, longitude: -3.29851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46">
            <text:p>646</text:p>
          </table:table-cell>
          <table:table-cell office:value-type="string">
            <text:p>, name: '</text:p>
          </table:table-cell>
          <table:table-cell office:value-type="string">
            <text:p>Agnew Terrace </text:p>
          </table:table-cell>
          <table:table-cell office:value-type="string">
            <text:p>', postcode: '</text:p>
          </table:table-cell>
          <table:table-cell office:value-type="string">
            <text:p>EH6 4QU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30761">
            <text:p>55.9730761</text:p>
          </table:table-cell>
          <table:table-cell office:value-type="string">
            <text:p>, longitude: </text:p>
          </table:table-cell>
          <table:table-cell office:value-type="float" office:value="-3.1922331">
            <text:p>-3.1922331</text:p>
          </table:table-cell>
          <table:table-cell office:value-type="string">
            <text:p><text:s/>},</text:p>
          </table:table-cell>
          <table:table-cell table:formula="of:=CONCATENATE([.A646];[.B646];[.C646];[.D646];[.E646];[.F646];[.G646];[.H646];[.I646];[.J646];[.K646];[.L646];[.M646])" office:value-type="string" office:string-value="{ id: 646, name: 'Agnew Terrace ', postcode: 'EH6 4QU', ward_id: 12, lattitude: 55.9730761, longitude: -3.1922331 },">
            <text:p>{ id: 646, name: 'Agnew Terrace ', postcode: 'EH6 4QU', ward_id: 12, lattitude: 55.9730761, longitude: -3.19223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47">
            <text:p>647</text:p>
          </table:table-cell>
          <table:table-cell office:value-type="string">
            <text:p>, name: '</text:p>
          </table:table-cell>
          <table:table-cell office:value-type="string">
            <text:p>Stenhouse Cottages</text:p>
          </table:table-cell>
          <table:table-cell office:value-type="string">
            <text:p>', postcode: '</text:p>
          </table:table-cell>
          <table:table-cell office:value-type="string">
            <text:p>EH11 3JQ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01663">
            <text:p>55.9301663</text:p>
          </table:table-cell>
          <table:table-cell office:value-type="string">
            <text:p>, longitude: </text:p>
          </table:table-cell>
          <table:table-cell office:value-type="float" office:value="-3.2589554">
            <text:p>-3.2589554</text:p>
          </table:table-cell>
          <table:table-cell office:value-type="string">
            <text:p><text:s/>},</text:p>
          </table:table-cell>
          <table:table-cell table:formula="of:=CONCATENATE([.A647];[.B647];[.C647];[.D647];[.E647];[.F647];[.G647];[.H647];[.I647];[.J647];[.K647];[.L647];[.M647])" office:value-type="string" office:string-value="{ id: 647, name: 'Stenhouse Cottages', postcode: 'EH11 3JQ', ward_id: 13, lattitude: 55.9301663, longitude: -3.2589554 },">
            <text:p>{ id: 647, name: 'Stenhouse Cottages', postcode: 'EH11 3JQ', ward_id: 13, lattitude: 55.9301663, longitude: -3.25895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48">
            <text:p>648</text:p>
          </table:table-cell>
          <table:table-cell office:value-type="string">
            <text:p>, name: '</text:p>
          </table:table-cell>
          <table:table-cell office:value-type="string">
            <text:p>Bankhead Broadway</text:p>
          </table:table-cell>
          <table:table-cell office:value-type="string">
            <text:p>', postcode: '</text:p>
          </table:table-cell>
          <table:table-cell office:value-type="string">
            <text:p>EH11 4DB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61642">
            <text:p>55.9261642</text:p>
          </table:table-cell>
          <table:table-cell office:value-type="string">
            <text:p>, longitude: </text:p>
          </table:table-cell>
          <table:table-cell office:value-type="float" office:value="-3.2980484">
            <text:p>-3.2980484</text:p>
          </table:table-cell>
          <table:table-cell office:value-type="string">
            <text:p><text:s/>},</text:p>
          </table:table-cell>
          <table:table-cell table:formula="of:=CONCATENATE([.A648];[.B648];[.C648];[.D648];[.E648];[.F648];[.G648];[.H648];[.I648];[.J648];[.K648];[.L648];[.M648])" office:value-type="string" office:string-value="{ id: 648, name: 'Bankhead Broadway', postcode: 'EH11 4DB', ward_id: 13, lattitude: 55.9261642, longitude: -3.2980484 },">
            <text:p>{ id: 648, name: 'Bankhead Broadway', postcode: 'EH11 4DB', ward_id: 13, lattitude: 55.9261642, longitude: -3.29804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49">
            <text:p>649</text:p>
          </table:table-cell>
          <table:table-cell office:value-type="string">
            <text:p>, name: '</text:p>
          </table:table-cell>
          <table:table-cell office:value-type="string">
            <text:p>Orchard Place</text:p>
          </table:table-cell>
          <table:table-cell office:value-type="string">
            <text:p>', postcode: '</text:p>
          </table:table-cell>
          <table:table-cell office:value-type="string">
            <text:p>EH4 2ET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0037">
            <text:p>55.9570037</text:p>
          </table:table-cell>
          <table:table-cell office:value-type="string">
            <text:p>, longitude: </text:p>
          </table:table-cell>
          <table:table-cell office:value-type="float" office:value="-3.2282195">
            <text:p>-3.2282195</text:p>
          </table:table-cell>
          <table:table-cell office:value-type="string">
            <text:p><text:s/>},</text:p>
          </table:table-cell>
          <table:table-cell table:formula="of:=CONCATENATE([.A649];[.B649];[.C649];[.D649];[.E649];[.F649];[.G649];[.H649];[.I649];[.J649];[.K649];[.L649];[.M649])" office:value-type="string" office:string-value="{ id: 649, name: 'Orchard Place', postcode: 'EH4 2ET', ward_id: 4, lattitude: 55.9570037, longitude: -3.2282195 },">
            <text:p>{ id: 649, name: 'Orchard Place', postcode: 'EH4 2ET', ward_id: 4, lattitude: 55.9570037, longitude: -3.22821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50">
            <text:p>650</text:p>
          </table:table-cell>
          <table:table-cell office:value-type="string">
            <text:p>, name: '</text:p>
          </table:table-cell>
          <table:table-cell office:value-type="string">
            <text:p>Red Gaunlet Terr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650];[.B650];[.C650];[.D650];[.E650];[.F650];[.G650];[.H650];[.I650];[.J650];[.K650];[.L650];[.M650])" office:value-type="string" office:string-value="{ id: 650, name: 'Red Gaunlet Terr', postcode: 'EH1 3EG', ward_id: 6, lattitude: 55.953252, longitude: -3.188267 },">
            <text:p>{ id: 650, name: 'Red Gaunlet Terr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51">
            <text:p>651</text:p>
          </table:table-cell>
          <table:table-cell office:value-type="string">
            <text:p>, name: '</text:p>
          </table:table-cell>
          <table:table-cell office:value-type="string">
            <text:p>Drum Cottages</text:p>
          </table:table-cell>
          <table:table-cell office:value-type="string">
            <text:p>', postcode: '</text:p>
          </table:table-cell>
          <table:table-cell office:value-type="string">
            <text:p>EH17 8RH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46361">
            <text:p>55.9046361</text:p>
          </table:table-cell>
          <table:table-cell office:value-type="string">
            <text:p>, longitude: </text:p>
          </table:table-cell>
          <table:table-cell office:value-type="float" office:value="-3.1301843">
            <text:p>-3.1301843</text:p>
          </table:table-cell>
          <table:table-cell office:value-type="string">
            <text:p><text:s/>},</text:p>
          </table:table-cell>
          <table:table-cell table:formula="of:=CONCATENATE([.A651];[.B651];[.C651];[.D651];[.E651];[.F651];[.G651];[.H651];[.I651];[.J651];[.K651];[.L651];[.M651])" office:value-type="string" office:string-value="{ id: 651, name: 'Drum Cottages', postcode: 'EH17 8RH', ward_id: 16, lattitude: 55.9046361, longitude: -3.1301843 },">
            <text:p>{ id: 651, name: 'Drum Cottages', postcode: 'EH17 8RH', ward_id: 16, lattitude: 55.9046361, longitude: -3.13018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52">
            <text:p>652</text:p>
          </table:table-cell>
          <table:table-cell office:value-type="string">
            <text:p>, name: '</text:p>
          </table:table-cell>
          <table:table-cell office:value-type="string">
            <text:p>Wisp Green</text:p>
          </table:table-cell>
          <table:table-cell office:value-type="string">
            <text:p>', postcode: '</text:p>
          </table:table-cell>
          <table:table-cell office:value-type="string">
            <text:p>EH15 3QY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26982">
            <text:p>55.9326982</text:p>
          </table:table-cell>
          <table:table-cell office:value-type="string">
            <text:p>, longitude: </text:p>
          </table:table-cell>
          <table:table-cell office:value-type="float" office:value="-3.1126504">
            <text:p>-3.1126504</text:p>
          </table:table-cell>
          <table:table-cell office:value-type="string">
            <text:p><text:s/>},</text:p>
          </table:table-cell>
          <table:table-cell table:formula="of:=CONCATENATE([.A652];[.B652];[.C652];[.D652];[.E652];[.F652];[.G652];[.H652];[.I652];[.J652];[.K652];[.L652];[.M652])" office:value-type="string" office:string-value="{ id: 652, name: 'Wisp Green', postcode: 'EH15 3QY', ward_id: 11, lattitude: 55.9326982, longitude: -3.1126504 },">
            <text:p>{ id: 652, name: 'Wisp Green', postcode: 'EH15 3QY', ward_id: 11, lattitude: 55.9326982, longitude: -3.11265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53">
            <text:p>653</text:p>
          </table:table-cell>
          <table:table-cell office:value-type="string">
            <text:p>, name: '</text:p>
          </table:table-cell>
          <table:table-cell office:value-type="string">
            <text:p>Hillview Drive </text:p>
          </table:table-cell>
          <table:table-cell office:value-type="string">
            <text:p>', postcode: '</text:p>
          </table:table-cell>
          <table:table-cell office:value-type="string">
            <text:p>EH12 8QP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66742">
            <text:p>55.9466742</text:p>
          </table:table-cell>
          <table:table-cell office:value-type="string">
            <text:p>, longitude: </text:p>
          </table:table-cell>
          <table:table-cell office:value-type="float" office:value="-3.2918675">
            <text:p>-3.2918675</text:p>
          </table:table-cell>
          <table:table-cell office:value-type="string">
            <text:p><text:s/>},</text:p>
          </table:table-cell>
          <table:table-cell table:formula="of:=CONCATENATE([.A653];[.B653];[.C653];[.D653];[.E653];[.F653];[.G653];[.H653];[.I653];[.J653];[.K653];[.L653];[.M653])" office:value-type="string" office:string-value="{ id: 653, name: 'Hillview Drive ', postcode: 'EH12 8QP', ward_id: 15, lattitude: 55.9466742, longitude: -3.2918675 },">
            <text:p>{ id: 653, name: 'Hillview Drive ', postcode: 'EH12 8QP', ward_id: 15, lattitude: 55.9466742, longitude: -3.29186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54">
            <text:p>654</text:p>
          </table:table-cell>
          <table:table-cell office:value-type="string">
            <text:p>, name: '</text:p>
          </table:table-cell>
          <table:table-cell office:value-type="string">
            <text:p>Caiystane Hill</text:p>
          </table:table-cell>
          <table:table-cell office:value-type="string">
            <text:p>', postcode: '</text:p>
          </table:table-cell>
          <table:table-cell office:value-type="string">
            <text:p>EH10 6SX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40431">
            <text:p>55.9040431</text:p>
          </table:table-cell>
          <table:table-cell office:value-type="string">
            <text:p>, longitude: </text:p>
          </table:table-cell>
          <table:table-cell office:value-type="float" office:value="-3.2131384">
            <text:p>-3.2131384</text:p>
          </table:table-cell>
          <table:table-cell office:value-type="string">
            <text:p><text:s/>},</text:p>
          </table:table-cell>
          <table:table-cell table:formula="of:=CONCATENATE([.A654];[.B654];[.C654];[.D654];[.E654];[.F654];[.G654];[.H654];[.I654];[.J654];[.K654];[.L654];[.M654])" office:value-type="string" office:string-value="{ id: 654, name: 'Caiystane Hill', postcode: 'EH10 6SX', ward_id: 5, lattitude: 55.9040431, longitude: -3.2131384 },">
            <text:p>{ id: 654, name: 'Caiystane Hill', postcode: 'EH10 6SX', ward_id: 5, lattitude: 55.9040431, longitude: -3.21313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55">
            <text:p>655</text:p>
          </table:table-cell>
          <table:table-cell office:value-type="string">
            <text:p>, name: '</text:p>
          </table:table-cell>
          <table:table-cell office:value-type="string">
            <text:p>Redhall Grove</text:p>
          </table:table-cell>
          <table:table-cell office:value-type="string">
            <text:p>', postcode: '</text:p>
          </table:table-cell>
          <table:table-cell office:value-type="string">
            <text:p>EH14 2DU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14008">
            <text:p>55.9214008</text:p>
          </table:table-cell>
          <table:table-cell office:value-type="string">
            <text:p>, longitude: </text:p>
          </table:table-cell>
          <table:table-cell office:value-type="float" office:value="-3.2603794">
            <text:p>-3.2603794</text:p>
          </table:table-cell>
          <table:table-cell office:value-type="string">
            <text:p><text:s/>},</text:p>
          </table:table-cell>
          <table:table-cell table:formula="of:=CONCATENATE([.A655];[.B655];[.C655];[.D655];[.E655];[.F655];[.G655];[.H655];[.I655];[.J655];[.K655];[.L655];[.M655])" office:value-type="string" office:string-value="{ id: 655, name: 'Redhall Grove', postcode: 'EH14 2DU', ward_id: 13, lattitude: 55.9214008, longitude: -3.2603794 },">
            <text:p>{ id: 655, name: 'Redhall Grove', postcode: 'EH14 2DU', ward_id: 13, lattitude: 55.9214008, longitude: -3.26037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56">
            <text:p>656</text:p>
          </table:table-cell>
          <table:table-cell office:value-type="string">
            <text:p>, name: '</text:p>
          </table:table-cell>
          <table:table-cell office:value-type="string">
            <text:p>The Wisp</text:p>
          </table:table-cell>
          <table:table-cell office:value-type="string">
            <text:p>', postcode: '</text:p>
          </table:table-cell>
          <table:table-cell office:value-type="string">
            <text:p>EH16 4SH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251117">
            <text:p>55.9251117</text:p>
          </table:table-cell>
          <table:table-cell office:value-type="string">
            <text:p>, longitude: </text:p>
          </table:table-cell>
          <table:table-cell office:value-type="float" office:value="-3.1131909">
            <text:p>-3.1131909</text:p>
          </table:table-cell>
          <table:table-cell office:value-type="string">
            <text:p><text:s/>},</text:p>
          </table:table-cell>
          <table:table-cell table:formula="of:=CONCATENATE([.A656];[.B656];[.C656];[.D656];[.E656];[.F656];[.G656];[.H656];[.I656];[.J656];[.K656];[.L656];[.M656])" office:value-type="string" office:string-value="{ id: 656, name: 'The Wisp', postcode: 'EH16 4SH', ward_id: 11, lattitude: 55.9251117, longitude: -3.1131909 },">
            <text:p>{ id: 656, name: 'The Wisp', postcode: 'EH16 4SH', ward_id: 11, lattitude: 55.9251117, longitude: -3.11319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57">
            <text:p>657</text:p>
          </table:table-cell>
          <table:table-cell office:value-type="string">
            <text:p>, name: '</text:p>
          </table:table-cell>
          <table:table-cell office:value-type="string">
            <text:p>South Ettrick Road</text:p>
          </table:table-cell>
          <table:table-cell office:value-type="string">
            <text:p>', postcode: '</text:p>
          </table:table-cell>
          <table:table-cell office:value-type="string">
            <text:p>EH10 5BQ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20417">
            <text:p>55.9320417</text:p>
          </table:table-cell>
          <table:table-cell office:value-type="string">
            <text:p>, longitude: </text:p>
          </table:table-cell>
          <table:table-cell office:value-type="float" office:value="-3.2181339">
            <text:p>-3.2181339</text:p>
          </table:table-cell>
          <table:table-cell office:value-type="string">
            <text:p><text:s/>},</text:p>
          </table:table-cell>
          <table:table-cell table:formula="of:=CONCATENATE([.A657];[.B657];[.C657];[.D657];[.E657];[.F657];[.G657];[.H657];[.I657];[.J657];[.K657];[.L657];[.M657])" office:value-type="string" office:string-value="{ id: 657, name: 'South Ettrick Road', postcode: 'EH10 5BQ', ward_id: 3, lattitude: 55.9320417, longitude: -3.2181339 },">
            <text:p>{ id: 657, name: 'South Ettrick Road', postcode: 'EH10 5BQ', ward_id: 3, lattitude: 55.9320417, longitude: -3.21813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58">
            <text:p>658</text:p>
          </table:table-cell>
          <table:table-cell office:value-type="string">
            <text:p>, name: '</text:p>
          </table:table-cell>
          <table:table-cell office:value-type="string">
            <text:p>Rankin Avenue </text:p>
          </table:table-cell>
          <table:table-cell office:value-type="string">
            <text:p>', postcode: '</text:p>
          </table:table-cell>
          <table:table-cell office:value-type="string">
            <text:p>EH9 3DB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59422">
            <text:p>55.9259422</text:p>
          </table:table-cell>
          <table:table-cell office:value-type="string">
            <text:p>, longitude: </text:p>
          </table:table-cell>
          <table:table-cell office:value-type="float" office:value="-3.1756218">
            <text:p>-3.1756218</text:p>
          </table:table-cell>
          <table:table-cell office:value-type="string">
            <text:p><text:s/>},</text:p>
          </table:table-cell>
          <table:table-cell table:formula="of:=CONCATENATE([.A658];[.B658];[.C658];[.D658];[.E658];[.F658];[.G658];[.H658];[.I658];[.J658];[.K658];[.L658];[.M658])" office:value-type="string" office:string-value="{ id: 658, name: 'Rankin Avenue ', postcode: 'EH9 3DB', ward_id: 17, lattitude: 55.9259422, longitude: -3.1756218 },">
            <text:p>{ id: 658, name: 'Rankin Avenue ', postcode: 'EH9 3DB', ward_id: 17, lattitude: 55.9259422, longitude: -3.17562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59">
            <text:p>659</text:p>
          </table:table-cell>
          <table:table-cell office:value-type="string">
            <text:p>, name: '</text:p>
          </table:table-cell>
          <table:table-cell office:value-type="string">
            <text:p>South Gillsland Road</text:p>
          </table:table-cell>
          <table:table-cell office:value-type="string">
            <text:p>', postcode: '</text:p>
          </table:table-cell>
          <table:table-cell office:value-type="string">
            <text:p>EH10 5DE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03144">
            <text:p>55.9303144</text:p>
          </table:table-cell>
          <table:table-cell office:value-type="string">
            <text:p>, longitude: </text:p>
          </table:table-cell>
          <table:table-cell office:value-type="float" office:value="-3.2201149">
            <text:p>-3.2201149</text:p>
          </table:table-cell>
          <table:table-cell office:value-type="string">
            <text:p><text:s/>},</text:p>
          </table:table-cell>
          <table:table-cell table:formula="of:=CONCATENATE([.A659];[.B659];[.C659];[.D659];[.E659];[.F659];[.G659];[.H659];[.I659];[.J659];[.K659];[.L659];[.M659])" office:value-type="string" office:string-value="{ id: 659, name: 'South Gillsland Road', postcode: 'EH10 5DE', ward_id: 3, lattitude: 55.9303144, longitude: -3.2201149 },">
            <text:p>{ id: 659, name: 'South Gillsland Road', postcode: 'EH10 5DE', ward_id: 3, lattitude: 55.9303144, longitude: -3.22011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60">
            <text:p>660</text:p>
          </table:table-cell>
          <table:table-cell office:value-type="string">
            <text:p>, name: '</text:p>
          </table:table-cell>
          <table:table-cell office:value-type="string">
            <text:p>Haymarket Yards</text:p>
          </table:table-cell>
          <table:table-cell office:value-type="string">
            <text:p>', postcode: '</text:p>
          </table:table-cell>
          <table:table-cell office:value-type="string">
            <text:p>EH12 5HE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54588">
            <text:p>55.9454588</text:p>
          </table:table-cell>
          <table:table-cell office:value-type="string">
            <text:p>, longitude: </text:p>
          </table:table-cell>
          <table:table-cell office:value-type="float" office:value="-3.2225523">
            <text:p>-3.2225523</text:p>
          </table:table-cell>
          <table:table-cell office:value-type="string">
            <text:p><text:s/>},</text:p>
          </table:table-cell>
          <table:table-cell table:formula="of:=CONCATENATE([.A660];[.B660];[.C660];[.D660];[.E660];[.F660];[.G660];[.H660];[.I660];[.J660];[.K660];[.L660];[.M660])" office:value-type="string" office:string-value="{ id: 660, name: 'Haymarket Yards', postcode: 'EH12 5HE', ward_id: 6, lattitude: 55.9454588, longitude: -3.2225523 },">
            <text:p>{ id: 660, name: 'Haymarket Yards', postcode: 'EH12 5HE', ward_id: 6, lattitude: 55.9454588, longitude: -3.22255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61">
            <text:p>661</text:p>
          </table:table-cell>
          <table:table-cell office:value-type="string">
            <text:p>, name: '</text:p>
          </table:table-cell>
          <table:table-cell office:value-type="string">
            <text:p>Captain'S Road</text:p>
          </table:table-cell>
          <table:table-cell office:value-type="string">
            <text:p>', postcode: '</text:p>
          </table:table-cell>
          <table:table-cell office:value-type="string">
            <text:p>EH17 8HW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2068">
            <text:p>55.902068</text:p>
          </table:table-cell>
          <table:table-cell office:value-type="string">
            <text:p>, longitude: </text:p>
          </table:table-cell>
          <table:table-cell office:value-type="float" office:value="-3.1554541">
            <text:p>-3.1554541</text:p>
          </table:table-cell>
          <table:table-cell office:value-type="string">
            <text:p><text:s/>},</text:p>
          </table:table-cell>
          <table:table-cell table:formula="of:=CONCATENATE([.A661];[.B661];[.C661];[.D661];[.E661];[.F661];[.G661];[.H661];[.I661];[.J661];[.K661];[.L661];[.M661])" office:value-type="string" office:string-value="{ id: 661, name: 'Captain'S Road', postcode: 'EH17 8HW', ward_id: 16, lattitude: 55.902068, longitude: -3.1554541 },">
            <text:p>{ id: 661, name: 'Captain'S Road', postcode: 'EH17 8HW', ward_id: 16, lattitude: 55.902068, longitude: -3.15545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62">
            <text:p>662</text:p>
          </table:table-cell>
          <table:table-cell office:value-type="string">
            <text:p>, name: '</text:p>
          </table:table-cell>
          <table:table-cell office:value-type="string">
            <text:p>Gote Lane</text:p>
          </table:table-cell>
          <table:table-cell office:value-type="string">
            <text:p>', postcode: '</text:p>
          </table:table-cell>
          <table:table-cell office:value-type="string">
            <text:p>EH30 9PS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907209">
            <text:p>55.9907209</text:p>
          </table:table-cell>
          <table:table-cell office:value-type="string">
            <text:p>, longitude: </text:p>
          </table:table-cell>
          <table:table-cell office:value-type="float" office:value="-3.3968931">
            <text:p>-3.3968931</text:p>
          </table:table-cell>
          <table:table-cell office:value-type="string">
            <text:p><text:s/>},</text:p>
          </table:table-cell>
          <table:table-cell table:formula="of:=CONCATENATE([.A662];[.B662];[.C662];[.D662];[.E662];[.F662];[.G662];[.H662];[.I662];[.J662];[.K662];[.L662];[.M662])" office:value-type="string" office:string-value="{ id: 662, name: 'Gote Lane', postcode: 'EH30 9PS', ward_id: 14, lattitude: 55.9907209, longitude: -3.3968931 },">
            <text:p>{ id: 662, name: 'Gote Lane', postcode: 'EH30 9PS', ward_id: 14, lattitude: 55.9907209, longitude: -3.39689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63">
            <text:p>663</text:p>
          </table:table-cell>
          <table:table-cell office:value-type="string">
            <text:p>, name: '</text:p>
          </table:table-cell>
          <table:table-cell office:value-type="string">
            <text:p>Eastfield Road</text:p>
          </table:table-cell>
          <table:table-cell office:value-type="string">
            <text:p>', postcode: '</text:p>
          </table:table-cell>
          <table:table-cell office:value-type="string">
            <text:p>EH28 8LL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411166">
            <text:p>55.9411166</text:p>
          </table:table-cell>
          <table:table-cell office:value-type="string">
            <text:p>, longitude: </text:p>
          </table:table-cell>
          <table:table-cell office:value-type="float" office:value="-3.3598666">
            <text:p>-3.3598666</text:p>
          </table:table-cell>
          <table:table-cell office:value-type="string">
            <text:p><text:s/>},</text:p>
          </table:table-cell>
          <table:table-cell table:formula="of:=CONCATENATE([.A663];[.B663];[.C663];[.D663];[.E663];[.F663];[.G663];[.H663];[.I663];[.J663];[.K663];[.L663];[.M663])" office:value-type="string" office:string-value="{ id: 663, name: 'Eastfield Road', postcode: 'EH28 8LL', ward_id: 14, lattitude: 55.9411166, longitude: -3.3598666 },">
            <text:p>{ id: 663, name: 'Eastfield Road', postcode: 'EH28 8LL', ward_id: 14, lattitude: 55.9411166, longitude: -3.35986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64">
            <text:p>664</text:p>
          </table:table-cell>
          <table:table-cell office:value-type="string">
            <text:p>, name: '</text:p>
          </table:table-cell>
          <table:table-cell office:value-type="string">
            <text:p>Duddingston Square West</text:p>
          </table:table-cell>
          <table:table-cell office:value-type="string">
            <text:p>', postcode: '</text:p>
          </table:table-cell>
          <table:table-cell office:value-type="string">
            <text:p>EH15 1RS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4646">
            <text:p>55.944646</text:p>
          </table:table-cell>
          <table:table-cell office:value-type="string">
            <text:p>, longitude: </text:p>
          </table:table-cell>
          <table:table-cell office:value-type="float" office:value="-3.1287533">
            <text:p>-3.1287533</text:p>
          </table:table-cell>
          <table:table-cell office:value-type="string">
            <text:p><text:s/>},</text:p>
          </table:table-cell>
          <table:table-cell table:formula="of:=CONCATENATE([.A664];[.B664];[.C664];[.D664];[.E664];[.F664];[.G664];[.H664];[.I664];[.J664];[.K664];[.L664];[.M664])" office:value-type="string" office:string-value="{ id: 664, name: 'Duddingston Square West', postcode: 'EH15 1RS', ward_id: 1, lattitude: 55.944646, longitude: -3.1287533 },">
            <text:p>{ id: 664, name: 'Duddingston Square West', postcode: 'EH15 1RS', ward_id: 1, lattitude: 55.944646, longitude: -3.12875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65">
            <text:p>665</text:p>
          </table:table-cell>
          <table:table-cell office:value-type="string">
            <text:p>, name: '</text:p>
          </table:table-cell>
          <table:table-cell office:value-type="string">
            <text:p>Pittville Street Lane</text:p>
          </table:table-cell>
          <table:table-cell office:value-type="string">
            <text:p>', postcode: '</text:p>
          </table:table-cell>
          <table:table-cell office:value-type="string">
            <text:p>EH15 2BT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25524">
            <text:p>55.9525524</text:p>
          </table:table-cell>
          <table:table-cell office:value-type="string">
            <text:p>, longitude: </text:p>
          </table:table-cell>
          <table:table-cell office:value-type="float" office:value="-3.1068422">
            <text:p>-3.1068422</text:p>
          </table:table-cell>
          <table:table-cell office:value-type="string">
            <text:p><text:s/>},</text:p>
          </table:table-cell>
          <table:table-cell table:formula="of:=CONCATENATE([.A665];[.B665];[.C665];[.D665];[.E665];[.F665];[.G665];[.H665];[.I665];[.J665];[.K665];[.L665];[.M665])" office:value-type="string" office:string-value="{ id: 665, name: 'Pittville Street Lane', postcode: 'EH15 2BT', ward_id: 11, lattitude: 55.9525524, longitude: -3.1068422 },">
            <text:p>{ id: 665, name: 'Pittville Street Lane', postcode: 'EH15 2BT', ward_id: 11, lattitude: 55.9525524, longitude: -3.106842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66">
            <text:p>666</text:p>
          </table:table-cell>
          <table:table-cell office:value-type="string">
            <text:p>, name: '</text:p>
          </table:table-cell>
          <table:table-cell office:value-type="string">
            <text:p>March Road</text:p>
          </table:table-cell>
          <table:table-cell office:value-type="string">
            <text:p>', postcode: '</text:p>
          </table:table-cell>
          <table:table-cell office:value-type="string">
            <text:p>EH4 3TA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99208">
            <text:p>55.9599208</text:p>
          </table:table-cell>
          <table:table-cell office:value-type="string">
            <text:p>, longitude: </text:p>
          </table:table-cell>
          <table:table-cell office:value-type="float" office:value="-3.2634678">
            <text:p>-3.2634678</text:p>
          </table:table-cell>
          <table:table-cell office:value-type="string">
            <text:p><text:s/>},</text:p>
          </table:table-cell>
          <table:table-cell table:formula="of:=CONCATENATE([.A666];[.B666];[.C666];[.D666];[.E666];[.F666];[.G666];[.H666];[.I666];[.J666];[.K666];[.L666];[.M666])" office:value-type="string" office:string-value="{ id: 666, name: 'March Road', postcode: 'EH4 3TA', ward_id: 4, lattitude: 55.9599208, longitude: -3.2634678 },">
            <text:p>{ id: 666, name: 'March Road', postcode: 'EH4 3TA', ward_id: 4, lattitude: 55.9599208, longitude: -3.26346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67">
            <text:p>667</text:p>
          </table:table-cell>
          <table:table-cell office:value-type="string">
            <text:p>, name: '</text:p>
          </table:table-cell>
          <table:table-cell office:value-type="string">
            <text:p>Willowbrae Avenue</text:p>
          </table:table-cell>
          <table:table-cell office:value-type="string">
            <text:p>', postcode: '</text:p>
          </table:table-cell>
          <table:table-cell office:value-type="string">
            <text:p>EH8 7HF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25256">
            <text:p>55.9525256</text:p>
          </table:table-cell>
          <table:table-cell office:value-type="string">
            <text:p>, longitude: </text:p>
          </table:table-cell>
          <table:table-cell office:value-type="float" office:value="-3.1486352">
            <text:p>-3.1486352</text:p>
          </table:table-cell>
          <table:table-cell office:value-type="string">
            <text:p><text:s/>},</text:p>
          </table:table-cell>
          <table:table-cell table:formula="of:=CONCATENATE([.A667];[.B667];[.C667];[.D667];[.E667];[.F667];[.G667];[.H667];[.I667];[.J667];[.K667];[.L667];[.M667])" office:value-type="string" office:string-value="{ id: 667, name: 'Willowbrae Avenue', postcode: 'EH8 7HF', ward_id: 1, lattitude: 55.9525256, longitude: -3.1486352 },">
            <text:p>{ id: 667, name: 'Willowbrae Avenue', postcode: 'EH8 7HF', ward_id: 1, lattitude: 55.9525256, longitude: -3.14863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68">
            <text:p>668</text:p>
          </table:table-cell>
          <table:table-cell office:value-type="string">
            <text:p>, name: '</text:p>
          </table:table-cell>
          <table:table-cell office:value-type="string">
            <text:p>Beresford Terrace</text:p>
          </table:table-cell>
          <table:table-cell office:value-type="string">
            <text:p>', postcode: '</text:p>
          </table:table-cell>
          <table:table-cell office:value-type="string">
            <text:p>EH5 3HR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58008">
            <text:p>55.9758008</text:p>
          </table:table-cell>
          <table:table-cell office:value-type="string">
            <text:p>, longitude: </text:p>
          </table:table-cell>
          <table:table-cell office:value-type="float" office:value="-3.2032365">
            <text:p>-3.2032365</text:p>
          </table:table-cell>
          <table:table-cell office:value-type="string">
            <text:p><text:s/>},</text:p>
          </table:table-cell>
          <table:table-cell table:formula="of:=CONCATENATE([.A668];[.B668];[.C668];[.D668];[.E668];[.F668];[.G668];[.H668];[.I668];[.J668];[.K668];[.L668];[.M668])" office:value-type="string" office:string-value="{ id: 668, name: 'Beresford Terrace', postcode: 'EH5 3HR', ward_id: 7, lattitude: 55.9758008, longitude: -3.2032365 },">
            <text:p>{ id: 668, name: 'Beresford Terrace', postcode: 'EH5 3HR', ward_id: 7, lattitude: 55.9758008, longitude: -3.203236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69">
            <text:p>669</text:p>
          </table:table-cell>
          <table:table-cell office:value-type="string">
            <text:p>, name: '</text:p>
          </table:table-cell>
          <table:table-cell office:value-type="string">
            <text:p>Granby Road</text:p>
          </table:table-cell>
          <table:table-cell office:value-type="string">
            <text:p>', postcode: '</text:p>
          </table:table-cell>
          <table:table-cell office:value-type="string">
            <text:p>EH16 5NL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76084">
            <text:p>55.9276084</text:p>
          </table:table-cell>
          <table:table-cell office:value-type="string">
            <text:p>, longitude: </text:p>
          </table:table-cell>
          <table:table-cell office:value-type="float" office:value="-3.1721805">
            <text:p>-3.1721805</text:p>
          </table:table-cell>
          <table:table-cell office:value-type="string">
            <text:p><text:s/>},</text:p>
          </table:table-cell>
          <table:table-cell table:formula="of:=CONCATENATE([.A669];[.B669];[.C669];[.D669];[.E669];[.F669];[.G669];[.H669];[.I669];[.J669];[.K669];[.L669];[.M669])" office:value-type="string" office:string-value="{ id: 669, name: 'Granby Road', postcode: 'EH16 5NL', ward_id: 17, lattitude: 55.9276084, longitude: -3.1721805 },">
            <text:p>{ id: 669, name: 'Granby Road', postcode: 'EH16 5NL', ward_id: 17, lattitude: 55.9276084, longitude: -3.17218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70">
            <text:p>670</text:p>
          </table:table-cell>
          <table:table-cell office:value-type="string">
            <text:p>, name: '</text:p>
          </table:table-cell>
          <table:table-cell office:value-type="string">
            <text:p>Joppa Park</text:p>
          </table:table-cell>
          <table:table-cell office:value-type="string">
            <text:p>', postcode: '</text:p>
          </table:table-cell>
          <table:table-cell office:value-type="string">
            <text:p>EH15 2EP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94159">
            <text:p>55.9494159</text:p>
          </table:table-cell>
          <table:table-cell office:value-type="string">
            <text:p>, longitude: </text:p>
          </table:table-cell>
          <table:table-cell office:value-type="float" office:value="-3.0975541">
            <text:p>-3.0975541</text:p>
          </table:table-cell>
          <table:table-cell office:value-type="string">
            <text:p><text:s/>},</text:p>
          </table:table-cell>
          <table:table-cell table:formula="of:=CONCATENATE([.A670];[.B670];[.C670];[.D670];[.E670];[.F670];[.G670];[.H670];[.I670];[.J670];[.K670];[.L670];[.M670])" office:value-type="string" office:string-value="{ id: 670, name: 'Joppa Park', postcode: 'EH15 2EP', ward_id: 11, lattitude: 55.9494159, longitude: -3.0975541 },">
            <text:p>{ id: 670, name: 'Joppa Park', postcode: 'EH15 2EP', ward_id: 11, lattitude: 55.9494159, longitude: -3.09755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71">
            <text:p>671</text:p>
          </table:table-cell>
          <table:table-cell office:value-type="string">
            <text:p>, name: '</text:p>
          </table:table-cell>
          <table:table-cell office:value-type="string">
            <text:p>East Clapperfield</text:p>
          </table:table-cell>
          <table:table-cell office:value-type="string">
            <text:p>', postcode: '</text:p>
          </table:table-cell>
          <table:table-cell office:value-type="string">
            <text:p>EH16 6TU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205934">
            <text:p>55.9205934</text:p>
          </table:table-cell>
          <table:table-cell office:value-type="string">
            <text:p>, longitude: </text:p>
          </table:table-cell>
          <table:table-cell office:value-type="float" office:value="-3.1617391">
            <text:p>-3.1617391</text:p>
          </table:table-cell>
          <table:table-cell office:value-type="string">
            <text:p><text:s/>},</text:p>
          </table:table-cell>
          <table:table-cell table:formula="of:=CONCATENATE([.A671];[.B671];[.C671];[.D671];[.E671];[.F671];[.G671];[.H671];[.I671];[.J671];[.K671];[.L671];[.M671])" office:value-type="string" office:string-value="{ id: 671, name: 'East Clapperfield', postcode: 'EH16 6TU', ward_id: 16, lattitude: 55.9205934, longitude: -3.1617391 },">
            <text:p>{ id: 671, name: 'East Clapperfield', postcode: 'EH16 6TU', ward_id: 16, lattitude: 55.9205934, longitude: -3.16173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72">
            <text:p>672</text:p>
          </table:table-cell>
          <table:table-cell office:value-type="string">
            <text:p>, name: '</text:p>
          </table:table-cell>
          <table:table-cell office:value-type="string">
            <text:p>High Street</text:p>
          </table:table-cell>
          <table:table-cell office:value-type="string">
            <text:p>', postcode: '</text:p>
          </table:table-cell>
          <table:table-cell office:value-type="string">
            <text:p>EH1 1PD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00811">
            <text:p>55.9500811</text:p>
          </table:table-cell>
          <table:table-cell office:value-type="string">
            <text:p>, longitude: </text:p>
          </table:table-cell>
          <table:table-cell office:value-type="float" office:value="-3.1882366">
            <text:p>-3.1882366</text:p>
          </table:table-cell>
          <table:table-cell office:value-type="string">
            <text:p><text:s/>},</text:p>
          </table:table-cell>
          <table:table-cell table:formula="of:=CONCATENATE([.A672];[.B672];[.C672];[.D672];[.E672];[.F672];[.G672];[.H672];[.I672];[.J672];[.K672];[.L672];[.M672])" office:value-type="string" office:string-value="{ id: 672, name: 'High Street', postcode: 'EH1 1PD', ward_id: 6, lattitude: 55.9500811, longitude: -3.1882366 },">
            <text:p>{ id: 672, name: 'High Street', postcode: 'EH1 1PD', ward_id: 6, lattitude: 55.9500811, longitude: -3.18823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73">
            <text:p>673</text:p>
          </table:table-cell>
          <table:table-cell office:value-type="string">
            <text:p>, name: '</text:p>
          </table:table-cell>
          <table:table-cell office:value-type="string">
            <text:p>East Claremont Street</text:p>
          </table:table-cell>
          <table:table-cell office:value-type="string">
            <text:p>', postcode: '</text:p>
          </table:table-cell>
          <table:table-cell office:value-type="string">
            <text:p>EH7 4HX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31639">
            <text:p>55.9631639</text:p>
          </table:table-cell>
          <table:table-cell office:value-type="string">
            <text:p>, longitude: </text:p>
          </table:table-cell>
          <table:table-cell office:value-type="float" office:value="-3.1913006">
            <text:p>-3.1913006</text:p>
          </table:table-cell>
          <table:table-cell office:value-type="string">
            <text:p><text:s/>},</text:p>
          </table:table-cell>
          <table:table-cell table:formula="of:=CONCATENATE([.A673];[.B673];[.C673];[.D673];[.E673];[.F673];[.G673];[.H673];[.I673];[.J673];[.K673];[.L673];[.M673])" office:value-type="string" office:string-value="{ id: 673, name: 'East Claremont Street', postcode: 'EH7 4HX', ward_id: 12, lattitude: 55.9631639, longitude: -3.1913006 },">
            <text:p>{ id: 673, name: 'East Claremont Street', postcode: 'EH7 4HX', ward_id: 12, lattitude: 55.9631639, longitude: -3.19130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74">
            <text:p>674</text:p>
          </table:table-cell>
          <table:table-cell office:value-type="string">
            <text:p>, name: '</text:p>
          </table:table-cell>
          <table:table-cell office:value-type="string">
            <text:p>Hillpark Terrace</text:p>
          </table:table-cell>
          <table:table-cell office:value-type="string">
            <text:p>', postcode: '</text:p>
          </table:table-cell>
          <table:table-cell office:value-type="string">
            <text:p>EH4 7SX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87305">
            <text:p>55.9587305</text:p>
          </table:table-cell>
          <table:table-cell office:value-type="string">
            <text:p>, longitude: </text:p>
          </table:table-cell>
          <table:table-cell office:value-type="float" office:value="-3.2699651">
            <text:p>-3.2699651</text:p>
          </table:table-cell>
          <table:table-cell office:value-type="string">
            <text:p><text:s/>},</text:p>
          </table:table-cell>
          <table:table-cell table:formula="of:=CONCATENATE([.A674];[.B674];[.C674];[.D674];[.E674];[.F674];[.G674];[.H674];[.I674];[.J674];[.K674];[.L674];[.M674])" office:value-type="string" office:string-value="{ id: 674, name: 'Hillpark Terrace', postcode: 'EH4 7SX', ward_id: 4, lattitude: 55.9587305, longitude: -3.2699651 },">
            <text:p>{ id: 674, name: 'Hillpark Terrace', postcode: 'EH4 7SX', ward_id: 4, lattitude: 55.9587305, longitude: -3.269965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75">
            <text:p>675</text:p>
          </table:table-cell>
          <table:table-cell office:value-type="string">
            <text:p>, name: '</text:p>
          </table:table-cell>
          <table:table-cell office:value-type="string">
            <text:p>Dolphin Road</text:p>
          </table:table-cell>
          <table:table-cell office:value-type="string">
            <text:p>', postcode: '</text:p>
          </table:table-cell>
          <table:table-cell office:value-type="string">
            <text:p>EH14 5RY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38092">
            <text:p>55.8938092</text:p>
          </table:table-cell>
          <table:table-cell office:value-type="string">
            <text:p>, longitude: </text:p>
          </table:table-cell>
          <table:table-cell office:value-type="float" office:value="-3.3202212">
            <text:p>-3.3202212</text:p>
          </table:table-cell>
          <table:table-cell office:value-type="string">
            <text:p><text:s/>},</text:p>
          </table:table-cell>
          <table:table-cell table:formula="of:=CONCATENATE([.A675];[.B675];[.C675];[.D675];[.E675];[.F675];[.G675];[.H675];[.I675];[.J675];[.K675];[.L675];[.M675])" office:value-type="string" office:string-value="{ id: 675, name: 'Dolphin Road', postcode: 'EH14 5RY', ward_id: 10, lattitude: 55.8938092, longitude: -3.3202212 },">
            <text:p>{ id: 675, name: 'Dolphin Road', postcode: 'EH14 5RY', ward_id: 10, lattitude: 55.8938092, longitude: -3.32022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76">
            <text:p>676</text:p>
          </table:table-cell>
          <table:table-cell office:value-type="string">
            <text:p>, name: '</text:p>
          </table:table-cell>
          <table:table-cell office:value-type="string">
            <text:p>Hillview Crescent</text:p>
          </table:table-cell>
          <table:table-cell office:value-type="string">
            <text:p>', postcode: '</text:p>
          </table:table-cell>
          <table:table-cell office:value-type="string">
            <text:p>EH12 8QF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66274">
            <text:p>55.9466274</text:p>
          </table:table-cell>
          <table:table-cell office:value-type="string">
            <text:p>, longitude: </text:p>
          </table:table-cell>
          <table:table-cell office:value-type="float" office:value="-3.2852165">
            <text:p>-3.2852165</text:p>
          </table:table-cell>
          <table:table-cell office:value-type="string">
            <text:p><text:s/>},</text:p>
          </table:table-cell>
          <table:table-cell table:formula="of:=CONCATENATE([.A676];[.B676];[.C676];[.D676];[.E676];[.F676];[.G676];[.H676];[.I676];[.J676];[.K676];[.L676];[.M676])" office:value-type="string" office:string-value="{ id: 676, name: 'Hillview Crescent', postcode: 'EH12 8QF', ward_id: 15, lattitude: 55.9466274, longitude: -3.2852165 },">
            <text:p>{ id: 676, name: 'Hillview Crescent', postcode: 'EH12 8QF', ward_id: 15, lattitude: 55.9466274, longitude: -3.285216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77">
            <text:p>677</text:p>
          </table:table-cell>
          <table:table-cell office:value-type="string">
            <text:p>, name: '</text:p>
          </table:table-cell>
          <table:table-cell office:value-type="string">
            <text:p>Howdenhall Crescent</text:p>
          </table:table-cell>
          <table:table-cell office:value-type="string">
            <text:p>', postcode: '</text:p>
          </table:table-cell>
          <table:table-cell office:value-type="string">
            <text:p>EH16 6UR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42676">
            <text:p>55.9042676</text:p>
          </table:table-cell>
          <table:table-cell office:value-type="string">
            <text:p>, longitude: </text:p>
          </table:table-cell>
          <table:table-cell office:value-type="float" office:value="-3.1703119">
            <text:p>-3.1703119</text:p>
          </table:table-cell>
          <table:table-cell office:value-type="string">
            <text:p><text:s/>},</text:p>
          </table:table-cell>
          <table:table-cell table:formula="of:=CONCATENATE([.A677];[.B677];[.C677];[.D677];[.E677];[.F677];[.G677];[.H677];[.I677];[.J677];[.K677];[.L677];[.M677])" office:value-type="string" office:string-value="{ id: 677, name: 'Howdenhall Crescent', postcode: 'EH16 6UR', ward_id: 16, lattitude: 55.9042676, longitude: -3.1703119 },">
            <text:p>{ id: 677, name: 'Howdenhall Crescent', postcode: 'EH16 6UR', ward_id: 16, lattitude: 55.9042676, longitude: -3.17031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78">
            <text:p>678</text:p>
          </table:table-cell>
          <table:table-cell office:value-type="string">
            <text:p>, name: '</text:p>
          </table:table-cell>
          <table:table-cell office:value-type="string">
            <text:p>South Gyle Gardens</text:p>
          </table:table-cell>
          <table:table-cell office:value-type="string">
            <text:p>', postcode: '</text:p>
          </table:table-cell>
          <table:table-cell office:value-type="string">
            <text:p>EH12 7RZ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372533">
            <text:p>55.9372533</text:p>
          </table:table-cell>
          <table:table-cell office:value-type="string">
            <text:p>, longitude: </text:p>
          </table:table-cell>
          <table:table-cell office:value-type="float" office:value="-3.298617">
            <text:p>-3.298617</text:p>
          </table:table-cell>
          <table:table-cell office:value-type="string">
            <text:p><text:s/>},</text:p>
          </table:table-cell>
          <table:table-cell table:formula="of:=CONCATENATE([.A678];[.B678];[.C678];[.D678];[.E678];[.F678];[.G678];[.H678];[.I678];[.J678];[.K678];[.L678];[.M678])" office:value-type="string" office:string-value="{ id: 678, name: 'South Gyle Gardens', postcode: 'EH12 7RZ', ward_id: 9, lattitude: 55.9372533, longitude: -3.298617 },">
            <text:p>{ id: 678, name: 'South Gyle Gardens', postcode: 'EH12 7RZ', ward_id: 9, lattitude: 55.9372533, longitude: -3.2986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79">
            <text:p>679</text:p>
          </table:table-cell>
          <table:table-cell office:value-type="string">
            <text:p>, name: '</text:p>
          </table:table-cell>
          <table:table-cell office:value-type="string">
            <text:p>Murrayfield Gardens</text:p>
          </table:table-cell>
          <table:table-cell office:value-type="string">
            <text:p>', postcode: '</text:p>
          </table:table-cell>
          <table:table-cell office:value-type="string">
            <text:p>EH12 6DF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69905">
            <text:p>55.9469905</text:p>
          </table:table-cell>
          <table:table-cell office:value-type="string">
            <text:p>, longitude: </text:p>
          </table:table-cell>
          <table:table-cell office:value-type="float" office:value="-3.2394883">
            <text:p>-3.2394883</text:p>
          </table:table-cell>
          <table:table-cell office:value-type="string">
            <text:p><text:s/>},</text:p>
          </table:table-cell>
          <table:table-cell table:formula="of:=CONCATENATE([.A679];[.B679];[.C679];[.D679];[.E679];[.F679];[.G679];[.H679];[.I679];[.J679];[.K679];[.L679];[.M679])" office:value-type="string" office:string-value="{ id: 679, name: 'Murrayfield Gardens', postcode: 'EH12 6DF', ward_id: 15, lattitude: 55.9469905, longitude: -3.2394883 },">
            <text:p>{ id: 679, name: 'Murrayfield Gardens', postcode: 'EH12 6DF', ward_id: 15, lattitude: 55.9469905, longitude: -3.23948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80">
            <text:p>680</text:p>
          </table:table-cell>
          <table:table-cell office:value-type="string">
            <text:p>, name: '</text:p>
          </table:table-cell>
          <table:table-cell office:value-type="string">
            <text:p>Savile Terrace</text:p>
          </table:table-cell>
          <table:table-cell office:value-type="string">
            <text:p>', postcode: '</text:p>
          </table:table-cell>
          <table:table-cell office:value-type="string">
            <text:p>EH9 3AD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98664">
            <text:p>55.9298664</text:p>
          </table:table-cell>
          <table:table-cell office:value-type="string">
            <text:p>, longitude: </text:p>
          </table:table-cell>
          <table:table-cell office:value-type="float" office:value="-3.1751019">
            <text:p>-3.1751019</text:p>
          </table:table-cell>
          <table:table-cell office:value-type="string">
            <text:p><text:s/>},</text:p>
          </table:table-cell>
          <table:table-cell table:formula="of:=CONCATENATE([.A680];[.B680];[.C680];[.D680];[.E680];[.F680];[.G680];[.H680];[.I680];[.J680];[.K680];[.L680];[.M680])" office:value-type="string" office:string-value="{ id: 680, name: 'Savile Terrace', postcode: 'EH9 3AD', ward_id: 17, lattitude: 55.9298664, longitude: -3.1751019 },">
            <text:p>{ id: 680, name: 'Savile Terrace', postcode: 'EH9 3AD', ward_id: 17, lattitude: 55.9298664, longitude: -3.17510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81">
            <text:p>681</text:p>
          </table:table-cell>
          <table:table-cell office:value-type="string">
            <text:p>, name: '</text:p>
          </table:table-cell>
          <table:table-cell office:value-type="string">
            <text:p>Dudley Grove</text:p>
          </table:table-cell>
          <table:table-cell office:value-type="string">
            <text:p>', postcode: '</text:p>
          </table:table-cell>
          <table:table-cell office:value-type="string">
            <text:p>EH6 4QP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71115">
            <text:p>55.9771115</text:p>
          </table:table-cell>
          <table:table-cell office:value-type="string">
            <text:p>, longitude: </text:p>
          </table:table-cell>
          <table:table-cell office:value-type="float" office:value="-3.1896244">
            <text:p>-3.1896244</text:p>
          </table:table-cell>
          <table:table-cell office:value-type="string">
            <text:p><text:s/>},</text:p>
          </table:table-cell>
          <table:table-cell table:formula="of:=CONCATENATE([.A681];[.B681];[.C681];[.D681];[.E681];[.F681];[.G681];[.H681];[.I681];[.J681];[.K681];[.L681];[.M681])" office:value-type="string" office:string-value="{ id: 681, name: 'Dudley Grove', postcode: 'EH6 4QP', ward_id: 7, lattitude: 55.9771115, longitude: -3.1896244 },">
            <text:p>{ id: 681, name: 'Dudley Grove', postcode: 'EH6 4QP', ward_id: 7, lattitude: 55.9771115, longitude: -3.18962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82">
            <text:p>682</text:p>
          </table:table-cell>
          <table:table-cell office:value-type="string">
            <text:p>, name: '</text:p>
          </table:table-cell>
          <table:table-cell office:value-type="string">
            <text:p>Brighouse Park Rigg</text:p>
          </table:table-cell>
          <table:table-cell office:value-type="string">
            <text:p>', postcode: '</text:p>
          </table:table-cell>
          <table:table-cell office:value-type="string">
            <text:p>EH4 6QU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65413">
            <text:p>55.9765413</text:p>
          </table:table-cell>
          <table:table-cell office:value-type="string">
            <text:p>, longitude: </text:p>
          </table:table-cell>
          <table:table-cell office:value-type="float" office:value="-3.294788">
            <text:p>-3.294788</text:p>
          </table:table-cell>
          <table:table-cell office:value-type="string">
            <text:p><text:s/>},</text:p>
          </table:table-cell>
          <table:table-cell table:formula="of:=CONCATENATE([.A682];[.B682];[.C682];[.D682];[.E682];[.F682];[.G682];[.H682];[.I682];[.J682];[.K682];[.L682];[.M682])" office:value-type="string" office:string-value="{ id: 682, name: 'Brighouse Park Rigg', postcode: 'EH4 6QU', ward_id: 14, lattitude: 55.9765413, longitude: -3.294788 },">
            <text:p>{ id: 682, name: 'Brighouse Park Rigg', postcode: 'EH4 6QU', ward_id: 14, lattitude: 55.9765413, longitude: -3.2947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83">
            <text:p>683</text:p>
          </table:table-cell>
          <table:table-cell office:value-type="string">
            <text:p>, name: '</text:p>
          </table:table-cell>
          <table:table-cell office:value-type="string">
            <text:p>Fernieside Crescent</text:p>
          </table:table-cell>
          <table:table-cell office:value-type="string">
            <text:p>', postcode: '</text:p>
          </table:table-cell>
          <table:table-cell office:value-type="string">
            <text:p>EH17 7HS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16453">
            <text:p>55.9116453</text:p>
          </table:table-cell>
          <table:table-cell office:value-type="string">
            <text:p>, longitude: </text:p>
          </table:table-cell>
          <table:table-cell office:value-type="float" office:value="-3.1301614">
            <text:p>-3.1301614</text:p>
          </table:table-cell>
          <table:table-cell office:value-type="string">
            <text:p><text:s/>},</text:p>
          </table:table-cell>
          <table:table-cell table:formula="of:=CONCATENATE([.A683];[.B683];[.C683];[.D683];[.E683];[.F683];[.G683];[.H683];[.I683];[.J683];[.K683];[.L683];[.M683])" office:value-type="string" office:string-value="{ id: 683, name: 'Fernieside Crescent', postcode: 'EH17 7HS', ward_id: 16, lattitude: 55.9116453, longitude: -3.1301614 },">
            <text:p>{ id: 683, name: 'Fernieside Crescent', postcode: 'EH17 7HS', ward_id: 16, lattitude: 55.9116453, longitude: -3.13016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84">
            <text:p>684</text:p>
          </table:table-cell>
          <table:table-cell office:value-type="string">
            <text:p>, name: '</text:p>
          </table:table-cell>
          <table:table-cell office:value-type="string">
            <text:p>Saunders Street</text:p>
          </table:table-cell>
          <table:table-cell office:value-type="string">
            <text:p>', postcode: '</text:p>
          </table:table-cell>
          <table:table-cell office:value-type="string">
            <text:p>EH3 6TR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1646">
            <text:p>55.9571646</text:p>
          </table:table-cell>
          <table:table-cell office:value-type="string">
            <text:p>, longitude: </text:p>
          </table:table-cell>
          <table:table-cell office:value-type="float" office:value="-3.2094124">
            <text:p>-3.2094124</text:p>
          </table:table-cell>
          <table:table-cell office:value-type="string">
            <text:p><text:s/>},</text:p>
          </table:table-cell>
          <table:table-cell table:formula="of:=CONCATENATE([.A684];[.B684];[.C684];[.D684];[.E684];[.F684];[.G684];[.H684];[.I684];[.J684];[.K684];[.L684];[.M684])" office:value-type="string" office:string-value="{ id: 684, name: 'Saunders Street', postcode: 'EH3 6TR', ward_id: 4, lattitude: 55.9571646, longitude: -3.2094124 },">
            <text:p>{ id: 684, name: 'Saunders Street', postcode: 'EH3 6TR', ward_id: 4, lattitude: 55.9571646, longitude: -3.20941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85">
            <text:p>685</text:p>
          </table:table-cell>
          <table:table-cell office:value-type="string">
            <text:p>, name: '</text:p>
          </table:table-cell>
          <table:table-cell office:value-type="string">
            <text:p>Bernard Street</text:p>
          </table:table-cell>
          <table:table-cell office:value-type="string">
            <text:p>', postcode: '</text:p>
          </table:table-cell>
          <table:table-cell office:value-type="string">
            <text:p>EH6 6SH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58912">
            <text:p>55.9758912</text:p>
          </table:table-cell>
          <table:table-cell office:value-type="string">
            <text:p>, longitude: </text:p>
          </table:table-cell>
          <table:table-cell office:value-type="float" office:value="-3.1679682">
            <text:p>-3.1679682</text:p>
          </table:table-cell>
          <table:table-cell office:value-type="string">
            <text:p><text:s/>},</text:p>
          </table:table-cell>
          <table:table-cell table:formula="of:=CONCATENATE([.A685];[.B685];[.C685];[.D685];[.E685];[.F685];[.G685];[.H685];[.I685];[.J685];[.K685];[.L685];[.M685])" office:value-type="string" office:string-value="{ id: 685, name: 'Bernard Street', postcode: 'EH6 6SH', ward_id: 8, lattitude: 55.9758912, longitude: -3.1679682 },">
            <text:p>{ id: 685, name: 'Bernard Street', postcode: 'EH6 6SH', ward_id: 8, lattitude: 55.9758912, longitude: -3.16796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86">
            <text:p>686</text:p>
          </table:table-cell>
          <table:table-cell office:value-type="string">
            <text:p>, name: '</text:p>
          </table:table-cell>
          <table:table-cell office:value-type="string">
            <text:p>Roseburn Avenue</text:p>
          </table:table-cell>
          <table:table-cell office:value-type="string">
            <text:p>', postcode: '</text:p>
          </table:table-cell>
          <table:table-cell office:value-type="string">
            <text:p>EH12 5PB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39281">
            <text:p>55.9439281</text:p>
          </table:table-cell>
          <table:table-cell office:value-type="string">
            <text:p>, longitude: </text:p>
          </table:table-cell>
          <table:table-cell office:value-type="float" office:value="-3.2366934">
            <text:p>-3.2366934</text:p>
          </table:table-cell>
          <table:table-cell office:value-type="string">
            <text:p><text:s/>},</text:p>
          </table:table-cell>
          <table:table-cell table:formula="of:=CONCATENATE([.A686];[.B686];[.C686];[.D686];[.E686];[.F686];[.G686];[.H686];[.I686];[.J686];[.K686];[.L686];[.M686])" office:value-type="string" office:string-value="{ id: 686, name: 'Roseburn Avenue', postcode: 'EH12 5PB', ward_id: 15, lattitude: 55.9439281, longitude: -3.2366934 },">
            <text:p>{ id: 686, name: 'Roseburn Avenue', postcode: 'EH12 5PB', ward_id: 15, lattitude: 55.9439281, longitude: -3.23669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87">
            <text:p>687</text:p>
          </table:table-cell>
          <table:table-cell office:value-type="string">
            <text:p>, name: '</text:p>
          </table:table-cell>
          <table:table-cell office:value-type="string">
            <text:p>Springvalley Terr</text:p>
          </table:table-cell>
          <table:table-cell office:value-type="string">
            <text:p>', postcode: '</text:p>
          </table:table-cell>
          <table:table-cell office:value-type="string">
            <text:p>EH10 4QB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91286">
            <text:p>55.9291286</text:p>
          </table:table-cell>
          <table:table-cell office:value-type="string">
            <text:p>, longitude: </text:p>
          </table:table-cell>
          <table:table-cell office:value-type="float" office:value="-3.2113809">
            <text:p>-3.2113809</text:p>
          </table:table-cell>
          <table:table-cell office:value-type="string">
            <text:p><text:s/>},</text:p>
          </table:table-cell>
          <table:table-cell table:formula="of:=CONCATENATE([.A687];[.B687];[.C687];[.D687];[.E687];[.F687];[.G687];[.H687];[.I687];[.J687];[.K687];[.L687];[.M687])" office:value-type="string" office:string-value="{ id: 687, name: 'Springvalley Terr', postcode: 'EH10 4QB', ward_id: 3, lattitude: 55.9291286, longitude: -3.2113809 },">
            <text:p>{ id: 687, name: 'Springvalley Terr', postcode: 'EH10 4QB', ward_id: 3, lattitude: 55.9291286, longitude: -3.21138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88">
            <text:p>688</text:p>
          </table:table-cell>
          <table:table-cell office:value-type="string">
            <text:p>, name: '</text:p>
          </table:table-cell>
          <table:table-cell office:value-type="string">
            <text:p>Cameron Toll Gardens</text:p>
          </table:table-cell>
          <table:table-cell office:value-type="string">
            <text:p>', postcode: '</text:p>
          </table:table-cell>
          <table:table-cell office:value-type="string">
            <text:p>EH16 4TG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284096">
            <text:p>55.9284096</text:p>
          </table:table-cell>
          <table:table-cell office:value-type="string">
            <text:p>, longitude: </text:p>
          </table:table-cell>
          <table:table-cell office:value-type="float" office:value="-3.1562965">
            <text:p>-3.1562965</text:p>
          </table:table-cell>
          <table:table-cell office:value-type="string">
            <text:p><text:s/>},</text:p>
          </table:table-cell>
          <table:table-cell table:formula="of:=CONCATENATE([.A688];[.B688];[.C688];[.D688];[.E688];[.F688];[.G688];[.H688];[.I688];[.J688];[.K688];[.L688];[.M688])" office:value-type="string" office:string-value="{ id: 688, name: 'Cameron Toll Gardens', postcode: 'EH16 4TG', ward_id: 16, lattitude: 55.9284096, longitude: -3.1562965 },">
            <text:p>{ id: 688, name: 'Cameron Toll Gardens', postcode: 'EH16 4TG', ward_id: 16, lattitude: 55.9284096, longitude: -3.156296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89">
            <text:p>689</text:p>
          </table:table-cell>
          <table:table-cell office:value-type="string">
            <text:p>, name: '</text:p>
          </table:table-cell>
          <table:table-cell office:value-type="string">
            <text:p>Learmonth Avenue South</text:p>
          </table:table-cell>
          <table:table-cell office:value-type="string">
            <text:p>', postcode: '</text:p>
          </table:table-cell>
          <table:table-cell office:value-type="string">
            <text:p>EH4 1PE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56055">
            <text:p>55.9556055</text:p>
          </table:table-cell>
          <table:table-cell office:value-type="string">
            <text:p>, longitude: </text:p>
          </table:table-cell>
          <table:table-cell office:value-type="float" office:value="-3.22054">
            <text:p>-3.22054</text:p>
          </table:table-cell>
          <table:table-cell office:value-type="string">
            <text:p><text:s/>},</text:p>
          </table:table-cell>
          <table:table-cell table:formula="of:=CONCATENATE([.A689];[.B689];[.C689];[.D689];[.E689];[.F689];[.G689];[.H689];[.I689];[.J689];[.K689];[.L689];[.M689])" office:value-type="string" office:string-value="{ id: 689, name: 'Learmonth Avenue South', postcode: 'EH4 1PE', ward_id: 4, lattitude: 55.9556055, longitude: -3.22054 },">
            <text:p>{ id: 689, name: 'Learmonth Avenue South', postcode: 'EH4 1PE', ward_id: 4, lattitude: 55.9556055, longitude: -3.220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90">
            <text:p>690</text:p>
          </table:table-cell>
          <table:table-cell office:value-type="string">
            <text:p>, name: '</text:p>
          </table:table-cell>
          <table:table-cell office:value-type="string">
            <text:p>Barnton Avenue</text:p>
          </table:table-cell>
          <table:table-cell office:value-type="string">
            <text:p>', postcode: '</text:p>
          </table:table-cell>
          <table:table-cell office:value-type="string">
            <text:p>EH4 6JJ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708">
            <text:p>55.96708</text:p>
          </table:table-cell>
          <table:table-cell office:value-type="string">
            <text:p>, longitude: </text:p>
          </table:table-cell>
          <table:table-cell office:value-type="float" office:value="-3.2857196">
            <text:p>-3.2857196</text:p>
          </table:table-cell>
          <table:table-cell office:value-type="string">
            <text:p><text:s/>},</text:p>
          </table:table-cell>
          <table:table-cell table:formula="of:=CONCATENATE([.A690];[.B690];[.C690];[.D690];[.E690];[.F690];[.G690];[.H690];[.I690];[.J690];[.K690];[.L690];[.M690])" office:value-type="string" office:string-value="{ id: 690, name: 'Barnton Avenue', postcode: 'EH4 6JJ', ward_id: 14, lattitude: 55.96708, longitude: -3.2857196 },">
            <text:p>{ id: 690, name: 'Barnton Avenue', postcode: 'EH4 6JJ', ward_id: 14, lattitude: 55.96708, longitude: -3.28571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91">
            <text:p>691</text:p>
          </table:table-cell>
          <table:table-cell office:value-type="string">
            <text:p>, name: '</text:p>
          </table:table-cell>
          <table:table-cell office:value-type="string">
            <text:p>Gracemount Place</text:p>
          </table:table-cell>
          <table:table-cell office:value-type="string">
            <text:p>', postcode: '</text:p>
          </table:table-cell>
          <table:table-cell office:value-type="string">
            <text:p>EH16 6EH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79904">
            <text:p>55.9079904</text:p>
          </table:table-cell>
          <table:table-cell office:value-type="string">
            <text:p>, longitude: </text:p>
          </table:table-cell>
          <table:table-cell office:value-type="float" office:value="-3.1591439">
            <text:p>-3.1591439</text:p>
          </table:table-cell>
          <table:table-cell office:value-type="string">
            <text:p><text:s/>},</text:p>
          </table:table-cell>
          <table:table-cell table:formula="of:=CONCATENATE([.A691];[.B691];[.C691];[.D691];[.E691];[.F691];[.G691];[.H691];[.I691];[.J691];[.K691];[.L691];[.M691])" office:value-type="string" office:string-value="{ id: 691, name: 'Gracemount Place', postcode: 'EH16 6EH', ward_id: 16, lattitude: 55.9079904, longitude: -3.1591439 },">
            <text:p>{ id: 691, name: 'Gracemount Place', postcode: 'EH16 6EH', ward_id: 16, lattitude: 55.9079904, longitude: -3.15914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92">
            <text:p>692</text:p>
          </table:table-cell>
          <table:table-cell office:value-type="string">
            <text:p>, name: '</text:p>
          </table:table-cell>
          <table:table-cell office:value-type="string">
            <text:p>Craigleigh Avenue North</text:p>
          </table:table-cell>
          <table:table-cell office:value-type="string">
            <text:p>', postcode: '</text:p>
          </table:table-cell>
          <table:table-cell office:value-type="string">
            <text:p>EH4 3LD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525872">
            <text:p>55.9525872</text:p>
          </table:table-cell>
          <table:table-cell office:value-type="string">
            <text:p>, longitude: </text:p>
          </table:table-cell>
          <table:table-cell office:value-type="float" office:value="-3.246212">
            <text:p>-3.246212</text:p>
          </table:table-cell>
          <table:table-cell office:value-type="string">
            <text:p><text:s/>},</text:p>
          </table:table-cell>
          <table:table-cell table:formula="of:=CONCATENATE([.A692];[.B692];[.C692];[.D692];[.E692];[.F692];[.G692];[.H692];[.I692];[.J692];[.K692];[.L692];[.M692])" office:value-type="string" office:string-value="{ id: 692, name: 'Craigleigh Avenue North', postcode: 'EH4 3LD', ward_id: 15, lattitude: 55.9525872, longitude: -3.246212 },">
            <text:p>{ id: 692, name: 'Craigleigh Avenue North', postcode: 'EH4 3LD', ward_id: 15, lattitude: 55.9525872, longitude: -3.2462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93">
            <text:p>693</text:p>
          </table:table-cell>
          <table:table-cell office:value-type="string">
            <text:p>, name: '</text:p>
          </table:table-cell>
          <table:table-cell office:value-type="string">
            <text:p>Doublehedges Road</text:p>
          </table:table-cell>
          <table:table-cell office:value-type="string">
            <text:p>', postcode: '</text:p>
          </table:table-cell>
          <table:table-cell office:value-type="string">
            <text:p>EH16 6TS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204692">
            <text:p>55.9204692</text:p>
          </table:table-cell>
          <table:table-cell office:value-type="string">
            <text:p>, longitude: </text:p>
          </table:table-cell>
          <table:table-cell office:value-type="float" office:value="-3.1637156">
            <text:p>-3.1637156</text:p>
          </table:table-cell>
          <table:table-cell office:value-type="string">
            <text:p><text:s/>},</text:p>
          </table:table-cell>
          <table:table-cell table:formula="of:=CONCATENATE([.A693];[.B693];[.C693];[.D693];[.E693];[.F693];[.G693];[.H693];[.I693];[.J693];[.K693];[.L693];[.M693])" office:value-type="string" office:string-value="{ id: 693, name: 'Doublehedges Road', postcode: 'EH16 6TS', ward_id: 16, lattitude: 55.9204692, longitude: -3.1637156 },">
            <text:p>{ id: 693, name: 'Doublehedges Road', postcode: 'EH16 6TS', ward_id: 16, lattitude: 55.9204692, longitude: -3.16371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94">
            <text:p>694</text:p>
          </table:table-cell>
          <table:table-cell office:value-type="string">
            <text:p>, name: '</text:p>
          </table:table-cell>
          <table:table-cell office:value-type="string">
            <text:p>Great Junction Street</text:p>
          </table:table-cell>
          <table:table-cell office:value-type="string">
            <text:p>', postcode: '</text:p>
          </table:table-cell>
          <table:table-cell office:value-type="string">
            <text:p>EH6 6DU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28806">
            <text:p>55.9728806</text:p>
          </table:table-cell>
          <table:table-cell office:value-type="string">
            <text:p>, longitude: </text:p>
          </table:table-cell>
          <table:table-cell office:value-type="float" office:value="-3.1755716">
            <text:p>-3.1755716</text:p>
          </table:table-cell>
          <table:table-cell office:value-type="string">
            <text:p><text:s/>},</text:p>
          </table:table-cell>
          <table:table-cell table:formula="of:=CONCATENATE([.A694];[.B694];[.C694];[.D694];[.E694];[.F694];[.G694];[.H694];[.I694];[.J694];[.K694];[.L694];[.M694])" office:value-type="string" office:string-value="{ id: 694, name: 'Great Junction Street', postcode: 'EH6 6DU', ward_id: 8, lattitude: 55.9728806, longitude: -3.1755716 },">
            <text:p>{ id: 694, name: 'Great Junction Street', postcode: 'EH6 6DU', ward_id: 8, lattitude: 55.9728806, longitude: -3.175571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95">
            <text:p>695</text:p>
          </table:table-cell>
          <table:table-cell office:value-type="string">
            <text:p>, name: '</text:p>
          </table:table-cell>
          <table:table-cell office:value-type="string">
            <text:p>Wardieburn Place North</text:p>
          </table:table-cell>
          <table:table-cell office:value-type="string">
            <text:p>', postcode: '</text:p>
          </table:table-cell>
          <table:table-cell office:value-type="string">
            <text:p>EH5 1DS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84848">
            <text:p>55.9784848</text:p>
          </table:table-cell>
          <table:table-cell office:value-type="string">
            <text:p>, longitude: </text:p>
          </table:table-cell>
          <table:table-cell office:value-type="float" office:value="-3.2270874">
            <text:p>-3.2270874</text:p>
          </table:table-cell>
          <table:table-cell office:value-type="string">
            <text:p><text:s/>},</text:p>
          </table:table-cell>
          <table:table-cell table:formula="of:=CONCATENATE([.A695];[.B695];[.C695];[.D695];[.E695];[.F695];[.G695];[.H695];[.I695];[.J695];[.K695];[.L695];[.M695])" office:value-type="string" office:string-value="{ id: 695, name: 'Wardieburn Place North', postcode: 'EH5 1DS', ward_id: 7, lattitude: 55.9784848, longitude: -3.2270874 },">
            <text:p>{ id: 695, name: 'Wardieburn Place North', postcode: 'EH5 1DS', ward_id: 7, lattitude: 55.9784848, longitude: -3.227087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96">
            <text:p>696</text:p>
          </table:table-cell>
          <table:table-cell office:value-type="string">
            <text:p>, name: '</text:p>
          </table:table-cell>
          <table:table-cell office:value-type="string">
            <text:p>Gilberstoun Place</text:p>
          </table:table-cell>
          <table:table-cell office:value-type="string">
            <text:p>', postcode: '</text:p>
          </table:table-cell>
          <table:table-cell office:value-type="string">
            <text:p>EH15 2RB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09096">
            <text:p>55.9409096</text:p>
          </table:table-cell>
          <table:table-cell office:value-type="string">
            <text:p>, longitude: </text:p>
          </table:table-cell>
          <table:table-cell office:value-type="float" office:value="-3.0970312">
            <text:p>-3.0970312</text:p>
          </table:table-cell>
          <table:table-cell office:value-type="string">
            <text:p><text:s/>},</text:p>
          </table:table-cell>
          <table:table-cell table:formula="of:=CONCATENATE([.A696];[.B696];[.C696];[.D696];[.E696];[.F696];[.G696];[.H696];[.I696];[.J696];[.K696];[.L696];[.M696])" office:value-type="string" office:string-value="{ id: 696, name: 'Gilberstoun Place', postcode: 'EH15 2RB', ward_id: 11, lattitude: 55.9409096, longitude: -3.0970312 },">
            <text:p>{ id: 696, name: 'Gilberstoun Place', postcode: 'EH15 2RB', ward_id: 11, lattitude: 55.9409096, longitude: -3.09703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97">
            <text:p>697</text:p>
          </table:table-cell>
          <table:table-cell office:value-type="string">
            <text:p>, name: '</text:p>
          </table:table-cell>
          <table:table-cell office:value-type="string">
            <text:p>Bankhead Medway</text:p>
          </table:table-cell>
          <table:table-cell office:value-type="string">
            <text:p>', postcode: '</text:p>
          </table:table-cell>
          <table:table-cell office:value-type="string">
            <text:p>EH11 4BY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61837">
            <text:p>55.9261837</text:p>
          </table:table-cell>
          <table:table-cell office:value-type="string">
            <text:p>, longitude: </text:p>
          </table:table-cell>
          <table:table-cell office:value-type="float" office:value="-3.2958666">
            <text:p>-3.2958666</text:p>
          </table:table-cell>
          <table:table-cell office:value-type="string">
            <text:p><text:s/>},</text:p>
          </table:table-cell>
          <table:table-cell table:formula="of:=CONCATENATE([.A697];[.B697];[.C697];[.D697];[.E697];[.F697];[.G697];[.H697];[.I697];[.J697];[.K697];[.L697];[.M697])" office:value-type="string" office:string-value="{ id: 697, name: 'Bankhead Medway', postcode: 'EH11 4BY', ward_id: 13, lattitude: 55.9261837, longitude: -3.2958666 },">
            <text:p>{ id: 697, name: 'Bankhead Medway', postcode: 'EH11 4BY', ward_id: 13, lattitude: 55.9261837, longitude: -3.29586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98">
            <text:p>698</text:p>
          </table:table-cell>
          <table:table-cell office:value-type="string">
            <text:p>, name: '</text:p>
          </table:table-cell>
          <table:table-cell office:value-type="string">
            <text:p>Kirk Street</text:p>
          </table:table-cell>
          <table:table-cell office:value-type="string">
            <text:p>', postcode: '</text:p>
          </table:table-cell>
          <table:table-cell office:value-type="string">
            <text:p>EH6 5EY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06642">
            <text:p>55.9706642</text:p>
          </table:table-cell>
          <table:table-cell office:value-type="string">
            <text:p>, longitude: </text:p>
          </table:table-cell>
          <table:table-cell office:value-type="float" office:value="-3.1732081">
            <text:p>-3.1732081</text:p>
          </table:table-cell>
          <table:table-cell office:value-type="string">
            <text:p><text:s/>},</text:p>
          </table:table-cell>
          <table:table-cell table:formula="of:=CONCATENATE([.A698];[.B698];[.C698];[.D698];[.E698];[.F698];[.G698];[.H698];[.I698];[.J698];[.K698];[.L698];[.M698])" office:value-type="string" office:string-value="{ id: 698, name: 'Kirk Street', postcode: 'EH6 5EY', ward_id: 8, lattitude: 55.9706642, longitude: -3.1732081 },">
            <text:p>{ id: 698, name: 'Kirk Street', postcode: 'EH6 5EY', ward_id: 8, lattitude: 55.9706642, longitude: -3.17320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699">
            <text:p>699</text:p>
          </table:table-cell>
          <table:table-cell office:value-type="string">
            <text:p>, name: '</text:p>
          </table:table-cell>
          <table:table-cell office:value-type="string">
            <text:p>High School Yards</text:p>
          </table:table-cell>
          <table:table-cell office:value-type="string">
            <text:p>', postcode: '</text:p>
          </table:table-cell>
          <table:table-cell office:value-type="string">
            <text:p>EH1 1LZ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87923">
            <text:p>55.9487923</text:p>
          </table:table-cell>
          <table:table-cell office:value-type="string">
            <text:p>, longitude: </text:p>
          </table:table-cell>
          <table:table-cell office:value-type="float" office:value="-3.1843519">
            <text:p>-3.1843519</text:p>
          </table:table-cell>
          <table:table-cell office:value-type="string">
            <text:p><text:s/>},</text:p>
          </table:table-cell>
          <table:table-cell table:formula="of:=CONCATENATE([.A699];[.B699];[.C699];[.D699];[.E699];[.F699];[.G699];[.H699];[.I699];[.J699];[.K699];[.L699];[.M699])" office:value-type="string" office:string-value="{ id: 699, name: 'High School Yards', postcode: 'EH1 1LZ', ward_id: 6, lattitude: 55.9487923, longitude: -3.1843519 },">
            <text:p>{ id: 699, name: 'High School Yards', postcode: 'EH1 1LZ', ward_id: 6, lattitude: 55.9487923, longitude: -3.18435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00">
            <text:p>700</text:p>
          </table:table-cell>
          <table:table-cell office:value-type="string">
            <text:p>, name: '</text:p>
          </table:table-cell>
          <table:table-cell office:value-type="string">
            <text:p>Claremont Terrace</text:p>
          </table:table-cell>
          <table:table-cell office:value-type="string">
            <text:p>', postcode: '</text:p>
          </table:table-cell>
          <table:table-cell office:value-type="string">
            <text:p>EH7 4HX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36715">
            <text:p>55.9636715</text:p>
          </table:table-cell>
          <table:table-cell office:value-type="string">
            <text:p>, longitude: </text:p>
          </table:table-cell>
          <table:table-cell office:value-type="float" office:value="-3.1918087">
            <text:p>-3.1918087</text:p>
          </table:table-cell>
          <table:table-cell office:value-type="string">
            <text:p><text:s/>},</text:p>
          </table:table-cell>
          <table:table-cell table:formula="of:=CONCATENATE([.A700];[.B700];[.C700];[.D700];[.E700];[.F700];[.G700];[.H700];[.I700];[.J700];[.K700];[.L700];[.M700])" office:value-type="string" office:string-value="{ id: 700, name: 'Claremont Terrace', postcode: 'EH7 4HX', ward_id: 12, lattitude: 55.9636715, longitude: -3.1918087 },">
            <text:p>{ id: 700, name: 'Claremont Terrace', postcode: 'EH7 4HX', ward_id: 12, lattitude: 55.9636715, longitude: -3.19180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01">
            <text:p>701</text:p>
          </table:table-cell>
          <table:table-cell office:value-type="string">
            <text:p>, name: '</text:p>
          </table:table-cell>
          <table:table-cell office:value-type="string">
            <text:p>Orchard Brae Gardens</text:p>
          </table:table-cell>
          <table:table-cell office:value-type="string">
            <text:p>', postcode: '</text:p>
          </table:table-cell>
          <table:table-cell office:value-type="string">
            <text:p>EH4 2HH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64235">
            <text:p>55.9564235</text:p>
          </table:table-cell>
          <table:table-cell office:value-type="string">
            <text:p>, longitude: </text:p>
          </table:table-cell>
          <table:table-cell office:value-type="float" office:value="-3.2258952">
            <text:p>-3.2258952</text:p>
          </table:table-cell>
          <table:table-cell office:value-type="string">
            <text:p><text:s/>},</text:p>
          </table:table-cell>
          <table:table-cell table:formula="of:=CONCATENATE([.A701];[.B701];[.C701];[.D701];[.E701];[.F701];[.G701];[.H701];[.I701];[.J701];[.K701];[.L701];[.M701])" office:value-type="string" office:string-value="{ id: 701, name: 'Orchard Brae Gardens', postcode: 'EH4 2HH', ward_id: 4, lattitude: 55.9564235, longitude: -3.2258952 },">
            <text:p>{ id: 701, name: 'Orchard Brae Gardens', postcode: 'EH4 2HH', ward_id: 4, lattitude: 55.9564235, longitude: -3.22589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02">
            <text:p>702</text:p>
          </table:table-cell>
          <table:table-cell office:value-type="string">
            <text:p>, name: '</text:p>
          </table:table-cell>
          <table:table-cell office:value-type="string">
            <text:p>Dean Street</text:p>
          </table:table-cell>
          <table:table-cell office:value-type="string">
            <text:p>', postcode: '</text:p>
          </table:table-cell>
          <table:table-cell office:value-type="string">
            <text:p>EH4 1LL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8136">
            <text:p>55.958136</text:p>
          </table:table-cell>
          <table:table-cell office:value-type="string">
            <text:p>, longitude: </text:p>
          </table:table-cell>
          <table:table-cell office:value-type="float" office:value="-3.2121607">
            <text:p>-3.2121607</text:p>
          </table:table-cell>
          <table:table-cell office:value-type="string">
            <text:p><text:s/>},</text:p>
          </table:table-cell>
          <table:table-cell table:formula="of:=CONCATENATE([.A702];[.B702];[.C702];[.D702];[.E702];[.F702];[.G702];[.H702];[.I702];[.J702];[.K702];[.L702];[.M702])" office:value-type="string" office:string-value="{ id: 702, name: 'Dean Street', postcode: 'EH4 1LL', ward_id: 4, lattitude: 55.958136, longitude: -3.2121607 },">
            <text:p>{ id: 702, name: 'Dean Street', postcode: 'EH4 1LL', ward_id: 4, lattitude: 55.958136, longitude: -3.21216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03">
            <text:p>703</text:p>
          </table:table-cell>
          <table:table-cell office:value-type="string">
            <text:p>, name: '</text:p>
          </table:table-cell>
          <table:table-cell office:value-type="string">
            <text:p>High Street South Queensferry</text:p>
          </table:table-cell>
          <table:table-cell office:value-type="string">
            <text:p>', postcode: '</text:p>
          </table:table-cell>
          <table:table-cell office:value-type="string">
            <text:p>EH30 9HW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98061">
            <text:p>55.9898061</text:p>
          </table:table-cell>
          <table:table-cell office:value-type="string">
            <text:p>, longitude: </text:p>
          </table:table-cell>
          <table:table-cell office:value-type="float" office:value="-3.3950324">
            <text:p>-3.3950324</text:p>
          </table:table-cell>
          <table:table-cell office:value-type="string">
            <text:p><text:s/>},</text:p>
          </table:table-cell>
          <table:table-cell table:formula="of:=CONCATENATE([.A703];[.B703];[.C703];[.D703];[.E703];[.F703];[.G703];[.H703];[.I703];[.J703];[.K703];[.L703];[.M703])" office:value-type="string" office:string-value="{ id: 703, name: 'High Street South Queensferry', postcode: 'EH30 9HW', ward_id: 14, lattitude: 55.9898061, longitude: -3.3950324 },">
            <text:p>{ id: 703, name: 'High Street South Queensferry', postcode: 'EH30 9HW', ward_id: 14, lattitude: 55.9898061, longitude: -3.39503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04">
            <text:p>704</text:p>
          </table:table-cell>
          <table:table-cell office:value-type="string">
            <text:p>, name: '</text:p>
          </table:table-cell>
          <table:table-cell office:value-type="string">
            <text:p>Grierson Gardens</text:p>
          </table:table-cell>
          <table:table-cell office:value-type="string">
            <text:p>', postcode: '</text:p>
          </table:table-cell>
          <table:table-cell office:value-type="string">
            <text:p>EH5 2AS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65838">
            <text:p>55.9765838</text:p>
          </table:table-cell>
          <table:table-cell office:value-type="string">
            <text:p>, longitude: </text:p>
          </table:table-cell>
          <table:table-cell office:value-type="float" office:value="-3.2173129">
            <text:p>-3.2173129</text:p>
          </table:table-cell>
          <table:table-cell office:value-type="string">
            <text:p><text:s/>},</text:p>
          </table:table-cell>
          <table:table-cell table:formula="of:=CONCATENATE([.A704];[.B704];[.C704];[.D704];[.E704];[.F704];[.G704];[.H704];[.I704];[.J704];[.K704];[.L704];[.M704])" office:value-type="string" office:string-value="{ id: 704, name: 'Grierson Gardens', postcode: 'EH5 2AS', ward_id: 7, lattitude: 55.9765838, longitude: -3.2173129 },">
            <text:p>{ id: 704, name: 'Grierson Gardens', postcode: 'EH5 2AS', ward_id: 7, lattitude: 55.9765838, longitude: -3.217312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05">
            <text:p>705</text:p>
          </table:table-cell>
          <table:table-cell office:value-type="string">
            <text:p>, name: '</text:p>
          </table:table-cell>
          <table:table-cell office:value-type="string">
            <text:p>Plewlands Croft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705];[.B705];[.C705];[.D705];[.E705];[.F705];[.G705];[.H705];[.I705];[.J705];[.K705];[.L705];[.M705])" office:value-type="string" office:string-value="{ id: 705, name: 'Plewlands Croft', postcode: 'EH1 3EG', ward_id: 6, lattitude: 55.953252, longitude: -3.188267 },">
            <text:p>{ id: 705, name: 'Plewlands Croft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06">
            <text:p>706</text:p>
          </table:table-cell>
          <table:table-cell office:value-type="string">
            <text:p>, name: '</text:p>
          </table:table-cell>
          <table:table-cell office:value-type="string">
            <text:p>Lynedoch Place</text:p>
          </table:table-cell>
          <table:table-cell office:value-type="string">
            <text:p>', postcode: '</text:p>
          </table:table-cell>
          <table:table-cell office:value-type="string">
            <text:p>EH3 7UA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19042">
            <text:p>55.9519042</text:p>
          </table:table-cell>
          <table:table-cell office:value-type="string">
            <text:p>, longitude: </text:p>
          </table:table-cell>
          <table:table-cell office:value-type="float" office:value="-3.2140111">
            <text:p>-3.2140111</text:p>
          </table:table-cell>
          <table:table-cell office:value-type="string">
            <text:p><text:s/>},</text:p>
          </table:table-cell>
          <table:table-cell table:formula="of:=CONCATENATE([.A706];[.B706];[.C706];[.D706];[.E706];[.F706];[.G706];[.H706];[.I706];[.J706];[.K706];[.L706];[.M706])" office:value-type="string" office:string-value="{ id: 706, name: 'Lynedoch Place', postcode: 'EH3 7UA', ward_id: 4, lattitude: 55.9519042, longitude: -3.2140111 },">
            <text:p>{ id: 706, name: 'Lynedoch Place', postcode: 'EH3 7UA', ward_id: 4, lattitude: 55.9519042, longitude: -3.214011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07">
            <text:p>707</text:p>
          </table:table-cell>
          <table:table-cell office:value-type="string">
            <text:p>, name: '</text:p>
          </table:table-cell>
          <table:table-cell office:value-type="string">
            <text:p>Glendevon Park</text:p>
          </table:table-cell>
          <table:table-cell office:value-type="string">
            <text:p>', postcode: '</text:p>
          </table:table-cell>
          <table:table-cell office:value-type="string">
            <text:p>EH12 5XA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94732">
            <text:p>55.9394732</text:p>
          </table:table-cell>
          <table:table-cell office:value-type="string">
            <text:p>, longitude: </text:p>
          </table:table-cell>
          <table:table-cell office:value-type="float" office:value="-3.2553323">
            <text:p>-3.2553323</text:p>
          </table:table-cell>
          <table:table-cell office:value-type="string">
            <text:p><text:s/>},</text:p>
          </table:table-cell>
          <table:table-cell table:formula="of:=CONCATENATE([.A707];[.B707];[.C707];[.D707];[.E707];[.F707];[.G707];[.H707];[.I707];[.J707];[.K707];[.L707];[.M707])" office:value-type="string" office:string-value="{ id: 707, name: 'Glendevon Park', postcode: 'EH12 5XA', ward_id: 15, lattitude: 55.9394732, longitude: -3.2553323 },">
            <text:p>{ id: 707, name: 'Glendevon Park', postcode: 'EH12 5XA', ward_id: 15, lattitude: 55.9394732, longitude: -3.25533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08">
            <text:p>708</text:p>
          </table:table-cell>
          <table:table-cell office:value-type="string">
            <text:p>, name: '</text:p>
          </table:table-cell>
          <table:table-cell office:value-type="string">
            <text:p>Muir Wood Crescent</text:p>
          </table:table-cell>
          <table:table-cell office:value-type="string">
            <text:p>', postcode: '</text:p>
          </table:table-cell>
          <table:table-cell office:value-type="string">
            <text:p>EH14 5HG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22276">
            <text:p>55.9022276</text:p>
          </table:table-cell>
          <table:table-cell office:value-type="string">
            <text:p>, longitude: </text:p>
          </table:table-cell>
          <table:table-cell office:value-type="float" office:value="-3.2982054">
            <text:p>-3.2982054</text:p>
          </table:table-cell>
          <table:table-cell office:value-type="string">
            <text:p><text:s/>},</text:p>
          </table:table-cell>
          <table:table-cell table:formula="of:=CONCATENATE([.A708];[.B708];[.C708];[.D708];[.E708];[.F708];[.G708];[.H708];[.I708];[.J708];[.K708];[.L708];[.M708])" office:value-type="string" office:string-value="{ id: 708, name: 'Muir Wood Crescent', postcode: 'EH14 5HG', ward_id: 10, lattitude: 55.9022276, longitude: -3.2982054 },">
            <text:p>{ id: 708, name: 'Muir Wood Crescent', postcode: 'EH14 5HG', ward_id: 10, lattitude: 55.9022276, longitude: -3.29820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09">
            <text:p>709</text:p>
          </table:table-cell>
          <table:table-cell office:value-type="string">
            <text:p>, name: '</text:p>
          </table:table-cell>
          <table:table-cell office:value-type="string">
            <text:p>Hermitage Gardens</text:p>
          </table:table-cell>
          <table:table-cell office:value-type="string">
            <text:p>', postcode: '</text:p>
          </table:table-cell>
          <table:table-cell office:value-type="string">
            <text:p>EH10 6BA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25557">
            <text:p>55.9225557</text:p>
          </table:table-cell>
          <table:table-cell office:value-type="string">
            <text:p>, longitude: </text:p>
          </table:table-cell>
          <table:table-cell office:value-type="float" office:value="-3.2076128">
            <text:p>-3.2076128</text:p>
          </table:table-cell>
          <table:table-cell office:value-type="string">
            <text:p><text:s/>},</text:p>
          </table:table-cell>
          <table:table-cell table:formula="of:=CONCATENATE([.A709];[.B709];[.C709];[.D709];[.E709];[.F709];[.G709];[.H709];[.I709];[.J709];[.K709];[.L709];[.M709])" office:value-type="string" office:string-value="{ id: 709, name: 'Hermitage Gardens', postcode: 'EH10 6BA', ward_id: 3, lattitude: 55.9225557, longitude: -3.2076128 },">
            <text:p>{ id: 709, name: 'Hermitage Gardens', postcode: 'EH10 6BA', ward_id: 3, lattitude: 55.9225557, longitude: -3.20761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10">
            <text:p>710</text:p>
          </table:table-cell>
          <table:table-cell office:value-type="string">
            <text:p>, name: '</text:p>
          </table:table-cell>
          <table:table-cell office:value-type="string">
            <text:p>Stevenson Drive</text:p>
          </table:table-cell>
          <table:table-cell office:value-type="string">
            <text:p>', postcode: '</text:p>
          </table:table-cell>
          <table:table-cell office:value-type="string">
            <text:p>EH11 3DP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41202">
            <text:p>55.9341202</text:p>
          </table:table-cell>
          <table:table-cell office:value-type="string">
            <text:p>, longitude: </text:p>
          </table:table-cell>
          <table:table-cell office:value-type="float" office:value="-3.2568139">
            <text:p>-3.2568139</text:p>
          </table:table-cell>
          <table:table-cell office:value-type="string">
            <text:p><text:s/>},</text:p>
          </table:table-cell>
          <table:table-cell table:formula="of:=CONCATENATE([.A710];[.B710];[.C710];[.D710];[.E710];[.F710];[.G710];[.H710];[.I710];[.J710];[.K710];[.L710];[.M710])" office:value-type="string" office:string-value="{ id: 710, name: 'Stevenson Drive', postcode: 'EH11 3DP', ward_id: 13, lattitude: 55.9341202, longitude: -3.2568139 },">
            <text:p>{ id: 710, name: 'Stevenson Drive', postcode: 'EH11 3DP', ward_id: 13, lattitude: 55.9341202, longitude: -3.25681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11">
            <text:p>711</text:p>
          </table:table-cell>
          <table:table-cell office:value-type="string">
            <text:p>, name: '</text:p>
          </table:table-cell>
          <table:table-cell office:value-type="string">
            <text:p>Craiglea Place</text:p>
          </table:table-cell>
          <table:table-cell office:value-type="string">
            <text:p>', postcode: '</text:p>
          </table:table-cell>
          <table:table-cell office:value-type="string">
            <text:p>EH10 5QD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10842">
            <text:p>55.9210842</text:p>
          </table:table-cell>
          <table:table-cell office:value-type="string">
            <text:p>, longitude: </text:p>
          </table:table-cell>
          <table:table-cell office:value-type="float" office:value="-3.2222862">
            <text:p>-3.2222862</text:p>
          </table:table-cell>
          <table:table-cell office:value-type="string">
            <text:p><text:s/>},</text:p>
          </table:table-cell>
          <table:table-cell table:formula="of:=CONCATENATE([.A711];[.B711];[.C711];[.D711];[.E711];[.F711];[.G711];[.H711];[.I711];[.J711];[.K711];[.L711];[.M711])" office:value-type="string" office:string-value="{ id: 711, name: 'Craiglea Place', postcode: 'EH10 5QD', ward_id: 3, lattitude: 55.9210842, longitude: -3.2222862 },">
            <text:p>{ id: 711, name: 'Craiglea Place', postcode: 'EH10 5QD', ward_id: 3, lattitude: 55.9210842, longitude: -3.222286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12">
            <text:p>712</text:p>
          </table:table-cell>
          <table:table-cell office:value-type="string">
            <text:p>, name: '</text:p>
          </table:table-cell>
          <table:table-cell office:value-type="string">
            <text:p>Grindlay Street</text:p>
          </table:table-cell>
          <table:table-cell office:value-type="string">
            <text:p>', postcode: '</text:p>
          </table:table-cell>
          <table:table-cell office:value-type="string">
            <text:p>EH3 9AX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67224">
            <text:p>55.9467224</text:p>
          </table:table-cell>
          <table:table-cell office:value-type="string">
            <text:p>, longitude: </text:p>
          </table:table-cell>
          <table:table-cell office:value-type="float" office:value="-3.2041658">
            <text:p>-3.2041658</text:p>
          </table:table-cell>
          <table:table-cell office:value-type="string">
            <text:p><text:s/>},</text:p>
          </table:table-cell>
          <table:table-cell table:formula="of:=CONCATENATE([.A712];[.B712];[.C712];[.D712];[.E712];[.F712];[.G712];[.H712];[.I712];[.J712];[.K712];[.L712];[.M712])" office:value-type="string" office:string-value="{ id: 712, name: 'Grindlay Street', postcode: 'EH3 9AX', ward_id: 6, lattitude: 55.9467224, longitude: -3.2041658 },">
            <text:p>{ id: 712, name: 'Grindlay Street', postcode: 'EH3 9AX', ward_id: 6, lattitude: 55.9467224, longitude: -3.20416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13">
            <text:p>713</text:p>
          </table:table-cell>
          <table:table-cell office:value-type="string">
            <text:p>, name: '</text:p>
          </table:table-cell>
          <table:table-cell office:value-type="string">
            <text:p>Laichpark Road</text:p>
          </table:table-cell>
          <table:table-cell office:value-type="string">
            <text:p>', postcode: '</text:p>
          </table:table-cell>
          <table:table-cell office:value-type="string">
            <text:p>EH14 1XA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273063">
            <text:p>55.9273063</text:p>
          </table:table-cell>
          <table:table-cell office:value-type="string">
            <text:p>, longitude: </text:p>
          </table:table-cell>
          <table:table-cell office:value-type="float" office:value="-3.2514947">
            <text:p>-3.2514947</text:p>
          </table:table-cell>
          <table:table-cell office:value-type="string">
            <text:p><text:s/>},</text:p>
          </table:table-cell>
          <table:table-cell table:formula="of:=CONCATENATE([.A713];[.B713];[.C713];[.D713];[.E713];[.F713];[.G713];[.H713];[.I713];[.J713];[.K713];[.L713];[.M713])" office:value-type="string" office:string-value="{ id: 713, name: 'Laichpark Road', postcode: 'EH14 1XA', ward_id: 2, lattitude: 55.9273063, longitude: -3.2514947 },">
            <text:p>{ id: 713, name: 'Laichpark Road', postcode: 'EH14 1XA', ward_id: 2, lattitude: 55.9273063, longitude: -3.25149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14">
            <text:p>714</text:p>
          </table:table-cell>
          <table:table-cell office:value-type="string">
            <text:p>, name: '</text:p>
          </table:table-cell>
          <table:table-cell office:value-type="string">
            <text:p>Stewart Place</text:p>
          </table:table-cell>
          <table:table-cell office:value-type="string">
            <text:p>', postcode: '</text:p>
          </table:table-cell>
          <table:table-cell office:value-type="string">
            <text:p>EH29 9BQ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585006">
            <text:p>55.9585006</text:p>
          </table:table-cell>
          <table:table-cell office:value-type="string">
            <text:p>, longitude: </text:p>
          </table:table-cell>
          <table:table-cell office:value-type="float" office:value="-3.4025642">
            <text:p>-3.4025642</text:p>
          </table:table-cell>
          <table:table-cell office:value-type="string">
            <text:p><text:s/>},</text:p>
          </table:table-cell>
          <table:table-cell table:formula="of:=CONCATENATE([.A714];[.B714];[.C714];[.D714];[.E714];[.F714];[.G714];[.H714];[.I714];[.J714];[.K714];[.L714];[.M714])" office:value-type="string" office:string-value="{ id: 714, name: 'Stewart Place', postcode: 'EH29 9BQ', ward_id: 14, lattitude: 55.9585006, longitude: -3.4025642 },">
            <text:p>{ id: 714, name: 'Stewart Place', postcode: 'EH29 9BQ', ward_id: 14, lattitude: 55.9585006, longitude: -3.40256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15">
            <text:p>715</text:p>
          </table:table-cell>
          <table:table-cell office:value-type="string">
            <text:p>, name: '</text:p>
          </table:table-cell>
          <table:table-cell office:value-type="string">
            <text:p>Saltire Street </text:p>
          </table:table-cell>
          <table:table-cell office:value-type="string">
            <text:p>', postcode: '</text:p>
          </table:table-cell>
          <table:table-cell office:value-type="string">
            <text:p>EH5 1PT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817833">
            <text:p>55.9817833</text:p>
          </table:table-cell>
          <table:table-cell office:value-type="string">
            <text:p>, longitude: </text:p>
          </table:table-cell>
          <table:table-cell office:value-type="float" office:value="-3.2372006">
            <text:p>-3.2372006</text:p>
          </table:table-cell>
          <table:table-cell office:value-type="string">
            <text:p><text:s/>},</text:p>
          </table:table-cell>
          <table:table-cell table:formula="of:=CONCATENATE([.A715];[.B715];[.C715];[.D715];[.E715];[.F715];[.G715];[.H715];[.I715];[.J715];[.K715];[.L715];[.M715])" office:value-type="string" office:string-value="{ id: 715, name: 'Saltire Street ', postcode: 'EH5 1PT', ward_id: 7, lattitude: 55.9817833, longitude: -3.2372006 },">
            <text:p>{ id: 715, name: 'Saltire Street ', postcode: 'EH5 1PT', ward_id: 7, lattitude: 55.9817833, longitude: -3.23720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16">
            <text:p>716</text:p>
          </table:table-cell>
          <table:table-cell office:value-type="string">
            <text:p>, name: '</text:p>
          </table:table-cell>
          <table:table-cell office:value-type="string">
            <text:p>Agnew Terrace</text:p>
          </table:table-cell>
          <table:table-cell office:value-type="string">
            <text:p>', postcode: '</text:p>
          </table:table-cell>
          <table:table-cell office:value-type="string">
            <text:p>EH6 4QU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30761">
            <text:p>55.9730761</text:p>
          </table:table-cell>
          <table:table-cell office:value-type="string">
            <text:p>, longitude: </text:p>
          </table:table-cell>
          <table:table-cell office:value-type="float" office:value="-3.1922331">
            <text:p>-3.1922331</text:p>
          </table:table-cell>
          <table:table-cell office:value-type="string">
            <text:p><text:s/>},</text:p>
          </table:table-cell>
          <table:table-cell table:formula="of:=CONCATENATE([.A716];[.B716];[.C716];[.D716];[.E716];[.F716];[.G716];[.H716];[.I716];[.J716];[.K716];[.L716];[.M716])" office:value-type="string" office:string-value="{ id: 716, name: 'Agnew Terrace', postcode: 'EH6 4QU', ward_id: 12, lattitude: 55.9730761, longitude: -3.1922331 },">
            <text:p>{ id: 716, name: 'Agnew Terrace', postcode: 'EH6 4QU', ward_id: 12, lattitude: 55.9730761, longitude: -3.19223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17">
            <text:p>717</text:p>
          </table:table-cell>
          <table:table-cell office:value-type="string">
            <text:p>, name: '</text:p>
          </table:table-cell>
          <table:table-cell office:value-type="string">
            <text:p>Sighthill Grove</text:p>
          </table:table-cell>
          <table:table-cell office:value-type="string">
            <text:p>', postcode: '</text:p>
          </table:table-cell>
          <table:table-cell office:value-type="string">
            <text:p>EH11 4QN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13417">
            <text:p>55.9213417</text:p>
          </table:table-cell>
          <table:table-cell office:value-type="string">
            <text:p>, longitude: </text:p>
          </table:table-cell>
          <table:table-cell office:value-type="float" office:value="-3.281004">
            <text:p>-3.281004</text:p>
          </table:table-cell>
          <table:table-cell office:value-type="string">
            <text:p><text:s/>},</text:p>
          </table:table-cell>
          <table:table-cell table:formula="of:=CONCATENATE([.A717];[.B717];[.C717];[.D717];[.E717];[.F717];[.G717];[.H717];[.I717];[.J717];[.K717];[.L717];[.M717])" office:value-type="string" office:string-value="{ id: 717, name: 'Sighthill Grove', postcode: 'EH11 4QN', ward_id: 13, lattitude: 55.9213417, longitude: -3.281004 },">
            <text:p>{ id: 717, name: 'Sighthill Grove', postcode: 'EH11 4QN', ward_id: 13, lattitude: 55.9213417, longitude: -3.2810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18">
            <text:p>718</text:p>
          </table:table-cell>
          <table:table-cell office:value-type="string">
            <text:p>, name: '</text:p>
          </table:table-cell>
          <table:table-cell office:value-type="string">
            <text:p>Laverockbank Gdns</text:p>
          </table:table-cell>
          <table:table-cell office:value-type="string">
            <text:p>', postcode: '</text:p>
          </table:table-cell>
          <table:table-cell office:value-type="string">
            <text:p>EH5 3DR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86648">
            <text:p>55.9786648</text:p>
          </table:table-cell>
          <table:table-cell office:value-type="string">
            <text:p>, longitude: </text:p>
          </table:table-cell>
          <table:table-cell office:value-type="float" office:value="-3.1999523">
            <text:p>-3.1999523</text:p>
          </table:table-cell>
          <table:table-cell office:value-type="string">
            <text:p><text:s/>},</text:p>
          </table:table-cell>
          <table:table-cell table:formula="of:=CONCATENATE([.A718];[.B718];[.C718];[.D718];[.E718];[.F718];[.G718];[.H718];[.I718];[.J718];[.K718];[.L718];[.M718])" office:value-type="string" office:string-value="{ id: 718, name: 'Laverockbank Gdns', postcode: 'EH5 3DR', ward_id: 7, lattitude: 55.9786648, longitude: -3.1999523 },">
            <text:p>{ id: 718, name: 'Laverockbank Gdns', postcode: 'EH5 3DR', ward_id: 7, lattitude: 55.9786648, longitude: -3.19995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19">
            <text:p>719</text:p>
          </table:table-cell>
          <table:table-cell office:value-type="string">
            <text:p>, name: '</text:p>
          </table:table-cell>
          <table:table-cell office:value-type="string">
            <text:p>Elidon Terrace</text:p>
          </table:table-cell>
          <table:table-cell office:value-type="string">
            <text:p>', postcode: '</text:p>
          </table:table-cell>
          <table:table-cell office:value-type="string">
            <text:p>EH3 5NL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68489">
            <text:p>55.9668489</text:p>
          </table:table-cell>
          <table:table-cell office:value-type="string">
            <text:p>, longitude: </text:p>
          </table:table-cell>
          <table:table-cell office:value-type="float" office:value="-3.2030881">
            <text:p>-3.2030881</text:p>
          </table:table-cell>
          <table:table-cell office:value-type="string">
            <text:p><text:s/>},</text:p>
          </table:table-cell>
          <table:table-cell table:formula="of:=CONCATENATE([.A719];[.B719];[.C719];[.D719];[.E719];[.F719];[.G719];[.H719];[.I719];[.J719];[.K719];[.L719];[.M719])" office:value-type="string" office:string-value="{ id: 719, name: 'Elidon Terrace', postcode: 'EH3 5NL', ward_id: 4, lattitude: 55.9668489, longitude: -3.2030881 },">
            <text:p>{ id: 719, name: 'Elidon Terrace', postcode: 'EH3 5NL', ward_id: 4, lattitude: 55.9668489, longitude: -3.20308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20">
            <text:p>720</text:p>
          </table:table-cell>
          <table:table-cell office:value-type="string">
            <text:p>, name: '</text:p>
          </table:table-cell>
          <table:table-cell office:value-type="string">
            <text:p>Kings Place</text:p>
          </table:table-cell>
          <table:table-cell office:value-type="string">
            <text:p>', postcode: '</text:p>
          </table:table-cell>
          <table:table-cell office:value-type="string">
            <text:p>EH15 1DU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81744">
            <text:p>55.9581744</text:p>
          </table:table-cell>
          <table:table-cell office:value-type="string">
            <text:p>, longitude: </text:p>
          </table:table-cell>
          <table:table-cell office:value-type="float" office:value="-3.1185568">
            <text:p>-3.1185568</text:p>
          </table:table-cell>
          <table:table-cell office:value-type="string">
            <text:p><text:s/>},</text:p>
          </table:table-cell>
          <table:table-cell table:formula="of:=CONCATENATE([.A720];[.B720];[.C720];[.D720];[.E720];[.F720];[.G720];[.H720];[.I720];[.J720];[.K720];[.L720];[.M720])" office:value-type="string" office:string-value="{ id: 720, name: 'Kings Place', postcode: 'EH15 1DU', ward_id: 11, lattitude: 55.9581744, longitude: -3.1185568 },">
            <text:p>{ id: 720, name: 'Kings Place', postcode: 'EH15 1DU', ward_id: 11, lattitude: 55.9581744, longitude: -3.11855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21">
            <text:p>721</text:p>
          </table:table-cell>
          <table:table-cell office:value-type="string">
            <text:p>, name: '</text:p>
          </table:table-cell>
          <table:table-cell office:value-type="string">
            <text:p>Saughton Mains Street</text:p>
          </table:table-cell>
          <table:table-cell office:value-type="string">
            <text:p>', postcode: '</text:p>
          </table:table-cell>
          <table:table-cell office:value-type="string">
            <text:p>EH11 3HE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20489">
            <text:p>55.9320489</text:p>
          </table:table-cell>
          <table:table-cell office:value-type="string">
            <text:p>, longitude: </text:p>
          </table:table-cell>
          <table:table-cell office:value-type="float" office:value="-3.2657336">
            <text:p>-3.2657336</text:p>
          </table:table-cell>
          <table:table-cell office:value-type="string">
            <text:p><text:s/>},</text:p>
          </table:table-cell>
          <table:table-cell table:formula="of:=CONCATENATE([.A721];[.B721];[.C721];[.D721];[.E721];[.F721];[.G721];[.H721];[.I721];[.J721];[.K721];[.L721];[.M721])" office:value-type="string" office:string-value="{ id: 721, name: 'Saughton Mains Street', postcode: 'EH11 3HE', ward_id: 13, lattitude: 55.9320489, longitude: -3.2657336 },">
            <text:p>{ id: 721, name: 'Saughton Mains Street', postcode: 'EH11 3HE', ward_id: 13, lattitude: 55.9320489, longitude: -3.265733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22">
            <text:p>722</text:p>
          </table:table-cell>
          <table:table-cell office:value-type="string">
            <text:p>, name: '</text:p>
          </table:table-cell>
          <table:table-cell office:value-type="string">
            <text:p>Swanston Road</text:p>
          </table:table-cell>
          <table:table-cell office:value-type="string">
            <text:p>', postcode: '</text:p>
          </table:table-cell>
          <table:table-cell office:value-type="string">
            <text:p>EH10 7BB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04636">
            <text:p>55.9004636</text:p>
          </table:table-cell>
          <table:table-cell office:value-type="string">
            <text:p>, longitude: </text:p>
          </table:table-cell>
          <table:table-cell office:value-type="float" office:value="-3.2171027">
            <text:p>-3.2171027</text:p>
          </table:table-cell>
          <table:table-cell office:value-type="string">
            <text:p><text:s/>},</text:p>
          </table:table-cell>
          <table:table-cell table:formula="of:=CONCATENATE([.A722];[.B722];[.C722];[.D722];[.E722];[.F722];[.G722];[.H722];[.I722];[.J722];[.K722];[.L722];[.M722])" office:value-type="string" office:string-value="{ id: 722, name: 'Swanston Road', postcode: 'EH10 7BB', ward_id: 5, lattitude: 55.9004636, longitude: -3.2171027 },">
            <text:p>{ id: 722, name: 'Swanston Road', postcode: 'EH10 7BB', ward_id: 5, lattitude: 55.9004636, longitude: -3.21710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23">
            <text:p>723</text:p>
          </table:table-cell>
          <table:table-cell office:value-type="string">
            <text:p>, name: '</text:p>
          </table:table-cell>
          <table:table-cell office:value-type="string">
            <text:p>India Place</text:p>
          </table:table-cell>
          <table:table-cell office:value-type="string">
            <text:p>', postcode: '</text:p>
          </table:table-cell>
          <table:table-cell office:value-type="string">
            <text:p>EH3 6EH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68675">
            <text:p>55.9568675</text:p>
          </table:table-cell>
          <table:table-cell office:value-type="string">
            <text:p>, longitude: </text:p>
          </table:table-cell>
          <table:table-cell office:value-type="float" office:value="-3.2083656">
            <text:p>-3.2083656</text:p>
          </table:table-cell>
          <table:table-cell office:value-type="string">
            <text:p><text:s/>},</text:p>
          </table:table-cell>
          <table:table-cell table:formula="of:=CONCATENATE([.A723];[.B723];[.C723];[.D723];[.E723];[.F723];[.G723];[.H723];[.I723];[.J723];[.K723];[.L723];[.M723])" office:value-type="string" office:string-value="{ id: 723, name: 'India Place', postcode: 'EH3 6EH', ward_id: 4, lattitude: 55.9568675, longitude: -3.2083656 },">
            <text:p>{ id: 723, name: 'India Place', postcode: 'EH3 6EH', ward_id: 4, lattitude: 55.9568675, longitude: -3.20836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24">
            <text:p>724</text:p>
          </table:table-cell>
          <table:table-cell office:value-type="string">
            <text:p>, name: '</text:p>
          </table:table-cell>
          <table:table-cell office:value-type="string">
            <text:p>Redford Court</text:p>
          </table:table-cell>
          <table:table-cell office:value-type="string">
            <text:p>', postcode: '</text:p>
          </table:table-cell>
          <table:table-cell office:value-type="string">
            <text:p>EH13 9NF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4884">
            <text:p>55.904884</text:p>
          </table:table-cell>
          <table:table-cell office:value-type="string">
            <text:p>, longitude: </text:p>
          </table:table-cell>
          <table:table-cell office:value-type="float" office:value="-3.2383632">
            <text:p>-3.2383632</text:p>
          </table:table-cell>
          <table:table-cell office:value-type="string">
            <text:p><text:s/>},</text:p>
          </table:table-cell>
          <table:table-cell table:formula="of:=CONCATENATE([.A724];[.B724];[.C724];[.D724];[.E724];[.F724];[.G724];[.H724];[.I724];[.J724];[.K724];[.L724];[.M724])" office:value-type="string" office:string-value="{ id: 724, name: 'Redford Court', postcode: 'EH13 9NF', ward_id: 5, lattitude: 55.904884, longitude: -3.2383632 },">
            <text:p>{ id: 724, name: 'Redford Court', postcode: 'EH13 9NF', ward_id: 5, lattitude: 55.904884, longitude: -3.238363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25">
            <text:p>725</text:p>
          </table:table-cell>
          <table:table-cell office:value-type="string">
            <text:p>, name: '</text:p>
          </table:table-cell>
          <table:table-cell office:value-type="string">
            <text:p>Broomhouse Square</text:p>
          </table:table-cell>
          <table:table-cell office:value-type="string">
            <text:p>', postcode: '</text:p>
          </table:table-cell>
          <table:table-cell office:value-type="string">
            <text:p>EH11 3RS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8772">
            <text:p>55.928772</text:p>
          </table:table-cell>
          <table:table-cell office:value-type="string">
            <text:p>, longitude: </text:p>
          </table:table-cell>
          <table:table-cell office:value-type="float" office:value="-3.280844">
            <text:p>-3.280844</text:p>
          </table:table-cell>
          <table:table-cell office:value-type="string">
            <text:p><text:s/>},</text:p>
          </table:table-cell>
          <table:table-cell table:formula="of:=CONCATENATE([.A725];[.B725];[.C725];[.D725];[.E725];[.F725];[.G725];[.H725];[.I725];[.J725];[.K725];[.L725];[.M725])" office:value-type="string" office:string-value="{ id: 725, name: 'Broomhouse Square', postcode: 'EH11 3RS', ward_id: 13, lattitude: 55.928772, longitude: -3.280844 },">
            <text:p>{ id: 725, name: 'Broomhouse Square', postcode: 'EH11 3RS', ward_id: 13, lattitude: 55.928772, longitude: -3.2808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26">
            <text:p>726</text:p>
          </table:table-cell>
          <table:table-cell office:value-type="string">
            <text:p>, name: '</text:p>
          </table:table-cell>
          <table:table-cell office:value-type="string">
            <text:p>Gillsland Park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726];[.B726];[.C726];[.D726];[.E726];[.F726];[.G726];[.H726];[.I726];[.J726];[.K726];[.L726];[.M726])" office:value-type="string" office:string-value="{ id: 726, name: 'Gillsland Park', postcode: 'EH1 3EG', ward_id: 6, lattitude: 55.953252, longitude: -3.188267 },">
            <text:p>{ id: 726, name: 'Gillsland Park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27">
            <text:p>727</text:p>
          </table:table-cell>
          <table:table-cell office:value-type="string">
            <text:p>, name: '</text:p>
          </table:table-cell>
          <table:table-cell office:value-type="string">
            <text:p>Cables Wynd</text:p>
          </table:table-cell>
          <table:table-cell office:value-type="string">
            <text:p>', postcode: '</text:p>
          </table:table-cell>
          <table:table-cell office:value-type="string">
            <text:p>EH6 6DT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38467">
            <text:p>55.9738467</text:p>
          </table:table-cell>
          <table:table-cell office:value-type="string">
            <text:p>, longitude: </text:p>
          </table:table-cell>
          <table:table-cell office:value-type="float" office:value="-3.1746002">
            <text:p>-3.1746002</text:p>
          </table:table-cell>
          <table:table-cell office:value-type="string">
            <text:p><text:s/>},</text:p>
          </table:table-cell>
          <table:table-cell table:formula="of:=CONCATENATE([.A727];[.B727];[.C727];[.D727];[.E727];[.F727];[.G727];[.H727];[.I727];[.J727];[.K727];[.L727];[.M727])" office:value-type="string" office:string-value="{ id: 727, name: 'Cables Wynd', postcode: 'EH6 6DT', ward_id: 8, lattitude: 55.9738467, longitude: -3.1746002 },">
            <text:p>{ id: 727, name: 'Cables Wynd', postcode: 'EH6 6DT', ward_id: 8, lattitude: 55.9738467, longitude: -3.174600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28">
            <text:p>728</text:p>
          </table:table-cell>
          <table:table-cell office:value-type="string">
            <text:p>, name: '</text:p>
          </table:table-cell>
          <table:table-cell office:value-type="string">
            <text:p>Pitsligo Road</text:p>
          </table:table-cell>
          <table:table-cell office:value-type="string">
            <text:p>', postcode: '</text:p>
          </table:table-cell>
          <table:table-cell office:value-type="string">
            <text:p>EH10 4RY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15729">
            <text:p>55.9315729</text:p>
          </table:table-cell>
          <table:table-cell office:value-type="string">
            <text:p>, longitude: </text:p>
          </table:table-cell>
          <table:table-cell office:value-type="float" office:value="-3.2045777">
            <text:p>-3.2045777</text:p>
          </table:table-cell>
          <table:table-cell office:value-type="string">
            <text:p><text:s/>},</text:p>
          </table:table-cell>
          <table:table-cell table:formula="of:=CONCATENATE([.A728];[.B728];[.C728];[.D728];[.E728];[.F728];[.G728];[.H728];[.I728];[.J728];[.K728];[.L728];[.M728])" office:value-type="string" office:string-value="{ id: 728, name: 'Pitsligo Road', postcode: 'EH10 4RY', ward_id: 3, lattitude: 55.9315729, longitude: -3.2045777 },">
            <text:p>{ id: 728, name: 'Pitsligo Road', postcode: 'EH10 4RY', ward_id: 3, lattitude: 55.9315729, longitude: -3.20457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29">
            <text:p>729</text:p>
          </table:table-cell>
          <table:table-cell office:value-type="string">
            <text:p>, name: '</text:p>
          </table:table-cell>
          <table:table-cell office:value-type="string">
            <text:p>Loganlea Place</text:p>
          </table:table-cell>
          <table:table-cell office:value-type="string">
            <text:p>', postcode: '</text:p>
          </table:table-cell>
          <table:table-cell office:value-type="string">
            <text:p>EH7 6PB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79025">
            <text:p>55.9579025</text:p>
          </table:table-cell>
          <table:table-cell office:value-type="string">
            <text:p>, longitude: </text:p>
          </table:table-cell>
          <table:table-cell office:value-type="float" office:value="-3.1444561">
            <text:p>-3.1444561</text:p>
          </table:table-cell>
          <table:table-cell office:value-type="string">
            <text:p><text:s/>},</text:p>
          </table:table-cell>
          <table:table-cell table:formula="of:=CONCATENATE([.A729];[.B729];[.C729];[.D729];[.E729];[.F729];[.G729];[.H729];[.I729];[.J729];[.K729];[.L729];[.M729])" office:value-type="string" office:string-value="{ id: 729, name: 'Loganlea Place', postcode: 'EH7 6PB', ward_id: 1, lattitude: 55.9579025, longitude: -3.1444561 },">
            <text:p>{ id: 729, name: 'Loganlea Place', postcode: 'EH7 6PB', ward_id: 1, lattitude: 55.9579025, longitude: -3.14445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30">
            <text:p>730</text:p>
          </table:table-cell>
          <table:table-cell office:value-type="string">
            <text:p>, name: '</text:p>
          </table:table-cell>
          <table:table-cell office:value-type="string">
            <text:p>Willowbrae Gardens </text:p>
          </table:table-cell>
          <table:table-cell office:value-type="string">
            <text:p>', postcode: '</text:p>
          </table:table-cell>
          <table:table-cell office:value-type="string">
            <text:p>EH8 7EW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28042">
            <text:p>55.9528042</text:p>
          </table:table-cell>
          <table:table-cell office:value-type="string">
            <text:p>, longitude: </text:p>
          </table:table-cell>
          <table:table-cell office:value-type="float" office:value="-3.1445624">
            <text:p>-3.1445624</text:p>
          </table:table-cell>
          <table:table-cell office:value-type="string">
            <text:p><text:s/>},</text:p>
          </table:table-cell>
          <table:table-cell table:formula="of:=CONCATENATE([.A730];[.B730];[.C730];[.D730];[.E730];[.F730];[.G730];[.H730];[.I730];[.J730];[.K730];[.L730];[.M730])" office:value-type="string" office:string-value="{ id: 730, name: 'Willowbrae Gardens ', postcode: 'EH8 7EW', ward_id: 1, lattitude: 55.9528042, longitude: -3.1445624 },">
            <text:p>{ id: 730, name: 'Willowbrae Gardens ', postcode: 'EH8 7EW', ward_id: 1, lattitude: 55.9528042, longitude: -3.14456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31">
            <text:p>731</text:p>
          </table:table-cell>
          <table:table-cell office:value-type="string">
            <text:p>, name: '</text:p>
          </table:table-cell>
          <table:table-cell office:value-type="string">
            <text:p>Curriehill Castle Drive</text:p>
          </table:table-cell>
          <table:table-cell office:value-type="string">
            <text:p>', postcode: '</text:p>
          </table:table-cell>
          <table:table-cell office:value-type="string">
            <text:p>EH14 5TB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4119">
            <text:p>55.894119</text:p>
          </table:table-cell>
          <table:table-cell office:value-type="string">
            <text:p>, longitude: </text:p>
          </table:table-cell>
          <table:table-cell office:value-type="float" office:value="-3.332356">
            <text:p>-3.332356</text:p>
          </table:table-cell>
          <table:table-cell office:value-type="string">
            <text:p><text:s/>},</text:p>
          </table:table-cell>
          <table:table-cell table:formula="of:=CONCATENATE([.A731];[.B731];[.C731];[.D731];[.E731];[.F731];[.G731];[.H731];[.I731];[.J731];[.K731];[.L731];[.M731])" office:value-type="string" office:string-value="{ id: 731, name: 'Curriehill Castle Drive', postcode: 'EH14 5TB', ward_id: 10, lattitude: 55.894119, longitude: -3.332356 },">
            <text:p>{ id: 731, name: 'Curriehill Castle Drive', postcode: 'EH14 5TB', ward_id: 10, lattitude: 55.894119, longitude: -3.3323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32">
            <text:p>732</text:p>
          </table:table-cell>
          <table:table-cell office:value-type="string">
            <text:p>, name: '</text:p>
          </table:table-cell>
          <table:table-cell office:value-type="string">
            <text:p>Summerside Street</text:p>
          </table:table-cell>
          <table:table-cell office:value-type="string">
            <text:p>', postcode: '</text:p>
          </table:table-cell>
          <table:table-cell office:value-type="string">
            <text:p>EH6 4NU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49136">
            <text:p>55.9749136</text:p>
          </table:table-cell>
          <table:table-cell office:value-type="string">
            <text:p>, longitude: </text:p>
          </table:table-cell>
          <table:table-cell office:value-type="float" office:value="-3.1884443">
            <text:p>-3.1884443</text:p>
          </table:table-cell>
          <table:table-cell office:value-type="string">
            <text:p><text:s/>},</text:p>
          </table:table-cell>
          <table:table-cell table:formula="of:=CONCATENATE([.A732];[.B732];[.C732];[.D732];[.E732];[.F732];[.G732];[.H732];[.I732];[.J732];[.K732];[.L732];[.M732])" office:value-type="string" office:string-value="{ id: 732, name: 'Summerside Street', postcode: 'EH6 4NU', ward_id: 7, lattitude: 55.9749136, longitude: -3.1884443 },">
            <text:p>{ id: 732, name: 'Summerside Street', postcode: 'EH6 4NU', ward_id: 7, lattitude: 55.9749136, longitude: -3.18844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33">
            <text:p>733</text:p>
          </table:table-cell>
          <table:table-cell office:value-type="string">
            <text:p>, name: '</text:p>
          </table:table-cell>
          <table:table-cell office:value-type="string">
            <text:p>Claremont Road</text:p>
          </table:table-cell>
          <table:table-cell office:value-type="string">
            <text:p>', postcode: '</text:p>
          </table:table-cell>
          <table:table-cell office:value-type="string">
            <text:p>EH6 7NH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87066">
            <text:p>55.9687066</text:p>
          </table:table-cell>
          <table:table-cell office:value-type="string">
            <text:p>, longitude: </text:p>
          </table:table-cell>
          <table:table-cell office:value-type="float" office:value="-3.155803">
            <text:p>-3.155803</text:p>
          </table:table-cell>
          <table:table-cell office:value-type="string">
            <text:p><text:s/>},</text:p>
          </table:table-cell>
          <table:table-cell table:formula="of:=CONCATENATE([.A733];[.B733];[.C733];[.D733];[.E733];[.F733];[.G733];[.H733];[.I733];[.J733];[.K733];[.L733];[.M733])" office:value-type="string" office:string-value="{ id: 733, name: 'Claremont Road', postcode: 'EH6 7NH', ward_id: 8, lattitude: 55.9687066, longitude: -3.155803 },">
            <text:p>{ id: 733, name: 'Claremont Road', postcode: 'EH6 7NH', ward_id: 8, lattitude: 55.9687066, longitude: -3.15580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34">
            <text:p>734</text:p>
          </table:table-cell>
          <table:table-cell office:value-type="string">
            <text:p>, name: '</text:p>
          </table:table-cell>
          <table:table-cell office:value-type="string">
            <text:p>Gilmerton Dykes Grove</text:p>
          </table:table-cell>
          <table:table-cell office:value-type="string">
            <text:p>', postcode: '</text:p>
          </table:table-cell>
          <table:table-cell office:value-type="string">
            <text:p>EH17 8JF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48436">
            <text:p>55.9048436</text:p>
          </table:table-cell>
          <table:table-cell office:value-type="string">
            <text:p>, longitude: </text:p>
          </table:table-cell>
          <table:table-cell office:value-type="float" office:value="-3.1472766">
            <text:p>-3.1472766</text:p>
          </table:table-cell>
          <table:table-cell office:value-type="string">
            <text:p><text:s/>},</text:p>
          </table:table-cell>
          <table:table-cell table:formula="of:=CONCATENATE([.A734];[.B734];[.C734];[.D734];[.E734];[.F734];[.G734];[.H734];[.I734];[.J734];[.K734];[.L734];[.M734])" office:value-type="string" office:string-value="{ id: 734, name: 'Gilmerton Dykes Grove', postcode: 'EH17 8JF', ward_id: 16, lattitude: 55.9048436, longitude: -3.1472766 },">
            <text:p>{ id: 734, name: 'Gilmerton Dykes Grove', postcode: 'EH17 8JF', ward_id: 16, lattitude: 55.9048436, longitude: -3.14727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35">
            <text:p>735</text:p>
          </table:table-cell>
          <table:table-cell office:value-type="string">
            <text:p>, name: '</text:p>
          </table:table-cell>
          <table:table-cell office:value-type="string">
            <text:p>Magdalene Loan</text:p>
          </table:table-cell>
          <table:table-cell office:value-type="string">
            <text:p>', postcode: '</text:p>
          </table:table-cell>
          <table:table-cell office:value-type="string">
            <text:p>EH15 3DP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1784">
            <text:p>55.941784</text:p>
          </table:table-cell>
          <table:table-cell office:value-type="string">
            <text:p>, longitude: </text:p>
          </table:table-cell>
          <table:table-cell office:value-type="float" office:value="-3.1068463">
            <text:p>-3.1068463</text:p>
          </table:table-cell>
          <table:table-cell office:value-type="string">
            <text:p><text:s/>},</text:p>
          </table:table-cell>
          <table:table-cell table:formula="of:=CONCATENATE([.A735];[.B735];[.C735];[.D735];[.E735];[.F735];[.G735];[.H735];[.I735];[.J735];[.K735];[.L735];[.M735])" office:value-type="string" office:string-value="{ id: 735, name: 'Magdalene Loan', postcode: 'EH15 3DP', ward_id: 11, lattitude: 55.941784, longitude: -3.1068463 },">
            <text:p>{ id: 735, name: 'Magdalene Loan', postcode: 'EH15 3DP', ward_id: 11, lattitude: 55.941784, longitude: -3.10684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36">
            <text:p>736</text:p>
          </table:table-cell>
          <table:table-cell office:value-type="string">
            <text:p>, name: '</text:p>
          </table:table-cell>
          <table:table-cell office:value-type="string">
            <text:p>Orchard Brae West</text:p>
          </table:table-cell>
          <table:table-cell office:value-type="string">
            <text:p>', postcode: '</text:p>
          </table:table-cell>
          <table:table-cell office:value-type="string">
            <text:p>EH4 2EW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8027">
            <text:p>55.9578027</text:p>
          </table:table-cell>
          <table:table-cell office:value-type="string">
            <text:p>, longitude: </text:p>
          </table:table-cell>
          <table:table-cell office:value-type="float" office:value="-3.2255145">
            <text:p>-3.2255145</text:p>
          </table:table-cell>
          <table:table-cell office:value-type="string">
            <text:p><text:s/>},</text:p>
          </table:table-cell>
          <table:table-cell table:formula="of:=CONCATENATE([.A736];[.B736];[.C736];[.D736];[.E736];[.F736];[.G736];[.H736];[.I736];[.J736];[.K736];[.L736];[.M736])" office:value-type="string" office:string-value="{ id: 736, name: 'Orchard Brae West', postcode: 'EH4 2EW', ward_id: 4, lattitude: 55.9578027, longitude: -3.2255145 },">
            <text:p>{ id: 736, name: 'Orchard Brae West', postcode: 'EH4 2EW', ward_id: 4, lattitude: 55.9578027, longitude: -3.22551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37">
            <text:p>737</text:p>
          </table:table-cell>
          <table:table-cell office:value-type="string">
            <text:p>, name: '</text:p>
          </table:table-cell>
          <table:table-cell office:value-type="string">
            <text:p>Boswell Crescent</text:p>
          </table:table-cell>
          <table:table-cell office:value-type="string">
            <text:p>', postcode: '</text:p>
          </table:table-cell>
          <table:table-cell office:value-type="string">
            <text:p>EH5 2ER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48328">
            <text:p>55.9748328</text:p>
          </table:table-cell>
          <table:table-cell office:value-type="string">
            <text:p>, longitude: </text:p>
          </table:table-cell>
          <table:table-cell office:value-type="float" office:value="-3.2205181">
            <text:p>-3.2205181</text:p>
          </table:table-cell>
          <table:table-cell office:value-type="string">
            <text:p><text:s/>},</text:p>
          </table:table-cell>
          <table:table-cell table:formula="of:=CONCATENATE([.A737];[.B737];[.C737];[.D737];[.E737];[.F737];[.G737];[.H737];[.I737];[.J737];[.K737];[.L737];[.M737])" office:value-type="string" office:string-value="{ id: 737, name: 'Boswell Crescent', postcode: 'EH5 2ER', ward_id: 7, lattitude: 55.9748328, longitude: -3.2205181 },">
            <text:p>{ id: 737, name: 'Boswell Crescent', postcode: 'EH5 2ER', ward_id: 7, lattitude: 55.9748328, longitude: -3.22051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38">
            <text:p>738</text:p>
          </table:table-cell>
          <table:table-cell office:value-type="string">
            <text:p>, name: '</text:p>
          </table:table-cell>
          <table:table-cell office:value-type="string">
            <text:p>Halmyre Street</text:p>
          </table:table-cell>
          <table:table-cell office:value-type="string">
            <text:p>', postcode: '</text:p>
          </table:table-cell>
          <table:table-cell office:value-type="string">
            <text:p>EH6 8PE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69366">
            <text:p>55.9669366</text:p>
          </table:table-cell>
          <table:table-cell office:value-type="string">
            <text:p>, longitude: </text:p>
          </table:table-cell>
          <table:table-cell office:value-type="float" office:value="-3.171614">
            <text:p>-3.171614</text:p>
          </table:table-cell>
          <table:table-cell office:value-type="string">
            <text:p><text:s/>},</text:p>
          </table:table-cell>
          <table:table-cell table:formula="of:=CONCATENATE([.A738];[.B738];[.C738];[.D738];[.E738];[.F738];[.G738];[.H738];[.I738];[.J738];[.K738];[.L738];[.M738])" office:value-type="string" office:string-value="{ id: 738, name: 'Halmyre Street', postcode: 'EH6 8PE', ward_id: 12, lattitude: 55.9669366, longitude: -3.171614 },">
            <text:p>{ id: 738, name: 'Halmyre Street', postcode: 'EH6 8PE', ward_id: 12, lattitude: 55.9669366, longitude: -3.1716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39">
            <text:p>739</text:p>
          </table:table-cell>
          <table:table-cell office:value-type="string">
            <text:p>, name: '</text:p>
          </table:table-cell>
          <table:table-cell office:value-type="string">
            <text:p>Moredun Vale Park</text:p>
          </table:table-cell>
          <table:table-cell office:value-type="string">
            <text:p>', postcode: '</text:p>
          </table:table-cell>
          <table:table-cell office:value-type="string">
            <text:p>EH17 7JW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3666">
            <text:p>55.913666</text:p>
          </table:table-cell>
          <table:table-cell office:value-type="string">
            <text:p>, longitude: </text:p>
          </table:table-cell>
          <table:table-cell office:value-type="float" office:value="-3.1443227">
            <text:p>-3.1443227</text:p>
          </table:table-cell>
          <table:table-cell office:value-type="string">
            <text:p><text:s/>},</text:p>
          </table:table-cell>
          <table:table-cell table:formula="of:=CONCATENATE([.A739];[.B739];[.C739];[.D739];[.E739];[.F739];[.G739];[.H739];[.I739];[.J739];[.K739];[.L739];[.M739])" office:value-type="string" office:string-value="{ id: 739, name: 'Moredun Vale Park', postcode: 'EH17 7JW', ward_id: 16, lattitude: 55.913666, longitude: -3.1443227 },">
            <text:p>{ id: 739, name: 'Moredun Vale Park', postcode: 'EH17 7JW', ward_id: 16, lattitude: 55.913666, longitude: -3.14432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40">
            <text:p>740</text:p>
          </table:table-cell>
          <table:table-cell office:value-type="string">
            <text:p>, name: '</text:p>
          </table:table-cell>
          <table:table-cell office:value-type="string">
            <text:p>Craigleith Drive</text:p>
          </table:table-cell>
          <table:table-cell office:value-type="string">
            <text:p>', postcode: '</text:p>
          </table:table-cell>
          <table:table-cell office:value-type="string">
            <text:p>EH4 3JT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53611">
            <text:p>55.953611</text:p>
          </table:table-cell>
          <table:table-cell office:value-type="string">
            <text:p>, longitude: </text:p>
          </table:table-cell>
          <table:table-cell office:value-type="float" office:value="-3.2413798">
            <text:p>-3.2413798</text:p>
          </table:table-cell>
          <table:table-cell office:value-type="string">
            <text:p><text:s/>},</text:p>
          </table:table-cell>
          <table:table-cell table:formula="of:=CONCATENATE([.A740];[.B740];[.C740];[.D740];[.E740];[.F740];[.G740];[.H740];[.I740];[.J740];[.K740];[.L740];[.M740])" office:value-type="string" office:string-value="{ id: 740, name: 'Craigleith Drive', postcode: 'EH4 3JT', ward_id: 15, lattitude: 55.953611, longitude: -3.2413798 },">
            <text:p>{ id: 740, name: 'Craigleith Drive', postcode: 'EH4 3JT', ward_id: 15, lattitude: 55.953611, longitude: -3.241379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41">
            <text:p>741</text:p>
          </table:table-cell>
          <table:table-cell office:value-type="string">
            <text:p>, name: '</text:p>
          </table:table-cell>
          <table:table-cell office:value-type="string">
            <text:p>West Pilton Bank</text:p>
          </table:table-cell>
          <table:table-cell office:value-type="string">
            <text:p>', postcode: '</text:p>
          </table:table-cell>
          <table:table-cell office:value-type="string">
            <text:p>EH4 4HN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28058">
            <text:p>55.9728058</text:p>
          </table:table-cell>
          <table:table-cell office:value-type="string">
            <text:p>, longitude: </text:p>
          </table:table-cell>
          <table:table-cell office:value-type="float" office:value="-3.2507318">
            <text:p>-3.2507318</text:p>
          </table:table-cell>
          <table:table-cell office:value-type="string">
            <text:p><text:s/>},</text:p>
          </table:table-cell>
          <table:table-cell table:formula="of:=CONCATENATE([.A741];[.B741];[.C741];[.D741];[.E741];[.F741];[.G741];[.H741];[.I741];[.J741];[.K741];[.L741];[.M741])" office:value-type="string" office:string-value="{ id: 741, name: 'West Pilton Bank', postcode: 'EH4 4HN', ward_id: 7, lattitude: 55.9728058, longitude: -3.2507318 },">
            <text:p>{ id: 741, name: 'West Pilton Bank', postcode: 'EH4 4HN', ward_id: 7, lattitude: 55.9728058, longitude: -3.25073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42">
            <text:p>742</text:p>
          </table:table-cell>
          <table:table-cell office:value-type="string">
            <text:p>, name: '</text:p>
          </table:table-cell>
          <table:table-cell office:value-type="string">
            <text:p>Murrayburn Green</text:p>
          </table:table-cell>
          <table:table-cell office:value-type="string">
            <text:p>', postcode: '</text:p>
          </table:table-cell>
          <table:table-cell office:value-type="string">
            <text:p>EH14 2PL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9326">
            <text:p>55.919326</text:p>
          </table:table-cell>
          <table:table-cell office:value-type="string">
            <text:p>, longitude: </text:p>
          </table:table-cell>
          <table:table-cell office:value-type="float" office:value="-3.280557">
            <text:p>-3.280557</text:p>
          </table:table-cell>
          <table:table-cell office:value-type="string">
            <text:p><text:s/>},</text:p>
          </table:table-cell>
          <table:table-cell table:formula="of:=CONCATENATE([.A742];[.B742];[.C742];[.D742];[.E742];[.F742];[.G742];[.H742];[.I742];[.J742];[.K742];[.L742];[.M742])" office:value-type="string" office:string-value="{ id: 742, name: 'Murrayburn Green', postcode: 'EH14 2PL', ward_id: 13, lattitude: 55.919326, longitude: -3.280557 },">
            <text:p>{ id: 742, name: 'Murrayburn Green', postcode: 'EH14 2PL', ward_id: 13, lattitude: 55.919326, longitude: -3.28055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43">
            <text:p>743</text:p>
          </table:table-cell>
          <table:table-cell office:value-type="string">
            <text:p>, name: '</text:p>
          </table:table-cell>
          <table:table-cell office:value-type="string">
            <text:p>Braehead Loan</text:p>
          </table:table-cell>
          <table:table-cell office:value-type="string">
            <text:p>', postcode: '</text:p>
          </table:table-cell>
          <table:table-cell office:value-type="string">
            <text:p>EH4 6BL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31259">
            <text:p>55.9631259</text:p>
          </table:table-cell>
          <table:table-cell office:value-type="string">
            <text:p>, longitude: </text:p>
          </table:table-cell>
          <table:table-cell office:value-type="float" office:value="-3.3111337">
            <text:p>-3.3111337</text:p>
          </table:table-cell>
          <table:table-cell office:value-type="string">
            <text:p><text:s/>},</text:p>
          </table:table-cell>
          <table:table-cell table:formula="of:=CONCATENATE([.A743];[.B743];[.C743];[.D743];[.E743];[.F743];[.G743];[.H743];[.I743];[.J743];[.K743];[.L743];[.M743])" office:value-type="string" office:string-value="{ id: 743, name: 'Braehead Loan', postcode: 'EH4 6BL', ward_id: 14, lattitude: 55.9631259, longitude: -3.3111337 },">
            <text:p>{ id: 743, name: 'Braehead Loan', postcode: 'EH4 6BL', ward_id: 14, lattitude: 55.9631259, longitude: -3.31113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44">
            <text:p>744</text:p>
          </table:table-cell>
          <table:table-cell office:value-type="string">
            <text:p>, name: '</text:p>
          </table:table-cell>
          <table:table-cell office:value-type="string">
            <text:p>Boswell Square </text:p>
          </table:table-cell>
          <table:table-cell office:value-type="string">
            <text:p>', postcode: '</text:p>
          </table:table-cell>
          <table:table-cell office:value-type="string">
            <text:p>EH5 2EQ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0835">
            <text:p>55.9730835</text:p>
          </table:table-cell>
          <table:table-cell office:value-type="string">
            <text:p>, longitude: </text:p>
          </table:table-cell>
          <table:table-cell office:value-type="float" office:value="-3.2211583">
            <text:p>-3.2211583</text:p>
          </table:table-cell>
          <table:table-cell office:value-type="string">
            <text:p><text:s/>},</text:p>
          </table:table-cell>
          <table:table-cell table:formula="of:=CONCATENATE([.A744];[.B744];[.C744];[.D744];[.E744];[.F744];[.G744];[.H744];[.I744];[.J744];[.K744];[.L744];[.M744])" office:value-type="string" office:string-value="{ id: 744, name: 'Boswell Square ', postcode: 'EH5 2EQ', ward_id: 7, lattitude: 55.9730835, longitude: -3.2211583 },">
            <text:p>{ id: 744, name: 'Boswell Square ', postcode: 'EH5 2EQ', ward_id: 7, lattitude: 55.9730835, longitude: -3.22115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45">
            <text:p>745</text:p>
          </table:table-cell>
          <table:table-cell office:value-type="string">
            <text:p>, name: '</text:p>
          </table:table-cell>
          <table:table-cell office:value-type="string">
            <text:p>Beechmont Crescent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745];[.B745];[.C745];[.D745];[.E745];[.F745];[.G745];[.H745];[.I745];[.J745];[.K745];[.L745];[.M745])" office:value-type="string" office:string-value="{ id: 745, name: 'Beechmont Crescent', postcode: 'EH1 3EG', ward_id: 6, lattitude: 55.953252, longitude: -3.188267 },">
            <text:p>{ id: 745, name: 'Beechmont Crescent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46">
            <text:p>746</text:p>
          </table:table-cell>
          <table:table-cell office:value-type="string">
            <text:p>, name: '</text:p>
          </table:table-cell>
          <table:table-cell office:value-type="string">
            <text:p>Cherry Tree Place</text:p>
          </table:table-cell>
          <table:table-cell office:value-type="string">
            <text:p>', postcode: '</text:p>
          </table:table-cell>
          <table:table-cell office:value-type="string">
            <text:p>EH14 5AS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26701">
            <text:p>55.8926701</text:p>
          </table:table-cell>
          <table:table-cell office:value-type="string">
            <text:p>, longitude: </text:p>
          </table:table-cell>
          <table:table-cell office:value-type="float" office:value="-3.3250089">
            <text:p>-3.3250089</text:p>
          </table:table-cell>
          <table:table-cell office:value-type="string">
            <text:p><text:s/>},</text:p>
          </table:table-cell>
          <table:table-cell table:formula="of:=CONCATENATE([.A746];[.B746];[.C746];[.D746];[.E746];[.F746];[.G746];[.H746];[.I746];[.J746];[.K746];[.L746];[.M746])" office:value-type="string" office:string-value="{ id: 746, name: 'Cherry Tree Place', postcode: 'EH14 5AS', ward_id: 10, lattitude: 55.8926701, longitude: -3.3250089 },">
            <text:p>{ id: 746, name: 'Cherry Tree Place', postcode: 'EH14 5AS', ward_id: 10, lattitude: 55.8926701, longitude: -3.325008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47">
            <text:p>747</text:p>
          </table:table-cell>
          <table:table-cell office:value-type="string">
            <text:p>, name: '</text:p>
          </table:table-cell>
          <table:table-cell office:value-type="string">
            <text:p>Stoneycroft Road</text:p>
          </table:table-cell>
          <table:table-cell office:value-type="string">
            <text:p>', postcode: '</text:p>
          </table:table-cell>
          <table:table-cell office:value-type="string">
            <text:p>EH30 9HX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8981">
            <text:p>55.988981</text:p>
          </table:table-cell>
          <table:table-cell office:value-type="string">
            <text:p>, longitude: </text:p>
          </table:table-cell>
          <table:table-cell office:value-type="float" office:value="-3.3948211">
            <text:p>-3.3948211</text:p>
          </table:table-cell>
          <table:table-cell office:value-type="string">
            <text:p><text:s/>},</text:p>
          </table:table-cell>
          <table:table-cell table:formula="of:=CONCATENATE([.A747];[.B747];[.C747];[.D747];[.E747];[.F747];[.G747];[.H747];[.I747];[.J747];[.K747];[.L747];[.M747])" office:value-type="string" office:string-value="{ id: 747, name: 'Stoneycroft Road', postcode: 'EH30 9HX', ward_id: 14, lattitude: 55.988981, longitude: -3.3948211 },">
            <text:p>{ id: 747, name: 'Stoneycroft Road', postcode: 'EH30 9HX', ward_id: 14, lattitude: 55.988981, longitude: -3.394821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48">
            <text:p>748</text:p>
          </table:table-cell>
          <table:table-cell office:value-type="string">
            <text:p>, name: '</text:p>
          </table:table-cell>
          <table:table-cell office:value-type="string">
            <text:p>Tanfield</text:p>
          </table:table-cell>
          <table:table-cell office:value-type="string">
            <text:p>', postcode: '</text:p>
          </table:table-cell>
          <table:table-cell office:value-type="string">
            <text:p>EH3 5HF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37347">
            <text:p>55.9637347</text:p>
          </table:table-cell>
          <table:table-cell office:value-type="string">
            <text:p>, longitude: </text:p>
          </table:table-cell>
          <table:table-cell office:value-type="float" office:value="-3.2017435">
            <text:p>-3.2017435</text:p>
          </table:table-cell>
          <table:table-cell office:value-type="string">
            <text:p><text:s/>},</text:p>
          </table:table-cell>
          <table:table-cell table:formula="of:=CONCATENATE([.A748];[.B748];[.C748];[.D748];[.E748];[.F748];[.G748];[.H748];[.I748];[.J748];[.K748];[.L748];[.M748])" office:value-type="string" office:string-value="{ id: 748, name: 'Tanfield', postcode: 'EH3 5HF', ward_id: 4, lattitude: 55.9637347, longitude: -3.2017435 },">
            <text:p>{ id: 748, name: 'Tanfield', postcode: 'EH3 5HF', ward_id: 4, lattitude: 55.9637347, longitude: -3.20174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49">
            <text:p>749</text:p>
          </table:table-cell>
          <table:table-cell office:value-type="string">
            <text:p>, name: '</text:p>
          </table:table-cell>
          <table:table-cell office:value-type="string">
            <text:p>Bangholm Loan</text:p>
          </table:table-cell>
          <table:table-cell office:value-type="string">
            <text:p>', postcode: '</text:p>
          </table:table-cell>
          <table:table-cell office:value-type="string">
            <text:p>EH5 3AH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25465">
            <text:p>55.9725465</text:p>
          </table:table-cell>
          <table:table-cell office:value-type="string">
            <text:p>, longitude: </text:p>
          </table:table-cell>
          <table:table-cell office:value-type="float" office:value="-3.2009817">
            <text:p>-3.2009817</text:p>
          </table:table-cell>
          <table:table-cell office:value-type="string">
            <text:p><text:s/>},</text:p>
          </table:table-cell>
          <table:table-cell table:formula="of:=CONCATENATE([.A749];[.B749];[.C749];[.D749];[.E749];[.F749];[.G749];[.H749];[.I749];[.J749];[.K749];[.L749];[.M749])" office:value-type="string" office:string-value="{ id: 749, name: 'Bangholm Loan', postcode: 'EH5 3AH', ward_id: 7, lattitude: 55.9725465, longitude: -3.2009817 },">
            <text:p>{ id: 749, name: 'Bangholm Loan', postcode: 'EH5 3AH', ward_id: 7, lattitude: 55.9725465, longitude: -3.20098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50">
            <text:p>750</text:p>
          </table:table-cell>
          <table:table-cell office:value-type="string">
            <text:p>, name: '</text:p>
          </table:table-cell>
          <table:table-cell office:value-type="string">
            <text:p>Redford Loan</text:p>
          </table:table-cell>
          <table:table-cell office:value-type="string">
            <text:p>', postcode: '</text:p>
          </table:table-cell>
          <table:table-cell office:value-type="string">
            <text:p>EH13 0BS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3812">
            <text:p>55.903812</text:p>
          </table:table-cell>
          <table:table-cell office:value-type="string">
            <text:p>, longitude: </text:p>
          </table:table-cell>
          <table:table-cell office:value-type="float" office:value="-3.2465215">
            <text:p>-3.2465215</text:p>
          </table:table-cell>
          <table:table-cell office:value-type="string">
            <text:p><text:s/>},</text:p>
          </table:table-cell>
          <table:table-cell table:formula="of:=CONCATENATE([.A750];[.B750];[.C750];[.D750];[.E750];[.F750];[.G750];[.H750];[.I750];[.J750];[.K750];[.L750];[.M750])" office:value-type="string" office:string-value="{ id: 750, name: 'Redford Loan', postcode: 'EH13 0BS', ward_id: 5, lattitude: 55.903812, longitude: -3.2465215 },">
            <text:p>{ id: 750, name: 'Redford Loan', postcode: 'EH13 0BS', ward_id: 5, lattitude: 55.903812, longitude: -3.24652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51">
            <text:p>751</text:p>
          </table:table-cell>
          <table:table-cell office:value-type="string">
            <text:p>, name: '</text:p>
          </table:table-cell>
          <table:table-cell office:value-type="string">
            <text:p>Braid Mount Crest</text:p>
          </table:table-cell>
          <table:table-cell office:value-type="string">
            <text:p>', postcode: '</text:p>
          </table:table-cell>
          <table:table-cell office:value-type="string">
            <text:p>EH10 6JH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136981">
            <text:p>55.9136981</text:p>
          </table:table-cell>
          <table:table-cell office:value-type="string">
            <text:p>, longitude: </text:p>
          </table:table-cell>
          <table:table-cell office:value-type="float" office:value="-3.2087487">
            <text:p>-3.2087487</text:p>
          </table:table-cell>
          <table:table-cell office:value-type="string">
            <text:p><text:s/>},</text:p>
          </table:table-cell>
          <table:table-cell table:formula="of:=CONCATENATE([.A751];[.B751];[.C751];[.D751];[.E751];[.F751];[.G751];[.H751];[.I751];[.J751];[.K751];[.L751];[.M751])" office:value-type="string" office:string-value="{ id: 751, name: 'Braid Mount Crest', postcode: 'EH10 6JH', ward_id: 3, lattitude: 55.9136981, longitude: -3.2087487 },">
            <text:p>{ id: 751, name: 'Braid Mount Crest', postcode: 'EH10 6JH', ward_id: 3, lattitude: 55.9136981, longitude: -3.20874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52">
            <text:p>752</text:p>
          </table:table-cell>
          <table:table-cell office:value-type="string">
            <text:p>, name: '</text:p>
          </table:table-cell>
          <table:table-cell office:value-type="string">
            <text:p>Boswall Quadrant</text:p>
          </table:table-cell>
          <table:table-cell office:value-type="string">
            <text:p>', postcode: '</text:p>
          </table:table-cell>
          <table:table-cell office:value-type="string">
            <text:p>EH5 2EJ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332">
            <text:p>55.973332</text:p>
          </table:table-cell>
          <table:table-cell office:value-type="string">
            <text:p>, longitude: </text:p>
          </table:table-cell>
          <table:table-cell office:value-type="float" office:value="-3.2208287">
            <text:p>-3.2208287</text:p>
          </table:table-cell>
          <table:table-cell office:value-type="string">
            <text:p><text:s/>},</text:p>
          </table:table-cell>
          <table:table-cell table:formula="of:=CONCATENATE([.A752];[.B752];[.C752];[.D752];[.E752];[.F752];[.G752];[.H752];[.I752];[.J752];[.K752];[.L752];[.M752])" office:value-type="string" office:string-value="{ id: 752, name: 'Boswall Quadrant', postcode: 'EH5 2EJ', ward_id: 7, lattitude: 55.973332, longitude: -3.2208287 },">
            <text:p>{ id: 752, name: 'Boswall Quadrant', postcode: 'EH5 2EJ', ward_id: 7, lattitude: 55.973332, longitude: -3.22082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53">
            <text:p>753</text:p>
          </table:table-cell>
          <table:table-cell office:value-type="string">
            <text:p>, name: '</text:p>
          </table:table-cell>
          <table:table-cell office:value-type="string">
            <text:p>Argyle Park Terrace</text:p>
          </table:table-cell>
          <table:table-cell office:value-type="string">
            <text:p>', postcode: '</text:p>
          </table:table-cell>
          <table:table-cell office:value-type="string">
            <text:p>EH9 1JY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96482">
            <text:p>55.9396482</text:p>
          </table:table-cell>
          <table:table-cell office:value-type="string">
            <text:p>, longitude: </text:p>
          </table:table-cell>
          <table:table-cell office:value-type="float" office:value="-3.1920258">
            <text:p>-3.1920258</text:p>
          </table:table-cell>
          <table:table-cell office:value-type="string">
            <text:p><text:s/>},</text:p>
          </table:table-cell>
          <table:table-cell table:formula="of:=CONCATENATE([.A753];[.B753];[.C753];[.D753];[.E753];[.F753];[.G753];[.H753];[.I753];[.J753];[.K753];[.L753];[.M753])" office:value-type="string" office:string-value="{ id: 753, name: 'Argyle Park Terrace', postcode: 'EH9 1JY', ward_id: 3, lattitude: 55.9396482, longitude: -3.1920258 },">
            <text:p>{ id: 753, name: 'Argyle Park Terrace', postcode: 'EH9 1JY', ward_id: 3, lattitude: 55.9396482, longitude: -3.19202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54">
            <text:p>754</text:p>
          </table:table-cell>
          <table:table-cell office:value-type="string">
            <text:p>, name: '</text:p>
          </table:table-cell>
          <table:table-cell office:value-type="string">
            <text:p>Inverleith Grove</text:p>
          </table:table-cell>
          <table:table-cell office:value-type="string">
            <text:p>', postcode: '</text:p>
          </table:table-cell>
          <table:table-cell office:value-type="string">
            <text:p>EH3 5PB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52538">
            <text:p>55.9652538</text:p>
          </table:table-cell>
          <table:table-cell office:value-type="string">
            <text:p>, longitude: </text:p>
          </table:table-cell>
          <table:table-cell office:value-type="float" office:value="-3.2209001">
            <text:p>-3.2209001</text:p>
          </table:table-cell>
          <table:table-cell office:value-type="string">
            <text:p><text:s/>},</text:p>
          </table:table-cell>
          <table:table-cell table:formula="of:=CONCATENATE([.A754];[.B754];[.C754];[.D754];[.E754];[.F754];[.G754];[.H754];[.I754];[.J754];[.K754];[.L754];[.M754])" office:value-type="string" office:string-value="{ id: 754, name: 'Inverleith Grove', postcode: 'EH3 5PB', ward_id: 4, lattitude: 55.9652538, longitude: -3.2209001 },">
            <text:p>{ id: 754, name: 'Inverleith Grove', postcode: 'EH3 5PB', ward_id: 4, lattitude: 55.9652538, longitude: -3.220900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55">
            <text:p>755</text:p>
          </table:table-cell>
          <table:table-cell office:value-type="string">
            <text:p>, name: '</text:p>
          </table:table-cell>
          <table:table-cell office:value-type="string">
            <text:p>Howdenhall Drive</text:p>
          </table:table-cell>
          <table:table-cell office:value-type="string">
            <text:p>', postcode: '</text:p>
          </table:table-cell>
          <table:table-cell office:value-type="string">
            <text:p>EH16 6UZ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38662">
            <text:p>55.9038662</text:p>
          </table:table-cell>
          <table:table-cell office:value-type="string">
            <text:p>, longitude: </text:p>
          </table:table-cell>
          <table:table-cell office:value-type="float" office:value="-3.1753503">
            <text:p>-3.1753503</text:p>
          </table:table-cell>
          <table:table-cell office:value-type="string">
            <text:p><text:s/>},</text:p>
          </table:table-cell>
          <table:table-cell table:formula="of:=CONCATENATE([.A755];[.B755];[.C755];[.D755];[.E755];[.F755];[.G755];[.H755];[.I755];[.J755];[.K755];[.L755];[.M755])" office:value-type="string" office:string-value="{ id: 755, name: 'Howdenhall Drive', postcode: 'EH16 6UZ', ward_id: 16, lattitude: 55.9038662, longitude: -3.1753503 },">
            <text:p>{ id: 755, name: 'Howdenhall Drive', postcode: 'EH16 6UZ', ward_id: 16, lattitude: 55.9038662, longitude: -3.175350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56">
            <text:p>756</text:p>
          </table:table-cell>
          <table:table-cell office:value-type="string">
            <text:p>, name: '</text:p>
          </table:table-cell>
          <table:table-cell office:value-type="string">
            <text:p>Spey Street</text:p>
          </table:table-cell>
          <table:table-cell office:value-type="string">
            <text:p>', postcode: '</text:p>
          </table:table-cell>
          <table:table-cell office:value-type="string">
            <text:p>EH7 4PY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37026">
            <text:p>55.9637026</text:p>
          </table:table-cell>
          <table:table-cell office:value-type="string">
            <text:p>, longitude: </text:p>
          </table:table-cell>
          <table:table-cell office:value-type="float" office:value="-3.1791116">
            <text:p>-3.1791116</text:p>
          </table:table-cell>
          <table:table-cell office:value-type="string">
            <text:p><text:s/>},</text:p>
          </table:table-cell>
          <table:table-cell table:formula="of:=CONCATENATE([.A756];[.B756];[.C756];[.D756];[.E756];[.F756];[.G756];[.H756];[.I756];[.J756];[.K756];[.L756];[.M756])" office:value-type="string" office:string-value="{ id: 756, name: 'Spey Street', postcode: 'EH7 4PY', ward_id: 12, lattitude: 55.9637026, longitude: -3.1791116 },">
            <text:p>{ id: 756, name: 'Spey Street', postcode: 'EH7 4PY', ward_id: 12, lattitude: 55.9637026, longitude: -3.179111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57">
            <text:p>757</text:p>
          </table:table-cell>
          <table:table-cell office:value-type="string">
            <text:p>, name: '</text:p>
          </table:table-cell>
          <table:table-cell office:value-type="string">
            <text:p>Ventor Terrace</text:p>
          </table:table-cell>
          <table:table-cell office:value-type="string">
            <text:p>', postcode: '</text:p>
          </table:table-cell>
          <table:table-cell office:value-type="string">
            <text:p>EH9 2BW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18924">
            <text:p>55.9318924</text:p>
          </table:table-cell>
          <table:table-cell office:value-type="string">
            <text:p>, longitude: </text:p>
          </table:table-cell>
          <table:table-cell office:value-type="float" office:value="-3.1703908">
            <text:p>-3.1703908</text:p>
          </table:table-cell>
          <table:table-cell office:value-type="string">
            <text:p><text:s/>},</text:p>
          </table:table-cell>
          <table:table-cell table:formula="of:=CONCATENATE([.A757];[.B757];[.C757];[.D757];[.E757];[.F757];[.G757];[.H757];[.I757];[.J757];[.K757];[.L757];[.M757])" office:value-type="string" office:string-value="{ id: 757, name: 'Ventor Terrace', postcode: 'EH9 2BW', ward_id: 17, lattitude: 55.9318924, longitude: -3.1703908 },">
            <text:p>{ id: 757, name: 'Ventor Terrace', postcode: 'EH9 2BW', ward_id: 17, lattitude: 55.9318924, longitude: -3.17039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58">
            <text:p>758</text:p>
          </table:table-cell>
          <table:table-cell office:value-type="string">
            <text:p>, name: '</text:p>
          </table:table-cell>
          <table:table-cell office:value-type="string">
            <text:p>Hanover Street</text:p>
          </table:table-cell>
          <table:table-cell office:value-type="string">
            <text:p>', postcode: '</text:p>
          </table:table-cell>
          <table:table-cell office:value-type="string">
            <text:p>EH2 2DX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4681">
            <text:p>55.9534681</text:p>
          </table:table-cell>
          <table:table-cell office:value-type="string">
            <text:p>, longitude: </text:p>
          </table:table-cell>
          <table:table-cell office:value-type="float" office:value="-3.1972576">
            <text:p>-3.1972576</text:p>
          </table:table-cell>
          <table:table-cell office:value-type="string">
            <text:p><text:s/>},</text:p>
          </table:table-cell>
          <table:table-cell table:formula="of:=CONCATENATE([.A758];[.B758];[.C758];[.D758];[.E758];[.F758];[.G758];[.H758];[.I758];[.J758];[.K758];[.L758];[.M758])" office:value-type="string" office:string-value="{ id: 758, name: 'Hanover Street', postcode: 'EH2 2DX', ward_id: 6, lattitude: 55.9534681, longitude: -3.1972576 },">
            <text:p>{ id: 758, name: 'Hanover Street', postcode: 'EH2 2DX', ward_id: 6, lattitude: 55.9534681, longitude: -3.19725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59">
            <text:p>759</text:p>
          </table:table-cell>
          <table:table-cell office:value-type="string">
            <text:p>, name: '</text:p>
          </table:table-cell>
          <table:table-cell office:value-type="string">
            <text:p>Cluny Avenue</text:p>
          </table:table-cell>
          <table:table-cell office:value-type="string">
            <text:p>', postcode: '</text:p>
          </table:table-cell>
          <table:table-cell office:value-type="string">
            <text:p>EH10 4RN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5389">
            <text:p>55.925389</text:p>
          </table:table-cell>
          <table:table-cell office:value-type="string">
            <text:p>, longitude: </text:p>
          </table:table-cell>
          <table:table-cell office:value-type="float" office:value="-3.2052935">
            <text:p>-3.2052935</text:p>
          </table:table-cell>
          <table:table-cell office:value-type="string">
            <text:p><text:s/>},</text:p>
          </table:table-cell>
          <table:table-cell table:formula="of:=CONCATENATE([.A759];[.B759];[.C759];[.D759];[.E759];[.F759];[.G759];[.H759];[.I759];[.J759];[.K759];[.L759];[.M759])" office:value-type="string" office:string-value="{ id: 759, name: 'Cluny Avenue', postcode: 'EH10 4RN', ward_id: 3, lattitude: 55.925389, longitude: -3.2052935 },">
            <text:p>{ id: 759, name: 'Cluny Avenue', postcode: 'EH10 4RN', ward_id: 3, lattitude: 55.925389, longitude: -3.20529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60">
            <text:p>760</text:p>
          </table:table-cell>
          <table:table-cell office:value-type="string">
            <text:p>, name: '</text:p>
          </table:table-cell>
          <table:table-cell office:value-type="string">
            <text:p>Polwarth Grove</text:p>
          </table:table-cell>
          <table:table-cell office:value-type="string">
            <text:p>', postcode: '</text:p>
          </table:table-cell>
          <table:table-cell office:value-type="string">
            <text:p>EH11 1LY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5242">
            <text:p>55.935242</text:p>
          </table:table-cell>
          <table:table-cell office:value-type="string">
            <text:p>, longitude: </text:p>
          </table:table-cell>
          <table:table-cell office:value-type="float" office:value="-3.2221362">
            <text:p>-3.2221362</text:p>
          </table:table-cell>
          <table:table-cell office:value-type="string">
            <text:p><text:s/>},</text:p>
          </table:table-cell>
          <table:table-cell table:formula="of:=CONCATENATE([.A760];[.B760];[.C760];[.D760];[.E760];[.F760];[.G760];[.H760];[.I760];[.J760];[.K760];[.L760];[.M760])" office:value-type="string" office:string-value="{ id: 760, name: 'Polwarth Grove', postcode: 'EH11 1LY', ward_id: 2, lattitude: 55.935242, longitude: -3.2221362 },">
            <text:p>{ id: 760, name: 'Polwarth Grove', postcode: 'EH11 1LY', ward_id: 2, lattitude: 55.935242, longitude: -3.222136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61">
            <text:p>761</text:p>
          </table:table-cell>
          <table:table-cell office:value-type="string">
            <text:p>, name: '</text:p>
          </table:table-cell>
          <table:table-cell office:value-type="string">
            <text:p>Corstorphine Road</text:p>
          </table:table-cell>
          <table:table-cell office:value-type="string">
            <text:p>', postcode: '</text:p>
          </table:table-cell>
          <table:table-cell office:value-type="string">
            <text:p>EH12 6JG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4383">
            <text:p>55.9444383</text:p>
          </table:table-cell>
          <table:table-cell office:value-type="string">
            <text:p>, longitude: </text:p>
          </table:table-cell>
          <table:table-cell office:value-type="float" office:value="-3.2544713">
            <text:p>-3.2544713</text:p>
          </table:table-cell>
          <table:table-cell office:value-type="string">
            <text:p><text:s/>},</text:p>
          </table:table-cell>
          <table:table-cell table:formula="of:=CONCATENATE([.A761];[.B761];[.C761];[.D761];[.E761];[.F761];[.G761];[.H761];[.I761];[.J761];[.K761];[.L761];[.M761])" office:value-type="string" office:string-value="{ id: 761, name: 'Corstorphine Road', postcode: 'EH12 6JG', ward_id: 15, lattitude: 55.9444383, longitude: -3.2544713 },">
            <text:p>{ id: 761, name: 'Corstorphine Road', postcode: 'EH12 6JG', ward_id: 15, lattitude: 55.9444383, longitude: -3.254471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62">
            <text:p>762</text:p>
          </table:table-cell>
          <table:table-cell office:value-type="string">
            <text:p>, name: '</text:p>
          </table:table-cell>
          <table:table-cell office:value-type="string">
            <text:p>Cameron Toll Lade</text:p>
          </table:table-cell>
          <table:table-cell office:value-type="string">
            <text:p>', postcode: '</text:p>
          </table:table-cell>
          <table:table-cell office:value-type="string">
            <text:p>EH16 4US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27746">
            <text:p>55.927746</text:p>
          </table:table-cell>
          <table:table-cell office:value-type="string">
            <text:p>, longitude: </text:p>
          </table:table-cell>
          <table:table-cell office:value-type="float" office:value="-3.1564382">
            <text:p>-3.1564382</text:p>
          </table:table-cell>
          <table:table-cell office:value-type="string">
            <text:p><text:s/>},</text:p>
          </table:table-cell>
          <table:table-cell table:formula="of:=CONCATENATE([.A762];[.B762];[.C762];[.D762];[.E762];[.F762];[.G762];[.H762];[.I762];[.J762];[.K762];[.L762];[.M762])" office:value-type="string" office:string-value="{ id: 762, name: 'Cameron Toll Lade', postcode: 'EH16 4US', ward_id: 16, lattitude: 55.927746, longitude: -3.1564382 },">
            <text:p>{ id: 762, name: 'Cameron Toll Lade', postcode: 'EH16 4US', ward_id: 16, lattitude: 55.927746, longitude: -3.15643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63">
            <text:p>763</text:p>
          </table:table-cell>
          <table:table-cell office:value-type="string">
            <text:p>, name: '</text:p>
          </table:table-cell>
          <table:table-cell office:value-type="string">
            <text:p>Parkgrove Row</text:p>
          </table:table-cell>
          <table:table-cell office:value-type="string">
            <text:p>', postcode: '</text:p>
          </table:table-cell>
          <table:table-cell office:value-type="string">
            <text:p>EH4 7RF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79078">
            <text:p>55.9579078</text:p>
          </table:table-cell>
          <table:table-cell office:value-type="string">
            <text:p>, longitude: </text:p>
          </table:table-cell>
          <table:table-cell office:value-type="float" office:value="-3.2941484">
            <text:p>-3.2941484</text:p>
          </table:table-cell>
          <table:table-cell office:value-type="string">
            <text:p><text:s/>},</text:p>
          </table:table-cell>
          <table:table-cell table:formula="of:=CONCATENATE([.A763];[.B763];[.C763];[.D763];[.E763];[.F763];[.G763];[.H763];[.I763];[.J763];[.K763];[.L763];[.M763])" office:value-type="string" office:string-value="{ id: 763, name: 'Parkgrove Row', postcode: 'EH4 7RF', ward_id: 9, lattitude: 55.9579078, longitude: -3.2941484 },">
            <text:p>{ id: 763, name: 'Parkgrove Row', postcode: 'EH4 7RF', ward_id: 9, lattitude: 55.9579078, longitude: -3.29414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64">
            <text:p>764</text:p>
          </table:table-cell>
          <table:table-cell office:value-type="string">
            <text:p>, name: '</text:p>
          </table:table-cell>
          <table:table-cell office:value-type="string">
            <text:p>Hillcoat Place</text:p>
          </table:table-cell>
          <table:table-cell office:value-type="string">
            <text:p>', postcode: '</text:p>
          </table:table-cell>
          <table:table-cell office:value-type="string">
            <text:p>EH15 1TW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72525">
            <text:p>55.9572525</text:p>
          </table:table-cell>
          <table:table-cell office:value-type="string">
            <text:p>, longitude: </text:p>
          </table:table-cell>
          <table:table-cell office:value-type="float" office:value="-3.1188458">
            <text:p>-3.1188458</text:p>
          </table:table-cell>
          <table:table-cell office:value-type="string">
            <text:p><text:s/>},</text:p>
          </table:table-cell>
          <table:table-cell table:formula="of:=CONCATENATE([.A764];[.B764];[.C764];[.D764];[.E764];[.F764];[.G764];[.H764];[.I764];[.J764];[.K764];[.L764];[.M764])" office:value-type="string" office:string-value="{ id: 764, name: 'Hillcoat Place', postcode: 'EH15 1TW', ward_id: 11, lattitude: 55.9572525, longitude: -3.1188458 },">
            <text:p>{ id: 764, name: 'Hillcoat Place', postcode: 'EH15 1TW', ward_id: 11, lattitude: 55.9572525, longitude: -3.11884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65">
            <text:p>765</text:p>
          </table:table-cell>
          <table:table-cell office:value-type="string">
            <text:p>, name: '</text:p>
          </table:table-cell>
          <table:table-cell office:value-type="string">
            <text:p>Mertoun Place</text:p>
          </table:table-cell>
          <table:table-cell office:value-type="string">
            <text:p>', postcode: '</text:p>
          </table:table-cell>
          <table:table-cell office:value-type="string">
            <text:p>EH11 1JZ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73512">
            <text:p>55.9373512</text:p>
          </table:table-cell>
          <table:table-cell office:value-type="string">
            <text:p>, longitude: </text:p>
          </table:table-cell>
          <table:table-cell office:value-type="float" office:value="-3.2189208">
            <text:p>-3.2189208</text:p>
          </table:table-cell>
          <table:table-cell office:value-type="string">
            <text:p><text:s/>},</text:p>
          </table:table-cell>
          <table:table-cell table:formula="of:=CONCATENATE([.A765];[.B765];[.C765];[.D765];[.E765];[.F765];[.G765];[.H765];[.I765];[.J765];[.K765];[.L765];[.M765])" office:value-type="string" office:string-value="{ id: 765, name: 'Mertoun Place', postcode: 'EH11 1JZ', ward_id: 2, lattitude: 55.9373512, longitude: -3.2189208 },">
            <text:p>{ id: 765, name: 'Mertoun Place', postcode: 'EH11 1JZ', ward_id: 2, lattitude: 55.9373512, longitude: -3.21892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66">
            <text:p>766</text:p>
          </table:table-cell>
          <table:table-cell office:value-type="string">
            <text:p>, name: '</text:p>
          </table:table-cell>
          <table:table-cell office:value-type="string">
            <text:p>Saughtonhall Terrace</text:p>
          </table:table-cell>
          <table:table-cell office:value-type="string">
            <text:p>', postcode: '</text:p>
          </table:table-cell>
          <table:table-cell office:value-type="string">
            <text:p>EH12 5QW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30891">
            <text:p>55.9430891</text:p>
          </table:table-cell>
          <table:table-cell office:value-type="string">
            <text:p>, longitude: </text:p>
          </table:table-cell>
          <table:table-cell office:value-type="float" office:value="-3.2491621">
            <text:p>-3.2491621</text:p>
          </table:table-cell>
          <table:table-cell office:value-type="string">
            <text:p><text:s/>},</text:p>
          </table:table-cell>
          <table:table-cell table:formula="of:=CONCATENATE([.A766];[.B766];[.C766];[.D766];[.E766];[.F766];[.G766];[.H766];[.I766];[.J766];[.K766];[.L766];[.M766])" office:value-type="string" office:string-value="{ id: 766, name: 'Saughtonhall Terrace', postcode: 'EH12 5QW', ward_id: 15, lattitude: 55.9430891, longitude: -3.2491621 },">
            <text:p>{ id: 766, name: 'Saughtonhall Terrace', postcode: 'EH12 5QW', ward_id: 15, lattitude: 55.9430891, longitude: -3.24916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67">
            <text:p>767</text:p>
          </table:table-cell>
          <table:table-cell office:value-type="string">
            <text:p>, name: '</text:p>
          </table:table-cell>
          <table:table-cell office:value-type="string">
            <text:p>Kinghorn Place</text:p>
          </table:table-cell>
          <table:table-cell office:value-type="string">
            <text:p>', postcode: '</text:p>
          </table:table-cell>
          <table:table-cell office:value-type="string">
            <text:p>EH6 4BN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24443">
            <text:p>55.9724443</text:p>
          </table:table-cell>
          <table:table-cell office:value-type="string">
            <text:p>, longitude: </text:p>
          </table:table-cell>
          <table:table-cell office:value-type="float" office:value="-3.1897007">
            <text:p>-3.1897007</text:p>
          </table:table-cell>
          <table:table-cell office:value-type="string">
            <text:p><text:s/>},</text:p>
          </table:table-cell>
          <table:table-cell table:formula="of:=CONCATENATE([.A767];[.B767];[.C767];[.D767];[.E767];[.F767];[.G767];[.H767];[.I767];[.J767];[.K767];[.L767];[.M767])" office:value-type="string" office:string-value="{ id: 767, name: 'Kinghorn Place', postcode: 'EH6 4BN', ward_id: 12, lattitude: 55.9724443, longitude: -3.1897007 },">
            <text:p>{ id: 767, name: 'Kinghorn Place', postcode: 'EH6 4BN', ward_id: 12, lattitude: 55.9724443, longitude: -3.18970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68">
            <text:p>768</text:p>
          </table:table-cell>
          <table:table-cell office:value-type="string">
            <text:p>, name: '</text:p>
          </table:table-cell>
          <table:table-cell office:value-type="string">
            <text:p>Henderland Road</text:p>
          </table:table-cell>
          <table:table-cell office:value-type="string">
            <text:p>', postcode: '</text:p>
          </table:table-cell>
          <table:table-cell office:value-type="string">
            <text:p>EH12 6BB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82435">
            <text:p>55.9482435</text:p>
          </table:table-cell>
          <table:table-cell office:value-type="string">
            <text:p>, longitude: </text:p>
          </table:table-cell>
          <table:table-cell office:value-type="float" office:value="-3.236709">
            <text:p>-3.236709</text:p>
          </table:table-cell>
          <table:table-cell office:value-type="string">
            <text:p><text:s/>},</text:p>
          </table:table-cell>
          <table:table-cell table:formula="of:=CONCATENATE([.A768];[.B768];[.C768];[.D768];[.E768];[.F768];[.G768];[.H768];[.I768];[.J768];[.K768];[.L768];[.M768])" office:value-type="string" office:string-value="{ id: 768, name: 'Henderland Road', postcode: 'EH12 6BB', ward_id: 15, lattitude: 55.9482435, longitude: -3.236709 },">
            <text:p>{ id: 768, name: 'Henderland Road', postcode: 'EH12 6BB', ward_id: 15, lattitude: 55.9482435, longitude: -3.2367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69">
            <text:p>769</text:p>
          </table:table-cell>
          <table:table-cell office:value-type="string">
            <text:p>, name: '</text:p>
          </table:table-cell>
          <table:table-cell office:value-type="string">
            <text:p>Keir Street</text:p>
          </table:table-cell>
          <table:table-cell office:value-type="string">
            <text:p>', postcode: '</text:p>
          </table:table-cell>
          <table:table-cell office:value-type="string">
            <text:p>EH3 9EU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56653">
            <text:p>55.9456653</text:p>
          </table:table-cell>
          <table:table-cell office:value-type="string">
            <text:p>, longitude: </text:p>
          </table:table-cell>
          <table:table-cell office:value-type="float" office:value="-3.1974778">
            <text:p>-3.1974778</text:p>
          </table:table-cell>
          <table:table-cell office:value-type="string">
            <text:p><text:s/>},</text:p>
          </table:table-cell>
          <table:table-cell table:formula="of:=CONCATENATE([.A769];[.B769];[.C769];[.D769];[.E769];[.F769];[.G769];[.H769];[.I769];[.J769];[.K769];[.L769];[.M769])" office:value-type="string" office:string-value="{ id: 769, name: 'Keir Street', postcode: 'EH3 9EU', ward_id: 6, lattitude: 55.9456653, longitude: -3.1974778 },">
            <text:p>{ id: 769, name: 'Keir Street', postcode: 'EH3 9EU', ward_id: 6, lattitude: 55.9456653, longitude: -3.19747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70">
            <text:p>770</text:p>
          </table:table-cell>
          <table:table-cell office:value-type="string">
            <text:p>, name: '</text:p>
          </table:table-cell>
          <table:table-cell office:value-type="string">
            <text:p>Brand Drive</text:p>
          </table:table-cell>
          <table:table-cell office:value-type="string">
            <text:p>', postcode: '</text:p>
          </table:table-cell>
          <table:table-cell office:value-type="string">
            <text:p>EH15 3AH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55885">
            <text:p>55.9455885</text:p>
          </table:table-cell>
          <table:table-cell office:value-type="string">
            <text:p>, longitude: </text:p>
          </table:table-cell>
          <table:table-cell office:value-type="float" office:value="-3.1068228">
            <text:p>-3.1068228</text:p>
          </table:table-cell>
          <table:table-cell office:value-type="string">
            <text:p><text:s/>},</text:p>
          </table:table-cell>
          <table:table-cell table:formula="of:=CONCATENATE([.A770];[.B770];[.C770];[.D770];[.E770];[.F770];[.G770];[.H770];[.I770];[.J770];[.K770];[.L770];[.M770])" office:value-type="string" office:string-value="{ id: 770, name: 'Brand Drive', postcode: 'EH15 3AH', ward_id: 11, lattitude: 55.9455885, longitude: -3.1068228 },">
            <text:p>{ id: 770, name: 'Brand Drive', postcode: 'EH15 3AH', ward_id: 11, lattitude: 55.9455885, longitude: -3.10682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71">
            <text:p>771</text:p>
          </table:table-cell>
          <table:table-cell office:value-type="string">
            <text:p>, name: '</text:p>
          </table:table-cell>
          <table:table-cell office:value-type="string">
            <text:p>Belgrave Crescent</text:p>
          </table:table-cell>
          <table:table-cell office:value-type="string">
            <text:p>', postcode: '</text:p>
          </table:table-cell>
          <table:table-cell office:value-type="string">
            <text:p>EH4 3AH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38877">
            <text:p>55.9538877</text:p>
          </table:table-cell>
          <table:table-cell office:value-type="string">
            <text:p>, longitude: </text:p>
          </table:table-cell>
          <table:table-cell office:value-type="float" office:value="-3.2175041">
            <text:p>-3.2175041</text:p>
          </table:table-cell>
          <table:table-cell office:value-type="string">
            <text:p><text:s/>},</text:p>
          </table:table-cell>
          <table:table-cell table:formula="of:=CONCATENATE([.A771];[.B771];[.C771];[.D771];[.E771];[.F771];[.G771];[.H771];[.I771];[.J771];[.K771];[.L771];[.M771])" office:value-type="string" office:string-value="{ id: 771, name: 'Belgrave Crescent', postcode: 'EH4 3AH', ward_id: 4, lattitude: 55.9538877, longitude: -3.2175041 },">
            <text:p>{ id: 771, name: 'Belgrave Crescent', postcode: 'EH4 3AH', ward_id: 4, lattitude: 55.9538877, longitude: -3.21750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72">
            <text:p>772</text:p>
          </table:table-cell>
          <table:table-cell office:value-type="string">
            <text:p>, name: '</text:p>
          </table:table-cell>
          <table:table-cell office:value-type="string">
            <text:p>Jamica Mews</text:p>
          </table:table-cell>
          <table:table-cell office:value-type="string">
            <text:p>', postcode: '</text:p>
          </table:table-cell>
          <table:table-cell office:value-type="string">
            <text:p>EH3 6HL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5829">
            <text:p>55.955829</text:p>
          </table:table-cell>
          <table:table-cell office:value-type="string">
            <text:p>, longitude: </text:p>
          </table:table-cell>
          <table:table-cell office:value-type="float" office:value="-3.203885">
            <text:p>-3.203885</text:p>
          </table:table-cell>
          <table:table-cell office:value-type="string">
            <text:p><text:s/>},</text:p>
          </table:table-cell>
          <table:table-cell table:formula="of:=CONCATENATE([.A772];[.B772];[.C772];[.D772];[.E772];[.F772];[.G772];[.H772];[.I772];[.J772];[.K772];[.L772];[.M772])" office:value-type="string" office:string-value="{ id: 772, name: 'Jamica Mews', postcode: 'EH3 6HL', ward_id: 6, lattitude: 55.955829, longitude: -3.203885 },">
            <text:p>{ id: 772, name: 'Jamica Mews', postcode: 'EH3 6HL', ward_id: 6, lattitude: 55.955829, longitude: -3.2038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73">
            <text:p>773</text:p>
          </table:table-cell>
          <table:table-cell office:value-type="string">
            <text:p>, name: '</text:p>
          </table:table-cell>
          <table:table-cell office:value-type="string">
            <text:p>Barnton Park Dell</text:p>
          </table:table-cell>
          <table:table-cell office:value-type="string">
            <text:p>', postcode: '</text:p>
          </table:table-cell>
          <table:table-cell office:value-type="string">
            <text:p>EH4 6HW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27194">
            <text:p>55.9627194</text:p>
          </table:table-cell>
          <table:table-cell office:value-type="string">
            <text:p>, longitude: </text:p>
          </table:table-cell>
          <table:table-cell office:value-type="float" office:value="-3.2874224">
            <text:p>-3.2874224</text:p>
          </table:table-cell>
          <table:table-cell office:value-type="string">
            <text:p><text:s/>},</text:p>
          </table:table-cell>
          <table:table-cell table:formula="of:=CONCATENATE([.A773];[.B773];[.C773];[.D773];[.E773];[.F773];[.G773];[.H773];[.I773];[.J773];[.K773];[.L773];[.M773])" office:value-type="string" office:string-value="{ id: 773, name: 'Barnton Park Dell', postcode: 'EH4 6HW', ward_id: 14, lattitude: 55.9627194, longitude: -3.2874224 },">
            <text:p>{ id: 773, name: 'Barnton Park Dell', postcode: 'EH4 6HW', ward_id: 14, lattitude: 55.9627194, longitude: -3.28742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74">
            <text:p>774</text:p>
          </table:table-cell>
          <table:table-cell office:value-type="string">
            <text:p>, name: '</text:p>
          </table:table-cell>
          <table:table-cell office:value-type="string">
            <text:p>Shaftesbury Park</text:p>
          </table:table-cell>
          <table:table-cell office:value-type="string">
            <text:p>', postcode: '</text:p>
          </table:table-cell>
          <table:table-cell office:value-type="string">
            <text:p>EH11 1SP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23599">
            <text:p>55.9323599</text:p>
          </table:table-cell>
          <table:table-cell office:value-type="string">
            <text:p>, longitude: </text:p>
          </table:table-cell>
          <table:table-cell office:value-type="float" office:value="-3.2305878">
            <text:p>-3.2305878</text:p>
          </table:table-cell>
          <table:table-cell office:value-type="string">
            <text:p><text:s/>},</text:p>
          </table:table-cell>
          <table:table-cell table:formula="of:=CONCATENATE([.A774];[.B774];[.C774];[.D774];[.E774];[.F774];[.G774];[.H774];[.I774];[.J774];[.K774];[.L774];[.M774])" office:value-type="string" office:string-value="{ id: 774, name: 'Shaftesbury Park', postcode: 'EH11 1SP', ward_id: 2, lattitude: 55.9323599, longitude: -3.2305878 },">
            <text:p>{ id: 774, name: 'Shaftesbury Park', postcode: 'EH11 1SP', ward_id: 2, lattitude: 55.9323599, longitude: -3.23058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75">
            <text:p>775</text:p>
          </table:table-cell>
          <table:table-cell office:value-type="string">
            <text:p>, name: '</text:p>
          </table:table-cell>
          <table:table-cell office:value-type="string">
            <text:p>Denham Green Place </text:p>
          </table:table-cell>
          <table:table-cell office:value-type="string">
            <text:p>', postcode: '</text:p>
          </table:table-cell>
          <table:table-cell office:value-type="string">
            <text:p>EH5 3PB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5713">
            <text:p>55.9735713</text:p>
          </table:table-cell>
          <table:table-cell office:value-type="string">
            <text:p>, longitude: </text:p>
          </table:table-cell>
          <table:table-cell office:value-type="float" office:value="-3.2074911">
            <text:p>-3.2074911</text:p>
          </table:table-cell>
          <table:table-cell office:value-type="string">
            <text:p><text:s/>},</text:p>
          </table:table-cell>
          <table:table-cell table:formula="of:=CONCATENATE([.A775];[.B775];[.C775];[.D775];[.E775];[.F775];[.G775];[.H775];[.I775];[.J775];[.K775];[.L775];[.M775])" office:value-type="string" office:string-value="{ id: 775, name: 'Denham Green Place ', postcode: 'EH5 3PB', ward_id: 7, lattitude: 55.9735713, longitude: -3.2074911 },">
            <text:p>{ id: 775, name: 'Denham Green Place ', postcode: 'EH5 3PB', ward_id: 7, lattitude: 55.9735713, longitude: -3.207491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76">
            <text:p>776</text:p>
          </table:table-cell>
          <table:table-cell office:value-type="string">
            <text:p>, name: '</text:p>
          </table:table-cell>
          <table:table-cell office:value-type="string">
            <text:p>Wardieburn Road</text:p>
          </table:table-cell>
          <table:table-cell office:value-type="string">
            <text:p>', postcode: '</text:p>
          </table:table-cell>
          <table:table-cell office:value-type="string">
            <text:p>EH5 1LZ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70618">
            <text:p>55.9770618</text:p>
          </table:table-cell>
          <table:table-cell office:value-type="string">
            <text:p>, longitude: </text:p>
          </table:table-cell>
          <table:table-cell office:value-type="float" office:value="-3.2294012">
            <text:p>-3.2294012</text:p>
          </table:table-cell>
          <table:table-cell office:value-type="string">
            <text:p><text:s/>},</text:p>
          </table:table-cell>
          <table:table-cell table:formula="of:=CONCATENATE([.A776];[.B776];[.C776];[.D776];[.E776];[.F776];[.G776];[.H776];[.I776];[.J776];[.K776];[.L776];[.M776])" office:value-type="string" office:string-value="{ id: 776, name: 'Wardieburn Road', postcode: 'EH5 1LZ', ward_id: 7, lattitude: 55.9770618, longitude: -3.2294012 },">
            <text:p>{ id: 776, name: 'Wardieburn Road', postcode: 'EH5 1LZ', ward_id: 7, lattitude: 55.9770618, longitude: -3.22940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77">
            <text:p>777</text:p>
          </table:table-cell>
          <table:table-cell office:value-type="string">
            <text:p>, name: '</text:p>
          </table:table-cell>
          <table:table-cell office:value-type="string">
            <text:p>Cairns Drive</text:p>
          </table:table-cell>
          <table:table-cell office:value-type="string">
            <text:p>', postcode: '</text:p>
          </table:table-cell>
          <table:table-cell office:value-type="string">
            <text:p>EH14 7HH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777583">
            <text:p>55.8777583</text:p>
          </table:table-cell>
          <table:table-cell office:value-type="string">
            <text:p>, longitude: </text:p>
          </table:table-cell>
          <table:table-cell office:value-type="float" office:value="-3.3445812">
            <text:p>-3.3445812</text:p>
          </table:table-cell>
          <table:table-cell office:value-type="string">
            <text:p><text:s/>},</text:p>
          </table:table-cell>
          <table:table-cell table:formula="of:=CONCATENATE([.A777];[.B777];[.C777];[.D777];[.E777];[.F777];[.G777];[.H777];[.I777];[.J777];[.K777];[.L777];[.M777])" office:value-type="string" office:string-value="{ id: 777, name: 'Cairns Drive', postcode: 'EH14 7HH', ward_id: 10, lattitude: 55.8777583, longitude: -3.3445812 },">
            <text:p>{ id: 777, name: 'Cairns Drive', postcode: 'EH14 7HH', ward_id: 10, lattitude: 55.8777583, longitude: -3.34458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78">
            <text:p>778</text:p>
          </table:table-cell>
          <table:table-cell office:value-type="string">
            <text:p>, name: '</text:p>
          </table:table-cell>
          <table:table-cell office:value-type="string">
            <text:p>Essex Brae</text:p>
          </table:table-cell>
          <table:table-cell office:value-type="string">
            <text:p>', postcode: '</text:p>
          </table:table-cell>
          <table:table-cell office:value-type="string">
            <text:p>EH4 6LN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77605">
            <text:p>55.9677605</text:p>
          </table:table-cell>
          <table:table-cell office:value-type="string">
            <text:p>, longitude: </text:p>
          </table:table-cell>
          <table:table-cell office:value-type="float" office:value="-3.3119686">
            <text:p>-3.3119686</text:p>
          </table:table-cell>
          <table:table-cell office:value-type="string">
            <text:p><text:s/>},</text:p>
          </table:table-cell>
          <table:table-cell table:formula="of:=CONCATENATE([.A778];[.B778];[.C778];[.D778];[.E778];[.F778];[.G778];[.H778];[.I778];[.J778];[.K778];[.L778];[.M778])" office:value-type="string" office:string-value="{ id: 778, name: 'Essex Brae', postcode: 'EH4 6LN', ward_id: 14, lattitude: 55.9677605, longitude: -3.3119686 },">
            <text:p>{ id: 778, name: 'Essex Brae', postcode: 'EH4 6LN', ward_id: 14, lattitude: 55.9677605, longitude: -3.311968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79">
            <text:p>779</text:p>
          </table:table-cell>
          <table:table-cell office:value-type="string">
            <text:p>, name: '</text:p>
          </table:table-cell>
          <table:table-cell office:value-type="string">
            <text:p>Gillespie Crescent</text:p>
          </table:table-cell>
          <table:table-cell office:value-type="string">
            <text:p>', postcode: '</text:p>
          </table:table-cell>
          <table:table-cell office:value-type="string">
            <text:p>EH10 4HU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402728">
            <text:p>55.9402728</text:p>
          </table:table-cell>
          <table:table-cell office:value-type="string">
            <text:p>, longitude: </text:p>
          </table:table-cell>
          <table:table-cell office:value-type="float" office:value="-3.2058502">
            <text:p>-3.2058502</text:p>
          </table:table-cell>
          <table:table-cell office:value-type="string">
            <text:p><text:s/>},</text:p>
          </table:table-cell>
          <table:table-cell table:formula="of:=CONCATENATE([.A779];[.B779];[.C779];[.D779];[.E779];[.F779];[.G779];[.H779];[.I779];[.J779];[.K779];[.L779];[.M779])" office:value-type="string" office:string-value="{ id: 779, name: 'Gillespie Crescent', postcode: 'EH10 4HU', ward_id: 3, lattitude: 55.9402728, longitude: -3.2058502 },">
            <text:p>{ id: 779, name: 'Gillespie Crescent', postcode: 'EH10 4HU', ward_id: 3, lattitude: 55.9402728, longitude: -3.205850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80">
            <text:p>780</text:p>
          </table:table-cell>
          <table:table-cell office:value-type="string">
            <text:p>, name: '</text:p>
          </table:table-cell>
          <table:table-cell office:value-type="string">
            <text:p>Lochside Place</text:p>
          </table:table-cell>
          <table:table-cell office:value-type="string">
            <text:p>', postcode: '</text:p>
          </table:table-cell>
          <table:table-cell office:value-type="string">
            <text:p>EH12 9HA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32496">
            <text:p>55.932496</text:p>
          </table:table-cell>
          <table:table-cell office:value-type="string">
            <text:p>, longitude: </text:p>
          </table:table-cell>
          <table:table-cell office:value-type="float" office:value="-3.3132099">
            <text:p>-3.3132099</text:p>
          </table:table-cell>
          <table:table-cell office:value-type="string">
            <text:p><text:s/>},</text:p>
          </table:table-cell>
          <table:table-cell table:formula="of:=CONCATENATE([.A780];[.B780];[.C780];[.D780];[.E780];[.F780];[.G780];[.H780];[.I780];[.J780];[.K780];[.L780];[.M780])" office:value-type="string" office:string-value="{ id: 780, name: 'Lochside Place', postcode: 'EH12 9HA', ward_id: 9, lattitude: 55.932496, longitude: -3.3132099 },">
            <text:p>{ id: 780, name: 'Lochside Place', postcode: 'EH12 9HA', ward_id: 9, lattitude: 55.932496, longitude: -3.31320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81">
            <text:p>781</text:p>
          </table:table-cell>
          <table:table-cell office:value-type="string">
            <text:p>, name: '</text:p>
          </table:table-cell>
          <table:table-cell office:value-type="string">
            <text:p>Eltringham Grove</text:p>
          </table:table-cell>
          <table:table-cell office:value-type="string">
            <text:p>', postcode: '</text:p>
          </table:table-cell>
          <table:table-cell office:value-type="string">
            <text:p>EH14 1SH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09205">
            <text:p>55.9309205</text:p>
          </table:table-cell>
          <table:table-cell office:value-type="string">
            <text:p>, longitude: </text:p>
          </table:table-cell>
          <table:table-cell office:value-type="float" office:value="-3.2460508">
            <text:p>-3.2460508</text:p>
          </table:table-cell>
          <table:table-cell office:value-type="string">
            <text:p><text:s/>},</text:p>
          </table:table-cell>
          <table:table-cell table:formula="of:=CONCATENATE([.A781];[.B781];[.C781];[.D781];[.E781];[.F781];[.G781];[.H781];[.I781];[.J781];[.K781];[.L781];[.M781])" office:value-type="string" office:string-value="{ id: 781, name: 'Eltringham Grove', postcode: 'EH14 1SH', ward_id: 2, lattitude: 55.9309205, longitude: -3.2460508 },">
            <text:p>{ id: 781, name: 'Eltringham Grove', postcode: 'EH14 1SH', ward_id: 2, lattitude: 55.9309205, longitude: -3.24605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82">
            <text:p>782</text:p>
          </table:table-cell>
          <table:table-cell office:value-type="string">
            <text:p>, name: '</text:p>
          </table:table-cell>
          <table:table-cell office:value-type="string">
            <text:p>Abercorn Grove</text:p>
          </table:table-cell>
          <table:table-cell office:value-type="string">
            <text:p>', postcode: '</text:p>
          </table:table-cell>
          <table:table-cell office:value-type="string">
            <text:p>EH8 7HS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19993">
            <text:p>55.9519993</text:p>
          </table:table-cell>
          <table:table-cell office:value-type="string">
            <text:p>, longitude: </text:p>
          </table:table-cell>
          <table:table-cell office:value-type="float" office:value="-3.1476058">
            <text:p>-3.1476058</text:p>
          </table:table-cell>
          <table:table-cell office:value-type="string">
            <text:p><text:s/>},</text:p>
          </table:table-cell>
          <table:table-cell table:formula="of:=CONCATENATE([.A782];[.B782];[.C782];[.D782];[.E782];[.F782];[.G782];[.H782];[.I782];[.J782];[.K782];[.L782];[.M782])" office:value-type="string" office:string-value="{ id: 782, name: 'Abercorn Grove', postcode: 'EH8 7HS', ward_id: 1, lattitude: 55.9519993, longitude: -3.1476058 },">
            <text:p>{ id: 782, name: 'Abercorn Grove', postcode: 'EH8 7HS', ward_id: 1, lattitude: 55.9519993, longitude: -3.14760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83">
            <text:p>783</text:p>
          </table:table-cell>
          <table:table-cell office:value-type="string">
            <text:p>, name: '</text:p>
          </table:table-cell>
          <table:table-cell office:value-type="string">
            <text:p>Wheatfield Terrace</text:p>
          </table:table-cell>
          <table:table-cell office:value-type="string">
            <text:p>', postcode: '</text:p>
          </table:table-cell>
          <table:table-cell office:value-type="string">
            <text:p>EH11 2PB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81436">
            <text:p>55.9381436</text:p>
          </table:table-cell>
          <table:table-cell office:value-type="string">
            <text:p>, longitude: </text:p>
          </table:table-cell>
          <table:table-cell office:value-type="float" office:value="-3.2342355">
            <text:p>-3.2342355</text:p>
          </table:table-cell>
          <table:table-cell office:value-type="string">
            <text:p><text:s/>},</text:p>
          </table:table-cell>
          <table:table-cell table:formula="of:=CONCATENATE([.A783];[.B783];[.C783];[.D783];[.E783];[.F783];[.G783];[.H783];[.I783];[.J783];[.K783];[.L783];[.M783])" office:value-type="string" office:string-value="{ id: 783, name: 'Wheatfield Terrace', postcode: 'EH11 2PB', ward_id: 13, lattitude: 55.9381436, longitude: -3.2342355 },">
            <text:p>{ id: 783, name: 'Wheatfield Terrace', postcode: 'EH11 2PB', ward_id: 13, lattitude: 55.9381436, longitude: -3.23423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84">
            <text:p>784</text:p>
          </table:table-cell>
          <table:table-cell office:value-type="string">
            <text:p>, name: '</text:p>
          </table:table-cell>
          <table:table-cell office:value-type="string">
            <text:p>Seafield Road East</text:p>
          </table:table-cell>
          <table:table-cell office:value-type="string">
            <text:p>', postcode: '</text:p>
          </table:table-cell>
          <table:table-cell office:value-type="string">
            <text:p>EH15 1ED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630059">
            <text:p>55.9630059</text:p>
          </table:table-cell>
          <table:table-cell office:value-type="string">
            <text:p>, longitude: </text:p>
          </table:table-cell>
          <table:table-cell office:value-type="float" office:value="-3.1289891">
            <text:p>-3.1289891</text:p>
          </table:table-cell>
          <table:table-cell office:value-type="string">
            <text:p><text:s/>},</text:p>
          </table:table-cell>
          <table:table-cell table:formula="of:=CONCATENATE([.A784];[.B784];[.C784];[.D784];[.E784];[.F784];[.G784];[.H784];[.I784];[.J784];[.K784];[.L784];[.M784])" office:value-type="string" office:string-value="{ id: 784, name: 'Seafield Road East', postcode: 'EH15 1ED', ward_id: 1, lattitude: 55.9630059, longitude: -3.1289891 },">
            <text:p>{ id: 784, name: 'Seafield Road East', postcode: 'EH15 1ED', ward_id: 1, lattitude: 55.9630059, longitude: -3.12898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85">
            <text:p>785</text:p>
          </table:table-cell>
          <table:table-cell office:value-type="string">
            <text:p>, name: '</text:p>
          </table:table-cell>
          <table:table-cell office:value-type="string">
            <text:p>Learmonth Gardens</text:p>
          </table:table-cell>
          <table:table-cell office:value-type="string">
            <text:p>', postcode: '</text:p>
          </table:table-cell>
          <table:table-cell office:value-type="string">
            <text:p>EH4 1BP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66373">
            <text:p>55.9566373</text:p>
          </table:table-cell>
          <table:table-cell office:value-type="string">
            <text:p>, longitude: </text:p>
          </table:table-cell>
          <table:table-cell office:value-type="float" office:value="-3.2200641">
            <text:p>-3.2200641</text:p>
          </table:table-cell>
          <table:table-cell office:value-type="string">
            <text:p><text:s/>},</text:p>
          </table:table-cell>
          <table:table-cell table:formula="of:=CONCATENATE([.A785];[.B785];[.C785];[.D785];[.E785];[.F785];[.G785];[.H785];[.I785];[.J785];[.K785];[.L785];[.M785])" office:value-type="string" office:string-value="{ id: 785, name: 'Learmonth Gardens', postcode: 'EH4 1BP', ward_id: 4, lattitude: 55.9566373, longitude: -3.2200641 },">
            <text:p>{ id: 785, name: 'Learmonth Gardens', postcode: 'EH4 1BP', ward_id: 4, lattitude: 55.9566373, longitude: -3.22006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86">
            <text:p>786</text:p>
          </table:table-cell>
          <table:table-cell office:value-type="string">
            <text:p>, name: '</text:p>
          </table:table-cell>
          <table:table-cell office:value-type="string">
            <text:p>Tynecastle Terrace</text:p>
          </table:table-cell>
          <table:table-cell office:value-type="string">
            <text:p>', postcode: '</text:p>
          </table:table-cell>
          <table:table-cell office:value-type="string">
            <text:p>EH11 2NT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81119">
            <text:p>55.9381119</text:p>
          </table:table-cell>
          <table:table-cell office:value-type="string">
            <text:p>, longitude: </text:p>
          </table:table-cell>
          <table:table-cell office:value-type="float" office:value="-3.2325912">
            <text:p>-3.2325912</text:p>
          </table:table-cell>
          <table:table-cell office:value-type="string">
            <text:p><text:s/>},</text:p>
          </table:table-cell>
          <table:table-cell table:formula="of:=CONCATENATE([.A786];[.B786];[.C786];[.D786];[.E786];[.F786];[.G786];[.H786];[.I786];[.J786];[.K786];[.L786];[.M786])" office:value-type="string" office:string-value="{ id: 786, name: 'Tynecastle Terrace', postcode: 'EH11 2NT', ward_id: 13, lattitude: 55.9381119, longitude: -3.2325912 },">
            <text:p>{ id: 786, name: 'Tynecastle Terrace', postcode: 'EH11 2NT', ward_id: 13, lattitude: 55.9381119, longitude: -3.23259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87">
            <text:p>787</text:p>
          </table:table-cell>
          <table:table-cell office:value-type="string">
            <text:p>, name: '</text:p>
          </table:table-cell>
          <table:table-cell office:value-type="string">
            <text:p>Baileyfield Crescent</text:p>
          </table:table-cell>
          <table:table-cell office:value-type="string">
            <text:p>', postcode: '</text:p>
          </table:table-cell>
          <table:table-cell office:value-type="string">
            <text:p>EH15 1BE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33985">
            <text:p>55.9533985</text:p>
          </table:table-cell>
          <table:table-cell office:value-type="string">
            <text:p>, longitude: </text:p>
          </table:table-cell>
          <table:table-cell office:value-type="float" office:value="-3.1199588">
            <text:p>-3.1199588</text:p>
          </table:table-cell>
          <table:table-cell office:value-type="string">
            <text:p><text:s/>},</text:p>
          </table:table-cell>
          <table:table-cell table:formula="of:=CONCATENATE([.A787];[.B787];[.C787];[.D787];[.E787];[.F787];[.G787];[.H787];[.I787];[.J787];[.K787];[.L787];[.M787])" office:value-type="string" office:string-value="{ id: 787, name: 'Baileyfield Crescent', postcode: 'EH15 1BE', ward_id: 11, lattitude: 55.9533985, longitude: -3.1199588 },">
            <text:p>{ id: 787, name: 'Baileyfield Crescent', postcode: 'EH15 1BE', ward_id: 11, lattitude: 55.9533985, longitude: -3.11995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88">
            <text:p>788</text:p>
          </table:table-cell>
          <table:table-cell office:value-type="string">
            <text:p>, name: '</text:p>
          </table:table-cell>
          <table:table-cell office:value-type="string">
            <text:p>Craigour Terrace</text:p>
          </table:table-cell>
          <table:table-cell office:value-type="string">
            <text:p>', postcode: '</text:p>
          </table:table-cell>
          <table:table-cell office:value-type="string">
            <text:p>EH17 7PG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55154">
            <text:p>55.9155154</text:p>
          </table:table-cell>
          <table:table-cell office:value-type="string">
            <text:p>, longitude: </text:p>
          </table:table-cell>
          <table:table-cell office:value-type="float" office:value="-3.1341521">
            <text:p>-3.1341521</text:p>
          </table:table-cell>
          <table:table-cell office:value-type="string">
            <text:p><text:s/>},</text:p>
          </table:table-cell>
          <table:table-cell table:formula="of:=CONCATENATE([.A788];[.B788];[.C788];[.D788];[.E788];[.F788];[.G788];[.H788];[.I788];[.J788];[.K788];[.L788];[.M788])" office:value-type="string" office:string-value="{ id: 788, name: 'Craigour Terrace', postcode: 'EH17 7PG', ward_id: 16, lattitude: 55.9155154, longitude: -3.1341521 },">
            <text:p>{ id: 788, name: 'Craigour Terrace', postcode: 'EH17 7PG', ward_id: 16, lattitude: 55.9155154, longitude: -3.13415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89">
            <text:p>789</text:p>
          </table:table-cell>
          <table:table-cell office:value-type="string">
            <text:p>, name: '</text:p>
          </table:table-cell>
          <table:table-cell office:value-type="string">
            <text:p>Craigentinny Place</text:p>
          </table:table-cell>
          <table:table-cell office:value-type="string">
            <text:p>', postcode: '</text:p>
          </table:table-cell>
          <table:table-cell office:value-type="string">
            <text:p>EH7 6PZ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66908">
            <text:p>55.9566908</text:p>
          </table:table-cell>
          <table:table-cell office:value-type="string">
            <text:p>, longitude: </text:p>
          </table:table-cell>
          <table:table-cell office:value-type="float" office:value="-3.1372307">
            <text:p>-3.1372307</text:p>
          </table:table-cell>
          <table:table-cell office:value-type="string">
            <text:p><text:s/>},</text:p>
          </table:table-cell>
          <table:table-cell table:formula="of:=CONCATENATE([.A789];[.B789];[.C789];[.D789];[.E789];[.F789];[.G789];[.H789];[.I789];[.J789];[.K789];[.L789];[.M789])" office:value-type="string" office:string-value="{ id: 789, name: 'Craigentinny Place', postcode: 'EH7 6PZ', ward_id: 1, lattitude: 55.9566908, longitude: -3.1372307 },">
            <text:p>{ id: 789, name: 'Craigentinny Place', postcode: 'EH7 6PZ', ward_id: 1, lattitude: 55.9566908, longitude: -3.13723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90">
            <text:p>790</text:p>
          </table:table-cell>
          <table:table-cell office:value-type="string">
            <text:p>, name: '</text:p>
          </table:table-cell>
          <table:table-cell office:value-type="string">
            <text:p>Carrick Knowe Hill</text:p>
          </table:table-cell>
          <table:table-cell office:value-type="string">
            <text:p>', postcode: '</text:p>
          </table:table-cell>
          <table:table-cell office:value-type="string">
            <text:p>EH12 7BR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51766">
            <text:p>55.9351766</text:p>
          </table:table-cell>
          <table:table-cell office:value-type="string">
            <text:p>, longitude: </text:p>
          </table:table-cell>
          <table:table-cell office:value-type="float" office:value="-3.2701152">
            <text:p>-3.2701152</text:p>
          </table:table-cell>
          <table:table-cell office:value-type="string">
            <text:p><text:s/>},</text:p>
          </table:table-cell>
          <table:table-cell table:formula="of:=CONCATENATE([.A790];[.B790];[.C790];[.D790];[.E790];[.F790];[.G790];[.H790];[.I790];[.J790];[.K790];[.L790];[.M790])" office:value-type="string" office:string-value="{ id: 790, name: 'Carrick Knowe Hill', postcode: 'EH12 7BR', ward_id: 15, lattitude: 55.9351766, longitude: -3.2701152 },">
            <text:p>{ id: 790, name: 'Carrick Knowe Hill', postcode: 'EH12 7BR', ward_id: 15, lattitude: 55.9351766, longitude: -3.27011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91">
            <text:p>791</text:p>
          </table:table-cell>
          <table:table-cell office:value-type="string">
            <text:p>, name: '</text:p>
          </table:table-cell>
          <table:table-cell office:value-type="string">
            <text:p>Roseburn Place</text:p>
          </table:table-cell>
          <table:table-cell office:value-type="string">
            <text:p>', postcode: '</text:p>
          </table:table-cell>
          <table:table-cell office:value-type="string">
            <text:p>EH12 5NL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51708">
            <text:p>55.9451708</text:p>
          </table:table-cell>
          <table:table-cell office:value-type="string">
            <text:p>, longitude: </text:p>
          </table:table-cell>
          <table:table-cell office:value-type="float" office:value="-3.2356277">
            <text:p>-3.2356277</text:p>
          </table:table-cell>
          <table:table-cell office:value-type="string">
            <text:p><text:s/>},</text:p>
          </table:table-cell>
          <table:table-cell table:formula="of:=CONCATENATE([.A791];[.B791];[.C791];[.D791];[.E791];[.F791];[.G791];[.H791];[.I791];[.J791];[.K791];[.L791];[.M791])" office:value-type="string" office:string-value="{ id: 791, name: 'Roseburn Place', postcode: 'EH12 5NL', ward_id: 15, lattitude: 55.9451708, longitude: -3.2356277 },">
            <text:p>{ id: 791, name: 'Roseburn Place', postcode: 'EH12 5NL', ward_id: 15, lattitude: 55.9451708, longitude: -3.23562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92">
            <text:p>792</text:p>
          </table:table-cell>
          <table:table-cell office:value-type="string">
            <text:p>, name: '</text:p>
          </table:table-cell>
          <table:table-cell office:value-type="string">
            <text:p>Burns Place </text:p>
          </table:table-cell>
          <table:table-cell office:value-type="string">
            <text:p>', postcode: '</text:p>
          </table:table-cell>
          <table:table-cell office:value-type="string">
            <text:p>EH6 5QD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10068">
            <text:p>55.9710068</text:p>
          </table:table-cell>
          <table:table-cell office:value-type="string">
            <text:p>, longitude: </text:p>
          </table:table-cell>
          <table:table-cell office:value-type="float" office:value="-3.1875485">
            <text:p>-3.1875485</text:p>
          </table:table-cell>
          <table:table-cell office:value-type="string">
            <text:p><text:s/>},</text:p>
          </table:table-cell>
          <table:table-cell table:formula="of:=CONCATENATE([.A792];[.B792];[.C792];[.D792];[.E792];[.F792];[.G792];[.H792];[.I792];[.J792];[.K792];[.L792];[.M792])" office:value-type="string" office:string-value="{ id: 792, name: 'Burns Place ', postcode: 'EH6 5QD', ward_id: 12, lattitude: 55.9710068, longitude: -3.1875485 },">
            <text:p>{ id: 792, name: 'Burns Place ', postcode: 'EH6 5QD', ward_id: 12, lattitude: 55.9710068, longitude: -3.18754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93">
            <text:p>793</text:p>
          </table:table-cell>
          <table:table-cell office:value-type="string">
            <text:p>, name: '</text:p>
          </table:table-cell>
          <table:table-cell office:value-type="string">
            <text:p>Belford Gardens</text:p>
          </table:table-cell>
          <table:table-cell office:value-type="string">
            <text:p>', postcode: '</text:p>
          </table:table-cell>
          <table:table-cell office:value-type="string">
            <text:p>EH4 3EW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3783">
            <text:p>55.953783</text:p>
          </table:table-cell>
          <table:table-cell office:value-type="string">
            <text:p>, longitude: </text:p>
          </table:table-cell>
          <table:table-cell office:value-type="float" office:value="-3.2327913">
            <text:p>-3.2327913</text:p>
          </table:table-cell>
          <table:table-cell office:value-type="string">
            <text:p><text:s/>},</text:p>
          </table:table-cell>
          <table:table-cell table:formula="of:=CONCATENATE([.A793];[.B793];[.C793];[.D793];[.E793];[.F793];[.G793];[.H793];[.I793];[.J793];[.K793];[.L793];[.M793])" office:value-type="string" office:string-value="{ id: 793, name: 'Belford Gardens', postcode: 'EH4 3EW', ward_id: 4, lattitude: 55.953783, longitude: -3.2327913 },">
            <text:p>{ id: 793, name: 'Belford Gardens', postcode: 'EH4 3EW', ward_id: 4, lattitude: 55.953783, longitude: -3.232791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94">
            <text:p>794</text:p>
          </table:table-cell>
          <table:table-cell office:value-type="string">
            <text:p>, name: '</text:p>
          </table:table-cell>
          <table:table-cell office:value-type="string">
            <text:p>Queensferry Terrace</text:p>
          </table:table-cell>
          <table:table-cell office:value-type="string">
            <text:p>', postcode: '</text:p>
          </table:table-cell>
          <table:table-cell office:value-type="string">
            <text:p>EH4 3EQ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36318">
            <text:p>55.9536318</text:p>
          </table:table-cell>
          <table:table-cell office:value-type="string">
            <text:p>, longitude: </text:p>
          </table:table-cell>
          <table:table-cell office:value-type="float" office:value="-3.2291907">
            <text:p>-3.2291907</text:p>
          </table:table-cell>
          <table:table-cell office:value-type="string">
            <text:p><text:s/>},</text:p>
          </table:table-cell>
          <table:table-cell table:formula="of:=CONCATENATE([.A794];[.B794];[.C794];[.D794];[.E794];[.F794];[.G794];[.H794];[.I794];[.J794];[.K794];[.L794];[.M794])" office:value-type="string" office:string-value="{ id: 794, name: 'Queensferry Terrace', postcode: 'EH4 3EQ', ward_id: 4, lattitude: 55.9536318, longitude: -3.2291907 },">
            <text:p>{ id: 794, name: 'Queensferry Terrace', postcode: 'EH4 3EQ', ward_id: 4, lattitude: 55.9536318, longitude: -3.22919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95">
            <text:p>795</text:p>
          </table:table-cell>
          <table:table-cell office:value-type="string">
            <text:p>, name: '</text:p>
          </table:table-cell>
          <table:table-cell office:value-type="string">
            <text:p>Wester Broom Terrace</text:p>
          </table:table-cell>
          <table:table-cell office:value-type="string">
            <text:p>', postcode: '</text:p>
          </table:table-cell>
          <table:table-cell office:value-type="string">
            <text:p>EH12 7RE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366576">
            <text:p>55.9366576</text:p>
          </table:table-cell>
          <table:table-cell office:value-type="string">
            <text:p>, longitude: </text:p>
          </table:table-cell>
          <table:table-cell office:value-type="float" office:value="-3.2923394">
            <text:p>-3.2923394</text:p>
          </table:table-cell>
          <table:table-cell office:value-type="string">
            <text:p><text:s/>},</text:p>
          </table:table-cell>
          <table:table-cell table:formula="of:=CONCATENATE([.A795];[.B795];[.C795];[.D795];[.E795];[.F795];[.G795];[.H795];[.I795];[.J795];[.K795];[.L795];[.M795])" office:value-type="string" office:string-value="{ id: 795, name: 'Wester Broom Terrace', postcode: 'EH12 7RE', ward_id: 9, lattitude: 55.9366576, longitude: -3.2923394 },">
            <text:p>{ id: 795, name: 'Wester Broom Terrace', postcode: 'EH12 7RE', ward_id: 9, lattitude: 55.9366576, longitude: -3.29233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96">
            <text:p>796</text:p>
          </table:table-cell>
          <table:table-cell office:value-type="string">
            <text:p>, name: '</text:p>
          </table:table-cell>
          <table:table-cell office:value-type="string">
            <text:p>Midmar Drive </text:p>
          </table:table-cell>
          <table:table-cell office:value-type="string">
            <text:p>', postcode: '</text:p>
          </table:table-cell>
          <table:table-cell office:value-type="string">
            <text:p>EH10 6BU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32601">
            <text:p>55.9232601</text:p>
          </table:table-cell>
          <table:table-cell office:value-type="string">
            <text:p>, longitude: </text:p>
          </table:table-cell>
          <table:table-cell office:value-type="float" office:value="-3.200146">
            <text:p>-3.200146</text:p>
          </table:table-cell>
          <table:table-cell office:value-type="string">
            <text:p><text:s/>},</text:p>
          </table:table-cell>
          <table:table-cell table:formula="of:=CONCATENATE([.A796];[.B796];[.C796];[.D796];[.E796];[.F796];[.G796];[.H796];[.I796];[.J796];[.K796];[.L796];[.M796])" office:value-type="string" office:string-value="{ id: 796, name: 'Midmar Drive ', postcode: 'EH10 6BU', ward_id: 3, lattitude: 55.9232601, longitude: -3.200146 },">
            <text:p>{ id: 796, name: 'Midmar Drive ', postcode: 'EH10 6BU', ward_id: 3, lattitude: 55.9232601, longitude: -3.20014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97">
            <text:p>797</text:p>
          </table:table-cell>
          <table:table-cell office:value-type="string">
            <text:p>, name: '</text:p>
          </table:table-cell>
          <table:table-cell office:value-type="string">
            <text:p>Pentland Terrace </text:p>
          </table:table-cell>
          <table:table-cell office:value-type="string">
            <text:p>', postcode: '</text:p>
          </table:table-cell>
          <table:table-cell office:value-type="string">
            <text:p>EH10 6EY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162603">
            <text:p>55.9162603</text:p>
          </table:table-cell>
          <table:table-cell office:value-type="string">
            <text:p>, longitude: </text:p>
          </table:table-cell>
          <table:table-cell office:value-type="float" office:value="-3.2130294">
            <text:p>-3.2130294</text:p>
          </table:table-cell>
          <table:table-cell office:value-type="string">
            <text:p><text:s/>},</text:p>
          </table:table-cell>
          <table:table-cell table:formula="of:=CONCATENATE([.A797];[.B797];[.C797];[.D797];[.E797];[.F797];[.G797];[.H797];[.I797];[.J797];[.K797];[.L797];[.M797])" office:value-type="string" office:string-value="{ id: 797, name: 'Pentland Terrace ', postcode: 'EH10 6EY', ward_id: 3, lattitude: 55.9162603, longitude: -3.2130294 },">
            <text:p>{ id: 797, name: 'Pentland Terrace ', postcode: 'EH10 6EY', ward_id: 3, lattitude: 55.9162603, longitude: -3.21302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98">
            <text:p>798</text:p>
          </table:table-cell>
          <table:table-cell office:value-type="string">
            <text:p>, name: '</text:p>
          </table:table-cell>
          <table:table-cell office:value-type="string">
            <text:p>Leamington Place</text:p>
          </table:table-cell>
          <table:table-cell office:value-type="string">
            <text:p>', postcode: '</text:p>
          </table:table-cell>
          <table:table-cell office:value-type="string">
            <text:p>EH10 4JR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96644">
            <text:p>55.9396644</text:p>
          </table:table-cell>
          <table:table-cell office:value-type="string">
            <text:p>, longitude: </text:p>
          </table:table-cell>
          <table:table-cell office:value-type="float" office:value="-3.2087169">
            <text:p>-3.2087169</text:p>
          </table:table-cell>
          <table:table-cell office:value-type="string">
            <text:p><text:s/>},</text:p>
          </table:table-cell>
          <table:table-cell table:formula="of:=CONCATENATE([.A798];[.B798];[.C798];[.D798];[.E798];[.F798];[.G798];[.H798];[.I798];[.J798];[.K798];[.L798];[.M798])" office:value-type="string" office:string-value="{ id: 798, name: 'Leamington Place', postcode: 'EH10 4JR', ward_id: 3, lattitude: 55.9396644, longitude: -3.2087169 },">
            <text:p>{ id: 798, name: 'Leamington Place', postcode: 'EH10 4JR', ward_id: 3, lattitude: 55.9396644, longitude: -3.20871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799">
            <text:p>799</text:p>
          </table:table-cell>
          <table:table-cell office:value-type="string">
            <text:p>, name: '</text:p>
          </table:table-cell>
          <table:table-cell office:value-type="string">
            <text:p>Balmwell Avenue</text:p>
          </table:table-cell>
          <table:table-cell office:value-type="string">
            <text:p>', postcode: '</text:p>
          </table:table-cell>
          <table:table-cell office:value-type="string">
            <text:p>EH16 6HE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26815">
            <text:p>55.9026815</text:p>
          </table:table-cell>
          <table:table-cell office:value-type="string">
            <text:p>, longitude: </text:p>
          </table:table-cell>
          <table:table-cell office:value-type="float" office:value="-3.1587187">
            <text:p>-3.1587187</text:p>
          </table:table-cell>
          <table:table-cell office:value-type="string">
            <text:p><text:s/>},</text:p>
          </table:table-cell>
          <table:table-cell table:formula="of:=CONCATENATE([.A799];[.B799];[.C799];[.D799];[.E799];[.F799];[.G799];[.H799];[.I799];[.J799];[.K799];[.L799];[.M799])" office:value-type="string" office:string-value="{ id: 799, name: 'Balmwell Avenue', postcode: 'EH16 6HE', ward_id: 16, lattitude: 55.9026815, longitude: -3.1587187 },">
            <text:p>{ id: 799, name: 'Balmwell Avenue', postcode: 'EH16 6HE', ward_id: 16, lattitude: 55.9026815, longitude: -3.15871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00">
            <text:p>800</text:p>
          </table:table-cell>
          <table:table-cell office:value-type="string">
            <text:p>, name: '</text:p>
          </table:table-cell>
          <table:table-cell office:value-type="string">
            <text:p>Craigcrook Park</text:p>
          </table:table-cell>
          <table:table-cell office:value-type="string">
            <text:p>', postcode: '</text:p>
          </table:table-cell>
          <table:table-cell office:value-type="string">
            <text:p>EH4 3PL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62828">
            <text:p>55.9562828</text:p>
          </table:table-cell>
          <table:table-cell office:value-type="string">
            <text:p>, longitude: </text:p>
          </table:table-cell>
          <table:table-cell office:value-type="float" office:value="-3.2620259">
            <text:p>-3.2620259</text:p>
          </table:table-cell>
          <table:table-cell office:value-type="string">
            <text:p><text:s/>},</text:p>
          </table:table-cell>
          <table:table-cell table:formula="of:=CONCATENATE([.A800];[.B800];[.C800];[.D800];[.E800];[.F800];[.G800];[.H800];[.I800];[.J800];[.K800];[.L800];[.M800])" office:value-type="string" office:string-value="{ id: 800, name: 'Craigcrook Park', postcode: 'EH4 3PL', ward_id: 4, lattitude: 55.9562828, longitude: -3.2620259 },">
            <text:p>{ id: 800, name: 'Craigcrook Park', postcode: 'EH4 3PL', ward_id: 4, lattitude: 55.9562828, longitude: -3.262025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01">
            <text:p>801</text:p>
          </table:table-cell>
          <table:table-cell office:value-type="string">
            <text:p>, name: '</text:p>
          </table:table-cell>
          <table:table-cell office:value-type="string">
            <text:p>Fauldburn</text:p>
          </table:table-cell>
          <table:table-cell office:value-type="string">
            <text:p>', postcode: '</text:p>
          </table:table-cell>
          <table:table-cell office:value-type="string">
            <text:p>EH12 8YJ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54039">
            <text:p>55.9554039</text:p>
          </table:table-cell>
          <table:table-cell office:value-type="string">
            <text:p>, longitude: </text:p>
          </table:table-cell>
          <table:table-cell office:value-type="float" office:value="-3.3046818">
            <text:p>-3.3046818</text:p>
          </table:table-cell>
          <table:table-cell office:value-type="string">
            <text:p><text:s/>},</text:p>
          </table:table-cell>
          <table:table-cell table:formula="of:=CONCATENATE([.A801];[.B801];[.C801];[.D801];[.E801];[.F801];[.G801];[.H801];[.I801];[.J801];[.K801];[.L801];[.M801])" office:value-type="string" office:string-value="{ id: 801, name: 'Fauldburn', postcode: 'EH12 8YJ', ward_id: 9, lattitude: 55.9554039, longitude: -3.3046818 },">
            <text:p>{ id: 801, name: 'Fauldburn', postcode: 'EH12 8YJ', ward_id: 9, lattitude: 55.9554039, longitude: -3.30468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02">
            <text:p>802</text:p>
          </table:table-cell>
          <table:table-cell office:value-type="string">
            <text:p>, name: '</text:p>
          </table:table-cell>
          <table:table-cell office:value-type="string">
            <text:p>Blink Bonny Road</text:p>
          </table:table-cell>
          <table:table-cell office:value-type="string">
            <text:p>', postcode: '</text:p>
          </table:table-cell>
          <table:table-cell office:value-type="string">
            <text:p>EH4 3HY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25849">
            <text:p>55.9525849</text:p>
          </table:table-cell>
          <table:table-cell office:value-type="string">
            <text:p>, longitude: </text:p>
          </table:table-cell>
          <table:table-cell office:value-type="float" office:value="-3.2369297">
            <text:p>-3.2369297</text:p>
          </table:table-cell>
          <table:table-cell office:value-type="string">
            <text:p><text:s/>},</text:p>
          </table:table-cell>
          <table:table-cell table:formula="of:=CONCATENATE([.A802];[.B802];[.C802];[.D802];[.E802];[.F802];[.G802];[.H802];[.I802];[.J802];[.K802];[.L802];[.M802])" office:value-type="string" office:string-value="{ id: 802, name: 'Blink Bonny Road', postcode: 'EH4 3HY', ward_id: 4, lattitude: 55.9525849, longitude: -3.2369297 },">
            <text:p>{ id: 802, name: 'Blink Bonny Road', postcode: 'EH4 3HY', ward_id: 4, lattitude: 55.9525849, longitude: -3.23692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03">
            <text:p>803</text:p>
          </table:table-cell>
          <table:table-cell office:value-type="string">
            <text:p>, name: '</text:p>
          </table:table-cell>
          <table:table-cell office:value-type="string">
            <text:p>Bonnington Road</text:p>
          </table:table-cell>
          <table:table-cell office:value-type="string">
            <text:p>', postcode: '</text:p>
          </table:table-cell>
          <table:table-cell office:value-type="string">
            <text:p>EH6 5NP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07206">
            <text:p>55.9707206</text:p>
          </table:table-cell>
          <table:table-cell office:value-type="string">
            <text:p>, longitude: </text:p>
          </table:table-cell>
          <table:table-cell office:value-type="float" office:value="-3.1798763">
            <text:p>-3.1798763</text:p>
          </table:table-cell>
          <table:table-cell office:value-type="string">
            <text:p><text:s/>},</text:p>
          </table:table-cell>
          <table:table-cell table:formula="of:=CONCATENATE([.A803];[.B803];[.C803];[.D803];[.E803];[.F803];[.G803];[.H803];[.I803];[.J803];[.K803];[.L803];[.M803])" office:value-type="string" office:string-value="{ id: 803, name: 'Bonnington Road', postcode: 'EH6 5NP', ward_id: 12, lattitude: 55.9707206, longitude: -3.1798763 },">
            <text:p>{ id: 803, name: 'Bonnington Road', postcode: 'EH6 5NP', ward_id: 12, lattitude: 55.9707206, longitude: -3.17987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04">
            <text:p>804</text:p>
          </table:table-cell>
          <table:table-cell office:value-type="string">
            <text:p>, name: '</text:p>
          </table:table-cell>
          <table:table-cell office:value-type="string">
            <text:p>Kirkliston Road</text:p>
          </table:table-cell>
          <table:table-cell office:value-type="string">
            <text:p>', postcode: '</text:p>
          </table:table-cell>
          <table:table-cell office:value-type="string">
            <text:p>EH30 9NZ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53219">
            <text:p>55.9853219</text:p>
          </table:table-cell>
          <table:table-cell office:value-type="string">
            <text:p>, longitude: </text:p>
          </table:table-cell>
          <table:table-cell office:value-type="float" office:value="-3.3964622">
            <text:p>-3.3964622</text:p>
          </table:table-cell>
          <table:table-cell office:value-type="string">
            <text:p><text:s/>},</text:p>
          </table:table-cell>
          <table:table-cell table:formula="of:=CONCATENATE([.A804];[.B804];[.C804];[.D804];[.E804];[.F804];[.G804];[.H804];[.I804];[.J804];[.K804];[.L804];[.M804])" office:value-type="string" office:string-value="{ id: 804, name: 'Kirkliston Road', postcode: 'EH30 9NZ', ward_id: 14, lattitude: 55.9853219, longitude: -3.3964622 },">
            <text:p>{ id: 804, name: 'Kirkliston Road', postcode: 'EH30 9NZ', ward_id: 14, lattitude: 55.9853219, longitude: -3.396462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05">
            <text:p>805</text:p>
          </table:table-cell>
          <table:table-cell office:value-type="string">
            <text:p>, name: '</text:p>
          </table:table-cell>
          <table:table-cell office:value-type="string">
            <text:p>Boswall Parkway</text:p>
          </table:table-cell>
          <table:table-cell office:value-type="string">
            <text:p>', postcode: '</text:p>
          </table:table-cell>
          <table:table-cell office:value-type="string">
            <text:p>EH5 2HZ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5671">
            <text:p>55.975671</text:p>
          </table:table-cell>
          <table:table-cell office:value-type="string">
            <text:p>, longitude: </text:p>
          </table:table-cell>
          <table:table-cell office:value-type="float" office:value="-3.228883">
            <text:p>-3.228883</text:p>
          </table:table-cell>
          <table:table-cell office:value-type="string">
            <text:p><text:s/>},</text:p>
          </table:table-cell>
          <table:table-cell table:formula="of:=CONCATENATE([.A805];[.B805];[.C805];[.D805];[.E805];[.F805];[.G805];[.H805];[.I805];[.J805];[.K805];[.L805];[.M805])" office:value-type="string" office:string-value="{ id: 805, name: 'Boswall Parkway', postcode: 'EH5 2HZ', ward_id: 7, lattitude: 55.975671, longitude: -3.228883 },">
            <text:p>{ id: 805, name: 'Boswall Parkway', postcode: 'EH5 2HZ', ward_id: 7, lattitude: 55.975671, longitude: -3.2288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06">
            <text:p>806</text:p>
          </table:table-cell>
          <table:table-cell office:value-type="string">
            <text:p>, name: '</text:p>
          </table:table-cell>
          <table:table-cell office:value-type="string">
            <text:p>Salveson Crescent</text:p>
          </table:table-cell>
          <table:table-cell office:value-type="string">
            <text:p>', postcode: '</text:p>
          </table:table-cell>
          <table:table-cell office:value-type="string">
            <text:p>EH4 5JL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48155">
            <text:p>55.9748155</text:p>
          </table:table-cell>
          <table:table-cell office:value-type="string">
            <text:p>, longitude: </text:p>
          </table:table-cell>
          <table:table-cell office:value-type="float" office:value="-3.2596609">
            <text:p>-3.2596609</text:p>
          </table:table-cell>
          <table:table-cell office:value-type="string">
            <text:p><text:s/>},</text:p>
          </table:table-cell>
          <table:table-cell table:formula="of:=CONCATENATE([.A806];[.B806];[.C806];[.D806];[.E806];[.F806];[.G806];[.H806];[.I806];[.J806];[.K806];[.L806];[.M806])" office:value-type="string" office:string-value="{ id: 806, name: 'Salveson Crescent', postcode: 'EH4 5JL', ward_id: 7, lattitude: 55.9748155, longitude: -3.2596609 },">
            <text:p>{ id: 806, name: 'Salveson Crescent', postcode: 'EH4 5JL', ward_id: 7, lattitude: 55.9748155, longitude: -3.25966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07">
            <text:p>807</text:p>
          </table:table-cell>
          <table:table-cell office:value-type="string">
            <text:p>, name: '</text:p>
          </table:table-cell>
          <table:table-cell office:value-type="string">
            <text:p>Pirniefield Place</text:p>
          </table:table-cell>
          <table:table-cell office:value-type="string">
            <text:p>', postcode: '</text:p>
          </table:table-cell>
          <table:table-cell office:value-type="string">
            <text:p>EH6 7QF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85578">
            <text:p>55.9685578</text:p>
          </table:table-cell>
          <table:table-cell office:value-type="string">
            <text:p>, longitude: </text:p>
          </table:table-cell>
          <table:table-cell office:value-type="float" office:value="-3.151866">
            <text:p>-3.151866</text:p>
          </table:table-cell>
          <table:table-cell office:value-type="string">
            <text:p><text:s/>},</text:p>
          </table:table-cell>
          <table:table-cell table:formula="of:=CONCATENATE([.A807];[.B807];[.C807];[.D807];[.E807];[.F807];[.G807];[.H807];[.I807];[.J807];[.K807];[.L807];[.M807])" office:value-type="string" office:string-value="{ id: 807, name: 'Pirniefield Place', postcode: 'EH6 7QF', ward_id: 8, lattitude: 55.9685578, longitude: -3.151866 },">
            <text:p>{ id: 807, name: 'Pirniefield Place', postcode: 'EH6 7QF', ward_id: 8, lattitude: 55.9685578, longitude: -3.1518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08">
            <text:p>808</text:p>
          </table:table-cell>
          <table:table-cell office:value-type="string">
            <text:p>, name: '</text:p>
          </table:table-cell>
          <table:table-cell office:value-type="string">
            <text:p>Broomhall Bank</text:p>
          </table:table-cell>
          <table:table-cell office:value-type="string">
            <text:p>', postcode: '</text:p>
          </table:table-cell>
          <table:table-cell office:value-type="string">
            <text:p>EH12 7PH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6083">
            <text:p>55.936083</text:p>
          </table:table-cell>
          <table:table-cell office:value-type="string">
            <text:p>, longitude: </text:p>
          </table:table-cell>
          <table:table-cell office:value-type="float" office:value="-3.2881577">
            <text:p>-3.2881577</text:p>
          </table:table-cell>
          <table:table-cell office:value-type="string">
            <text:p><text:s/>},</text:p>
          </table:table-cell>
          <table:table-cell table:formula="of:=CONCATENATE([.A808];[.B808];[.C808];[.D808];[.E808];[.F808];[.G808];[.H808];[.I808];[.J808];[.K808];[.L808];[.M808])" office:value-type="string" office:string-value="{ id: 808, name: 'Broomhall Bank', postcode: 'EH12 7PH', ward_id: 15, lattitude: 55.936083, longitude: -3.2881577 },">
            <text:p>{ id: 808, name: 'Broomhall Bank', postcode: 'EH12 7PH', ward_id: 15, lattitude: 55.936083, longitude: -3.28815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09">
            <text:p>809</text:p>
          </table:table-cell>
          <table:table-cell office:value-type="string">
            <text:p>, name: '</text:p>
          </table:table-cell>
          <table:table-cell office:value-type="string">
            <text:p>Burgess Street</text:p>
          </table:table-cell>
          <table:table-cell office:value-type="string">
            <text:p>', postcode: '</text:p>
          </table:table-cell>
          <table:table-cell office:value-type="string">
            <text:p>EH6 6RD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51577">
            <text:p>55.9751577</text:p>
          </table:table-cell>
          <table:table-cell office:value-type="string">
            <text:p>, longitude: </text:p>
          </table:table-cell>
          <table:table-cell office:value-type="float" office:value="-3.170134">
            <text:p>-3.170134</text:p>
          </table:table-cell>
          <table:table-cell office:value-type="string">
            <text:p><text:s/>},</text:p>
          </table:table-cell>
          <table:table-cell table:formula="of:=CONCATENATE([.A809];[.B809];[.C809];[.D809];[.E809];[.F809];[.G809];[.H809];[.I809];[.J809];[.K809];[.L809];[.M809])" office:value-type="string" office:string-value="{ id: 809, name: 'Burgess Street', postcode: 'EH6 6RD', ward_id: 8, lattitude: 55.9751577, longitude: -3.170134 },">
            <text:p>{ id: 809, name: 'Burgess Street', postcode: 'EH6 6RD', ward_id: 8, lattitude: 55.9751577, longitude: -3.1701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10">
            <text:p>810</text:p>
          </table:table-cell>
          <table:table-cell office:value-type="string">
            <text:p>, name: '</text:p>
          </table:table-cell>
          <table:table-cell office:value-type="string">
            <text:p>Mortonhall Park View</text:p>
          </table:table-cell>
          <table:table-cell office:value-type="string">
            <text:p>', postcode: '</text:p>
          </table:table-cell>
          <table:table-cell office:value-type="string">
            <text:p>EH17 8SW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06053">
            <text:p>55.9006053</text:p>
          </table:table-cell>
          <table:table-cell office:value-type="string">
            <text:p>, longitude: </text:p>
          </table:table-cell>
          <table:table-cell office:value-type="float" office:value="-3.1696844">
            <text:p>-3.1696844</text:p>
          </table:table-cell>
          <table:table-cell office:value-type="string">
            <text:p><text:s/>},</text:p>
          </table:table-cell>
          <table:table-cell table:formula="of:=CONCATENATE([.A810];[.B810];[.C810];[.D810];[.E810];[.F810];[.G810];[.H810];[.I810];[.J810];[.K810];[.L810];[.M810])" office:value-type="string" office:string-value="{ id: 810, name: 'Mortonhall Park View', postcode: 'EH17 8SW', ward_id: 16, lattitude: 55.9006053, longitude: -3.1696844 },">
            <text:p>{ id: 810, name: 'Mortonhall Park View', postcode: 'EH17 8SW', ward_id: 16, lattitude: 55.9006053, longitude: -3.16968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11">
            <text:p>811</text:p>
          </table:table-cell>
          <table:table-cell office:value-type="string">
            <text:p>, name: '</text:p>
          </table:table-cell>
          <table:table-cell office:value-type="string">
            <text:p>Silverknowes Midway</text:p>
          </table:table-cell>
          <table:table-cell office:value-type="string">
            <text:p>', postcode: '</text:p>
          </table:table-cell>
          <table:table-cell office:value-type="string">
            <text:p>EH4 5PP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73636">
            <text:p>55.9673636</text:p>
          </table:table-cell>
          <table:table-cell office:value-type="string">
            <text:p>, longitude: </text:p>
          </table:table-cell>
          <table:table-cell office:value-type="float" office:value="-3.2661539">
            <text:p>-3.2661539</text:p>
          </table:table-cell>
          <table:table-cell office:value-type="string">
            <text:p><text:s/>},</text:p>
          </table:table-cell>
          <table:table-cell table:formula="of:=CONCATENATE([.A811];[.B811];[.C811];[.D811];[.E811];[.F811];[.G811];[.H811];[.I811];[.J811];[.K811];[.L811];[.M811])" office:value-type="string" office:string-value="{ id: 811, name: 'Silverknowes Midway', postcode: 'EH4 5PP', ward_id: 14, lattitude: 55.9673636, longitude: -3.2661539 },">
            <text:p>{ id: 811, name: 'Silverknowes Midway', postcode: 'EH4 5PP', ward_id: 14, lattitude: 55.9673636, longitude: -3.26615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12">
            <text:p>812</text:p>
          </table:table-cell>
          <table:table-cell office:value-type="string">
            <text:p>, name: '</text:p>
          </table:table-cell>
          <table:table-cell office:value-type="string">
            <text:p>Melville Drive</text:p>
          </table:table-cell>
          <table:table-cell office:value-type="string">
            <text:p>', postcode: '</text:p>
          </table:table-cell>
          <table:table-cell office:value-type="string">
            <text:p>EH9 1JY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99103">
            <text:p>55.9399103</text:p>
          </table:table-cell>
          <table:table-cell office:value-type="string">
            <text:p>, longitude: </text:p>
          </table:table-cell>
          <table:table-cell office:value-type="float" office:value="-3.1918383">
            <text:p>-3.1918383</text:p>
          </table:table-cell>
          <table:table-cell office:value-type="string">
            <text:p><text:s/>},</text:p>
          </table:table-cell>
          <table:table-cell table:formula="of:=CONCATENATE([.A812];[.B812];[.C812];[.D812];[.E812];[.F812];[.G812];[.H812];[.I812];[.J812];[.K812];[.L812];[.M812])" office:value-type="string" office:string-value="{ id: 812, name: 'Melville Drive', postcode: 'EH9 1JY', ward_id: 3, lattitude: 55.9399103, longitude: -3.1918383 },">
            <text:p>{ id: 812, name: 'Melville Drive', postcode: 'EH9 1JY', ward_id: 3, lattitude: 55.9399103, longitude: -3.19183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13">
            <text:p>813</text:p>
          </table:table-cell>
          <table:table-cell office:value-type="string">
            <text:p>, name: '</text:p>
          </table:table-cell>
          <table:table-cell office:value-type="string">
            <text:p>Greenmantle Loan</text:p>
          </table:table-cell>
          <table:table-cell office:value-type="string">
            <text:p>', postcode: '</text:p>
          </table:table-cell>
          <table:table-cell office:value-type="string">
            <text:p>EH16 6DT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77385">
            <text:p>55.9177385</text:p>
          </table:table-cell>
          <table:table-cell office:value-type="string">
            <text:p>, longitude: </text:p>
          </table:table-cell>
          <table:table-cell office:value-type="float" office:value="-3.155446">
            <text:p>-3.155446</text:p>
          </table:table-cell>
          <table:table-cell office:value-type="string">
            <text:p><text:s/>},</text:p>
          </table:table-cell>
          <table:table-cell table:formula="of:=CONCATENATE([.A813];[.B813];[.C813];[.D813];[.E813];[.F813];[.G813];[.H813];[.I813];[.J813];[.K813];[.L813];[.M813])" office:value-type="string" office:string-value="{ id: 813, name: 'Greenmantle Loan', postcode: 'EH16 6DT', ward_id: 16, lattitude: 55.9177385, longitude: -3.155446 },">
            <text:p>{ id: 813, name: 'Greenmantle Loan', postcode: 'EH16 6DT', ward_id: 16, lattitude: 55.9177385, longitude: -3.15544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14">
            <text:p>814</text:p>
          </table:table-cell>
          <table:table-cell office:value-type="string">
            <text:p>, name: '</text:p>
          </table:table-cell>
          <table:table-cell office:value-type="string">
            <text:p>Shandwick Place</text:p>
          </table:table-cell>
          <table:table-cell office:value-type="string">
            <text:p>', postcode: '</text:p>
          </table:table-cell>
          <table:table-cell office:value-type="string">
            <text:p>EH2 4RT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95637">
            <text:p>55.9495637</text:p>
          </table:table-cell>
          <table:table-cell office:value-type="string">
            <text:p>, longitude: </text:p>
          </table:table-cell>
          <table:table-cell office:value-type="float" office:value="-3.2095106">
            <text:p>-3.2095106</text:p>
          </table:table-cell>
          <table:table-cell office:value-type="string">
            <text:p><text:s/>},</text:p>
          </table:table-cell>
          <table:table-cell table:formula="of:=CONCATENATE([.A814];[.B814];[.C814];[.D814];[.E814];[.F814];[.G814];[.H814];[.I814];[.J814];[.K814];[.L814];[.M814])" office:value-type="string" office:string-value="{ id: 814, name: 'Shandwick Place', postcode: 'EH2 4RT', ward_id: 6, lattitude: 55.9495637, longitude: -3.2095106 },">
            <text:p>{ id: 814, name: 'Shandwick Place', postcode: 'EH2 4RT', ward_id: 6, lattitude: 55.9495637, longitude: -3.20951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15">
            <text:p>815</text:p>
          </table:table-cell>
          <table:table-cell office:value-type="string">
            <text:p>, name: '</text:p>
          </table:table-cell>
          <table:table-cell office:value-type="string">
            <text:p>Kirk Crammond</text:p>
          </table:table-cell>
          <table:table-cell office:value-type="string">
            <text:p>', postcode: '</text:p>
          </table:table-cell>
          <table:table-cell office:value-type="string">
            <text:p>EH4 6NS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81653">
            <text:p>55.9781653</text:p>
          </table:table-cell>
          <table:table-cell office:value-type="string">
            <text:p>, longitude: </text:p>
          </table:table-cell>
          <table:table-cell office:value-type="float" office:value="-3.2995667">
            <text:p>-3.2995667</text:p>
          </table:table-cell>
          <table:table-cell office:value-type="string">
            <text:p><text:s/>},</text:p>
          </table:table-cell>
          <table:table-cell table:formula="of:=CONCATENATE([.A815];[.B815];[.C815];[.D815];[.E815];[.F815];[.G815];[.H815];[.I815];[.J815];[.K815];[.L815];[.M815])" office:value-type="string" office:string-value="{ id: 815, name: 'Kirk Crammond', postcode: 'EH4 6NS', ward_id: 14, lattitude: 55.9781653, longitude: -3.2995667 },">
            <text:p>{ id: 815, name: 'Kirk Crammond', postcode: 'EH4 6NS', ward_id: 14, lattitude: 55.9781653, longitude: -3.29956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16">
            <text:p>816</text:p>
          </table:table-cell>
          <table:table-cell office:value-type="string">
            <text:p>, name: '</text:p>
          </table:table-cell>
          <table:table-cell office:value-type="string">
            <text:p>Wester Coates Gardens</text:p>
          </table:table-cell>
          <table:table-cell office:value-type="string">
            <text:p>', postcode: '</text:p>
          </table:table-cell>
          <table:table-cell office:value-type="string">
            <text:p>EH12 5LT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79479">
            <text:p>55.9479479</text:p>
          </table:table-cell>
          <table:table-cell office:value-type="string">
            <text:p>, longitude: </text:p>
          </table:table-cell>
          <table:table-cell office:value-type="float" office:value="-3.2302499">
            <text:p>-3.2302499</text:p>
          </table:table-cell>
          <table:table-cell office:value-type="string">
            <text:p><text:s/>},</text:p>
          </table:table-cell>
          <table:table-cell table:formula="of:=CONCATENATE([.A816];[.B816];[.C816];[.D816];[.E816];[.F816];[.G816];[.H816];[.I816];[.J816];[.K816];[.L816];[.M816])" office:value-type="string" office:string-value="{ id: 816, name: 'Wester Coates Gardens', postcode: 'EH12 5LT', ward_id: 15, lattitude: 55.9479479, longitude: -3.2302499 },">
            <text:p>{ id: 816, name: 'Wester Coates Gardens', postcode: 'EH12 5LT', ward_id: 15, lattitude: 55.9479479, longitude: -3.23024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17">
            <text:p>817</text:p>
          </table:table-cell>
          <table:table-cell office:value-type="string">
            <text:p>, name: '</text:p>
          </table:table-cell>
          <table:table-cell office:value-type="string">
            <text:p>Nether Currie Crescent</text:p>
          </table:table-cell>
          <table:table-cell office:value-type="string">
            <text:p>', postcode: '</text:p>
          </table:table-cell>
          <table:table-cell office:value-type="string">
            <text:p>EH14 5JG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26424">
            <text:p>55.9026424</text:p>
          </table:table-cell>
          <table:table-cell office:value-type="string">
            <text:p>, longitude: </text:p>
          </table:table-cell>
          <table:table-cell office:value-type="float" office:value="-3.302337">
            <text:p>-3.302337</text:p>
          </table:table-cell>
          <table:table-cell office:value-type="string">
            <text:p><text:s/>},</text:p>
          </table:table-cell>
          <table:table-cell table:formula="of:=CONCATENATE([.A817];[.B817];[.C817];[.D817];[.E817];[.F817];[.G817];[.H817];[.I817];[.J817];[.K817];[.L817];[.M817])" office:value-type="string" office:string-value="{ id: 817, name: 'Nether Currie Crescent', postcode: 'EH14 5JG', ward_id: 10, lattitude: 55.9026424, longitude: -3.302337 },">
            <text:p>{ id: 817, name: 'Nether Currie Crescent', postcode: 'EH14 5JG', ward_id: 10, lattitude: 55.9026424, longitude: -3.3023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18">
            <text:p>818</text:p>
          </table:table-cell>
          <table:table-cell office:value-type="string">
            <text:p>, name: '</text:p>
          </table:table-cell>
          <table:table-cell office:value-type="string">
            <text:p>Wardie Steps</text:p>
          </table:table-cell>
          <table:table-cell office:value-type="string">
            <text:p>', postcode: '</text:p>
          </table:table-cell>
          <table:table-cell office:value-type="string">
            <text:p>EH5 1ES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98368">
            <text:p>55.9798368</text:p>
          </table:table-cell>
          <table:table-cell office:value-type="string">
            <text:p>, longitude: </text:p>
          </table:table-cell>
          <table:table-cell office:value-type="float" office:value="-3.216586">
            <text:p>-3.216586</text:p>
          </table:table-cell>
          <table:table-cell office:value-type="string">
            <text:p><text:s/>},</text:p>
          </table:table-cell>
          <table:table-cell table:formula="of:=CONCATENATE([.A818];[.B818];[.C818];[.D818];[.E818];[.F818];[.G818];[.H818];[.I818];[.J818];[.K818];[.L818];[.M818])" office:value-type="string" office:string-value="{ id: 818, name: 'Wardie Steps', postcode: 'EH5 1ES', ward_id: 7, lattitude: 55.9798368, longitude: -3.216586 },">
            <text:p>{ id: 818, name: 'Wardie Steps', postcode: 'EH5 1ES', ward_id: 7, lattitude: 55.9798368, longitude: -3.21658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19">
            <text:p>819</text:p>
          </table:table-cell>
          <table:table-cell office:value-type="string">
            <text:p>, name: '</text:p>
          </table:table-cell>
          <table:table-cell office:value-type="string">
            <text:p>Ballantyne Road</text:p>
          </table:table-cell>
          <table:table-cell office:value-type="string">
            <text:p>', postcode: '</text:p>
          </table:table-cell>
          <table:table-cell office:value-type="string">
            <text:p>EH6 5LT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43535">
            <text:p>55.9743535</text:p>
          </table:table-cell>
          <table:table-cell office:value-type="string">
            <text:p>, longitude: </text:p>
          </table:table-cell>
          <table:table-cell office:value-type="float" office:value="-3.1786747">
            <text:p>-3.1786747</text:p>
          </table:table-cell>
          <table:table-cell office:value-type="string">
            <text:p><text:s/>},</text:p>
          </table:table-cell>
          <table:table-cell table:formula="of:=CONCATENATE([.A819];[.B819];[.C819];[.D819];[.E819];[.F819];[.G819];[.H819];[.I819];[.J819];[.K819];[.L819];[.M819])" office:value-type="string" office:string-value="{ id: 819, name: 'Ballantyne Road', postcode: 'EH6 5LT', ward_id: 8, lattitude: 55.9743535, longitude: -3.1786747 },">
            <text:p>{ id: 819, name: 'Ballantyne Road', postcode: 'EH6 5LT', ward_id: 8, lattitude: 55.9743535, longitude: -3.17867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20">
            <text:p>820</text:p>
          </table:table-cell>
          <table:table-cell office:value-type="string">
            <text:p>, name: '</text:p>
          </table:table-cell>
          <table:table-cell office:value-type="string">
            <text:p>Corslet Terrace</text:p>
          </table:table-cell>
          <table:table-cell office:value-type="string">
            <text:p>', postcode: '</text:p>
          </table:table-cell>
          <table:table-cell office:value-type="string">
            <text:p>EH14 5LS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01805">
            <text:p>55.9001805</text:p>
          </table:table-cell>
          <table:table-cell office:value-type="string">
            <text:p>, longitude: </text:p>
          </table:table-cell>
          <table:table-cell office:value-type="float" office:value="-3.3073774">
            <text:p>-3.3073774</text:p>
          </table:table-cell>
          <table:table-cell office:value-type="string">
            <text:p><text:s/>},</text:p>
          </table:table-cell>
          <table:table-cell table:formula="of:=CONCATENATE([.A820];[.B820];[.C820];[.D820];[.E820];[.F820];[.G820];[.H820];[.I820];[.J820];[.K820];[.L820];[.M820])" office:value-type="string" office:string-value="{ id: 820, name: 'Corslet Terrace', postcode: 'EH14 5LS', ward_id: 10, lattitude: 55.9001805, longitude: -3.3073774 },">
            <text:p>{ id: 820, name: 'Corslet Terrace', postcode: 'EH14 5LS', ward_id: 10, lattitude: 55.9001805, longitude: -3.307377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21">
            <text:p>821</text:p>
          </table:table-cell>
          <table:table-cell office:value-type="string">
            <text:p>, name: '</text:p>
          </table:table-cell>
          <table:table-cell office:value-type="string">
            <text:p>Cowan Road</text:p>
          </table:table-cell>
          <table:table-cell office:value-type="string">
            <text:p>', postcode: '</text:p>
          </table:table-cell>
          <table:table-cell office:value-type="string">
            <text:p>EH11 1RJ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11958">
            <text:p>55.9311958</text:p>
          </table:table-cell>
          <table:table-cell office:value-type="string">
            <text:p>, longitude: </text:p>
          </table:table-cell>
          <table:table-cell office:value-type="float" office:value="-3.229858">
            <text:p>-3.229858</text:p>
          </table:table-cell>
          <table:table-cell office:value-type="string">
            <text:p><text:s/>},</text:p>
          </table:table-cell>
          <table:table-cell table:formula="of:=CONCATENATE([.A821];[.B821];[.C821];[.D821];[.E821];[.F821];[.G821];[.H821];[.I821];[.J821];[.K821];[.L821];[.M821])" office:value-type="string" office:string-value="{ id: 821, name: 'Cowan Road', postcode: 'EH11 1RJ', ward_id: 2, lattitude: 55.9311958, longitude: -3.229858 },">
            <text:p>{ id: 821, name: 'Cowan Road', postcode: 'EH11 1RJ', ward_id: 2, lattitude: 55.9311958, longitude: -3.2298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22">
            <text:p>822</text:p>
          </table:table-cell>
          <table:table-cell office:value-type="string">
            <text:p>, name: '</text:p>
          </table:table-cell>
          <table:table-cell office:value-type="string">
            <text:p>Salamander Yards</text:p>
          </table:table-cell>
          <table:table-cell office:value-type="string">
            <text:p>', postcode: '</text:p>
          </table:table-cell>
          <table:table-cell office:value-type="string">
            <text:p>EH6 7HB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19654">
            <text:p>55.9719654</text:p>
          </table:table-cell>
          <table:table-cell office:value-type="string">
            <text:p>, longitude: </text:p>
          </table:table-cell>
          <table:table-cell office:value-type="float" office:value="-3.154419">
            <text:p>-3.154419</text:p>
          </table:table-cell>
          <table:table-cell office:value-type="string">
            <text:p><text:s/>},</text:p>
          </table:table-cell>
          <table:table-cell table:formula="of:=CONCATENATE([.A822];[.B822];[.C822];[.D822];[.E822];[.F822];[.G822];[.H822];[.I822];[.J822];[.K822];[.L822];[.M822])" office:value-type="string" office:string-value="{ id: 822, name: 'Salamander Yards', postcode: 'EH6 7HB', ward_id: 8, lattitude: 55.9719654, longitude: -3.154419 },">
            <text:p>{ id: 822, name: 'Salamander Yards', postcode: 'EH6 7HB', ward_id: 8, lattitude: 55.9719654, longitude: -3.1544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23">
            <text:p>823</text:p>
          </table:table-cell>
          <table:table-cell office:value-type="string">
            <text:p>, name: '</text:p>
          </table:table-cell>
          <table:table-cell office:value-type="string">
            <text:p>Trinity Road</text:p>
          </table:table-cell>
          <table:table-cell office:value-type="string">
            <text:p>', postcode: '</text:p>
          </table:table-cell>
          <table:table-cell office:value-type="string">
            <text:p>EH5 3JU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70814">
            <text:p>55.9770814</text:p>
          </table:table-cell>
          <table:table-cell office:value-type="string">
            <text:p>, longitude: </text:p>
          </table:table-cell>
          <table:table-cell office:value-type="float" office:value="-3.2068297">
            <text:p>-3.2068297</text:p>
          </table:table-cell>
          <table:table-cell office:value-type="string">
            <text:p><text:s/>},</text:p>
          </table:table-cell>
          <table:table-cell table:formula="of:=CONCATENATE([.A823];[.B823];[.C823];[.D823];[.E823];[.F823];[.G823];[.H823];[.I823];[.J823];[.K823];[.L823];[.M823])" office:value-type="string" office:string-value="{ id: 823, name: 'Trinity Road', postcode: 'EH5 3JU', ward_id: 7, lattitude: 55.9770814, longitude: -3.2068297 },">
            <text:p>{ id: 823, name: 'Trinity Road', postcode: 'EH5 3JU', ward_id: 7, lattitude: 55.9770814, longitude: -3.20682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24">
            <text:p>824</text:p>
          </table:table-cell>
          <table:table-cell office:value-type="string">
            <text:p>, name: '</text:p>
          </table:table-cell>
          <table:table-cell office:value-type="string">
            <text:p>Bleachfield</text:p>
          </table:table-cell>
          <table:table-cell office:value-type="string">
            <text:p>', postcode: '</text:p>
          </table:table-cell>
          <table:table-cell office:value-type="string">
            <text:p>EH6 5TE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705961">
            <text:p>55.9705961</text:p>
          </table:table-cell>
          <table:table-cell office:value-type="string">
            <text:p>, longitude: </text:p>
          </table:table-cell>
          <table:table-cell office:value-type="float" office:value="-3.1900675">
            <text:p>-3.1900675</text:p>
          </table:table-cell>
          <table:table-cell office:value-type="string">
            <text:p><text:s/>},</text:p>
          </table:table-cell>
          <table:table-cell table:formula="of:=CONCATENATE([.A824];[.B824];[.C824];[.D824];[.E824];[.F824];[.G824];[.H824];[.I824];[.J824];[.K824];[.L824];[.M824])" office:value-type="string" office:string-value="{ id: 824, name: 'Bleachfield', postcode: 'EH6 5TE', ward_id: 12, lattitude: 55.9705961, longitude: -3.1900675 },">
            <text:p>{ id: 824, name: 'Bleachfield', postcode: 'EH6 5TE', ward_id: 12, lattitude: 55.9705961, longitude: -3.19006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25">
            <text:p>825</text:p>
          </table:table-cell>
          <table:table-cell office:value-type="string">
            <text:p>, name: '</text:p>
          </table:table-cell>
          <table:table-cell office:value-type="string">
            <text:p>Constitution Street - Car Park Entrance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825];[.B825];[.C825];[.D825];[.E825];[.F825];[.G825];[.H825];[.I825];[.J825];[.K825];[.L825];[.M825])" office:value-type="string" office:string-value="{ id: 825, name: 'Constitution Street - Car Park Entrance', postcode: 'EH1 3EG', ward_id: 6, lattitude: 55.953252, longitude: -3.188267 },">
            <text:p>{ id: 825, name: 'Constitution Street - Car Park Entrance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26">
            <text:p>826</text:p>
          </table:table-cell>
          <table:table-cell office:value-type="string">
            <text:p>, name: '</text:p>
          </table:table-cell>
          <table:table-cell office:value-type="string">
            <text:p>Murrayburn Drive</text:p>
          </table:table-cell>
          <table:table-cell office:value-type="string">
            <text:p>', postcode: '</text:p>
          </table:table-cell>
          <table:table-cell office:value-type="string">
            <text:p>EH14 2SU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77469">
            <text:p>55.9177469</text:p>
          </table:table-cell>
          <table:table-cell office:value-type="string">
            <text:p>, longitude: </text:p>
          </table:table-cell>
          <table:table-cell office:value-type="float" office:value="-3.2886338">
            <text:p>-3.2886338</text:p>
          </table:table-cell>
          <table:table-cell office:value-type="string">
            <text:p><text:s/>},</text:p>
          </table:table-cell>
          <table:table-cell table:formula="of:=CONCATENATE([.A826];[.B826];[.C826];[.D826];[.E826];[.F826];[.G826];[.H826];[.I826];[.J826];[.K826];[.L826];[.M826])" office:value-type="string" office:string-value="{ id: 826, name: 'Murrayburn Drive', postcode: 'EH14 2SU', ward_id: 13, lattitude: 55.9177469, longitude: -3.2886338 },">
            <text:p>{ id: 826, name: 'Murrayburn Drive', postcode: 'EH14 2SU', ward_id: 13, lattitude: 55.9177469, longitude: -3.288633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27">
            <text:p>827</text:p>
          </table:table-cell>
          <table:table-cell office:value-type="string">
            <text:p>, name: '</text:p>
          </table:table-cell>
          <table:table-cell office:value-type="string">
            <text:p>Dalmahoy Road</text:p>
          </table:table-cell>
          <table:table-cell office:value-type="string">
            <text:p>', postcode: '</text:p>
          </table:table-cell>
          <table:table-cell office:value-type="string">
            <text:p>EH27 8EG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141955">
            <text:p>55.9141955</text:p>
          </table:table-cell>
          <table:table-cell office:value-type="string">
            <text:p>, longitude: </text:p>
          </table:table-cell>
          <table:table-cell office:value-type="float" office:value="-3.3737083">
            <text:p>-3.3737083</text:p>
          </table:table-cell>
          <table:table-cell office:value-type="string">
            <text:p><text:s/>},</text:p>
          </table:table-cell>
          <table:table-cell table:formula="of:=CONCATENATE([.A827];[.B827];[.C827];[.D827];[.E827];[.F827];[.G827];[.H827];[.I827];[.J827];[.K827];[.L827];[.M827])" office:value-type="string" office:string-value="{ id: 827, name: 'Dalmahoy Road', postcode: 'EH27 8EG', ward_id: 10, lattitude: 55.9141955, longitude: -3.3737083 },">
            <text:p>{ id: 827, name: 'Dalmahoy Road', postcode: 'EH27 8EG', ward_id: 10, lattitude: 55.9141955, longitude: -3.37370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28">
            <text:p>828</text:p>
          </table:table-cell>
          <table:table-cell office:value-type="string">
            <text:p>, name: '</text:p>
          </table:table-cell>
          <table:table-cell office:value-type="string">
            <text:p>Dumbiedykes Road</text:p>
          </table:table-cell>
          <table:table-cell office:value-type="string">
            <text:p>', postcode: '</text:p>
          </table:table-cell>
          <table:table-cell office:value-type="string">
            <text:p>EH8 9UT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85226">
            <text:p>55.9485226</text:p>
          </table:table-cell>
          <table:table-cell office:value-type="string">
            <text:p>, longitude: </text:p>
          </table:table-cell>
          <table:table-cell office:value-type="float" office:value="-3.1780635">
            <text:p>-3.1780635</text:p>
          </table:table-cell>
          <table:table-cell office:value-type="string">
            <text:p><text:s/>},</text:p>
          </table:table-cell>
          <table:table-cell table:formula="of:=CONCATENATE([.A828];[.B828];[.C828];[.D828];[.E828];[.F828];[.G828];[.H828];[.I828];[.J828];[.K828];[.L828];[.M828])" office:value-type="string" office:string-value="{ id: 828, name: 'Dumbiedykes Road', postcode: 'EH8 9UT', ward_id: 17, lattitude: 55.9485226, longitude: -3.1780635 },">
            <text:p>{ id: 828, name: 'Dumbiedykes Road', postcode: 'EH8 9UT', ward_id: 17, lattitude: 55.9485226, longitude: -3.17806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29">
            <text:p>829</text:p>
          </table:table-cell>
          <table:table-cell office:value-type="string">
            <text:p>, name: '</text:p>
          </table:table-cell>
          <table:table-cell office:value-type="string">
            <text:p>Carrick Knowe Place</text:p>
          </table:table-cell>
          <table:table-cell office:value-type="string">
            <text:p>', postcode: '</text:p>
          </table:table-cell>
          <table:table-cell office:value-type="string">
            <text:p>EH12 7EP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6828">
            <text:p>55.936828</text:p>
          </table:table-cell>
          <table:table-cell office:value-type="string">
            <text:p>, longitude: </text:p>
          </table:table-cell>
          <table:table-cell office:value-type="float" office:value="-3.270484">
            <text:p>-3.270484</text:p>
          </table:table-cell>
          <table:table-cell office:value-type="string">
            <text:p><text:s/>},</text:p>
          </table:table-cell>
          <table:table-cell table:formula="of:=CONCATENATE([.A829];[.B829];[.C829];[.D829];[.E829];[.F829];[.G829];[.H829];[.I829];[.J829];[.K829];[.L829];[.M829])" office:value-type="string" office:string-value="{ id: 829, name: 'Carrick Knowe Place', postcode: 'EH12 7EP', ward_id: 15, lattitude: 55.936828, longitude: -3.270484 },">
            <text:p>{ id: 829, name: 'Carrick Knowe Place', postcode: 'EH12 7EP', ward_id: 15, lattitude: 55.936828, longitude: -3.2704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30">
            <text:p>830</text:p>
          </table:table-cell>
          <table:table-cell office:value-type="string">
            <text:p>, name: '</text:p>
          </table:table-cell>
          <table:table-cell office:value-type="string">
            <text:p>Little Road</text:p>
          </table:table-cell>
          <table:table-cell office:value-type="string">
            <text:p>', postcode: '</text:p>
          </table:table-cell>
          <table:table-cell office:value-type="string">
            <text:p>EH16 6SH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9797">
            <text:p>55.909797</text:p>
          </table:table-cell>
          <table:table-cell office:value-type="string">
            <text:p>, longitude: </text:p>
          </table:table-cell>
          <table:table-cell office:value-type="float" office:value="-3.1600812">
            <text:p>-3.1600812</text:p>
          </table:table-cell>
          <table:table-cell office:value-type="string">
            <text:p><text:s/>},</text:p>
          </table:table-cell>
          <table:table-cell table:formula="of:=CONCATENATE([.A830];[.B830];[.C830];[.D830];[.E830];[.F830];[.G830];[.H830];[.I830];[.J830];[.K830];[.L830];[.M830])" office:value-type="string" office:string-value="{ id: 830, name: 'Little Road', postcode: 'EH16 6SH', ward_id: 16, lattitude: 55.909797, longitude: -3.1600812 },">
            <text:p>{ id: 830, name: 'Little Road', postcode: 'EH16 6SH', ward_id: 16, lattitude: 55.909797, longitude: -3.16008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31">
            <text:p>831</text:p>
          </table:table-cell>
          <table:table-cell office:value-type="string">
            <text:p>, name: '</text:p>
          </table:table-cell>
          <table:table-cell office:value-type="string">
            <text:p>Old Church Lane</text:p>
          </table:table-cell>
          <table:table-cell office:value-type="string">
            <text:p>', postcode: '</text:p>
          </table:table-cell>
          <table:table-cell office:value-type="string">
            <text:p>EH15 3PY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07742">
            <text:p>55.9407742</text:p>
          </table:table-cell>
          <table:table-cell office:value-type="string">
            <text:p>, longitude: </text:p>
          </table:table-cell>
          <table:table-cell office:value-type="float" office:value="-3.1557775">
            <text:p>-3.1557775</text:p>
          </table:table-cell>
          <table:table-cell office:value-type="string">
            <text:p><text:s/>},</text:p>
          </table:table-cell>
          <table:table-cell table:formula="of:=CONCATENATE([.A831];[.B831];[.C831];[.D831];[.E831];[.F831];[.G831];[.H831];[.I831];[.J831];[.K831];[.L831];[.M831])" office:value-type="string" office:string-value="{ id: 831, name: 'Old Church Lane', postcode: 'EH15 3PY', ward_id: 1, lattitude: 55.9407742, longitude: -3.1557775 },">
            <text:p>{ id: 831, name: 'Old Church Lane', postcode: 'EH15 3PY', ward_id: 1, lattitude: 55.9407742, longitude: -3.15577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32">
            <text:p>832</text:p>
          </table:table-cell>
          <table:table-cell office:value-type="string">
            <text:p>, name: '</text:p>
          </table:table-cell>
          <table:table-cell office:value-type="string">
            <text:p>Gillespie Road</text:p>
          </table:table-cell>
          <table:table-cell office:value-type="string">
            <text:p>', postcode: '</text:p>
          </table:table-cell>
          <table:table-cell office:value-type="string">
            <text:p>EH13 0LL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71039">
            <text:p>55.9071039</text:p>
          </table:table-cell>
          <table:table-cell office:value-type="string">
            <text:p>, longitude: </text:p>
          </table:table-cell>
          <table:table-cell office:value-type="float" office:value="-3.2665534">
            <text:p>-3.2665534</text:p>
          </table:table-cell>
          <table:table-cell office:value-type="string">
            <text:p><text:s/>},</text:p>
          </table:table-cell>
          <table:table-cell table:formula="of:=CONCATENATE([.A832];[.B832];[.C832];[.D832];[.E832];[.F832];[.G832];[.H832];[.I832];[.J832];[.K832];[.L832];[.M832])" office:value-type="string" office:string-value="{ id: 832, name: 'Gillespie Road', postcode: 'EH13 0LL', ward_id: 5, lattitude: 55.9071039, longitude: -3.2665534 },">
            <text:p>{ id: 832, name: 'Gillespie Road', postcode: 'EH13 0LL', ward_id: 5, lattitude: 55.9071039, longitude: -3.26655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33">
            <text:p>833</text:p>
          </table:table-cell>
          <table:table-cell office:value-type="string">
            <text:p>, name: '</text:p>
          </table:table-cell>
          <table:table-cell office:value-type="string">
            <text:p>Drumbrae Park</text:p>
          </table:table-cell>
          <table:table-cell office:value-type="string">
            <text:p>', postcode: '</text:p>
          </table:table-cell>
          <table:table-cell office:value-type="string">
            <text:p>EH4 7QA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62757">
            <text:p>55.9562757</text:p>
          </table:table-cell>
          <table:table-cell office:value-type="string">
            <text:p>, longitude: </text:p>
          </table:table-cell>
          <table:table-cell office:value-type="float" office:value="-3.2961394">
            <text:p>-3.2961394</text:p>
          </table:table-cell>
          <table:table-cell office:value-type="string">
            <text:p><text:s/>},</text:p>
          </table:table-cell>
          <table:table-cell table:formula="of:=CONCATENATE([.A833];[.B833];[.C833];[.D833];[.E833];[.F833];[.G833];[.H833];[.I833];[.J833];[.K833];[.L833];[.M833])" office:value-type="string" office:string-value="{ id: 833, name: 'Drumbrae Park', postcode: 'EH4 7QA', ward_id: 9, lattitude: 55.9562757, longitude: -3.2961394 },">
            <text:p>{ id: 833, name: 'Drumbrae Park', postcode: 'EH4 7QA', ward_id: 9, lattitude: 55.9562757, longitude: -3.29613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34">
            <text:p>834</text:p>
          </table:table-cell>
          <table:table-cell office:value-type="string">
            <text:p>, name: '</text:p>
          </table:table-cell>
          <table:table-cell office:value-type="string">
            <text:p>Brand Place</text:p>
          </table:table-cell>
          <table:table-cell office:value-type="string">
            <text:p>', postcode: '</text:p>
          </table:table-cell>
          <table:table-cell office:value-type="string">
            <text:p>EH8 8EF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59508">
            <text:p>55.9559508</text:p>
          </table:table-cell>
          <table:table-cell office:value-type="string">
            <text:p>, longitude: </text:p>
          </table:table-cell>
          <table:table-cell office:value-type="float" office:value="-3.1693251">
            <text:p>-3.1693251</text:p>
          </table:table-cell>
          <table:table-cell office:value-type="string">
            <text:p><text:s/>},</text:p>
          </table:table-cell>
          <table:table-cell table:formula="of:=CONCATENATE([.A834];[.B834];[.C834];[.D834];[.E834];[.F834];[.G834];[.H834];[.I834];[.J834];[.K834];[.L834];[.M834])" office:value-type="string" office:string-value="{ id: 834, name: 'Brand Place', postcode: 'EH8 8EF', ward_id: 6, lattitude: 55.9559508, longitude: -3.1693251 },">
            <text:p>{ id: 834, name: 'Brand Place', postcode: 'EH8 8EF', ward_id: 6, lattitude: 55.9559508, longitude: -3.169325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35">
            <text:p>835</text:p>
          </table:table-cell>
          <table:table-cell office:value-type="string">
            <text:p>, name: '</text:p>
          </table:table-cell>
          <table:table-cell office:value-type="string">
            <text:p>Harlaw March</text:p>
          </table:table-cell>
          <table:table-cell office:value-type="string">
            <text:p>', postcode: '</text:p>
          </table:table-cell>
          <table:table-cell office:value-type="string">
            <text:p>EH14 7BJ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793571">
            <text:p>55.8793571</text:p>
          </table:table-cell>
          <table:table-cell office:value-type="string">
            <text:p>, longitude: </text:p>
          </table:table-cell>
          <table:table-cell office:value-type="float" office:value="-3.3331193">
            <text:p>-3.3331193</text:p>
          </table:table-cell>
          <table:table-cell office:value-type="string">
            <text:p><text:s/>},</text:p>
          </table:table-cell>
          <table:table-cell table:formula="of:=CONCATENATE([.A835];[.B835];[.C835];[.D835];[.E835];[.F835];[.G835];[.H835];[.I835];[.J835];[.K835];[.L835];[.M835])" office:value-type="string" office:string-value="{ id: 835, name: 'Harlaw March', postcode: 'EH14 7BJ', ward_id: 10, lattitude: 55.8793571, longitude: -3.3331193 },">
            <text:p>{ id: 835, name: 'Harlaw March', postcode: 'EH14 7BJ', ward_id: 10, lattitude: 55.8793571, longitude: -3.33311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36">
            <text:p>836</text:p>
          </table:table-cell>
          <table:table-cell office:value-type="string">
            <text:p>, name: '</text:p>
          </table:table-cell>
          <table:table-cell office:value-type="string">
            <text:p>Barton Park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836];[.B836];[.C836];[.D836];[.E836];[.F836];[.G836];[.H836];[.I836];[.J836];[.K836];[.L836];[.M836])" office:value-type="string" office:string-value="{ id: 836, name: 'Barton Park', postcode: 'EH1 3EG', ward_id: 6, lattitude: 55.953252, longitude: -3.188267 },">
            <text:p>{ id: 836, name: 'Barton Park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37">
            <text:p>837</text:p>
          </table:table-cell>
          <table:table-cell office:value-type="string">
            <text:p>, name: '</text:p>
          </table:table-cell>
          <table:table-cell office:value-type="string">
            <text:p>Magdeline Court</text:p>
          </table:table-cell>
          <table:table-cell office:value-type="string">
            <text:p>', postcode: '</text:p>
          </table:table-cell>
          <table:table-cell office:value-type="string">
            <text:p>EH15 3EF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07599">
            <text:p>55.9407599</text:p>
          </table:table-cell>
          <table:table-cell office:value-type="string">
            <text:p>, longitude: </text:p>
          </table:table-cell>
          <table:table-cell office:value-type="float" office:value="-3.1135627">
            <text:p>-3.1135627</text:p>
          </table:table-cell>
          <table:table-cell office:value-type="string">
            <text:p><text:s/>},</text:p>
          </table:table-cell>
          <table:table-cell table:formula="of:=CONCATENATE([.A837];[.B837];[.C837];[.D837];[.E837];[.F837];[.G837];[.H837];[.I837];[.J837];[.K837];[.L837];[.M837])" office:value-type="string" office:string-value="{ id: 837, name: 'Magdeline Court', postcode: 'EH15 3EF', ward_id: 11, lattitude: 55.9407599, longitude: -3.1135627 },">
            <text:p>{ id: 837, name: 'Magdeline Court', postcode: 'EH15 3EF', ward_id: 11, lattitude: 55.9407599, longitude: -3.11356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38">
            <text:p>838</text:p>
          </table:table-cell>
          <table:table-cell office:value-type="string">
            <text:p>, name: '</text:p>
          </table:table-cell>
          <table:table-cell office:value-type="string">
            <text:p>Broomhouse Road</text:p>
          </table:table-cell>
          <table:table-cell office:value-type="string">
            <text:p>', postcode: '</text:p>
          </table:table-cell>
          <table:table-cell office:value-type="string">
            <text:p>EH11 3UR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84583">
            <text:p>55.9284583</text:p>
          </table:table-cell>
          <table:table-cell office:value-type="string">
            <text:p>, longitude: </text:p>
          </table:table-cell>
          <table:table-cell office:value-type="float" office:value="-3.2845576">
            <text:p>-3.2845576</text:p>
          </table:table-cell>
          <table:table-cell office:value-type="string">
            <text:p><text:s/>},</text:p>
          </table:table-cell>
          <table:table-cell table:formula="of:=CONCATENATE([.A838];[.B838];[.C838];[.D838];[.E838];[.F838];[.G838];[.H838];[.I838];[.J838];[.K838];[.L838];[.M838])" office:value-type="string" office:string-value="{ id: 838, name: 'Broomhouse Road', postcode: 'EH11 3UR', ward_id: 13, lattitude: 55.9284583, longitude: -3.2845576 },">
            <text:p>{ id: 838, name: 'Broomhouse Road', postcode: 'EH11 3UR', ward_id: 13, lattitude: 55.9284583, longitude: -3.28455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39">
            <text:p>839</text:p>
          </table:table-cell>
          <table:table-cell office:value-type="string">
            <text:p>, name: '</text:p>
          </table:table-cell>
          <table:table-cell office:value-type="string">
            <text:p>Allan Street</text:p>
          </table:table-cell>
          <table:table-cell office:value-type="string">
            <text:p>', postcode: '</text:p>
          </table:table-cell>
          <table:table-cell office:value-type="string">
            <text:p>EH4 1JG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90833">
            <text:p>55.9590833</text:p>
          </table:table-cell>
          <table:table-cell office:value-type="string">
            <text:p>, longitude: </text:p>
          </table:table-cell>
          <table:table-cell office:value-type="float" office:value="-3.2135292">
            <text:p>-3.2135292</text:p>
          </table:table-cell>
          <table:table-cell office:value-type="string">
            <text:p><text:s/>},</text:p>
          </table:table-cell>
          <table:table-cell table:formula="of:=CONCATENATE([.A839];[.B839];[.C839];[.D839];[.E839];[.F839];[.G839];[.H839];[.I839];[.J839];[.K839];[.L839];[.M839])" office:value-type="string" office:string-value="{ id: 839, name: 'Allan Street', postcode: 'EH4 1JG', ward_id: 4, lattitude: 55.9590833, longitude: -3.2135292 },">
            <text:p>{ id: 839, name: 'Allan Street', postcode: 'EH4 1JG', ward_id: 4, lattitude: 55.9590833, longitude: -3.213529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40">
            <text:p>840</text:p>
          </table:table-cell>
          <table:table-cell office:value-type="string">
            <text:p>, name: '</text:p>
          </table:table-cell>
          <table:table-cell office:value-type="string">
            <text:p>Bellevue Lane</text:p>
          </table:table-cell>
          <table:table-cell office:value-type="string">
            <text:p>', postcode: '</text:p>
          </table:table-cell>
          <table:table-cell office:value-type="string">
            <text:p>EH7 4JP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07398">
            <text:p>55.9607398</text:p>
          </table:table-cell>
          <table:table-cell office:value-type="string">
            <text:p>, longitude: </text:p>
          </table:table-cell>
          <table:table-cell office:value-type="float" office:value="-3.1930564">
            <text:p>-3.1930564</text:p>
          </table:table-cell>
          <table:table-cell office:value-type="string">
            <text:p><text:s/>},</text:p>
          </table:table-cell>
          <table:table-cell table:formula="of:=CONCATENATE([.A840];[.B840];[.C840];[.D840];[.E840];[.F840];[.G840];[.H840];[.I840];[.J840];[.K840];[.L840];[.M840])" office:value-type="string" office:string-value="{ id: 840, name: 'Bellevue Lane', postcode: 'EH7 4JP', ward_id: 12, lattitude: 55.9607398, longitude: -3.1930564 },">
            <text:p>{ id: 840, name: 'Bellevue Lane', postcode: 'EH7 4JP', ward_id: 12, lattitude: 55.9607398, longitude: -3.193056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41">
            <text:p>841</text:p>
          </table:table-cell>
          <table:table-cell office:value-type="string">
            <text:p>, name: '</text:p>
          </table:table-cell>
          <table:table-cell office:value-type="string">
            <text:p>Craigpark Crescent</text:p>
          </table:table-cell>
          <table:table-cell office:value-type="string">
            <text:p>', postcode: '</text:p>
          </table:table-cell>
          <table:table-cell office:value-type="string">
            <text:p>EH28 8RN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210376">
            <text:p>55.9210376</text:p>
          </table:table-cell>
          <table:table-cell office:value-type="string">
            <text:p>, longitude: </text:p>
          </table:table-cell>
          <table:table-cell office:value-type="float" office:value="-3.3865997">
            <text:p>-3.3865997</text:p>
          </table:table-cell>
          <table:table-cell office:value-type="string">
            <text:p><text:s/>},</text:p>
          </table:table-cell>
          <table:table-cell table:formula="of:=CONCATENATE([.A841];[.B841];[.C841];[.D841];[.E841];[.F841];[.G841];[.H841];[.I841];[.J841];[.K841];[.L841];[.M841])" office:value-type="string" office:string-value="{ id: 841, name: 'Craigpark Crescent', postcode: 'EH28 8RN', ward_id: 10, lattitude: 55.9210376, longitude: -3.3865997 },">
            <text:p>{ id: 841, name: 'Craigpark Crescent', postcode: 'EH28 8RN', ward_id: 10, lattitude: 55.9210376, longitude: -3.38659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42">
            <text:p>842</text:p>
          </table:table-cell>
          <table:table-cell office:value-type="string">
            <text:p>, name: '</text:p>
          </table:table-cell>
          <table:table-cell office:value-type="string">
            <text:p>Plewlands Crescent</text:p>
          </table:table-cell>
          <table:table-cell office:value-type="string">
            <text:p>', postcode: '</text:p>
          </table:table-cell>
          <table:table-cell office:value-type="string">
            <text:p>EH10 5JY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31908">
            <text:p>55.9231908</text:p>
          </table:table-cell>
          <table:table-cell office:value-type="string">
            <text:p>, longitude: </text:p>
          </table:table-cell>
          <table:table-cell office:value-type="float" office:value="-3.2195896">
            <text:p>-3.2195896</text:p>
          </table:table-cell>
          <table:table-cell office:value-type="string">
            <text:p><text:s/>},</text:p>
          </table:table-cell>
          <table:table-cell table:formula="of:=CONCATENATE([.A842];[.B842];[.C842];[.D842];[.E842];[.F842];[.G842];[.H842];[.I842];[.J842];[.K842];[.L842];[.M842])" office:value-type="string" office:string-value="{ id: 842, name: 'Plewlands Crescent', postcode: 'EH10 5JY', ward_id: 3, lattitude: 55.9231908, longitude: -3.2195896 },">
            <text:p>{ id: 842, name: 'Plewlands Crescent', postcode: 'EH10 5JY', ward_id: 3, lattitude: 55.9231908, longitude: -3.21958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43">
            <text:p>843</text:p>
          </table:table-cell>
          <table:table-cell office:value-type="string">
            <text:p>, name: '</text:p>
          </table:table-cell>
          <table:table-cell office:value-type="string">
            <text:p>Zetland Place</text:p>
          </table:table-cell>
          <table:table-cell office:value-type="string">
            <text:p>', postcode: '</text:p>
          </table:table-cell>
          <table:table-cell office:value-type="string">
            <text:p>EH5 3LZ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58693">
            <text:p>55.9758693</text:p>
          </table:table-cell>
          <table:table-cell office:value-type="string">
            <text:p>, longitude: </text:p>
          </table:table-cell>
          <table:table-cell office:value-type="float" office:value="-3.2098816">
            <text:p>-3.2098816</text:p>
          </table:table-cell>
          <table:table-cell office:value-type="string">
            <text:p><text:s/>},</text:p>
          </table:table-cell>
          <table:table-cell table:formula="of:=CONCATENATE([.A843];[.B843];[.C843];[.D843];[.E843];[.F843];[.G843];[.H843];[.I843];[.J843];[.K843];[.L843];[.M843])" office:value-type="string" office:string-value="{ id: 843, name: 'Zetland Place', postcode: 'EH5 3LZ', ward_id: 7, lattitude: 55.9758693, longitude: -3.2098816 },">
            <text:p>{ id: 843, name: 'Zetland Place', postcode: 'EH5 3LZ', ward_id: 7, lattitude: 55.9758693, longitude: -3.209881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44">
            <text:p>844</text:p>
          </table:table-cell>
          <table:table-cell office:value-type="string">
            <text:p>, name: '</text:p>
          </table:table-cell>
          <table:table-cell office:value-type="string">
            <text:p>West Powerburn</text:p>
          </table:table-cell>
          <table:table-cell office:value-type="string">
            <text:p>', postcode: '</text:p>
          </table:table-cell>
          <table:table-cell office:value-type="string">
            <text:p>EH9 3EW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93824">
            <text:p>55.9293824</text:p>
          </table:table-cell>
          <table:table-cell office:value-type="string">
            <text:p>, longitude: </text:p>
          </table:table-cell>
          <table:table-cell office:value-type="float" office:value="-3.1782495">
            <text:p>-3.1782495</text:p>
          </table:table-cell>
          <table:table-cell office:value-type="string">
            <text:p><text:s/>},</text:p>
          </table:table-cell>
          <table:table-cell table:formula="of:=CONCATENATE([.A844];[.B844];[.C844];[.D844];[.E844];[.F844];[.G844];[.H844];[.I844];[.J844];[.K844];[.L844];[.M844])" office:value-type="string" office:string-value="{ id: 844, name: 'West Powerburn', postcode: 'EH9 3EW', ward_id: 17, lattitude: 55.9293824, longitude: -3.1782495 },">
            <text:p>{ id: 844, name: 'West Powerburn', postcode: 'EH9 3EW', ward_id: 17, lattitude: 55.9293824, longitude: -3.17824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45">
            <text:p>845</text:p>
          </table:table-cell>
          <table:table-cell office:value-type="string">
            <text:p>, name: '</text:p>
          </table:table-cell>
          <table:table-cell office:value-type="string">
            <text:p>Ravelston Dykes Road</text:p>
          </table:table-cell>
          <table:table-cell office:value-type="string">
            <text:p>', postcode: '</text:p>
          </table:table-cell>
          <table:table-cell office:value-type="string">
            <text:p>EH4 3PA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529761">
            <text:p>55.9529761</text:p>
          </table:table-cell>
          <table:table-cell office:value-type="string">
            <text:p>, longitude: </text:p>
          </table:table-cell>
          <table:table-cell office:value-type="float" office:value="-3.2570195">
            <text:p>-3.2570195</text:p>
          </table:table-cell>
          <table:table-cell office:value-type="string">
            <text:p><text:s/>},</text:p>
          </table:table-cell>
          <table:table-cell table:formula="of:=CONCATENATE([.A845];[.B845];[.C845];[.D845];[.E845];[.F845];[.G845];[.H845];[.I845];[.J845];[.K845];[.L845];[.M845])" office:value-type="string" office:string-value="{ id: 845, name: 'Ravelston Dykes Road', postcode: 'EH4 3PA', ward_id: 15, lattitude: 55.9529761, longitude: -3.2570195 },">
            <text:p>{ id: 845, name: 'Ravelston Dykes Road', postcode: 'EH4 3PA', ward_id: 15, lattitude: 55.9529761, longitude: -3.25701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46">
            <text:p>846</text:p>
          </table:table-cell>
          <table:table-cell office:value-type="string">
            <text:p>, name: '</text:p>
          </table:table-cell>
          <table:table-cell office:value-type="string">
            <text:p>Relugas Road</text:p>
          </table:table-cell>
          <table:table-cell office:value-type="string">
            <text:p>', postcode: '</text:p>
          </table:table-cell>
          <table:table-cell office:value-type="string">
            <text:p>EH9 2NA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98669">
            <text:p>55.9298669</text:p>
          </table:table-cell>
          <table:table-cell office:value-type="string">
            <text:p>, longitude: </text:p>
          </table:table-cell>
          <table:table-cell office:value-type="float" office:value="-3.1808369">
            <text:p>-3.1808369</text:p>
          </table:table-cell>
          <table:table-cell office:value-type="string">
            <text:p><text:s/>},</text:p>
          </table:table-cell>
          <table:table-cell table:formula="of:=CONCATENATE([.A846];[.B846];[.C846];[.D846];[.E846];[.F846];[.G846];[.H846];[.I846];[.J846];[.K846];[.L846];[.M846])" office:value-type="string" office:string-value="{ id: 846, name: 'Relugas Road', postcode: 'EH9 2NA', ward_id: 17, lattitude: 55.9298669, longitude: -3.1808369 },">
            <text:p>{ id: 846, name: 'Relugas Road', postcode: 'EH9 2NA', ward_id: 17, lattitude: 55.9298669, longitude: -3.18083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47">
            <text:p>847</text:p>
          </table:table-cell>
          <table:table-cell office:value-type="string">
            <text:p>, name: '</text:p>
          </table:table-cell>
          <table:table-cell office:value-type="string">
            <text:p>North Junction Street</text:p>
          </table:table-cell>
          <table:table-cell office:value-type="string">
            <text:p>', postcode: '</text:p>
          </table:table-cell>
          <table:table-cell office:value-type="string">
            <text:p>EH6 6HP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67643">
            <text:p>55.9767643</text:p>
          </table:table-cell>
          <table:table-cell office:value-type="string">
            <text:p>, longitude: </text:p>
          </table:table-cell>
          <table:table-cell office:value-type="float" office:value="-3.1796093">
            <text:p>-3.1796093</text:p>
          </table:table-cell>
          <table:table-cell office:value-type="string">
            <text:p><text:s/>},</text:p>
          </table:table-cell>
          <table:table-cell table:formula="of:=CONCATENATE([.A847];[.B847];[.C847];[.D847];[.E847];[.F847];[.G847];[.H847];[.I847];[.J847];[.K847];[.L847];[.M847])" office:value-type="string" office:string-value="{ id: 847, name: 'North Junction Street', postcode: 'EH6 6HP', ward_id: 8, lattitude: 55.9767643, longitude: -3.1796093 },">
            <text:p>{ id: 847, name: 'North Junction Street', postcode: 'EH6 6HP', ward_id: 8, lattitude: 55.9767643, longitude: -3.17960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48">
            <text:p>848</text:p>
          </table:table-cell>
          <table:table-cell office:value-type="string">
            <text:p>, name: '</text:p>
          </table:table-cell>
          <table:table-cell office:value-type="string">
            <text:p>Meadow Lane</text:p>
          </table:table-cell>
          <table:table-cell office:value-type="string">
            <text:p>', postcode: '</text:p>
          </table:table-cell>
          <table:table-cell office:value-type="string">
            <text:p>EH8 9NR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23235">
            <text:p>55.9423235</text:p>
          </table:table-cell>
          <table:table-cell office:value-type="string">
            <text:p>, longitude: </text:p>
          </table:table-cell>
          <table:table-cell office:value-type="float" office:value="-3.1861714">
            <text:p>-3.1861714</text:p>
          </table:table-cell>
          <table:table-cell office:value-type="string">
            <text:p><text:s/>},</text:p>
          </table:table-cell>
          <table:table-cell table:formula="of:=CONCATENATE([.A848];[.B848];[.C848];[.D848];[.E848];[.F848];[.G848];[.H848];[.I848];[.J848];[.K848];[.L848];[.M848])" office:value-type="string" office:string-value="{ id: 848, name: 'Meadow Lane', postcode: 'EH8 9NR', ward_id: 17, lattitude: 55.9423235, longitude: -3.1861714 },">
            <text:p>{ id: 848, name: 'Meadow Lane', postcode: 'EH8 9NR', ward_id: 17, lattitude: 55.9423235, longitude: -3.18617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49">
            <text:p>849</text:p>
          </table:table-cell>
          <table:table-cell office:value-type="string">
            <text:p>, name: '</text:p>
          </table:table-cell>
          <table:table-cell office:value-type="string">
            <text:p>Moredunvale Place</text:p>
          </table:table-cell>
          <table:table-cell office:value-type="string">
            <text:p>', postcode: '</text:p>
          </table:table-cell>
          <table:table-cell office:value-type="string">
            <text:p>EH17 7ND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4597">
            <text:p>55.914597</text:p>
          </table:table-cell>
          <table:table-cell office:value-type="string">
            <text:p>, longitude: </text:p>
          </table:table-cell>
          <table:table-cell office:value-type="float" office:value="-3.1391509">
            <text:p>-3.1391509</text:p>
          </table:table-cell>
          <table:table-cell office:value-type="string">
            <text:p><text:s/>},</text:p>
          </table:table-cell>
          <table:table-cell table:formula="of:=CONCATENATE([.A849];[.B849];[.C849];[.D849];[.E849];[.F849];[.G849];[.H849];[.I849];[.J849];[.K849];[.L849];[.M849])" office:value-type="string" office:string-value="{ id: 849, name: 'Moredunvale Place', postcode: 'EH17 7ND', ward_id: 16, lattitude: 55.914597, longitude: -3.1391509 },">
            <text:p>{ id: 849, name: 'Moredunvale Place', postcode: 'EH17 7ND', ward_id: 16, lattitude: 55.914597, longitude: -3.13915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50">
            <text:p>850</text:p>
          </table:table-cell>
          <table:table-cell office:value-type="string">
            <text:p>, name: '</text:p>
          </table:table-cell>
          <table:table-cell office:value-type="string">
            <text:p>Notrh Hillhousefield</text:p>
          </table:table-cell>
          <table:table-cell office:value-type="string">
            <text:p>', postcode: '</text:p>
          </table:table-cell>
          <table:table-cell office:value-type="string">
            <text:p>EH6 4HU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79866">
            <text:p>55.9779866</text:p>
          </table:table-cell>
          <table:table-cell office:value-type="string">
            <text:p>, longitude: </text:p>
          </table:table-cell>
          <table:table-cell office:value-type="float" office:value="-3.1860693">
            <text:p>-3.1860693</text:p>
          </table:table-cell>
          <table:table-cell office:value-type="string">
            <text:p><text:s/>},</text:p>
          </table:table-cell>
          <table:table-cell table:formula="of:=CONCATENATE([.A850];[.B850];[.C850];[.D850];[.E850];[.F850];[.G850];[.H850];[.I850];[.J850];[.K850];[.L850];[.M850])" office:value-type="string" office:string-value="{ id: 850, name: 'Notrh Hillhousefield', postcode: 'EH6 4HU', ward_id: 8, lattitude: 55.9779866, longitude: -3.1860693 },">
            <text:p>{ id: 850, name: 'Notrh Hillhousefield', postcode: 'EH6 4HU', ward_id: 8, lattitude: 55.9779866, longitude: -3.18606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51">
            <text:p>851</text:p>
          </table:table-cell>
          <table:table-cell office:value-type="string">
            <text:p>, name: '</text:p>
          </table:table-cell>
          <table:table-cell office:value-type="string">
            <text:p>Bath Street Lane</text:p>
          </table:table-cell>
          <table:table-cell office:value-type="string">
            <text:p>', postcode: '</text:p>
          </table:table-cell>
          <table:table-cell office:value-type="string">
            <text:p>EH15 1EX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29324">
            <text:p>55.9529324</text:p>
          </table:table-cell>
          <table:table-cell office:value-type="string">
            <text:p>, longitude: </text:p>
          </table:table-cell>
          <table:table-cell office:value-type="float" office:value="-3.113018">
            <text:p>-3.113018</text:p>
          </table:table-cell>
          <table:table-cell office:value-type="string">
            <text:p><text:s/>},</text:p>
          </table:table-cell>
          <table:table-cell table:formula="of:=CONCATENATE([.A851];[.B851];[.C851];[.D851];[.E851];[.F851];[.G851];[.H851];[.I851];[.J851];[.K851];[.L851];[.M851])" office:value-type="string" office:string-value="{ id: 851, name: 'Bath Street Lane', postcode: 'EH15 1EX', ward_id: 11, lattitude: 55.9529324, longitude: -3.113018 },">
            <text:p>{ id: 851, name: 'Bath Street Lane', postcode: 'EH15 1EX', ward_id: 11, lattitude: 55.9529324, longitude: -3.1130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52">
            <text:p>852</text:p>
          </table:table-cell>
          <table:table-cell office:value-type="string">
            <text:p>, name: '</text:p>
          </table:table-cell>
          <table:table-cell office:value-type="string">
            <text:p>Laverockbank Gardens</text:p>
          </table:table-cell>
          <table:table-cell office:value-type="string">
            <text:p>', postcode: '</text:p>
          </table:table-cell>
          <table:table-cell office:value-type="string">
            <text:p>EH5 3DR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86648">
            <text:p>55.9786648</text:p>
          </table:table-cell>
          <table:table-cell office:value-type="string">
            <text:p>, longitude: </text:p>
          </table:table-cell>
          <table:table-cell office:value-type="float" office:value="-3.1999523">
            <text:p>-3.1999523</text:p>
          </table:table-cell>
          <table:table-cell office:value-type="string">
            <text:p><text:s/>},</text:p>
          </table:table-cell>
          <table:table-cell table:formula="of:=CONCATENATE([.A852];[.B852];[.C852];[.D852];[.E852];[.F852];[.G852];[.H852];[.I852];[.J852];[.K852];[.L852];[.M852])" office:value-type="string" office:string-value="{ id: 852, name: 'Laverockbank Gardens', postcode: 'EH5 3DR', ward_id: 7, lattitude: 55.9786648, longitude: -3.1999523 },">
            <text:p>{ id: 852, name: 'Laverockbank Gardens', postcode: 'EH5 3DR', ward_id: 7, lattitude: 55.9786648, longitude: -3.19995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53">
            <text:p>853</text:p>
          </table:table-cell>
          <table:table-cell office:value-type="string">
            <text:p>, name: '</text:p>
          </table:table-cell>
          <table:table-cell office:value-type="string">
            <text:p>Colliesdene Terrace</text:p>
          </table:table-cell>
          <table:table-cell office:value-type="string">
            <text:p>', postcode: '</text:p>
          </table:table-cell>
          <table:table-cell office:value-type="string">
            <text:p>EH15 2JN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67152">
            <text:p>55.9467152</text:p>
          </table:table-cell>
          <table:table-cell office:value-type="string">
            <text:p>, longitude: </text:p>
          </table:table-cell>
          <table:table-cell office:value-type="float" office:value="-3.0938061">
            <text:p>-3.0938061</text:p>
          </table:table-cell>
          <table:table-cell office:value-type="string">
            <text:p><text:s/>},</text:p>
          </table:table-cell>
          <table:table-cell table:formula="of:=CONCATENATE([.A853];[.B853];[.C853];[.D853];[.E853];[.F853];[.G853];[.H853];[.I853];[.J853];[.K853];[.L853];[.M853])" office:value-type="string" office:string-value="{ id: 853, name: 'Colliesdene Terrace', postcode: 'EH15 2JN', ward_id: 11, lattitude: 55.9467152, longitude: -3.0938061 },">
            <text:p>{ id: 853, name: 'Colliesdene Terrace', postcode: 'EH15 2JN', ward_id: 11, lattitude: 55.9467152, longitude: -3.09380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54">
            <text:p>854</text:p>
          </table:table-cell>
          <table:table-cell office:value-type="string">
            <text:p>, name: '</text:p>
          </table:table-cell>
          <table:table-cell office:value-type="string">
            <text:p>Hutchison Park</text:p>
          </table:table-cell>
          <table:table-cell office:value-type="string">
            <text:p>', postcode: '</text:p>
          </table:table-cell>
          <table:table-cell office:value-type="string">
            <text:p>EH14 1RG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12494">
            <text:p>55.9312494</text:p>
          </table:table-cell>
          <table:table-cell office:value-type="string">
            <text:p>, longitude: </text:p>
          </table:table-cell>
          <table:table-cell office:value-type="float" office:value="-3.2438126">
            <text:p>-3.2438126</text:p>
          </table:table-cell>
          <table:table-cell office:value-type="string">
            <text:p><text:s/>},</text:p>
          </table:table-cell>
          <table:table-cell table:formula="of:=CONCATENATE([.A854];[.B854];[.C854];[.D854];[.E854];[.F854];[.G854];[.H854];[.I854];[.J854];[.K854];[.L854];[.M854])" office:value-type="string" office:string-value="{ id: 854, name: 'Hutchison Park', postcode: 'EH14 1RG', ward_id: 2, lattitude: 55.9312494, longitude: -3.2438126 },">
            <text:p>{ id: 854, name: 'Hutchison Park', postcode: 'EH14 1RG', ward_id: 2, lattitude: 55.9312494, longitude: -3.243812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55">
            <text:p>855</text:p>
          </table:table-cell>
          <table:table-cell office:value-type="string">
            <text:p>, name: '</text:p>
          </table:table-cell>
          <table:table-cell office:value-type="string">
            <text:p>Steel'S Place</text:p>
          </table:table-cell>
          <table:table-cell office:value-type="string">
            <text:p>', postcode: '</text:p>
          </table:table-cell>
          <table:table-cell office:value-type="string">
            <text:p>EH10 4QR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83456">
            <text:p>55.9283456</text:p>
          </table:table-cell>
          <table:table-cell office:value-type="string">
            <text:p>, longitude: </text:p>
          </table:table-cell>
          <table:table-cell office:value-type="float" office:value="-3.2089547">
            <text:p>-3.2089547</text:p>
          </table:table-cell>
          <table:table-cell office:value-type="string">
            <text:p><text:s/>},</text:p>
          </table:table-cell>
          <table:table-cell table:formula="of:=CONCATENATE([.A855];[.B855];[.C855];[.D855];[.E855];[.F855];[.G855];[.H855];[.I855];[.J855];[.K855];[.L855];[.M855])" office:value-type="string" office:string-value="{ id: 855, name: 'Steel'S Place', postcode: 'EH10 4QR', ward_id: 3, lattitude: 55.9283456, longitude: -3.2089547 },">
            <text:p>{ id: 855, name: 'Steel'S Place', postcode: 'EH10 4QR', ward_id: 3, lattitude: 55.9283456, longitude: -3.20895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56">
            <text:p>856</text:p>
          </table:table-cell>
          <table:table-cell office:value-type="string">
            <text:p>, name: '</text:p>
          </table:table-cell>
          <table:table-cell office:value-type="string">
            <text:p>Magdalene Gardens</text:p>
          </table:table-cell>
          <table:table-cell office:value-type="string">
            <text:p>', postcode: '</text:p>
          </table:table-cell>
          <table:table-cell office:value-type="string">
            <text:p>EH15 3DN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11477">
            <text:p>55.9411477</text:p>
          </table:table-cell>
          <table:table-cell office:value-type="string">
            <text:p>, longitude: </text:p>
          </table:table-cell>
          <table:table-cell office:value-type="float" office:value="-3.1090952">
            <text:p>-3.1090952</text:p>
          </table:table-cell>
          <table:table-cell office:value-type="string">
            <text:p><text:s/>},</text:p>
          </table:table-cell>
          <table:table-cell table:formula="of:=CONCATENATE([.A856];[.B856];[.C856];[.D856];[.E856];[.F856];[.G856];[.H856];[.I856];[.J856];[.K856];[.L856];[.M856])" office:value-type="string" office:string-value="{ id: 856, name: 'Magdalene Gardens', postcode: 'EH15 3DN', ward_id: 11, lattitude: 55.9411477, longitude: -3.1090952 },">
            <text:p>{ id: 856, name: 'Magdalene Gardens', postcode: 'EH15 3DN', ward_id: 11, lattitude: 55.9411477, longitude: -3.10909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57">
            <text:p>857</text:p>
          </table:table-cell>
          <table:table-cell office:value-type="string">
            <text:p>, name: '</text:p>
          </table:table-cell>
          <table:table-cell office:value-type="string">
            <text:p>Curriehill Road</text:p>
          </table:table-cell>
          <table:table-cell office:value-type="string">
            <text:p>', postcode: '</text:p>
          </table:table-cell>
          <table:table-cell office:value-type="string">
            <text:p>EH14 5PT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88271">
            <text:p>55.8988271</text:p>
          </table:table-cell>
          <table:table-cell office:value-type="string">
            <text:p>, longitude: </text:p>
          </table:table-cell>
          <table:table-cell office:value-type="float" office:value="-3.314642">
            <text:p>-3.314642</text:p>
          </table:table-cell>
          <table:table-cell office:value-type="string">
            <text:p><text:s/>},</text:p>
          </table:table-cell>
          <table:table-cell table:formula="of:=CONCATENATE([.A857];[.B857];[.C857];[.D857];[.E857];[.F857];[.G857];[.H857];[.I857];[.J857];[.K857];[.L857];[.M857])" office:value-type="string" office:string-value="{ id: 857, name: 'Curriehill Road', postcode: 'EH14 5PT', ward_id: 10, lattitude: 55.8988271, longitude: -3.314642 },">
            <text:p>{ id: 857, name: 'Curriehill Road', postcode: 'EH14 5PT', ward_id: 10, lattitude: 55.8988271, longitude: -3.3146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58">
            <text:p>858</text:p>
          </table:table-cell>
          <table:table-cell office:value-type="string">
            <text:p>, name: '</text:p>
          </table:table-cell>
          <table:table-cell office:value-type="string">
            <text:p>Baberton Mains Way</text:p>
          </table:table-cell>
          <table:table-cell office:value-type="string">
            <text:p>', postcode: '</text:p>
          </table:table-cell>
          <table:table-cell office:value-type="string">
            <text:p>EH14 3HE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101137">
            <text:p>55.9101137</text:p>
          </table:table-cell>
          <table:table-cell office:value-type="string">
            <text:p>, longitude: </text:p>
          </table:table-cell>
          <table:table-cell office:value-type="float" office:value="-3.2950586">
            <text:p>-3.2950586</text:p>
          </table:table-cell>
          <table:table-cell office:value-type="string">
            <text:p><text:s/>},</text:p>
          </table:table-cell>
          <table:table-cell table:formula="of:=CONCATENATE([.A858];[.B858];[.C858];[.D858];[.E858];[.F858];[.G858];[.H858];[.I858];[.J858];[.K858];[.L858];[.M858])" office:value-type="string" office:string-value="{ id: 858, name: 'Baberton Mains Way', postcode: 'EH14 3HE', ward_id: 10, lattitude: 55.9101137, longitude: -3.2950586 },">
            <text:p>{ id: 858, name: 'Baberton Mains Way', postcode: 'EH14 3HE', ward_id: 10, lattitude: 55.9101137, longitude: -3.295058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59">
            <text:p>859</text:p>
          </table:table-cell>
          <table:table-cell office:value-type="string">
            <text:p>, name: '</text:p>
          </table:table-cell>
          <table:table-cell office:value-type="string">
            <text:p>Wolseley Terrace</text:p>
          </table:table-cell>
          <table:table-cell office:value-type="string">
            <text:p>', postcode: '</text:p>
          </table:table-cell>
          <table:table-cell office:value-type="string">
            <text:p>EH8 7DF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42831">
            <text:p>55.9542831</text:p>
          </table:table-cell>
          <table:table-cell office:value-type="string">
            <text:p>, longitude: </text:p>
          </table:table-cell>
          <table:table-cell office:value-type="float" office:value="-3.1499537">
            <text:p>-3.1499537</text:p>
          </table:table-cell>
          <table:table-cell office:value-type="string">
            <text:p><text:s/>},</text:p>
          </table:table-cell>
          <table:table-cell table:formula="of:=CONCATENATE([.A859];[.B859];[.C859];[.D859];[.E859];[.F859];[.G859];[.H859];[.I859];[.J859];[.K859];[.L859];[.M859])" office:value-type="string" office:string-value="{ id: 859, name: 'Wolseley Terrace', postcode: 'EH8 7DF', ward_id: 1, lattitude: 55.9542831, longitude: -3.1499537 },">
            <text:p>{ id: 859, name: 'Wolseley Terrace', postcode: 'EH8 7DF', ward_id: 1, lattitude: 55.9542831, longitude: -3.14995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60">
            <text:p>860</text:p>
          </table:table-cell>
          <table:table-cell office:value-type="string">
            <text:p>, name: '</text:p>
          </table:table-cell>
          <table:table-cell office:value-type="string">
            <text:p>White Park</text:p>
          </table:table-cell>
          <table:table-cell office:value-type="string">
            <text:p>', postcode: '</text:p>
          </table:table-cell>
          <table:table-cell office:value-type="string">
            <text:p>EH11 1TZ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73392">
            <text:p>55.9373392</text:p>
          </table:table-cell>
          <table:table-cell office:value-type="string">
            <text:p>, longitude: </text:p>
          </table:table-cell>
          <table:table-cell office:value-type="float" office:value="-3.2320189">
            <text:p>-3.2320189</text:p>
          </table:table-cell>
          <table:table-cell office:value-type="string">
            <text:p><text:s/>},</text:p>
          </table:table-cell>
          <table:table-cell table:formula="of:=CONCATENATE([.A860];[.B860];[.C860];[.D860];[.E860];[.F860];[.G860];[.H860];[.I860];[.J860];[.K860];[.L860];[.M860])" office:value-type="string" office:string-value="{ id: 860, name: 'White Park', postcode: 'EH11 1TZ', ward_id: 13, lattitude: 55.9373392, longitude: -3.2320189 },">
            <text:p>{ id: 860, name: 'White Park', postcode: 'EH11 1TZ', ward_id: 13, lattitude: 55.9373392, longitude: -3.232018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61">
            <text:p>861</text:p>
          </table:table-cell>
          <table:table-cell office:value-type="string">
            <text:p>, name: '</text:p>
          </table:table-cell>
          <table:table-cell office:value-type="string">
            <text:p>Upper Cramond Court</text:p>
          </table:table-cell>
          <table:table-cell office:value-type="string">
            <text:p>', postcode: '</text:p>
          </table:table-cell>
          <table:table-cell office:value-type="string">
            <text:p>EH4 6RQ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70054">
            <text:p>55.9670054</text:p>
          </table:table-cell>
          <table:table-cell office:value-type="string">
            <text:p>, longitude: </text:p>
          </table:table-cell>
          <table:table-cell office:value-type="float" office:value="-3.3070447">
            <text:p>-3.3070447</text:p>
          </table:table-cell>
          <table:table-cell office:value-type="string">
            <text:p><text:s/>},</text:p>
          </table:table-cell>
          <table:table-cell table:formula="of:=CONCATENATE([.A861];[.B861];[.C861];[.D861];[.E861];[.F861];[.G861];[.H861];[.I861];[.J861];[.K861];[.L861];[.M861])" office:value-type="string" office:string-value="{ id: 861, name: 'Upper Cramond Court', postcode: 'EH4 6RQ', ward_id: 14, lattitude: 55.9670054, longitude: -3.3070447 },">
            <text:p>{ id: 861, name: 'Upper Cramond Court', postcode: 'EH4 6RQ', ward_id: 14, lattitude: 55.9670054, longitude: -3.30704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62">
            <text:p>862</text:p>
          </table:table-cell>
          <table:table-cell office:value-type="string">
            <text:p>, name: '</text:p>
          </table:table-cell>
          <table:table-cell office:value-type="string">
            <text:p>Viewforth</text:p>
          </table:table-cell>
          <table:table-cell office:value-type="string">
            <text:p>', postcode: '</text:p>
          </table:table-cell>
          <table:table-cell office:value-type="string">
            <text:p>EH10 4LQ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90795">
            <text:p>55.9390795</text:p>
          </table:table-cell>
          <table:table-cell office:value-type="string">
            <text:p>, longitude: </text:p>
          </table:table-cell>
          <table:table-cell office:value-type="float" office:value="-3.2112139">
            <text:p>-3.2112139</text:p>
          </table:table-cell>
          <table:table-cell office:value-type="string">
            <text:p><text:s/>},</text:p>
          </table:table-cell>
          <table:table-cell table:formula="of:=CONCATENATE([.A862];[.B862];[.C862];[.D862];[.E862];[.F862];[.G862];[.H862];[.I862];[.J862];[.K862];[.L862];[.M862])" office:value-type="string" office:string-value="{ id: 862, name: 'Viewforth', postcode: 'EH10 4LQ', ward_id: 3, lattitude: 55.9390795, longitude: -3.2112139 },">
            <text:p>{ id: 862, name: 'Viewforth', postcode: 'EH10 4LQ', ward_id: 3, lattitude: 55.9390795, longitude: -3.21121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63">
            <text:p>863</text:p>
          </table:table-cell>
          <table:table-cell office:value-type="string">
            <text:p>, name: '</text:p>
          </table:table-cell>
          <table:table-cell office:value-type="string">
            <text:p>Duncan Place</text:p>
          </table:table-cell>
          <table:table-cell office:value-type="string">
            <text:p>', postcode: '</text:p>
          </table:table-cell>
          <table:table-cell office:value-type="string">
            <text:p>EH6 8HW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05646">
            <text:p>55.9705646</text:p>
          </table:table-cell>
          <table:table-cell office:value-type="string">
            <text:p>, longitude: </text:p>
          </table:table-cell>
          <table:table-cell office:value-type="float" office:value="-3.1676244">
            <text:p>-3.1676244</text:p>
          </table:table-cell>
          <table:table-cell office:value-type="string">
            <text:p><text:s/>},</text:p>
          </table:table-cell>
          <table:table-cell table:formula="of:=CONCATENATE([.A863];[.B863];[.C863];[.D863];[.E863];[.F863];[.G863];[.H863];[.I863];[.J863];[.K863];[.L863];[.M863])" office:value-type="string" office:string-value="{ id: 863, name: 'Duncan Place', postcode: 'EH6 8HW', ward_id: 8, lattitude: 55.9705646, longitude: -3.1676244 },">
            <text:p>{ id: 863, name: 'Duncan Place', postcode: 'EH6 8HW', ward_id: 8, lattitude: 55.9705646, longitude: -3.16762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64">
            <text:p>864</text:p>
          </table:table-cell>
          <table:table-cell office:value-type="string">
            <text:p>, name: '</text:p>
          </table:table-cell>
          <table:table-cell office:value-type="string">
            <text:p>Portsburgh Square</text:p>
          </table:table-cell>
          <table:table-cell office:value-type="string">
            <text:p>', postcode: '</text:p>
          </table:table-cell>
          <table:table-cell office:value-type="string">
            <text:p>EH1 2JB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68258">
            <text:p>55.9468258</text:p>
          </table:table-cell>
          <table:table-cell office:value-type="string">
            <text:p>, longitude: </text:p>
          </table:table-cell>
          <table:table-cell office:value-type="float" office:value="-3.1988017">
            <text:p>-3.1988017</text:p>
          </table:table-cell>
          <table:table-cell office:value-type="string">
            <text:p><text:s/>},</text:p>
          </table:table-cell>
          <table:table-cell table:formula="of:=CONCATENATE([.A864];[.B864];[.C864];[.D864];[.E864];[.F864];[.G864];[.H864];[.I864];[.J864];[.K864];[.L864];[.M864])" office:value-type="string" office:string-value="{ id: 864, name: 'Portsburgh Square', postcode: 'EH1 2JB', ward_id: 6, lattitude: 55.9468258, longitude: -3.1988017 },">
            <text:p>{ id: 864, name: 'Portsburgh Square', postcode: 'EH1 2JB', ward_id: 6, lattitude: 55.9468258, longitude: -3.19880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65">
            <text:p>865</text:p>
          </table:table-cell>
          <table:table-cell office:value-type="string">
            <text:p>, name: '</text:p>
          </table:table-cell>
          <table:table-cell office:value-type="string">
            <text:p>Warriston Gardens</text:p>
          </table:table-cell>
          <table:table-cell office:value-type="string">
            <text:p>', postcode: '</text:p>
          </table:table-cell>
          <table:table-cell office:value-type="string">
            <text:p>EH3 5NG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8861">
            <text:p>55.968861</text:p>
          </table:table-cell>
          <table:table-cell office:value-type="string">
            <text:p>, longitude: </text:p>
          </table:table-cell>
          <table:table-cell office:value-type="float" office:value="-3.2030038">
            <text:p>-3.2030038</text:p>
          </table:table-cell>
          <table:table-cell office:value-type="string">
            <text:p><text:s/>},</text:p>
          </table:table-cell>
          <table:table-cell table:formula="of:=CONCATENATE([.A865];[.B865];[.C865];[.D865];[.E865];[.F865];[.G865];[.H865];[.I865];[.J865];[.K865];[.L865];[.M865])" office:value-type="string" office:string-value="{ id: 865, name: 'Warriston Gardens', postcode: 'EH3 5NG', ward_id: 4, lattitude: 55.968861, longitude: -3.2030038 },">
            <text:p>{ id: 865, name: 'Warriston Gardens', postcode: 'EH3 5NG', ward_id: 4, lattitude: 55.968861, longitude: -3.203003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66">
            <text:p>866</text:p>
          </table:table-cell>
          <table:table-cell office:value-type="string">
            <text:p>, name: '</text:p>
          </table:table-cell>
          <table:table-cell office:value-type="string">
            <text:p>Goodtrees Gardens</text:p>
          </table:table-cell>
          <table:table-cell office:value-type="string">
            <text:p>', postcode: '</text:p>
          </table:table-cell>
          <table:table-cell office:value-type="string">
            <text:p>EH17 7RH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53324">
            <text:p>55.9153324</text:p>
          </table:table-cell>
          <table:table-cell office:value-type="string">
            <text:p>, longitude: </text:p>
          </table:table-cell>
          <table:table-cell office:value-type="float" office:value="-3.141256">
            <text:p>-3.141256</text:p>
          </table:table-cell>
          <table:table-cell office:value-type="string">
            <text:p><text:s/>},</text:p>
          </table:table-cell>
          <table:table-cell table:formula="of:=CONCATENATE([.A866];[.B866];[.C866];[.D866];[.E866];[.F866];[.G866];[.H866];[.I866];[.J866];[.K866];[.L866];[.M866])" office:value-type="string" office:string-value="{ id: 866, name: 'Goodtrees Gardens', postcode: 'EH17 7RH', ward_id: 16, lattitude: 55.9153324, longitude: -3.141256 },">
            <text:p>{ id: 866, name: 'Goodtrees Gardens', postcode: 'EH17 7RH', ward_id: 16, lattitude: 55.9153324, longitude: -3.1412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67">
            <text:p>867</text:p>
          </table:table-cell>
          <table:table-cell office:value-type="string">
            <text:p>, name: '</text:p>
          </table:table-cell>
          <table:table-cell office:value-type="string">
            <text:p>Abercromby Place</text:p>
          </table:table-cell>
          <table:table-cell office:value-type="string">
            <text:p>', postcode: '</text:p>
          </table:table-cell>
          <table:table-cell office:value-type="string">
            <text:p>EH3 6LF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66254">
            <text:p>55.9566254</text:p>
          </table:table-cell>
          <table:table-cell office:value-type="string">
            <text:p>, longitude: </text:p>
          </table:table-cell>
          <table:table-cell office:value-type="float" office:value="-3.1961282">
            <text:p>-3.1961282</text:p>
          </table:table-cell>
          <table:table-cell office:value-type="string">
            <text:p><text:s/>},</text:p>
          </table:table-cell>
          <table:table-cell table:formula="of:=CONCATENATE([.A867];[.B867];[.C867];[.D867];[.E867];[.F867];[.G867];[.H867];[.I867];[.J867];[.K867];[.L867];[.M867])" office:value-type="string" office:string-value="{ id: 867, name: 'Abercromby Place', postcode: 'EH3 6LF', ward_id: 6, lattitude: 55.9566254, longitude: -3.1961282 },">
            <text:p>{ id: 867, name: 'Abercromby Place', postcode: 'EH3 6LF', ward_id: 6, lattitude: 55.9566254, longitude: -3.19612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68">
            <text:p>868</text:p>
          </table:table-cell>
          <table:table-cell office:value-type="string">
            <text:p>, name: '</text:p>
          </table:table-cell>
          <table:table-cell office:value-type="string">
            <text:p>St Giles Street</text:p>
          </table:table-cell>
          <table:table-cell office:value-type="string">
            <text:p>', postcode: '</text:p>
          </table:table-cell>
          <table:table-cell office:value-type="string">
            <text:p>EH1 1PT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00417">
            <text:p>55.9500417</text:p>
          </table:table-cell>
          <table:table-cell office:value-type="string">
            <text:p>, longitude: </text:p>
          </table:table-cell>
          <table:table-cell office:value-type="float" office:value="-3.1921718">
            <text:p>-3.1921718</text:p>
          </table:table-cell>
          <table:table-cell office:value-type="string">
            <text:p><text:s/>},</text:p>
          </table:table-cell>
          <table:table-cell table:formula="of:=CONCATENATE([.A868];[.B868];[.C868];[.D868];[.E868];[.F868];[.G868];[.H868];[.I868];[.J868];[.K868];[.L868];[.M868])" office:value-type="string" office:string-value="{ id: 868, name: 'St Giles Street', postcode: 'EH1 1PT', ward_id: 6, lattitude: 55.9500417, longitude: -3.1921718 },">
            <text:p>{ id: 868, name: 'St Giles Street', postcode: 'EH1 1PT', ward_id: 6, lattitude: 55.9500417, longitude: -3.19217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69">
            <text:p>869</text:p>
          </table:table-cell>
          <table:table-cell office:value-type="string">
            <text:p>, name: '</text:p>
          </table:table-cell>
          <table:table-cell office:value-type="string">
            <text:p>Hamilton Wynd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869];[.B869];[.C869];[.D869];[.E869];[.F869];[.G869];[.H869];[.I869];[.J869];[.K869];[.L869];[.M869])" office:value-type="string" office:string-value="{ id: 869, name: 'Hamilton Wynd', postcode: 'EH1 3EG', ward_id: 6, lattitude: 55.953252, longitude: -3.188267 },">
            <text:p>{ id: 869, name: 'Hamilton Wynd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70">
            <text:p>870</text:p>
          </table:table-cell>
          <table:table-cell office:value-type="string">
            <text:p>, name: '</text:p>
          </table:table-cell>
          <table:table-cell office:value-type="string">
            <text:p>Duddingston Gardens South</text:p>
          </table:table-cell>
          <table:table-cell office:value-type="string">
            <text:p>', postcode: '</text:p>
          </table:table-cell>
          <table:table-cell office:value-type="string">
            <text:p>EH15 1RF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35156">
            <text:p>55.9435156</text:p>
          </table:table-cell>
          <table:table-cell office:value-type="string">
            <text:p>, longitude: </text:p>
          </table:table-cell>
          <table:table-cell office:value-type="float" office:value="-3.1270875">
            <text:p>-3.1270875</text:p>
          </table:table-cell>
          <table:table-cell office:value-type="string">
            <text:p><text:s/>},</text:p>
          </table:table-cell>
          <table:table-cell table:formula="of:=CONCATENATE([.A870];[.B870];[.C870];[.D870];[.E870];[.F870];[.G870];[.H870];[.I870];[.J870];[.K870];[.L870];[.M870])" office:value-type="string" office:string-value="{ id: 870, name: 'Duddingston Gardens South', postcode: 'EH15 1RF', ward_id: 1, lattitude: 55.9435156, longitude: -3.1270875 },">
            <text:p>{ id: 870, name: 'Duddingston Gardens South', postcode: 'EH15 1RF', ward_id: 1, lattitude: 55.9435156, longitude: -3.12708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71">
            <text:p>871</text:p>
          </table:table-cell>
          <table:table-cell office:value-type="string">
            <text:p>, name: '</text:p>
          </table:table-cell>
          <table:table-cell office:value-type="string">
            <text:p>Peatville Terrace</text:p>
          </table:table-cell>
          <table:table-cell office:value-type="string">
            <text:p>', postcode: '</text:p>
          </table:table-cell>
          <table:table-cell office:value-type="string">
            <text:p>EH14 2EB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02744">
            <text:p>55.9202744</text:p>
          </table:table-cell>
          <table:table-cell office:value-type="string">
            <text:p>, longitude: </text:p>
          </table:table-cell>
          <table:table-cell office:value-type="float" office:value="-3.2640701">
            <text:p>-3.2640701</text:p>
          </table:table-cell>
          <table:table-cell office:value-type="string">
            <text:p><text:s/>},</text:p>
          </table:table-cell>
          <table:table-cell table:formula="of:=CONCATENATE([.A871];[.B871];[.C871];[.D871];[.E871];[.F871];[.G871];[.H871];[.I871];[.J871];[.K871];[.L871];[.M871])" office:value-type="string" office:string-value="{ id: 871, name: 'Peatville Terrace', postcode: 'EH14 2EB', ward_id: 13, lattitude: 55.9202744, longitude: -3.2640701 },">
            <text:p>{ id: 871, name: 'Peatville Terrace', postcode: 'EH14 2EB', ward_id: 13, lattitude: 55.9202744, longitude: -3.264070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72">
            <text:p>872</text:p>
          </table:table-cell>
          <table:table-cell office:value-type="string">
            <text:p>, name: '</text:p>
          </table:table-cell>
          <table:table-cell office:value-type="string">
            <text:p>Ryehill Gardens</text:p>
          </table:table-cell>
          <table:table-cell office:value-type="string">
            <text:p>', postcode: '</text:p>
          </table:table-cell>
          <table:table-cell office:value-type="string">
            <text:p>EH6 8ES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70161">
            <text:p>55.9670161</text:p>
          </table:table-cell>
          <table:table-cell office:value-type="string">
            <text:p>, longitude: </text:p>
          </table:table-cell>
          <table:table-cell office:value-type="float" office:value="-3.1593919">
            <text:p>-3.1593919</text:p>
          </table:table-cell>
          <table:table-cell office:value-type="string">
            <text:p><text:s/>},</text:p>
          </table:table-cell>
          <table:table-cell table:formula="of:=CONCATENATE([.A872];[.B872];[.C872];[.D872];[.E872];[.F872];[.G872];[.H872];[.I872];[.J872];[.K872];[.L872];[.M872])" office:value-type="string" office:string-value="{ id: 872, name: 'Ryehill Gardens', postcode: 'EH6 8ES', ward_id: 8, lattitude: 55.9670161, longitude: -3.1593919 },">
            <text:p>{ id: 872, name: 'Ryehill Gardens', postcode: 'EH6 8ES', ward_id: 8, lattitude: 55.9670161, longitude: -3.15939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73">
            <text:p>873</text:p>
          </table:table-cell>
          <table:table-cell office:value-type="string">
            <text:p>, name: '</text:p>
          </table:table-cell>
          <table:table-cell office:value-type="string">
            <text:p>Lawson Crescent</text:p>
          </table:table-cell>
          <table:table-cell office:value-type="string">
            <text:p>', postcode: '</text:p>
          </table:table-cell>
          <table:table-cell office:value-type="string">
            <text:p>EH30 9JE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66977">
            <text:p>55.9866977</text:p>
          </table:table-cell>
          <table:table-cell office:value-type="string">
            <text:p>, longitude: </text:p>
          </table:table-cell>
          <table:table-cell office:value-type="float" office:value="-3.3910217">
            <text:p>-3.3910217</text:p>
          </table:table-cell>
          <table:table-cell office:value-type="string">
            <text:p><text:s/>},</text:p>
          </table:table-cell>
          <table:table-cell table:formula="of:=CONCATENATE([.A873];[.B873];[.C873];[.D873];[.E873];[.F873];[.G873];[.H873];[.I873];[.J873];[.K873];[.L873];[.M873])" office:value-type="string" office:string-value="{ id: 873, name: 'Lawson Crescent', postcode: 'EH30 9JE', ward_id: 14, lattitude: 55.9866977, longitude: -3.3910217 },">
            <text:p>{ id: 873, name: 'Lawson Crescent', postcode: 'EH30 9JE', ward_id: 14, lattitude: 55.9866977, longitude: -3.39102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74">
            <text:p>874</text:p>
          </table:table-cell>
          <table:table-cell office:value-type="string">
            <text:p>, name: '</text:p>
          </table:table-cell>
          <table:table-cell office:value-type="string">
            <text:p>Haillesland Gardens </text:p>
          </table:table-cell>
          <table:table-cell office:value-type="string">
            <text:p>', postcode: '</text:p>
          </table:table-cell>
          <table:table-cell office:value-type="string">
            <text:p>EH14 2QE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75735">
            <text:p>55.9175735</text:p>
          </table:table-cell>
          <table:table-cell office:value-type="string">
            <text:p>, longitude: </text:p>
          </table:table-cell>
          <table:table-cell office:value-type="float" office:value="-3.2777203">
            <text:p>-3.2777203</text:p>
          </table:table-cell>
          <table:table-cell office:value-type="string">
            <text:p><text:s/>},</text:p>
          </table:table-cell>
          <table:table-cell table:formula="of:=CONCATENATE([.A874];[.B874];[.C874];[.D874];[.E874];[.F874];[.G874];[.H874];[.I874];[.J874];[.K874];[.L874];[.M874])" office:value-type="string" office:string-value="{ id: 874, name: 'Haillesland Gardens ', postcode: 'EH14 2QE', ward_id: 13, lattitude: 55.9175735, longitude: -3.2777203 },">
            <text:p>{ id: 874, name: 'Haillesland Gardens ', postcode: 'EH14 2QE', ward_id: 13, lattitude: 55.9175735, longitude: -3.277720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75">
            <text:p>875</text:p>
          </table:table-cell>
          <table:table-cell office:value-type="string">
            <text:p>, name: '</text:p>
          </table:table-cell>
          <table:table-cell office:value-type="string">
            <text:p>Lasswade Bank</text:p>
          </table:table-cell>
          <table:table-cell office:value-type="string">
            <text:p>', postcode: '</text:p>
          </table:table-cell>
          <table:table-cell office:value-type="string">
            <text:p>EH17 8HX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24732">
            <text:p>55.9024732</text:p>
          </table:table-cell>
          <table:table-cell office:value-type="string">
            <text:p>, longitude: </text:p>
          </table:table-cell>
          <table:table-cell office:value-type="float" office:value="-3.1493302">
            <text:p>-3.1493302</text:p>
          </table:table-cell>
          <table:table-cell office:value-type="string">
            <text:p><text:s/>},</text:p>
          </table:table-cell>
          <table:table-cell table:formula="of:=CONCATENATE([.A875];[.B875];[.C875];[.D875];[.E875];[.F875];[.G875];[.H875];[.I875];[.J875];[.K875];[.L875];[.M875])" office:value-type="string" office:string-value="{ id: 875, name: 'Lasswade Bank', postcode: 'EH17 8HX', ward_id: 16, lattitude: 55.9024732, longitude: -3.1493302 },">
            <text:p>{ id: 875, name: 'Lasswade Bank', postcode: 'EH17 8HX', ward_id: 16, lattitude: 55.9024732, longitude: -3.149330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76">
            <text:p>876</text:p>
          </table:table-cell>
          <table:table-cell office:value-type="string">
            <text:p>, name: '</text:p>
          </table:table-cell>
          <table:table-cell office:value-type="string">
            <text:p>Meadowfield Avenue</text:p>
          </table:table-cell>
          <table:table-cell office:value-type="string">
            <text:p>', postcode: '</text:p>
          </table:table-cell>
          <table:table-cell office:value-type="string">
            <text:p>EH8 7NW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62108">
            <text:p>55.9462108</text:p>
          </table:table-cell>
          <table:table-cell office:value-type="string">
            <text:p>, longitude: </text:p>
          </table:table-cell>
          <table:table-cell office:value-type="float" office:value="-3.1380424">
            <text:p>-3.1380424</text:p>
          </table:table-cell>
          <table:table-cell office:value-type="string">
            <text:p><text:s/>},</text:p>
          </table:table-cell>
          <table:table-cell table:formula="of:=CONCATENATE([.A876];[.B876];[.C876];[.D876];[.E876];[.F876];[.G876];[.H876];[.I876];[.J876];[.K876];[.L876];[.M876])" office:value-type="string" office:string-value="{ id: 876, name: 'Meadowfield Avenue', postcode: 'EH8 7NW', ward_id: 1, lattitude: 55.9462108, longitude: -3.1380424 },">
            <text:p>{ id: 876, name: 'Meadowfield Avenue', postcode: 'EH8 7NW', ward_id: 1, lattitude: 55.9462108, longitude: -3.13804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77">
            <text:p>877</text:p>
          </table:table-cell>
          <table:table-cell office:value-type="string">
            <text:p>, name: '</text:p>
          </table:table-cell>
          <table:table-cell office:value-type="string">
            <text:p>Semple Street</text:p>
          </table:table-cell>
          <table:table-cell office:value-type="string">
            <text:p>', postcode: '</text:p>
          </table:table-cell>
          <table:table-cell office:value-type="string">
            <text:p>EH3 8BL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451458">
            <text:p>55.9451458</text:p>
          </table:table-cell>
          <table:table-cell office:value-type="string">
            <text:p>, longitude: </text:p>
          </table:table-cell>
          <table:table-cell office:value-type="float" office:value="-3.2065971">
            <text:p>-3.2065971</text:p>
          </table:table-cell>
          <table:table-cell office:value-type="string">
            <text:p><text:s/>},</text:p>
          </table:table-cell>
          <table:table-cell table:formula="of:=CONCATENATE([.A877];[.B877];[.C877];[.D877];[.E877];[.F877];[.G877];[.H877];[.I877];[.J877];[.K877];[.L877];[.M877])" office:value-type="string" office:string-value="{ id: 877, name: 'Semple Street', postcode: 'EH3 8BL', ward_id: 2, lattitude: 55.9451458, longitude: -3.2065971 },">
            <text:p>{ id: 877, name: 'Semple Street', postcode: 'EH3 8BL', ward_id: 2, lattitude: 55.9451458, longitude: -3.206597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78">
            <text:p>878</text:p>
          </table:table-cell>
          <table:table-cell office:value-type="string">
            <text:p>, name: '</text:p>
          </table:table-cell>
          <table:table-cell office:value-type="string">
            <text:p>South Charlotte Lane (Randolph Lane)</text:p>
          </table:table-cell>
          <table:table-cell office:value-type="string">
            <text:p>', postcode: '</text:p>
          </table:table-cell>
          <table:table-cell office:value-type="string">
            <text:p>EH3 7TD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18873">
            <text:p>55.9518873</text:p>
          </table:table-cell>
          <table:table-cell office:value-type="string">
            <text:p>, longitude: </text:p>
          </table:table-cell>
          <table:table-cell office:value-type="float" office:value="-3.2099364">
            <text:p>-3.2099364</text:p>
          </table:table-cell>
          <table:table-cell office:value-type="string">
            <text:p><text:s/>},</text:p>
          </table:table-cell>
          <table:table-cell table:formula="of:=CONCATENATE([.A878];[.B878];[.C878];[.D878];[.E878];[.F878];[.G878];[.H878];[.I878];[.J878];[.K878];[.L878];[.M878])" office:value-type="string" office:string-value="{ id: 878, name: 'South Charlotte Lane (Randolph Lane)', postcode: 'EH3 7TD', ward_id: 6, lattitude: 55.9518873, longitude: -3.2099364 },">
            <text:p>{ id: 878, name: 'South Charlotte Lane (Randolph Lane)', postcode: 'EH3 7TD', ward_id: 6, lattitude: 55.9518873, longitude: -3.209936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79">
            <text:p>879</text:p>
          </table:table-cell>
          <table:table-cell office:value-type="string">
            <text:p>, name: '</text:p>
          </table:table-cell>
          <table:table-cell office:value-type="string">
            <text:p>Elder Street</text:p>
          </table:table-cell>
          <table:table-cell office:value-type="string">
            <text:p>', postcode: '</text:p>
          </table:table-cell>
          <table:table-cell office:value-type="string">
            <text:p>EH1 3DX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54572">
            <text:p>55.9554572</text:p>
          </table:table-cell>
          <table:table-cell office:value-type="string">
            <text:p>, longitude: </text:p>
          </table:table-cell>
          <table:table-cell office:value-type="float" office:value="-3.1903904">
            <text:p>-3.1903904</text:p>
          </table:table-cell>
          <table:table-cell office:value-type="string">
            <text:p><text:s/>},</text:p>
          </table:table-cell>
          <table:table-cell table:formula="of:=CONCATENATE([.A879];[.B879];[.C879];[.D879];[.E879];[.F879];[.G879];[.H879];[.I879];[.J879];[.K879];[.L879];[.M879])" office:value-type="string" office:string-value="{ id: 879, name: 'Elder Street', postcode: 'EH1 3DX', ward_id: 6, lattitude: 55.9554572, longitude: -3.1903904 },">
            <text:p>{ id: 879, name: 'Elder Street', postcode: 'EH1 3DX', ward_id: 6, lattitude: 55.9554572, longitude: -3.19039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80">
            <text:p>880</text:p>
          </table:table-cell>
          <table:table-cell office:value-type="string">
            <text:p>, name: '</text:p>
          </table:table-cell>
          <table:table-cell office:value-type="string">
            <text:p>Carfrae Road</text:p>
          </table:table-cell>
          <table:table-cell office:value-type="string">
            <text:p>', postcode: '</text:p>
          </table:table-cell>
          <table:table-cell office:value-type="string">
            <text:p>EH4 3SA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84974">
            <text:p>55.9584974</text:p>
          </table:table-cell>
          <table:table-cell office:value-type="string">
            <text:p>, longitude: </text:p>
          </table:table-cell>
          <table:table-cell office:value-type="float" office:value="-3.2613804">
            <text:p>-3.2613804</text:p>
          </table:table-cell>
          <table:table-cell office:value-type="string">
            <text:p><text:s/>},</text:p>
          </table:table-cell>
          <table:table-cell table:formula="of:=CONCATENATE([.A880];[.B880];[.C880];[.D880];[.E880];[.F880];[.G880];[.H880];[.I880];[.J880];[.K880];[.L880];[.M880])" office:value-type="string" office:string-value="{ id: 880, name: 'Carfrae Road', postcode: 'EH4 3SA', ward_id: 4, lattitude: 55.9584974, longitude: -3.2613804 },">
            <text:p>{ id: 880, name: 'Carfrae Road', postcode: 'EH4 3SA', ward_id: 4, lattitude: 55.9584974, longitude: -3.26138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81">
            <text:p>881</text:p>
          </table:table-cell>
          <table:table-cell office:value-type="string">
            <text:p>, name: '</text:p>
          </table:table-cell>
          <table:table-cell office:value-type="string">
            <text:p>Torphin Road</text:p>
          </table:table-cell>
          <table:table-cell office:value-type="string">
            <text:p>', postcode: '</text:p>
          </table:table-cell>
          <table:table-cell office:value-type="string">
            <text:p>EH13 0HW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19327">
            <text:p>55.9019327</text:p>
          </table:table-cell>
          <table:table-cell office:value-type="string">
            <text:p>, longitude: </text:p>
          </table:table-cell>
          <table:table-cell office:value-type="float" office:value="-3.2685414">
            <text:p>-3.2685414</text:p>
          </table:table-cell>
          <table:table-cell office:value-type="string">
            <text:p><text:s/>},</text:p>
          </table:table-cell>
          <table:table-cell table:formula="of:=CONCATENATE([.A881];[.B881];[.C881];[.D881];[.E881];[.F881];[.G881];[.H881];[.I881];[.J881];[.K881];[.L881];[.M881])" office:value-type="string" office:string-value="{ id: 881, name: 'Torphin Road', postcode: 'EH13 0HW', ward_id: 5, lattitude: 55.9019327, longitude: -3.2685414 },">
            <text:p>{ id: 881, name: 'Torphin Road', postcode: 'EH13 0HW', ward_id: 5, lattitude: 55.9019327, longitude: -3.26854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82">
            <text:p>882</text:p>
          </table:table-cell>
          <table:table-cell office:value-type="string">
            <text:p>, name: '</text:p>
          </table:table-cell>
          <table:table-cell office:value-type="string">
            <text:p>Dundas Avenue</text:p>
          </table:table-cell>
          <table:table-cell office:value-type="string">
            <text:p>', postcode: '</text:p>
          </table:table-cell>
          <table:table-cell office:value-type="string">
            <text:p>EH30 9QB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52178">
            <text:p>55.9852178</text:p>
          </table:table-cell>
          <table:table-cell office:value-type="string">
            <text:p>, longitude: </text:p>
          </table:table-cell>
          <table:table-cell office:value-type="float" office:value="-3.3898393">
            <text:p>-3.3898393</text:p>
          </table:table-cell>
          <table:table-cell office:value-type="string">
            <text:p><text:s/>},</text:p>
          </table:table-cell>
          <table:table-cell table:formula="of:=CONCATENATE([.A882];[.B882];[.C882];[.D882];[.E882];[.F882];[.G882];[.H882];[.I882];[.J882];[.K882];[.L882];[.M882])" office:value-type="string" office:string-value="{ id: 882, name: 'Dundas Avenue', postcode: 'EH30 9QB', ward_id: 14, lattitude: 55.9852178, longitude: -3.3898393 },">
            <text:p>{ id: 882, name: 'Dundas Avenue', postcode: 'EH30 9QB', ward_id: 14, lattitude: 55.9852178, longitude: -3.38983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83">
            <text:p>883</text:p>
          </table:table-cell>
          <table:table-cell office:value-type="string">
            <text:p>, name: '</text:p>
          </table:table-cell>
          <table:table-cell office:value-type="string">
            <text:p>East Terrace</text:p>
          </table:table-cell>
          <table:table-cell office:value-type="string">
            <text:p>', postcode: '</text:p>
          </table:table-cell>
          <table:table-cell office:value-type="string">
            <text:p>EH30 9HS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95496">
            <text:p>55.9895496</text:p>
          </table:table-cell>
          <table:table-cell office:value-type="string">
            <text:p>, longitude: </text:p>
          </table:table-cell>
          <table:table-cell office:value-type="float" office:value="-3.3938061">
            <text:p>-3.3938061</text:p>
          </table:table-cell>
          <table:table-cell office:value-type="string">
            <text:p><text:s/>},</text:p>
          </table:table-cell>
          <table:table-cell table:formula="of:=CONCATENATE([.A883];[.B883];[.C883];[.D883];[.E883];[.F883];[.G883];[.H883];[.I883];[.J883];[.K883];[.L883];[.M883])" office:value-type="string" office:string-value="{ id: 883, name: 'East Terrace', postcode: 'EH30 9HS', ward_id: 14, lattitude: 55.9895496, longitude: -3.3938061 },">
            <text:p>{ id: 883, name: 'East Terrace', postcode: 'EH30 9HS', ward_id: 14, lattitude: 55.9895496, longitude: -3.39380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84">
            <text:p>884</text:p>
          </table:table-cell>
          <table:table-cell office:value-type="string">
            <text:p>, name: '</text:p>
          </table:table-cell>
          <table:table-cell office:value-type="string">
            <text:p>Buskstone Road</text:p>
          </table:table-cell>
          <table:table-cell office:value-type="string">
            <text:p>', postcode: '</text:p>
          </table:table-cell>
          <table:table-cell office:value-type="string">
            <text:p>EH10 6UA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72155">
            <text:p>55.9072155</text:p>
          </table:table-cell>
          <table:table-cell office:value-type="string">
            <text:p>, longitude: </text:p>
          </table:table-cell>
          <table:table-cell office:value-type="float" office:value="-3.203986">
            <text:p>-3.203986</text:p>
          </table:table-cell>
          <table:table-cell office:value-type="string">
            <text:p><text:s/>},</text:p>
          </table:table-cell>
          <table:table-cell table:formula="of:=CONCATENATE([.A884];[.B884];[.C884];[.D884];[.E884];[.F884];[.G884];[.H884];[.I884];[.J884];[.K884];[.L884];[.M884])" office:value-type="string" office:string-value="{ id: 884, name: 'Buskstone Road', postcode: 'EH10 6UA', ward_id: 5, lattitude: 55.9072155, longitude: -3.203986 },">
            <text:p>{ id: 884, name: 'Buskstone Road', postcode: 'EH10 6UA', ward_id: 5, lattitude: 55.9072155, longitude: -3.20398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85">
            <text:p>885</text:p>
          </table:table-cell>
          <table:table-cell office:value-type="string">
            <text:p>, name: '</text:p>
          </table:table-cell>
          <table:table-cell office:value-type="string">
            <text:p>Craiglockhart Place</text:p>
          </table:table-cell>
          <table:table-cell office:value-type="string">
            <text:p>', postcode: '</text:p>
          </table:table-cell>
          <table:table-cell office:value-type="string">
            <text:p>EH14 1NA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238008">
            <text:p>55.9238008</text:p>
          </table:table-cell>
          <table:table-cell office:value-type="string">
            <text:p>, longitude: </text:p>
          </table:table-cell>
          <table:table-cell office:value-type="float" office:value="-3.240105">
            <text:p>-3.240105</text:p>
          </table:table-cell>
          <table:table-cell office:value-type="string">
            <text:p><text:s/>},</text:p>
          </table:table-cell>
          <table:table-cell table:formula="of:=CONCATENATE([.A885];[.B885];[.C885];[.D885];[.E885];[.F885];[.G885];[.H885];[.I885];[.J885];[.K885];[.L885];[.M885])" office:value-type="string" office:string-value="{ id: 885, name: 'Craiglockhart Place', postcode: 'EH14 1NA', ward_id: 2, lattitude: 55.9238008, longitude: -3.240105 },">
            <text:p>{ id: 885, name: 'Craiglockhart Place', postcode: 'EH14 1NA', ward_id: 2, lattitude: 55.9238008, longitude: -3.2401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86">
            <text:p>886</text:p>
          </table:table-cell>
          <table:table-cell office:value-type="string">
            <text:p>, name: '</text:p>
          </table:table-cell>
          <table:table-cell office:value-type="string">
            <text:p>Echline Park</text:p>
          </table:table-cell>
          <table:table-cell office:value-type="string">
            <text:p>', postcode: '</text:p>
          </table:table-cell>
          <table:table-cell office:value-type="string">
            <text:p>EH30 9XQ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58034">
            <text:p>55.9858034</text:p>
          </table:table-cell>
          <table:table-cell office:value-type="string">
            <text:p>, longitude: </text:p>
          </table:table-cell>
          <table:table-cell office:value-type="float" office:value="-3.4137184">
            <text:p>-3.4137184</text:p>
          </table:table-cell>
          <table:table-cell office:value-type="string">
            <text:p><text:s/>},</text:p>
          </table:table-cell>
          <table:table-cell table:formula="of:=CONCATENATE([.A886];[.B886];[.C886];[.D886];[.E886];[.F886];[.G886];[.H886];[.I886];[.J886];[.K886];[.L886];[.M886])" office:value-type="string" office:string-value="{ id: 886, name: 'Echline Park', postcode: 'EH30 9XQ', ward_id: 14, lattitude: 55.9858034, longitude: -3.4137184 },">
            <text:p>{ id: 886, name: 'Echline Park', postcode: 'EH30 9XQ', ward_id: 14, lattitude: 55.9858034, longitude: -3.41371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87">
            <text:p>887</text:p>
          </table:table-cell>
          <table:table-cell office:value-type="string">
            <text:p>, name: '</text:p>
          </table:table-cell>
          <table:table-cell office:value-type="string">
            <text:p>Southhouse Walk</text:p>
          </table:table-cell>
          <table:table-cell office:value-type="string">
            <text:p>', postcode: '</text:p>
          </table:table-cell>
          <table:table-cell office:value-type="string">
            <text:p>EH17 8FE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09018">
            <text:p>55.9009018</text:p>
          </table:table-cell>
          <table:table-cell office:value-type="string">
            <text:p>, longitude: </text:p>
          </table:table-cell>
          <table:table-cell office:value-type="float" office:value="-3.1547652">
            <text:p>-3.1547652</text:p>
          </table:table-cell>
          <table:table-cell office:value-type="string">
            <text:p><text:s/>},</text:p>
          </table:table-cell>
          <table:table-cell table:formula="of:=CONCATENATE([.A887];[.B887];[.C887];[.D887];[.E887];[.F887];[.G887];[.H887];[.I887];[.J887];[.K887];[.L887];[.M887])" office:value-type="string" office:string-value="{ id: 887, name: 'Southhouse Walk', postcode: 'EH17 8FE', ward_id: 16, lattitude: 55.9009018, longitude: -3.1547652 },">
            <text:p>{ id: 887, name: 'Southhouse Walk', postcode: 'EH17 8FE', ward_id: 16, lattitude: 55.9009018, longitude: -3.15476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88">
            <text:p>888</text:p>
          </table:table-cell>
          <table:table-cell office:value-type="string">
            <text:p>, name: '</text:p>
          </table:table-cell>
          <table:table-cell office:value-type="string">
            <text:p>Burdiehouse Drive</text:p>
          </table:table-cell>
          <table:table-cell office:value-type="string">
            <text:p>', postcode: '</text:p>
          </table:table-cell>
          <table:table-cell office:value-type="string">
            <text:p>EH17 8BA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8968724">
            <text:p>55.8968724</text:p>
          </table:table-cell>
          <table:table-cell office:value-type="string">
            <text:p>, longitude: </text:p>
          </table:table-cell>
          <table:table-cell office:value-type="float" office:value="-3.1573928">
            <text:p>-3.1573928</text:p>
          </table:table-cell>
          <table:table-cell office:value-type="string">
            <text:p><text:s/>},</text:p>
          </table:table-cell>
          <table:table-cell table:formula="of:=CONCATENATE([.A888];[.B888];[.C888];[.D888];[.E888];[.F888];[.G888];[.H888];[.I888];[.J888];[.K888];[.L888];[.M888])" office:value-type="string" office:string-value="{ id: 888, name: 'Burdiehouse Drive', postcode: 'EH17 8BA', ward_id: 16, lattitude: 55.8968724, longitude: -3.1573928 },">
            <text:p>{ id: 888, name: 'Burdiehouse Drive', postcode: 'EH17 8BA', ward_id: 16, lattitude: 55.8968724, longitude: -3.15739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89">
            <text:p>889</text:p>
          </table:table-cell>
          <table:table-cell office:value-type="string">
            <text:p>, name: '</text:p>
          </table:table-cell>
          <table:table-cell office:value-type="string">
            <text:p>Sunnybank</text:p>
          </table:table-cell>
          <table:table-cell office:value-type="string">
            <text:p>', postcode: '</text:p>
          </table:table-cell>
          <table:table-cell office:value-type="string">
            <text:p>EH7 5TL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61824">
            <text:p>55.9561824</text:p>
          </table:table-cell>
          <table:table-cell office:value-type="string">
            <text:p>, longitude: </text:p>
          </table:table-cell>
          <table:table-cell office:value-type="float" office:value="-3.1619324">
            <text:p>-3.1619324</text:p>
          </table:table-cell>
          <table:table-cell office:value-type="string">
            <text:p><text:s/>},</text:p>
          </table:table-cell>
          <table:table-cell table:formula="of:=CONCATENATE([.A889];[.B889];[.C889];[.D889];[.E889];[.F889];[.G889];[.H889];[.I889];[.J889];[.K889];[.L889];[.M889])" office:value-type="string" office:string-value="{ id: 889, name: 'Sunnybank', postcode: 'EH7 5TL', ward_id: 1, lattitude: 55.9561824, longitude: -3.1619324 },">
            <text:p>{ id: 889, name: 'Sunnybank', postcode: 'EH7 5TL', ward_id: 1, lattitude: 55.9561824, longitude: -3.16193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90">
            <text:p>890</text:p>
          </table:table-cell>
          <table:table-cell office:value-type="string">
            <text:p>, name: '</text:p>
          </table:table-cell>
          <table:table-cell office:value-type="string">
            <text:p>Orchard Road</text:p>
          </table:table-cell>
          <table:table-cell office:value-type="string">
            <text:p>', postcode: '</text:p>
          </table:table-cell>
          <table:table-cell office:value-type="string">
            <text:p>EH4 2HE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62737">
            <text:p>55.9562737</text:p>
          </table:table-cell>
          <table:table-cell office:value-type="string">
            <text:p>, longitude: </text:p>
          </table:table-cell>
          <table:table-cell office:value-type="float" office:value="-3.2304205">
            <text:p>-3.2304205</text:p>
          </table:table-cell>
          <table:table-cell office:value-type="string">
            <text:p><text:s/>},</text:p>
          </table:table-cell>
          <table:table-cell table:formula="of:=CONCATENATE([.A890];[.B890];[.C890];[.D890];[.E890];[.F890];[.G890];[.H890];[.I890];[.J890];[.K890];[.L890];[.M890])" office:value-type="string" office:string-value="{ id: 890, name: 'Orchard Road', postcode: 'EH4 2HE', ward_id: 4, lattitude: 55.9562737, longitude: -3.2304205 },">
            <text:p>{ id: 890, name: 'Orchard Road', postcode: 'EH4 2HE', ward_id: 4, lattitude: 55.9562737, longitude: -3.23042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91">
            <text:p>891</text:p>
          </table:table-cell>
          <table:table-cell office:value-type="string">
            <text:p>, name: '</text:p>
          </table:table-cell>
          <table:table-cell office:value-type="string">
            <text:p>Redhall Road</text:p>
          </table:table-cell>
          <table:table-cell office:value-type="string">
            <text:p>', postcode: '</text:p>
          </table:table-cell>
          <table:table-cell office:value-type="string">
            <text:p>EH14 2HN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27543">
            <text:p>55.9227543</text:p>
          </table:table-cell>
          <table:table-cell office:value-type="string">
            <text:p>, longitude: </text:p>
          </table:table-cell>
          <table:table-cell office:value-type="float" office:value="-3.2585177">
            <text:p>-3.2585177</text:p>
          </table:table-cell>
          <table:table-cell office:value-type="string">
            <text:p><text:s/>},</text:p>
          </table:table-cell>
          <table:table-cell table:formula="of:=CONCATENATE([.A891];[.B891];[.C891];[.D891];[.E891];[.F891];[.G891];[.H891];[.I891];[.J891];[.K891];[.L891];[.M891])" office:value-type="string" office:string-value="{ id: 891, name: 'Redhall Road', postcode: 'EH14 2HN', ward_id: 13, lattitude: 55.9227543, longitude: -3.2585177 },">
            <text:p>{ id: 891, name: 'Redhall Road', postcode: 'EH14 2HN', ward_id: 13, lattitude: 55.9227543, longitude: -3.25851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92">
            <text:p>892</text:p>
          </table:table-cell>
          <table:table-cell office:value-type="string">
            <text:p>, name: '</text:p>
          </table:table-cell>
          <table:table-cell office:value-type="string">
            <text:p>Easter Drylaw Loan</text:p>
          </table:table-cell>
          <table:table-cell office:value-type="string">
            <text:p>', postcode: '</text:p>
          </table:table-cell>
          <table:table-cell office:value-type="string">
            <text:p>EH4 2RJ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60076">
            <text:p>55.9660076</text:p>
          </table:table-cell>
          <table:table-cell office:value-type="string">
            <text:p>, longitude: </text:p>
          </table:table-cell>
          <table:table-cell office:value-type="float" office:value="-3.2471548">
            <text:p>-3.2471548</text:p>
          </table:table-cell>
          <table:table-cell office:value-type="string">
            <text:p><text:s/>},</text:p>
          </table:table-cell>
          <table:table-cell table:formula="of:=CONCATENATE([.A892];[.B892];[.C892];[.D892];[.E892];[.F892];[.G892];[.H892];[.I892];[.J892];[.K892];[.L892];[.M892])" office:value-type="string" office:string-value="{ id: 892, name: 'Easter Drylaw Loan', postcode: 'EH4 2RJ', ward_id: 4, lattitude: 55.9660076, longitude: -3.2471548 },">
            <text:p>{ id: 892, name: 'Easter Drylaw Loan', postcode: 'EH4 2RJ', ward_id: 4, lattitude: 55.9660076, longitude: -3.24715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93">
            <text:p>893</text:p>
          </table:table-cell>
          <table:table-cell office:value-type="string">
            <text:p>, name: '</text:p>
          </table:table-cell>
          <table:table-cell office:value-type="string">
            <text:p>Regent Street Lane</text:p>
          </table:table-cell>
          <table:table-cell office:value-type="string">
            <text:p>', postcode: '</text:p>
          </table:table-cell>
          <table:table-cell office:value-type="string">
            <text:p>EH15 2AL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35745">
            <text:p>55.9535745</text:p>
          </table:table-cell>
          <table:table-cell office:value-type="string">
            <text:p>, longitude: </text:p>
          </table:table-cell>
          <table:table-cell office:value-type="float" office:value="-3.1103137">
            <text:p>-3.1103137</text:p>
          </table:table-cell>
          <table:table-cell office:value-type="string">
            <text:p><text:s/>},</text:p>
          </table:table-cell>
          <table:table-cell table:formula="of:=CONCATENATE([.A893];[.B893];[.C893];[.D893];[.E893];[.F893];[.G893];[.H893];[.I893];[.J893];[.K893];[.L893];[.M893])" office:value-type="string" office:string-value="{ id: 893, name: 'Regent Street Lane', postcode: 'EH15 2AL', ward_id: 11, lattitude: 55.9535745, longitude: -3.1103137 },">
            <text:p>{ id: 893, name: 'Regent Street Lane', postcode: 'EH15 2AL', ward_id: 11, lattitude: 55.9535745, longitude: -3.11031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94">
            <text:p>894</text:p>
          </table:table-cell>
          <table:table-cell office:value-type="string">
            <text:p>, name: '</text:p>
          </table:table-cell>
          <table:table-cell office:value-type="string">
            <text:p>Roseburn Terrace</text:p>
          </table:table-cell>
          <table:table-cell office:value-type="string">
            <text:p>', postcode: '</text:p>
          </table:table-cell>
          <table:table-cell office:value-type="string">
            <text:p>EH12 6AN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55702">
            <text:p>55.9455702</text:p>
          </table:table-cell>
          <table:table-cell office:value-type="string">
            <text:p>, longitude: </text:p>
          </table:table-cell>
          <table:table-cell office:value-type="float" office:value="-3.234335">
            <text:p>-3.234335</text:p>
          </table:table-cell>
          <table:table-cell office:value-type="string">
            <text:p><text:s/>},</text:p>
          </table:table-cell>
          <table:table-cell table:formula="of:=CONCATENATE([.A894];[.B894];[.C894];[.D894];[.E894];[.F894];[.G894];[.H894];[.I894];[.J894];[.K894];[.L894];[.M894])" office:value-type="string" office:string-value="{ id: 894, name: 'Roseburn Terrace', postcode: 'EH12 6AN', ward_id: 15, lattitude: 55.9455702, longitude: -3.234335 },">
            <text:p>{ id: 894, name: 'Roseburn Terrace', postcode: 'EH12 6AN', ward_id: 15, lattitude: 55.9455702, longitude: -3.2343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95">
            <text:p>895</text:p>
          </table:table-cell>
          <table:table-cell office:value-type="string">
            <text:p>, name: '</text:p>
          </table:table-cell>
          <table:table-cell office:value-type="string">
            <text:p>Hill Park Green</text:p>
          </table:table-cell>
          <table:table-cell office:value-type="string">
            <text:p>', postcode: '</text:p>
          </table:table-cell>
          <table:table-cell office:value-type="string">
            <text:p>EH4 7TB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5523">
            <text:p>55.9575523</text:p>
          </table:table-cell>
          <table:table-cell office:value-type="string">
            <text:p>, longitude: </text:p>
          </table:table-cell>
          <table:table-cell office:value-type="float" office:value="-3.2683169">
            <text:p>-3.2683169</text:p>
          </table:table-cell>
          <table:table-cell office:value-type="string">
            <text:p><text:s/>},</text:p>
          </table:table-cell>
          <table:table-cell table:formula="of:=CONCATENATE([.A895];[.B895];[.C895];[.D895];[.E895];[.F895];[.G895];[.H895];[.I895];[.J895];[.K895];[.L895];[.M895])" office:value-type="string" office:string-value="{ id: 895, name: 'Hill Park Green', postcode: 'EH4 7TB', ward_id: 4, lattitude: 55.9575523, longitude: -3.2683169 },">
            <text:p>{ id: 895, name: 'Hill Park Green', postcode: 'EH4 7TB', ward_id: 4, lattitude: 55.9575523, longitude: -3.26831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96">
            <text:p>896</text:p>
          </table:table-cell>
          <table:table-cell office:value-type="string">
            <text:p>, name: '</text:p>
          </table:table-cell>
          <table:table-cell office:value-type="string">
            <text:p>Bramdean View</text:p>
          </table:table-cell>
          <table:table-cell office:value-type="string">
            <text:p>', postcode: '</text:p>
          </table:table-cell>
          <table:table-cell office:value-type="string">
            <text:p>EH10 6JX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154578">
            <text:p>55.9154578</text:p>
          </table:table-cell>
          <table:table-cell office:value-type="string">
            <text:p>, longitude: </text:p>
          </table:table-cell>
          <table:table-cell office:value-type="float" office:value="-3.205925">
            <text:p>-3.205925</text:p>
          </table:table-cell>
          <table:table-cell office:value-type="string">
            <text:p><text:s/>},</text:p>
          </table:table-cell>
          <table:table-cell table:formula="of:=CONCATENATE([.A896];[.B896];[.C896];[.D896];[.E896];[.F896];[.G896];[.H896];[.I896];[.J896];[.K896];[.L896];[.M896])" office:value-type="string" office:string-value="{ id: 896, name: 'Bramdean View', postcode: 'EH10 6JX', ward_id: 3, lattitude: 55.9154578, longitude: -3.205925 },">
            <text:p>{ id: 896, name: 'Bramdean View', postcode: 'EH10 6JX', ward_id: 3, lattitude: 55.9154578, longitude: -3.2059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97">
            <text:p>897</text:p>
          </table:table-cell>
          <table:table-cell office:value-type="string">
            <text:p>, name: '</text:p>
          </table:table-cell>
          <table:table-cell office:value-type="string">
            <text:p>Granton Park Avenue</text:p>
          </table:table-cell>
          <table:table-cell office:value-type="string">
            <text:p>', postcode: '</text:p>
          </table:table-cell>
          <table:table-cell office:value-type="string">
            <text:p>EH5 1HS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804506">
            <text:p>55.9804506</text:p>
          </table:table-cell>
          <table:table-cell office:value-type="string">
            <text:p>, longitude: </text:p>
          </table:table-cell>
          <table:table-cell office:value-type="float" office:value="-3.2320521">
            <text:p>-3.2320521</text:p>
          </table:table-cell>
          <table:table-cell office:value-type="string">
            <text:p><text:s/>},</text:p>
          </table:table-cell>
          <table:table-cell table:formula="of:=CONCATENATE([.A897];[.B897];[.C897];[.D897];[.E897];[.F897];[.G897];[.H897];[.I897];[.J897];[.K897];[.L897];[.M897])" office:value-type="string" office:string-value="{ id: 897, name: 'Granton Park Avenue', postcode: 'EH5 1HS', ward_id: 7, lattitude: 55.9804506, longitude: -3.2320521 },">
            <text:p>{ id: 897, name: 'Granton Park Avenue', postcode: 'EH5 1HS', ward_id: 7, lattitude: 55.9804506, longitude: -3.23205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98">
            <text:p>898</text:p>
          </table:table-cell>
          <table:table-cell office:value-type="string">
            <text:p>, name: '</text:p>
          </table:table-cell>
          <table:table-cell office:value-type="string">
            <text:p>Craigleith Hill Avenue</text:p>
          </table:table-cell>
          <table:table-cell office:value-type="string">
            <text:p>', postcode: '</text:p>
          </table:table-cell>
          <table:table-cell office:value-type="string">
            <text:p>EH4 2JR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01118">
            <text:p>55.9601118</text:p>
          </table:table-cell>
          <table:table-cell office:value-type="string">
            <text:p>, longitude: </text:p>
          </table:table-cell>
          <table:table-cell office:value-type="float" office:value="-3.2365182">
            <text:p>-3.2365182</text:p>
          </table:table-cell>
          <table:table-cell office:value-type="string">
            <text:p><text:s/>},</text:p>
          </table:table-cell>
          <table:table-cell table:formula="of:=CONCATENATE([.A898];[.B898];[.C898];[.D898];[.E898];[.F898];[.G898];[.H898];[.I898];[.J898];[.K898];[.L898];[.M898])" office:value-type="string" office:string-value="{ id: 898, name: 'Craigleith Hill Avenue', postcode: 'EH4 2JR', ward_id: 4, lattitude: 55.9601118, longitude: -3.2365182 },">
            <text:p>{ id: 898, name: 'Craigleith Hill Avenue', postcode: 'EH4 2JR', ward_id: 4, lattitude: 55.9601118, longitude: -3.23651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899">
            <text:p>899</text:p>
          </table:table-cell>
          <table:table-cell office:value-type="string">
            <text:p>, name: '</text:p>
          </table:table-cell>
          <table:table-cell office:value-type="string">
            <text:p>Lee Crescent</text:p>
          </table:table-cell>
          <table:table-cell office:value-type="string">
            <text:p>', postcode: '</text:p>
          </table:table-cell>
          <table:table-cell office:value-type="string">
            <text:p>EH15 1LW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14008">
            <text:p>55.9514008</text:p>
          </table:table-cell>
          <table:table-cell office:value-type="string">
            <text:p>, longitude: </text:p>
          </table:table-cell>
          <table:table-cell office:value-type="float" office:value="-3.1140017">
            <text:p>-3.1140017</text:p>
          </table:table-cell>
          <table:table-cell office:value-type="string">
            <text:p><text:s/>},</text:p>
          </table:table-cell>
          <table:table-cell table:formula="of:=CONCATENATE([.A899];[.B899];[.C899];[.D899];[.E899];[.F899];[.G899];[.H899];[.I899];[.J899];[.K899];[.L899];[.M899])" office:value-type="string" office:string-value="{ id: 899, name: 'Lee Crescent', postcode: 'EH15 1LW', ward_id: 11, lattitude: 55.9514008, longitude: -3.1140017 },">
            <text:p>{ id: 899, name: 'Lee Crescent', postcode: 'EH15 1LW', ward_id: 11, lattitude: 55.9514008, longitude: -3.11400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00">
            <text:p>900</text:p>
          </table:table-cell>
          <table:table-cell office:value-type="string">
            <text:p>, name: '</text:p>
          </table:table-cell>
          <table:table-cell office:value-type="string">
            <text:p>Hutchison Road</text:p>
          </table:table-cell>
          <table:table-cell office:value-type="string">
            <text:p>', postcode: '</text:p>
          </table:table-cell>
          <table:table-cell office:value-type="string">
            <text:p>EH14 1RD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05716">
            <text:p>55.9305716</text:p>
          </table:table-cell>
          <table:table-cell office:value-type="string">
            <text:p>, longitude: </text:p>
          </table:table-cell>
          <table:table-cell office:value-type="float" office:value="-3.2435557">
            <text:p>-3.2435557</text:p>
          </table:table-cell>
          <table:table-cell office:value-type="string">
            <text:p><text:s/>},</text:p>
          </table:table-cell>
          <table:table-cell table:formula="of:=CONCATENATE([.A900];[.B900];[.C900];[.D900];[.E900];[.F900];[.G900];[.H900];[.I900];[.J900];[.K900];[.L900];[.M900])" office:value-type="string" office:string-value="{ id: 900, name: 'Hutchison Road', postcode: 'EH14 1RD', ward_id: 2, lattitude: 55.9305716, longitude: -3.2435557 },">
            <text:p>{ id: 900, name: 'Hutchison Road', postcode: 'EH14 1RD', ward_id: 2, lattitude: 55.9305716, longitude: -3.243555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01">
            <text:p>901</text:p>
          </table:table-cell>
          <table:table-cell office:value-type="string">
            <text:p>, name: '</text:p>
          </table:table-cell>
          <table:table-cell office:value-type="string">
            <text:p>Munro Drive</text:p>
          </table:table-cell>
          <table:table-cell office:value-type="string">
            <text:p>', postcode: '</text:p>
          </table:table-cell>
          <table:table-cell office:value-type="string">
            <text:p>EH13 0EG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13238">
            <text:p>55.9013238</text:p>
          </table:table-cell>
          <table:table-cell office:value-type="string">
            <text:p>, longitude: </text:p>
          </table:table-cell>
          <table:table-cell office:value-type="float" office:value="-3.2618073">
            <text:p>-3.2618073</text:p>
          </table:table-cell>
          <table:table-cell office:value-type="string">
            <text:p><text:s/>},</text:p>
          </table:table-cell>
          <table:table-cell table:formula="of:=CONCATENATE([.A901];[.B901];[.C901];[.D901];[.E901];[.F901];[.G901];[.H901];[.I901];[.J901];[.K901];[.L901];[.M901])" office:value-type="string" office:string-value="{ id: 901, name: 'Munro Drive', postcode: 'EH13 0EG', ward_id: 5, lattitude: 55.9013238, longitude: -3.2618073 },">
            <text:p>{ id: 901, name: 'Munro Drive', postcode: 'EH13 0EG', ward_id: 5, lattitude: 55.9013238, longitude: -3.26180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02">
            <text:p>902</text:p>
          </table:table-cell>
          <table:table-cell office:value-type="string">
            <text:p>, name: '</text:p>
          </table:table-cell>
          <table:table-cell office:value-type="string">
            <text:p>Klondyke Street</text:p>
          </table:table-cell>
          <table:table-cell office:value-type="string">
            <text:p>', postcode: '</text:p>
          </table:table-cell>
          <table:table-cell office:value-type="string">
            <text:p>EH21 8SQ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48243">
            <text:p>55.9348243</text:p>
          </table:table-cell>
          <table:table-cell office:value-type="string">
            <text:p>, longitude: </text:p>
          </table:table-cell>
          <table:table-cell office:value-type="float" office:value="-3.0892041">
            <text:p>-3.0892041</text:p>
          </table:table-cell>
          <table:table-cell office:value-type="string">
            <text:p><text:s/>},</text:p>
          </table:table-cell>
          <table:table-cell table:formula="of:=CONCATENATE([.A902];[.B902];[.C902];[.D902];[.E902];[.F902];[.G902];[.H902];[.I902];[.J902];[.K902];[.L902];[.M902])" office:value-type="string" office:string-value="{ id: 902, name: 'Klondyke Street', postcode: 'EH21 8SQ', ward_id: 11, lattitude: 55.9348243, longitude: -3.0892041 },">
            <text:p>{ id: 902, name: 'Klondyke Street', postcode: 'EH21 8SQ', ward_id: 11, lattitude: 55.9348243, longitude: -3.08920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03">
            <text:p>903</text:p>
          </table:table-cell>
          <table:table-cell office:value-type="string">
            <text:p>, name: '</text:p>
          </table:table-cell>
          <table:table-cell office:value-type="string">
            <text:p>Gilmore Park</text:p>
          </table:table-cell>
          <table:table-cell office:value-type="string">
            <text:p>', postcode: '</text:p>
          </table:table-cell>
          <table:table-cell office:value-type="string">
            <text:p>EH3 9RU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418992">
            <text:p>55.9418992</text:p>
          </table:table-cell>
          <table:table-cell office:value-type="string">
            <text:p>, longitude: </text:p>
          </table:table-cell>
          <table:table-cell office:value-type="float" office:value="-3.2119812">
            <text:p>-3.2119812</text:p>
          </table:table-cell>
          <table:table-cell office:value-type="string">
            <text:p><text:s/>},</text:p>
          </table:table-cell>
          <table:table-cell table:formula="of:=CONCATENATE([.A903];[.B903];[.C903];[.D903];[.E903];[.F903];[.G903];[.H903];[.I903];[.J903];[.K903];[.L903];[.M903])" office:value-type="string" office:string-value="{ id: 903, name: 'Gilmore Park', postcode: 'EH3 9RU', ward_id: 2, lattitude: 55.9418992, longitude: -3.2119812 },">
            <text:p>{ id: 903, name: 'Gilmore Park', postcode: 'EH3 9RU', ward_id: 2, lattitude: 55.9418992, longitude: -3.21198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04">
            <text:p>904</text:p>
          </table:table-cell>
          <table:table-cell office:value-type="string">
            <text:p>, name: '</text:p>
          </table:table-cell>
          <table:table-cell office:value-type="string">
            <text:p>Pipe Street</text:p>
          </table:table-cell>
          <table:table-cell office:value-type="string">
            <text:p>', postcode: '</text:p>
          </table:table-cell>
          <table:table-cell office:value-type="string">
            <text:p>EH15 1BS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50621">
            <text:p>55.9550621</text:p>
          </table:table-cell>
          <table:table-cell office:value-type="string">
            <text:p>, longitude: </text:p>
          </table:table-cell>
          <table:table-cell office:value-type="float" office:value="-3.1166901">
            <text:p>-3.1166901</text:p>
          </table:table-cell>
          <table:table-cell office:value-type="string">
            <text:p><text:s/>},</text:p>
          </table:table-cell>
          <table:table-cell table:formula="of:=CONCATENATE([.A904];[.B904];[.C904];[.D904];[.E904];[.F904];[.G904];[.H904];[.I904];[.J904];[.K904];[.L904];[.M904])" office:value-type="string" office:string-value="{ id: 904, name: 'Pipe Street', postcode: 'EH15 1BS', ward_id: 11, lattitude: 55.9550621, longitude: -3.1166901 },">
            <text:p>{ id: 904, name: 'Pipe Street', postcode: 'EH15 1BS', ward_id: 11, lattitude: 55.9550621, longitude: -3.116690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05">
            <text:p>905</text:p>
          </table:table-cell>
          <table:table-cell office:value-type="string">
            <text:p>, name: '</text:p>
          </table:table-cell>
          <table:table-cell office:value-type="string">
            <text:p>Clovenstone Gardens</text:p>
          </table:table-cell>
          <table:table-cell office:value-type="string">
            <text:p>', postcode: '</text:p>
          </table:table-cell>
          <table:table-cell office:value-type="string">
            <text:p>EH14 3EU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134889">
            <text:p>55.9134889</text:p>
          </table:table-cell>
          <table:table-cell office:value-type="string">
            <text:p>, longitude: </text:p>
          </table:table-cell>
          <table:table-cell office:value-type="float" office:value="-3.2733163">
            <text:p>-3.2733163</text:p>
          </table:table-cell>
          <table:table-cell office:value-type="string">
            <text:p><text:s/>},</text:p>
          </table:table-cell>
          <table:table-cell table:formula="of:=CONCATENATE([.A905];[.B905];[.C905];[.D905];[.E905];[.F905];[.G905];[.H905];[.I905];[.J905];[.K905];[.L905];[.M905])" office:value-type="string" office:string-value="{ id: 905, name: 'Clovenstone Gardens', postcode: 'EH14 3EU', ward_id: 10, lattitude: 55.9134889, longitude: -3.2733163 },">
            <text:p>{ id: 905, name: 'Clovenstone Gardens', postcode: 'EH14 3EU', ward_id: 10, lattitude: 55.9134889, longitude: -3.27331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06">
            <text:p>906</text:p>
          </table:table-cell>
          <table:table-cell office:value-type="string">
            <text:p>, name: '</text:p>
          </table:table-cell>
          <table:table-cell office:value-type="string">
            <text:p>Roseburn Cliff</text:p>
          </table:table-cell>
          <table:table-cell office:value-type="string">
            <text:p>', postcode: '</text:p>
          </table:table-cell>
          <table:table-cell office:value-type="string">
            <text:p>EH12 6AW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60762">
            <text:p>55.9460762</text:p>
          </table:table-cell>
          <table:table-cell office:value-type="string">
            <text:p>, longitude: </text:p>
          </table:table-cell>
          <table:table-cell office:value-type="float" office:value="-3.2343867">
            <text:p>-3.2343867</text:p>
          </table:table-cell>
          <table:table-cell office:value-type="string">
            <text:p><text:s/>},</text:p>
          </table:table-cell>
          <table:table-cell table:formula="of:=CONCATENATE([.A906];[.B906];[.C906];[.D906];[.E906];[.F906];[.G906];[.H906];[.I906];[.J906];[.K906];[.L906];[.M906])" office:value-type="string" office:string-value="{ id: 906, name: 'Roseburn Cliff', postcode: 'EH12 6AW', ward_id: 15, lattitude: 55.9460762, longitude: -3.2343867 },">
            <text:p>{ id: 906, name: 'Roseburn Cliff', postcode: 'EH12 6AW', ward_id: 15, lattitude: 55.9460762, longitude: -3.23438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07">
            <text:p>907</text:p>
          </table:table-cell>
          <table:table-cell office:value-type="string">
            <text:p>, name: '</text:p>
          </table:table-cell>
          <table:table-cell office:value-type="string">
            <text:p>Priestfield Gardens</text:p>
          </table:table-cell>
          <table:table-cell office:value-type="string">
            <text:p>', postcode: '</text:p>
          </table:table-cell>
          <table:table-cell office:value-type="string">
            <text:p>EH16 5JN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43354">
            <text:p>55.9343354</text:p>
          </table:table-cell>
          <table:table-cell office:value-type="string">
            <text:p>, longitude: </text:p>
          </table:table-cell>
          <table:table-cell office:value-type="float" office:value="-3.1567118">
            <text:p>-3.1567118</text:p>
          </table:table-cell>
          <table:table-cell office:value-type="string">
            <text:p><text:s/>},</text:p>
          </table:table-cell>
          <table:table-cell table:formula="of:=CONCATENATE([.A907];[.B907];[.C907];[.D907];[.E907];[.F907];[.G907];[.H907];[.I907];[.J907];[.K907];[.L907];[.M907])" office:value-type="string" office:string-value="{ id: 907, name: 'Priestfield Gardens', postcode: 'EH16 5JN', ward_id: 17, lattitude: 55.9343354, longitude: -3.1567118 },">
            <text:p>{ id: 907, name: 'Priestfield Gardens', postcode: 'EH16 5JN', ward_id: 17, lattitude: 55.9343354, longitude: -3.15671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08">
            <text:p>908</text:p>
          </table:table-cell>
          <table:table-cell office:value-type="string">
            <text:p>, name: '</text:p>
          </table:table-cell>
          <table:table-cell office:value-type="string">
            <text:p>Churchhill Place</text:p>
          </table:table-cell>
          <table:table-cell office:value-type="string">
            <text:p>', postcode: '</text:p>
          </table:table-cell>
          <table:table-cell office:value-type="string">
            <text:p>EH10 4BT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19379">
            <text:p>55.9319379</text:p>
          </table:table-cell>
          <table:table-cell office:value-type="string">
            <text:p>, longitude: </text:p>
          </table:table-cell>
          <table:table-cell office:value-type="float" office:value="-3.2078669">
            <text:p>-3.2078669</text:p>
          </table:table-cell>
          <table:table-cell office:value-type="string">
            <text:p><text:s/>},</text:p>
          </table:table-cell>
          <table:table-cell table:formula="of:=CONCATENATE([.A908];[.B908];[.C908];[.D908];[.E908];[.F908];[.G908];[.H908];[.I908];[.J908];[.K908];[.L908];[.M908])" office:value-type="string" office:string-value="{ id: 908, name: 'Churchhill Place', postcode: 'EH10 4BT', ward_id: 3, lattitude: 55.9319379, longitude: -3.2078669 },">
            <text:p>{ id: 908, name: 'Churchhill Place', postcode: 'EH10 4BT', ward_id: 3, lattitude: 55.9319379, longitude: -3.20786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09">
            <text:p>909</text:p>
          </table:table-cell>
          <table:table-cell office:value-type="string">
            <text:p>, name: '</text:p>
          </table:table-cell>
          <table:table-cell office:value-type="string">
            <text:p>Eltringham Terrace</text:p>
          </table:table-cell>
          <table:table-cell office:value-type="string">
            <text:p>', postcode: '</text:p>
          </table:table-cell>
          <table:table-cell office:value-type="string">
            <text:p>EH14 1RZ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23819">
            <text:p>55.9323819</text:p>
          </table:table-cell>
          <table:table-cell office:value-type="string">
            <text:p>, longitude: </text:p>
          </table:table-cell>
          <table:table-cell office:value-type="float" office:value="-3.2456425">
            <text:p>-3.2456425</text:p>
          </table:table-cell>
          <table:table-cell office:value-type="string">
            <text:p><text:s/>},</text:p>
          </table:table-cell>
          <table:table-cell table:formula="of:=CONCATENATE([.A909];[.B909];[.C909];[.D909];[.E909];[.F909];[.G909];[.H909];[.I909];[.J909];[.K909];[.L909];[.M909])" office:value-type="string" office:string-value="{ id: 909, name: 'Eltringham Terrace', postcode: 'EH14 1RZ', ward_id: 2, lattitude: 55.9323819, longitude: -3.2456425 },">
            <text:p>{ id: 909, name: 'Eltringham Terrace', postcode: 'EH14 1RZ', ward_id: 2, lattitude: 55.9323819, longitude: -3.24564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10">
            <text:p>910</text:p>
          </table:table-cell>
          <table:table-cell office:value-type="string">
            <text:p>, name: '</text:p>
          </table:table-cell>
          <table:table-cell office:value-type="string">
            <text:p>Barntalloch Court</text:p>
          </table:table-cell>
          <table:table-cell office:value-type="string">
            <text:p>', postcode: '</text:p>
          </table:table-cell>
          <table:table-cell office:value-type="string">
            <text:p>EH12 8UE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63945">
            <text:p>55.9463945</text:p>
          </table:table-cell>
          <table:table-cell office:value-type="string">
            <text:p>, longitude: </text:p>
          </table:table-cell>
          <table:table-cell office:value-type="float" office:value="-3.3066019">
            <text:p>-3.3066019</text:p>
          </table:table-cell>
          <table:table-cell office:value-type="string">
            <text:p><text:s/>},</text:p>
          </table:table-cell>
          <table:table-cell table:formula="of:=CONCATENATE([.A910];[.B910];[.C910];[.D910];[.E910];[.F910];[.G910];[.H910];[.I910];[.J910];[.K910];[.L910];[.M910])" office:value-type="string" office:string-value="{ id: 910, name: 'Barntalloch Court', postcode: 'EH12 8UE', ward_id: 9, lattitude: 55.9463945, longitude: -3.3066019 },">
            <text:p>{ id: 910, name: 'Barntalloch Court', postcode: 'EH12 8UE', ward_id: 9, lattitude: 55.9463945, longitude: -3.30660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11">
            <text:p>911</text:p>
          </table:table-cell>
          <table:table-cell office:value-type="string">
            <text:p>, name: '</text:p>
          </table:table-cell>
          <table:table-cell office:value-type="string">
            <text:p>Kingsburgh Crescent</text:p>
          </table:table-cell>
          <table:table-cell office:value-type="string">
            <text:p>', postcode: '</text:p>
          </table:table-cell>
          <table:table-cell office:value-type="string">
            <text:p>EH5 1JF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817012">
            <text:p>55.9817012</text:p>
          </table:table-cell>
          <table:table-cell office:value-type="string">
            <text:p>, longitude: </text:p>
          </table:table-cell>
          <table:table-cell office:value-type="float" office:value="-3.2327827">
            <text:p>-3.2327827</text:p>
          </table:table-cell>
          <table:table-cell office:value-type="string">
            <text:p><text:s/>},</text:p>
          </table:table-cell>
          <table:table-cell table:formula="of:=CONCATENATE([.A911];[.B911];[.C911];[.D911];[.E911];[.F911];[.G911];[.H911];[.I911];[.J911];[.K911];[.L911];[.M911])" office:value-type="string" office:string-value="{ id: 911, name: 'Kingsburgh Crescent', postcode: 'EH5 1JF', ward_id: 7, lattitude: 55.9817012, longitude: -3.2327827 },">
            <text:p>{ id: 911, name: 'Kingsburgh Crescent', postcode: 'EH5 1JF', ward_id: 7, lattitude: 55.9817012, longitude: -3.23278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12">
            <text:p>912</text:p>
          </table:table-cell>
          <table:table-cell office:value-type="string">
            <text:p>, name: '</text:p>
          </table:table-cell>
          <table:table-cell office:value-type="string">
            <text:p>Chuckie Pend</text:p>
          </table:table-cell>
          <table:table-cell office:value-type="string">
            <text:p>', postcode: '</text:p>
          </table:table-cell>
          <table:table-cell office:value-type="string">
            <text:p>EH3 8B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61412">
            <text:p>55.9461412</text:p>
          </table:table-cell>
          <table:table-cell office:value-type="string">
            <text:p>, longitude: </text:p>
          </table:table-cell>
          <table:table-cell office:value-type="float" office:value="-3.2067025">
            <text:p>-3.2067025</text:p>
          </table:table-cell>
          <table:table-cell office:value-type="string">
            <text:p><text:s/>},</text:p>
          </table:table-cell>
          <table:table-cell table:formula="of:=CONCATENATE([.A912];[.B912];[.C912];[.D912];[.E912];[.F912];[.G912];[.H912];[.I912];[.J912];[.K912];[.L912];[.M912])" office:value-type="string" office:string-value="{ id: 912, name: 'Chuckie Pend', postcode: 'EH3 8BG', ward_id: 6, lattitude: 55.9461412, longitude: -3.2067025 },">
            <text:p>{ id: 912, name: 'Chuckie Pend', postcode: 'EH3 8BG', ward_id: 6, lattitude: 55.9461412, longitude: -3.20670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13">
            <text:p>913</text:p>
          </table:table-cell>
          <table:table-cell office:value-type="string">
            <text:p>, name: '</text:p>
          </table:table-cell>
          <table:table-cell office:value-type="string">
            <text:p>Lower Joppa</text:p>
          </table:table-cell>
          <table:table-cell office:value-type="string">
            <text:p>', postcode: '</text:p>
          </table:table-cell>
          <table:table-cell office:value-type="string">
            <text:p>EH15 2ER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01711">
            <text:p>55.9501711</text:p>
          </table:table-cell>
          <table:table-cell office:value-type="string">
            <text:p>, longitude: </text:p>
          </table:table-cell>
          <table:table-cell office:value-type="float" office:value="-3.0992214">
            <text:p>-3.0992214</text:p>
          </table:table-cell>
          <table:table-cell office:value-type="string">
            <text:p><text:s/>},</text:p>
          </table:table-cell>
          <table:table-cell table:formula="of:=CONCATENATE([.A913];[.B913];[.C913];[.D913];[.E913];[.F913];[.G913];[.H913];[.I913];[.J913];[.K913];[.L913];[.M913])" office:value-type="string" office:string-value="{ id: 913, name: 'Lower Joppa', postcode: 'EH15 2ER', ward_id: 11, lattitude: 55.9501711, longitude: -3.0992214 },">
            <text:p>{ id: 913, name: 'Lower Joppa', postcode: 'EH15 2ER', ward_id: 11, lattitude: 55.9501711, longitude: -3.09922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14">
            <text:p>914</text:p>
          </table:table-cell>
          <table:table-cell office:value-type="string">
            <text:p>, name: '</text:p>
          </table:table-cell>
          <table:table-cell office:value-type="string">
            <text:p>Telford Gardens</text:p>
          </table:table-cell>
          <table:table-cell office:value-type="string">
            <text:p>', postcode: '</text:p>
          </table:table-cell>
          <table:table-cell office:value-type="string">
            <text:p>EH4 2PU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41121">
            <text:p>55.9641121</text:p>
          </table:table-cell>
          <table:table-cell office:value-type="string">
            <text:p>, longitude: </text:p>
          </table:table-cell>
          <table:table-cell office:value-type="float" office:value="-3.2393939">
            <text:p>-3.2393939</text:p>
          </table:table-cell>
          <table:table-cell office:value-type="string">
            <text:p><text:s/>},</text:p>
          </table:table-cell>
          <table:table-cell table:formula="of:=CONCATENATE([.A914];[.B914];[.C914];[.D914];[.E914];[.F914];[.G914];[.H914];[.I914];[.J914];[.K914];[.L914];[.M914])" office:value-type="string" office:string-value="{ id: 914, name: 'Telford Gardens', postcode: 'EH4 2PU', ward_id: 4, lattitude: 55.9641121, longitude: -3.2393939 },">
            <text:p>{ id: 914, name: 'Telford Gardens', postcode: 'EH4 2PU', ward_id: 4, lattitude: 55.9641121, longitude: -3.23939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15">
            <text:p>915</text:p>
          </table:table-cell>
          <table:table-cell office:value-type="string">
            <text:p>, name: '</text:p>
          </table:table-cell>
          <table:table-cell office:value-type="string">
            <text:p>Bellfield Terrace</text:p>
          </table:table-cell>
          <table:table-cell office:value-type="string">
            <text:p>', postcode: '</text:p>
          </table:table-cell>
          <table:table-cell office:value-type="string">
            <text:p>EH15 2BJ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29282">
            <text:p>55.9529282</text:p>
          </table:table-cell>
          <table:table-cell office:value-type="string">
            <text:p>, longitude: </text:p>
          </table:table-cell>
          <table:table-cell office:value-type="float" office:value="-3.1086623">
            <text:p>-3.1086623</text:p>
          </table:table-cell>
          <table:table-cell office:value-type="string">
            <text:p><text:s/>},</text:p>
          </table:table-cell>
          <table:table-cell table:formula="of:=CONCATENATE([.A915];[.B915];[.C915];[.D915];[.E915];[.F915];[.G915];[.H915];[.I915];[.J915];[.K915];[.L915];[.M915])" office:value-type="string" office:string-value="{ id: 915, name: 'Bellfield Terrace', postcode: 'EH15 2BJ', ward_id: 11, lattitude: 55.9529282, longitude: -3.1086623 },">
            <text:p>{ id: 915, name: 'Bellfield Terrace', postcode: 'EH15 2BJ', ward_id: 11, lattitude: 55.9529282, longitude: -3.10866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16">
            <text:p>916</text:p>
          </table:table-cell>
          <table:table-cell office:value-type="string">
            <text:p>, name: '</text:p>
          </table:table-cell>
          <table:table-cell office:value-type="string">
            <text:p>Craiglockhart View</text:p>
          </table:table-cell>
          <table:table-cell office:value-type="string">
            <text:p>', postcode: '</text:p>
          </table:table-cell>
          <table:table-cell office:value-type="string">
            <text:p>EH14 1BX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239535">
            <text:p>55.9239535</text:p>
          </table:table-cell>
          <table:table-cell office:value-type="string">
            <text:p>, longitude: </text:p>
          </table:table-cell>
          <table:table-cell office:value-type="float" office:value="-3.237964">
            <text:p>-3.237964</text:p>
          </table:table-cell>
          <table:table-cell office:value-type="string">
            <text:p><text:s/>},</text:p>
          </table:table-cell>
          <table:table-cell table:formula="of:=CONCATENATE([.A916];[.B916];[.C916];[.D916];[.E916];[.F916];[.G916];[.H916];[.I916];[.J916];[.K916];[.L916];[.M916])" office:value-type="string" office:string-value="{ id: 916, name: 'Craiglockhart View', postcode: 'EH14 1BX', ward_id: 2, lattitude: 55.9239535, longitude: -3.237964 },">
            <text:p>{ id: 916, name: 'Craiglockhart View', postcode: 'EH14 1BX', ward_id: 2, lattitude: 55.9239535, longitude: -3.23796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17">
            <text:p>917</text:p>
          </table:table-cell>
          <table:table-cell office:value-type="string">
            <text:p>, name: '</text:p>
          </table:table-cell>
          <table:table-cell office:value-type="string">
            <text:p>Baberton Crescent</text:p>
          </table:table-cell>
          <table:table-cell office:value-type="string">
            <text:p>', postcode: '</text:p>
          </table:table-cell>
          <table:table-cell office:value-type="string">
            <text:p>EH14 5BW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69826">
            <text:p>55.9069826</text:p>
          </table:table-cell>
          <table:table-cell office:value-type="string">
            <text:p>, longitude: </text:p>
          </table:table-cell>
          <table:table-cell office:value-type="float" office:value="-3.2793751">
            <text:p>-3.2793751</text:p>
          </table:table-cell>
          <table:table-cell office:value-type="string">
            <text:p><text:s/>},</text:p>
          </table:table-cell>
          <table:table-cell table:formula="of:=CONCATENATE([.A917];[.B917];[.C917];[.D917];[.E917];[.F917];[.G917];[.H917];[.I917];[.J917];[.K917];[.L917];[.M917])" office:value-type="string" office:string-value="{ id: 917, name: 'Baberton Crescent', postcode: 'EH14 5BW', ward_id: 10, lattitude: 55.9069826, longitude: -3.2793751 },">
            <text:p>{ id: 917, name: 'Baberton Crescent', postcode: 'EH14 5BW', ward_id: 10, lattitude: 55.9069826, longitude: -3.279375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18">
            <text:p>918</text:p>
          </table:table-cell>
          <table:table-cell office:value-type="string">
            <text:p>, name: '</text:p>
          </table:table-cell>
          <table:table-cell office:value-type="string">
            <text:p>Pier Place</text:p>
          </table:table-cell>
          <table:table-cell office:value-type="string">
            <text:p>', postcode: '</text:p>
          </table:table-cell>
          <table:table-cell office:value-type="string">
            <text:p>EH6 4LP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807356">
            <text:p>55.9807356</text:p>
          </table:table-cell>
          <table:table-cell office:value-type="string">
            <text:p>, longitude: </text:p>
          </table:table-cell>
          <table:table-cell office:value-type="float" office:value="-3.1963039">
            <text:p>-3.1963039</text:p>
          </table:table-cell>
          <table:table-cell office:value-type="string">
            <text:p><text:s/>},</text:p>
          </table:table-cell>
          <table:table-cell table:formula="of:=CONCATENATE([.A918];[.B918];[.C918];[.D918];[.E918];[.F918];[.G918];[.H918];[.I918];[.J918];[.K918];[.L918];[.M918])" office:value-type="string" office:string-value="{ id: 918, name: 'Pier Place', postcode: 'EH6 4LP', ward_id: 8, lattitude: 55.9807356, longitude: -3.1963039 },">
            <text:p>{ id: 918, name: 'Pier Place', postcode: 'EH6 4LP', ward_id: 8, lattitude: 55.9807356, longitude: -3.19630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19">
            <text:p>919</text:p>
          </table:table-cell>
          <table:table-cell office:value-type="string">
            <text:p>, name: '</text:p>
          </table:table-cell>
          <table:table-cell office:value-type="string">
            <text:p>Blinkbonny Road</text:p>
          </table:table-cell>
          <table:table-cell office:value-type="string">
            <text:p>', postcode: '</text:p>
          </table:table-cell>
          <table:table-cell office:value-type="string">
            <text:p>EH4 3HY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25849">
            <text:p>55.9525849</text:p>
          </table:table-cell>
          <table:table-cell office:value-type="string">
            <text:p>, longitude: </text:p>
          </table:table-cell>
          <table:table-cell office:value-type="float" office:value="-3.2369297">
            <text:p>-3.2369297</text:p>
          </table:table-cell>
          <table:table-cell office:value-type="string">
            <text:p><text:s/>},</text:p>
          </table:table-cell>
          <table:table-cell table:formula="of:=CONCATENATE([.A919];[.B919];[.C919];[.D919];[.E919];[.F919];[.G919];[.H919];[.I919];[.J919];[.K919];[.L919];[.M919])" office:value-type="string" office:string-value="{ id: 919, name: 'Blinkbonny Road', postcode: 'EH4 3HY', ward_id: 4, lattitude: 55.9525849, longitude: -3.2369297 },">
            <text:p>{ id: 919, name: 'Blinkbonny Road', postcode: 'EH4 3HY', ward_id: 4, lattitude: 55.9525849, longitude: -3.23692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20">
            <text:p>920</text:p>
          </table:table-cell>
          <table:table-cell office:value-type="string">
            <text:p>, name: '</text:p>
          </table:table-cell>
          <table:table-cell office:value-type="string">
            <text:p>The Green</text:p>
          </table:table-cell>
          <table:table-cell office:value-type="string">
            <text:p>', postcode: '</text:p>
          </table:table-cell>
          <table:table-cell office:value-type="string">
            <text:p>EH4 5AF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63392">
            <text:p>55.9663392</text:p>
          </table:table-cell>
          <table:table-cell office:value-type="string">
            <text:p>, longitude: </text:p>
          </table:table-cell>
          <table:table-cell office:value-type="float" office:value="-3.2708799">
            <text:p>-3.2708799</text:p>
          </table:table-cell>
          <table:table-cell office:value-type="string">
            <text:p><text:s/>},</text:p>
          </table:table-cell>
          <table:table-cell table:formula="of:=CONCATENATE([.A920];[.B920];[.C920];[.D920];[.E920];[.F920];[.G920];[.H920];[.I920];[.J920];[.K920];[.L920];[.M920])" office:value-type="string" office:string-value="{ id: 920, name: 'The Green', postcode: 'EH4 5AF', ward_id: 14, lattitude: 55.9663392, longitude: -3.2708799 },">
            <text:p>{ id: 920, name: 'The Green', postcode: 'EH4 5AF', ward_id: 14, lattitude: 55.9663392, longitude: -3.27087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21">
            <text:p>921</text:p>
          </table:table-cell>
          <table:table-cell office:value-type="string">
            <text:p>, name: '</text:p>
          </table:table-cell>
          <table:table-cell office:value-type="string">
            <text:p>Sleigh Drive</text:p>
          </table:table-cell>
          <table:table-cell office:value-type="string">
            <text:p>', postcode: '</text:p>
          </table:table-cell>
          <table:table-cell office:value-type="string">
            <text:p>EH7 6ER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62176">
            <text:p>55.962176</text:p>
          </table:table-cell>
          <table:table-cell office:value-type="string">
            <text:p>, longitude: </text:p>
          </table:table-cell>
          <table:table-cell office:value-type="float" office:value="-3.1528416">
            <text:p>-3.1528416</text:p>
          </table:table-cell>
          <table:table-cell office:value-type="string">
            <text:p><text:s/>},</text:p>
          </table:table-cell>
          <table:table-cell table:formula="of:=CONCATENATE([.A921];[.B921];[.C921];[.D921];[.E921];[.F921];[.G921];[.H921];[.I921];[.J921];[.K921];[.L921];[.M921])" office:value-type="string" office:string-value="{ id: 921, name: 'Sleigh Drive', postcode: 'EH7 6ER', ward_id: 1, lattitude: 55.962176, longitude: -3.1528416 },">
            <text:p>{ id: 921, name: 'Sleigh Drive', postcode: 'EH7 6ER', ward_id: 1, lattitude: 55.962176, longitude: -3.152841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22">
            <text:p>922</text:p>
          </table:table-cell>
          <table:table-cell office:value-type="string">
            <text:p>, name: '</text:p>
          </table:table-cell>
          <table:table-cell office:value-type="string">
            <text:p>Belgrave Place</text:p>
          </table:table-cell>
          <table:table-cell office:value-type="string">
            <text:p>', postcode: '</text:p>
          </table:table-cell>
          <table:table-cell office:value-type="string">
            <text:p>EH4 3AN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41508">
            <text:p>55.9541508</text:p>
          </table:table-cell>
          <table:table-cell office:value-type="string">
            <text:p>, longitude: </text:p>
          </table:table-cell>
          <table:table-cell office:value-type="float" office:value="-3.2196724">
            <text:p>-3.2196724</text:p>
          </table:table-cell>
          <table:table-cell office:value-type="string">
            <text:p><text:s/>},</text:p>
          </table:table-cell>
          <table:table-cell table:formula="of:=CONCATENATE([.A922];[.B922];[.C922];[.D922];[.E922];[.F922];[.G922];[.H922];[.I922];[.J922];[.K922];[.L922];[.M922])" office:value-type="string" office:string-value="{ id: 922, name: 'Belgrave Place', postcode: 'EH4 3AN', ward_id: 4, lattitude: 55.9541508, longitude: -3.2196724 },">
            <text:p>{ id: 922, name: 'Belgrave Place', postcode: 'EH4 3AN', ward_id: 4, lattitude: 55.9541508, longitude: -3.21967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23">
            <text:p>923</text:p>
          </table:table-cell>
          <table:table-cell office:value-type="string">
            <text:p>, name: '</text:p>
          </table:table-cell>
          <table:table-cell office:value-type="string">
            <text:p>Montgomery Place West</text:p>
          </table:table-cell>
          <table:table-cell office:value-type="string">
            <text:p>', postcode: '</text:p>
          </table:table-cell>
          <table:table-cell office:value-type="string">
            <text:p>EH7 5EZ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598465">
            <text:p>55.9598465</text:p>
          </table:table-cell>
          <table:table-cell office:value-type="string">
            <text:p>, longitude: </text:p>
          </table:table-cell>
          <table:table-cell office:value-type="float" office:value="-3.1785899">
            <text:p>-3.1785899</text:p>
          </table:table-cell>
          <table:table-cell office:value-type="string">
            <text:p><text:s/>},</text:p>
          </table:table-cell>
          <table:table-cell table:formula="of:=CONCATENATE([.A923];[.B923];[.C923];[.D923];[.E923];[.F923];[.G923];[.H923];[.I923];[.J923];[.K923];[.L923];[.M923])" office:value-type="string" office:string-value="{ id: 923, name: 'Montgomery Place West', postcode: 'EH7 5EZ', ward_id: 12, lattitude: 55.9598465, longitude: -3.1785899 },">
            <text:p>{ id: 923, name: 'Montgomery Place West', postcode: 'EH7 5EZ', ward_id: 12, lattitude: 55.9598465, longitude: -3.178589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24">
            <text:p>924</text:p>
          </table:table-cell>
          <table:table-cell office:value-type="string">
            <text:p>, name: '</text:p>
          </table:table-cell>
          <table:table-cell office:value-type="string">
            <text:p>Baronscourt Terrace</text:p>
          </table:table-cell>
          <table:table-cell office:value-type="string">
            <text:p>', postcode: '</text:p>
          </table:table-cell>
          <table:table-cell office:value-type="string">
            <text:p>EH8 7EP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36292">
            <text:p>55.9536292</text:p>
          </table:table-cell>
          <table:table-cell office:value-type="string">
            <text:p>, longitude: </text:p>
          </table:table-cell>
          <table:table-cell office:value-type="float" office:value="-3.1441146">
            <text:p>-3.1441146</text:p>
          </table:table-cell>
          <table:table-cell office:value-type="string">
            <text:p><text:s/>},</text:p>
          </table:table-cell>
          <table:table-cell table:formula="of:=CONCATENATE([.A924];[.B924];[.C924];[.D924];[.E924];[.F924];[.G924];[.H924];[.I924];[.J924];[.K924];[.L924];[.M924])" office:value-type="string" office:string-value="{ id: 924, name: 'Baronscourt Terrace', postcode: 'EH8 7EP', ward_id: 1, lattitude: 55.9536292, longitude: -3.1441146 },">
            <text:p>{ id: 924, name: 'Baronscourt Terrace', postcode: 'EH8 7EP', ward_id: 1, lattitude: 55.9536292, longitude: -3.144114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25">
            <text:p>925</text:p>
          </table:table-cell>
          <table:table-cell office:value-type="string">
            <text:p>, name: '</text:p>
          </table:table-cell>
          <table:table-cell office:value-type="string">
            <text:p>South Learmonth Avenue</text:p>
          </table:table-cell>
          <table:table-cell office:value-type="string">
            <text:p>', postcode: '</text:p>
          </table:table-cell>
          <table:table-cell office:value-type="string">
            <text:p>EH4 1PE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56055">
            <text:p>55.9556055</text:p>
          </table:table-cell>
          <table:table-cell office:value-type="string">
            <text:p>, longitude: </text:p>
          </table:table-cell>
          <table:table-cell office:value-type="float" office:value="-3.22054">
            <text:p>-3.22054</text:p>
          </table:table-cell>
          <table:table-cell office:value-type="string">
            <text:p><text:s/>},</text:p>
          </table:table-cell>
          <table:table-cell table:formula="of:=CONCATENATE([.A925];[.B925];[.C925];[.D925];[.E925];[.F925];[.G925];[.H925];[.I925];[.J925];[.K925];[.L925];[.M925])" office:value-type="string" office:string-value="{ id: 925, name: 'South Learmonth Avenue', postcode: 'EH4 1PE', ward_id: 4, lattitude: 55.9556055, longitude: -3.22054 },">
            <text:p>{ id: 925, name: 'South Learmonth Avenue', postcode: 'EH4 1PE', ward_id: 4, lattitude: 55.9556055, longitude: -3.220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26">
            <text:p>926</text:p>
          </table:table-cell>
          <table:table-cell office:value-type="string">
            <text:p>, name: '</text:p>
          </table:table-cell>
          <table:table-cell office:value-type="string">
            <text:p>Craigleith Crescent</text:p>
          </table:table-cell>
          <table:table-cell office:value-type="string">
            <text:p>', postcode: '</text:p>
          </table:table-cell>
          <table:table-cell office:value-type="string">
            <text:p>EH4 3JR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537252">
            <text:p>55.9537252</text:p>
          </table:table-cell>
          <table:table-cell office:value-type="string">
            <text:p>, longitude: </text:p>
          </table:table-cell>
          <table:table-cell office:value-type="float" office:value="-3.2435552">
            <text:p>-3.2435552</text:p>
          </table:table-cell>
          <table:table-cell office:value-type="string">
            <text:p><text:s/>},</text:p>
          </table:table-cell>
          <table:table-cell table:formula="of:=CONCATENATE([.A926];[.B926];[.C926];[.D926];[.E926];[.F926];[.G926];[.H926];[.I926];[.J926];[.K926];[.L926];[.M926])" office:value-type="string" office:string-value="{ id: 926, name: 'Craigleith Crescent', postcode: 'EH4 3JR', ward_id: 15, lattitude: 55.9537252, longitude: -3.2435552 },">
            <text:p>{ id: 926, name: 'Craigleith Crescent', postcode: 'EH4 3JR', ward_id: 15, lattitude: 55.9537252, longitude: -3.24355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27">
            <text:p>927</text:p>
          </table:table-cell>
          <table:table-cell office:value-type="string">
            <text:p>, name: '</text:p>
          </table:table-cell>
          <table:table-cell office:value-type="string">
            <text:p>Saughtonhall Circus</text:p>
          </table:table-cell>
          <table:table-cell office:value-type="string">
            <text:p>', postcode: '</text:p>
          </table:table-cell>
          <table:table-cell office:value-type="string">
            <text:p>EH12 5RE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29672">
            <text:p>55.9429672</text:p>
          </table:table-cell>
          <table:table-cell office:value-type="string">
            <text:p>, longitude: </text:p>
          </table:table-cell>
          <table:table-cell office:value-type="float" office:value="-3.2496312">
            <text:p>-3.2496312</text:p>
          </table:table-cell>
          <table:table-cell office:value-type="string">
            <text:p><text:s/>},</text:p>
          </table:table-cell>
          <table:table-cell table:formula="of:=CONCATENATE([.A927];[.B927];[.C927];[.D927];[.E927];[.F927];[.G927];[.H927];[.I927];[.J927];[.K927];[.L927];[.M927])" office:value-type="string" office:string-value="{ id: 927, name: 'Saughtonhall Circus', postcode: 'EH12 5RE', ward_id: 15, lattitude: 55.9429672, longitude: -3.2496312 },">
            <text:p>{ id: 927, name: 'Saughtonhall Circus', postcode: 'EH12 5RE', ward_id: 15, lattitude: 55.9429672, longitude: -3.24963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28">
            <text:p>928</text:p>
          </table:table-cell>
          <table:table-cell office:value-type="string">
            <text:p>, name: '</text:p>
          </table:table-cell>
          <table:table-cell office:value-type="string">
            <text:p>East Camus Place</text:p>
          </table:table-cell>
          <table:table-cell office:value-type="string">
            <text:p>', postcode: '</text:p>
          </table:table-cell>
          <table:table-cell office:value-type="string">
            <text:p>EH10 6QZ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49345">
            <text:p>55.9049345</text:p>
          </table:table-cell>
          <table:table-cell office:value-type="string">
            <text:p>, longitude: </text:p>
          </table:table-cell>
          <table:table-cell office:value-type="float" office:value="-3.2119219">
            <text:p>-3.2119219</text:p>
          </table:table-cell>
          <table:table-cell office:value-type="string">
            <text:p><text:s/>},</text:p>
          </table:table-cell>
          <table:table-cell table:formula="of:=CONCATENATE([.A928];[.B928];[.C928];[.D928];[.E928];[.F928];[.G928];[.H928];[.I928];[.J928];[.K928];[.L928];[.M928])" office:value-type="string" office:string-value="{ id: 928, name: 'East Camus Place', postcode: 'EH10 6QZ', ward_id: 5, lattitude: 55.9049345, longitude: -3.2119219 },">
            <text:p>{ id: 928, name: 'East Camus Place', postcode: 'EH10 6QZ', ward_id: 5, lattitude: 55.9049345, longitude: -3.21192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29">
            <text:p>929</text:p>
          </table:table-cell>
          <table:table-cell office:value-type="string">
            <text:p>, name: '</text:p>
          </table:table-cell>
          <table:table-cell office:value-type="string">
            <text:p>Stark'S Cottages</text:p>
          </table:table-cell>
          <table:table-cell office:value-type="string">
            <text:p>', postcode: '</text:p>
          </table:table-cell>
          <table:table-cell office:value-type="string">
            <text:p>EH13 9EF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109201">
            <text:p>55.9109201</text:p>
          </table:table-cell>
          <table:table-cell office:value-type="string">
            <text:p>, longitude: </text:p>
          </table:table-cell>
          <table:table-cell office:value-type="float" office:value="-3.2306332">
            <text:p>-3.2306332</text:p>
          </table:table-cell>
          <table:table-cell office:value-type="string">
            <text:p><text:s/>},</text:p>
          </table:table-cell>
          <table:table-cell table:formula="of:=CONCATENATE([.A929];[.B929];[.C929];[.D929];[.E929];[.F929];[.G929];[.H929];[.I929];[.J929];[.K929];[.L929];[.M929])" office:value-type="string" office:string-value="{ id: 929, name: 'Stark'S Cottages', postcode: 'EH13 9EF', ward_id: 5, lattitude: 55.9109201, longitude: -3.2306332 },">
            <text:p>{ id: 929, name: 'Stark'S Cottages', postcode: 'EH13 9EF', ward_id: 5, lattitude: 55.9109201, longitude: -3.230633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30">
            <text:p>930</text:p>
          </table:table-cell>
          <table:table-cell office:value-type="string">
            <text:p>, name: '</text:p>
          </table:table-cell>
          <table:table-cell office:value-type="string">
            <text:p>Dreghorn Link</text:p>
          </table:table-cell>
          <table:table-cell office:value-type="string">
            <text:p>', postcode: '</text:p>
          </table:table-cell>
          <table:table-cell office:value-type="string">
            <text:p>EH13 9QR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12529">
            <text:p>55.9012529</text:p>
          </table:table-cell>
          <table:table-cell office:value-type="string">
            <text:p>, longitude: </text:p>
          </table:table-cell>
          <table:table-cell office:value-type="float" office:value="-3.2320782">
            <text:p>-3.2320782</text:p>
          </table:table-cell>
          <table:table-cell office:value-type="string">
            <text:p><text:s/>},</text:p>
          </table:table-cell>
          <table:table-cell table:formula="of:=CONCATENATE([.A930];[.B930];[.C930];[.D930];[.E930];[.F930];[.G930];[.H930];[.I930];[.J930];[.K930];[.L930];[.M930])" office:value-type="string" office:string-value="{ id: 930, name: 'Dreghorn Link', postcode: 'EH13 9QR', ward_id: 5, lattitude: 55.9012529, longitude: -3.2320782 },">
            <text:p>{ id: 930, name: 'Dreghorn Link', postcode: 'EH13 9QR', ward_id: 5, lattitude: 55.9012529, longitude: -3.23207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31">
            <text:p>931</text:p>
          </table:table-cell>
          <table:table-cell office:value-type="string">
            <text:p>, name: '</text:p>
          </table:table-cell>
          <table:table-cell office:value-type="string">
            <text:p>Cairns Gardens</text:p>
          </table:table-cell>
          <table:table-cell office:value-type="string">
            <text:p>', postcode: '</text:p>
          </table:table-cell>
          <table:table-cell office:value-type="string">
            <text:p>EH14 7HJ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767117">
            <text:p>55.8767117</text:p>
          </table:table-cell>
          <table:table-cell office:value-type="string">
            <text:p>, longitude: </text:p>
          </table:table-cell>
          <table:table-cell office:value-type="float" office:value="-3.3461804">
            <text:p>-3.3461804</text:p>
          </table:table-cell>
          <table:table-cell office:value-type="string">
            <text:p><text:s/>},</text:p>
          </table:table-cell>
          <table:table-cell table:formula="of:=CONCATENATE([.A931];[.B931];[.C931];[.D931];[.E931];[.F931];[.G931];[.H931];[.I931];[.J931];[.K931];[.L931];[.M931])" office:value-type="string" office:string-value="{ id: 931, name: 'Cairns Gardens', postcode: 'EH14 7HJ', ward_id: 10, lattitude: 55.8767117, longitude: -3.3461804 },">
            <text:p>{ id: 931, name: 'Cairns Gardens', postcode: 'EH14 7HJ', ward_id: 10, lattitude: 55.8767117, longitude: -3.34618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32">
            <text:p>932</text:p>
          </table:table-cell>
          <table:table-cell office:value-type="string">
            <text:p>, name: '</text:p>
          </table:table-cell>
          <table:table-cell office:value-type="string">
            <text:p>Parkhead Grove</text:p>
          </table:table-cell>
          <table:table-cell office:value-type="string">
            <text:p>', postcode: '</text:p>
          </table:table-cell>
          <table:table-cell office:value-type="string">
            <text:p>EH11 4SW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34293">
            <text:p>55.9234293</text:p>
          </table:table-cell>
          <table:table-cell office:value-type="string">
            <text:p>, longitude: </text:p>
          </table:table-cell>
          <table:table-cell office:value-type="float" office:value="-3.274111">
            <text:p>-3.274111</text:p>
          </table:table-cell>
          <table:table-cell office:value-type="string">
            <text:p><text:s/>},</text:p>
          </table:table-cell>
          <table:table-cell table:formula="of:=CONCATENATE([.A932];[.B932];[.C932];[.D932];[.E932];[.F932];[.G932];[.H932];[.I932];[.J932];[.K932];[.L932];[.M932])" office:value-type="string" office:string-value="{ id: 932, name: 'Parkhead Grove', postcode: 'EH11 4SW', ward_id: 13, lattitude: 55.9234293, longitude: -3.274111 },">
            <text:p>{ id: 932, name: 'Parkhead Grove', postcode: 'EH11 4SW', ward_id: 13, lattitude: 55.9234293, longitude: -3.27411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33">
            <text:p>933</text:p>
          </table:table-cell>
          <table:table-cell office:value-type="string">
            <text:p>, name: '</text:p>
          </table:table-cell>
          <table:table-cell office:value-type="string">
            <text:p>Barntongate Drive</text:p>
          </table:table-cell>
          <table:table-cell office:value-type="string">
            <text:p>', postcode: '</text:p>
          </table:table-cell>
          <table:table-cell office:value-type="string">
            <text:p>EH4 8BE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78238">
            <text:p>55.9578238</text:p>
          </table:table-cell>
          <table:table-cell office:value-type="string">
            <text:p>, longitude: </text:p>
          </table:table-cell>
          <table:table-cell office:value-type="float" office:value="-3.303173">
            <text:p>-3.303173</text:p>
          </table:table-cell>
          <table:table-cell office:value-type="string">
            <text:p><text:s/>},</text:p>
          </table:table-cell>
          <table:table-cell table:formula="of:=CONCATENATE([.A933];[.B933];[.C933];[.D933];[.E933];[.F933];[.G933];[.H933];[.I933];[.J933];[.K933];[.L933];[.M933])" office:value-type="string" office:string-value="{ id: 933, name: 'Barntongate Drive', postcode: 'EH4 8BE', ward_id: 9, lattitude: 55.9578238, longitude: -3.303173 },">
            <text:p>{ id: 933, name: 'Barntongate Drive', postcode: 'EH4 8BE', ward_id: 9, lattitude: 55.9578238, longitude: -3.3031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34">
            <text:p>934</text:p>
          </table:table-cell>
          <table:table-cell office:value-type="string">
            <text:p>, name: '</text:p>
          </table:table-cell>
          <table:table-cell office:value-type="string">
            <text:p>Priestfield Crescent</text:p>
          </table:table-cell>
          <table:table-cell office:value-type="string">
            <text:p>', postcode: '</text:p>
          </table:table-cell>
          <table:table-cell office:value-type="string">
            <text:p>EH16 5JH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39403">
            <text:p>55.9339403</text:p>
          </table:table-cell>
          <table:table-cell office:value-type="string">
            <text:p>, longitude: </text:p>
          </table:table-cell>
          <table:table-cell office:value-type="float" office:value="-3.1595449">
            <text:p>-3.1595449</text:p>
          </table:table-cell>
          <table:table-cell office:value-type="string">
            <text:p><text:s/>},</text:p>
          </table:table-cell>
          <table:table-cell table:formula="of:=CONCATENATE([.A934];[.B934];[.C934];[.D934];[.E934];[.F934];[.G934];[.H934];[.I934];[.J934];[.K934];[.L934];[.M934])" office:value-type="string" office:string-value="{ id: 934, name: 'Priestfield Crescent', postcode: 'EH16 5JH', ward_id: 17, lattitude: 55.9339403, longitude: -3.1595449 },">
            <text:p>{ id: 934, name: 'Priestfield Crescent', postcode: 'EH16 5JH', ward_id: 17, lattitude: 55.9339403, longitude: -3.15954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35">
            <text:p>935</text:p>
          </table:table-cell>
          <table:table-cell office:value-type="string">
            <text:p>, name: '</text:p>
          </table:table-cell>
          <table:table-cell office:value-type="string">
            <text:p>Priesthill Street</text:p>
          </table:table-cell>
          <table:table-cell office:value-type="string">
            <text:p>', postcode: '</text:p>
          </table:table-cell>
          <table:table-cell office:value-type="string">
            <text:p>EH16 6GY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50857">
            <text:p>55.9050857</text:p>
          </table:table-cell>
          <table:table-cell office:value-type="string">
            <text:p>, longitude: </text:p>
          </table:table-cell>
          <table:table-cell office:value-type="float" office:value="-3.159361">
            <text:p>-3.159361</text:p>
          </table:table-cell>
          <table:table-cell office:value-type="string">
            <text:p><text:s/>},</text:p>
          </table:table-cell>
          <table:table-cell table:formula="of:=CONCATENATE([.A935];[.B935];[.C935];[.D935];[.E935];[.F935];[.G935];[.H935];[.I935];[.J935];[.K935];[.L935];[.M935])" office:value-type="string" office:string-value="{ id: 935, name: 'Priesthill Street', postcode: 'EH16 6GY', ward_id: 16, lattitude: 55.9050857, longitude: -3.159361 },">
            <text:p>{ id: 935, name: 'Priesthill Street', postcode: 'EH16 6GY', ward_id: 16, lattitude: 55.9050857, longitude: -3.1593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36">
            <text:p>936</text:p>
          </table:table-cell>
          <table:table-cell office:value-type="string">
            <text:p>, name: '</text:p>
          </table:table-cell>
          <table:table-cell office:value-type="string">
            <text:p>Shore Road</text:p>
          </table:table-cell>
          <table:table-cell office:value-type="string">
            <text:p>', postcode: '</text:p>
          </table:table-cell>
          <table:table-cell office:value-type="string">
            <text:p>EH5 1QT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824942">
            <text:p>55.9824942</text:p>
          </table:table-cell>
          <table:table-cell office:value-type="string">
            <text:p>, longitude: </text:p>
          </table:table-cell>
          <table:table-cell office:value-type="float" office:value="-3.2452989">
            <text:p>-3.2452989</text:p>
          </table:table-cell>
          <table:table-cell office:value-type="string">
            <text:p><text:s/>},</text:p>
          </table:table-cell>
          <table:table-cell table:formula="of:=CONCATENATE([.A936];[.B936];[.C936];[.D936];[.E936];[.F936];[.G936];[.H936];[.I936];[.J936];[.K936];[.L936];[.M936])" office:value-type="string" office:string-value="{ id: 936, name: 'Shore Road', postcode: 'EH5 1QT', ward_id: 7, lattitude: 55.9824942, longitude: -3.2452989 },">
            <text:p>{ id: 936, name: 'Shore Road', postcode: 'EH5 1QT', ward_id: 7, lattitude: 55.9824942, longitude: -3.245298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37">
            <text:p>937</text:p>
          </table:table-cell>
          <table:table-cell office:value-type="string">
            <text:p>, name: '</text:p>
          </table:table-cell>
          <table:table-cell office:value-type="string">
            <text:p>Stenhouse Street West</text:p>
          </table:table-cell>
          <table:table-cell office:value-type="string">
            <text:p>', postcode: '</text:p>
          </table:table-cell>
          <table:table-cell office:value-type="string">
            <text:p>EH11 3QS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14507">
            <text:p>55.9314507</text:p>
          </table:table-cell>
          <table:table-cell office:value-type="string">
            <text:p>, longitude: </text:p>
          </table:table-cell>
          <table:table-cell office:value-type="float" office:value="-3.2671067">
            <text:p>-3.2671067</text:p>
          </table:table-cell>
          <table:table-cell office:value-type="string">
            <text:p><text:s/>},</text:p>
          </table:table-cell>
          <table:table-cell table:formula="of:=CONCATENATE([.A937];[.B937];[.C937];[.D937];[.E937];[.F937];[.G937];[.H937];[.I937];[.J937];[.K937];[.L937];[.M937])" office:value-type="string" office:string-value="{ id: 937, name: 'Stenhouse Street West', postcode: 'EH11 3QS', ward_id: 13, lattitude: 55.9314507, longitude: -3.2671067 },">
            <text:p>{ id: 937, name: 'Stenhouse Street West', postcode: 'EH11 3QS', ward_id: 13, lattitude: 55.9314507, longitude: -3.26710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38">
            <text:p>938</text:p>
          </table:table-cell>
          <table:table-cell office:value-type="string">
            <text:p>, name: '</text:p>
          </table:table-cell>
          <table:table-cell office:value-type="string">
            <text:p>Redford Road</text:p>
          </table:table-cell>
          <table:table-cell office:value-type="string">
            <text:p>', postcode: '</text:p>
          </table:table-cell>
          <table:table-cell office:value-type="string">
            <text:p>EH13 9NF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4884">
            <text:p>55.904884</text:p>
          </table:table-cell>
          <table:table-cell office:value-type="string">
            <text:p>, longitude: </text:p>
          </table:table-cell>
          <table:table-cell office:value-type="float" office:value="-3.2383632">
            <text:p>-3.2383632</text:p>
          </table:table-cell>
          <table:table-cell office:value-type="string">
            <text:p><text:s/>},</text:p>
          </table:table-cell>
          <table:table-cell table:formula="of:=CONCATENATE([.A938];[.B938];[.C938];[.D938];[.E938];[.F938];[.G938];[.H938];[.I938];[.J938];[.K938];[.L938];[.M938])" office:value-type="string" office:string-value="{ id: 938, name: 'Redford Road', postcode: 'EH13 9NF', ward_id: 5, lattitude: 55.904884, longitude: -3.2383632 },">
            <text:p>{ id: 938, name: 'Redford Road', postcode: 'EH13 9NF', ward_id: 5, lattitude: 55.904884, longitude: -3.238363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39">
            <text:p>939</text:p>
          </table:table-cell>
          <table:table-cell office:value-type="string">
            <text:p>, name: '</text:p>
          </table:table-cell>
          <table:table-cell office:value-type="string">
            <text:p>Moston Terrace</text:p>
          </table:table-cell>
          <table:table-cell office:value-type="string">
            <text:p>', postcode: '</text:p>
          </table:table-cell>
          <table:table-cell office:value-type="string">
            <text:p>EH9 2DE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17524">
            <text:p>55.9317524</text:p>
          </table:table-cell>
          <table:table-cell office:value-type="string">
            <text:p>, longitude: </text:p>
          </table:table-cell>
          <table:table-cell office:value-type="float" office:value="-3.1754265">
            <text:p>-3.1754265</text:p>
          </table:table-cell>
          <table:table-cell office:value-type="string">
            <text:p><text:s/>},</text:p>
          </table:table-cell>
          <table:table-cell table:formula="of:=CONCATENATE([.A939];[.B939];[.C939];[.D939];[.E939];[.F939];[.G939];[.H939];[.I939];[.J939];[.K939];[.L939];[.M939])" office:value-type="string" office:string-value="{ id: 939, name: 'Moston Terrace', postcode: 'EH9 2DE', ward_id: 17, lattitude: 55.9317524, longitude: -3.1754265 },">
            <text:p>{ id: 939, name: 'Moston Terrace', postcode: 'EH9 2DE', ward_id: 17, lattitude: 55.9317524, longitude: -3.175426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40">
            <text:p>940</text:p>
          </table:table-cell>
          <table:table-cell office:value-type="string">
            <text:p>, name: '</text:p>
          </table:table-cell>
          <table:table-cell office:value-type="string">
            <text:p>Meadowfield Court</text:p>
          </table:table-cell>
          <table:table-cell office:value-type="string">
            <text:p>', postcode: '</text:p>
          </table:table-cell>
          <table:table-cell office:value-type="string">
            <text:p>EH8 7LW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71097">
            <text:p>55.9471097</text:p>
          </table:table-cell>
          <table:table-cell office:value-type="string">
            <text:p>, longitude: </text:p>
          </table:table-cell>
          <table:table-cell office:value-type="float" office:value="-3.140347">
            <text:p>-3.140347</text:p>
          </table:table-cell>
          <table:table-cell office:value-type="string">
            <text:p><text:s/>},</text:p>
          </table:table-cell>
          <table:table-cell table:formula="of:=CONCATENATE([.A940];[.B940];[.C940];[.D940];[.E940];[.F940];[.G940];[.H940];[.I940];[.J940];[.K940];[.L940];[.M940])" office:value-type="string" office:string-value="{ id: 940, name: 'Meadowfield Court', postcode: 'EH8 7LW', ward_id: 1, lattitude: 55.9471097, longitude: -3.140347 },">
            <text:p>{ id: 940, name: 'Meadowfield Court', postcode: 'EH8 7LW', ward_id: 1, lattitude: 55.9471097, longitude: -3.1403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41">
            <text:p>941</text:p>
          </table:table-cell>
          <table:table-cell office:value-type="string">
            <text:p>, name: '</text:p>
          </table:table-cell>
          <table:table-cell office:value-type="string">
            <text:p>Stewart Avenue</text:p>
          </table:table-cell>
          <table:table-cell office:value-type="string">
            <text:p>', postcode: '</text:p>
          </table:table-cell>
          <table:table-cell office:value-type="string">
            <text:p>EH14 5SD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34371">
            <text:p>55.8934371</text:p>
          </table:table-cell>
          <table:table-cell office:value-type="string">
            <text:p>, longitude: </text:p>
          </table:table-cell>
          <table:table-cell office:value-type="float" office:value="-3.3239221">
            <text:p>-3.3239221</text:p>
          </table:table-cell>
          <table:table-cell office:value-type="string">
            <text:p><text:s/>},</text:p>
          </table:table-cell>
          <table:table-cell table:formula="of:=CONCATENATE([.A941];[.B941];[.C941];[.D941];[.E941];[.F941];[.G941];[.H941];[.I941];[.J941];[.K941];[.L941];[.M941])" office:value-type="string" office:string-value="{ id: 941, name: 'Stewart Avenue', postcode: 'EH14 5SD', ward_id: 10, lattitude: 55.8934371, longitude: -3.3239221 },">
            <text:p>{ id: 941, name: 'Stewart Avenue', postcode: 'EH14 5SD', ward_id: 10, lattitude: 55.8934371, longitude: -3.32392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42">
            <text:p>942</text:p>
          </table:table-cell>
          <table:table-cell office:value-type="string">
            <text:p>, name: '</text:p>
          </table:table-cell>
          <table:table-cell office:value-type="string">
            <text:p>Eastfield</text:p>
          </table:table-cell>
          <table:table-cell office:value-type="string">
            <text:p>', postcode: '</text:p>
          </table:table-cell>
          <table:table-cell office:value-type="string">
            <text:p>EH15 2LB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70765">
            <text:p>55.9470765</text:p>
          </table:table-cell>
          <table:table-cell office:value-type="string">
            <text:p>, longitude: </text:p>
          </table:table-cell>
          <table:table-cell office:value-type="float" office:value="-3.0842071">
            <text:p>-3.0842071</text:p>
          </table:table-cell>
          <table:table-cell office:value-type="string">
            <text:p><text:s/>},</text:p>
          </table:table-cell>
          <table:table-cell table:formula="of:=CONCATENATE([.A942];[.B942];[.C942];[.D942];[.E942];[.F942];[.G942];[.H942];[.I942];[.J942];[.K942];[.L942];[.M942])" office:value-type="string" office:string-value="{ id: 942, name: 'Eastfield', postcode: 'EH15 2LB', ward_id: 11, lattitude: 55.9470765, longitude: -3.0842071 },">
            <text:p>{ id: 942, name: 'Eastfield', postcode: 'EH15 2LB', ward_id: 11, lattitude: 55.9470765, longitude: -3.084207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43">
            <text:p>943</text:p>
          </table:table-cell>
          <table:table-cell office:value-type="string">
            <text:p>, name: '</text:p>
          </table:table-cell>
          <table:table-cell office:value-type="string">
            <text:p>Duke Place</text:p>
          </table:table-cell>
          <table:table-cell office:value-type="string">
            <text:p>', postcode: '</text:p>
          </table:table-cell>
          <table:table-cell office:value-type="string">
            <text:p>EH6 8HN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99192">
            <text:p>55.9699192</text:p>
          </table:table-cell>
          <table:table-cell office:value-type="string">
            <text:p>, longitude: </text:p>
          </table:table-cell>
          <table:table-cell office:value-type="float" office:value="-3.1686204">
            <text:p>-3.1686204</text:p>
          </table:table-cell>
          <table:table-cell office:value-type="string">
            <text:p><text:s/>},</text:p>
          </table:table-cell>
          <table:table-cell table:formula="of:=CONCATENATE([.A943];[.B943];[.C943];[.D943];[.E943];[.F943];[.G943];[.H943];[.I943];[.J943];[.K943];[.L943];[.M943])" office:value-type="string" office:string-value="{ id: 943, name: 'Duke Place', postcode: 'EH6 8HN', ward_id: 8, lattitude: 55.9699192, longitude: -3.1686204 },">
            <text:p>{ id: 943, name: 'Duke Place', postcode: 'EH6 8HN', ward_id: 8, lattitude: 55.9699192, longitude: -3.16862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44">
            <text:p>944</text:p>
          </table:table-cell>
          <table:table-cell office:value-type="string">
            <text:p>, name: '</text:p>
          </table:table-cell>
          <table:table-cell office:value-type="string">
            <text:p>Lovedale Crescent</text:p>
          </table:table-cell>
          <table:table-cell office:value-type="string">
            <text:p>', postcode: '</text:p>
          </table:table-cell>
          <table:table-cell office:value-type="string">
            <text:p>EH14 7DP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821117">
            <text:p>55.8821117</text:p>
          </table:table-cell>
          <table:table-cell office:value-type="string">
            <text:p>, longitude: </text:p>
          </table:table-cell>
          <table:table-cell office:value-type="float" office:value="-3.3441452">
            <text:p>-3.3441452</text:p>
          </table:table-cell>
          <table:table-cell office:value-type="string">
            <text:p><text:s/>},</text:p>
          </table:table-cell>
          <table:table-cell table:formula="of:=CONCATENATE([.A944];[.B944];[.C944];[.D944];[.E944];[.F944];[.G944];[.H944];[.I944];[.J944];[.K944];[.L944];[.M944])" office:value-type="string" office:string-value="{ id: 944, name: 'Lovedale Crescent', postcode: 'EH14 7DP', ward_id: 10, lattitude: 55.8821117, longitude: -3.3441452 },">
            <text:p>{ id: 944, name: 'Lovedale Crescent', postcode: 'EH14 7DP', ward_id: 10, lattitude: 55.8821117, longitude: -3.34414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45">
            <text:p>945</text:p>
          </table:table-cell>
          <table:table-cell office:value-type="string">
            <text:p>, name: '</text:p>
          </table:table-cell>
          <table:table-cell office:value-type="string">
            <text:p>Moredunvale View 23 - Moredun Park Gardens 32</text:p>
          </table:table-cell>
          <table:table-cell office:value-type="string">
            <text:p>', postcode: '</text:p>
          </table:table-cell>
          <table:table-cell office:value-type="string">
            <text:p>EH17 7JP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29259">
            <text:p>55.9129259</text:p>
          </table:table-cell>
          <table:table-cell office:value-type="string">
            <text:p>, longitude: </text:p>
          </table:table-cell>
          <table:table-cell office:value-type="float" office:value="-3.1439139">
            <text:p>-3.1439139</text:p>
          </table:table-cell>
          <table:table-cell office:value-type="string">
            <text:p><text:s/>},</text:p>
          </table:table-cell>
          <table:table-cell table:formula="of:=CONCATENATE([.A945];[.B945];[.C945];[.D945];[.E945];[.F945];[.G945];[.H945];[.I945];[.J945];[.K945];[.L945];[.M945])" office:value-type="string" office:string-value="{ id: 945, name: 'Moredunvale View 23 - Moredun Park Gardens 32', postcode: 'EH17 7JP', ward_id: 16, lattitude: 55.9129259, longitude: -3.1439139 },">
            <text:p>{ id: 945, name: 'Moredunvale View 23 - Moredun Park Gardens 32', postcode: 'EH17 7JP', ward_id: 16, lattitude: 55.9129259, longitude: -3.14391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46">
            <text:p>946</text:p>
          </table:table-cell>
          <table:table-cell office:value-type="string">
            <text:p>, name: '</text:p>
          </table:table-cell>
          <table:table-cell office:value-type="string">
            <text:p>Cambridge Gardens</text:p>
          </table:table-cell>
          <table:table-cell office:value-type="string">
            <text:p>', postcode: '</text:p>
          </table:table-cell>
          <table:table-cell office:value-type="string">
            <text:p>EH6 5DH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63573">
            <text:p>55.9663573</text:p>
          </table:table-cell>
          <table:table-cell office:value-type="string">
            <text:p>, longitude: </text:p>
          </table:table-cell>
          <table:table-cell office:value-type="float" office:value="-3.1791075">
            <text:p>-3.1791075</text:p>
          </table:table-cell>
          <table:table-cell office:value-type="string">
            <text:p><text:s/>},</text:p>
          </table:table-cell>
          <table:table-cell table:formula="of:=CONCATENATE([.A946];[.B946];[.C946];[.D946];[.E946];[.F946];[.G946];[.H946];[.I946];[.J946];[.K946];[.L946];[.M946])" office:value-type="string" office:string-value="{ id: 946, name: 'Cambridge Gardens', postcode: 'EH6 5DH', ward_id: 12, lattitude: 55.9663573, longitude: -3.1791075 },">
            <text:p>{ id: 946, name: 'Cambridge Gardens', postcode: 'EH6 5DH', ward_id: 12, lattitude: 55.9663573, longitude: -3.17910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47">
            <text:p>947</text:p>
          </table:table-cell>
          <table:table-cell office:value-type="string">
            <text:p>, name: '</text:p>
          </table:table-cell>
          <table:table-cell office:value-type="string">
            <text:p>Sleigh Gardens</text:p>
          </table:table-cell>
          <table:table-cell office:value-type="string">
            <text:p>', postcode: '</text:p>
          </table:table-cell>
          <table:table-cell office:value-type="string">
            <text:p>EH7 6EL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620417">
            <text:p>55.9620417</text:p>
          </table:table-cell>
          <table:table-cell office:value-type="string">
            <text:p>, longitude: </text:p>
          </table:table-cell>
          <table:table-cell office:value-type="float" office:value="-3.1498146">
            <text:p>-3.1498146</text:p>
          </table:table-cell>
          <table:table-cell office:value-type="string">
            <text:p><text:s/>},</text:p>
          </table:table-cell>
          <table:table-cell table:formula="of:=CONCATENATE([.A947];[.B947];[.C947];[.D947];[.E947];[.F947];[.G947];[.H947];[.I947];[.J947];[.K947];[.L947];[.M947])" office:value-type="string" office:string-value="{ id: 947, name: 'Sleigh Gardens', postcode: 'EH7 6EL', ward_id: 1, lattitude: 55.9620417, longitude: -3.1498146 },">
            <text:p>{ id: 947, name: 'Sleigh Gardens', postcode: 'EH7 6EL', ward_id: 1, lattitude: 55.9620417, longitude: -3.149814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48">
            <text:p>948</text:p>
          </table:table-cell>
          <table:table-cell office:value-type="string">
            <text:p>, name: '</text:p>
          </table:table-cell>
          <table:table-cell office:value-type="string">
            <text:p>Alan Breck Gardens</text:p>
          </table:table-cell>
          <table:table-cell office:value-type="string">
            <text:p>', postcode: '</text:p>
          </table:table-cell>
          <table:table-cell office:value-type="string">
            <text:p>EH4 7JB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23561">
            <text:p>55.9523561</text:p>
          </table:table-cell>
          <table:table-cell office:value-type="string">
            <text:p>, longitude: </text:p>
          </table:table-cell>
          <table:table-cell office:value-type="float" office:value="-3.2861753">
            <text:p>-3.2861753</text:p>
          </table:table-cell>
          <table:table-cell office:value-type="string">
            <text:p><text:s/>},</text:p>
          </table:table-cell>
          <table:table-cell table:formula="of:=CONCATENATE([.A948];[.B948];[.C948];[.D948];[.E948];[.F948];[.G948];[.H948];[.I948];[.J948];[.K948];[.L948];[.M948])" office:value-type="string" office:string-value="{ id: 948, name: 'Alan Breck Gardens', postcode: 'EH4 7JB', ward_id: 9, lattitude: 55.9523561, longitude: -3.2861753 },">
            <text:p>{ id: 948, name: 'Alan Breck Gardens', postcode: 'EH4 7JB', ward_id: 9, lattitude: 55.9523561, longitude: -3.28617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49">
            <text:p>949</text:p>
          </table:table-cell>
          <table:table-cell office:value-type="string">
            <text:p>, name: '</text:p>
          </table:table-cell>
          <table:table-cell office:value-type="string">
            <text:p>Ferniehill Drive</text:p>
          </table:table-cell>
          <table:table-cell office:value-type="string">
            <text:p>', postcode: '</text:p>
          </table:table-cell>
          <table:table-cell office:value-type="string">
            <text:p>EH17 7DS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83409">
            <text:p>55.9083409</text:p>
          </table:table-cell>
          <table:table-cell office:value-type="string">
            <text:p>, longitude: </text:p>
          </table:table-cell>
          <table:table-cell office:value-type="float" office:value="-3.1290086">
            <text:p>-3.1290086</text:p>
          </table:table-cell>
          <table:table-cell office:value-type="string">
            <text:p><text:s/>},</text:p>
          </table:table-cell>
          <table:table-cell table:formula="of:=CONCATENATE([.A949];[.B949];[.C949];[.D949];[.E949];[.F949];[.G949];[.H949];[.I949];[.J949];[.K949];[.L949];[.M949])" office:value-type="string" office:string-value="{ id: 949, name: 'Ferniehill Drive', postcode: 'EH17 7DS', ward_id: 16, lattitude: 55.9083409, longitude: -3.1290086 },">
            <text:p>{ id: 949, name: 'Ferniehill Drive', postcode: 'EH17 7DS', ward_id: 16, lattitude: 55.9083409, longitude: -3.129008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50">
            <text:p>950</text:p>
          </table:table-cell>
          <table:table-cell office:value-type="string">
            <text:p>, name: '</text:p>
          </table:table-cell>
          <table:table-cell office:value-type="string">
            <text:p>Leven Terrace</text:p>
          </table:table-cell>
          <table:table-cell office:value-type="string">
            <text:p>', postcode: '</text:p>
          </table:table-cell>
          <table:table-cell office:value-type="string">
            <text:p>EH3 9LS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417165">
            <text:p>55.9417165</text:p>
          </table:table-cell>
          <table:table-cell office:value-type="string">
            <text:p>, longitude: </text:p>
          </table:table-cell>
          <table:table-cell office:value-type="float" office:value="-3.2010996">
            <text:p>-3.2010996</text:p>
          </table:table-cell>
          <table:table-cell office:value-type="string">
            <text:p><text:s/>},</text:p>
          </table:table-cell>
          <table:table-cell table:formula="of:=CONCATENATE([.A950];[.B950];[.C950];[.D950];[.E950];[.F950];[.G950];[.H950];[.I950];[.J950];[.K950];[.L950];[.M950])" office:value-type="string" office:string-value="{ id: 950, name: 'Leven Terrace', postcode: 'EH3 9LS', ward_id: 3, lattitude: 55.9417165, longitude: -3.2010996 },">
            <text:p>{ id: 950, name: 'Leven Terrace', postcode: 'EH3 9LS', ward_id: 3, lattitude: 55.9417165, longitude: -3.20109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51">
            <text:p>951</text:p>
          </table:table-cell>
          <table:table-cell office:value-type="string">
            <text:p>, name: '</text:p>
          </table:table-cell>
          <table:table-cell office:value-type="string">
            <text:p>Roseneath Terrace</text:p>
          </table:table-cell>
          <table:table-cell office:value-type="string">
            <text:p>', postcode: '</text:p>
          </table:table-cell>
          <table:table-cell office:value-type="string">
            <text:p>EH9 1JS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88996">
            <text:p>55.9388996</text:p>
          </table:table-cell>
          <table:table-cell office:value-type="string">
            <text:p>, longitude: </text:p>
          </table:table-cell>
          <table:table-cell office:value-type="float" office:value="-3.192518">
            <text:p>-3.192518</text:p>
          </table:table-cell>
          <table:table-cell office:value-type="string">
            <text:p><text:s/>},</text:p>
          </table:table-cell>
          <table:table-cell table:formula="of:=CONCATENATE([.A951];[.B951];[.C951];[.D951];[.E951];[.F951];[.G951];[.H951];[.I951];[.J951];[.K951];[.L951];[.M951])" office:value-type="string" office:string-value="{ id: 951, name: 'Roseneath Terrace', postcode: 'EH9 1JS', ward_id: 3, lattitude: 55.9388996, longitude: -3.192518 },">
            <text:p>{ id: 951, name: 'Roseneath Terrace', postcode: 'EH9 1JS', ward_id: 3, lattitude: 55.9388996, longitude: -3.1925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52">
            <text:p>952</text:p>
          </table:table-cell>
          <table:table-cell office:value-type="string">
            <text:p>, name: '</text:p>
          </table:table-cell>
          <table:table-cell office:value-type="string">
            <text:p>Craigievar Wynd</text:p>
          </table:table-cell>
          <table:table-cell office:value-type="string">
            <text:p>', postcode: '</text:p>
          </table:table-cell>
          <table:table-cell office:value-type="string">
            <text:p>EH12 8UE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65618">
            <text:p>55.9465618</text:p>
          </table:table-cell>
          <table:table-cell office:value-type="string">
            <text:p>, longitude: </text:p>
          </table:table-cell>
          <table:table-cell office:value-type="float" office:value="-3.3068">
            <text:p>-3.3068</text:p>
          </table:table-cell>
          <table:table-cell office:value-type="string">
            <text:p><text:s/>},</text:p>
          </table:table-cell>
          <table:table-cell table:formula="of:=CONCATENATE([.A952];[.B952];[.C952];[.D952];[.E952];[.F952];[.G952];[.H952];[.I952];[.J952];[.K952];[.L952];[.M952])" office:value-type="string" office:string-value="{ id: 952, name: 'Craigievar Wynd', postcode: 'EH12 8UE', ward_id: 9, lattitude: 55.9465618, longitude: -3.3068 },">
            <text:p>{ id: 952, name: 'Craigievar Wynd', postcode: 'EH12 8UE', ward_id: 9, lattitude: 55.9465618, longitude: -3.30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53">
            <text:p>953</text:p>
          </table:table-cell>
          <table:table-cell office:value-type="string">
            <text:p>, name: '</text:p>
          </table:table-cell>
          <table:table-cell office:value-type="string">
            <text:p>Parkgrove Terrace </text:p>
          </table:table-cell>
          <table:table-cell office:value-type="string">
            <text:p>', postcode: '</text:p>
          </table:table-cell>
          <table:table-cell office:value-type="string">
            <text:p>EH4 7NH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85798">
            <text:p>55.9585798</text:p>
          </table:table-cell>
          <table:table-cell office:value-type="string">
            <text:p>, longitude: </text:p>
          </table:table-cell>
          <table:table-cell office:value-type="float" office:value="-3.2921446">
            <text:p>-3.2921446</text:p>
          </table:table-cell>
          <table:table-cell office:value-type="string">
            <text:p><text:s/>},</text:p>
          </table:table-cell>
          <table:table-cell table:formula="of:=CONCATENATE([.A953];[.B953];[.C953];[.D953];[.E953];[.F953];[.G953];[.H953];[.I953];[.J953];[.K953];[.L953];[.M953])" office:value-type="string" office:string-value="{ id: 953, name: 'Parkgrove Terrace ', postcode: 'EH4 7NH', ward_id: 9, lattitude: 55.9585798, longitude: -3.2921446 },">
            <text:p>{ id: 953, name: 'Parkgrove Terrace ', postcode: 'EH4 7NH', ward_id: 9, lattitude: 55.9585798, longitude: -3.292144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54">
            <text:p>954</text:p>
          </table:table-cell>
          <table:table-cell office:value-type="string">
            <text:p>, name: '</text:p>
          </table:table-cell>
          <table:table-cell office:value-type="string">
            <text:p>Quarry Close</text:p>
          </table:table-cell>
          <table:table-cell office:value-type="string">
            <text:p>', postcode: '</text:p>
          </table:table-cell>
          <table:table-cell office:value-type="string">
            <text:p>EH8 9XG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41037">
            <text:p>55.9441037</text:p>
          </table:table-cell>
          <table:table-cell office:value-type="string">
            <text:p>, longitude: </text:p>
          </table:table-cell>
          <table:table-cell office:value-type="float" office:value="-3.1844352">
            <text:p>-3.1844352</text:p>
          </table:table-cell>
          <table:table-cell office:value-type="string">
            <text:p><text:s/>},</text:p>
          </table:table-cell>
          <table:table-cell table:formula="of:=CONCATENATE([.A954];[.B954];[.C954];[.D954];[.E954];[.F954];[.G954];[.H954];[.I954];[.J954];[.K954];[.L954];[.M954])" office:value-type="string" office:string-value="{ id: 954, name: 'Quarry Close', postcode: 'EH8 9XG', ward_id: 17, lattitude: 55.9441037, longitude: -3.1844352 },">
            <text:p>{ id: 954, name: 'Quarry Close', postcode: 'EH8 9XG', ward_id: 17, lattitude: 55.9441037, longitude: -3.18443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55">
            <text:p>955</text:p>
          </table:table-cell>
          <table:table-cell office:value-type="string">
            <text:p>, name: '</text:p>
          </table:table-cell>
          <table:table-cell office:value-type="string">
            <text:p>Portland Terrace</text:p>
          </table:table-cell>
          <table:table-cell office:value-type="string">
            <text:p>', postcode: '</text:p>
          </table:table-cell>
          <table:table-cell office:value-type="string">
            <text:p>EH6 4BE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77276">
            <text:p>55.9777276</text:p>
          </table:table-cell>
          <table:table-cell office:value-type="string">
            <text:p>, longitude: </text:p>
          </table:table-cell>
          <table:table-cell office:value-type="float" office:value="-3.1820475">
            <text:p>-3.1820475</text:p>
          </table:table-cell>
          <table:table-cell office:value-type="string">
            <text:p><text:s/>},</text:p>
          </table:table-cell>
          <table:table-cell table:formula="of:=CONCATENATE([.A955];[.B955];[.C955];[.D955];[.E955];[.F955];[.G955];[.H955];[.I955];[.J955];[.K955];[.L955];[.M955])" office:value-type="string" office:string-value="{ id: 955, name: 'Portland Terrace', postcode: 'EH6 4BE', ward_id: 8, lattitude: 55.9777276, longitude: -3.1820475 },">
            <text:p>{ id: 955, name: 'Portland Terrace', postcode: 'EH6 4BE', ward_id: 8, lattitude: 55.9777276, longitude: -3.18204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56">
            <text:p>956</text:p>
          </table:table-cell>
          <table:table-cell office:value-type="string">
            <text:p>, name: '</text:p>
          </table:table-cell>
          <table:table-cell office:value-type="string">
            <text:p>Auldgate Kirkliston</text:p>
          </table:table-cell>
          <table:table-cell office:value-type="string">
            <text:p>', postcode: '</text:p>
          </table:table-cell>
          <table:table-cell office:value-type="string">
            <text:p>EH29 9BD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554867">
            <text:p>55.9554867</text:p>
          </table:table-cell>
          <table:table-cell office:value-type="string">
            <text:p>, longitude: </text:p>
          </table:table-cell>
          <table:table-cell office:value-type="float" office:value="-3.3990487">
            <text:p>-3.3990487</text:p>
          </table:table-cell>
          <table:table-cell office:value-type="string">
            <text:p><text:s/>},</text:p>
          </table:table-cell>
          <table:table-cell table:formula="of:=CONCATENATE([.A956];[.B956];[.C956];[.D956];[.E956];[.F956];[.G956];[.H956];[.I956];[.J956];[.K956];[.L956];[.M956])" office:value-type="string" office:string-value="{ id: 956, name: 'Auldgate Kirkliston', postcode: 'EH29 9BD', ward_id: 14, lattitude: 55.9554867, longitude: -3.3990487 },">
            <text:p>{ id: 956, name: 'Auldgate Kirkliston', postcode: 'EH29 9BD', ward_id: 14, lattitude: 55.9554867, longitude: -3.39904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57">
            <text:p>957</text:p>
          </table:table-cell>
          <table:table-cell office:value-type="string">
            <text:p>, name: '</text:p>
          </table:table-cell>
          <table:table-cell office:value-type="string">
            <text:p>Colinton Road</text:p>
          </table:table-cell>
          <table:table-cell office:value-type="string">
            <text:p>', postcode: '</text:p>
          </table:table-cell>
          <table:table-cell office:value-type="string">
            <text:p>EH14 1BJ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224894">
            <text:p>55.9224894</text:p>
          </table:table-cell>
          <table:table-cell office:value-type="string">
            <text:p>, longitude: </text:p>
          </table:table-cell>
          <table:table-cell office:value-type="float" office:value="-3.2374809">
            <text:p>-3.2374809</text:p>
          </table:table-cell>
          <table:table-cell office:value-type="string">
            <text:p><text:s/>},</text:p>
          </table:table-cell>
          <table:table-cell table:formula="of:=CONCATENATE([.A957];[.B957];[.C957];[.D957];[.E957];[.F957];[.G957];[.H957];[.I957];[.J957];[.K957];[.L957];[.M957])" office:value-type="string" office:string-value="{ id: 957, name: 'Colinton Road', postcode: 'EH14 1BJ', ward_id: 2, lattitude: 55.9224894, longitude: -3.2374809 },">
            <text:p>{ id: 957, name: 'Colinton Road', postcode: 'EH14 1BJ', ward_id: 2, lattitude: 55.9224894, longitude: -3.23748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58">
            <text:p>958</text:p>
          </table:table-cell>
          <table:table-cell office:value-type="string">
            <text:p>, name: '</text:p>
          </table:table-cell>
          <table:table-cell office:value-type="string">
            <text:p>Ferry Road Drive</text:p>
          </table:table-cell>
          <table:table-cell office:value-type="string">
            <text:p>', postcode: '</text:p>
          </table:table-cell>
          <table:table-cell office:value-type="string">
            <text:p>EH4 4DD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12389">
            <text:p>55.9712389</text:p>
          </table:table-cell>
          <table:table-cell office:value-type="string">
            <text:p>, longitude: </text:p>
          </table:table-cell>
          <table:table-cell office:value-type="float" office:value="-3.2427176">
            <text:p>-3.2427176</text:p>
          </table:table-cell>
          <table:table-cell office:value-type="string">
            <text:p><text:s/>},</text:p>
          </table:table-cell>
          <table:table-cell table:formula="of:=CONCATENATE([.A958];[.B958];[.C958];[.D958];[.E958];[.F958];[.G958];[.H958];[.I958];[.J958];[.K958];[.L958];[.M958])" office:value-type="string" office:string-value="{ id: 958, name: 'Ferry Road Drive', postcode: 'EH4 4DD', ward_id: 7, lattitude: 55.9712389, longitude: -3.2427176 },">
            <text:p>{ id: 958, name: 'Ferry Road Drive', postcode: 'EH4 4DD', ward_id: 7, lattitude: 55.9712389, longitude: -3.24271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59">
            <text:p>959</text:p>
          </table:table-cell>
          <table:table-cell office:value-type="string">
            <text:p>, name: '</text:p>
          </table:table-cell>
          <table:table-cell office:value-type="string">
            <text:p>Heriot Place</text:p>
          </table:table-cell>
          <table:table-cell office:value-type="string">
            <text:p>', postcode: '</text:p>
          </table:table-cell>
          <table:table-cell office:value-type="string">
            <text:p>EH3 9EX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54939">
            <text:p>55.9454939</text:p>
          </table:table-cell>
          <table:table-cell office:value-type="string">
            <text:p>, longitude: </text:p>
          </table:table-cell>
          <table:table-cell office:value-type="float" office:value="-3.1957455">
            <text:p>-3.1957455</text:p>
          </table:table-cell>
          <table:table-cell office:value-type="string">
            <text:p><text:s/>},</text:p>
          </table:table-cell>
          <table:table-cell table:formula="of:=CONCATENATE([.A959];[.B959];[.C959];[.D959];[.E959];[.F959];[.G959];[.H959];[.I959];[.J959];[.K959];[.L959];[.M959])" office:value-type="string" office:string-value="{ id: 959, name: 'Heriot Place', postcode: 'EH3 9EX', ward_id: 6, lattitude: 55.9454939, longitude: -3.1957455 },">
            <text:p>{ id: 959, name: 'Heriot Place', postcode: 'EH3 9EX', ward_id: 6, lattitude: 55.9454939, longitude: -3.19574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60">
            <text:p>960</text:p>
          </table:table-cell>
          <table:table-cell office:value-type="string">
            <text:p>, name: '</text:p>
          </table:table-cell>
          <table:table-cell office:value-type="string">
            <text:p>Pennywell Cottages</text:p>
          </table:table-cell>
          <table:table-cell office:value-type="string">
            <text:p>', postcode: '</text:p>
          </table:table-cell>
          <table:table-cell office:value-type="string">
            <text:p>EH4 4HE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10143">
            <text:p>55.9710143</text:p>
          </table:table-cell>
          <table:table-cell office:value-type="string">
            <text:p>, longitude: </text:p>
          </table:table-cell>
          <table:table-cell office:value-type="float" office:value="-3.2512827">
            <text:p>-3.2512827</text:p>
          </table:table-cell>
          <table:table-cell office:value-type="string">
            <text:p><text:s/>},</text:p>
          </table:table-cell>
          <table:table-cell table:formula="of:=CONCATENATE([.A960];[.B960];[.C960];[.D960];[.E960];[.F960];[.G960];[.H960];[.I960];[.J960];[.K960];[.L960];[.M960])" office:value-type="string" office:string-value="{ id: 960, name: 'Pennywell Cottages', postcode: 'EH4 4HE', ward_id: 7, lattitude: 55.9710143, longitude: -3.2512827 },">
            <text:p>{ id: 960, name: 'Pennywell Cottages', postcode: 'EH4 4HE', ward_id: 7, lattitude: 55.9710143, longitude: -3.25128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61">
            <text:p>961</text:p>
          </table:table-cell>
          <table:table-cell office:value-type="string">
            <text:p>, name: '</text:p>
          </table:table-cell>
          <table:table-cell office:value-type="string">
            <text:p>North Leith Mill</text:p>
          </table:table-cell>
          <table:table-cell office:value-type="string">
            <text:p>', postcode: '</text:p>
          </table:table-cell>
          <table:table-cell office:value-type="string">
            <text:p>EH6 6JY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758">
            <text:p>55.97758</text:p>
          </table:table-cell>
          <table:table-cell office:value-type="string">
            <text:p>, longitude: </text:p>
          </table:table-cell>
          <table:table-cell office:value-type="float" office:value="-3.1793506">
            <text:p>-3.1793506</text:p>
          </table:table-cell>
          <table:table-cell office:value-type="string">
            <text:p><text:s/>},</text:p>
          </table:table-cell>
          <table:table-cell table:formula="of:=CONCATENATE([.A961];[.B961];[.C961];[.D961];[.E961];[.F961];[.G961];[.H961];[.I961];[.J961];[.K961];[.L961];[.M961])" office:value-type="string" office:string-value="{ id: 961, name: 'North Leith Mill', postcode: 'EH6 6JY', ward_id: 8, lattitude: 55.97758, longitude: -3.1793506 },">
            <text:p>{ id: 961, name: 'North Leith Mill', postcode: 'EH6 6JY', ward_id: 8, lattitude: 55.97758, longitude: -3.17935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62">
            <text:p>962</text:p>
          </table:table-cell>
          <table:table-cell office:value-type="string">
            <text:p>, name: '</text:p>
          </table:table-cell>
          <table:table-cell office:value-type="string">
            <text:p>Cammo Road</text:p>
          </table:table-cell>
          <table:table-cell office:value-type="string">
            <text:p>', postcode: '</text:p>
          </table:table-cell>
          <table:table-cell office:value-type="string">
            <text:p>EH4 8EE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599461">
            <text:p>55.9599461</text:p>
          </table:table-cell>
          <table:table-cell office:value-type="string">
            <text:p>, longitude: </text:p>
          </table:table-cell>
          <table:table-cell office:value-type="float" office:value="-3.3178001">
            <text:p>-3.3178001</text:p>
          </table:table-cell>
          <table:table-cell office:value-type="string">
            <text:p><text:s/>},</text:p>
          </table:table-cell>
          <table:table-cell table:formula="of:=CONCATENATE([.A962];[.B962];[.C962];[.D962];[.E962];[.F962];[.G962];[.H962];[.I962];[.J962];[.K962];[.L962];[.M962])" office:value-type="string" office:string-value="{ id: 962, name: 'Cammo Road', postcode: 'EH4 8EE', ward_id: 14, lattitude: 55.9599461, longitude: -3.3178001 },">
            <text:p>{ id: 962, name: 'Cammo Road', postcode: 'EH4 8EE', ward_id: 14, lattitude: 55.9599461, longitude: -3.317800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63">
            <text:p>963</text:p>
          </table:table-cell>
          <table:table-cell office:value-type="string">
            <text:p>, name: '</text:p>
          </table:table-cell>
          <table:table-cell office:value-type="string">
            <text:p>Craighouse Terrace</text:p>
          </table:table-cell>
          <table:table-cell office:value-type="string">
            <text:p>', postcode: '</text:p>
          </table:table-cell>
          <table:table-cell office:value-type="string">
            <text:p>EH10 5LJ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34996">
            <text:p>55.9234996</text:p>
          </table:table-cell>
          <table:table-cell office:value-type="string">
            <text:p>, longitude: </text:p>
          </table:table-cell>
          <table:table-cell office:value-type="float" office:value="-3.2229441">
            <text:p>-3.2229441</text:p>
          </table:table-cell>
          <table:table-cell office:value-type="string">
            <text:p><text:s/>},</text:p>
          </table:table-cell>
          <table:table-cell table:formula="of:=CONCATENATE([.A963];[.B963];[.C963];[.D963];[.E963];[.F963];[.G963];[.H963];[.I963];[.J963];[.K963];[.L963];[.M963])" office:value-type="string" office:string-value="{ id: 963, name: 'Craighouse Terrace', postcode: 'EH10 5LJ', ward_id: 3, lattitude: 55.9234996, longitude: -3.2229441 },">
            <text:p>{ id: 963, name: 'Craighouse Terrace', postcode: 'EH10 5LJ', ward_id: 3, lattitude: 55.9234996, longitude: -3.22294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64">
            <text:p>964</text:p>
          </table:table-cell>
          <table:table-cell office:value-type="string">
            <text:p>, name: '</text:p>
          </table:table-cell>
          <table:table-cell office:value-type="string">
            <text:p>Laurel Terrace</text:p>
          </table:table-cell>
          <table:table-cell office:value-type="string">
            <text:p>', postcode: '</text:p>
          </table:table-cell>
          <table:table-cell office:value-type="string">
            <text:p>EH11 1NY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63105">
            <text:p>55.9363105</text:p>
          </table:table-cell>
          <table:table-cell office:value-type="string">
            <text:p>, longitude: </text:p>
          </table:table-cell>
          <table:table-cell office:value-type="float" office:value="-3.2282205">
            <text:p>-3.2282205</text:p>
          </table:table-cell>
          <table:table-cell office:value-type="string">
            <text:p><text:s/>},</text:p>
          </table:table-cell>
          <table:table-cell table:formula="of:=CONCATENATE([.A964];[.B964];[.C964];[.D964];[.E964];[.F964];[.G964];[.H964];[.I964];[.J964];[.K964];[.L964];[.M964])" office:value-type="string" office:string-value="{ id: 964, name: 'Laurel Terrace', postcode: 'EH11 1NY', ward_id: 2, lattitude: 55.9363105, longitude: -3.2282205 },">
            <text:p>{ id: 964, name: 'Laurel Terrace', postcode: 'EH11 1NY', ward_id: 2, lattitude: 55.9363105, longitude: -3.22822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65">
            <text:p>965</text:p>
          </table:table-cell>
          <table:table-cell office:value-type="string">
            <text:p>, name: '</text:p>
          </table:table-cell>
          <table:table-cell office:value-type="string">
            <text:p>The Vennel</text:p>
          </table:table-cell>
          <table:table-cell office:value-type="string">
            <text:p>', postcode: '</text:p>
          </table:table-cell>
          <table:table-cell office:value-type="string">
            <text:p>EH1 2HU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65991">
            <text:p>55.9465991</text:p>
          </table:table-cell>
          <table:table-cell office:value-type="string">
            <text:p>, longitude: </text:p>
          </table:table-cell>
          <table:table-cell office:value-type="float" office:value="-3.1971614">
            <text:p>-3.1971614</text:p>
          </table:table-cell>
          <table:table-cell office:value-type="string">
            <text:p><text:s/>},</text:p>
          </table:table-cell>
          <table:table-cell table:formula="of:=CONCATENATE([.A965];[.B965];[.C965];[.D965];[.E965];[.F965];[.G965];[.H965];[.I965];[.J965];[.K965];[.L965];[.M965])" office:value-type="string" office:string-value="{ id: 965, name: 'The Vennel', postcode: 'EH1 2HU', ward_id: 6, lattitude: 55.9465991, longitude: -3.1971614 },">
            <text:p>{ id: 965, name: 'The Vennel', postcode: 'EH1 2HU', ward_id: 6, lattitude: 55.9465991, longitude: -3.19716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66">
            <text:p>966</text:p>
          </table:table-cell>
          <table:table-cell office:value-type="string">
            <text:p>, name: '</text:p>
          </table:table-cell>
          <table:table-cell office:value-type="string">
            <text:p>Waverley Park Terrace</text:p>
          </table:table-cell>
          <table:table-cell office:value-type="string">
            <text:p>', postcode: '</text:p>
          </table:table-cell>
          <table:table-cell office:value-type="string">
            <text:p>EH8 8EP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44974">
            <text:p>55.9544974</text:p>
          </table:table-cell>
          <table:table-cell office:value-type="string">
            <text:p>, longitude: </text:p>
          </table:table-cell>
          <table:table-cell office:value-type="float" office:value="-3.166867">
            <text:p>-3.166867</text:p>
          </table:table-cell>
          <table:table-cell office:value-type="string">
            <text:p><text:s/>},</text:p>
          </table:table-cell>
          <table:table-cell table:formula="of:=CONCATENATE([.A966];[.B966];[.C966];[.D966];[.E966];[.F966];[.G966];[.H966];[.I966];[.J966];[.K966];[.L966];[.M966])" office:value-type="string" office:string-value="{ id: 966, name: 'Waverley Park Terrace', postcode: 'EH8 8EP', ward_id: 6, lattitude: 55.9544974, longitude: -3.166867 },">
            <text:p>{ id: 966, name: 'Waverley Park Terrace', postcode: 'EH8 8EP', ward_id: 6, lattitude: 55.9544974, longitude: -3.1668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67">
            <text:p>967</text:p>
          </table:table-cell>
          <table:table-cell office:value-type="string">
            <text:p>, name: '</text:p>
          </table:table-cell>
          <table:table-cell office:value-type="string">
            <text:p>Frederick Street</text:p>
          </table:table-cell>
          <table:table-cell office:value-type="string">
            <text:p>', postcode: '</text:p>
          </table:table-cell>
          <table:table-cell office:value-type="string">
            <text:p>EH2 1EX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28867">
            <text:p>55.9528867</text:p>
          </table:table-cell>
          <table:table-cell office:value-type="string">
            <text:p>, longitude: </text:p>
          </table:table-cell>
          <table:table-cell office:value-type="float" office:value="-3.2003881">
            <text:p>-3.2003881</text:p>
          </table:table-cell>
          <table:table-cell office:value-type="string">
            <text:p><text:s/>},</text:p>
          </table:table-cell>
          <table:table-cell table:formula="of:=CONCATENATE([.A967];[.B967];[.C967];[.D967];[.E967];[.F967];[.G967];[.H967];[.I967];[.J967];[.K967];[.L967];[.M967])" office:value-type="string" office:string-value="{ id: 967, name: 'Frederick Street', postcode: 'EH2 1EX', ward_id: 6, lattitude: 55.9528867, longitude: -3.2003881 },">
            <text:p>{ id: 967, name: 'Frederick Street', postcode: 'EH2 1EX', ward_id: 6, lattitude: 55.9528867, longitude: -3.20038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68">
            <text:p>968</text:p>
          </table:table-cell>
          <table:table-cell office:value-type="string">
            <text:p>, name: '</text:p>
          </table:table-cell>
          <table:table-cell office:value-type="string">
            <text:p>Cramond Avenue</text:p>
          </table:table-cell>
          <table:table-cell office:value-type="string">
            <text:p>', postcode: '</text:p>
          </table:table-cell>
          <table:table-cell office:value-type="string">
            <text:p>EH4 6NF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36409">
            <text:p>55.9736409</text:p>
          </table:table-cell>
          <table:table-cell office:value-type="string">
            <text:p>, longitude: </text:p>
          </table:table-cell>
          <table:table-cell office:value-type="float" office:value="-3.2989343">
            <text:p>-3.2989343</text:p>
          </table:table-cell>
          <table:table-cell office:value-type="string">
            <text:p><text:s/>},</text:p>
          </table:table-cell>
          <table:table-cell table:formula="of:=CONCATENATE([.A968];[.B968];[.C968];[.D968];[.E968];[.F968];[.G968];[.H968];[.I968];[.J968];[.K968];[.L968];[.M968])" office:value-type="string" office:string-value="{ id: 968, name: 'Cramond Avenue', postcode: 'EH4 6NF', ward_id: 14, lattitude: 55.9736409, longitude: -3.2989343 },">
            <text:p>{ id: 968, name: 'Cramond Avenue', postcode: 'EH4 6NF', ward_id: 14, lattitude: 55.9736409, longitude: -3.29893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69">
            <text:p>969</text:p>
          </table:table-cell>
          <table:table-cell office:value-type="string">
            <text:p>, name: '</text:p>
          </table:table-cell>
          <table:table-cell office:value-type="string">
            <text:p>Hyvot Green</text:p>
          </table:table-cell>
          <table:table-cell office:value-type="string">
            <text:p>', postcode: '</text:p>
          </table:table-cell>
          <table:table-cell office:value-type="string">
            <text:p>EH17 8PH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29484">
            <text:p>55.9029484</text:p>
          </table:table-cell>
          <table:table-cell office:value-type="string">
            <text:p>, longitude: </text:p>
          </table:table-cell>
          <table:table-cell office:value-type="float" office:value="-3.1393039">
            <text:p>-3.1393039</text:p>
          </table:table-cell>
          <table:table-cell office:value-type="string">
            <text:p><text:s/>},</text:p>
          </table:table-cell>
          <table:table-cell table:formula="of:=CONCATENATE([.A969];[.B969];[.C969];[.D969];[.E969];[.F969];[.G969];[.H969];[.I969];[.J969];[.K969];[.L969];[.M969])" office:value-type="string" office:string-value="{ id: 969, name: 'Hyvot Green', postcode: 'EH17 8PH', ward_id: 16, lattitude: 55.9029484, longitude: -3.1393039 },">
            <text:p>{ id: 969, name: 'Hyvot Green', postcode: 'EH17 8PH', ward_id: 16, lattitude: 55.9029484, longitude: -3.13930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70">
            <text:p>970</text:p>
          </table:table-cell>
          <table:table-cell office:value-type="string">
            <text:p>, name: '</text:p>
          </table:table-cell>
          <table:table-cell office:value-type="string">
            <text:p>Craigmount Gardens</text:p>
          </table:table-cell>
          <table:table-cell office:value-type="string">
            <text:p>', postcode: '</text:p>
          </table:table-cell>
          <table:table-cell office:value-type="string">
            <text:p>EH12 8EB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64086">
            <text:p>55.9464086</text:p>
          </table:table-cell>
          <table:table-cell office:value-type="string">
            <text:p>, longitude: </text:p>
          </table:table-cell>
          <table:table-cell office:value-type="float" office:value="-3.2980087">
            <text:p>-3.2980087</text:p>
          </table:table-cell>
          <table:table-cell office:value-type="string">
            <text:p><text:s/>},</text:p>
          </table:table-cell>
          <table:table-cell table:formula="of:=CONCATENATE([.A970];[.B970];[.C970];[.D970];[.E970];[.F970];[.G970];[.H970];[.I970];[.J970];[.K970];[.L970];[.M970])" office:value-type="string" office:string-value="{ id: 970, name: 'Craigmount Gardens', postcode: 'EH12 8EB', ward_id: 9, lattitude: 55.9464086, longitude: -3.2980087 },">
            <text:p>{ id: 970, name: 'Craigmount Gardens', postcode: 'EH12 8EB', ward_id: 9, lattitude: 55.9464086, longitude: -3.29800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71">
            <text:p>971</text:p>
          </table:table-cell>
          <table:table-cell office:value-type="string">
            <text:p>, name: '</text:p>
          </table:table-cell>
          <table:table-cell office:value-type="string">
            <text:p>Upper Dean Terr</text:p>
          </table:table-cell>
          <table:table-cell office:value-type="string">
            <text:p>', postcode: '</text:p>
          </table:table-cell>
          <table:table-cell office:value-type="string">
            <text:p>EH4 1NU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59696">
            <text:p>55.9559696</text:p>
          </table:table-cell>
          <table:table-cell office:value-type="string">
            <text:p>, longitude: </text:p>
          </table:table-cell>
          <table:table-cell office:value-type="float" office:value="-3.211505">
            <text:p>-3.211505</text:p>
          </table:table-cell>
          <table:table-cell office:value-type="string">
            <text:p><text:s/>},</text:p>
          </table:table-cell>
          <table:table-cell table:formula="of:=CONCATENATE([.A971];[.B971];[.C971];[.D971];[.E971];[.F971];[.G971];[.H971];[.I971];[.J971];[.K971];[.L971];[.M971])" office:value-type="string" office:string-value="{ id: 971, name: 'Upper Dean Terr', postcode: 'EH4 1NU', ward_id: 4, lattitude: 55.9559696, longitude: -3.211505 },">
            <text:p>{ id: 971, name: 'Upper Dean Terr', postcode: 'EH4 1NU', ward_id: 4, lattitude: 55.9559696, longitude: -3.2115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72">
            <text:p>972</text:p>
          </table:table-cell>
          <table:table-cell office:value-type="string">
            <text:p>, name: '</text:p>
          </table:table-cell>
          <table:table-cell office:value-type="string">
            <text:p>Moredunvale Loan Path</text:p>
          </table:table-cell>
          <table:table-cell office:value-type="string">
            <text:p>', postcode: '</text:p>
          </table:table-cell>
          <table:table-cell office:value-type="string">
            <text:p>EH17 7RJ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61762">
            <text:p>55.9161762</text:p>
          </table:table-cell>
          <table:table-cell office:value-type="string">
            <text:p>, longitude: </text:p>
          </table:table-cell>
          <table:table-cell office:value-type="float" office:value="-3.1422304">
            <text:p>-3.1422304</text:p>
          </table:table-cell>
          <table:table-cell office:value-type="string">
            <text:p><text:s/>},</text:p>
          </table:table-cell>
          <table:table-cell table:formula="of:=CONCATENATE([.A972];[.B972];[.C972];[.D972];[.E972];[.F972];[.G972];[.H972];[.I972];[.J972];[.K972];[.L972];[.M972])" office:value-type="string" office:string-value="{ id: 972, name: 'Moredunvale Loan Path', postcode: 'EH17 7RJ', ward_id: 16, lattitude: 55.9161762, longitude: -3.1422304 },">
            <text:p>{ id: 972, name: 'Moredunvale Loan Path', postcode: 'EH17 7RJ', ward_id: 16, lattitude: 55.9161762, longitude: -3.14223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73">
            <text:p>973</text:p>
          </table:table-cell>
          <table:table-cell office:value-type="string">
            <text:p>, name: '</text:p>
          </table:table-cell>
          <table:table-cell office:value-type="string">
            <text:p>Buckstone Gardens</text:p>
          </table:table-cell>
          <table:table-cell office:value-type="string">
            <text:p>', postcode: '</text:p>
          </table:table-cell>
          <table:table-cell office:value-type="string">
            <text:p>EH10 6QD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73288">
            <text:p>55.9073288</text:p>
          </table:table-cell>
          <table:table-cell office:value-type="string">
            <text:p>, longitude: </text:p>
          </table:table-cell>
          <table:table-cell office:value-type="float" office:value="-3.2072978">
            <text:p>-3.2072978</text:p>
          </table:table-cell>
          <table:table-cell office:value-type="string">
            <text:p><text:s/>},</text:p>
          </table:table-cell>
          <table:table-cell table:formula="of:=CONCATENATE([.A973];[.B973];[.C973];[.D973];[.E973];[.F973];[.G973];[.H973];[.I973];[.J973];[.K973];[.L973];[.M973])" office:value-type="string" office:string-value="{ id: 973, name: 'Buckstone Gardens', postcode: 'EH10 6QD', ward_id: 5, lattitude: 55.9073288, longitude: -3.2072978 },">
            <text:p>{ id: 973, name: 'Buckstone Gardens', postcode: 'EH10 6QD', ward_id: 5, lattitude: 55.9073288, longitude: -3.20729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74">
            <text:p>974</text:p>
          </table:table-cell>
          <table:table-cell office:value-type="string">
            <text:p>, name: '</text:p>
          </table:table-cell>
          <table:table-cell office:value-type="string">
            <text:p>Colinton Grove West</text:p>
          </table:table-cell>
          <table:table-cell office:value-type="string">
            <text:p>', postcode: '</text:p>
          </table:table-cell>
          <table:table-cell office:value-type="string">
            <text:p>EH14 1DF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248014">
            <text:p>55.9248014</text:p>
          </table:table-cell>
          <table:table-cell office:value-type="string">
            <text:p>, longitude: </text:p>
          </table:table-cell>
          <table:table-cell office:value-type="float" office:value="-3.2367318">
            <text:p>-3.2367318</text:p>
          </table:table-cell>
          <table:table-cell office:value-type="string">
            <text:p><text:s/>},</text:p>
          </table:table-cell>
          <table:table-cell table:formula="of:=CONCATENATE([.A974];[.B974];[.C974];[.D974];[.E974];[.F974];[.G974];[.H974];[.I974];[.J974];[.K974];[.L974];[.M974])" office:value-type="string" office:string-value="{ id: 974, name: 'Colinton Grove West', postcode: 'EH14 1DF', ward_id: 2, lattitude: 55.9248014, longitude: -3.2367318 },">
            <text:p>{ id: 974, name: 'Colinton Grove West', postcode: 'EH14 1DF', ward_id: 2, lattitude: 55.9248014, longitude: -3.23673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75">
            <text:p>975</text:p>
          </table:table-cell>
          <table:table-cell office:value-type="string">
            <text:p>, name: '</text:p>
          </table:table-cell>
          <table:table-cell office:value-type="string">
            <text:p>Southhouse Crescent</text:p>
          </table:table-cell>
          <table:table-cell office:value-type="string">
            <text:p>', postcode: '</text:p>
          </table:table-cell>
          <table:table-cell office:value-type="string">
            <text:p>EH17 8DL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8992298">
            <text:p>55.8992298</text:p>
          </table:table-cell>
          <table:table-cell office:value-type="string">
            <text:p>, longitude: </text:p>
          </table:table-cell>
          <table:table-cell office:value-type="float" office:value="-3.153596">
            <text:p>-3.153596</text:p>
          </table:table-cell>
          <table:table-cell office:value-type="string">
            <text:p><text:s/>},</text:p>
          </table:table-cell>
          <table:table-cell table:formula="of:=CONCATENATE([.A975];[.B975];[.C975];[.D975];[.E975];[.F975];[.G975];[.H975];[.I975];[.J975];[.K975];[.L975];[.M975])" office:value-type="string" office:string-value="{ id: 975, name: 'Southhouse Crescent', postcode: 'EH17 8DL', ward_id: 16, lattitude: 55.8992298, longitude: -3.153596 },">
            <text:p>{ id: 975, name: 'Southhouse Crescent', postcode: 'EH17 8DL', ward_id: 16, lattitude: 55.8992298, longitude: -3.1535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76">
            <text:p>976</text:p>
          </table:table-cell>
          <table:table-cell office:value-type="string">
            <text:p>, name: '</text:p>
          </table:table-cell>
          <table:table-cell office:value-type="string">
            <text:p>Barony Street</text:p>
          </table:table-cell>
          <table:table-cell office:value-type="string">
            <text:p>', postcode: '</text:p>
          </table:table-cell>
          <table:table-cell office:value-type="string">
            <text:p>EH3 6NY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80244">
            <text:p>55.9580244</text:p>
          </table:table-cell>
          <table:table-cell office:value-type="string">
            <text:p>, longitude: </text:p>
          </table:table-cell>
          <table:table-cell office:value-type="float" office:value="-3.1911296">
            <text:p>-3.1911296</text:p>
          </table:table-cell>
          <table:table-cell office:value-type="string">
            <text:p><text:s/>},</text:p>
          </table:table-cell>
          <table:table-cell table:formula="of:=CONCATENATE([.A976];[.B976];[.C976];[.D976];[.E976];[.F976];[.G976];[.H976];[.I976];[.J976];[.K976];[.L976];[.M976])" office:value-type="string" office:string-value="{ id: 976, name: 'Barony Street', postcode: 'EH3 6NY', ward_id: 6, lattitude: 55.9580244, longitude: -3.1911296 },">
            <text:p>{ id: 976, name: 'Barony Street', postcode: 'EH3 6NY', ward_id: 6, lattitude: 55.9580244, longitude: -3.19112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77">
            <text:p>977</text:p>
          </table:table-cell>
          <table:table-cell office:value-type="string">
            <text:p>, name: '</text:p>
          </table:table-cell>
          <table:table-cell office:value-type="string">
            <text:p>Wilton Road</text:p>
          </table:table-cell>
          <table:table-cell office:value-type="string">
            <text:p>', postcode: '</text:p>
          </table:table-cell>
          <table:table-cell office:value-type="string">
            <text:p>EH16 5NX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69524">
            <text:p>55.9269524</text:p>
          </table:table-cell>
          <table:table-cell office:value-type="string">
            <text:p>, longitude: </text:p>
          </table:table-cell>
          <table:table-cell office:value-type="float" office:value="-3.1704533">
            <text:p>-3.1704533</text:p>
          </table:table-cell>
          <table:table-cell office:value-type="string">
            <text:p><text:s/>},</text:p>
          </table:table-cell>
          <table:table-cell table:formula="of:=CONCATENATE([.A977];[.B977];[.C977];[.D977];[.E977];[.F977];[.G977];[.H977];[.I977];[.J977];[.K977];[.L977];[.M977])" office:value-type="string" office:string-value="{ id: 977, name: 'Wilton Road', postcode: 'EH16 5NX', ward_id: 17, lattitude: 55.9269524, longitude: -3.1704533 },">
            <text:p>{ id: 977, name: 'Wilton Road', postcode: 'EH16 5NX', ward_id: 17, lattitude: 55.9269524, longitude: -3.17045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78">
            <text:p>978</text:p>
          </table:table-cell>
          <table:table-cell office:value-type="string">
            <text:p>, name: '</text:p>
          </table:table-cell>
          <table:table-cell office:value-type="string">
            <text:p>Greenbank Avenue</text:p>
          </table:table-cell>
          <table:table-cell office:value-type="string">
            <text:p>', postcode: '</text:p>
          </table:table-cell>
          <table:table-cell office:value-type="string">
            <text:p>EH10 5RD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198579">
            <text:p>55.9198579</text:p>
          </table:table-cell>
          <table:table-cell office:value-type="string">
            <text:p>, longitude: </text:p>
          </table:table-cell>
          <table:table-cell office:value-type="float" office:value="-3.2132773">
            <text:p>-3.2132773</text:p>
          </table:table-cell>
          <table:table-cell office:value-type="string">
            <text:p><text:s/>},</text:p>
          </table:table-cell>
          <table:table-cell table:formula="of:=CONCATENATE([.A978];[.B978];[.C978];[.D978];[.E978];[.F978];[.G978];[.H978];[.I978];[.J978];[.K978];[.L978];[.M978])" office:value-type="string" office:string-value="{ id: 978, name: 'Greenbank Avenue', postcode: 'EH10 5RD', ward_id: 3, lattitude: 55.9198579, longitude: -3.2132773 },">
            <text:p>{ id: 978, name: 'Greenbank Avenue', postcode: 'EH10 5RD', ward_id: 3, lattitude: 55.9198579, longitude: -3.21327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79">
            <text:p>979</text:p>
          </table:table-cell>
          <table:table-cell office:value-type="string">
            <text:p>, name: '</text:p>
          </table:table-cell>
          <table:table-cell office:value-type="string">
            <text:p>Coltbridge Gardens</text:p>
          </table:table-cell>
          <table:table-cell office:value-type="string">
            <text:p>', postcode: '</text:p>
          </table:table-cell>
          <table:table-cell office:value-type="string">
            <text:p>EH12 6AQ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490159">
            <text:p>55.9490159</text:p>
          </table:table-cell>
          <table:table-cell office:value-type="string">
            <text:p>, longitude: </text:p>
          </table:table-cell>
          <table:table-cell office:value-type="float" office:value="-3.2326681">
            <text:p>-3.2326681</text:p>
          </table:table-cell>
          <table:table-cell office:value-type="string">
            <text:p><text:s/>},</text:p>
          </table:table-cell>
          <table:table-cell table:formula="of:=CONCATENATE([.A979];[.B979];[.C979];[.D979];[.E979];[.F979];[.G979];[.H979];[.I979];[.J979];[.K979];[.L979];[.M979])" office:value-type="string" office:string-value="{ id: 979, name: 'Coltbridge Gardens', postcode: 'EH12 6AQ', ward_id: 4, lattitude: 55.9490159, longitude: -3.2326681 },">
            <text:p>{ id: 979, name: 'Coltbridge Gardens', postcode: 'EH12 6AQ', ward_id: 4, lattitude: 55.9490159, longitude: -3.23266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80">
            <text:p>980</text:p>
          </table:table-cell>
          <table:table-cell office:value-type="string">
            <text:p>, name: '</text:p>
          </table:table-cell>
          <table:table-cell office:value-type="string">
            <text:p>Drum Brae Terrace</text:p>
          </table:table-cell>
          <table:table-cell office:value-type="string">
            <text:p>', postcode: '</text:p>
          </table:table-cell>
          <table:table-cell office:value-type="string">
            <text:p>EH4 7SF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55471">
            <text:p>55.9555471</text:p>
          </table:table-cell>
          <table:table-cell office:value-type="string">
            <text:p>, longitude: </text:p>
          </table:table-cell>
          <table:table-cell office:value-type="float" office:value="-3.2932905">
            <text:p>-3.2932905</text:p>
          </table:table-cell>
          <table:table-cell office:value-type="string">
            <text:p><text:s/>},</text:p>
          </table:table-cell>
          <table:table-cell table:formula="of:=CONCATENATE([.A980];[.B980];[.C980];[.D980];[.E980];[.F980];[.G980];[.H980];[.I980];[.J980];[.K980];[.L980];[.M980])" office:value-type="string" office:string-value="{ id: 980, name: 'Drum Brae Terrace', postcode: 'EH4 7SF', ward_id: 9, lattitude: 55.9555471, longitude: -3.2932905 },">
            <text:p>{ id: 980, name: 'Drum Brae Terrace', postcode: 'EH4 7SF', ward_id: 9, lattitude: 55.9555471, longitude: -3.29329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81">
            <text:p>981</text:p>
          </table:table-cell>
          <table:table-cell office:value-type="string">
            <text:p>, name: '</text:p>
          </table:table-cell>
          <table:table-cell office:value-type="string">
            <text:p>Observatory Road</text:p>
          </table:table-cell>
          <table:table-cell office:value-type="string">
            <text:p>', postcode: '</text:p>
          </table:table-cell>
          <table:table-cell office:value-type="string">
            <text:p>EH9 3HE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38861">
            <text:p>55.9238861</text:p>
          </table:table-cell>
          <table:table-cell office:value-type="string">
            <text:p>, longitude: </text:p>
          </table:table-cell>
          <table:table-cell office:value-type="float" office:value="-3.1863817">
            <text:p>-3.1863817</text:p>
          </table:table-cell>
          <table:table-cell office:value-type="string">
            <text:p><text:s/>},</text:p>
          </table:table-cell>
          <table:table-cell table:formula="of:=CONCATENATE([.A981];[.B981];[.C981];[.D981];[.E981];[.F981];[.G981];[.H981];[.I981];[.J981];[.K981];[.L981];[.M981])" office:value-type="string" office:string-value="{ id: 981, name: 'Observatory Road', postcode: 'EH9 3HE', ward_id: 17, lattitude: 55.9238861, longitude: -3.1863817 },">
            <text:p>{ id: 981, name: 'Observatory Road', postcode: 'EH9 3HE', ward_id: 17, lattitude: 55.9238861, longitude: -3.18638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82">
            <text:p>982</text:p>
          </table:table-cell>
          <table:table-cell office:value-type="string">
            <text:p>, name: '</text:p>
          </table:table-cell>
          <table:table-cell office:value-type="string">
            <text:p>Moredunvale View Path</text:p>
          </table:table-cell>
          <table:table-cell office:value-type="string">
            <text:p>', postcode: '</text:p>
          </table:table-cell>
          <table:table-cell office:value-type="string">
            <text:p>EH17 7JS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3741">
            <text:p>55.913741</text:p>
          </table:table-cell>
          <table:table-cell office:value-type="string">
            <text:p>, longitude: </text:p>
          </table:table-cell>
          <table:table-cell office:value-type="float" office:value="-3.1416026">
            <text:p>-3.1416026</text:p>
          </table:table-cell>
          <table:table-cell office:value-type="string">
            <text:p><text:s/>},</text:p>
          </table:table-cell>
          <table:table-cell table:formula="of:=CONCATENATE([.A982];[.B982];[.C982];[.D982];[.E982];[.F982];[.G982];[.H982];[.I982];[.J982];[.K982];[.L982];[.M982])" office:value-type="string" office:string-value="{ id: 982, name: 'Moredunvale View Path', postcode: 'EH17 7JS', ward_id: 16, lattitude: 55.913741, longitude: -3.1416026 },">
            <text:p>{ id: 982, name: 'Moredunvale View Path', postcode: 'EH17 7JS', ward_id: 16, lattitude: 55.913741, longitude: -3.141602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83">
            <text:p>983</text:p>
          </table:table-cell>
          <table:table-cell office:value-type="string">
            <text:p>, name: '</text:p>
          </table:table-cell>
          <table:table-cell office:value-type="string">
            <text:p>Seafield Place</text:p>
          </table:table-cell>
          <table:table-cell office:value-type="string">
            <text:p>', postcode: '</text:p>
          </table:table-cell>
          <table:table-cell office:value-type="string">
            <text:p>EH6 7LE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10185">
            <text:p>55.9710185</text:p>
          </table:table-cell>
          <table:table-cell office:value-type="string">
            <text:p>, longitude: </text:p>
          </table:table-cell>
          <table:table-cell office:value-type="float" office:value="-3.1519814">
            <text:p>-3.1519814</text:p>
          </table:table-cell>
          <table:table-cell office:value-type="string">
            <text:p><text:s/>},</text:p>
          </table:table-cell>
          <table:table-cell table:formula="of:=CONCATENATE([.A983];[.B983];[.C983];[.D983];[.E983];[.F983];[.G983];[.H983];[.I983];[.J983];[.K983];[.L983];[.M983])" office:value-type="string" office:string-value="{ id: 983, name: 'Seafield Place', postcode: 'EH6 7LE', ward_id: 8, lattitude: 55.9710185, longitude: -3.1519814 },">
            <text:p>{ id: 983, name: 'Seafield Place', postcode: 'EH6 7LE', ward_id: 8, lattitude: 55.9710185, longitude: -3.15198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84">
            <text:p>984</text:p>
          </table:table-cell>
          <table:table-cell office:value-type="string">
            <text:p>, name: '</text:p>
          </table:table-cell>
          <table:table-cell office:value-type="string">
            <text:p>Winton Drive</text:p>
          </table:table-cell>
          <table:table-cell office:value-type="string">
            <text:p>', postcode: '</text:p>
          </table:table-cell>
          <table:table-cell office:value-type="string">
            <text:p>EH10 7ES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8980478">
            <text:p>55.8980478</text:p>
          </table:table-cell>
          <table:table-cell office:value-type="string">
            <text:p>, longitude: </text:p>
          </table:table-cell>
          <table:table-cell office:value-type="float" office:value="-3.200356">
            <text:p>-3.200356</text:p>
          </table:table-cell>
          <table:table-cell office:value-type="string">
            <text:p><text:s/>},</text:p>
          </table:table-cell>
          <table:table-cell table:formula="of:=CONCATENATE([.A984];[.B984];[.C984];[.D984];[.E984];[.F984];[.G984];[.H984];[.I984];[.J984];[.K984];[.L984];[.M984])" office:value-type="string" office:string-value="{ id: 984, name: 'Winton Drive', postcode: 'EH10 7ES', ward_id: 5, lattitude: 55.8980478, longitude: -3.200356 },">
            <text:p>{ id: 984, name: 'Winton Drive', postcode: 'EH10 7ES', ward_id: 5, lattitude: 55.8980478, longitude: -3.2003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85">
            <text:p>985</text:p>
          </table:table-cell>
          <table:table-cell office:value-type="string">
            <text:p>, name: '</text:p>
          </table:table-cell>
          <table:table-cell office:value-type="string">
            <text:p>St. Ninians Road</text:p>
          </table:table-cell>
          <table:table-cell office:value-type="string">
            <text:p>', postcode: '</text:p>
          </table:table-cell>
          <table:table-cell office:value-type="string">
            <text:p>EH12 8AW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37098">
            <text:p>55.9437098</text:p>
          </table:table-cell>
          <table:table-cell office:value-type="string">
            <text:p>, longitude: </text:p>
          </table:table-cell>
          <table:table-cell office:value-type="float" office:value="-3.2843847">
            <text:p>-3.2843847</text:p>
          </table:table-cell>
          <table:table-cell office:value-type="string">
            <text:p><text:s/>},</text:p>
          </table:table-cell>
          <table:table-cell table:formula="of:=CONCATENATE([.A985];[.B985];[.C985];[.D985];[.E985];[.F985];[.G985];[.H985];[.I985];[.J985];[.K985];[.L985];[.M985])" office:value-type="string" office:string-value="{ id: 985, name: 'St. Ninians Road', postcode: 'EH12 8AW', ward_id: 15, lattitude: 55.9437098, longitude: -3.2843847 },">
            <text:p>{ id: 985, name: 'St. Ninians Road', postcode: 'EH12 8AW', ward_id: 15, lattitude: 55.9437098, longitude: -3.28438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86">
            <text:p>986</text:p>
          </table:table-cell>
          <table:table-cell office:value-type="string">
            <text:p>, name: '</text:p>
          </table:table-cell>
          <table:table-cell office:value-type="string">
            <text:p>Learmonth Terrace Lane</text:p>
          </table:table-cell>
          <table:table-cell office:value-type="string">
            <text:p>', postcode: '</text:p>
          </table:table-cell>
          <table:table-cell office:value-type="string">
            <text:p>EH4 1EY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59837">
            <text:p>55.9559837</text:p>
          </table:table-cell>
          <table:table-cell office:value-type="string">
            <text:p>, longitude: </text:p>
          </table:table-cell>
          <table:table-cell office:value-type="float" office:value="-3.2178414">
            <text:p>-3.2178414</text:p>
          </table:table-cell>
          <table:table-cell office:value-type="string">
            <text:p><text:s/>},</text:p>
          </table:table-cell>
          <table:table-cell table:formula="of:=CONCATENATE([.A986];[.B986];[.C986];[.D986];[.E986];[.F986];[.G986];[.H986];[.I986];[.J986];[.K986];[.L986];[.M986])" office:value-type="string" office:string-value="{ id: 986, name: 'Learmonth Terrace Lane', postcode: 'EH4 1EY', ward_id: 4, lattitude: 55.9559837, longitude: -3.2178414 },">
            <text:p>{ id: 986, name: 'Learmonth Terrace Lane', postcode: 'EH4 1EY', ward_id: 4, lattitude: 55.9559837, longitude: -3.21784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87">
            <text:p>987</text:p>
          </table:table-cell>
          <table:table-cell office:value-type="string">
            <text:p>, name: '</text:p>
          </table:table-cell>
          <table:table-cell office:value-type="string">
            <text:p>Harrison Gardens</text:p>
          </table:table-cell>
          <table:table-cell office:value-type="string">
            <text:p>', postcode: '</text:p>
          </table:table-cell>
          <table:table-cell office:value-type="string">
            <text:p>EH11 1SF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43729">
            <text:p>55.9343729</text:p>
          </table:table-cell>
          <table:table-cell office:value-type="string">
            <text:p>, longitude: </text:p>
          </table:table-cell>
          <table:table-cell office:value-type="float" office:value="-3.2279691">
            <text:p>-3.2279691</text:p>
          </table:table-cell>
          <table:table-cell office:value-type="string">
            <text:p><text:s/>},</text:p>
          </table:table-cell>
          <table:table-cell table:formula="of:=CONCATENATE([.A987];[.B987];[.C987];[.D987];[.E987];[.F987];[.G987];[.H987];[.I987];[.J987];[.K987];[.L987];[.M987])" office:value-type="string" office:string-value="{ id: 987, name: 'Harrison Gardens', postcode: 'EH11 1SF', ward_id: 2, lattitude: 55.9343729, longitude: -3.2279691 },">
            <text:p>{ id: 987, name: 'Harrison Gardens', postcode: 'EH11 1SF', ward_id: 2, lattitude: 55.9343729, longitude: -3.22796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88">
            <text:p>988</text:p>
          </table:table-cell>
          <table:table-cell office:value-type="string">
            <text:p>, name: '</text:p>
          </table:table-cell>
          <table:table-cell office:value-type="string">
            <text:p>Maitland Road</text:p>
          </table:table-cell>
          <table:table-cell office:value-type="string">
            <text:p>', postcode: '</text:p>
          </table:table-cell>
          <table:table-cell office:value-type="string">
            <text:p>EH29 9BS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569664">
            <text:p>55.9569664</text:p>
          </table:table-cell>
          <table:table-cell office:value-type="string">
            <text:p>, longitude: </text:p>
          </table:table-cell>
          <table:table-cell office:value-type="float" office:value="-3.405372">
            <text:p>-3.405372</text:p>
          </table:table-cell>
          <table:table-cell office:value-type="string">
            <text:p><text:s/>},</text:p>
          </table:table-cell>
          <table:table-cell table:formula="of:=CONCATENATE([.A988];[.B988];[.C988];[.D988];[.E988];[.F988];[.G988];[.H988];[.I988];[.J988];[.K988];[.L988];[.M988])" office:value-type="string" office:string-value="{ id: 988, name: 'Maitland Road', postcode: 'EH29 9BS', ward_id: 14, lattitude: 55.9569664, longitude: -3.405372 },">
            <text:p>{ id: 988, name: 'Maitland Road', postcode: 'EH29 9BS', ward_id: 14, lattitude: 55.9569664, longitude: -3.40537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89">
            <text:p>989</text:p>
          </table:table-cell>
          <table:table-cell office:value-type="string">
            <text:p>, name: '</text:p>
          </table:table-cell>
          <table:table-cell office:value-type="string">
            <text:p>House O'Hill Crescent</text:p>
          </table:table-cell>
          <table:table-cell office:value-type="string">
            <text:p>', postcode: '</text:p>
          </table:table-cell>
          <table:table-cell office:value-type="string">
            <text:p>EH4 5DH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23875">
            <text:p>55.9623875</text:p>
          </table:table-cell>
          <table:table-cell office:value-type="string">
            <text:p>, longitude: </text:p>
          </table:table-cell>
          <table:table-cell office:value-type="float" office:value="-3.2619441">
            <text:p>-3.2619441</text:p>
          </table:table-cell>
          <table:table-cell office:value-type="string">
            <text:p><text:s/>},</text:p>
          </table:table-cell>
          <table:table-cell table:formula="of:=CONCATENATE([.A989];[.B989];[.C989];[.D989];[.E989];[.F989];[.G989];[.H989];[.I989];[.J989];[.K989];[.L989];[.M989])" office:value-type="string" office:string-value="{ id: 989, name: 'House O'Hill Crescent', postcode: 'EH4 5DH', ward_id: 4, lattitude: 55.9623875, longitude: -3.2619441 },">
            <text:p>{ id: 989, name: 'House O'Hill Crescent', postcode: 'EH4 5DH', ward_id: 4, lattitude: 55.9623875, longitude: -3.26194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90">
            <text:p>990</text:p>
          </table:table-cell>
          <table:table-cell office:value-type="string">
            <text:p>, name: '</text:p>
          </table:table-cell>
          <table:table-cell office:value-type="string">
            <text:p>Scotsman Steps</text:p>
          </table:table-cell>
          <table:table-cell office:value-type="string">
            <text:p>', postcode: '</text:p>
          </table:table-cell>
          <table:table-cell office:value-type="string">
            <text:p>EH8 8BA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09132">
            <text:p>55.9509132</text:p>
          </table:table-cell>
          <table:table-cell office:value-type="string">
            <text:p>, longitude: </text:p>
          </table:table-cell>
          <table:table-cell office:value-type="float" office:value="-3.1765239">
            <text:p>-3.1765239</text:p>
          </table:table-cell>
          <table:table-cell office:value-type="string">
            <text:p><text:s/>},</text:p>
          </table:table-cell>
          <table:table-cell table:formula="of:=CONCATENATE([.A990];[.B990];[.C990];[.D990];[.E990];[.F990];[.G990];[.H990];[.I990];[.J990];[.K990];[.L990];[.M990])" office:value-type="string" office:string-value="{ id: 990, name: 'Scotsman Steps', postcode: 'EH8 8BA', ward_id: 6, lattitude: 55.9509132, longitude: -3.1765239 },">
            <text:p>{ id: 990, name: 'Scotsman Steps', postcode: 'EH8 8BA', ward_id: 6, lattitude: 55.9509132, longitude: -3.17652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91">
            <text:p>991</text:p>
          </table:table-cell>
          <table:table-cell office:value-type="string">
            <text:p>, name: '</text:p>
          </table:table-cell>
          <table:table-cell office:value-type="string">
            <text:p>Falcon Avenue</text:p>
          </table:table-cell>
          <table:table-cell office:value-type="string">
            <text:p>', postcode: '</text:p>
          </table:table-cell>
          <table:table-cell office:value-type="string">
            <text:p>EH10 4AN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01343">
            <text:p>55.9301343</text:p>
          </table:table-cell>
          <table:table-cell office:value-type="string">
            <text:p>, longitude: </text:p>
          </table:table-cell>
          <table:table-cell office:value-type="float" office:value="-3.207589">
            <text:p>-3.207589</text:p>
          </table:table-cell>
          <table:table-cell office:value-type="string">
            <text:p><text:s/>},</text:p>
          </table:table-cell>
          <table:table-cell table:formula="of:=CONCATENATE([.A991];[.B991];[.C991];[.D991];[.E991];[.F991];[.G991];[.H991];[.I991];[.J991];[.K991];[.L991];[.M991])" office:value-type="string" office:string-value="{ id: 991, name: 'Falcon Avenue', postcode: 'EH10 4AN', ward_id: 3, lattitude: 55.9301343, longitude: -3.207589 },">
            <text:p>{ id: 991, name: 'Falcon Avenue', postcode: 'EH10 4AN', ward_id: 3, lattitude: 55.9301343, longitude: -3.20758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92">
            <text:p>992</text:p>
          </table:table-cell>
          <table:table-cell office:value-type="string">
            <text:p>, name: '</text:p>
          </table:table-cell>
          <table:table-cell office:value-type="string">
            <text:p>Dundas Place</text:p>
          </table:table-cell>
          <table:table-cell office:value-type="string">
            <text:p>', postcode: '</text:p>
          </table:table-cell>
          <table:table-cell office:value-type="string">
            <text:p>EH29 9BJ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575469">
            <text:p>55.9575469</text:p>
          </table:table-cell>
          <table:table-cell office:value-type="string">
            <text:p>, longitude: </text:p>
          </table:table-cell>
          <table:table-cell office:value-type="float" office:value="-3.400184">
            <text:p>-3.400184</text:p>
          </table:table-cell>
          <table:table-cell office:value-type="string">
            <text:p><text:s/>},</text:p>
          </table:table-cell>
          <table:table-cell table:formula="of:=CONCATENATE([.A992];[.B992];[.C992];[.D992];[.E992];[.F992];[.G992];[.H992];[.I992];[.J992];[.K992];[.L992];[.M992])" office:value-type="string" office:string-value="{ id: 992, name: 'Dundas Place', postcode: 'EH29 9BJ', ward_id: 14, lattitude: 55.9575469, longitude: -3.400184 },">
            <text:p>{ id: 992, name: 'Dundas Place', postcode: 'EH29 9BJ', ward_id: 14, lattitude: 55.9575469, longitude: -3.4001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93">
            <text:p>993</text:p>
          </table:table-cell>
          <table:table-cell office:value-type="string">
            <text:p>, name: '</text:p>
          </table:table-cell>
          <table:table-cell office:value-type="string">
            <text:p>Redhall Place</text:p>
          </table:table-cell>
          <table:table-cell office:value-type="string">
            <text:p>', postcode: '</text:p>
          </table:table-cell>
          <table:table-cell office:value-type="string">
            <text:p>EH14 2DL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27657">
            <text:p>55.9227657</text:p>
          </table:table-cell>
          <table:table-cell office:value-type="string">
            <text:p>, longitude: </text:p>
          </table:table-cell>
          <table:table-cell office:value-type="float" office:value="-3.2604004">
            <text:p>-3.2604004</text:p>
          </table:table-cell>
          <table:table-cell office:value-type="string">
            <text:p><text:s/>},</text:p>
          </table:table-cell>
          <table:table-cell table:formula="of:=CONCATENATE([.A993];[.B993];[.C993];[.D993];[.E993];[.F993];[.G993];[.H993];[.I993];[.J993];[.K993];[.L993];[.M993])" office:value-type="string" office:string-value="{ id: 993, name: 'Redhall Place', postcode: 'EH14 2DL', ward_id: 13, lattitude: 55.9227657, longitude: -3.2604004 },">
            <text:p>{ id: 993, name: 'Redhall Place', postcode: 'EH14 2DL', ward_id: 13, lattitude: 55.9227657, longitude: -3.26040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94">
            <text:p>994</text:p>
          </table:table-cell>
          <table:table-cell office:value-type="string">
            <text:p>, name: '</text:p>
          </table:table-cell>
          <table:table-cell office:value-type="string">
            <text:p>Forth Terrace</text:p>
          </table:table-cell>
          <table:table-cell office:value-type="string">
            <text:p>', postcode: '</text:p>
          </table:table-cell>
          <table:table-cell office:value-type="string">
            <text:p>EH30 9JS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61809">
            <text:p>55.9861809</text:p>
          </table:table-cell>
          <table:table-cell office:value-type="string">
            <text:p>, longitude: </text:p>
          </table:table-cell>
          <table:table-cell office:value-type="float" office:value="-3.3802992">
            <text:p>-3.3802992</text:p>
          </table:table-cell>
          <table:table-cell office:value-type="string">
            <text:p><text:s/>},</text:p>
          </table:table-cell>
          <table:table-cell table:formula="of:=CONCATENATE([.A994];[.B994];[.C994];[.D994];[.E994];[.F994];[.G994];[.H994];[.I994];[.J994];[.K994];[.L994];[.M994])" office:value-type="string" office:string-value="{ id: 994, name: 'Forth Terrace', postcode: 'EH30 9JS', ward_id: 14, lattitude: 55.9861809, longitude: -3.3802992 },">
            <text:p>{ id: 994, name: 'Forth Terrace', postcode: 'EH30 9JS', ward_id: 14, lattitude: 55.9861809, longitude: -3.380299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95">
            <text:p>995</text:p>
          </table:table-cell>
          <table:table-cell office:value-type="string">
            <text:p>, name: '</text:p>
          </table:table-cell>
          <table:table-cell office:value-type="string">
            <text:p>Hillview Cottages</text:p>
          </table:table-cell>
          <table:table-cell office:value-type="string">
            <text:p>', postcode: '</text:p>
          </table:table-cell>
          <table:table-cell office:value-type="string">
            <text:p>EH28 8RF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20123">
            <text:p>55.920123</text:p>
          </table:table-cell>
          <table:table-cell office:value-type="string">
            <text:p>, longitude: </text:p>
          </table:table-cell>
          <table:table-cell office:value-type="float" office:value="-3.3828719">
            <text:p>-3.3828719</text:p>
          </table:table-cell>
          <table:table-cell office:value-type="string">
            <text:p><text:s/>},</text:p>
          </table:table-cell>
          <table:table-cell table:formula="of:=CONCATENATE([.A995];[.B995];[.C995];[.D995];[.E995];[.F995];[.G995];[.H995];[.I995];[.J995];[.K995];[.L995];[.M995])" office:value-type="string" office:string-value="{ id: 995, name: 'Hillview Cottages', postcode: 'EH28 8RF', ward_id: 10, lattitude: 55.920123, longitude: -3.3828719 },">
            <text:p>{ id: 995, name: 'Hillview Cottages', postcode: 'EH28 8RF', ward_id: 10, lattitude: 55.920123, longitude: -3.38287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96">
            <text:p>996</text:p>
          </table:table-cell>
          <table:table-cell office:value-type="string">
            <text:p>, name: '</text:p>
          </table:table-cell>
          <table:table-cell office:value-type="string">
            <text:p>Ravelrig Gait</text:p>
          </table:table-cell>
          <table:table-cell office:value-type="string">
            <text:p>', postcode: '</text:p>
          </table:table-cell>
          <table:table-cell office:value-type="string">
            <text:p>EH14 7NH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866871">
            <text:p>55.8866871</text:p>
          </table:table-cell>
          <table:table-cell office:value-type="string">
            <text:p>, longitude: </text:p>
          </table:table-cell>
          <table:table-cell office:value-type="float" office:value="-3.3466644">
            <text:p>-3.3466644</text:p>
          </table:table-cell>
          <table:table-cell office:value-type="string">
            <text:p><text:s/>},</text:p>
          </table:table-cell>
          <table:table-cell table:formula="of:=CONCATENATE([.A996];[.B996];[.C996];[.D996];[.E996];[.F996];[.G996];[.H996];[.I996];[.J996];[.K996];[.L996];[.M996])" office:value-type="string" office:string-value="{ id: 996, name: 'Ravelrig Gait', postcode: 'EH14 7NH', ward_id: 10, lattitude: 55.8866871, longitude: -3.3466644 },">
            <text:p>{ id: 996, name: 'Ravelrig Gait', postcode: 'EH14 7NH', ward_id: 10, lattitude: 55.8866871, longitude: -3.34666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97">
            <text:p>997</text:p>
          </table:table-cell>
          <table:table-cell office:value-type="string">
            <text:p>, name: '</text:p>
          </table:table-cell>
          <table:table-cell office:value-type="string">
            <text:p>South Gayfield Lane</text:p>
          </table:table-cell>
          <table:table-cell office:value-type="string">
            <text:p>', postcode: '</text:p>
          </table:table-cell>
          <table:table-cell office:value-type="string">
            <text:p>EH1 3NE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84959">
            <text:p>55.9584959</text:p>
          </table:table-cell>
          <table:table-cell office:value-type="string">
            <text:p>, longitude: </text:p>
          </table:table-cell>
          <table:table-cell office:value-type="float" office:value="-3.1855822">
            <text:p>-3.1855822</text:p>
          </table:table-cell>
          <table:table-cell office:value-type="string">
            <text:p><text:s/>},</text:p>
          </table:table-cell>
          <table:table-cell table:formula="of:=CONCATENATE([.A997];[.B997];[.C997];[.D997];[.E997];[.F997];[.G997];[.H997];[.I997];[.J997];[.K997];[.L997];[.M997])" office:value-type="string" office:string-value="{ id: 997, name: 'South Gayfield Lane', postcode: 'EH1 3NE', ward_id: 6, lattitude: 55.9584959, longitude: -3.1855822 },">
            <text:p>{ id: 997, name: 'South Gayfield Lane', postcode: 'EH1 3NE', ward_id: 6, lattitude: 55.9584959, longitude: -3.185582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98">
            <text:p>998</text:p>
          </table:table-cell>
          <table:table-cell office:value-type="string">
            <text:p>, name: '</text:p>
          </table:table-cell>
          <table:table-cell office:value-type="string">
            <text:p>Traquair Park West</text:p>
          </table:table-cell>
          <table:table-cell office:value-type="string">
            <text:p>', postcode: '</text:p>
          </table:table-cell>
          <table:table-cell office:value-type="string">
            <text:p>EH12 7AN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02824">
            <text:p>55.9402824</text:p>
          </table:table-cell>
          <table:table-cell office:value-type="string">
            <text:p>, longitude: </text:p>
          </table:table-cell>
          <table:table-cell office:value-type="float" office:value="-3.2757241">
            <text:p>-3.2757241</text:p>
          </table:table-cell>
          <table:table-cell office:value-type="string">
            <text:p><text:s/>},</text:p>
          </table:table-cell>
          <table:table-cell table:formula="of:=CONCATENATE([.A998];[.B998];[.C998];[.D998];[.E998];[.F998];[.G998];[.H998];[.I998];[.J998];[.K998];[.L998];[.M998])" office:value-type="string" office:string-value="{ id: 998, name: 'Traquair Park West', postcode: 'EH12 7AN', ward_id: 15, lattitude: 55.9402824, longitude: -3.2757241 },">
            <text:p>{ id: 998, name: 'Traquair Park West', postcode: 'EH12 7AN', ward_id: 15, lattitude: 55.9402824, longitude: -3.27572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999">
            <text:p>999</text:p>
          </table:table-cell>
          <table:table-cell office:value-type="string">
            <text:p>, name: '</text:p>
          </table:table-cell>
          <table:table-cell office:value-type="string">
            <text:p>Greendykes Avenue</text:p>
          </table:table-cell>
          <table:table-cell office:value-type="string">
            <text:p>', postcode: '</text:p>
          </table:table-cell>
          <table:table-cell office:value-type="string">
            <text:p>EH16 4GZ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296572">
            <text:p>55.9296572</text:p>
          </table:table-cell>
          <table:table-cell office:value-type="string">
            <text:p>, longitude: </text:p>
          </table:table-cell>
          <table:table-cell office:value-type="float" office:value="-3.1290539">
            <text:p>-3.1290539</text:p>
          </table:table-cell>
          <table:table-cell office:value-type="string">
            <text:p><text:s/>},</text:p>
          </table:table-cell>
          <table:table-cell table:formula="of:=CONCATENATE([.A999];[.B999];[.C999];[.D999];[.E999];[.F999];[.G999];[.H999];[.I999];[.J999];[.K999];[.L999];[.M999])" office:value-type="string" office:string-value="{ id: 999, name: 'Greendykes Avenue', postcode: 'EH16 4GZ', ward_id: 11, lattitude: 55.9296572, longitude: -3.1290539 },">
            <text:p>{ id: 999, name: 'Greendykes Avenue', postcode: 'EH16 4GZ', ward_id: 11, lattitude: 55.9296572, longitude: -3.12905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00">
            <text:p>1000</text:p>
          </table:table-cell>
          <table:table-cell office:value-type="string">
            <text:p>, name: '</text:p>
          </table:table-cell>
          <table:table-cell office:value-type="string">
            <text:p>Leadervale Terrace</text:p>
          </table:table-cell>
          <table:table-cell office:value-type="string">
            <text:p>', postcode: '</text:p>
          </table:table-cell>
          <table:table-cell office:value-type="string">
            <text:p>EH16 6NX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39177">
            <text:p>55.9139177</text:p>
          </table:table-cell>
          <table:table-cell office:value-type="string">
            <text:p>, longitude: </text:p>
          </table:table-cell>
          <table:table-cell office:value-type="float" office:value="-3.1699241">
            <text:p>-3.1699241</text:p>
          </table:table-cell>
          <table:table-cell office:value-type="string">
            <text:p><text:s/>},</text:p>
          </table:table-cell>
          <table:table-cell table:formula="of:=CONCATENATE([.A1000];[.B1000];[.C1000];[.D1000];[.E1000];[.F1000];[.G1000];[.H1000];[.I1000];[.J1000];[.K1000];[.L1000];[.M1000])" office:value-type="string" office:string-value="{ id: 1000, name: 'Leadervale Terrace', postcode: 'EH16 6NX', ward_id: 16, lattitude: 55.9139177, longitude: -3.1699241 },">
            <text:p>{ id: 1000, name: 'Leadervale Terrace', postcode: 'EH16 6NX', ward_id: 16, lattitude: 55.9139177, longitude: -3.16992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01">
            <text:p>1001</text:p>
          </table:table-cell>
          <table:table-cell office:value-type="string">
            <text:p>, name: '</text:p>
          </table:table-cell>
          <table:table-cell office:value-type="string">
            <text:p>March Pines</text:p>
          </table:table-cell>
          <table:table-cell office:value-type="string">
            <text:p>', postcode: '</text:p>
          </table:table-cell>
          <table:table-cell office:value-type="string">
            <text:p>EH4 3PF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02344">
            <text:p>55.9602344</text:p>
          </table:table-cell>
          <table:table-cell office:value-type="string">
            <text:p>, longitude: </text:p>
          </table:table-cell>
          <table:table-cell office:value-type="float" office:value="-3.2694769">
            <text:p>-3.2694769</text:p>
          </table:table-cell>
          <table:table-cell office:value-type="string">
            <text:p><text:s/>},</text:p>
          </table:table-cell>
          <table:table-cell table:formula="of:=CONCATENATE([.A1001];[.B1001];[.C1001];[.D1001];[.E1001];[.F1001];[.G1001];[.H1001];[.I1001];[.J1001];[.K1001];[.L1001];[.M1001])" office:value-type="string" office:string-value="{ id: 1001, name: 'March Pines', postcode: 'EH4 3PF', ward_id: 4, lattitude: 55.9602344, longitude: -3.2694769 },">
            <text:p>{ id: 1001, name: 'March Pines', postcode: 'EH4 3PF', ward_id: 4, lattitude: 55.9602344, longitude: -3.26947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02">
            <text:p>1002</text:p>
          </table:table-cell>
          <table:table-cell office:value-type="string">
            <text:p>, name: '</text:p>
          </table:table-cell>
          <table:table-cell office:value-type="string">
            <text:p>Gilmore Street</text:p>
          </table:table-cell>
          <table:table-cell office:value-type="string">
            <text:p>', postcode: '</text:p>
          </table:table-cell>
          <table:table-cell office:value-type="string">
            <text:p>EH3 9NX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409621">
            <text:p>55.9409621</text:p>
          </table:table-cell>
          <table:table-cell office:value-type="string">
            <text:p>, longitude: </text:p>
          </table:table-cell>
          <table:table-cell office:value-type="float" office:value="-3.209382">
            <text:p>-3.209382</text:p>
          </table:table-cell>
          <table:table-cell office:value-type="string">
            <text:p><text:s/>},</text:p>
          </table:table-cell>
          <table:table-cell table:formula="of:=CONCATENATE([.A1002];[.B1002];[.C1002];[.D1002];[.E1002];[.F1002];[.G1002];[.H1002];[.I1002];[.J1002];[.K1002];[.L1002];[.M1002])" office:value-type="string" office:string-value="{ id: 1002, name: 'Gilmore Street', postcode: 'EH3 9NX', ward_id: 2, lattitude: 55.9409621, longitude: -3.209382 },">
            <text:p>{ id: 1002, name: 'Gilmore Street', postcode: 'EH3 9NX', ward_id: 2, lattitude: 55.9409621, longitude: -3.2093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03">
            <text:p>1003</text:p>
          </table:table-cell>
          <table:table-cell office:value-type="string">
            <text:p>, name: '</text:p>
          </table:table-cell>
          <table:table-cell office:value-type="string">
            <text:p>Park Place</text:p>
          </table:table-cell>
          <table:table-cell office:value-type="string">
            <text:p>', postcode: '</text:p>
          </table:table-cell>
          <table:table-cell office:value-type="string">
            <text:p>EH6 4LA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88276">
            <text:p>55.9788276</text:p>
          </table:table-cell>
          <table:table-cell office:value-type="string">
            <text:p>, longitude: </text:p>
          </table:table-cell>
          <table:table-cell office:value-type="float" office:value="-3.1959269">
            <text:p>-3.1959269</text:p>
          </table:table-cell>
          <table:table-cell office:value-type="string">
            <text:p><text:s/>},</text:p>
          </table:table-cell>
          <table:table-cell table:formula="of:=CONCATENATE([.A1003];[.B1003];[.C1003];[.D1003];[.E1003];[.F1003];[.G1003];[.H1003];[.I1003];[.J1003];[.K1003];[.L1003];[.M1003])" office:value-type="string" office:string-value="{ id: 1003, name: 'Park Place', postcode: 'EH6 4LA', ward_id: 7, lattitude: 55.9788276, longitude: -3.1959269 },">
            <text:p>{ id: 1003, name: 'Park Place', postcode: 'EH6 4LA', ward_id: 7, lattitude: 55.9788276, longitude: -3.19592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04">
            <text:p>1004</text:p>
          </table:table-cell>
          <table:table-cell office:value-type="string">
            <text:p>, name: '</text:p>
          </table:table-cell>
          <table:table-cell office:value-type="string">
            <text:p>Craigs Grove</text:p>
          </table:table-cell>
          <table:table-cell office:value-type="string">
            <text:p>', postcode: '</text:p>
          </table:table-cell>
          <table:table-cell office:value-type="string">
            <text:p>EH12 8HY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3213">
            <text:p>55.943213</text:p>
          </table:table-cell>
          <table:table-cell office:value-type="string">
            <text:p>, longitude: </text:p>
          </table:table-cell>
          <table:table-cell office:value-type="float" office:value="-3.2949925">
            <text:p>-3.2949925</text:p>
          </table:table-cell>
          <table:table-cell office:value-type="string">
            <text:p><text:s/>},</text:p>
          </table:table-cell>
          <table:table-cell table:formula="of:=CONCATENATE([.A1004];[.B1004];[.C1004];[.D1004];[.E1004];[.F1004];[.G1004];[.H1004];[.I1004];[.J1004];[.K1004];[.L1004];[.M1004])" office:value-type="string" office:string-value="{ id: 1004, name: 'Craigs Grove', postcode: 'EH12 8HY', ward_id: 9, lattitude: 55.943213, longitude: -3.2949925 },">
            <text:p>{ id: 1004, name: 'Craigs Grove', postcode: 'EH12 8HY', ward_id: 9, lattitude: 55.943213, longitude: -3.29499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05">
            <text:p>1005</text:p>
          </table:table-cell>
          <table:table-cell office:value-type="string">
            <text:p>, name: '</text:p>
          </table:table-cell>
          <table:table-cell office:value-type="string">
            <text:p>Forth Park</text:p>
          </table:table-cell>
          <table:table-cell office:value-type="string">
            <text:p>', postcode: '</text:p>
          </table:table-cell>
          <table:table-cell office:value-type="string">
            <text:p>EH30 9HB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51065">
            <text:p>55.9851065</text:p>
          </table:table-cell>
          <table:table-cell office:value-type="string">
            <text:p>, longitude: </text:p>
          </table:table-cell>
          <table:table-cell office:value-type="float" office:value="-3.3795061">
            <text:p>-3.3795061</text:p>
          </table:table-cell>
          <table:table-cell office:value-type="string">
            <text:p><text:s/>},</text:p>
          </table:table-cell>
          <table:table-cell table:formula="of:=CONCATENATE([.A1005];[.B1005];[.C1005];[.D1005];[.E1005];[.F1005];[.G1005];[.H1005];[.I1005];[.J1005];[.K1005];[.L1005];[.M1005])" office:value-type="string" office:string-value="{ id: 1005, name: 'Forth Park', postcode: 'EH30 9HB', ward_id: 14, lattitude: 55.9851065, longitude: -3.3795061 },">
            <text:p>{ id: 1005, name: 'Forth Park', postcode: 'EH30 9HB', ward_id: 14, lattitude: 55.9851065, longitude: -3.37950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06">
            <text:p>1006</text:p>
          </table:table-cell>
          <table:table-cell office:value-type="string">
            <text:p>, name: '</text:p>
          </table:table-cell>
          <table:table-cell office:value-type="string">
            <text:p>Cluny Gardens</text:p>
          </table:table-cell>
          <table:table-cell office:value-type="string">
            <text:p>', postcode: '</text:p>
          </table:table-cell>
          <table:table-cell office:value-type="string">
            <text:p>EH10 6BS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53435">
            <text:p>55.9253435</text:p>
          </table:table-cell>
          <table:table-cell office:value-type="string">
            <text:p>, longitude: </text:p>
          </table:table-cell>
          <table:table-cell office:value-type="float" office:value="-3.2007844">
            <text:p>-3.2007844</text:p>
          </table:table-cell>
          <table:table-cell office:value-type="string">
            <text:p><text:s/>},</text:p>
          </table:table-cell>
          <table:table-cell table:formula="of:=CONCATENATE([.A1006];[.B1006];[.C1006];[.D1006];[.E1006];[.F1006];[.G1006];[.H1006];[.I1006];[.J1006];[.K1006];[.L1006];[.M1006])" office:value-type="string" office:string-value="{ id: 1006, name: 'Cluny Gardens', postcode: 'EH10 6BS', ward_id: 3, lattitude: 55.9253435, longitude: -3.2007844 },">
            <text:p>{ id: 1006, name: 'Cluny Gardens', postcode: 'EH10 6BS', ward_id: 3, lattitude: 55.9253435, longitude: -3.20078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07">
            <text:p>1007</text:p>
          </table:table-cell>
          <table:table-cell office:value-type="string">
            <text:p>, name: '</text:p>
          </table:table-cell>
          <table:table-cell office:value-type="string">
            <text:p>Broomhall Gardens </text:p>
          </table:table-cell>
          <table:table-cell office:value-type="string">
            <text:p>', postcode: '</text:p>
          </table:table-cell>
          <table:table-cell office:value-type="string">
            <text:p>EH12 7QA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64699">
            <text:p>55.9364699</text:p>
          </table:table-cell>
          <table:table-cell office:value-type="string">
            <text:p>, longitude: </text:p>
          </table:table-cell>
          <table:table-cell office:value-type="float" office:value="-3.2881535">
            <text:p>-3.2881535</text:p>
          </table:table-cell>
          <table:table-cell office:value-type="string">
            <text:p><text:s/>},</text:p>
          </table:table-cell>
          <table:table-cell table:formula="of:=CONCATENATE([.A1007];[.B1007];[.C1007];[.D1007];[.E1007];[.F1007];[.G1007];[.H1007];[.I1007];[.J1007];[.K1007];[.L1007];[.M1007])" office:value-type="string" office:string-value="{ id: 1007, name: 'Broomhall Gardens ', postcode: 'EH12 7QA', ward_id: 15, lattitude: 55.9364699, longitude: -3.2881535 },">
            <text:p>{ id: 1007, name: 'Broomhall Gardens ', postcode: 'EH12 7QA', ward_id: 15, lattitude: 55.9364699, longitude: -3.28815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08">
            <text:p>1008</text:p>
          </table:table-cell>
          <table:table-cell office:value-type="string">
            <text:p>, name: '</text:p>
          </table:table-cell>
          <table:table-cell office:value-type="string">
            <text:p>Dania Court</text:p>
          </table:table-cell>
          <table:table-cell office:value-type="string">
            <text:p>', postcode: '</text:p>
          </table:table-cell>
          <table:table-cell office:value-type="string">
            <text:p>EH11 3HW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2037">
            <text:p>55.932037</text:p>
          </table:table-cell>
          <table:table-cell office:value-type="string">
            <text:p>, longitude: </text:p>
          </table:table-cell>
          <table:table-cell office:value-type="float" office:value="-3.2664372">
            <text:p>-3.2664372</text:p>
          </table:table-cell>
          <table:table-cell office:value-type="string">
            <text:p><text:s/>},</text:p>
          </table:table-cell>
          <table:table-cell table:formula="of:=CONCATENATE([.A1008];[.B1008];[.C1008];[.D1008];[.E1008];[.F1008];[.G1008];[.H1008];[.I1008];[.J1008];[.K1008];[.L1008];[.M1008])" office:value-type="string" office:string-value="{ id: 1008, name: 'Dania Court', postcode: 'EH11 3HW', ward_id: 13, lattitude: 55.932037, longitude: -3.2664372 },">
            <text:p>{ id: 1008, name: 'Dania Court', postcode: 'EH11 3HW', ward_id: 13, lattitude: 55.932037, longitude: -3.266437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09">
            <text:p>1009</text:p>
          </table:table-cell>
          <table:table-cell office:value-type="string">
            <text:p>, name: '</text:p>
          </table:table-cell>
          <table:table-cell office:value-type="string">
            <text:p>Promenade Terrace</text:p>
          </table:table-cell>
          <table:table-cell office:value-type="string">
            <text:p>', postcode: '</text:p>
          </table:table-cell>
          <table:table-cell office:value-type="string">
            <text:p>EH15 1DT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74267">
            <text:p>55.9574267</text:p>
          </table:table-cell>
          <table:table-cell office:value-type="string">
            <text:p>, longitude: </text:p>
          </table:table-cell>
          <table:table-cell office:value-type="float" office:value="-3.1177627">
            <text:p>-3.1177627</text:p>
          </table:table-cell>
          <table:table-cell office:value-type="string">
            <text:p><text:s/>},</text:p>
          </table:table-cell>
          <table:table-cell table:formula="of:=CONCATENATE([.A1009];[.B1009];[.C1009];[.D1009];[.E1009];[.F1009];[.G1009];[.H1009];[.I1009];[.J1009];[.K1009];[.L1009];[.M1009])" office:value-type="string" office:string-value="{ id: 1009, name: 'Promenade Terrace', postcode: 'EH15 1DT', ward_id: 11, lattitude: 55.9574267, longitude: -3.1177627 },">
            <text:p>{ id: 1009, name: 'Promenade Terrace', postcode: 'EH15 1DT', ward_id: 11, lattitude: 55.9574267, longitude: -3.11776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10">
            <text:p>1010</text:p>
          </table:table-cell>
          <table:table-cell office:value-type="string">
            <text:p>, name: '</text:p>
          </table:table-cell>
          <table:table-cell office:value-type="string">
            <text:p>Hugh Miller Place</text:p>
          </table:table-cell>
          <table:table-cell office:value-type="string">
            <text:p>', postcode: '</text:p>
          </table:table-cell>
          <table:table-cell office:value-type="string">
            <text:p>EH3 5JG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1301">
            <text:p>55.961301</text:p>
          </table:table-cell>
          <table:table-cell office:value-type="string">
            <text:p>, longitude: </text:p>
          </table:table-cell>
          <table:table-cell office:value-type="float" office:value="-3.2109477">
            <text:p>-3.2109477</text:p>
          </table:table-cell>
          <table:table-cell office:value-type="string">
            <text:p><text:s/>},</text:p>
          </table:table-cell>
          <table:table-cell table:formula="of:=CONCATENATE([.A1010];[.B1010];[.C1010];[.D1010];[.E1010];[.F1010];[.G1010];[.H1010];[.I1010];[.J1010];[.K1010];[.L1010];[.M1010])" office:value-type="string" office:string-value="{ id: 1010, name: 'Hugh Miller Place', postcode: 'EH3 5JG', ward_id: 4, lattitude: 55.961301, longitude: -3.2109477 },">
            <text:p>{ id: 1010, name: 'Hugh Miller Place', postcode: 'EH3 5JG', ward_id: 4, lattitude: 55.961301, longitude: -3.21094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11">
            <text:p>1011</text:p>
          </table:table-cell>
          <table:table-cell office:value-type="string">
            <text:p>, name: '</text:p>
          </table:table-cell>
          <table:table-cell office:value-type="string">
            <text:p>Dryden Street</text:p>
          </table:table-cell>
          <table:table-cell office:value-type="string">
            <text:p>', postcode: '</text:p>
          </table:table-cell>
          <table:table-cell office:value-type="string">
            <text:p>EH7 4PN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4661">
            <text:p>55.964661</text:p>
          </table:table-cell>
          <table:table-cell office:value-type="string">
            <text:p>, longitude: </text:p>
          </table:table-cell>
          <table:table-cell office:value-type="float" office:value="-3.181829">
            <text:p>-3.181829</text:p>
          </table:table-cell>
          <table:table-cell office:value-type="string">
            <text:p><text:s/>},</text:p>
          </table:table-cell>
          <table:table-cell table:formula="of:=CONCATENATE([.A1011];[.B1011];[.C1011];[.D1011];[.E1011];[.F1011];[.G1011];[.H1011];[.I1011];[.J1011];[.K1011];[.L1011];[.M1011])" office:value-type="string" office:string-value="{ id: 1011, name: 'Dryden Street', postcode: 'EH7 4PN', ward_id: 12, lattitude: 55.964661, longitude: -3.181829 },">
            <text:p>{ id: 1011, name: 'Dryden Street', postcode: 'EH7 4PN', ward_id: 12, lattitude: 55.964661, longitude: -3.18182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12">
            <text:p>1012</text:p>
          </table:table-cell>
          <table:table-cell office:value-type="string">
            <text:p>, name: '</text:p>
          </table:table-cell>
          <table:table-cell office:value-type="string">
            <text:p>Sheriff Brae</text:p>
          </table:table-cell>
          <table:table-cell office:value-type="string">
            <text:p>', postcode: '</text:p>
          </table:table-cell>
          <table:table-cell office:value-type="string">
            <text:p>EH6 6EQ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47418">
            <text:p>55.9747418</text:p>
          </table:table-cell>
          <table:table-cell office:value-type="string">
            <text:p>, longitude: </text:p>
          </table:table-cell>
          <table:table-cell office:value-type="float" office:value="-3.1741273">
            <text:p>-3.1741273</text:p>
          </table:table-cell>
          <table:table-cell office:value-type="string">
            <text:p><text:s/>},</text:p>
          </table:table-cell>
          <table:table-cell table:formula="of:=CONCATENATE([.A1012];[.B1012];[.C1012];[.D1012];[.E1012];[.F1012];[.G1012];[.H1012];[.I1012];[.J1012];[.K1012];[.L1012];[.M1012])" office:value-type="string" office:string-value="{ id: 1012, name: 'Sheriff Brae', postcode: 'EH6 6EQ', ward_id: 8, lattitude: 55.9747418, longitude: -3.1741273 },">
            <text:p>{ id: 1012, name: 'Sheriff Brae', postcode: 'EH6 6EQ', ward_id: 8, lattitude: 55.9747418, longitude: -3.17412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13">
            <text:p>1013</text:p>
          </table:table-cell>
          <table:table-cell office:value-type="string">
            <text:p>, name: '</text:p>
          </table:table-cell>
          <table:table-cell office:value-type="string">
            <text:p>Whitehouse Road</text:p>
          </table:table-cell>
          <table:table-cell office:value-type="string">
            <text:p>', postcode: '</text:p>
          </table:table-cell>
          <table:table-cell office:value-type="string">
            <text:p>EH4 6RG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81385">
            <text:p>55.9681385</text:p>
          </table:table-cell>
          <table:table-cell office:value-type="string">
            <text:p>, longitude: </text:p>
          </table:table-cell>
          <table:table-cell office:value-type="float" office:value="-3.3074384">
            <text:p>-3.3074384</text:p>
          </table:table-cell>
          <table:table-cell office:value-type="string">
            <text:p><text:s/>},</text:p>
          </table:table-cell>
          <table:table-cell table:formula="of:=CONCATENATE([.A1013];[.B1013];[.C1013];[.D1013];[.E1013];[.F1013];[.G1013];[.H1013];[.I1013];[.J1013];[.K1013];[.L1013];[.M1013])" office:value-type="string" office:string-value="{ id: 1013, name: 'Whitehouse Road', postcode: 'EH4 6RG', ward_id: 14, lattitude: 55.9681385, longitude: -3.3074384 },">
            <text:p>{ id: 1013, name: 'Whitehouse Road', postcode: 'EH4 6RG', ward_id: 14, lattitude: 55.9681385, longitude: -3.30743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14">
            <text:p>1014</text:p>
          </table:table-cell>
          <table:table-cell office:value-type="string">
            <text:p>, name: '</text:p>
          </table:table-cell>
          <table:table-cell office:value-type="string">
            <text:p>Clermiston Hill</text:p>
          </table:table-cell>
          <table:table-cell office:value-type="string">
            <text:p>', postcode: '</text:p>
          </table:table-cell>
          <table:table-cell office:value-type="string">
            <text:p>EH4 7DH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600958">
            <text:p>55.9600958</text:p>
          </table:table-cell>
          <table:table-cell office:value-type="string">
            <text:p>, longitude: </text:p>
          </table:table-cell>
          <table:table-cell office:value-type="float" office:value="-3.2824403">
            <text:p>-3.2824403</text:p>
          </table:table-cell>
          <table:table-cell office:value-type="string">
            <text:p><text:s/>},</text:p>
          </table:table-cell>
          <table:table-cell table:formula="of:=CONCATENATE([.A1014];[.B1014];[.C1014];[.D1014];[.E1014];[.F1014];[.G1014];[.H1014];[.I1014];[.J1014];[.K1014];[.L1014];[.M1014])" office:value-type="string" office:string-value="{ id: 1014, name: 'Clermiston Hill', postcode: 'EH4 7DH', ward_id: 9, lattitude: 55.9600958, longitude: -3.2824403 },">
            <text:p>{ id: 1014, name: 'Clermiston Hill', postcode: 'EH4 7DH', ward_id: 9, lattitude: 55.9600958, longitude: -3.282440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15">
            <text:p>1015</text:p>
          </table:table-cell>
          <table:table-cell office:value-type="string">
            <text:p>, name: '</text:p>
          </table:table-cell>
          <table:table-cell office:value-type="string">
            <text:p>West End Place</text:p>
          </table:table-cell>
          <table:table-cell office:value-type="string">
            <text:p>', postcode: '</text:p>
          </table:table-cell>
          <table:table-cell office:value-type="string">
            <text:p>EH11 2ED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419239">
            <text:p>55.9419239</text:p>
          </table:table-cell>
          <table:table-cell office:value-type="string">
            <text:p>, longitude: </text:p>
          </table:table-cell>
          <table:table-cell office:value-type="float" office:value="-3.2218895">
            <text:p>-3.2218895</text:p>
          </table:table-cell>
          <table:table-cell office:value-type="string">
            <text:p><text:s/>},</text:p>
          </table:table-cell>
          <table:table-cell table:formula="of:=CONCATENATE([.A1015];[.B1015];[.C1015];[.D1015];[.E1015];[.F1015];[.G1015];[.H1015];[.I1015];[.J1015];[.K1015];[.L1015];[.M1015])" office:value-type="string" office:string-value="{ id: 1015, name: 'West End Place', postcode: 'EH11 2ED', ward_id: 13, lattitude: 55.9419239, longitude: -3.2218895 },">
            <text:p>{ id: 1015, name: 'West End Place', postcode: 'EH11 2ED', ward_id: 13, lattitude: 55.9419239, longitude: -3.22188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16">
            <text:p>1016</text:p>
          </table:table-cell>
          <table:table-cell office:value-type="string">
            <text:p>, name: '</text:p>
          </table:table-cell>
          <table:table-cell office:value-type="string">
            <text:p>Greenbank Drive</text:p>
          </table:table-cell>
          <table:table-cell office:value-type="string">
            <text:p>', postcode: '</text:p>
          </table:table-cell>
          <table:table-cell office:value-type="string">
            <text:p>EH10 5RF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186327">
            <text:p>55.9186327</text:p>
          </table:table-cell>
          <table:table-cell office:value-type="string">
            <text:p>, longitude: </text:p>
          </table:table-cell>
          <table:table-cell office:value-type="float" office:value="-3.2224038">
            <text:p>-3.2224038</text:p>
          </table:table-cell>
          <table:table-cell office:value-type="string">
            <text:p><text:s/>},</text:p>
          </table:table-cell>
          <table:table-cell table:formula="of:=CONCATENATE([.A1016];[.B1016];[.C1016];[.D1016];[.E1016];[.F1016];[.G1016];[.H1016];[.I1016];[.J1016];[.K1016];[.L1016];[.M1016])" office:value-type="string" office:string-value="{ id: 1016, name: 'Greenbank Drive', postcode: 'EH10 5RF', ward_id: 3, lattitude: 55.9186327, longitude: -3.2224038 },">
            <text:p>{ id: 1016, name: 'Greenbank Drive', postcode: 'EH10 5RF', ward_id: 3, lattitude: 55.9186327, longitude: -3.222403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17">
            <text:p>1017</text:p>
          </table:table-cell>
          <table:table-cell office:value-type="string">
            <text:p>, name: '</text:p>
          </table:table-cell>
          <table:table-cell office:value-type="string">
            <text:p>Findlay Avenue</text:p>
          </table:table-cell>
          <table:table-cell office:value-type="string">
            <text:p>', postcode: '</text:p>
          </table:table-cell>
          <table:table-cell office:value-type="string">
            <text:p>EH7 6HD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639968">
            <text:p>55.9639968</text:p>
          </table:table-cell>
          <table:table-cell office:value-type="string">
            <text:p>, longitude: </text:p>
          </table:table-cell>
          <table:table-cell office:value-type="float" office:value="-3.1502249">
            <text:p>-3.1502249</text:p>
          </table:table-cell>
          <table:table-cell office:value-type="string">
            <text:p><text:s/>},</text:p>
          </table:table-cell>
          <table:table-cell table:formula="of:=CONCATENATE([.A1017];[.B1017];[.C1017];[.D1017];[.E1017];[.F1017];[.G1017];[.H1017];[.I1017];[.J1017];[.K1017];[.L1017];[.M1017])" office:value-type="string" office:string-value="{ id: 1017, name: 'Findlay Avenue', postcode: 'EH7 6HD', ward_id: 1, lattitude: 55.9639968, longitude: -3.1502249 },">
            <text:p>{ id: 1017, name: 'Findlay Avenue', postcode: 'EH7 6HD', ward_id: 1, lattitude: 55.9639968, longitude: -3.15022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18">
            <text:p>1018</text:p>
          </table:table-cell>
          <table:table-cell office:value-type="string">
            <text:p>, name: '</text:p>
          </table:table-cell>
          <table:table-cell office:value-type="string">
            <text:p>Laverockdale Cres</text:p>
          </table:table-cell>
          <table:table-cell office:value-type="string">
            <text:p>', postcode: '</text:p>
          </table:table-cell>
          <table:table-cell office:value-type="string">
            <text:p>EH13 0EY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33633">
            <text:p>55.9033633</text:p>
          </table:table-cell>
          <table:table-cell office:value-type="string">
            <text:p>, longitude: </text:p>
          </table:table-cell>
          <table:table-cell office:value-type="float" office:value="-3.252663">
            <text:p>-3.252663</text:p>
          </table:table-cell>
          <table:table-cell office:value-type="string">
            <text:p><text:s/>},</text:p>
          </table:table-cell>
          <table:table-cell table:formula="of:=CONCATENATE([.A1018];[.B1018];[.C1018];[.D1018];[.E1018];[.F1018];[.G1018];[.H1018];[.I1018];[.J1018];[.K1018];[.L1018];[.M1018])" office:value-type="string" office:string-value="{ id: 1018, name: 'Laverockdale Cres', postcode: 'EH13 0EY', ward_id: 5, lattitude: 55.9033633, longitude: -3.252663 },">
            <text:p>{ id: 1018, name: 'Laverockdale Cres', postcode: 'EH13 0EY', ward_id: 5, lattitude: 55.9033633, longitude: -3.2526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19">
            <text:p>1019</text:p>
          </table:table-cell>
          <table:table-cell office:value-type="string">
            <text:p>, name: '</text:p>
          </table:table-cell>
          <table:table-cell office:value-type="string">
            <text:p>Commercial Wharf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1019];[.B1019];[.C1019];[.D1019];[.E1019];[.F1019];[.G1019];[.H1019];[.I1019];[.J1019];[.K1019];[.L1019];[.M1019])" office:value-type="string" office:string-value="{ id: 1019, name: 'Commercial Wharf', postcode: 'EH1 3EG', ward_id: 6, lattitude: 55.953252, longitude: -3.188267 },">
            <text:p>{ id: 1019, name: 'Commercial Wharf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20">
            <text:p>1020</text:p>
          </table:table-cell>
          <table:table-cell office:value-type="string">
            <text:p>, name: '</text:p>
          </table:table-cell>
          <table:table-cell office:value-type="string">
            <text:p>Ogilvie Terrace</text:p>
          </table:table-cell>
          <table:table-cell office:value-type="string">
            <text:p>', postcode: '</text:p>
          </table:table-cell>
          <table:table-cell office:value-type="string">
            <text:p>EH11 1NP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27831">
            <text:p>55.9327831</text:p>
          </table:table-cell>
          <table:table-cell office:value-type="string">
            <text:p>, longitude: </text:p>
          </table:table-cell>
          <table:table-cell office:value-type="float" office:value="-3.2271517">
            <text:p>-3.2271517</text:p>
          </table:table-cell>
          <table:table-cell office:value-type="string">
            <text:p><text:s/>},</text:p>
          </table:table-cell>
          <table:table-cell table:formula="of:=CONCATENATE([.A1020];[.B1020];[.C1020];[.D1020];[.E1020];[.F1020];[.G1020];[.H1020];[.I1020];[.J1020];[.K1020];[.L1020];[.M1020])" office:value-type="string" office:string-value="{ id: 1020, name: 'Ogilvie Terrace', postcode: 'EH11 1NP', ward_id: 2, lattitude: 55.9327831, longitude: -3.2271517 },">
            <text:p>{ id: 1020, name: 'Ogilvie Terrace', postcode: 'EH11 1NP', ward_id: 2, lattitude: 55.9327831, longitude: -3.22715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21">
            <text:p>1021</text:p>
          </table:table-cell>
          <table:table-cell office:value-type="string">
            <text:p>, name: '</text:p>
          </table:table-cell>
          <table:table-cell office:value-type="string">
            <text:p>Orchard Brae</text:p>
          </table:table-cell>
          <table:table-cell office:value-type="string">
            <text:p>', postcode: '</text:p>
          </table:table-cell>
          <table:table-cell office:value-type="string">
            <text:p>EH4 2EN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68457">
            <text:p>55.9568457</text:p>
          </table:table-cell>
          <table:table-cell office:value-type="string">
            <text:p>, longitude: </text:p>
          </table:table-cell>
          <table:table-cell office:value-type="float" office:value="-3.2240729">
            <text:p>-3.2240729</text:p>
          </table:table-cell>
          <table:table-cell office:value-type="string">
            <text:p><text:s/>},</text:p>
          </table:table-cell>
          <table:table-cell table:formula="of:=CONCATENATE([.A1021];[.B1021];[.C1021];[.D1021];[.E1021];[.F1021];[.G1021];[.H1021];[.I1021];[.J1021];[.K1021];[.L1021];[.M1021])" office:value-type="string" office:string-value="{ id: 1021, name: 'Orchard Brae', postcode: 'EH4 2EN', ward_id: 4, lattitude: 55.9568457, longitude: -3.2240729 },">
            <text:p>{ id: 1021, name: 'Orchard Brae', postcode: 'EH4 2EN', ward_id: 4, lattitude: 55.9568457, longitude: -3.224072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22">
            <text:p>1022</text:p>
          </table:table-cell>
          <table:table-cell office:value-type="string">
            <text:p>, name: '</text:p>
          </table:table-cell>
          <table:table-cell office:value-type="string">
            <text:p>Greenbank Grove</text:p>
          </table:table-cell>
          <table:table-cell office:value-type="string">
            <text:p>', postcode: '</text:p>
          </table:table-cell>
          <table:table-cell office:value-type="string">
            <text:p>EH10 5SU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145437">
            <text:p>55.9145437</text:p>
          </table:table-cell>
          <table:table-cell office:value-type="string">
            <text:p>, longitude: </text:p>
          </table:table-cell>
          <table:table-cell office:value-type="float" office:value="-3.2194479">
            <text:p>-3.2194479</text:p>
          </table:table-cell>
          <table:table-cell office:value-type="string">
            <text:p><text:s/>},</text:p>
          </table:table-cell>
          <table:table-cell table:formula="of:=CONCATENATE([.A1022];[.B1022];[.C1022];[.D1022];[.E1022];[.F1022];[.G1022];[.H1022];[.I1022];[.J1022];[.K1022];[.L1022];[.M1022])" office:value-type="string" office:string-value="{ id: 1022, name: 'Greenbank Grove', postcode: 'EH10 5SU', ward_id: 3, lattitude: 55.9145437, longitude: -3.2194479 },">
            <text:p>{ id: 1022, name: 'Greenbank Grove', postcode: 'EH10 5SU', ward_id: 3, lattitude: 55.9145437, longitude: -3.219447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23">
            <text:p>1023</text:p>
          </table:table-cell>
          <table:table-cell office:value-type="string">
            <text:p>, name: '</text:p>
          </table:table-cell>
          <table:table-cell office:value-type="string">
            <text:p>Orchard Bank</text:p>
          </table:table-cell>
          <table:table-cell office:value-type="string">
            <text:p>', postcode: '</text:p>
          </table:table-cell>
          <table:table-cell office:value-type="string">
            <text:p>EH4 2DS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67548">
            <text:p>55.9567548</text:p>
          </table:table-cell>
          <table:table-cell office:value-type="string">
            <text:p>, longitude: </text:p>
          </table:table-cell>
          <table:table-cell office:value-type="float" office:value="-3.2314718">
            <text:p>-3.2314718</text:p>
          </table:table-cell>
          <table:table-cell office:value-type="string">
            <text:p><text:s/>},</text:p>
          </table:table-cell>
          <table:table-cell table:formula="of:=CONCATENATE([.A1023];[.B1023];[.C1023];[.D1023];[.E1023];[.F1023];[.G1023];[.H1023];[.I1023];[.J1023];[.K1023];[.L1023];[.M1023])" office:value-type="string" office:string-value="{ id: 1023, name: 'Orchard Bank', postcode: 'EH4 2DS', ward_id: 4, lattitude: 55.9567548, longitude: -3.2314718 },">
            <text:p>{ id: 1023, name: 'Orchard Bank', postcode: 'EH4 2DS', ward_id: 4, lattitude: 55.9567548, longitude: -3.23147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24">
            <text:p>1024</text:p>
          </table:table-cell>
          <table:table-cell office:value-type="string">
            <text:p>, name: '</text:p>
          </table:table-cell>
          <table:table-cell office:value-type="string">
            <text:p>Hyvot Court</text:p>
          </table:table-cell>
          <table:table-cell office:value-type="string">
            <text:p>', postcode: '</text:p>
          </table:table-cell>
          <table:table-cell office:value-type="string">
            <text:p>EH17 8QZ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27589">
            <text:p>55.9027589</text:p>
          </table:table-cell>
          <table:table-cell office:value-type="string">
            <text:p>, longitude: </text:p>
          </table:table-cell>
          <table:table-cell office:value-type="float" office:value="-3.1381808">
            <text:p>-3.1381808</text:p>
          </table:table-cell>
          <table:table-cell office:value-type="string">
            <text:p><text:s/>},</text:p>
          </table:table-cell>
          <table:table-cell table:formula="of:=CONCATENATE([.A1024];[.B1024];[.C1024];[.D1024];[.E1024];[.F1024];[.G1024];[.H1024];[.I1024];[.J1024];[.K1024];[.L1024];[.M1024])" office:value-type="string" office:string-value="{ id: 1024, name: 'Hyvot Court', postcode: 'EH17 8QZ', ward_id: 16, lattitude: 55.9027589, longitude: -3.1381808 },">
            <text:p>{ id: 1024, name: 'Hyvot Court', postcode: 'EH17 8QZ', ward_id: 16, lattitude: 55.9027589, longitude: -3.13818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25">
            <text:p>1025</text:p>
          </table:table-cell>
          <table:table-cell office:value-type="string">
            <text:p>, name: '</text:p>
          </table:table-cell>
          <table:table-cell office:value-type="string">
            <text:p>Silverknowes Road East</text:p>
          </table:table-cell>
          <table:table-cell office:value-type="string">
            <text:p>', postcode: '</text:p>
          </table:table-cell>
          <table:table-cell office:value-type="string">
            <text:p>EH4 5PR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64578">
            <text:p>55.9664578</text:p>
          </table:table-cell>
          <table:table-cell office:value-type="string">
            <text:p>, longitude: </text:p>
          </table:table-cell>
          <table:table-cell office:value-type="float" office:value="-3.2658985">
            <text:p>-3.2658985</text:p>
          </table:table-cell>
          <table:table-cell office:value-type="string">
            <text:p><text:s/>},</text:p>
          </table:table-cell>
          <table:table-cell table:formula="of:=CONCATENATE([.A1025];[.B1025];[.C1025];[.D1025];[.E1025];[.F1025];[.G1025];[.H1025];[.I1025];[.J1025];[.K1025];[.L1025];[.M1025])" office:value-type="string" office:string-value="{ id: 1025, name: 'Silverknowes Road East', postcode: 'EH4 5PR', ward_id: 14, lattitude: 55.9664578, longitude: -3.2658985 },">
            <text:p>{ id: 1025, name: 'Silverknowes Road East', postcode: 'EH4 5PR', ward_id: 14, lattitude: 55.9664578, longitude: -3.26589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26">
            <text:p>1026</text:p>
          </table:table-cell>
          <table:table-cell office:value-type="string">
            <text:p>, name: '</text:p>
          </table:table-cell>
          <table:table-cell office:value-type="string">
            <text:p>West Pilton Road</text:p>
          </table:table-cell>
          <table:table-cell office:value-type="string">
            <text:p>', postcode: '</text:p>
          </table:table-cell>
          <table:table-cell office:value-type="string">
            <text:p>EH4 4JZ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41499">
            <text:p>55.9741499</text:p>
          </table:table-cell>
          <table:table-cell office:value-type="string">
            <text:p>, longitude: </text:p>
          </table:table-cell>
          <table:table-cell office:value-type="float" office:value="-3.2420383">
            <text:p>-3.2420383</text:p>
          </table:table-cell>
          <table:table-cell office:value-type="string">
            <text:p><text:s/>},</text:p>
          </table:table-cell>
          <table:table-cell table:formula="of:=CONCATENATE([.A1026];[.B1026];[.C1026];[.D1026];[.E1026];[.F1026];[.G1026];[.H1026];[.I1026];[.J1026];[.K1026];[.L1026];[.M1026])" office:value-type="string" office:string-value="{ id: 1026, name: 'West Pilton Road', postcode: 'EH4 4JZ', ward_id: 7, lattitude: 55.9741499, longitude: -3.2420383 },">
            <text:p>{ id: 1026, name: 'West Pilton Road', postcode: 'EH4 4JZ', ward_id: 7, lattitude: 55.9741499, longitude: -3.24203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27">
            <text:p>1027</text:p>
          </table:table-cell>
          <table:table-cell office:value-type="string">
            <text:p>, name: '</text:p>
          </table:table-cell>
          <table:table-cell office:value-type="string">
            <text:p>Duke Walk</text:p>
          </table:table-cell>
          <table:table-cell office:value-type="string">
            <text:p>', postcode: '</text:p>
          </table:table-cell>
          <table:table-cell office:value-type="string">
            <text:p>EH8 7AT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38073">
            <text:p>55.9538073</text:p>
          </table:table-cell>
          <table:table-cell office:value-type="string">
            <text:p>, longitude: </text:p>
          </table:table-cell>
          <table:table-cell office:value-type="float" office:value="-3.1593043">
            <text:p>-3.1593043</text:p>
          </table:table-cell>
          <table:table-cell office:value-type="string">
            <text:p><text:s/>},</text:p>
          </table:table-cell>
          <table:table-cell table:formula="of:=CONCATENATE([.A1027];[.B1027];[.C1027];[.D1027];[.E1027];[.F1027];[.G1027];[.H1027];[.I1027];[.J1027];[.K1027];[.L1027];[.M1027])" office:value-type="string" office:string-value="{ id: 1027, name: 'Duke Walk', postcode: 'EH8 7AT', ward_id: 1, lattitude: 55.9538073, longitude: -3.1593043 },">
            <text:p>{ id: 1027, name: 'Duke Walk', postcode: 'EH8 7AT', ward_id: 1, lattitude: 55.9538073, longitude: -3.15930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28">
            <text:p>1028</text:p>
          </table:table-cell>
          <table:table-cell office:value-type="string">
            <text:p>, name: '</text:p>
          </table:table-cell>
          <table:table-cell office:value-type="string">
            <text:p>Rosefield Street</text:p>
          </table:table-cell>
          <table:table-cell office:value-type="string">
            <text:p>', postcode: '</text:p>
          </table:table-cell>
          <table:table-cell office:value-type="string">
            <text:p>EH15 1AY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29355">
            <text:p>55.9529355</text:p>
          </table:table-cell>
          <table:table-cell office:value-type="string">
            <text:p>, longitude: </text:p>
          </table:table-cell>
          <table:table-cell office:value-type="float" office:value="-3.1177643">
            <text:p>-3.1177643</text:p>
          </table:table-cell>
          <table:table-cell office:value-type="string">
            <text:p><text:s/>},</text:p>
          </table:table-cell>
          <table:table-cell table:formula="of:=CONCATENATE([.A1028];[.B1028];[.C1028];[.D1028];[.E1028];[.F1028];[.G1028];[.H1028];[.I1028];[.J1028];[.K1028];[.L1028];[.M1028])" office:value-type="string" office:string-value="{ id: 1028, name: 'Rosefield Street', postcode: 'EH15 1AY', ward_id: 11, lattitude: 55.9529355, longitude: -3.1177643 },">
            <text:p>{ id: 1028, name: 'Rosefield Street', postcode: 'EH15 1AY', ward_id: 11, lattitude: 55.9529355, longitude: -3.11776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29">
            <text:p>1029</text:p>
          </table:table-cell>
          <table:table-cell office:value-type="string">
            <text:p>, name: '</text:p>
          </table:table-cell>
          <table:table-cell office:value-type="string">
            <text:p>Roseburn Drive</text:p>
          </table:table-cell>
          <table:table-cell office:value-type="string">
            <text:p>', postcode: '</text:p>
          </table:table-cell>
          <table:table-cell office:value-type="string">
            <text:p>EH12 5NR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4873">
            <text:p>55.9444873</text:p>
          </table:table-cell>
          <table:table-cell office:value-type="string">
            <text:p>, longitude: </text:p>
          </table:table-cell>
          <table:table-cell office:value-type="float" office:value="-3.2360238">
            <text:p>-3.2360238</text:p>
          </table:table-cell>
          <table:table-cell office:value-type="string">
            <text:p><text:s/>},</text:p>
          </table:table-cell>
          <table:table-cell table:formula="of:=CONCATENATE([.A1029];[.B1029];[.C1029];[.D1029];[.E1029];[.F1029];[.G1029];[.H1029];[.I1029];[.J1029];[.K1029];[.L1029];[.M1029])" office:value-type="string" office:string-value="{ id: 1029, name: 'Roseburn Drive', postcode: 'EH12 5NR', ward_id: 15, lattitude: 55.9444873, longitude: -3.2360238 },">
            <text:p>{ id: 1029, name: 'Roseburn Drive', postcode: 'EH12 5NR', ward_id: 15, lattitude: 55.9444873, longitude: -3.236023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30">
            <text:p>1030</text:p>
          </table:table-cell>
          <table:table-cell office:value-type="string">
            <text:p>, name: '</text:p>
          </table:table-cell>
          <table:table-cell office:value-type="string">
            <text:p>Calder Grove</text:p>
          </table:table-cell>
          <table:table-cell office:value-type="string">
            <text:p>', postcode: '</text:p>
          </table:table-cell>
          <table:table-cell office:value-type="string">
            <text:p>EH11 4LY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78513">
            <text:p>55.9178513</text:p>
          </table:table-cell>
          <table:table-cell office:value-type="string">
            <text:p>, longitude: </text:p>
          </table:table-cell>
          <table:table-cell office:value-type="float" office:value="-3.2960403">
            <text:p>-3.2960403</text:p>
          </table:table-cell>
          <table:table-cell office:value-type="string">
            <text:p><text:s/>},</text:p>
          </table:table-cell>
          <table:table-cell table:formula="of:=CONCATENATE([.A1030];[.B1030];[.C1030];[.D1030];[.E1030];[.F1030];[.G1030];[.H1030];[.I1030];[.J1030];[.K1030];[.L1030];[.M1030])" office:value-type="string" office:string-value="{ id: 1030, name: 'Calder Grove', postcode: 'EH11 4LY', ward_id: 13, lattitude: 55.9178513, longitude: -3.2960403 },">
            <text:p>{ id: 1030, name: 'Calder Grove', postcode: 'EH11 4LY', ward_id: 13, lattitude: 55.9178513, longitude: -3.296040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31">
            <text:p>1031</text:p>
          </table:table-cell>
          <table:table-cell office:value-type="string">
            <text:p>, name: '</text:p>
          </table:table-cell>
          <table:table-cell office:value-type="string">
            <text:p>Hardwell Close</text:p>
          </table:table-cell>
          <table:table-cell office:value-type="string">
            <text:p>', postcode: '</text:p>
          </table:table-cell>
          <table:table-cell office:value-type="string">
            <text:p>EH8 9RX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43875">
            <text:p>55.9443875</text:p>
          </table:table-cell>
          <table:table-cell office:value-type="string">
            <text:p>, longitude: </text:p>
          </table:table-cell>
          <table:table-cell office:value-type="float" office:value="-3.1817882">
            <text:p>-3.1817882</text:p>
          </table:table-cell>
          <table:table-cell office:value-type="string">
            <text:p><text:s/>},</text:p>
          </table:table-cell>
          <table:table-cell table:formula="of:=CONCATENATE([.A1031];[.B1031];[.C1031];[.D1031];[.E1031];[.F1031];[.G1031];[.H1031];[.I1031];[.J1031];[.K1031];[.L1031];[.M1031])" office:value-type="string" office:string-value="{ id: 1031, name: 'Hardwell Close', postcode: 'EH8 9RX', ward_id: 17, lattitude: 55.9443875, longitude: -3.1817882 },">
            <text:p>{ id: 1031, name: 'Hardwell Close', postcode: 'EH8 9RX', ward_id: 17, lattitude: 55.9443875, longitude: -3.18178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32">
            <text:p>1032</text:p>
          </table:table-cell>
          <table:table-cell office:value-type="string">
            <text:p>, name: '</text:p>
          </table:table-cell>
          <table:table-cell office:value-type="string">
            <text:p>Hailes Street</text:p>
          </table:table-cell>
          <table:table-cell office:value-type="string">
            <text:p>', postcode: '</text:p>
          </table:table-cell>
          <table:table-cell office:value-type="string">
            <text:p>EH3 9NF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412981">
            <text:p>55.9412981</text:p>
          </table:table-cell>
          <table:table-cell office:value-type="string">
            <text:p>, longitude: </text:p>
          </table:table-cell>
          <table:table-cell office:value-type="float" office:value="-3.2049833">
            <text:p>-3.2049833</text:p>
          </table:table-cell>
          <table:table-cell office:value-type="string">
            <text:p><text:s/>},</text:p>
          </table:table-cell>
          <table:table-cell table:formula="of:=CONCATENATE([.A1032];[.B1032];[.C1032];[.D1032];[.E1032];[.F1032];[.G1032];[.H1032];[.I1032];[.J1032];[.K1032];[.L1032];[.M1032])" office:value-type="string" office:string-value="{ id: 1032, name: 'Hailes Street', postcode: 'EH3 9NF', ward_id: 3, lattitude: 55.9412981, longitude: -3.2049833 },">
            <text:p>{ id: 1032, name: 'Hailes Street', postcode: 'EH3 9NF', ward_id: 3, lattitude: 55.9412981, longitude: -3.20498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33">
            <text:p>1033</text:p>
          </table:table-cell>
          <table:table-cell office:value-type="string">
            <text:p>, name: '</text:p>
          </table:table-cell>
          <table:table-cell office:value-type="string">
            <text:p>Milton Drive</text:p>
          </table:table-cell>
          <table:table-cell office:value-type="string">
            <text:p>', postcode: '</text:p>
          </table:table-cell>
          <table:table-cell office:value-type="string">
            <text:p>EH15 2LL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70714">
            <text:p>55.9470714</text:p>
          </table:table-cell>
          <table:table-cell office:value-type="string">
            <text:p>, longitude: </text:p>
          </table:table-cell>
          <table:table-cell office:value-type="float" office:value="-3.0908173">
            <text:p>-3.0908173</text:p>
          </table:table-cell>
          <table:table-cell office:value-type="string">
            <text:p><text:s/>},</text:p>
          </table:table-cell>
          <table:table-cell table:formula="of:=CONCATENATE([.A1033];[.B1033];[.C1033];[.D1033];[.E1033];[.F1033];[.G1033];[.H1033];[.I1033];[.J1033];[.K1033];[.L1033];[.M1033])" office:value-type="string" office:string-value="{ id: 1033, name: 'Milton Drive', postcode: 'EH15 2LL', ward_id: 11, lattitude: 55.9470714, longitude: -3.0908173 },">
            <text:p>{ id: 1033, name: 'Milton Drive', postcode: 'EH15 2LL', ward_id: 11, lattitude: 55.9470714, longitude: -3.09081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34">
            <text:p>1034</text:p>
          </table:table-cell>
          <table:table-cell office:value-type="string">
            <text:p>, name: '</text:p>
          </table:table-cell>
          <table:table-cell office:value-type="string">
            <text:p>Falcon Gardens </text:p>
          </table:table-cell>
          <table:table-cell office:value-type="string">
            <text:p>', postcode: '</text:p>
          </table:table-cell>
          <table:table-cell office:value-type="string">
            <text:p>EH10 4AP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02388">
            <text:p>55.9302388</text:p>
          </table:table-cell>
          <table:table-cell office:value-type="string">
            <text:p>, longitude: </text:p>
          </table:table-cell>
          <table:table-cell office:value-type="float" office:value="-3.2054304">
            <text:p>-3.2054304</text:p>
          </table:table-cell>
          <table:table-cell office:value-type="string">
            <text:p><text:s/>},</text:p>
          </table:table-cell>
          <table:table-cell table:formula="of:=CONCATENATE([.A1034];[.B1034];[.C1034];[.D1034];[.E1034];[.F1034];[.G1034];[.H1034];[.I1034];[.J1034];[.K1034];[.L1034];[.M1034])" office:value-type="string" office:string-value="{ id: 1034, name: 'Falcon Gardens ', postcode: 'EH10 4AP', ward_id: 3, lattitude: 55.9302388, longitude: -3.2054304 },">
            <text:p>{ id: 1034, name: 'Falcon Gardens ', postcode: 'EH10 4AP', ward_id: 3, lattitude: 55.9302388, longitude: -3.20543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35">
            <text:p>1035</text:p>
          </table:table-cell>
          <table:table-cell office:value-type="string">
            <text:p>, name: '</text:p>
          </table:table-cell>
          <table:table-cell office:value-type="string">
            <text:p>Ormidale Terrace</text:p>
          </table:table-cell>
          <table:table-cell office:value-type="string">
            <text:p>', postcode: '</text:p>
          </table:table-cell>
          <table:table-cell office:value-type="string">
            <text:p>EH12 6EF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70477">
            <text:p>55.9470477</text:p>
          </table:table-cell>
          <table:table-cell office:value-type="string">
            <text:p>, longitude: </text:p>
          </table:table-cell>
          <table:table-cell office:value-type="float" office:value="-3.2419917">
            <text:p>-3.2419917</text:p>
          </table:table-cell>
          <table:table-cell office:value-type="string">
            <text:p><text:s/>},</text:p>
          </table:table-cell>
          <table:table-cell table:formula="of:=CONCATENATE([.A1035];[.B1035];[.C1035];[.D1035];[.E1035];[.F1035];[.G1035];[.H1035];[.I1035];[.J1035];[.K1035];[.L1035];[.M1035])" office:value-type="string" office:string-value="{ id: 1035, name: 'Ormidale Terrace', postcode: 'EH12 6EF', ward_id: 15, lattitude: 55.9470477, longitude: -3.2419917 },">
            <text:p>{ id: 1035, name: 'Ormidale Terrace', postcode: 'EH12 6EF', ward_id: 15, lattitude: 55.9470477, longitude: -3.24199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36">
            <text:p>1036</text:p>
          </table:table-cell>
          <table:table-cell office:value-type="string">
            <text:p>, name: '</text:p>
          </table:table-cell>
          <table:table-cell office:value-type="string">
            <text:p>Shaws Square</text:p>
          </table:table-cell>
          <table:table-cell office:value-type="string">
            <text:p>', postcode: '</text:p>
          </table:table-cell>
          <table:table-cell office:value-type="string">
            <text:p>EH1 3NS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91791">
            <text:p>55.9591791</text:p>
          </table:table-cell>
          <table:table-cell office:value-type="string">
            <text:p>, longitude: </text:p>
          </table:table-cell>
          <table:table-cell office:value-type="float" office:value="-3.1869139">
            <text:p>-3.1869139</text:p>
          </table:table-cell>
          <table:table-cell office:value-type="string">
            <text:p><text:s/>},</text:p>
          </table:table-cell>
          <table:table-cell table:formula="of:=CONCATENATE([.A1036];[.B1036];[.C1036];[.D1036];[.E1036];[.F1036];[.G1036];[.H1036];[.I1036];[.J1036];[.K1036];[.L1036];[.M1036])" office:value-type="string" office:string-value="{ id: 1036, name: 'Shaws Square', postcode: 'EH1 3NS', ward_id: 6, lattitude: 55.9591791, longitude: -3.1869139 },">
            <text:p>{ id: 1036, name: 'Shaws Square', postcode: 'EH1 3NS', ward_id: 6, lattitude: 55.9591791, longitude: -3.18691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37">
            <text:p>1037</text:p>
          </table:table-cell>
          <table:table-cell office:value-type="string">
            <text:p>, name: '</text:p>
          </table:table-cell>
          <table:table-cell office:value-type="string">
            <text:p>Coltbridge Vale</text:p>
          </table:table-cell>
          <table:table-cell office:value-type="string">
            <text:p>', postcode: '</text:p>
          </table:table-cell>
          <table:table-cell office:value-type="string">
            <text:p>EH12 6AG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78202">
            <text:p>55.9478202</text:p>
          </table:table-cell>
          <table:table-cell office:value-type="string">
            <text:p>, longitude: </text:p>
          </table:table-cell>
          <table:table-cell office:value-type="float" office:value="-3.2341329">
            <text:p>-3.2341329</text:p>
          </table:table-cell>
          <table:table-cell office:value-type="string">
            <text:p><text:s/>},</text:p>
          </table:table-cell>
          <table:table-cell table:formula="of:=CONCATENATE([.A1037];[.B1037];[.C1037];[.D1037];[.E1037];[.F1037];[.G1037];[.H1037];[.I1037];[.J1037];[.K1037];[.L1037];[.M1037])" office:value-type="string" office:string-value="{ id: 1037, name: 'Coltbridge Vale', postcode: 'EH12 6AG', ward_id: 15, lattitude: 55.9478202, longitude: -3.2341329 },">
            <text:p>{ id: 1037, name: 'Coltbridge Vale', postcode: 'EH12 6AG', ward_id: 15, lattitude: 55.9478202, longitude: -3.234132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38">
            <text:p>1038</text:p>
          </table:table-cell>
          <table:table-cell office:value-type="string">
            <text:p>, name: '</text:p>
          </table:table-cell>
          <table:table-cell office:value-type="string">
            <text:p>Calder Place</text:p>
          </table:table-cell>
          <table:table-cell office:value-type="string">
            <text:p>', postcode: '</text:p>
          </table:table-cell>
          <table:table-cell office:value-type="string">
            <text:p>EH11 4LU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9105">
            <text:p>55.919105</text:p>
          </table:table-cell>
          <table:table-cell office:value-type="string">
            <text:p>, longitude: </text:p>
          </table:table-cell>
          <table:table-cell office:value-type="float" office:value="-3.2930907">
            <text:p>-3.2930907</text:p>
          </table:table-cell>
          <table:table-cell office:value-type="string">
            <text:p><text:s/>},</text:p>
          </table:table-cell>
          <table:table-cell table:formula="of:=CONCATENATE([.A1038];[.B1038];[.C1038];[.D1038];[.E1038];[.F1038];[.G1038];[.H1038];[.I1038];[.J1038];[.K1038];[.L1038];[.M1038])" office:value-type="string" office:string-value="{ id: 1038, name: 'Calder Place', postcode: 'EH11 4LU', ward_id: 13, lattitude: 55.919105, longitude: -3.2930907 },">
            <text:p>{ id: 1038, name: 'Calder Place', postcode: 'EH11 4LU', ward_id: 13, lattitude: 55.919105, longitude: -3.29309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39">
            <text:p>1039</text:p>
          </table:table-cell>
          <table:table-cell office:value-type="string">
            <text:p>, name: '</text:p>
          </table:table-cell>
          <table:table-cell office:value-type="string">
            <text:p>Great Carleton Place</text:p>
          </table:table-cell>
          <table:table-cell office:value-type="string">
            <text:p>', postcode: '</text:p>
          </table:table-cell>
          <table:table-cell office:value-type="string">
            <text:p>EH16 4TX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05277">
            <text:p>55.9305277</text:p>
          </table:table-cell>
          <table:table-cell office:value-type="string">
            <text:p>, longitude: </text:p>
          </table:table-cell>
          <table:table-cell office:value-type="float" office:value="-3.1196905">
            <text:p>-3.1196905</text:p>
          </table:table-cell>
          <table:table-cell office:value-type="string">
            <text:p><text:s/>},</text:p>
          </table:table-cell>
          <table:table-cell table:formula="of:=CONCATENATE([.A1039];[.B1039];[.C1039];[.D1039];[.E1039];[.F1039];[.G1039];[.H1039];[.I1039];[.J1039];[.K1039];[.L1039];[.M1039])" office:value-type="string" office:string-value="{ id: 1039, name: 'Great Carleton Place', postcode: 'EH16 4TX', ward_id: 11, lattitude: 55.9305277, longitude: -3.1196905 },">
            <text:p>{ id: 1039, name: 'Great Carleton Place', postcode: 'EH16 4TX', ward_id: 11, lattitude: 55.9305277, longitude: -3.11969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40">
            <text:p>1040</text:p>
          </table:table-cell>
          <table:table-cell office:value-type="string">
            <text:p>, name: '</text:p>
          </table:table-cell>
          <table:table-cell office:value-type="string">
            <text:p>Grange Loan Gardens</text:p>
          </table:table-cell>
          <table:table-cell office:value-type="string">
            <text:p>', postcode: '</text:p>
          </table:table-cell>
          <table:table-cell office:value-type="string">
            <text:p>EH9 2EB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12808">
            <text:p>55.9312808</text:p>
          </table:table-cell>
          <table:table-cell office:value-type="string">
            <text:p>, longitude: </text:p>
          </table:table-cell>
          <table:table-cell office:value-type="float" office:value="-3.1901923">
            <text:p>-3.1901923</text:p>
          </table:table-cell>
          <table:table-cell office:value-type="string">
            <text:p><text:s/>},</text:p>
          </table:table-cell>
          <table:table-cell table:formula="of:=CONCATENATE([.A1040];[.B1040];[.C1040];[.D1040];[.E1040];[.F1040];[.G1040];[.H1040];[.I1040];[.J1040];[.K1040];[.L1040];[.M1040])" office:value-type="string" office:string-value="{ id: 1040, name: 'Grange Loan Gardens', postcode: 'EH9 2EB', ward_id: 17, lattitude: 55.9312808, longitude: -3.1901923 },">
            <text:p>{ id: 1040, name: 'Grange Loan Gardens', postcode: 'EH9 2EB', ward_id: 17, lattitude: 55.9312808, longitude: -3.19019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41">
            <text:p>1041</text:p>
          </table:table-cell>
          <table:table-cell office:value-type="string">
            <text:p>, name: '</text:p>
          </table:table-cell>
          <table:table-cell office:value-type="string">
            <text:p>Cherry Tree Grove</text:p>
          </table:table-cell>
          <table:table-cell office:value-type="string">
            <text:p>', postcode: '</text:p>
          </table:table-cell>
          <table:table-cell office:value-type="string">
            <text:p>EH14 5AH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13571">
            <text:p>55.8913571</text:p>
          </table:table-cell>
          <table:table-cell office:value-type="string">
            <text:p>, longitude: </text:p>
          </table:table-cell>
          <table:table-cell office:value-type="float" office:value="-3.3304138">
            <text:p>-3.3304138</text:p>
          </table:table-cell>
          <table:table-cell office:value-type="string">
            <text:p><text:s/>},</text:p>
          </table:table-cell>
          <table:table-cell table:formula="of:=CONCATENATE([.A1041];[.B1041];[.C1041];[.D1041];[.E1041];[.F1041];[.G1041];[.H1041];[.I1041];[.J1041];[.K1041];[.L1041];[.M1041])" office:value-type="string" office:string-value="{ id: 1041, name: 'Cherry Tree Grove', postcode: 'EH14 5AH', ward_id: 10, lattitude: 55.8913571, longitude: -3.3304138 },">
            <text:p>{ id: 1041, name: 'Cherry Tree Grove', postcode: 'EH14 5AH', ward_id: 10, lattitude: 55.8913571, longitude: -3.330413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42">
            <text:p>1042</text:p>
          </table:table-cell>
          <table:table-cell office:value-type="string">
            <text:p>, name: '</text:p>
          </table:table-cell>
          <table:table-cell office:value-type="string">
            <text:p>Joppa Pans</text:p>
          </table:table-cell>
          <table:table-cell office:value-type="string">
            <text:p>', postcode: '</text:p>
          </table:table-cell>
          <table:table-cell office:value-type="string">
            <text:p>EH15 2HE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849">
            <text:p>55.94849</text:p>
          </table:table-cell>
          <table:table-cell office:value-type="string">
            <text:p>, longitude: </text:p>
          </table:table-cell>
          <table:table-cell office:value-type="float" office:value="-3.08813">
            <text:p>-3.08813</text:p>
          </table:table-cell>
          <table:table-cell office:value-type="string">
            <text:p><text:s/>},</text:p>
          </table:table-cell>
          <table:table-cell table:formula="of:=CONCATENATE([.A1042];[.B1042];[.C1042];[.D1042];[.E1042];[.F1042];[.G1042];[.H1042];[.I1042];[.J1042];[.K1042];[.L1042];[.M1042])" office:value-type="string" office:string-value="{ id: 1042, name: 'Joppa Pans', postcode: 'EH15 2HE', ward_id: 11, lattitude: 55.94849, longitude: -3.08813 },">
            <text:p>{ id: 1042, name: 'Joppa Pans', postcode: 'EH15 2HE', ward_id: 11, lattitude: 55.94849, longitude: -3.0881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43">
            <text:p>1043</text:p>
          </table:table-cell>
          <table:table-cell office:value-type="string">
            <text:p>, name: '</text:p>
          </table:table-cell>
          <table:table-cell office:value-type="string">
            <text:p>Duddingston Rise</text:p>
          </table:table-cell>
          <table:table-cell office:value-type="string">
            <text:p>', postcode: '</text:p>
          </table:table-cell>
          <table:table-cell office:value-type="string">
            <text:p>EH15 3LB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23221">
            <text:p>55.9423221</text:p>
          </table:table-cell>
          <table:table-cell office:value-type="string">
            <text:p>, longitude: </text:p>
          </table:table-cell>
          <table:table-cell office:value-type="float" office:value="-3.125037">
            <text:p>-3.125037</text:p>
          </table:table-cell>
          <table:table-cell office:value-type="string">
            <text:p><text:s/>},</text:p>
          </table:table-cell>
          <table:table-cell table:formula="of:=CONCATENATE([.A1043];[.B1043];[.C1043];[.D1043];[.E1043];[.F1043];[.G1043];[.H1043];[.I1043];[.J1043];[.K1043];[.L1043];[.M1043])" office:value-type="string" office:string-value="{ id: 1043, name: 'Duddingston Rise', postcode: 'EH15 3LB', ward_id: 11, lattitude: 55.9423221, longitude: -3.125037 },">
            <text:p>{ id: 1043, name: 'Duddingston Rise', postcode: 'EH15 3LB', ward_id: 11, lattitude: 55.9423221, longitude: -3.1250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44">
            <text:p>1044</text:p>
          </table:table-cell>
          <table:table-cell office:value-type="string">
            <text:p>, name: '</text:p>
          </table:table-cell>
          <table:table-cell office:value-type="string">
            <text:p>Lanark Road West / Bridge Road Boundary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1044];[.B1044];[.C1044];[.D1044];[.E1044];[.F1044];[.G1044];[.H1044];[.I1044];[.J1044];[.K1044];[.L1044];[.M1044])" office:value-type="string" office:string-value="{ id: 1044, name: 'Lanark Road West / Bridge Road Boundary', postcode: 'EH1 3EG', ward_id: 6, lattitude: 55.953252, longitude: -3.188267 },">
            <text:p>{ id: 1044, name: 'Lanark Road West / Bridge Road Boundary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45">
            <text:p>1045</text:p>
          </table:table-cell>
          <table:table-cell office:value-type="string">
            <text:p>, name: '</text:p>
          </table:table-cell>
          <table:table-cell office:value-type="string">
            <text:p>Old Farm Place</text:p>
          </table:table-cell>
          <table:table-cell office:value-type="string">
            <text:p>', postcode: '</text:p>
          </table:table-cell>
          <table:table-cell office:value-type="string">
            <text:p>EH13 0AZ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79535">
            <text:p>55.9079535</text:p>
          </table:table-cell>
          <table:table-cell office:value-type="string">
            <text:p>, longitude: </text:p>
          </table:table-cell>
          <table:table-cell office:value-type="float" office:value="-3.2498309">
            <text:p>-3.2498309</text:p>
          </table:table-cell>
          <table:table-cell office:value-type="string">
            <text:p><text:s/>},</text:p>
          </table:table-cell>
          <table:table-cell table:formula="of:=CONCATENATE([.A1045];[.B1045];[.C1045];[.D1045];[.E1045];[.F1045];[.G1045];[.H1045];[.I1045];[.J1045];[.K1045];[.L1045];[.M1045])" office:value-type="string" office:string-value="{ id: 1045, name: 'Old Farm Place', postcode: 'EH13 0AZ', ward_id: 5, lattitude: 55.9079535, longitude: -3.2498309 },">
            <text:p>{ id: 1045, name: 'Old Farm Place', postcode: 'EH13 0AZ', ward_id: 5, lattitude: 55.9079535, longitude: -3.24983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46">
            <text:p>1046</text:p>
          </table:table-cell>
          <table:table-cell office:value-type="string">
            <text:p>, name: '</text:p>
          </table:table-cell>
          <table:table-cell office:value-type="string">
            <text:p>Boswall Gardens</text:p>
          </table:table-cell>
          <table:table-cell office:value-type="string">
            <text:p>', postcode: '</text:p>
          </table:table-cell>
          <table:table-cell office:value-type="string">
            <text:p>EH5 2BN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5438">
            <text:p>55.975438</text:p>
          </table:table-cell>
          <table:table-cell office:value-type="string">
            <text:p>, longitude: </text:p>
          </table:table-cell>
          <table:table-cell office:value-type="float" office:value="-3.2213218">
            <text:p>-3.2213218</text:p>
          </table:table-cell>
          <table:table-cell office:value-type="string">
            <text:p><text:s/>},</text:p>
          </table:table-cell>
          <table:table-cell table:formula="of:=CONCATENATE([.A1046];[.B1046];[.C1046];[.D1046];[.E1046];[.F1046];[.G1046];[.H1046];[.I1046];[.J1046];[.K1046];[.L1046];[.M1046])" office:value-type="string" office:string-value="{ id: 1046, name: 'Boswall Gardens', postcode: 'EH5 2BN', ward_id: 7, lattitude: 55.975438, longitude: -3.2213218 },">
            <text:p>{ id: 1046, name: 'Boswall Gardens', postcode: 'EH5 2BN', ward_id: 7, lattitude: 55.975438, longitude: -3.22132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47">
            <text:p>1047</text:p>
          </table:table-cell>
          <table:table-cell office:value-type="string">
            <text:p>, name: '</text:p>
          </table:table-cell>
          <table:table-cell office:value-type="string">
            <text:p>Cambridge Street</text:p>
          </table:table-cell>
          <table:table-cell office:value-type="string">
            <text:p>', postcode: '</text:p>
          </table:table-cell>
          <table:table-cell office:value-type="string">
            <text:p>EH1 2DY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76649">
            <text:p>55.9476649</text:p>
          </table:table-cell>
          <table:table-cell office:value-type="string">
            <text:p>, longitude: </text:p>
          </table:table-cell>
          <table:table-cell office:value-type="float" office:value="-3.2053795">
            <text:p>-3.2053795</text:p>
          </table:table-cell>
          <table:table-cell office:value-type="string">
            <text:p><text:s/>},</text:p>
          </table:table-cell>
          <table:table-cell table:formula="of:=CONCATENATE([.A1047];[.B1047];[.C1047];[.D1047];[.E1047];[.F1047];[.G1047];[.H1047];[.I1047];[.J1047];[.K1047];[.L1047];[.M1047])" office:value-type="string" office:string-value="{ id: 1047, name: 'Cambridge Street', postcode: 'EH1 2DY', ward_id: 6, lattitude: 55.9476649, longitude: -3.2053795 },">
            <text:p>{ id: 1047, name: 'Cambridge Street', postcode: 'EH1 2DY', ward_id: 6, lattitude: 55.9476649, longitude: -3.20537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48">
            <text:p>1048</text:p>
          </table:table-cell>
          <table:table-cell office:value-type="string">
            <text:p>, name: '</text:p>
          </table:table-cell>
          <table:table-cell office:value-type="string">
            <text:p>Candlemakers Crescent</text:p>
          </table:table-cell>
          <table:table-cell office:value-type="string">
            <text:p>', postcode: '</text:p>
          </table:table-cell>
          <table:table-cell office:value-type="string">
            <text:p>EH17 8TX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83639">
            <text:p>55.9083639</text:p>
          </table:table-cell>
          <table:table-cell office:value-type="string">
            <text:p>, longitude: </text:p>
          </table:table-cell>
          <table:table-cell office:value-type="float" office:value="-3.1264931">
            <text:p>-3.1264931</text:p>
          </table:table-cell>
          <table:table-cell office:value-type="string">
            <text:p><text:s/>},</text:p>
          </table:table-cell>
          <table:table-cell table:formula="of:=CONCATENATE([.A1048];[.B1048];[.C1048];[.D1048];[.E1048];[.F1048];[.G1048];[.H1048];[.I1048];[.J1048];[.K1048];[.L1048];[.M1048])" office:value-type="string" office:string-value="{ id: 1048, name: 'Candlemakers Crescent', postcode: 'EH17 8TX', ward_id: 16, lattitude: 55.9083639, longitude: -3.1264931 },">
            <text:p>{ id: 1048, name: 'Candlemakers Crescent', postcode: 'EH17 8TX', ward_id: 16, lattitude: 55.9083639, longitude: -3.12649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49">
            <text:p>1049</text:p>
          </table:table-cell>
          <table:table-cell office:value-type="string">
            <text:p>, name: '</text:p>
          </table:table-cell>
          <table:table-cell office:value-type="string">
            <text:p>Whitelea Crescent</text:p>
          </table:table-cell>
          <table:table-cell office:value-type="string">
            <text:p>', postcode: '</text:p>
          </table:table-cell>
          <table:table-cell office:value-type="string">
            <text:p>EH14 7HF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756617">
            <text:p>55.8756617</text:p>
          </table:table-cell>
          <table:table-cell office:value-type="string">
            <text:p>, longitude: </text:p>
          </table:table-cell>
          <table:table-cell office:value-type="float" office:value="-3.3424893">
            <text:p>-3.3424893</text:p>
          </table:table-cell>
          <table:table-cell office:value-type="string">
            <text:p><text:s/>},</text:p>
          </table:table-cell>
          <table:table-cell table:formula="of:=CONCATENATE([.A1049];[.B1049];[.C1049];[.D1049];[.E1049];[.F1049];[.G1049];[.H1049];[.I1049];[.J1049];[.K1049];[.L1049];[.M1049])" office:value-type="string" office:string-value="{ id: 1049, name: 'Whitelea Crescent', postcode: 'EH14 7HF', ward_id: 10, lattitude: 55.8756617, longitude: -3.3424893 },">
            <text:p>{ id: 1049, name: 'Whitelea Crescent', postcode: 'EH14 7HF', ward_id: 10, lattitude: 55.8756617, longitude: -3.34248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50">
            <text:p>1050</text:p>
          </table:table-cell>
          <table:table-cell office:value-type="string">
            <text:p>, name: '</text:p>
          </table:table-cell>
          <table:table-cell office:value-type="string">
            <text:p>Burgess Road</text:p>
          </table:table-cell>
          <table:table-cell office:value-type="string">
            <text:p>', postcode: '</text:p>
          </table:table-cell>
          <table:table-cell office:value-type="string">
            <text:p>EH30 9JA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69754">
            <text:p>55.9869754</text:p>
          </table:table-cell>
          <table:table-cell office:value-type="string">
            <text:p>, longitude: </text:p>
          </table:table-cell>
          <table:table-cell office:value-type="float" office:value="-3.3946589">
            <text:p>-3.3946589</text:p>
          </table:table-cell>
          <table:table-cell office:value-type="string">
            <text:p><text:s/>},</text:p>
          </table:table-cell>
          <table:table-cell table:formula="of:=CONCATENATE([.A1050];[.B1050];[.C1050];[.D1050];[.E1050];[.F1050];[.G1050];[.H1050];[.I1050];[.J1050];[.K1050];[.L1050];[.M1050])" office:value-type="string" office:string-value="{ id: 1050, name: 'Burgess Road', postcode: 'EH30 9JA', ward_id: 14, lattitude: 55.9869754, longitude: -3.3946589 },">
            <text:p>{ id: 1050, name: 'Burgess Road', postcode: 'EH30 9JA', ward_id: 14, lattitude: 55.9869754, longitude: -3.394658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51">
            <text:p>1051</text:p>
          </table:table-cell>
          <table:table-cell office:value-type="string">
            <text:p>, name: '</text:p>
          </table:table-cell>
          <table:table-cell office:value-type="string">
            <text:p>Saunders Court</text:p>
          </table:table-cell>
          <table:table-cell office:value-type="string">
            <text:p>', postcode: '</text:p>
          </table:table-cell>
          <table:table-cell office:value-type="string">
            <text:p>EH3 6TR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1646">
            <text:p>55.9571646</text:p>
          </table:table-cell>
          <table:table-cell office:value-type="string">
            <text:p>, longitude: </text:p>
          </table:table-cell>
          <table:table-cell office:value-type="float" office:value="-3.2094124">
            <text:p>-3.2094124</text:p>
          </table:table-cell>
          <table:table-cell office:value-type="string">
            <text:p><text:s/>},</text:p>
          </table:table-cell>
          <table:table-cell table:formula="of:=CONCATENATE([.A1051];[.B1051];[.C1051];[.D1051];[.E1051];[.F1051];[.G1051];[.H1051];[.I1051];[.J1051];[.K1051];[.L1051];[.M1051])" office:value-type="string" office:string-value="{ id: 1051, name: 'Saunders Court', postcode: 'EH3 6TR', ward_id: 4, lattitude: 55.9571646, longitude: -3.2094124 },">
            <text:p>{ id: 1051, name: 'Saunders Court', postcode: 'EH3 6TR', ward_id: 4, lattitude: 55.9571646, longitude: -3.20941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52">
            <text:p>1052</text:p>
          </table:table-cell>
          <table:table-cell office:value-type="string">
            <text:p>, name: '</text:p>
          </table:table-cell>
          <table:table-cell office:value-type="string">
            <text:p>Burnbrae</text:p>
          </table:table-cell>
          <table:table-cell office:value-type="string">
            <text:p>', postcode: '</text:p>
          </table:table-cell>
          <table:table-cell office:value-type="string">
            <text:p>EH12 8UB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88184">
            <text:p>55.9488184</text:p>
          </table:table-cell>
          <table:table-cell office:value-type="string">
            <text:p>, longitude: </text:p>
          </table:table-cell>
          <table:table-cell office:value-type="float" office:value="-3.3072416">
            <text:p>-3.3072416</text:p>
          </table:table-cell>
          <table:table-cell office:value-type="string">
            <text:p><text:s/>},</text:p>
          </table:table-cell>
          <table:table-cell table:formula="of:=CONCATENATE([.A1052];[.B1052];[.C1052];[.D1052];[.E1052];[.F1052];[.G1052];[.H1052];[.I1052];[.J1052];[.K1052];[.L1052];[.M1052])" office:value-type="string" office:string-value="{ id: 1052, name: 'Burnbrae', postcode: 'EH12 8UB', ward_id: 9, lattitude: 55.9488184, longitude: -3.3072416 },">
            <text:p>{ id: 1052, name: 'Burnbrae', postcode: 'EH12 8UB', ward_id: 9, lattitude: 55.9488184, longitude: -3.307241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53">
            <text:p>1053</text:p>
          </table:table-cell>
          <table:table-cell office:value-type="string">
            <text:p>, name: '</text:p>
          </table:table-cell>
          <table:table-cell office:value-type="string">
            <text:p>Bristo Square </text:p>
          </table:table-cell>
          <table:table-cell office:value-type="string">
            <text:p>', postcode: '</text:p>
          </table:table-cell>
          <table:table-cell office:value-type="string">
            <text:p>EH8 9AD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5458">
            <text:p>55.945458</text:p>
          </table:table-cell>
          <table:table-cell office:value-type="string">
            <text:p>, longitude: </text:p>
          </table:table-cell>
          <table:table-cell office:value-type="float" office:value="-3.1879542">
            <text:p>-3.1879542</text:p>
          </table:table-cell>
          <table:table-cell office:value-type="string">
            <text:p><text:s/>},</text:p>
          </table:table-cell>
          <table:table-cell table:formula="of:=CONCATENATE([.A1053];[.B1053];[.C1053];[.D1053];[.E1053];[.F1053];[.G1053];[.H1053];[.I1053];[.J1053];[.K1053];[.L1053];[.M1053])" office:value-type="string" office:string-value="{ id: 1053, name: 'Bristo Square ', postcode: 'EH8 9AD', ward_id: 17, lattitude: 55.945458, longitude: -3.1879542 },">
            <text:p>{ id: 1053, name: 'Bristo Square ', postcode: 'EH8 9AD', ward_id: 17, lattitude: 55.945458, longitude: -3.18795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54">
            <text:p>1054</text:p>
          </table:table-cell>
          <table:table-cell office:value-type="string">
            <text:p>, name: '</text:p>
          </table:table-cell>
          <table:table-cell office:value-type="string">
            <text:p>Gracemount Road</text:p>
          </table:table-cell>
          <table:table-cell office:value-type="string">
            <text:p>', postcode: '</text:p>
          </table:table-cell>
          <table:table-cell office:value-type="string">
            <text:p>EH16 6PH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121">
            <text:p>55.90121</text:p>
          </table:table-cell>
          <table:table-cell office:value-type="string">
            <text:p>, longitude: </text:p>
          </table:table-cell>
          <table:table-cell office:value-type="float" office:value="-3.1618811">
            <text:p>-3.1618811</text:p>
          </table:table-cell>
          <table:table-cell office:value-type="string">
            <text:p><text:s/>},</text:p>
          </table:table-cell>
          <table:table-cell table:formula="of:=CONCATENATE([.A1054];[.B1054];[.C1054];[.D1054];[.E1054];[.F1054];[.G1054];[.H1054];[.I1054];[.J1054];[.K1054];[.L1054];[.M1054])" office:value-type="string" office:string-value="{ id: 1054, name: 'Gracemount Road', postcode: 'EH16 6PH', ward_id: 16, lattitude: 55.90121, longitude: -3.1618811 },">
            <text:p>{ id: 1054, name: 'Gracemount Road', postcode: 'EH16 6PH', ward_id: 16, lattitude: 55.90121, longitude: -3.161881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55">
            <text:p>1055</text:p>
          </table:table-cell>
          <table:table-cell office:value-type="string">
            <text:p>, name: '</text:p>
          </table:table-cell>
          <table:table-cell office:value-type="string">
            <text:p>Meadowbank Crescent</text:p>
          </table:table-cell>
          <table:table-cell office:value-type="string">
            <text:p>', postcode: '</text:p>
          </table:table-cell>
          <table:table-cell office:value-type="string">
            <text:p>EH8 7AJ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46139">
            <text:p>55.9546139</text:p>
          </table:table-cell>
          <table:table-cell office:value-type="string">
            <text:p>, longitude: </text:p>
          </table:table-cell>
          <table:table-cell office:value-type="float" office:value="-3.1554069">
            <text:p>-3.1554069</text:p>
          </table:table-cell>
          <table:table-cell office:value-type="string">
            <text:p><text:s/>},</text:p>
          </table:table-cell>
          <table:table-cell table:formula="of:=CONCATENATE([.A1055];[.B1055];[.C1055];[.D1055];[.E1055];[.F1055];[.G1055];[.H1055];[.I1055];[.J1055];[.K1055];[.L1055];[.M1055])" office:value-type="string" office:string-value="{ id: 1055, name: 'Meadowbank Crescent', postcode: 'EH8 7AJ', ward_id: 1, lattitude: 55.9546139, longitude: -3.1554069 },">
            <text:p>{ id: 1055, name: 'Meadowbank Crescent', postcode: 'EH8 7AJ', ward_id: 1, lattitude: 55.9546139, longitude: -3.15540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56">
            <text:p>1056</text:p>
          </table:table-cell>
          <table:table-cell office:value-type="string">
            <text:p>, name: '</text:p>
          </table:table-cell>
          <table:table-cell office:value-type="string">
            <text:p>Prospect Bank Crescent</text:p>
          </table:table-cell>
          <table:table-cell office:value-type="string">
            <text:p>', postcode: '</text:p>
          </table:table-cell>
          <table:table-cell office:value-type="string">
            <text:p>EH6 7NP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85185">
            <text:p>55.9685185</text:p>
          </table:table-cell>
          <table:table-cell office:value-type="string">
            <text:p>, longitude: </text:p>
          </table:table-cell>
          <table:table-cell office:value-type="float" office:value="-3.1548007">
            <text:p>-3.1548007</text:p>
          </table:table-cell>
          <table:table-cell office:value-type="string">
            <text:p><text:s/>},</text:p>
          </table:table-cell>
          <table:table-cell table:formula="of:=CONCATENATE([.A1056];[.B1056];[.C1056];[.D1056];[.E1056];[.F1056];[.G1056];[.H1056];[.I1056];[.J1056];[.K1056];[.L1056];[.M1056])" office:value-type="string" office:string-value="{ id: 1056, name: 'Prospect Bank Crescent', postcode: 'EH6 7NP', ward_id: 8, lattitude: 55.9685185, longitude: -3.1548007 },">
            <text:p>{ id: 1056, name: 'Prospect Bank Crescent', postcode: 'EH6 7NP', ward_id: 8, lattitude: 55.9685185, longitude: -3.15480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57">
            <text:p>1057</text:p>
          </table:table-cell>
          <table:table-cell office:value-type="string">
            <text:p>, name: '</text:p>
          </table:table-cell>
          <table:table-cell office:value-type="string">
            <text:p>Groathill Gardens West</text:p>
          </table:table-cell>
          <table:table-cell office:value-type="string">
            <text:p>', postcode: '</text:p>
          </table:table-cell>
          <table:table-cell office:value-type="string">
            <text:p>EH4 2LU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02125">
            <text:p>55.9602125</text:p>
          </table:table-cell>
          <table:table-cell office:value-type="string">
            <text:p>, longitude: </text:p>
          </table:table-cell>
          <table:table-cell office:value-type="float" office:value="-3.2460085">
            <text:p>-3.2460085</text:p>
          </table:table-cell>
          <table:table-cell office:value-type="string">
            <text:p><text:s/>},</text:p>
          </table:table-cell>
          <table:table-cell table:formula="of:=CONCATENATE([.A1057];[.B1057];[.C1057];[.D1057];[.E1057];[.F1057];[.G1057];[.H1057];[.I1057];[.J1057];[.K1057];[.L1057];[.M1057])" office:value-type="string" office:string-value="{ id: 1057, name: 'Groathill Gardens West', postcode: 'EH4 2LU', ward_id: 4, lattitude: 55.9602125, longitude: -3.2460085 },">
            <text:p>{ id: 1057, name: 'Groathill Gardens West', postcode: 'EH4 2LU', ward_id: 4, lattitude: 55.9602125, longitude: -3.24600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58">
            <text:p>1058</text:p>
          </table:table-cell>
          <table:table-cell office:value-type="string">
            <text:p>, name: '</text:p>
          </table:table-cell>
          <table:table-cell office:value-type="string">
            <text:p>Ferrt Gait Drive</text:p>
          </table:table-cell>
          <table:table-cell office:value-type="string">
            <text:p>', postcode: '</text:p>
          </table:table-cell>
          <table:table-cell office:value-type="string">
            <text:p>EH4 4GJ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66821">
            <text:p>55.966821</text:p>
          </table:table-cell>
          <table:table-cell office:value-type="string">
            <text:p>, longitude: </text:p>
          </table:table-cell>
          <table:table-cell office:value-type="float" office:value="-3.2605078">
            <text:p>-3.2605078</text:p>
          </table:table-cell>
          <table:table-cell office:value-type="string">
            <text:p><text:s/>},</text:p>
          </table:table-cell>
          <table:table-cell table:formula="of:=CONCATENATE([.A1058];[.B1058];[.C1058];[.D1058];[.E1058];[.F1058];[.G1058];[.H1058];[.I1058];[.J1058];[.K1058];[.L1058];[.M1058])" office:value-type="string" office:string-value="{ id: 1058, name: 'Ferrt Gait Drive', postcode: 'EH4 4GJ', ward_id: 7, lattitude: 55.966821, longitude: -3.2605078 },">
            <text:p>{ id: 1058, name: 'Ferrt Gait Drive', postcode: 'EH4 4GJ', ward_id: 7, lattitude: 55.966821, longitude: -3.26050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59">
            <text:p>1059</text:p>
          </table:table-cell>
          <table:table-cell office:value-type="string">
            <text:p>, name: '</text:p>
          </table:table-cell>
          <table:table-cell office:value-type="string">
            <text:p>South Maybury</text:p>
          </table:table-cell>
          <table:table-cell office:value-type="string">
            <text:p>', postcode: '</text:p>
          </table:table-cell>
          <table:table-cell office:value-type="string">
            <text:p>EH12 8NX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22095">
            <text:p>55.9422095</text:p>
          </table:table-cell>
          <table:table-cell office:value-type="string">
            <text:p>, longitude: </text:p>
          </table:table-cell>
          <table:table-cell office:value-type="float" office:value="-3.3130137">
            <text:p>-3.3130137</text:p>
          </table:table-cell>
          <table:table-cell office:value-type="string">
            <text:p><text:s/>},</text:p>
          </table:table-cell>
          <table:table-cell table:formula="of:=CONCATENATE([.A1059];[.B1059];[.C1059];[.D1059];[.E1059];[.F1059];[.G1059];[.H1059];[.I1059];[.J1059];[.K1059];[.L1059];[.M1059])" office:value-type="string" office:string-value="{ id: 1059, name: 'South Maybury', postcode: 'EH12 8NX', ward_id: 9, lattitude: 55.9422095, longitude: -3.3130137 },">
            <text:p>{ id: 1059, name: 'South Maybury', postcode: 'EH12 8NX', ward_id: 9, lattitude: 55.9422095, longitude: -3.31301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60">
            <text:p>1060</text:p>
          </table:table-cell>
          <table:table-cell office:value-type="string">
            <text:p>, name: '</text:p>
          </table:table-cell>
          <table:table-cell office:value-type="string">
            <text:p>Galachlaw Shot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1060];[.B1060];[.C1060];[.D1060];[.E1060];[.F1060];[.G1060];[.H1060];[.I1060];[.J1060];[.K1060];[.L1060];[.M1060])" office:value-type="string" office:string-value="{ id: 1060, name: 'Galachlaw Shot', postcode: 'EH1 3EG', ward_id: 6, lattitude: 55.953252, longitude: -3.188267 },">
            <text:p>{ id: 1060, name: 'Galachlaw Shot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61">
            <text:p>1061</text:p>
          </table:table-cell>
          <table:table-cell office:value-type="string">
            <text:p>, name: '</text:p>
          </table:table-cell>
          <table:table-cell office:value-type="string">
            <text:p>Thistle Place</text:p>
          </table:table-cell>
          <table:table-cell office:value-type="string">
            <text:p>', postcode: '</text:p>
          </table:table-cell>
          <table:table-cell office:value-type="string">
            <text:p>EH11 1JH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94342">
            <text:p>55.9394342</text:p>
          </table:table-cell>
          <table:table-cell office:value-type="string">
            <text:p>, longitude: </text:p>
          </table:table-cell>
          <table:table-cell office:value-type="float" office:value="-3.2146989">
            <text:p>-3.2146989</text:p>
          </table:table-cell>
          <table:table-cell office:value-type="string">
            <text:p><text:s/>},</text:p>
          </table:table-cell>
          <table:table-cell table:formula="of:=CONCATENATE([.A1061];[.B1061];[.C1061];[.D1061];[.E1061];[.F1061];[.G1061];[.H1061];[.I1061];[.J1061];[.K1061];[.L1061];[.M1061])" office:value-type="string" office:string-value="{ id: 1061, name: 'Thistle Place', postcode: 'EH11 1JH', ward_id: 2, lattitude: 55.9394342, longitude: -3.2146989 },">
            <text:p>{ id: 1061, name: 'Thistle Place', postcode: 'EH11 1JH', ward_id: 2, lattitude: 55.9394342, longitude: -3.214698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62">
            <text:p>1062</text:p>
          </table:table-cell>
          <table:table-cell office:value-type="string">
            <text:p>, name: '</text:p>
          </table:table-cell>
          <table:table-cell office:value-type="string">
            <text:p>Robb'S Loan Grove</text:p>
          </table:table-cell>
          <table:table-cell office:value-type="string">
            <text:p>', postcode: '</text:p>
          </table:table-cell>
          <table:table-cell office:value-type="string">
            <text:p>EH14 1SG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11577">
            <text:p>55.9311577</text:p>
          </table:table-cell>
          <table:table-cell office:value-type="string">
            <text:p>, longitude: </text:p>
          </table:table-cell>
          <table:table-cell office:value-type="float" office:value="-3.2470169">
            <text:p>-3.2470169</text:p>
          </table:table-cell>
          <table:table-cell office:value-type="string">
            <text:p><text:s/>},</text:p>
          </table:table-cell>
          <table:table-cell table:formula="of:=CONCATENATE([.A1062];[.B1062];[.C1062];[.D1062];[.E1062];[.F1062];[.G1062];[.H1062];[.I1062];[.J1062];[.K1062];[.L1062];[.M1062])" office:value-type="string" office:string-value="{ id: 1062, name: 'Robb'S Loan Grove', postcode: 'EH14 1SG', ward_id: 2, lattitude: 55.9311577, longitude: -3.2470169 },">
            <text:p>{ id: 1062, name: 'Robb'S Loan Grove', postcode: 'EH14 1SG', ward_id: 2, lattitude: 55.9311577, longitude: -3.24701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63">
            <text:p>1063</text:p>
          </table:table-cell>
          <table:table-cell office:value-type="string">
            <text:p>, name: '</text:p>
          </table:table-cell>
          <table:table-cell office:value-type="string">
            <text:p>Raeburn Street</text:p>
          </table:table-cell>
          <table:table-cell office:value-type="string">
            <text:p>', postcode: '</text:p>
          </table:table-cell>
          <table:table-cell office:value-type="string">
            <text:p>EH4 1HY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86369">
            <text:p>55.9586369</text:p>
          </table:table-cell>
          <table:table-cell office:value-type="string">
            <text:p>, longitude: </text:p>
          </table:table-cell>
          <table:table-cell office:value-type="float" office:value="-3.2124556">
            <text:p>-3.2124556</text:p>
          </table:table-cell>
          <table:table-cell office:value-type="string">
            <text:p><text:s/>},</text:p>
          </table:table-cell>
          <table:table-cell table:formula="of:=CONCATENATE([.A1063];[.B1063];[.C1063];[.D1063];[.E1063];[.F1063];[.G1063];[.H1063];[.I1063];[.J1063];[.K1063];[.L1063];[.M1063])" office:value-type="string" office:string-value="{ id: 1063, name: 'Raeburn Street', postcode: 'EH4 1HY', ward_id: 4, lattitude: 55.9586369, longitude: -3.2124556 },">
            <text:p>{ id: 1063, name: 'Raeburn Street', postcode: 'EH4 1HY', ward_id: 4, lattitude: 55.9586369, longitude: -3.21245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64">
            <text:p>1064</text:p>
          </table:table-cell>
          <table:table-cell office:value-type="string">
            <text:p>, name: '</text:p>
          </table:table-cell>
          <table:table-cell office:value-type="string">
            <text:p>Dalrymple Crescent</text:p>
          </table:table-cell>
          <table:table-cell office:value-type="string">
            <text:p>', postcode: '</text:p>
          </table:table-cell>
          <table:table-cell office:value-type="string">
            <text:p>EH9 2NU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34941">
            <text:p>55.9334941</text:p>
          </table:table-cell>
          <table:table-cell office:value-type="string">
            <text:p>, longitude: </text:p>
          </table:table-cell>
          <table:table-cell office:value-type="float" office:value="-3.1825125">
            <text:p>-3.1825125</text:p>
          </table:table-cell>
          <table:table-cell office:value-type="string">
            <text:p><text:s/>},</text:p>
          </table:table-cell>
          <table:table-cell table:formula="of:=CONCATENATE([.A1064];[.B1064];[.C1064];[.D1064];[.E1064];[.F1064];[.G1064];[.H1064];[.I1064];[.J1064];[.K1064];[.L1064];[.M1064])" office:value-type="string" office:string-value="{ id: 1064, name: 'Dalrymple Crescent', postcode: 'EH9 2NU', ward_id: 17, lattitude: 55.9334941, longitude: -3.1825125 },">
            <text:p>{ id: 1064, name: 'Dalrymple Crescent', postcode: 'EH9 2NU', ward_id: 17, lattitude: 55.9334941, longitude: -3.18251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65">
            <text:p>1065</text:p>
          </table:table-cell>
          <table:table-cell office:value-type="string">
            <text:p>, name: '</text:p>
          </table:table-cell>
          <table:table-cell office:value-type="string">
            <text:p>Castlelaw Road</text:p>
          </table:table-cell>
          <table:table-cell office:value-type="string">
            <text:p>', postcode: '</text:p>
          </table:table-cell>
          <table:table-cell office:value-type="string">
            <text:p>EH13 0DN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36778">
            <text:p>55.9036778</text:p>
          </table:table-cell>
          <table:table-cell office:value-type="string">
            <text:p>, longitude: </text:p>
          </table:table-cell>
          <table:table-cell office:value-type="float" office:value="-3.259067">
            <text:p>-3.259067</text:p>
          </table:table-cell>
          <table:table-cell office:value-type="string">
            <text:p><text:s/>},</text:p>
          </table:table-cell>
          <table:table-cell table:formula="of:=CONCATENATE([.A1065];[.B1065];[.C1065];[.D1065];[.E1065];[.F1065];[.G1065];[.H1065];[.I1065];[.J1065];[.K1065];[.L1065];[.M1065])" office:value-type="string" office:string-value="{ id: 1065, name: 'Castlelaw Road', postcode: 'EH13 0DN', ward_id: 5, lattitude: 55.9036778, longitude: -3.259067 },">
            <text:p>{ id: 1065, name: 'Castlelaw Road', postcode: 'EH13 0DN', ward_id: 5, lattitude: 55.9036778, longitude: -3.2590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66">
            <text:p>1066</text:p>
          </table:table-cell>
          <table:table-cell office:value-type="string">
            <text:p>, name: '</text:p>
          </table:table-cell>
          <table:table-cell office:value-type="string">
            <text:p>Marchbank Drive</text:p>
          </table:table-cell>
          <table:table-cell office:value-type="string">
            <text:p>', postcode: '</text:p>
          </table:table-cell>
          <table:table-cell office:value-type="string">
            <text:p>EH14 7ER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787719">
            <text:p>55.8787719</text:p>
          </table:table-cell>
          <table:table-cell office:value-type="string">
            <text:p>, longitude: </text:p>
          </table:table-cell>
          <table:table-cell office:value-type="float" office:value="-3.3409954">
            <text:p>-3.3409954</text:p>
          </table:table-cell>
          <table:table-cell office:value-type="string">
            <text:p><text:s/>},</text:p>
          </table:table-cell>
          <table:table-cell table:formula="of:=CONCATENATE([.A1066];[.B1066];[.C1066];[.D1066];[.E1066];[.F1066];[.G1066];[.H1066];[.I1066];[.J1066];[.K1066];[.L1066];[.M1066])" office:value-type="string" office:string-value="{ id: 1066, name: 'Marchbank Drive', postcode: 'EH14 7ER', ward_id: 10, lattitude: 55.8787719, longitude: -3.3409954 },">
            <text:p>{ id: 1066, name: 'Marchbank Drive', postcode: 'EH14 7ER', ward_id: 10, lattitude: 55.8787719, longitude: -3.34099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67">
            <text:p>1067</text:p>
          </table:table-cell>
          <table:table-cell office:value-type="string">
            <text:p>, name: '</text:p>
          </table:table-cell>
          <table:table-cell office:value-type="string">
            <text:p>Ramsay Lane</text:p>
          </table:table-cell>
          <table:table-cell office:value-type="string">
            <text:p>', postcode: '</text:p>
          </table:table-cell>
          <table:table-cell office:value-type="string">
            <text:p>EH1 2NA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92889">
            <text:p>55.9492889</text:p>
          </table:table-cell>
          <table:table-cell office:value-type="string">
            <text:p>, longitude: </text:p>
          </table:table-cell>
          <table:table-cell office:value-type="float" office:value="-3.1959683">
            <text:p>-3.1959683</text:p>
          </table:table-cell>
          <table:table-cell office:value-type="string">
            <text:p><text:s/>},</text:p>
          </table:table-cell>
          <table:table-cell table:formula="of:=CONCATENATE([.A1067];[.B1067];[.C1067];[.D1067];[.E1067];[.F1067];[.G1067];[.H1067];[.I1067];[.J1067];[.K1067];[.L1067];[.M1067])" office:value-type="string" office:string-value="{ id: 1067, name: 'Ramsay Lane', postcode: 'EH1 2NA', ward_id: 6, lattitude: 55.9492889, longitude: -3.1959683 },">
            <text:p>{ id: 1067, name: 'Ramsay Lane', postcode: 'EH1 2NA', ward_id: 6, lattitude: 55.9492889, longitude: -3.19596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68">
            <text:p>1068</text:p>
          </table:table-cell>
          <table:table-cell office:value-type="string">
            <text:p>, name: '</text:p>
          </table:table-cell>
          <table:table-cell office:value-type="string">
            <text:p>Hunters Close</text:p>
          </table:table-cell>
          <table:table-cell office:value-type="string">
            <text:p>', postcode: '</text:p>
          </table:table-cell>
          <table:table-cell office:value-type="string">
            <text:p>EH1 2AW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76045">
            <text:p>55.9476045</text:p>
          </table:table-cell>
          <table:table-cell office:value-type="string">
            <text:p>, longitude: </text:p>
          </table:table-cell>
          <table:table-cell office:value-type="float" office:value="-3.1945186">
            <text:p>-3.1945186</text:p>
          </table:table-cell>
          <table:table-cell office:value-type="string">
            <text:p><text:s/>},</text:p>
          </table:table-cell>
          <table:table-cell table:formula="of:=CONCATENATE([.A1068];[.B1068];[.C1068];[.D1068];[.E1068];[.F1068];[.G1068];[.H1068];[.I1068];[.J1068];[.K1068];[.L1068];[.M1068])" office:value-type="string" office:string-value="{ id: 1068, name: 'Hunters Close', postcode: 'EH1 2AW', ward_id: 6, lattitude: 55.9476045, longitude: -3.1945186 },">
            <text:p>{ id: 1068, name: 'Hunters Close', postcode: 'EH1 2AW', ward_id: 6, lattitude: 55.9476045, longitude: -3.194518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69">
            <text:p>1069</text:p>
          </table:table-cell>
          <table:table-cell office:value-type="string">
            <text:p>, name: '</text:p>
          </table:table-cell>
          <table:table-cell office:value-type="string">
            <text:p>Hillcoat Loan</text:p>
          </table:table-cell>
          <table:table-cell office:value-type="string">
            <text:p>', postcode: '</text:p>
          </table:table-cell>
          <table:table-cell office:value-type="string">
            <text:p>EH15 1UE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75097">
            <text:p>55.9575097</text:p>
          </table:table-cell>
          <table:table-cell office:value-type="string">
            <text:p>, longitude: </text:p>
          </table:table-cell>
          <table:table-cell office:value-type="float" office:value="-3.11957">
            <text:p>-3.11957</text:p>
          </table:table-cell>
          <table:table-cell office:value-type="string">
            <text:p><text:s/>},</text:p>
          </table:table-cell>
          <table:table-cell table:formula="of:=CONCATENATE([.A1069];[.B1069];[.C1069];[.D1069];[.E1069];[.F1069];[.G1069];[.H1069];[.I1069];[.J1069];[.K1069];[.L1069];[.M1069])" office:value-type="string" office:string-value="{ id: 1069, name: 'Hillcoat Loan', postcode: 'EH15 1UE', ward_id: 11, lattitude: 55.9575097, longitude: -3.11957 },">
            <text:p>{ id: 1069, name: 'Hillcoat Loan', postcode: 'EH15 1UE', ward_id: 11, lattitude: 55.9575097, longitude: -3.1195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70">
            <text:p>1070</text:p>
          </table:table-cell>
          <table:table-cell office:value-type="string">
            <text:p>, name: '</text:p>
          </table:table-cell>
          <table:table-cell office:value-type="string">
            <text:p>Balbirnie Place</text:p>
          </table:table-cell>
          <table:table-cell office:value-type="string">
            <text:p>', postcode: '</text:p>
          </table:table-cell>
          <table:table-cell office:value-type="string">
            <text:p>EH12 5JF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2331">
            <text:p>55.9442331</text:p>
          </table:table-cell>
          <table:table-cell office:value-type="string">
            <text:p>, longitude: </text:p>
          </table:table-cell>
          <table:table-cell office:value-type="float" office:value="-3.2298248">
            <text:p>-3.2298248</text:p>
          </table:table-cell>
          <table:table-cell office:value-type="string">
            <text:p><text:s/>},</text:p>
          </table:table-cell>
          <table:table-cell table:formula="of:=CONCATENATE([.A1070];[.B1070];[.C1070];[.D1070];[.E1070];[.F1070];[.G1070];[.H1070];[.I1070];[.J1070];[.K1070];[.L1070];[.M1070])" office:value-type="string" office:string-value="{ id: 1070, name: 'Balbirnie Place', postcode: 'EH12 5JF', ward_id: 15, lattitude: 55.9442331, longitude: -3.2298248 },">
            <text:p>{ id: 1070, name: 'Balbirnie Place', postcode: 'EH12 5JF', ward_id: 15, lattitude: 55.9442331, longitude: -3.22982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71">
            <text:p>1071</text:p>
          </table:table-cell>
          <table:table-cell office:value-type="string">
            <text:p>, name: '</text:p>
          </table:table-cell>
          <table:table-cell office:value-type="string">
            <text:p>Hope Street</text:p>
          </table:table-cell>
          <table:table-cell office:value-type="string">
            <text:p>', postcode: '</text:p>
          </table:table-cell>
          <table:table-cell office:value-type="string">
            <text:p>EH2 4DB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06022">
            <text:p>55.9506022</text:p>
          </table:table-cell>
          <table:table-cell office:value-type="string">
            <text:p>, longitude: </text:p>
          </table:table-cell>
          <table:table-cell office:value-type="float" office:value="-3.2081542">
            <text:p>-3.2081542</text:p>
          </table:table-cell>
          <table:table-cell office:value-type="string">
            <text:p><text:s/>},</text:p>
          </table:table-cell>
          <table:table-cell table:formula="of:=CONCATENATE([.A1071];[.B1071];[.C1071];[.D1071];[.E1071];[.F1071];[.G1071];[.H1071];[.I1071];[.J1071];[.K1071];[.L1071];[.M1071])" office:value-type="string" office:string-value="{ id: 1071, name: 'Hope Street', postcode: 'EH2 4DB', ward_id: 6, lattitude: 55.9506022, longitude: -3.2081542 },">
            <text:p>{ id: 1071, name: 'Hope Street', postcode: 'EH2 4DB', ward_id: 6, lattitude: 55.9506022, longitude: -3.20815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72">
            <text:p>1072</text:p>
          </table:table-cell>
          <table:table-cell office:value-type="string">
            <text:p>, name: '</text:p>
          </table:table-cell>
          <table:table-cell office:value-type="string">
            <text:p>Mentone Avenue</text:p>
          </table:table-cell>
          <table:table-cell office:value-type="string">
            <text:p>', postcode: '</text:p>
          </table:table-cell>
          <table:table-cell office:value-type="string">
            <text:p>EH15 1JE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40855">
            <text:p>55.9540855</text:p>
          </table:table-cell>
          <table:table-cell office:value-type="string">
            <text:p>, longitude: </text:p>
          </table:table-cell>
          <table:table-cell office:value-type="float" office:value="-3.1135839">
            <text:p>-3.1135839</text:p>
          </table:table-cell>
          <table:table-cell office:value-type="string">
            <text:p><text:s/>},</text:p>
          </table:table-cell>
          <table:table-cell table:formula="of:=CONCATENATE([.A1072];[.B1072];[.C1072];[.D1072];[.E1072];[.F1072];[.G1072];[.H1072];[.I1072];[.J1072];[.K1072];[.L1072];[.M1072])" office:value-type="string" office:string-value="{ id: 1072, name: 'Mentone Avenue', postcode: 'EH15 1JE', ward_id: 11, lattitude: 55.9540855, longitude: -3.1135839 },">
            <text:p>{ id: 1072, name: 'Mentone Avenue', postcode: 'EH15 1JE', ward_id: 11, lattitude: 55.9540855, longitude: -3.11358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73">
            <text:p>1073</text:p>
          </table:table-cell>
          <table:table-cell office:value-type="string">
            <text:p>, name: '</text:p>
          </table:table-cell>
          <table:table-cell office:value-type="string">
            <text:p>Beechmount Crescent</text:p>
          </table:table-cell>
          <table:table-cell office:value-type="string">
            <text:p>', postcode: '</text:p>
          </table:table-cell>
          <table:table-cell office:value-type="string">
            <text:p>EH12 5TU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1896">
            <text:p>55.9441896</text:p>
          </table:table-cell>
          <table:table-cell office:value-type="string">
            <text:p>, longitude: </text:p>
          </table:table-cell>
          <table:table-cell office:value-type="float" office:value="-3.2541344">
            <text:p>-3.2541344</text:p>
          </table:table-cell>
          <table:table-cell office:value-type="string">
            <text:p><text:s/>},</text:p>
          </table:table-cell>
          <table:table-cell table:formula="of:=CONCATENATE([.A1073];[.B1073];[.C1073];[.D1073];[.E1073];[.F1073];[.G1073];[.H1073];[.I1073];[.J1073];[.K1073];[.L1073];[.M1073])" office:value-type="string" office:string-value="{ id: 1073, name: 'Beechmount Crescent', postcode: 'EH12 5TU', ward_id: 15, lattitude: 55.9441896, longitude: -3.2541344 },">
            <text:p>{ id: 1073, name: 'Beechmount Crescent', postcode: 'EH12 5TU', ward_id: 15, lattitude: 55.9441896, longitude: -3.25413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74">
            <text:p>1074</text:p>
          </table:table-cell>
          <table:table-cell office:value-type="string">
            <text:p>, name: '</text:p>
          </table:table-cell>
          <table:table-cell office:value-type="string">
            <text:p>Milton Road</text:p>
          </table:table-cell>
          <table:table-cell office:value-type="string">
            <text:p>', postcode: '</text:p>
          </table:table-cell>
          <table:table-cell office:value-type="string">
            <text:p>EH15 3AT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42783">
            <text:p>55.9442783</text:p>
          </table:table-cell>
          <table:table-cell office:value-type="string">
            <text:p>, longitude: </text:p>
          </table:table-cell>
          <table:table-cell office:value-type="float" office:value="-3.1098569">
            <text:p>-3.1098569</text:p>
          </table:table-cell>
          <table:table-cell office:value-type="string">
            <text:p><text:s/>},</text:p>
          </table:table-cell>
          <table:table-cell table:formula="of:=CONCATENATE([.A1074];[.B1074];[.C1074];[.D1074];[.E1074];[.F1074];[.G1074];[.H1074];[.I1074];[.J1074];[.K1074];[.L1074];[.M1074])" office:value-type="string" office:string-value="{ id: 1074, name: 'Milton Road', postcode: 'EH15 3AT', ward_id: 11, lattitude: 55.9442783, longitude: -3.1098569 },">
            <text:p>{ id: 1074, name: 'Milton Road', postcode: 'EH15 3AT', ward_id: 11, lattitude: 55.9442783, longitude: -3.10985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75">
            <text:p>1075</text:p>
          </table:table-cell>
          <table:table-cell office:value-type="string">
            <text:p>, name: '</text:p>
          </table:table-cell>
          <table:table-cell office:value-type="string">
            <text:p>March Grove</text:p>
          </table:table-cell>
          <table:table-cell office:value-type="string">
            <text:p>', postcode: '</text:p>
          </table:table-cell>
          <table:table-cell office:value-type="string">
            <text:p>EH4 3SU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99519">
            <text:p>55.9599519</text:p>
          </table:table-cell>
          <table:table-cell office:value-type="string">
            <text:p>, longitude: </text:p>
          </table:table-cell>
          <table:table-cell office:value-type="float" office:value="-3.26685">
            <text:p>-3.26685</text:p>
          </table:table-cell>
          <table:table-cell office:value-type="string">
            <text:p><text:s/>},</text:p>
          </table:table-cell>
          <table:table-cell table:formula="of:=CONCATENATE([.A1075];[.B1075];[.C1075];[.D1075];[.E1075];[.F1075];[.G1075];[.H1075];[.I1075];[.J1075];[.K1075];[.L1075];[.M1075])" office:value-type="string" office:string-value="{ id: 1075, name: 'March Grove', postcode: 'EH4 3SU', ward_id: 4, lattitude: 55.9599519, longitude: -3.26685 },">
            <text:p>{ id: 1075, name: 'March Grove', postcode: 'EH4 3SU', ward_id: 4, lattitude: 55.9599519, longitude: -3.266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76">
            <text:p>1076</text:p>
          </table:table-cell>
          <table:table-cell office:value-type="string">
            <text:p>, name: '</text:p>
          </table:table-cell>
          <table:table-cell office:value-type="string">
            <text:p>North Grays Close</text:p>
          </table:table-cell>
          <table:table-cell office:value-type="string">
            <text:p>', postcode: '</text:p>
          </table:table-cell>
          <table:table-cell office:value-type="string">
            <text:p>EH1 1NL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95048">
            <text:p>55.9495048</text:p>
          </table:table-cell>
          <table:table-cell office:value-type="string">
            <text:p>, longitude: </text:p>
          </table:table-cell>
          <table:table-cell office:value-type="float" office:value="-3.1849083">
            <text:p>-3.1849083</text:p>
          </table:table-cell>
          <table:table-cell office:value-type="string">
            <text:p><text:s/>},</text:p>
          </table:table-cell>
          <table:table-cell table:formula="of:=CONCATENATE([.A1076];[.B1076];[.C1076];[.D1076];[.E1076];[.F1076];[.G1076];[.H1076];[.I1076];[.J1076];[.K1076];[.L1076];[.M1076])" office:value-type="string" office:string-value="{ id: 1076, name: 'North Grays Close', postcode: 'EH1 1NL', ward_id: 6, lattitude: 55.9495048, longitude: -3.1849083 },">
            <text:p>{ id: 1076, name: 'North Grays Close', postcode: 'EH1 1NL', ward_id: 6, lattitude: 55.9495048, longitude: -3.18490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77">
            <text:p>1077</text:p>
          </table:table-cell>
          <table:table-cell office:value-type="string">
            <text:p>, name: '</text:p>
          </table:table-cell>
          <table:table-cell office:value-type="string">
            <text:p>Brae Park Road</text:p>
          </table:table-cell>
          <table:table-cell office:value-type="string">
            <text:p>', postcode: '</text:p>
          </table:table-cell>
          <table:table-cell office:value-type="string">
            <text:p>EH4 6DJ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58973">
            <text:p>55.9658973</text:p>
          </table:table-cell>
          <table:table-cell office:value-type="string">
            <text:p>, longitude: </text:p>
          </table:table-cell>
          <table:table-cell office:value-type="float" office:value="-3.3112088">
            <text:p>-3.3112088</text:p>
          </table:table-cell>
          <table:table-cell office:value-type="string">
            <text:p><text:s/>},</text:p>
          </table:table-cell>
          <table:table-cell table:formula="of:=CONCATENATE([.A1077];[.B1077];[.C1077];[.D1077];[.E1077];[.F1077];[.G1077];[.H1077];[.I1077];[.J1077];[.K1077];[.L1077];[.M1077])" office:value-type="string" office:string-value="{ id: 1077, name: 'Brae Park Road', postcode: 'EH4 6DJ', ward_id: 14, lattitude: 55.9658973, longitude: -3.3112088 },">
            <text:p>{ id: 1077, name: 'Brae Park Road', postcode: 'EH4 6DJ', ward_id: 14, lattitude: 55.9658973, longitude: -3.31120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78">
            <text:p>1078</text:p>
          </table:table-cell>
          <table:table-cell office:value-type="string">
            <text:p>, name: '</text:p>
          </table:table-cell>
          <table:table-cell office:value-type="string">
            <text:p>Calton Road</text:p>
          </table:table-cell>
          <table:table-cell office:value-type="string">
            <text:p>', postcode: '</text:p>
          </table:table-cell>
          <table:table-cell office:value-type="string">
            <text:p>EH8 8JQ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27332">
            <text:p>55.9527332</text:p>
          </table:table-cell>
          <table:table-cell office:value-type="string">
            <text:p>, longitude: </text:p>
          </table:table-cell>
          <table:table-cell office:value-type="float" office:value="-3.180857">
            <text:p>-3.180857</text:p>
          </table:table-cell>
          <table:table-cell office:value-type="string">
            <text:p><text:s/>},</text:p>
          </table:table-cell>
          <table:table-cell table:formula="of:=CONCATENATE([.A1078];[.B1078];[.C1078];[.D1078];[.E1078];[.F1078];[.G1078];[.H1078];[.I1078];[.J1078];[.K1078];[.L1078];[.M1078])" office:value-type="string" office:string-value="{ id: 1078, name: 'Calton Road', postcode: 'EH8 8JQ', ward_id: 6, lattitude: 55.9527332, longitude: -3.180857 },">
            <text:p>{ id: 1078, name: 'Calton Road', postcode: 'EH8 8JQ', ward_id: 6, lattitude: 55.9527332, longitude: -3.18085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79">
            <text:p>1079</text:p>
          </table:table-cell>
          <table:table-cell office:value-type="string">
            <text:p>, name: '</text:p>
          </table:table-cell>
          <table:table-cell office:value-type="string">
            <text:p>Gordon Terrace</text:p>
          </table:table-cell>
          <table:table-cell office:value-type="string">
            <text:p>', postcode: '</text:p>
          </table:table-cell>
          <table:table-cell office:value-type="string">
            <text:p>EH16 5QL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42927">
            <text:p>55.9242927</text:p>
          </table:table-cell>
          <table:table-cell office:value-type="string">
            <text:p>, longitude: </text:p>
          </table:table-cell>
          <table:table-cell office:value-type="float" office:value="-3.1675542">
            <text:p>-3.1675542</text:p>
          </table:table-cell>
          <table:table-cell office:value-type="string">
            <text:p><text:s/>},</text:p>
          </table:table-cell>
          <table:table-cell table:formula="of:=CONCATENATE([.A1079];[.B1079];[.C1079];[.D1079];[.E1079];[.F1079];[.G1079];[.H1079];[.I1079];[.J1079];[.K1079];[.L1079];[.M1079])" office:value-type="string" office:string-value="{ id: 1079, name: 'Gordon Terrace', postcode: 'EH16 5QL', ward_id: 17, lattitude: 55.9242927, longitude: -3.1675542 },">
            <text:p>{ id: 1079, name: 'Gordon Terrace', postcode: 'EH16 5QL', ward_id: 17, lattitude: 55.9242927, longitude: -3.16755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80">
            <text:p>1080</text:p>
          </table:table-cell>
          <table:table-cell office:value-type="string">
            <text:p>, name: '</text:p>
          </table:table-cell>
          <table:table-cell office:value-type="string">
            <text:p>Janefield</text:p>
          </table:table-cell>
          <table:table-cell office:value-type="string">
            <text:p>', postcode: '</text:p>
          </table:table-cell>
          <table:table-cell office:value-type="string">
            <text:p>EH17 8TA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8978334">
            <text:p>55.8978334</text:p>
          </table:table-cell>
          <table:table-cell office:value-type="string">
            <text:p>, longitude: </text:p>
          </table:table-cell>
          <table:table-cell office:value-type="float" office:value="-3.1615969">
            <text:p>-3.1615969</text:p>
          </table:table-cell>
          <table:table-cell office:value-type="string">
            <text:p><text:s/>},</text:p>
          </table:table-cell>
          <table:table-cell table:formula="of:=CONCATENATE([.A1080];[.B1080];[.C1080];[.D1080];[.E1080];[.F1080];[.G1080];[.H1080];[.I1080];[.J1080];[.K1080];[.L1080];[.M1080])" office:value-type="string" office:string-value="{ id: 1080, name: 'Janefield', postcode: 'EH17 8TA', ward_id: 16, lattitude: 55.8978334, longitude: -3.1615969 },">
            <text:p>{ id: 1080, name: 'Janefield', postcode: 'EH17 8TA', ward_id: 16, lattitude: 55.8978334, longitude: -3.16159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81">
            <text:p>1081</text:p>
          </table:table-cell>
          <table:table-cell office:value-type="string">
            <text:p>, name: '</text:p>
          </table:table-cell>
          <table:table-cell office:value-type="string">
            <text:p>Murieston Place</text:p>
          </table:table-cell>
          <table:table-cell office:value-type="string">
            <text:p>', postcode: '</text:p>
          </table:table-cell>
          <table:table-cell office:value-type="string">
            <text:p>EH11 2LT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403406">
            <text:p>55.9403406</text:p>
          </table:table-cell>
          <table:table-cell office:value-type="string">
            <text:p>, longitude: </text:p>
          </table:table-cell>
          <table:table-cell office:value-type="float" office:value="-3.227679">
            <text:p>-3.227679</text:p>
          </table:table-cell>
          <table:table-cell office:value-type="string">
            <text:p><text:s/>},</text:p>
          </table:table-cell>
          <table:table-cell table:formula="of:=CONCATENATE([.A1081];[.B1081];[.C1081];[.D1081];[.E1081];[.F1081];[.G1081];[.H1081];[.I1081];[.J1081];[.K1081];[.L1081];[.M1081])" office:value-type="string" office:string-value="{ id: 1081, name: 'Murieston Place', postcode: 'EH11 2LT', ward_id: 13, lattitude: 55.9403406, longitude: -3.227679 },">
            <text:p>{ id: 1081, name: 'Murieston Place', postcode: 'EH11 2LT', ward_id: 13, lattitude: 55.9403406, longitude: -3.22767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82">
            <text:p>1082</text:p>
          </table:table-cell>
          <table:table-cell office:value-type="string">
            <text:p>, name: '</text:p>
          </table:table-cell>
          <table:table-cell office:value-type="string">
            <text:p>South Gyle Access</text:p>
          </table:table-cell>
          <table:table-cell office:value-type="string">
            <text:p>', postcode: '</text:p>
          </table:table-cell>
          <table:table-cell office:value-type="string">
            <text:p>EH12 9FR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307829">
            <text:p>55.9307829</text:p>
          </table:table-cell>
          <table:table-cell office:value-type="string">
            <text:p>, longitude: </text:p>
          </table:table-cell>
          <table:table-cell office:value-type="float" office:value="-3.2926055">
            <text:p>-3.2926055</text:p>
          </table:table-cell>
          <table:table-cell office:value-type="string">
            <text:p><text:s/>},</text:p>
          </table:table-cell>
          <table:table-cell table:formula="of:=CONCATENATE([.A1082];[.B1082];[.C1082];[.D1082];[.E1082];[.F1082];[.G1082];[.H1082];[.I1082];[.J1082];[.K1082];[.L1082];[.M1082])" office:value-type="string" office:string-value="{ id: 1082, name: 'South Gyle Access', postcode: 'EH12 9FR', ward_id: 9, lattitude: 55.9307829, longitude: -3.2926055 },">
            <text:p>{ id: 1082, name: 'South Gyle Access', postcode: 'EH12 9FR', ward_id: 9, lattitude: 55.9307829, longitude: -3.29260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83">
            <text:p>1083</text:p>
          </table:table-cell>
          <table:table-cell office:value-type="string">
            <text:p>, name: '</text:p>
          </table:table-cell>
          <table:table-cell office:value-type="string">
            <text:p>Ryehill Avenue</text:p>
          </table:table-cell>
          <table:table-cell office:value-type="string">
            <text:p>', postcode: '</text:p>
          </table:table-cell>
          <table:table-cell office:value-type="string">
            <text:p>EH6 8EU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67736">
            <text:p>55.9667736</text:p>
          </table:table-cell>
          <table:table-cell office:value-type="string">
            <text:p>, longitude: </text:p>
          </table:table-cell>
          <table:table-cell office:value-type="float" office:value="-3.160183">
            <text:p>-3.160183</text:p>
          </table:table-cell>
          <table:table-cell office:value-type="string">
            <text:p><text:s/>},</text:p>
          </table:table-cell>
          <table:table-cell table:formula="of:=CONCATENATE([.A1083];[.B1083];[.C1083];[.D1083];[.E1083];[.F1083];[.G1083];[.H1083];[.I1083];[.J1083];[.K1083];[.L1083];[.M1083])" office:value-type="string" office:string-value="{ id: 1083, name: 'Ryehill Avenue', postcode: 'EH6 8EU', ward_id: 8, lattitude: 55.9667736, longitude: -3.160183 },">
            <text:p>{ id: 1083, name: 'Ryehill Avenue', postcode: 'EH6 8EU', ward_id: 8, lattitude: 55.9667736, longitude: -3.1601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84">
            <text:p>1084</text:p>
          </table:table-cell>
          <table:table-cell office:value-type="string">
            <text:p>, name: '</text:p>
          </table:table-cell>
          <table:table-cell office:value-type="string">
            <text:p>Frasergrove</text:p>
          </table:table-cell>
          <table:table-cell office:value-type="string">
            <text:p>', postcode: '</text:p>
          </table:table-cell>
          <table:table-cell office:value-type="string">
            <text:p>EH5 2AL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8126">
            <text:p>55.9738126</text:p>
          </table:table-cell>
          <table:table-cell office:value-type="string">
            <text:p>, longitude: </text:p>
          </table:table-cell>
          <table:table-cell office:value-type="float" office:value="-3.217806">
            <text:p>-3.217806</text:p>
          </table:table-cell>
          <table:table-cell office:value-type="string">
            <text:p><text:s/>},</text:p>
          </table:table-cell>
          <table:table-cell table:formula="of:=CONCATENATE([.A1084];[.B1084];[.C1084];[.D1084];[.E1084];[.F1084];[.G1084];[.H1084];[.I1084];[.J1084];[.K1084];[.L1084];[.M1084])" office:value-type="string" office:string-value="{ id: 1084, name: 'Frasergrove', postcode: 'EH5 2AL', ward_id: 7, lattitude: 55.9738126, longitude: -3.217806 },">
            <text:p>{ id: 1084, name: 'Frasergrove', postcode: 'EH5 2AL', ward_id: 7, lattitude: 55.9738126, longitude: -3.2178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85">
            <text:p>1085</text:p>
          </table:table-cell>
          <table:table-cell office:value-type="string">
            <text:p>, name: '</text:p>
          </table:table-cell>
          <table:table-cell office:value-type="string">
            <text:p>Craigs Loan</text:p>
          </table:table-cell>
          <table:table-cell office:value-type="string">
            <text:p>', postcode: '</text:p>
          </table:table-cell>
          <table:table-cell office:value-type="string">
            <text:p>EH12 8HX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45478">
            <text:p>55.9445478</text:p>
          </table:table-cell>
          <table:table-cell office:value-type="string">
            <text:p>, longitude: </text:p>
          </table:table-cell>
          <table:table-cell office:value-type="float" office:value="-3.2979467">
            <text:p>-3.2979467</text:p>
          </table:table-cell>
          <table:table-cell office:value-type="string">
            <text:p><text:s/>},</text:p>
          </table:table-cell>
          <table:table-cell table:formula="of:=CONCATENATE([.A1085];[.B1085];[.C1085];[.D1085];[.E1085];[.F1085];[.G1085];[.H1085];[.I1085];[.J1085];[.K1085];[.L1085];[.M1085])" office:value-type="string" office:string-value="{ id: 1085, name: 'Craigs Loan', postcode: 'EH12 8HX', ward_id: 9, lattitude: 55.9445478, longitude: -3.2979467 },">
            <text:p>{ id: 1085, name: 'Craigs Loan', postcode: 'EH12 8HX', ward_id: 9, lattitude: 55.9445478, longitude: -3.29794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86">
            <text:p>1086</text:p>
          </table:table-cell>
          <table:table-cell office:value-type="string">
            <text:p>, name: '</text:p>
          </table:table-cell>
          <table:table-cell office:value-type="string">
            <text:p>Stenhouse Avenue</text:p>
          </table:table-cell>
          <table:table-cell office:value-type="string">
            <text:p>', postcode: '</text:p>
          </table:table-cell>
          <table:table-cell office:value-type="string">
            <text:p>EH11 3HZ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37178">
            <text:p>55.9337178</text:p>
          </table:table-cell>
          <table:table-cell office:value-type="string">
            <text:p>, longitude: </text:p>
          </table:table-cell>
          <table:table-cell office:value-type="float" office:value="-3.257618">
            <text:p>-3.257618</text:p>
          </table:table-cell>
          <table:table-cell office:value-type="string">
            <text:p><text:s/>},</text:p>
          </table:table-cell>
          <table:table-cell table:formula="of:=CONCATENATE([.A1086];[.B1086];[.C1086];[.D1086];[.E1086];[.F1086];[.G1086];[.H1086];[.I1086];[.J1086];[.K1086];[.L1086];[.M1086])" office:value-type="string" office:string-value="{ id: 1086, name: 'Stenhouse Avenue', postcode: 'EH11 3HZ', ward_id: 13, lattitude: 55.9337178, longitude: -3.257618 },">
            <text:p>{ id: 1086, name: 'Stenhouse Avenue', postcode: 'EH11 3HZ', ward_id: 13, lattitude: 55.9337178, longitude: -3.2576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87">
            <text:p>1087</text:p>
          </table:table-cell>
          <table:table-cell office:value-type="string">
            <text:p>, name: '</text:p>
          </table:table-cell>
          <table:table-cell office:value-type="string">
            <text:p>Currievale Park</text:p>
          </table:table-cell>
          <table:table-cell office:value-type="string">
            <text:p>', postcode: '</text:p>
          </table:table-cell>
          <table:table-cell office:value-type="string">
            <text:p>EH14 5TL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48409">
            <text:p>55.8948409</text:p>
          </table:table-cell>
          <table:table-cell office:value-type="string">
            <text:p>, longitude: </text:p>
          </table:table-cell>
          <table:table-cell office:value-type="float" office:value="-3.3265524">
            <text:p>-3.3265524</text:p>
          </table:table-cell>
          <table:table-cell office:value-type="string">
            <text:p><text:s/>},</text:p>
          </table:table-cell>
          <table:table-cell table:formula="of:=CONCATENATE([.A1087];[.B1087];[.C1087];[.D1087];[.E1087];[.F1087];[.G1087];[.H1087];[.I1087];[.J1087];[.K1087];[.L1087];[.M1087])" office:value-type="string" office:string-value="{ id: 1087, name: 'Currievale Park', postcode: 'EH14 5TL', ward_id: 10, lattitude: 55.8948409, longitude: -3.3265524 },">
            <text:p>{ id: 1087, name: 'Currievale Park', postcode: 'EH14 5TL', ward_id: 10, lattitude: 55.8948409, longitude: -3.32655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88">
            <text:p>1088</text:p>
          </table:table-cell>
          <table:table-cell office:value-type="string">
            <text:p>, name: '</text:p>
          </table:table-cell>
          <table:table-cell office:value-type="string">
            <text:p>William Street North East Lane</text:p>
          </table:table-cell>
          <table:table-cell office:value-type="string">
            <text:p>', postcode: '</text:p>
          </table:table-cell>
          <table:table-cell office:value-type="string">
            <text:p>EH3 7NF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94323">
            <text:p>55.9494323</text:p>
          </table:table-cell>
          <table:table-cell office:value-type="string">
            <text:p>, longitude: </text:p>
          </table:table-cell>
          <table:table-cell office:value-type="float" office:value="-3.2123037">
            <text:p>-3.2123037</text:p>
          </table:table-cell>
          <table:table-cell office:value-type="string">
            <text:p><text:s/>},</text:p>
          </table:table-cell>
          <table:table-cell table:formula="of:=CONCATENATE([.A1088];[.B1088];[.C1088];[.D1088];[.E1088];[.F1088];[.G1088];[.H1088];[.I1088];[.J1088];[.K1088];[.L1088];[.M1088])" office:value-type="string" office:string-value="{ id: 1088, name: 'William Street North East Lane', postcode: 'EH3 7NF', ward_id: 6, lattitude: 55.9494323, longitude: -3.2123037 },">
            <text:p>{ id: 1088, name: 'William Street North East Lane', postcode: 'EH3 7NF', ward_id: 6, lattitude: 55.9494323, longitude: -3.21230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89">
            <text:p>1089</text:p>
          </table:table-cell>
          <table:table-cell office:value-type="string">
            <text:p>, name: '</text:p>
          </table:table-cell>
          <table:table-cell office:value-type="string">
            <text:p>Southfield Farm Grove</text:p>
          </table:table-cell>
          <table:table-cell office:value-type="string">
            <text:p>', postcode: '</text:p>
          </table:table-cell>
          <table:table-cell office:value-type="string">
            <text:p>EH15 1SR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58214">
            <text:p>55.9458214</text:p>
          </table:table-cell>
          <table:table-cell office:value-type="string">
            <text:p>, longitude: </text:p>
          </table:table-cell>
          <table:table-cell office:value-type="float" office:value="-3.1327316">
            <text:p>-3.1327316</text:p>
          </table:table-cell>
          <table:table-cell office:value-type="string">
            <text:p><text:s/>},</text:p>
          </table:table-cell>
          <table:table-cell table:formula="of:=CONCATENATE([.A1089];[.B1089];[.C1089];[.D1089];[.E1089];[.F1089];[.G1089];[.H1089];[.I1089];[.J1089];[.K1089];[.L1089];[.M1089])" office:value-type="string" office:string-value="{ id: 1089, name: 'Southfield Farm Grove', postcode: 'EH15 1SR', ward_id: 1, lattitude: 55.9458214, longitude: -3.1327316 },">
            <text:p>{ id: 1089, name: 'Southfield Farm Grove', postcode: 'EH15 1SR', ward_id: 1, lattitude: 55.9458214, longitude: -3.132731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90">
            <text:p>1090</text:p>
          </table:table-cell>
          <table:table-cell office:value-type="string">
            <text:p>, name: '</text:p>
          </table:table-cell>
          <table:table-cell office:value-type="string">
            <text:p>Restalrig Park</text:p>
          </table:table-cell>
          <table:table-cell office:value-type="string">
            <text:p>', postcode: '</text:p>
          </table:table-cell>
          <table:table-cell office:value-type="string">
            <text:p>EH7 6UU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39869">
            <text:p>55.9639869</text:p>
          </table:table-cell>
          <table:table-cell office:value-type="string">
            <text:p>, longitude: </text:p>
          </table:table-cell>
          <table:table-cell office:value-type="float" office:value="-3.1568309">
            <text:p>-3.1568309</text:p>
          </table:table-cell>
          <table:table-cell office:value-type="string">
            <text:p><text:s/>},</text:p>
          </table:table-cell>
          <table:table-cell table:formula="of:=CONCATENATE([.A1090];[.B1090];[.C1090];[.D1090];[.E1090];[.F1090];[.G1090];[.H1090];[.I1090];[.J1090];[.K1090];[.L1090];[.M1090])" office:value-type="string" office:string-value="{ id: 1090, name: 'Restalrig Park', postcode: 'EH7 6UU', ward_id: 8, lattitude: 55.9639869, longitude: -3.1568309 },">
            <text:p>{ id: 1090, name: 'Restalrig Park', postcode: 'EH7 6UU', ward_id: 8, lattitude: 55.9639869, longitude: -3.15683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91">
            <text:p>1091</text:p>
          </table:table-cell>
          <table:table-cell office:value-type="string">
            <text:p>, name: '</text:p>
          </table:table-cell>
          <table:table-cell office:value-type="string">
            <text:p>Melville Terrace</text:p>
          </table:table-cell>
          <table:table-cell office:value-type="string">
            <text:p>', postcode: '</text:p>
          </table:table-cell>
          <table:table-cell office:value-type="string">
            <text:p>EH9 1LY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96536">
            <text:p>55.9396536</text:p>
          </table:table-cell>
          <table:table-cell office:value-type="string">
            <text:p>, longitude: </text:p>
          </table:table-cell>
          <table:table-cell office:value-type="float" office:value="-3.185195">
            <text:p>-3.185195</text:p>
          </table:table-cell>
          <table:table-cell office:value-type="string">
            <text:p><text:s/>},</text:p>
          </table:table-cell>
          <table:table-cell table:formula="of:=CONCATENATE([.A1091];[.B1091];[.C1091];[.D1091];[.E1091];[.F1091];[.G1091];[.H1091];[.I1091];[.J1091];[.K1091];[.L1091];[.M1091])" office:value-type="string" office:string-value="{ id: 1091, name: 'Melville Terrace', postcode: 'EH9 1LY', ward_id: 17, lattitude: 55.9396536, longitude: -3.185195 },">
            <text:p>{ id: 1091, name: 'Melville Terrace', postcode: 'EH9 1LY', ward_id: 17, lattitude: 55.9396536, longitude: -3.1851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92">
            <text:p>1092</text:p>
          </table:table-cell>
          <table:table-cell office:value-type="string">
            <text:p>, name: '</text:p>
          </table:table-cell>
          <table:table-cell office:value-type="string">
            <text:p>Kirkhill Drive</text:p>
          </table:table-cell>
          <table:table-cell office:value-type="string">
            <text:p>', postcode: '</text:p>
          </table:table-cell>
          <table:table-cell office:value-type="string">
            <text:p>EH16 5DL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4885">
            <text:p>55.934885</text:p>
          </table:table-cell>
          <table:table-cell office:value-type="string">
            <text:p>, longitude: </text:p>
          </table:table-cell>
          <table:table-cell office:value-type="float" office:value="-3.163193">
            <text:p>-3.163193</text:p>
          </table:table-cell>
          <table:table-cell office:value-type="string">
            <text:p><text:s/>},</text:p>
          </table:table-cell>
          <table:table-cell table:formula="of:=CONCATENATE([.A1092];[.B1092];[.C1092];[.D1092];[.E1092];[.F1092];[.G1092];[.H1092];[.I1092];[.J1092];[.K1092];[.L1092];[.M1092])" office:value-type="string" office:string-value="{ id: 1092, name: 'Kirkhill Drive', postcode: 'EH16 5DL', ward_id: 17, lattitude: 55.934885, longitude: -3.163193 },">
            <text:p>{ id: 1092, name: 'Kirkhill Drive', postcode: 'EH16 5DL', ward_id: 17, lattitude: 55.934885, longitude: -3.1631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93">
            <text:p>1093</text:p>
          </table:table-cell>
          <table:table-cell office:value-type="string">
            <text:p>, name: '</text:p>
          </table:table-cell>
          <table:table-cell office:value-type="string">
            <text:p>Arboretum Avenue</text:p>
          </table:table-cell>
          <table:table-cell office:value-type="string">
            <text:p>', postcode: '</text:p>
          </table:table-cell>
          <table:table-cell office:value-type="string">
            <text:p>EH3 5JH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10592">
            <text:p>55.9610592</text:p>
          </table:table-cell>
          <table:table-cell office:value-type="string">
            <text:p>, longitude: </text:p>
          </table:table-cell>
          <table:table-cell office:value-type="float" office:value="-3.2118671">
            <text:p>-3.2118671</text:p>
          </table:table-cell>
          <table:table-cell office:value-type="string">
            <text:p><text:s/>},</text:p>
          </table:table-cell>
          <table:table-cell table:formula="of:=CONCATENATE([.A1093];[.B1093];[.C1093];[.D1093];[.E1093];[.F1093];[.G1093];[.H1093];[.I1093];[.J1093];[.K1093];[.L1093];[.M1093])" office:value-type="string" office:string-value="{ id: 1093, name: 'Arboretum Avenue', postcode: 'EH3 5JH', ward_id: 4, lattitude: 55.9610592, longitude: -3.2118671 },">
            <text:p>{ id: 1093, name: 'Arboretum Avenue', postcode: 'EH3 5JH', ward_id: 4, lattitude: 55.9610592, longitude: -3.211867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94">
            <text:p>1094</text:p>
          </table:table-cell>
          <table:table-cell office:value-type="string">
            <text:p>, name: '</text:p>
          </table:table-cell>
          <table:table-cell office:value-type="string">
            <text:p>Northumberland Street South East Lane</text:p>
          </table:table-cell>
          <table:table-cell office:value-type="string">
            <text:p>', postcode: '</text:p>
          </table:table-cell>
          <table:table-cell office:value-type="string">
            <text:p>EH3 6LP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69547">
            <text:p>55.9569547</text:p>
          </table:table-cell>
          <table:table-cell office:value-type="string">
            <text:p>, longitude: </text:p>
          </table:table-cell>
          <table:table-cell office:value-type="float" office:value="-3.1974127">
            <text:p>-3.1974127</text:p>
          </table:table-cell>
          <table:table-cell office:value-type="string">
            <text:p><text:s/>},</text:p>
          </table:table-cell>
          <table:table-cell table:formula="of:=CONCATENATE([.A1094];[.B1094];[.C1094];[.D1094];[.E1094];[.F1094];[.G1094];[.H1094];[.I1094];[.J1094];[.K1094];[.L1094];[.M1094])" office:value-type="string" office:string-value="{ id: 1094, name: 'Northumberland Street South East Lane', postcode: 'EH3 6LP', ward_id: 6, lattitude: 55.9569547, longitude: -3.1974127 },">
            <text:p>{ id: 1094, name: 'Northumberland Street South East Lane', postcode: 'EH3 6LP', ward_id: 6, lattitude: 55.9569547, longitude: -3.19741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95">
            <text:p>1095</text:p>
          </table:table-cell>
          <table:table-cell office:value-type="string">
            <text:p>, name: '</text:p>
          </table:table-cell>
          <table:table-cell office:value-type="string">
            <text:p>Borthwick Place</text:p>
          </table:table-cell>
          <table:table-cell office:value-type="string">
            <text:p>', postcode: '</text:p>
          </table:table-cell>
          <table:table-cell office:value-type="string">
            <text:p>EH12 5HQ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7629">
            <text:p>55.9447629</text:p>
          </table:table-cell>
          <table:table-cell office:value-type="string">
            <text:p>, longitude: </text:p>
          </table:table-cell>
          <table:table-cell office:value-type="float" office:value="-3.2278221">
            <text:p>-3.2278221</text:p>
          </table:table-cell>
          <table:table-cell office:value-type="string">
            <text:p><text:s/>},</text:p>
          </table:table-cell>
          <table:table-cell table:formula="of:=CONCATENATE([.A1095];[.B1095];[.C1095];[.D1095];[.E1095];[.F1095];[.G1095];[.H1095];[.I1095];[.J1095];[.K1095];[.L1095];[.M1095])" office:value-type="string" office:string-value="{ id: 1095, name: 'Borthwick Place', postcode: 'EH12 5HQ', ward_id: 15, lattitude: 55.9447629, longitude: -3.2278221 },">
            <text:p>{ id: 1095, name: 'Borthwick Place', postcode: 'EH12 5HQ', ward_id: 15, lattitude: 55.9447629, longitude: -3.22782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96">
            <text:p>1096</text:p>
          </table:table-cell>
          <table:table-cell office:value-type="string">
            <text:p>, name: '</text:p>
          </table:table-cell>
          <table:table-cell office:value-type="string">
            <text:p>Whitehill Street</text:p>
          </table:table-cell>
          <table:table-cell office:value-type="string">
            <text:p>', postcode: '</text:p>
          </table:table-cell>
          <table:table-cell office:value-type="string">
            <text:p>EH21 8RA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54532">
            <text:p>55.9354532</text:p>
          </table:table-cell>
          <table:table-cell office:value-type="string">
            <text:p>, longitude: </text:p>
          </table:table-cell>
          <table:table-cell office:value-type="float" office:value="-3.089148">
            <text:p>-3.089148</text:p>
          </table:table-cell>
          <table:table-cell office:value-type="string">
            <text:p><text:s/>},</text:p>
          </table:table-cell>
          <table:table-cell table:formula="of:=CONCATENATE([.A1096];[.B1096];[.C1096];[.D1096];[.E1096];[.F1096];[.G1096];[.H1096];[.I1096];[.J1096];[.K1096];[.L1096];[.M1096])" office:value-type="string" office:string-value="{ id: 1096, name: 'Whitehill Street', postcode: 'EH21 8RA', ward_id: 11, lattitude: 55.9354532, longitude: -3.089148 },">
            <text:p>{ id: 1096, name: 'Whitehill Street', postcode: 'EH21 8RA', ward_id: 11, lattitude: 55.9354532, longitude: -3.0891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97">
            <text:p>1097</text:p>
          </table:table-cell>
          <table:table-cell office:value-type="string">
            <text:p>, name: '</text:p>
          </table:table-cell>
          <table:table-cell office:value-type="string">
            <text:p>Archibald Place</text:p>
          </table:table-cell>
          <table:table-cell office:value-type="string">
            <text:p>', postcode: '</text:p>
          </table:table-cell>
          <table:table-cell office:value-type="string">
            <text:p>EH3 9EL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445057">
            <text:p>55.9445057</text:p>
          </table:table-cell>
          <table:table-cell office:value-type="string">
            <text:p>, longitude: </text:p>
          </table:table-cell>
          <table:table-cell office:value-type="float" office:value="-3.1959946">
            <text:p>-3.1959946</text:p>
          </table:table-cell>
          <table:table-cell office:value-type="string">
            <text:p><text:s/>},</text:p>
          </table:table-cell>
          <table:table-cell table:formula="of:=CONCATENATE([.A1097];[.B1097];[.C1097];[.D1097];[.E1097];[.F1097];[.G1097];[.H1097];[.I1097];[.J1097];[.K1097];[.L1097];[.M1097])" office:value-type="string" office:string-value="{ id: 1097, name: 'Archibald Place', postcode: 'EH3 9EL', ward_id: 3, lattitude: 55.9445057, longitude: -3.1959946 },">
            <text:p>{ id: 1097, name: 'Archibald Place', postcode: 'EH3 9EL', ward_id: 3, lattitude: 55.9445057, longitude: -3.195994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98">
            <text:p>1098</text:p>
          </table:table-cell>
          <table:table-cell office:value-type="string">
            <text:p>, name: '</text:p>
          </table:table-cell>
          <table:table-cell office:value-type="string">
            <text:p>Maybury Road</text:p>
          </table:table-cell>
          <table:table-cell office:value-type="string">
            <text:p>', postcode: '</text:p>
          </table:table-cell>
          <table:table-cell office:value-type="string">
            <text:p>EH12 8NL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10402">
            <text:p>55.9510402</text:p>
          </table:table-cell>
          <table:table-cell office:value-type="string">
            <text:p>, longitude: </text:p>
          </table:table-cell>
          <table:table-cell office:value-type="float" office:value="-3.3125887">
            <text:p>-3.3125887</text:p>
          </table:table-cell>
          <table:table-cell office:value-type="string">
            <text:p><text:s/>},</text:p>
          </table:table-cell>
          <table:table-cell table:formula="of:=CONCATENATE([.A1098];[.B1098];[.C1098];[.D1098];[.E1098];[.F1098];[.G1098];[.H1098];[.I1098];[.J1098];[.K1098];[.L1098];[.M1098])" office:value-type="string" office:string-value="{ id: 1098, name: 'Maybury Road', postcode: 'EH12 8NL', ward_id: 9, lattitude: 55.9510402, longitude: -3.3125887 },">
            <text:p>{ id: 1098, name: 'Maybury Road', postcode: 'EH12 8NL', ward_id: 9, lattitude: 55.9510402, longitude: -3.31258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099">
            <text:p>1099</text:p>
          </table:table-cell>
          <table:table-cell office:value-type="string">
            <text:p>, name: '</text:p>
          </table:table-cell>
          <table:table-cell office:value-type="string">
            <text:p>Magdeline Medway</text:p>
          </table:table-cell>
          <table:table-cell office:value-type="string">
            <text:p>', postcode: '</text:p>
          </table:table-cell>
          <table:table-cell office:value-type="string">
            <text:p>EH15 3DL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20873">
            <text:p>55.9420873</text:p>
          </table:table-cell>
          <table:table-cell office:value-type="string">
            <text:p>, longitude: </text:p>
          </table:table-cell>
          <table:table-cell office:value-type="float" office:value="-3.1098378">
            <text:p>-3.1098378</text:p>
          </table:table-cell>
          <table:table-cell office:value-type="string">
            <text:p><text:s/>},</text:p>
          </table:table-cell>
          <table:table-cell table:formula="of:=CONCATENATE([.A1099];[.B1099];[.C1099];[.D1099];[.E1099];[.F1099];[.G1099];[.H1099];[.I1099];[.J1099];[.K1099];[.L1099];[.M1099])" office:value-type="string" office:string-value="{ id: 1099, name: 'Magdeline Medway', postcode: 'EH15 3DL', ward_id: 11, lattitude: 55.9420873, longitude: -3.1098378 },">
            <text:p>{ id: 1099, name: 'Magdeline Medway', postcode: 'EH15 3DL', ward_id: 11, lattitude: 55.9420873, longitude: -3.10983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00">
            <text:p>1100</text:p>
          </table:table-cell>
          <table:table-cell office:value-type="string">
            <text:p>, name: '</text:p>
          </table:table-cell>
          <table:table-cell office:value-type="string">
            <text:p>Muirhouse Crescent</text:p>
          </table:table-cell>
          <table:table-cell office:value-type="string">
            <text:p>', postcode: '</text:p>
          </table:table-cell>
          <table:table-cell office:value-type="string">
            <text:p>EH4 4QL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1522">
            <text:p>55.971522</text:p>
          </table:table-cell>
          <table:table-cell office:value-type="string">
            <text:p>, longitude: </text:p>
          </table:table-cell>
          <table:table-cell office:value-type="float" office:value="-3.2550619">
            <text:p>-3.2550619</text:p>
          </table:table-cell>
          <table:table-cell office:value-type="string">
            <text:p><text:s/>},</text:p>
          </table:table-cell>
          <table:table-cell table:formula="of:=CONCATENATE([.A1100];[.B1100];[.C1100];[.D1100];[.E1100];[.F1100];[.G1100];[.H1100];[.I1100];[.J1100];[.K1100];[.L1100];[.M1100])" office:value-type="string" office:string-value="{ id: 1100, name: 'Muirhouse Crescent', postcode: 'EH4 4QL', ward_id: 7, lattitude: 55.971522, longitude: -3.2550619 },">
            <text:p>{ id: 1100, name: 'Muirhouse Crescent', postcode: 'EH4 4QL', ward_id: 7, lattitude: 55.971522, longitude: -3.25506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01">
            <text:p>1101</text:p>
          </table:table-cell>
          <table:table-cell office:value-type="string">
            <text:p>, name: '</text:p>
          </table:table-cell>
          <table:table-cell office:value-type="string">
            <text:p>Murieston Lane</text:p>
          </table:table-cell>
          <table:table-cell office:value-type="string">
            <text:p>', postcode: '</text:p>
          </table:table-cell>
          <table:table-cell office:value-type="string">
            <text:p>EH11 2LX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95529">
            <text:p>55.9395529</text:p>
          </table:table-cell>
          <table:table-cell office:value-type="string">
            <text:p>, longitude: </text:p>
          </table:table-cell>
          <table:table-cell office:value-type="float" office:value="-3.2282228">
            <text:p>-3.2282228</text:p>
          </table:table-cell>
          <table:table-cell office:value-type="string">
            <text:p><text:s/>},</text:p>
          </table:table-cell>
          <table:table-cell table:formula="of:=CONCATENATE([.A1101];[.B1101];[.C1101];[.D1101];[.E1101];[.F1101];[.G1101];[.H1101];[.I1101];[.J1101];[.K1101];[.L1101];[.M1101])" office:value-type="string" office:string-value="{ id: 1101, name: 'Murieston Lane', postcode: 'EH11 2LX', ward_id: 13, lattitude: 55.9395529, longitude: -3.2282228 },">
            <text:p>{ id: 1101, name: 'Murieston Lane', postcode: 'EH11 2LX', ward_id: 13, lattitude: 55.9395529, longitude: -3.22822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02">
            <text:p>1102</text:p>
          </table:table-cell>
          <table:table-cell office:value-type="string">
            <text:p>, name: '</text:p>
          </table:table-cell>
          <table:table-cell office:value-type="string">
            <text:p>Bankhead Medway0</text:p>
          </table:table-cell>
          <table:table-cell office:value-type="string">
            <text:p>', postcode: '</text:p>
          </table:table-cell>
          <table:table-cell office:value-type="string">
            <text:p>EH11 4BY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61837">
            <text:p>55.9261837</text:p>
          </table:table-cell>
          <table:table-cell office:value-type="string">
            <text:p>, longitude: </text:p>
          </table:table-cell>
          <table:table-cell office:value-type="float" office:value="-3.2958666">
            <text:p>-3.2958666</text:p>
          </table:table-cell>
          <table:table-cell office:value-type="string">
            <text:p><text:s/>},</text:p>
          </table:table-cell>
          <table:table-cell table:formula="of:=CONCATENATE([.A1102];[.B1102];[.C1102];[.D1102];[.E1102];[.F1102];[.G1102];[.H1102];[.I1102];[.J1102];[.K1102];[.L1102];[.M1102])" office:value-type="string" office:string-value="{ id: 1102, name: 'Bankhead Medway0', postcode: 'EH11 4BY', ward_id: 13, lattitude: 55.9261837, longitude: -3.2958666 },">
            <text:p>{ id: 1102, name: 'Bankhead Medway0', postcode: 'EH11 4BY', ward_id: 13, lattitude: 55.9261837, longitude: -3.29586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03">
            <text:p>1103</text:p>
          </table:table-cell>
          <table:table-cell office:value-type="string">
            <text:p>, name: '</text:p>
          </table:table-cell>
          <table:table-cell office:value-type="string">
            <text:p>Nellfield</text:p>
          </table:table-cell>
          <table:table-cell office:value-type="string">
            <text:p>', postcode: '</text:p>
          </table:table-cell>
          <table:table-cell office:value-type="string">
            <text:p>EH16 6DX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57297">
            <text:p>55.9157297</text:p>
          </table:table-cell>
          <table:table-cell office:value-type="string">
            <text:p>, longitude: </text:p>
          </table:table-cell>
          <table:table-cell office:value-type="float" office:value="-3.1544973">
            <text:p>-3.1544973</text:p>
          </table:table-cell>
          <table:table-cell office:value-type="string">
            <text:p><text:s/>},</text:p>
          </table:table-cell>
          <table:table-cell table:formula="of:=CONCATENATE([.A1103];[.B1103];[.C1103];[.D1103];[.E1103];[.F1103];[.G1103];[.H1103];[.I1103];[.J1103];[.K1103];[.L1103];[.M1103])" office:value-type="string" office:string-value="{ id: 1103, name: 'Nellfield', postcode: 'EH16 6DX', ward_id: 16, lattitude: 55.9157297, longitude: -3.1544973 },">
            <text:p>{ id: 1103, name: 'Nellfield', postcode: 'EH16 6DX', ward_id: 16, lattitude: 55.9157297, longitude: -3.15449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04">
            <text:p>1104</text:p>
          </table:table-cell>
          <table:table-cell office:value-type="string">
            <text:p>, name: '</text:p>
          </table:table-cell>
          <table:table-cell office:value-type="string">
            <text:p>Willowbrae Gardens</text:p>
          </table:table-cell>
          <table:table-cell office:value-type="string">
            <text:p>', postcode: '</text:p>
          </table:table-cell>
          <table:table-cell office:value-type="string">
            <text:p>EH8 7EW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28042">
            <text:p>55.9528042</text:p>
          </table:table-cell>
          <table:table-cell office:value-type="string">
            <text:p>, longitude: </text:p>
          </table:table-cell>
          <table:table-cell office:value-type="float" office:value="-3.1445624">
            <text:p>-3.1445624</text:p>
          </table:table-cell>
          <table:table-cell office:value-type="string">
            <text:p><text:s/>},</text:p>
          </table:table-cell>
          <table:table-cell table:formula="of:=CONCATENATE([.A1104];[.B1104];[.C1104];[.D1104];[.E1104];[.F1104];[.G1104];[.H1104];[.I1104];[.J1104];[.K1104];[.L1104];[.M1104])" office:value-type="string" office:string-value="{ id: 1104, name: 'Willowbrae Gardens', postcode: 'EH8 7EW', ward_id: 1, lattitude: 55.9528042, longitude: -3.1445624 },">
            <text:p>{ id: 1104, name: 'Willowbrae Gardens', postcode: 'EH8 7EW', ward_id: 1, lattitude: 55.9528042, longitude: -3.14456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05">
            <text:p>1105</text:p>
          </table:table-cell>
          <table:table-cell office:value-type="string">
            <text:p>, name: '</text:p>
          </table:table-cell>
          <table:table-cell office:value-type="string">
            <text:p>Telford Place</text:p>
          </table:table-cell>
          <table:table-cell office:value-type="string">
            <text:p>', postcode: '</text:p>
          </table:table-cell>
          <table:table-cell office:value-type="string">
            <text:p>EH4 2PS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60271">
            <text:p>55.9660271</text:p>
          </table:table-cell>
          <table:table-cell office:value-type="string">
            <text:p>, longitude: </text:p>
          </table:table-cell>
          <table:table-cell office:value-type="float" office:value="-3.2387392">
            <text:p>-3.2387392</text:p>
          </table:table-cell>
          <table:table-cell office:value-type="string">
            <text:p><text:s/>},</text:p>
          </table:table-cell>
          <table:table-cell table:formula="of:=CONCATENATE([.A1105];[.B1105];[.C1105];[.D1105];[.E1105];[.F1105];[.G1105];[.H1105];[.I1105];[.J1105];[.K1105];[.L1105];[.M1105])" office:value-type="string" office:string-value="{ id: 1105, name: 'Telford Place', postcode: 'EH4 2PS', ward_id: 4, lattitude: 55.9660271, longitude: -3.2387392 },">
            <text:p>{ id: 1105, name: 'Telford Place', postcode: 'EH4 2PS', ward_id: 4, lattitude: 55.9660271, longitude: -3.238739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06">
            <text:p>1106</text:p>
          </table:table-cell>
          <table:table-cell office:value-type="string">
            <text:p>, name: '</text:p>
          </table:table-cell>
          <table:table-cell office:value-type="string">
            <text:p>Stevenson Grove</text:p>
          </table:table-cell>
          <table:table-cell office:value-type="string">
            <text:p>', postcode: '</text:p>
          </table:table-cell>
          <table:table-cell office:value-type="string">
            <text:p>EH11 2SE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59055">
            <text:p>55.9359055</text:p>
          </table:table-cell>
          <table:table-cell office:value-type="string">
            <text:p>, longitude: </text:p>
          </table:table-cell>
          <table:table-cell office:value-type="float" office:value="-3.2443921">
            <text:p>-3.2443921</text:p>
          </table:table-cell>
          <table:table-cell office:value-type="string">
            <text:p><text:s/>},</text:p>
          </table:table-cell>
          <table:table-cell table:formula="of:=CONCATENATE([.A1106];[.B1106];[.C1106];[.D1106];[.E1106];[.F1106];[.G1106];[.H1106];[.I1106];[.J1106];[.K1106];[.L1106];[.M1106])" office:value-type="string" office:string-value="{ id: 1106, name: 'Stevenson Grove', postcode: 'EH11 2SE', ward_id: 13, lattitude: 55.9359055, longitude: -3.2443921 },">
            <text:p>{ id: 1106, name: 'Stevenson Grove', postcode: 'EH11 2SE', ward_id: 13, lattitude: 55.9359055, longitude: -3.24439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07">
            <text:p>1107</text:p>
          </table:table-cell>
          <table:table-cell office:value-type="string">
            <text:p>, name: '</text:p>
          </table:table-cell>
          <table:table-cell office:value-type="string">
            <text:p>Wester Drylaw Place</text:p>
          </table:table-cell>
          <table:table-cell office:value-type="string">
            <text:p>', postcode: '</text:p>
          </table:table-cell>
          <table:table-cell office:value-type="string">
            <text:p>EH4 2TJ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56076">
            <text:p>55.9656076</text:p>
          </table:table-cell>
          <table:table-cell office:value-type="string">
            <text:p>, longitude: </text:p>
          </table:table-cell>
          <table:table-cell office:value-type="float" office:value="-3.2543985">
            <text:p>-3.2543985</text:p>
          </table:table-cell>
          <table:table-cell office:value-type="string">
            <text:p><text:s/>},</text:p>
          </table:table-cell>
          <table:table-cell table:formula="of:=CONCATENATE([.A1107];[.B1107];[.C1107];[.D1107];[.E1107];[.F1107];[.G1107];[.H1107];[.I1107];[.J1107];[.K1107];[.L1107];[.M1107])" office:value-type="string" office:string-value="{ id: 1107, name: 'Wester Drylaw Place', postcode: 'EH4 2TJ', ward_id: 4, lattitude: 55.9656076, longitude: -3.2543985 },">
            <text:p>{ id: 1107, name: 'Wester Drylaw Place', postcode: 'EH4 2TJ', ward_id: 4, lattitude: 55.9656076, longitude: -3.25439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08">
            <text:p>1108</text:p>
          </table:table-cell>
          <table:table-cell office:value-type="string">
            <text:p>, name: '</text:p>
          </table:table-cell>
          <table:table-cell office:value-type="string">
            <text:p>Westerbroom Avenue </text:p>
          </table:table-cell>
          <table:table-cell office:value-type="string">
            <text:p>', postcode: '</text:p>
          </table:table-cell>
          <table:table-cell office:value-type="string">
            <text:p>EH12 7QZ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365027">
            <text:p>55.9365027</text:p>
          </table:table-cell>
          <table:table-cell office:value-type="string">
            <text:p>, longitude: </text:p>
          </table:table-cell>
          <table:table-cell office:value-type="float" office:value="-3.2928473">
            <text:p>-3.2928473</text:p>
          </table:table-cell>
          <table:table-cell office:value-type="string">
            <text:p><text:s/>},</text:p>
          </table:table-cell>
          <table:table-cell table:formula="of:=CONCATENATE([.A1108];[.B1108];[.C1108];[.D1108];[.E1108];[.F1108];[.G1108];[.H1108];[.I1108];[.J1108];[.K1108];[.L1108];[.M1108])" office:value-type="string" office:string-value="{ id: 1108, name: 'Westerbroom Avenue ', postcode: 'EH12 7QZ', ward_id: 9, lattitude: 55.9365027, longitude: -3.2928473 },">
            <text:p>{ id: 1108, name: 'Westerbroom Avenue ', postcode: 'EH12 7QZ', ward_id: 9, lattitude: 55.9365027, longitude: -3.29284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09">
            <text:p>1109</text:p>
          </table:table-cell>
          <table:table-cell office:value-type="string">
            <text:p>, name: '</text:p>
          </table:table-cell>
          <table:table-cell office:value-type="string">
            <text:p>Blackford Avenue</text:p>
          </table:table-cell>
          <table:table-cell office:value-type="string">
            <text:p>', postcode: '</text:p>
          </table:table-cell>
          <table:table-cell office:value-type="string">
            <text:p>EH9 2PP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73488">
            <text:p>55.9273488</text:p>
          </table:table-cell>
          <table:table-cell office:value-type="string">
            <text:p>, longitude: </text:p>
          </table:table-cell>
          <table:table-cell office:value-type="float" office:value="-3.1873076">
            <text:p>-3.1873076</text:p>
          </table:table-cell>
          <table:table-cell office:value-type="string">
            <text:p><text:s/>},</text:p>
          </table:table-cell>
          <table:table-cell table:formula="of:=CONCATENATE([.A1109];[.B1109];[.C1109];[.D1109];[.E1109];[.F1109];[.G1109];[.H1109];[.I1109];[.J1109];[.K1109];[.L1109];[.M1109])" office:value-type="string" office:string-value="{ id: 1109, name: 'Blackford Avenue', postcode: 'EH9 2PP', ward_id: 17, lattitude: 55.9273488, longitude: -3.1873076 },">
            <text:p>{ id: 1109, name: 'Blackford Avenue', postcode: 'EH9 2PP', ward_id: 17, lattitude: 55.9273488, longitude: -3.18730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10">
            <text:p>1110</text:p>
          </table:table-cell>
          <table:table-cell office:value-type="string">
            <text:p>, name: '</text:p>
          </table:table-cell>
          <table:table-cell office:value-type="string">
            <text:p>South Beechwood</text:p>
          </table:table-cell>
          <table:table-cell office:value-type="string">
            <text:p>', postcode: '</text:p>
          </table:table-cell>
          <table:table-cell office:value-type="string">
            <text:p>EH12 5YR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25562">
            <text:p>55.9425562</text:p>
          </table:table-cell>
          <table:table-cell office:value-type="string">
            <text:p>, longitude: </text:p>
          </table:table-cell>
          <table:table-cell office:value-type="float" office:value="-3.260069">
            <text:p>-3.260069</text:p>
          </table:table-cell>
          <table:table-cell office:value-type="string">
            <text:p><text:s/>},</text:p>
          </table:table-cell>
          <table:table-cell table:formula="of:=CONCATENATE([.A1110];[.B1110];[.C1110];[.D1110];[.E1110];[.F1110];[.G1110];[.H1110];[.I1110];[.J1110];[.K1110];[.L1110];[.M1110])" office:value-type="string" office:string-value="{ id: 1110, name: 'South Beechwood', postcode: 'EH12 5YR', ward_id: 15, lattitude: 55.9425562, longitude: -3.260069 },">
            <text:p>{ id: 1110, name: 'South Beechwood', postcode: 'EH12 5YR', ward_id: 15, lattitude: 55.9425562, longitude: -3.2600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11">
            <text:p>1111</text:p>
          </table:table-cell>
          <table:table-cell office:value-type="string">
            <text:p>, name: '</text:p>
          </table:table-cell>
          <table:table-cell office:value-type="string">
            <text:p>Malbet Wynd</text:p>
          </table:table-cell>
          <table:table-cell office:value-type="string">
            <text:p>', postcode: '</text:p>
          </table:table-cell>
          <table:table-cell office:value-type="string">
            <text:p>EH16 6AN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15019">
            <text:p>55.9115019</text:p>
          </table:table-cell>
          <table:table-cell office:value-type="string">
            <text:p>, longitude: </text:p>
          </table:table-cell>
          <table:table-cell office:value-type="float" office:value="-3.1531133">
            <text:p>-3.1531133</text:p>
          </table:table-cell>
          <table:table-cell office:value-type="string">
            <text:p><text:s/>},</text:p>
          </table:table-cell>
          <table:table-cell table:formula="of:=CONCATENATE([.A1111];[.B1111];[.C1111];[.D1111];[.E1111];[.F1111];[.G1111];[.H1111];[.I1111];[.J1111];[.K1111];[.L1111];[.M1111])" office:value-type="string" office:string-value="{ id: 1111, name: 'Malbet Wynd', postcode: 'EH16 6AN', ward_id: 16, lattitude: 55.9115019, longitude: -3.1531133 },">
            <text:p>{ id: 1111, name: 'Malbet Wynd', postcode: 'EH16 6AN', ward_id: 16, lattitude: 55.9115019, longitude: -3.15311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12">
            <text:p>1112</text:p>
          </table:table-cell>
          <table:table-cell office:value-type="string">
            <text:p>, name: '</text:p>
          </table:table-cell>
          <table:table-cell office:value-type="string">
            <text:p>Mortonhall Park Terrace</text:p>
          </table:table-cell>
          <table:table-cell office:value-type="string">
            <text:p>', postcode: '</text:p>
          </table:table-cell>
          <table:table-cell office:value-type="string">
            <text:p>EH17 8SU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12556">
            <text:p>55.9012556</text:p>
          </table:table-cell>
          <table:table-cell office:value-type="string">
            <text:p>, longitude: </text:p>
          </table:table-cell>
          <table:table-cell office:value-type="float" office:value="-3.1668543">
            <text:p>-3.1668543</text:p>
          </table:table-cell>
          <table:table-cell office:value-type="string">
            <text:p><text:s/>},</text:p>
          </table:table-cell>
          <table:table-cell table:formula="of:=CONCATENATE([.A1112];[.B1112];[.C1112];[.D1112];[.E1112];[.F1112];[.G1112];[.H1112];[.I1112];[.J1112];[.K1112];[.L1112];[.M1112])" office:value-type="string" office:string-value="{ id: 1112, name: 'Mortonhall Park Terrace', postcode: 'EH17 8SU', ward_id: 16, lattitude: 55.9012556, longitude: -3.1668543 },">
            <text:p>{ id: 1112, name: 'Mortonhall Park Terrace', postcode: 'EH17 8SU', ward_id: 16, lattitude: 55.9012556, longitude: -3.16685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13">
            <text:p>1113</text:p>
          </table:table-cell>
          <table:table-cell office:value-type="string">
            <text:p>, name: '</text:p>
          </table:table-cell>
          <table:table-cell office:value-type="string">
            <text:p>Kingsknowe Court</text:p>
          </table:table-cell>
          <table:table-cell office:value-type="string">
            <text:p>', postcode: '</text:p>
          </table:table-cell>
          <table:table-cell office:value-type="string">
            <text:p>EH14 2JS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94458">
            <text:p>55.9194458</text:p>
          </table:table-cell>
          <table:table-cell office:value-type="string">
            <text:p>, longitude: </text:p>
          </table:table-cell>
          <table:table-cell office:value-type="float" office:value="-3.2661327">
            <text:p>-3.2661327</text:p>
          </table:table-cell>
          <table:table-cell office:value-type="string">
            <text:p><text:s/>},</text:p>
          </table:table-cell>
          <table:table-cell table:formula="of:=CONCATENATE([.A1113];[.B1113];[.C1113];[.D1113];[.E1113];[.F1113];[.G1113];[.H1113];[.I1113];[.J1113];[.K1113];[.L1113];[.M1113])" office:value-type="string" office:string-value="{ id: 1113, name: 'Kingsknowe Court', postcode: 'EH14 2JS', ward_id: 13, lattitude: 55.9194458, longitude: -3.2661327 },">
            <text:p>{ id: 1113, name: 'Kingsknowe Court', postcode: 'EH14 2JS', ward_id: 13, lattitude: 55.9194458, longitude: -3.26613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14">
            <text:p>1114</text:p>
          </table:table-cell>
          <table:table-cell office:value-type="string">
            <text:p>, name: '</text:p>
          </table:table-cell>
          <table:table-cell office:value-type="string">
            <text:p>Warrender Park Terrace</text:p>
          </table:table-cell>
          <table:table-cell office:value-type="string">
            <text:p>', postcode: '</text:p>
          </table:table-cell>
          <table:table-cell office:value-type="string">
            <text:p>EH9 1EF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9341">
            <text:p>55.939341</text:p>
          </table:table-cell>
          <table:table-cell office:value-type="string">
            <text:p>, longitude: </text:p>
          </table:table-cell>
          <table:table-cell office:value-type="float" office:value="-3.1979053">
            <text:p>-3.1979053</text:p>
          </table:table-cell>
          <table:table-cell office:value-type="string">
            <text:p><text:s/>},</text:p>
          </table:table-cell>
          <table:table-cell table:formula="of:=CONCATENATE([.A1114];[.B1114];[.C1114];[.D1114];[.E1114];[.F1114];[.G1114];[.H1114];[.I1114];[.J1114];[.K1114];[.L1114];[.M1114])" office:value-type="string" office:string-value="{ id: 1114, name: 'Warrender Park Terrace', postcode: 'EH9 1EF', ward_id: 3, lattitude: 55.939341, longitude: -3.1979053 },">
            <text:p>{ id: 1114, name: 'Warrender Park Terrace', postcode: 'EH9 1EF', ward_id: 3, lattitude: 55.939341, longitude: -3.19790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15">
            <text:p>1115</text:p>
          </table:table-cell>
          <table:table-cell office:value-type="string">
            <text:p>, name: '</text:p>
          </table:table-cell>
          <table:table-cell office:value-type="string">
            <text:p>Corbiehill Crescent</text:p>
          </table:table-cell>
          <table:table-cell office:value-type="string">
            <text:p>', postcode: '</text:p>
          </table:table-cell>
          <table:table-cell office:value-type="string">
            <text:p>EH4 5BD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43741">
            <text:p>55.9643741</text:p>
          </table:table-cell>
          <table:table-cell office:value-type="string">
            <text:p>, longitude: </text:p>
          </table:table-cell>
          <table:table-cell office:value-type="float" office:value="-3.2704238">
            <text:p>-3.2704238</text:p>
          </table:table-cell>
          <table:table-cell office:value-type="string">
            <text:p><text:s/>},</text:p>
          </table:table-cell>
          <table:table-cell table:formula="of:=CONCATENATE([.A1115];[.B1115];[.C1115];[.D1115];[.E1115];[.F1115];[.G1115];[.H1115];[.I1115];[.J1115];[.K1115];[.L1115];[.M1115])" office:value-type="string" office:string-value="{ id: 1115, name: 'Corbiehill Crescent', postcode: 'EH4 5BD', ward_id: 14, lattitude: 55.9643741, longitude: -3.2704238 },">
            <text:p>{ id: 1115, name: 'Corbiehill Crescent', postcode: 'EH4 5BD', ward_id: 14, lattitude: 55.9643741, longitude: -3.270423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16">
            <text:p>1116</text:p>
          </table:table-cell>
          <table:table-cell office:value-type="string">
            <text:p>, name: '</text:p>
          </table:table-cell>
          <table:table-cell office:value-type="string">
            <text:p>Newmills Avenue</text:p>
          </table:table-cell>
          <table:table-cell office:value-type="string">
            <text:p>', postcode: '</text:p>
          </table:table-cell>
          <table:table-cell office:value-type="string">
            <text:p>EH14 5SZ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32045">
            <text:p>55.8932045</text:p>
          </table:table-cell>
          <table:table-cell office:value-type="string">
            <text:p>, longitude: </text:p>
          </table:table-cell>
          <table:table-cell office:value-type="float" office:value="-3.3337745">
            <text:p>-3.3337745</text:p>
          </table:table-cell>
          <table:table-cell office:value-type="string">
            <text:p><text:s/>},</text:p>
          </table:table-cell>
          <table:table-cell table:formula="of:=CONCATENATE([.A1116];[.B1116];[.C1116];[.D1116];[.E1116];[.F1116];[.G1116];[.H1116];[.I1116];[.J1116];[.K1116];[.L1116];[.M1116])" office:value-type="string" office:string-value="{ id: 1116, name: 'Newmills Avenue', postcode: 'EH14 5SZ', ward_id: 10, lattitude: 55.8932045, longitude: -3.3337745 },">
            <text:p>{ id: 1116, name: 'Newmills Avenue', postcode: 'EH14 5SZ', ward_id: 10, lattitude: 55.8932045, longitude: -3.33377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17">
            <text:p>1117</text:p>
          </table:table-cell>
          <table:table-cell office:value-type="string">
            <text:p>, name: '</text:p>
          </table:table-cell>
          <table:table-cell office:value-type="string">
            <text:p>East Comiston</text:p>
          </table:table-cell>
          <table:table-cell office:value-type="string">
            <text:p>', postcode: '</text:p>
          </table:table-cell>
          <table:table-cell office:value-type="string">
            <text:p>EH10 6RZ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72269">
            <text:p>55.9072269</text:p>
          </table:table-cell>
          <table:table-cell office:value-type="string">
            <text:p>, longitude: </text:p>
          </table:table-cell>
          <table:table-cell office:value-type="float" office:value="-3.2100441">
            <text:p>-3.2100441</text:p>
          </table:table-cell>
          <table:table-cell office:value-type="string">
            <text:p><text:s/>},</text:p>
          </table:table-cell>
          <table:table-cell table:formula="of:=CONCATENATE([.A1117];[.B1117];[.C1117];[.D1117];[.E1117];[.F1117];[.G1117];[.H1117];[.I1117];[.J1117];[.K1117];[.L1117];[.M1117])" office:value-type="string" office:string-value="{ id: 1117, name: 'East Comiston', postcode: 'EH10 6RZ', ward_id: 5, lattitude: 55.9072269, longitude: -3.2100441 },">
            <text:p>{ id: 1117, name: 'East Comiston', postcode: 'EH10 6RZ', ward_id: 5, lattitude: 55.9072269, longitude: -3.21004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18">
            <text:p>1118</text:p>
          </table:table-cell>
          <table:table-cell office:value-type="string">
            <text:p>, name: '</text:p>
          </table:table-cell>
          <table:table-cell office:value-type="string">
            <text:p>North Gyle Loan</text:p>
          </table:table-cell>
          <table:table-cell office:value-type="string">
            <text:p>', postcode: '</text:p>
          </table:table-cell>
          <table:table-cell office:value-type="string">
            <text:p>EH12 8JH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40626">
            <text:p>55.9440626</text:p>
          </table:table-cell>
          <table:table-cell office:value-type="string">
            <text:p>, longitude: </text:p>
          </table:table-cell>
          <table:table-cell office:value-type="float" office:value="-3.3061054">
            <text:p>-3.3061054</text:p>
          </table:table-cell>
          <table:table-cell office:value-type="string">
            <text:p><text:s/>},</text:p>
          </table:table-cell>
          <table:table-cell table:formula="of:=CONCATENATE([.A1118];[.B1118];[.C1118];[.D1118];[.E1118];[.F1118];[.G1118];[.H1118];[.I1118];[.J1118];[.K1118];[.L1118];[.M1118])" office:value-type="string" office:string-value="{ id: 1118, name: 'North Gyle Loan', postcode: 'EH12 8JH', ward_id: 9, lattitude: 55.9440626, longitude: -3.3061054 },">
            <text:p>{ id: 1118, name: 'North Gyle Loan', postcode: 'EH12 8JH', ward_id: 9, lattitude: 55.9440626, longitude: -3.30610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19">
            <text:p>1119</text:p>
          </table:table-cell>
          <table:table-cell office:value-type="string">
            <text:p>, name: '</text:p>
          </table:table-cell>
          <table:table-cell office:value-type="string">
            <text:p>Bangholm Villas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1119];[.B1119];[.C1119];[.D1119];[.E1119];[.F1119];[.G1119];[.H1119];[.I1119];[.J1119];[.K1119];[.L1119];[.M1119])" office:value-type="string" office:string-value="{ id: 1119, name: 'Bangholm Villas', postcode: 'EH1 3EG', ward_id: 6, lattitude: 55.953252, longitude: -3.188267 },">
            <text:p>{ id: 1119, name: 'Bangholm Villas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20">
            <text:p>1120</text:p>
          </table:table-cell>
          <table:table-cell office:value-type="string">
            <text:p>, name: '</text:p>
          </table:table-cell>
          <table:table-cell office:value-type="string">
            <text:p>Suffolk Road</text:p>
          </table:table-cell>
          <table:table-cell office:value-type="string">
            <text:p>', postcode: '</text:p>
          </table:table-cell>
          <table:table-cell office:value-type="string">
            <text:p>EH16 5NR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87749">
            <text:p>55.9287749</text:p>
          </table:table-cell>
          <table:table-cell office:value-type="string">
            <text:p>, longitude: </text:p>
          </table:table-cell>
          <table:table-cell office:value-type="float" office:value="-3.1722961">
            <text:p>-3.1722961</text:p>
          </table:table-cell>
          <table:table-cell office:value-type="string">
            <text:p><text:s/>},</text:p>
          </table:table-cell>
          <table:table-cell table:formula="of:=CONCATENATE([.A1120];[.B1120];[.C1120];[.D1120];[.E1120];[.F1120];[.G1120];[.H1120];[.I1120];[.J1120];[.K1120];[.L1120];[.M1120])" office:value-type="string" office:string-value="{ id: 1120, name: 'Suffolk Road', postcode: 'EH16 5NR', ward_id: 17, lattitude: 55.9287749, longitude: -3.1722961 },">
            <text:p>{ id: 1120, name: 'Suffolk Road', postcode: 'EH16 5NR', ward_id: 17, lattitude: 55.9287749, longitude: -3.17229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21">
            <text:p>1121</text:p>
          </table:table-cell>
          <table:table-cell office:value-type="string">
            <text:p>, name: '</text:p>
          </table:table-cell>
          <table:table-cell office:value-type="string">
            <text:p>Grosvenor Crescent </text:p>
          </table:table-cell>
          <table:table-cell office:value-type="string">
            <text:p>', postcode: '</text:p>
          </table:table-cell>
          <table:table-cell office:value-type="string">
            <text:p>EH12 5EL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78295">
            <text:p>55.9478295</text:p>
          </table:table-cell>
          <table:table-cell office:value-type="string">
            <text:p>, longitude: </text:p>
          </table:table-cell>
          <table:table-cell office:value-type="float" office:value="-3.2186697">
            <text:p>-3.2186697</text:p>
          </table:table-cell>
          <table:table-cell office:value-type="string">
            <text:p><text:s/>},</text:p>
          </table:table-cell>
          <table:table-cell table:formula="of:=CONCATENATE([.A1121];[.B1121];[.C1121];[.D1121];[.E1121];[.F1121];[.G1121];[.H1121];[.I1121];[.J1121];[.K1121];[.L1121];[.M1121])" office:value-type="string" office:string-value="{ id: 1121, name: 'Grosvenor Crescent ', postcode: 'EH12 5EL', ward_id: 6, lattitude: 55.9478295, longitude: -3.2186697 },">
            <text:p>{ id: 1121, name: 'Grosvenor Crescent ', postcode: 'EH12 5EL', ward_id: 6, lattitude: 55.9478295, longitude: -3.218669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22">
            <text:p>1122</text:p>
          </table:table-cell>
          <table:table-cell office:value-type="string">
            <text:p>, name: '</text:p>
          </table:table-cell>
          <table:table-cell office:value-type="string">
            <text:p>Pearce Avenue </text:p>
          </table:table-cell>
          <table:table-cell office:value-type="string">
            <text:p>', postcode: '</text:p>
          </table:table-cell>
          <table:table-cell office:value-type="string">
            <text:p>EH12 8SW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63487">
            <text:p>55.9463487</text:p>
          </table:table-cell>
          <table:table-cell office:value-type="string">
            <text:p>, longitude: </text:p>
          </table:table-cell>
          <table:table-cell office:value-type="float" office:value="-3.2931295">
            <text:p>-3.2931295</text:p>
          </table:table-cell>
          <table:table-cell office:value-type="string">
            <text:p><text:s/>},</text:p>
          </table:table-cell>
          <table:table-cell table:formula="of:=CONCATENATE([.A1122];[.B1122];[.C1122];[.D1122];[.E1122];[.F1122];[.G1122];[.H1122];[.I1122];[.J1122];[.K1122];[.L1122];[.M1122])" office:value-type="string" office:string-value="{ id: 1122, name: 'Pearce Avenue ', postcode: 'EH12 8SW', ward_id: 15, lattitude: 55.9463487, longitude: -3.2931295 },">
            <text:p>{ id: 1122, name: 'Pearce Avenue ', postcode: 'EH12 8SW', ward_id: 15, lattitude: 55.9463487, longitude: -3.293129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23">
            <text:p>1123</text:p>
          </table:table-cell>
          <table:table-cell office:value-type="string">
            <text:p>, name: '</text:p>
          </table:table-cell>
          <table:table-cell office:value-type="string">
            <text:p>Durham Gardens North</text:p>
          </table:table-cell>
          <table:table-cell office:value-type="string">
            <text:p>', postcode: '</text:p>
          </table:table-cell>
          <table:table-cell office:value-type="string">
            <text:p>EH15 1PR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63515">
            <text:p>55.9463515</text:p>
          </table:table-cell>
          <table:table-cell office:value-type="string">
            <text:p>, longitude: </text:p>
          </table:table-cell>
          <table:table-cell office:value-type="float" office:value="-3.1222272">
            <text:p>-3.1222272</text:p>
          </table:table-cell>
          <table:table-cell office:value-type="string">
            <text:p><text:s/>},</text:p>
          </table:table-cell>
          <table:table-cell table:formula="of:=CONCATENATE([.A1123];[.B1123];[.C1123];[.D1123];[.E1123];[.F1123];[.G1123];[.H1123];[.I1123];[.J1123];[.K1123];[.L1123];[.M1123])" office:value-type="string" office:string-value="{ id: 1123, name: 'Durham Gardens North', postcode: 'EH15 1PR', ward_id: 11, lattitude: 55.9463515, longitude: -3.1222272 },">
            <text:p>{ id: 1123, name: 'Durham Gardens North', postcode: 'EH15 1PR', ward_id: 11, lattitude: 55.9463515, longitude: -3.122227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24">
            <text:p>1124</text:p>
          </table:table-cell>
          <table:table-cell office:value-type="string">
            <text:p>, name: '</text:p>
          </table:table-cell>
          <table:table-cell office:value-type="string">
            <text:p>Wolseley Place</text:p>
          </table:table-cell>
          <table:table-cell office:value-type="string">
            <text:p>', postcode: '</text:p>
          </table:table-cell>
          <table:table-cell office:value-type="string">
            <text:p>EH8 7DF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42831">
            <text:p>55.9542831</text:p>
          </table:table-cell>
          <table:table-cell office:value-type="string">
            <text:p>, longitude: </text:p>
          </table:table-cell>
          <table:table-cell office:value-type="float" office:value="-3.1499537">
            <text:p>-3.1499537</text:p>
          </table:table-cell>
          <table:table-cell office:value-type="string">
            <text:p><text:s/>},</text:p>
          </table:table-cell>
          <table:table-cell table:formula="of:=CONCATENATE([.A1124];[.B1124];[.C1124];[.D1124];[.E1124];[.F1124];[.G1124];[.H1124];[.I1124];[.J1124];[.K1124];[.L1124];[.M1124])" office:value-type="string" office:string-value="{ id: 1124, name: 'Wolseley Place', postcode: 'EH8 7DF', ward_id: 1, lattitude: 55.9542831, longitude: -3.1499537 },">
            <text:p>{ id: 1124, name: 'Wolseley Place', postcode: 'EH8 7DF', ward_id: 1, lattitude: 55.9542831, longitude: -3.14995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25">
            <text:p>1125</text:p>
          </table:table-cell>
          <table:table-cell office:value-type="string">
            <text:p>, name: '</text:p>
          </table:table-cell>
          <table:table-cell office:value-type="string">
            <text:p>Plewlands Avenue</text:p>
          </table:table-cell>
          <table:table-cell office:value-type="string">
            <text:p>', postcode: '</text:p>
          </table:table-cell>
          <table:table-cell office:value-type="string">
            <text:p>EH10 5JY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31908">
            <text:p>55.9231908</text:p>
          </table:table-cell>
          <table:table-cell office:value-type="string">
            <text:p>, longitude: </text:p>
          </table:table-cell>
          <table:table-cell office:value-type="float" office:value="-3.2195896">
            <text:p>-3.2195896</text:p>
          </table:table-cell>
          <table:table-cell office:value-type="string">
            <text:p><text:s/>},</text:p>
          </table:table-cell>
          <table:table-cell table:formula="of:=CONCATENATE([.A1125];[.B1125];[.C1125];[.D1125];[.E1125];[.F1125];[.G1125];[.H1125];[.I1125];[.J1125];[.K1125];[.L1125];[.M1125])" office:value-type="string" office:string-value="{ id: 1125, name: 'Plewlands Avenue', postcode: 'EH10 5JY', ward_id: 3, lattitude: 55.9231908, longitude: -3.2195896 },">
            <text:p>{ id: 1125, name: 'Plewlands Avenue', postcode: 'EH10 5JY', ward_id: 3, lattitude: 55.9231908, longitude: -3.21958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26">
            <text:p>1126</text:p>
          </table:table-cell>
          <table:table-cell office:value-type="string">
            <text:p>, name: '</text:p>
          </table:table-cell>
          <table:table-cell office:value-type="string">
            <text:p>Piersfield Grove</text:p>
          </table:table-cell>
          <table:table-cell office:value-type="string">
            <text:p>', postcode: '</text:p>
          </table:table-cell>
          <table:table-cell office:value-type="string">
            <text:p>EH8 7BY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59529">
            <text:p>55.9559529</text:p>
          </table:table-cell>
          <table:table-cell office:value-type="string">
            <text:p>, longitude: </text:p>
          </table:table-cell>
          <table:table-cell office:value-type="float" office:value="-3.143248">
            <text:p>-3.143248</text:p>
          </table:table-cell>
          <table:table-cell office:value-type="string">
            <text:p><text:s/>},</text:p>
          </table:table-cell>
          <table:table-cell table:formula="of:=CONCATENATE([.A1126];[.B1126];[.C1126];[.D1126];[.E1126];[.F1126];[.G1126];[.H1126];[.I1126];[.J1126];[.K1126];[.L1126];[.M1126])" office:value-type="string" office:string-value="{ id: 1126, name: 'Piersfield Grove', postcode: 'EH8 7BY', ward_id: 1, lattitude: 55.9559529, longitude: -3.143248 },">
            <text:p>{ id: 1126, name: 'Piersfield Grove', postcode: 'EH8 7BY', ward_id: 1, lattitude: 55.9559529, longitude: -3.1432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27">
            <text:p>1127</text:p>
          </table:table-cell>
          <table:table-cell office:value-type="string">
            <text:p>, name: '</text:p>
          </table:table-cell>
          <table:table-cell office:value-type="string">
            <text:p>Rose Lane</text:p>
          </table:table-cell>
          <table:table-cell office:value-type="string">
            <text:p>', postcode: '</text:p>
          </table:table-cell>
          <table:table-cell office:value-type="string">
            <text:p>EH30 9XW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910816">
            <text:p>55.9910816</text:p>
          </table:table-cell>
          <table:table-cell office:value-type="string">
            <text:p>, longitude: </text:p>
          </table:table-cell>
          <table:table-cell office:value-type="float" office:value="-3.397915">
            <text:p>-3.397915</text:p>
          </table:table-cell>
          <table:table-cell office:value-type="string">
            <text:p><text:s/>},</text:p>
          </table:table-cell>
          <table:table-cell table:formula="of:=CONCATENATE([.A1127];[.B1127];[.C1127];[.D1127];[.E1127];[.F1127];[.G1127];[.H1127];[.I1127];[.J1127];[.K1127];[.L1127];[.M1127])" office:value-type="string" office:string-value="{ id: 1127, name: 'Rose Lane', postcode: 'EH30 9XW', ward_id: 14, lattitude: 55.9910816, longitude: -3.397915 },">
            <text:p>{ id: 1127, name: 'Rose Lane', postcode: 'EH30 9XW', ward_id: 14, lattitude: 55.9910816, longitude: -3.3979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28">
            <text:p>1128</text:p>
          </table:table-cell>
          <table:table-cell office:value-type="string">
            <text:p>, name: '</text:p>
          </table:table-cell>
          <table:table-cell office:value-type="string">
            <text:p>Kingston Avenue</text:p>
          </table:table-cell>
          <table:table-cell office:value-type="string">
            <text:p>', postcode: '</text:p>
          </table:table-cell>
          <table:table-cell office:value-type="string">
            <text:p>EH16 5UH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95358">
            <text:p>55.9195358</text:p>
          </table:table-cell>
          <table:table-cell office:value-type="string">
            <text:p>, longitude: </text:p>
          </table:table-cell>
          <table:table-cell office:value-type="float" office:value="-3.1495924">
            <text:p>-3.1495924</text:p>
          </table:table-cell>
          <table:table-cell office:value-type="string">
            <text:p><text:s/>},</text:p>
          </table:table-cell>
          <table:table-cell table:formula="of:=CONCATENATE([.A1128];[.B1128];[.C1128];[.D1128];[.E1128];[.F1128];[.G1128];[.H1128];[.I1128];[.J1128];[.K1128];[.L1128];[.M1128])" office:value-type="string" office:string-value="{ id: 1128, name: 'Kingston Avenue', postcode: 'EH16 5UH', ward_id: 16, lattitude: 55.9195358, longitude: -3.1495924 },">
            <text:p>{ id: 1128, name: 'Kingston Avenue', postcode: 'EH16 5UH', ward_id: 16, lattitude: 55.9195358, longitude: -3.149592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29">
            <text:p>1129</text:p>
          </table:table-cell>
          <table:table-cell office:value-type="string">
            <text:p>, name: '</text:p>
          </table:table-cell>
          <table:table-cell office:value-type="string">
            <text:p>Braehead Bank</text:p>
          </table:table-cell>
          <table:table-cell office:value-type="string">
            <text:p>', postcode: '</text:p>
          </table:table-cell>
          <table:table-cell office:value-type="string">
            <text:p>EH4 6BH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29313">
            <text:p>55.9629313</text:p>
          </table:table-cell>
          <table:table-cell office:value-type="string">
            <text:p>, longitude: </text:p>
          </table:table-cell>
          <table:table-cell office:value-type="float" office:value="-3.3082004">
            <text:p>-3.3082004</text:p>
          </table:table-cell>
          <table:table-cell office:value-type="string">
            <text:p><text:s/>},</text:p>
          </table:table-cell>
          <table:table-cell table:formula="of:=CONCATENATE([.A1129];[.B1129];[.C1129];[.D1129];[.E1129];[.F1129];[.G1129];[.H1129];[.I1129];[.J1129];[.K1129];[.L1129];[.M1129])" office:value-type="string" office:string-value="{ id: 1129, name: 'Braehead Bank', postcode: 'EH4 6BH', ward_id: 14, lattitude: 55.9629313, longitude: -3.3082004 },">
            <text:p>{ id: 1129, name: 'Braehead Bank', postcode: 'EH4 6BH', ward_id: 14, lattitude: 55.9629313, longitude: -3.30820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30">
            <text:p>1130</text:p>
          </table:table-cell>
          <table:table-cell office:value-type="string">
            <text:p>, name: '</text:p>
          </table:table-cell>
          <table:table-cell office:value-type="string">
            <text:p>Abercorn Drive</text:p>
          </table:table-cell>
          <table:table-cell office:value-type="string">
            <text:p>', postcode: '</text:p>
          </table:table-cell>
          <table:table-cell office:value-type="string">
            <text:p>EH8 7JR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10387">
            <text:p>55.9510387</text:p>
          </table:table-cell>
          <table:table-cell office:value-type="string">
            <text:p>, longitude: </text:p>
          </table:table-cell>
          <table:table-cell office:value-type="float" office:value="-3.1461584">
            <text:p>-3.1461584</text:p>
          </table:table-cell>
          <table:table-cell office:value-type="string">
            <text:p><text:s/>},</text:p>
          </table:table-cell>
          <table:table-cell table:formula="of:=CONCATENATE([.A1130];[.B1130];[.C1130];[.D1130];[.E1130];[.F1130];[.G1130];[.H1130];[.I1130];[.J1130];[.K1130];[.L1130];[.M1130])" office:value-type="string" office:string-value="{ id: 1130, name: 'Abercorn Drive', postcode: 'EH8 7JR', ward_id: 1, lattitude: 55.9510387, longitude: -3.1461584 },">
            <text:p>{ id: 1130, name: 'Abercorn Drive', postcode: 'EH8 7JR', ward_id: 1, lattitude: 55.9510387, longitude: -3.14615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31">
            <text:p>1131</text:p>
          </table:table-cell>
          <table:table-cell office:value-type="string">
            <text:p>, name: '</text:p>
          </table:table-cell>
          <table:table-cell office:value-type="string">
            <text:p>Lochrin Place</text:p>
          </table:table-cell>
          <table:table-cell office:value-type="string">
            <text:p>', postcode: '</text:p>
          </table:table-cell>
          <table:table-cell office:value-type="string">
            <text:p>EH3 9QT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423331">
            <text:p>55.9423331</text:p>
          </table:table-cell>
          <table:table-cell office:value-type="string">
            <text:p>, longitude: </text:p>
          </table:table-cell>
          <table:table-cell office:value-type="float" office:value="-3.2048788">
            <text:p>-3.2048788</text:p>
          </table:table-cell>
          <table:table-cell office:value-type="string">
            <text:p><text:s/>},</text:p>
          </table:table-cell>
          <table:table-cell table:formula="of:=CONCATENATE([.A1131];[.B1131];[.C1131];[.D1131];[.E1131];[.F1131];[.G1131];[.H1131];[.I1131];[.J1131];[.K1131];[.L1131];[.M1131])" office:value-type="string" office:string-value="{ id: 1131, name: 'Lochrin Place', postcode: 'EH3 9QT', ward_id: 3, lattitude: 55.9423331, longitude: -3.2048788 },">
            <text:p>{ id: 1131, name: 'Lochrin Place', postcode: 'EH3 9QT', ward_id: 3, lattitude: 55.9423331, longitude: -3.20487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32">
            <text:p>1132</text:p>
          </table:table-cell>
          <table:table-cell office:value-type="string">
            <text:p>, name: '</text:p>
          </table:table-cell>
          <table:table-cell office:value-type="string">
            <text:p>Silverknowes Bank</text:p>
          </table:table-cell>
          <table:table-cell office:value-type="string">
            <text:p>', postcode: '</text:p>
          </table:table-cell>
          <table:table-cell office:value-type="string">
            <text:p>EH4 5PF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83889">
            <text:p>55.9683889</text:p>
          </table:table-cell>
          <table:table-cell office:value-type="string">
            <text:p>, longitude: </text:p>
          </table:table-cell>
          <table:table-cell office:value-type="float" office:value="-3.2682991">
            <text:p>-3.2682991</text:p>
          </table:table-cell>
          <table:table-cell office:value-type="string">
            <text:p><text:s/>},</text:p>
          </table:table-cell>
          <table:table-cell table:formula="of:=CONCATENATE([.A1132];[.B1132];[.C1132];[.D1132];[.E1132];[.F1132];[.G1132];[.H1132];[.I1132];[.J1132];[.K1132];[.L1132];[.M1132])" office:value-type="string" office:string-value="{ id: 1132, name: 'Silverknowes Bank', postcode: 'EH4 5PF', ward_id: 14, lattitude: 55.9683889, longitude: -3.2682991 },">
            <text:p>{ id: 1132, name: 'Silverknowes Bank', postcode: 'EH4 5PF', ward_id: 14, lattitude: 55.9683889, longitude: -3.26829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33">
            <text:p>1133</text:p>
          </table:table-cell>
          <table:table-cell office:value-type="string">
            <text:p>, name: '</text:p>
          </table:table-cell>
          <table:table-cell office:value-type="string">
            <text:p>Spencer Place</text:p>
          </table:table-cell>
          <table:table-cell office:value-type="string">
            <text:p>', postcode: '</text:p>
          </table:table-cell>
          <table:table-cell office:value-type="string">
            <text:p>EH5 3HF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65353">
            <text:p>55.9765353</text:p>
          </table:table-cell>
          <table:table-cell office:value-type="string">
            <text:p>, longitude: </text:p>
          </table:table-cell>
          <table:table-cell office:value-type="float" office:value="-3.2058554">
            <text:p>-3.2058554</text:p>
          </table:table-cell>
          <table:table-cell office:value-type="string">
            <text:p><text:s/>},</text:p>
          </table:table-cell>
          <table:table-cell table:formula="of:=CONCATENATE([.A1133];[.B1133];[.C1133];[.D1133];[.E1133];[.F1133];[.G1133];[.H1133];[.I1133];[.J1133];[.K1133];[.L1133];[.M1133])" office:value-type="string" office:string-value="{ id: 1133, name: 'Spencer Place', postcode: 'EH5 3HF', ward_id: 7, lattitude: 55.9765353, longitude: -3.2058554 },">
            <text:p>{ id: 1133, name: 'Spencer Place', postcode: 'EH5 3HF', ward_id: 7, lattitude: 55.9765353, longitude: -3.20585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34">
            <text:p>1134</text:p>
          </table:table-cell>
          <table:table-cell office:value-type="string">
            <text:p>, name: '</text:p>
          </table:table-cell>
          <table:table-cell office:value-type="string">
            <text:p>Comely Bank</text:p>
          </table:table-cell>
          <table:table-cell office:value-type="string">
            <text:p>', postcode: '</text:p>
          </table:table-cell>
          <table:table-cell office:value-type="string">
            <text:p>EH4 1JP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8332">
            <text:p>55.958332</text:p>
          </table:table-cell>
          <table:table-cell office:value-type="string">
            <text:p>, longitude: </text:p>
          </table:table-cell>
          <table:table-cell office:value-type="float" office:value="-3.2148979">
            <text:p>-3.2148979</text:p>
          </table:table-cell>
          <table:table-cell office:value-type="string">
            <text:p><text:s/>},</text:p>
          </table:table-cell>
          <table:table-cell table:formula="of:=CONCATENATE([.A1134];[.B1134];[.C1134];[.D1134];[.E1134];[.F1134];[.G1134];[.H1134];[.I1134];[.J1134];[.K1134];[.L1134];[.M1134])" office:value-type="string" office:string-value="{ id: 1134, name: 'Comely Bank', postcode: 'EH4 1JP', ward_id: 4, lattitude: 55.958332, longitude: -3.2148979 },">
            <text:p>{ id: 1134, name: 'Comely Bank', postcode: 'EH4 1JP', ward_id: 4, lattitude: 55.958332, longitude: -3.214897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35">
            <text:p>1135</text:p>
          </table:table-cell>
          <table:table-cell office:value-type="string">
            <text:p>, name: '</text:p>
          </table:table-cell>
          <table:table-cell office:value-type="string">
            <text:p>Otterburn Park</text:p>
          </table:table-cell>
          <table:table-cell office:value-type="string">
            <text:p>', postcode: '</text:p>
          </table:table-cell>
          <table:table-cell office:value-type="string">
            <text:p>EH14 1JX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164307">
            <text:p>55.9164307</text:p>
          </table:table-cell>
          <table:table-cell office:value-type="string">
            <text:p>, longitude: </text:p>
          </table:table-cell>
          <table:table-cell office:value-type="float" office:value="-3.2492727">
            <text:p>-3.2492727</text:p>
          </table:table-cell>
          <table:table-cell office:value-type="string">
            <text:p><text:s/>},</text:p>
          </table:table-cell>
          <table:table-cell table:formula="of:=CONCATENATE([.A1135];[.B1135];[.C1135];[.D1135];[.E1135];[.F1135];[.G1135];[.H1135];[.I1135];[.J1135];[.K1135];[.L1135];[.M1135])" office:value-type="string" office:string-value="{ id: 1135, name: 'Otterburn Park', postcode: 'EH14 1JX', ward_id: 2, lattitude: 55.9164307, longitude: -3.2492727 },">
            <text:p>{ id: 1135, name: 'Otterburn Park', postcode: 'EH14 1JX', ward_id: 2, lattitude: 55.9164307, longitude: -3.24927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36">
            <text:p>1136</text:p>
          </table:table-cell>
          <table:table-cell office:value-type="string">
            <text:p>, name: '</text:p>
          </table:table-cell>
          <table:table-cell office:value-type="string">
            <text:p>St Catherines Place</text:p>
          </table:table-cell>
          <table:table-cell office:value-type="string">
            <text:p>', postcode: '</text:p>
          </table:table-cell>
          <table:table-cell office:value-type="string">
            <text:p>EH9 1NU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70867">
            <text:p>55.9370867</text:p>
          </table:table-cell>
          <table:table-cell office:value-type="string">
            <text:p>, longitude: </text:p>
          </table:table-cell>
          <table:table-cell office:value-type="float" office:value="-3.1848369">
            <text:p>-3.1848369</text:p>
          </table:table-cell>
          <table:table-cell office:value-type="string">
            <text:p><text:s/>},</text:p>
          </table:table-cell>
          <table:table-cell table:formula="of:=CONCATENATE([.A1136];[.B1136];[.C1136];[.D1136];[.E1136];[.F1136];[.G1136];[.H1136];[.I1136];[.J1136];[.K1136];[.L1136];[.M1136])" office:value-type="string" office:string-value="{ id: 1136, name: 'St Catherines Place', postcode: 'EH9 1NU', ward_id: 17, lattitude: 55.9370867, longitude: -3.1848369 },">
            <text:p>{ id: 1136, name: 'St Catherines Place', postcode: 'EH9 1NU', ward_id: 17, lattitude: 55.9370867, longitude: -3.18483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37">
            <text:p>1137</text:p>
          </table:table-cell>
          <table:table-cell office:value-type="string">
            <text:p>, name: '</text:p>
          </table:table-cell>
          <table:table-cell office:value-type="string">
            <text:p>Winton Park</text:p>
          </table:table-cell>
          <table:table-cell office:value-type="string">
            <text:p>', postcode: '</text:p>
          </table:table-cell>
          <table:table-cell office:value-type="string">
            <text:p>EH10 7EX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8976623">
            <text:p>55.8976623</text:p>
          </table:table-cell>
          <table:table-cell office:value-type="string">
            <text:p>, longitude: </text:p>
          </table:table-cell>
          <table:table-cell office:value-type="float" office:value="-3.2021753">
            <text:p>-3.2021753</text:p>
          </table:table-cell>
          <table:table-cell office:value-type="string">
            <text:p><text:s/>},</text:p>
          </table:table-cell>
          <table:table-cell table:formula="of:=CONCATENATE([.A1137];[.B1137];[.C1137];[.D1137];[.E1137];[.F1137];[.G1137];[.H1137];[.I1137];[.J1137];[.K1137];[.L1137];[.M1137])" office:value-type="string" office:string-value="{ id: 1137, name: 'Winton Park', postcode: 'EH10 7EX', ward_id: 5, lattitude: 55.8976623, longitude: -3.2021753 },">
            <text:p>{ id: 1137, name: 'Winton Park', postcode: 'EH10 7EX', ward_id: 5, lattitude: 55.8976623, longitude: -3.20217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38">
            <text:p>1138</text:p>
          </table:table-cell>
          <table:table-cell office:value-type="string">
            <text:p>, name: '</text:p>
          </table:table-cell>
          <table:table-cell office:value-type="string">
            <text:p>Redhall Crescent</text:p>
          </table:table-cell>
          <table:table-cell office:value-type="string">
            <text:p>', postcode: '</text:p>
          </table:table-cell>
          <table:table-cell office:value-type="string">
            <text:p>EH14 2HD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44931">
            <text:p>55.9244931</text:p>
          </table:table-cell>
          <table:table-cell office:value-type="string">
            <text:p>, longitude: </text:p>
          </table:table-cell>
          <table:table-cell office:value-type="float" office:value="-3.2561811">
            <text:p>-3.2561811</text:p>
          </table:table-cell>
          <table:table-cell office:value-type="string">
            <text:p><text:s/>},</text:p>
          </table:table-cell>
          <table:table-cell table:formula="of:=CONCATENATE([.A1138];[.B1138];[.C1138];[.D1138];[.E1138];[.F1138];[.G1138];[.H1138];[.I1138];[.J1138];[.K1138];[.L1138];[.M1138])" office:value-type="string" office:string-value="{ id: 1138, name: 'Redhall Crescent', postcode: 'EH14 2HD', ward_id: 13, lattitude: 55.9244931, longitude: -3.2561811 },">
            <text:p>{ id: 1138, name: 'Redhall Crescent', postcode: 'EH14 2HD', ward_id: 13, lattitude: 55.9244931, longitude: -3.256181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39">
            <text:p>1139</text:p>
          </table:table-cell>
          <table:table-cell office:value-type="string">
            <text:p>, name: '</text:p>
          </table:table-cell>
          <table:table-cell office:value-type="string">
            <text:p>Ethel Terrace </text:p>
          </table:table-cell>
          <table:table-cell office:value-type="string">
            <text:p>', postcode: '</text:p>
          </table:table-cell>
          <table:table-cell office:value-type="string">
            <text:p>EH10 5NA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29991">
            <text:p>55.9229991</text:p>
          </table:table-cell>
          <table:table-cell office:value-type="string">
            <text:p>, longitude: </text:p>
          </table:table-cell>
          <table:table-cell office:value-type="float" office:value="-3.2126993">
            <text:p>-3.2126993</text:p>
          </table:table-cell>
          <table:table-cell office:value-type="string">
            <text:p><text:s/>},</text:p>
          </table:table-cell>
          <table:table-cell table:formula="of:=CONCATENATE([.A1139];[.B1139];[.C1139];[.D1139];[.E1139];[.F1139];[.G1139];[.H1139];[.I1139];[.J1139];[.K1139];[.L1139];[.M1139])" office:value-type="string" office:string-value="{ id: 1139, name: 'Ethel Terrace ', postcode: 'EH10 5NA', ward_id: 3, lattitude: 55.9229991, longitude: -3.2126993 },">
            <text:p>{ id: 1139, name: 'Ethel Terrace ', postcode: 'EH10 5NA', ward_id: 3, lattitude: 55.9229991, longitude: -3.212699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40">
            <text:p>1140</text:p>
          </table:table-cell>
          <table:table-cell office:value-type="string">
            <text:p>, name: '</text:p>
          </table:table-cell>
          <table:table-cell office:value-type="string">
            <text:p>Ross Place</text:p>
          </table:table-cell>
          <table:table-cell office:value-type="string">
            <text:p>', postcode: '</text:p>
          </table:table-cell>
          <table:table-cell office:value-type="string">
            <text:p>EH9 3BT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75031">
            <text:p>55.9275031</text:p>
          </table:table-cell>
          <table:table-cell office:value-type="string">
            <text:p>, longitude: </text:p>
          </table:table-cell>
          <table:table-cell office:value-type="float" office:value="-3.1767666">
            <text:p>-3.1767666</text:p>
          </table:table-cell>
          <table:table-cell office:value-type="string">
            <text:p><text:s/>},</text:p>
          </table:table-cell>
          <table:table-cell table:formula="of:=CONCATENATE([.A1140];[.B1140];[.C1140];[.D1140];[.E1140];[.F1140];[.G1140];[.H1140];[.I1140];[.J1140];[.K1140];[.L1140];[.M1140])" office:value-type="string" office:string-value="{ id: 1140, name: 'Ross Place', postcode: 'EH9 3BT', ward_id: 17, lattitude: 55.9275031, longitude: -3.1767666 },">
            <text:p>{ id: 1140, name: 'Ross Place', postcode: 'EH9 3BT', ward_id: 17, lattitude: 55.9275031, longitude: -3.17676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41">
            <text:p>1141</text:p>
          </table:table-cell>
          <table:table-cell office:value-type="string">
            <text:p>, name: '</text:p>
          </table:table-cell>
          <table:table-cell office:value-type="string">
            <text:p>Millar Place</text:p>
          </table:table-cell>
          <table:table-cell office:value-type="string">
            <text:p>', postcode: '</text:p>
          </table:table-cell>
          <table:table-cell office:value-type="string">
            <text:p>EH10 5HJ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69455">
            <text:p>55.9269455</text:p>
          </table:table-cell>
          <table:table-cell office:value-type="string">
            <text:p>, longitude: </text:p>
          </table:table-cell>
          <table:table-cell office:value-type="float" office:value="-3.2110679">
            <text:p>-3.2110679</text:p>
          </table:table-cell>
          <table:table-cell office:value-type="string">
            <text:p><text:s/>},</text:p>
          </table:table-cell>
          <table:table-cell table:formula="of:=CONCATENATE([.A1141];[.B1141];[.C1141];[.D1141];[.E1141];[.F1141];[.G1141];[.H1141];[.I1141];[.J1141];[.K1141];[.L1141];[.M1141])" office:value-type="string" office:string-value="{ id: 1141, name: 'Millar Place', postcode: 'EH10 5HJ', ward_id: 3, lattitude: 55.9269455, longitude: -3.2110679 },">
            <text:p>{ id: 1141, name: 'Millar Place', postcode: 'EH10 5HJ', ward_id: 3, lattitude: 55.9269455, longitude: -3.211067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42">
            <text:p>1142</text:p>
          </table:table-cell>
          <table:table-cell office:value-type="string">
            <text:p>, name: '</text:p>
          </table:table-cell>
          <table:table-cell office:value-type="string">
            <text:p>Gilmerton Road</text:p>
          </table:table-cell>
          <table:table-cell office:value-type="string">
            <text:p>', postcode: '</text:p>
          </table:table-cell>
          <table:table-cell office:value-type="string">
            <text:p>EH17 7QS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28764">
            <text:p>55.9128764</text:p>
          </table:table-cell>
          <table:table-cell office:value-type="string">
            <text:p>, longitude: </text:p>
          </table:table-cell>
          <table:table-cell office:value-type="float" office:value="-3.1457274">
            <text:p>-3.1457274</text:p>
          </table:table-cell>
          <table:table-cell office:value-type="string">
            <text:p><text:s/>},</text:p>
          </table:table-cell>
          <table:table-cell table:formula="of:=CONCATENATE([.A1142];[.B1142];[.C1142];[.D1142];[.E1142];[.F1142];[.G1142];[.H1142];[.I1142];[.J1142];[.K1142];[.L1142];[.M1142])" office:value-type="string" office:string-value="{ id: 1142, name: 'Gilmerton Road', postcode: 'EH17 7QS', ward_id: 16, lattitude: 55.9128764, longitude: -3.1457274 },">
            <text:p>{ id: 1142, name: 'Gilmerton Road', postcode: 'EH17 7QS', ward_id: 16, lattitude: 55.9128764, longitude: -3.145727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43">
            <text:p>1143</text:p>
          </table:table-cell>
          <table:table-cell office:value-type="string">
            <text:p>, name: '</text:p>
          </table:table-cell>
          <table:table-cell office:value-type="string">
            <text:p>Broomhouse Street South</text:p>
          </table:table-cell>
          <table:table-cell office:value-type="string">
            <text:p>', postcode: '</text:p>
          </table:table-cell>
          <table:table-cell office:value-type="string">
            <text:p>EH11 3TJ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52763">
            <text:p>55.9252763</text:p>
          </table:table-cell>
          <table:table-cell office:value-type="string">
            <text:p>, longitude: </text:p>
          </table:table-cell>
          <table:table-cell office:value-type="float" office:value="-3.2790345">
            <text:p>-3.2790345</text:p>
          </table:table-cell>
          <table:table-cell office:value-type="string">
            <text:p><text:s/>},</text:p>
          </table:table-cell>
          <table:table-cell table:formula="of:=CONCATENATE([.A1143];[.B1143];[.C1143];[.D1143];[.E1143];[.F1143];[.G1143];[.H1143];[.I1143];[.J1143];[.K1143];[.L1143];[.M1143])" office:value-type="string" office:string-value="{ id: 1143, name: 'Broomhouse Street South', postcode: 'EH11 3TJ', ward_id: 13, lattitude: 55.9252763, longitude: -3.2790345 },">
            <text:p>{ id: 1143, name: 'Broomhouse Street South', postcode: 'EH11 3TJ', ward_id: 13, lattitude: 55.9252763, longitude: -3.279034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44">
            <text:p>1144</text:p>
          </table:table-cell>
          <table:table-cell office:value-type="string">
            <text:p>, name: '</text:p>
          </table:table-cell>
          <table:table-cell office:value-type="string">
            <text:p>Corstorphine Park Gardens</text:p>
          </table:table-cell>
          <table:table-cell office:value-type="string">
            <text:p>', postcode: '</text:p>
          </table:table-cell>
          <table:table-cell office:value-type="string">
            <text:p>EH12 7HH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03478">
            <text:p>55.9403478</text:p>
          </table:table-cell>
          <table:table-cell office:value-type="string">
            <text:p>, longitude: </text:p>
          </table:table-cell>
          <table:table-cell office:value-type="float" office:value="-3.2802509">
            <text:p>-3.2802509</text:p>
          </table:table-cell>
          <table:table-cell office:value-type="string">
            <text:p><text:s/>},</text:p>
          </table:table-cell>
          <table:table-cell table:formula="of:=CONCATENATE([.A1144];[.B1144];[.C1144];[.D1144];[.E1144];[.F1144];[.G1144];[.H1144];[.I1144];[.J1144];[.K1144];[.L1144];[.M1144])" office:value-type="string" office:string-value="{ id: 1144, name: 'Corstorphine Park Gardens', postcode: 'EH12 7HH', ward_id: 15, lattitude: 55.9403478, longitude: -3.2802509 },">
            <text:p>{ id: 1144, name: 'Corstorphine Park Gardens', postcode: 'EH12 7HH', ward_id: 15, lattitude: 55.9403478, longitude: -3.28025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45">
            <text:p>1145</text:p>
          </table:table-cell>
          <table:table-cell office:value-type="string">
            <text:p>, name: '</text:p>
          </table:table-cell>
          <table:table-cell office:value-type="string">
            <text:p>Westshore Road</text:p>
          </table:table-cell>
          <table:table-cell office:value-type="string">
            <text:p>', postcode: '</text:p>
          </table:table-cell>
          <table:table-cell office:value-type="string">
            <text:p>EH5 1QT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824942">
            <text:p>55.9824942</text:p>
          </table:table-cell>
          <table:table-cell office:value-type="string">
            <text:p>, longitude: </text:p>
          </table:table-cell>
          <table:table-cell office:value-type="float" office:value="-3.2452989">
            <text:p>-3.2452989</text:p>
          </table:table-cell>
          <table:table-cell office:value-type="string">
            <text:p><text:s/>},</text:p>
          </table:table-cell>
          <table:table-cell table:formula="of:=CONCATENATE([.A1145];[.B1145];[.C1145];[.D1145];[.E1145];[.F1145];[.G1145];[.H1145];[.I1145];[.J1145];[.K1145];[.L1145];[.M1145])" office:value-type="string" office:string-value="{ id: 1145, name: 'Westshore Road', postcode: 'EH5 1QT', ward_id: 7, lattitude: 55.9824942, longitude: -3.2452989 },">
            <text:p>{ id: 1145, name: 'Westshore Road', postcode: 'EH5 1QT', ward_id: 7, lattitude: 55.9824942, longitude: -3.245298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46">
            <text:p>1146</text:p>
          </table:table-cell>
          <table:table-cell office:value-type="string">
            <text:p>, name: '</text:p>
          </table:table-cell>
          <table:table-cell office:value-type="string">
            <text:p>Auchingane</text:p>
          </table:table-cell>
          <table:table-cell office:value-type="string">
            <text:p>', postcode: '</text:p>
          </table:table-cell>
          <table:table-cell office:value-type="string">
            <text:p>EH10 7HU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11842">
            <text:p>55.9011842</text:p>
          </table:table-cell>
          <table:table-cell office:value-type="string">
            <text:p>, longitude: </text:p>
          </table:table-cell>
          <table:table-cell office:value-type="float" office:value="-3.2285876">
            <text:p>-3.2285876</text:p>
          </table:table-cell>
          <table:table-cell office:value-type="string">
            <text:p><text:s/>},</text:p>
          </table:table-cell>
          <table:table-cell table:formula="of:=CONCATENATE([.A1146];[.B1146];[.C1146];[.D1146];[.E1146];[.F1146];[.G1146];[.H1146];[.I1146];[.J1146];[.K1146];[.L1146];[.M1146])" office:value-type="string" office:string-value="{ id: 1146, name: 'Auchingane', postcode: 'EH10 7HU', ward_id: 5, lattitude: 55.9011842, longitude: -3.2285876 },">
            <text:p>{ id: 1146, name: 'Auchingane', postcode: 'EH10 7HU', ward_id: 5, lattitude: 55.9011842, longitude: -3.22858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47">
            <text:p>1147</text:p>
          </table:table-cell>
          <table:table-cell office:value-type="string">
            <text:p>, name: '</text:p>
          </table:table-cell>
          <table:table-cell office:value-type="string">
            <text:p>Southhouse Place</text:p>
          </table:table-cell>
          <table:table-cell office:value-type="string">
            <text:p>', postcode: '</text:p>
          </table:table-cell>
          <table:table-cell office:value-type="string">
            <text:p>EH17 8EG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8989959">
            <text:p>55.8989959</text:p>
          </table:table-cell>
          <table:table-cell office:value-type="string">
            <text:p>, longitude: </text:p>
          </table:table-cell>
          <table:table-cell office:value-type="float" office:value="-3.1589581">
            <text:p>-3.1589581</text:p>
          </table:table-cell>
          <table:table-cell office:value-type="string">
            <text:p><text:s/>},</text:p>
          </table:table-cell>
          <table:table-cell table:formula="of:=CONCATENATE([.A1147];[.B1147];[.C1147];[.D1147];[.E1147];[.F1147];[.G1147];[.H1147];[.I1147];[.J1147];[.K1147];[.L1147];[.M1147])" office:value-type="string" office:string-value="{ id: 1147, name: 'Southhouse Place', postcode: 'EH17 8EG', ward_id: 16, lattitude: 55.8989959, longitude: -3.1589581 },">
            <text:p>{ id: 1147, name: 'Southhouse Place', postcode: 'EH17 8EG', ward_id: 16, lattitude: 55.8989959, longitude: -3.15895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48">
            <text:p>1148</text:p>
          </table:table-cell>
          <table:table-cell office:value-type="string">
            <text:p>, name: '</text:p>
          </table:table-cell>
          <table:table-cell office:value-type="string">
            <text:p>Colmstone Gate</text:p>
          </table:table-cell>
          <table:table-cell office:value-type="string">
            <text:p>', postcode: '</text:p>
          </table:table-cell>
          <table:table-cell office:value-type="string">
            <text:p>EH10 6QP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79296">
            <text:p>55.9079296</text:p>
          </table:table-cell>
          <table:table-cell office:value-type="string">
            <text:p>, longitude: </text:p>
          </table:table-cell>
          <table:table-cell office:value-type="float" office:value="-3.2111383">
            <text:p>-3.2111383</text:p>
          </table:table-cell>
          <table:table-cell office:value-type="string">
            <text:p><text:s/>},</text:p>
          </table:table-cell>
          <table:table-cell table:formula="of:=CONCATENATE([.A1148];[.B1148];[.C1148];[.D1148];[.E1148];[.F1148];[.G1148];[.H1148];[.I1148];[.J1148];[.K1148];[.L1148];[.M1148])" office:value-type="string" office:string-value="{ id: 1148, name: 'Colmstone Gate', postcode: 'EH10 6QP', ward_id: 5, lattitude: 55.9079296, longitude: -3.2111383 },">
            <text:p>{ id: 1148, name: 'Colmstone Gate', postcode: 'EH10 6QP', ward_id: 5, lattitude: 55.9079296, longitude: -3.21113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49">
            <text:p>1149</text:p>
          </table:table-cell>
          <table:table-cell office:value-type="string">
            <text:p>, name: '</text:p>
          </table:table-cell>
          <table:table-cell office:value-type="string">
            <text:p>Broomhouse Way</text:p>
          </table:table-cell>
          <table:table-cell office:value-type="string">
            <text:p>', postcode: '</text:p>
          </table:table-cell>
          <table:table-cell office:value-type="string">
            <text:p>EH11 3UR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84583">
            <text:p>55.9284583</text:p>
          </table:table-cell>
          <table:table-cell office:value-type="string">
            <text:p>, longitude: </text:p>
          </table:table-cell>
          <table:table-cell office:value-type="float" office:value="-3.2845576">
            <text:p>-3.2845576</text:p>
          </table:table-cell>
          <table:table-cell office:value-type="string">
            <text:p><text:s/>},</text:p>
          </table:table-cell>
          <table:table-cell table:formula="of:=CONCATENATE([.A1149];[.B1149];[.C1149];[.D1149];[.E1149];[.F1149];[.G1149];[.H1149];[.I1149];[.J1149];[.K1149];[.L1149];[.M1149])" office:value-type="string" office:string-value="{ id: 1149, name: 'Broomhouse Way', postcode: 'EH11 3UR', ward_id: 13, lattitude: 55.9284583, longitude: -3.2845576 },">
            <text:p>{ id: 1149, name: 'Broomhouse Way', postcode: 'EH11 3UR', ward_id: 13, lattitude: 55.9284583, longitude: -3.28455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50">
            <text:p>1150</text:p>
          </table:table-cell>
          <table:table-cell office:value-type="string">
            <text:p>, name: '</text:p>
          </table:table-cell>
          <table:table-cell office:value-type="string">
            <text:p>Alexander Drive</text:p>
          </table:table-cell>
          <table:table-cell office:value-type="string">
            <text:p>', postcode: '</text:p>
          </table:table-cell>
          <table:table-cell office:value-type="string">
            <text:p>EH11 2RH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66954">
            <text:p>55.9366954</text:p>
          </table:table-cell>
          <table:table-cell office:value-type="string">
            <text:p>, longitude: </text:p>
          </table:table-cell>
          <table:table-cell office:value-type="float" office:value="-3.2416562">
            <text:p>-3.2416562</text:p>
          </table:table-cell>
          <table:table-cell office:value-type="string">
            <text:p><text:s/>},</text:p>
          </table:table-cell>
          <table:table-cell table:formula="of:=CONCATENATE([.A1150];[.B1150];[.C1150];[.D1150];[.E1150];[.F1150];[.G1150];[.H1150];[.I1150];[.J1150];[.K1150];[.L1150];[.M1150])" office:value-type="string" office:string-value="{ id: 1150, name: 'Alexander Drive', postcode: 'EH11 2RH', ward_id: 13, lattitude: 55.9366954, longitude: -3.2416562 },">
            <text:p>{ id: 1150, name: 'Alexander Drive', postcode: 'EH11 2RH', ward_id: 13, lattitude: 55.9366954, longitude: -3.241656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51">
            <text:p>1151</text:p>
          </table:table-cell>
          <table:table-cell office:value-type="string">
            <text:p>, name: '</text:p>
          </table:table-cell>
          <table:table-cell office:value-type="string">
            <text:p>Elliot Street</text:p>
          </table:table-cell>
          <table:table-cell office:value-type="string">
            <text:p>', postcode: '</text:p>
          </table:table-cell>
          <table:table-cell office:value-type="string">
            <text:p>EH7 5LR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21185">
            <text:p>55.9621185</text:p>
          </table:table-cell>
          <table:table-cell office:value-type="string">
            <text:p>, longitude: </text:p>
          </table:table-cell>
          <table:table-cell office:value-type="float" office:value="-3.1733433">
            <text:p>-3.1733433</text:p>
          </table:table-cell>
          <table:table-cell office:value-type="string">
            <text:p><text:s/>},</text:p>
          </table:table-cell>
          <table:table-cell table:formula="of:=CONCATENATE([.A1151];[.B1151];[.C1151];[.D1151];[.E1151];[.F1151];[.G1151];[.H1151];[.I1151];[.J1151];[.K1151];[.L1151];[.M1151])" office:value-type="string" office:string-value="{ id: 1151, name: 'Elliot Street', postcode: 'EH7 5LR', ward_id: 12, lattitude: 55.9621185, longitude: -3.1733433 },">
            <text:p>{ id: 1151, name: 'Elliot Street', postcode: 'EH7 5LR', ward_id: 12, lattitude: 55.9621185, longitude: -3.17334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52">
            <text:p>1152</text:p>
          </table:table-cell>
          <table:table-cell office:value-type="string">
            <text:p>, name: '</text:p>
          </table:table-cell>
          <table:table-cell office:value-type="string">
            <text:p>Cramond Terrace</text:p>
          </table:table-cell>
          <table:table-cell office:value-type="string">
            <text:p>', postcode: '</text:p>
          </table:table-cell>
          <table:table-cell office:value-type="string">
            <text:p>EH4 6PW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34453">
            <text:p>55.9734453</text:p>
          </table:table-cell>
          <table:table-cell office:value-type="string">
            <text:p>, longitude: </text:p>
          </table:table-cell>
          <table:table-cell office:value-type="float" office:value="-3.302144">
            <text:p>-3.302144</text:p>
          </table:table-cell>
          <table:table-cell office:value-type="string">
            <text:p><text:s/>},</text:p>
          </table:table-cell>
          <table:table-cell table:formula="of:=CONCATENATE([.A1152];[.B1152];[.C1152];[.D1152];[.E1152];[.F1152];[.G1152];[.H1152];[.I1152];[.J1152];[.K1152];[.L1152];[.M1152])" office:value-type="string" office:string-value="{ id: 1152, name: 'Cramond Terrace', postcode: 'EH4 6PW', ward_id: 14, lattitude: 55.9734453, longitude: -3.302144 },">
            <text:p>{ id: 1152, name: 'Cramond Terrace', postcode: 'EH4 6PW', ward_id: 14, lattitude: 55.9734453, longitude: -3.3021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53">
            <text:p>1153</text:p>
          </table:table-cell>
          <table:table-cell office:value-type="string">
            <text:p>, name: '</text:p>
          </table:table-cell>
          <table:table-cell office:value-type="string">
            <text:p>Beaverbank Place</text:p>
          </table:table-cell>
          <table:table-cell office:value-type="string">
            <text:p>', postcode: '</text:p>
          </table:table-cell>
          <table:table-cell office:value-type="string">
            <text:p>EH7 4ET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43569">
            <text:p>55.9643569</text:p>
          </table:table-cell>
          <table:table-cell office:value-type="string">
            <text:p>, longitude: </text:p>
          </table:table-cell>
          <table:table-cell office:value-type="float" office:value="-3.1948431">
            <text:p>-3.1948431</text:p>
          </table:table-cell>
          <table:table-cell office:value-type="string">
            <text:p><text:s/>},</text:p>
          </table:table-cell>
          <table:table-cell table:formula="of:=CONCATENATE([.A1153];[.B1153];[.C1153];[.D1153];[.E1153];[.F1153];[.G1153];[.H1153];[.I1153];[.J1153];[.K1153];[.L1153];[.M1153])" office:value-type="string" office:string-value="{ id: 1153, name: 'Beaverbank Place', postcode: 'EH7 4ET', ward_id: 12, lattitude: 55.9643569, longitude: -3.1948431 },">
            <text:p>{ id: 1153, name: 'Beaverbank Place', postcode: 'EH7 4ET', ward_id: 12, lattitude: 55.9643569, longitude: -3.19484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54">
            <text:p>1154</text:p>
          </table:table-cell>
          <table:table-cell office:value-type="string">
            <text:p>, name: '</text:p>
          </table:table-cell>
          <table:table-cell office:value-type="string">
            <text:p>Kekewich Avenue</text:p>
          </table:table-cell>
          <table:table-cell office:value-type="string">
            <text:p>', postcode: '</text:p>
          </table:table-cell>
          <table:table-cell office:value-type="string">
            <text:p>EH7 6TY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89225">
            <text:p>55.9589225</text:p>
          </table:table-cell>
          <table:table-cell office:value-type="string">
            <text:p>, longitude: </text:p>
          </table:table-cell>
          <table:table-cell office:value-type="float" office:value="-3.1296254">
            <text:p>-3.1296254</text:p>
          </table:table-cell>
          <table:table-cell office:value-type="string">
            <text:p><text:s/>},</text:p>
          </table:table-cell>
          <table:table-cell table:formula="of:=CONCATENATE([.A1154];[.B1154];[.C1154];[.D1154];[.E1154];[.F1154];[.G1154];[.H1154];[.I1154];[.J1154];[.K1154];[.L1154];[.M1154])" office:value-type="string" office:string-value="{ id: 1154, name: 'Kekewich Avenue', postcode: 'EH7 6TY', ward_id: 1, lattitude: 55.9589225, longitude: -3.1296254 },">
            <text:p>{ id: 1154, name: 'Kekewich Avenue', postcode: 'EH7 6TY', ward_id: 1, lattitude: 55.9589225, longitude: -3.12962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55">
            <text:p>1155</text:p>
          </table:table-cell>
          <table:table-cell office:value-type="string">
            <text:p>, name: '</text:p>
          </table:table-cell>
          <table:table-cell office:value-type="string">
            <text:p>Citadel Street</text:p>
          </table:table-cell>
          <table:table-cell office:value-type="string">
            <text:p>', postcode: '</text:p>
          </table:table-cell>
          <table:table-cell office:value-type="string">
            <text:p>EH6 6LQ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69514">
            <text:p>55.9769514</text:p>
          </table:table-cell>
          <table:table-cell office:value-type="string">
            <text:p>, longitude: </text:p>
          </table:table-cell>
          <table:table-cell office:value-type="float" office:value="-3.1767868">
            <text:p>-3.1767868</text:p>
          </table:table-cell>
          <table:table-cell office:value-type="string">
            <text:p><text:s/>},</text:p>
          </table:table-cell>
          <table:table-cell table:formula="of:=CONCATENATE([.A1155];[.B1155];[.C1155];[.D1155];[.E1155];[.F1155];[.G1155];[.H1155];[.I1155];[.J1155];[.K1155];[.L1155];[.M1155])" office:value-type="string" office:string-value="{ id: 1155, name: 'Citadel Street', postcode: 'EH6 6LQ', ward_id: 8, lattitude: 55.9769514, longitude: -3.1767868 },">
            <text:p>{ id: 1155, name: 'Citadel Street', postcode: 'EH6 6LQ', ward_id: 8, lattitude: 55.9769514, longitude: -3.17678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56">
            <text:p>1156</text:p>
          </table:table-cell>
          <table:table-cell office:value-type="string">
            <text:p>, name: '</text:p>
          </table:table-cell>
          <table:table-cell office:value-type="string">
            <text:p>Silver Knowes Court</text:p>
          </table:table-cell>
          <table:table-cell office:value-type="string">
            <text:p>', postcode: '</text:p>
          </table:table-cell>
          <table:table-cell office:value-type="string">
            <text:p>EH4 5NP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97765">
            <text:p>55.9697765</text:p>
          </table:table-cell>
          <table:table-cell office:value-type="string">
            <text:p>, longitude: </text:p>
          </table:table-cell>
          <table:table-cell office:value-type="float" office:value="-3.2694854">
            <text:p>-3.2694854</text:p>
          </table:table-cell>
          <table:table-cell office:value-type="string">
            <text:p><text:s/>},</text:p>
          </table:table-cell>
          <table:table-cell table:formula="of:=CONCATENATE([.A1156];[.B1156];[.C1156];[.D1156];[.E1156];[.F1156];[.G1156];[.H1156];[.I1156];[.J1156];[.K1156];[.L1156];[.M1156])" office:value-type="string" office:string-value="{ id: 1156, name: 'Silver Knowes Court', postcode: 'EH4 5NP', ward_id: 14, lattitude: 55.9697765, longitude: -3.2694854 },">
            <text:p>{ id: 1156, name: 'Silver Knowes Court', postcode: 'EH4 5NP', ward_id: 14, lattitude: 55.9697765, longitude: -3.26948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57">
            <text:p>1157</text:p>
          </table:table-cell>
          <table:table-cell office:value-type="string">
            <text:p>, name: '</text:p>
          </table:table-cell>
          <table:table-cell office:value-type="string">
            <text:p>Quilts Wynd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1157];[.B1157];[.C1157];[.D1157];[.E1157];[.F1157];[.G1157];[.H1157];[.I1157];[.J1157];[.K1157];[.L1157];[.M1157])" office:value-type="string" office:string-value="{ id: 1157, name: 'Quilts Wynd', postcode: 'EH1 3EG', ward_id: 6, lattitude: 55.953252, longitude: -3.188267 },">
            <text:p>{ id: 1157, name: 'Quilts Wynd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58">
            <text:p>1158</text:p>
          </table:table-cell>
          <table:table-cell office:value-type="string">
            <text:p>, name: '</text:p>
          </table:table-cell>
          <table:table-cell office:value-type="string">
            <text:p>Bonaly Brae</text:p>
          </table:table-cell>
          <table:table-cell office:value-type="string">
            <text:p>', postcode: '</text:p>
          </table:table-cell>
          <table:table-cell office:value-type="string">
            <text:p>EH13 0QF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8994511">
            <text:p>55.8994511</text:p>
          </table:table-cell>
          <table:table-cell office:value-type="string">
            <text:p>, longitude: </text:p>
          </table:table-cell>
          <table:table-cell office:value-type="float" office:value="-3.2569035">
            <text:p>-3.2569035</text:p>
          </table:table-cell>
          <table:table-cell office:value-type="string">
            <text:p><text:s/>},</text:p>
          </table:table-cell>
          <table:table-cell table:formula="of:=CONCATENATE([.A1158];[.B1158];[.C1158];[.D1158];[.E1158];[.F1158];[.G1158];[.H1158];[.I1158];[.J1158];[.K1158];[.L1158];[.M1158])" office:value-type="string" office:string-value="{ id: 1158, name: 'Bonaly Brae', postcode: 'EH13 0QF', ward_id: 5, lattitude: 55.8994511, longitude: -3.2569035 },">
            <text:p>{ id: 1158, name: 'Bonaly Brae', postcode: 'EH13 0QF', ward_id: 5, lattitude: 55.8994511, longitude: -3.25690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59">
            <text:p>1159</text:p>
          </table:table-cell>
          <table:table-cell office:value-type="string">
            <text:p>, name: '</text:p>
          </table:table-cell>
          <table:table-cell office:value-type="string">
            <text:p>Milton Gardens South</text:p>
          </table:table-cell>
          <table:table-cell office:value-type="string">
            <text:p>', postcode: '</text:p>
          </table:table-cell>
          <table:table-cell office:value-type="string">
            <text:p>EH15 3PG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11942">
            <text:p>55.9411942</text:p>
          </table:table-cell>
          <table:table-cell office:value-type="string">
            <text:p>, longitude: </text:p>
          </table:table-cell>
          <table:table-cell office:value-type="float" office:value="-3.1183037">
            <text:p>-3.1183037</text:p>
          </table:table-cell>
          <table:table-cell office:value-type="string">
            <text:p><text:s/>},</text:p>
          </table:table-cell>
          <table:table-cell table:formula="of:=CONCATENATE([.A1159];[.B1159];[.C1159];[.D1159];[.E1159];[.F1159];[.G1159];[.H1159];[.I1159];[.J1159];[.K1159];[.L1159];[.M1159])" office:value-type="string" office:string-value="{ id: 1159, name: 'Milton Gardens South', postcode: 'EH15 3PG', ward_id: 11, lattitude: 55.9411942, longitude: -3.1183037 },">
            <text:p>{ id: 1159, name: 'Milton Gardens South', postcode: 'EH15 3PG', ward_id: 11, lattitude: 55.9411942, longitude: -3.118303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60">
            <text:p>1160</text:p>
          </table:table-cell>
          <table:table-cell office:value-type="string">
            <text:p>, name: '</text:p>
          </table:table-cell>
          <table:table-cell office:value-type="string">
            <text:p>Stewart <text:s/>Crescent </text:p>
          </table:table-cell>
          <table:table-cell office:value-type="string">
            <text:p>', postcode: '</text:p>
          </table:table-cell>
          <table:table-cell office:value-type="string">
            <text:p>EH12 8XR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89959">
            <text:p>55.9489959</text:p>
          </table:table-cell>
          <table:table-cell office:value-type="string">
            <text:p>, longitude: </text:p>
          </table:table-cell>
          <table:table-cell office:value-type="float" office:value="-3.3025015">
            <text:p>-3.3025015</text:p>
          </table:table-cell>
          <table:table-cell office:value-type="string">
            <text:p><text:s/>},</text:p>
          </table:table-cell>
          <table:table-cell table:formula="of:=CONCATENATE([.A1160];[.B1160];[.C1160];[.D1160];[.E1160];[.F1160];[.G1160];[.H1160];[.I1160];[.J1160];[.K1160];[.L1160];[.M1160])" office:value-type="string" office:string-value="{ id: 1160, name: 'Stewart  Crescent ', postcode: 'EH12 8XR', ward_id: 9, lattitude: 55.9489959, longitude: -3.3025015 },">
            <text:p>{ id: 1160, name: 'Stewart <text:s/>Crescent ', postcode: 'EH12 8XR', ward_id: 9, lattitude: 55.9489959, longitude: -3.30250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61">
            <text:p>1161</text:p>
          </table:table-cell>
          <table:table-cell office:value-type="string">
            <text:p>, name: '</text:p>
          </table:table-cell>
          <table:table-cell office:value-type="string">
            <text:p>Bristo Place</text:p>
          </table:table-cell>
          <table:table-cell office:value-type="string">
            <text:p>', postcode: '</text:p>
          </table:table-cell>
          <table:table-cell office:value-type="string">
            <text:p>EH1 1EZ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61899">
            <text:p>55.9461899</text:p>
          </table:table-cell>
          <table:table-cell office:value-type="string">
            <text:p>, longitude: </text:p>
          </table:table-cell>
          <table:table-cell office:value-type="float" office:value="-3.1901621">
            <text:p>-3.1901621</text:p>
          </table:table-cell>
          <table:table-cell office:value-type="string">
            <text:p><text:s/>},</text:p>
          </table:table-cell>
          <table:table-cell table:formula="of:=CONCATENATE([.A1161];[.B1161];[.C1161];[.D1161];[.E1161];[.F1161];[.G1161];[.H1161];[.I1161];[.J1161];[.K1161];[.L1161];[.M1161])" office:value-type="string" office:string-value="{ id: 1161, name: 'Bristo Place', postcode: 'EH1 1EZ', ward_id: 6, lattitude: 55.9461899, longitude: -3.1901621 },">
            <text:p>{ id: 1161, name: 'Bristo Place', postcode: 'EH1 1EZ', ward_id: 6, lattitude: 55.9461899, longitude: -3.19016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62">
            <text:p>1162</text:p>
          </table:table-cell>
          <table:table-cell office:value-type="string">
            <text:p>, name: '</text:p>
          </table:table-cell>
          <table:table-cell office:value-type="string">
            <text:p>Essex Road</text:p>
          </table:table-cell>
          <table:table-cell office:value-type="string">
            <text:p>', postcode: '</text:p>
          </table:table-cell>
          <table:table-cell office:value-type="string">
            <text:p>EH4 6LE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79914">
            <text:p>55.9679914</text:p>
          </table:table-cell>
          <table:table-cell office:value-type="string">
            <text:p>, longitude: </text:p>
          </table:table-cell>
          <table:table-cell office:value-type="float" office:value="-3.3094182">
            <text:p>-3.3094182</text:p>
          </table:table-cell>
          <table:table-cell office:value-type="string">
            <text:p><text:s/>},</text:p>
          </table:table-cell>
          <table:table-cell table:formula="of:=CONCATENATE([.A1162];[.B1162];[.C1162];[.D1162];[.E1162];[.F1162];[.G1162];[.H1162];[.I1162];[.J1162];[.K1162];[.L1162];[.M1162])" office:value-type="string" office:string-value="{ id: 1162, name: 'Essex Road', postcode: 'EH4 6LE', ward_id: 14, lattitude: 55.9679914, longitude: -3.3094182 },">
            <text:p>{ id: 1162, name: 'Essex Road', postcode: 'EH4 6LE', ward_id: 14, lattitude: 55.9679914, longitude: -3.309418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63">
            <text:p>1163</text:p>
          </table:table-cell>
          <table:table-cell office:value-type="string">
            <text:p>, name: '</text:p>
          </table:table-cell>
          <table:table-cell office:value-type="string">
            <text:p>Park Avenue</text:p>
          </table:table-cell>
          <table:table-cell office:value-type="string">
            <text:p>', postcode: '</text:p>
          </table:table-cell>
          <table:table-cell office:value-type="string">
            <text:p>EH15 1JS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60919">
            <text:p>55.9460919</text:p>
          </table:table-cell>
          <table:table-cell office:value-type="string">
            <text:p>, longitude: </text:p>
          </table:table-cell>
          <table:table-cell office:value-type="float" office:value="-3.1170443">
            <text:p>-3.1170443</text:p>
          </table:table-cell>
          <table:table-cell office:value-type="string">
            <text:p><text:s/>},</text:p>
          </table:table-cell>
          <table:table-cell table:formula="of:=CONCATENATE([.A1163];[.B1163];[.C1163];[.D1163];[.E1163];[.F1163];[.G1163];[.H1163];[.I1163];[.J1163];[.K1163];[.L1163];[.M1163])" office:value-type="string" office:string-value="{ id: 1163, name: 'Park Avenue', postcode: 'EH15 1JS', ward_id: 11, lattitude: 55.9460919, longitude: -3.1170443 },">
            <text:p>{ id: 1163, name: 'Park Avenue', postcode: 'EH15 1JS', ward_id: 11, lattitude: 55.9460919, longitude: -3.11704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64">
            <text:p>1164</text:p>
          </table:table-cell>
          <table:table-cell office:value-type="string">
            <text:p>, name: '</text:p>
          </table:table-cell>
          <table:table-cell office:value-type="string">
            <text:p>Blackthorn Court</text:p>
          </table:table-cell>
          <table:table-cell office:value-type="string">
            <text:p>', postcode: '</text:p>
          </table:table-cell>
          <table:table-cell office:value-type="string">
            <text:p>EH4 8BL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88005">
            <text:p>55.9588005</text:p>
          </table:table-cell>
          <table:table-cell office:value-type="string">
            <text:p>, longitude: </text:p>
          </table:table-cell>
          <table:table-cell office:value-type="float" office:value="-3.3059163">
            <text:p>-3.3059163</text:p>
          </table:table-cell>
          <table:table-cell office:value-type="string">
            <text:p><text:s/>},</text:p>
          </table:table-cell>
          <table:table-cell table:formula="of:=CONCATENATE([.A1164];[.B1164];[.C1164];[.D1164];[.E1164];[.F1164];[.G1164];[.H1164];[.I1164];[.J1164];[.K1164];[.L1164];[.M1164])" office:value-type="string" office:string-value="{ id: 1164, name: 'Blackthorn Court', postcode: 'EH4 8BL', ward_id: 9, lattitude: 55.9588005, longitude: -3.3059163 },">
            <text:p>{ id: 1164, name: 'Blackthorn Court', postcode: 'EH4 8BL', ward_id: 9, lattitude: 55.9588005, longitude: -3.30591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65">
            <text:p>1165</text:p>
          </table:table-cell>
          <table:table-cell office:value-type="string">
            <text:p>, name: '</text:p>
          </table:table-cell>
          <table:table-cell office:value-type="string">
            <text:p>Wardie Square</text:p>
          </table:table-cell>
          <table:table-cell office:value-type="string">
            <text:p>', postcode: '</text:p>
          </table:table-cell>
          <table:table-cell office:value-type="string">
            <text:p>EH5 1EU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98262">
            <text:p>55.9798262</text:p>
          </table:table-cell>
          <table:table-cell office:value-type="string">
            <text:p>, longitude: </text:p>
          </table:table-cell>
          <table:table-cell office:value-type="float" office:value="-3.2169238">
            <text:p>-3.2169238</text:p>
          </table:table-cell>
          <table:table-cell office:value-type="string">
            <text:p><text:s/>},</text:p>
          </table:table-cell>
          <table:table-cell table:formula="of:=CONCATENATE([.A1165];[.B1165];[.C1165];[.D1165];[.E1165];[.F1165];[.G1165];[.H1165];[.I1165];[.J1165];[.K1165];[.L1165];[.M1165])" office:value-type="string" office:string-value="{ id: 1165, name: 'Wardie Square', postcode: 'EH5 1EU', ward_id: 7, lattitude: 55.9798262, longitude: -3.2169238 },">
            <text:p>{ id: 1165, name: 'Wardie Square', postcode: 'EH5 1EU', ward_id: 7, lattitude: 55.9798262, longitude: -3.216923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66">
            <text:p>1166</text:p>
          </table:table-cell>
          <table:table-cell office:value-type="string">
            <text:p>, name: '</text:p>
          </table:table-cell>
          <table:table-cell office:value-type="string">
            <text:p>Broomhouse Place South</text:p>
          </table:table-cell>
          <table:table-cell office:value-type="string">
            <text:p>', postcode: '</text:p>
          </table:table-cell>
          <table:table-cell office:value-type="string">
            <text:p>EH11 3TU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65214">
            <text:p>55.9265214</text:p>
          </table:table-cell>
          <table:table-cell office:value-type="string">
            <text:p>, longitude: </text:p>
          </table:table-cell>
          <table:table-cell office:value-type="float" office:value="-3.2794322">
            <text:p>-3.2794322</text:p>
          </table:table-cell>
          <table:table-cell office:value-type="string">
            <text:p><text:s/>},</text:p>
          </table:table-cell>
          <table:table-cell table:formula="of:=CONCATENATE([.A1166];[.B1166];[.C1166];[.D1166];[.E1166];[.F1166];[.G1166];[.H1166];[.I1166];[.J1166];[.K1166];[.L1166];[.M1166])" office:value-type="string" office:string-value="{ id: 1166, name: 'Broomhouse Place South', postcode: 'EH11 3TU', ward_id: 13, lattitude: 55.9265214, longitude: -3.2794322 },">
            <text:p>{ id: 1166, name: 'Broomhouse Place South', postcode: 'EH11 3TU', ward_id: 13, lattitude: 55.9265214, longitude: -3.279432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67">
            <text:p>1167</text:p>
          </table:table-cell>
          <table:table-cell office:value-type="string">
            <text:p>, name: '</text:p>
          </table:table-cell>
          <table:table-cell office:value-type="string">
            <text:p>Easter Drylaw Bank</text:p>
          </table:table-cell>
          <table:table-cell office:value-type="string">
            <text:p>', postcode: '</text:p>
          </table:table-cell>
          <table:table-cell office:value-type="string">
            <text:p>EH4 2QN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57401">
            <text:p>55.9657401</text:p>
          </table:table-cell>
          <table:table-cell office:value-type="string">
            <text:p>, longitude: </text:p>
          </table:table-cell>
          <table:table-cell office:value-type="float" office:value="-3.2436202">
            <text:p>-3.2436202</text:p>
          </table:table-cell>
          <table:table-cell office:value-type="string">
            <text:p><text:s/>},</text:p>
          </table:table-cell>
          <table:table-cell table:formula="of:=CONCATENATE([.A1167];[.B1167];[.C1167];[.D1167];[.E1167];[.F1167];[.G1167];[.H1167];[.I1167];[.J1167];[.K1167];[.L1167];[.M1167])" office:value-type="string" office:string-value="{ id: 1167, name: 'Easter Drylaw Bank', postcode: 'EH4 2QN', ward_id: 4, lattitude: 55.9657401, longitude: -3.2436202 },">
            <text:p>{ id: 1167, name: 'Easter Drylaw Bank', postcode: 'EH4 2QN', ward_id: 4, lattitude: 55.9657401, longitude: -3.243620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68">
            <text:p>1168</text:p>
          </table:table-cell>
          <table:table-cell office:value-type="string">
            <text:p>, name: '</text:p>
          </table:table-cell>
          <table:table-cell office:value-type="string">
            <text:p>St Ninians Row</text:p>
          </table:table-cell>
          <table:table-cell office:value-type="string">
            <text:p>', postcode: '</text:p>
          </table:table-cell>
          <table:table-cell office:value-type="string">
            <text:p>EH1 3BH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40739">
            <text:p>55.9540739</text:p>
          </table:table-cell>
          <table:table-cell office:value-type="string">
            <text:p>, longitude: </text:p>
          </table:table-cell>
          <table:table-cell office:value-type="float" office:value="-3.1872868">
            <text:p>-3.1872868</text:p>
          </table:table-cell>
          <table:table-cell office:value-type="string">
            <text:p><text:s/>},</text:p>
          </table:table-cell>
          <table:table-cell table:formula="of:=CONCATENATE([.A1168];[.B1168];[.C1168];[.D1168];[.E1168];[.F1168];[.G1168];[.H1168];[.I1168];[.J1168];[.K1168];[.L1168];[.M1168])" office:value-type="string" office:string-value="{ id: 1168, name: 'St Ninians Row', postcode: 'EH1 3BH', ward_id: 6, lattitude: 55.9540739, longitude: -3.1872868 },">
            <text:p>{ id: 1168, name: 'St Ninians Row', postcode: 'EH1 3BH', ward_id: 6, lattitude: 55.9540739, longitude: -3.18728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69">
            <text:p>1169</text:p>
          </table:table-cell>
          <table:table-cell office:value-type="string">
            <text:p>, name: '</text:p>
          </table:table-cell>
          <table:table-cell office:value-type="string">
            <text:p>Carnbee Crescent</text:p>
          </table:table-cell>
          <table:table-cell office:value-type="string">
            <text:p>', postcode: '</text:p>
          </table:table-cell>
          <table:table-cell office:value-type="string">
            <text:p>EH16 6GF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66922">
            <text:p>55.9066922</text:p>
          </table:table-cell>
          <table:table-cell office:value-type="string">
            <text:p>, longitude: </text:p>
          </table:table-cell>
          <table:table-cell office:value-type="float" office:value="-3.1498504">
            <text:p>-3.1498504</text:p>
          </table:table-cell>
          <table:table-cell office:value-type="string">
            <text:p><text:s/>},</text:p>
          </table:table-cell>
          <table:table-cell table:formula="of:=CONCATENATE([.A1169];[.B1169];[.C1169];[.D1169];[.E1169];[.F1169];[.G1169];[.H1169];[.I1169];[.J1169];[.K1169];[.L1169];[.M1169])" office:value-type="string" office:string-value="{ id: 1169, name: 'Carnbee Crescent', postcode: 'EH16 6GF', ward_id: 16, lattitude: 55.9066922, longitude: -3.1498504 },">
            <text:p>{ id: 1169, name: 'Carnbee Crescent', postcode: 'EH16 6GF', ward_id: 16, lattitude: 55.9066922, longitude: -3.14985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70">
            <text:p>1170</text:p>
          </table:table-cell>
          <table:table-cell office:value-type="string">
            <text:p>, name: '</text:p>
          </table:table-cell>
          <table:table-cell office:value-type="string">
            <text:p>Yewlands Crescent</text:p>
          </table:table-cell>
          <table:table-cell office:value-type="string">
            <text:p>', postcode: '</text:p>
          </table:table-cell>
          <table:table-cell office:value-type="string">
            <text:p>EH16 6TB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22639">
            <text:p>55.9122639</text:p>
          </table:table-cell>
          <table:table-cell office:value-type="string">
            <text:p>, longitude: </text:p>
          </table:table-cell>
          <table:table-cell office:value-type="float" office:value="-3.1570375">
            <text:p>-3.1570375</text:p>
          </table:table-cell>
          <table:table-cell office:value-type="string">
            <text:p><text:s/>},</text:p>
          </table:table-cell>
          <table:table-cell table:formula="of:=CONCATENATE([.A1170];[.B1170];[.C1170];[.D1170];[.E1170];[.F1170];[.G1170];[.H1170];[.I1170];[.J1170];[.K1170];[.L1170];[.M1170])" office:value-type="string" office:string-value="{ id: 1170, name: 'Yewlands Crescent', postcode: 'EH16 6TB', ward_id: 16, lattitude: 55.9122639, longitude: -3.1570375 },">
            <text:p>{ id: 1170, name: 'Yewlands Crescent', postcode: 'EH16 6TB', ward_id: 16, lattitude: 55.9122639, longitude: -3.15703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71">
            <text:p>1171</text:p>
          </table:table-cell>
          <table:table-cell office:value-type="string">
            <text:p>, name: '</text:p>
          </table:table-cell>
          <table:table-cell office:value-type="string">
            <text:p>Paisley Avenue</text:p>
          </table:table-cell>
          <table:table-cell office:value-type="string">
            <text:p>', postcode: '</text:p>
          </table:table-cell>
          <table:table-cell office:value-type="string">
            <text:p>EH8 7LE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90151">
            <text:p>55.9490151</text:p>
          </table:table-cell>
          <table:table-cell office:value-type="string">
            <text:p>, longitude: </text:p>
          </table:table-cell>
          <table:table-cell office:value-type="float" office:value="-3.1424014">
            <text:p>-3.1424014</text:p>
          </table:table-cell>
          <table:table-cell office:value-type="string">
            <text:p><text:s/>},</text:p>
          </table:table-cell>
          <table:table-cell table:formula="of:=CONCATENATE([.A1171];[.B1171];[.C1171];[.D1171];[.E1171];[.F1171];[.G1171];[.H1171];[.I1171];[.J1171];[.K1171];[.L1171];[.M1171])" office:value-type="string" office:string-value="{ id: 1171, name: 'Paisley Avenue', postcode: 'EH8 7LE', ward_id: 1, lattitude: 55.9490151, longitude: -3.1424014 },">
            <text:p>{ id: 1171, name: 'Paisley Avenue', postcode: 'EH8 7LE', ward_id: 1, lattitude: 55.9490151, longitude: -3.14240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72">
            <text:p>1172</text:p>
          </table:table-cell>
          <table:table-cell office:value-type="string">
            <text:p>, name: '</text:p>
          </table:table-cell>
          <table:table-cell office:value-type="string">
            <text:p>Northfield Circus</text:p>
          </table:table-cell>
          <table:table-cell office:value-type="string">
            <text:p>', postcode: '</text:p>
          </table:table-cell>
          <table:table-cell office:value-type="string">
            <text:p>EH8 7PY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02403">
            <text:p>55.9502403</text:p>
          </table:table-cell>
          <table:table-cell office:value-type="string">
            <text:p>, longitude: </text:p>
          </table:table-cell>
          <table:table-cell office:value-type="float" office:value="-3.1394671">
            <text:p>-3.1394671</text:p>
          </table:table-cell>
          <table:table-cell office:value-type="string">
            <text:p><text:s/>},</text:p>
          </table:table-cell>
          <table:table-cell table:formula="of:=CONCATENATE([.A1172];[.B1172];[.C1172];[.D1172];[.E1172];[.F1172];[.G1172];[.H1172];[.I1172];[.J1172];[.K1172];[.L1172];[.M1172])" office:value-type="string" office:string-value="{ id: 1172, name: 'Northfield Circus', postcode: 'EH8 7PY', ward_id: 1, lattitude: 55.9502403, longitude: -3.1394671 },">
            <text:p>{ id: 1172, name: 'Northfield Circus', postcode: 'EH8 7PY', ward_id: 1, lattitude: 55.9502403, longitude: -3.139467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73">
            <text:p>1173</text:p>
          </table:table-cell>
          <table:table-cell office:value-type="string">
            <text:p>, name: '</text:p>
          </table:table-cell>
          <table:table-cell office:value-type="string">
            <text:p>Glanville Place</text:p>
          </table:table-cell>
          <table:table-cell office:value-type="string">
            <text:p>', postcode: '</text:p>
          </table:table-cell>
          <table:table-cell office:value-type="string">
            <text:p>EH3 6SZ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8507">
            <text:p>55.9578507</text:p>
          </table:table-cell>
          <table:table-cell office:value-type="string">
            <text:p>, longitude: </text:p>
          </table:table-cell>
          <table:table-cell office:value-type="float" office:value="-3.2080321">
            <text:p>-3.2080321</text:p>
          </table:table-cell>
          <table:table-cell office:value-type="string">
            <text:p><text:s/>},</text:p>
          </table:table-cell>
          <table:table-cell table:formula="of:=CONCATENATE([.A1173];[.B1173];[.C1173];[.D1173];[.E1173];[.F1173];[.G1173];[.H1173];[.I1173];[.J1173];[.K1173];[.L1173];[.M1173])" office:value-type="string" office:string-value="{ id: 1173, name: 'Glanville Place', postcode: 'EH3 6SZ', ward_id: 4, lattitude: 55.9578507, longitude: -3.2080321 },">
            <text:p>{ id: 1173, name: 'Glanville Place', postcode: 'EH3 6SZ', ward_id: 4, lattitude: 55.9578507, longitude: -3.20803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74">
            <text:p>1174</text:p>
          </table:table-cell>
          <table:table-cell office:value-type="string">
            <text:p>, name: '</text:p>
          </table:table-cell>
          <table:table-cell office:value-type="string">
            <text:p>Comely Bank Row</text:p>
          </table:table-cell>
          <table:table-cell office:value-type="string">
            <text:p>', postcode: '</text:p>
          </table:table-cell>
          <table:table-cell office:value-type="string">
            <text:p>EH4 1EA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5132">
            <text:p>55.9575132</text:p>
          </table:table-cell>
          <table:table-cell office:value-type="string">
            <text:p>, longitude: </text:p>
          </table:table-cell>
          <table:table-cell office:value-type="float" office:value="-3.2162533">
            <text:p>-3.2162533</text:p>
          </table:table-cell>
          <table:table-cell office:value-type="string">
            <text:p><text:s/>},</text:p>
          </table:table-cell>
          <table:table-cell table:formula="of:=CONCATENATE([.A1174];[.B1174];[.C1174];[.D1174];[.E1174];[.F1174];[.G1174];[.H1174];[.I1174];[.J1174];[.K1174];[.L1174];[.M1174])" office:value-type="string" office:string-value="{ id: 1174, name: 'Comely Bank Row', postcode: 'EH4 1EA', ward_id: 4, lattitude: 55.9575132, longitude: -3.2162533 },">
            <text:p>{ id: 1174, name: 'Comely Bank Row', postcode: 'EH4 1EA', ward_id: 4, lattitude: 55.9575132, longitude: -3.21625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75">
            <text:p>1175</text:p>
          </table:table-cell>
          <table:table-cell office:value-type="string">
            <text:p>, name: '</text:p>
          </table:table-cell>
          <table:table-cell office:value-type="string">
            <text:p>Annfield Street</text:p>
          </table:table-cell>
          <table:table-cell office:value-type="string">
            <text:p>', postcode: '</text:p>
          </table:table-cell>
          <table:table-cell office:value-type="string">
            <text:p>EH6 4JJ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95805">
            <text:p>55.9795805</text:p>
          </table:table-cell>
          <table:table-cell office:value-type="string">
            <text:p>, longitude: </text:p>
          </table:table-cell>
          <table:table-cell office:value-type="float" office:value="-3.1904959">
            <text:p>-3.1904959</text:p>
          </table:table-cell>
          <table:table-cell office:value-type="string">
            <text:p><text:s/>},</text:p>
          </table:table-cell>
          <table:table-cell table:formula="of:=CONCATENATE([.A1175];[.B1175];[.C1175];[.D1175];[.E1175];[.F1175];[.G1175];[.H1175];[.I1175];[.J1175];[.K1175];[.L1175];[.M1175])" office:value-type="string" office:string-value="{ id: 1175, name: 'Annfield Street', postcode: 'EH6 4JJ', ward_id: 8, lattitude: 55.9795805, longitude: -3.1904959 },">
            <text:p>{ id: 1175, name: 'Annfield Street', postcode: 'EH6 4JJ', ward_id: 8, lattitude: 55.9795805, longitude: -3.190495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76">
            <text:p>1176</text:p>
          </table:table-cell>
          <table:table-cell office:value-type="string">
            <text:p>, name: '</text:p>
          </table:table-cell>
          <table:table-cell office:value-type="string">
            <text:p>Kirk Brae</text:p>
          </table:table-cell>
          <table:table-cell office:value-type="string">
            <text:p>', postcode: '</text:p>
          </table:table-cell>
          <table:table-cell office:value-type="string">
            <text:p>EH16 6HT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67819">
            <text:p>55.9167819</text:p>
          </table:table-cell>
          <table:table-cell office:value-type="string">
            <text:p>, longitude: </text:p>
          </table:table-cell>
          <table:table-cell office:value-type="float" office:value="-3.1637666">
            <text:p>-3.1637666</text:p>
          </table:table-cell>
          <table:table-cell office:value-type="string">
            <text:p><text:s/>},</text:p>
          </table:table-cell>
          <table:table-cell table:formula="of:=CONCATENATE([.A1176];[.B1176];[.C1176];[.D1176];[.E1176];[.F1176];[.G1176];[.H1176];[.I1176];[.J1176];[.K1176];[.L1176];[.M1176])" office:value-type="string" office:string-value="{ id: 1176, name: 'Kirk Brae', postcode: 'EH16 6HT', ward_id: 16, lattitude: 55.9167819, longitude: -3.1637666 },">
            <text:p>{ id: 1176, name: 'Kirk Brae', postcode: 'EH16 6HT', ward_id: 16, lattitude: 55.9167819, longitude: -3.163766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77">
            <text:p>1177</text:p>
          </table:table-cell>
          <table:table-cell office:value-type="string">
            <text:p>, name: '</text:p>
          </table:table-cell>
          <table:table-cell office:value-type="string">
            <text:p>Cornhill Terrace</text:p>
          </table:table-cell>
          <table:table-cell office:value-type="string">
            <text:p>', postcode: '</text:p>
          </table:table-cell>
          <table:table-cell office:value-type="string">
            <text:p>EH6 8EJ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7716">
            <text:p>55.967716</text:p>
          </table:table-cell>
          <table:table-cell office:value-type="string">
            <text:p>, longitude: </text:p>
          </table:table-cell>
          <table:table-cell office:value-type="float" office:value="-3.1610258">
            <text:p>-3.1610258</text:p>
          </table:table-cell>
          <table:table-cell office:value-type="string">
            <text:p><text:s/>},</text:p>
          </table:table-cell>
          <table:table-cell table:formula="of:=CONCATENATE([.A1177];[.B1177];[.C1177];[.D1177];[.E1177];[.F1177];[.G1177];[.H1177];[.I1177];[.J1177];[.K1177];[.L1177];[.M1177])" office:value-type="string" office:string-value="{ id: 1177, name: 'Cornhill Terrace', postcode: 'EH6 8EJ', ward_id: 8, lattitude: 55.967716, longitude: -3.1610258 },">
            <text:p>{ id: 1177, name: 'Cornhill Terrace', postcode: 'EH6 8EJ', ward_id: 8, lattitude: 55.967716, longitude: -3.16102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78">
            <text:p>1178</text:p>
          </table:table-cell>
          <table:table-cell office:value-type="string">
            <text:p>, name: '</text:p>
          </table:table-cell>
          <table:table-cell office:value-type="string">
            <text:p>Gateside Road</text:p>
          </table:table-cell>
          <table:table-cell office:value-type="string">
            <text:p>', postcode: '</text:p>
          </table:table-cell>
          <table:table-cell office:value-type="string">
            <text:p>EH29 9DP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523901">
            <text:p>55.9523901</text:p>
          </table:table-cell>
          <table:table-cell office:value-type="string">
            <text:p>, longitude: </text:p>
          </table:table-cell>
          <table:table-cell office:value-type="float" office:value="-3.4075808">
            <text:p>-3.4075808</text:p>
          </table:table-cell>
          <table:table-cell office:value-type="string">
            <text:p><text:s/>},</text:p>
          </table:table-cell>
          <table:table-cell table:formula="of:=CONCATENATE([.A1178];[.B1178];[.C1178];[.D1178];[.E1178];[.F1178];[.G1178];[.H1178];[.I1178];[.J1178];[.K1178];[.L1178];[.M1178])" office:value-type="string" office:string-value="{ id: 1178, name: 'Gateside Road', postcode: 'EH29 9DP', ward_id: 14, lattitude: 55.9523901, longitude: -3.4075808 },">
            <text:p>{ id: 1178, name: 'Gateside Road', postcode: 'EH29 9DP', ward_id: 14, lattitude: 55.9523901, longitude: -3.40758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79">
            <text:p>1179</text:p>
          </table:table-cell>
          <table:table-cell office:value-type="string">
            <text:p>, name: '</text:p>
          </table:table-cell>
          <table:table-cell office:value-type="string">
            <text:p>Moray Park Terrace</text:p>
          </table:table-cell>
          <table:table-cell office:value-type="string">
            <text:p>', postcode: '</text:p>
          </table:table-cell>
          <table:table-cell office:value-type="string">
            <text:p>EH7 5TN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85363">
            <text:p>55.9585363</text:p>
          </table:table-cell>
          <table:table-cell office:value-type="string">
            <text:p>, longitude: </text:p>
          </table:table-cell>
          <table:table-cell office:value-type="float" office:value="-3.1632626">
            <text:p>-3.1632626</text:p>
          </table:table-cell>
          <table:table-cell office:value-type="string">
            <text:p><text:s/>},</text:p>
          </table:table-cell>
          <table:table-cell table:formula="of:=CONCATENATE([.A1179];[.B1179];[.C1179];[.D1179];[.E1179];[.F1179];[.G1179];[.H1179];[.I1179];[.J1179];[.K1179];[.L1179];[.M1179])" office:value-type="string" office:string-value="{ id: 1179, name: 'Moray Park Terrace', postcode: 'EH7 5TN', ward_id: 1, lattitude: 55.9585363, longitude: -3.1632626 },">
            <text:p>{ id: 1179, name: 'Moray Park Terrace', postcode: 'EH7 5TN', ward_id: 1, lattitude: 55.9585363, longitude: -3.163262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80">
            <text:p>1180</text:p>
          </table:table-cell>
          <table:table-cell office:value-type="string">
            <text:p>, name: '</text:p>
          </table:table-cell>
          <table:table-cell office:value-type="string">
            <text:p>Roseburn Street</text:p>
          </table:table-cell>
          <table:table-cell office:value-type="string">
            <text:p>', postcode: '</text:p>
          </table:table-cell>
          <table:table-cell office:value-type="string">
            <text:p>EH12 5PE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32331">
            <text:p>55.9432331</text:p>
          </table:table-cell>
          <table:table-cell office:value-type="string">
            <text:p>, longitude: </text:p>
          </table:table-cell>
          <table:table-cell office:value-type="float" office:value="-3.2363252">
            <text:p>-3.2363252</text:p>
          </table:table-cell>
          <table:table-cell office:value-type="string">
            <text:p><text:s/>},</text:p>
          </table:table-cell>
          <table:table-cell table:formula="of:=CONCATENATE([.A1180];[.B1180];[.C1180];[.D1180];[.E1180];[.F1180];[.G1180];[.H1180];[.I1180];[.J1180];[.K1180];[.L1180];[.M1180])" office:value-type="string" office:string-value="{ id: 1180, name: 'Roseburn Street', postcode: 'EH12 5PE', ward_id: 15, lattitude: 55.9432331, longitude: -3.2363252 },">
            <text:p>{ id: 1180, name: 'Roseburn Street', postcode: 'EH12 5PE', ward_id: 15, lattitude: 55.9432331, longitude: -3.23632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81">
            <text:p>1181</text:p>
          </table:table-cell>
          <table:table-cell office:value-type="string">
            <text:p>, name: '</text:p>
          </table:table-cell>
          <table:table-cell office:value-type="string">
            <text:p>Industrial Road</text:p>
          </table:table-cell>
          <table:table-cell office:value-type="string">
            <text:p>', postcode: '</text:p>
          </table:table-cell>
          <table:table-cell office:value-type="string">
            <text:p>EH6 8AP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93493">
            <text:p>55.9693493</text:p>
          </table:table-cell>
          <table:table-cell office:value-type="string">
            <text:p>, longitude: </text:p>
          </table:table-cell>
          <table:table-cell office:value-type="float" office:value="-3.1618955">
            <text:p>-3.1618955</text:p>
          </table:table-cell>
          <table:table-cell office:value-type="string">
            <text:p><text:s/>},</text:p>
          </table:table-cell>
          <table:table-cell table:formula="of:=CONCATENATE([.A1181];[.B1181];[.C1181];[.D1181];[.E1181];[.F1181];[.G1181];[.H1181];[.I1181];[.J1181];[.K1181];[.L1181];[.M1181])" office:value-type="string" office:string-value="{ id: 1181, name: 'Industrial Road', postcode: 'EH6 8AP', ward_id: 8, lattitude: 55.9693493, longitude: -3.1618955 },">
            <text:p>{ id: 1181, name: 'Industrial Road', postcode: 'EH6 8AP', ward_id: 8, lattitude: 55.9693493, longitude: -3.16189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82">
            <text:p>1182</text:p>
          </table:table-cell>
          <table:table-cell office:value-type="string">
            <text:p>, name: '</text:p>
          </table:table-cell>
          <table:table-cell office:value-type="string">
            <text:p>Waverley Park</text:p>
          </table:table-cell>
          <table:table-cell office:value-type="string">
            <text:p>', postcode: '</text:p>
          </table:table-cell>
          <table:table-cell office:value-type="string">
            <text:p>EH8 8EU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45669">
            <text:p>55.9545669</text:p>
          </table:table-cell>
          <table:table-cell office:value-type="string">
            <text:p>, longitude: </text:p>
          </table:table-cell>
          <table:table-cell office:value-type="float" office:value="-3.1671449">
            <text:p>-3.1671449</text:p>
          </table:table-cell>
          <table:table-cell office:value-type="string">
            <text:p><text:s/>},</text:p>
          </table:table-cell>
          <table:table-cell table:formula="of:=CONCATENATE([.A1182];[.B1182];[.C1182];[.D1182];[.E1182];[.F1182];[.G1182];[.H1182];[.I1182];[.J1182];[.K1182];[.L1182];[.M1182])" office:value-type="string" office:string-value="{ id: 1182, name: 'Waverley Park', postcode: 'EH8 8EU', ward_id: 6, lattitude: 55.9545669, longitude: -3.1671449 },">
            <text:p>{ id: 1182, name: 'Waverley Park', postcode: 'EH8 8EU', ward_id: 6, lattitude: 55.9545669, longitude: -3.16714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83">
            <text:p>1183</text:p>
          </table:table-cell>
          <table:table-cell office:value-type="string">
            <text:p>, name: '</text:p>
          </table:table-cell>
          <table:table-cell office:value-type="string">
            <text:p>Blinkbonny Grove</text:p>
          </table:table-cell>
          <table:table-cell office:value-type="string">
            <text:p>', postcode: '</text:p>
          </table:table-cell>
          <table:table-cell office:value-type="string">
            <text:p>EH4 3HH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44591">
            <text:p>55.9544591</text:p>
          </table:table-cell>
          <table:table-cell office:value-type="string">
            <text:p>, longitude: </text:p>
          </table:table-cell>
          <table:table-cell office:value-type="float" office:value="-3.2411353">
            <text:p>-3.2411353</text:p>
          </table:table-cell>
          <table:table-cell office:value-type="string">
            <text:p><text:s/>},</text:p>
          </table:table-cell>
          <table:table-cell table:formula="of:=CONCATENATE([.A1183];[.B1183];[.C1183];[.D1183];[.E1183];[.F1183];[.G1183];[.H1183];[.I1183];[.J1183];[.K1183];[.L1183];[.M1183])" office:value-type="string" office:string-value="{ id: 1183, name: 'Blinkbonny Grove', postcode: 'EH4 3HH', ward_id: 4, lattitude: 55.9544591, longitude: -3.2411353 },">
            <text:p>{ id: 1183, name: 'Blinkbonny Grove', postcode: 'EH4 3HH', ward_id: 4, lattitude: 55.9544591, longitude: -3.24113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84">
            <text:p>1184</text:p>
          </table:table-cell>
          <table:table-cell office:value-type="string">
            <text:p>, name: '</text:p>
          </table:table-cell>
          <table:table-cell office:value-type="string">
            <text:p>Glenfinlas Street</text:p>
          </table:table-cell>
          <table:table-cell office:value-type="string">
            <text:p>', postcode: '</text:p>
          </table:table-cell>
          <table:table-cell office:value-type="string">
            <text:p>EH3 6AQ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25242">
            <text:p>55.9525242</text:p>
          </table:table-cell>
          <table:table-cell office:value-type="string">
            <text:p>, longitude: </text:p>
          </table:table-cell>
          <table:table-cell office:value-type="float" office:value="-3.2091471">
            <text:p>-3.2091471</text:p>
          </table:table-cell>
          <table:table-cell office:value-type="string">
            <text:p><text:s/>},</text:p>
          </table:table-cell>
          <table:table-cell table:formula="of:=CONCATENATE([.A1184];[.B1184];[.C1184];[.D1184];[.E1184];[.F1184];[.G1184];[.H1184];[.I1184];[.J1184];[.K1184];[.L1184];[.M1184])" office:value-type="string" office:string-value="{ id: 1184, name: 'Glenfinlas Street', postcode: 'EH3 6AQ', ward_id: 6, lattitude: 55.9525242, longitude: -3.2091471 },">
            <text:p>{ id: 1184, name: 'Glenfinlas Street', postcode: 'EH3 6AQ', ward_id: 6, lattitude: 55.9525242, longitude: -3.209147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85">
            <text:p>1185</text:p>
          </table:table-cell>
          <table:table-cell office:value-type="string">
            <text:p>, name: '</text:p>
          </table:table-cell>
          <table:table-cell office:value-type="string">
            <text:p>Johnsburn Road</text:p>
          </table:table-cell>
          <table:table-cell office:value-type="string">
            <text:p>', postcode: '</text:p>
          </table:table-cell>
          <table:table-cell office:value-type="string">
            <text:p>EH14 7DY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839181">
            <text:p>55.8839181</text:p>
          </table:table-cell>
          <table:table-cell office:value-type="string">
            <text:p>, longitude: </text:p>
          </table:table-cell>
          <table:table-cell office:value-type="float" office:value="-3.3430855">
            <text:p>-3.3430855</text:p>
          </table:table-cell>
          <table:table-cell office:value-type="string">
            <text:p><text:s/>},</text:p>
          </table:table-cell>
          <table:table-cell table:formula="of:=CONCATENATE([.A1185];[.B1185];[.C1185];[.D1185];[.E1185];[.F1185];[.G1185];[.H1185];[.I1185];[.J1185];[.K1185];[.L1185];[.M1185])" office:value-type="string" office:string-value="{ id: 1185, name: 'Johnsburn Road', postcode: 'EH14 7DY', ward_id: 10, lattitude: 55.8839181, longitude: -3.3430855 },">
            <text:p>{ id: 1185, name: 'Johnsburn Road', postcode: 'EH14 7DY', ward_id: 10, lattitude: 55.8839181, longitude: -3.34308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86">
            <text:p>1186</text:p>
          </table:table-cell>
          <table:table-cell office:value-type="string">
            <text:p>, name: '</text:p>
          </table:table-cell>
          <table:table-cell office:value-type="string">
            <text:p>Western Harbour Breakwater</text:p>
          </table:table-cell>
          <table:table-cell office:value-type="string">
            <text:p>', postcode: '</text:p>
          </table:table-cell>
          <table:table-cell office:value-type="string">
            <text:p>EH6 6HZ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863079">
            <text:p>55.9863079</text:p>
          </table:table-cell>
          <table:table-cell office:value-type="string">
            <text:p>, longitude: </text:p>
          </table:table-cell>
          <table:table-cell office:value-type="float" office:value="-3.1913917">
            <text:p>-3.1913917</text:p>
          </table:table-cell>
          <table:table-cell office:value-type="string">
            <text:p><text:s/>},</text:p>
          </table:table-cell>
          <table:table-cell table:formula="of:=CONCATENATE([.A1186];[.B1186];[.C1186];[.D1186];[.E1186];[.F1186];[.G1186];[.H1186];[.I1186];[.J1186];[.K1186];[.L1186];[.M1186])" office:value-type="string" office:string-value="{ id: 1186, name: 'Western Harbour Breakwater', postcode: 'EH6 6HZ', ward_id: 8, lattitude: 55.9863079, longitude: -3.1913917 },">
            <text:p>{ id: 1186, name: 'Western Harbour Breakwater', postcode: 'EH6 6HZ', ward_id: 8, lattitude: 55.9863079, longitude: -3.19139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87">
            <text:p>1187</text:p>
          </table:table-cell>
          <table:table-cell office:value-type="string">
            <text:p>, name: '</text:p>
          </table:table-cell>
          <table:table-cell office:value-type="string">
            <text:p>Corbieshot</text:p>
          </table:table-cell>
          <table:table-cell office:value-type="string">
            <text:p>', postcode: '</text:p>
          </table:table-cell>
          <table:table-cell office:value-type="string">
            <text:p>EH15 3RY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86865">
            <text:p>55.9386865</text:p>
          </table:table-cell>
          <table:table-cell office:value-type="string">
            <text:p>, longitude: </text:p>
          </table:table-cell>
          <table:table-cell office:value-type="float" office:value="-3.107892">
            <text:p>-3.107892</text:p>
          </table:table-cell>
          <table:table-cell office:value-type="string">
            <text:p><text:s/>},</text:p>
          </table:table-cell>
          <table:table-cell table:formula="of:=CONCATENATE([.A1187];[.B1187];[.C1187];[.D1187];[.E1187];[.F1187];[.G1187];[.H1187];[.I1187];[.J1187];[.K1187];[.L1187];[.M1187])" office:value-type="string" office:string-value="{ id: 1187, name: 'Corbieshot', postcode: 'EH15 3RY', ward_id: 11, lattitude: 55.9386865, longitude: -3.107892 },">
            <text:p>{ id: 1187, name: 'Corbieshot', postcode: 'EH15 3RY', ward_id: 11, lattitude: 55.9386865, longitude: -3.10789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88">
            <text:p>1188</text:p>
          </table:table-cell>
          <table:table-cell office:value-type="string">
            <text:p>, name: '</text:p>
          </table:table-cell>
          <table:table-cell office:value-type="string">
            <text:p>Ashley Terrace</text:p>
          </table:table-cell>
          <table:table-cell office:value-type="string">
            <text:p>', postcode: '</text:p>
          </table:table-cell>
          <table:table-cell office:value-type="string">
            <text:p>EH11 1RF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27405">
            <text:p>55.9327405</text:p>
          </table:table-cell>
          <table:table-cell office:value-type="string">
            <text:p>, longitude: </text:p>
          </table:table-cell>
          <table:table-cell office:value-type="float" office:value="-3.2287203">
            <text:p>-3.2287203</text:p>
          </table:table-cell>
          <table:table-cell office:value-type="string">
            <text:p><text:s/>},</text:p>
          </table:table-cell>
          <table:table-cell table:formula="of:=CONCATENATE([.A1188];[.B1188];[.C1188];[.D1188];[.E1188];[.F1188];[.G1188];[.H1188];[.I1188];[.J1188];[.K1188];[.L1188];[.M1188])" office:value-type="string" office:string-value="{ id: 1188, name: 'Ashley Terrace', postcode: 'EH11 1RF', ward_id: 2, lattitude: 55.9327405, longitude: -3.2287203 },">
            <text:p>{ id: 1188, name: 'Ashley Terrace', postcode: 'EH11 1RF', ward_id: 2, lattitude: 55.9327405, longitude: -3.228720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89">
            <text:p>1189</text:p>
          </table:table-cell>
          <table:table-cell office:value-type="string">
            <text:p>, name: '</text:p>
          </table:table-cell>
          <table:table-cell office:value-type="string">
            <text:p>Larchfield</text:p>
          </table:table-cell>
          <table:table-cell office:value-type="string">
            <text:p>', postcode: '</text:p>
          </table:table-cell>
          <table:table-cell office:value-type="string">
            <text:p>EH14 7NN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852258">
            <text:p>55.8852258</text:p>
          </table:table-cell>
          <table:table-cell office:value-type="string">
            <text:p>, longitude: </text:p>
          </table:table-cell>
          <table:table-cell office:value-type="float" office:value="-3.3416389">
            <text:p>-3.3416389</text:p>
          </table:table-cell>
          <table:table-cell office:value-type="string">
            <text:p><text:s/>},</text:p>
          </table:table-cell>
          <table:table-cell table:formula="of:=CONCATENATE([.A1189];[.B1189];[.C1189];[.D1189];[.E1189];[.F1189];[.G1189];[.H1189];[.I1189];[.J1189];[.K1189];[.L1189];[.M1189])" office:value-type="string" office:string-value="{ id: 1189, name: 'Larchfield', postcode: 'EH14 7NN', ward_id: 10, lattitude: 55.8852258, longitude: -3.3416389 },">
            <text:p>{ id: 1189, name: 'Larchfield', postcode: 'EH14 7NN', ward_id: 10, lattitude: 55.8852258, longitude: -3.341638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90">
            <text:p>1190</text:p>
          </table:table-cell>
          <table:table-cell office:value-type="string">
            <text:p>, name: '</text:p>
          </table:table-cell>
          <table:table-cell office:value-type="string">
            <text:p>Thorburn Grove</text:p>
          </table:table-cell>
          <table:table-cell office:value-type="string">
            <text:p>', postcode: '</text:p>
          </table:table-cell>
          <table:table-cell office:value-type="string">
            <text:p>EH13 0BP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42439">
            <text:p>55.9042439</text:p>
          </table:table-cell>
          <table:table-cell office:value-type="string">
            <text:p>, longitude: </text:p>
          </table:table-cell>
          <table:table-cell office:value-type="float" office:value="-3.2484804">
            <text:p>-3.2484804</text:p>
          </table:table-cell>
          <table:table-cell office:value-type="string">
            <text:p><text:s/>},</text:p>
          </table:table-cell>
          <table:table-cell table:formula="of:=CONCATENATE([.A1190];[.B1190];[.C1190];[.D1190];[.E1190];[.F1190];[.G1190];[.H1190];[.I1190];[.J1190];[.K1190];[.L1190];[.M1190])" office:value-type="string" office:string-value="{ id: 1190, name: 'Thorburn Grove', postcode: 'EH13 0BP', ward_id: 5, lattitude: 55.9042439, longitude: -3.2484804 },">
            <text:p>{ id: 1190, name: 'Thorburn Grove', postcode: 'EH13 0BP', ward_id: 5, lattitude: 55.9042439, longitude: -3.24848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91">
            <text:p>1191</text:p>
          </table:table-cell>
          <table:table-cell office:value-type="string">
            <text:p>, name: '</text:p>
          </table:table-cell>
          <table:table-cell office:value-type="string">
            <text:p>Tyler'S Acre Avenue</text:p>
          </table:table-cell>
          <table:table-cell office:value-type="string">
            <text:p>', postcode: '</text:p>
          </table:table-cell>
          <table:table-cell office:value-type="string">
            <text:p>EH12 7JE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77925">
            <text:p>55.9377925</text:p>
          </table:table-cell>
          <table:table-cell office:value-type="string">
            <text:p>, longitude: </text:p>
          </table:table-cell>
          <table:table-cell office:value-type="float" office:value="-3.2770087">
            <text:p>-3.2770087</text:p>
          </table:table-cell>
          <table:table-cell office:value-type="string">
            <text:p><text:s/>},</text:p>
          </table:table-cell>
          <table:table-cell table:formula="of:=CONCATENATE([.A1191];[.B1191];[.C1191];[.D1191];[.E1191];[.F1191];[.G1191];[.H1191];[.I1191];[.J1191];[.K1191];[.L1191];[.M1191])" office:value-type="string" office:string-value="{ id: 1191, name: 'Tyler'S Acre Avenue', postcode: 'EH12 7JE', ward_id: 15, lattitude: 55.9377925, longitude: -3.2770087 },">
            <text:p>{ id: 1191, name: 'Tyler'S Acre Avenue', postcode: 'EH12 7JE', ward_id: 15, lattitude: 55.9377925, longitude: -3.277008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92">
            <text:p>1192</text:p>
          </table:table-cell>
          <table:table-cell office:value-type="string">
            <text:p>, name: '</text:p>
          </table:table-cell>
          <table:table-cell office:value-type="string">
            <text:p>Afton Terrace</text:p>
          </table:table-cell>
          <table:table-cell office:value-type="string">
            <text:p>', postcode: '</text:p>
          </table:table-cell>
          <table:table-cell office:value-type="string">
            <text:p>EH5 3NQ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42325">
            <text:p>55.9742325</text:p>
          </table:table-cell>
          <table:table-cell office:value-type="string">
            <text:p>, longitude: </text:p>
          </table:table-cell>
          <table:table-cell office:value-type="float" office:value="-3.2138218">
            <text:p>-3.2138218</text:p>
          </table:table-cell>
          <table:table-cell office:value-type="string">
            <text:p><text:s/>},</text:p>
          </table:table-cell>
          <table:table-cell table:formula="of:=CONCATENATE([.A1192];[.B1192];[.C1192];[.D1192];[.E1192];[.F1192];[.G1192];[.H1192];[.I1192];[.J1192];[.K1192];[.L1192];[.M1192])" office:value-type="string" office:string-value="{ id: 1192, name: 'Afton Terrace', postcode: 'EH5 3NQ', ward_id: 7, lattitude: 55.9742325, longitude: -3.2138218 },">
            <text:p>{ id: 1192, name: 'Afton Terrace', postcode: 'EH5 3NQ', ward_id: 7, lattitude: 55.9742325, longitude: -3.21382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93">
            <text:p>1193</text:p>
          </table:table-cell>
          <table:table-cell office:value-type="string">
            <text:p>, name: '</text:p>
          </table:table-cell>
          <table:table-cell office:value-type="string">
            <text:p>Corbiewynd</text:p>
          </table:table-cell>
          <table:table-cell office:value-type="string">
            <text:p>', postcode: '</text:p>
          </table:table-cell>
          <table:table-cell office:value-type="string">
            <text:p>EH15 3RP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86059">
            <text:p>55.9386059</text:p>
          </table:table-cell>
          <table:table-cell office:value-type="string">
            <text:p>, longitude: </text:p>
          </table:table-cell>
          <table:table-cell office:value-type="float" office:value="-3.1093296">
            <text:p>-3.1093296</text:p>
          </table:table-cell>
          <table:table-cell office:value-type="string">
            <text:p><text:s/>},</text:p>
          </table:table-cell>
          <table:table-cell table:formula="of:=CONCATENATE([.A1193];[.B1193];[.C1193];[.D1193];[.E1193];[.F1193];[.G1193];[.H1193];[.I1193];[.J1193];[.K1193];[.L1193];[.M1193])" office:value-type="string" office:string-value="{ id: 1193, name: 'Corbiewynd', postcode: 'EH15 3RP', ward_id: 11, lattitude: 55.9386059, longitude: -3.1093296 },">
            <text:p>{ id: 1193, name: 'Corbiewynd', postcode: 'EH15 3RP', ward_id: 11, lattitude: 55.9386059, longitude: -3.10932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94">
            <text:p>1194</text:p>
          </table:table-cell>
          <table:table-cell office:value-type="string">
            <text:p>, name: '</text:p>
          </table:table-cell>
          <table:table-cell office:value-type="string">
            <text:p>West Craigie Farm Road</text:p>
          </table:table-cell>
          <table:table-cell office:value-type="string">
            <text:p>', postcode: '</text:p>
          </table:table-cell>
          <table:table-cell office:value-type="string">
            <text:p>EH30 9TR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729458">
            <text:p>55.9729458</text:p>
          </table:table-cell>
          <table:table-cell office:value-type="string">
            <text:p>, longitude: </text:p>
          </table:table-cell>
          <table:table-cell office:value-type="float" office:value="-3.3160056">
            <text:p>-3.3160056</text:p>
          </table:table-cell>
          <table:table-cell office:value-type="string">
            <text:p><text:s/>},</text:p>
          </table:table-cell>
          <table:table-cell table:formula="of:=CONCATENATE([.A1194];[.B1194];[.C1194];[.D1194];[.E1194];[.F1194];[.G1194];[.H1194];[.I1194];[.J1194];[.K1194];[.L1194];[.M1194])" office:value-type="string" office:string-value="{ id: 1194, name: 'West Craigie Farm Road', postcode: 'EH30 9TR', ward_id: 14, lattitude: 55.9729458, longitude: -3.3160056 },">
            <text:p>{ id: 1194, name: 'West Craigie Farm Road', postcode: 'EH30 9TR', ward_id: 14, lattitude: 55.9729458, longitude: -3.31600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95">
            <text:p>1195</text:p>
          </table:table-cell>
          <table:table-cell office:value-type="string">
            <text:p>, name: '</text:p>
          </table:table-cell>
          <table:table-cell office:value-type="string">
            <text:p>Loch Road</text:p>
          </table:table-cell>
          <table:table-cell office:value-type="string">
            <text:p>', postcode: '</text:p>
          </table:table-cell>
          <table:table-cell office:value-type="string">
            <text:p>EH4 3PW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73285">
            <text:p>55.9573285</text:p>
          </table:table-cell>
          <table:table-cell office:value-type="string">
            <text:p>, longitude: </text:p>
          </table:table-cell>
          <table:table-cell office:value-type="float" office:value="-3.2662127">
            <text:p>-3.2662127</text:p>
          </table:table-cell>
          <table:table-cell office:value-type="string">
            <text:p><text:s/>},</text:p>
          </table:table-cell>
          <table:table-cell table:formula="of:=CONCATENATE([.A1195];[.B1195];[.C1195];[.D1195];[.E1195];[.F1195];[.G1195];[.H1195];[.I1195];[.J1195];[.K1195];[.L1195];[.M1195])" office:value-type="string" office:string-value="{ id: 1195, name: 'Loch Road', postcode: 'EH4 3PW', ward_id: 4, lattitude: 55.9573285, longitude: -3.2662127 },">
            <text:p>{ id: 1195, name: 'Loch Road', postcode: 'EH4 3PW', ward_id: 4, lattitude: 55.9573285, longitude: -3.26621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96">
            <text:p>1196</text:p>
          </table:table-cell>
          <table:table-cell office:value-type="string">
            <text:p>, name: '</text:p>
          </table:table-cell>
          <table:table-cell office:value-type="string">
            <text:p>Clackmae Grove</text:p>
          </table:table-cell>
          <table:table-cell office:value-type="string">
            <text:p>', postcode: '</text:p>
          </table:table-cell>
          <table:table-cell office:value-type="string">
            <text:p>EH16 6PD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40066">
            <text:p>55.9140066</text:p>
          </table:table-cell>
          <table:table-cell office:value-type="string">
            <text:p>, longitude: </text:p>
          </table:table-cell>
          <table:table-cell office:value-type="float" office:value="-3.1723048">
            <text:p>-3.1723048</text:p>
          </table:table-cell>
          <table:table-cell office:value-type="string">
            <text:p><text:s/>},</text:p>
          </table:table-cell>
          <table:table-cell table:formula="of:=CONCATENATE([.A1196];[.B1196];[.C1196];[.D1196];[.E1196];[.F1196];[.G1196];[.H1196];[.I1196];[.J1196];[.K1196];[.L1196];[.M1196])" office:value-type="string" office:string-value="{ id: 1196, name: 'Clackmae Grove', postcode: 'EH16 6PD', ward_id: 16, lattitude: 55.9140066, longitude: -3.1723048 },">
            <text:p>{ id: 1196, name: 'Clackmae Grove', postcode: 'EH16 6PD', ward_id: 16, lattitude: 55.9140066, longitude: -3.17230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97">
            <text:p>1197</text:p>
          </table:table-cell>
          <table:table-cell office:value-type="string">
            <text:p>, name: '</text:p>
          </table:table-cell>
          <table:table-cell office:value-type="string">
            <text:p>Meadow Road</text:p>
          </table:table-cell>
          <table:table-cell office:value-type="string">
            <text:p>', postcode: '</text:p>
          </table:table-cell>
          <table:table-cell office:value-type="string">
            <text:p>EH14 4AS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101058">
            <text:p>55.9101058</text:p>
          </table:table-cell>
          <table:table-cell office:value-type="string">
            <text:p>, longitude: </text:p>
          </table:table-cell>
          <table:table-cell office:value-type="float" office:value="-3.3186883">
            <text:p>-3.3186883</text:p>
          </table:table-cell>
          <table:table-cell office:value-type="string">
            <text:p><text:s/>},</text:p>
          </table:table-cell>
          <table:table-cell table:formula="of:=CONCATENATE([.A1197];[.B1197];[.C1197];[.D1197];[.E1197];[.F1197];[.G1197];[.H1197];[.I1197];[.J1197];[.K1197];[.L1197];[.M1197])" office:value-type="string" office:string-value="{ id: 1197, name: 'Meadow Road', postcode: 'EH14 4AS', ward_id: 10, lattitude: 55.9101058, longitude: -3.3186883 },">
            <text:p>{ id: 1197, name: 'Meadow Road', postcode: 'EH14 4AS', ward_id: 10, lattitude: 55.9101058, longitude: -3.31868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98">
            <text:p>1198</text:p>
          </table:table-cell>
          <table:table-cell office:value-type="string">
            <text:p>, name: '</text:p>
          </table:table-cell>
          <table:table-cell office:value-type="string">
            <text:p>Murdonevale Grove</text:p>
          </table:table-cell>
          <table:table-cell office:value-type="string">
            <text:p>', postcode: '</text:p>
          </table:table-cell>
          <table:table-cell office:value-type="string">
            <text:p>EH17 7QY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44249">
            <text:p>55.9144249</text:p>
          </table:table-cell>
          <table:table-cell office:value-type="string">
            <text:p>, longitude: </text:p>
          </table:table-cell>
          <table:table-cell office:value-type="float" office:value="-3.1441177">
            <text:p>-3.1441177</text:p>
          </table:table-cell>
          <table:table-cell office:value-type="string">
            <text:p><text:s/>},</text:p>
          </table:table-cell>
          <table:table-cell table:formula="of:=CONCATENATE([.A1198];[.B1198];[.C1198];[.D1198];[.E1198];[.F1198];[.G1198];[.H1198];[.I1198];[.J1198];[.K1198];[.L1198];[.M1198])" office:value-type="string" office:string-value="{ id: 1198, name: 'Murdonevale Grove', postcode: 'EH17 7QY', ward_id: 16, lattitude: 55.9144249, longitude: -3.1441177 },">
            <text:p>{ id: 1198, name: 'Murdonevale Grove', postcode: 'EH17 7QY', ward_id: 16, lattitude: 55.9144249, longitude: -3.14411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199">
            <text:p>1199</text:p>
          </table:table-cell>
          <table:table-cell office:value-type="string">
            <text:p>, name: '</text:p>
          </table:table-cell>
          <table:table-cell office:value-type="string">
            <text:p>Hopetoune Crescent</text:p>
          </table:table-cell>
          <table:table-cell office:value-type="string">
            <text:p>', postcode: '</text:p>
          </table:table-cell>
          <table:table-cell office:value-type="string">
            <text:p>EH7 4AU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17062">
            <text:p>55.9617062</text:p>
          </table:table-cell>
          <table:table-cell office:value-type="string">
            <text:p>, longitude: </text:p>
          </table:table-cell>
          <table:table-cell office:value-type="float" office:value="-3.1835991">
            <text:p>-3.1835991</text:p>
          </table:table-cell>
          <table:table-cell office:value-type="string">
            <text:p><text:s/>},</text:p>
          </table:table-cell>
          <table:table-cell table:formula="of:=CONCATENATE([.A1199];[.B1199];[.C1199];[.D1199];[.E1199];[.F1199];[.G1199];[.H1199];[.I1199];[.J1199];[.K1199];[.L1199];[.M1199])" office:value-type="string" office:string-value="{ id: 1199, name: 'Hopetoune Crescent', postcode: 'EH7 4AU', ward_id: 12, lattitude: 55.9617062, longitude: -3.1835991 },">
            <text:p>{ id: 1199, name: 'Hopetoune Crescent', postcode: 'EH7 4AU', ward_id: 12, lattitude: 55.9617062, longitude: -3.183599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00">
            <text:p>1200</text:p>
          </table:table-cell>
          <table:table-cell office:value-type="string">
            <text:p>, name: '</text:p>
          </table:table-cell>
          <table:table-cell office:value-type="string">
            <text:p>Summertrees Court</text:p>
          </table:table-cell>
          <table:table-cell office:value-type="string">
            <text:p>', postcode: '</text:p>
          </table:table-cell>
          <table:table-cell office:value-type="string">
            <text:p>EH16 5TP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204708">
            <text:p>55.9204708</text:p>
          </table:table-cell>
          <table:table-cell office:value-type="string">
            <text:p>, longitude: </text:p>
          </table:table-cell>
          <table:table-cell office:value-type="float" office:value="-3.1585429">
            <text:p>-3.1585429</text:p>
          </table:table-cell>
          <table:table-cell office:value-type="string">
            <text:p><text:s/>},</text:p>
          </table:table-cell>
          <table:table-cell table:formula="of:=CONCATENATE([.A1200];[.B1200];[.C1200];[.D1200];[.E1200];[.F1200];[.G1200];[.H1200];[.I1200];[.J1200];[.K1200];[.L1200];[.M1200])" office:value-type="string" office:string-value="{ id: 1200, name: 'Summertrees Court', postcode: 'EH16 5TP', ward_id: 16, lattitude: 55.9204708, longitude: -3.1585429 },">
            <text:p>{ id: 1200, name: 'Summertrees Court', postcode: 'EH16 5TP', ward_id: 16, lattitude: 55.9204708, longitude: -3.158542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01">
            <text:p>1201</text:p>
          </table:table-cell>
          <table:table-cell office:value-type="string">
            <text:p>, name: '</text:p>
          </table:table-cell>
          <table:table-cell office:value-type="string">
            <text:p>Nether Currie Road</text:p>
          </table:table-cell>
          <table:table-cell office:value-type="string">
            <text:p>', postcode: '</text:p>
          </table:table-cell>
          <table:table-cell office:value-type="string">
            <text:p>EH14 5HY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08243">
            <text:p>55.9008243</text:p>
          </table:table-cell>
          <table:table-cell office:value-type="string">
            <text:p>, longitude: </text:p>
          </table:table-cell>
          <table:table-cell office:value-type="float" office:value="-3.2999636">
            <text:p>-3.2999636</text:p>
          </table:table-cell>
          <table:table-cell office:value-type="string">
            <text:p><text:s/>},</text:p>
          </table:table-cell>
          <table:table-cell table:formula="of:=CONCATENATE([.A1201];[.B1201];[.C1201];[.D1201];[.E1201];[.F1201];[.G1201];[.H1201];[.I1201];[.J1201];[.K1201];[.L1201];[.M1201])" office:value-type="string" office:string-value="{ id: 1201, name: 'Nether Currie Road', postcode: 'EH14 5HY', ward_id: 10, lattitude: 55.9008243, longitude: -3.2999636 },">
            <text:p>{ id: 1201, name: 'Nether Currie Road', postcode: 'EH14 5HY', ward_id: 10, lattitude: 55.9008243, longitude: -3.299963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02">
            <text:p>1202</text:p>
          </table:table-cell>
          <table:table-cell office:value-type="string">
            <text:p>, name: '</text:p>
          </table:table-cell>
          <table:table-cell office:value-type="string">
            <text:p>Easter Drylaw Gardens</text:p>
          </table:table-cell>
          <table:table-cell office:value-type="string">
            <text:p>', postcode: '</text:p>
          </table:table-cell>
          <table:table-cell office:value-type="string">
            <text:p>EH4 2RW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48796">
            <text:p>55.9648796</text:p>
          </table:table-cell>
          <table:table-cell office:value-type="string">
            <text:p>, longitude: </text:p>
          </table:table-cell>
          <table:table-cell office:value-type="float" office:value="-3.247994">
            <text:p>-3.247994</text:p>
          </table:table-cell>
          <table:table-cell office:value-type="string">
            <text:p><text:s/>},</text:p>
          </table:table-cell>
          <table:table-cell table:formula="of:=CONCATENATE([.A1202];[.B1202];[.C1202];[.D1202];[.E1202];[.F1202];[.G1202];[.H1202];[.I1202];[.J1202];[.K1202];[.L1202];[.M1202])" office:value-type="string" office:string-value="{ id: 1202, name: 'Easter Drylaw Gardens', postcode: 'EH4 2RW', ward_id: 4, lattitude: 55.9648796, longitude: -3.247994 },">
            <text:p>{ id: 1202, name: 'Easter Drylaw Gardens', postcode: 'EH4 2RW', ward_id: 4, lattitude: 55.9648796, longitude: -3.2479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03">
            <text:p>1203</text:p>
          </table:table-cell>
          <table:table-cell office:value-type="string">
            <text:p>, name: '</text:p>
          </table:table-cell>
          <table:table-cell office:value-type="string">
            <text:p>Saughton Mains Avenue </text:p>
          </table:table-cell>
          <table:table-cell office:value-type="string">
            <text:p>', postcode: '</text:p>
          </table:table-cell>
          <table:table-cell office:value-type="string">
            <text:p>EH11 3QB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95556">
            <text:p>55.9295556</text:p>
          </table:table-cell>
          <table:table-cell office:value-type="string">
            <text:p>, longitude: </text:p>
          </table:table-cell>
          <table:table-cell office:value-type="float" office:value="-3.2673773">
            <text:p>-3.2673773</text:p>
          </table:table-cell>
          <table:table-cell office:value-type="string">
            <text:p><text:s/>},</text:p>
          </table:table-cell>
          <table:table-cell table:formula="of:=CONCATENATE([.A1203];[.B1203];[.C1203];[.D1203];[.E1203];[.F1203];[.G1203];[.H1203];[.I1203];[.J1203];[.K1203];[.L1203];[.M1203])" office:value-type="string" office:string-value="{ id: 1203, name: 'Saughton Mains Avenue ', postcode: 'EH11 3QB', ward_id: 13, lattitude: 55.9295556, longitude: -3.2673773 },">
            <text:p>{ id: 1203, name: 'Saughton Mains Avenue ', postcode: 'EH11 3QB', ward_id: 13, lattitude: 55.9295556, longitude: -3.26737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04">
            <text:p>1204</text:p>
          </table:table-cell>
          <table:table-cell office:value-type="string">
            <text:p>, name: '</text:p>
          </table:table-cell>
          <table:table-cell office:value-type="string">
            <text:p>Newtoft Street</text:p>
          </table:table-cell>
          <table:table-cell office:value-type="string">
            <text:p>', postcode: '</text:p>
          </table:table-cell>
          <table:table-cell office:value-type="string">
            <text:p>EH17 8RD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47472">
            <text:p>55.9047472</text:p>
          </table:table-cell>
          <table:table-cell office:value-type="string">
            <text:p>, longitude: </text:p>
          </table:table-cell>
          <table:table-cell office:value-type="float" office:value="-3.1357069">
            <text:p>-3.1357069</text:p>
          </table:table-cell>
          <table:table-cell office:value-type="string">
            <text:p><text:s/>},</text:p>
          </table:table-cell>
          <table:table-cell table:formula="of:=CONCATENATE([.A1204];[.B1204];[.C1204];[.D1204];[.E1204];[.F1204];[.G1204];[.H1204];[.I1204];[.J1204];[.K1204];[.L1204];[.M1204])" office:value-type="string" office:string-value="{ id: 1204, name: 'Newtoft Street', postcode: 'EH17 8RD', ward_id: 16, lattitude: 55.9047472, longitude: -3.1357069 },">
            <text:p>{ id: 1204, name: 'Newtoft Street', postcode: 'EH17 8RD', ward_id: 16, lattitude: 55.9047472, longitude: -3.13570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05">
            <text:p>1205</text:p>
          </table:table-cell>
          <table:table-cell office:value-type="string">
            <text:p>, name: '</text:p>
          </table:table-cell>
          <table:table-cell office:value-type="string">
            <text:p>Murrayburn Park</text:p>
          </table:table-cell>
          <table:table-cell office:value-type="string">
            <text:p>', postcode: '</text:p>
          </table:table-cell>
          <table:table-cell office:value-type="string">
            <text:p>EH14 2PQ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96183">
            <text:p>55.9196183</text:p>
          </table:table-cell>
          <table:table-cell office:value-type="string">
            <text:p>, longitude: </text:p>
          </table:table-cell>
          <table:table-cell office:value-type="float" office:value="-3.2801583">
            <text:p>-3.2801583</text:p>
          </table:table-cell>
          <table:table-cell office:value-type="string">
            <text:p><text:s/>},</text:p>
          </table:table-cell>
          <table:table-cell table:formula="of:=CONCATENATE([.A1205];[.B1205];[.C1205];[.D1205];[.E1205];[.F1205];[.G1205];[.H1205];[.I1205];[.J1205];[.K1205];[.L1205];[.M1205])" office:value-type="string" office:string-value="{ id: 1205, name: 'Murrayburn Park', postcode: 'EH14 2PQ', ward_id: 13, lattitude: 55.9196183, longitude: -3.2801583 },">
            <text:p>{ id: 1205, name: 'Murrayburn Park', postcode: 'EH14 2PQ', ward_id: 13, lattitude: 55.9196183, longitude: -3.28015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06">
            <text:p>1206</text:p>
          </table:table-cell>
          <table:table-cell office:value-type="string">
            <text:p>, name: '</text:p>
          </table:table-cell>
          <table:table-cell office:value-type="string">
            <text:p>Rosebery Crescent </text:p>
          </table:table-cell>
          <table:table-cell office:value-type="string">
            <text:p>', postcode: '</text:p>
          </table:table-cell>
          <table:table-cell office:value-type="string">
            <text:p>EH12 5JP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65012">
            <text:p>55.9465012</text:p>
          </table:table-cell>
          <table:table-cell office:value-type="string">
            <text:p>, longitude: </text:p>
          </table:table-cell>
          <table:table-cell office:value-type="float" office:value="-3.2193527">
            <text:p>-3.2193527</text:p>
          </table:table-cell>
          <table:table-cell office:value-type="string">
            <text:p><text:s/>},</text:p>
          </table:table-cell>
          <table:table-cell table:formula="of:=CONCATENATE([.A1206];[.B1206];[.C1206];[.D1206];[.E1206];[.F1206];[.G1206];[.H1206];[.I1206];[.J1206];[.K1206];[.L1206];[.M1206])" office:value-type="string" office:string-value="{ id: 1206, name: 'Rosebery Crescent ', postcode: 'EH12 5JP', ward_id: 6, lattitude: 55.9465012, longitude: -3.2193527 },">
            <text:p>{ id: 1206, name: 'Rosebery Crescent ', postcode: 'EH12 5JP', ward_id: 6, lattitude: 55.9465012, longitude: -3.219352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07">
            <text:p>1207</text:p>
          </table:table-cell>
          <table:table-cell office:value-type="string">
            <text:p>, name: '</text:p>
          </table:table-cell>
          <table:table-cell office:value-type="string">
            <text:p>West Fairbrae Crescent</text:p>
          </table:table-cell>
          <table:table-cell office:value-type="string">
            <text:p>', postcode: '</text:p>
          </table:table-cell>
          <table:table-cell office:value-type="string">
            <text:p>EH11 3SX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62973">
            <text:p>55.9262973</text:p>
          </table:table-cell>
          <table:table-cell office:value-type="string">
            <text:p>, longitude: </text:p>
          </table:table-cell>
          <table:table-cell office:value-type="float" office:value="-3.275717">
            <text:p>-3.275717</text:p>
          </table:table-cell>
          <table:table-cell office:value-type="string">
            <text:p><text:s/>},</text:p>
          </table:table-cell>
          <table:table-cell table:formula="of:=CONCATENATE([.A1207];[.B1207];[.C1207];[.D1207];[.E1207];[.F1207];[.G1207];[.H1207];[.I1207];[.J1207];[.K1207];[.L1207];[.M1207])" office:value-type="string" office:string-value="{ id: 1207, name: 'West Fairbrae Crescent', postcode: 'EH11 3SX', ward_id: 13, lattitude: 55.9262973, longitude: -3.275717 },">
            <text:p>{ id: 1207, name: 'West Fairbrae Crescent', postcode: 'EH11 3SX', ward_id: 13, lattitude: 55.9262973, longitude: -3.2757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08">
            <text:p>1208</text:p>
          </table:table-cell>
          <table:table-cell office:value-type="string">
            <text:p>, name: '</text:p>
          </table:table-cell>
          <table:table-cell office:value-type="string">
            <text:p>Britwell Crescent</text:p>
          </table:table-cell>
          <table:table-cell office:value-type="string">
            <text:p>', postcode: '</text:p>
          </table:table-cell>
          <table:table-cell office:value-type="string">
            <text:p>EH7 6PS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85378">
            <text:p>55.9585378</text:p>
          </table:table-cell>
          <table:table-cell office:value-type="string">
            <text:p>, longitude: </text:p>
          </table:table-cell>
          <table:table-cell office:value-type="float" office:value="-3.1394079">
            <text:p>-3.1394079</text:p>
          </table:table-cell>
          <table:table-cell office:value-type="string">
            <text:p><text:s/>},</text:p>
          </table:table-cell>
          <table:table-cell table:formula="of:=CONCATENATE([.A1208];[.B1208];[.C1208];[.D1208];[.E1208];[.F1208];[.G1208];[.H1208];[.I1208];[.J1208];[.K1208];[.L1208];[.M1208])" office:value-type="string" office:string-value="{ id: 1208, name: 'Britwell Crescent', postcode: 'EH7 6PS', ward_id: 1, lattitude: 55.9585378, longitude: -3.1394079 },">
            <text:p>{ id: 1208, name: 'Britwell Crescent', postcode: 'EH7 6PS', ward_id: 1, lattitude: 55.9585378, longitude: -3.139407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09">
            <text:p>1209</text:p>
          </table:table-cell>
          <table:table-cell office:value-type="string">
            <text:p>, name: '</text:p>
          </table:table-cell>
          <table:table-cell office:value-type="string">
            <text:p>Lauriston Place</text:p>
          </table:table-cell>
          <table:table-cell office:value-type="string">
            <text:p>', postcode: '</text:p>
          </table:table-cell>
          <table:table-cell office:value-type="string">
            <text:p>EH3 9HB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448855">
            <text:p>55.9448855</text:p>
          </table:table-cell>
          <table:table-cell office:value-type="string">
            <text:p>, longitude: </text:p>
          </table:table-cell>
          <table:table-cell office:value-type="float" office:value="-3.1974261">
            <text:p>-3.1974261</text:p>
          </table:table-cell>
          <table:table-cell office:value-type="string">
            <text:p><text:s/>},</text:p>
          </table:table-cell>
          <table:table-cell table:formula="of:=CONCATENATE([.A1209];[.B1209];[.C1209];[.D1209];[.E1209];[.F1209];[.G1209];[.H1209];[.I1209];[.J1209];[.K1209];[.L1209];[.M1209])" office:value-type="string" office:string-value="{ id: 1209, name: 'Lauriston Place', postcode: 'EH3 9HB', ward_id: 3, lattitude: 55.9448855, longitude: -3.1974261 },">
            <text:p>{ id: 1209, name: 'Lauriston Place', postcode: 'EH3 9HB', ward_id: 3, lattitude: 55.9448855, longitude: -3.19742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10">
            <text:p>1210</text:p>
          </table:table-cell>
          <table:table-cell office:value-type="string">
            <text:p>, name: '</text:p>
          </table:table-cell>
          <table:table-cell office:value-type="string">
            <text:p>Bogsmill Road</text:p>
          </table:table-cell>
          <table:table-cell office:value-type="string">
            <text:p>', postcode: '</text:p>
          </table:table-cell>
          <table:table-cell office:value-type="string">
            <text:p>EH14 2LX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182186">
            <text:p>55.9182186</text:p>
          </table:table-cell>
          <table:table-cell office:value-type="string">
            <text:p>, longitude: </text:p>
          </table:table-cell>
          <table:table-cell office:value-type="float" office:value="-3.2557883">
            <text:p>-3.2557883</text:p>
          </table:table-cell>
          <table:table-cell office:value-type="string">
            <text:p><text:s/>},</text:p>
          </table:table-cell>
          <table:table-cell table:formula="of:=CONCATENATE([.A1210];[.B1210];[.C1210];[.D1210];[.E1210];[.F1210];[.G1210];[.H1210];[.I1210];[.J1210];[.K1210];[.L1210];[.M1210])" office:value-type="string" office:string-value="{ id: 1210, name: 'Bogsmill Road', postcode: 'EH14 2LX', ward_id: 10, lattitude: 55.9182186, longitude: -3.2557883 },">
            <text:p>{ id: 1210, name: 'Bogsmill Road', postcode: 'EH14 2LX', ward_id: 10, lattitude: 55.9182186, longitude: -3.25578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11">
            <text:p>1211</text:p>
          </table:table-cell>
          <table:table-cell office:value-type="string">
            <text:p>, name: '</text:p>
          </table:table-cell>
          <table:table-cell office:value-type="string">
            <text:p>Willowbank Row</text:p>
          </table:table-cell>
          <table:table-cell office:value-type="string">
            <text:p>', postcode: '</text:p>
          </table:table-cell>
          <table:table-cell office:value-type="string">
            <text:p>EH6 4NH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9934">
            <text:p>55.979934</text:p>
          </table:table-cell>
          <table:table-cell office:value-type="string">
            <text:p>, longitude: </text:p>
          </table:table-cell>
          <table:table-cell office:value-type="float" office:value="-3.193851">
            <text:p>-3.193851</text:p>
          </table:table-cell>
          <table:table-cell office:value-type="string">
            <text:p><text:s/>},</text:p>
          </table:table-cell>
          <table:table-cell table:formula="of:=CONCATENATE([.A1211];[.B1211];[.C1211];[.D1211];[.E1211];[.F1211];[.G1211];[.H1211];[.I1211];[.J1211];[.K1211];[.L1211];[.M1211])" office:value-type="string" office:string-value="{ id: 1211, name: 'Willowbank Row', postcode: 'EH6 4NH', ward_id: 8, lattitude: 55.979934, longitude: -3.193851 },">
            <text:p>{ id: 1211, name: 'Willowbank Row', postcode: 'EH6 4NH', ward_id: 8, lattitude: 55.979934, longitude: -3.19385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12">
            <text:p>1212</text:p>
          </table:table-cell>
          <table:table-cell office:value-type="string">
            <text:p>, name: '</text:p>
          </table:table-cell>
          <table:table-cell office:value-type="string">
            <text:p>Meadowbank Avenue</text:p>
          </table:table-cell>
          <table:table-cell office:value-type="string">
            <text:p>', postcode: '</text:p>
          </table:table-cell>
          <table:table-cell office:value-type="string">
            <text:p>EH8 7AP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50328">
            <text:p>55.9550328</text:p>
          </table:table-cell>
          <table:table-cell office:value-type="string">
            <text:p>, longitude: </text:p>
          </table:table-cell>
          <table:table-cell office:value-type="float" office:value="-3.1550222">
            <text:p>-3.1550222</text:p>
          </table:table-cell>
          <table:table-cell office:value-type="string">
            <text:p><text:s/>},</text:p>
          </table:table-cell>
          <table:table-cell table:formula="of:=CONCATENATE([.A1212];[.B1212];[.C1212];[.D1212];[.E1212];[.F1212];[.G1212];[.H1212];[.I1212];[.J1212];[.K1212];[.L1212];[.M1212])" office:value-type="string" office:string-value="{ id: 1212, name: 'Meadowbank Avenue', postcode: 'EH8 7AP', ward_id: 1, lattitude: 55.9550328, longitude: -3.1550222 },">
            <text:p>{ id: 1212, name: 'Meadowbank Avenue', postcode: 'EH8 7AP', ward_id: 1, lattitude: 55.9550328, longitude: -3.155022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13">
            <text:p>1213</text:p>
          </table:table-cell>
          <table:table-cell office:value-type="string">
            <text:p>, name: '</text:p>
          </table:table-cell>
          <table:table-cell office:value-type="string">
            <text:p>Lambs Close</text:p>
          </table:table-cell>
          <table:table-cell office:value-type="string">
            <text:p>', postcode: '</text:p>
          </table:table-cell>
          <table:table-cell office:value-type="string">
            <text:p>EH8 9RX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41647">
            <text:p>55.9441647</text:p>
          </table:table-cell>
          <table:table-cell office:value-type="string">
            <text:p>, longitude: </text:p>
          </table:table-cell>
          <table:table-cell office:value-type="float" office:value="-3.181722">
            <text:p>-3.181722</text:p>
          </table:table-cell>
          <table:table-cell office:value-type="string">
            <text:p><text:s/>},</text:p>
          </table:table-cell>
          <table:table-cell table:formula="of:=CONCATENATE([.A1213];[.B1213];[.C1213];[.D1213];[.E1213];[.F1213];[.G1213];[.H1213];[.I1213];[.J1213];[.K1213];[.L1213];[.M1213])" office:value-type="string" office:string-value="{ id: 1213, name: 'Lambs Close', postcode: 'EH8 9RX', ward_id: 17, lattitude: 55.9441647, longitude: -3.181722 },">
            <text:p>{ id: 1213, name: 'Lambs Close', postcode: 'EH8 9RX', ward_id: 17, lattitude: 55.9441647, longitude: -3.18172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14">
            <text:p>1214</text:p>
          </table:table-cell>
          <table:table-cell office:value-type="string">
            <text:p>, name: '</text:p>
          </table:table-cell>
          <table:table-cell office:value-type="string">
            <text:p>Campbell Avenue</text:p>
          </table:table-cell>
          <table:table-cell office:value-type="string">
            <text:p>', postcode: '</text:p>
          </table:table-cell>
          <table:table-cell office:value-type="string">
            <text:p>EH12 6DS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84155">
            <text:p>55.9484155</text:p>
          </table:table-cell>
          <table:table-cell office:value-type="string">
            <text:p>, longitude: </text:p>
          </table:table-cell>
          <table:table-cell office:value-type="float" office:value="-3.2440646">
            <text:p>-3.2440646</text:p>
          </table:table-cell>
          <table:table-cell office:value-type="string">
            <text:p><text:s/>},</text:p>
          </table:table-cell>
          <table:table-cell table:formula="of:=CONCATENATE([.A1214];[.B1214];[.C1214];[.D1214];[.E1214];[.F1214];[.G1214];[.H1214];[.I1214];[.J1214];[.K1214];[.L1214];[.M1214])" office:value-type="string" office:string-value="{ id: 1214, name: 'Campbell Avenue', postcode: 'EH12 6DS', ward_id: 15, lattitude: 55.9484155, longitude: -3.2440646 },">
            <text:p>{ id: 1214, name: 'Campbell Avenue', postcode: 'EH12 6DS', ward_id: 15, lattitude: 55.9484155, longitude: -3.244064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15">
            <text:p>1215</text:p>
          </table:table-cell>
          <table:table-cell office:value-type="string">
            <text:p>, name: '</text:p>
          </table:table-cell>
          <table:table-cell office:value-type="string">
            <text:p>Durham Road South</text:p>
          </table:table-cell>
          <table:table-cell office:value-type="string">
            <text:p>', postcode: '</text:p>
          </table:table-cell>
          <table:table-cell office:value-type="string">
            <text:p>EH15 3PD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20464">
            <text:p>55.9420464</text:p>
          </table:table-cell>
          <table:table-cell office:value-type="string">
            <text:p>, longitude: </text:p>
          </table:table-cell>
          <table:table-cell office:value-type="float" office:value="-3.1174109">
            <text:p>-3.1174109</text:p>
          </table:table-cell>
          <table:table-cell office:value-type="string">
            <text:p><text:s/>},</text:p>
          </table:table-cell>
          <table:table-cell table:formula="of:=CONCATENATE([.A1215];[.B1215];[.C1215];[.D1215];[.E1215];[.F1215];[.G1215];[.H1215];[.I1215];[.J1215];[.K1215];[.L1215];[.M1215])" office:value-type="string" office:string-value="{ id: 1215, name: 'Durham Road South', postcode: 'EH15 3PD', ward_id: 11, lattitude: 55.9420464, longitude: -3.1174109 },">
            <text:p>{ id: 1215, name: 'Durham Road South', postcode: 'EH15 3PD', ward_id: 11, lattitude: 55.9420464, longitude: -3.11741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16">
            <text:p>1216</text:p>
          </table:table-cell>
          <table:table-cell office:value-type="string">
            <text:p>, name: '</text:p>
          </table:table-cell>
          <table:table-cell office:value-type="string">
            <text:p>Bughtlin Drive</text:p>
          </table:table-cell>
          <table:table-cell office:value-type="string">
            <text:p>', postcode: '</text:p>
          </table:table-cell>
          <table:table-cell office:value-type="string">
            <text:p>EH12 8XA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22945">
            <text:p>55.9522945</text:p>
          </table:table-cell>
          <table:table-cell office:value-type="string">
            <text:p>, longitude: </text:p>
          </table:table-cell>
          <table:table-cell office:value-type="float" office:value="-3.3084">
            <text:p>-3.3084</text:p>
          </table:table-cell>
          <table:table-cell office:value-type="string">
            <text:p><text:s/>},</text:p>
          </table:table-cell>
          <table:table-cell table:formula="of:=CONCATENATE([.A1216];[.B1216];[.C1216];[.D1216];[.E1216];[.F1216];[.G1216];[.H1216];[.I1216];[.J1216];[.K1216];[.L1216];[.M1216])" office:value-type="string" office:string-value="{ id: 1216, name: 'Bughtlin Drive', postcode: 'EH12 8XA', ward_id: 9, lattitude: 55.9522945, longitude: -3.3084 },">
            <text:p>{ id: 1216, name: 'Bughtlin Drive', postcode: 'EH12 8XA', ward_id: 9, lattitude: 55.9522945, longitude: -3.30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17">
            <text:p>1217</text:p>
          </table:table-cell>
          <table:table-cell office:value-type="string">
            <text:p>, name: '</text:p>
          </table:table-cell>
          <table:table-cell office:value-type="string">
            <text:p>Christie Miller Avenue</text:p>
          </table:table-cell>
          <table:table-cell office:value-type="string">
            <text:p>', postcode: '</text:p>
          </table:table-cell>
          <table:table-cell office:value-type="string">
            <text:p>EH7 6SX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83183">
            <text:p>55.9583183</text:p>
          </table:table-cell>
          <table:table-cell office:value-type="string">
            <text:p>, longitude: </text:p>
          </table:table-cell>
          <table:table-cell office:value-type="float" office:value="-3.1345649">
            <text:p>-3.1345649</text:p>
          </table:table-cell>
          <table:table-cell office:value-type="string">
            <text:p><text:s/>},</text:p>
          </table:table-cell>
          <table:table-cell table:formula="of:=CONCATENATE([.A1217];[.B1217];[.C1217];[.D1217];[.E1217];[.F1217];[.G1217];[.H1217];[.I1217];[.J1217];[.K1217];[.L1217];[.M1217])" office:value-type="string" office:string-value="{ id: 1217, name: 'Christie Miller Avenue', postcode: 'EH7 6SX', ward_id: 1, lattitude: 55.9583183, longitude: -3.1345649 },">
            <text:p>{ id: 1217, name: 'Christie Miller Avenue', postcode: 'EH7 6SX', ward_id: 1, lattitude: 55.9583183, longitude: -3.13456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18">
            <text:p>1218</text:p>
          </table:table-cell>
          <table:table-cell office:value-type="string">
            <text:p>, name: '</text:p>
          </table:table-cell>
          <table:table-cell office:value-type="string">
            <text:p>Hamilton Terrace</text:p>
          </table:table-cell>
          <table:table-cell office:value-type="string">
            <text:p>', postcode: '</text:p>
          </table:table-cell>
          <table:table-cell office:value-type="string">
            <text:p>EH15 1NB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93419">
            <text:p>55.9493419</text:p>
          </table:table-cell>
          <table:table-cell office:value-type="string">
            <text:p>, longitude: </text:p>
          </table:table-cell>
          <table:table-cell office:value-type="float" office:value="-3.1213586">
            <text:p>-3.1213586</text:p>
          </table:table-cell>
          <table:table-cell office:value-type="string">
            <text:p><text:s/>},</text:p>
          </table:table-cell>
          <table:table-cell table:formula="of:=CONCATENATE([.A1218];[.B1218];[.C1218];[.D1218];[.E1218];[.F1218];[.G1218];[.H1218];[.I1218];[.J1218];[.K1218];[.L1218];[.M1218])" office:value-type="string" office:string-value="{ id: 1218, name: 'Hamilton Terrace', postcode: 'EH15 1NB', ward_id: 1, lattitude: 55.9493419, longitude: -3.1213586 },">
            <text:p>{ id: 1218, name: 'Hamilton Terrace', postcode: 'EH15 1NB', ward_id: 1, lattitude: 55.9493419, longitude: -3.121358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19">
            <text:p>1219</text:p>
          </table:table-cell>
          <table:table-cell office:value-type="string">
            <text:p>, name: '</text:p>
          </table:table-cell>
          <table:table-cell office:value-type="string">
            <text:p>Meggetland Wynd</text:p>
          </table:table-cell>
          <table:table-cell office:value-type="string">
            <text:p>', postcode: '</text:p>
          </table:table-cell>
          <table:table-cell office:value-type="string">
            <text:p>EH14 1AT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268864">
            <text:p>55.9268864</text:p>
          </table:table-cell>
          <table:table-cell office:value-type="string">
            <text:p>, longitude: </text:p>
          </table:table-cell>
          <table:table-cell office:value-type="float" office:value="-3.2342298">
            <text:p>-3.2342298</text:p>
          </table:table-cell>
          <table:table-cell office:value-type="string">
            <text:p><text:s/>},</text:p>
          </table:table-cell>
          <table:table-cell table:formula="of:=CONCATENATE([.A1219];[.B1219];[.C1219];[.D1219];[.E1219];[.F1219];[.G1219];[.H1219];[.I1219];[.J1219];[.K1219];[.L1219];[.M1219])" office:value-type="string" office:string-value="{ id: 1219, name: 'Meggetland Wynd', postcode: 'EH14 1AT', ward_id: 2, lattitude: 55.9268864, longitude: -3.2342298 },">
            <text:p>{ id: 1219, name: 'Meggetland Wynd', postcode: 'EH14 1AT', ward_id: 2, lattitude: 55.9268864, longitude: -3.234229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20">
            <text:p>1220</text:p>
          </table:table-cell>
          <table:table-cell office:value-type="string">
            <text:p>, name: '</text:p>
          </table:table-cell>
          <table:table-cell office:value-type="string">
            <text:p>Scotstoun Avenue</text:p>
          </table:table-cell>
          <table:table-cell office:value-type="string">
            <text:p>', postcode: '</text:p>
          </table:table-cell>
          <table:table-cell office:value-type="string">
            <text:p>EH30 9PN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27144">
            <text:p>55.9827144</text:p>
          </table:table-cell>
          <table:table-cell office:value-type="string">
            <text:p>, longitude: </text:p>
          </table:table-cell>
          <table:table-cell office:value-type="float" office:value="-3.3847932">
            <text:p>-3.3847932</text:p>
          </table:table-cell>
          <table:table-cell office:value-type="string">
            <text:p><text:s/>},</text:p>
          </table:table-cell>
          <table:table-cell table:formula="of:=CONCATENATE([.A1220];[.B1220];[.C1220];[.D1220];[.E1220];[.F1220];[.G1220];[.H1220];[.I1220];[.J1220];[.K1220];[.L1220];[.M1220])" office:value-type="string" office:string-value="{ id: 1220, name: 'Scotstoun Avenue', postcode: 'EH30 9PN', ward_id: 14, lattitude: 55.9827144, longitude: -3.3847932 },">
            <text:p>{ id: 1220, name: 'Scotstoun Avenue', postcode: 'EH30 9PN', ward_id: 14, lattitude: 55.9827144, longitude: -3.384793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21">
            <text:p>1221</text:p>
          </table:table-cell>
          <table:table-cell office:value-type="string">
            <text:p>, name: '</text:p>
          </table:table-cell>
          <table:table-cell office:value-type="string">
            <text:p>Liberton Brae</text:p>
          </table:table-cell>
          <table:table-cell office:value-type="string">
            <text:p>', postcode: '</text:p>
          </table:table-cell>
          <table:table-cell office:value-type="string">
            <text:p>EH16 6LE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57889">
            <text:p>55.9157889</text:p>
          </table:table-cell>
          <table:table-cell office:value-type="string">
            <text:p>, longitude: </text:p>
          </table:table-cell>
          <table:table-cell office:value-type="float" office:value="-3.1667842">
            <text:p>-3.1667842</text:p>
          </table:table-cell>
          <table:table-cell office:value-type="string">
            <text:p><text:s/>},</text:p>
          </table:table-cell>
          <table:table-cell table:formula="of:=CONCATENATE([.A1221];[.B1221];[.C1221];[.D1221];[.E1221];[.F1221];[.G1221];[.H1221];[.I1221];[.J1221];[.K1221];[.L1221];[.M1221])" office:value-type="string" office:string-value="{ id: 1221, name: 'Liberton Brae', postcode: 'EH16 6LE', ward_id: 16, lattitude: 55.9157889, longitude: -3.1667842 },">
            <text:p>{ id: 1221, name: 'Liberton Brae', postcode: 'EH16 6LE', ward_id: 16, lattitude: 55.9157889, longitude: -3.16678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22">
            <text:p>1222</text:p>
          </table:table-cell>
          <table:table-cell office:value-type="string">
            <text:p>, name: '</text:p>
          </table:table-cell>
          <table:table-cell office:value-type="string">
            <text:p>Hayfield</text:p>
          </table:table-cell>
          <table:table-cell office:value-type="string">
            <text:p>', postcode: '</text:p>
          </table:table-cell>
          <table:table-cell office:value-type="string">
            <text:p>EH12 8UH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07367">
            <text:p>55.9507367</text:p>
          </table:table-cell>
          <table:table-cell office:value-type="string">
            <text:p>, longitude: </text:p>
          </table:table-cell>
          <table:table-cell office:value-type="float" office:value="-3.3093323">
            <text:p>-3.3093323</text:p>
          </table:table-cell>
          <table:table-cell office:value-type="string">
            <text:p><text:s/>},</text:p>
          </table:table-cell>
          <table:table-cell table:formula="of:=CONCATENATE([.A1222];[.B1222];[.C1222];[.D1222];[.E1222];[.F1222];[.G1222];[.H1222];[.I1222];[.J1222];[.K1222];[.L1222];[.M1222])" office:value-type="string" office:string-value="{ id: 1222, name: 'Hayfield', postcode: 'EH12 8UH', ward_id: 9, lattitude: 55.9507367, longitude: -3.3093323 },">
            <text:p>{ id: 1222, name: 'Hayfield', postcode: 'EH12 8UH', ward_id: 9, lattitude: 55.9507367, longitude: -3.30933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23">
            <text:p>1223</text:p>
          </table:table-cell>
          <table:table-cell office:value-type="string">
            <text:p>, name: '</text:p>
          </table:table-cell>
          <table:table-cell office:value-type="string">
            <text:p>Riccaron Crescent</text:p>
          </table:table-cell>
          <table:table-cell office:value-type="string">
            <text:p>', postcode: '</text:p>
          </table:table-cell>
          <table:table-cell office:value-type="string">
            <text:p>EH14 5PX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7283">
            <text:p>55.897283</text:p>
          </table:table-cell>
          <table:table-cell office:value-type="string">
            <text:p>, longitude: </text:p>
          </table:table-cell>
          <table:table-cell office:value-type="float" office:value="-3.3096747">
            <text:p>-3.3096747</text:p>
          </table:table-cell>
          <table:table-cell office:value-type="string">
            <text:p><text:s/>},</text:p>
          </table:table-cell>
          <table:table-cell table:formula="of:=CONCATENATE([.A1223];[.B1223];[.C1223];[.D1223];[.E1223];[.F1223];[.G1223];[.H1223];[.I1223];[.J1223];[.K1223];[.L1223];[.M1223])" office:value-type="string" office:string-value="{ id: 1223, name: 'Riccaron Crescent', postcode: 'EH14 5PX', ward_id: 10, lattitude: 55.897283, longitude: -3.3096747 },">
            <text:p>{ id: 1223, name: 'Riccaron Crescent', postcode: 'EH14 5PX', ward_id: 10, lattitude: 55.897283, longitude: -3.309674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24">
            <text:p>1224</text:p>
          </table:table-cell>
          <table:table-cell office:value-type="string">
            <text:p>, name: '</text:p>
          </table:table-cell>
          <table:table-cell office:value-type="string">
            <text:p>Belgrave Road</text:p>
          </table:table-cell>
          <table:table-cell office:value-type="string">
            <text:p>', postcode: '</text:p>
          </table:table-cell>
          <table:table-cell office:value-type="string">
            <text:p>EH12 6NG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29593">
            <text:p>55.9429593</text:p>
          </table:table-cell>
          <table:table-cell office:value-type="string">
            <text:p>, longitude: </text:p>
          </table:table-cell>
          <table:table-cell office:value-type="float" office:value="-3.2777309">
            <text:p>-3.2777309</text:p>
          </table:table-cell>
          <table:table-cell office:value-type="string">
            <text:p><text:s/>},</text:p>
          </table:table-cell>
          <table:table-cell table:formula="of:=CONCATENATE([.A1224];[.B1224];[.C1224];[.D1224];[.E1224];[.F1224];[.G1224];[.H1224];[.I1224];[.J1224];[.K1224];[.L1224];[.M1224])" office:value-type="string" office:string-value="{ id: 1224, name: 'Belgrave Road', postcode: 'EH12 6NG', ward_id: 15, lattitude: 55.9429593, longitude: -3.2777309 },">
            <text:p>{ id: 1224, name: 'Belgrave Road', postcode: 'EH12 6NG', ward_id: 15, lattitude: 55.9429593, longitude: -3.27773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25">
            <text:p>1225</text:p>
          </table:table-cell>
          <table:table-cell office:value-type="string">
            <text:p>, name: '</text:p>
          </table:table-cell>
          <table:table-cell office:value-type="string">
            <text:p>Woodfield Park</text:p>
          </table:table-cell>
          <table:table-cell office:value-type="string">
            <text:p>', postcode: '</text:p>
          </table:table-cell>
          <table:table-cell office:value-type="string">
            <text:p>EH13 0RA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39253">
            <text:p>55.9039253</text:p>
          </table:table-cell>
          <table:table-cell office:value-type="string">
            <text:p>, longitude: </text:p>
          </table:table-cell>
          <table:table-cell office:value-type="float" office:value="-3.265996">
            <text:p>-3.265996</text:p>
          </table:table-cell>
          <table:table-cell office:value-type="string">
            <text:p><text:s/>},</text:p>
          </table:table-cell>
          <table:table-cell table:formula="of:=CONCATENATE([.A1225];[.B1225];[.C1225];[.D1225];[.E1225];[.F1225];[.G1225];[.H1225];[.I1225];[.J1225];[.K1225];[.L1225];[.M1225])" office:value-type="string" office:string-value="{ id: 1225, name: 'Woodfield Park', postcode: 'EH13 0RA', ward_id: 5, lattitude: 55.9039253, longitude: -3.265996 },">
            <text:p>{ id: 1225, name: 'Woodfield Park', postcode: 'EH13 0RA', ward_id: 5, lattitude: 55.9039253, longitude: -3.2659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26">
            <text:p>1226</text:p>
          </table:table-cell>
          <table:table-cell office:value-type="string">
            <text:p>, name: '</text:p>
          </table:table-cell>
          <table:table-cell office:value-type="string">
            <text:p>Brandfield Street</text:p>
          </table:table-cell>
          <table:table-cell office:value-type="string">
            <text:p>', postcode: '</text:p>
          </table:table-cell>
          <table:table-cell office:value-type="string">
            <text:p>EH3 8AS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432889">
            <text:p>55.9432889</text:p>
          </table:table-cell>
          <table:table-cell office:value-type="string">
            <text:p>, longitude: </text:p>
          </table:table-cell>
          <table:table-cell office:value-type="float" office:value="-3.2124406">
            <text:p>-3.2124406</text:p>
          </table:table-cell>
          <table:table-cell office:value-type="string">
            <text:p><text:s/>},</text:p>
          </table:table-cell>
          <table:table-cell table:formula="of:=CONCATENATE([.A1226];[.B1226];[.C1226];[.D1226];[.E1226];[.F1226];[.G1226];[.H1226];[.I1226];[.J1226];[.K1226];[.L1226];[.M1226])" office:value-type="string" office:string-value="{ id: 1226, name: 'Brandfield Street', postcode: 'EH3 8AS', ward_id: 2, lattitude: 55.9432889, longitude: -3.2124406 },">
            <text:p>{ id: 1226, name: 'Brandfield Street', postcode: 'EH3 8AS', ward_id: 2, lattitude: 55.9432889, longitude: -3.21244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27">
            <text:p>1227</text:p>
          </table:table-cell>
          <table:table-cell office:value-type="string">
            <text:p>, name: '</text:p>
          </table:table-cell>
          <table:table-cell office:value-type="string">
            <text:p>North Gyle Farm Court</text:p>
          </table:table-cell>
          <table:table-cell office:value-type="string">
            <text:p>', postcode: '</text:p>
          </table:table-cell>
          <table:table-cell office:value-type="string">
            <text:p>EH12 8LQ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22228">
            <text:p>55.9422228</text:p>
          </table:table-cell>
          <table:table-cell office:value-type="string">
            <text:p>, longitude: </text:p>
          </table:table-cell>
          <table:table-cell office:value-type="float" office:value="-3.3084118">
            <text:p>-3.3084118</text:p>
          </table:table-cell>
          <table:table-cell office:value-type="string">
            <text:p><text:s/>},</text:p>
          </table:table-cell>
          <table:table-cell table:formula="of:=CONCATENATE([.A1227];[.B1227];[.C1227];[.D1227];[.E1227];[.F1227];[.G1227];[.H1227];[.I1227];[.J1227];[.K1227];[.L1227];[.M1227])" office:value-type="string" office:string-value="{ id: 1227, name: 'North Gyle Farm Court', postcode: 'EH12 8LQ', ward_id: 9, lattitude: 55.9422228, longitude: -3.3084118 },">
            <text:p>{ id: 1227, name: 'North Gyle Farm Court', postcode: 'EH12 8LQ', ward_id: 9, lattitude: 55.9422228, longitude: -3.30841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28">
            <text:p>1228</text:p>
          </table:table-cell>
          <table:table-cell office:value-type="string">
            <text:p>, name: '</text:p>
          </table:table-cell>
          <table:table-cell office:value-type="string">
            <text:p>Northfield Square</text:p>
          </table:table-cell>
          <table:table-cell office:value-type="string">
            <text:p>', postcode: '</text:p>
          </table:table-cell>
          <table:table-cell office:value-type="string">
            <text:p>EH8 7PJ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01932">
            <text:p>55.9501932</text:p>
          </table:table-cell>
          <table:table-cell office:value-type="string">
            <text:p>, longitude: </text:p>
          </table:table-cell>
          <table:table-cell office:value-type="float" office:value="-3.1358277">
            <text:p>-3.1358277</text:p>
          </table:table-cell>
          <table:table-cell office:value-type="string">
            <text:p><text:s/>},</text:p>
          </table:table-cell>
          <table:table-cell table:formula="of:=CONCATENATE([.A1228];[.B1228];[.C1228];[.D1228];[.E1228];[.F1228];[.G1228];[.H1228];[.I1228];[.J1228];[.K1228];[.L1228];[.M1228])" office:value-type="string" office:string-value="{ id: 1228, name: 'Northfield Square', postcode: 'EH8 7PJ', ward_id: 1, lattitude: 55.9501932, longitude: -3.1358277 },">
            <text:p>{ id: 1228, name: 'Northfield Square', postcode: 'EH8 7PJ', ward_id: 1, lattitude: 55.9501932, longitude: -3.135827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29">
            <text:p>1229</text:p>
          </table:table-cell>
          <table:table-cell office:value-type="string">
            <text:p>, name: '</text:p>
          </table:table-cell>
          <table:table-cell office:value-type="string">
            <text:p>Mountcastle Crescent 164 - Mountcastle Terrace 97</text:p>
          </table:table-cell>
          <table:table-cell office:value-type="string">
            <text:p>', postcode: '</text:p>
          </table:table-cell>
          <table:table-cell office:value-type="string">
            <text:p>EH8 7SG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22446">
            <text:p>55.9522446</text:p>
          </table:table-cell>
          <table:table-cell office:value-type="string">
            <text:p>, longitude: </text:p>
          </table:table-cell>
          <table:table-cell office:value-type="float" office:value="-3.1302971">
            <text:p>-3.1302971</text:p>
          </table:table-cell>
          <table:table-cell office:value-type="string">
            <text:p><text:s/>},</text:p>
          </table:table-cell>
          <table:table-cell table:formula="of:=CONCATENATE([.A1229];[.B1229];[.C1229];[.D1229];[.E1229];[.F1229];[.G1229];[.H1229];[.I1229];[.J1229];[.K1229];[.L1229];[.M1229])" office:value-type="string" office:string-value="{ id: 1229, name: 'Mountcastle Crescent 164 - Mountcastle Terrace 97', postcode: 'EH8 7SG', ward_id: 1, lattitude: 55.9522446, longitude: -3.1302971 },">
            <text:p>{ id: 1229, name: 'Mountcastle Crescent 164 - Mountcastle Terrace 97', postcode: 'EH8 7SG', ward_id: 1, lattitude: 55.9522446, longitude: -3.130297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30">
            <text:p>1230</text:p>
          </table:table-cell>
          <table:table-cell office:value-type="string">
            <text:p>, name: '</text:p>
          </table:table-cell>
          <table:table-cell office:value-type="string">
            <text:p>The Causeway</text:p>
          </table:table-cell>
          <table:table-cell office:value-type="string">
            <text:p>', postcode: '</text:p>
          </table:table-cell>
          <table:table-cell office:value-type="string">
            <text:p>EH15 3PZ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24101">
            <text:p>55.9424101</text:p>
          </table:table-cell>
          <table:table-cell office:value-type="string">
            <text:p>, longitude: </text:p>
          </table:table-cell>
          <table:table-cell office:value-type="float" office:value="-3.147283">
            <text:p>-3.147283</text:p>
          </table:table-cell>
          <table:table-cell office:value-type="string">
            <text:p><text:s/>},</text:p>
          </table:table-cell>
          <table:table-cell table:formula="of:=CONCATENATE([.A1230];[.B1230];[.C1230];[.D1230];[.E1230];[.F1230];[.G1230];[.H1230];[.I1230];[.J1230];[.K1230];[.L1230];[.M1230])" office:value-type="string" office:string-value="{ id: 1230, name: 'The Causeway', postcode: 'EH15 3PZ', ward_id: 1, lattitude: 55.9424101, longitude: -3.147283 },">
            <text:p>{ id: 1230, name: 'The Causeway', postcode: 'EH15 3PZ', ward_id: 1, lattitude: 55.9424101, longitude: -3.1472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31">
            <text:p>1231</text:p>
          </table:table-cell>
          <table:table-cell office:value-type="string">
            <text:p>, name: '</text:p>
          </table:table-cell>
          <table:table-cell office:value-type="string">
            <text:p>Clerwood Way</text:p>
          </table:table-cell>
          <table:table-cell office:value-type="string">
            <text:p>', postcode: '</text:p>
          </table:table-cell>
          <table:table-cell office:value-type="string">
            <text:p>EH12 8QA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11859">
            <text:p>55.9511859</text:p>
          </table:table-cell>
          <table:table-cell office:value-type="string">
            <text:p>, longitude: </text:p>
          </table:table-cell>
          <table:table-cell office:value-type="float" office:value="-3.2884041">
            <text:p>-3.2884041</text:p>
          </table:table-cell>
          <table:table-cell office:value-type="string">
            <text:p><text:s/>},</text:p>
          </table:table-cell>
          <table:table-cell table:formula="of:=CONCATENATE([.A1231];[.B1231];[.C1231];[.D1231];[.E1231];[.F1231];[.G1231];[.H1231];[.I1231];[.J1231];[.K1231];[.L1231];[.M1231])" office:value-type="string" office:string-value="{ id: 1231, name: 'Clerwood Way', postcode: 'EH12 8QA', ward_id: 9, lattitude: 55.9511859, longitude: -3.2884041 },">
            <text:p>{ id: 1231, name: 'Clerwood Way', postcode: 'EH12 8QA', ward_id: 9, lattitude: 55.9511859, longitude: -3.28840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32">
            <text:p>1232</text:p>
          </table:table-cell>
          <table:table-cell office:value-type="string">
            <text:p>, name: '</text:p>
          </table:table-cell>
          <table:table-cell office:value-type="string">
            <text:p>Lily Terrace</text:p>
          </table:table-cell>
          <table:table-cell office:value-type="string">
            <text:p>', postcode: '</text:p>
          </table:table-cell>
          <table:table-cell office:value-type="string">
            <text:p>EH11 1PN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339357">
            <text:p>55.9339357</text:p>
          </table:table-cell>
          <table:table-cell office:value-type="string">
            <text:p>, longitude: </text:p>
          </table:table-cell>
          <table:table-cell office:value-type="float" office:value="-3.2302744">
            <text:p>-3.2302744</text:p>
          </table:table-cell>
          <table:table-cell office:value-type="string">
            <text:p><text:s/>},</text:p>
          </table:table-cell>
          <table:table-cell table:formula="of:=CONCATENATE([.A1232];[.B1232];[.C1232];[.D1232];[.E1232];[.F1232];[.G1232];[.H1232];[.I1232];[.J1232];[.K1232];[.L1232];[.M1232])" office:value-type="string" office:string-value="{ id: 1232, name: 'Lily Terrace', postcode: 'EH11 1PN', ward_id: 2, lattitude: 55.9339357, longitude: -3.2302744 },">
            <text:p>{ id: 1232, name: 'Lily Terrace', postcode: 'EH11 1PN', ward_id: 2, lattitude: 55.9339357, longitude: -3.23027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33">
            <text:p>1233</text:p>
          </table:table-cell>
          <table:table-cell office:value-type="string">
            <text:p>, name: '</text:p>
          </table:table-cell>
          <table:table-cell office:value-type="string">
            <text:p>Cherry Tree Park</text:p>
          </table:table-cell>
          <table:table-cell office:value-type="string">
            <text:p>', postcode: '</text:p>
          </table:table-cell>
          <table:table-cell office:value-type="string">
            <text:p>EH14 5AJ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3554">
            <text:p>55.893554</text:p>
          </table:table-cell>
          <table:table-cell office:value-type="string">
            <text:p>, longitude: </text:p>
          </table:table-cell>
          <table:table-cell office:value-type="float" office:value="-3.3284371">
            <text:p>-3.3284371</text:p>
          </table:table-cell>
          <table:table-cell office:value-type="string">
            <text:p><text:s/>},</text:p>
          </table:table-cell>
          <table:table-cell table:formula="of:=CONCATENATE([.A1233];[.B1233];[.C1233];[.D1233];[.E1233];[.F1233];[.G1233];[.H1233];[.I1233];[.J1233];[.K1233];[.L1233];[.M1233])" office:value-type="string" office:string-value="{ id: 1233, name: 'Cherry Tree Park', postcode: 'EH14 5AJ', ward_id: 10, lattitude: 55.893554, longitude: -3.3284371 },">
            <text:p>{ id: 1233, name: 'Cherry Tree Park', postcode: 'EH14 5AJ', ward_id: 10, lattitude: 55.893554, longitude: -3.328437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34">
            <text:p>1234</text:p>
          </table:table-cell>
          <table:table-cell office:value-type="string">
            <text:p>, name: '</text:p>
          </table:table-cell>
          <table:table-cell office:value-type="string">
            <text:p>Glendevon Grove</text:p>
          </table:table-cell>
          <table:table-cell office:value-type="string">
            <text:p>', postcode: '</text:p>
          </table:table-cell>
          <table:table-cell office:value-type="string">
            <text:p>EH12 5UU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97259">
            <text:p>55.9397259</text:p>
          </table:table-cell>
          <table:table-cell office:value-type="string">
            <text:p>, longitude: </text:p>
          </table:table-cell>
          <table:table-cell office:value-type="float" office:value="-3.2564081">
            <text:p>-3.2564081</text:p>
          </table:table-cell>
          <table:table-cell office:value-type="string">
            <text:p><text:s/>},</text:p>
          </table:table-cell>
          <table:table-cell table:formula="of:=CONCATENATE([.A1234];[.B1234];[.C1234];[.D1234];[.E1234];[.F1234];[.G1234];[.H1234];[.I1234];[.J1234];[.K1234];[.L1234];[.M1234])" office:value-type="string" office:string-value="{ id: 1234, name: 'Glendevon Grove', postcode: 'EH12 5UU', ward_id: 15, lattitude: 55.9397259, longitude: -3.2564081 },">
            <text:p>{ id: 1234, name: 'Glendevon Grove', postcode: 'EH12 5UU', ward_id: 15, lattitude: 55.9397259, longitude: -3.256408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35">
            <text:p>1235</text:p>
          </table:table-cell>
          <table:table-cell office:value-type="string">
            <text:p>, name: '</text:p>
          </table:table-cell>
          <table:table-cell office:value-type="string">
            <text:p>Carfrae Gardens</text:p>
          </table:table-cell>
          <table:table-cell office:value-type="string">
            <text:p>', postcode: '</text:p>
          </table:table-cell>
          <table:table-cell office:value-type="string">
            <text:p>EH4 3ST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90089">
            <text:p>55.9590089</text:p>
          </table:table-cell>
          <table:table-cell office:value-type="string">
            <text:p>, longitude: </text:p>
          </table:table-cell>
          <table:table-cell office:value-type="float" office:value="-3.2647918">
            <text:p>-3.2647918</text:p>
          </table:table-cell>
          <table:table-cell office:value-type="string">
            <text:p><text:s/>},</text:p>
          </table:table-cell>
          <table:table-cell table:formula="of:=CONCATENATE([.A1235];[.B1235];[.C1235];[.D1235];[.E1235];[.F1235];[.G1235];[.H1235];[.I1235];[.J1235];[.K1235];[.L1235];[.M1235])" office:value-type="string" office:string-value="{ id: 1235, name: 'Carfrae Gardens', postcode: 'EH4 3ST', ward_id: 4, lattitude: 55.9590089, longitude: -3.2647918 },">
            <text:p>{ id: 1235, name: 'Carfrae Gardens', postcode: 'EH4 3ST', ward_id: 4, lattitude: 55.9590089, longitude: -3.26479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36">
            <text:p>1236</text:p>
          </table:table-cell>
          <table:table-cell office:value-type="string">
            <text:p>, name: '</text:p>
          </table:table-cell>
          <table:table-cell office:value-type="string">
            <text:p>South Gyle Wynd</text:p>
          </table:table-cell>
          <table:table-cell office:value-type="string">
            <text:p>', postcode: '</text:p>
          </table:table-cell>
          <table:table-cell office:value-type="string">
            <text:p>EH12 9HJ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340272">
            <text:p>55.9340272</text:p>
          </table:table-cell>
          <table:table-cell office:value-type="string">
            <text:p>, longitude: </text:p>
          </table:table-cell>
          <table:table-cell office:value-type="float" office:value="-3.2956234">
            <text:p>-3.2956234</text:p>
          </table:table-cell>
          <table:table-cell office:value-type="string">
            <text:p><text:s/>},</text:p>
          </table:table-cell>
          <table:table-cell table:formula="of:=CONCATENATE([.A1236];[.B1236];[.C1236];[.D1236];[.E1236];[.F1236];[.G1236];[.H1236];[.I1236];[.J1236];[.K1236];[.L1236];[.M1236])" office:value-type="string" office:string-value="{ id: 1236, name: 'South Gyle Wynd', postcode: 'EH12 9HJ', ward_id: 9, lattitude: 55.9340272, longitude: -3.2956234 },">
            <text:p>{ id: 1236, name: 'South Gyle Wynd', postcode: 'EH12 9HJ', ward_id: 9, lattitude: 55.9340272, longitude: -3.29562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37">
            <text:p>1237</text:p>
          </table:table-cell>
          <table:table-cell office:value-type="string">
            <text:p>, name: '</text:p>
          </table:table-cell>
          <table:table-cell office:value-type="string">
            <text:p>Carlyle Place</text:p>
          </table:table-cell>
          <table:table-cell office:value-type="string">
            <text:p>', postcode: '</text:p>
          </table:table-cell>
          <table:table-cell office:value-type="string">
            <text:p>EH7 5RY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580114">
            <text:p>55.9580114</text:p>
          </table:table-cell>
          <table:table-cell office:value-type="string">
            <text:p>, longitude: </text:p>
          </table:table-cell>
          <table:table-cell office:value-type="float" office:value="-3.1677217">
            <text:p>-3.1677217</text:p>
          </table:table-cell>
          <table:table-cell office:value-type="string">
            <text:p><text:s/>},</text:p>
          </table:table-cell>
          <table:table-cell table:formula="of:=CONCATENATE([.A1237];[.B1237];[.C1237];[.D1237];[.E1237];[.F1237];[.G1237];[.H1237];[.I1237];[.J1237];[.K1237];[.L1237];[.M1237])" office:value-type="string" office:string-value="{ id: 1237, name: 'Carlyle Place', postcode: 'EH7 5RY', ward_id: 12, lattitude: 55.9580114, longitude: -3.1677217 },">
            <text:p>{ id: 1237, name: 'Carlyle Place', postcode: 'EH7 5RY', ward_id: 12, lattitude: 55.9580114, longitude: -3.167721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38">
            <text:p>1238</text:p>
          </table:table-cell>
          <table:table-cell office:value-type="string">
            <text:p>, name: '</text:p>
          </table:table-cell>
          <table:table-cell office:value-type="string">
            <text:p>Western Place</text:p>
          </table:table-cell>
          <table:table-cell office:value-type="string">
            <text:p>', postcode: '</text:p>
          </table:table-cell>
          <table:table-cell office:value-type="string">
            <text:p>EH12 5QA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6954">
            <text:p>55.9446954</text:p>
          </table:table-cell>
          <table:table-cell office:value-type="string">
            <text:p>, longitude: </text:p>
          </table:table-cell>
          <table:table-cell office:value-type="float" office:value="-3.2495561">
            <text:p>-3.2495561</text:p>
          </table:table-cell>
          <table:table-cell office:value-type="string">
            <text:p><text:s/>},</text:p>
          </table:table-cell>
          <table:table-cell table:formula="of:=CONCATENATE([.A1238];[.B1238];[.C1238];[.D1238];[.E1238];[.F1238];[.G1238];[.H1238];[.I1238];[.J1238];[.K1238];[.L1238];[.M1238])" office:value-type="string" office:string-value="{ id: 1238, name: 'Western Place', postcode: 'EH12 5QA', ward_id: 15, lattitude: 55.9446954, longitude: -3.2495561 },">
            <text:p>{ id: 1238, name: 'Western Place', postcode: 'EH12 5QA', ward_id: 15, lattitude: 55.9446954, longitude: -3.24955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39">
            <text:p>1239</text:p>
          </table:table-cell>
          <table:table-cell office:value-type="string">
            <text:p>, name: '</text:p>
          </table:table-cell>
          <table:table-cell office:value-type="string">
            <text:p>Oxgangs Road North</text:p>
          </table:table-cell>
          <table:table-cell office:value-type="string">
            <text:p>', postcode: '</text:p>
          </table:table-cell>
          <table:table-cell office:value-type="string">
            <text:p>EH13 9HA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100473">
            <text:p>55.9100473</text:p>
          </table:table-cell>
          <table:table-cell office:value-type="string">
            <text:p>, longitude: </text:p>
          </table:table-cell>
          <table:table-cell office:value-type="float" office:value="-3.2297433">
            <text:p>-3.2297433</text:p>
          </table:table-cell>
          <table:table-cell office:value-type="string">
            <text:p><text:s/>},</text:p>
          </table:table-cell>
          <table:table-cell table:formula="of:=CONCATENATE([.A1239];[.B1239];[.C1239];[.D1239];[.E1239];[.F1239];[.G1239];[.H1239];[.I1239];[.J1239];[.K1239];[.L1239];[.M1239])" office:value-type="string" office:string-value="{ id: 1239, name: 'Oxgangs Road North', postcode: 'EH13 9HA', ward_id: 5, lattitude: 55.9100473, longitude: -3.2297433 },">
            <text:p>{ id: 1239, name: 'Oxgangs Road North', postcode: 'EH13 9HA', ward_id: 5, lattitude: 55.9100473, longitude: -3.22974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40">
            <text:p>1240</text:p>
          </table:table-cell>
          <table:table-cell office:value-type="string">
            <text:p>, name: '</text:p>
          </table:table-cell>
          <table:table-cell office:value-type="string">
            <text:p>Newhalls Road</text:p>
          </table:table-cell>
          <table:table-cell office:value-type="string">
            <text:p>', postcode: '</text:p>
          </table:table-cell>
          <table:table-cell office:value-type="string">
            <text:p>EH30 9TA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901906">
            <text:p>55.9901906</text:p>
          </table:table-cell>
          <table:table-cell office:value-type="string">
            <text:p>, longitude: </text:p>
          </table:table-cell>
          <table:table-cell office:value-type="float" office:value="-3.3863256">
            <text:p>-3.3863256</text:p>
          </table:table-cell>
          <table:table-cell office:value-type="string">
            <text:p><text:s/>},</text:p>
          </table:table-cell>
          <table:table-cell table:formula="of:=CONCATENATE([.A1240];[.B1240];[.C1240];[.D1240];[.E1240];[.F1240];[.G1240];[.H1240];[.I1240];[.J1240];[.K1240];[.L1240];[.M1240])" office:value-type="string" office:string-value="{ id: 1240, name: 'Newhalls Road', postcode: 'EH30 9TA', ward_id: 14, lattitude: 55.9901906, longitude: -3.3863256 },">
            <text:p>{ id: 1240, name: 'Newhalls Road', postcode: 'EH30 9TA', ward_id: 14, lattitude: 55.9901906, longitude: -3.38632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41">
            <text:p>1241</text:p>
          </table:table-cell>
          <table:table-cell office:value-type="string">
            <text:p>, name: '</text:p>
          </table:table-cell>
          <table:table-cell office:value-type="string">
            <text:p>Latch Park</text:p>
          </table:table-cell>
          <table:table-cell office:value-type="string">
            <text:p>', postcode: '</text:p>
          </table:table-cell>
          <table:table-cell office:value-type="string">
            <text:p>EH13 0FD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96453">
            <text:p>55.9096453</text:p>
          </table:table-cell>
          <table:table-cell office:value-type="string">
            <text:p>, longitude: </text:p>
          </table:table-cell>
          <table:table-cell office:value-type="float" office:value="-3.2412631">
            <text:p>-3.2412631</text:p>
          </table:table-cell>
          <table:table-cell office:value-type="string">
            <text:p><text:s/>},</text:p>
          </table:table-cell>
          <table:table-cell table:formula="of:=CONCATENATE([.A1241];[.B1241];[.C1241];[.D1241];[.E1241];[.F1241];[.G1241];[.H1241];[.I1241];[.J1241];[.K1241];[.L1241];[.M1241])" office:value-type="string" office:string-value="{ id: 1241, name: 'Latch Park', postcode: 'EH13 0FD', ward_id: 5, lattitude: 55.9096453, longitude: -3.2412631 },">
            <text:p>{ id: 1241, name: 'Latch Park', postcode: 'EH13 0FD', ward_id: 5, lattitude: 55.9096453, longitude: -3.24126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42">
            <text:p>1242</text:p>
          </table:table-cell>
          <table:table-cell office:value-type="string">
            <text:p>, name: '</text:p>
          </table:table-cell>
          <table:table-cell office:value-type="string">
            <text:p>Malleny Avenue </text:p>
          </table:table-cell>
          <table:table-cell office:value-type="string">
            <text:p>', postcode: '</text:p>
          </table:table-cell>
          <table:table-cell office:value-type="string">
            <text:p>EH14 7EJ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798196">
            <text:p>55.8798196</text:p>
          </table:table-cell>
          <table:table-cell office:value-type="string">
            <text:p>, longitude: </text:p>
          </table:table-cell>
          <table:table-cell office:value-type="float" office:value="-3.3378596">
            <text:p>-3.3378596</text:p>
          </table:table-cell>
          <table:table-cell office:value-type="string">
            <text:p><text:s/>},</text:p>
          </table:table-cell>
          <table:table-cell table:formula="of:=CONCATENATE([.A1242];[.B1242];[.C1242];[.D1242];[.E1242];[.F1242];[.G1242];[.H1242];[.I1242];[.J1242];[.K1242];[.L1242];[.M1242])" office:value-type="string" office:string-value="{ id: 1242, name: 'Malleny Avenue ', postcode: 'EH14 7EJ', ward_id: 10, lattitude: 55.8798196, longitude: -3.3378596 },">
            <text:p>{ id: 1242, name: 'Malleny Avenue ', postcode: 'EH14 7EJ', ward_id: 10, lattitude: 55.8798196, longitude: -3.33785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43">
            <text:p>1243</text:p>
          </table:table-cell>
          <table:table-cell office:value-type="string">
            <text:p>, name: '</text:p>
          </table:table-cell>
          <table:table-cell office:value-type="string">
            <text:p>Gladstones Close</text:p>
          </table:table-cell>
          <table:table-cell office:value-type="string">
            <text:p>', postcode: '</text:p>
          </table:table-cell>
          <table:table-cell office:value-type="string">
            <text:p>EH6 7LX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99043">
            <text:p>55.9699043</text:p>
          </table:table-cell>
          <table:table-cell office:value-type="string">
            <text:p>, longitude: </text:p>
          </table:table-cell>
          <table:table-cell office:value-type="float" office:value="-3.1591206">
            <text:p>-3.1591206</text:p>
          </table:table-cell>
          <table:table-cell office:value-type="string">
            <text:p><text:s/>},</text:p>
          </table:table-cell>
          <table:table-cell table:formula="of:=CONCATENATE([.A1243];[.B1243];[.C1243];[.D1243];[.E1243];[.F1243];[.G1243];[.H1243];[.I1243];[.J1243];[.K1243];[.L1243];[.M1243])" office:value-type="string" office:string-value="{ id: 1243, name: 'Gladstones Close', postcode: 'EH6 7LX', ward_id: 8, lattitude: 55.9699043, longitude: -3.1591206 },">
            <text:p>{ id: 1243, name: 'Gladstones Close', postcode: 'EH6 7LX', ward_id: 8, lattitude: 55.9699043, longitude: -3.15912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44">
            <text:p>1244</text:p>
          </table:table-cell>
          <table:table-cell office:value-type="string">
            <text:p>, name: '</text:p>
          </table:table-cell>
          <table:table-cell office:value-type="string">
            <text:p>Foulis Crescent</text:p>
          </table:table-cell>
          <table:table-cell office:value-type="string">
            <text:p>', postcode: '</text:p>
          </table:table-cell>
          <table:table-cell office:value-type="string">
            <text:p>EH14 5BN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063908">
            <text:p>55.9063908</text:p>
          </table:table-cell>
          <table:table-cell office:value-type="string">
            <text:p>, longitude: </text:p>
          </table:table-cell>
          <table:table-cell office:value-type="float" office:value="-3.2802562">
            <text:p>-3.2802562</text:p>
          </table:table-cell>
          <table:table-cell office:value-type="string">
            <text:p><text:s/>},</text:p>
          </table:table-cell>
          <table:table-cell table:formula="of:=CONCATENATE([.A1244];[.B1244];[.C1244];[.D1244];[.E1244];[.F1244];[.G1244];[.H1244];[.I1244];[.J1244];[.K1244];[.L1244];[.M1244])" office:value-type="string" office:string-value="{ id: 1244, name: 'Foulis Crescent', postcode: 'EH14 5BN', ward_id: 10, lattitude: 55.9063908, longitude: -3.2802562 },">
            <text:p>{ id: 1244, name: 'Foulis Crescent', postcode: 'EH14 5BN', ward_id: 10, lattitude: 55.9063908, longitude: -3.280256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45">
            <text:p>1245</text:p>
          </table:table-cell>
          <table:table-cell office:value-type="string">
            <text:p>, name: '</text:p>
          </table:table-cell>
          <table:table-cell office:value-type="string">
            <text:p>St. John'S Avenue</text:p>
          </table:table-cell>
          <table:table-cell office:value-type="string">
            <text:p>', postcode: '</text:p>
          </table:table-cell>
          <table:table-cell office:value-type="string">
            <text:p>EH12 6NR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17902">
            <text:p>55.9417902</text:p>
          </table:table-cell>
          <table:table-cell office:value-type="string">
            <text:p>, longitude: </text:p>
          </table:table-cell>
          <table:table-cell office:value-type="float" office:value="-3.2756721">
            <text:p>-3.2756721</text:p>
          </table:table-cell>
          <table:table-cell office:value-type="string">
            <text:p><text:s/>},</text:p>
          </table:table-cell>
          <table:table-cell table:formula="of:=CONCATENATE([.A1245];[.B1245];[.C1245];[.D1245];[.E1245];[.F1245];[.G1245];[.H1245];[.I1245];[.J1245];[.K1245];[.L1245];[.M1245])" office:value-type="string" office:string-value="{ id: 1245, name: 'St. John'S Avenue', postcode: 'EH12 6NR', ward_id: 15, lattitude: 55.9417902, longitude: -3.2756721 },">
            <text:p>{ id: 1245, name: 'St. John'S Avenue', postcode: 'EH12 6NR', ward_id: 15, lattitude: 55.9417902, longitude: -3.27567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46">
            <text:p>1246</text:p>
          </table:table-cell>
          <table:table-cell office:value-type="string">
            <text:p>, name: '</text:p>
          </table:table-cell>
          <table:table-cell office:value-type="string">
            <text:p>Gimerton Dykes Avenue</text:p>
          </table:table-cell>
          <table:table-cell office:value-type="string">
            <text:p>', postcode: '</text:p>
          </table:table-cell>
          <table:table-cell office:value-type="string">
            <text:p>EH17 8LS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4063">
            <text:p>55.904063</text:p>
          </table:table-cell>
          <table:table-cell office:value-type="string">
            <text:p>, longitude: </text:p>
          </table:table-cell>
          <table:table-cell office:value-type="float" office:value="-3.144326">
            <text:p>-3.144326</text:p>
          </table:table-cell>
          <table:table-cell office:value-type="string">
            <text:p><text:s/>},</text:p>
          </table:table-cell>
          <table:table-cell table:formula="of:=CONCATENATE([.A1246];[.B1246];[.C1246];[.D1246];[.E1246];[.F1246];[.G1246];[.H1246];[.I1246];[.J1246];[.K1246];[.L1246];[.M1246])" office:value-type="string" office:string-value="{ id: 1246, name: 'Gimerton Dykes Avenue', postcode: 'EH17 8LS', ward_id: 16, lattitude: 55.904063, longitude: -3.144326 },">
            <text:p>{ id: 1246, name: 'Gimerton Dykes Avenue', postcode: 'EH17 8LS', ward_id: 16, lattitude: 55.904063, longitude: -3.14432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47">
            <text:p>1247</text:p>
          </table:table-cell>
          <table:table-cell office:value-type="string">
            <text:p>, name: '</text:p>
          </table:table-cell>
          <table:table-cell office:value-type="string">
            <text:p>Parliament Street</text:p>
          </table:table-cell>
          <table:table-cell office:value-type="string">
            <text:p>', postcode: '</text:p>
          </table:table-cell>
          <table:table-cell office:value-type="string">
            <text:p>EH6 6EQ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45872">
            <text:p>55.9745872</text:p>
          </table:table-cell>
          <table:table-cell office:value-type="string">
            <text:p>, longitude: </text:p>
          </table:table-cell>
          <table:table-cell office:value-type="float" office:value="-3.1729904">
            <text:p>-3.1729904</text:p>
          </table:table-cell>
          <table:table-cell office:value-type="string">
            <text:p><text:s/>},</text:p>
          </table:table-cell>
          <table:table-cell table:formula="of:=CONCATENATE([.A1247];[.B1247];[.C1247];[.D1247];[.E1247];[.F1247];[.G1247];[.H1247];[.I1247];[.J1247];[.K1247];[.L1247];[.M1247])" office:value-type="string" office:string-value="{ id: 1247, name: 'Parliament Street', postcode: 'EH6 6EQ', ward_id: 8, lattitude: 55.9745872, longitude: -3.1729904 },">
            <text:p>{ id: 1247, name: 'Parliament Street', postcode: 'EH6 6EQ', ward_id: 8, lattitude: 55.9745872, longitude: -3.172990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48">
            <text:p>1248</text:p>
          </table:table-cell>
          <table:table-cell office:value-type="string">
            <text:p>, name: '</text:p>
          </table:table-cell>
          <table:table-cell office:value-type="string">
            <text:p>Manse Road</text:p>
          </table:table-cell>
          <table:table-cell office:value-type="string">
            <text:p>', postcode: '</text:p>
          </table:table-cell>
          <table:table-cell office:value-type="string">
            <text:p>EH12 7SW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18171">
            <text:p>55.9418171</text:p>
          </table:table-cell>
          <table:table-cell office:value-type="string">
            <text:p>, longitude: </text:p>
          </table:table-cell>
          <table:table-cell office:value-type="float" office:value="-3.284625">
            <text:p>-3.284625</text:p>
          </table:table-cell>
          <table:table-cell office:value-type="string">
            <text:p><text:s/>},</text:p>
          </table:table-cell>
          <table:table-cell table:formula="of:=CONCATENATE([.A1248];[.B1248];[.C1248];[.D1248];[.E1248];[.F1248];[.G1248];[.H1248];[.I1248];[.J1248];[.K1248];[.L1248];[.M1248])" office:value-type="string" office:string-value="{ id: 1248, name: 'Manse Road', postcode: 'EH12 7SW', ward_id: 15, lattitude: 55.9418171, longitude: -3.284625 },">
            <text:p>{ id: 1248, name: 'Manse Road', postcode: 'EH12 7SW', ward_id: 15, lattitude: 55.9418171, longitude: -3.2846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49">
            <text:p>1249</text:p>
          </table:table-cell>
          <table:table-cell office:value-type="string">
            <text:p>, name: '</text:p>
          </table:table-cell>
          <table:table-cell office:value-type="string">
            <text:p>Meadowfield Drive</text:p>
          </table:table-cell>
          <table:table-cell office:value-type="string">
            <text:p>', postcode: '</text:p>
          </table:table-cell>
          <table:table-cell office:value-type="string">
            <text:p>EH8 7LX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63331">
            <text:p>55.9463331</text:p>
          </table:table-cell>
          <table:table-cell office:value-type="string">
            <text:p>, longitude: </text:p>
          </table:table-cell>
          <table:table-cell office:value-type="float" office:value="-3.1433889">
            <text:p>-3.1433889</text:p>
          </table:table-cell>
          <table:table-cell office:value-type="string">
            <text:p><text:s/>},</text:p>
          </table:table-cell>
          <table:table-cell table:formula="of:=CONCATENATE([.A1249];[.B1249];[.C1249];[.D1249];[.E1249];[.F1249];[.G1249];[.H1249];[.I1249];[.J1249];[.K1249];[.L1249];[.M1249])" office:value-type="string" office:string-value="{ id: 1249, name: 'Meadowfield Drive', postcode: 'EH8 7LX', ward_id: 1, lattitude: 55.9463331, longitude: -3.1433889 },">
            <text:p>{ id: 1249, name: 'Meadowfield Drive', postcode: 'EH8 7LX', ward_id: 1, lattitude: 55.9463331, longitude: -3.143388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50">
            <text:p>1250</text:p>
          </table:table-cell>
          <table:table-cell office:value-type="string">
            <text:p>, name: '</text:p>
          </table:table-cell>
          <table:table-cell office:value-type="string">
            <text:p>Newmains Farm Lane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1250];[.B1250];[.C1250];[.D1250];[.E1250];[.F1250];[.G1250];[.H1250];[.I1250];[.J1250];[.K1250];[.L1250];[.M1250])" office:value-type="string" office:string-value="{ id: 1250, name: 'Newmains Farm Lane', postcode: 'EH1 3EG', ward_id: 6, lattitude: 55.953252, longitude: -3.188267 },">
            <text:p>{ id: 1250, name: 'Newmains Farm Lane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51">
            <text:p>1251</text:p>
          </table:table-cell>
          <table:table-cell office:value-type="string">
            <text:p>, name: '</text:p>
          </table:table-cell>
          <table:table-cell office:value-type="string">
            <text:p>Pentland Place</text:p>
          </table:table-cell>
          <table:table-cell office:value-type="string">
            <text:p>', postcode: '</text:p>
          </table:table-cell>
          <table:table-cell office:value-type="string">
            <text:p>EH14 5QF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964674">
            <text:p>55.8964674</text:p>
          </table:table-cell>
          <table:table-cell office:value-type="string">
            <text:p>, longitude: </text:p>
          </table:table-cell>
          <table:table-cell office:value-type="float" office:value="-3.3134334">
            <text:p>-3.3134334</text:p>
          </table:table-cell>
          <table:table-cell office:value-type="string">
            <text:p><text:s/>},</text:p>
          </table:table-cell>
          <table:table-cell table:formula="of:=CONCATENATE([.A1251];[.B1251];[.C1251];[.D1251];[.E1251];[.F1251];[.G1251];[.H1251];[.I1251];[.J1251];[.K1251];[.L1251];[.M1251])" office:value-type="string" office:string-value="{ id: 1251, name: 'Pentland Place', postcode: 'EH14 5QF', ward_id: 10, lattitude: 55.8964674, longitude: -3.3134334 },">
            <text:p>{ id: 1251, name: 'Pentland Place', postcode: 'EH14 5QF', ward_id: 10, lattitude: 55.8964674, longitude: -3.31343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52">
            <text:p>1252</text:p>
          </table:table-cell>
          <table:table-cell office:value-type="string">
            <text:p>, name: '</text:p>
          </table:table-cell>
          <table:table-cell office:value-type="string">
            <text:p>John Mason Court</text:p>
          </table:table-cell>
          <table:table-cell office:value-type="string">
            <text:p>', postcode: '</text:p>
          </table:table-cell>
          <table:table-cell office:value-type="string">
            <text:p>EH30 9QG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43611">
            <text:p>55.9843611</text:p>
          </table:table-cell>
          <table:table-cell office:value-type="string">
            <text:p>, longitude: </text:p>
          </table:table-cell>
          <table:table-cell office:value-type="float" office:value="-3.3933469">
            <text:p>-3.3933469</text:p>
          </table:table-cell>
          <table:table-cell office:value-type="string">
            <text:p><text:s/>},</text:p>
          </table:table-cell>
          <table:table-cell table:formula="of:=CONCATENATE([.A1252];[.B1252];[.C1252];[.D1252];[.E1252];[.F1252];[.G1252];[.H1252];[.I1252];[.J1252];[.K1252];[.L1252];[.M1252])" office:value-type="string" office:string-value="{ id: 1252, name: 'John Mason Court', postcode: 'EH30 9QG', ward_id: 14, lattitude: 55.9843611, longitude: -3.3933469 },">
            <text:p>{ id: 1252, name: 'John Mason Court', postcode: 'EH30 9QG', ward_id: 14, lattitude: 55.9843611, longitude: -3.39334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53">
            <text:p>1253</text:p>
          </table:table-cell>
          <table:table-cell office:value-type="string">
            <text:p>, name: '</text:p>
          </table:table-cell>
          <table:table-cell office:value-type="string">
            <text:p>Charterhall Road</text:p>
          </table:table-cell>
          <table:table-cell office:value-type="string">
            <text:p>', postcode: '</text:p>
          </table:table-cell>
          <table:table-cell office:value-type="string">
            <text:p>EH9 3HT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62546">
            <text:p>55.9262546</text:p>
          </table:table-cell>
          <table:table-cell office:value-type="string">
            <text:p>, longitude: </text:p>
          </table:table-cell>
          <table:table-cell office:value-type="float" office:value="-3.1898674">
            <text:p>-3.1898674</text:p>
          </table:table-cell>
          <table:table-cell office:value-type="string">
            <text:p><text:s/>},</text:p>
          </table:table-cell>
          <table:table-cell table:formula="of:=CONCATENATE([.A1253];[.B1253];[.C1253];[.D1253];[.E1253];[.F1253];[.G1253];[.H1253];[.I1253];[.J1253];[.K1253];[.L1253];[.M1253])" office:value-type="string" office:string-value="{ id: 1253, name: 'Charterhall Road', postcode: 'EH9 3HT', ward_id: 17, lattitude: 55.9262546, longitude: -3.1898674 },">
            <text:p>{ id: 1253, name: 'Charterhall Road', postcode: 'EH9 3HT', ward_id: 17, lattitude: 55.9262546, longitude: -3.189867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54">
            <text:p>1254</text:p>
          </table:table-cell>
          <table:table-cell office:value-type="string">
            <text:p>, name: '</text:p>
          </table:table-cell>
          <table:table-cell office:value-type="string">
            <text:p>Broomhall Road</text:p>
          </table:table-cell>
          <table:table-cell office:value-type="string">
            <text:p>', postcode: '</text:p>
          </table:table-cell>
          <table:table-cell office:value-type="string">
            <text:p>EH12 7PY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375673">
            <text:p>55.9375673</text:p>
          </table:table-cell>
          <table:table-cell office:value-type="string">
            <text:p>, longitude: </text:p>
          </table:table-cell>
          <table:table-cell office:value-type="float" office:value="-3.2871743">
            <text:p>-3.2871743</text:p>
          </table:table-cell>
          <table:table-cell office:value-type="string">
            <text:p><text:s/>},</text:p>
          </table:table-cell>
          <table:table-cell table:formula="of:=CONCATENATE([.A1254];[.B1254];[.C1254];[.D1254];[.E1254];[.F1254];[.G1254];[.H1254];[.I1254];[.J1254];[.K1254];[.L1254];[.M1254])" office:value-type="string" office:string-value="{ id: 1254, name: 'Broomhall Road', postcode: 'EH12 7PY', ward_id: 15, lattitude: 55.9375673, longitude: -3.2871743 },">
            <text:p>{ id: 1254, name: 'Broomhall Road', postcode: 'EH12 7PY', ward_id: 15, lattitude: 55.9375673, longitude: -3.28717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55">
            <text:p>1255</text:p>
          </table:table-cell>
          <table:table-cell office:value-type="string">
            <text:p>, name: '</text:p>
          </table:table-cell>
          <table:table-cell office:value-type="string">
            <text:p>Dalgety Street</text:p>
          </table:table-cell>
          <table:table-cell office:value-type="string">
            <text:p>', postcode: '</text:p>
          </table:table-cell>
          <table:table-cell office:value-type="string">
            <text:p>EH7 5UL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78222">
            <text:p>55.9578222</text:p>
          </table:table-cell>
          <table:table-cell office:value-type="string">
            <text:p>, longitude: </text:p>
          </table:table-cell>
          <table:table-cell office:value-type="float" office:value="-3.1611054">
            <text:p>-3.1611054</text:p>
          </table:table-cell>
          <table:table-cell office:value-type="string">
            <text:p><text:s/>},</text:p>
          </table:table-cell>
          <table:table-cell table:formula="of:=CONCATENATE([.A1255];[.B1255];[.C1255];[.D1255];[.E1255];[.F1255];[.G1255];[.H1255];[.I1255];[.J1255];[.K1255];[.L1255];[.M1255])" office:value-type="string" office:string-value="{ id: 1255, name: 'Dalgety Street', postcode: 'EH7 5UL', ward_id: 1, lattitude: 55.9578222, longitude: -3.1611054 },">
            <text:p>{ id: 1255, name: 'Dalgety Street', postcode: 'EH7 5UL', ward_id: 1, lattitude: 55.9578222, longitude: -3.161105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56">
            <text:p>1256</text:p>
          </table:table-cell>
          <table:table-cell office:value-type="string">
            <text:p>, name: '</text:p>
          </table:table-cell>
          <table:table-cell office:value-type="string">
            <text:p>Panmure Place</text:p>
          </table:table-cell>
          <table:table-cell office:value-type="string">
            <text:p>', postcode: '</text:p>
          </table:table-cell>
          <table:table-cell office:value-type="string">
            <text:p>EH3 9HP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430521">
            <text:p>55.9430521</text:p>
          </table:table-cell>
          <table:table-cell office:value-type="string">
            <text:p>, longitude: </text:p>
          </table:table-cell>
          <table:table-cell office:value-type="float" office:value="-3.2003558">
            <text:p>-3.2003558</text:p>
          </table:table-cell>
          <table:table-cell office:value-type="string">
            <text:p><text:s/>},</text:p>
          </table:table-cell>
          <table:table-cell table:formula="of:=CONCATENATE([.A1256];[.B1256];[.C1256];[.D1256];[.E1256];[.F1256];[.G1256];[.H1256];[.I1256];[.J1256];[.K1256];[.L1256];[.M1256])" office:value-type="string" office:string-value="{ id: 1256, name: 'Panmure Place', postcode: 'EH3 9HP', ward_id: 3, lattitude: 55.9430521, longitude: -3.2003558 },">
            <text:p>{ id: 1256, name: 'Panmure Place', postcode: 'EH3 9HP', ward_id: 3, lattitude: 55.9430521, longitude: -3.20035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57">
            <text:p>1257</text:p>
          </table:table-cell>
          <table:table-cell office:value-type="string">
            <text:p>, name: '</text:p>
          </table:table-cell>
          <table:table-cell office:value-type="string">
            <text:p>Learmonth View</text:p>
          </table:table-cell>
          <table:table-cell office:value-type="string">
            <text:p>', postcode: '</text:p>
          </table:table-cell>
          <table:table-cell office:value-type="string">
            <text:p>EH4 1EY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59837">
            <text:p>55.9559837</text:p>
          </table:table-cell>
          <table:table-cell office:value-type="string">
            <text:p>, longitude: </text:p>
          </table:table-cell>
          <table:table-cell office:value-type="float" office:value="-3.2178414">
            <text:p>-3.2178414</text:p>
          </table:table-cell>
          <table:table-cell office:value-type="string">
            <text:p><text:s/>},</text:p>
          </table:table-cell>
          <table:table-cell table:formula="of:=CONCATENATE([.A1257];[.B1257];[.C1257];[.D1257];[.E1257];[.F1257];[.G1257];[.H1257];[.I1257];[.J1257];[.K1257];[.L1257];[.M1257])" office:value-type="string" office:string-value="{ id: 1257, name: 'Learmonth View', postcode: 'EH4 1EY', ward_id: 4, lattitude: 55.9559837, longitude: -3.2178414 },">
            <text:p>{ id: 1257, name: 'Learmonth View', postcode: 'EH4 1EY', ward_id: 4, lattitude: 55.9559837, longitude: -3.21784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58">
            <text:p>1258</text:p>
          </table:table-cell>
          <table:table-cell office:value-type="string">
            <text:p>, name: '</text:p>
          </table:table-cell>
          <table:table-cell office:value-type="string">
            <text:p>Restalrig Square</text:p>
          </table:table-cell>
          <table:table-cell office:value-type="string">
            <text:p>', postcode: '</text:p>
          </table:table-cell>
          <table:table-cell office:value-type="string">
            <text:p>EH7 6HA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633541">
            <text:p>55.9633541</text:p>
          </table:table-cell>
          <table:table-cell office:value-type="string">
            <text:p>, longitude: </text:p>
          </table:table-cell>
          <table:table-cell office:value-type="float" office:value="-3.1526494">
            <text:p>-3.1526494</text:p>
          </table:table-cell>
          <table:table-cell office:value-type="string">
            <text:p><text:s/>},</text:p>
          </table:table-cell>
          <table:table-cell table:formula="of:=CONCATENATE([.A1258];[.B1258];[.C1258];[.D1258];[.E1258];[.F1258];[.G1258];[.H1258];[.I1258];[.J1258];[.K1258];[.L1258];[.M1258])" office:value-type="string" office:string-value="{ id: 1258, name: 'Restalrig Square', postcode: 'EH7 6HA', ward_id: 1, lattitude: 55.9633541, longitude: -3.1526494 },">
            <text:p>{ id: 1258, name: 'Restalrig Square', postcode: 'EH7 6HA', ward_id: 1, lattitude: 55.9633541, longitude: -3.15264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59">
            <text:p>1259</text:p>
          </table:table-cell>
          <table:table-cell office:value-type="string">
            <text:p>, name: '</text:p>
          </table:table-cell>
          <table:table-cell office:value-type="string">
            <text:p>Carlton Terrace Lane</text:p>
          </table:table-cell>
          <table:table-cell office:value-type="string">
            <text:p>', postcode: '</text:p>
          </table:table-cell>
          <table:table-cell office:value-type="string">
            <text:p>EH7 5DB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60785">
            <text:p>55.9560785</text:p>
          </table:table-cell>
          <table:table-cell office:value-type="string">
            <text:p>, longitude: </text:p>
          </table:table-cell>
          <table:table-cell office:value-type="float" office:value="-3.1749506">
            <text:p>-3.1749506</text:p>
          </table:table-cell>
          <table:table-cell office:value-type="string">
            <text:p><text:s/>},</text:p>
          </table:table-cell>
          <table:table-cell table:formula="of:=CONCATENATE([.A1259];[.B1259];[.C1259];[.D1259];[.E1259];[.F1259];[.G1259];[.H1259];[.I1259];[.J1259];[.K1259];[.L1259];[.M1259])" office:value-type="string" office:string-value="{ id: 1259, name: 'Carlton Terrace Lane', postcode: 'EH7 5DB', ward_id: 6, lattitude: 55.9560785, longitude: -3.1749506 },">
            <text:p>{ id: 1259, name: 'Carlton Terrace Lane', postcode: 'EH7 5DB', ward_id: 6, lattitude: 55.9560785, longitude: -3.17495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60">
            <text:p>1260</text:p>
          </table:table-cell>
          <table:table-cell office:value-type="string">
            <text:p>, name: '</text:p>
          </table:table-cell>
          <table:table-cell office:value-type="string">
            <text:p>Corbiehill Place</text:p>
          </table:table-cell>
          <table:table-cell office:value-type="string">
            <text:p>', postcode: '</text:p>
          </table:table-cell>
          <table:table-cell office:value-type="string">
            <text:p>EH4 5AY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50017">
            <text:p>55.9650017</text:p>
          </table:table-cell>
          <table:table-cell office:value-type="string">
            <text:p>, longitude: </text:p>
          </table:table-cell>
          <table:table-cell office:value-type="float" office:value="-3.2708758">
            <text:p>-3.2708758</text:p>
          </table:table-cell>
          <table:table-cell office:value-type="string">
            <text:p><text:s/>},</text:p>
          </table:table-cell>
          <table:table-cell table:formula="of:=CONCATENATE([.A1260];[.B1260];[.C1260];[.D1260];[.E1260];[.F1260];[.G1260];[.H1260];[.I1260];[.J1260];[.K1260];[.L1260];[.M1260])" office:value-type="string" office:string-value="{ id: 1260, name: 'Corbiehill Place', postcode: 'EH4 5AY', ward_id: 14, lattitude: 55.9650017, longitude: -3.2708758 },">
            <text:p>{ id: 1260, name: 'Corbiehill Place', postcode: 'EH4 5AY', ward_id: 14, lattitude: 55.9650017, longitude: -3.27087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61">
            <text:p>1261</text:p>
          </table:table-cell>
          <table:table-cell office:value-type="string">
            <text:p>, name: '</text:p>
          </table:table-cell>
          <table:table-cell office:value-type="string">
            <text:p>Essendean Terrace</text:p>
          </table:table-cell>
          <table:table-cell office:value-type="string">
            <text:p>', postcode: '</text:p>
          </table:table-cell>
          <table:table-cell office:value-type="string">
            <text:p>EH4 7HD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28094">
            <text:p>55.9528094</text:p>
          </table:table-cell>
          <table:table-cell office:value-type="string">
            <text:p>, longitude: </text:p>
          </table:table-cell>
          <table:table-cell office:value-type="float" office:value="-3.2869853">
            <text:p>-3.2869853</text:p>
          </table:table-cell>
          <table:table-cell office:value-type="string">
            <text:p><text:s/>},</text:p>
          </table:table-cell>
          <table:table-cell table:formula="of:=CONCATENATE([.A1261];[.B1261];[.C1261];[.D1261];[.E1261];[.F1261];[.G1261];[.H1261];[.I1261];[.J1261];[.K1261];[.L1261];[.M1261])" office:value-type="string" office:string-value="{ id: 1261, name: 'Essendean Terrace', postcode: 'EH4 7HD', ward_id: 9, lattitude: 55.9528094, longitude: -3.2869853 },">
            <text:p>{ id: 1261, name: 'Essendean Terrace', postcode: 'EH4 7HD', ward_id: 9, lattitude: 55.9528094, longitude: -3.28698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62">
            <text:p>1262</text:p>
          </table:table-cell>
          <table:table-cell office:value-type="string">
            <text:p>, name: '</text:p>
          </table:table-cell>
          <table:table-cell office:value-type="string">
            <text:p>Corrennie Drive</text:p>
          </table:table-cell>
          <table:table-cell office:value-type="string">
            <text:p>', postcode: '</text:p>
          </table:table-cell>
          <table:table-cell office:value-type="string">
            <text:p>EH10 6EG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25687">
            <text:p>55.9225687</text:p>
          </table:table-cell>
          <table:table-cell office:value-type="string">
            <text:p>, longitude: </text:p>
          </table:table-cell>
          <table:table-cell office:value-type="float" office:value="-3.2059056">
            <text:p>-3.2059056</text:p>
          </table:table-cell>
          <table:table-cell office:value-type="string">
            <text:p><text:s/>},</text:p>
          </table:table-cell>
          <table:table-cell table:formula="of:=CONCATENATE([.A1262];[.B1262];[.C1262];[.D1262];[.E1262];[.F1262];[.G1262];[.H1262];[.I1262];[.J1262];[.K1262];[.L1262];[.M1262])" office:value-type="string" office:string-value="{ id: 1262, name: 'Corrennie Drive', postcode: 'EH10 6EG', ward_id: 3, lattitude: 55.9225687, longitude: -3.2059056 },">
            <text:p>{ id: 1262, name: 'Corrennie Drive', postcode: 'EH10 6EG', ward_id: 3, lattitude: 55.9225687, longitude: -3.205905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63">
            <text:p>1263</text:p>
          </table:table-cell>
          <table:table-cell office:value-type="string">
            <text:p>, name: '</text:p>
          </table:table-cell>
          <table:table-cell office:value-type="string">
            <text:p>Ferieside Place</text:p>
          </table:table-cell>
          <table:table-cell office:value-type="string">
            <text:p>', postcode: '</text:p>
          </table:table-cell>
          <table:table-cell office:value-type="string">
            <text:p>EH17 7LF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21117">
            <text:p>55.9121117</text:p>
          </table:table-cell>
          <table:table-cell office:value-type="string">
            <text:p>, longitude: </text:p>
          </table:table-cell>
          <table:table-cell office:value-type="float" office:value="-3.1334519">
            <text:p>-3.1334519</text:p>
          </table:table-cell>
          <table:table-cell office:value-type="string">
            <text:p><text:s/>},</text:p>
          </table:table-cell>
          <table:table-cell table:formula="of:=CONCATENATE([.A1263];[.B1263];[.C1263];[.D1263];[.E1263];[.F1263];[.G1263];[.H1263];[.I1263];[.J1263];[.K1263];[.L1263];[.M1263])" office:value-type="string" office:string-value="{ id: 1263, name: 'Ferieside Place', postcode: 'EH17 7LF', ward_id: 16, lattitude: 55.9121117, longitude: -3.1334519 },">
            <text:p>{ id: 1263, name: 'Ferieside Place', postcode: 'EH17 7LF', ward_id: 16, lattitude: 55.9121117, longitude: -3.13345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64">
            <text:p>1264</text:p>
          </table:table-cell>
          <table:table-cell office:value-type="string">
            <text:p>, name: '</text:p>
          </table:table-cell>
          <table:table-cell office:value-type="string">
            <text:p>Ratcliffe Terrace</text:p>
          </table:table-cell>
          <table:table-cell office:value-type="string">
            <text:p>', postcode: '</text:p>
          </table:table-cell>
          <table:table-cell office:value-type="string">
            <text:p>EH9 1UU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4847">
            <text:p>55.934847</text:p>
          </table:table-cell>
          <table:table-cell office:value-type="string">
            <text:p>, longitude: </text:p>
          </table:table-cell>
          <table:table-cell office:value-type="float" office:value="-3.1791369">
            <text:p>-3.1791369</text:p>
          </table:table-cell>
          <table:table-cell office:value-type="string">
            <text:p><text:s/>},</text:p>
          </table:table-cell>
          <table:table-cell table:formula="of:=CONCATENATE([.A1264];[.B1264];[.C1264];[.D1264];[.E1264];[.F1264];[.G1264];[.H1264];[.I1264];[.J1264];[.K1264];[.L1264];[.M1264])" office:value-type="string" office:string-value="{ id: 1264, name: 'Ratcliffe Terrace', postcode: 'EH9 1UU', ward_id: 17, lattitude: 55.934847, longitude: -3.1791369 },">
            <text:p>{ id: 1264, name: 'Ratcliffe Terrace', postcode: 'EH9 1UU', ward_id: 17, lattitude: 55.934847, longitude: -3.17913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65">
            <text:p>1265</text:p>
          </table:table-cell>
          <table:table-cell office:value-type="string">
            <text:p>, name: '</text:p>
          </table:table-cell>
          <table:table-cell office:value-type="string">
            <text:p>Cluny Drive</text:p>
          </table:table-cell>
          <table:table-cell office:value-type="string">
            <text:p>', postcode: '</text:p>
          </table:table-cell>
          <table:table-cell office:value-type="string">
            <text:p>EH10 6EA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37982">
            <text:p>55.9237982</text:p>
          </table:table-cell>
          <table:table-cell office:value-type="string">
            <text:p>, longitude: </text:p>
          </table:table-cell>
          <table:table-cell office:value-type="float" office:value="-3.2029739">
            <text:p>-3.2029739</text:p>
          </table:table-cell>
          <table:table-cell office:value-type="string">
            <text:p><text:s/>},</text:p>
          </table:table-cell>
          <table:table-cell table:formula="of:=CONCATENATE([.A1265];[.B1265];[.C1265];[.D1265];[.E1265];[.F1265];[.G1265];[.H1265];[.I1265];[.J1265];[.K1265];[.L1265];[.M1265])" office:value-type="string" office:string-value="{ id: 1265, name: 'Cluny Drive', postcode: 'EH10 6EA', ward_id: 3, lattitude: 55.9237982, longitude: -3.2029739 },">
            <text:p>{ id: 1265, name: 'Cluny Drive', postcode: 'EH10 6EA', ward_id: 3, lattitude: 55.9237982, longitude: -3.202973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66">
            <text:p>1266</text:p>
          </table:table-cell>
          <table:table-cell office:value-type="string">
            <text:p>, name: '</text:p>
          </table:table-cell>
          <table:table-cell office:value-type="string">
            <text:p>Hawthornbank Lane</text:p>
          </table:table-cell>
          <table:table-cell office:value-type="string">
            <text:p>', postcode: '</text:p>
          </table:table-cell>
          <table:table-cell office:value-type="string">
            <text:p>EH4 3BH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15998">
            <text:p>55.9515998</text:p>
          </table:table-cell>
          <table:table-cell office:value-type="string">
            <text:p>, longitude: </text:p>
          </table:table-cell>
          <table:table-cell office:value-type="float" office:value="-3.2178644">
            <text:p>-3.2178644</text:p>
          </table:table-cell>
          <table:table-cell office:value-type="string">
            <text:p><text:s/>},</text:p>
          </table:table-cell>
          <table:table-cell table:formula="of:=CONCATENATE([.A1266];[.B1266];[.C1266];[.D1266];[.E1266];[.F1266];[.G1266];[.H1266];[.I1266];[.J1266];[.K1266];[.L1266];[.M1266])" office:value-type="string" office:string-value="{ id: 1266, name: 'Hawthornbank Lane', postcode: 'EH4 3BH', ward_id: 4, lattitude: 55.9515998, longitude: -3.2178644 },">
            <text:p>{ id: 1266, name: 'Hawthornbank Lane', postcode: 'EH4 3BH', ward_id: 4, lattitude: 55.9515998, longitude: -3.21786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67">
            <text:p>1267</text:p>
          </table:table-cell>
          <table:table-cell office:value-type="string">
            <text:p>, name: '</text:p>
          </table:table-cell>
          <table:table-cell office:value-type="string">
            <text:p>Mortonhall Park Crescent</text:p>
          </table:table-cell>
          <table:table-cell office:value-type="string">
            <text:p>', postcode: '</text:p>
          </table:table-cell>
          <table:table-cell office:value-type="string">
            <text:p>EH17 8SX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125">
            <text:p>55.90125</text:p>
          </table:table-cell>
          <table:table-cell office:value-type="string">
            <text:p>, longitude: </text:p>
          </table:table-cell>
          <table:table-cell office:value-type="float" office:value="-3.1656818">
            <text:p>-3.1656818</text:p>
          </table:table-cell>
          <table:table-cell office:value-type="string">
            <text:p><text:s/>},</text:p>
          </table:table-cell>
          <table:table-cell table:formula="of:=CONCATENATE([.A1267];[.B1267];[.C1267];[.D1267];[.E1267];[.F1267];[.G1267];[.H1267];[.I1267];[.J1267];[.K1267];[.L1267];[.M1267])" office:value-type="string" office:string-value="{ id: 1267, name: 'Mortonhall Park Crescent', postcode: 'EH17 8SX', ward_id: 16, lattitude: 55.90125, longitude: -3.1656818 },">
            <text:p>{ id: 1267, name: 'Mortonhall Park Crescent', postcode: 'EH17 8SX', ward_id: 16, lattitude: 55.90125, longitude: -3.16568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68">
            <text:p>1268</text:p>
          </table:table-cell>
          <table:table-cell office:value-type="string">
            <text:p>, name: '</text:p>
          </table:table-cell>
          <table:table-cell office:value-type="string">
            <text:p>Buckstone Dell</text:p>
          </table:table-cell>
          <table:table-cell office:value-type="string">
            <text:p>', postcode: '</text:p>
          </table:table-cell>
          <table:table-cell office:value-type="string">
            <text:p>EH10 6PG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87911">
            <text:p>55.9087911</text:p>
          </table:table-cell>
          <table:table-cell office:value-type="string">
            <text:p>, longitude: </text:p>
          </table:table-cell>
          <table:table-cell office:value-type="float" office:value="-3.2076548">
            <text:p>-3.2076548</text:p>
          </table:table-cell>
          <table:table-cell office:value-type="string">
            <text:p><text:s/>},</text:p>
          </table:table-cell>
          <table:table-cell table:formula="of:=CONCATENATE([.A1268];[.B1268];[.C1268];[.D1268];[.E1268];[.F1268];[.G1268];[.H1268];[.I1268];[.J1268];[.K1268];[.L1268];[.M1268])" office:value-type="string" office:string-value="{ id: 1268, name: 'Buckstone Dell', postcode: 'EH10 6PG', ward_id: 5, lattitude: 55.9087911, longitude: -3.2076548 },">
            <text:p>{ id: 1268, name: 'Buckstone Dell', postcode: 'EH10 6PG', ward_id: 5, lattitude: 55.9087911, longitude: -3.20765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69">
            <text:p>1269</text:p>
          </table:table-cell>
          <table:table-cell office:value-type="string">
            <text:p>, name: '</text:p>
          </table:table-cell>
          <table:table-cell office:value-type="string">
            <text:p>Northumberland South West Lane</text:p>
          </table:table-cell>
          <table:table-cell office:value-type="string">
            <text:p>', postcode: '</text:p>
          </table:table-cell>
          <table:table-cell office:value-type="string">
            <text:p>EH3 6JD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62667">
            <text:p>55.9562667</text:p>
          </table:table-cell>
          <table:table-cell office:value-type="string">
            <text:p>, longitude: </text:p>
          </table:table-cell>
          <table:table-cell office:value-type="float" office:value="-3.2001148">
            <text:p>-3.2001148</text:p>
          </table:table-cell>
          <table:table-cell office:value-type="string">
            <text:p><text:s/>},</text:p>
          </table:table-cell>
          <table:table-cell table:formula="of:=CONCATENATE([.A1269];[.B1269];[.C1269];[.D1269];[.E1269];[.F1269];[.G1269];[.H1269];[.I1269];[.J1269];[.K1269];[.L1269];[.M1269])" office:value-type="string" office:string-value="{ id: 1269, name: 'Northumberland South West Lane', postcode: 'EH3 6JD', ward_id: 6, lattitude: 55.9562667, longitude: -3.2001148 },">
            <text:p>{ id: 1269, name: 'Northumberland South West Lane', postcode: 'EH3 6JD', ward_id: 6, lattitude: 55.9562667, longitude: -3.20011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70">
            <text:p>1270</text:p>
          </table:table-cell>
          <table:table-cell office:value-type="string">
            <text:p>, name: '</text:p>
          </table:table-cell>
          <table:table-cell office:value-type="string">
            <text:p>Calder Road</text:p>
          </table:table-cell>
          <table:table-cell office:value-type="string">
            <text:p>', postcode: '</text:p>
          </table:table-cell>
          <table:table-cell office:value-type="string">
            <text:p>EH11 3TP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46398">
            <text:p>55.9246398</text:p>
          </table:table-cell>
          <table:table-cell office:value-type="string">
            <text:p>, longitude: </text:p>
          </table:table-cell>
          <table:table-cell office:value-type="float" office:value="-3.2817049">
            <text:p>-3.2817049</text:p>
          </table:table-cell>
          <table:table-cell office:value-type="string">
            <text:p><text:s/>},</text:p>
          </table:table-cell>
          <table:table-cell table:formula="of:=CONCATENATE([.A1270];[.B1270];[.C1270];[.D1270];[.E1270];[.F1270];[.G1270];[.H1270];[.I1270];[.J1270];[.K1270];[.L1270];[.M1270])" office:value-type="string" office:string-value="{ id: 1270, name: 'Calder Road', postcode: 'EH11 3TP', ward_id: 13, lattitude: 55.9246398, longitude: -3.2817049 },">
            <text:p>{ id: 1270, name: 'Calder Road', postcode: 'EH11 3TP', ward_id: 13, lattitude: 55.9246398, longitude: -3.28170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71">
            <text:p>1271</text:p>
          </table:table-cell>
          <table:table-cell office:value-type="string">
            <text:p>, name: '</text:p>
          </table:table-cell>
          <table:table-cell office:value-type="string">
            <text:p>Gardners Crescent </text:p>
          </table:table-cell>
          <table:table-cell office:value-type="string">
            <text:p>', postcode: '</text:p>
          </table:table-cell>
          <table:table-cell office:value-type="string">
            <text:p>EH3 8BZ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448447">
            <text:p>55.9448447</text:p>
          </table:table-cell>
          <table:table-cell office:value-type="string">
            <text:p>, longitude: </text:p>
          </table:table-cell>
          <table:table-cell office:value-type="float" office:value="-3.2101392">
            <text:p>-3.2101392</text:p>
          </table:table-cell>
          <table:table-cell office:value-type="string">
            <text:p><text:s/>},</text:p>
          </table:table-cell>
          <table:table-cell table:formula="of:=CONCATENATE([.A1271];[.B1271];[.C1271];[.D1271];[.E1271];[.F1271];[.G1271];[.H1271];[.I1271];[.J1271];[.K1271];[.L1271];[.M1271])" office:value-type="string" office:string-value="{ id: 1271, name: 'Gardners Crescent ', postcode: 'EH3 8BZ', ward_id: 2, lattitude: 55.9448447, longitude: -3.2101392 },">
            <text:p>{ id: 1271, name: 'Gardners Crescent ', postcode: 'EH3 8BZ', ward_id: 2, lattitude: 55.9448447, longitude: -3.210139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72">
            <text:p>1272</text:p>
          </table:table-cell>
          <table:table-cell office:value-type="string">
            <text:p>, name: '</text:p>
          </table:table-cell>
          <table:table-cell office:value-type="string">
            <text:p>West Port</text:p>
          </table:table-cell>
          <table:table-cell office:value-type="string">
            <text:p>', postcode: '</text:p>
          </table:table-cell>
          <table:table-cell office:value-type="string">
            <text:p>EH1 2LE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62926">
            <text:p>55.9462926</text:p>
          </table:table-cell>
          <table:table-cell office:value-type="string">
            <text:p>, longitude: </text:p>
          </table:table-cell>
          <table:table-cell office:value-type="float" office:value="-3.2004452">
            <text:p>-3.2004452</text:p>
          </table:table-cell>
          <table:table-cell office:value-type="string">
            <text:p><text:s/>},</text:p>
          </table:table-cell>
          <table:table-cell table:formula="of:=CONCATENATE([.A1272];[.B1272];[.C1272];[.D1272];[.E1272];[.F1272];[.G1272];[.H1272];[.I1272];[.J1272];[.K1272];[.L1272];[.M1272])" office:value-type="string" office:string-value="{ id: 1272, name: 'West Port', postcode: 'EH1 2LE', ward_id: 6, lattitude: 55.9462926, longitude: -3.2004452 },">
            <text:p>{ id: 1272, name: 'West Port', postcode: 'EH1 2LE', ward_id: 6, lattitude: 55.9462926, longitude: -3.200445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73">
            <text:p>1273</text:p>
          </table:table-cell>
          <table:table-cell office:value-type="string">
            <text:p>, name: '</text:p>
          </table:table-cell>
          <table:table-cell office:value-type="string">
            <text:p>Ellersly Road</text:p>
          </table:table-cell>
          <table:table-cell office:value-type="string">
            <text:p>', postcode: '</text:p>
          </table:table-cell>
          <table:table-cell office:value-type="string">
            <text:p>EH12 6HY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64486">
            <text:p>55.9464486</text:p>
          </table:table-cell>
          <table:table-cell office:value-type="string">
            <text:p>, longitude: </text:p>
          </table:table-cell>
          <table:table-cell office:value-type="float" office:value="-3.2490846">
            <text:p>-3.2490846</text:p>
          </table:table-cell>
          <table:table-cell office:value-type="string">
            <text:p><text:s/>},</text:p>
          </table:table-cell>
          <table:table-cell table:formula="of:=CONCATENATE([.A1273];[.B1273];[.C1273];[.D1273];[.E1273];[.F1273];[.G1273];[.H1273];[.I1273];[.J1273];[.K1273];[.L1273];[.M1273])" office:value-type="string" office:string-value="{ id: 1273, name: 'Ellersly Road', postcode: 'EH12 6HY', ward_id: 15, lattitude: 55.9464486, longitude: -3.2490846 },">
            <text:p>{ id: 1273, name: 'Ellersly Road', postcode: 'EH12 6HY', ward_id: 15, lattitude: 55.9464486, longitude: -3.249084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74">
            <text:p>1274</text:p>
          </table:table-cell>
          <table:table-cell office:value-type="string">
            <text:p>, name: '</text:p>
          </table:table-cell>
          <table:table-cell office:value-type="string">
            <text:p>Craigleith Hill Loan</text:p>
          </table:table-cell>
          <table:table-cell office:value-type="string">
            <text:p>', postcode: '</text:p>
          </table:table-cell>
          <table:table-cell office:value-type="string">
            <text:p>EH4 2JD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8507">
            <text:p>55.958507</text:p>
          </table:table-cell>
          <table:table-cell office:value-type="string">
            <text:p>, longitude: </text:p>
          </table:table-cell>
          <table:table-cell office:value-type="float" office:value="-3.2360267">
            <text:p>-3.2360267</text:p>
          </table:table-cell>
          <table:table-cell office:value-type="string">
            <text:p><text:s/>},</text:p>
          </table:table-cell>
          <table:table-cell table:formula="of:=CONCATENATE([.A1274];[.B1274];[.C1274];[.D1274];[.E1274];[.F1274];[.G1274];[.H1274];[.I1274];[.J1274];[.K1274];[.L1274];[.M1274])" office:value-type="string" office:string-value="{ id: 1274, name: 'Craigleith Hill Loan', postcode: 'EH4 2JD', ward_id: 4, lattitude: 55.958507, longitude: -3.2360267 },">
            <text:p>{ id: 1274, name: 'Craigleith Hill Loan', postcode: 'EH4 2JD', ward_id: 4, lattitude: 55.958507, longitude: -3.2360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75">
            <text:p>1275</text:p>
          </table:table-cell>
          <table:table-cell office:value-type="string">
            <text:p>, name: '</text:p>
          </table:table-cell>
          <table:table-cell office:value-type="string">
            <text:p>Castlepark Gait</text:p>
          </table:table-cell>
          <table:table-cell office:value-type="string">
            <text:p>', postcode: '</text:p>
          </table:table-cell>
          <table:table-cell office:value-type="string">
            <text:p>EH16 4GD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19782">
            <text:p>55.9319782</text:p>
          </table:table-cell>
          <table:table-cell office:value-type="string">
            <text:p>, longitude: </text:p>
          </table:table-cell>
          <table:table-cell office:value-type="float" office:value="-3.1389663">
            <text:p>-3.1389663</text:p>
          </table:table-cell>
          <table:table-cell office:value-type="string">
            <text:p><text:s/>},</text:p>
          </table:table-cell>
          <table:table-cell table:formula="of:=CONCATENATE([.A1275];[.B1275];[.C1275];[.D1275];[.E1275];[.F1275];[.G1275];[.H1275];[.I1275];[.J1275];[.K1275];[.L1275];[.M1275])" office:value-type="string" office:string-value="{ id: 1275, name: 'Castlepark Gait', postcode: 'EH16 4GD', ward_id: 11, lattitude: 55.9319782, longitude: -3.1389663 },">
            <text:p>{ id: 1275, name: 'Castlepark Gait', postcode: 'EH16 4GD', ward_id: 11, lattitude: 55.9319782, longitude: -3.138966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76">
            <text:p>1276</text:p>
          </table:table-cell>
          <table:table-cell office:value-type="string">
            <text:p>, name: '</text:p>
          </table:table-cell>
          <table:table-cell office:value-type="string">
            <text:p>Loganlea Terrace</text:p>
          </table:table-cell>
          <table:table-cell office:value-type="string">
            <text:p>', postcode: '</text:p>
          </table:table-cell>
          <table:table-cell office:value-type="string">
            <text:p>EH7 6NU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92341">
            <text:p>55.9592341</text:p>
          </table:table-cell>
          <table:table-cell office:value-type="string">
            <text:p>, longitude: </text:p>
          </table:table-cell>
          <table:table-cell office:value-type="float" office:value="-3.1419753">
            <text:p>-3.1419753</text:p>
          </table:table-cell>
          <table:table-cell office:value-type="string">
            <text:p><text:s/>},</text:p>
          </table:table-cell>
          <table:table-cell table:formula="of:=CONCATENATE([.A1276];[.B1276];[.C1276];[.D1276];[.E1276];[.F1276];[.G1276];[.H1276];[.I1276];[.J1276];[.K1276];[.L1276];[.M1276])" office:value-type="string" office:string-value="{ id: 1276, name: 'Loganlea Terrace', postcode: 'EH7 6NU', ward_id: 1, lattitude: 55.9592341, longitude: -3.1419753 },">
            <text:p>{ id: 1276, name: 'Loganlea Terrace', postcode: 'EH7 6NU', ward_id: 1, lattitude: 55.9592341, longitude: -3.14197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77">
            <text:p>1277</text:p>
          </table:table-cell>
          <table:table-cell office:value-type="string">
            <text:p>, name: '</text:p>
          </table:table-cell>
          <table:table-cell office:value-type="string">
            <text:p>Glenisla Gardens</text:p>
          </table:table-cell>
          <table:table-cell office:value-type="string">
            <text:p>', postcode: '</text:p>
          </table:table-cell>
          <table:table-cell office:value-type="string">
            <text:p>EH9 2HR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274504">
            <text:p>55.9274504</text:p>
          </table:table-cell>
          <table:table-cell office:value-type="string">
            <text:p>, longitude: </text:p>
          </table:table-cell>
          <table:table-cell office:value-type="float" office:value="-3.1890821">
            <text:p>-3.1890821</text:p>
          </table:table-cell>
          <table:table-cell office:value-type="string">
            <text:p><text:s/>},</text:p>
          </table:table-cell>
          <table:table-cell table:formula="of:=CONCATENATE([.A1277];[.B1277];[.C1277];[.D1277];[.E1277];[.F1277];[.G1277];[.H1277];[.I1277];[.J1277];[.K1277];[.L1277];[.M1277])" office:value-type="string" office:string-value="{ id: 1277, name: 'Glenisla Gardens', postcode: 'EH9 2HR', ward_id: 17, lattitude: 55.9274504, longitude: -3.1890821 },">
            <text:p>{ id: 1277, name: 'Glenisla Gardens', postcode: 'EH9 2HR', ward_id: 17, lattitude: 55.9274504, longitude: -3.189082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78">
            <text:p>1278</text:p>
          </table:table-cell>
          <table:table-cell office:value-type="string">
            <text:p>, name: '</text:p>
          </table:table-cell>
          <table:table-cell office:value-type="string">
            <text:p>Wester Hailes Road</text:p>
          </table:table-cell>
          <table:table-cell office:value-type="string">
            <text:p>', postcode: '</text:p>
          </table:table-cell>
          <table:table-cell office:value-type="string">
            <text:p>EH14 3HR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39512">
            <text:p>55.9139512</text:p>
          </table:table-cell>
          <table:table-cell office:value-type="string">
            <text:p>, longitude: </text:p>
          </table:table-cell>
          <table:table-cell office:value-type="float" office:value="-3.2862588">
            <text:p>-3.2862588</text:p>
          </table:table-cell>
          <table:table-cell office:value-type="string">
            <text:p><text:s/>},</text:p>
          </table:table-cell>
          <table:table-cell table:formula="of:=CONCATENATE([.A1278];[.B1278];[.C1278];[.D1278];[.E1278];[.F1278];[.G1278];[.H1278];[.I1278];[.J1278];[.K1278];[.L1278];[.M1278])" office:value-type="string" office:string-value="{ id: 1278, name: 'Wester Hailes Road', postcode: 'EH14 3HR', ward_id: 13, lattitude: 55.9139512, longitude: -3.2862588 },">
            <text:p>{ id: 1278, name: 'Wester Hailes Road', postcode: 'EH14 3HR', ward_id: 13, lattitude: 55.9139512, longitude: -3.28625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79">
            <text:p>1279</text:p>
          </table:table-cell>
          <table:table-cell office:value-type="string">
            <text:p>, name: '</text:p>
          </table:table-cell>
          <table:table-cell office:value-type="string">
            <text:p>Grange Road</text:p>
          </table:table-cell>
          <table:table-cell office:value-type="string">
            <text:p>', postcode: '</text:p>
          </table:table-cell>
          <table:table-cell office:value-type="string">
            <text:p>EH9 1UG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63407">
            <text:p>55.9363407</text:p>
          </table:table-cell>
          <table:table-cell office:value-type="string">
            <text:p>, longitude: </text:p>
          </table:table-cell>
          <table:table-cell office:value-type="float" office:value="-3.1845394">
            <text:p>-3.1845394</text:p>
          </table:table-cell>
          <table:table-cell office:value-type="string">
            <text:p><text:s/>},</text:p>
          </table:table-cell>
          <table:table-cell table:formula="of:=CONCATENATE([.A1279];[.B1279];[.C1279];[.D1279];[.E1279];[.F1279];[.G1279];[.H1279];[.I1279];[.J1279];[.K1279];[.L1279];[.M1279])" office:value-type="string" office:string-value="{ id: 1279, name: 'Grange Road', postcode: 'EH9 1UG', ward_id: 17, lattitude: 55.9363407, longitude: -3.1845394 },">
            <text:p>{ id: 1279, name: 'Grange Road', postcode: 'EH9 1UG', ward_id: 17, lattitude: 55.9363407, longitude: -3.18453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80">
            <text:p>1280</text:p>
          </table:table-cell>
          <table:table-cell office:value-type="string">
            <text:p>, name: '</text:p>
          </table:table-cell>
          <table:table-cell office:value-type="string">
            <text:p>Lochrin Terrace</text:p>
          </table:table-cell>
          <table:table-cell office:value-type="string">
            <text:p>', postcode: '</text:p>
          </table:table-cell>
          <table:table-cell office:value-type="string">
            <text:p>EH3 9QT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423331">
            <text:p>55.9423331</text:p>
          </table:table-cell>
          <table:table-cell office:value-type="string">
            <text:p>, longitude: </text:p>
          </table:table-cell>
          <table:table-cell office:value-type="float" office:value="-3.2048788">
            <text:p>-3.2048788</text:p>
          </table:table-cell>
          <table:table-cell office:value-type="string">
            <text:p><text:s/>},</text:p>
          </table:table-cell>
          <table:table-cell table:formula="of:=CONCATENATE([.A1280];[.B1280];[.C1280];[.D1280];[.E1280];[.F1280];[.G1280];[.H1280];[.I1280];[.J1280];[.K1280];[.L1280];[.M1280])" office:value-type="string" office:string-value="{ id: 1280, name: 'Lochrin Terrace', postcode: 'EH3 9QT', ward_id: 3, lattitude: 55.9423331, longitude: -3.2048788 },">
            <text:p>{ id: 1280, name: 'Lochrin Terrace', postcode: 'EH3 9QT', ward_id: 3, lattitude: 55.9423331, longitude: -3.204878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81">
            <text:p>1281</text:p>
          </table:table-cell>
          <table:table-cell office:value-type="string">
            <text:p>, name: '</text:p>
          </table:table-cell>
          <table:table-cell office:value-type="string">
            <text:p>Saxe Coburg Street</text:p>
          </table:table-cell>
          <table:table-cell office:value-type="string">
            <text:p>', postcode: '</text:p>
          </table:table-cell>
          <table:table-cell office:value-type="string">
            <text:p>EH3 5BN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00896">
            <text:p>55.9600896</text:p>
          </table:table-cell>
          <table:table-cell office:value-type="string">
            <text:p>, longitude: </text:p>
          </table:table-cell>
          <table:table-cell office:value-type="float" office:value="-3.2071778">
            <text:p>-3.2071778</text:p>
          </table:table-cell>
          <table:table-cell office:value-type="string">
            <text:p><text:s/>},</text:p>
          </table:table-cell>
          <table:table-cell table:formula="of:=CONCATENATE([.A1281];[.B1281];[.C1281];[.D1281];[.E1281];[.F1281];[.G1281];[.H1281];[.I1281];[.J1281];[.K1281];[.L1281];[.M1281])" office:value-type="string" office:string-value="{ id: 1281, name: 'Saxe Coburg Street', postcode: 'EH3 5BN', ward_id: 4, lattitude: 55.9600896, longitude: -3.2071778 },">
            <text:p>{ id: 1281, name: 'Saxe Coburg Street', postcode: 'EH3 5BN', ward_id: 4, lattitude: 55.9600896, longitude: -3.20717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82">
            <text:p>1282</text:p>
          </table:table-cell>
          <table:table-cell office:value-type="string">
            <text:p>, name: '</text:p>
          </table:table-cell>
          <table:table-cell office:value-type="string">
            <text:p>Craigcrook Gardens</text:p>
          </table:table-cell>
          <table:table-cell office:value-type="string">
            <text:p>', postcode: '</text:p>
          </table:table-cell>
          <table:table-cell office:value-type="string">
            <text:p>EH4 3PJ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58668">
            <text:p>55.9558668</text:p>
          </table:table-cell>
          <table:table-cell office:value-type="string">
            <text:p>, longitude: </text:p>
          </table:table-cell>
          <table:table-cell office:value-type="float" office:value="-3.2602162">
            <text:p>-3.2602162</text:p>
          </table:table-cell>
          <table:table-cell office:value-type="string">
            <text:p><text:s/>},</text:p>
          </table:table-cell>
          <table:table-cell table:formula="of:=CONCATENATE([.A1282];[.B1282];[.C1282];[.D1282];[.E1282];[.F1282];[.G1282];[.H1282];[.I1282];[.J1282];[.K1282];[.L1282];[.M1282])" office:value-type="string" office:string-value="{ id: 1282, name: 'Craigcrook Gardens', postcode: 'EH4 3PJ', ward_id: 4, lattitude: 55.9558668, longitude: -3.2602162 },">
            <text:p>{ id: 1282, name: 'Craigcrook Gardens', postcode: 'EH4 3PJ', ward_id: 4, lattitude: 55.9558668, longitude: -3.260216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83">
            <text:p>1283</text:p>
          </table:table-cell>
          <table:table-cell office:value-type="string">
            <text:p>, name: '</text:p>
          </table:table-cell>
          <table:table-cell office:value-type="string">
            <text:p>East Savile Road</text:p>
          </table:table-cell>
          <table:table-cell office:value-type="string">
            <text:p>', postcode: '</text:p>
          </table:table-cell>
          <table:table-cell office:value-type="string">
            <text:p>EH16 5ND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02725">
            <text:p>55.9302725</text:p>
          </table:table-cell>
          <table:table-cell office:value-type="string">
            <text:p>, longitude: </text:p>
          </table:table-cell>
          <table:table-cell office:value-type="float" office:value="-3.1716959">
            <text:p>-3.1716959</text:p>
          </table:table-cell>
          <table:table-cell office:value-type="string">
            <text:p><text:s/>},</text:p>
          </table:table-cell>
          <table:table-cell table:formula="of:=CONCATENATE([.A1283];[.B1283];[.C1283];[.D1283];[.E1283];[.F1283];[.G1283];[.H1283];[.I1283];[.J1283];[.K1283];[.L1283];[.M1283])" office:value-type="string" office:string-value="{ id: 1283, name: 'East Savile Road', postcode: 'EH16 5ND', ward_id: 17, lattitude: 55.9302725, longitude: -3.1716959 },">
            <text:p>{ id: 1283, name: 'East Savile Road', postcode: 'EH16 5ND', ward_id: 17, lattitude: 55.9302725, longitude: -3.171695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84">
            <text:p>1284</text:p>
          </table:table-cell>
          <table:table-cell office:value-type="string">
            <text:p>, name: '</text:p>
          </table:table-cell>
          <table:table-cell office:value-type="string">
            <text:p>Craigleith Avenue South</text:p>
          </table:table-cell>
          <table:table-cell office:value-type="string">
            <text:p>', postcode: '</text:p>
          </table:table-cell>
          <table:table-cell office:value-type="string">
            <text:p>EH4 3LQ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518394">
            <text:p>55.9518394</text:p>
          </table:table-cell>
          <table:table-cell office:value-type="string">
            <text:p>, longitude: </text:p>
          </table:table-cell>
          <table:table-cell office:value-type="float" office:value="-3.2461433">
            <text:p>-3.2461433</text:p>
          </table:table-cell>
          <table:table-cell office:value-type="string">
            <text:p><text:s/>},</text:p>
          </table:table-cell>
          <table:table-cell table:formula="of:=CONCATENATE([.A1284];[.B1284];[.C1284];[.D1284];[.E1284];[.F1284];[.G1284];[.H1284];[.I1284];[.J1284];[.K1284];[.L1284];[.M1284])" office:value-type="string" office:string-value="{ id: 1284, name: 'Craigleith Avenue South', postcode: 'EH4 3LQ', ward_id: 15, lattitude: 55.9518394, longitude: -3.2461433 },">
            <text:p>{ id: 1284, name: 'Craigleith Avenue South', postcode: 'EH4 3LQ', ward_id: 15, lattitude: 55.9518394, longitude: -3.246143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85">
            <text:p>1285</text:p>
          </table:table-cell>
          <table:table-cell office:value-type="string">
            <text:p>, name: '</text:p>
          </table:table-cell>
          <table:table-cell office:value-type="string">
            <text:p>Manse Street</text:p>
          </table:table-cell>
          <table:table-cell office:value-type="string">
            <text:p>', postcode: '</text:p>
          </table:table-cell>
          <table:table-cell office:value-type="string">
            <text:p>EH12 7TR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13902">
            <text:p>55.9413902</text:p>
          </table:table-cell>
          <table:table-cell office:value-type="string">
            <text:p>, longitude: </text:p>
          </table:table-cell>
          <table:table-cell office:value-type="float" office:value="-3.2855861">
            <text:p>-3.2855861</text:p>
          </table:table-cell>
          <table:table-cell office:value-type="string">
            <text:p><text:s/>},</text:p>
          </table:table-cell>
          <table:table-cell table:formula="of:=CONCATENATE([.A1285];[.B1285];[.C1285];[.D1285];[.E1285];[.F1285];[.G1285];[.H1285];[.I1285];[.J1285];[.K1285];[.L1285];[.M1285])" office:value-type="string" office:string-value="{ id: 1285, name: 'Manse Street', postcode: 'EH12 7TR', ward_id: 15, lattitude: 55.9413902, longitude: -3.2855861 },">
            <text:p>{ id: 1285, name: 'Manse Street', postcode: 'EH12 7TR', ward_id: 15, lattitude: 55.9413902, longitude: -3.285586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86">
            <text:p>1286</text:p>
          </table:table-cell>
          <table:table-cell office:value-type="string">
            <text:p>, name: '</text:p>
          </table:table-cell>
          <table:table-cell office:value-type="string">
            <text:p>Drylaw Gardens</text:p>
          </table:table-cell>
          <table:table-cell office:value-type="string">
            <text:p>', postcode: '</text:p>
          </table:table-cell>
          <table:table-cell office:value-type="string">
            <text:p>EH4 2AT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618546">
            <text:p>55.9618546</text:p>
          </table:table-cell>
          <table:table-cell office:value-type="string">
            <text:p>, longitude: </text:p>
          </table:table-cell>
          <table:table-cell office:value-type="float" office:value="-3.2547409">
            <text:p>-3.2547409</text:p>
          </table:table-cell>
          <table:table-cell office:value-type="string">
            <text:p><text:s/>},</text:p>
          </table:table-cell>
          <table:table-cell table:formula="of:=CONCATENATE([.A1286];[.B1286];[.C1286];[.D1286];[.E1286];[.F1286];[.G1286];[.H1286];[.I1286];[.J1286];[.K1286];[.L1286];[.M1286])" office:value-type="string" office:string-value="{ id: 1286, name: 'Drylaw Gardens', postcode: 'EH4 2AT', ward_id: 4, lattitude: 55.9618546, longitude: -3.2547409 },">
            <text:p>{ id: 1286, name: 'Drylaw Gardens', postcode: 'EH4 2AT', ward_id: 4, lattitude: 55.9618546, longitude: -3.254740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87">
            <text:p>1287</text:p>
          </table:table-cell>
          <table:table-cell office:value-type="string">
            <text:p>, name: '</text:p>
          </table:table-cell>
          <table:table-cell office:value-type="string">
            <text:p>Ventnor Terrace</text:p>
          </table:table-cell>
          <table:table-cell office:value-type="string">
            <text:p>', postcode: '</text:p>
          </table:table-cell>
          <table:table-cell office:value-type="string">
            <text:p>EH9 2BW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18924">
            <text:p>55.9318924</text:p>
          </table:table-cell>
          <table:table-cell office:value-type="string">
            <text:p>, longitude: </text:p>
          </table:table-cell>
          <table:table-cell office:value-type="float" office:value="-3.1703908">
            <text:p>-3.1703908</text:p>
          </table:table-cell>
          <table:table-cell office:value-type="string">
            <text:p><text:s/>},</text:p>
          </table:table-cell>
          <table:table-cell table:formula="of:=CONCATENATE([.A1287];[.B1287];[.C1287];[.D1287];[.E1287];[.F1287];[.G1287];[.H1287];[.I1287];[.J1287];[.K1287];[.L1287];[.M1287])" office:value-type="string" office:string-value="{ id: 1287, name: 'Ventnor Terrace', postcode: 'EH9 2BW', ward_id: 17, lattitude: 55.9318924, longitude: -3.1703908 },">
            <text:p>{ id: 1287, name: 'Ventnor Terrace', postcode: 'EH9 2BW', ward_id: 17, lattitude: 55.9318924, longitude: -3.170390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88">
            <text:p>1288</text:p>
          </table:table-cell>
          <table:table-cell office:value-type="string">
            <text:p>, name: '</text:p>
          </table:table-cell>
          <table:table-cell office:value-type="string">
            <text:p>Balcarres Court</text:p>
          </table:table-cell>
          <table:table-cell office:value-type="string">
            <text:p>', postcode: '</text:p>
          </table:table-cell>
          <table:table-cell office:value-type="string">
            <text:p>EH10 5JL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244142">
            <text:p>55.9244142</text:p>
          </table:table-cell>
          <table:table-cell office:value-type="string">
            <text:p>, longitude: </text:p>
          </table:table-cell>
          <table:table-cell office:value-type="float" office:value="-3.2164094">
            <text:p>-3.2164094</text:p>
          </table:table-cell>
          <table:table-cell office:value-type="string">
            <text:p><text:s/>},</text:p>
          </table:table-cell>
          <table:table-cell table:formula="of:=CONCATENATE([.A1288];[.B1288];[.C1288];[.D1288];[.E1288];[.F1288];[.G1288];[.H1288];[.I1288];[.J1288];[.K1288];[.L1288];[.M1288])" office:value-type="string" office:string-value="{ id: 1288, name: 'Balcarres Court', postcode: 'EH10 5JL', ward_id: 3, lattitude: 55.9244142, longitude: -3.2164094 },">
            <text:p>{ id: 1288, name: 'Balcarres Court', postcode: 'EH10 5JL', ward_id: 3, lattitude: 55.9244142, longitude: -3.216409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89">
            <text:p>1289</text:p>
          </table:table-cell>
          <table:table-cell office:value-type="string">
            <text:p>, name: '</text:p>
          </table:table-cell>
          <table:table-cell office:value-type="string">
            <text:p>Fishwives Causeway</text:p>
          </table:table-cell>
          <table:table-cell office:value-type="string">
            <text:p>', postcode: '</text:p>
          </table:table-cell>
          <table:table-cell office:value-type="string">
            <text:p>EH7 6GH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46161">
            <text:p>55.9546161</text:p>
          </table:table-cell>
          <table:table-cell office:value-type="string">
            <text:p>, longitude: </text:p>
          </table:table-cell>
          <table:table-cell office:value-type="float" office:value="-3.1269441">
            <text:p>-3.1269441</text:p>
          </table:table-cell>
          <table:table-cell office:value-type="string">
            <text:p><text:s/>},</text:p>
          </table:table-cell>
          <table:table-cell table:formula="of:=CONCATENATE([.A1289];[.B1289];[.C1289];[.D1289];[.E1289];[.F1289];[.G1289];[.H1289];[.I1289];[.J1289];[.K1289];[.L1289];[.M1289])" office:value-type="string" office:string-value="{ id: 1289, name: 'Fishwives Causeway', postcode: 'EH7 6GH', ward_id: 11, lattitude: 55.9546161, longitude: -3.1269441 },">
            <text:p>{ id: 1289, name: 'Fishwives Causeway', postcode: 'EH7 6GH', ward_id: 11, lattitude: 55.9546161, longitude: -3.12694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90">
            <text:p>1290</text:p>
          </table:table-cell>
          <table:table-cell office:value-type="string">
            <text:p>, name: '</text:p>
          </table:table-cell>
          <table:table-cell office:value-type="string">
            <text:p>Mayfield Terrace</text:p>
          </table:table-cell>
          <table:table-cell office:value-type="string">
            <text:p>', postcode: '</text:p>
          </table:table-cell>
          <table:table-cell office:value-type="string">
            <text:p>EH9 1RU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49268">
            <text:p>55.9349268</text:p>
          </table:table-cell>
          <table:table-cell office:value-type="string">
            <text:p>, longitude: </text:p>
          </table:table-cell>
          <table:table-cell office:value-type="float" office:value="-3.1720555">
            <text:p>-3.1720555</text:p>
          </table:table-cell>
          <table:table-cell office:value-type="string">
            <text:p><text:s/>},</text:p>
          </table:table-cell>
          <table:table-cell table:formula="of:=CONCATENATE([.A1290];[.B1290];[.C1290];[.D1290];[.E1290];[.F1290];[.G1290];[.H1290];[.I1290];[.J1290];[.K1290];[.L1290];[.M1290])" office:value-type="string" office:string-value="{ id: 1290, name: 'Mayfield Terrace', postcode: 'EH9 1RU', ward_id: 17, lattitude: 55.9349268, longitude: -3.1720555 },">
            <text:p>{ id: 1290, name: 'Mayfield Terrace', postcode: 'EH9 1RU', ward_id: 17, lattitude: 55.9349268, longitude: -3.17205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91">
            <text:p>1291</text:p>
          </table:table-cell>
          <table:table-cell office:value-type="string">
            <text:p>, name: '</text:p>
          </table:table-cell>
          <table:table-cell office:value-type="string">
            <text:p>Longstone View</text:p>
          </table:table-cell>
          <table:table-cell office:value-type="string">
            <text:p>', postcode: '</text:p>
          </table:table-cell>
          <table:table-cell office:value-type="string">
            <text:p>EH14 2AN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64844">
            <text:p>55.9264844</text:p>
          </table:table-cell>
          <table:table-cell office:value-type="string">
            <text:p>, longitude: </text:p>
          </table:table-cell>
          <table:table-cell office:value-type="float" office:value="-3.2673665">
            <text:p>-3.2673665</text:p>
          </table:table-cell>
          <table:table-cell office:value-type="string">
            <text:p><text:s/>},</text:p>
          </table:table-cell>
          <table:table-cell table:formula="of:=CONCATENATE([.A1291];[.B1291];[.C1291];[.D1291];[.E1291];[.F1291];[.G1291];[.H1291];[.I1291];[.J1291];[.K1291];[.L1291];[.M1291])" office:value-type="string" office:string-value="{ id: 1291, name: 'Longstone View', postcode: 'EH14 2AN', ward_id: 13, lattitude: 55.9264844, longitude: -3.2673665 },">
            <text:p>{ id: 1291, name: 'Longstone View', postcode: 'EH14 2AN', ward_id: 13, lattitude: 55.9264844, longitude: -3.267366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92">
            <text:p>1292</text:p>
          </table:table-cell>
          <table:table-cell office:value-type="string">
            <text:p>, name: '</text:p>
          </table:table-cell>
          <table:table-cell office:value-type="string">
            <text:p>Bankhead Road</text:p>
          </table:table-cell>
          <table:table-cell office:value-type="string">
            <text:p>', postcode: '</text:p>
          </table:table-cell>
          <table:table-cell office:value-type="string">
            <text:p>EH30 9UE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850568">
            <text:p>55.9850568</text:p>
          </table:table-cell>
          <table:table-cell office:value-type="string">
            <text:p>, longitude: </text:p>
          </table:table-cell>
          <table:table-cell office:value-type="float" office:value="-3.3752444">
            <text:p>-3.3752444</text:p>
          </table:table-cell>
          <table:table-cell office:value-type="string">
            <text:p><text:s/>},</text:p>
          </table:table-cell>
          <table:table-cell table:formula="of:=CONCATENATE([.A1292];[.B1292];[.C1292];[.D1292];[.E1292];[.F1292];[.G1292];[.H1292];[.I1292];[.J1292];[.K1292];[.L1292];[.M1292])" office:value-type="string" office:string-value="{ id: 1292, name: 'Bankhead Road', postcode: 'EH30 9UE', ward_id: 14, lattitude: 55.9850568, longitude: -3.3752444 },">
            <text:p>{ id: 1292, name: 'Bankhead Road', postcode: 'EH30 9UE', ward_id: 14, lattitude: 55.9850568, longitude: -3.375244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93">
            <text:p>1293</text:p>
          </table:table-cell>
          <table:table-cell office:value-type="string">
            <text:p>, name: '</text:p>
          </table:table-cell>
          <table:table-cell office:value-type="string">
            <text:p>Broughton Place Lane</text:p>
          </table:table-cell>
          <table:table-cell office:value-type="string">
            <text:p>', postcode: '</text:p>
          </table:table-cell>
          <table:table-cell office:value-type="string">
            <text:p>EH1 3RS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93739">
            <text:p>55.9593739</text:p>
          </table:table-cell>
          <table:table-cell office:value-type="string">
            <text:p>, longitude: </text:p>
          </table:table-cell>
          <table:table-cell office:value-type="float" office:value="-3.1885483">
            <text:p>-3.1885483</text:p>
          </table:table-cell>
          <table:table-cell office:value-type="string">
            <text:p><text:s/>},</text:p>
          </table:table-cell>
          <table:table-cell table:formula="of:=CONCATENATE([.A1293];[.B1293];[.C1293];[.D1293];[.E1293];[.F1293];[.G1293];[.H1293];[.I1293];[.J1293];[.K1293];[.L1293];[.M1293])" office:value-type="string" office:string-value="{ id: 1293, name: 'Broughton Place Lane', postcode: 'EH1 3RS', ward_id: 6, lattitude: 55.9593739, longitude: -3.1885483 },">
            <text:p>{ id: 1293, name: 'Broughton Place Lane', postcode: 'EH1 3RS', ward_id: 6, lattitude: 55.9593739, longitude: -3.18854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94">
            <text:p>1294</text:p>
          </table:table-cell>
          <table:table-cell office:value-type="string">
            <text:p>, name: '</text:p>
          </table:table-cell>
          <table:table-cell office:value-type="string">
            <text:p>Kirkhill Road</text:p>
          </table:table-cell>
          <table:table-cell office:value-type="string">
            <text:p>', postcode: '</text:p>
          </table:table-cell>
          <table:table-cell office:value-type="string">
            <text:p>EH16 5DE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352466">
            <text:p>55.9352466</text:p>
          </table:table-cell>
          <table:table-cell office:value-type="string">
            <text:p>, longitude: </text:p>
          </table:table-cell>
          <table:table-cell office:value-type="float" office:value="-3.165241">
            <text:p>-3.165241</text:p>
          </table:table-cell>
          <table:table-cell office:value-type="string">
            <text:p><text:s/>},</text:p>
          </table:table-cell>
          <table:table-cell table:formula="of:=CONCATENATE([.A1294];[.B1294];[.C1294];[.D1294];[.E1294];[.F1294];[.G1294];[.H1294];[.I1294];[.J1294];[.K1294];[.L1294];[.M1294])" office:value-type="string" office:string-value="{ id: 1294, name: 'Kirkhill Road', postcode: 'EH16 5DE', ward_id: 17, lattitude: 55.9352466, longitude: -3.165241 },">
            <text:p>{ id: 1294, name: 'Kirkhill Road', postcode: 'EH16 5DE', ward_id: 17, lattitude: 55.9352466, longitude: -3.1652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95">
            <text:p>1295</text:p>
          </table:table-cell>
          <table:table-cell office:value-type="string">
            <text:p>, name: '</text:p>
          </table:table-cell>
          <table:table-cell office:value-type="string">
            <text:p>Huly Hill Road</text:p>
          </table:table-cell>
          <table:table-cell office:value-type="string">
            <text:p>', postcode: '</text:p>
          </table:table-cell>
          <table:table-cell office:value-type="string">
            <text:p>EH28 8PH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372282">
            <text:p>55.9372282</text:p>
          </table:table-cell>
          <table:table-cell office:value-type="string">
            <text:p>, longitude: </text:p>
          </table:table-cell>
          <table:table-cell office:value-type="float" office:value="-3.4055514">
            <text:p>-3.4055514</text:p>
          </table:table-cell>
          <table:table-cell office:value-type="string">
            <text:p><text:s/>},</text:p>
          </table:table-cell>
          <table:table-cell table:formula="of:=CONCATENATE([.A1295];[.B1295];[.C1295];[.D1295];[.E1295];[.F1295];[.G1295];[.H1295];[.I1295];[.J1295];[.K1295];[.L1295];[.M1295])" office:value-type="string" office:string-value="{ id: 1295, name: 'Huly Hill Road', postcode: 'EH28 8PH', ward_id: 14, lattitude: 55.9372282, longitude: -3.4055514 },">
            <text:p>{ id: 1295, name: 'Huly Hill Road', postcode: 'EH28 8PH', ward_id: 14, lattitude: 55.9372282, longitude: -3.40555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96">
            <text:p>1296</text:p>
          </table:table-cell>
          <table:table-cell office:value-type="string">
            <text:p>, name: '</text:p>
          </table:table-cell>
          <table:table-cell office:value-type="string">
            <text:p>Campbells Close</text:p>
          </table:table-cell>
          <table:table-cell office:value-type="string">
            <text:p>', postcode: '</text:p>
          </table:table-cell>
          <table:table-cell office:value-type="string">
            <text:p>EH8 8JJ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26278">
            <text:p>55.9526278</text:p>
          </table:table-cell>
          <table:table-cell office:value-type="string">
            <text:p>, longitude: </text:p>
          </table:table-cell>
          <table:table-cell office:value-type="float" office:value="-3.1774185">
            <text:p>-3.1774185</text:p>
          </table:table-cell>
          <table:table-cell office:value-type="string">
            <text:p><text:s/>},</text:p>
          </table:table-cell>
          <table:table-cell table:formula="of:=CONCATENATE([.A1296];[.B1296];[.C1296];[.D1296];[.E1296];[.F1296];[.G1296];[.H1296];[.I1296];[.J1296];[.K1296];[.L1296];[.M1296])" office:value-type="string" office:string-value="{ id: 1296, name: 'Campbells Close', postcode: 'EH8 8JJ', ward_id: 6, lattitude: 55.9526278, longitude: -3.1774185 },">
            <text:p>{ id: 1296, name: 'Campbells Close', postcode: 'EH8 8JJ', ward_id: 6, lattitude: 55.9526278, longitude: -3.17741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97">
            <text:p>1297</text:p>
          </table:table-cell>
          <table:table-cell office:value-type="string">
            <text:p>, name: '</text:p>
          </table:table-cell>
          <table:table-cell office:value-type="string">
            <text:p>Tweedale Court</text:p>
          </table:table-cell>
          <table:table-cell office:value-type="string">
            <text:p>', postcode: '</text:p>
          </table:table-cell>
          <table:table-cell office:value-type="string">
            <text:p>EH1 1TE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00572">
            <text:p>55.9500572</text:p>
          </table:table-cell>
          <table:table-cell office:value-type="string">
            <text:p>, longitude: </text:p>
          </table:table-cell>
          <table:table-cell office:value-type="float" office:value="-3.1842807">
            <text:p>-3.1842807</text:p>
          </table:table-cell>
          <table:table-cell office:value-type="string">
            <text:p><text:s/>},</text:p>
          </table:table-cell>
          <table:table-cell table:formula="of:=CONCATENATE([.A1297];[.B1297];[.C1297];[.D1297];[.E1297];[.F1297];[.G1297];[.H1297];[.I1297];[.J1297];[.K1297];[.L1297];[.M1297])" office:value-type="string" office:string-value="{ id: 1297, name: 'Tweedale Court', postcode: 'EH1 1TE', ward_id: 6, lattitude: 55.9500572, longitude: -3.1842807 },">
            <text:p>{ id: 1297, name: 'Tweedale Court', postcode: 'EH1 1TE', ward_id: 6, lattitude: 55.9500572, longitude: -3.18428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98">
            <text:p>1298</text:p>
          </table:table-cell>
          <table:table-cell office:value-type="string">
            <text:p>, name: '</text:p>
          </table:table-cell>
          <table:table-cell office:value-type="string">
            <text:p>Tarvit Street</text:p>
          </table:table-cell>
          <table:table-cell office:value-type="string">
            <text:p>', postcode: '</text:p>
          </table:table-cell>
          <table:table-cell office:value-type="string">
            <text:p>EH3 9LA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421804">
            <text:p>55.9421804</text:p>
          </table:table-cell>
          <table:table-cell office:value-type="string">
            <text:p>, longitude: </text:p>
          </table:table-cell>
          <table:table-cell office:value-type="float" office:value="-3.2024332">
            <text:p>-3.2024332</text:p>
          </table:table-cell>
          <table:table-cell office:value-type="string">
            <text:p><text:s/>},</text:p>
          </table:table-cell>
          <table:table-cell table:formula="of:=CONCATENATE([.A1298];[.B1298];[.C1298];[.D1298];[.E1298];[.F1298];[.G1298];[.H1298];[.I1298];[.J1298];[.K1298];[.L1298];[.M1298])" office:value-type="string" office:string-value="{ id: 1298, name: 'Tarvit Street', postcode: 'EH3 9LA', ward_id: 3, lattitude: 55.9421804, longitude: -3.2024332 },">
            <text:p>{ id: 1298, name: 'Tarvit Street', postcode: 'EH3 9LA', ward_id: 3, lattitude: 55.9421804, longitude: -3.202433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299">
            <text:p>1299</text:p>
          </table:table-cell>
          <table:table-cell office:value-type="string">
            <text:p>, name: '</text:p>
          </table:table-cell>
          <table:table-cell office:value-type="string">
            <text:p>Eden Lane</text:p>
          </table:table-cell>
          <table:table-cell office:value-type="string">
            <text:p>', postcode: '</text:p>
          </table:table-cell>
          <table:table-cell office:value-type="string">
            <text:p>EH10 4SD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302737">
            <text:p>55.9302737</text:p>
          </table:table-cell>
          <table:table-cell office:value-type="string">
            <text:p>, longitude: </text:p>
          </table:table-cell>
          <table:table-cell office:value-type="float" office:value="-3.2039058">
            <text:p>-3.2039058</text:p>
          </table:table-cell>
          <table:table-cell office:value-type="string">
            <text:p><text:s/>},</text:p>
          </table:table-cell>
          <table:table-cell table:formula="of:=CONCATENATE([.A1299];[.B1299];[.C1299];[.D1299];[.E1299];[.F1299];[.G1299];[.H1299];[.I1299];[.J1299];[.K1299];[.L1299];[.M1299])" office:value-type="string" office:string-value="{ id: 1299, name: 'Eden Lane', postcode: 'EH10 4SD', ward_id: 3, lattitude: 55.9302737, longitude: -3.2039058 },">
            <text:p>{ id: 1299, name: 'Eden Lane', postcode: 'EH10 4SD', ward_id: 3, lattitude: 55.9302737, longitude: -3.20390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00">
            <text:p>1300</text:p>
          </table:table-cell>
          <table:table-cell office:value-type="string">
            <text:p>, name: '</text:p>
          </table:table-cell>
          <table:table-cell office:value-type="string">
            <text:p>Dumbryden Gardens</text:p>
          </table:table-cell>
          <table:table-cell office:value-type="string">
            <text:p>', postcode: '</text:p>
          </table:table-cell>
          <table:table-cell office:value-type="string">
            <text:p>EH14 2NN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12685">
            <text:p>55.9212685</text:p>
          </table:table-cell>
          <table:table-cell office:value-type="string">
            <text:p>, longitude: </text:p>
          </table:table-cell>
          <table:table-cell office:value-type="float" office:value="-3.2738367">
            <text:p>-3.2738367</text:p>
          </table:table-cell>
          <table:table-cell office:value-type="string">
            <text:p><text:s/>},</text:p>
          </table:table-cell>
          <table:table-cell table:formula="of:=CONCATENATE([.A1300];[.B1300];[.C1300];[.D1300];[.E1300];[.F1300];[.G1300];[.H1300];[.I1300];[.J1300];[.K1300];[.L1300];[.M1300])" office:value-type="string" office:string-value="{ id: 1300, name: 'Dumbryden Gardens', postcode: 'EH14 2NN', ward_id: 13, lattitude: 55.9212685, longitude: -3.2738367 },">
            <text:p>{ id: 1300, name: 'Dumbryden Gardens', postcode: 'EH14 2NN', ward_id: 13, lattitude: 55.9212685, longitude: -3.27383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01">
            <text:p>1301</text:p>
          </table:table-cell>
          <table:table-cell office:value-type="string">
            <text:p>, name: '</text:p>
          </table:table-cell>
          <table:table-cell office:value-type="string">
            <text:p>Craighall Terrace</text:p>
          </table:table-cell>
          <table:table-cell office:value-type="string">
            <text:p>', postcode: '</text:p>
          </table:table-cell>
          <table:table-cell office:value-type="string">
            <text:p>EH6 4RF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8562">
            <text:p>55.9738562</text:p>
          </table:table-cell>
          <table:table-cell office:value-type="string">
            <text:p>, longitude: </text:p>
          </table:table-cell>
          <table:table-cell office:value-type="float" office:value="-3.1967269">
            <text:p>-3.1967269</text:p>
          </table:table-cell>
          <table:table-cell office:value-type="string">
            <text:p><text:s/>},</text:p>
          </table:table-cell>
          <table:table-cell table:formula="of:=CONCATENATE([.A1301];[.B1301];[.C1301];[.D1301];[.E1301];[.F1301];[.G1301];[.H1301];[.I1301];[.J1301];[.K1301];[.L1301];[.M1301])" office:value-type="string" office:string-value="{ id: 1301, name: 'Craighall Terrace', postcode: 'EH6 4RF', ward_id: 7, lattitude: 55.9738562, longitude: -3.1967269 },">
            <text:p>{ id: 1301, name: 'Craighall Terrace', postcode: 'EH6 4RF', ward_id: 7, lattitude: 55.9738562, longitude: -3.19672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02">
            <text:p>1302</text:p>
          </table:table-cell>
          <table:table-cell office:value-type="string">
            <text:p>, name: '</text:p>
          </table:table-cell>
          <table:table-cell office:value-type="string">
            <text:p>Newhaven Road</text:p>
          </table:table-cell>
          <table:table-cell office:value-type="string">
            <text:p>', postcode: '</text:p>
          </table:table-cell>
          <table:table-cell office:value-type="string">
            <text:p>EH6 4NR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4407">
            <text:p>55.974407</text:p>
          </table:table-cell>
          <table:table-cell office:value-type="string">
            <text:p>, longitude: </text:p>
          </table:table-cell>
          <table:table-cell office:value-type="float" office:value="-3.1896615">
            <text:p>-3.1896615</text:p>
          </table:table-cell>
          <table:table-cell office:value-type="string">
            <text:p><text:s/>},</text:p>
          </table:table-cell>
          <table:table-cell table:formula="of:=CONCATENATE([.A1302];[.B1302];[.C1302];[.D1302];[.E1302];[.F1302];[.G1302];[.H1302];[.I1302];[.J1302];[.K1302];[.L1302];[.M1302])" office:value-type="string" office:string-value="{ id: 1302, name: 'Newhaven Road', postcode: 'EH6 4NR', ward_id: 7, lattitude: 55.974407, longitude: -3.1896615 },">
            <text:p>{ id: 1302, name: 'Newhaven Road', postcode: 'EH6 4NR', ward_id: 7, lattitude: 55.974407, longitude: -3.18966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03">
            <text:p>1303</text:p>
          </table:table-cell>
          <table:table-cell office:value-type="string">
            <text:p>, name: '</text:p>
          </table:table-cell>
          <table:table-cell office:value-type="string">
            <text:p>St Davids Place</text:p>
          </table:table-cell>
          <table:table-cell office:value-type="string">
            <text:p>', postcode: '</text:p>
          </table:table-cell>
          <table:table-cell office:value-type="string">
            <text:p>EH3 8AQ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46018">
            <text:p>55.946018</text:p>
          </table:table-cell>
          <table:table-cell office:value-type="string">
            <text:p>, longitude: </text:p>
          </table:table-cell>
          <table:table-cell office:value-type="float" office:value="-3.2120634">
            <text:p>-3.2120634</text:p>
          </table:table-cell>
          <table:table-cell office:value-type="string">
            <text:p><text:s/>},</text:p>
          </table:table-cell>
          <table:table-cell table:formula="of:=CONCATENATE([.A1303];[.B1303];[.C1303];[.D1303];[.E1303];[.F1303];[.G1303];[.H1303];[.I1303];[.J1303];[.K1303];[.L1303];[.M1303])" office:value-type="string" office:string-value="{ id: 1303, name: 'St Davids Place', postcode: 'EH3 8AQ', ward_id: 6, lattitude: 55.946018, longitude: -3.2120634 },">
            <text:p>{ id: 1303, name: 'St Davids Place', postcode: 'EH3 8AQ', ward_id: 6, lattitude: 55.946018, longitude: -3.21206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04">
            <text:p>1304</text:p>
          </table:table-cell>
          <table:table-cell office:value-type="string">
            <text:p>, name: '</text:p>
          </table:table-cell>
          <table:table-cell office:value-type="string">
            <text:p>Bangholm View</text:p>
          </table:table-cell>
          <table:table-cell office:value-type="string">
            <text:p>', postcode: '</text:p>
          </table:table-cell>
          <table:table-cell office:value-type="string">
            <text:p>EH5 3AG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28762">
            <text:p>55.9728762</text:p>
          </table:table-cell>
          <table:table-cell office:value-type="string">
            <text:p>, longitude: </text:p>
          </table:table-cell>
          <table:table-cell office:value-type="float" office:value="-3.1999132">
            <text:p>-3.1999132</text:p>
          </table:table-cell>
          <table:table-cell office:value-type="string">
            <text:p><text:s/>},</text:p>
          </table:table-cell>
          <table:table-cell table:formula="of:=CONCATENATE([.A1304];[.B1304];[.C1304];[.D1304];[.E1304];[.F1304];[.G1304];[.H1304];[.I1304];[.J1304];[.K1304];[.L1304];[.M1304])" office:value-type="string" office:string-value="{ id: 1304, name: 'Bangholm View', postcode: 'EH5 3AG', ward_id: 7, lattitude: 55.9728762, longitude: -3.1999132 },">
            <text:p>{ id: 1304, name: 'Bangholm View', postcode: 'EH5 3AG', ward_id: 7, lattitude: 55.9728762, longitude: -3.199913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05">
            <text:p>1305</text:p>
          </table:table-cell>
          <table:table-cell office:value-type="string">
            <text:p>, name: '</text:p>
          </table:table-cell>
          <table:table-cell office:value-type="string">
            <text:p>Redbraes Grove</text:p>
          </table:table-cell>
          <table:table-cell office:value-type="string">
            <text:p>', postcode: '</text:p>
          </table:table-cell>
          <table:table-cell office:value-type="string">
            <text:p>EH7 4LJ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86016">
            <text:p>55.9686016</text:p>
          </table:table-cell>
          <table:table-cell office:value-type="string">
            <text:p>, longitude: </text:p>
          </table:table-cell>
          <table:table-cell office:value-type="float" office:value="-3.1883329">
            <text:p>-3.1883329</text:p>
          </table:table-cell>
          <table:table-cell office:value-type="string">
            <text:p><text:s/>},</text:p>
          </table:table-cell>
          <table:table-cell table:formula="of:=CONCATENATE([.A1305];[.B1305];[.C1305];[.D1305];[.E1305];[.F1305];[.G1305];[.H1305];[.I1305];[.J1305];[.K1305];[.L1305];[.M1305])" office:value-type="string" office:string-value="{ id: 1305, name: 'Redbraes Grove', postcode: 'EH7 4LJ', ward_id: 12, lattitude: 55.9686016, longitude: -3.1883329 },">
            <text:p>{ id: 1305, name: 'Redbraes Grove', postcode: 'EH7 4LJ', ward_id: 12, lattitude: 55.9686016, longitude: -3.188332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06">
            <text:p>1306</text:p>
          </table:table-cell>
          <table:table-cell office:value-type="string">
            <text:p>, name: '</text:p>
          </table:table-cell>
          <table:table-cell office:value-type="string">
            <text:p>Montagu Terrace</text:p>
          </table:table-cell>
          <table:table-cell office:value-type="string">
            <text:p>', postcode: '</text:p>
          </table:table-cell>
          <table:table-cell office:value-type="string">
            <text:p>EH3 5QR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700393">
            <text:p>55.9700393</text:p>
          </table:table-cell>
          <table:table-cell office:value-type="string">
            <text:p>, longitude: </text:p>
          </table:table-cell>
          <table:table-cell office:value-type="float" office:value="-3.2075948">
            <text:p>-3.2075948</text:p>
          </table:table-cell>
          <table:table-cell office:value-type="string">
            <text:p><text:s/>},</text:p>
          </table:table-cell>
          <table:table-cell table:formula="of:=CONCATENATE([.A1306];[.B1306];[.C1306];[.D1306];[.E1306];[.F1306];[.G1306];[.H1306];[.I1306];[.J1306];[.K1306];[.L1306];[.M1306])" office:value-type="string" office:string-value="{ id: 1306, name: 'Montagu Terrace', postcode: 'EH3 5QR', ward_id: 4, lattitude: 55.9700393, longitude: -3.2075948 },">
            <text:p>{ id: 1306, name: 'Montagu Terrace', postcode: 'EH3 5QR', ward_id: 4, lattitude: 55.9700393, longitude: -3.207594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07">
            <text:p>1307</text:p>
          </table:table-cell>
          <table:table-cell office:value-type="string">
            <text:p>, name: '</text:p>
          </table:table-cell>
          <table:table-cell office:value-type="string">
            <text:p>Thriepmuir Avenue</text:p>
          </table:table-cell>
          <table:table-cell office:value-type="string">
            <text:p>', postcode: '</text:p>
          </table:table-cell>
          <table:table-cell office:value-type="string">
            <text:p>EH14 7EY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776845">
            <text:p>55.8776845</text:p>
          </table:table-cell>
          <table:table-cell office:value-type="string">
            <text:p>, longitude: </text:p>
          </table:table-cell>
          <table:table-cell office:value-type="float" office:value="-3.3396914">
            <text:p>-3.3396914</text:p>
          </table:table-cell>
          <table:table-cell office:value-type="string">
            <text:p><text:s/>},</text:p>
          </table:table-cell>
          <table:table-cell table:formula="of:=CONCATENATE([.A1307];[.B1307];[.C1307];[.D1307];[.E1307];[.F1307];[.G1307];[.H1307];[.I1307];[.J1307];[.K1307];[.L1307];[.M1307])" office:value-type="string" office:string-value="{ id: 1307, name: 'Thriepmuir Avenue', postcode: 'EH14 7EY', ward_id: 10, lattitude: 55.8776845, longitude: -3.3396914 },">
            <text:p>{ id: 1307, name: 'Thriepmuir Avenue', postcode: 'EH14 7EY', ward_id: 10, lattitude: 55.8776845, longitude: -3.33969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08">
            <text:p>1308</text:p>
          </table:table-cell>
          <table:table-cell office:value-type="string">
            <text:p>, name: '</text:p>
          </table:table-cell>
          <table:table-cell office:value-type="string">
            <text:p>Fox Street</text:p>
          </table:table-cell>
          <table:table-cell office:value-type="string">
            <text:p>', postcode: '</text:p>
          </table:table-cell>
          <table:table-cell office:value-type="string">
            <text:p>EH6 7HN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739782">
            <text:p>55.9739782</text:p>
          </table:table-cell>
          <table:table-cell office:value-type="string">
            <text:p>, longitude: </text:p>
          </table:table-cell>
          <table:table-cell office:value-type="float" office:value="-3.1620142">
            <text:p>-3.1620142</text:p>
          </table:table-cell>
          <table:table-cell office:value-type="string">
            <text:p><text:s/>},</text:p>
          </table:table-cell>
          <table:table-cell table:formula="of:=CONCATENATE([.A1308];[.B1308];[.C1308];[.D1308];[.E1308];[.F1308];[.G1308];[.H1308];[.I1308];[.J1308];[.K1308];[.L1308];[.M1308])" office:value-type="string" office:string-value="{ id: 1308, name: 'Fox Street', postcode: 'EH6 7HN', ward_id: 8, lattitude: 55.9739782, longitude: -3.1620142 },">
            <text:p>{ id: 1308, name: 'Fox Street', postcode: 'EH6 7HN', ward_id: 8, lattitude: 55.9739782, longitude: -3.16201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09">
            <text:p>1309</text:p>
          </table:table-cell>
          <table:table-cell office:value-type="string">
            <text:p>, name: '</text:p>
          </table:table-cell>
          <table:table-cell office:value-type="string">
            <text:p>Longstone Grove</text:p>
          </table:table-cell>
          <table:table-cell office:value-type="string">
            <text:p>', postcode: '</text:p>
          </table:table-cell>
          <table:table-cell office:value-type="string">
            <text:p>EH14 2BX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29079">
            <text:p>55.9229079</text:p>
          </table:table-cell>
          <table:table-cell office:value-type="string">
            <text:p>, longitude: </text:p>
          </table:table-cell>
          <table:table-cell office:value-type="float" office:value="-3.263285">
            <text:p>-3.263285</text:p>
          </table:table-cell>
          <table:table-cell office:value-type="string">
            <text:p><text:s/>},</text:p>
          </table:table-cell>
          <table:table-cell table:formula="of:=CONCATENATE([.A1309];[.B1309];[.C1309];[.D1309];[.E1309];[.F1309];[.G1309];[.H1309];[.I1309];[.J1309];[.K1309];[.L1309];[.M1309])" office:value-type="string" office:string-value="{ id: 1309, name: 'Longstone Grove', postcode: 'EH14 2BX', ward_id: 13, lattitude: 55.9229079, longitude: -3.263285 },">
            <text:p>{ id: 1309, name: 'Longstone Grove', postcode: 'EH14 2BX', ward_id: 13, lattitude: 55.9229079, longitude: -3.26328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10">
            <text:p>1310</text:p>
          </table:table-cell>
          <table:table-cell office:value-type="string">
            <text:p>, name: '</text:p>
          </table:table-cell>
          <table:table-cell office:value-type="string">
            <text:p>Northfield Farm Avenue</text:p>
          </table:table-cell>
          <table:table-cell office:value-type="string">
            <text:p>', postcode: '</text:p>
          </table:table-cell>
          <table:table-cell office:value-type="string">
            <text:p>EH8 7QN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96338">
            <text:p>55.9496338</text:p>
          </table:table-cell>
          <table:table-cell office:value-type="string">
            <text:p>, longitude: </text:p>
          </table:table-cell>
          <table:table-cell office:value-type="float" office:value="-3.1341402">
            <text:p>-3.1341402</text:p>
          </table:table-cell>
          <table:table-cell office:value-type="string">
            <text:p><text:s/>},</text:p>
          </table:table-cell>
          <table:table-cell table:formula="of:=CONCATENATE([.A1310];[.B1310];[.C1310];[.D1310];[.E1310];[.F1310];[.G1310];[.H1310];[.I1310];[.J1310];[.K1310];[.L1310];[.M1310])" office:value-type="string" office:string-value="{ id: 1310, name: 'Northfield Farm Avenue', postcode: 'EH8 7QN', ward_id: 1, lattitude: 55.9496338, longitude: -3.1341402 },">
            <text:p>{ id: 1310, name: 'Northfield Farm Avenue', postcode: 'EH8 7QN', ward_id: 1, lattitude: 55.9496338, longitude: -3.134140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11">
            <text:p>1311</text:p>
          </table:table-cell>
          <table:table-cell office:value-type="string">
            <text:p>, name: '</text:p>
          </table:table-cell>
          <table:table-cell office:value-type="string">
            <text:p>Robert Burns Drive</text:p>
          </table:table-cell>
          <table:table-cell office:value-type="string">
            <text:p>', postcode: '</text:p>
          </table:table-cell>
          <table:table-cell office:value-type="string">
            <text:p>EH16 6YP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89473">
            <text:p>55.9189473</text:p>
          </table:table-cell>
          <table:table-cell office:value-type="string">
            <text:p>, longitude: </text:p>
          </table:table-cell>
          <table:table-cell office:value-type="float" office:value="-3.1627078">
            <text:p>-3.1627078</text:p>
          </table:table-cell>
          <table:table-cell office:value-type="string">
            <text:p><text:s/>},</text:p>
          </table:table-cell>
          <table:table-cell table:formula="of:=CONCATENATE([.A1311];[.B1311];[.C1311];[.D1311];[.E1311];[.F1311];[.G1311];[.H1311];[.I1311];[.J1311];[.K1311];[.L1311];[.M1311])" office:value-type="string" office:string-value="{ id: 1311, name: 'Robert Burns Drive', postcode: 'EH16 6YP', ward_id: 16, lattitude: 55.9189473, longitude: -3.1627078 },">
            <text:p>{ id: 1311, name: 'Robert Burns Drive', postcode: 'EH16 6YP', ward_id: 16, lattitude: 55.9189473, longitude: -3.162707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12">
            <text:p>1312</text:p>
          </table:table-cell>
          <table:table-cell office:value-type="string">
            <text:p>, name: '</text:p>
          </table:table-cell>
          <table:table-cell office:value-type="string">
            <text:p>Marshall Court</text:p>
          </table:table-cell>
          <table:table-cell office:value-type="string">
            <text:p>', postcode: '</text:p>
          </table:table-cell>
          <table:table-cell office:value-type="string">
            <text:p>EH1 3AH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69397">
            <text:p>55.9569397</text:p>
          </table:table-cell>
          <table:table-cell office:value-type="string">
            <text:p>, longitude: </text:p>
          </table:table-cell>
          <table:table-cell office:value-type="float" office:value="-3.1841173">
            <text:p>-3.1841173</text:p>
          </table:table-cell>
          <table:table-cell office:value-type="string">
            <text:p><text:s/>},</text:p>
          </table:table-cell>
          <table:table-cell table:formula="of:=CONCATENATE([.A1312];[.B1312];[.C1312];[.D1312];[.E1312];[.F1312];[.G1312];[.H1312];[.I1312];[.J1312];[.K1312];[.L1312];[.M1312])" office:value-type="string" office:string-value="{ id: 1312, name: 'Marshall Court', postcode: 'EH1 3AH', ward_id: 6, lattitude: 55.9569397, longitude: -3.1841173 },">
            <text:p>{ id: 1312, name: 'Marshall Court', postcode: 'EH1 3AH', ward_id: 6, lattitude: 55.9569397, longitude: -3.184117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13">
            <text:p>1313</text:p>
          </table:table-cell>
          <table:table-cell office:value-type="string">
            <text:p>, name: '</text:p>
          </table:table-cell>
          <table:table-cell office:value-type="string">
            <text:p>Hillside Street</text:p>
          </table:table-cell>
          <table:table-cell office:value-type="string">
            <text:p>', postcode: '</text:p>
          </table:table-cell>
          <table:table-cell office:value-type="string">
            <text:p>EH7 5HB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588576">
            <text:p>55.9588576</text:p>
          </table:table-cell>
          <table:table-cell office:value-type="string">
            <text:p>, longitude: </text:p>
          </table:table-cell>
          <table:table-cell office:value-type="float" office:value="-3.1780168">
            <text:p>-3.1780168</text:p>
          </table:table-cell>
          <table:table-cell office:value-type="string">
            <text:p><text:s/>},</text:p>
          </table:table-cell>
          <table:table-cell table:formula="of:=CONCATENATE([.A1313];[.B1313];[.C1313];[.D1313];[.E1313];[.F1313];[.G1313];[.H1313];[.I1313];[.J1313];[.K1313];[.L1313];[.M1313])" office:value-type="string" office:string-value="{ id: 1313, name: 'Hillside Street', postcode: 'EH7 5HB', ward_id: 12, lattitude: 55.9588576, longitude: -3.1780168 },">
            <text:p>{ id: 1313, name: 'Hillside Street', postcode: 'EH7 5HB', ward_id: 12, lattitude: 55.9588576, longitude: -3.178016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14">
            <text:p>1314</text:p>
          </table:table-cell>
          <table:table-cell office:value-type="string">
            <text:p>, name: '</text:p>
          </table:table-cell>
          <table:table-cell office:value-type="string">
            <text:p>Gilmerton Dykes Place</text:p>
          </table:table-cell>
          <table:table-cell office:value-type="string">
            <text:p>', postcode: '</text:p>
          </table:table-cell>
          <table:table-cell office:value-type="string">
            <text:p>EH17 8JQ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53777">
            <text:p>55.9053777</text:p>
          </table:table-cell>
          <table:table-cell office:value-type="string">
            <text:p>, longitude: </text:p>
          </table:table-cell>
          <table:table-cell office:value-type="float" office:value="-3.1474012">
            <text:p>-3.1474012</text:p>
          </table:table-cell>
          <table:table-cell office:value-type="string">
            <text:p><text:s/>},</text:p>
          </table:table-cell>
          <table:table-cell table:formula="of:=CONCATENATE([.A1314];[.B1314];[.C1314];[.D1314];[.E1314];[.F1314];[.G1314];[.H1314];[.I1314];[.J1314];[.K1314];[.L1314];[.M1314])" office:value-type="string" office:string-value="{ id: 1314, name: 'Gilmerton Dykes Place', postcode: 'EH17 8JQ', ward_id: 16, lattitude: 55.9053777, longitude: -3.1474012 },">
            <text:p>{ id: 1314, name: 'Gilmerton Dykes Place', postcode: 'EH17 8JQ', ward_id: 16, lattitude: 55.9053777, longitude: -3.14740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15">
            <text:p>1315</text:p>
          </table:table-cell>
          <table:table-cell office:value-type="string">
            <text:p>, name: '</text:p>
          </table:table-cell>
          <table:table-cell office:value-type="string">
            <text:p>Ladywell Road</text:p>
          </table:table-cell>
          <table:table-cell office:value-type="string">
            <text:p>', postcode: '</text:p>
          </table:table-cell>
          <table:table-cell office:value-type="string">
            <text:p>EH12 7TB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0083">
            <text:p>55.940083</text:p>
          </table:table-cell>
          <table:table-cell office:value-type="string">
            <text:p>, longitude: </text:p>
          </table:table-cell>
          <table:table-cell office:value-type="float" office:value="-3.2910483">
            <text:p>-3.2910483</text:p>
          </table:table-cell>
          <table:table-cell office:value-type="string">
            <text:p><text:s/>},</text:p>
          </table:table-cell>
          <table:table-cell table:formula="of:=CONCATENATE([.A1315];[.B1315];[.C1315];[.D1315];[.E1315];[.F1315];[.G1315];[.H1315];[.I1315];[.J1315];[.K1315];[.L1315];[.M1315])" office:value-type="string" office:string-value="{ id: 1315, name: 'Ladywell Road', postcode: 'EH12 7TB', ward_id: 15, lattitude: 55.940083, longitude: -3.2910483 },">
            <text:p>{ id: 1315, name: 'Ladywell Road', postcode: 'EH12 7TB', ward_id: 15, lattitude: 55.940083, longitude: -3.29104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16">
            <text:p>1316</text:p>
          </table:table-cell>
          <table:table-cell office:value-type="string">
            <text:p>, name: '</text:p>
          </table:table-cell>
          <table:table-cell office:value-type="string">
            <text:p>Walkers Court</text:p>
          </table:table-cell>
          <table:table-cell office:value-type="string">
            <text:p>', postcode: '</text:p>
          </table:table-cell>
          <table:table-cell office:value-type="string">
            <text:p>EH14 2TA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166102">
            <text:p>55.9166102</text:p>
          </table:table-cell>
          <table:table-cell office:value-type="string">
            <text:p>, longitude: </text:p>
          </table:table-cell>
          <table:table-cell office:value-type="float" office:value="-3.2769311">
            <text:p>-3.2769311</text:p>
          </table:table-cell>
          <table:table-cell office:value-type="string">
            <text:p><text:s/>},</text:p>
          </table:table-cell>
          <table:table-cell table:formula="of:=CONCATENATE([.A1316];[.B1316];[.C1316];[.D1316];[.E1316];[.F1316];[.G1316];[.H1316];[.I1316];[.J1316];[.K1316];[.L1316];[.M1316])" office:value-type="string" office:string-value="{ id: 1316, name: 'Walkers Court', postcode: 'EH14 2TA', ward_id: 13, lattitude: 55.9166102, longitude: -3.2769311 },">
            <text:p>{ id: 1316, name: 'Walkers Court', postcode: 'EH14 2TA', ward_id: 13, lattitude: 55.9166102, longitude: -3.276931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17">
            <text:p>1317</text:p>
          </table:table-cell>
          <table:table-cell office:value-type="string">
            <text:p>, name: '</text:p>
          </table:table-cell>
          <table:table-cell office:value-type="string">
            <text:p>Barclay Terrace</text:p>
          </table:table-cell>
          <table:table-cell office:value-type="string">
            <text:p>', postcode: '</text:p>
          </table:table-cell>
          <table:table-cell office:value-type="string">
            <text:p>EH10 4HP</text:p>
          </table:table-cell>
          <table:table-cell office:value-type="string">
            <text:p>', ward_id: </text:p>
          </table:table-cell>
          <table:table-cell office:value-type="float" office:value="3">
            <text:p>3</text:p>
          </table:table-cell>
          <table:table-cell office:value-type="string">
            <text:p>, lattitude: </text:p>
          </table:table-cell>
          <table:table-cell office:value-type="float" office:value="55.9401355">
            <text:p>55.9401355</text:p>
          </table:table-cell>
          <table:table-cell office:value-type="string">
            <text:p>, longitude: </text:p>
          </table:table-cell>
          <table:table-cell office:value-type="float" office:value="-3.2032514">
            <text:p>-3.2032514</text:p>
          </table:table-cell>
          <table:table-cell office:value-type="string">
            <text:p><text:s/>},</text:p>
          </table:table-cell>
          <table:table-cell table:formula="of:=CONCATENATE([.A1317];[.B1317];[.C1317];[.D1317];[.E1317];[.F1317];[.G1317];[.H1317];[.I1317];[.J1317];[.K1317];[.L1317];[.M1317])" office:value-type="string" office:string-value="{ id: 1317, name: 'Barclay Terrace', postcode: 'EH10 4HP', ward_id: 3, lattitude: 55.9401355, longitude: -3.2032514 },">
            <text:p>{ id: 1317, name: 'Barclay Terrace', postcode: 'EH10 4HP', ward_id: 3, lattitude: 55.9401355, longitude: -3.203251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18">
            <text:p>1318</text:p>
          </table:table-cell>
          <table:table-cell office:value-type="string">
            <text:p>, name: '</text:p>
          </table:table-cell>
          <table:table-cell office:value-type="string">
            <text:p>Dublin Meuse</text:p>
          </table:table-cell>
          <table:table-cell office:value-type="string">
            <text:p>', postcode: '</text:p>
          </table:table-cell>
          <table:table-cell office:value-type="string">
            <text:p>EH3 6NW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75024">
            <text:p>55.9575024</text:p>
          </table:table-cell>
          <table:table-cell office:value-type="string">
            <text:p>, longitude: </text:p>
          </table:table-cell>
          <table:table-cell office:value-type="float" office:value="-3.1945196">
            <text:p>-3.1945196</text:p>
          </table:table-cell>
          <table:table-cell office:value-type="string">
            <text:p><text:s/>},</text:p>
          </table:table-cell>
          <table:table-cell table:formula="of:=CONCATENATE([.A1318];[.B1318];[.C1318];[.D1318];[.E1318];[.F1318];[.G1318];[.H1318];[.I1318];[.J1318];[.K1318];[.L1318];[.M1318])" office:value-type="string" office:string-value="{ id: 1318, name: 'Dublin Meuse', postcode: 'EH3 6NW', ward_id: 6, lattitude: 55.9575024, longitude: -3.1945196 },">
            <text:p>{ id: 1318, name: 'Dublin Meuse', postcode: 'EH3 6NW', ward_id: 6, lattitude: 55.9575024, longitude: -3.19451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19">
            <text:p>1319</text:p>
          </table:table-cell>
          <table:table-cell office:value-type="string">
            <text:p>, name: '</text:p>
          </table:table-cell>
          <table:table-cell office:value-type="string">
            <text:p>Haddington Place</text:p>
          </table:table-cell>
          <table:table-cell office:value-type="string">
            <text:p>', postcode: '</text:p>
          </table:table-cell>
          <table:table-cell office:value-type="string">
            <text:p>EH7 4AF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01198">
            <text:p>55.9601198</text:p>
          </table:table-cell>
          <table:table-cell office:value-type="string">
            <text:p>, longitude: </text:p>
          </table:table-cell>
          <table:table-cell office:value-type="float" office:value="-3.1828431">
            <text:p>-3.1828431</text:p>
          </table:table-cell>
          <table:table-cell office:value-type="string">
            <text:p><text:s/>},</text:p>
          </table:table-cell>
          <table:table-cell table:formula="of:=CONCATENATE([.A1319];[.B1319];[.C1319];[.D1319];[.E1319];[.F1319];[.G1319];[.H1319];[.I1319];[.J1319];[.K1319];[.L1319];[.M1319])" office:value-type="string" office:string-value="{ id: 1319, name: 'Haddington Place', postcode: 'EH7 4AF', ward_id: 12, lattitude: 55.9601198, longitude: -3.1828431 },">
            <text:p>{ id: 1319, name: 'Haddington Place', postcode: 'EH7 4AF', ward_id: 12, lattitude: 55.9601198, longitude: -3.18284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20">
            <text:p>1320</text:p>
          </table:table-cell>
          <table:table-cell office:value-type="string">
            <text:p>, name: '</text:p>
          </table:table-cell>
          <table:table-cell office:value-type="string">
            <text:p>Parrotshot</text:p>
          </table:table-cell>
          <table:table-cell office:value-type="string">
            <text:p>', postcode: '</text:p>
          </table:table-cell>
          <table:table-cell office:value-type="string">
            <text:p>EH15 3RU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383525">
            <text:p>55.9383525</text:p>
          </table:table-cell>
          <table:table-cell office:value-type="string">
            <text:p>, longitude: </text:p>
          </table:table-cell>
          <table:table-cell office:value-type="float" office:value="-3.113728">
            <text:p>-3.113728</text:p>
          </table:table-cell>
          <table:table-cell office:value-type="string">
            <text:p><text:s/>},</text:p>
          </table:table-cell>
          <table:table-cell table:formula="of:=CONCATENATE([.A1320];[.B1320];[.C1320];[.D1320];[.E1320];[.F1320];[.G1320];[.H1320];[.I1320];[.J1320];[.K1320];[.L1320];[.M1320])" office:value-type="string" office:string-value="{ id: 1320, name: 'Parrotshot', postcode: 'EH15 3RU', ward_id: 11, lattitude: 55.9383525, longitude: -3.113728 },">
            <text:p>{ id: 1320, name: 'Parrotshot', postcode: 'EH15 3RU', ward_id: 11, lattitude: 55.9383525, longitude: -3.11372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21">
            <text:p>1321</text:p>
          </table:table-cell>
          <table:table-cell office:value-type="string">
            <text:p>, name: '</text:p>
          </table:table-cell>
          <table:table-cell office:value-type="string">
            <text:p>Gilmerton Dykes Street</text:p>
          </table:table-cell>
          <table:table-cell office:value-type="string">
            <text:p>', postcode: '</text:p>
          </table:table-cell>
          <table:table-cell office:value-type="string">
            <text:p>EH17 8LJ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39841">
            <text:p>55.9039841</text:p>
          </table:table-cell>
          <table:table-cell office:value-type="string">
            <text:p>, longitude: </text:p>
          </table:table-cell>
          <table:table-cell office:value-type="float" office:value="-3.14276">
            <text:p>-3.14276</text:p>
          </table:table-cell>
          <table:table-cell office:value-type="string">
            <text:p><text:s/>},</text:p>
          </table:table-cell>
          <table:table-cell table:formula="of:=CONCATENATE([.A1321];[.B1321];[.C1321];[.D1321];[.E1321];[.F1321];[.G1321];[.H1321];[.I1321];[.J1321];[.K1321];[.L1321];[.M1321])" office:value-type="string" office:string-value="{ id: 1321, name: 'Gilmerton Dykes Street', postcode: 'EH17 8LJ', ward_id: 16, lattitude: 55.9039841, longitude: -3.14276 },">
            <text:p>{ id: 1321, name: 'Gilmerton Dykes Street', postcode: 'EH17 8LJ', ward_id: 16, lattitude: 55.9039841, longitude: -3.1427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22">
            <text:p>1322</text:p>
          </table:table-cell>
          <table:table-cell office:value-type="string">
            <text:p>, name: '</text:p>
          </table:table-cell>
          <table:table-cell office:value-type="string">
            <text:p>Chalmers Buildings</text:p>
          </table:table-cell>
          <table:table-cell office:value-type="string">
            <text:p>', postcode: '</text:p>
          </table:table-cell>
          <table:table-cell office:value-type="string">
            <text:p>EH3 9QF</text:p>
          </table:table-cell>
          <table:table-cell office:value-type="string">
            <text:p>', ward_id: </text:p>
          </table:table-cell>
          <table:table-cell office:value-type="float" office:value="2">
            <text:p>2</text:p>
          </table:table-cell>
          <table:table-cell office:value-type="string">
            <text:p>, lattitude: </text:p>
          </table:table-cell>
          <table:table-cell office:value-type="float" office:value="55.9440632">
            <text:p>55.9440632</text:p>
          </table:table-cell>
          <table:table-cell office:value-type="string">
            <text:p>, longitude: </text:p>
          </table:table-cell>
          <table:table-cell office:value-type="float" office:value="-3.2074907">
            <text:p>-3.2074907</text:p>
          </table:table-cell>
          <table:table-cell office:value-type="string">
            <text:p><text:s/>},</text:p>
          </table:table-cell>
          <table:table-cell table:formula="of:=CONCATENATE([.A1322];[.B1322];[.C1322];[.D1322];[.E1322];[.F1322];[.G1322];[.H1322];[.I1322];[.J1322];[.K1322];[.L1322];[.M1322])" office:value-type="string" office:string-value="{ id: 1322, name: 'Chalmers Buildings', postcode: 'EH3 9QF', ward_id: 2, lattitude: 55.9440632, longitude: -3.2074907 },">
            <text:p>{ id: 1322, name: 'Chalmers Buildings', postcode: 'EH3 9QF', ward_id: 2, lattitude: 55.9440632, longitude: -3.207490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23">
            <text:p>1323</text:p>
          </table:table-cell>
          <table:table-cell office:value-type="string">
            <text:p>, name: '</text:p>
          </table:table-cell>
          <table:table-cell office:value-type="string">
            <text:p>Pilrig House Close</text:p>
          </table:table-cell>
          <table:table-cell office:value-type="string">
            <text:p>', postcode: '</text:p>
          </table:table-cell>
          <table:table-cell office:value-type="string">
            <text:p>EH6 5RF</text:p>
          </table:table-cell>
          <table:table-cell office:value-type="string">
            <text:p>', ward_id: </text:p>
          </table:table-cell>
          <table:table-cell office:value-type="float" office:value="12">
            <text:p>12</text:p>
          </table:table-cell>
          <table:table-cell office:value-type="string">
            <text:p>, lattitude: </text:p>
          </table:table-cell>
          <table:table-cell office:value-type="float" office:value="55.9697048">
            <text:p>55.9697048</text:p>
          </table:table-cell>
          <table:table-cell office:value-type="string">
            <text:p>, longitude: </text:p>
          </table:table-cell>
          <table:table-cell office:value-type="float" office:value="-3.181811">
            <text:p>-3.181811</text:p>
          </table:table-cell>
          <table:table-cell office:value-type="string">
            <text:p><text:s/>},</text:p>
          </table:table-cell>
          <table:table-cell table:formula="of:=CONCATENATE([.A1323];[.B1323];[.C1323];[.D1323];[.E1323];[.F1323];[.G1323];[.H1323];[.I1323];[.J1323];[.K1323];[.L1323];[.M1323])" office:value-type="string" office:string-value="{ id: 1323, name: 'Pilrig House Close', postcode: 'EH6 5RF', ward_id: 12, lattitude: 55.9697048, longitude: -3.181811 },">
            <text:p>{ id: 1323, name: 'Pilrig House Close', postcode: 'EH6 5RF', ward_id: 12, lattitude: 55.9697048, longitude: -3.18181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24">
            <text:p>1324</text:p>
          </table:table-cell>
          <table:table-cell office:value-type="string">
            <text:p>, name: '</text:p>
          </table:table-cell>
          <table:table-cell office:value-type="string">
            <text:p>Boswall Drive</text:p>
          </table:table-cell>
          <table:table-cell office:value-type="string">
            <text:p>', postcode: '</text:p>
          </table:table-cell>
          <table:table-cell office:value-type="string">
            <text:p>EH5 2EH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067">
            <text:p>55.973067</text:p>
          </table:table-cell>
          <table:table-cell office:value-type="string">
            <text:p>, longitude: </text:p>
          </table:table-cell>
          <table:table-cell office:value-type="float" office:value="-3.2190369">
            <text:p>-3.2190369</text:p>
          </table:table-cell>
          <table:table-cell office:value-type="string">
            <text:p><text:s/>},</text:p>
          </table:table-cell>
          <table:table-cell table:formula="of:=CONCATENATE([.A1324];[.B1324];[.C1324];[.D1324];[.E1324];[.F1324];[.G1324];[.H1324];[.I1324];[.J1324];[.K1324];[.L1324];[.M1324])" office:value-type="string" office:string-value="{ id: 1324, name: 'Boswall Drive', postcode: 'EH5 2EH', ward_id: 7, lattitude: 55.973067, longitude: -3.2190369 },">
            <text:p>{ id: 1324, name: 'Boswall Drive', postcode: 'EH5 2EH', ward_id: 7, lattitude: 55.973067, longitude: -3.219036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25">
            <text:p>1325</text:p>
          </table:table-cell>
          <table:table-cell office:value-type="string">
            <text:p>, name: '</text:p>
          </table:table-cell>
          <table:table-cell office:value-type="string">
            <text:p>Wardie Road</text:p>
          </table:table-cell>
          <table:table-cell office:value-type="string">
            <text:p>', postcode: '</text:p>
          </table:table-cell>
          <table:table-cell office:value-type="string">
            <text:p>EH5 3LG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29496">
            <text:p>55.9729496</text:p>
          </table:table-cell>
          <table:table-cell office:value-type="string">
            <text:p>, longitude: </text:p>
          </table:table-cell>
          <table:table-cell office:value-type="float" office:value="-3.2120498">
            <text:p>-3.2120498</text:p>
          </table:table-cell>
          <table:table-cell office:value-type="string">
            <text:p><text:s/>},</text:p>
          </table:table-cell>
          <table:table-cell table:formula="of:=CONCATENATE([.A1325];[.B1325];[.C1325];[.D1325];[.E1325];[.F1325];[.G1325];[.H1325];[.I1325];[.J1325];[.K1325];[.L1325];[.M1325])" office:value-type="string" office:string-value="{ id: 1325, name: 'Wardie Road', postcode: 'EH5 3LG', ward_id: 7, lattitude: 55.9729496, longitude: -3.2120498 },">
            <text:p>{ id: 1325, name: 'Wardie Road', postcode: 'EH5 3LG', ward_id: 7, lattitude: 55.9729496, longitude: -3.212049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26">
            <text:p>1326</text:p>
          </table:table-cell>
          <table:table-cell office:value-type="string">
            <text:p>, name: '</text:p>
          </table:table-cell>
          <table:table-cell office:value-type="string">
            <text:p>Broomhouse Row</text:p>
          </table:table-cell>
          <table:table-cell office:value-type="string">
            <text:p>', postcode: '</text:p>
          </table:table-cell>
          <table:table-cell office:value-type="string">
            <text:p>EH11 3RE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299406">
            <text:p>55.9299406</text:p>
          </table:table-cell>
          <table:table-cell office:value-type="string">
            <text:p>, longitude: </text:p>
          </table:table-cell>
          <table:table-cell office:value-type="float" office:value="-3.2742053">
            <text:p>-3.2742053</text:p>
          </table:table-cell>
          <table:table-cell office:value-type="string">
            <text:p><text:s/>},</text:p>
          </table:table-cell>
          <table:table-cell table:formula="of:=CONCATENATE([.A1326];[.B1326];[.C1326];[.D1326];[.E1326];[.F1326];[.G1326];[.H1326];[.I1326];[.J1326];[.K1326];[.L1326];[.M1326])" office:value-type="string" office:string-value="{ id: 1326, name: 'Broomhouse Row', postcode: 'EH11 3RE', ward_id: 13, lattitude: 55.9299406, longitude: -3.2742053 },">
            <text:p>{ id: 1326, name: 'Broomhouse Row', postcode: 'EH11 3RE', ward_id: 13, lattitude: 55.9299406, longitude: -3.274205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27">
            <text:p>1327</text:p>
          </table:table-cell>
          <table:table-cell office:value-type="string">
            <text:p>, name: '</text:p>
          </table:table-cell>
          <table:table-cell office:value-type="string">
            <text:p>Nigel Loan</text:p>
          </table:table-cell>
          <table:table-cell office:value-type="string">
            <text:p>', postcode: '</text:p>
          </table:table-cell>
          <table:table-cell office:value-type="string">
            <text:p>EH16 6DL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70295">
            <text:p>55.9170295</text:p>
          </table:table-cell>
          <table:table-cell office:value-type="string">
            <text:p>, longitude: </text:p>
          </table:table-cell>
          <table:table-cell office:value-type="float" office:value="-3.1600346">
            <text:p>-3.1600346</text:p>
          </table:table-cell>
          <table:table-cell office:value-type="string">
            <text:p><text:s/>},</text:p>
          </table:table-cell>
          <table:table-cell table:formula="of:=CONCATENATE([.A1327];[.B1327];[.C1327];[.D1327];[.E1327];[.F1327];[.G1327];[.H1327];[.I1327];[.J1327];[.K1327];[.L1327];[.M1327])" office:value-type="string" office:string-value="{ id: 1327, name: 'Nigel Loan', postcode: 'EH16 6DL', ward_id: 16, lattitude: 55.9170295, longitude: -3.1600346 },">
            <text:p>{ id: 1327, name: 'Nigel Loan', postcode: 'EH16 6DL', ward_id: 16, lattitude: 55.9170295, longitude: -3.160034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28">
            <text:p>1328</text:p>
          </table:table-cell>
          <table:table-cell office:value-type="string">
            <text:p>, name: '</text:p>
          </table:table-cell>
          <table:table-cell office:value-type="string">
            <text:p>North Bughtlin Gate</text:p>
          </table:table-cell>
          <table:table-cell office:value-type="string">
            <text:p>', postcode: '</text:p>
          </table:table-cell>
          <table:table-cell office:value-type="string">
            <text:p>EH12 8XL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541399">
            <text:p>55.9541399</text:p>
          </table:table-cell>
          <table:table-cell office:value-type="string">
            <text:p>, longitude: </text:p>
          </table:table-cell>
          <table:table-cell office:value-type="float" office:value="-3.3047402">
            <text:p>-3.3047402</text:p>
          </table:table-cell>
          <table:table-cell office:value-type="string">
            <text:p><text:s/>},</text:p>
          </table:table-cell>
          <table:table-cell table:formula="of:=CONCATENATE([.A1328];[.B1328];[.C1328];[.D1328];[.E1328];[.F1328];[.G1328];[.H1328];[.I1328];[.J1328];[.K1328];[.L1328];[.M1328])" office:value-type="string" office:string-value="{ id: 1328, name: 'North Bughtlin Gate', postcode: 'EH12 8XL', ward_id: 9, lattitude: 55.9541399, longitude: -3.3047402 },">
            <text:p>{ id: 1328, name: 'North Bughtlin Gate', postcode: 'EH12 8XL', ward_id: 9, lattitude: 55.9541399, longitude: -3.304740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29">
            <text:p>1329</text:p>
          </table:table-cell>
          <table:table-cell office:value-type="string">
            <text:p>, name: '</text:p>
          </table:table-cell>
          <table:table-cell office:value-type="string">
            <text:p>Whitson Grove</text:p>
          </table:table-cell>
          <table:table-cell office:value-type="string">
            <text:p>', postcode: '</text:p>
          </table:table-cell>
          <table:table-cell office:value-type="string">
            <text:p>EH11 3DT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352241">
            <text:p>55.9352241</text:p>
          </table:table-cell>
          <table:table-cell office:value-type="string">
            <text:p>, longitude: </text:p>
          </table:table-cell>
          <table:table-cell office:value-type="float" office:value="-3.2564258">
            <text:p>-3.2564258</text:p>
          </table:table-cell>
          <table:table-cell office:value-type="string">
            <text:p><text:s/>},</text:p>
          </table:table-cell>
          <table:table-cell table:formula="of:=CONCATENATE([.A1329];[.B1329];[.C1329];[.D1329];[.E1329];[.F1329];[.G1329];[.H1329];[.I1329];[.J1329];[.K1329];[.L1329];[.M1329])" office:value-type="string" office:string-value="{ id: 1329, name: 'Whitson Grove', postcode: 'EH11 3DT', ward_id: 13, lattitude: 55.9352241, longitude: -3.2564258 },">
            <text:p>{ id: 1329, name: 'Whitson Grove', postcode: 'EH11 3DT', ward_id: 13, lattitude: 55.9352241, longitude: -3.256425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30">
            <text:p>1330</text:p>
          </table:table-cell>
          <table:table-cell office:value-type="string">
            <text:p>, name: '</text:p>
          </table:table-cell>
          <table:table-cell office:value-type="string">
            <text:p>Craigentinny Crescent</text:p>
          </table:table-cell>
          <table:table-cell office:value-type="string">
            <text:p>', postcode: '</text:p>
          </table:table-cell>
          <table:table-cell office:value-type="string">
            <text:p>EH7 6QA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79134">
            <text:p>55.9579134</text:p>
          </table:table-cell>
          <table:table-cell office:value-type="string">
            <text:p>, longitude: </text:p>
          </table:table-cell>
          <table:table-cell office:value-type="float" office:value="-3.1367975">
            <text:p>-3.1367975</text:p>
          </table:table-cell>
          <table:table-cell office:value-type="string">
            <text:p><text:s/>},</text:p>
          </table:table-cell>
          <table:table-cell table:formula="of:=CONCATENATE([.A1330];[.B1330];[.C1330];[.D1330];[.E1330];[.F1330];[.G1330];[.H1330];[.I1330];[.J1330];[.K1330];[.L1330];[.M1330])" office:value-type="string" office:string-value="{ id: 1330, name: 'Craigentinny Crescent', postcode: 'EH7 6QA', ward_id: 1, lattitude: 55.9579134, longitude: -3.1367975 },">
            <text:p>{ id: 1330, name: 'Craigentinny Crescent', postcode: 'EH7 6QA', ward_id: 1, lattitude: 55.9579134, longitude: -3.13679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31">
            <text:p>1331</text:p>
          </table:table-cell>
          <table:table-cell office:value-type="string">
            <text:p>, name: '</text:p>
          </table:table-cell>
          <table:table-cell office:value-type="string">
            <text:p>Craigmount Terrace</text:p>
          </table:table-cell>
          <table:table-cell office:value-type="string">
            <text:p>', postcode: '</text:p>
          </table:table-cell>
          <table:table-cell office:value-type="string">
            <text:p>EH12 8BW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471584">
            <text:p>55.9471584</text:p>
          </table:table-cell>
          <table:table-cell office:value-type="string">
            <text:p>, longitude: </text:p>
          </table:table-cell>
          <table:table-cell office:value-type="float" office:value="-3.2981805">
            <text:p>-3.2981805</text:p>
          </table:table-cell>
          <table:table-cell office:value-type="string">
            <text:p><text:s/>},</text:p>
          </table:table-cell>
          <table:table-cell table:formula="of:=CONCATENATE([.A1331];[.B1331];[.C1331];[.D1331];[.E1331];[.F1331];[.G1331];[.H1331];[.I1331];[.J1331];[.K1331];[.L1331];[.M1331])" office:value-type="string" office:string-value="{ id: 1331, name: 'Craigmount Terrace', postcode: 'EH12 8BW', ward_id: 9, lattitude: 55.9471584, longitude: -3.2981805 },">
            <text:p>{ id: 1331, name: 'Craigmount Terrace', postcode: 'EH12 8BW', ward_id: 9, lattitude: 55.9471584, longitude: -3.298180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32">
            <text:p>1332</text:p>
          </table:table-cell>
          <table:table-cell office:value-type="string">
            <text:p>, name: '</text:p>
          </table:table-cell>
          <table:table-cell office:value-type="string">
            <text:p>Whitelea Road</text:p>
          </table:table-cell>
          <table:table-cell office:value-type="string">
            <text:p>', postcode: '</text:p>
          </table:table-cell>
          <table:table-cell office:value-type="string">
            <text:p>EH14 7HE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8756288">
            <text:p>55.8756288</text:p>
          </table:table-cell>
          <table:table-cell office:value-type="string">
            <text:p>, longitude: </text:p>
          </table:table-cell>
          <table:table-cell office:value-type="float" office:value="-3.3439696">
            <text:p>-3.3439696</text:p>
          </table:table-cell>
          <table:table-cell office:value-type="string">
            <text:p><text:s/>},</text:p>
          </table:table-cell>
          <table:table-cell table:formula="of:=CONCATENATE([.A1332];[.B1332];[.C1332];[.D1332];[.E1332];[.F1332];[.G1332];[.H1332];[.I1332];[.J1332];[.K1332];[.L1332];[.M1332])" office:value-type="string" office:string-value="{ id: 1332, name: 'Whitelea Road', postcode: 'EH14 7HE', ward_id: 10, lattitude: 55.8756288, longitude: -3.3439696 },">
            <text:p>{ id: 1332, name: 'Whitelea Road', postcode: 'EH14 7HE', ward_id: 10, lattitude: 55.8756288, longitude: -3.343969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33">
            <text:p>1333</text:p>
          </table:table-cell>
          <table:table-cell office:value-type="string">
            <text:p>, name: '</text:p>
          </table:table-cell>
          <table:table-cell office:value-type="string">
            <text:p>Craigmillar Castle L</text:p>
          </table:table-cell>
          <table:table-cell office:value-type="string">
            <text:p>', postcode: '</text:p>
          </table:table-cell>
          <table:table-cell office:value-type="string">
            <text:p>EH16 4SE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260353">
            <text:p>55.9260353</text:p>
          </table:table-cell>
          <table:table-cell office:value-type="string">
            <text:p>, longitude: </text:p>
          </table:table-cell>
          <table:table-cell office:value-type="float" office:value="-3.1389443">
            <text:p>-3.1389443</text:p>
          </table:table-cell>
          <table:table-cell office:value-type="string">
            <text:p><text:s/>},</text:p>
          </table:table-cell>
          <table:table-cell table:formula="of:=CONCATENATE([.A1333];[.B1333];[.C1333];[.D1333];[.E1333];[.F1333];[.G1333];[.H1333];[.I1333];[.J1333];[.K1333];[.L1333];[.M1333])" office:value-type="string" office:string-value="{ id: 1333, name: 'Craigmillar Castle L', postcode: 'EH16 4SE', ward_id: 11, lattitude: 55.9260353, longitude: -3.1389443 },">
            <text:p>{ id: 1333, name: 'Craigmillar Castle L', postcode: 'EH16 4SE', ward_id: 11, lattitude: 55.9260353, longitude: -3.138944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34">
            <text:p>1334</text:p>
          </table:table-cell>
          <table:table-cell office:value-type="string">
            <text:p>, name: '</text:p>
          </table:table-cell>
          <table:table-cell office:value-type="string">
            <text:p>Northfield Crescent</text:p>
          </table:table-cell>
          <table:table-cell office:value-type="string">
            <text:p>', postcode: '</text:p>
          </table:table-cell>
          <table:table-cell office:value-type="string">
            <text:p>EH8 7QB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96718">
            <text:p>55.9496718</text:p>
          </table:table-cell>
          <table:table-cell office:value-type="string">
            <text:p>, longitude: </text:p>
          </table:table-cell>
          <table:table-cell office:value-type="float" office:value="-3.1384992">
            <text:p>-3.1384992</text:p>
          </table:table-cell>
          <table:table-cell office:value-type="string">
            <text:p><text:s/>},</text:p>
          </table:table-cell>
          <table:table-cell table:formula="of:=CONCATENATE([.A1334];[.B1334];[.C1334];[.D1334];[.E1334];[.F1334];[.G1334];[.H1334];[.I1334];[.J1334];[.K1334];[.L1334];[.M1334])" office:value-type="string" office:string-value="{ id: 1334, name: 'Northfield Crescent', postcode: 'EH8 7QB', ward_id: 1, lattitude: 55.9496718, longitude: -3.1384992 },">
            <text:p>{ id: 1334, name: 'Northfield Crescent', postcode: 'EH8 7QB', ward_id: 1, lattitude: 55.9496718, longitude: -3.138499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35">
            <text:p>1335</text:p>
          </table:table-cell>
          <table:table-cell office:value-type="string">
            <text:p>, name: '</text:p>
          </table:table-cell>
          <table:table-cell office:value-type="string">
            <text:p>Sydney Place</text:p>
          </table:table-cell>
          <table:table-cell office:value-type="string">
            <text:p>', postcode: '</text:p>
          </table:table-cell>
          <table:table-cell office:value-type="string">
            <text:p>EH7 6SY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9105">
            <text:p>55.959105</text:p>
          </table:table-cell>
          <table:table-cell office:value-type="string">
            <text:p>, longitude: </text:p>
          </table:table-cell>
          <table:table-cell office:value-type="float" office:value="-3.1338712">
            <text:p>-3.1338712</text:p>
          </table:table-cell>
          <table:table-cell office:value-type="string">
            <text:p><text:s/>},</text:p>
          </table:table-cell>
          <table:table-cell table:formula="of:=CONCATENATE([.A1335];[.B1335];[.C1335];[.D1335];[.E1335];[.F1335];[.G1335];[.H1335];[.I1335];[.J1335];[.K1335];[.L1335];[.M1335])" office:value-type="string" office:string-value="{ id: 1335, name: 'Sydney Place', postcode: 'EH7 6SY', ward_id: 1, lattitude: 55.959105, longitude: -3.1338712 },">
            <text:p>{ id: 1335, name: 'Sydney Place', postcode: 'EH7 6SY', ward_id: 1, lattitude: 55.959105, longitude: -3.133871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36">
            <text:p>1336</text:p>
          </table:table-cell>
          <table:table-cell office:value-type="string">
            <text:p>, name: '</text:p>
          </table:table-cell>
          <table:table-cell office:value-type="string">
            <text:p>Fernieside Grove</text:p>
          </table:table-cell>
          <table:table-cell office:value-type="string">
            <text:p>', postcode: '</text:p>
          </table:table-cell>
          <table:table-cell office:value-type="string">
            <text:p>EH17 7DF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31075">
            <text:p>55.9131075</text:p>
          </table:table-cell>
          <table:table-cell office:value-type="string">
            <text:p>, longitude: </text:p>
          </table:table-cell>
          <table:table-cell office:value-type="float" office:value="-3.1276326">
            <text:p>-3.1276326</text:p>
          </table:table-cell>
          <table:table-cell office:value-type="string">
            <text:p><text:s/>},</text:p>
          </table:table-cell>
          <table:table-cell table:formula="of:=CONCATENATE([.A1336];[.B1336];[.C1336];[.D1336];[.E1336];[.F1336];[.G1336];[.H1336];[.I1336];[.J1336];[.K1336];[.L1336];[.M1336])" office:value-type="string" office:string-value="{ id: 1336, name: 'Fernieside Grove', postcode: 'EH17 7DF', ward_id: 16, lattitude: 55.9131075, longitude: -3.1276326 },">
            <text:p>{ id: 1336, name: 'Fernieside Grove', postcode: 'EH17 7DF', ward_id: 16, lattitude: 55.9131075, longitude: -3.127632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37">
            <text:p>1337</text:p>
          </table:table-cell>
          <table:table-cell office:value-type="string">
            <text:p>, name: '</text:p>
          </table:table-cell>
          <table:table-cell office:value-type="string">
            <text:p>Oxgangs Place</text:p>
          </table:table-cell>
          <table:table-cell office:value-type="string">
            <text:p>', postcode: '</text:p>
          </table:table-cell>
          <table:table-cell office:value-type="string">
            <text:p>EH13 9BD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083968">
            <text:p>55.9083968</text:p>
          </table:table-cell>
          <table:table-cell office:value-type="string">
            <text:p>, longitude: </text:p>
          </table:table-cell>
          <table:table-cell office:value-type="float" office:value="-3.2266215">
            <text:p>-3.2266215</text:p>
          </table:table-cell>
          <table:table-cell office:value-type="string">
            <text:p><text:s/>},</text:p>
          </table:table-cell>
          <table:table-cell table:formula="of:=CONCATENATE([.A1337];[.B1337];[.C1337];[.D1337];[.E1337];[.F1337];[.G1337];[.H1337];[.I1337];[.J1337];[.K1337];[.L1337];[.M1337])" office:value-type="string" office:string-value="{ id: 1337, name: 'Oxgangs Place', postcode: 'EH13 9BD', ward_id: 5, lattitude: 55.9083968, longitude: -3.2266215 },">
            <text:p>{ id: 1337, name: 'Oxgangs Place', postcode: 'EH13 9BD', ward_id: 5, lattitude: 55.9083968, longitude: -3.22662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38">
            <text:p>1338</text:p>
          </table:table-cell>
          <table:table-cell office:value-type="string">
            <text:p>, name: '</text:p>
          </table:table-cell>
          <table:table-cell office:value-type="string">
            <text:p>Summerfield Place</text:p>
          </table:table-cell>
          <table:table-cell office:value-type="string">
            <text:p>', postcode: '</text:p>
          </table:table-cell>
          <table:table-cell office:value-type="string">
            <text:p>EH6 8BA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92281">
            <text:p>55.9692281</text:p>
          </table:table-cell>
          <table:table-cell office:value-type="string">
            <text:p>, longitude: </text:p>
          </table:table-cell>
          <table:table-cell office:value-type="float" office:value="-3.1599929">
            <text:p>-3.1599929</text:p>
          </table:table-cell>
          <table:table-cell office:value-type="string">
            <text:p><text:s/>},</text:p>
          </table:table-cell>
          <table:table-cell table:formula="of:=CONCATENATE([.A1338];[.B1338];[.C1338];[.D1338];[.E1338];[.F1338];[.G1338];[.H1338];[.I1338];[.J1338];[.K1338];[.L1338];[.M1338])" office:value-type="string" office:string-value="{ id: 1338, name: 'Summerfield Place', postcode: 'EH6 8BA', ward_id: 8, lattitude: 55.9692281, longitude: -3.1599929 },">
            <text:p>{ id: 1338, name: 'Summerfield Place', postcode: 'EH6 8BA', ward_id: 8, lattitude: 55.9692281, longitude: -3.159992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39">
            <text:p>1339</text:p>
          </table:table-cell>
          <table:table-cell office:value-type="string">
            <text:p>, name: '</text:p>
          </table:table-cell>
          <table:table-cell office:value-type="string">
            <text:p>Ferry Road - Shops Service Road</text:p>
          </table:table-cell>
          <table:table-cell office:value-type="string">
            <text:p>', postcode: '</text:p>
          </table:table-cell>
          <table:table-cell office:value-type="string">
            <text:p>EH1 3EG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3252">
            <text:p>55.953252</text:p>
          </table:table-cell>
          <table:table-cell office:value-type="string">
            <text:p>, longitude: </text:p>
          </table:table-cell>
          <table:table-cell office:value-type="float" office:value="-3.188267">
            <text:p>-3.188267</text:p>
          </table:table-cell>
          <table:table-cell office:value-type="string">
            <text:p><text:s/>},</text:p>
          </table:table-cell>
          <table:table-cell table:formula="of:=CONCATENATE([.A1339];[.B1339];[.C1339];[.D1339];[.E1339];[.F1339];[.G1339];[.H1339];[.I1339];[.J1339];[.K1339];[.L1339];[.M1339])" office:value-type="string" office:string-value="{ id: 1339, name: 'Ferry Road - Shops Service Road', postcode: 'EH1 3EG', ward_id: 6, lattitude: 55.953252, longitude: -3.188267 },">
            <text:p>{ id: 1339, name: 'Ferry Road - Shops Service Road', postcode: 'EH1 3EG', ward_id: 6, lattitude: 55.953252, longitude: -3.18826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40">
            <text:p>1340</text:p>
          </table:table-cell>
          <table:table-cell office:value-type="string">
            <text:p>, name: '</text:p>
          </table:table-cell>
          <table:table-cell office:value-type="string">
            <text:p>Stanley Road</text:p>
          </table:table-cell>
          <table:table-cell office:value-type="string">
            <text:p>', postcode: '</text:p>
          </table:table-cell>
          <table:table-cell office:value-type="string">
            <text:p>EH6 4SE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80859">
            <text:p>55.9780859</text:p>
          </table:table-cell>
          <table:table-cell office:value-type="string">
            <text:p>, longitude: </text:p>
          </table:table-cell>
          <table:table-cell office:value-type="float" office:value="-3.1950631">
            <text:p>-3.1950631</text:p>
          </table:table-cell>
          <table:table-cell office:value-type="string">
            <text:p><text:s/>},</text:p>
          </table:table-cell>
          <table:table-cell table:formula="of:=CONCATENATE([.A1340];[.B1340];[.C1340];[.D1340];[.E1340];[.F1340];[.G1340];[.H1340];[.I1340];[.J1340];[.K1340];[.L1340];[.M1340])" office:value-type="string" office:string-value="{ id: 1340, name: 'Stanley Road', postcode: 'EH6 4SE', ward_id: 7, lattitude: 55.9780859, longitude: -3.1950631 },">
            <text:p>{ id: 1340, name: 'Stanley Road', postcode: 'EH6 4SE', ward_id: 7, lattitude: 55.9780859, longitude: -3.195063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41">
            <text:p>1341</text:p>
          </table:table-cell>
          <table:table-cell office:value-type="string">
            <text:p>, name: '</text:p>
          </table:table-cell>
          <table:table-cell office:value-type="string">
            <text:p>Jean Armour Avenue</text:p>
          </table:table-cell>
          <table:table-cell office:value-type="string">
            <text:p>', postcode: '</text:p>
          </table:table-cell>
          <table:table-cell office:value-type="string">
            <text:p>EH16 6XQ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185587">
            <text:p>55.9185587</text:p>
          </table:table-cell>
          <table:table-cell office:value-type="string">
            <text:p>, longitude: </text:p>
          </table:table-cell>
          <table:table-cell office:value-type="float" office:value="-3.1626855">
            <text:p>-3.1626855</text:p>
          </table:table-cell>
          <table:table-cell office:value-type="string">
            <text:p><text:s/>},</text:p>
          </table:table-cell>
          <table:table-cell table:formula="of:=CONCATENATE([.A1341];[.B1341];[.C1341];[.D1341];[.E1341];[.F1341];[.G1341];[.H1341];[.I1341];[.J1341];[.K1341];[.L1341];[.M1341])" office:value-type="string" office:string-value="{ id: 1341, name: 'Jean Armour Avenue', postcode: 'EH16 6XQ', ward_id: 16, lattitude: 55.9185587, longitude: -3.1626855 },">
            <text:p>{ id: 1341, name: 'Jean Armour Avenue', postcode: 'EH16 6XQ', ward_id: 16, lattitude: 55.9185587, longitude: -3.16268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42">
            <text:p>1342</text:p>
          </table:table-cell>
          <table:table-cell office:value-type="string">
            <text:p>, name: '</text:p>
          </table:table-cell>
          <table:table-cell office:value-type="string">
            <text:p>Elm Place</text:p>
          </table:table-cell>
          <table:table-cell office:value-type="string">
            <text:p>', postcode: '</text:p>
          </table:table-cell>
          <table:table-cell office:value-type="string">
            <text:p>EH6 8AL</text:p>
          </table:table-cell>
          <table:table-cell office:value-type="string">
            <text:p>', ward_id: </text:p>
          </table:table-cell>
          <table:table-cell office:value-type="float" office:value="8">
            <text:p>8</text:p>
          </table:table-cell>
          <table:table-cell office:value-type="string">
            <text:p>, lattitude: </text:p>
          </table:table-cell>
          <table:table-cell office:value-type="float" office:value="55.9689287">
            <text:p>55.9689287</text:p>
          </table:table-cell>
          <table:table-cell office:value-type="string">
            <text:p>, longitude: </text:p>
          </table:table-cell>
          <table:table-cell office:value-type="float" office:value="-3.162606">
            <text:p>-3.162606</text:p>
          </table:table-cell>
          <table:table-cell office:value-type="string">
            <text:p><text:s/>},</text:p>
          </table:table-cell>
          <table:table-cell table:formula="of:=CONCATENATE([.A1342];[.B1342];[.C1342];[.D1342];[.E1342];[.F1342];[.G1342];[.H1342];[.I1342];[.J1342];[.K1342];[.L1342];[.M1342])" office:value-type="string" office:string-value="{ id: 1342, name: 'Elm Place', postcode: 'EH6 8AL', ward_id: 8, lattitude: 55.9689287, longitude: -3.162606 },">
            <text:p>{ id: 1342, name: 'Elm Place', postcode: 'EH6 8AL', ward_id: 8, lattitude: 55.9689287, longitude: -3.162606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43">
            <text:p>1343</text:p>
          </table:table-cell>
          <table:table-cell office:value-type="string">
            <text:p>, name: '</text:p>
          </table:table-cell>
          <table:table-cell office:value-type="string">
            <text:p>Ulster Gardens</text:p>
          </table:table-cell>
          <table:table-cell office:value-type="string">
            <text:p>', postcode: '</text:p>
          </table:table-cell>
          <table:table-cell office:value-type="string">
            <text:p>EH8 7LH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482479">
            <text:p>55.9482479</text:p>
          </table:table-cell>
          <table:table-cell office:value-type="string">
            <text:p>, longitude: </text:p>
          </table:table-cell>
          <table:table-cell office:value-type="float" office:value="-3.1403157">
            <text:p>-3.1403157</text:p>
          </table:table-cell>
          <table:table-cell office:value-type="string">
            <text:p><text:s/>},</text:p>
          </table:table-cell>
          <table:table-cell table:formula="of:=CONCATENATE([.A1343];[.B1343];[.C1343];[.D1343];[.E1343];[.F1343];[.G1343];[.H1343];[.I1343];[.J1343];[.K1343];[.L1343];[.M1343])" office:value-type="string" office:string-value="{ id: 1343, name: 'Ulster Gardens', postcode: 'EH8 7LH', ward_id: 1, lattitude: 55.9482479, longitude: -3.1403157 },">
            <text:p>{ id: 1343, name: 'Ulster Gardens', postcode: 'EH8 7LH', ward_id: 1, lattitude: 55.9482479, longitude: -3.1403157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44">
            <text:p>1344</text:p>
          </table:table-cell>
          <table:table-cell office:value-type="string">
            <text:p>, name: '</text:p>
          </table:table-cell>
          <table:table-cell office:value-type="string">
            <text:p>Brunstane Road North</text:p>
          </table:table-cell>
          <table:table-cell office:value-type="string">
            <text:p>', postcode: '</text:p>
          </table:table-cell>
          <table:table-cell office:value-type="string">
            <text:p>EH15 2DJ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505258">
            <text:p>55.9505258</text:p>
          </table:table-cell>
          <table:table-cell office:value-type="string">
            <text:p>, longitude: </text:p>
          </table:table-cell>
          <table:table-cell office:value-type="float" office:value="-3.1017749">
            <text:p>-3.1017749</text:p>
          </table:table-cell>
          <table:table-cell office:value-type="string">
            <text:p><text:s/>},</text:p>
          </table:table-cell>
          <table:table-cell table:formula="of:=CONCATENATE([.A1344];[.B1344];[.C1344];[.D1344];[.E1344];[.F1344];[.G1344];[.H1344];[.I1344];[.J1344];[.K1344];[.L1344];[.M1344])" office:value-type="string" office:string-value="{ id: 1344, name: 'Brunstane Road North', postcode: 'EH15 2DJ', ward_id: 11, lattitude: 55.9505258, longitude: -3.1017749 },">
            <text:p>{ id: 1344, name: 'Brunstane Road North', postcode: 'EH15 2DJ', ward_id: 11, lattitude: 55.9505258, longitude: -3.101774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45">
            <text:p>1345</text:p>
          </table:table-cell>
          <table:table-cell office:value-type="string">
            <text:p>, name: '</text:p>
          </table:table-cell>
          <table:table-cell office:value-type="string">
            <text:p>Belgrave Crescent Lane</text:p>
          </table:table-cell>
          <table:table-cell office:value-type="string">
            <text:p>', postcode: '</text:p>
          </table:table-cell>
          <table:table-cell office:value-type="string">
            <text:p>EH4 3AG</text:p>
          </table:table-cell>
          <table:table-cell office:value-type="string">
            <text:p>', ward_id: </text:p>
          </table:table-cell>
          <table:table-cell office:value-type="float" office:value="4">
            <text:p>4</text:p>
          </table:table-cell>
          <table:table-cell office:value-type="string">
            <text:p>, lattitude: </text:p>
          </table:table-cell>
          <table:table-cell office:value-type="float" office:value="55.954441">
            <text:p>55.954441</text:p>
          </table:table-cell>
          <table:table-cell office:value-type="string">
            <text:p>, longitude: </text:p>
          </table:table-cell>
          <table:table-cell office:value-type="float" office:value="-3.2179289">
            <text:p>-3.2179289</text:p>
          </table:table-cell>
          <table:table-cell office:value-type="string">
            <text:p><text:s/>},</text:p>
          </table:table-cell>
          <table:table-cell table:formula="of:=CONCATENATE([.A1345];[.B1345];[.C1345];[.D1345];[.E1345];[.F1345];[.G1345];[.H1345];[.I1345];[.J1345];[.K1345];[.L1345];[.M1345])" office:value-type="string" office:string-value="{ id: 1345, name: 'Belgrave Crescent Lane', postcode: 'EH4 3AG', ward_id: 4, lattitude: 55.954441, longitude: -3.2179289 },">
            <text:p>{ id: 1345, name: 'Belgrave Crescent Lane', postcode: 'EH4 3AG', ward_id: 4, lattitude: 55.954441, longitude: -3.217928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46">
            <text:p>1346</text:p>
          </table:table-cell>
          <table:table-cell office:value-type="string">
            <text:p>, name: '</text:p>
          </table:table-cell>
          <table:table-cell office:value-type="string">
            <text:p>East Hermiston</text:p>
          </table:table-cell>
          <table:table-cell office:value-type="string">
            <text:p>', postcode: '</text:p>
          </table:table-cell>
          <table:table-cell office:value-type="string">
            <text:p>EH14 4AW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17764">
            <text:p>55.917764</text:p>
          </table:table-cell>
          <table:table-cell office:value-type="string">
            <text:p>, longitude: </text:p>
          </table:table-cell>
          <table:table-cell office:value-type="float" office:value="-3.316423">
            <text:p>-3.316423</text:p>
          </table:table-cell>
          <table:table-cell office:value-type="string">
            <text:p><text:s/>},</text:p>
          </table:table-cell>
          <table:table-cell table:formula="of:=CONCATENATE([.A1346];[.B1346];[.C1346];[.D1346];[.E1346];[.F1346];[.G1346];[.H1346];[.I1346];[.J1346];[.K1346];[.L1346];[.M1346])" office:value-type="string" office:string-value="{ id: 1346, name: 'East Hermiston', postcode: 'EH14 4AW', ward_id: 10, lattitude: 55.917764, longitude: -3.316423 },">
            <text:p>{ id: 1346, name: 'East Hermiston', postcode: 'EH14 4AW', ward_id: 10, lattitude: 55.917764, longitude: -3.31642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47">
            <text:p>1347</text:p>
          </table:table-cell>
          <table:table-cell office:value-type="string">
            <text:p>, name: '</text:p>
          </table:table-cell>
          <table:table-cell office:value-type="string">
            <text:p>Colinton Mains Drive</text:p>
          </table:table-cell>
          <table:table-cell office:value-type="string">
            <text:p>', postcode: '</text:p>
          </table:table-cell>
          <table:table-cell office:value-type="string">
            <text:p>EH13 9AL</text:p>
          </table:table-cell>
          <table:table-cell office:value-type="string">
            <text:p>', ward_id: </text:p>
          </table:table-cell>
          <table:table-cell office:value-type="float" office:value="5">
            <text:p>5</text:p>
          </table:table-cell>
          <table:table-cell office:value-type="string">
            <text:p>, lattitude: </text:p>
          </table:table-cell>
          <table:table-cell office:value-type="float" office:value="55.9100811">
            <text:p>55.9100811</text:p>
          </table:table-cell>
          <table:table-cell office:value-type="string">
            <text:p>, longitude: </text:p>
          </table:table-cell>
          <table:table-cell office:value-type="float" office:value="-3.2347302">
            <text:p>-3.2347302</text:p>
          </table:table-cell>
          <table:table-cell office:value-type="string">
            <text:p><text:s/>},</text:p>
          </table:table-cell>
          <table:table-cell table:formula="of:=CONCATENATE([.A1347];[.B1347];[.C1347];[.D1347];[.E1347];[.F1347];[.G1347];[.H1347];[.I1347];[.J1347];[.K1347];[.L1347];[.M1347])" office:value-type="string" office:string-value="{ id: 1347, name: 'Colinton Mains Drive', postcode: 'EH13 9AL', ward_id: 5, lattitude: 55.9100811, longitude: -3.2347302 },">
            <text:p>{ id: 1347, name: 'Colinton Mains Drive', postcode: 'EH13 9AL', ward_id: 5, lattitude: 55.9100811, longitude: -3.234730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48">
            <text:p>1348</text:p>
          </table:table-cell>
          <table:table-cell office:value-type="string">
            <text:p>, name: '</text:p>
          </table:table-cell>
          <table:table-cell office:value-type="string">
            <text:p>The Murrays</text:p>
          </table:table-cell>
          <table:table-cell office:value-type="string">
            <text:p>', postcode: '</text:p>
          </table:table-cell>
          <table:table-cell office:value-type="string">
            <text:p>EH17 8UD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8977133">
            <text:p>55.8977133</text:p>
          </table:table-cell>
          <table:table-cell office:value-type="string">
            <text:p>, longitude: </text:p>
          </table:table-cell>
          <table:table-cell office:value-type="float" office:value="-3.1480918">
            <text:p>-3.1480918</text:p>
          </table:table-cell>
          <table:table-cell office:value-type="string">
            <text:p><text:s/>},</text:p>
          </table:table-cell>
          <table:table-cell table:formula="of:=CONCATENATE([.A1348];[.B1348];[.C1348];[.D1348];[.E1348];[.F1348];[.G1348];[.H1348];[.I1348];[.J1348];[.K1348];[.L1348];[.M1348])" office:value-type="string" office:string-value="{ id: 1348, name: 'The Murrays', postcode: 'EH17 8UD', ward_id: 16, lattitude: 55.8977133, longitude: -3.1480918 },">
            <text:p>{ id: 1348, name: 'The Murrays', postcode: 'EH17 8UD', ward_id: 16, lattitude: 55.8977133, longitude: -3.1480918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49">
            <text:p>1349</text:p>
          </table:table-cell>
          <table:table-cell office:value-type="string">
            <text:p>, name: '</text:p>
          </table:table-cell>
          <table:table-cell office:value-type="string">
            <text:p>Backlee</text:p>
          </table:table-cell>
          <table:table-cell office:value-type="string">
            <text:p>', postcode: '</text:p>
          </table:table-cell>
          <table:table-cell office:value-type="string">
            <text:p>EH16 6YH</text:p>
          </table:table-cell>
          <table:table-cell office:value-type="string">
            <text:p>', ward_id: </text:p>
          </table:table-cell>
          <table:table-cell office:value-type="float" office:value="16">
            <text:p>16</text:p>
          </table:table-cell>
          <table:table-cell office:value-type="string">
            <text:p>, lattitude: </text:p>
          </table:table-cell>
          <table:table-cell office:value-type="float" office:value="55.9051309">
            <text:p>55.9051309</text:p>
          </table:table-cell>
          <table:table-cell office:value-type="string">
            <text:p>, longitude: </text:p>
          </table:table-cell>
          <table:table-cell office:value-type="float" office:value="-3.1686602">
            <text:p>-3.1686602</text:p>
          </table:table-cell>
          <table:table-cell office:value-type="string">
            <text:p><text:s/>},</text:p>
          </table:table-cell>
          <table:table-cell table:formula="of:=CONCATENATE([.A1349];[.B1349];[.C1349];[.D1349];[.E1349];[.F1349];[.G1349];[.H1349];[.I1349];[.J1349];[.K1349];[.L1349];[.M1349])" office:value-type="string" office:string-value="{ id: 1349, name: 'Backlee', postcode: 'EH16 6YH', ward_id: 16, lattitude: 55.9051309, longitude: -3.1686602 },">
            <text:p>{ id: 1349, name: 'Backlee', postcode: 'EH16 6YH', ward_id: 16, lattitude: 55.9051309, longitude: -3.168660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50">
            <text:p>1350</text:p>
          </table:table-cell>
          <table:table-cell office:value-type="string">
            <text:p>, name: '</text:p>
          </table:table-cell>
          <table:table-cell office:value-type="string">
            <text:p>Milton Road East</text:p>
          </table:table-cell>
          <table:table-cell office:value-type="string">
            <text:p>', postcode: '</text:p>
          </table:table-cell>
          <table:table-cell office:value-type="string">
            <text:p>EH15 2PB</text:p>
          </table:table-cell>
          <table:table-cell office:value-type="string">
            <text:p>', ward_id: </text:p>
          </table:table-cell>
          <table:table-cell office:value-type="float" office:value="11">
            <text:p>11</text:p>
          </table:table-cell>
          <table:table-cell office:value-type="string">
            <text:p>, lattitude: </text:p>
          </table:table-cell>
          <table:table-cell office:value-type="float" office:value="55.9455156">
            <text:p>55.9455156</text:p>
          </table:table-cell>
          <table:table-cell office:value-type="string">
            <text:p>, longitude: </text:p>
          </table:table-cell>
          <table:table-cell office:value-type="float" office:value="-3.0916219">
            <text:p>-3.0916219</text:p>
          </table:table-cell>
          <table:table-cell office:value-type="string">
            <text:p><text:s/>},</text:p>
          </table:table-cell>
          <table:table-cell table:formula="of:=CONCATENATE([.A1350];[.B1350];[.C1350];[.D1350];[.E1350];[.F1350];[.G1350];[.H1350];[.I1350];[.J1350];[.K1350];[.L1350];[.M1350])" office:value-type="string" office:string-value="{ id: 1350, name: 'Milton Road East', postcode: 'EH15 2PB', ward_id: 11, lattitude: 55.9455156, longitude: -3.0916219 },">
            <text:p>{ id: 1350, name: 'Milton Road East', postcode: 'EH15 2PB', ward_id: 11, lattitude: 55.9455156, longitude: -3.0916219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51">
            <text:p>1351</text:p>
          </table:table-cell>
          <table:table-cell office:value-type="string">
            <text:p>, name: '</text:p>
          </table:table-cell>
          <table:table-cell office:value-type="string">
            <text:p>Silverknowes Hill</text:p>
          </table:table-cell>
          <table:table-cell office:value-type="string">
            <text:p>', postcode: '</text:p>
          </table:table-cell>
          <table:table-cell office:value-type="string">
            <text:p>EH4 5HD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92843">
            <text:p>55.9692843</text:p>
          </table:table-cell>
          <table:table-cell office:value-type="string">
            <text:p>, longitude: </text:p>
          </table:table-cell>
          <table:table-cell office:value-type="float" office:value="-3.2722065">
            <text:p>-3.2722065</text:p>
          </table:table-cell>
          <table:table-cell office:value-type="string">
            <text:p><text:s/>},</text:p>
          </table:table-cell>
          <table:table-cell table:formula="of:=CONCATENATE([.A1351];[.B1351];[.C1351];[.D1351];[.E1351];[.F1351];[.G1351];[.H1351];[.I1351];[.J1351];[.K1351];[.L1351];[.M1351])" office:value-type="string" office:string-value="{ id: 1351, name: 'Silverknowes Hill', postcode: 'EH4 5HD', ward_id: 14, lattitude: 55.9692843, longitude: -3.2722065 },">
            <text:p>{ id: 1351, name: 'Silverknowes Hill', postcode: 'EH4 5HD', ward_id: 14, lattitude: 55.9692843, longitude: -3.272206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52">
            <text:p>1352</text:p>
          </table:table-cell>
          <table:table-cell office:value-type="string">
            <text:p>, name: '</text:p>
          </table:table-cell>
          <table:table-cell office:value-type="string">
            <text:p>Royston Mains Terrace</text:p>
          </table:table-cell>
          <table:table-cell office:value-type="string">
            <text:p>', postcode: '</text:p>
          </table:table-cell>
          <table:table-cell office:value-type="string">
            <text:p>EH5 1JP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67253">
            <text:p>55.9767253</text:p>
          </table:table-cell>
          <table:table-cell office:value-type="string">
            <text:p>, longitude: </text:p>
          </table:table-cell>
          <table:table-cell office:value-type="float" office:value="-3.2345925">
            <text:p>-3.2345925</text:p>
          </table:table-cell>
          <table:table-cell office:value-type="string">
            <text:p><text:s/>},</text:p>
          </table:table-cell>
          <table:table-cell table:formula="of:=CONCATENATE([.A1352];[.B1352];[.C1352];[.D1352];[.E1352];[.F1352];[.G1352];[.H1352];[.I1352];[.J1352];[.K1352];[.L1352];[.M1352])" office:value-type="string" office:string-value="{ id: 1352, name: 'Royston Mains Terrace', postcode: 'EH5 1JP', ward_id: 7, lattitude: 55.9767253, longitude: -3.2345925 },">
            <text:p>{ id: 1352, name: 'Royston Mains Terrace', postcode: 'EH5 1JP', ward_id: 7, lattitude: 55.9767253, longitude: -3.234592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53">
            <text:p>1353</text:p>
          </table:table-cell>
          <table:table-cell office:value-type="string">
            <text:p>, name: '</text:p>
          </table:table-cell>
          <table:table-cell office:value-type="string">
            <text:p>Washington Lane</text:p>
          </table:table-cell>
          <table:table-cell office:value-type="string">
            <text:p>', postcode: '</text:p>
          </table:table-cell>
          <table:table-cell office:value-type="string">
            <text:p>EH11 2HA</text:p>
          </table:table-cell>
          <table:table-cell office:value-type="string">
            <text:p>', ward_id: </text:p>
          </table:table-cell>
          <table:table-cell office:value-type="float" office:value="13">
            <text:p>13</text:p>
          </table:table-cell>
          <table:table-cell office:value-type="string">
            <text:p>, lattitude: </text:p>
          </table:table-cell>
          <table:table-cell office:value-type="float" office:value="55.9426322">
            <text:p>55.9426322</text:p>
          </table:table-cell>
          <table:table-cell office:value-type="string">
            <text:p>, longitude: </text:p>
          </table:table-cell>
          <table:table-cell office:value-type="float" office:value="-3.2220342">
            <text:p>-3.2220342</text:p>
          </table:table-cell>
          <table:table-cell office:value-type="string">
            <text:p><text:s/>},</text:p>
          </table:table-cell>
          <table:table-cell table:formula="of:=CONCATENATE([.A1353];[.B1353];[.C1353];[.D1353];[.E1353];[.F1353];[.G1353];[.H1353];[.I1353];[.J1353];[.K1353];[.L1353];[.M1353])" office:value-type="string" office:string-value="{ id: 1353, name: 'Washington Lane', postcode: 'EH11 2HA', ward_id: 13, lattitude: 55.9426322, longitude: -3.2220342 },">
            <text:p>{ id: 1353, name: 'Washington Lane', postcode: 'EH11 2HA', ward_id: 13, lattitude: 55.9426322, longitude: -3.222034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54">
            <text:p>1354</text:p>
          </table:table-cell>
          <table:table-cell office:value-type="string">
            <text:p>, name: '</text:p>
          </table:table-cell>
          <table:table-cell office:value-type="string">
            <text:p>Davie Street</text:p>
          </table:table-cell>
          <table:table-cell office:value-type="string">
            <text:p>', postcode: '</text:p>
          </table:table-cell>
          <table:table-cell office:value-type="string">
            <text:p>EH8 9EB</text:p>
          </table:table-cell>
          <table:table-cell office:value-type="string">
            <text:p>', ward_id: </text:p>
          </table:table-cell>
          <table:table-cell office:value-type="float" office:value="17">
            <text:p>17</text:p>
          </table:table-cell>
          <table:table-cell office:value-type="string">
            <text:p>, lattitude: </text:p>
          </table:table-cell>
          <table:table-cell office:value-type="float" office:value="55.9452805">
            <text:p>55.9452805</text:p>
          </table:table-cell>
          <table:table-cell office:value-type="string">
            <text:p>, longitude: </text:p>
          </table:table-cell>
          <table:table-cell office:value-type="float" office:value="-3.1830784">
            <text:p>-3.1830784</text:p>
          </table:table-cell>
          <table:table-cell office:value-type="string">
            <text:p><text:s/>},</text:p>
          </table:table-cell>
          <table:table-cell table:formula="of:=CONCATENATE([.A1354];[.B1354];[.C1354];[.D1354];[.E1354];[.F1354];[.G1354];[.H1354];[.I1354];[.J1354];[.K1354];[.L1354];[.M1354])" office:value-type="string" office:string-value="{ id: 1354, name: 'Davie Street', postcode: 'EH8 9EB', ward_id: 17, lattitude: 55.9452805, longitude: -3.1830784 },">
            <text:p>{ id: 1354, name: 'Davie Street', postcode: 'EH8 9EB', ward_id: 17, lattitude: 55.9452805, longitude: -3.183078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55">
            <text:p>1355</text:p>
          </table:table-cell>
          <table:table-cell office:value-type="string">
            <text:p>, name: '</text:p>
          </table:table-cell>
          <table:table-cell office:value-type="string">
            <text:p>Craigleigh Rise</text:p>
          </table:table-cell>
          <table:table-cell office:value-type="string">
            <text:p>', postcode: '</text:p>
          </table:table-cell>
          <table:table-cell office:value-type="string">
            <text:p>EH4 3TR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514301">
            <text:p>55.9514301</text:p>
          </table:table-cell>
          <table:table-cell office:value-type="string">
            <text:p>, longitude: </text:p>
          </table:table-cell>
          <table:table-cell office:value-type="float" office:value="-3.2477734">
            <text:p>-3.2477734</text:p>
          </table:table-cell>
          <table:table-cell office:value-type="string">
            <text:p><text:s/>},</text:p>
          </table:table-cell>
          <table:table-cell table:formula="of:=CONCATENATE([.A1355];[.B1355];[.C1355];[.D1355];[.E1355];[.F1355];[.G1355];[.H1355];[.I1355];[.J1355];[.K1355];[.L1355];[.M1355])" office:value-type="string" office:string-value="{ id: 1355, name: 'Craigleigh Rise', postcode: 'EH4 3TR', ward_id: 15, lattitude: 55.9514301, longitude: -3.2477734 },">
            <text:p>{ id: 1355, name: 'Craigleigh Rise', postcode: 'EH4 3TR', ward_id: 15, lattitude: 55.9514301, longitude: -3.2477734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56">
            <text:p>1356</text:p>
          </table:table-cell>
          <table:table-cell office:value-type="string">
            <text:p>, name: '</text:p>
          </table:table-cell>
          <table:table-cell office:value-type="string">
            <text:p>Avon Road</text:p>
          </table:table-cell>
          <table:table-cell office:value-type="string">
            <text:p>', postcode: '</text:p>
          </table:table-cell>
          <table:table-cell office:value-type="string">
            <text:p>EH4 6RF</text:p>
          </table:table-cell>
          <table:table-cell office:value-type="string">
            <text:p>', ward_id: </text:p>
          </table:table-cell>
          <table:table-cell office:value-type="float" office:value="14">
            <text:p>14</text:p>
          </table:table-cell>
          <table:table-cell office:value-type="string">
            <text:p>, lattitude: </text:p>
          </table:table-cell>
          <table:table-cell office:value-type="float" office:value="55.9692448">
            <text:p>55.9692448</text:p>
          </table:table-cell>
          <table:table-cell office:value-type="string">
            <text:p>, longitude: </text:p>
          </table:table-cell>
          <table:table-cell office:value-type="float" office:value="-3.3096783">
            <text:p>-3.3096783</text:p>
          </table:table-cell>
          <table:table-cell office:value-type="string">
            <text:p><text:s/>},</text:p>
          </table:table-cell>
          <table:table-cell table:formula="of:=CONCATENATE([.A1356];[.B1356];[.C1356];[.D1356];[.E1356];[.F1356];[.G1356];[.H1356];[.I1356];[.J1356];[.K1356];[.L1356];[.M1356])" office:value-type="string" office:string-value="{ id: 1356, name: 'Avon Road', postcode: 'EH4 6RF', ward_id: 14, lattitude: 55.9692448, longitude: -3.3096783 },">
            <text:p>{ id: 1356, name: 'Avon Road', postcode: 'EH4 6RF', ward_id: 14, lattitude: 55.9692448, longitude: -3.30967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57">
            <text:p>1357</text:p>
          </table:table-cell>
          <table:table-cell office:value-type="string">
            <text:p>, name: '</text:p>
          </table:table-cell>
          <table:table-cell office:value-type="string">
            <text:p>Pennywell Grove</text:p>
          </table:table-cell>
          <table:table-cell office:value-type="string">
            <text:p>', postcode: '</text:p>
          </table:table-cell>
          <table:table-cell office:value-type="string">
            <text:p>EH4 4NT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28723">
            <text:p>55.9728723</text:p>
          </table:table-cell>
          <table:table-cell office:value-type="string">
            <text:p>, longitude: </text:p>
          </table:table-cell>
          <table:table-cell office:value-type="float" office:value="-3.2571535">
            <text:p>-3.2571535</text:p>
          </table:table-cell>
          <table:table-cell office:value-type="string">
            <text:p><text:s/>},</text:p>
          </table:table-cell>
          <table:table-cell table:formula="of:=CONCATENATE([.A1357];[.B1357];[.C1357];[.D1357];[.E1357];[.F1357];[.G1357];[.H1357];[.I1357];[.J1357];[.K1357];[.L1357];[.M1357])" office:value-type="string" office:string-value="{ id: 1357, name: 'Pennywell Grove', postcode: 'EH4 4NT', ward_id: 7, lattitude: 55.9728723, longitude: -3.2571535 },">
            <text:p>{ id: 1357, name: 'Pennywell Grove', postcode: 'EH4 4NT', ward_id: 7, lattitude: 55.9728723, longitude: -3.257153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58">
            <text:p>1358</text:p>
          </table:table-cell>
          <table:table-cell office:value-type="string">
            <text:p>, name: '</text:p>
          </table:table-cell>
          <table:table-cell office:value-type="string">
            <text:p>Drumsheugh Gardens</text:p>
          </table:table-cell>
          <table:table-cell office:value-type="string">
            <text:p>', postcode: '</text:p>
          </table:table-cell>
          <table:table-cell office:value-type="string">
            <text:p>EH3 7QB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10824">
            <text:p>55.9510824</text:p>
          </table:table-cell>
          <table:table-cell office:value-type="string">
            <text:p>, longitude: </text:p>
          </table:table-cell>
          <table:table-cell office:value-type="float" office:value="-3.2136522">
            <text:p>-3.2136522</text:p>
          </table:table-cell>
          <table:table-cell office:value-type="string">
            <text:p><text:s/>},</text:p>
          </table:table-cell>
          <table:table-cell table:formula="of:=CONCATENATE([.A1358];[.B1358];[.C1358];[.D1358];[.E1358];[.F1358];[.G1358];[.H1358];[.I1358];[.J1358];[.K1358];[.L1358];[.M1358])" office:value-type="string" office:string-value="{ id: 1358, name: 'Drumsheugh Gardens', postcode: 'EH3 7QB', ward_id: 6, lattitude: 55.9510824, longitude: -3.2136522 },">
            <text:p>{ id: 1358, name: 'Drumsheugh Gardens', postcode: 'EH3 7QB', ward_id: 6, lattitude: 55.9510824, longitude: -3.2136522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59">
            <text:p>1359</text:p>
          </table:table-cell>
          <table:table-cell office:value-type="string">
            <text:p>, name: '</text:p>
          </table:table-cell>
          <table:table-cell office:value-type="string">
            <text:p>Marionville Grove</text:p>
          </table:table-cell>
          <table:table-cell office:value-type="string">
            <text:p>', postcode: '</text:p>
          </table:table-cell>
          <table:table-cell office:value-type="string">
            <text:p>EH7 6BH</text:p>
          </table:table-cell>
          <table:table-cell office:value-type="string">
            <text:p>', ward_id: </text:p>
          </table:table-cell>
          <table:table-cell office:value-type="float" office:value="1">
            <text:p>1</text:p>
          </table:table-cell>
          <table:table-cell office:value-type="string">
            <text:p>, lattitude: </text:p>
          </table:table-cell>
          <table:table-cell office:value-type="float" office:value="55.9586961">
            <text:p>55.9586961</text:p>
          </table:table-cell>
          <table:table-cell office:value-type="string">
            <text:p>, longitude: </text:p>
          </table:table-cell>
          <table:table-cell office:value-type="float" office:value="-3.1512675">
            <text:p>-3.1512675</text:p>
          </table:table-cell>
          <table:table-cell office:value-type="string">
            <text:p><text:s/>},</text:p>
          </table:table-cell>
          <table:table-cell table:formula="of:=CONCATENATE([.A1359];[.B1359];[.C1359];[.D1359];[.E1359];[.F1359];[.G1359];[.H1359];[.I1359];[.J1359];[.K1359];[.L1359];[.M1359])" office:value-type="string" office:string-value="{ id: 1359, name: 'Marionville Grove', postcode: 'EH7 6BH', ward_id: 1, lattitude: 55.9586961, longitude: -3.1512675 },">
            <text:p>{ id: 1359, name: 'Marionville Grove', postcode: 'EH7 6BH', ward_id: 1, lattitude: 55.9586961, longitude: -3.151267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60">
            <text:p>1360</text:p>
          </table:table-cell>
          <table:table-cell office:value-type="string">
            <text:p>, name: '</text:p>
          </table:table-cell>
          <table:table-cell office:value-type="string">
            <text:p>Wilkieston Road</text:p>
          </table:table-cell>
          <table:table-cell office:value-type="string">
            <text:p>', postcode: '</text:p>
          </table:table-cell>
          <table:table-cell office:value-type="string">
            <text:p>EH28 8RH</text:p>
          </table:table-cell>
          <table:table-cell office:value-type="string">
            <text:p>', ward_id: </text:p>
          </table:table-cell>
          <table:table-cell office:value-type="float" office:value="10">
            <text:p>10</text:p>
          </table:table-cell>
          <table:table-cell office:value-type="string">
            <text:p>, lattitude: </text:p>
          </table:table-cell>
          <table:table-cell office:value-type="float" office:value="55.9204284">
            <text:p>55.9204284</text:p>
          </table:table-cell>
          <table:table-cell office:value-type="string">
            <text:p>, longitude: </text:p>
          </table:table-cell>
          <table:table-cell office:value-type="float" office:value="-3.3877655">
            <text:p>-3.3877655</text:p>
          </table:table-cell>
          <table:table-cell office:value-type="string">
            <text:p><text:s/>},</text:p>
          </table:table-cell>
          <table:table-cell table:formula="of:=CONCATENATE([.A1360];[.B1360];[.C1360];[.D1360];[.E1360];[.F1360];[.G1360];[.H1360];[.I1360];[.J1360];[.K1360];[.L1360];[.M1360])" office:value-type="string" office:string-value="{ id: 1360, name: 'Wilkieston Road', postcode: 'EH28 8RH', ward_id: 10, lattitude: 55.9204284, longitude: -3.3877655 },">
            <text:p>{ id: 1360, name: 'Wilkieston Road', postcode: 'EH28 8RH', ward_id: 10, lattitude: 55.9204284, longitude: -3.387765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61">
            <text:p>1361</text:p>
          </table:table-cell>
          <table:table-cell office:value-type="string">
            <text:p>, name: '</text:p>
          </table:table-cell>
          <table:table-cell office:value-type="string">
            <text:p>Reids Court</text:p>
          </table:table-cell>
          <table:table-cell office:value-type="string">
            <text:p>', postcode: '</text:p>
          </table:table-cell>
          <table:table-cell office:value-type="string">
            <text:p>EH8 8JJ</text:p>
          </table:table-cell>
          <table:table-cell office:value-type="string">
            <text:p>', ward_id: </text:p>
          </table:table-cell>
          <table:table-cell office:value-type="float" office:value="6">
            <text:p>6</text:p>
          </table:table-cell>
          <table:table-cell office:value-type="string">
            <text:p>, lattitude: </text:p>
          </table:table-cell>
          <table:table-cell office:value-type="float" office:value="55.9523228">
            <text:p>55.9523228</text:p>
          </table:table-cell>
          <table:table-cell office:value-type="string">
            <text:p>, longitude: </text:p>
          </table:table-cell>
          <table:table-cell office:value-type="float" office:value="-3.1775915">
            <text:p>-3.1775915</text:p>
          </table:table-cell>
          <table:table-cell office:value-type="string">
            <text:p><text:s/>},</text:p>
          </table:table-cell>
          <table:table-cell table:formula="of:=CONCATENATE([.A1361];[.B1361];[.C1361];[.D1361];[.E1361];[.F1361];[.G1361];[.H1361];[.I1361];[.J1361];[.K1361];[.L1361];[.M1361])" office:value-type="string" office:string-value="{ id: 1361, name: 'Reids Court', postcode: 'EH8 8JJ', ward_id: 6, lattitude: 55.9523228, longitude: -3.1775915 },">
            <text:p>{ id: 1361, name: 'Reids Court', postcode: 'EH8 8JJ', ward_id: 6, lattitude: 55.9523228, longitude: -3.1775915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62">
            <text:p>1362</text:p>
          </table:table-cell>
          <table:table-cell office:value-type="string">
            <text:p>, name: '</text:p>
          </table:table-cell>
          <table:table-cell office:value-type="string">
            <text:p>Queensferry Road</text:p>
          </table:table-cell>
          <table:table-cell office:value-type="string">
            <text:p>', postcode: '</text:p>
          </table:table-cell>
          <table:table-cell office:value-type="string">
            <text:p>EH4 7ND</text:p>
          </table:table-cell>
          <table:table-cell office:value-type="string">
            <text:p>', ward_id: </text:p>
          </table:table-cell>
          <table:table-cell office:value-type="float" office:value="9">
            <text:p>9</text:p>
          </table:table-cell>
          <table:table-cell office:value-type="string">
            <text:p>, lattitude: </text:p>
          </table:table-cell>
          <table:table-cell office:value-type="float" office:value="55.9607842">
            <text:p>55.9607842</text:p>
          </table:table-cell>
          <table:table-cell office:value-type="string">
            <text:p>, longitude: </text:p>
          </table:table-cell>
          <table:table-cell office:value-type="float" office:value="-3.293241">
            <text:p>-3.293241</text:p>
          </table:table-cell>
          <table:table-cell office:value-type="string">
            <text:p><text:s/>},</text:p>
          </table:table-cell>
          <table:table-cell table:formula="of:=CONCATENATE([.A1362];[.B1362];[.C1362];[.D1362];[.E1362];[.F1362];[.G1362];[.H1362];[.I1362];[.J1362];[.K1362];[.L1362];[.M1362])" office:value-type="string" office:string-value="{ id: 1362, name: 'Queensferry Road', postcode: 'EH4 7ND', ward_id: 9, lattitude: 55.9607842, longitude: -3.293241 },">
            <text:p>{ id: 1362, name: 'Queensferry Road', postcode: 'EH4 7ND', ward_id: 9, lattitude: 55.9607842, longitude: -3.293241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63">
            <text:p>1363</text:p>
          </table:table-cell>
          <table:table-cell office:value-type="string">
            <text:p>, name: '</text:p>
          </table:table-cell>
          <table:table-cell office:value-type="string">
            <text:p>Bangholm Park</text:p>
          </table:table-cell>
          <table:table-cell office:value-type="string">
            <text:p>', postcode: '</text:p>
          </table:table-cell>
          <table:table-cell office:value-type="string">
            <text:p>EH5 3BA</text:p>
          </table:table-cell>
          <table:table-cell office:value-type="string">
            <text:p>', ward_id: </text:p>
          </table:table-cell>
          <table:table-cell office:value-type="float" office:value="7">
            <text:p>7</text:p>
          </table:table-cell>
          <table:table-cell office:value-type="string">
            <text:p>, lattitude: </text:p>
          </table:table-cell>
          <table:table-cell office:value-type="float" office:value="55.9732354">
            <text:p>55.9732354</text:p>
          </table:table-cell>
          <table:table-cell office:value-type="string">
            <text:p>, longitude: </text:p>
          </table:table-cell>
          <table:table-cell office:value-type="float" office:value="-3.2041083">
            <text:p>-3.2041083</text:p>
          </table:table-cell>
          <table:table-cell office:value-type="string">
            <text:p><text:s/>},</text:p>
          </table:table-cell>
          <table:table-cell table:formula="of:=CONCATENATE([.A1363];[.B1363];[.C1363];[.D1363];[.E1363];[.F1363];[.G1363];[.H1363];[.I1363];[.J1363];[.K1363];[.L1363];[.M1363])" office:value-type="string" office:string-value="{ id: 1363, name: 'Bangholm Park', postcode: 'EH5 3BA', ward_id: 7, lattitude: 55.9732354, longitude: -3.2041083 },">
            <text:p>{ id: 1363, name: 'Bangholm Park', postcode: 'EH5 3BA', ward_id: 7, lattitude: 55.9732354, longitude: -3.2041083 },</text:p>
          </table:table-cell>
        </table:table-row>
        <table:table-row table:style-name="ro1">
          <table:table-cell office:value-type="string">
            <text:p>{ id: </text:p>
          </table:table-cell>
          <table:table-cell office:value-type="float" office:value="1364">
            <text:p>1364</text:p>
          </table:table-cell>
          <table:table-cell office:value-type="string">
            <text:p>, name: '</text:p>
          </table:table-cell>
          <table:table-cell office:value-type="string">
            <text:p>Carberry Place</text:p>
          </table:table-cell>
          <table:table-cell office:value-type="string">
            <text:p>', postcode: '</text:p>
          </table:table-cell>
          <table:table-cell office:value-type="string">
            <text:p>EH12 5HQ</text:p>
          </table:table-cell>
          <table:table-cell office:value-type="string">
            <text:p>', ward_id: </text:p>
          </table:table-cell>
          <table:table-cell office:value-type="float" office:value="15">
            <text:p>15</text:p>
          </table:table-cell>
          <table:table-cell office:value-type="string">
            <text:p>, lattitude: </text:p>
          </table:table-cell>
          <table:table-cell office:value-type="float" office:value="55.9446746">
            <text:p>55.9446746</text:p>
          </table:table-cell>
          <table:table-cell office:value-type="string">
            <text:p>, longitude: </text:p>
          </table:table-cell>
          <table:table-cell office:value-type="float" office:value="-3.2283266">
            <text:p>-3.2283266</text:p>
          </table:table-cell>
          <table:table-cell office:value-type="string">
            <text:p><text:s/>},</text:p>
          </table:table-cell>
          <table:table-cell table:formula="of:=CONCATENATE([.A1364];[.B1364];[.C1364];[.D1364];[.E1364];[.F1364];[.G1364];[.H1364];[.I1364];[.J1364];[.K1364];[.L1364];[.M1364])" office:value-type="string" office:string-value="{ id: 1364, name: 'Carberry Place', postcode: 'EH12 5HQ', ward_id: 15, lattitude: 55.9446746, longitude: -3.2283266 },">
            <text:p>{ id: 1364, name: 'Carberry Place', postcode: 'EH12 5HQ', ward_id: 15, lattitude: 55.9446746, longitude: -3.2283266 },</text:p>
          </table:table-cell>
        </table:table-row>
        <table:table-row table:style-name="ro2" table:number-rows-repeated="104721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2T11:14:50</dc:date>
    <dc:creator>Barney </dc:creator>
    <meta:document-statistic meta:table-count="1" meta:cell-count="19096" meta:object-count="0"/>
    <meta:generator>LibreOffice/3.5$Linux_X86_64 LibreOffice_project/350m1$Build-2</meta:generator>
  </office:meta>
</office:document-meta>
</file>